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ft6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81.149" calcext:value-type="float">
            <text:p>81.149</text:p>
          </table:table-cell>
          <table:table-cell office:value-type="float" office:value="280.03" calcext:value-type="float">
            <text:p>280.03</text:p>
          </table:table-cell>
          <table:table-cell office:value-type="float" office:value="43.4452" calcext:value-type="float">
            <text:p>43.4452</text:p>
          </table:table-cell>
          <table:table-cell office:value-type="float" office:value="86.3965" calcext:value-type="float">
            <text:p>86.3965</text:p>
          </table:table-cell>
          <table:table-cell office:value-type="float" office:value="248.033" calcext:value-type="float">
            <text:p>248.033</text:p>
          </table:table-cell>
          <table:table-cell office:value-type="float" office:value="43.4723" calcext:value-type="float">
            <text:p>43.4723</text:p>
          </table:table-cell>
          <table:table-cell/>
          <table:table-cell table:formula="of:=([.D1]-[.A1])/0.0166667" office:value-type="float" office:value="314.84937030126" calcext:value-type="float">
            <text:p>314.84937030126</text:p>
          </table:table-cell>
          <table:table-cell table:formula="of:=ABS([.E1]-[.B1])/0.0166667" office:value-type="float" office:value="1919.81616036768" calcext:value-type="float">
            <text:p>1919.81616036768</text:p>
          </table:table-cell>
          <table:table-cell table:formula="of:=([.F1]-[.C1])/0.0166667" office:value-type="float" office:value="1.62599674800634" calcext:value-type="float">
            <text:p>1.62599674800634</text:p>
          </table:table-cell>
          <table:table-cell table:formula="of:=DEGREES(ATAN(ABS([.F1]-[.C1])/ABS([.E1]-[.B1])))" office:value-type="float" office:value="0.0485269010699062" calcext:value-type="float">
            <text:p>0.048526901069906</text:p>
          </table:table-cell>
          <table:table-cell table:formula="of:=SQRT(POWER([.H1];2)+POWER([.I1];2)+POWER([.J1];2))" office:value-type="float" office:value="1945.46314780142" calcext:value-type="float">
            <text:p>1945.46314780142</text:p>
          </table:table-cell>
        </table:table-row>
        <table:table-row table:style-name="ro1">
          <table:table-cell office:value-type="float" office:value="79.461" calcext:value-type="float">
            <text:p>79.461</text:p>
          </table:table-cell>
          <table:table-cell office:value-type="float" office:value="284.961" calcext:value-type="float">
            <text:p>284.961</text:p>
          </table:table-cell>
          <table:table-cell office:value-type="float" office:value="44.2098" calcext:value-type="float">
            <text:p>44.2098</text:p>
          </table:table-cell>
          <table:table-cell office:value-type="float" office:value="80.9845" calcext:value-type="float">
            <text:p>80.9845</text:p>
          </table:table-cell>
          <table:table-cell office:value-type="float" office:value="272.114" calcext:value-type="float">
            <text:p>272.114</text:p>
          </table:table-cell>
          <table:table-cell office:value-type="float" office:value="45.1714" calcext:value-type="float">
            <text:p>45.1714</text:p>
          </table:table-cell>
          <table:table-cell/>
          <table:table-cell table:formula="of:=([.D2]-[.A2])/0.0166667" office:value-type="float" office:value="91.4098171803656" calcext:value-type="float">
            <text:p>91.4098171803656</text:p>
          </table:table-cell>
          <table:table-cell table:formula="of:=ABS([.E2]-[.B2])/0.0166667" office:value-type="float" office:value="770.818458363086" calcext:value-type="float">
            <text:p>770.818458363086</text:p>
          </table:table-cell>
          <table:table-cell table:formula="of:=([.F2]-[.C2])/0.0166667" office:value-type="float" office:value="57.6958846082306" calcext:value-type="float">
            <text:p>57.6958846082306</text:p>
          </table:table-cell>
          <table:table-cell table:formula="of:=DEGREES(ATAN(ABS([.F2]-[.C2])/ABS([.E2]-[.B2])))" office:value-type="float" office:value="4.28061603101958" calcext:value-type="float">
            <text:p>4.28061603101958</text:p>
          </table:table-cell>
          <table:table-cell table:formula="of:=SQRT(POWER([.H2];2)+POWER([.I2];2)+POWER([.J2];2))" office:value-type="float" office:value="778.36088386488" calcext:value-type="float">
            <text:p>778.36088386488</text:p>
          </table:table-cell>
        </table:table-row>
        <table:table-row table:style-name="ro1">
          <table:table-cell office:value-type="float" office:value="79.9248" calcext:value-type="float">
            <text:p>79.9248</text:p>
          </table:table-cell>
          <table:table-cell office:value-type="float" office:value="282.334" calcext:value-type="float">
            <text:p>282.334</text:p>
          </table:table-cell>
          <table:table-cell office:value-type="float" office:value="44.606" calcext:value-type="float">
            <text:p>44.606</text:p>
          </table:table-cell>
          <table:table-cell office:value-type="float" office:value="83.0065" calcext:value-type="float">
            <text:p>83.0065</text:p>
          </table:table-cell>
          <table:table-cell office:value-type="float" office:value="263.676" calcext:value-type="float">
            <text:p>263.676</text:p>
          </table:table-cell>
          <table:table-cell office:value-type="float" office:value="45.4925" calcext:value-type="float">
            <text:p>45.4925</text:p>
          </table:table-cell>
          <table:table-cell/>
          <table:table-cell table:formula="of:=([.D3]-[.A3])/0.0166667" office:value-type="float" office:value="184.90163019674" calcext:value-type="float">
            <text:p>184.90163019674</text:p>
          </table:table-cell>
          <table:table-cell table:formula="of:=ABS([.E3]-[.B3])/0.0166667" office:value-type="float" office:value="1119.47776104448" calcext:value-type="float">
            <text:p>1119.47776104448</text:p>
          </table:table-cell>
          <table:table-cell table:formula="of:=([.F3]-[.C3])/0.0166667" office:value-type="float" office:value="53.1898936202127" calcext:value-type="float">
            <text:p>53.1898936202127</text:p>
          </table:table-cell>
          <table:table-cell table:formula="of:=DEGREES(ATAN(ABS([.F3]-[.C3])/ABS([.E3]-[.B3])))" office:value-type="float" office:value="2.72025612353696" calcext:value-type="float">
            <text:p>2.72025612353696</text:p>
          </table:table-cell>
          <table:table-cell table:formula="of:=SQRT(POWER([.H3];2)+POWER([.I3];2)+POWER([.J3];2))" office:value-type="float" office:value="1135.89094331538" calcext:value-type="float">
            <text:p>1135.89094331538</text:p>
          </table:table-cell>
        </table:table-row>
        <table:table-row table:style-name="ro1">
          <table:table-cell office:value-type="float" office:value="80.3409" calcext:value-type="float">
            <text:p>80.3409</text:p>
          </table:table-cell>
          <table:table-cell office:value-type="float" office:value="277.428" calcext:value-type="float">
            <text:p>277.428</text:p>
          </table:table-cell>
          <table:table-cell office:value-type="float" office:value="43.6087" calcext:value-type="float">
            <text:p>43.6087</text:p>
          </table:table-cell>
          <table:table-cell office:value-type="float" office:value="82.0398" calcext:value-type="float">
            <text:p>82.0398</text:p>
          </table:table-cell>
          <table:table-cell office:value-type="float" office:value="263.897" calcext:value-type="float">
            <text:p>263.897</text:p>
          </table:table-cell>
          <table:table-cell office:value-type="float" office:value="44.0141" calcext:value-type="float">
            <text:p>44.0141</text:p>
          </table:table-cell>
          <table:table-cell/>
          <table:table-cell table:formula="of:=([.D4]-[.A4])/0.0166667" office:value-type="float" office:value="101.933796132407" calcext:value-type="float">
            <text:p>101.933796132407</text:p>
          </table:table-cell>
          <table:table-cell table:formula="of:=ABS([.E4]-[.B4])/0.0166667" office:value-type="float" office:value="811.858376283248" calcext:value-type="float">
            <text:p>811.858376283248</text:p>
          </table:table-cell>
          <table:table-cell table:formula="of:=([.F4]-[.C4])/0.0166667" office:value-type="float" office:value="24.3239513520973" calcext:value-type="float">
            <text:p>24.3239513520973</text:p>
          </table:table-cell>
          <table:table-cell table:formula="of:=DEGREES(ATAN(ABS([.F4]-[.C4])/ABS([.E4]-[.B4])))" office:value-type="float" office:value="1.71611578059021" calcext:value-type="float">
            <text:p>1.71611578059021</text:p>
          </table:table-cell>
          <table:table-cell table:formula="of:=SQRT(POWER([.H4];2)+POWER([.I4];2)+POWER([.J4];2))" office:value-type="float" office:value="818.594024254156" calcext:value-type="float">
            <text:p>818.594024254156</text:p>
          </table:table-cell>
        </table:table-row>
        <table:table-row table:style-name="ro1">
          <table:table-cell office:value-type="float" office:value="80.1075" calcext:value-type="float">
            <text:p>80.1075</text:p>
          </table:table-cell>
          <table:table-cell office:value-type="float" office:value="278.457" calcext:value-type="float">
            <text:p>278.457</text:p>
          </table:table-cell>
          <table:table-cell office:value-type="float" office:value="44.6971" calcext:value-type="float">
            <text:p>44.6971</text:p>
          </table:table-cell>
          <table:table-cell office:value-type="float" office:value="81.6228" calcext:value-type="float">
            <text:p>81.6228</text:p>
          </table:table-cell>
          <table:table-cell office:value-type="float" office:value="267.264" calcext:value-type="float">
            <text:p>267.264</text:p>
          </table:table-cell>
          <table:table-cell office:value-type="float" office:value="45.1856" calcext:value-type="float">
            <text:p>45.1856</text:p>
          </table:table-cell>
          <table:table-cell/>
          <table:table-cell table:formula="of:=([.D5]-[.A5])/0.0166667" office:value-type="float" office:value="90.9178181643635" calcext:value-type="float">
            <text:p>90.9178181643635</text:p>
          </table:table-cell>
          <table:table-cell table:formula="of:=ABS([.E5]-[.B5])/0.0166667" office:value-type="float" office:value="671.578656842685" calcext:value-type="float">
            <text:p>671.578656842685</text:p>
          </table:table-cell>
          <table:table-cell table:formula="of:=([.F5]-[.C5])/0.0166667" office:value-type="float" office:value="29.3099413801174" calcext:value-type="float">
            <text:p>29.3099413801174</text:p>
          </table:table-cell>
          <table:table-cell table:formula="of:=DEGREES(ATAN(ABS([.F5]-[.C5])/ABS([.E5]-[.B5])))" office:value-type="float" office:value="2.49899383313609" calcext:value-type="float">
            <text:p>2.49899383313609</text:p>
          </table:table-cell>
          <table:table-cell table:formula="of:=SQRT(POWER([.H5];2)+POWER([.I5];2)+POWER([.J5];2))" office:value-type="float" office:value="678.338421917924" calcext:value-type="float">
            <text:p>678.338421917924</text:p>
          </table:table-cell>
        </table:table-row>
        <table:table-row table:style-name="ro1">
          <table:table-cell office:value-type="float" office:value="80.4637" calcext:value-type="float">
            <text:p>80.4637</text:p>
          </table:table-cell>
          <table:table-cell office:value-type="float" office:value="270.874" calcext:value-type="float">
            <text:p>270.874</text:p>
          </table:table-cell>
          <table:table-cell office:value-type="float" office:value="45.1226" calcext:value-type="float">
            <text:p>45.1226</text:p>
          </table:table-cell>
          <table:table-cell office:value-type="float" office:value="81.7058" calcext:value-type="float">
            <text:p>81.7058</text:p>
          </table:table-cell>
          <table:table-cell office:value-type="float" office:value="260.059" calcext:value-type="float">
            <text:p>260.059</text:p>
          </table:table-cell>
          <table:table-cell office:value-type="float" office:value="45.352" calcext:value-type="float">
            <text:p>45.352</text:p>
          </table:table-cell>
          <table:table-cell/>
          <table:table-cell table:formula="of:=([.D6]-[.A6])/0.0166667" office:value-type="float" office:value="74.5258509482977" calcext:value-type="float">
            <text:p>74.5258509482977</text:p>
          </table:table-cell>
          <table:table-cell table:formula="of:=ABS([.E6]-[.B6])/0.0166667" office:value-type="float" office:value="648.898702202596" calcext:value-type="float">
            <text:p>648.898702202596</text:p>
          </table:table-cell>
          <table:table-cell table:formula="of:=([.F6]-[.C6])/0.0166667" office:value-type="float" office:value="13.763972472055" calcext:value-type="float">
            <text:p>13.763972472055</text:p>
          </table:table-cell>
          <table:table-cell table:formula="of:=DEGREES(ATAN(ABS([.F6]-[.C6])/ABS([.E6]-[.B6])))" office:value-type="float" office:value="1.21513464279942" calcext:value-type="float">
            <text:p>1.21513464279942</text:p>
          </table:table-cell>
          <table:table-cell table:formula="of:=SQRT(POWER([.H6];2)+POWER([.I6];2)+POWER([.J6];2))" office:value-type="float" office:value="653.309325754648" calcext:value-type="float">
            <text:p>653.309325754648</text:p>
          </table:table-cell>
        </table:table-row>
        <table:table-row table:style-name="ro1">
          <table:table-cell office:value-type="float" office:value="79.8823" calcext:value-type="float">
            <text:p>79.8823</text:p>
          </table:table-cell>
          <table:table-cell office:value-type="float" office:value="279.925" calcext:value-type="float">
            <text:p>279.925</text:p>
          </table:table-cell>
          <table:table-cell office:value-type="float" office:value="43.7233" calcext:value-type="float">
            <text:p>43.7233</text:p>
          </table:table-cell>
          <table:table-cell office:value-type="float" office:value="81.4102" calcext:value-type="float">
            <text:p>81.4102</text:p>
          </table:table-cell>
          <table:table-cell office:value-type="float" office:value="268.703" calcext:value-type="float">
            <text:p>268.703</text:p>
          </table:table-cell>
          <table:table-cell office:value-type="float" office:value="43.9845" calcext:value-type="float">
            <text:p>43.9845</text:p>
          </table:table-cell>
          <table:table-cell/>
          <table:table-cell table:formula="of:=([.D7]-[.A7])/0.0166667" office:value-type="float" office:value="91.6738166523669" calcext:value-type="float">
            <text:p>91.6738166523669</text:p>
          </table:table-cell>
          <table:table-cell table:formula="of:=ABS([.E7]-[.B7])/0.0166667" office:value-type="float" office:value="673.318653362696" calcext:value-type="float">
            <text:p>673.318653362696</text:p>
          </table:table-cell>
          <table:table-cell table:formula="of:=([.F7]-[.C7])/0.0166667" office:value-type="float" office:value="15.6719686560624" calcext:value-type="float">
            <text:p>15.6719686560624</text:p>
          </table:table-cell>
          <table:table-cell table:formula="of:=DEGREES(ATAN(ABS([.F7]-[.C7])/ABS([.E7]-[.B7])))" office:value-type="float" office:value="1.33335910672925" calcext:value-type="float">
            <text:p>1.33335910672925</text:p>
          </table:table-cell>
          <table:table-cell table:formula="of:=SQRT(POWER([.H7];2)+POWER([.I7];2)+POWER([.J7];2))" office:value-type="float" office:value="679.711488962282" calcext:value-type="float">
            <text:p>679.711488962282</text:p>
          </table:table-cell>
        </table:table-row>
        <table:table-row table:style-name="ro1">
          <table:table-cell office:value-type="float" office:value="78.44" calcext:value-type="float">
            <text:p>78.44</text:p>
          </table:table-cell>
          <table:table-cell office:value-type="float" office:value="285.02" calcext:value-type="float">
            <text:p>285.02</text:p>
          </table:table-cell>
          <table:table-cell office:value-type="float" office:value="43.7047" calcext:value-type="float">
            <text:p>43.7047</text:p>
          </table:table-cell>
          <table:table-cell office:value-type="float" office:value="79.7673" calcext:value-type="float">
            <text:p>79.7673</text:p>
          </table:table-cell>
          <table:table-cell office:value-type="float" office:value="273.484" calcext:value-type="float">
            <text:p>273.484</text:p>
          </table:table-cell>
          <table:table-cell office:value-type="float" office:value="44.2301" calcext:value-type="float">
            <text:p>44.2301</text:p>
          </table:table-cell>
          <table:table-cell/>
          <table:table-cell table:formula="of:=([.D8]-[.A8])/0.0166667" office:value-type="float" office:value="79.637840724319" calcext:value-type="float">
            <text:p>79.637840724319</text:p>
          </table:table-cell>
          <table:table-cell table:formula="of:=ABS([.E8]-[.B8])/0.0166667" office:value-type="float" office:value="692.158615682769" calcext:value-type="float">
            <text:p>692.158615682769</text:p>
          </table:table-cell>
          <table:table-cell table:formula="of:=([.F8]-[.C8])/0.0166667" office:value-type="float" office:value="31.523936952126" calcext:value-type="float">
            <text:p>31.523936952126</text:p>
          </table:table-cell>
          <table:table-cell table:formula="of:=DEGREES(ATAN(ABS([.F8]-[.C8])/ABS([.E8]-[.B8])))" office:value-type="float" office:value="2.60769886939478" calcext:value-type="float">
            <text:p>2.60769886939478</text:p>
          </table:table-cell>
          <table:table-cell table:formula="of:=SQRT(POWER([.H8];2)+POWER([.I8];2)+POWER([.J8];2))" office:value-type="float" office:value="697.437806216497" calcext:value-type="float">
            <text:p>697.437806216497</text:p>
          </table:table-cell>
        </table:table-row>
        <table:table-row table:style-name="ro1">
          <table:table-cell office:value-type="float" office:value="77.1611" calcext:value-type="float">
            <text:p>77.1611</text:p>
          </table:table-cell>
          <table:table-cell office:value-type="float" office:value="284.872" calcext:value-type="float">
            <text:p>284.872</text:p>
          </table:table-cell>
          <table:table-cell office:value-type="float" office:value="43.9916" calcext:value-type="float">
            <text:p>43.9916</text:p>
          </table:table-cell>
          <table:table-cell office:value-type="float" office:value="78.0191" calcext:value-type="float">
            <text:p>78.0191</text:p>
          </table:table-cell>
          <table:table-cell office:value-type="float" office:value="273.253" calcext:value-type="float">
            <text:p>273.253</text:p>
          </table:table-cell>
          <table:table-cell office:value-type="float" office:value="44.7755" calcext:value-type="float">
            <text:p>44.7755</text:p>
          </table:table-cell>
          <table:table-cell/>
          <table:table-cell table:formula="of:=([.D9]-[.A9])/0.0166667" office:value-type="float" office:value="51.4798970402053" calcext:value-type="float">
            <text:p>51.4798970402053</text:p>
          </table:table-cell>
          <table:table-cell table:formula="of:=ABS([.E9]-[.B9])/0.0166667" office:value-type="float" office:value="697.13860572279" calcext:value-type="float">
            <text:p>697.13860572279</text:p>
          </table:table-cell>
          <table:table-cell table:formula="of:=([.F9]-[.C9])/0.0166667" office:value-type="float" office:value="47.0339059321883" calcext:value-type="float">
            <text:p>47.0339059321883</text:p>
          </table:table-cell>
          <table:table-cell table:formula="of:=DEGREES(ATAN(ABS([.F9]-[.C9])/ABS([.E9]-[.B9])))" office:value-type="float" office:value="3.85972977100638" calcext:value-type="float">
            <text:p>3.85972977100638</text:p>
          </table:table-cell>
          <table:table-cell table:formula="of:=SQRT(POWER([.H9];2)+POWER([.I9];2)+POWER([.J9];2))" office:value-type="float" office:value="700.617301881437" calcext:value-type="float">
            <text:p>700.617301881437</text:p>
          </table:table-cell>
        </table:table-row>
        <table:table-row table:style-name="ro1">
          <table:table-cell office:value-type="float" office:value="77.6894" calcext:value-type="float">
            <text:p>77.6894</text:p>
          </table:table-cell>
          <table:table-cell office:value-type="float" office:value="286.206" calcext:value-type="float">
            <text:p>286.206</text:p>
          </table:table-cell>
          <table:table-cell office:value-type="float" office:value="44.036" calcext:value-type="float">
            <text:p>44.036</text:p>
          </table:table-cell>
          <table:table-cell office:value-type="float" office:value="78.7862" calcext:value-type="float">
            <text:p>78.7862</text:p>
          </table:table-cell>
          <table:table-cell office:value-type="float" office:value="274.503" calcext:value-type="float">
            <text:p>274.503</text:p>
          </table:table-cell>
          <table:table-cell office:value-type="float" office:value="45.069" calcext:value-type="float">
            <text:p>45.069</text:p>
          </table:table-cell>
          <table:table-cell/>
          <table:table-cell table:formula="of:=([.D10]-[.A10])/0.0166667" office:value-type="float" office:value="65.8078683842625" calcext:value-type="float">
            <text:p>65.8078683842625</text:p>
          </table:table-cell>
          <table:table-cell table:formula="of:=ABS([.E10]-[.B10])/0.0166667" office:value-type="float" office:value="702.178595642811" calcext:value-type="float">
            <text:p>702.178595642811</text:p>
          </table:table-cell>
          <table:table-cell table:formula="of:=([.F10]-[.C10])/0.0166667" office:value-type="float" office:value="61.979876040248" calcext:value-type="float">
            <text:p>61.979876040248</text:p>
          </table:table-cell>
          <table:table-cell table:formula="of:=DEGREES(ATAN(ABS([.F10]-[.C10])/ABS([.E10]-[.B10])))" office:value-type="float" office:value="5.04430853369945" calcext:value-type="float">
            <text:p>5.04430853369945</text:p>
          </table:table-cell>
          <table:table-cell table:formula="of:=SQRT(POWER([.H10];2)+POWER([.I10];2)+POWER([.J10];2))" office:value-type="float" office:value="707.973841857278" calcext:value-type="float">
            <text:p>707.973841857278</text:p>
          </table:table-cell>
        </table:table-row>
        <table:table-row table:style-name="ro1">
          <table:table-cell office:value-type="float" office:value="78.7883" calcext:value-type="float">
            <text:p>78.7883</text:p>
          </table:table-cell>
          <table:table-cell office:value-type="float" office:value="274.654" calcext:value-type="float">
            <text:p>274.654</text:p>
          </table:table-cell>
          <table:table-cell office:value-type="float" office:value="44.3037" calcext:value-type="float">
            <text:p>44.3037</text:p>
          </table:table-cell>
          <table:table-cell office:value-type="float" office:value="79.8118" calcext:value-type="float">
            <text:p>79.8118</text:p>
          </table:table-cell>
          <table:table-cell office:value-type="float" office:value="262.351" calcext:value-type="float">
            <text:p>262.351</text:p>
          </table:table-cell>
          <table:table-cell office:value-type="float" office:value="45.0057" calcext:value-type="float">
            <text:p>45.0057</text:p>
          </table:table-cell>
          <table:table-cell/>
          <table:table-cell table:formula="of:=([.D11]-[.A11])/0.0166667" office:value-type="float" office:value="61.4098771802456" calcext:value-type="float">
            <text:p>61.4098771802456</text:p>
          </table:table-cell>
          <table:table-cell table:formula="of:=ABS([.E11]-[.B11])/0.0166667" office:value-type="float" office:value="738.178523642953" calcext:value-type="float">
            <text:p>738.178523642953</text:p>
          </table:table-cell>
          <table:table-cell table:formula="of:=([.F11]-[.C11])/0.0166667" office:value-type="float" office:value="42.1199157601684" calcext:value-type="float">
            <text:p>42.1199157601684</text:p>
          </table:table-cell>
          <table:table-cell table:formula="of:=DEGREES(ATAN(ABS([.F11]-[.C11])/ABS([.E11]-[.B11])))" office:value-type="float" office:value="3.26571337437162" calcext:value-type="float">
            <text:p>3.26571337437162</text:p>
          </table:table-cell>
          <table:table-cell table:formula="of:=SQRT(POWER([.H11];2)+POWER([.I11];2)+POWER([.J11];2))" office:value-type="float" office:value="741.925058942361" calcext:value-type="float">
            <text:p>741.925058942361</text:p>
          </table:table-cell>
        </table:table-row>
        <table:table-row table:style-name="ro1">
          <table:table-cell office:value-type="float" office:value="77.9107" calcext:value-type="float">
            <text:p>77.9107</text:p>
          </table:table-cell>
          <table:table-cell office:value-type="float" office:value="283.688" calcext:value-type="float">
            <text:p>283.688</text:p>
          </table:table-cell>
          <table:table-cell office:value-type="float" office:value="43.6618" calcext:value-type="float">
            <text:p>43.6618</text:p>
          </table:table-cell>
          <table:table-cell office:value-type="float" office:value="78.9775" calcext:value-type="float">
            <text:p>78.9775</text:p>
          </table:table-cell>
          <table:table-cell office:value-type="float" office:value="270.915" calcext:value-type="float">
            <text:p>270.915</text:p>
          </table:table-cell>
          <table:table-cell office:value-type="float" office:value="44.3932" calcext:value-type="float">
            <text:p>44.3932</text:p>
          </table:table-cell>
          <table:table-cell/>
          <table:table-cell table:formula="of:=([.D12]-[.A12])/0.0166667" office:value-type="float" office:value="64.0078719842561" calcext:value-type="float">
            <text:p>64.0078719842561</text:p>
          </table:table-cell>
          <table:table-cell table:formula="of:=ABS([.E12]-[.B12])/0.0166667" office:value-type="float" office:value="766.378467243064" calcext:value-type="float">
            <text:p>766.378467243064</text:p>
          </table:table-cell>
          <table:table-cell table:formula="of:=([.F12]-[.C12])/0.0166667" office:value-type="float" office:value="43.8839122321756" calcext:value-type="float">
            <text:p>43.8839122321756</text:p>
          </table:table-cell>
          <table:table-cell table:formula="of:=DEGREES(ATAN(ABS([.F12]-[.C12])/ABS([.E12]-[.B12])))" office:value-type="float" office:value="3.27725839316283" calcext:value-type="float">
            <text:p>3.27725839316283</text:p>
          </table:table-cell>
          <table:table-cell table:formula="of:=SQRT(POWER([.H12];2)+POWER([.I12];2)+POWER([.J12];2))" office:value-type="float" office:value="770.29783881469" calcext:value-type="float">
            <text:p>770.29783881469</text:p>
          </table:table-cell>
        </table:table-row>
        <table:table-row table:style-name="ro1">
          <table:table-cell office:value-type="float" office:value="78.3446" calcext:value-type="float">
            <text:p>78.3446</text:p>
          </table:table-cell>
          <table:table-cell office:value-type="float" office:value="278.502" calcext:value-type="float">
            <text:p>278.502</text:p>
          </table:table-cell>
          <table:table-cell office:value-type="float" office:value="43.9581" calcext:value-type="float">
            <text:p>43.9581</text:p>
          </table:table-cell>
          <table:table-cell office:value-type="float" office:value="79.4093" calcext:value-type="float">
            <text:p>79.4093</text:p>
          </table:table-cell>
          <table:table-cell office:value-type="float" office:value="267.215" calcext:value-type="float">
            <text:p>267.215</text:p>
          </table:table-cell>
          <table:table-cell office:value-type="float" office:value="44.726" calcext:value-type="float">
            <text:p>44.726</text:p>
          </table:table-cell>
          <table:table-cell/>
          <table:table-cell table:formula="of:=([.D13]-[.A13])/0.0166667" office:value-type="float" office:value="63.8818722362556" calcext:value-type="float">
            <text:p>63.8818722362556</text:p>
          </table:table-cell>
          <table:table-cell table:formula="of:=ABS([.E13]-[.B13])/0.0166667" office:value-type="float" office:value="677.218645562711" calcext:value-type="float">
            <text:p>677.218645562711</text:p>
          </table:table-cell>
          <table:table-cell table:formula="of:=([.F13]-[.C13])/0.0166667" office:value-type="float" office:value="46.0739078521841" calcext:value-type="float">
            <text:p>46.0739078521841</text:p>
          </table:table-cell>
          <table:table-cell table:formula="of:=DEGREES(ATAN(ABS([.F13]-[.C13])/ABS([.E13]-[.B13])))" office:value-type="float" office:value="3.89206471254487" calcext:value-type="float">
            <text:p>3.89206471254487</text:p>
          </table:table-cell>
          <table:table-cell table:formula="of:=SQRT(POWER([.H13];2)+POWER([.I13];2)+POWER([.J13];2))" office:value-type="float" office:value="681.783537849788" calcext:value-type="float">
            <text:p>681.783537849788</text:p>
          </table:table-cell>
        </table:table-row>
        <table:table-row table:style-name="ro1">
          <table:table-cell office:value-type="float" office:value="77.8577" calcext:value-type="float">
            <text:p>77.8577</text:p>
          </table:table-cell>
          <table:table-cell office:value-type="float" office:value="279.782" calcext:value-type="float">
            <text:p>279.782</text:p>
          </table:table-cell>
          <table:table-cell office:value-type="float" office:value="43.7638" calcext:value-type="float">
            <text:p>43.7638</text:p>
          </table:table-cell>
          <table:table-cell office:value-type="float" office:value="78.6716" calcext:value-type="float">
            <text:p>78.6716</text:p>
          </table:table-cell>
          <table:table-cell office:value-type="float" office:value="267.232" calcext:value-type="float">
            <text:p>267.232</text:p>
          </table:table-cell>
          <table:table-cell office:value-type="float" office:value="44.2424" calcext:value-type="float">
            <text:p>44.2424</text:p>
          </table:table-cell>
          <table:table-cell/>
          <table:table-cell table:formula="of:=([.D14]-[.A14])/0.0166667" office:value-type="float" office:value="48.8339023321956" calcext:value-type="float">
            <text:p>48.8339023321956</text:p>
          </table:table-cell>
          <table:table-cell table:formula="of:=ABS([.E14]-[.B14])/0.0166667" office:value-type="float" office:value="752.998494003009" calcext:value-type="float">
            <text:p>752.998494003009</text:p>
          </table:table-cell>
          <table:table-cell table:formula="of:=([.F14]-[.C14])/0.0166667" office:value-type="float" office:value="28.7159425681149" calcext:value-type="float">
            <text:p>28.7159425681149</text:p>
          </table:table-cell>
          <table:table-cell table:formula="of:=DEGREES(ATAN(ABS([.F14]-[.C14])/ABS([.E14]-[.B14])))" office:value-type="float" office:value="2.18394250094606" calcext:value-type="float">
            <text:p>2.18394250094606</text:p>
          </table:table-cell>
          <table:table-cell table:formula="of:=SQRT(POWER([.H14];2)+POWER([.I14];2)+POWER([.J14];2))" office:value-type="float" office:value="755.12653730707" calcext:value-type="float">
            <text:p>755.12653730707</text:p>
          </table:table-cell>
        </table:table-row>
        <table:table-row table:style-name="ro1">
          <table:table-cell office:value-type="float" office:value="78.5564" calcext:value-type="float">
            <text:p>78.5564</text:p>
          </table:table-cell>
          <table:table-cell office:value-type="float" office:value="275.832" calcext:value-type="float">
            <text:p>275.832</text:p>
          </table:table-cell>
          <table:table-cell office:value-type="float" office:value="44.6184" calcext:value-type="float">
            <text:p>44.6184</text:p>
          </table:table-cell>
          <table:table-cell office:value-type="float" office:value="79.3648" calcext:value-type="float">
            <text:p>79.3648</text:p>
          </table:table-cell>
          <table:table-cell office:value-type="float" office:value="264.65" calcext:value-type="float">
            <text:p>264.65</text:p>
          </table:table-cell>
          <table:table-cell office:value-type="float" office:value="45.3723" calcext:value-type="float">
            <text:p>45.3723</text:p>
          </table:table-cell>
          <table:table-cell/>
          <table:table-cell table:formula="of:=([.D15]-[.A15])/0.0166667" office:value-type="float" office:value="48.5039029921944" calcext:value-type="float">
            <text:p>48.5039029921944</text:p>
          </table:table-cell>
          <table:table-cell table:formula="of:=ABS([.E15]-[.B15])/0.0166667" office:value-type="float" office:value="670.918658162685" calcext:value-type="float">
            <text:p>670.918658162685</text:p>
          </table:table-cell>
          <table:table-cell table:formula="of:=([.F15]-[.C15])/0.0166667" office:value-type="float" office:value="45.233909532181" calcext:value-type="float">
            <text:p>45.233909532181</text:p>
          </table:table-cell>
          <table:table-cell table:formula="of:=DEGREES(ATAN(ABS([.F15]-[.C15])/ABS([.E15]-[.B15])))" office:value-type="float" office:value="3.85709327549733" calcext:value-type="float">
            <text:p>3.85709327549733</text:p>
          </table:table-cell>
          <table:table-cell table:formula="of:=SQRT(POWER([.H15];2)+POWER([.I15];2)+POWER([.J15];2))" office:value-type="float" office:value="674.18883189197" calcext:value-type="float">
            <text:p>674.18883189197</text:p>
          </table:table-cell>
        </table:table-row>
        <table:table-row table:style-name="ro1">
          <table:table-cell office:value-type="float" office:value="77.3831" calcext:value-type="float">
            <text:p>77.3831</text:p>
          </table:table-cell>
          <table:table-cell office:value-type="float" office:value="282.133" calcext:value-type="float">
            <text:p>282.133</text:p>
          </table:table-cell>
          <table:table-cell office:value-type="float" office:value="44.6597" calcext:value-type="float">
            <text:p>44.6597</text:p>
          </table:table-cell>
          <table:table-cell office:value-type="float" office:value="78.2305" calcext:value-type="float">
            <text:p>78.2305</text:p>
          </table:table-cell>
          <table:table-cell office:value-type="float" office:value="270.649" calcext:value-type="float">
            <text:p>270.649</text:p>
          </table:table-cell>
          <table:table-cell office:value-type="float" office:value="45.4228" calcext:value-type="float">
            <text:p>45.4228</text:p>
          </table:table-cell>
          <table:table-cell/>
          <table:table-cell table:formula="of:=([.D16]-[.A16])/0.0166667" office:value-type="float" office:value="50.8438983122038" calcext:value-type="float">
            <text:p>50.8438983122038</text:p>
          </table:table-cell>
          <table:table-cell table:formula="of:=ABS([.E16]-[.B16])/0.0166667" office:value-type="float" office:value="689.038621922755" calcext:value-type="float">
            <text:p>689.038621922755</text:p>
          </table:table-cell>
          <table:table-cell table:formula="of:=([.F16]-[.C16])/0.0166667" office:value-type="float" office:value="45.7859084281832" calcext:value-type="float">
            <text:p>45.7859084281832</text:p>
          </table:table-cell>
          <table:table-cell table:formula="of:=DEGREES(ATAN(ABS([.F16]-[.C16])/ABS([.E16]-[.B16])))" office:value-type="float" office:value="3.80165688721799" calcext:value-type="float">
            <text:p>3.80165688721799</text:p>
          </table:table-cell>
          <table:table-cell table:formula="of:=SQRT(POWER([.H16];2)+POWER([.I16];2)+POWER([.J16];2))" office:value-type="float" office:value="692.427378074687" calcext:value-type="float">
            <text:p>692.427378074687</text:p>
          </table:table-cell>
        </table:table-row>
        <table:table-row table:style-name="ro1">
          <table:table-cell office:value-type="float" office:value="77.4003" calcext:value-type="float">
            <text:p>77.4003</text:p>
          </table:table-cell>
          <table:table-cell office:value-type="float" office:value="283.594" calcext:value-type="float">
            <text:p>283.594</text:p>
          </table:table-cell>
          <table:table-cell office:value-type="float" office:value="43.9329" calcext:value-type="float">
            <text:p>43.9329</text:p>
          </table:table-cell>
          <table:table-cell office:value-type="float" office:value="78.4809" calcext:value-type="float">
            <text:p>78.4809</text:p>
          </table:table-cell>
          <table:table-cell office:value-type="float" office:value="270.87" calcext:value-type="float">
            <text:p>270.87</text:p>
          </table:table-cell>
          <table:table-cell office:value-type="float" office:value="44.4047" calcext:value-type="float">
            <text:p>44.4047</text:p>
          </table:table-cell>
          <table:table-cell/>
          <table:table-cell table:formula="of:=([.D17]-[.A17])/0.0166667" office:value-type="float" office:value="64.8358703282596" calcext:value-type="float">
            <text:p>64.8358703282596</text:p>
          </table:table-cell>
          <table:table-cell table:formula="of:=ABS([.E17]-[.B17])/0.0166667" office:value-type="float" office:value="763.438473123053" calcext:value-type="float">
            <text:p>763.438473123053</text:p>
          </table:table-cell>
          <table:table-cell table:formula="of:=([.F17]-[.C17])/0.0166667" office:value-type="float" office:value="28.3079433841129" calcext:value-type="float">
            <text:p>28.3079433841129</text:p>
          </table:table-cell>
          <table:table-cell table:formula="of:=DEGREES(ATAN(ABS([.F17]-[.C17])/ABS([.E17]-[.B17])))" office:value-type="float" office:value="2.12352799618096" calcext:value-type="float">
            <text:p>2.12352799618096</text:p>
          </table:table-cell>
          <table:table-cell table:formula="of:=SQRT(POWER([.H17];2)+POWER([.I17];2)+POWER([.J17];2))" office:value-type="float" office:value="766.709418218089" calcext:value-type="float">
            <text:p>766.709418218089</text:p>
          </table:table-cell>
        </table:table-row>
        <table:table-row table:style-name="ro1">
          <table:table-cell office:value-type="float" office:value="78.0545" calcext:value-type="float">
            <text:p>78.0545</text:p>
          </table:table-cell>
          <table:table-cell office:value-type="float" office:value="275.746" calcext:value-type="float">
            <text:p>275.746</text:p>
          </table:table-cell>
          <table:table-cell office:value-type="float" office:value="44.8841" calcext:value-type="float">
            <text:p>44.8841</text:p>
          </table:table-cell>
          <table:table-cell office:value-type="float" office:value="78.6506" calcext:value-type="float">
            <text:p>78.6506</text:p>
          </table:table-cell>
          <table:table-cell office:value-type="float" office:value="265.879" calcext:value-type="float">
            <text:p>265.879</text:p>
          </table:table-cell>
          <table:table-cell office:value-type="float" office:value="44.9431" calcext:value-type="float">
            <text:p>44.9431</text:p>
          </table:table-cell>
          <table:table-cell/>
          <table:table-cell table:formula="of:=([.D18]-[.A18])/0.0166667" office:value-type="float" office:value="35.7659284681426" calcext:value-type="float">
            <text:p>35.7659284681426</text:p>
          </table:table-cell>
          <table:table-cell table:formula="of:=ABS([.E18]-[.B18])/0.0166667" office:value-type="float" office:value="592.018815962366" calcext:value-type="float">
            <text:p>592.018815962366</text:p>
          </table:table-cell>
          <table:table-cell table:formula="of:=([.F18]-[.C18])/0.0166667" office:value-type="float" office:value="3.53999292001444" calcext:value-type="float">
            <text:p>3.53999292001444</text:p>
          </table:table-cell>
          <table:table-cell table:formula="of:=DEGREES(ATAN(ABS([.F18]-[.C18])/ABS([.E18]-[.B18])))" office:value-type="float" office:value="0.342597618635294" calcext:value-type="float">
            <text:p>0.342597618635294</text:p>
          </table:table-cell>
          <table:table-cell table:formula="of:=SQRT(POWER([.H18];2)+POWER([.I18];2)+POWER([.J18];2))" office:value-type="float" office:value="593.108768812723" calcext:value-type="float">
            <text:p>593.108768812723</text:p>
          </table:table-cell>
        </table:table-row>
        <table:table-row table:style-name="ro1">
          <table:table-cell office:value-type="float" office:value="79.2889" calcext:value-type="float">
            <text:p>79.2889</text:p>
          </table:table-cell>
          <table:table-cell office:value-type="float" office:value="274.696" calcext:value-type="float">
            <text:p>274.696</text:p>
          </table:table-cell>
          <table:table-cell office:value-type="float" office:value="44.2926" calcext:value-type="float">
            <text:p>44.2926</text:p>
          </table:table-cell>
          <table:table-cell office:value-type="float" office:value="80.5443" calcext:value-type="float">
            <text:p>80.5443</text:p>
          </table:table-cell>
          <table:table-cell office:value-type="float" office:value="262.461" calcext:value-type="float">
            <text:p>262.461</text:p>
          </table:table-cell>
          <table:table-cell office:value-type="float" office:value="44.7403" calcext:value-type="float">
            <text:p>44.7403</text:p>
          </table:table-cell>
          <table:table-cell/>
          <table:table-cell table:formula="of:=([.D19]-[.A19])/0.0166667" office:value-type="float" office:value="75.3238493523018" calcext:value-type="float">
            <text:p>75.3238493523018</text:p>
          </table:table-cell>
          <table:table-cell table:formula="of:=ABS([.E19]-[.B19])/0.0166667" office:value-type="float" office:value="734.098531802937" calcext:value-type="float">
            <text:p>734.098531802937</text:p>
          </table:table-cell>
          <table:table-cell table:formula="of:=([.F19]-[.C19])/0.0166667" office:value-type="float" office:value="26.8619462761073" calcext:value-type="float">
            <text:p>26.8619462761073</text:p>
          </table:table-cell>
          <table:table-cell table:formula="of:=DEGREES(ATAN(ABS([.F19]-[.C19])/ABS([.E19]-[.B19])))" office:value-type="float" office:value="2.09561757378893" calcext:value-type="float">
            <text:p>2.09561757378893</text:p>
          </table:table-cell>
          <table:table-cell table:formula="of:=SQRT(POWER([.H19];2)+POWER([.I19];2)+POWER([.J19];2))" office:value-type="float" office:value="738.441535149681" calcext:value-type="float">
            <text:p>738.441535149681</text:p>
          </table:table-cell>
        </table:table-row>
        <table:table-row table:style-name="ro1">
          <table:table-cell office:value-type="float" office:value="76.6643" calcext:value-type="float">
            <text:p>76.6643</text:p>
          </table:table-cell>
          <table:table-cell office:value-type="float" office:value="286.131" calcext:value-type="float">
            <text:p>286.131</text:p>
          </table:table-cell>
          <table:table-cell office:value-type="float" office:value="44.0568" calcext:value-type="float">
            <text:p>44.0568</text:p>
          </table:table-cell>
          <table:table-cell office:value-type="float" office:value="77.5364" calcext:value-type="float">
            <text:p>77.5364</text:p>
          </table:table-cell>
          <table:table-cell office:value-type="float" office:value="274.404" calcext:value-type="float">
            <text:p>274.404</text:p>
          </table:table-cell>
          <table:table-cell office:value-type="float" office:value="45.0956" calcext:value-type="float">
            <text:p>45.0956</text:p>
          </table:table-cell>
          <table:table-cell/>
          <table:table-cell table:formula="of:=([.D20]-[.A20])/0.0166667" office:value-type="float" office:value="52.3258953482095" calcext:value-type="float">
            <text:p>52.3258953482095</text:p>
          </table:table-cell>
          <table:table-cell table:formula="of:=ABS([.E20]-[.B20])/0.0166667" office:value-type="float" office:value="703.618592762813" calcext:value-type="float">
            <text:p>703.618592762813</text:p>
          </table:table-cell>
          <table:table-cell table:formula="of:=([.F20]-[.C20])/0.0166667" office:value-type="float" office:value="62.327875344249" calcext:value-type="float">
            <text:p>62.327875344249</text:p>
          </table:table-cell>
          <table:table-cell table:formula="of:=DEGREES(ATAN(ABS([.F20]-[.C20])/ABS([.E20]-[.B20])))" office:value-type="float" office:value="5.0621563916035" calcext:value-type="float">
            <text:p>5.0621563916035</text:p>
          </table:table-cell>
          <table:table-cell table:formula="of:=SQRT(POWER([.H20];2)+POWER([.I20];2)+POWER([.J20];2))" office:value-type="float" office:value="708.309175043244" calcext:value-type="float">
            <text:p>708.309175043244</text:p>
          </table:table-cell>
        </table:table-row>
        <table:table-row table:style-name="ro1">
          <table:table-cell office:value-type="float" office:value="77.9463" calcext:value-type="float">
            <text:p>77.9463</text:p>
          </table:table-cell>
          <table:table-cell office:value-type="float" office:value="286.287" calcext:value-type="float">
            <text:p>286.287</text:p>
          </table:table-cell>
          <table:table-cell office:value-type="float" office:value="43.768" calcext:value-type="float">
            <text:p>43.768</text:p>
          </table:table-cell>
          <table:table-cell office:value-type="float" office:value="79.4944" calcext:value-type="float">
            <text:p>79.4944</text:p>
          </table:table-cell>
          <table:table-cell office:value-type="float" office:value="272.133" calcext:value-type="float">
            <text:p>272.133</text:p>
          </table:table-cell>
          <table:table-cell office:value-type="float" office:value="44.6899" calcext:value-type="float">
            <text:p>44.6899</text:p>
          </table:table-cell>
          <table:table-cell/>
          <table:table-cell table:formula="of:=([.D21]-[.A21])/0.0166667" office:value-type="float" office:value="92.8858142283719" calcext:value-type="float">
            <text:p>92.8858142283719</text:p>
          </table:table-cell>
          <table:table-cell table:formula="of:=ABS([.E21]-[.B21])/0.0166667" office:value-type="float" office:value="849.238301523397" calcext:value-type="float">
            <text:p>849.238301523397</text:p>
          </table:table-cell>
          <table:table-cell table:formula="of:=([.F21]-[.C21])/0.0166667" office:value-type="float" office:value="55.3138893722213" calcext:value-type="float">
            <text:p>55.3138893722213</text:p>
          </table:table-cell>
          <table:table-cell table:formula="of:=DEGREES(ATAN(ABS([.F21]-[.C21])/ABS([.E21]-[.B21])))" office:value-type="float" office:value="3.72661249049716" calcext:value-type="float">
            <text:p>3.72661249049716</text:p>
          </table:table-cell>
          <table:table-cell table:formula="of:=SQRT(POWER([.H21];2)+POWER([.I21];2)+POWER([.J21];2))" office:value-type="float" office:value="856.091755372456" calcext:value-type="float">
            <text:p>856.091755372456</text:p>
          </table:table-cell>
        </table:table-row>
        <table:table-row table:style-name="ro1">
          <table:table-cell office:value-type="float" office:value="78.6964" calcext:value-type="float">
            <text:p>78.6964</text:p>
          </table:table-cell>
          <table:table-cell office:value-type="float" office:value="285.088" calcext:value-type="float">
            <text:p>285.088</text:p>
          </table:table-cell>
          <table:table-cell office:value-type="float" office:value="43.4389" calcext:value-type="float">
            <text:p>43.4389</text:p>
          </table:table-cell>
          <table:table-cell office:value-type="float" office:value="80.4912" calcext:value-type="float">
            <text:p>80.4912</text:p>
          </table:table-cell>
          <table:table-cell office:value-type="float" office:value="272.255" calcext:value-type="float">
            <text:p>272.255</text:p>
          </table:table-cell>
          <table:table-cell office:value-type="float" office:value="44.4158" calcext:value-type="float">
            <text:p>44.4158</text:p>
          </table:table-cell>
          <table:table-cell/>
          <table:table-cell table:formula="of:=([.D22]-[.A22])/0.0166667" office:value-type="float" office:value="107.687784624431" calcext:value-type="float">
            <text:p>107.687784624431</text:p>
          </table:table-cell>
          <table:table-cell table:formula="of:=ABS([.E22]-[.B22])/0.0166667" office:value-type="float" office:value="769.978460043082" calcext:value-type="float">
            <text:p>769.978460043082</text:p>
          </table:table-cell>
          <table:table-cell table:formula="of:=([.F22]-[.C22])/0.0166667" office:value-type="float" office:value="58.6138827722345" calcext:value-type="float">
            <text:p>58.6138827722345</text:p>
          </table:table-cell>
          <table:table-cell table:formula="of:=DEGREES(ATAN(ABS([.F22]-[.C22])/ABS([.E22]-[.B22])))" office:value-type="float" office:value="4.35319130690421" calcext:value-type="float">
            <text:p>4.35319130690421</text:p>
          </table:table-cell>
          <table:table-cell table:formula="of:=SQRT(POWER([.H22];2)+POWER([.I22];2)+POWER([.J22];2))" office:value-type="float" office:value="779.678828198682" calcext:value-type="float">
            <text:p>779.678828198682</text:p>
          </table:table-cell>
        </table:table-row>
        <table:table-row table:style-name="ro1">
          <table:table-cell office:value-type="float" office:value="79.6261" calcext:value-type="float">
            <text:p>79.6261</text:p>
          </table:table-cell>
          <table:table-cell office:value-type="float" office:value="279.745" calcext:value-type="float">
            <text:p>279.745</text:p>
          </table:table-cell>
          <table:table-cell office:value-type="float" office:value="44.5037" calcext:value-type="float">
            <text:p>44.5037</text:p>
          </table:table-cell>
          <table:table-cell office:value-type="float" office:value="81.651" calcext:value-type="float">
            <text:p>81.651</text:p>
          </table:table-cell>
          <table:table-cell office:value-type="float" office:value="268.521" calcext:value-type="float">
            <text:p>268.521</text:p>
          </table:table-cell>
          <table:table-cell office:value-type="float" office:value="44.9888" calcext:value-type="float">
            <text:p>44.9888</text:p>
          </table:table-cell>
          <table:table-cell/>
          <table:table-cell table:formula="of:=([.D23]-[.A23])/0.0166667" office:value-type="float" office:value="121.493757012486" calcext:value-type="float">
            <text:p>121.493757012486</text:p>
          </table:table-cell>
          <table:table-cell table:formula="of:=ABS([.E23]-[.B23])/0.0166667" office:value-type="float" office:value="673.438653122693" calcext:value-type="float">
            <text:p>673.438653122693</text:p>
          </table:table-cell>
          <table:table-cell table:formula="of:=([.F23]-[.C23])/0.0166667" office:value-type="float" office:value="29.1059417881162" calcext:value-type="float">
            <text:p>29.1059417881162</text:p>
          </table:table-cell>
          <table:table-cell table:formula="of:=DEGREES(ATAN(ABS([.F23]-[.C23])/ABS([.E23]-[.B23])))" office:value-type="float" office:value="2.47477689640652" calcext:value-type="float">
            <text:p>2.47477689640652</text:p>
          </table:table-cell>
          <table:table-cell table:formula="of:=SQRT(POWER([.H23];2)+POWER([.I23];2)+POWER([.J23];2))" office:value-type="float" office:value="684.92883452231" calcext:value-type="float">
            <text:p>684.92883452231</text:p>
          </table:table-cell>
        </table:table-row>
        <table:table-row table:style-name="ro1">
          <table:table-cell office:value-type="float" office:value="79.6042" calcext:value-type="float">
            <text:p>79.6042</text:p>
          </table:table-cell>
          <table:table-cell office:value-type="float" office:value="278.478" calcext:value-type="float">
            <text:p>278.478</text:p>
          </table:table-cell>
          <table:table-cell office:value-type="float" office:value="44.4492" calcext:value-type="float">
            <text:p>44.4492</text:p>
          </table:table-cell>
          <table:table-cell office:value-type="float" office:value="81.3524" calcext:value-type="float">
            <text:p>81.3524</text:p>
          </table:table-cell>
          <table:table-cell office:value-type="float" office:value="266.093" calcext:value-type="float">
            <text:p>266.093</text:p>
          </table:table-cell>
          <table:table-cell office:value-type="float" office:value="44.8851" calcext:value-type="float">
            <text:p>44.8851</text:p>
          </table:table-cell>
          <table:table-cell/>
          <table:table-cell table:formula="of:=([.D24]-[.A24])/0.0166667" office:value-type="float" office:value="104.891790216419" calcext:value-type="float">
            <text:p>104.891790216419</text:p>
          </table:table-cell>
          <table:table-cell table:formula="of:=ABS([.E24]-[.B24])/0.0166667" office:value-type="float" office:value="743.098513802972" calcext:value-type="float">
            <text:p>743.098513802972</text:p>
          </table:table-cell>
          <table:table-cell table:formula="of:=([.F24]-[.C24])/0.0166667" office:value-type="float" office:value="26.1539476921048" calcext:value-type="float">
            <text:p>26.1539476921048</text:p>
          </table:table-cell>
          <table:table-cell table:formula="of:=DEGREES(ATAN(ABS([.F24]-[.C24])/ABS([.E24]-[.B24])))" office:value-type="float" office:value="2.0157388215833" calcext:value-type="float">
            <text:p>2.0157388215833</text:p>
          </table:table-cell>
          <table:table-cell table:formula="of:=SQRT(POWER([.H24];2)+POWER([.I24];2)+POWER([.J24];2))" office:value-type="float" office:value="750.920580255244" calcext:value-type="float">
            <text:p>750.920580255244</text:p>
          </table:table-cell>
        </table:table-row>
        <table:table-row table:style-name="ro1">
          <table:table-cell office:value-type="float" office:value="78.7141" calcext:value-type="float">
            <text:p>78.7141</text:p>
          </table:table-cell>
          <table:table-cell office:value-type="float" office:value="286.223" calcext:value-type="float">
            <text:p>286.223</text:p>
          </table:table-cell>
          <table:table-cell office:value-type="float" office:value="44.2773" calcext:value-type="float">
            <text:p>44.2773</text:p>
          </table:table-cell>
          <table:table-cell office:value-type="float" office:value="81.0382" calcext:value-type="float">
            <text:p>81.0382</text:p>
          </table:table-cell>
          <table:table-cell office:value-type="float" office:value="274.71" calcext:value-type="float">
            <text:p>274.71</text:p>
          </table:table-cell>
          <table:table-cell office:value-type="float" office:value="44.7695" calcext:value-type="float">
            <text:p>44.7695</text:p>
          </table:table-cell>
          <table:table-cell/>
          <table:table-cell table:formula="of:=([.D25]-[.A25])/0.0166667" office:value-type="float" office:value="139.445721108558" calcext:value-type="float">
            <text:p>139.445721108558</text:p>
          </table:table-cell>
          <table:table-cell table:formula="of:=ABS([.E25]-[.B25])/0.0166667" office:value-type="float" office:value="690.778618442765" calcext:value-type="float">
            <text:p>690.778618442765</text:p>
          </table:table-cell>
          <table:table-cell table:formula="of:=([.F25]-[.C25])/0.0166667" office:value-type="float" office:value="29.5319409361184" calcext:value-type="float">
            <text:p>29.5319409361184</text:p>
          </table:table-cell>
          <table:table-cell table:formula="of:=DEGREES(ATAN(ABS([.F25]-[.C25])/ABS([.E25]-[.B25])))" office:value-type="float" office:value="2.44799969277186" calcext:value-type="float">
            <text:p>2.44799969277186</text:p>
          </table:table-cell>
          <table:table-cell table:formula="of:=SQRT(POWER([.H25];2)+POWER([.I25];2)+POWER([.J25];2))" office:value-type="float" office:value="705.33137202923" calcext:value-type="float">
            <text:p>705.33137202923</text:p>
          </table:table-cell>
        </table:table-row>
        <table:table-row table:style-name="ro1">
          <table:table-cell office:value-type="float" office:value="78.2389" calcext:value-type="float">
            <text:p>78.2389</text:p>
          </table:table-cell>
          <table:table-cell office:value-type="float" office:value="288.822" calcext:value-type="float">
            <text:p>288.822</text:p>
          </table:table-cell>
          <table:table-cell office:value-type="float" office:value="44.3959" calcext:value-type="float">
            <text:p>44.3959</text:p>
          </table:table-cell>
          <table:table-cell office:value-type="float" office:value="80.5619" calcext:value-type="float">
            <text:p>80.5619</text:p>
          </table:table-cell>
          <table:table-cell office:value-type="float" office:value="275.924" calcext:value-type="float">
            <text:p>275.924</text:p>
          </table:table-cell>
          <table:table-cell office:value-type="float" office:value="44.834" calcext:value-type="float">
            <text:p>44.834</text:p>
          </table:table-cell>
          <table:table-cell/>
          <table:table-cell table:formula="of:=([.D26]-[.A26])/0.0166667" office:value-type="float" office:value="139.379721240557" calcext:value-type="float">
            <text:p>139.379721240557</text:p>
          </table:table-cell>
          <table:table-cell table:formula="of:=ABS([.E26]-[.B26])/0.0166667" office:value-type="float" office:value="773.878452243097" calcext:value-type="float">
            <text:p>773.878452243097</text:p>
          </table:table-cell>
          <table:table-cell table:formula="of:=([.F26]-[.C26])/0.0166667" office:value-type="float" office:value="26.2859474281055" calcext:value-type="float">
            <text:p>26.2859474281055</text:p>
          </table:table-cell>
          <table:table-cell table:formula="of:=DEGREES(ATAN(ABS([.F26]-[.C26])/ABS([.E26]-[.B26])))" office:value-type="float" office:value="1.94538954632065" calcext:value-type="float">
            <text:p>1.94538954632065</text:p>
          </table:table-cell>
          <table:table-cell table:formula="of:=SQRT(POWER([.H26];2)+POWER([.I26];2)+POWER([.J26];2))" office:value-type="float" office:value="786.76903635785" calcext:value-type="float">
            <text:p>786.76903635785</text:p>
          </table:table-cell>
        </table:table-row>
        <table:table-row table:style-name="ro1">
          <table:table-cell office:value-type="float" office:value="78.7135" calcext:value-type="float">
            <text:p>78.7135</text:p>
          </table:table-cell>
          <table:table-cell office:value-type="float" office:value="286.172" calcext:value-type="float">
            <text:p>286.172</text:p>
          </table:table-cell>
          <table:table-cell office:value-type="float" office:value="44.5383" calcext:value-type="float">
            <text:p>44.5383</text:p>
          </table:table-cell>
          <table:table-cell office:value-type="float" office:value="81.0087" calcext:value-type="float">
            <text:p>81.0087</text:p>
          </table:table-cell>
          <table:table-cell office:value-type="float" office:value="273.321" calcext:value-type="float">
            <text:p>273.321</text:p>
          </table:table-cell>
          <table:table-cell office:value-type="float" office:value="45.4775" calcext:value-type="float">
            <text:p>45.4775</text:p>
          </table:table-cell>
          <table:table-cell/>
          <table:table-cell table:formula="of:=([.D27]-[.A27])/0.0166667" office:value-type="float" office:value="137.711724576551" calcext:value-type="float">
            <text:p>137.711724576551</text:p>
          </table:table-cell>
          <table:table-cell table:formula="of:=ABS([.E27]-[.B27])/0.0166667" office:value-type="float" office:value="771.058457883084" calcext:value-type="float">
            <text:p>771.058457883084</text:p>
          </table:table-cell>
          <table:table-cell table:formula="of:=([.F27]-[.C27])/0.0166667" office:value-type="float" office:value="56.3518872962254" calcext:value-type="float">
            <text:p>56.3518872962254</text:p>
          </table:table-cell>
          <table:table-cell table:formula="of:=DEGREES(ATAN(ABS([.F27]-[.C27])/ABS([.E27]-[.B27])))" office:value-type="float" office:value="4.17996218120442" calcext:value-type="float">
            <text:p>4.17996218120442</text:p>
          </table:table-cell>
          <table:table-cell table:formula="of:=SQRT(POWER([.H27];2)+POWER([.I27];2)+POWER([.J27];2))" office:value-type="float" office:value="785.284152240916" calcext:value-type="float">
            <text:p>785.284152240916</text:p>
          </table:table-cell>
        </table:table-row>
        <table:table-row table:style-name="ro1">
          <table:table-cell office:value-type="float" office:value="79.92" calcext:value-type="float">
            <text:p>79.92</text:p>
          </table:table-cell>
          <table:table-cell office:value-type="float" office:value="282.095" calcext:value-type="float">
            <text:p>282.095</text:p>
          </table:table-cell>
          <table:table-cell office:value-type="float" office:value="45.6455" calcext:value-type="float">
            <text:p>45.6455</text:p>
          </table:table-cell>
          <table:table-cell office:value-type="float" office:value="82.1899" calcext:value-type="float">
            <text:p>82.1899</text:p>
          </table:table-cell>
          <table:table-cell office:value-type="float" office:value="270.687" calcext:value-type="float">
            <text:p>270.687</text:p>
          </table:table-cell>
          <table:table-cell office:value-type="float" office:value="46.6055" calcext:value-type="float">
            <text:p>46.6055</text:p>
          </table:table-cell>
          <table:table-cell/>
          <table:table-cell table:formula="of:=([.D28]-[.A28])/0.0166667" office:value-type="float" office:value="136.193727612544" calcext:value-type="float">
            <text:p>136.193727612544</text:p>
          </table:table-cell>
          <table:table-cell table:formula="of:=ABS([.E28]-[.B28])/0.0166667" office:value-type="float" office:value="684.478631042739" calcext:value-type="float">
            <text:p>684.478631042739</text:p>
          </table:table-cell>
          <table:table-cell table:formula="of:=([.F28]-[.C28])/0.0166667" office:value-type="float" office:value="57.5998848002305" calcext:value-type="float">
            <text:p>57.5998848002305</text:p>
          </table:table-cell>
          <table:table-cell table:formula="of:=DEGREES(ATAN(ABS([.F28]-[.C28])/ABS([.E28]-[.B28])))" office:value-type="float" office:value="4.81019117637472" calcext:value-type="float">
            <text:p>4.81019117637472</text:p>
          </table:table-cell>
          <table:table-cell table:formula="of:=SQRT(POWER([.H28];2)+POWER([.I28];2)+POWER([.J28];2))" office:value-type="float" office:value="700.269572753337" calcext:value-type="float">
            <text:p>700.269572753337</text:p>
          </table:table-cell>
        </table:table-row>
        <table:table-row table:style-name="ro1">
          <table:table-cell office:value-type="float" office:value="79.2481" calcext:value-type="float">
            <text:p>79.2481</text:p>
          </table:table-cell>
          <table:table-cell office:value-type="float" office:value="287.573" calcext:value-type="float">
            <text:p>287.573</text:p>
          </table:table-cell>
          <table:table-cell office:value-type="float" office:value="44.3214" calcext:value-type="float">
            <text:p>44.3214</text:p>
          </table:table-cell>
          <table:table-cell office:value-type="float" office:value="81.5355" calcext:value-type="float">
            <text:p>81.5355</text:p>
          </table:table-cell>
          <table:table-cell office:value-type="float" office:value="274.646" calcext:value-type="float">
            <text:p>274.646</text:p>
          </table:table-cell>
          <table:table-cell office:value-type="float" office:value="45.2693" calcext:value-type="float">
            <text:p>45.2693</text:p>
          </table:table-cell>
          <table:table-cell/>
          <table:table-cell table:formula="of:=([.D29]-[.A29])/0.0166667" office:value-type="float" office:value="137.243725512549" calcext:value-type="float">
            <text:p>137.243725512549</text:p>
          </table:table-cell>
          <table:table-cell table:formula="of:=ABS([.E29]-[.B29])/0.0166667" office:value-type="float" office:value="775.6184487631" calcext:value-type="float">
            <text:p>775.6184487631</text:p>
          </table:table-cell>
          <table:table-cell table:formula="of:=([.F29]-[.C29])/0.0166667" office:value-type="float" office:value="56.8738862522278" calcext:value-type="float">
            <text:p>56.8738862522278</text:p>
          </table:table-cell>
          <table:table-cell table:formula="of:=DEGREES(ATAN(ABS([.F29]-[.C29])/ABS([.E29]-[.B29])))" office:value-type="float" office:value="4.19383010436875" calcext:value-type="float">
            <text:p>4.19383010436875</text:p>
          </table:table-cell>
          <table:table-cell table:formula="of:=SQRT(POWER([.H29];2)+POWER([.I29];2)+POWER([.J29];2))" office:value-type="float" office:value="789.717960535072" calcext:value-type="float">
            <text:p>789.717960535072</text:p>
          </table:table-cell>
        </table:table-row>
        <table:table-row table:style-name="ro1">
          <table:table-cell office:value-type="float" office:value="79.6691" calcext:value-type="float">
            <text:p>79.6691</text:p>
          </table:table-cell>
          <table:table-cell office:value-type="float" office:value="282.236" calcext:value-type="float">
            <text:p>282.236</text:p>
          </table:table-cell>
          <table:table-cell office:value-type="float" office:value="44.8743" calcext:value-type="float">
            <text:p>44.8743</text:p>
          </table:table-cell>
          <table:table-cell office:value-type="float" office:value="81.9492" calcext:value-type="float">
            <text:p>81.9492</text:p>
          </table:table-cell>
          <table:table-cell office:value-type="float" office:value="270.875" calcext:value-type="float">
            <text:p>270.875</text:p>
          </table:table-cell>
          <table:table-cell office:value-type="float" office:value="45.5996" calcext:value-type="float">
            <text:p>45.5996</text:p>
          </table:table-cell>
          <table:table-cell/>
          <table:table-cell table:formula="of:=([.D30]-[.A30])/0.0166667" office:value-type="float" office:value="136.805726388547" calcext:value-type="float">
            <text:p>136.805726388547</text:p>
          </table:table-cell>
          <table:table-cell table:formula="of:=ABS([.E30]-[.B30])/0.0166667" office:value-type="float" office:value="681.658636682726" calcext:value-type="float">
            <text:p>681.658636682726</text:p>
          </table:table-cell>
          <table:table-cell table:formula="of:=([.F30]-[.C30])/0.0166667" office:value-type="float" office:value="43.5179129641743" calcext:value-type="float">
            <text:p>43.5179129641743</text:p>
          </table:table-cell>
          <table:table-cell table:formula="of:=DEGREES(ATAN(ABS([.F30]-[.C30])/ABS([.E30]-[.B30])))" office:value-type="float" office:value="3.6528746666878" calcext:value-type="float">
            <text:p>3.6528746666878</text:p>
          </table:table-cell>
          <table:table-cell table:formula="of:=SQRT(POWER([.H30];2)+POWER([.I30];2)+POWER([.J30];2))" office:value-type="float" office:value="696.611880809973" calcext:value-type="float">
            <text:p>696.611880809973</text:p>
          </table:table-cell>
        </table:table-row>
        <table:table-row table:style-name="ro1">
          <table:table-cell office:value-type="float" office:value="78.4958" calcext:value-type="float">
            <text:p>78.4958</text:p>
          </table:table-cell>
          <table:table-cell office:value-type="float" office:value="288.78" calcext:value-type="float">
            <text:p>288.78</text:p>
          </table:table-cell>
          <table:table-cell office:value-type="float" office:value="44.6543" calcext:value-type="float">
            <text:p>44.6543</text:p>
          </table:table-cell>
          <table:table-cell office:value-type="float" office:value="81.0071" calcext:value-type="float">
            <text:p>81.0071</text:p>
          </table:table-cell>
          <table:table-cell office:value-type="float" office:value="273.264" calcext:value-type="float">
            <text:p>273.264</text:p>
          </table:table-cell>
          <table:table-cell office:value-type="float" office:value="45.7325" calcext:value-type="float">
            <text:p>45.7325</text:p>
          </table:table-cell>
          <table:table-cell/>
          <table:table-cell table:formula="of:=([.D31]-[.A31])/0.0166667" office:value-type="float" office:value="150.677698644602" calcext:value-type="float">
            <text:p>150.677698644602</text:p>
          </table:table-cell>
          <table:table-cell table:formula="of:=ABS([.E31]-[.B31])/0.0166667" office:value-type="float" office:value="930.958138083722" calcext:value-type="float">
            <text:p>930.958138083722</text:p>
          </table:table-cell>
          <table:table-cell table:formula="of:=([.F31]-[.C31])/0.0166667" office:value-type="float" office:value="64.6918706162589" calcext:value-type="float">
            <text:p>64.6918706162589</text:p>
          </table:table-cell>
          <table:table-cell table:formula="of:=DEGREES(ATAN(ABS([.F31]-[.C31])/ABS([.E31]-[.B31])))" office:value-type="float" office:value="3.97506840994386" calcext:value-type="float">
            <text:p>3.97506840994386</text:p>
          </table:table-cell>
          <table:table-cell table:formula="of:=SQRT(POWER([.H31];2)+POWER([.I31];2)+POWER([.J31];2))" office:value-type="float" office:value="945.289300614883" calcext:value-type="float">
            <text:p>945.289300614883</text:p>
          </table:table-cell>
        </table:table-row>
        <table:table-row table:style-name="ro1">
          <table:table-cell office:value-type="float" office:value="80.4328" calcext:value-type="float">
            <text:p>80.4328</text:p>
          </table:table-cell>
          <table:table-cell office:value-type="float" office:value="282.343" calcext:value-type="float">
            <text:p>282.343</text:p>
          </table:table-cell>
          <table:table-cell office:value-type="float" office:value="44.6001" calcext:value-type="float">
            <text:p>44.6001</text:p>
          </table:table-cell>
          <table:table-cell office:value-type="float" office:value="82.9451" calcext:value-type="float">
            <text:p>82.9451</text:p>
          </table:table-cell>
          <table:table-cell office:value-type="float" office:value="271.023" calcext:value-type="float">
            <text:p>271.023</text:p>
          </table:table-cell>
          <table:table-cell office:value-type="float" office:value="45.0772" calcext:value-type="float">
            <text:p>45.0772</text:p>
          </table:table-cell>
          <table:table-cell/>
          <table:table-cell table:formula="of:=([.D32]-[.A32])/0.0166667" office:value-type="float" office:value="150.737698524603" calcext:value-type="float">
            <text:p>150.737698524603</text:p>
          </table:table-cell>
          <table:table-cell table:formula="of:=ABS([.E32]-[.B32])/0.0166667" office:value-type="float" office:value="679.198641602716" calcext:value-type="float">
            <text:p>679.198641602716</text:p>
          </table:table-cell>
          <table:table-cell table:formula="of:=([.F32]-[.C32])/0.0166667" office:value-type="float" office:value="28.6259427481145" calcext:value-type="float">
            <text:p>28.6259427481145</text:p>
          </table:table-cell>
          <table:table-cell table:formula="of:=DEGREES(ATAN(ABS([.F32]-[.C32])/ABS([.E32]-[.B32])))" office:value-type="float" office:value="2.41339644326642" calcext:value-type="float">
            <text:p>2.41339644326642</text:p>
          </table:table-cell>
          <table:table-cell table:formula="of:=SQRT(POWER([.H32];2)+POWER([.I32];2)+POWER([.J32];2))" office:value-type="float" office:value="696.313214803286" calcext:value-type="float">
            <text:p>696.313214803286</text:p>
          </table:table-cell>
        </table:table-row>
        <table:table-row table:style-name="ro1">
          <table:table-cell office:value-type="float" office:value="79.0124" calcext:value-type="float">
            <text:p>79.0124</text:p>
          </table:table-cell>
          <table:table-cell office:value-type="float" office:value="288.918" calcext:value-type="float">
            <text:p>288.918</text:p>
          </table:table-cell>
          <table:table-cell office:value-type="float" office:value="44.12" calcext:value-type="float">
            <text:p>44.12</text:p>
          </table:table-cell>
          <table:table-cell office:value-type="float" office:value="81.8143" calcext:value-type="float">
            <text:p>81.8143</text:p>
          </table:table-cell>
          <table:table-cell office:value-type="float" office:value="275.947" calcext:value-type="float">
            <text:p>275.947</text:p>
          </table:table-cell>
          <table:table-cell office:value-type="float" office:value="45.0671" calcext:value-type="float">
            <text:p>45.0671</text:p>
          </table:table-cell>
          <table:table-cell/>
          <table:table-cell table:formula="of:=([.D33]-[.A33])/0.0166667" office:value-type="float" office:value="168.113663772673" calcext:value-type="float">
            <text:p>168.113663772673</text:p>
          </table:table-cell>
          <table:table-cell table:formula="of:=ABS([.E33]-[.B33])/0.0166667" office:value-type="float" office:value="778.258443483113" calcext:value-type="float">
            <text:p>778.258443483113</text:p>
          </table:table-cell>
          <table:table-cell table:formula="of:=([.F33]-[.C33])/0.0166667" office:value-type="float" office:value="56.8258863482277" calcext:value-type="float">
            <text:p>56.8258863482277</text:p>
          </table:table-cell>
          <table:table-cell table:formula="of:=DEGREES(ATAN(ABS([.F33]-[.C33])/ABS([.E33]-[.B33])))" office:value-type="float" office:value="4.17613934756522" calcext:value-type="float">
            <text:p>4.17613934756522</text:p>
          </table:table-cell>
          <table:table-cell table:formula="of:=SQRT(POWER([.H33];2)+POWER([.I33];2)+POWER([.J33];2))" office:value-type="float" office:value="798.234044725663" calcext:value-type="float">
            <text:p>798.234044725663</text:p>
          </table:table-cell>
        </table:table-row>
        <table:table-row table:style-name="ro1">
          <table:table-cell office:value-type="float" office:value="79.6462" calcext:value-type="float">
            <text:p>79.6462</text:p>
          </table:table-cell>
          <table:table-cell office:value-type="float" office:value="280.913" calcext:value-type="float">
            <text:p>280.913</text:p>
          </table:table-cell>
          <table:table-cell office:value-type="float" office:value="45.0754" calcext:value-type="float">
            <text:p>45.0754</text:p>
          </table:table-cell>
          <table:table-cell office:value-type="float" office:value="81.8624" calcext:value-type="float">
            <text:p>81.8624</text:p>
          </table:table-cell>
          <table:table-cell office:value-type="float" office:value="267.089" calcext:value-type="float">
            <text:p>267.089</text:p>
          </table:table-cell>
          <table:table-cell office:value-type="float" office:value="46.1836" calcext:value-type="float">
            <text:p>46.1836</text:p>
          </table:table-cell>
          <table:table-cell/>
          <table:table-cell table:formula="of:=([.D34]-[.A34])/0.0166667" office:value-type="float" office:value="132.971734056532" calcext:value-type="float">
            <text:p>132.971734056532</text:p>
          </table:table-cell>
          <table:table-cell table:formula="of:=ABS([.E34]-[.B34])/0.0166667" office:value-type="float" office:value="829.438341123319" calcext:value-type="float">
            <text:p>829.438341123319</text:p>
          </table:table-cell>
          <table:table-cell table:formula="of:=([.F34]-[.C34])/0.0166667" office:value-type="float" office:value="66.4918670162658" calcext:value-type="float">
            <text:p>66.4918670162658</text:p>
          </table:table-cell>
          <table:table-cell table:formula="of:=DEGREES(ATAN(ABS([.F34]-[.C34])/ABS([.E34]-[.B34])))" office:value-type="float" office:value="4.58331086718506" calcext:value-type="float">
            <text:p>4.58331086718506</text:p>
          </table:table-cell>
          <table:table-cell table:formula="of:=SQRT(POWER([.H34];2)+POWER([.I34];2)+POWER([.J34];2))" office:value-type="float" office:value="842.656876885671" calcext:value-type="float">
            <text:p>842.656876885671</text:p>
          </table:table-cell>
        </table:table-row>
        <table:table-row table:style-name="ro1">
          <table:table-cell office:value-type="float" office:value="93.4615" calcext:value-type="float">
            <text:p>93.4615</text:p>
          </table:table-cell>
          <table:table-cell office:value-type="float" office:value="272.882" calcext:value-type="float">
            <text:p>272.882</text:p>
          </table:table-cell>
          <table:table-cell office:value-type="float" office:value="43.217" calcext:value-type="float">
            <text:p>43.217</text:p>
          </table:table-cell>
          <table:table-cell office:value-type="float" office:value="94.8979" calcext:value-type="float">
            <text:p>94.8979</text:p>
          </table:table-cell>
          <table:table-cell office:value-type="float" office:value="262.024" calcext:value-type="float">
            <text:p>262.024</text:p>
          </table:table-cell>
          <table:table-cell office:value-type="float" office:value="43.4781" calcext:value-type="float">
            <text:p>43.4781</text:p>
          </table:table-cell>
          <table:table-cell/>
          <table:table-cell table:formula="of:=([.D35]-[.A35])/0.0166667" office:value-type="float" office:value="86.1838276323451" calcext:value-type="float">
            <text:p>86.1838276323451</text:p>
          </table:table-cell>
          <table:table-cell table:formula="of:=ABS([.E35]-[.B35])/0.0166667" office:value-type="float" office:value="651.478697042606" calcext:value-type="float">
            <text:p>651.478697042606</text:p>
          </table:table-cell>
          <table:table-cell table:formula="of:=([.F35]-[.C35])/0.0166667" office:value-type="float" office:value="15.6659686680626" calcext:value-type="float">
            <text:p>15.6659686680626</text:p>
          </table:table-cell>
          <table:table-cell table:formula="of:=DEGREES(ATAN(ABS([.F35]-[.C35])/ABS([.E35]-[.B35])))" office:value-type="float" office:value="1.37751386214746" calcext:value-type="float">
            <text:p>1.37751386214746</text:p>
          </table:table-cell>
          <table:table-cell table:formula="of:=SQRT(POWER([.H35];2)+POWER([.I35];2)+POWER([.J35];2))" office:value-type="float" office:value="657.341286867029" calcext:value-type="float">
            <text:p>657.341286867029</text:p>
          </table:table-cell>
        </table:table-row>
        <table:table-row table:style-name="ro1">
          <table:table-cell office:value-type="float" office:value="101.261" calcext:value-type="float">
            <text:p>101.261</text:p>
          </table:table-cell>
          <table:table-cell office:value-type="float" office:value="270.218" calcext:value-type="float">
            <text:p>270.218</text:p>
          </table:table-cell>
          <table:table-cell office:value-type="float" office:value="43.3286" calcext:value-type="float">
            <text:p>43.3286</text:p>
          </table:table-cell>
          <table:table-cell office:value-type="float" office:value="102.668" calcext:value-type="float">
            <text:p>102.668</text:p>
          </table:table-cell>
          <table:table-cell office:value-type="float" office:value="258.314" calcext:value-type="float">
            <text:p>258.314</text:p>
          </table:table-cell>
          <table:table-cell office:value-type="float" office:value="43.7748" calcext:value-type="float">
            <text:p>43.7748</text:p>
          </table:table-cell>
          <table:table-cell/>
          <table:table-cell table:formula="of:=([.D36]-[.A36])/0.0166667" office:value-type="float" office:value="84.4198311603383" calcext:value-type="float">
            <text:p>84.4198311603383</text:p>
          </table:table-cell>
          <table:table-cell table:formula="of:=ABS([.E36]-[.B36])/0.0166667" office:value-type="float" office:value="714.238571522857" calcext:value-type="float">
            <text:p>714.238571522857</text:p>
          </table:table-cell>
          <table:table-cell table:formula="of:=([.F36]-[.C36])/0.0166667" office:value-type="float" office:value="26.7719464561069" calcext:value-type="float">
            <text:p>26.7719464561069</text:p>
          </table:table-cell>
          <table:table-cell table:formula="of:=DEGREES(ATAN(ABS([.F36]-[.C36])/ABS([.E36]-[.B36])))" office:value-type="float" office:value="2.14662414878806" calcext:value-type="float">
            <text:p>2.14662414878806</text:p>
          </table:table-cell>
          <table:table-cell table:formula="of:=SQRT(POWER([.H36];2)+POWER([.I36];2)+POWER([.J36];2))" office:value-type="float" office:value="719.708400716012" calcext:value-type="float">
            <text:p>719.708400716012</text:p>
          </table:table-cell>
        </table:table-row>
        <table:table-row table:style-name="ro1">
          <table:table-cell office:value-type="float" office:value="102.138" calcext:value-type="float">
            <text:p>102.138</text:p>
          </table:table-cell>
          <table:table-cell office:value-type="float" office:value="272.469" calcext:value-type="float">
            <text:p>272.469</text:p>
          </table:table-cell>
          <table:table-cell office:value-type="float" office:value="43.9502" calcext:value-type="float">
            <text:p>43.9502</text:p>
          </table:table-cell>
          <table:table-cell office:value-type="float" office:value="104.002" calcext:value-type="float">
            <text:p>104.002</text:p>
          </table:table-cell>
          <table:table-cell office:value-type="float" office:value="260.388" calcext:value-type="float">
            <text:p>260.388</text:p>
          </table:table-cell>
          <table:table-cell office:value-type="float" office:value="44.63" calcext:value-type="float">
            <text:p>44.63</text:p>
          </table:table-cell>
          <table:table-cell/>
          <table:table-cell table:formula="of:=([.D37]-[.A37])/0.0166667" office:value-type="float" office:value="111.839776320447" calcext:value-type="float">
            <text:p>111.839776320447</text:p>
          </table:table-cell>
          <table:table-cell table:formula="of:=ABS([.E37]-[.B37])/0.0166667" office:value-type="float" office:value="724.858550282901" calcext:value-type="float">
            <text:p>724.858550282901</text:p>
          </table:table-cell>
          <table:table-cell table:formula="of:=([.F37]-[.C37])/0.0166667" office:value-type="float" office:value="40.7879184241632" calcext:value-type="float">
            <text:p>40.7879184241632</text:p>
          </table:table-cell>
          <table:table-cell table:formula="of:=DEGREES(ATAN(ABS([.F37]-[.C37])/ABS([.E37]-[.B37])))" office:value-type="float" office:value="3.22064726677824" calcext:value-type="float">
            <text:p>3.22064726677824</text:p>
          </table:table-cell>
          <table:table-cell table:formula="of:=SQRT(POWER([.H37];2)+POWER([.I37];2)+POWER([.J37];2))" office:value-type="float" office:value="734.56906263129" calcext:value-type="float">
            <text:p>734.56906263129</text:p>
          </table:table-cell>
        </table:table-row>
        <table:table-row table:style-name="ro1">
          <table:table-cell office:value-type="float" office:value="102.861" calcext:value-type="float">
            <text:p>102.861</text:p>
          </table:table-cell>
          <table:table-cell office:value-type="float" office:value="265.06" calcext:value-type="float">
            <text:p>265.06</text:p>
          </table:table-cell>
          <table:table-cell office:value-type="float" office:value="44.8642" calcext:value-type="float">
            <text:p>44.8642</text:p>
          </table:table-cell>
          <table:table-cell office:value-type="float" office:value="104.519" calcext:value-type="float">
            <text:p>104.519</text:p>
          </table:table-cell>
          <table:table-cell office:value-type="float" office:value="254.481" calcext:value-type="float">
            <text:p>254.481</text:p>
          </table:table-cell>
          <table:table-cell office:value-type="float" office:value="45.5688" calcext:value-type="float">
            <text:p>45.5688</text:p>
          </table:table-cell>
          <table:table-cell/>
          <table:table-cell table:formula="of:=([.D38]-[.A38])/0.0166667" office:value-type="float" office:value="99.479801040398" calcext:value-type="float">
            <text:p>99.479801040398</text:p>
          </table:table-cell>
          <table:table-cell table:formula="of:=ABS([.E38]-[.B38])/0.0166667" office:value-type="float" office:value="634.738730522539" calcext:value-type="float">
            <text:p>634.738730522539</text:p>
          </table:table-cell>
          <table:table-cell table:formula="of:=([.F38]-[.C38])/0.0166667" office:value-type="float" office:value="42.2759154481695" calcext:value-type="float">
            <text:p>42.2759154481695</text:p>
          </table:table-cell>
          <table:table-cell table:formula="of:=DEGREES(ATAN(ABS([.F38]-[.C38])/ABS([.E38]-[.B38])))" office:value-type="float" office:value="3.81048013429503" calcext:value-type="float">
            <text:p>3.81048013429503</text:p>
          </table:table-cell>
          <table:table-cell table:formula="of:=SQRT(POWER([.H38];2)+POWER([.I38];2)+POWER([.J38];2))" office:value-type="float" office:value="643.876338956001" calcext:value-type="float">
            <text:p>643.876338956001</text:p>
          </table:table-cell>
        </table:table-row>
        <table:table-row table:style-name="ro1">
          <table:table-cell office:value-type="float" office:value="104.855" calcext:value-type="float">
            <text:p>104.855</text:p>
          </table:table-cell>
          <table:table-cell office:value-type="float" office:value="265.203" calcext:value-type="float">
            <text:p>265.203</text:p>
          </table:table-cell>
          <table:table-cell office:value-type="float" office:value="43.6115" calcext:value-type="float">
            <text:p>43.6115</text:p>
          </table:table-cell>
          <table:table-cell office:value-type="float" office:value="106.641" calcext:value-type="float">
            <text:p>106.641</text:p>
          </table:table-cell>
          <table:table-cell office:value-type="float" office:value="253.577" calcext:value-type="float">
            <text:p>253.577</text:p>
          </table:table-cell>
          <table:table-cell office:value-type="float" office:value="43.8009" calcext:value-type="float">
            <text:p>43.8009</text:p>
          </table:table-cell>
          <table:table-cell/>
          <table:table-cell table:formula="of:=([.D39]-[.A39])/0.0166667" office:value-type="float" office:value="107.159785680429" calcext:value-type="float">
            <text:p>107.159785680429</text:p>
          </table:table-cell>
          <table:table-cell table:formula="of:=ABS([.E39]-[.B39])/0.0166667" office:value-type="float" office:value="697.558604882789" calcext:value-type="float">
            <text:p>697.558604882789</text:p>
          </table:table-cell>
          <table:table-cell table:formula="of:=([.F39]-[.C39])/0.0166667" office:value-type="float" office:value="11.3639772720454" calcext:value-type="float">
            <text:p>11.3639772720454</text:p>
          </table:table-cell>
          <table:table-cell table:formula="of:=DEGREES(ATAN(ABS([.F39]-[.C39])/ABS([.E39]-[.B39])))" office:value-type="float" office:value="0.933327092015634" calcext:value-type="float">
            <text:p>0.933327092015634</text:p>
          </table:table-cell>
          <table:table-cell table:formula="of:=SQRT(POWER([.H39];2)+POWER([.I39];2)+POWER([.J39];2))" office:value-type="float" office:value="705.833101301248" calcext:value-type="float">
            <text:p>705.833101301248</text:p>
          </table:table-cell>
        </table:table-row>
        <table:table-row table:style-name="ro1">
          <table:table-cell office:value-type="float" office:value="110.896" calcext:value-type="float">
            <text:p>110.896</text:p>
          </table:table-cell>
          <table:table-cell office:value-type="float" office:value="267.1" calcext:value-type="float">
            <text:p>267.1</text:p>
          </table:table-cell>
          <table:table-cell office:value-type="float" office:value="43.5038" calcext:value-type="float">
            <text:p>43.5038</text:p>
          </table:table-cell>
          <table:table-cell office:value-type="float" office:value="111.682" calcext:value-type="float">
            <text:p>111.682</text:p>
          </table:table-cell>
          <table:table-cell office:value-type="float" office:value="256.577" calcext:value-type="float">
            <text:p>256.577</text:p>
          </table:table-cell>
          <table:table-cell office:value-type="float" office:value="43.7469" calcext:value-type="float">
            <text:p>43.7469</text:p>
          </table:table-cell>
          <table:table-cell/>
          <table:table-cell table:formula="of:=([.D40]-[.A40])/0.0166667" office:value-type="float" office:value="47.1599056801887" calcext:value-type="float">
            <text:p>47.1599056801887</text:p>
          </table:table-cell>
          <table:table-cell table:formula="of:=ABS([.E40]-[.B40])/0.0166667" office:value-type="float" office:value="631.378737242527" calcext:value-type="float">
            <text:p>631.378737242527</text:p>
          </table:table-cell>
          <table:table-cell table:formula="of:=([.F40]-[.C40])/0.0166667" office:value-type="float" office:value="14.5859708280582" calcext:value-type="float">
            <text:p>14.5859708280582</text:p>
          </table:table-cell>
          <table:table-cell table:formula="of:=DEGREES(ATAN(ABS([.F40]-[.C40])/ABS([.E40]-[.B40])))" office:value-type="float" office:value="1.3233989290876" calcext:value-type="float">
            <text:p>1.3233989290876</text:p>
          </table:table-cell>
          <table:table-cell table:formula="of:=SQRT(POWER([.H40];2)+POWER([.I40];2)+POWER([.J40];2))" office:value-type="float" office:value="633.305547970906" calcext:value-type="float">
            <text:p>633.305547970906</text:p>
          </table:table-cell>
        </table:table-row>
        <table:table-row table:style-name="ro1">
          <table:table-cell office:value-type="float" office:value="110.719" calcext:value-type="float">
            <text:p>110.719</text:p>
          </table:table-cell>
          <table:table-cell office:value-type="float" office:value="270.771" calcext:value-type="float">
            <text:p>270.771</text:p>
          </table:table-cell>
          <table:table-cell office:value-type="float" office:value="43.165" calcext:value-type="float">
            <text:p>43.165</text:p>
          </table:table-cell>
          <table:table-cell office:value-type="float" office:value="111.658" calcext:value-type="float">
            <text:p>111.658</text:p>
          </table:table-cell>
          <table:table-cell office:value-type="float" office:value="258.926" calcext:value-type="float">
            <text:p>258.926</text:p>
          </table:table-cell>
          <table:table-cell office:value-type="float" office:value="43.3642" calcext:value-type="float">
            <text:p>43.3642</text:p>
          </table:table-cell>
          <table:table-cell/>
          <table:table-cell table:formula="of:=([.D41]-[.A41])/0.0166667" office:value-type="float" office:value="56.3398873202258" calcext:value-type="float">
            <text:p>56.3398873202258</text:p>
          </table:table-cell>
          <table:table-cell table:formula="of:=ABS([.E41]-[.B41])/0.0166667" office:value-type="float" office:value="710.698578602845" calcext:value-type="float">
            <text:p>710.698578602845</text:p>
          </table:table-cell>
          <table:table-cell table:formula="of:=([.F41]-[.C41])/0.0166667" office:value-type="float" office:value="11.9519760960477" calcext:value-type="float">
            <text:p>11.9519760960477</text:p>
          </table:table-cell>
          <table:table-cell table:formula="of:=DEGREES(ATAN(ABS([.F41]-[.C41])/ABS([.E41]-[.B41])))" office:value-type="float" office:value="0.963465048021338" calcext:value-type="float">
            <text:p>0.963465048021338</text:p>
          </table:table-cell>
          <table:table-cell table:formula="of:=SQRT(POWER([.H41];2)+POWER([.I41];2)+POWER([.J41];2))" office:value-type="float" office:value="713.028402143954" calcext:value-type="float">
            <text:p>713.028402143954</text:p>
          </table:table-cell>
        </table:table-row>
        <table:table-row table:style-name="ro1">
          <table:table-cell office:value-type="float" office:value="109.841" calcext:value-type="float">
            <text:p>109.841</text:p>
          </table:table-cell>
          <table:table-cell office:value-type="float" office:value="272.1" calcext:value-type="float">
            <text:p>272.1</text:p>
          </table:table-cell>
          <table:table-cell office:value-type="float" office:value="42.9604" calcext:value-type="float">
            <text:p>42.9604</text:p>
          </table:table-cell>
          <table:table-cell office:value-type="float" office:value="110.419" calcext:value-type="float">
            <text:p>110.419</text:p>
          </table:table-cell>
          <table:table-cell office:value-type="float" office:value="261.368" calcext:value-type="float">
            <text:p>261.368</text:p>
          </table:table-cell>
          <table:table-cell office:value-type="float" office:value="43.2171" calcext:value-type="float">
            <text:p>43.2171</text:p>
          </table:table-cell>
          <table:table-cell/>
          <table:table-cell table:formula="of:=([.D42]-[.A42])/0.0166667" office:value-type="float" office:value="34.6799306401389" calcext:value-type="float">
            <text:p>34.6799306401389</text:p>
          </table:table-cell>
          <table:table-cell table:formula="of:=ABS([.E42]-[.B42])/0.0166667" office:value-type="float" office:value="643.918712162577" calcext:value-type="float">
            <text:p>643.918712162577</text:p>
          </table:table-cell>
          <table:table-cell table:formula="of:=([.F42]-[.C42])/0.0166667" office:value-type="float" office:value="15.4019691960617" calcext:value-type="float">
            <text:p>15.4019691960617</text:p>
          </table:table-cell>
          <table:table-cell table:formula="of:=DEGREES(ATAN(ABS([.F42]-[.C42])/ABS([.E42]-[.B42])))" office:value-type="float" office:value="1.37020337883914" calcext:value-type="float">
            <text:p>1.37020337883914</text:p>
          </table:table-cell>
          <table:table-cell table:formula="of:=SQRT(POWER([.H42];2)+POWER([.I42];2)+POWER([.J42];2))" office:value-type="float" office:value="645.035833204198" calcext:value-type="float">
            <text:p>645.035833204198</text:p>
          </table:table-cell>
        </table:table-row>
        <table:table-row table:style-name="ro1">
          <table:table-cell office:value-type="float" office:value="110.567" calcext:value-type="float">
            <text:p>110.567</text:p>
          </table:table-cell>
          <table:table-cell office:value-type="float" office:value="266.017" calcext:value-type="float">
            <text:p>266.017</text:p>
          </table:table-cell>
          <table:table-cell office:value-type="float" office:value="43.1922" calcext:value-type="float">
            <text:p>43.1922</text:p>
          </table:table-cell>
          <table:table-cell office:value-type="float" office:value="111.016" calcext:value-type="float">
            <text:p>111.016</text:p>
          </table:table-cell>
          <table:table-cell office:value-type="float" office:value="254.413" calcext:value-type="float">
            <text:p>254.413</text:p>
          </table:table-cell>
          <table:table-cell office:value-type="float" office:value="43.6294" calcext:value-type="float">
            <text:p>43.6294</text:p>
          </table:table-cell>
          <table:table-cell/>
          <table:table-cell table:formula="of:=([.D43]-[.A43])/0.0166667" office:value-type="float" office:value="26.9399461201085" calcext:value-type="float">
            <text:p>26.9399461201085</text:p>
          </table:table-cell>
          <table:table-cell table:formula="of:=ABS([.E43]-[.B43])/0.0166667" office:value-type="float" office:value="696.238607522784" calcext:value-type="float">
            <text:p>696.238607522784</text:p>
          </table:table-cell>
          <table:table-cell table:formula="of:=([.F43]-[.C43])/0.0166667" office:value-type="float" office:value="26.2319475361048" calcext:value-type="float">
            <text:p>26.2319475361048</text:p>
          </table:table-cell>
          <table:table-cell table:formula="of:=DEGREES(ATAN(ABS([.F43]-[.C43])/ABS([.E43]-[.B43])))" office:value-type="float" office:value="2.15769320404823" calcext:value-type="float">
            <text:p>2.15769320404823</text:p>
          </table:table-cell>
          <table:table-cell table:formula="of:=SQRT(POWER([.H43];2)+POWER([.I43];2)+POWER([.J43];2))" office:value-type="float" office:value="697.253235470268" calcext:value-type="float">
            <text:p>697.253235470268</text:p>
          </table:table-cell>
        </table:table-row>
        <table:table-row table:style-name="ro1">
          <table:table-cell office:value-type="float" office:value="110.25" calcext:value-type="float">
            <text:p>110.25</text:p>
          </table:table-cell>
          <table:table-cell office:value-type="float" office:value="270.927" calcext:value-type="float">
            <text:p>270.927</text:p>
          </table:table-cell>
          <table:table-cell office:value-type="float" office:value="42.6516" calcext:value-type="float">
            <text:p>42.6516</text:p>
          </table:table-cell>
          <table:table-cell office:value-type="float" office:value="110.962" calcext:value-type="float">
            <text:p>110.962</text:p>
          </table:table-cell>
          <table:table-cell office:value-type="float" office:value="259.097" calcext:value-type="float">
            <text:p>259.097</text:p>
          </table:table-cell>
          <table:table-cell office:value-type="float" office:value="42.861" calcext:value-type="float">
            <text:p>42.861</text:p>
          </table:table-cell>
          <table:table-cell/>
          <table:table-cell table:formula="of:=([.D44]-[.A44])/0.0166667" office:value-type="float" office:value="42.7199145601711" calcext:value-type="float">
            <text:p>42.7199145601711</text:p>
          </table:table-cell>
          <table:table-cell table:formula="of:=ABS([.E44]-[.B44])/0.0166667" office:value-type="float" office:value="709.798580402842" calcext:value-type="float">
            <text:p>709.798580402842</text:p>
          </table:table-cell>
          <table:table-cell table:formula="of:=([.F44]-[.C44])/0.0166667" office:value-type="float" office:value="12.56397487205" calcext:value-type="float">
            <text:p>12.56397487205</text:p>
          </table:table-cell>
          <table:table-cell table:formula="of:=DEGREES(ATAN(ABS([.F44]-[.C44])/ABS([.E44]-[.B44])))" office:value-type="float" office:value="1.01407298683359" calcext:value-type="float">
            <text:p>1.01407298683359</text:p>
          </table:table-cell>
          <table:table-cell table:formula="of:=SQRT(POWER([.H44];2)+POWER([.I44];2)+POWER([.J44];2))" office:value-type="float" office:value="711.193974458799" calcext:value-type="float">
            <text:p>711.193974458799</text:p>
          </table:table-cell>
        </table:table-row>
        <table:table-row table:style-name="ro1">
          <table:table-cell office:value-type="float" office:value="109.064" calcext:value-type="float">
            <text:p>109.064</text:p>
          </table:table-cell>
          <table:table-cell office:value-type="float" office:value="278.182" calcext:value-type="float">
            <text:p>278.182</text:p>
          </table:table-cell>
          <table:table-cell office:value-type="float" office:value="43.4975" calcext:value-type="float">
            <text:p>43.4975</text:p>
          </table:table-cell>
          <table:table-cell office:value-type="float" office:value="110.092" calcext:value-type="float">
            <text:p>110.092</text:p>
          </table:table-cell>
          <table:table-cell office:value-type="float" office:value="263.542" calcext:value-type="float">
            <text:p>263.542</text:p>
          </table:table-cell>
          <table:table-cell office:value-type="float" office:value="44.0781" calcext:value-type="float">
            <text:p>44.0781</text:p>
          </table:table-cell>
          <table:table-cell/>
          <table:table-cell table:formula="of:=([.D45]-[.A45])/0.0166667" office:value-type="float" office:value="61.6798766402471" calcext:value-type="float">
            <text:p>61.6798766402471</text:p>
          </table:table-cell>
          <table:table-cell table:formula="of:=ABS([.E45]-[.B45])/0.0166667" office:value-type="float" office:value="878.398243203516" calcext:value-type="float">
            <text:p>878.398243203516</text:p>
          </table:table-cell>
          <table:table-cell table:formula="of:=([.F45]-[.C45])/0.0166667" office:value-type="float" office:value="34.8359303281392" calcext:value-type="float">
            <text:p>34.8359303281392</text:p>
          </table:table-cell>
          <table:table-cell table:formula="of:=DEGREES(ATAN(ABS([.F45]-[.C45])/ABS([.E45]-[.B45])))" office:value-type="float" office:value="2.2710728053664" calcext:value-type="float">
            <text:p>2.2710728053664</text:p>
          </table:table-cell>
          <table:table-cell table:formula="of:=SQRT(POWER([.H45];2)+POWER([.I45];2)+POWER([.J45];2))" office:value-type="float" office:value="881.249920787064" calcext:value-type="float">
            <text:p>881.249920787064</text:p>
          </table:table-cell>
        </table:table-row>
        <table:table-row table:style-name="ro1">
          <table:table-cell office:value-type="float" office:value="110.122" calcext:value-type="float">
            <text:p>110.122</text:p>
          </table:table-cell>
          <table:table-cell office:value-type="float" office:value="269.605" calcext:value-type="float">
            <text:p>269.605</text:p>
          </table:table-cell>
          <table:table-cell office:value-type="float" office:value="43.3552" calcext:value-type="float">
            <text:p>43.3552</text:p>
          </table:table-cell>
          <table:table-cell office:value-type="float" office:value="111.275" calcext:value-type="float">
            <text:p>111.275</text:p>
          </table:table-cell>
          <table:table-cell office:value-type="float" office:value="254.484" calcext:value-type="float">
            <text:p>254.484</text:p>
          </table:table-cell>
          <table:table-cell office:value-type="float" office:value="43.1398" calcext:value-type="float">
            <text:p>43.1398</text:p>
          </table:table-cell>
          <table:table-cell/>
          <table:table-cell table:formula="of:=([.D46]-[.A46])/0.0166667" office:value-type="float" office:value="69.1798616402771" calcext:value-type="float">
            <text:p>69.1798616402771</text:p>
          </table:table-cell>
          <table:table-cell table:formula="of:=ABS([.E46]-[.B46])/0.0166667" office:value-type="float" office:value="907.25818548363" calcext:value-type="float">
            <text:p>907.25818548363</text:p>
          </table:table-cell>
          <table:table-cell table:formula="of:=([.F46]-[.C46])/0.0166667" office:value-type="float" office:value="-12.9239741520518" calcext:value-type="float">
            <text:p>-12.9239741520518</text:p>
          </table:table-cell>
          <table:table-cell table:formula="of:=DEGREES(ATAN(ABS([.F46]-[.C46])/ABS([.E46]-[.B46])))" office:value-type="float" office:value="0.816128312832402" calcext:value-type="float">
            <text:p>0.816128312832402</text:p>
          </table:table-cell>
          <table:table-cell table:formula="of:=SQRT(POWER([.H46];2)+POWER([.I46];2)+POWER([.J46];2))" office:value-type="float" office:value="909.983679794038" calcext:value-type="float">
            <text:p>909.983679794038</text:p>
          </table:table-cell>
        </table:table-row>
        <table:table-row table:style-name="ro1">
          <table:table-cell office:value-type="float" office:value="112.609" calcext:value-type="float">
            <text:p>112.609</text:p>
          </table:table-cell>
          <table:table-cell office:value-type="float" office:value="264.451" calcext:value-type="float">
            <text:p>264.451</text:p>
          </table:table-cell>
          <table:table-cell office:value-type="float" office:value="44.156" calcext:value-type="float">
            <text:p>44.156</text:p>
          </table:table-cell>
          <table:table-cell office:value-type="float" office:value="113.011" calcext:value-type="float">
            <text:p>113.011</text:p>
          </table:table-cell>
          <table:table-cell office:value-type="float" office:value="250.632" calcext:value-type="float">
            <text:p>250.632</text:p>
          </table:table-cell>
          <table:table-cell office:value-type="float" office:value="45.1766" calcext:value-type="float">
            <text:p>45.1766</text:p>
          </table:table-cell>
          <table:table-cell/>
          <table:table-cell table:formula="of:=([.D47]-[.A47])/0.0166667" office:value-type="float" office:value="24.1199517600965" calcext:value-type="float">
            <text:p>24.1199517600965</text:p>
          </table:table-cell>
          <table:table-cell table:formula="of:=ABS([.E47]-[.B47])/0.0166667" office:value-type="float" office:value="829.138341723318" calcext:value-type="float">
            <text:p>829.138341723318</text:p>
          </table:table-cell>
          <table:table-cell table:formula="of:=([.F47]-[.C47])/0.0166667" office:value-type="float" office:value="61.235877528245" calcext:value-type="float">
            <text:p>61.235877528245</text:p>
          </table:table-cell>
          <table:table-cell table:formula="of:=DEGREES(ATAN(ABS([.F47]-[.C47])/ABS([.E47]-[.B47])))" office:value-type="float" office:value="4.22390181700001" calcext:value-type="float">
            <text:p>4.22390181700001</text:p>
          </table:table-cell>
          <table:table-cell table:formula="of:=SQRT(POWER([.H47];2)+POWER([.I47];2)+POWER([.J47];2))" office:value-type="float" office:value="831.74635225245" calcext:value-type="float">
            <text:p>831.74635225245</text:p>
          </table:table-cell>
        </table:table-row>
        <table:table-row table:style-name="ro1">
          <table:table-cell office:value-type="float" office:value="128.845" calcext:value-type="float">
            <text:p>128.845</text:p>
          </table:table-cell>
          <table:table-cell office:value-type="float" office:value="269.173" calcext:value-type="float">
            <text:p>269.173</text:p>
          </table:table-cell>
          <table:table-cell office:value-type="float" office:value="43.5295" calcext:value-type="float">
            <text:p>43.5295</text:p>
          </table:table-cell>
          <table:table-cell office:value-type="float" office:value="129.94" calcext:value-type="float">
            <text:p>129.94</text:p>
          </table:table-cell>
          <table:table-cell office:value-type="float" office:value="258.493" calcext:value-type="float">
            <text:p>258.493</text:p>
          </table:table-cell>
          <table:table-cell office:value-type="float" office:value="43.7799" calcext:value-type="float">
            <text:p>43.7799</text:p>
          </table:table-cell>
          <table:table-cell/>
          <table:table-cell table:formula="of:=([.D48]-[.A48])/0.0166667" office:value-type="float" office:value="65.6998686002627" calcext:value-type="float">
            <text:p>65.6998686002627</text:p>
          </table:table-cell>
          <table:table-cell table:formula="of:=ABS([.E48]-[.B48])/0.0166667" office:value-type="float" office:value="640.798718402564" calcext:value-type="float">
            <text:p>640.798718402564</text:p>
          </table:table-cell>
          <table:table-cell table:formula="of:=([.F48]-[.C48])/0.0166667" office:value-type="float" office:value="15.02396995206" calcext:value-type="float">
            <text:p>15.02396995206</text:p>
          </table:table-cell>
          <table:table-cell table:formula="of:=DEGREES(ATAN(ABS([.F48]-[.C48])/ABS([.E48]-[.B48])))" office:value-type="float" office:value="1.34309318639967" calcext:value-type="float">
            <text:p>1.34309318639967</text:p>
          </table:table-cell>
          <table:table-cell table:formula="of:=SQRT(POWER([.H48];2)+POWER([.I48];2)+POWER([.J48];2))" office:value-type="float" office:value="644.333135818406" calcext:value-type="float">
            <text:p>644.333135818406</text:p>
          </table:table-cell>
        </table:table-row>
        <table:table-row table:style-name="ro1">
          <table:table-cell office:value-type="float" office:value="129.834" calcext:value-type="float">
            <text:p>129.834</text:p>
          </table:table-cell>
          <table:table-cell office:value-type="float" office:value="265.372" calcext:value-type="float">
            <text:p>265.372</text:p>
          </table:table-cell>
          <table:table-cell office:value-type="float" office:value="43.8826" calcext:value-type="float">
            <text:p>43.8826</text:p>
          </table:table-cell>
          <table:table-cell office:value-type="float" office:value="130.588" calcext:value-type="float">
            <text:p>130.588</text:p>
          </table:table-cell>
          <table:table-cell office:value-type="float" office:value="252.631" calcext:value-type="float">
            <text:p>252.631</text:p>
          </table:table-cell>
          <table:table-cell office:value-type="float" office:value="44.4883" calcext:value-type="float">
            <text:p>44.4883</text:p>
          </table:table-cell>
          <table:table-cell/>
          <table:table-cell table:formula="of:=([.D49]-[.A49])/0.0166667" office:value-type="float" office:value="45.2399095201804" calcext:value-type="float">
            <text:p>45.2399095201804</text:p>
          </table:table-cell>
          <table:table-cell table:formula="of:=ABS([.E49]-[.B49])/0.0166667" office:value-type="float" office:value="764.458471083059" calcext:value-type="float">
            <text:p>764.458471083059</text:p>
          </table:table-cell>
          <table:table-cell table:formula="of:=([.F49]-[.C49])/0.0166667" office:value-type="float" office:value="36.3419273161457" calcext:value-type="float">
            <text:p>36.3419273161457</text:p>
          </table:table-cell>
          <table:table-cell table:formula="of:=DEGREES(ATAN(ABS([.F49]-[.C49])/ABS([.E49]-[.B49])))" office:value-type="float" office:value="2.72176009291425" calcext:value-type="float">
            <text:p>2.72176009291425</text:p>
          </table:table-cell>
          <table:table-cell table:formula="of:=SQRT(POWER([.H49];2)+POWER([.I49];2)+POWER([.J49];2))" office:value-type="float" office:value="766.657771828535" calcext:value-type="float">
            <text:p>766.657771828535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272.57" calcext:value-type="float">
            <text:p>272.57</text:p>
          </table:table-cell>
          <table:table-cell office:value-type="float" office:value="43.7263" calcext:value-type="float">
            <text:p>43.7263</text:p>
          </table:table-cell>
          <table:table-cell office:value-type="float" office:value="130.397" calcext:value-type="float">
            <text:p>130.397</text:p>
          </table:table-cell>
          <table:table-cell office:value-type="float" office:value="260.484" calcext:value-type="float">
            <text:p>260.484</text:p>
          </table:table-cell>
          <table:table-cell office:value-type="float" office:value="44.6569" calcext:value-type="float">
            <text:p>44.6569</text:p>
          </table:table-cell>
          <table:table-cell/>
          <table:table-cell table:formula="of:=([.D50]-[.A50])/0.0166667" office:value-type="float" office:value="53.8198923602148" calcext:value-type="float">
            <text:p>53.8198923602148</text:p>
          </table:table-cell>
          <table:table-cell table:formula="of:=ABS([.E50]-[.B50])/0.0166667" office:value-type="float" office:value="725.158549682901" calcext:value-type="float">
            <text:p>725.158549682901</text:p>
          </table:table-cell>
          <table:table-cell table:formula="of:=([.F50]-[.C50])/0.0166667" office:value-type="float" office:value="55.8358883282232" calcext:value-type="float">
            <text:p>55.8358883282232</text:p>
          </table:table-cell>
          <table:table-cell table:formula="of:=DEGREES(ATAN(ABS([.F50]-[.C50])/ABS([.E50]-[.B50])))" office:value-type="float" office:value="4.4029830910653" calcext:value-type="float">
            <text:p>4.4029830910653</text:p>
          </table:table-cell>
          <table:table-cell table:formula="of:=SQRT(POWER([.H50];2)+POWER([.I50];2)+POWER([.J50];2))" office:value-type="float" office:value="729.293596171854" calcext:value-type="float">
            <text:p>729.293596171854</text:p>
          </table:table-cell>
        </table:table-row>
        <table:table-row table:style-name="ro1">
          <table:table-cell office:value-type="float" office:value="128.757" calcext:value-type="float">
            <text:p>128.757</text:p>
          </table:table-cell>
          <table:table-cell office:value-type="float" office:value="272.669" calcext:value-type="float">
            <text:p>272.669</text:p>
          </table:table-cell>
          <table:table-cell office:value-type="float" office:value="43.9627" calcext:value-type="float">
            <text:p>43.9627</text:p>
          </table:table-cell>
          <table:table-cell office:value-type="float" office:value="129.519" calcext:value-type="float">
            <text:p>129.519</text:p>
          </table:table-cell>
          <table:table-cell office:value-type="float" office:value="259.427" calcext:value-type="float">
            <text:p>259.427</text:p>
          </table:table-cell>
          <table:table-cell office:value-type="float" office:value="45.0709" calcext:value-type="float">
            <text:p>45.0709</text:p>
          </table:table-cell>
          <table:table-cell/>
          <table:table-cell table:formula="of:=([.D51]-[.A51])/0.0166667" office:value-type="float" office:value="45.7199085601829" calcext:value-type="float">
            <text:p>45.7199085601829</text:p>
          </table:table-cell>
          <table:table-cell table:formula="of:=ABS([.E51]-[.B51])/0.0166667" office:value-type="float" office:value="794.518410963176" calcext:value-type="float">
            <text:p>794.518410963176</text:p>
          </table:table-cell>
          <table:table-cell table:formula="of:=([.F51]-[.C51])/0.0166667" office:value-type="float" office:value="66.4918670162662" calcext:value-type="float">
            <text:p>66.4918670162662</text:p>
          </table:table-cell>
          <table:table-cell table:formula="of:=DEGREES(ATAN(ABS([.F51]-[.C51])/ABS([.E51]-[.B51])))" office:value-type="float" office:value="4.78383691228253" calcext:value-type="float">
            <text:p>4.78383691228253</text:p>
          </table:table-cell>
          <table:table-cell table:formula="of:=SQRT(POWER([.H51];2)+POWER([.I51];2)+POWER([.J51];2))" office:value-type="float" office:value="798.605649728018" calcext:value-type="float">
            <text:p>798.605649728018</text:p>
          </table:table-cell>
        </table:table-row>
        <table:table-row table:style-name="ro1">
          <table:table-cell office:value-type="float" office:value="129.805" calcext:value-type="float">
            <text:p>129.805</text:p>
          </table:table-cell>
          <table:table-cell office:value-type="float" office:value="268.968" calcext:value-type="float">
            <text:p>268.968</text:p>
          </table:table-cell>
          <table:table-cell office:value-type="float" office:value="43.5554" calcext:value-type="float">
            <text:p>43.5554</text:p>
          </table:table-cell>
          <table:table-cell office:value-type="float" office:value="130.722" calcext:value-type="float">
            <text:p>130.722</text:p>
          </table:table-cell>
          <table:table-cell office:value-type="float" office:value="257.161" calcext:value-type="float">
            <text:p>257.161</text:p>
          </table:table-cell>
          <table:table-cell office:value-type="float" office:value="43.9901" calcext:value-type="float">
            <text:p>43.9901</text:p>
          </table:table-cell>
          <table:table-cell/>
          <table:table-cell table:formula="of:=([.D52]-[.A52])/0.0166667" office:value-type="float" office:value="55.0198899602202" calcext:value-type="float">
            <text:p>55.0198899602202</text:p>
          </table:table-cell>
          <table:table-cell table:formula="of:=ABS([.E52]-[.B52])/0.0166667" office:value-type="float" office:value="708.418583162835" calcext:value-type="float">
            <text:p>708.418583162835</text:p>
          </table:table-cell>
          <table:table-cell table:formula="of:=([.F52]-[.C52])/0.0166667" office:value-type="float" office:value="26.0819478361043" calcext:value-type="float">
            <text:p>26.0819478361043</text:p>
          </table:table-cell>
          <table:table-cell table:formula="of:=DEGREES(ATAN(ABS([.F52]-[.C52])/ABS([.E52]-[.B52])))" office:value-type="float" office:value="2.10851451731068" calcext:value-type="float">
            <text:p>2.10851451731068</text:p>
          </table:table-cell>
          <table:table-cell table:formula="of:=SQRT(POWER([.H52];2)+POWER([.I52];2)+POWER([.J52];2))" office:value-type="float" office:value="711.030481248588" calcext:value-type="float">
            <text:p>711.030481248588</text:p>
          </table:table-cell>
        </table:table-row>
        <table:table-row table:style-name="ro1">
          <table:table-cell office:value-type="float" office:value="129.138" calcext:value-type="float">
            <text:p>129.138</text:p>
          </table:table-cell>
          <table:table-cell office:value-type="float" office:value="271.527" calcext:value-type="float">
            <text:p>271.527</text:p>
          </table:table-cell>
          <table:table-cell office:value-type="float" office:value="43.4003" calcext:value-type="float">
            <text:p>43.4003</text:p>
          </table:table-cell>
          <table:table-cell office:value-type="float" office:value="129.857" calcext:value-type="float">
            <text:p>129.857</text:p>
          </table:table-cell>
          <table:table-cell office:value-type="float" office:value="259.675" calcext:value-type="float">
            <text:p>259.675</text:p>
          </table:table-cell>
          <table:table-cell office:value-type="float" office:value="43.589" calcext:value-type="float">
            <text:p>43.589</text:p>
          </table:table-cell>
          <table:table-cell/>
          <table:table-cell table:formula="of:=([.D53]-[.A53])/0.0166667" office:value-type="float" office:value="43.1399137201722" calcext:value-type="float">
            <text:p>43.1399137201722</text:p>
          </table:table-cell>
          <table:table-cell table:formula="of:=ABS([.E53]-[.B53])/0.0166667" office:value-type="float" office:value="711.118577762843" calcext:value-type="float">
            <text:p>711.118577762843</text:p>
          </table:table-cell>
          <table:table-cell table:formula="of:=([.F53]-[.C53])/0.0166667" office:value-type="float" office:value="11.3219773560451" calcext:value-type="float">
            <text:p>11.3219773560451</text:p>
          </table:table-cell>
          <table:table-cell table:formula="of:=DEGREES(ATAN(ABS([.F53]-[.C53])/ABS([.E53]-[.B53])))" office:value-type="float" office:value="0.912149863309626" calcext:value-type="float">
            <text:p>0.912149863309626</text:p>
          </table:table-cell>
          <table:table-cell table:formula="of:=SQRT(POWER([.H53];2)+POWER([.I53];2)+POWER([.J53];2))" office:value-type="float" office:value="712.51587418561" calcext:value-type="float">
            <text:p>712.51587418561</text:p>
          </table:table-cell>
        </table:table-row>
        <table:table-row table:style-name="ro1">
          <table:table-cell office:value-type="float" office:value="129.034" calcext:value-type="float">
            <text:p>129.034</text:p>
          </table:table-cell>
          <table:table-cell office:value-type="float" office:value="274.999" calcext:value-type="float">
            <text:p>274.999</text:p>
          </table:table-cell>
          <table:table-cell office:value-type="float" office:value="44.0916" calcext:value-type="float">
            <text:p>44.0916</text:p>
          </table:table-cell>
          <table:table-cell office:value-type="float" office:value="129.809" calcext:value-type="float">
            <text:p>129.809</text:p>
          </table:table-cell>
          <table:table-cell office:value-type="float" office:value="261.676" calcext:value-type="float">
            <text:p>261.676</text:p>
          </table:table-cell>
          <table:table-cell office:value-type="float" office:value="44.953" calcext:value-type="float">
            <text:p>44.953</text:p>
          </table:table-cell>
          <table:table-cell/>
          <table:table-cell table:formula="of:=([.D54]-[.A54])/0.0166667" office:value-type="float" office:value="46.4999070001863" calcext:value-type="float">
            <text:p>46.4999070001863</text:p>
          </table:table-cell>
          <table:table-cell table:formula="of:=ABS([.E54]-[.B54])/0.0166667" office:value-type="float" office:value="799.3784012432" calcext:value-type="float">
            <text:p>799.3784012432</text:p>
          </table:table-cell>
          <table:table-cell table:formula="of:=([.F54]-[.C54])/0.0166667" office:value-type="float" office:value="51.6838966322069" calcext:value-type="float">
            <text:p>51.6838966322069</text:p>
          </table:table-cell>
          <table:table-cell table:formula="of:=DEGREES(ATAN(ABS([.F54]-[.C54])/ABS([.E54]-[.B54])))" office:value-type="float" office:value="3.69931580037873" calcext:value-type="float">
            <text:p>3.69931580037873</text:p>
          </table:table-cell>
          <table:table-cell table:formula="of:=SQRT(POWER([.H54];2)+POWER([.I54];2)+POWER([.J54];2))" office:value-type="float" office:value="802.395971385854" calcext:value-type="float">
            <text:p>802.395971385854</text:p>
          </table:table-cell>
        </table:table-row>
        <table:table-row table:style-name="ro1">
          <table:table-cell office:value-type="float" office:value="129.658" calcext:value-type="float">
            <text:p>129.658</text:p>
          </table:table-cell>
          <table:table-cell office:value-type="float" office:value="273.786" calcext:value-type="float">
            <text:p>273.786</text:p>
          </table:table-cell>
          <table:table-cell office:value-type="float" office:value="43.5344" calcext:value-type="float">
            <text:p>43.5344</text:p>
          </table:table-cell>
          <table:table-cell office:value-type="float" office:value="129.96" calcext:value-type="float">
            <text:p>129.96</text:p>
          </table:table-cell>
          <table:table-cell office:value-type="float" office:value="260.677" calcext:value-type="float">
            <text:p>260.677</text:p>
          </table:table-cell>
          <table:table-cell office:value-type="float" office:value="44.1482" calcext:value-type="float">
            <text:p>44.1482</text:p>
          </table:table-cell>
          <table:table-cell/>
          <table:table-cell table:formula="of:=([.D55]-[.A55])/0.0166667" office:value-type="float" office:value="18.1199637600737" calcext:value-type="float">
            <text:p>18.1199637600737</text:p>
          </table:table-cell>
          <table:table-cell table:formula="of:=ABS([.E55]-[.B55])/0.0166667" office:value-type="float" office:value="786.538426923145" calcext:value-type="float">
            <text:p>786.538426923145</text:p>
          </table:table-cell>
          <table:table-cell table:formula="of:=([.F55]-[.C55])/0.0166667" office:value-type="float" office:value="36.8279263441476" calcext:value-type="float">
            <text:p>36.8279263441476</text:p>
          </table:table-cell>
          <table:table-cell table:formula="of:=DEGREES(ATAN(ABS([.F55]-[.C55])/ABS([.E55]-[.B55])))" office:value-type="float" office:value="2.68079049818536" calcext:value-type="float">
            <text:p>2.68079049818536</text:p>
          </table:table-cell>
          <table:table-cell table:formula="of:=SQRT(POWER([.H55];2)+POWER([.I55];2)+POWER([.J55];2))" office:value-type="float" office:value="787.608612365439" calcext:value-type="float">
            <text:p>787.608612365439</text:p>
          </table:table-cell>
        </table:table-row>
        <table:table-row table:style-name="ro1">
          <table:table-cell office:value-type="float" office:value="128.931" calcext:value-type="float">
            <text:p>128.931</text:p>
          </table:table-cell>
          <table:table-cell office:value-type="float" office:value="267.931" calcext:value-type="float">
            <text:p>267.931</text:p>
          </table:table-cell>
          <table:table-cell office:value-type="float" office:value="43.726" calcext:value-type="float">
            <text:p>43.726</text:p>
          </table:table-cell>
          <table:table-cell office:value-type="float" office:value="128.848" calcext:value-type="float">
            <text:p>128.848</text:p>
          </table:table-cell>
          <table:table-cell office:value-type="float" office:value="257.535" calcext:value-type="float">
            <text:p>257.535</text:p>
          </table:table-cell>
          <table:table-cell office:value-type="float" office:value="43.9426" calcext:value-type="float">
            <text:p>43.9426</text:p>
          </table:table-cell>
          <table:table-cell/>
          <table:table-cell table:formula="of:=([.D56]-[.A56])/0.0166667" office:value-type="float" office:value="-4.97999004001983" calcext:value-type="float">
            <text:p>-4.97999004001983</text:p>
          </table:table-cell>
          <table:table-cell table:formula="of:=ABS([.E56]-[.B56])/0.0166667" office:value-type="float" office:value="623.758752482493" calcext:value-type="float">
            <text:p>623.758752482493</text:p>
          </table:table-cell>
          <table:table-cell table:formula="of:=([.F56]-[.C56])/0.0166667" office:value-type="float" office:value="12.995974008052" calcext:value-type="float">
            <text:p>12.995974008052</text:p>
          </table:table-cell>
          <table:table-cell table:formula="of:=DEGREES(ATAN(ABS([.F56]-[.C56])/ABS([.E56]-[.B56])))" office:value-type="float" office:value="1.19358123961695" calcext:value-type="float">
            <text:p>1.19358123961695</text:p>
          </table:table-cell>
          <table:table-cell table:formula="of:=SQRT(POWER([.H56];2)+POWER([.I56];2)+POWER([.J56];2))" office:value-type="float" office:value="623.913998031565" calcext:value-type="float">
            <text:p>623.913998031565</text:p>
          </table:table-cell>
        </table:table-row>
        <table:table-row table:style-name="ro1">
          <table:table-cell office:value-type="float" office:value="129.313" calcext:value-type="float">
            <text:p>129.313</text:p>
          </table:table-cell>
          <table:table-cell office:value-type="float" office:value="275.061" calcext:value-type="float">
            <text:p>275.061</text:p>
          </table:table-cell>
          <table:table-cell office:value-type="float" office:value="43.5846" calcext:value-type="float">
            <text:p>43.5846</text:p>
          </table:table-cell>
          <table:table-cell office:value-type="float" office:value="129.541" calcext:value-type="float">
            <text:p>129.541</text:p>
          </table:table-cell>
          <table:table-cell office:value-type="float" office:value="263.086" calcext:value-type="float">
            <text:p>263.086</text:p>
          </table:table-cell>
          <table:table-cell office:value-type="float" office:value="44.0069" calcext:value-type="float">
            <text:p>44.0069</text:p>
          </table:table-cell>
          <table:table-cell/>
          <table:table-cell table:formula="of:=([.D57]-[.A57])/0.0166667" office:value-type="float" office:value="13.6799726400552" calcext:value-type="float">
            <text:p>13.6799726400552</text:p>
          </table:table-cell>
          <table:table-cell table:formula="of:=ABS([.E57]-[.B57])/0.0166667" office:value-type="float" office:value="718.498563002872" calcext:value-type="float">
            <text:p>718.498563002872</text:p>
          </table:table-cell>
          <table:table-cell table:formula="of:=([.F57]-[.C57])/0.0166667" office:value-type="float" office:value="25.3379493241013" calcext:value-type="float">
            <text:p>25.3379493241013</text:p>
          </table:table-cell>
          <table:table-cell table:formula="of:=DEGREES(ATAN(ABS([.F57]-[.C57])/ABS([.E57]-[.B57])))" office:value-type="float" office:value="2.01970646130108" calcext:value-type="float">
            <text:p>2.01970646130108</text:p>
          </table:table-cell>
          <table:table-cell table:formula="of:=SQRT(POWER([.H57];2)+POWER([.I57];2)+POWER([.J57];2))" office:value-type="float" office:value="719.075335666977" calcext:value-type="float">
            <text:p>719.075335666977</text:p>
          </table:table-cell>
        </table:table-row>
        <table:table-row table:style-name="ro1">
          <table:table-cell office:value-type="float" office:value="129.034" calcext:value-type="float">
            <text:p>129.034</text:p>
          </table:table-cell>
          <table:table-cell office:value-type="float" office:value="272.729" calcext:value-type="float">
            <text:p>272.729</text:p>
          </table:table-cell>
          <table:table-cell office:value-type="float" office:value="43.4579" calcext:value-type="float">
            <text:p>43.4579</text:p>
          </table:table-cell>
          <table:table-cell office:value-type="float" office:value="129.116" calcext:value-type="float">
            <text:p>129.116</text:p>
          </table:table-cell>
          <table:table-cell office:value-type="float" office:value="259.716" calcext:value-type="float">
            <text:p>259.716</text:p>
          </table:table-cell>
          <table:table-cell office:value-type="float" office:value="44.068" calcext:value-type="float">
            <text:p>44.068</text:p>
          </table:table-cell>
          <table:table-cell/>
          <table:table-cell table:formula="of:=([.D58]-[.A58])/0.0166667" office:value-type="float" office:value="4.919990160021" calcext:value-type="float">
            <text:p>4.919990160021</text:p>
          </table:table-cell>
          <table:table-cell table:formula="of:=ABS([.E58]-[.B58])/0.0166667" office:value-type="float" office:value="780.778438443122" calcext:value-type="float">
            <text:p>780.778438443122</text:p>
          </table:table-cell>
          <table:table-cell table:formula="of:=([.F58]-[.C58])/0.0166667" office:value-type="float" office:value="36.6059267881462" calcext:value-type="float">
            <text:p>36.6059267881462</text:p>
          </table:table-cell>
          <table:table-cell table:formula="of:=DEGREES(ATAN(ABS([.F58]-[.C58])/ABS([.E58]-[.B58])))" office:value-type="float" office:value="2.68428313589056" calcext:value-type="float">
            <text:p>2.68428313589056</text:p>
          </table:table-cell>
          <table:table-cell table:formula="of:=SQRT(POWER([.H58];2)+POWER([.I58];2)+POWER([.J58];2))" office:value-type="float" office:value="781.651565671606" calcext:value-type="float">
            <text:p>781.651565671606</text:p>
          </table:table-cell>
        </table:table-row>
        <table:table-row table:style-name="ro1">
          <table:table-cell office:value-type="float" office:value="129.221" calcext:value-type="float">
            <text:p>129.221</text:p>
          </table:table-cell>
          <table:table-cell office:value-type="float" office:value="268.749" calcext:value-type="float">
            <text:p>268.749</text:p>
          </table:table-cell>
          <table:table-cell office:value-type="float" office:value="45.0611" calcext:value-type="float">
            <text:p>45.0611</text:p>
          </table:table-cell>
          <table:table-cell office:value-type="float" office:value="129.198" calcext:value-type="float">
            <text:p>129.198</text:p>
          </table:table-cell>
          <table:table-cell office:value-type="float" office:value="257.102" calcext:value-type="float">
            <text:p>257.102</text:p>
          </table:table-cell>
          <table:table-cell office:value-type="float" office:value="45.6804" calcext:value-type="float">
            <text:p>45.6804</text:p>
          </table:table-cell>
          <table:table-cell/>
          <table:table-cell table:formula="of:=([.D59]-[.A59])/0.0166667" office:value-type="float" office:value="-1.37999724000529" calcext:value-type="float">
            <text:p>-1.37999724000529</text:p>
          </table:table-cell>
          <table:table-cell table:formula="of:=ABS([.E59]-[.B59])/0.0166667" office:value-type="float" office:value="698.818602362798" calcext:value-type="float">
            <text:p>698.818602362798</text:p>
          </table:table-cell>
          <table:table-cell table:formula="of:=([.F59]-[.C59])/0.0166667" office:value-type="float" office:value="37.1579256841484" calcext:value-type="float">
            <text:p>37.1579256841484</text:p>
          </table:table-cell>
          <table:table-cell table:formula="of:=DEGREES(ATAN(ABS([.F59]-[.C59])/ABS([.E59]-[.B59])))" office:value-type="float" office:value="3.04369297513991" calcext:value-type="float">
            <text:p>3.04369297513991</text:p>
          </table:table-cell>
          <table:table-cell table:formula="of:=SQRT(POWER([.H59];2)+POWER([.I59];2)+POWER([.J59];2))" office:value-type="float" office:value="699.807155466294" calcext:value-type="float">
            <text:p>699.807155466294</text:p>
          </table:table-cell>
        </table:table-row>
        <table:table-row table:style-name="ro1">
          <table:table-cell office:value-type="float" office:value="130.485" calcext:value-type="float">
            <text:p>130.485</text:p>
          </table:table-cell>
          <table:table-cell office:value-type="float" office:value="278.475" calcext:value-type="float">
            <text:p>278.475</text:p>
          </table:table-cell>
          <table:table-cell office:value-type="float" office:value="43.5416" calcext:value-type="float">
            <text:p>43.5416</text:p>
          </table:table-cell>
          <table:table-cell office:value-type="float" office:value="130.037" calcext:value-type="float">
            <text:p>130.037</text:p>
          </table:table-cell>
          <table:table-cell office:value-type="float" office:value="265.218" calcext:value-type="float">
            <text:p>265.218</text:p>
          </table:table-cell>
          <table:table-cell office:value-type="float" office:value="44.3915" calcext:value-type="float">
            <text:p>44.3915</text:p>
          </table:table-cell>
          <table:table-cell/>
          <table:table-cell table:formula="of:=([.D60]-[.A60])/0.0166667" office:value-type="float" office:value="-26.879946240108" calcext:value-type="float">
            <text:p>-26.879946240108</text:p>
          </table:table-cell>
          <table:table-cell table:formula="of:=ABS([.E60]-[.B60])/0.0166667" office:value-type="float" office:value="795.418409163182" calcext:value-type="float">
            <text:p>795.418409163182</text:p>
          </table:table-cell>
          <table:table-cell table:formula="of:=([.F60]-[.C60])/0.0166667" office:value-type="float" office:value="50.9938980122039" calcext:value-type="float">
            <text:p>50.9938980122039</text:p>
          </table:table-cell>
          <table:table-cell table:formula="of:=DEGREES(ATAN(ABS([.F60]-[.C60])/ABS([.E60]-[.B60])))" office:value-type="float" office:value="3.66818536979551" calcext:value-type="float">
            <text:p>3.66818536979551</text:p>
          </table:table-cell>
          <table:table-cell table:formula="of:=SQRT(POWER([.H60];2)+POWER([.I60];2)+POWER([.J60];2))" office:value-type="float" office:value="797.504454395107" calcext:value-type="float">
            <text:p>797.504454395107</text:p>
          </table:table-cell>
        </table:table-row>
        <table:table-row table:style-name="ro1">
          <table:table-cell office:value-type="float" office:value="130.183" calcext:value-type="float">
            <text:p>130.183</text:p>
          </table:table-cell>
          <table:table-cell office:value-type="float" office:value="276.067" calcext:value-type="float">
            <text:p>276.067</text:p>
          </table:table-cell>
          <table:table-cell office:value-type="float" office:value="43.6695" calcext:value-type="float">
            <text:p>43.6695</text:p>
          </table:table-cell>
          <table:table-cell office:value-type="float" office:value="129.834" calcext:value-type="float">
            <text:p>129.834</text:p>
          </table:table-cell>
          <table:table-cell office:value-type="float" office:value="265.372" calcext:value-type="float">
            <text:p>265.372</text:p>
          </table:table-cell>
          <table:table-cell office:value-type="float" office:value="43.8826" calcext:value-type="float">
            <text:p>43.8826</text:p>
          </table:table-cell>
          <table:table-cell/>
          <table:table-cell table:formula="of:=([.D61]-[.A61])/0.0166667" office:value-type="float" office:value="-20.9399581200831" calcext:value-type="float">
            <text:p>-20.9399581200831</text:p>
          </table:table-cell>
          <table:table-cell table:formula="of:=ABS([.E61]-[.B61])/0.0166667" office:value-type="float" office:value="641.698716602566" calcext:value-type="float">
            <text:p>641.698716602566</text:p>
          </table:table-cell>
          <table:table-cell table:formula="of:=([.F61]-[.C61])/0.0166667" office:value-type="float" office:value="12.785974428051" calcext:value-type="float">
            <text:p>12.785974428051</text:p>
          </table:table-cell>
          <table:table-cell table:formula="of:=DEGREES(ATAN(ABS([.F61]-[.C61])/ABS([.E61]-[.B61])))" office:value-type="float" office:value="1.14147874610172" calcext:value-type="float">
            <text:p>1.14147874610172</text:p>
          </table:table-cell>
          <table:table-cell table:formula="of:=SQRT(POWER([.H61];2)+POWER([.I61];2)+POWER([.J61];2))" office:value-type="float" office:value="642.167583951048" calcext:value-type="float">
            <text:p>642.167583951048</text:p>
          </table:table-cell>
        </table:table-row>
        <table:table-row table:style-name="ro1">
          <table:table-cell office:value-type="float" office:value="130.19" calcext:value-type="float">
            <text:p>130.19</text:p>
          </table:table-cell>
          <table:table-cell office:value-type="float" office:value="272.302" calcext:value-type="float">
            <text:p>272.302</text:p>
          </table:table-cell>
          <table:table-cell office:value-type="float" office:value="44.2562" calcext:value-type="float">
            <text:p>44.2562</text:p>
          </table:table-cell>
          <table:table-cell office:value-type="float" office:value="129.454" calcext:value-type="float">
            <text:p>129.454</text:p>
          </table:table-cell>
          <table:table-cell office:value-type="float" office:value="260.672" calcext:value-type="float">
            <text:p>260.672</text:p>
          </table:table-cell>
          <table:table-cell office:value-type="float" office:value="44.6335" calcext:value-type="float">
            <text:p>44.6335</text:p>
          </table:table-cell>
          <table:table-cell/>
          <table:table-cell table:formula="of:=([.D62]-[.A62])/0.0166667" office:value-type="float" office:value="-44.159911680176" calcext:value-type="float">
            <text:p>-44.159911680176</text:p>
          </table:table-cell>
          <table:table-cell table:formula="of:=ABS([.E62]-[.B62])/0.0166667" office:value-type="float" office:value="697.798604402791" calcext:value-type="float">
            <text:p>697.798604402791</text:p>
          </table:table-cell>
          <table:table-cell table:formula="of:=([.F62]-[.C62])/0.0166667" office:value-type="float" office:value="22.6379547240904" calcext:value-type="float">
            <text:p>22.6379547240904</text:p>
          </table:table-cell>
          <table:table-cell table:formula="of:=DEGREES(ATAN(ABS([.F62]-[.C62])/ABS([.E62]-[.B62])))" office:value-type="float" office:value="1.85813571155633" calcext:value-type="float">
            <text:p>1.85813571155633</text:p>
          </table:table-cell>
          <table:table-cell table:formula="of:=SQRT(POWER([.H62];2)+POWER([.I62];2)+POWER([.J62];2))" office:value-type="float" office:value="699.560910214524" calcext:value-type="float">
            <text:p>699.560910214524</text:p>
          </table:table-cell>
        </table:table-row>
        <table:table-row table:style-name="ro1">
          <table:table-cell office:value-type="float" office:value="129.791" calcext:value-type="float">
            <text:p>129.791</text:p>
          </table:table-cell>
          <table:table-cell office:value-type="float" office:value="271.153" calcext:value-type="float">
            <text:p>271.153</text:p>
          </table:table-cell>
          <table:table-cell office:value-type="float" office:value="44.4382" calcext:value-type="float">
            <text:p>44.4382</text:p>
          </table:table-cell>
          <table:table-cell office:value-type="float" office:value="128.831" calcext:value-type="float">
            <text:p>128.831</text:p>
          </table:table-cell>
          <table:table-cell office:value-type="float" office:value="259.622" calcext:value-type="float">
            <text:p>259.622</text:p>
          </table:table-cell>
          <table:table-cell office:value-type="float" office:value="44.8051" calcext:value-type="float">
            <text:p>44.8051</text:p>
          </table:table-cell>
          <table:table-cell/>
          <table:table-cell table:formula="of:=([.D63]-[.A63])/0.0166667" office:value-type="float" office:value="-57.5998848002309" calcext:value-type="float">
            <text:p>-57.5998848002309</text:p>
          </table:table-cell>
          <table:table-cell table:formula="of:=ABS([.E63]-[.B63])/0.0166667" office:value-type="float" office:value="691.858616282768" calcext:value-type="float">
            <text:p>691.858616282768</text:p>
          </table:table-cell>
          <table:table-cell table:formula="of:=([.F63]-[.C63])/0.0166667" office:value-type="float" office:value="22.0139559720881" calcext:value-type="float">
            <text:p>22.0139559720881</text:p>
          </table:table-cell>
          <table:table-cell table:formula="of:=DEGREES(ATAN(ABS([.F63]-[.C63])/ABS([.E63]-[.B63])))" office:value-type="float" office:value="1.82245525046013" calcext:value-type="float">
            <text:p>1.82245525046013</text:p>
          </table:table-cell>
          <table:table-cell table:formula="of:=SQRT(POWER([.H63];2)+POWER([.I63];2)+POWER([.J63];2))" office:value-type="float" office:value="694.601112805938" calcext:value-type="float">
            <text:p>694.601112805938</text:p>
          </table:table-cell>
        </table:table-row>
        <table:table-row table:style-name="ro1">
          <table:table-cell office:value-type="float" office:value="128.46" calcext:value-type="float">
            <text:p>128.46</text:p>
          </table:table-cell>
          <table:table-cell office:value-type="float" office:value="276.389" calcext:value-type="float">
            <text:p>276.389</text:p>
          </table:table-cell>
          <table:table-cell office:value-type="float" office:value="43.8799" calcext:value-type="float">
            <text:p>43.8799</text:p>
          </table:table-cell>
          <table:table-cell office:value-type="float" office:value="128.982" calcext:value-type="float">
            <text:p>128.982</text:p>
          </table:table-cell>
          <table:table-cell office:value-type="float" office:value="260.771" calcext:value-type="float">
            <text:p>260.771</text:p>
          </table:table-cell>
          <table:table-cell office:value-type="float" office:value="44.6211" calcext:value-type="float">
            <text:p>44.6211</text:p>
          </table:table-cell>
          <table:table-cell/>
          <table:table-cell table:formula="of:=([.D64]-[.A64])/0.0166667" office:value-type="float" office:value="31.3199373601248" calcext:value-type="float">
            <text:p>31.3199373601248</text:p>
          </table:table-cell>
          <table:table-cell table:formula="of:=ABS([.E64]-[.B64])/0.0166667" office:value-type="float" office:value="937.078125843748" calcext:value-type="float">
            <text:p>937.078125843748</text:p>
          </table:table-cell>
          <table:table-cell table:formula="of:=([.F64]-[.C64])/0.0166667" office:value-type="float" office:value="44.4719110561778" calcext:value-type="float">
            <text:p>44.4719110561778</text:p>
          </table:table-cell>
          <table:table-cell table:formula="of:=DEGREES(ATAN(ABS([.F64]-[.C64])/ABS([.E64]-[.B64])))" office:value-type="float" office:value="2.71710795029861" calcext:value-type="float">
            <text:p>2.71710795029861</text:p>
          </table:table-cell>
          <table:table-cell table:formula="of:=SQRT(POWER([.H64];2)+POWER([.I64];2)+POWER([.J64];2))" office:value-type="float" office:value="938.655476351181" calcext:value-type="float">
            <text:p>938.655476351181</text:p>
          </table:table-cell>
        </table:table-row>
        <table:table-row table:style-name="ro1">
          <table:table-cell office:value-type="float" office:value="118.405" calcext:value-type="float">
            <text:p>118.405</text:p>
          </table:table-cell>
          <table:table-cell office:value-type="float" office:value="273.385" calcext:value-type="float">
            <text:p>273.385</text:p>
          </table:table-cell>
          <table:table-cell office:value-type="float" office:value="43.432" calcext:value-type="float">
            <text:p>43.432</text:p>
          </table:table-cell>
          <table:table-cell office:value-type="float" office:value="119.515" calcext:value-type="float">
            <text:p>119.515</text:p>
          </table:table-cell>
          <table:table-cell office:value-type="float" office:value="257.949" calcext:value-type="float">
            <text:p>257.949</text:p>
          </table:table-cell>
          <table:table-cell office:value-type="float" office:value="43.7034" calcext:value-type="float">
            <text:p>43.7034</text:p>
          </table:table-cell>
          <table:table-cell/>
          <table:table-cell table:formula="of:=([.D65]-[.A65])/0.0166667" office:value-type="float" office:value="66.5998668002664" calcext:value-type="float">
            <text:p>66.5998668002664</text:p>
          </table:table-cell>
          <table:table-cell table:formula="of:=ABS([.E65]-[.B65])/0.0166667" office:value-type="float" office:value="926.158147683703" calcext:value-type="float">
            <text:p>926.158147683703</text:p>
          </table:table-cell>
          <table:table-cell table:formula="of:=([.F65]-[.C65])/0.0166667" office:value-type="float" office:value="16.2839674320651" calcext:value-type="float">
            <text:p>16.2839674320651</text:p>
          </table:table-cell>
          <table:table-cell table:formula="of:=DEGREES(ATAN(ABS([.F65]-[.C65])/ABS([.E65]-[.B65])))" office:value-type="float" office:value="1.00728637550521" calcext:value-type="float">
            <text:p>1.00728637550521</text:p>
          </table:table-cell>
          <table:table-cell table:formula="of:=SQRT(POWER([.H65];2)+POWER([.I65];2)+POWER([.J65];2))" office:value-type="float" office:value="928.692427219072" calcext:value-type="float">
            <text:p>928.692427219072</text:p>
          </table:table-cell>
        </table:table-row>
        <table:table-row table:style-name="ro1">
          <table:table-cell office:value-type="float" office:value="100.767" calcext:value-type="float">
            <text:p>100.767</text:p>
          </table:table-cell>
          <table:table-cell office:value-type="float" office:value="270.246" calcext:value-type="float">
            <text:p>270.246</text:p>
          </table:table-cell>
          <table:table-cell office:value-type="float" office:value="43.3283" calcext:value-type="float">
            <text:p>43.3283</text:p>
          </table:table-cell>
          <table:table-cell office:value-type="float" office:value="101.239" calcext:value-type="float">
            <text:p>101.239</text:p>
          </table:table-cell>
          <table:table-cell office:value-type="float" office:value="258.46" calcext:value-type="float">
            <text:p>258.46</text:p>
          </table:table-cell>
          <table:table-cell office:value-type="float" office:value="43.283" calcext:value-type="float">
            <text:p>43.283</text:p>
          </table:table-cell>
          <table:table-cell/>
          <table:table-cell table:formula="of:=([.D66]-[.A66])/0.0166667" office:value-type="float" office:value="28.3199433601138" calcext:value-type="float">
            <text:p>28.3199433601138</text:p>
          </table:table-cell>
          <table:table-cell table:formula="of:=ABS([.E66]-[.B66])/0.0166667" office:value-type="float" office:value="707.158585682829" calcext:value-type="float">
            <text:p>707.158585682829</text:p>
          </table:table-cell>
          <table:table-cell table:formula="of:=([.F66]-[.C66])/0.0166667" office:value-type="float" office:value="-2.71799456401072" calcext:value-type="float">
            <text:p>-2.71799456401072</text:p>
          </table:table-cell>
          <table:table-cell table:formula="of:=DEGREES(ATAN(ABS([.F66]-[.C66])/ABS([.E66]-[.B66])))" office:value-type="float" office:value="0.220217718573437" calcext:value-type="float">
            <text:p>0.220217718573437</text:p>
          </table:table-cell>
          <table:table-cell table:formula="of:=SQRT(POWER([.H66];2)+POWER([.I66];2)+POWER([.J66];2))" office:value-type="float" office:value="707.730649323108" calcext:value-type="float">
            <text:p>707.730649323108</text:p>
          </table:table-cell>
        </table:table-row>
        <table:table-row table:style-name="ro1">
          <table:table-cell office:value-type="float" office:value="93.0757" calcext:value-type="float">
            <text:p>93.0757</text:p>
          </table:table-cell>
          <table:table-cell office:value-type="float" office:value="259.614" calcext:value-type="float">
            <text:p>259.614</text:p>
          </table:table-cell>
          <table:table-cell office:value-type="float" office:value="43.8835" calcext:value-type="float">
            <text:p>43.8835</text:p>
          </table:table-cell>
          <table:table-cell office:value-type="float" office:value="93.7211" calcext:value-type="float">
            <text:p>93.7211</text:p>
          </table:table-cell>
          <table:table-cell office:value-type="float" office:value="248.283" calcext:value-type="float">
            <text:p>248.283</text:p>
          </table:table-cell>
          <table:table-cell office:value-type="float" office:value="43.8372" calcext:value-type="float">
            <text:p>43.8372</text:p>
          </table:table-cell>
          <table:table-cell/>
          <table:table-cell table:formula="of:=([.D67]-[.A67])/0.0166667" office:value-type="float" office:value="38.7239225521555" calcext:value-type="float">
            <text:p>38.7239225521555</text:p>
          </table:table-cell>
          <table:table-cell table:formula="of:=ABS([.E67]-[.B67])/0.0166667" office:value-type="float" office:value="679.858640282719" calcext:value-type="float">
            <text:p>679.858640282719</text:p>
          </table:table-cell>
          <table:table-cell table:formula="of:=([.F67]-[.C67])/0.0166667" office:value-type="float" office:value="-2.77799444401082" calcext:value-type="float">
            <text:p>-2.77799444401082</text:p>
          </table:table-cell>
          <table:table-cell table:formula="of:=DEGREES(ATAN(ABS([.F67]-[.C67])/ABS([.E67]-[.B67])))" office:value-type="float" office:value="0.234117008867087" calcext:value-type="float">
            <text:p>0.234117008867087</text:p>
          </table:table-cell>
          <table:table-cell table:formula="of:=SQRT(POWER([.H67];2)+POWER([.I67];2)+POWER([.J67];2))" office:value-type="float" office:value="680.966247473415" calcext:value-type="float">
            <text:p>680.966247473415</text:p>
          </table:table-cell>
        </table:table-row>
        <table:table-row table:style-name="ro1">
          <table:table-cell office:value-type="float" office:value="93.4767" calcext:value-type="float">
            <text:p>93.4767</text:p>
          </table:table-cell>
          <table:table-cell office:value-type="float" office:value="263.049" calcext:value-type="float">
            <text:p>263.049</text:p>
          </table:table-cell>
          <table:table-cell office:value-type="float" office:value="44.2922" calcext:value-type="float">
            <text:p>44.2922</text:p>
          </table:table-cell>
          <table:table-cell office:value-type="float" office:value="95.2947" calcext:value-type="float">
            <text:p>95.2947</text:p>
          </table:table-cell>
          <table:table-cell office:value-type="float" office:value="251.485" calcext:value-type="float">
            <text:p>251.485</text:p>
          </table:table-cell>
          <table:table-cell office:value-type="float" office:value="44.7088" calcext:value-type="float">
            <text:p>44.7088</text:p>
          </table:table-cell>
          <table:table-cell/>
          <table:table-cell table:formula="of:=([.D68]-[.A68])/0.0166667" office:value-type="float" office:value="109.079781840437" calcext:value-type="float">
            <text:p>109.079781840437</text:p>
          </table:table-cell>
          <table:table-cell table:formula="of:=ABS([.E68]-[.B68])/0.0166667" office:value-type="float" office:value="693.838612322773" calcext:value-type="float">
            <text:p>693.838612322773</text:p>
          </table:table-cell>
          <table:table-cell table:formula="of:=([.F68]-[.C68])/0.0166667" office:value-type="float" office:value="24.9959500080997" calcext:value-type="float">
            <text:p>24.9959500080997</text:p>
          </table:table-cell>
          <table:table-cell table:formula="of:=DEGREES(ATAN(ABS([.F68]-[.C68])/ABS([.E68]-[.B68])))" office:value-type="float" office:value="2.06322237287679" calcext:value-type="float">
            <text:p>2.06322237287679</text:p>
          </table:table-cell>
          <table:table-cell table:formula="of:=SQRT(POWER([.H68];2)+POWER([.I68];2)+POWER([.J68];2))" office:value-type="float" office:value="702.805247755846" calcext:value-type="float">
            <text:p>702.805247755846</text:p>
          </table:table-cell>
        </table:table-row>
        <table:table-row table:style-name="ro1">
          <table:table-cell office:value-type="float" office:value="93.108" calcext:value-type="float">
            <text:p>93.108</text:p>
          </table:table-cell>
          <table:table-cell office:value-type="float" office:value="265.492" calcext:value-type="float">
            <text:p>265.492</text:p>
          </table:table-cell>
          <table:table-cell office:value-type="float" office:value="43.9054" calcext:value-type="float">
            <text:p>43.9054</text:p>
          </table:table-cell>
          <table:table-cell office:value-type="float" office:value="94.9396" calcext:value-type="float">
            <text:p>94.9396</text:p>
          </table:table-cell>
          <table:table-cell office:value-type="float" office:value="253.759" calcext:value-type="float">
            <text:p>253.759</text:p>
          </table:table-cell>
          <table:table-cell office:value-type="float" office:value="44.5784" calcext:value-type="float">
            <text:p>44.5784</text:p>
          </table:table-cell>
          <table:table-cell/>
          <table:table-cell table:formula="of:=([.D69]-[.A69])/0.0166667" office:value-type="float" office:value="109.895780208439" calcext:value-type="float">
            <text:p>109.895780208439</text:p>
          </table:table-cell>
          <table:table-cell table:formula="of:=ABS([.E69]-[.B69])/0.0166667" office:value-type="float" office:value="703.978592042818" calcext:value-type="float">
            <text:p>703.978592042818</text:p>
          </table:table-cell>
          <table:table-cell table:formula="of:=([.F69]-[.C69])/0.0166667" office:value-type="float" office:value="40.3799192401616" calcext:value-type="float">
            <text:p>40.3799192401616</text:p>
          </table:table-cell>
          <table:table-cell table:formula="of:=DEGREES(ATAN(ABS([.F69]-[.C69])/ABS([.E69]-[.B69])))" office:value-type="float" office:value="3.28286489386409" calcext:value-type="float">
            <text:p>3.28286489386409</text:p>
          </table:table-cell>
          <table:table-cell table:formula="of:=SQRT(POWER([.H69];2)+POWER([.I69];2)+POWER([.J69];2))" office:value-type="float" office:value="713.648007381827" calcext:value-type="float">
            <text:p>713.648007381827</text:p>
          </table:table-cell>
        </table:table-row>
        <table:table-row table:style-name="ro1">
          <table:table-cell office:value-type="float" office:value="92.889" calcext:value-type="float">
            <text:p>92.889</text:p>
          </table:table-cell>
          <table:table-cell office:value-type="float" office:value="265.738" calcext:value-type="float">
            <text:p>265.738</text:p>
          </table:table-cell>
          <table:table-cell office:value-type="float" office:value="42.6504" calcext:value-type="float">
            <text:p>42.6504</text:p>
          </table:table-cell>
          <table:table-cell office:value-type="float" office:value="94.5012" calcext:value-type="float">
            <text:p>94.5012</text:p>
          </table:table-cell>
          <table:table-cell office:value-type="float" office:value="254.071" calcext:value-type="float">
            <text:p>254.071</text:p>
          </table:table-cell>
          <table:table-cell office:value-type="float" office:value="42.868" calcext:value-type="float">
            <text:p>42.868</text:p>
          </table:table-cell>
          <table:table-cell/>
          <table:table-cell table:formula="of:=([.D70]-[.A70])/0.0166667" office:value-type="float" office:value="96.731806536387" calcext:value-type="float">
            <text:p>96.731806536387</text:p>
          </table:table-cell>
          <table:table-cell table:formula="of:=ABS([.E70]-[.B70])/0.0166667" office:value-type="float" office:value="700.0185999628" calcext:value-type="float">
            <text:p>700.0185999628</text:p>
          </table:table-cell>
          <table:table-cell table:formula="of:=([.F70]-[.C70])/0.0166667" office:value-type="float" office:value="13.0559738880525" calcext:value-type="float">
            <text:p>13.0559738880525</text:p>
          </table:table-cell>
          <table:table-cell table:formula="of:=DEGREES(ATAN(ABS([.F70]-[.C70])/ABS([.E70]-[.B70])))" office:value-type="float" office:value="1.06849372463917" calcext:value-type="float">
            <text:p>1.06849372463917</text:p>
          </table:table-cell>
          <table:table-cell table:formula="of:=SQRT(POWER([.H70];2)+POWER([.I70];2)+POWER([.J70];2))" office:value-type="float" office:value="706.791016598144" calcext:value-type="float">
            <text:p>706.791016598144</text:p>
          </table:table-cell>
        </table:table-row>
        <table:table-row table:style-name="ro1">
          <table:table-cell office:value-type="float" office:value="92.9455" calcext:value-type="float">
            <text:p>92.9455</text:p>
          </table:table-cell>
          <table:table-cell office:value-type="float" office:value="261.971" calcext:value-type="float">
            <text:p>261.971</text:p>
          </table:table-cell>
          <table:table-cell office:value-type="float" office:value="43.7447" calcext:value-type="float">
            <text:p>43.7447</text:p>
          </table:table-cell>
          <table:table-cell office:value-type="float" office:value="94.3663" calcext:value-type="float">
            <text:p>94.3663</text:p>
          </table:table-cell>
          <table:table-cell office:value-type="float" office:value="251.656" calcext:value-type="float">
            <text:p>251.656</text:p>
          </table:table-cell>
          <table:table-cell office:value-type="float" office:value="43.7439" calcext:value-type="float">
            <text:p>43.7439</text:p>
          </table:table-cell>
          <table:table-cell/>
          <table:table-cell table:formula="of:=([.D71]-[.A71])/0.0166667" office:value-type="float" office:value="85.247829504341" calcext:value-type="float">
            <text:p>85.247829504341</text:p>
          </table:table-cell>
          <table:table-cell table:formula="of:=ABS([.E71]-[.B71])/0.0166667" office:value-type="float" office:value="618.898762202476" calcext:value-type="float">
            <text:p>618.898762202476</text:p>
          </table:table-cell>
          <table:table-cell table:formula="of:=([.F71]-[.C71])/0.0166667" office:value-type="float" office:value="-0.0479999040005065" calcext:value-type="float">
            <text:p>-0.047999904000507</text:p>
          </table:table-cell>
          <table:table-cell table:formula="of:=DEGREES(ATAN(ABS([.F71]-[.C71])/ABS([.E71]-[.B71])))" office:value-type="float" office:value="0.00444368623546898" calcext:value-type="float">
            <text:p>0.004443686235469</text:p>
          </table:table-cell>
          <table:table-cell table:formula="of:=SQRT(POWER([.H71];2)+POWER([.I71];2)+POWER([.J71];2))" office:value-type="float" office:value="624.742244925816" calcext:value-type="float">
            <text:p>624.742244925816</text:p>
          </table:table-cell>
        </table:table-row>
        <table:table-row table:style-name="ro1">
          <table:table-cell office:value-type="float" office:value="93.1787" calcext:value-type="float">
            <text:p>93.1787</text:p>
          </table:table-cell>
          <table:table-cell office:value-type="float" office:value="266.824" calcext:value-type="float">
            <text:p>266.824</text:p>
          </table:table-cell>
          <table:table-cell office:value-type="float" office:value="43.2041" calcext:value-type="float">
            <text:p>43.2041</text:p>
          </table:table-cell>
          <table:table-cell office:value-type="float" office:value="94.7808" calcext:value-type="float">
            <text:p>94.7808</text:p>
          </table:table-cell>
          <table:table-cell office:value-type="float" office:value="255.066" calcext:value-type="float">
            <text:p>255.066</text:p>
          </table:table-cell>
          <table:table-cell office:value-type="float" office:value="43.6535" calcext:value-type="float">
            <text:p>43.6535</text:p>
          </table:table-cell>
          <table:table-cell/>
          <table:table-cell table:formula="of:=([.D72]-[.A72])/0.0166667" office:value-type="float" office:value="96.1258077483841" calcext:value-type="float">
            <text:p>96.1258077483841</text:p>
          </table:table-cell>
          <table:table-cell table:formula="of:=ABS([.E72]-[.B72])/0.0166667" office:value-type="float" office:value="705.478589042822" calcext:value-type="float">
            <text:p>705.478589042822</text:p>
          </table:table-cell>
          <table:table-cell table:formula="of:=([.F72]-[.C72])/0.0166667" office:value-type="float" office:value="26.9639460721081" calcext:value-type="float">
            <text:p>26.9639460721081</text:p>
          </table:table-cell>
          <table:table-cell table:formula="of:=DEGREES(ATAN(ABS([.F72]-[.C72])/ABS([.E72]-[.B72])))" office:value-type="float" office:value="2.18882430135635" calcext:value-type="float">
            <text:p>2.18882430135635</text:p>
          </table:table-cell>
          <table:table-cell table:formula="of:=SQRT(POWER([.H72];2)+POWER([.I72];2)+POWER([.J72];2))" office:value-type="float" office:value="712.507729713096" calcext:value-type="float">
            <text:p>712.507729713096</text:p>
          </table:table-cell>
        </table:table-row>
        <table:table-row table:style-name="ro1">
          <table:table-cell office:value-type="float" office:value="92.6763" calcext:value-type="float">
            <text:p>92.6763</text:p>
          </table:table-cell>
          <table:table-cell office:value-type="float" office:value="266.723" calcext:value-type="float">
            <text:p>266.723</text:p>
          </table:table-cell>
          <table:table-cell office:value-type="float" office:value="43.7125" calcext:value-type="float">
            <text:p>43.7125</text:p>
          </table:table-cell>
          <table:table-cell office:value-type="float" office:value="93.2724" calcext:value-type="float">
            <text:p>93.2724</text:p>
          </table:table-cell>
          <table:table-cell office:value-type="float" office:value="253.787" calcext:value-type="float">
            <text:p>253.787</text:p>
          </table:table-cell>
          <table:table-cell office:value-type="float" office:value="44.3507" calcext:value-type="float">
            <text:p>44.3507</text:p>
          </table:table-cell>
          <table:table-cell/>
          <table:table-cell table:formula="of:=([.D73]-[.A73])/0.0166667" office:value-type="float" office:value="35.7659284681435" calcext:value-type="float">
            <text:p>35.7659284681435</text:p>
          </table:table-cell>
          <table:table-cell table:formula="of:=ABS([.E73]-[.B73])/0.0166667" office:value-type="float" office:value="776.158447683105" calcext:value-type="float">
            <text:p>776.158447683105</text:p>
          </table:table-cell>
          <table:table-cell table:formula="of:=([.F73]-[.C73])/0.0166667" office:value-type="float" office:value="38.2919234161535" calcext:value-type="float">
            <text:p>38.2919234161535</text:p>
          </table:table-cell>
          <table:table-cell table:formula="of:=DEGREES(ATAN(ABS([.F73]-[.C73])/ABS([.E73]-[.B73])))" office:value-type="float" office:value="2.82440807533142" calcext:value-type="float">
            <text:p>2.82440807533142</text:p>
          </table:table-cell>
          <table:table-cell table:formula="of:=SQRT(POWER([.H73];2)+POWER([.I73];2)+POWER([.J73];2))" office:value-type="float" office:value="777.92506640932" calcext:value-type="float">
            <text:p>777.92506640932</text:p>
          </table:table-cell>
        </table:table-row>
        <table:table-row table:style-name="ro1">
          <table:table-cell office:value-type="float" office:value="93.108" calcext:value-type="float">
            <text:p>93.108</text:p>
          </table:table-cell>
          <table:table-cell office:value-type="float" office:value="265.492" calcext:value-type="float">
            <text:p>265.492</text:p>
          </table:table-cell>
          <table:table-cell office:value-type="float" office:value="43.9054" calcext:value-type="float">
            <text:p>43.9054</text:p>
          </table:table-cell>
          <table:table-cell office:value-type="float" office:value="93.9949" calcext:value-type="float">
            <text:p>93.9949</text:p>
          </table:table-cell>
          <table:table-cell office:value-type="float" office:value="253.84" calcext:value-type="float">
            <text:p>253.84</text:p>
          </table:table-cell>
          <table:table-cell office:value-type="float" office:value="44.0987" calcext:value-type="float">
            <text:p>44.0987</text:p>
          </table:table-cell>
          <table:table-cell/>
          <table:table-cell table:formula="of:=([.D74]-[.A74])/0.0166667" office:value-type="float" office:value="53.2138935722127" calcext:value-type="float">
            <text:p>53.2138935722127</text:p>
          </table:table-cell>
          <table:table-cell table:formula="of:=ABS([.E74]-[.B74])/0.0166667" office:value-type="float" office:value="699.118601762797" calcext:value-type="float">
            <text:p>699.118601762797</text:p>
          </table:table-cell>
          <table:table-cell table:formula="of:=([.F74]-[.C74])/0.0166667" office:value-type="float" office:value="11.5979768040464" calcext:value-type="float">
            <text:p>11.5979768040464</text:p>
          </table:table-cell>
          <table:table-cell table:formula="of:=DEGREES(ATAN(ABS([.F74]-[.C74])/ABS([.E74]-[.B74])))" office:value-type="float" office:value="0.950416953508453" calcext:value-type="float">
            <text:p>0.950416953508453</text:p>
          </table:table-cell>
          <table:table-cell table:formula="of:=SQRT(POWER([.H74];2)+POWER([.I74];2)+POWER([.J74];2))" office:value-type="float" office:value="701.236800849635" calcext:value-type="float">
            <text:p>701.236800849635</text:p>
          </table:table-cell>
        </table:table-row>
        <table:table-row table:style-name="ro1">
          <table:table-cell office:value-type="float" office:value="79.3944" calcext:value-type="float">
            <text:p>79.3944</text:p>
          </table:table-cell>
          <table:table-cell office:value-type="float" office:value="266.332" calcext:value-type="float">
            <text:p>266.332</text:p>
          </table:table-cell>
          <table:table-cell office:value-type="float" office:value="42.9164" calcext:value-type="float">
            <text:p>42.9164</text:p>
          </table:table-cell>
          <table:table-cell office:value-type="float" office:value="80.8426" calcext:value-type="float">
            <text:p>80.8426</text:p>
          </table:table-cell>
          <table:table-cell office:value-type="float" office:value="253.372" calcext:value-type="float">
            <text:p>253.372</text:p>
          </table:table-cell>
          <table:table-cell office:value-type="float" office:value="43.3408" calcext:value-type="float">
            <text:p>43.3408</text:p>
          </table:table-cell>
          <table:table-cell/>
          <table:table-cell table:formula="of:=([.D75]-[.A75])/0.0166667" office:value-type="float" office:value="86.8918262163476" calcext:value-type="float">
            <text:p>86.8918262163476</text:p>
          </table:table-cell>
          <table:table-cell table:formula="of:=ABS([.E75]-[.B75])/0.0166667" office:value-type="float" office:value="777.598444803109" calcext:value-type="float">
            <text:p>777.598444803109</text:p>
          </table:table-cell>
          <table:table-cell table:formula="of:=([.F75]-[.C75])/0.0166667" office:value-type="float" office:value="25.4639490721018" calcext:value-type="float">
            <text:p>25.4639490721018</text:p>
          </table:table-cell>
          <table:table-cell table:formula="of:=DEGREES(ATAN(ABS([.F75]-[.C75])/ABS([.E75]-[.B75])))" office:value-type="float" office:value="1.87558969583294" calcext:value-type="float">
            <text:p>1.87558969583294</text:p>
          </table:table-cell>
          <table:table-cell table:formula="of:=SQRT(POWER([.H75];2)+POWER([.I75];2)+POWER([.J75];2))" office:value-type="float" office:value="782.852440454632" calcext:value-type="float">
            <text:p>782.852440454632</text:p>
          </table:table-cell>
        </table:table-row>
        <table:table-row table:style-name="ro1">
          <table:table-cell office:value-type="float" office:value="68.0407" calcext:value-type="float">
            <text:p>68.0407</text:p>
          </table:table-cell>
          <table:table-cell office:value-type="float" office:value="272.543" calcext:value-type="float">
            <text:p>272.543</text:p>
          </table:table-cell>
          <table:table-cell office:value-type="float" office:value="43.0054" calcext:value-type="float">
            <text:p>43.0054</text:p>
          </table:table-cell>
          <table:table-cell office:value-type="float" office:value="69.085" calcext:value-type="float">
            <text:p>69.085</text:p>
          </table:table-cell>
          <table:table-cell office:value-type="float" office:value="262.74" calcext:value-type="float">
            <text:p>262.74</text:p>
          </table:table-cell>
          <table:table-cell office:value-type="float" office:value="43.1089" calcext:value-type="float">
            <text:p>43.1089</text:p>
          </table:table-cell>
          <table:table-cell/>
          <table:table-cell table:formula="of:=([.D76]-[.A76])/0.0166667" office:value-type="float" office:value="62.6578746842502" calcext:value-type="float">
            <text:p>62.6578746842502</text:p>
          </table:table-cell>
          <table:table-cell table:formula="of:=ABS([.E76]-[.B76])/0.0166667" office:value-type="float" office:value="588.178823642353" calcext:value-type="float">
            <text:p>588.178823642353</text:p>
          </table:table-cell>
          <table:table-cell table:formula="of:=([.F76]-[.C76])/0.0166667" office:value-type="float" office:value="6.20998758002465" calcext:value-type="float">
            <text:p>6.20998758002465</text:p>
          </table:table-cell>
          <table:table-cell table:formula="of:=DEGREES(ATAN(ABS([.F76]-[.C76])/ABS([.E76]-[.B76])))" office:value-type="float" office:value="0.604905931727036" calcext:value-type="float">
            <text:p>0.604905931727036</text:p>
          </table:table-cell>
          <table:table-cell table:formula="of:=SQRT(POWER([.H76];2)+POWER([.I76];2)+POWER([.J76];2))" office:value-type="float" office:value="591.539433839362" calcext:value-type="float">
            <text:p>591.539433839362</text:p>
          </table:table-cell>
        </table:table-row>
        <table:table-row table:style-name="ro1">
          <table:table-cell office:value-type="float" office:value="68.8257" calcext:value-type="float">
            <text:p>68.8257</text:p>
          </table:table-cell>
          <table:table-cell office:value-type="float" office:value="266.306" calcext:value-type="float">
            <text:p>266.306</text:p>
          </table:table-cell>
          <table:table-cell office:value-type="float" office:value="43.5061" calcext:value-type="float">
            <text:p>43.5061</text:p>
          </table:table-cell>
          <table:table-cell office:value-type="float" office:value="70.0834" calcext:value-type="float">
            <text:p>70.0834</text:p>
          </table:table-cell>
          <table:table-cell office:value-type="float" office:value="255.624" calcext:value-type="float">
            <text:p>255.624</text:p>
          </table:table-cell>
          <table:table-cell office:value-type="float" office:value="43.5437" calcext:value-type="float">
            <text:p>43.5437</text:p>
          </table:table-cell>
          <table:table-cell/>
          <table:table-cell table:formula="of:=([.D77]-[.A77])/0.0166667" office:value-type="float" office:value="75.4618490763018" calcext:value-type="float">
            <text:p>75.4618490763018</text:p>
          </table:table-cell>
          <table:table-cell table:formula="of:=ABS([.E77]-[.B77])/0.0166667" office:value-type="float" office:value="640.918718162563" calcext:value-type="float">
            <text:p>640.918718162563</text:p>
          </table:table-cell>
          <table:table-cell table:formula="of:=([.F77]-[.C77])/0.0166667" office:value-type="float" office:value="2.25599548800888" calcext:value-type="float">
            <text:p>2.25599548800888</text:p>
          </table:table-cell>
          <table:table-cell table:formula="of:=DEGREES(ATAN(ABS([.F77]-[.C77])/ABS([.E77]-[.B77])))" office:value-type="float" office:value="0.201676878152644" calcext:value-type="float">
            <text:p>0.201676878152644</text:p>
          </table:table-cell>
          <table:table-cell table:formula="of:=SQRT(POWER([.H77];2)+POWER([.I77];2)+POWER([.J77];2))" office:value-type="float" office:value="645.349814808062" calcext:value-type="float">
            <text:p>645.349814808062</text:p>
          </table:table-cell>
        </table:table-row>
        <table:table-row table:style-name="ro1">
          <table:table-cell office:value-type="float" office:value="69.0821" calcext:value-type="float">
            <text:p>69.0821</text:p>
          </table:table-cell>
          <table:table-cell office:value-type="float" office:value="263.902" calcext:value-type="float">
            <text:p>263.902</text:p>
          </table:table-cell>
          <table:table-cell office:value-type="float" office:value="43.405" calcext:value-type="float">
            <text:p>43.405</text:p>
          </table:table-cell>
          <table:table-cell office:value-type="float" office:value="70.3236" calcext:value-type="float">
            <text:p>70.3236</text:p>
          </table:table-cell>
          <table:table-cell office:value-type="float" office:value="254.534" calcext:value-type="float">
            <text:p>254.534</text:p>
          </table:table-cell>
          <table:table-cell office:value-type="float" office:value="43.2448" calcext:value-type="float">
            <text:p>43.2448</text:p>
          </table:table-cell>
          <table:table-cell/>
          <table:table-cell table:formula="of:=([.D78]-[.A78])/0.0166667" office:value-type="float" office:value="74.4898510202981" calcext:value-type="float">
            <text:p>74.4898510202981</text:p>
          </table:table-cell>
          <table:table-cell table:formula="of:=ABS([.E78]-[.B78])/0.0166667" office:value-type="float" office:value="562.078875842248" calcext:value-type="float">
            <text:p>562.078875842248</text:p>
          </table:table-cell>
          <table:table-cell table:formula="of:=([.F78]-[.C78])/0.0166667" office:value-type="float" office:value="-9.61198077603864" calcext:value-type="float">
            <text:p>-9.61198077603864</text:p>
          </table:table-cell>
          <table:table-cell table:formula="of:=DEGREES(ATAN(ABS([.F78]-[.C78])/ABS([.E78]-[.B78])))" office:value-type="float" office:value="0.979706372594653" calcext:value-type="float">
            <text:p>0.979706372594653</text:p>
          </table:table-cell>
          <table:table-cell table:formula="of:=SQRT(POWER([.H78];2)+POWER([.I78];2)+POWER([.J78];2))" office:value-type="float" office:value="567.074766452847" calcext:value-type="float">
            <text:p>567.074766452847</text:p>
          </table:table-cell>
        </table:table-row>
        <table:table-row table:style-name="ro1">
          <table:table-cell office:value-type="float" office:value="68.2997" calcext:value-type="float">
            <text:p>68.2997</text:p>
          </table:table-cell>
          <table:table-cell office:value-type="float" office:value="271.276" calcext:value-type="float">
            <text:p>271.276</text:p>
          </table:table-cell>
          <table:table-cell office:value-type="float" office:value="43.2051" calcext:value-type="float">
            <text:p>43.2051</text:p>
          </table:table-cell>
          <table:table-cell office:value-type="float" office:value="69.8333" calcext:value-type="float">
            <text:p>69.8333</text:p>
          </table:table-cell>
          <table:table-cell office:value-type="float" office:value="259.115" calcext:value-type="float">
            <text:p>259.115</text:p>
          </table:table-cell>
          <table:table-cell office:value-type="float" office:value="43.6924" calcext:value-type="float">
            <text:p>43.6924</text:p>
          </table:table-cell>
          <table:table-cell/>
          <table:table-cell table:formula="of:=([.D79]-[.A79])/0.0166667" office:value-type="float" office:value="92.0158159683676" calcext:value-type="float">
            <text:p>92.0158159683676</text:p>
          </table:table-cell>
          <table:table-cell table:formula="of:=ABS([.E79]-[.B79])/0.0166667" office:value-type="float" office:value="729.658540682919" calcext:value-type="float">
            <text:p>729.658540682919</text:p>
          </table:table-cell>
          <table:table-cell table:formula="of:=([.F79]-[.C79])/0.0166667" office:value-type="float" office:value="29.2379415241168" calcext:value-type="float">
            <text:p>29.2379415241168</text:p>
          </table:table-cell>
          <table:table-cell table:formula="of:=DEGREES(ATAN(ABS([.F79]-[.C79])/ABS([.E79]-[.B79])))" office:value-type="float" office:value="2.29465539403314" calcext:value-type="float">
            <text:p>2.29465539403314</text:p>
          </table:table-cell>
          <table:table-cell table:formula="of:=SQRT(POWER([.H79];2)+POWER([.I79];2)+POWER([.J79];2))" office:value-type="float" office:value="736.018582377116" calcext:value-type="float">
            <text:p>736.018582377116</text:p>
          </table:table-cell>
        </table:table-row>
        <table:table-row table:style-name="ro1">
          <table:table-cell office:value-type="float" office:value="69.3264" calcext:value-type="float">
            <text:p>69.3264</text:p>
          </table:table-cell>
          <table:table-cell office:value-type="float" office:value="263.942" calcext:value-type="float">
            <text:p>263.942</text:p>
          </table:table-cell>
          <table:table-cell office:value-type="float" office:value="43.3962" calcext:value-type="float">
            <text:p>43.3962</text:p>
          </table:table-cell>
          <table:table-cell office:value-type="float" office:value="70.8082" calcext:value-type="float">
            <text:p>70.8082</text:p>
          </table:table-cell>
          <table:table-cell office:value-type="float" office:value="252.202" calcext:value-type="float">
            <text:p>252.202</text:p>
          </table:table-cell>
          <table:table-cell office:value-type="float" office:value="43.6268" calcext:value-type="float">
            <text:p>43.6268</text:p>
          </table:table-cell>
          <table:table-cell/>
          <table:table-cell table:formula="of:=([.D80]-[.A80])/0.0166667" office:value-type="float" office:value="88.9078221843552" calcext:value-type="float">
            <text:p>88.9078221843552</text:p>
          </table:table-cell>
          <table:table-cell table:formula="of:=ABS([.E80]-[.B80])/0.0166667" office:value-type="float" office:value="704.398591202818" calcext:value-type="float">
            <text:p>704.398591202818</text:p>
          </table:table-cell>
          <table:table-cell table:formula="of:=([.F80]-[.C80])/0.0166667" office:value-type="float" office:value="13.8359723280555" calcext:value-type="float">
            <text:p>13.8359723280555</text:p>
          </table:table-cell>
          <table:table-cell table:formula="of:=DEGREES(ATAN(ABS([.F80]-[.C80])/ABS([.E80]-[.B80])))" office:value-type="float" office:value="1.125273249954" calcext:value-type="float">
            <text:p>1.125273249954</text:p>
          </table:table-cell>
          <table:table-cell table:formula="of:=SQRT(POWER([.H80];2)+POWER([.I80];2)+POWER([.J80];2))" office:value-type="float" office:value="710.122109403969" calcext:value-type="float">
            <text:p>710.122109403969</text:p>
          </table:table-cell>
        </table:table-row>
        <table:table-row table:style-name="ro1">
          <table:table-cell office:value-type="float" office:value="68.8074" calcext:value-type="float">
            <text:p>68.8074</text:p>
          </table:table-cell>
          <table:table-cell office:value-type="float" office:value="270.002" calcext:value-type="float">
            <text:p>270.002</text:p>
          </table:table-cell>
          <table:table-cell office:value-type="float" office:value="43.6492" calcext:value-type="float">
            <text:p>43.6492</text:p>
          </table:table-cell>
          <table:table-cell office:value-type="float" office:value="70.0813" calcext:value-type="float">
            <text:p>70.0813</text:p>
          </table:table-cell>
          <table:table-cell office:value-type="float" office:value="259.026" calcext:value-type="float">
            <text:p>259.026</text:p>
          </table:table-cell>
          <table:table-cell office:value-type="float" office:value="44.4245" calcext:value-type="float">
            <text:p>44.4245</text:p>
          </table:table-cell>
          <table:table-cell/>
          <table:table-cell table:formula="of:=([.D81]-[.A81])/0.0166667" office:value-type="float" office:value="76.4338471323056" calcext:value-type="float">
            <text:p>76.4338471323056</text:p>
          </table:table-cell>
          <table:table-cell table:formula="of:=ABS([.E81]-[.B81])/0.0166667" office:value-type="float" office:value="658.558682882634" calcext:value-type="float">
            <text:p>658.558682882634</text:p>
          </table:table-cell>
          <table:table-cell table:formula="of:=([.F81]-[.C81])/0.0166667" office:value-type="float" office:value="46.5179069641862" calcext:value-type="float">
            <text:p>46.5179069641862</text:p>
          </table:table-cell>
          <table:table-cell table:formula="of:=DEGREES(ATAN(ABS([.F81]-[.C81])/ABS([.E81]-[.B81])))" office:value-type="float" office:value="4.04042993635522" calcext:value-type="float">
            <text:p>4.04042993635522</text:p>
          </table:table-cell>
          <table:table-cell table:formula="of:=SQRT(POWER([.H81];2)+POWER([.I81];2)+POWER([.J81];2))" office:value-type="float" office:value="664.609349509833" calcext:value-type="float">
            <text:p>664.609349509833</text:p>
          </table:table-cell>
        </table:table-row>
        <table:table-row table:style-name="ro1">
          <table:table-cell office:value-type="float" office:value="68.2869" calcext:value-type="float">
            <text:p>68.2869</text:p>
          </table:table-cell>
          <table:table-cell office:value-type="float" office:value="272.623" calcext:value-type="float">
            <text:p>272.623</text:p>
          </table:table-cell>
          <table:table-cell office:value-type="float" office:value="42.7432" calcext:value-type="float">
            <text:p>42.7432</text:p>
          </table:table-cell>
          <table:table-cell office:value-type="float" office:value="70.0654" calcext:value-type="float">
            <text:p>70.0654</text:p>
          </table:table-cell>
          <table:table-cell office:value-type="float" office:value="261.635" calcext:value-type="float">
            <text:p>261.635</text:p>
          </table:table-cell>
          <table:table-cell office:value-type="float" office:value="43.2796" calcext:value-type="float">
            <text:p>43.2796</text:p>
          </table:table-cell>
          <table:table-cell/>
          <table:table-cell table:formula="of:=([.D82]-[.A82])/0.0166667" office:value-type="float" office:value="106.709786580427" calcext:value-type="float">
            <text:p>106.709786580427</text:p>
          </table:table-cell>
          <table:table-cell table:formula="of:=ABS([.E82]-[.B82])/0.0166667" office:value-type="float" office:value="659.278681442637" calcext:value-type="float">
            <text:p>659.278681442637</text:p>
          </table:table-cell>
          <table:table-cell table:formula="of:=([.F82]-[.C82])/0.0166667" office:value-type="float" office:value="32.1839356321288" calcext:value-type="float">
            <text:p>32.1839356321288</text:p>
          </table:table-cell>
          <table:table-cell table:formula="of:=DEGREES(ATAN(ABS([.F82]-[.C82])/ABS([.E82]-[.B82])))" office:value-type="float" office:value="2.79478316893521" calcext:value-type="float">
            <text:p>2.79478316893521</text:p>
          </table:table-cell>
          <table:table-cell table:formula="of:=SQRT(POWER([.H82];2)+POWER([.I82];2)+POWER([.J82];2))" office:value-type="float" office:value="668.633804163053" calcext:value-type="float">
            <text:p>668.633804163053</text:p>
          </table:table-cell>
        </table:table-row>
        <table:table-row table:style-name="ro1">
          <table:table-cell office:value-type="float" office:value="67.7829" calcext:value-type="float">
            <text:p>67.7829</text:p>
          </table:table-cell>
          <table:table-cell office:value-type="float" office:value="273.772" calcext:value-type="float">
            <text:p>273.772</text:p>
          </table:table-cell>
          <table:table-cell office:value-type="float" office:value="43.0594" calcext:value-type="float">
            <text:p>43.0594</text:p>
          </table:table-cell>
          <table:table-cell office:value-type="float" office:value="69.0944" calcext:value-type="float">
            <text:p>69.0944</text:p>
          </table:table-cell>
          <table:table-cell office:value-type="float" office:value="262.575" calcext:value-type="float">
            <text:p>262.575</text:p>
          </table:table-cell>
          <table:table-cell office:value-type="float" office:value="44.1031" calcext:value-type="float">
            <text:p>44.1031</text:p>
          </table:table-cell>
          <table:table-cell/>
          <table:table-cell table:formula="of:=([.D83]-[.A83])/0.0166667" office:value-type="float" office:value="78.6898426203145" calcext:value-type="float">
            <text:p>78.6898426203145</text:p>
          </table:table-cell>
          <table:table-cell table:formula="of:=ABS([.E83]-[.B83])/0.0166667" office:value-type="float" office:value="671.818656362687" calcext:value-type="float">
            <text:p>671.818656362687</text:p>
          </table:table-cell>
          <table:table-cell table:formula="of:=([.F83]-[.C83])/0.0166667" office:value-type="float" office:value="62.6218747562506" calcext:value-type="float">
            <text:p>62.6218747562506</text:p>
          </table:table-cell>
          <table:table-cell table:formula="of:=DEGREES(ATAN(ABS([.F83]-[.C83])/ABS([.E83]-[.B83])))" office:value-type="float" office:value="5.32529351426343" calcext:value-type="float">
            <text:p>5.32529351426343</text:p>
          </table:table-cell>
          <table:table-cell table:formula="of:=SQRT(POWER([.H83];2)+POWER([.I83];2)+POWER([.J83];2))" office:value-type="float" office:value="679.30398023754" calcext:value-type="float">
            <text:p>679.30398023754</text:p>
          </table:table-cell>
        </table:table-row>
        <table:table-row table:style-name="ro1">
          <table:table-cell office:value-type="float" office:value="58.1647" calcext:value-type="float">
            <text:p>58.1647</text:p>
          </table:table-cell>
          <table:table-cell office:value-type="float" office:value="269.532" calcext:value-type="float">
            <text:p>269.532</text:p>
          </table:table-cell>
          <table:table-cell office:value-type="float" office:value="43.5815" calcext:value-type="float">
            <text:p>43.5815</text:p>
          </table:table-cell>
          <table:table-cell office:value-type="float" office:value="59.9585" calcext:value-type="float">
            <text:p>59.9585</text:p>
          </table:table-cell>
          <table:table-cell office:value-type="float" office:value="257.396" calcext:value-type="float">
            <text:p>257.396</text:p>
          </table:table-cell>
          <table:table-cell office:value-type="float" office:value="44.0674" calcext:value-type="float">
            <text:p>44.0674</text:p>
          </table:table-cell>
          <table:table-cell/>
          <table:table-cell table:formula="of:=([.D84]-[.A84])/0.0166667" office:value-type="float" office:value="107.62778474443" calcext:value-type="float">
            <text:p>107.62778474443</text:p>
          </table:table-cell>
          <table:table-cell table:formula="of:=ABS([.E84]-[.B84])/0.0166667" office:value-type="float" office:value="728.158543682911" calcext:value-type="float">
            <text:p>728.158543682911</text:p>
          </table:table-cell>
          <table:table-cell table:formula="of:=([.F84]-[.C84])/0.0166667" office:value-type="float" office:value="29.1539416921167" calcext:value-type="float">
            <text:p>29.1539416921167</text:p>
          </table:table-cell>
          <table:table-cell table:formula="of:=DEGREES(ATAN(ABS([.F84]-[.C84])/ABS([.E84]-[.B84])))" office:value-type="float" office:value="2.29277829547319" calcext:value-type="float">
            <text:p>2.29277829547319</text:p>
          </table:table-cell>
          <table:table-cell table:formula="of:=SQRT(POWER([.H84];2)+POWER([.I84];2)+POWER([.J84];2))" office:value-type="float" office:value="736.646833362907" calcext:value-type="float">
            <text:p>736.646833362907</text:p>
          </table:table-cell>
        </table:table-row>
        <table:table-row table:style-name="ro1">
          <table:table-cell office:value-type="float" office:value="56.4704" calcext:value-type="float">
            <text:p>56.4704</text:p>
          </table:table-cell>
          <table:table-cell office:value-type="float" office:value="260.467" calcext:value-type="float">
            <text:p>260.467</text:p>
          </table:table-cell>
          <table:table-cell office:value-type="float" office:value="43.3606" calcext:value-type="float">
            <text:p>43.3606</text:p>
          </table:table-cell>
          <table:table-cell office:value-type="float" office:value="58.0346" calcext:value-type="float">
            <text:p>58.0346</text:p>
          </table:table-cell>
          <table:table-cell office:value-type="float" office:value="248.755" calcext:value-type="float">
            <text:p>248.755</text:p>
          </table:table-cell>
          <table:table-cell office:value-type="float" office:value="43.6163" calcext:value-type="float">
            <text:p>43.6163</text:p>
          </table:table-cell>
          <table:table-cell/>
          <table:table-cell table:formula="of:=([.D85]-[.A85])/0.0166667" office:value-type="float" office:value="93.8518122963754" calcext:value-type="float">
            <text:p>93.8518122963754</text:p>
          </table:table-cell>
          <table:table-cell table:formula="of:=ABS([.E85]-[.B85])/0.0166667" office:value-type="float" office:value="702.71859456281" calcext:value-type="float">
            <text:p>702.71859456281</text:p>
          </table:table-cell>
          <table:table-cell table:formula="of:=([.F85]-[.C85])/0.0166667" office:value-type="float" office:value="15.3419693160616" calcext:value-type="float">
            <text:p>15.3419693160616</text:p>
          </table:table-cell>
          <table:table-cell table:formula="of:=DEGREES(ATAN(ABS([.F85]-[.C85])/ABS([.E85]-[.B85])))" office:value-type="float" office:value="1.25070045792713" calcext:value-type="float">
            <text:p>1.25070045792713</text:p>
          </table:table-cell>
          <table:table-cell table:formula="of:=SQRT(POWER([.H85];2)+POWER([.I85];2)+POWER([.J85];2))" office:value-type="float" office:value="709.124080706713" calcext:value-type="float">
            <text:p>709.124080706713</text:p>
          </table:table-cell>
        </table:table-row>
        <table:table-row table:style-name="ro1">
          <table:table-cell office:value-type="float" office:value="56.5209" calcext:value-type="float">
            <text:p>56.5209</text:p>
          </table:table-cell>
          <table:table-cell office:value-type="float" office:value="259.169" calcext:value-type="float">
            <text:p>259.169</text:p>
          </table:table-cell>
          <table:table-cell office:value-type="float" office:value="43.8126" calcext:value-type="float">
            <text:p>43.8126</text:p>
          </table:table-cell>
          <table:table-cell office:value-type="float" office:value="58.0346" calcext:value-type="float">
            <text:p>58.0346</text:p>
          </table:table-cell>
          <table:table-cell office:value-type="float" office:value="248.755" calcext:value-type="float">
            <text:p>248.755</text:p>
          </table:table-cell>
          <table:table-cell office:value-type="float" office:value="43.6163" calcext:value-type="float">
            <text:p>43.6163</text:p>
          </table:table-cell>
          <table:table-cell/>
          <table:table-cell table:formula="of:=([.D86]-[.A86])/0.0166667" office:value-type="float" office:value="90.8218183563633" calcext:value-type="float">
            <text:p>90.8218183563633</text:p>
          </table:table-cell>
          <table:table-cell table:formula="of:=ABS([.E86]-[.B86])/0.0166667" office:value-type="float" office:value="624.838750322499" calcext:value-type="float">
            <text:p>624.838750322499</text:p>
          </table:table-cell>
          <table:table-cell table:formula="of:=([.F86]-[.C86])/0.0166667" office:value-type="float" office:value="-11.7779764440472" calcext:value-type="float">
            <text:p>-11.7779764440472</text:p>
          </table:table-cell>
          <table:table-cell table:formula="of:=DEGREES(ATAN(ABS([.F86]-[.C86])/ABS([.E86]-[.B86])))" office:value-type="float" office:value="1.07987610256108" calcext:value-type="float">
            <text:p>1.07987610256108</text:p>
          </table:table-cell>
          <table:table-cell table:formula="of:=SQRT(POWER([.H86];2)+POWER([.I86];2)+POWER([.J86];2))" office:value-type="float" office:value="631.514677045003" calcext:value-type="float">
            <text:p>631.514677045003</text:p>
          </table:table-cell>
        </table:table-row>
        <table:table-row table:style-name="ro1">
          <table:table-cell office:value-type="float" office:value="56.9465" calcext:value-type="float">
            <text:p>56.9465</text:p>
          </table:table-cell>
          <table:table-cell office:value-type="float" office:value="260.612" calcext:value-type="float">
            <text:p>260.612</text:p>
          </table:table-cell>
          <table:table-cell office:value-type="float" office:value="43.091" calcext:value-type="float">
            <text:p>43.091</text:p>
          </table:table-cell>
          <table:table-cell office:value-type="float" office:value="58.5046" calcext:value-type="float">
            <text:p>58.5046</text:p>
          </table:table-cell>
          <table:table-cell office:value-type="float" office:value="248.859" calcext:value-type="float">
            <text:p>248.859</text:p>
          </table:table-cell>
          <table:table-cell office:value-type="float" office:value="43.5941" calcext:value-type="float">
            <text:p>43.5941</text:p>
          </table:table-cell>
          <table:table-cell/>
          <table:table-cell table:formula="of:=([.D87]-[.A87])/0.0166667" office:value-type="float" office:value="93.4858130283741" calcext:value-type="float">
            <text:p>93.4858130283741</text:p>
          </table:table-cell>
          <table:table-cell table:formula="of:=ABS([.E87]-[.B87])/0.0166667" office:value-type="float" office:value="705.178589642822" calcext:value-type="float">
            <text:p>705.178589642822</text:p>
          </table:table-cell>
          <table:table-cell table:formula="of:=([.F87]-[.C87])/0.0166667" office:value-type="float" office:value="30.1859396281205" calcext:value-type="float">
            <text:p>30.1859396281205</text:p>
          </table:table-cell>
          <table:table-cell table:formula="of:=DEGREES(ATAN(ABS([.F87]-[.C87])/ABS([.E87]-[.B87])))" office:value-type="float" office:value="2.45111203561849" calcext:value-type="float">
            <text:p>2.45111203561849</text:p>
          </table:table-cell>
          <table:table-cell table:formula="of:=SQRT(POWER([.H87];2)+POWER([.I87];2)+POWER([.J87];2))" office:value-type="float" office:value="711.988505159632" calcext:value-type="float">
            <text:p>711.988505159632</text:p>
          </table:table-cell>
        </table:table-row>
        <table:table-row table:style-name="ro1">
          <table:table-cell office:value-type="float" office:value="55.1548" calcext:value-type="float">
            <text:p>55.1548</text:p>
          </table:table-cell>
          <table:table-cell office:value-type="float" office:value="270.309" calcext:value-type="float">
            <text:p>270.309</text:p>
          </table:table-cell>
          <table:table-cell office:value-type="float" office:value="42.9956" calcext:value-type="float">
            <text:p>42.9956</text:p>
          </table:table-cell>
          <table:table-cell office:value-type="float" office:value="57.026" calcext:value-type="float">
            <text:p>57.026</text:p>
          </table:table-cell>
          <table:table-cell office:value-type="float" office:value="258.151" calcext:value-type="float">
            <text:p>258.151</text:p>
          </table:table-cell>
          <table:table-cell office:value-type="float" office:value="43.2542" calcext:value-type="float">
            <text:p>43.2542</text:p>
          </table:table-cell>
          <table:table-cell/>
          <table:table-cell table:formula="of:=([.D88]-[.A88])/0.0166667" office:value-type="float" office:value="112.271775456449" calcext:value-type="float">
            <text:p>112.271775456449</text:p>
          </table:table-cell>
          <table:table-cell table:formula="of:=ABS([.E88]-[.B88])/0.0166667" office:value-type="float" office:value="729.478541042919" calcext:value-type="float">
            <text:p>729.478541042919</text:p>
          </table:table-cell>
          <table:table-cell table:formula="of:=([.F88]-[.C88])/0.0166667" office:value-type="float" office:value="15.5159689680617" calcext:value-type="float">
            <text:p>15.5159689680617</text:p>
          </table:table-cell>
          <table:table-cell table:formula="of:=DEGREES(ATAN(ABS([.F88]-[.C88])/ABS([.E88]-[.B88])))" office:value-type="float" office:value="1.2184943888357" calcext:value-type="float">
            <text:p>1.2184943888357</text:p>
          </table:table-cell>
          <table:table-cell table:formula="of:=SQRT(POWER([.H88];2)+POWER([.I88];2)+POWER([.J88];2))" office:value-type="float" office:value="738.230748952702" calcext:value-type="float">
            <text:p>738.230748952702</text:p>
          </table:table-cell>
        </table:table-row>
        <table:table-row table:style-name="ro1">
          <table:table-cell office:value-type="float" office:value="54.6119" calcext:value-type="float">
            <text:p>54.6119</text:p>
          </table:table-cell>
          <table:table-cell office:value-type="float" office:value="271.518" calcext:value-type="float">
            <text:p>271.518</text:p>
          </table:table-cell>
          <table:table-cell office:value-type="float" office:value="42.8068" calcext:value-type="float">
            <text:p>42.8068</text:p>
          </table:table-cell>
          <table:table-cell office:value-type="float" office:value="55.7815" calcext:value-type="float">
            <text:p>55.7815</text:p>
          </table:table-cell>
          <table:table-cell office:value-type="float" office:value="259.131" calcext:value-type="float">
            <text:p>259.131</text:p>
          </table:table-cell>
          <table:table-cell office:value-type="float" office:value="43.1052" calcext:value-type="float">
            <text:p>43.1052</text:p>
          </table:table-cell>
          <table:table-cell/>
          <table:table-cell table:formula="of:=([.D89]-[.A89])/0.0166667" office:value-type="float" office:value="70.1758596482809" calcext:value-type="float">
            <text:p>70.1758596482809</text:p>
          </table:table-cell>
          <table:table-cell table:formula="of:=ABS([.E89]-[.B89])/0.0166667" office:value-type="float" office:value="743.218513562973" calcext:value-type="float">
            <text:p>743.218513562973</text:p>
          </table:table-cell>
          <table:table-cell table:formula="of:=([.F89]-[.C89])/0.0166667" office:value-type="float" office:value="17.9039641920717" calcext:value-type="float">
            <text:p>17.9039641920717</text:p>
          </table:table-cell>
          <table:table-cell table:formula="of:=DEGREES(ATAN(ABS([.F89]-[.C89])/ABS([.E89]-[.B89])))" office:value-type="float" office:value="1.37997533857598" calcext:value-type="float">
            <text:p>1.37997533857598</text:p>
          </table:table-cell>
          <table:table-cell table:formula="of:=SQRT(POWER([.H89];2)+POWER([.I89];2)+POWER([.J89];2))" office:value-type="float" office:value="746.738884827837" calcext:value-type="float">
            <text:p>746.738884827837</text:p>
          </table:table-cell>
        </table:table-row>
        <table:table-row table:style-name="ro1">
          <table:table-cell office:value-type="float" office:value="54.9225" calcext:value-type="float">
            <text:p>54.9225</text:p>
          </table:table-cell>
          <table:table-cell office:value-type="float" office:value="270.159" calcext:value-type="float">
            <text:p>270.159</text:p>
          </table:table-cell>
          <table:table-cell office:value-type="float" office:value="43.5136" calcext:value-type="float">
            <text:p>43.5136</text:p>
          </table:table-cell>
          <table:table-cell office:value-type="float" office:value="56.2932" calcext:value-type="float">
            <text:p>56.2932</text:p>
          </table:table-cell>
          <table:table-cell office:value-type="float" office:value="259.033" calcext:value-type="float">
            <text:p>259.033</text:p>
          </table:table-cell>
          <table:table-cell office:value-type="float" office:value="44.317" calcext:value-type="float">
            <text:p>44.317</text:p>
          </table:table-cell>
          <table:table-cell/>
          <table:table-cell table:formula="of:=([.D90]-[.A90])/0.0166667" office:value-type="float" office:value="82.2418355163289" calcext:value-type="float">
            <text:p>82.2418355163289</text:p>
          </table:table-cell>
          <table:table-cell table:formula="of:=ABS([.E90]-[.B90])/0.0166667" office:value-type="float" office:value="667.558664882669" calcext:value-type="float">
            <text:p>667.558664882669</text:p>
          </table:table-cell>
          <table:table-cell table:formula="of:=([.F90]-[.C90])/0.0166667" office:value-type="float" office:value="48.203903592193" calcext:value-type="float">
            <text:p>48.203903592193</text:p>
          </table:table-cell>
          <table:table-cell table:formula="of:=DEGREES(ATAN(ABS([.F90]-[.C90])/ABS([.E90]-[.B90])))" office:value-type="float" office:value="4.13011624402627" calcext:value-type="float">
            <text:p>4.13011624402627</text:p>
          </table:table-cell>
          <table:table-cell table:formula="of:=SQRT(POWER([.H90];2)+POWER([.I90];2)+POWER([.J90];2))" office:value-type="float" office:value="674.330710327323" calcext:value-type="float">
            <text:p>674.330710327323</text:p>
          </table:table-cell>
        </table:table-row>
        <table:table-row table:style-name="ro1">
          <table:table-cell office:value-type="float" office:value="55.3146" calcext:value-type="float">
            <text:p>55.3146</text:p>
          </table:table-cell>
          <table:table-cell office:value-type="float" office:value="266.309" calcext:value-type="float">
            <text:p>266.309</text:p>
          </table:table-cell>
          <table:table-cell office:value-type="float" office:value="44.1242" calcext:value-type="float">
            <text:p>44.1242</text:p>
          </table:table-cell>
          <table:table-cell office:value-type="float" office:value="56.8906" calcext:value-type="float">
            <text:p>56.8906</text:p>
          </table:table-cell>
          <table:table-cell office:value-type="float" office:value="255.494" calcext:value-type="float">
            <text:p>255.494</text:p>
          </table:table-cell>
          <table:table-cell office:value-type="float" office:value="44.4078" calcext:value-type="float">
            <text:p>44.4078</text:p>
          </table:table-cell>
          <table:table-cell/>
          <table:table-cell table:formula="of:=([.D91]-[.A91])/0.0166667" office:value-type="float" office:value="94.5598108803783" calcext:value-type="float">
            <text:p>94.5598108803783</text:p>
          </table:table-cell>
          <table:table-cell table:formula="of:=ABS([.E91]-[.B91])/0.0166667" office:value-type="float" office:value="648.898702202597" calcext:value-type="float">
            <text:p>648.898702202597</text:p>
          </table:table-cell>
          <table:table-cell table:formula="of:=([.F91]-[.C91])/0.0166667" office:value-type="float" office:value="17.0159659680681" calcext:value-type="float">
            <text:p>17.0159659680681</text:p>
          </table:table-cell>
          <table:table-cell table:formula="of:=DEGREES(ATAN(ABS([.F91]-[.C91])/ABS([.E91]-[.B91])))" office:value-type="float" office:value="1.50211374148173" calcext:value-type="float">
            <text:p>1.50211374148173</text:p>
          </table:table-cell>
          <table:table-cell table:formula="of:=SQRT(POWER([.H91];2)+POWER([.I91];2)+POWER([.J91];2))" office:value-type="float" office:value="655.97303805246" calcext:value-type="float">
            <text:p>655.97303805246</text:p>
          </table:table-cell>
        </table:table-row>
        <table:table-row table:style-name="ro1">
          <table:table-cell office:value-type="float" office:value="54.2372" calcext:value-type="float">
            <text:p>54.2372</text:p>
          </table:table-cell>
          <table:table-cell office:value-type="float" office:value="268.686" calcext:value-type="float">
            <text:p>268.686</text:p>
          </table:table-cell>
          <table:table-cell office:value-type="float" office:value="43.7557" calcext:value-type="float">
            <text:p>43.7557</text:p>
          </table:table-cell>
          <table:table-cell office:value-type="float" office:value="55.1231" calcext:value-type="float">
            <text:p>55.1231</text:p>
          </table:table-cell>
          <table:table-cell office:value-type="float" office:value="257.626" calcext:value-type="float">
            <text:p>257.626</text:p>
          </table:table-cell>
          <table:table-cell office:value-type="float" office:value="43.8386" calcext:value-type="float">
            <text:p>43.8386</text:p>
          </table:table-cell>
          <table:table-cell/>
          <table:table-cell table:formula="of:=([.D92]-[.A92])/0.0166667" office:value-type="float" office:value="53.1538936922126" calcext:value-type="float">
            <text:p>53.1538936922126</text:p>
          </table:table-cell>
          <table:table-cell table:formula="of:=ABS([.E92]-[.B92])/0.0166667" office:value-type="float" office:value="663.598672802655" calcext:value-type="float">
            <text:p>663.598672802655</text:p>
          </table:table-cell>
          <table:table-cell table:formula="of:=([.F92]-[.C92])/0.0166667" office:value-type="float" office:value="4.97399005202003" calcext:value-type="float">
            <text:p>4.97399005202003</text:p>
          </table:table-cell>
          <table:table-cell table:formula="of:=DEGREES(ATAN(ABS([.F92]-[.C92])/ABS([.E92]-[.B92])))" office:value-type="float" office:value="0.429451281450111" calcext:value-type="float">
            <text:p>0.429451281450111</text:p>
          </table:table-cell>
          <table:table-cell table:formula="of:=SQRT(POWER([.H92];2)+POWER([.I92];2)+POWER([.J92];2))" office:value-type="float" office:value="665.742649630565" calcext:value-type="float">
            <text:p>665.742649630565</text:p>
          </table:table-cell>
        </table:table-row>
        <table:table-row table:style-name="ro1">
          <table:table-cell office:value-type="float" office:value="56.0215" calcext:value-type="float">
            <text:p>56.0215</text:p>
          </table:table-cell>
          <table:table-cell office:value-type="float" office:value="259.191" calcext:value-type="float">
            <text:p>259.191</text:p>
          </table:table-cell>
          <table:table-cell office:value-type="float" office:value="43.093" calcext:value-type="float">
            <text:p>43.093</text:p>
          </table:table-cell>
          <table:table-cell office:value-type="float" office:value="57.3536" calcext:value-type="float">
            <text:p>57.3536</text:p>
          </table:table-cell>
          <table:table-cell office:value-type="float" office:value="247.513" calcext:value-type="float">
            <text:p>247.513</text:p>
          </table:table-cell>
          <table:table-cell office:value-type="float" office:value="43.127" calcext:value-type="float">
            <text:p>43.127</text:p>
          </table:table-cell>
          <table:table-cell/>
          <table:table-cell table:formula="of:=([.D93]-[.A93])/0.0166667" office:value-type="float" office:value="79.9258401483195" calcext:value-type="float">
            <text:p>79.9258401483195</text:p>
          </table:table-cell>
          <table:table-cell table:formula="of:=ABS([.E93]-[.B93])/0.0166667" office:value-type="float" office:value="700.678598642801" calcext:value-type="float">
            <text:p>700.678598642801</text:p>
          </table:table-cell>
          <table:table-cell table:formula="of:=([.F93]-[.C93])/0.0166667" office:value-type="float" office:value="2.0399959200081" calcext:value-type="float">
            <text:p>2.0399959200081</text:p>
          </table:table-cell>
          <table:table-cell table:formula="of:=DEGREES(ATAN(ABS([.F93]-[.C93])/ABS([.E93]-[.B93])))" office:value-type="float" office:value="0.166813752285003" calcext:value-type="float">
            <text:p>0.166813752285003</text:p>
          </table:table-cell>
          <table:table-cell table:formula="of:=SQRT(POWER([.H93];2)+POWER([.I93];2)+POWER([.J93];2))" office:value-type="float" office:value="705.225354126472" calcext:value-type="float">
            <text:p>705.225354126472</text:p>
          </table:table-cell>
        </table:table-row>
        <table:table-row table:style-name="ro1">
          <table:table-cell office:value-type="float" office:value="55.7207" calcext:value-type="float">
            <text:p>55.7207</text:p>
          </table:table-cell>
          <table:table-cell office:value-type="float" office:value="261.435" calcext:value-type="float">
            <text:p>261.435</text:p>
          </table:table-cell>
          <table:table-cell office:value-type="float" office:value="43.934" calcext:value-type="float">
            <text:p>43.934</text:p>
          </table:table-cell>
          <table:table-cell office:value-type="float" office:value="56.891" calcext:value-type="float">
            <text:p>56.891</text:p>
          </table:table-cell>
          <table:table-cell office:value-type="float" office:value="248.288" calcext:value-type="float">
            <text:p>248.288</text:p>
          </table:table-cell>
          <table:table-cell office:value-type="float" office:value="44.879" calcext:value-type="float">
            <text:p>44.879</text:p>
          </table:table-cell>
          <table:table-cell/>
          <table:table-cell table:formula="of:=([.D94]-[.A94])/0.0166667" office:value-type="float" office:value="70.2178595642807" calcext:value-type="float">
            <text:p>70.2178595642807</text:p>
          </table:table-cell>
          <table:table-cell table:formula="of:=ABS([.E94]-[.B94])/0.0166667" office:value-type="float" office:value="788.818422363155" calcext:value-type="float">
            <text:p>788.818422363155</text:p>
          </table:table-cell>
          <table:table-cell table:formula="of:=([.F94]-[.C94])/0.0166667" office:value-type="float" office:value="56.6998866002268" calcext:value-type="float">
            <text:p>56.6998866002268</text:p>
          </table:table-cell>
          <table:table-cell table:formula="of:=DEGREES(ATAN(ABS([.F94]-[.C94])/ABS([.E94]-[.B94])))" office:value-type="float" office:value="4.11132203546004" calcext:value-type="float">
            <text:p>4.11132203546004</text:p>
          </table:table-cell>
          <table:table-cell table:formula="of:=SQRT(POWER([.H94];2)+POWER([.I94];2)+POWER([.J94];2))" office:value-type="float" office:value="793.964689644171" calcext:value-type="float">
            <text:p>793.964689644171</text:p>
          </table:table-cell>
        </table:table-row>
        <table:table-row table:style-name="ro1">
          <table:table-cell office:value-type="float" office:value="54.619" calcext:value-type="float">
            <text:p>54.619</text:p>
          </table:table-cell>
          <table:table-cell office:value-type="float" office:value="271.469" calcext:value-type="float">
            <text:p>271.469</text:p>
          </table:table-cell>
          <table:table-cell office:value-type="float" office:value="43.0611" calcext:value-type="float">
            <text:p>43.0611</text:p>
          </table:table-cell>
          <table:table-cell office:value-type="float" office:value="56.0345" calcext:value-type="float">
            <text:p>56.0345</text:p>
          </table:table-cell>
          <table:table-cell office:value-type="float" office:value="259.099" calcext:value-type="float">
            <text:p>259.099</text:p>
          </table:table-cell>
          <table:table-cell office:value-type="float" office:value="43.5886" calcext:value-type="float">
            <text:p>43.5886</text:p>
          </table:table-cell>
          <table:table-cell/>
          <table:table-cell table:formula="of:=([.D95]-[.A95])/0.0166667" office:value-type="float" office:value="84.9298301403398" calcext:value-type="float">
            <text:p>84.9298301403398</text:p>
          </table:table-cell>
          <table:table-cell table:formula="of:=ABS([.E95]-[.B95])/0.0166667" office:value-type="float" office:value="742.198515602969" calcext:value-type="float">
            <text:p>742.198515602969</text:p>
          </table:table-cell>
          <table:table-cell table:formula="of:=([.F95]-[.C95])/0.0166667" office:value-type="float" office:value="31.6499367001264" calcext:value-type="float">
            <text:p>31.6499367001264</text:p>
          </table:table-cell>
          <table:table-cell table:formula="of:=DEGREES(ATAN(ABS([.F95]-[.C95])/ABS([.E95]-[.B95])))" office:value-type="float" office:value="2.44181273172507" calcext:value-type="float">
            <text:p>2.44181273172507</text:p>
          </table:table-cell>
          <table:table-cell table:formula="of:=SQRT(POWER([.H95];2)+POWER([.I95];2)+POWER([.J95];2))" office:value-type="float" office:value="747.712131173515" calcext:value-type="float">
            <text:p>747.712131173515</text:p>
          </table:table-cell>
        </table:table-row>
        <table:table-row table:style-name="ro1">
          <table:table-cell office:value-type="float" office:value="55.7436" calcext:value-type="float">
            <text:p>55.7436</text:p>
          </table:table-cell>
          <table:table-cell office:value-type="float" office:value="275.479" calcext:value-type="float">
            <text:p>275.479</text:p>
          </table:table-cell>
          <table:table-cell office:value-type="float" office:value="43.65" calcext:value-type="float">
            <text:p>43.65</text:p>
          </table:table-cell>
          <table:table-cell office:value-type="float" office:value="57.8312" calcext:value-type="float">
            <text:p>57.8312</text:p>
          </table:table-cell>
          <table:table-cell office:value-type="float" office:value="264.319" calcext:value-type="float">
            <text:p>264.319</text:p>
          </table:table-cell>
          <table:table-cell office:value-type="float" office:value="44.1744" calcext:value-type="float">
            <text:p>44.1744</text:p>
          </table:table-cell>
          <table:table-cell/>
          <table:table-cell table:formula="of:=([.D96]-[.A96])/0.0166667" office:value-type="float" office:value="125.255749488501" calcext:value-type="float">
            <text:p>125.255749488501</text:p>
          </table:table-cell>
          <table:table-cell table:formula="of:=ABS([.E96]-[.B96])/0.0166667" office:value-type="float" office:value="669.598660802676" calcext:value-type="float">
            <text:p>669.598660802676</text:p>
          </table:table-cell>
          <table:table-cell table:formula="of:=([.F96]-[.C96])/0.0166667" office:value-type="float" office:value="31.4639370721259" calcext:value-type="float">
            <text:p>31.4639370721259</text:p>
          </table:table-cell>
          <table:table-cell table:formula="of:=DEGREES(ATAN(ABS([.F96]-[.C96])/ABS([.E96]-[.B96])))" office:value-type="float" office:value="2.6903066618051" calcext:value-type="float">
            <text:p>2.6903066618051</text:p>
          </table:table-cell>
          <table:table-cell table:formula="of:=SQRT(POWER([.H96];2)+POWER([.I96];2)+POWER([.J96];2))" office:value-type="float" office:value="681.939402487305" calcext:value-type="float">
            <text:p>681.939402487305</text:p>
          </table:table-cell>
        </table:table-row>
        <table:table-row table:style-name="ro1">
          <table:table-cell office:value-type="float" office:value="57.1504" calcext:value-type="float">
            <text:p>57.1504</text:p>
          </table:table-cell>
          <table:table-cell office:value-type="float" office:value="270.542" calcext:value-type="float">
            <text:p>270.542</text:p>
          </table:table-cell>
          <table:table-cell office:value-type="float" office:value="43.922" calcext:value-type="float">
            <text:p>43.922</text:p>
          </table:table-cell>
          <table:table-cell office:value-type="float" office:value="58.9634" calcext:value-type="float">
            <text:p>58.9634</text:p>
          </table:table-cell>
          <table:table-cell office:value-type="float" office:value="258.434" calcext:value-type="float">
            <text:p>258.434</text:p>
          </table:table-cell>
          <table:table-cell office:value-type="float" office:value="43.9082" calcext:value-type="float">
            <text:p>43.9082</text:p>
          </table:table-cell>
          <table:table-cell/>
          <table:table-cell table:formula="of:=([.D97]-[.A97])/0.0166667" office:value-type="float" office:value="108.779782440435" calcext:value-type="float">
            <text:p>108.779782440435</text:p>
          </table:table-cell>
          <table:table-cell table:formula="of:=ABS([.E97]-[.B97])/0.0166667" office:value-type="float" office:value="726.478547042903" calcext:value-type="float">
            <text:p>726.478547042903</text:p>
          </table:table-cell>
          <table:table-cell table:formula="of:=([.F97]-[.C97])/0.0166667" office:value-type="float" office:value="-0.827998344003088" calcext:value-type="float">
            <text:p>-0.827998344003088</text:p>
          </table:table-cell>
          <table:table-cell table:formula="of:=DEGREES(ATAN(ABS([.F97]-[.C97])/ABS([.E97]-[.B97])))" office:value-type="float" office:value="0.0653023963422599" calcext:value-type="float">
            <text:p>0.06530239634226</text:p>
          </table:table-cell>
          <table:table-cell table:formula="of:=SQRT(POWER([.H97];2)+POWER([.I97];2)+POWER([.J97];2))" office:value-type="float" office:value="734.577978136163" calcext:value-type="float">
            <text:p>734.577978136163</text:p>
          </table:table-cell>
        </table:table-row>
        <table:table-row table:style-name="ro1">
          <table:table-cell office:value-type="float" office:value="55.7942" calcext:value-type="float">
            <text:p>55.7942</text:p>
          </table:table-cell>
          <table:table-cell office:value-type="float" office:value="282.004" calcext:value-type="float">
            <text:p>282.004</text:p>
          </table:table-cell>
          <table:table-cell office:value-type="float" office:value="44.1317" calcext:value-type="float">
            <text:p>44.1317</text:p>
          </table:table-cell>
          <table:table-cell office:value-type="float" office:value="57.4273" calcext:value-type="float">
            <text:p>57.4273</text:p>
          </table:table-cell>
          <table:table-cell office:value-type="float" office:value="270.351" calcext:value-type="float">
            <text:p>270.351</text:p>
          </table:table-cell>
          <table:table-cell office:value-type="float" office:value="45.1762" calcext:value-type="float">
            <text:p>45.1762</text:p>
          </table:table-cell>
          <table:table-cell/>
          <table:table-cell table:formula="of:=([.D98]-[.A98])/0.0166667" office:value-type="float" office:value="97.9858040283919" calcext:value-type="float">
            <text:p>97.9858040283919</text:p>
          </table:table-cell>
          <table:table-cell table:formula="of:=ABS([.E98]-[.B98])/0.0166667" office:value-type="float" office:value="699.178601642798" calcext:value-type="float">
            <text:p>699.178601642798</text:p>
          </table:table-cell>
          <table:table-cell table:formula="of:=([.F98]-[.C98])/0.0166667" office:value-type="float" office:value="62.6698746602506" calcext:value-type="float">
            <text:p>62.6698746602506</text:p>
          </table:table-cell>
          <table:table-cell table:formula="of:=DEGREES(ATAN(ABS([.F98]-[.C98])/ABS([.E98]-[.B98])))" office:value-type="float" office:value="5.12193772008638" calcext:value-type="float">
            <text:p>5.12193772008638</text:p>
          </table:table-cell>
          <table:table-cell table:formula="of:=SQRT(POWER([.H98];2)+POWER([.I98];2)+POWER([.J98];2))" office:value-type="float" office:value="708.787307995989" calcext:value-type="float">
            <text:p>708.787307995989</text:p>
          </table:table-cell>
        </table:table-row>
        <table:table-row table:style-name="ro1">
          <table:table-cell office:value-type="float" office:value="55.8835" calcext:value-type="float">
            <text:p>55.8835</text:p>
          </table:table-cell>
          <table:table-cell office:value-type="float" office:value="279.323" calcext:value-type="float">
            <text:p>279.323</text:p>
          </table:table-cell>
          <table:table-cell office:value-type="float" office:value="44.2941" calcext:value-type="float">
            <text:p>44.2941</text:p>
          </table:table-cell>
          <table:table-cell office:value-type="float" office:value="57.3335" calcext:value-type="float">
            <text:p>57.3335</text:p>
          </table:table-cell>
          <table:table-cell office:value-type="float" office:value="265.261" calcext:value-type="float">
            <text:p>265.261</text:p>
          </table:table-cell>
          <table:table-cell office:value-type="float" office:value="45.2425" calcext:value-type="float">
            <text:p>45.2425</text:p>
          </table:table-cell>
          <table:table-cell/>
          <table:table-cell table:formula="of:=([.D99]-[.A99])/0.0166667" office:value-type="float" office:value="86.9998260003482" calcext:value-type="float">
            <text:p>86.9998260003482</text:p>
          </table:table-cell>
          <table:table-cell table:formula="of:=ABS([.E99]-[.B99])/0.0166667" office:value-type="float" office:value="843.718312563372" calcext:value-type="float">
            <text:p>843.718312563372</text:p>
          </table:table-cell>
          <table:table-cell table:formula="of:=([.F99]-[.C99])/0.0166667" office:value-type="float" office:value="56.9038861922276" calcext:value-type="float">
            <text:p>56.9038861922276</text:p>
          </table:table-cell>
          <table:table-cell table:formula="of:=DEGREES(ATAN(ABS([.F99]-[.C99])/ABS([.E99]-[.B99])))" office:value-type="float" office:value="3.8584234133036" calcext:value-type="float">
            <text:p>3.8584234133036</text:p>
          </table:table-cell>
          <table:table-cell table:formula="of:=SQRT(POWER([.H99];2)+POWER([.I99];2)+POWER([.J99];2))" office:value-type="float" office:value="850.098590130964" calcext:value-type="float">
            <text:p>850.098590130964</text:p>
          </table:table-cell>
        </table:table-row>
        <table:table-row table:style-name="ro1">
          <table:table-cell office:value-type="float" office:value="55.8766" calcext:value-type="float">
            <text:p>55.8766</text:p>
          </table:table-cell>
          <table:table-cell office:value-type="float" office:value="279.381" calcext:value-type="float">
            <text:p>279.381</text:p>
          </table:table-cell>
          <table:table-cell office:value-type="float" office:value="44.0353" calcext:value-type="float">
            <text:p>44.0353</text:p>
          </table:table-cell>
          <table:table-cell office:value-type="float" office:value="57.3214" calcext:value-type="float">
            <text:p>57.3214</text:p>
          </table:table-cell>
          <table:table-cell office:value-type="float" office:value="265.353" calcext:value-type="float">
            <text:p>265.353</text:p>
          </table:table-cell>
          <table:table-cell office:value-type="float" office:value="44.7427" calcext:value-type="float">
            <text:p>44.7427</text:p>
          </table:table-cell>
          <table:table-cell/>
          <table:table-cell table:formula="of:=([.D100]-[.A100])/0.0166667" office:value-type="float" office:value="86.6878266243464" calcext:value-type="float">
            <text:p>86.6878266243464</text:p>
          </table:table-cell>
          <table:table-cell table:formula="of:=ABS([.E100]-[.B100])/0.0166667" office:value-type="float" office:value="841.678316643364" calcext:value-type="float">
            <text:p>841.678316643364</text:p>
          </table:table-cell>
          <table:table-cell table:formula="of:=([.F100]-[.C100])/0.0166667" office:value-type="float" office:value="42.4439151121698" calcext:value-type="float">
            <text:p>42.4439151121698</text:p>
          </table:table-cell>
          <table:table-cell table:formula="of:=DEGREES(ATAN(ABS([.F100]-[.C100])/ABS([.E100]-[.B100])))" office:value-type="float" office:value="2.88684991157621" calcext:value-type="float">
            <text:p>2.88684991157621</text:p>
          </table:table-cell>
          <table:table-cell table:formula="of:=SQRT(POWER([.H100];2)+POWER([.I100];2)+POWER([.J100];2))" office:value-type="float" office:value="847.194578548818" calcext:value-type="float">
            <text:p>847.194578548818</text:p>
          </table:table-cell>
        </table:table-row>
        <table:table-row table:style-name="ro1">
          <table:table-cell office:value-type="float" office:value="56.675" calcext:value-type="float">
            <text:p>56.675</text:p>
          </table:table-cell>
          <table:table-cell office:value-type="float" office:value="278.172" calcext:value-type="float">
            <text:p>278.172</text:p>
          </table:table-cell>
          <table:table-cell office:value-type="float" office:value="44.215" calcext:value-type="float">
            <text:p>44.215</text:p>
          </table:table-cell>
          <table:table-cell office:value-type="float" office:value="58.0116" calcext:value-type="float">
            <text:p>58.0116</text:p>
          </table:table-cell>
          <table:table-cell office:value-type="float" office:value="266.795" calcext:value-type="float">
            <text:p>266.795</text:p>
          </table:table-cell>
          <table:table-cell office:value-type="float" office:value="44.5073" calcext:value-type="float">
            <text:p>44.5073</text:p>
          </table:table-cell>
          <table:table-cell/>
          <table:table-cell table:formula="of:=([.D101]-[.A101])/0.0166667" office:value-type="float" office:value="80.195839608321" calcext:value-type="float">
            <text:p>80.195839608321</text:p>
          </table:table-cell>
          <table:table-cell table:formula="of:=ABS([.E101]-[.B101])/0.0166667" office:value-type="float" office:value="682.618634762731" calcext:value-type="float">
            <text:p>682.618634762731</text:p>
          </table:table-cell>
          <table:table-cell table:formula="of:=([.F101]-[.C101])/0.0166667" office:value-type="float" office:value="17.53796492407" calcext:value-type="float">
            <text:p>17.53796492407</text:p>
          </table:table-cell>
          <table:table-cell table:formula="of:=DEGREES(ATAN(ABS([.F101]-[.C101])/ABS([.E101]-[.B101])))" office:value-type="float" office:value="1.47173005664194" calcext:value-type="float">
            <text:p>1.47173005664194</text:p>
          </table:table-cell>
          <table:table-cell table:formula="of:=SQRT(POWER([.H101];2)+POWER([.I101];2)+POWER([.J101];2))" office:value-type="float" office:value="687.537019679302" calcext:value-type="float">
            <text:p>687.537019679302</text:p>
          </table:table-cell>
        </table:table-row>
        <table:table-row table:style-name="ro1">
          <table:table-cell office:value-type="float" office:value="56.4586" calcext:value-type="float">
            <text:p>56.4586</text:p>
          </table:table-cell>
          <table:table-cell office:value-type="float" office:value="284.925" calcext:value-type="float">
            <text:p>284.925</text:p>
          </table:table-cell>
          <table:table-cell office:value-type="float" office:value="43.675" calcext:value-type="float">
            <text:p>43.675</text:p>
          </table:table-cell>
          <table:table-cell office:value-type="float" office:value="58.6023" calcext:value-type="float">
            <text:p>58.6023</text:p>
          </table:table-cell>
          <table:table-cell office:value-type="float" office:value="272.056" calcext:value-type="float">
            <text:p>272.056</text:p>
          </table:table-cell>
          <table:table-cell office:value-type="float" office:value="44.1605" calcext:value-type="float">
            <text:p>44.1605</text:p>
          </table:table-cell>
          <table:table-cell/>
          <table:table-cell table:formula="of:=([.D102]-[.A102])/0.0166667" office:value-type="float" office:value="128.621742756515" calcext:value-type="float">
            <text:p>128.621742756515</text:p>
          </table:table-cell>
          <table:table-cell table:formula="of:=ABS([.E102]-[.B102])/0.0166667" office:value-type="float" office:value="772.13845572309" calcext:value-type="float">
            <text:p>772.13845572309</text:p>
          </table:table-cell>
          <table:table-cell table:formula="of:=([.F102]-[.C102])/0.0166667" office:value-type="float" office:value="29.1299417401166" calcext:value-type="float">
            <text:p>29.1299417401166</text:p>
          </table:table-cell>
          <table:table-cell table:formula="of:=DEGREES(ATAN(ABS([.F102]-[.C102])/ABS([.E102]-[.B102])))" office:value-type="float" office:value="2.16053423595733" calcext:value-type="float">
            <text:p>2.16053423595733</text:p>
          </table:table-cell>
          <table:table-cell table:formula="of:=SQRT(POWER([.H102];2)+POWER([.I102];2)+POWER([.J102];2))" office:value-type="float" office:value="783.319794861552" calcext:value-type="float">
            <text:p>783.319794861552</text:p>
          </table:table-cell>
        </table:table-row>
        <table:table-row table:style-name="ro1">
          <table:table-cell office:value-type="float" office:value="55.5702" calcext:value-type="float">
            <text:p>55.5702</text:p>
          </table:table-cell>
          <table:table-cell office:value-type="float" office:value="288.811" calcext:value-type="float">
            <text:p>288.811</text:p>
          </table:table-cell>
          <table:table-cell office:value-type="float" office:value="43.8495" calcext:value-type="float">
            <text:p>43.8495</text:p>
          </table:table-cell>
          <table:table-cell office:value-type="float" office:value="57.4259" calcext:value-type="float">
            <text:p>57.4259</text:p>
          </table:table-cell>
          <table:table-cell office:value-type="float" office:value="278.327" calcext:value-type="float">
            <text:p>278.327</text:p>
          </table:table-cell>
          <table:table-cell office:value-type="float" office:value="44.1835" calcext:value-type="float">
            <text:p>44.1835</text:p>
          </table:table-cell>
          <table:table-cell/>
          <table:table-cell table:formula="of:=([.D103]-[.A103])/0.0166667" office:value-type="float" office:value="111.341777316445" calcext:value-type="float">
            <text:p>111.341777316445</text:p>
          </table:table-cell>
          <table:table-cell table:formula="of:=ABS([.E103]-[.B103])/0.0166667" office:value-type="float" office:value="629.038741922515" calcext:value-type="float">
            <text:p>629.038741922515</text:p>
          </table:table-cell>
          <table:table-cell table:formula="of:=([.F103]-[.C103])/0.0166667" office:value-type="float" office:value="20.0399599200804" calcext:value-type="float">
            <text:p>20.0399599200804</text:p>
          </table:table-cell>
          <table:table-cell table:formula="of:=DEGREES(ATAN(ABS([.F103]-[.C103])/ABS([.E103]-[.B103])))" office:value-type="float" office:value="1.82471576568947" calcext:value-type="float">
            <text:p>1.82471576568947</text:p>
          </table:table-cell>
          <table:table-cell table:formula="of:=SQRT(POWER([.H103];2)+POWER([.I103];2)+POWER([.J103];2))" office:value-type="float" office:value="639.130917894795" calcext:value-type="float">
            <text:p>639.130917894795</text:p>
          </table:table-cell>
        </table:table-row>
        <table:table-row table:style-name="ro1">
          <table:table-cell office:value-type="float" office:value="56.1295" calcext:value-type="float">
            <text:p>56.1295</text:p>
          </table:table-cell>
          <table:table-cell office:value-type="float" office:value="287.515" calcext:value-type="float">
            <text:p>287.515</text:p>
          </table:table-cell>
          <table:table-cell office:value-type="float" office:value="44.0416" calcext:value-type="float">
            <text:p>44.0416</text:p>
          </table:table-cell>
          <table:table-cell office:value-type="float" office:value="58.2524" calcext:value-type="float">
            <text:p>58.2524</text:p>
          </table:table-cell>
          <table:table-cell office:value-type="float" office:value="275.848" calcext:value-type="float">
            <text:p>275.848</text:p>
          </table:table-cell>
          <table:table-cell office:value-type="float" office:value="44.312" calcext:value-type="float">
            <text:p>44.312</text:p>
          </table:table-cell>
          <table:table-cell/>
          <table:table-cell table:formula="of:=([.D104]-[.A104])/0.0166667" office:value-type="float" office:value="127.37374525251" calcext:value-type="float">
            <text:p>127.37374525251</text:p>
          </table:table-cell>
          <table:table-cell table:formula="of:=ABS([.E104]-[.B104])/0.0166667" office:value-type="float" office:value="700.018599962799" calcext:value-type="float">
            <text:p>700.018599962799</text:p>
          </table:table-cell>
          <table:table-cell table:formula="of:=([.F104]-[.C104])/0.0166667" office:value-type="float" office:value="16.2239675520646" calcext:value-type="float">
            <text:p>16.2239675520646</text:p>
          </table:table-cell>
          <table:table-cell table:formula="of:=DEGREES(ATAN(ABS([.F104]-[.C104])/ABS([.E104]-[.B104])))" office:value-type="float" office:value="1.32767684030328" calcext:value-type="float">
            <text:p>1.32767684030328</text:p>
          </table:table-cell>
          <table:table-cell table:formula="of:=SQRT(POWER([.H104];2)+POWER([.I104];2)+POWER([.J104];2))" office:value-type="float" office:value="711.69749781537" calcext:value-type="float">
            <text:p>711.69749781537</text:p>
          </table:table-cell>
        </table:table-row>
        <table:table-row table:style-name="ro1">
          <table:table-cell office:value-type="float" office:value="55.2709" calcext:value-type="float">
            <text:p>55.2709</text:p>
          </table:table-cell>
          <table:table-cell office:value-type="float" office:value="290.121" calcext:value-type="float">
            <text:p>290.121</text:p>
          </table:table-cell>
          <table:table-cell office:value-type="float" office:value="43.9083" calcext:value-type="float">
            <text:p>43.9083</text:p>
          </table:table-cell>
          <table:table-cell office:value-type="float" office:value="57.2315" calcext:value-type="float">
            <text:p>57.2315</text:p>
          </table:table-cell>
          <table:table-cell office:value-type="float" office:value="276.828" calcext:value-type="float">
            <text:p>276.828</text:p>
          </table:table-cell>
          <table:table-cell office:value-type="float" office:value="44.915" calcext:value-type="float">
            <text:p>44.915</text:p>
          </table:table-cell>
          <table:table-cell/>
          <table:table-cell table:formula="of:=([.D105]-[.A105])/0.0166667" office:value-type="float" office:value="117.635764728471" calcext:value-type="float">
            <text:p>117.635764728471</text:p>
          </table:table-cell>
          <table:table-cell table:formula="of:=ABS([.E105]-[.B105])/0.0166667" office:value-type="float" office:value="797.578404843191" calcext:value-type="float">
            <text:p>797.578404843191</text:p>
          </table:table-cell>
          <table:table-cell table:formula="of:=([.F105]-[.C105])/0.0166667" office:value-type="float" office:value="60.4018791962417" calcext:value-type="float">
            <text:p>60.4018791962417</text:p>
          </table:table-cell>
          <table:table-cell table:formula="of:=DEGREES(ATAN(ABS([.F105]-[.C105])/ABS([.E105]-[.B105])))" office:value-type="float" office:value="4.33083349138591" calcext:value-type="float">
            <text:p>4.33083349138591</text:p>
          </table:table-cell>
          <table:table-cell table:formula="of:=SQRT(POWER([.H105];2)+POWER([.I105];2)+POWER([.J105];2))" office:value-type="float" office:value="808.466370374116" calcext:value-type="float">
            <text:p>808.466370374116</text:p>
          </table:table-cell>
        </table:table-row>
        <table:table-row table:style-name="ro1">
          <table:table-cell office:value-type="float" office:value="56.8698" calcext:value-type="float">
            <text:p>56.8698</text:p>
          </table:table-cell>
          <table:table-cell office:value-type="float" office:value="288.895" calcext:value-type="float">
            <text:p>288.895</text:p>
          </table:table-cell>
          <table:table-cell office:value-type="float" office:value="44.5877" calcext:value-type="float">
            <text:p>44.5877</text:p>
          </table:table-cell>
          <table:table-cell office:value-type="float" office:value="59.1978" calcext:value-type="float">
            <text:p>59.1978</text:p>
          </table:table-cell>
          <table:table-cell office:value-type="float" office:value="278.507" calcext:value-type="float">
            <text:p>278.507</text:p>
          </table:table-cell>
          <table:table-cell office:value-type="float" office:value="44.8861" calcext:value-type="float">
            <text:p>44.8861</text:p>
          </table:table-cell>
          <table:table-cell/>
          <table:table-cell table:formula="of:=([.D106]-[.A106])/0.0166667" office:value-type="float" office:value="139.679720640559" calcext:value-type="float">
            <text:p>139.679720640559</text:p>
          </table:table-cell>
          <table:table-cell table:formula="of:=ABS([.E106]-[.B106])/0.0166667" office:value-type="float" office:value="623.278753442492" calcext:value-type="float">
            <text:p>623.278753442492</text:p>
          </table:table-cell>
          <table:table-cell table:formula="of:=([.F106]-[.C106])/0.0166667" office:value-type="float" office:value="17.9039641920717" calcext:value-type="float">
            <text:p>17.9039641920717</text:p>
          </table:table-cell>
          <table:table-cell table:formula="of:=DEGREES(ATAN(ABS([.F106]-[.C106])/ABS([.E106]-[.B106])))" office:value-type="float" office:value="1.64539472254366" calcext:value-type="float">
            <text:p>1.64539472254366</text:p>
          </table:table-cell>
          <table:table-cell table:formula="of:=SQRT(POWER([.H106];2)+POWER([.I106];2)+POWER([.J106];2))" office:value-type="float" office:value="638.989343248259" calcext:value-type="float">
            <text:p>638.989343248259</text:p>
          </table:table-cell>
        </table:table-row>
        <table:table-row table:style-name="ro1">
          <table:table-cell office:value-type="float" office:value="55.6925" calcext:value-type="float">
            <text:p>55.6925</text:p>
          </table:table-cell>
          <table:table-cell office:value-type="float" office:value="293.019" calcext:value-type="float">
            <text:p>293.019</text:p>
          </table:table-cell>
          <table:table-cell office:value-type="float" office:value="43.7207" calcext:value-type="float">
            <text:p>43.7207</text:p>
          </table:table-cell>
          <table:table-cell office:value-type="float" office:value="58.3196" calcext:value-type="float">
            <text:p>58.3196</text:p>
          </table:table-cell>
          <table:table-cell office:value-type="float" office:value="282.502" calcext:value-type="float">
            <text:p>282.502</text:p>
          </table:table-cell>
          <table:table-cell office:value-type="float" office:value="44.03" calcext:value-type="float">
            <text:p>44.03</text:p>
          </table:table-cell>
          <table:table-cell/>
          <table:table-cell table:formula="of:=([.D107]-[.A107])/0.0166667" office:value-type="float" office:value="157.62568474863" calcext:value-type="float">
            <text:p>157.62568474863</text:p>
          </table:table-cell>
          <table:table-cell table:formula="of:=ABS([.E107]-[.B107])/0.0166667" office:value-type="float" office:value="631.018737962524" calcext:value-type="float">
            <text:p>631.018737962524</text:p>
          </table:table-cell>
          <table:table-cell table:formula="of:=([.F107]-[.C107])/0.0166667" office:value-type="float" office:value="18.5579628840743" calcext:value-type="float">
            <text:p>18.5579628840743</text:p>
          </table:table-cell>
          <table:table-cell table:formula="of:=DEGREES(ATAN(ABS([.F107]-[.C107])/ABS([.E107]-[.B107])))" office:value-type="float" office:value="1.68455624231605" calcext:value-type="float">
            <text:p>1.68455624231605</text:p>
          </table:table-cell>
          <table:table-cell table:formula="of:=SQRT(POWER([.H107];2)+POWER([.I107];2)+POWER([.J107];2))" office:value-type="float" office:value="650.672653596797" calcext:value-type="float">
            <text:p>650.672653596797</text:p>
          </table:table-cell>
        </table:table-row>
        <table:table-row table:style-name="ro1">
          <table:table-cell office:value-type="float" office:value="56.941" calcext:value-type="float">
            <text:p>56.941</text:p>
          </table:table-cell>
          <table:table-cell office:value-type="float" office:value="286.251" calcext:value-type="float">
            <text:p>286.251</text:p>
          </table:table-cell>
          <table:table-cell office:value-type="float" office:value="44.2262" calcext:value-type="float">
            <text:p>44.2262</text:p>
          </table:table-cell>
          <table:table-cell office:value-type="float" office:value="59.5363" calcext:value-type="float">
            <text:p>59.5363</text:p>
          </table:table-cell>
          <table:table-cell office:value-type="float" office:value="274.737" calcext:value-type="float">
            <text:p>274.737</text:p>
          </table:table-cell>
          <table:table-cell office:value-type="float" office:value="44.4724" calcext:value-type="float">
            <text:p>44.4724</text:p>
          </table:table-cell>
          <table:table-cell/>
          <table:table-cell table:formula="of:=([.D108]-[.A108])/0.0166667" office:value-type="float" office:value="155.717688564623" calcext:value-type="float">
            <text:p>155.717688564623</text:p>
          </table:table-cell>
          <table:table-cell table:formula="of:=ABS([.E108]-[.B108])/0.0166667" office:value-type="float" office:value="690.838618322761" calcext:value-type="float">
            <text:p>690.838618322761</text:p>
          </table:table-cell>
          <table:table-cell table:formula="of:=([.F108]-[.C108])/0.0166667" office:value-type="float" office:value="14.7719704560592" calcext:value-type="float">
            <text:p>14.7719704560592</text:p>
          </table:table-cell>
          <table:table-cell table:formula="of:=DEGREES(ATAN(ABS([.F108]-[.C108])/ABS([.E108]-[.B108])))" office:value-type="float" office:value="1.22494976822826" calcext:value-type="float">
            <text:p>1.22494976822826</text:p>
          </table:table-cell>
          <table:table-cell table:formula="of:=SQRT(POWER([.H108];2)+POWER([.I108];2)+POWER([.J108];2))" office:value-type="float" office:value="708.324929823287" calcext:value-type="float">
            <text:p>708.324929823287</text:p>
          </table:table-cell>
        </table:table-row>
        <table:table-row table:style-name="ro1">
          <table:table-cell office:value-type="float" office:value="57.9121" calcext:value-type="float">
            <text:p>57.9121</text:p>
          </table:table-cell>
          <table:table-cell office:value-type="float" office:value="287.893" calcext:value-type="float">
            <text:p>287.893</text:p>
          </table:table-cell>
          <table:table-cell office:value-type="float" office:value="43.7121" calcext:value-type="float">
            <text:p>43.7121</text:p>
          </table:table-cell>
          <table:table-cell office:value-type="float" office:value="61.5889" calcext:value-type="float">
            <text:p>61.5889</text:p>
          </table:table-cell>
          <table:table-cell office:value-type="float" office:value="272.464" calcext:value-type="float">
            <text:p>272.464</text:p>
          </table:table-cell>
          <table:table-cell office:value-type="float" office:value="44.8063" calcext:value-type="float">
            <text:p>44.8063</text:p>
          </table:table-cell>
          <table:table-cell/>
          <table:table-cell table:formula="of:=([.D109]-[.A109])/0.0166667" office:value-type="float" office:value="220.607558784882" calcext:value-type="float">
            <text:p>220.607558784882</text:p>
          </table:table-cell>
          <table:table-cell table:formula="of:=ABS([.E109]-[.B109])/0.0166667" office:value-type="float" office:value="925.738148523701" calcext:value-type="float">
            <text:p>925.738148523701</text:p>
          </table:table-cell>
          <table:table-cell table:formula="of:=([.F109]-[.C109])/0.0166667" office:value-type="float" office:value="65.6518686962627" calcext:value-type="float">
            <text:p>65.6518686962627</text:p>
          </table:table-cell>
          <table:table-cell table:formula="of:=DEGREES(ATAN(ABS([.F109]-[.C109])/ABS([.E109]-[.B109])))" office:value-type="float" office:value="4.05653346102788" calcext:value-type="float">
            <text:p>4.05653346102788</text:p>
          </table:table-cell>
          <table:table-cell table:formula="of:=SQRT(POWER([.H109];2)+POWER([.I109];2)+POWER([.J109];2))" office:value-type="float" office:value="953.92294368488" calcext:value-type="float">
            <text:p>953.92294368488</text:p>
          </table:table-cell>
        </table:table-row>
        <table:table-row table:style-name="ro1">
          <table:table-cell office:value-type="float" office:value="57.6442" calcext:value-type="float">
            <text:p>57.6442</text:p>
          </table:table-cell>
          <table:table-cell office:value-type="float" office:value="288.981" calcext:value-type="float">
            <text:p>288.981</text:p>
          </table:table-cell>
          <table:table-cell office:value-type="float" office:value="44.8214" calcext:value-type="float">
            <text:p>44.8214</text:p>
          </table:table-cell>
          <table:table-cell office:value-type="float" office:value="61.273" calcext:value-type="float">
            <text:p>61.273</text:p>
          </table:table-cell>
          <table:table-cell office:value-type="float" office:value="276.131" calcext:value-type="float">
            <text:p>276.131</text:p>
          </table:table-cell>
          <table:table-cell office:value-type="float" office:value="45.4785" calcext:value-type="float">
            <text:p>45.4785</text:p>
          </table:table-cell>
          <table:table-cell/>
          <table:table-cell table:formula="of:=([.D110]-[.A110])/0.0166667" office:value-type="float" office:value="217.727564544871" calcext:value-type="float">
            <text:p>217.727564544871</text:p>
          </table:table-cell>
          <table:table-cell table:formula="of:=ABS([.E110]-[.B110])/0.0166667" office:value-type="float" office:value="770.998458003085" calcext:value-type="float">
            <text:p>770.998458003085</text:p>
          </table:table-cell>
          <table:table-cell table:formula="of:=([.F110]-[.C110])/0.0166667" office:value-type="float" office:value="39.4259211481577" calcext:value-type="float">
            <text:p>39.4259211481577</text:p>
          </table:table-cell>
          <table:table-cell table:formula="of:=DEGREES(ATAN(ABS([.F110]-[.C110])/ABS([.E110]-[.B110])))" office:value-type="float" office:value="2.92733788449883" calcext:value-type="float">
            <text:p>2.92733788449883</text:p>
          </table:table-cell>
          <table:table-cell table:formula="of:=SQRT(POWER([.H110];2)+POWER([.I110];2)+POWER([.J110];2))" office:value-type="float" office:value="802.121136652163" calcext:value-type="float">
            <text:p>802.121136652163</text:p>
          </table:table-cell>
        </table:table-row>
        <table:table-row table:style-name="ro1">
          <table:table-cell office:value-type="float" office:value="57.1515" calcext:value-type="float">
            <text:p>57.1515</text:p>
          </table:table-cell>
          <table:table-cell office:value-type="float" office:value="287.694" calcext:value-type="float">
            <text:p>287.694</text:p>
          </table:table-cell>
          <table:table-cell office:value-type="float" office:value="44.0042" calcext:value-type="float">
            <text:p>44.0042</text:p>
          </table:table-cell>
          <table:table-cell office:value-type="float" office:value="60.5371" calcext:value-type="float">
            <text:p>60.5371</text:p>
          </table:table-cell>
          <table:table-cell office:value-type="float" office:value="274.876" calcext:value-type="float">
            <text:p>274.876</text:p>
          </table:table-cell>
          <table:table-cell office:value-type="float" office:value="44.6885" calcext:value-type="float">
            <text:p>44.6885</text:p>
          </table:table-cell>
          <table:table-cell/>
          <table:table-cell table:formula="of:=([.D111]-[.A111])/0.0166667" office:value-type="float" office:value="203.135593728813" calcext:value-type="float">
            <text:p>203.135593728813</text:p>
          </table:table-cell>
          <table:table-cell table:formula="of:=ABS([.E111]-[.B111])/0.0166667" office:value-type="float" office:value="769.078461843079" calcext:value-type="float">
            <text:p>769.078461843079</text:p>
          </table:table-cell>
          <table:table-cell table:formula="of:=([.F111]-[.C111])/0.0166667" office:value-type="float" office:value="41.0579178841643" calcext:value-type="float">
            <text:p>41.0579178841643</text:p>
          </table:table-cell>
          <table:table-cell table:formula="of:=DEGREES(ATAN(ABS([.F111]-[.C111])/ABS([.E111]-[.B111])))" office:value-type="float" office:value="3.0558837338344" calcext:value-type="float">
            <text:p>3.0558837338344</text:p>
          </table:table-cell>
          <table:table-cell table:formula="of:=SQRT(POWER([.H111];2)+POWER([.I111];2)+POWER([.J111];2))" office:value-type="float" office:value="796.512085615439" calcext:value-type="float">
            <text:p>796.512085615439</text:p>
          </table:table-cell>
        </table:table-row>
        <table:table-row table:style-name="ro1">
          <table:table-cell office:value-type="float" office:value="57.4196" calcext:value-type="float">
            <text:p>57.4196</text:p>
          </table:table-cell>
          <table:table-cell office:value-type="float" office:value="287.63" calcext:value-type="float">
            <text:p>287.63</text:p>
          </table:table-cell>
          <table:table-cell office:value-type="float" office:value="44.5192" calcext:value-type="float">
            <text:p>44.5192</text:p>
          </table:table-cell>
          <table:table-cell office:value-type="float" office:value="60.7689" calcext:value-type="float">
            <text:p>60.7689</text:p>
          </table:table-cell>
          <table:table-cell office:value-type="float" office:value="276.094" calcext:value-type="float">
            <text:p>276.094</text:p>
          </table:table-cell>
          <table:table-cell office:value-type="float" office:value="45.2414" calcext:value-type="float">
            <text:p>45.2414</text:p>
          </table:table-cell>
          <table:table-cell/>
          <table:table-cell table:formula="of:=([.D112]-[.A112])/0.0166667" office:value-type="float" office:value="200.957598084804" calcext:value-type="float">
            <text:p>200.957598084804</text:p>
          </table:table-cell>
          <table:table-cell table:formula="of:=ABS([.E112]-[.B112])/0.0166667" office:value-type="float" office:value="692.158615682769" calcext:value-type="float">
            <text:p>692.158615682769</text:p>
          </table:table-cell>
          <table:table-cell table:formula="of:=([.F112]-[.C112])/0.0166667" office:value-type="float" office:value="43.3319133361734" calcext:value-type="float">
            <text:p>43.3319133361734</text:p>
          </table:table-cell>
          <table:table-cell table:formula="of:=DEGREES(ATAN(ABS([.F112]-[.C112])/ABS([.E112]-[.B112])))" office:value-type="float" office:value="3.5822711782837" calcext:value-type="float">
            <text:p>3.5822711782837</text:p>
          </table:table-cell>
          <table:table-cell table:formula="of:=SQRT(POWER([.H112];2)+POWER([.I112];2)+POWER([.J112];2))" office:value-type="float" office:value="722.042353470538" calcext:value-type="float">
            <text:p>722.042353470538</text:p>
          </table:table-cell>
        </table:table-row>
        <table:table-row table:style-name="ro1">
          <table:table-cell office:value-type="float" office:value="58.5043" calcext:value-type="float">
            <text:p>58.5043</text:p>
          </table:table-cell>
          <table:table-cell office:value-type="float" office:value="285.201" calcext:value-type="float">
            <text:p>285.201</text:p>
          </table:table-cell>
          <table:table-cell office:value-type="float" office:value="44.1181" calcext:value-type="float">
            <text:p>44.118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271.199" calcext:value-type="float">
            <text:p>271.199</text:p>
          </table:table-cell>
          <table:table-cell office:value-type="float" office:value="45.0006" calcext:value-type="float">
            <text:p>45.0006</text:p>
          </table:table-cell>
          <table:table-cell/>
          <table:table-cell table:formula="of:=([.D113]-[.A113])/0.0166667" office:value-type="float" office:value="201.695596608807" calcext:value-type="float">
            <text:p>201.695596608807</text:p>
          </table:table-cell>
          <table:table-cell table:formula="of:=ABS([.E113]-[.B113])/0.0166667" office:value-type="float" office:value="840.118319763361" calcext:value-type="float">
            <text:p>840.118319763361</text:p>
          </table:table-cell>
          <table:table-cell table:formula="of:=([.F113]-[.C113])/0.0166667" office:value-type="float" office:value="52.9498941002118" calcext:value-type="float">
            <text:p>52.9498941002118</text:p>
          </table:table-cell>
          <table:table-cell table:formula="of:=DEGREES(ATAN(ABS([.F113]-[.C113])/ABS([.E113]-[.B113])))" office:value-type="float" office:value="3.60639424824798" calcext:value-type="float">
            <text:p>3.60639424824798</text:p>
          </table:table-cell>
          <table:table-cell table:formula="of:=SQRT(POWER([.H113];2)+POWER([.I113];2)+POWER([.J113];2))" office:value-type="float" office:value="865.611689026101" calcext:value-type="float">
            <text:p>865.611689026101</text:p>
          </table:table-cell>
        </table:table-row>
        <table:table-row table:style-name="ro1">
          <table:table-cell office:value-type="float" office:value="58.2561" calcext:value-type="float">
            <text:p>58.2561</text:p>
          </table:table-cell>
          <table:table-cell office:value-type="float" office:value="285.099" calcext:value-type="float">
            <text:p>285.099</text:p>
          </table:table-cell>
          <table:table-cell office:value-type="float" office:value="44.3888" calcext:value-type="float">
            <text:p>44.3888</text:p>
          </table:table-cell>
          <table:table-cell office:value-type="float" office:value="61.8905" calcext:value-type="float">
            <text:p>61.8905</text:p>
          </table:table-cell>
          <table:table-cell office:value-type="float" office:value="269.936" calcext:value-type="float">
            <text:p>269.936</text:p>
          </table:table-cell>
          <table:table-cell office:value-type="float" office:value="44.9522" calcext:value-type="float">
            <text:p>44.9522</text:p>
          </table:table-cell>
          <table:table-cell/>
          <table:table-cell table:formula="of:=([.D114]-[.A114])/0.0166667" office:value-type="float" office:value="218.063563872872" calcext:value-type="float">
            <text:p>218.063563872872</text:p>
          </table:table-cell>
          <table:table-cell table:formula="of:=ABS([.E114]-[.B114])/0.0166667" office:value-type="float" office:value="909.77818044364" calcext:value-type="float">
            <text:p>909.77818044364</text:p>
          </table:table-cell>
          <table:table-cell table:formula="of:=([.F114]-[.C114])/0.0166667" office:value-type="float" office:value="33.8039323921349" calcext:value-type="float">
            <text:p>33.8039323921349</text:p>
          </table:table-cell>
          <table:table-cell table:formula="of:=DEGREES(ATAN(ABS([.F114]-[.C114])/ABS([.E114]-[.B114])))" office:value-type="float" office:value="2.12791658404119" calcext:value-type="float">
            <text:p>2.12791658404119</text:p>
          </table:table-cell>
          <table:table-cell table:formula="of:=SQRT(POWER([.H114];2)+POWER([.I114];2)+POWER([.J114];2))" office:value-type="float" office:value="936.157444741776" calcext:value-type="float">
            <text:p>936.157444741776</text:p>
          </table:table-cell>
        </table:table-row>
        <table:table-row table:style-name="ro1">
          <table:table-cell office:value-type="float" office:value="56.8636" calcext:value-type="float">
            <text:p>56.8636</text:p>
          </table:table-cell>
          <table:table-cell office:value-type="float" office:value="288.94" calcext:value-type="float">
            <text:p>288.94</text:p>
          </table:table-cell>
          <table:table-cell office:value-type="float" office:value="44.3264" calcext:value-type="float">
            <text:p>44.3264</text:p>
          </table:table-cell>
          <table:table-cell office:value-type="float" office:value="59.694" calcext:value-type="float">
            <text:p>59.694</text:p>
          </table:table-cell>
          <table:table-cell office:value-type="float" office:value="278.646" calcext:value-type="float">
            <text:p>278.646</text:p>
          </table:table-cell>
          <table:table-cell office:value-type="float" office:value="44.6106" calcext:value-type="float">
            <text:p>44.6106</text:p>
          </table:table-cell>
          <table:table-cell/>
          <table:table-cell table:formula="of:=([.D115]-[.A115])/0.0166667" office:value-type="float" office:value="169.82366035268" calcext:value-type="float">
            <text:p>169.82366035268</text:p>
          </table:table-cell>
          <table:table-cell table:formula="of:=ABS([.E115]-[.B115])/0.0166667" office:value-type="float" office:value="617.63876472247" calcext:value-type="float">
            <text:p>617.63876472247</text:p>
          </table:table-cell>
          <table:table-cell table:formula="of:=([.F115]-[.C115])/0.0166667" office:value-type="float" office:value="17.0519658960681" calcext:value-type="float">
            <text:p>17.0519658960681</text:p>
          </table:table-cell>
          <table:table-cell table:formula="of:=DEGREES(ATAN(ABS([.F115]-[.C115])/ABS([.E115]-[.B115])))" office:value-type="float" office:value="1.58143823980167" calcext:value-type="float">
            <text:p>1.58143823980167</text:p>
          </table:table-cell>
          <table:table-cell table:formula="of:=SQRT(POWER([.H115];2)+POWER([.I115];2)+POWER([.J115];2))" office:value-type="float" office:value="640.787397538685" calcext:value-type="float">
            <text:p>640.787397538685</text:p>
          </table:table-cell>
        </table:table-row>
        <table:table-row table:style-name="ro1">
          <table:table-cell office:value-type="float" office:value="55.1321" calcext:value-type="float">
            <text:p>55.1321</text:p>
          </table:table-cell>
          <table:table-cell office:value-type="float" office:value="294.301" calcext:value-type="float">
            <text:p>294.301</text:p>
          </table:table-cell>
          <table:table-cell office:value-type="float" office:value="43.7898" calcext:value-type="float">
            <text:p>43.7898</text:p>
          </table:table-cell>
          <table:table-cell office:value-type="float" office:value="57.0625" calcext:value-type="float">
            <text:p>57.0625</text:p>
          </table:table-cell>
          <table:table-cell office:value-type="float" office:value="282.202" calcext:value-type="float">
            <text:p>282.202</text:p>
          </table:table-cell>
          <table:table-cell office:value-type="float" office:value="44.34" calcext:value-type="float">
            <text:p>44.34</text:p>
          </table:table-cell>
          <table:table-cell/>
          <table:table-cell table:formula="of:=([.D116]-[.A116])/0.0166667" office:value-type="float" office:value="115.823768352463" calcext:value-type="float">
            <text:p>115.823768352463</text:p>
          </table:table-cell>
          <table:table-cell table:formula="of:=ABS([.E116]-[.B116])/0.0166667" office:value-type="float" office:value="725.938548122903" calcext:value-type="float">
            <text:p>725.938548122903</text:p>
          </table:table-cell>
          <table:table-cell table:formula="of:=([.F116]-[.C116])/0.0166667" office:value-type="float" office:value="33.0119339761323" calcext:value-type="float">
            <text:p>33.0119339761323</text:p>
          </table:table-cell>
          <table:table-cell table:formula="of:=DEGREES(ATAN(ABS([.F116]-[.C116])/ABS([.E116]-[.B116])))" office:value-type="float" office:value="2.6037221743713" calcext:value-type="float">
            <text:p>2.6037221743713</text:p>
          </table:table-cell>
          <table:table-cell table:formula="of:=SQRT(POWER([.H116];2)+POWER([.I116];2)+POWER([.J116];2))" office:value-type="float" office:value="735.861202096563" calcext:value-type="float">
            <text:p>735.861202096563</text:p>
          </table:table-cell>
        </table:table-row>
        <table:table-row table:style-name="ro1">
          <table:table-cell office:value-type="float" office:value="54.8877" calcext:value-type="float">
            <text:p>54.8877</text:p>
          </table:table-cell>
          <table:table-cell office:value-type="float" office:value="294.138" calcext:value-type="float">
            <text:p>294.138</text:p>
          </table:table-cell>
          <table:table-cell office:value-type="float" office:value="44.3311" calcext:value-type="float">
            <text:p>44.3311</text:p>
          </table:table-cell>
          <table:table-cell office:value-type="float" office:value="57.0305" calcext:value-type="float">
            <text:p>57.0305</text:p>
          </table:table-cell>
          <table:table-cell office:value-type="float" office:value="283.482" calcext:value-type="float">
            <text:p>283.482</text:p>
          </table:table-cell>
          <table:table-cell office:value-type="float" office:value="44.6475" calcext:value-type="float">
            <text:p>44.6475</text:p>
          </table:table-cell>
          <table:table-cell/>
          <table:table-cell table:formula="of:=([.D117]-[.A117])/0.0166667" office:value-type="float" office:value="128.567742864514" calcext:value-type="float">
            <text:p>128.567742864514</text:p>
          </table:table-cell>
          <table:table-cell table:formula="of:=ABS([.E117]-[.B117])/0.0166667" office:value-type="float" office:value="639.358721282554" calcext:value-type="float">
            <text:p>639.358721282554</text:p>
          </table:table-cell>
          <table:table-cell table:formula="of:=([.F117]-[.C117])/0.0166667" office:value-type="float" office:value="18.983962032076" calcext:value-type="float">
            <text:p>18.983962032076</text:p>
          </table:table-cell>
          <table:table-cell table:formula="of:=DEGREES(ATAN(ABS([.F117]-[.C117])/ABS([.E117]-[.B117])))" office:value-type="float" office:value="1.70073760956496" calcext:value-type="float">
            <text:p>1.70073760956496</text:p>
          </table:table-cell>
          <table:table-cell table:formula="of:=SQRT(POWER([.H117];2)+POWER([.I117];2)+POWER([.J117];2))" office:value-type="float" office:value="652.433620991265" calcext:value-type="float">
            <text:p>652.433620991265</text:p>
          </table:table-cell>
        </table:table-row>
        <table:table-row table:style-name="ro1">
          <table:table-cell office:value-type="float" office:value="59.5332" calcext:value-type="float">
            <text:p>59.5332</text:p>
          </table:table-cell>
          <table:table-cell office:value-type="float" office:value="285.28" calcext:value-type="float">
            <text:p>285.28</text:p>
          </table:table-cell>
          <table:table-cell office:value-type="float" office:value="44.6015" calcext:value-type="float">
            <text:p>44.6015</text:p>
          </table:table-cell>
          <table:table-cell office:value-type="float" office:value="61.0619" calcext:value-type="float">
            <text:p>61.0619</text:p>
          </table:table-cell>
          <table:table-cell office:value-type="float" office:value="273.692" calcext:value-type="float">
            <text:p>273.692</text:p>
          </table:table-cell>
          <table:table-cell office:value-type="float" office:value="44.6202" calcext:value-type="float">
            <text:p>44.6202</text:p>
          </table:table-cell>
          <table:table-cell/>
          <table:table-cell table:formula="of:=([.D118]-[.A118])/0.0166667" office:value-type="float" office:value="91.7218165563669" calcext:value-type="float">
            <text:p>91.7218165563669</text:p>
          </table:table-cell>
          <table:table-cell table:formula="of:=ABS([.E118]-[.B118])/0.0166667" office:value-type="float" office:value="695.278609442779" calcext:value-type="float">
            <text:p>695.278609442779</text:p>
          </table:table-cell>
          <table:table-cell table:formula="of:=([.F118]-[.C118])/0.0166667" office:value-type="float" office:value="1.12199775600422" calcext:value-type="float">
            <text:p>1.12199775600422</text:p>
          </table:table-cell>
          <table:table-cell table:formula="of:=DEGREES(ATAN(ABS([.F118]-[.C118])/ABS([.E118]-[.B118])))" office:value-type="float" office:value="0.0924603164342052" calcext:value-type="float">
            <text:p>0.092460316434205</text:p>
          </table:table-cell>
          <table:table-cell table:formula="of:=SQRT(POWER([.H118];2)+POWER([.I118];2)+POWER([.J118];2))" office:value-type="float" office:value="701.30342595773" calcext:value-type="float">
            <text:p>701.30342595773</text:p>
          </table:table-cell>
        </table:table-row>
        <table:table-row table:style-name="ro1">
          <table:table-cell office:value-type="float" office:value="73.3829" calcext:value-type="float">
            <text:p>73.3829</text:p>
          </table:table-cell>
          <table:table-cell office:value-type="float" office:value="298.166" calcext:value-type="float">
            <text:p>298.166</text:p>
          </table:table-cell>
          <table:table-cell office:value-type="float" office:value="43.5506" calcext:value-type="float">
            <text:p>43.5506</text:p>
          </table:table-cell>
          <table:table-cell office:value-type="float" office:value="75.3725" calcext:value-type="float">
            <text:p>75.3725</text:p>
          </table:table-cell>
          <table:table-cell office:value-type="float" office:value="284.667" calcext:value-type="float">
            <text:p>284.667</text:p>
          </table:table-cell>
          <table:table-cell office:value-type="float" office:value="44.2918" calcext:value-type="float">
            <text:p>44.2918</text:p>
          </table:table-cell>
          <table:table-cell/>
          <table:table-cell table:formula="of:=([.D119]-[.A119])/0.0166667" office:value-type="float" office:value="119.375761248477" calcext:value-type="float">
            <text:p>119.375761248477</text:p>
          </table:table-cell>
          <table:table-cell table:formula="of:=ABS([.E119]-[.B119])/0.0166667" office:value-type="float" office:value="809.938380123241" calcext:value-type="float">
            <text:p>809.938380123241</text:p>
          </table:table-cell>
          <table:table-cell table:formula="of:=([.F119]-[.C119])/0.0166667" office:value-type="float" office:value="44.4719110561778" calcext:value-type="float">
            <text:p>44.4719110561778</text:p>
          </table:table-cell>
          <table:table-cell table:formula="of:=DEGREES(ATAN(ABS([.F119]-[.C119])/ABS([.E119]-[.B119])))" office:value-type="float" office:value="3.14282767429656" calcext:value-type="float">
            <text:p>3.14282767429656</text:p>
          </table:table-cell>
          <table:table-cell table:formula="of:=SQRT(POWER([.H119];2)+POWER([.I119];2)+POWER([.J119];2))" office:value-type="float" office:value="819.895421894343" calcext:value-type="float">
            <text:p>819.895421894343</text:p>
          </table:table-cell>
        </table:table-row>
        <table:table-row table:style-name="ro1">
          <table:table-cell office:value-type="float" office:value="77.5001" calcext:value-type="float">
            <text:p>77.5001</text:p>
          </table:table-cell>
          <table:table-cell office:value-type="float" office:value="291.529" calcext:value-type="float">
            <text:p>291.529</text:p>
          </table:table-cell>
          <table:table-cell office:value-type="float" office:value="43.9946" calcext:value-type="float">
            <text:p>43.9946</text:p>
          </table:table-cell>
          <table:table-cell office:value-type="float" office:value="78.1092" calcext:value-type="float">
            <text:p>78.1092</text:p>
          </table:table-cell>
          <table:table-cell office:value-type="float" office:value="279.639" calcext:value-type="float">
            <text:p>279.639</text:p>
          </table:table-cell>
          <table:table-cell office:value-type="float" office:value="44.5338" calcext:value-type="float">
            <text:p>44.5338</text:p>
          </table:table-cell>
          <table:table-cell/>
          <table:table-cell table:formula="of:=([.D120]-[.A120])/0.0166667" office:value-type="float" office:value="36.5459269081461" calcext:value-type="float">
            <text:p>36.5459269081461</text:p>
          </table:table-cell>
          <table:table-cell table:formula="of:=ABS([.E120]-[.B120])/0.0166667" office:value-type="float" office:value="713.398573202853" calcext:value-type="float">
            <text:p>713.398573202853</text:p>
          </table:table-cell>
          <table:table-cell table:formula="of:=([.F120]-[.C120])/0.0166667" office:value-type="float" office:value="32.3519352961295" calcext:value-type="float">
            <text:p>32.3519352961295</text:p>
          </table:table-cell>
          <table:table-cell table:formula="of:=DEGREES(ATAN(ABS([.F120]-[.C120])/ABS([.E120]-[.B120])))" office:value-type="float" office:value="2.59652920869884" calcext:value-type="float">
            <text:p>2.59652920869884</text:p>
          </table:table-cell>
          <table:table-cell table:formula="of:=SQRT(POWER([.H120];2)+POWER([.I120];2)+POWER([.J120];2))" office:value-type="float" office:value="715.06627436822" calcext:value-type="float">
            <text:p>715.06627436822</text:p>
          </table:table-cell>
        </table:table-row>
        <table:table-row table:style-name="ro1">
          <table:table-cell office:value-type="float" office:value="78.9484" calcext:value-type="float">
            <text:p>78.9484</text:p>
          </table:table-cell>
          <table:table-cell office:value-type="float" office:value="284.831" calcext:value-type="float">
            <text:p>284.831</text:p>
          </table:table-cell>
          <table:table-cell office:value-type="float" office:value="44.7389" calcext:value-type="float">
            <text:p>44.7389</text:p>
          </table:table-cell>
          <table:table-cell office:value-type="float" office:value="79.4925" calcext:value-type="float">
            <text:p>79.4925</text:p>
          </table:table-cell>
          <table:table-cell office:value-type="float" office:value="272.031" calcext:value-type="float">
            <text:p>272.031</text:p>
          </table:table-cell>
          <table:table-cell office:value-type="float" office:value="45.1977" calcext:value-type="float">
            <text:p>45.1977</text:p>
          </table:table-cell>
          <table:table-cell/>
          <table:table-cell table:formula="of:=([.D121]-[.A121])/0.0166667" office:value-type="float" office:value="32.6459347081306" calcext:value-type="float">
            <text:p>32.6459347081306</text:p>
          </table:table-cell>
          <table:table-cell table:formula="of:=ABS([.E121]-[.B121])/0.0166667" office:value-type="float" office:value="767.998464003073" calcext:value-type="float">
            <text:p>767.998464003073</text:p>
          </table:table-cell>
          <table:table-cell table:formula="of:=([.F121]-[.C121])/0.0166667" office:value-type="float" office:value="27.5279449441099" calcext:value-type="float">
            <text:p>27.5279449441099</text:p>
          </table:table-cell>
          <table:table-cell table:formula="of:=DEGREES(ATAN(ABS([.F121]-[.C121])/ABS([.E121]-[.B121])))" office:value-type="float" office:value="2.05281676243266" calcext:value-type="float">
            <text:p>2.05281676243266</text:p>
          </table:table-cell>
          <table:table-cell table:formula="of:=SQRT(POWER([.H121];2)+POWER([.I121];2)+POWER([.J121];2))" office:value-type="float" office:value="769.184753825043" calcext:value-type="float">
            <text:p>769.184753825043</text:p>
          </table:table-cell>
        </table:table-row>
        <table:table-row table:style-name="ro1">
          <table:table-cell office:value-type="float" office:value="81.5594" calcext:value-type="float">
            <text:p>81.5594</text:p>
          </table:table-cell>
          <table:table-cell office:value-type="float" office:value="287.632" calcext:value-type="float">
            <text:p>287.632</text:p>
          </table:table-cell>
          <table:table-cell office:value-type="float" office:value="44.5455" calcext:value-type="float">
            <text:p>44.5455</text:p>
          </table:table-cell>
          <table:table-cell office:value-type="float" office:value="84.074" calcext:value-type="float">
            <text:p>84.074</text:p>
          </table:table-cell>
          <table:table-cell office:value-type="float" office:value="276.118" calcext:value-type="float">
            <text:p>276.118</text:p>
          </table:table-cell>
          <table:table-cell office:value-type="float" office:value="44.7728" calcext:value-type="float">
            <text:p>44.7728</text:p>
          </table:table-cell>
          <table:table-cell/>
          <table:table-cell table:formula="of:=([.D122]-[.A122])/0.0166667" office:value-type="float" office:value="150.875698248604" calcext:value-type="float">
            <text:p>150.875698248604</text:p>
          </table:table-cell>
          <table:table-cell table:formula="of:=ABS([.E122]-[.B122])/0.0166667" office:value-type="float" office:value="690.838618322764" calcext:value-type="float">
            <text:p>690.838618322764</text:p>
          </table:table-cell>
          <table:table-cell table:formula="of:=([.F122]-[.C122])/0.0166667" office:value-type="float" office:value="13.6379727240545" calcext:value-type="float">
            <text:p>13.6379727240545</text:p>
          </table:table-cell>
          <table:table-cell table:formula="of:=DEGREES(ATAN(ABS([.F122]-[.C122])/ABS([.E122]-[.B122])))" office:value-type="float" office:value="1.13093966351924" calcext:value-type="float">
            <text:p>1.13093966351924</text:p>
          </table:table-cell>
          <table:table-cell table:formula="of:=SQRT(POWER([.H122];2)+POWER([.I122];2)+POWER([.J122];2))" office:value-type="float" office:value="707.253467427436" calcext:value-type="float">
            <text:p>707.253467427436</text:p>
          </table:table-cell>
        </table:table-row>
        <table:table-row table:style-name="ro1">
          <table:table-cell office:value-type="float" office:value="81.2759" calcext:value-type="float">
            <text:p>81.2759</text:p>
          </table:table-cell>
          <table:table-cell office:value-type="float" office:value="286.317" calcext:value-type="float">
            <text:p>286.317</text:p>
          </table:table-cell>
          <table:table-cell office:value-type="float" office:value="44.4932" calcext:value-type="float">
            <text:p>44.4932</text:p>
          </table:table-cell>
          <table:table-cell office:value-type="float" office:value="83.0379" calcext:value-type="float">
            <text:p>83.0379</text:p>
          </table:table-cell>
          <table:table-cell office:value-type="float" office:value="274.776" calcext:value-type="float">
            <text:p>274.776</text:p>
          </table:table-cell>
          <table:table-cell office:value-type="float" office:value="44.9888" calcext:value-type="float">
            <text:p>44.9888</text:p>
          </table:table-cell>
          <table:table-cell/>
          <table:table-cell table:formula="of:=([.D123]-[.A123])/0.0166667" office:value-type="float" office:value="105.719788560422" calcext:value-type="float">
            <text:p>105.719788560422</text:p>
          </table:table-cell>
          <table:table-cell table:formula="of:=ABS([.E123]-[.B123])/0.0166667" office:value-type="float" office:value="692.45861508277" calcext:value-type="float">
            <text:p>692.45861508277</text:p>
          </table:table-cell>
          <table:table-cell table:formula="of:=([.F123]-[.C123])/0.0166667" office:value-type="float" office:value="29.7359405281187" calcext:value-type="float">
            <text:p>29.7359405281187</text:p>
          </table:table-cell>
          <table:table-cell table:formula="of:=DEGREES(ATAN(ABS([.F123]-[.C123])/ABS([.E123]-[.B123])))" office:value-type="float" office:value="2.45891630486169" calcext:value-type="float">
            <text:p>2.45891630486169</text:p>
          </table:table-cell>
          <table:table-cell table:formula="of:=SQRT(POWER([.H123];2)+POWER([.I123];2)+POWER([.J123];2))" office:value-type="float" office:value="701.113281470762" calcext:value-type="float">
            <text:p>701.113281470762</text:p>
          </table:table-cell>
        </table:table-row>
        <table:table-row table:style-name="ro1">
          <table:table-cell office:value-type="float" office:value="80.9151" calcext:value-type="float">
            <text:p>80.9151</text:p>
          </table:table-cell>
          <table:table-cell office:value-type="float" office:value="294.153" calcext:value-type="float">
            <text:p>294.153</text:p>
          </table:table-cell>
          <table:table-cell office:value-type="float" office:value="45.1102" calcext:value-type="float">
            <text:p>45.1102</text:p>
          </table:table-cell>
          <table:table-cell office:value-type="float" office:value="82.2048" calcext:value-type="float">
            <text:p>82.2048</text:p>
          </table:table-cell>
          <table:table-cell office:value-type="float" office:value="282.214" calcext:value-type="float">
            <text:p>282.214</text:p>
          </table:table-cell>
          <table:table-cell office:value-type="float" office:value="45.6073" calcext:value-type="float">
            <text:p>45.6073</text:p>
          </table:table-cell>
          <table:table-cell/>
          <table:table-cell table:formula="of:=([.D124]-[.A124])/0.0166667" office:value-type="float" office:value="77.3818452363102" calcext:value-type="float">
            <text:p>77.3818452363102</text:p>
          </table:table-cell>
          <table:table-cell table:formula="of:=ABS([.E124]-[.B124])/0.0166667" office:value-type="float" office:value="716.338567322867" calcext:value-type="float">
            <text:p>716.338567322867</text:p>
          </table:table-cell>
          <table:table-cell table:formula="of:=([.F124]-[.C124])/0.0166667" office:value-type="float" office:value="29.8259403481195" calcext:value-type="float">
            <text:p>29.8259403481195</text:p>
          </table:table-cell>
          <table:table-cell table:formula="of:=DEGREES(ATAN(ABS([.F124]-[.C124])/ABS([.E124]-[.B124])))" office:value-type="float" office:value="2.3842273513589" calcext:value-type="float">
            <text:p>2.3842273513589</text:p>
          </table:table-cell>
          <table:table-cell table:formula="of:=SQRT(POWER([.H124];2)+POWER([.I124];2)+POWER([.J124];2))" office:value-type="float" office:value="721.123068362123" calcext:value-type="float">
            <text:p>721.123068362123</text:p>
          </table:table-cell>
        </table:table-row>
        <table:table-row table:style-name="ro1">
          <table:table-cell office:value-type="float" office:value="81.07" calcext:value-type="float">
            <text:p>81.07</text:p>
          </table:table-cell>
          <table:table-cell office:value-type="float" office:value="288.858" calcext:value-type="float">
            <text:p>288.858</text:p>
          </table:table-cell>
          <table:table-cell office:value-type="float" office:value="44.8736" calcext:value-type="float">
            <text:p>44.8736</text:p>
          </table:table-cell>
          <table:table-cell office:value-type="float" office:value="82.4717" calcext:value-type="float">
            <text:p>82.4717</text:p>
          </table:table-cell>
          <table:table-cell office:value-type="float" office:value="272.066" calcext:value-type="float">
            <text:p>272.066</text:p>
          </table:table-cell>
          <table:table-cell office:value-type="float" office:value="45.9026" calcext:value-type="float">
            <text:p>45.9026</text:p>
          </table:table-cell>
          <table:table-cell/>
          <table:table-cell table:formula="of:=([.D125]-[.A125])/0.0166667" office:value-type="float" office:value="84.1018317963367" calcext:value-type="float">
            <text:p>84.1018317963367</text:p>
          </table:table-cell>
          <table:table-cell table:formula="of:=ABS([.E125]-[.B125])/0.0166667" office:value-type="float" office:value="1007.51798496403" calcext:value-type="float">
            <text:p>1007.51798496403</text:p>
          </table:table-cell>
          <table:table-cell table:formula="of:=([.F125]-[.C125])/0.0166667" office:value-type="float" office:value="61.7398765202467" calcext:value-type="float">
            <text:p>61.7398765202467</text:p>
          </table:table-cell>
          <table:table-cell table:formula="of:=DEGREES(ATAN(ABS([.F125]-[.C125])/ABS([.E125]-[.B125])))" office:value-type="float" office:value="3.50665348239762" calcext:value-type="float">
            <text:p>3.50665348239762</text:p>
          </table:table-cell>
          <table:table-cell table:formula="of:=SQRT(POWER([.H125];2)+POWER([.I125];2)+POWER([.J125];2))" office:value-type="float" office:value="1012.90543511733" calcext:value-type="float">
            <text:p>1012.90543511733</text:p>
          </table:table-cell>
        </table:table-row>
        <table:table-row table:style-name="ro1">
          <table:table-cell office:value-type="float" office:value="80.8139" calcext:value-type="float">
            <text:p>80.8139</text:p>
          </table:table-cell>
          <table:table-cell office:value-type="float" office:value="288.904" calcext:value-type="float">
            <text:p>288.904</text:p>
          </table:table-cell>
          <table:table-cell office:value-type="float" office:value="44.6147" calcext:value-type="float">
            <text:p>44.6147</text:p>
          </table:table-cell>
          <table:table-cell office:value-type="float" office:value="81.8728" calcext:value-type="float">
            <text:p>81.8728</text:p>
          </table:table-cell>
          <table:table-cell office:value-type="float" office:value="278.561" calcext:value-type="float">
            <text:p>278.561</text:p>
          </table:table-cell>
          <table:table-cell office:value-type="float" office:value="44.6653" calcext:value-type="float">
            <text:p>44.6653</text:p>
          </table:table-cell>
          <table:table-cell/>
          <table:table-cell table:formula="of:=([.D126]-[.A126])/0.0166667" office:value-type="float" office:value="63.5338729322538" calcext:value-type="float">
            <text:p>63.5338729322538</text:p>
          </table:table-cell>
          <table:table-cell table:formula="of:=ABS([.E126]-[.B126])/0.0166667" office:value-type="float" office:value="620.578758842483" calcext:value-type="float">
            <text:p>620.578758842483</text:p>
          </table:table-cell>
          <table:table-cell table:formula="of:=([.F126]-[.C126])/0.0166667" office:value-type="float" office:value="3.03599392801232" calcext:value-type="float">
            <text:p>3.03599392801232</text:p>
          </table:table-cell>
          <table:table-cell table:formula="of:=DEGREES(ATAN(ABS([.F126]-[.C126])/ABS([.E126]-[.B126])))" office:value-type="float" office:value="0.280300040078631" calcext:value-type="float">
            <text:p>0.280300040078631</text:p>
          </table:table-cell>
          <table:table-cell table:formula="of:=SQRT(POWER([.H126];2)+POWER([.I126];2)+POWER([.J126];2))" office:value-type="float" office:value="623.8299176822" calcext:value-type="float">
            <text:p>623.8299176822</text:p>
          </table:table-cell>
        </table:table-row>
        <table:table-row table:style-name="ro1">
          <table:table-cell office:value-type="float" office:value="80.2139" calcext:value-type="float">
            <text:p>80.2139</text:p>
          </table:table-cell>
          <table:table-cell office:value-type="float" office:value="298.535" calcext:value-type="float">
            <text:p>298.535</text:p>
          </table:table-cell>
          <table:table-cell office:value-type="float" office:value="43.6924" calcext:value-type="float">
            <text:p>43.6924</text:p>
          </table:table-cell>
          <table:table-cell office:value-type="float" office:value="81.7589" calcext:value-type="float">
            <text:p>81.7589</text:p>
          </table:table-cell>
          <table:table-cell office:value-type="float" office:value="284.983" calcext:value-type="float">
            <text:p>284.983</text:p>
          </table:table-cell>
          <table:table-cell office:value-type="float" office:value="44.6907" calcext:value-type="float">
            <text:p>44.6907</text:p>
          </table:table-cell>
          <table:table-cell/>
          <table:table-cell table:formula="of:=([.D127]-[.A127])/0.0166667" office:value-type="float" office:value="92.6998146003709" calcext:value-type="float">
            <text:p>92.6998146003709</text:p>
          </table:table-cell>
          <table:table-cell table:formula="of:=ABS([.E127]-[.B127])/0.0166667" office:value-type="float" office:value="813.118373763254" calcext:value-type="float">
            <text:p>813.118373763254</text:p>
          </table:table-cell>
          <table:table-cell table:formula="of:=([.F127]-[.C127])/0.0166667" office:value-type="float" office:value="59.8978802042396" calcext:value-type="float">
            <text:p>59.8978802042396</text:p>
          </table:table-cell>
          <table:table-cell table:formula="of:=DEGREES(ATAN(ABS([.F127]-[.C127])/ABS([.E127]-[.B127])))" office:value-type="float" office:value="4.21304980621638" calcext:value-type="float">
            <text:p>4.21304980621638</text:p>
          </table:table-cell>
          <table:table-cell table:formula="of:=SQRT(POWER([.H127];2)+POWER([.I127];2)+POWER([.J127];2))" office:value-type="float" office:value="820.574494748224" calcext:value-type="float">
            <text:p>820.574494748224</text:p>
          </table:table-cell>
        </table:table-row>
        <table:table-row table:style-name="ro1">
          <table:table-cell office:value-type="float" office:value="81.3779" calcext:value-type="float">
            <text:p>81.3779</text:p>
          </table:table-cell>
          <table:table-cell office:value-type="float" office:value="291.386" calcext:value-type="float">
            <text:p>291.386</text:p>
          </table:table-cell>
          <table:table-cell office:value-type="float" office:value="45.514" calcext:value-type="float">
            <text:p>45.514</text:p>
          </table:table-cell>
          <table:table-cell office:value-type="float" office:value="82.8671" calcext:value-type="float">
            <text:p>82.8671</text:p>
          </table:table-cell>
          <table:table-cell office:value-type="float" office:value="278.234" calcext:value-type="float">
            <text:p>278.234</text:p>
          </table:table-cell>
          <table:table-cell office:value-type="float" office:value="46.4477" calcext:value-type="float">
            <text:p>46.4477</text:p>
          </table:table-cell>
          <table:table-cell/>
          <table:table-cell table:formula="of:=([.D128]-[.A128])/0.0166667" office:value-type="float" office:value="89.3518212963572" calcext:value-type="float">
            <text:p>89.3518212963572</text:p>
          </table:table-cell>
          <table:table-cell table:formula="of:=ABS([.E128]-[.B128])/0.0166667" office:value-type="float" office:value="789.118421763159" calcext:value-type="float">
            <text:p>789.118421763159</text:p>
          </table:table-cell>
          <table:table-cell table:formula="of:=([.F128]-[.C128])/0.0166667" office:value-type="float" office:value="56.0218879562238" calcext:value-type="float">
            <text:p>56.0218879562238</text:p>
          </table:table-cell>
          <table:table-cell table:formula="of:=DEGREES(ATAN(ABS([.F128]-[.C128])/ABS([.E128]-[.B128])))" office:value-type="float" office:value="4.06078656805481" calcext:value-type="float">
            <text:p>4.06078656805481</text:p>
          </table:table-cell>
          <table:table-cell table:formula="of:=SQRT(POWER([.H128];2)+POWER([.I128];2)+POWER([.J128];2))" office:value-type="float" office:value="796.134463181399" calcext:value-type="float">
            <text:p>796.134463181399</text:p>
          </table:table-cell>
        </table:table-row>
        <table:table-row table:style-name="ro1">
          <table:table-cell office:value-type="float" office:value="81.8057" calcext:value-type="float">
            <text:p>81.8057</text:p>
          </table:table-cell>
          <table:table-cell office:value-type="float" office:value="287.294" calcext:value-type="float">
            <text:p>287.294</text:p>
          </table:table-cell>
          <table:table-cell office:value-type="float" office:value="46.1136" calcext:value-type="float">
            <text:p>46.1136</text:p>
          </table:table-cell>
          <table:table-cell office:value-type="float" office:value="83.0209" calcext:value-type="float">
            <text:p>83.0209</text:p>
          </table:table-cell>
          <table:table-cell office:value-type="float" office:value="274.352" calcext:value-type="float">
            <text:p>274.352</text:p>
          </table:table-cell>
          <table:table-cell office:value-type="float" office:value="47.0272" calcext:value-type="float">
            <text:p>47.0272</text:p>
          </table:table-cell>
          <table:table-cell/>
          <table:table-cell table:formula="of:=([.D129]-[.A129])/0.0166667" office:value-type="float" office:value="72.9118541762914" calcext:value-type="float">
            <text:p>72.9118541762914</text:p>
          </table:table-cell>
          <table:table-cell table:formula="of:=ABS([.E129]-[.B129])/0.0166667" office:value-type="float" office:value="776.518446963107" calcext:value-type="float">
            <text:p>776.518446963107</text:p>
          </table:table-cell>
          <table:table-cell table:formula="of:=([.F129]-[.C129])/0.0166667" office:value-type="float" office:value="54.8158903682194" calcext:value-type="float">
            <text:p>54.8158903682194</text:p>
          </table:table-cell>
          <table:table-cell table:formula="of:=DEGREES(ATAN(ABS([.F129]-[.C129])/ABS([.E129]-[.B129])))" office:value-type="float" office:value="4.03791792303165" calcext:value-type="float">
            <text:p>4.03791792303165</text:p>
          </table:table-cell>
          <table:table-cell table:formula="of:=SQRT(POWER([.H129];2)+POWER([.I129];2)+POWER([.J129];2))" office:value-type="float" office:value="781.857927497241" calcext:value-type="float">
            <text:p>781.857927497241</text:p>
          </table:table-cell>
        </table:table-row>
        <table:table-row table:style-name="ro1">
          <table:table-cell office:value-type="float" office:value="81.6643" calcext:value-type="float">
            <text:p>81.6643</text:p>
          </table:table-cell>
          <table:table-cell office:value-type="float" office:value="292.723" calcext:value-type="float">
            <text:p>292.723</text:p>
          </table:table-cell>
          <table:table-cell office:value-type="float" office:value="45.5701" calcext:value-type="float">
            <text:p>45.5701</text:p>
          </table:table-cell>
          <table:table-cell office:value-type="float" office:value="83.1473" calcext:value-type="float">
            <text:p>83.1473</text:p>
          </table:table-cell>
          <table:table-cell office:value-type="float" office:value="279.448" calcext:value-type="float">
            <text:p>279.448</text:p>
          </table:table-cell>
          <table:table-cell office:value-type="float" office:value="46.7613" calcext:value-type="float">
            <text:p>46.7613</text:p>
          </table:table-cell>
          <table:table-cell/>
          <table:table-cell table:formula="of:=([.D130]-[.A130])/0.0166667" office:value-type="float" office:value="88.9798220403562" calcext:value-type="float">
            <text:p>88.9798220403562</text:p>
          </table:table-cell>
          <table:table-cell table:formula="of:=ABS([.E130]-[.B130])/0.0166667" office:value-type="float" office:value="796.498407003188" calcext:value-type="float">
            <text:p>796.498407003188</text:p>
          </table:table-cell>
          <table:table-cell table:formula="of:=([.F130]-[.C130])/0.0166667" office:value-type="float" office:value="71.471857056286" calcext:value-type="float">
            <text:p>71.471857056286</text:p>
          </table:table-cell>
          <table:table-cell table:formula="of:=DEGREES(ATAN(ABS([.F130]-[.C130])/ABS([.E130]-[.B130])))" office:value-type="float" office:value="5.12756527145107" calcext:value-type="float">
            <text:p>5.12756527145107</text:p>
          </table:table-cell>
          <table:table-cell table:formula="of:=SQRT(POWER([.H130];2)+POWER([.I130];2)+POWER([.J130];2))" office:value-type="float" office:value="804.633672822623" calcext:value-type="float">
            <text:p>804.633672822623</text:p>
          </table:table-cell>
        </table:table-row>
        <table:table-row table:style-name="ro1">
          <table:table-cell office:value-type="float" office:value="82.8293" calcext:value-type="float">
            <text:p>82.8293</text:p>
          </table:table-cell>
          <table:table-cell office:value-type="float" office:value="287.278" calcext:value-type="float">
            <text:p>287.278</text:p>
          </table:table-cell>
          <table:table-cell office:value-type="float" office:value="46.3597" calcext:value-type="float">
            <text:p>46.3597</text:p>
          </table:table-cell>
          <table:table-cell office:value-type="float" office:value="84.2993" calcext:value-type="float">
            <text:p>84.2993</text:p>
          </table:table-cell>
          <table:table-cell office:value-type="float" office:value="275.593" calcext:value-type="float">
            <text:p>275.593</text:p>
          </table:table-cell>
          <table:table-cell office:value-type="float" office:value="47.3238" calcext:value-type="float">
            <text:p>47.3238</text:p>
          </table:table-cell>
          <table:table-cell/>
          <table:table-cell table:formula="of:=([.D131]-[.A131])/0.0166667" office:value-type="float" office:value="88.1998236003527" calcext:value-type="float">
            <text:p>88.1998236003527</text:p>
          </table:table-cell>
          <table:table-cell table:formula="of:=ABS([.E131]-[.B131])/0.0166667" office:value-type="float" office:value="701.098597802805" calcext:value-type="float">
            <text:p>701.098597802805</text:p>
          </table:table-cell>
          <table:table-cell table:formula="of:=([.F131]-[.C131])/0.0166667" office:value-type="float" office:value="57.8458843082315" calcext:value-type="float">
            <text:p>57.8458843082315</text:p>
          </table:table-cell>
          <table:table-cell table:formula="of:=DEGREES(ATAN(ABS([.F131]-[.C131])/ABS([.E131]-[.B131])))" office:value-type="float" office:value="4.71664737777042" calcext:value-type="float">
            <text:p>4.71664737777042</text:p>
          </table:table-cell>
          <table:table-cell table:formula="of:=SQRT(POWER([.H131];2)+POWER([.I131];2)+POWER([.J131];2))" office:value-type="float" office:value="708.988433654311" calcext:value-type="float">
            <text:p>708.988433654311</text:p>
          </table:table-cell>
        </table:table-row>
        <table:table-row table:style-name="ro1">
          <table:table-cell office:value-type="float" office:value="81.6921" calcext:value-type="float">
            <text:p>81.6921</text:p>
          </table:table-cell>
          <table:table-cell office:value-type="float" office:value="294.056" calcext:value-type="float">
            <text:p>294.056</text:p>
          </table:table-cell>
          <table:table-cell office:value-type="float" office:value="45.6305" calcext:value-type="float">
            <text:p>45.6305</text:p>
          </table:table-cell>
          <table:table-cell office:value-type="float" office:value="83.2116" calcext:value-type="float">
            <text:p>83.2116</text:p>
          </table:table-cell>
          <table:table-cell office:value-type="float" office:value="282.041" calcext:value-type="float">
            <text:p>282.041</text:p>
          </table:table-cell>
          <table:table-cell office:value-type="float" office:value="46.6257" calcext:value-type="float">
            <text:p>46.6257</text:p>
          </table:table-cell>
          <table:table-cell/>
          <table:table-cell table:formula="of:=([.D132]-[.A132])/0.0166667" office:value-type="float" office:value="91.1698176603652" calcext:value-type="float">
            <text:p>91.1698176603652</text:p>
          </table:table-cell>
          <table:table-cell table:formula="of:=ABS([.E132]-[.B132])/0.0166667" office:value-type="float" office:value="720.898558202883" calcext:value-type="float">
            <text:p>720.898558202883</text:p>
          </table:table-cell>
          <table:table-cell table:formula="of:=([.F132]-[.C132])/0.0166667" office:value-type="float" office:value="59.7118805762391" calcext:value-type="float">
            <text:p>59.7118805762391</text:p>
          </table:table-cell>
          <table:table-cell table:formula="of:=DEGREES(ATAN(ABS([.F132]-[.C132])/ABS([.E132]-[.B132])))" office:value-type="float" office:value="4.73498890949434" calcext:value-type="float">
            <text:p>4.73498890949434</text:p>
          </table:table-cell>
          <table:table-cell table:formula="of:=SQRT(POWER([.H132];2)+POWER([.I132];2)+POWER([.J132];2))" office:value-type="float" office:value="729.089963964099" calcext:value-type="float">
            <text:p>729.089963964099</text:p>
          </table:table-cell>
        </table:table-row>
        <table:table-row table:style-name="ro1">
          <table:table-cell office:value-type="float" office:value="82.4743" calcext:value-type="float">
            <text:p>82.4743</text:p>
          </table:table-cell>
          <table:table-cell office:value-type="float" office:value="294.146" calcext:value-type="float">
            <text:p>294.146</text:p>
          </table:table-cell>
          <table:table-cell office:value-type="float" office:value="45.3539" calcext:value-type="float">
            <text:p>45.3539</text:p>
          </table:table-cell>
          <table:table-cell office:value-type="float" office:value="84.2285" calcext:value-type="float">
            <text:p>84.2285</text:p>
          </table:table-cell>
          <table:table-cell office:value-type="float" office:value="282.136" calcext:value-type="float">
            <text:p>282.136</text:p>
          </table:table-cell>
          <table:table-cell office:value-type="float" office:value="46.3524" calcext:value-type="float">
            <text:p>46.3524</text:p>
          </table:table-cell>
          <table:table-cell/>
          <table:table-cell table:formula="of:=([.D133]-[.A133])/0.0166667" office:value-type="float" office:value="105.251789496421" calcext:value-type="float">
            <text:p>105.251789496421</text:p>
          </table:table-cell>
          <table:table-cell table:formula="of:=ABS([.E133]-[.B133])/0.0166667" office:value-type="float" office:value="720.598558802882" calcext:value-type="float">
            <text:p>720.598558802882</text:p>
          </table:table-cell>
          <table:table-cell table:formula="of:=([.F133]-[.C133])/0.0166667" office:value-type="float" office:value="59.9098801802396" calcext:value-type="float">
            <text:p>59.9098801802396</text:p>
          </table:table-cell>
          <table:table-cell table:formula="of:=DEGREES(ATAN(ABS([.F133]-[.C133])/ABS([.E133]-[.B133])))" office:value-type="float" office:value="4.75258671285321" calcext:value-type="float">
            <text:p>4.75258671285321</text:p>
          </table:table-cell>
          <table:table-cell table:formula="of:=SQRT(POWER([.H133];2)+POWER([.I133];2)+POWER([.J133];2))" office:value-type="float" office:value="730.704739196483" calcext:value-type="float">
            <text:p>730.704739196483</text:p>
          </table:table-cell>
        </table:table-row>
        <table:table-row table:style-name="ro1">
          <table:table-cell office:value-type="float" office:value="83.5807" calcext:value-type="float">
            <text:p>83.5807</text:p>
          </table:table-cell>
          <table:table-cell office:value-type="float" office:value="296.865" calcext:value-type="float">
            <text:p>296.865</text:p>
          </table:table-cell>
          <table:table-cell office:value-type="float" office:value="45.4605" calcext:value-type="float">
            <text:p>45.4605</text:p>
          </table:table-cell>
          <table:table-cell office:value-type="float" office:value="86.0393" calcext:value-type="float">
            <text:p>86.0393</text:p>
          </table:table-cell>
          <table:table-cell office:value-type="float" office:value="283.41" calcext:value-type="float">
            <text:p>283.41</text:p>
          </table:table-cell>
          <table:table-cell office:value-type="float" office:value="46.6489" calcext:value-type="float">
            <text:p>46.6489</text:p>
          </table:table-cell>
          <table:table-cell/>
          <table:table-cell table:formula="of:=([.D134]-[.A134])/0.0166667" office:value-type="float" office:value="147.51570496859" calcext:value-type="float">
            <text:p>147.51570496859</text:p>
          </table:table-cell>
          <table:table-cell table:formula="of:=ABS([.E134]-[.B134])/0.0166667" office:value-type="float" office:value="807.298385403228" calcext:value-type="float">
            <text:p>807.298385403228</text:p>
          </table:table-cell>
          <table:table-cell table:formula="of:=([.F134]-[.C134])/0.0166667" office:value-type="float" office:value="71.3038573922849" calcext:value-type="float">
            <text:p>71.3038573922849</text:p>
          </table:table-cell>
          <table:table-cell table:formula="of:=DEGREES(ATAN(ABS([.F134]-[.C134])/ABS([.E134]-[.B134])))" office:value-type="float" office:value="5.04749668964026" calcext:value-type="float">
            <text:p>5.04749668964026</text:p>
          </table:table-cell>
          <table:table-cell table:formula="of:=SQRT(POWER([.H134];2)+POWER([.I134];2)+POWER([.J134];2))" office:value-type="float" office:value="823.757128264186" calcext:value-type="float">
            <text:p>823.757128264186</text:p>
          </table:table-cell>
        </table:table-row>
        <table:table-row table:style-name="ro1">
          <table:table-cell office:value-type="float" office:value="83.8904" calcext:value-type="float">
            <text:p>83.8904</text:p>
          </table:table-cell>
          <table:table-cell office:value-type="float" office:value="288.675" calcext:value-type="float">
            <text:p>288.675</text:p>
          </table:table-cell>
          <table:table-cell office:value-type="float" office:value="46.1452" calcext:value-type="float">
            <text:p>46.1452</text:p>
          </table:table-cell>
          <table:table-cell office:value-type="float" office:value="85.8432" calcext:value-type="float">
            <text:p>85.8432</text:p>
          </table:table-cell>
          <table:table-cell office:value-type="float" office:value="277" calcext:value-type="float">
            <text:p>277</text:p>
          </table:table-cell>
          <table:table-cell office:value-type="float" office:value="46.8536" calcext:value-type="float">
            <text:p>46.8536</text:p>
          </table:table-cell>
          <table:table-cell/>
          <table:table-cell table:formula="of:=([.D135]-[.A135])/0.0166667" office:value-type="float" office:value="117.167765664468" calcext:value-type="float">
            <text:p>117.167765664468</text:p>
          </table:table-cell>
          <table:table-cell table:formula="of:=ABS([.E135]-[.B135])/0.0166667" office:value-type="float" office:value="700.498599002803" calcext:value-type="float">
            <text:p>700.498599002803</text:p>
          </table:table-cell>
          <table:table-cell table:formula="of:=([.F135]-[.C135])/0.0166667" office:value-type="float" office:value="42.5039149921699" calcext:value-type="float">
            <text:p>42.5039149921699</text:p>
          </table:table-cell>
          <table:table-cell table:formula="of:=DEGREES(ATAN(ABS([.F135]-[.C135])/ABS([.E135]-[.B135])))" office:value-type="float" office:value="3.47225945867877" calcext:value-type="float">
            <text:p>3.47225945867877</text:p>
          </table:table-cell>
          <table:table-cell table:formula="of:=SQRT(POWER([.H135];2)+POWER([.I135];2)+POWER([.J135];2))" office:value-type="float" office:value="711.500636194624" calcext:value-type="float">
            <text:p>711.500636194624</text:p>
          </table:table-cell>
        </table:table-row>
        <table:table-row table:style-name="ro1">
          <table:table-cell office:value-type="float" office:value="83.8445" calcext:value-type="float">
            <text:p>83.8445</text:p>
          </table:table-cell>
          <table:table-cell office:value-type="float" office:value="296.928" calcext:value-type="float">
            <text:p>296.928</text:p>
          </table:table-cell>
          <table:table-cell office:value-type="float" office:value="45.191" calcext:value-type="float">
            <text:p>45.191</text:p>
          </table:table-cell>
          <table:table-cell office:value-type="float" office:value="86.339" calcext:value-type="float">
            <text:p>86.339</text:p>
          </table:table-cell>
          <table:table-cell office:value-type="float" office:value="284.803" calcext:value-type="float">
            <text:p>284.803</text:p>
          </table:table-cell>
          <table:table-cell office:value-type="float" office:value="46.1893" calcext:value-type="float">
            <text:p>46.1893</text:p>
          </table:table-cell>
          <table:table-cell/>
          <table:table-cell table:formula="of:=([.D136]-[.A136])/0.0166667" office:value-type="float" office:value="149.669700660599" calcext:value-type="float">
            <text:p>149.669700660599</text:p>
          </table:table-cell>
          <table:table-cell table:formula="of:=ABS([.E136]-[.B136])/0.0166667" office:value-type="float" office:value="727.49854500291" calcext:value-type="float">
            <text:p>727.49854500291</text:p>
          </table:table-cell>
          <table:table-cell table:formula="of:=([.F136]-[.C136])/0.0166667" office:value-type="float" office:value="59.8978802042396" calcext:value-type="float">
            <text:p>59.8978802042396</text:p>
          </table:table-cell>
          <table:table-cell table:formula="of:=DEGREES(ATAN(ABS([.F136]-[.C136])/ABS([.E136]-[.B136])))" office:value-type="float" office:value="4.70677547722234" calcext:value-type="float">
            <text:p>4.70677547722234</text:p>
          </table:table-cell>
          <table:table-cell table:formula="of:=SQRT(POWER([.H136];2)+POWER([.I136];2)+POWER([.J136];2))" office:value-type="float" office:value="745.146232849731" calcext:value-type="float">
            <text:p>745.146232849731</text:p>
          </table:table-cell>
        </table:table-row>
        <table:table-row table:style-name="ro1">
          <table:table-cell office:value-type="float" office:value="81.1705" calcext:value-type="float">
            <text:p>81.1705</text:p>
          </table:table-cell>
          <table:table-cell office:value-type="float" office:value="293.98" calcext:value-type="float">
            <text:p>293.98</text:p>
          </table:table-cell>
          <table:table-cell office:value-type="float" office:value="45.9027" calcext:value-type="float">
            <text:p>45.9027</text:p>
          </table:table-cell>
          <table:table-cell office:value-type="float" office:value="82.6705" calcext:value-type="float">
            <text:p>82.6705</text:p>
          </table:table-cell>
          <table:table-cell office:value-type="float" office:value="280.634" calcext:value-type="float">
            <text:p>280.634</text:p>
          </table:table-cell>
          <table:table-cell office:value-type="float" office:value="47.0882" calcext:value-type="float">
            <text:p>47.0882</text:p>
          </table:table-cell>
          <table:table-cell/>
          <table:table-cell table:formula="of:=([.D137]-[.A137])/0.0166667" office:value-type="float" office:value="89.99982000036" calcext:value-type="float">
            <text:p>89.99982000036</text:p>
          </table:table-cell>
          <table:table-cell table:formula="of:=ABS([.E137]-[.B137])/0.0166667" office:value-type="float" office:value="800.758398483203" calcext:value-type="float">
            <text:p>800.758398483203</text:p>
          </table:table-cell>
          <table:table-cell table:formula="of:=([.F137]-[.C137])/0.0166667" office:value-type="float" office:value="71.1298577402844" calcext:value-type="float">
            <text:p>71.1298577402844</text:p>
          </table:table-cell>
          <table:table-cell table:formula="of:=DEGREES(ATAN(ABS([.F137]-[.C137])/ABS([.E137]-[.B137])))" office:value-type="float" office:value="5.0761529541979" calcext:value-type="float">
            <text:p>5.0761529541979</text:p>
          </table:table-cell>
          <table:table-cell table:formula="of:=SQRT(POWER([.H137];2)+POWER([.I137];2)+POWER([.J137];2))" office:value-type="float" office:value="808.933518284188" calcext:value-type="float">
            <text:p>808.933518284188</text:p>
          </table:table-cell>
        </table:table-row>
        <table:table-row table:style-name="ro1">
          <table:table-cell office:value-type="float" office:value="78.8734" calcext:value-type="float">
            <text:p>78.8734</text:p>
          </table:table-cell>
          <table:table-cell office:value-type="float" office:value="296.674" calcext:value-type="float">
            <text:p>296.674</text:p>
          </table:table-cell>
          <table:table-cell office:value-type="float" office:value="45.5306" calcext:value-type="float">
            <text:p>45.5306</text:p>
          </table:table-cell>
          <table:table-cell office:value-type="float" office:value="79.4741" calcext:value-type="float">
            <text:p>79.4741</text:p>
          </table:table-cell>
          <table:table-cell office:value-type="float" office:value="285.755" calcext:value-type="float">
            <text:p>285.755</text:p>
          </table:table-cell>
          <table:table-cell office:value-type="float" office:value="46.6135" calcext:value-type="float">
            <text:p>46.6135</text:p>
          </table:table-cell>
          <table:table-cell/>
          <table:table-cell table:formula="of:=([.D138]-[.A138])/0.0166667" office:value-type="float" office:value="36.0419279161444" calcext:value-type="float">
            <text:p>36.0419279161444</text:p>
          </table:table-cell>
          <table:table-cell table:formula="of:=ABS([.E138]-[.B138])/0.0166667" office:value-type="float" office:value="655.13868972262" calcext:value-type="float">
            <text:p>655.13868972262</text:p>
          </table:table-cell>
          <table:table-cell table:formula="of:=([.F138]-[.C138])/0.0166667" office:value-type="float" office:value="64.97387005226" calcext:value-type="float">
            <text:p>64.97387005226</text:p>
          </table:table-cell>
          <table:table-cell table:formula="of:=DEGREES(ATAN(ABS([.F138]-[.C138])/ABS([.E138]-[.B138])))" office:value-type="float" office:value="5.66383079597046" calcext:value-type="float">
            <text:p>5.66383079597046</text:p>
          </table:table-cell>
          <table:table-cell table:formula="of:=SQRT(POWER([.H138];2)+POWER([.I138];2)+POWER([.J138];2))" office:value-type="float" office:value="659.338552739752" calcext:value-type="float">
            <text:p>659.338552739752</text:p>
          </table:table-cell>
        </table:table-row>
        <table:table-row table:style-name="ro1">
          <table:table-cell office:value-type="float" office:value="80.4449" calcext:value-type="float">
            <text:p>80.4449</text:p>
          </table:table-cell>
          <table:table-cell office:value-type="float" office:value="296.867" calcext:value-type="float">
            <text:p>296.867</text:p>
          </table:table-cell>
          <table:table-cell office:value-type="float" office:value="44.9723" calcext:value-type="float">
            <text:p>44.9723</text:p>
          </table:table-cell>
          <table:table-cell office:value-type="float" office:value="81.7777" calcext:value-type="float">
            <text:p>81.7777</text:p>
          </table:table-cell>
          <table:table-cell office:value-type="float" office:value="285.985" calcext:value-type="float">
            <text:p>285.985</text:p>
          </table:table-cell>
          <table:table-cell office:value-type="float" office:value="46.0547" calcext:value-type="float">
            <text:p>46.0547</text:p>
          </table:table-cell>
          <table:table-cell/>
          <table:table-cell table:formula="of:=([.D139]-[.A139])/0.0166667" office:value-type="float" office:value="79.9678400643194" calcext:value-type="float">
            <text:p>79.9678400643194</text:p>
          </table:table-cell>
          <table:table-cell table:formula="of:=ABS([.E139]-[.B139])/0.0166667" office:value-type="float" office:value="652.918694162612" calcext:value-type="float">
            <text:p>652.918694162612</text:p>
          </table:table-cell>
          <table:table-cell table:formula="of:=([.F139]-[.C139])/0.0166667" office:value-type="float" office:value="64.9438701122598" calcext:value-type="float">
            <text:p>64.9438701122598</text:p>
          </table:table-cell>
          <table:table-cell table:formula="of:=DEGREES(ATAN(ABS([.F139]-[.C139])/ABS([.E139]-[.B139])))" office:value-type="float" office:value="5.68035580962284" calcext:value-type="float">
            <text:p>5.68035580962284</text:p>
          </table:table-cell>
          <table:table-cell table:formula="of:=SQRT(POWER([.H139];2)+POWER([.I139];2)+POWER([.J139];2))" office:value-type="float" office:value="660.995751042865" calcext:value-type="float">
            <text:p>660.995751042865</text:p>
          </table:table-cell>
        </table:table-row>
        <table:table-row table:style-name="ro1">
          <table:table-cell office:value-type="float" office:value="81.8933" calcext:value-type="float">
            <text:p>81.8933</text:p>
          </table:table-cell>
          <table:table-cell office:value-type="float" office:value="291.342" calcext:value-type="float">
            <text:p>291.342</text:p>
          </table:table-cell>
          <table:table-cell office:value-type="float" office:value="45.771" calcext:value-type="float">
            <text:p>45.771</text:p>
          </table:table-cell>
          <table:table-cell office:value-type="float" office:value="83.1473" calcext:value-type="float">
            <text:p>83.1473</text:p>
          </table:table-cell>
          <table:table-cell office:value-type="float" office:value="279.448" calcext:value-type="float">
            <text:p>279.448</text:p>
          </table:table-cell>
          <table:table-cell office:value-type="float" office:value="46.7613" calcext:value-type="float">
            <text:p>46.7613</text:p>
          </table:table-cell>
          <table:table-cell/>
          <table:table-cell table:formula="of:=([.D140]-[.A140])/0.0166667" office:value-type="float" office:value="75.2398495203012" calcext:value-type="float">
            <text:p>75.2398495203012</text:p>
          </table:table-cell>
          <table:table-cell table:formula="of:=ABS([.E140]-[.B140])/0.0166667" office:value-type="float" office:value="713.638572722855" calcext:value-type="float">
            <text:p>713.638572722855</text:p>
          </table:table-cell>
          <table:table-cell table:formula="of:=([.F140]-[.C140])/0.0166667" office:value-type="float" office:value="59.4178811642375" calcext:value-type="float">
            <text:p>59.4178811642375</text:p>
          </table:table-cell>
          <table:table-cell table:formula="of:=DEGREES(ATAN(ABS([.F140]-[.C140])/ABS([.E140]-[.B140])))" office:value-type="float" office:value="4.7594955513278" calcext:value-type="float">
            <text:p>4.7594955513278</text:p>
          </table:table-cell>
          <table:table-cell table:formula="of:=SQRT(POWER([.H140];2)+POWER([.I140];2)+POWER([.J140];2))" office:value-type="float" office:value="720.049673311362" calcext:value-type="float">
            <text:p>720.049673311362</text:p>
          </table:table-cell>
        </table:table-row>
        <table:table-row table:style-name="ro1">
          <table:table-cell office:value-type="float" office:value="81.0868" calcext:value-type="float">
            <text:p>81.0868</text:p>
          </table:table-cell>
          <table:table-cell office:value-type="float" office:value="289.817" calcext:value-type="float">
            <text:p>289.817</text:p>
          </table:table-cell>
          <table:table-cell office:value-type="float" office:value="46.5105" calcext:value-type="float">
            <text:p>46.5105</text:p>
          </table:table-cell>
          <table:table-cell office:value-type="float" office:value="81.6867" calcext:value-type="float">
            <text:p>81.6867</text:p>
          </table:table-cell>
          <table:table-cell office:value-type="float" office:value="281.855" calcext:value-type="float">
            <text:p>281.855</text:p>
          </table:table-cell>
          <table:table-cell office:value-type="float" office:value="47.1667" calcext:value-type="float">
            <text:p>47.1667</text:p>
          </table:table-cell>
          <table:table-cell/>
          <table:table-cell table:formula="of:=([.D141]-[.A141])/0.0166667" office:value-type="float" office:value="35.9939280121443" calcext:value-type="float">
            <text:p>35.9939280121443</text:p>
          </table:table-cell>
          <table:table-cell table:formula="of:=ABS([.E141]-[.B141])/0.0166667" office:value-type="float" office:value="477.71904456191" calcext:value-type="float">
            <text:p>477.71904456191</text:p>
          </table:table-cell>
          <table:table-cell table:formula="of:=([.F141]-[.C141])/0.0166667" office:value-type="float" office:value="39.3719212561574" calcext:value-type="float">
            <text:p>39.3719212561574</text:p>
          </table:table-cell>
          <table:table-cell table:formula="of:=DEGREES(ATAN(ABS([.F141]-[.C141])/ABS([.E141]-[.B141])))" office:value-type="float" office:value="4.71146811002598" calcext:value-type="float">
            <text:p>4.71146811002598</text:p>
          </table:table-cell>
          <table:table-cell table:formula="of:=SQRT(POWER([.H141];2)+POWER([.I141];2)+POWER([.J141];2))" office:value-type="float" office:value="480.688253002181" calcext:value-type="float">
            <text:p>480.688253002181</text:p>
          </table:table-cell>
        </table:table-row>
        <table:table-row table:style-name="ro1">
          <table:table-cell office:value-type="float" office:value="79.497" calcext:value-type="float">
            <text:p>79.497</text:p>
          </table:table-cell>
          <table:table-cell office:value-type="float" office:value="287.119" calcext:value-type="float">
            <text:p>287.119</text:p>
          </table:table-cell>
          <table:table-cell office:value-type="float" office:value="46.413" calcext:value-type="float">
            <text:p>46.413</text:p>
          </table:table-cell>
          <table:table-cell office:value-type="float" office:value="80.0251" calcext:value-type="float">
            <text:p>80.0251</text:p>
          </table:table-cell>
          <table:table-cell office:value-type="float" office:value="274.078" calcext:value-type="float">
            <text:p>274.078</text:p>
          </table:table-cell>
          <table:table-cell office:value-type="float" office:value="47.587" calcext:value-type="float">
            <text:p>47.587</text:p>
          </table:table-cell>
          <table:table-cell/>
          <table:table-cell table:formula="of:=([.D142]-[.A142])/0.0166667" office:value-type="float" office:value="31.6859366281264" calcext:value-type="float">
            <text:p>31.6859366281264</text:p>
          </table:table-cell>
          <table:table-cell table:formula="of:=ABS([.E142]-[.B142])/0.0166667" office:value-type="float" office:value="782.458435083133" calcext:value-type="float">
            <text:p>782.458435083133</text:p>
          </table:table-cell>
          <table:table-cell table:formula="of:=([.F142]-[.C142])/0.0166667" office:value-type="float" office:value="70.4398591202822" calcext:value-type="float">
            <text:p>70.4398591202822</text:p>
          </table:table-cell>
          <table:table-cell table:formula="of:=DEGREES(ATAN(ABS([.F142]-[.C142])/ABS([.E142]-[.B142])))" office:value-type="float" office:value="5.14411560002315" calcext:value-type="float">
            <text:p>5.14411560002315</text:p>
          </table:table-cell>
          <table:table-cell table:formula="of:=SQRT(POWER([.H142];2)+POWER([.I142];2)+POWER([.J142];2))" office:value-type="float" office:value="786.261390992609" calcext:value-type="float">
            <text:p>786.261390992609</text:p>
          </table:table-cell>
        </table:table-row>
        <table:table-row table:style-name="ro1">
          <table:table-cell office:value-type="float" office:value="78.0701" calcext:value-type="float">
            <text:p>78.0701</text:p>
          </table:table-cell>
          <table:table-cell office:value-type="float" office:value="295.218" calcext:value-type="float">
            <text:p>295.218</text:p>
          </table:table-cell>
          <table:table-cell office:value-type="float" office:value="45.7502" calcext:value-type="float">
            <text:p>45.7502</text:p>
          </table:table-cell>
          <table:table-cell office:value-type="float" office:value="78.4128" calcext:value-type="float">
            <text:p>78.4128</text:p>
          </table:table-cell>
          <table:table-cell office:value-type="float" office:value="282.996" calcext:value-type="float">
            <text:p>282.996</text:p>
          </table:table-cell>
          <table:table-cell office:value-type="float" office:value="47.0285" calcext:value-type="float">
            <text:p>47.0285</text:p>
          </table:table-cell>
          <table:table-cell/>
          <table:table-cell table:formula="of:=([.D143]-[.A143])/0.0166667" office:value-type="float" office:value="20.5619588760827" calcext:value-type="float">
            <text:p>20.5619588760827</text:p>
          </table:table-cell>
          <table:table-cell table:formula="of:=ABS([.E143]-[.B143])/0.0166667" office:value-type="float" office:value="733.318533362935" calcext:value-type="float">
            <text:p>733.318533362935</text:p>
          </table:table-cell>
          <table:table-cell table:formula="of:=([.F143]-[.C143])/0.0166667" office:value-type="float" office:value="76.6978466043069" calcext:value-type="float">
            <text:p>76.6978466043069</text:p>
          </table:table-cell>
          <table:table-cell table:formula="of:=DEGREES(ATAN(ABS([.F143]-[.C143])/ABS([.E143]-[.B143])))" office:value-type="float" office:value="5.9708615883215" calcext:value-type="float">
            <text:p>5.9708615883215</text:p>
          </table:table-cell>
          <table:table-cell table:formula="of:=SQRT(POWER([.H143];2)+POWER([.I143];2)+POWER([.J143];2))" office:value-type="float" office:value="737.605196022999" calcext:value-type="float">
            <text:p>737.605196022999</text:p>
          </table:table-cell>
        </table:table-row>
        <table:table-row table:style-name="ro1">
          <table:table-cell office:value-type="float" office:value="78.7302" calcext:value-type="float">
            <text:p>78.7302</text:p>
          </table:table-cell>
          <table:table-cell office:value-type="float" office:value="287.235" calcext:value-type="float">
            <text:p>287.235</text:p>
          </table:table-cell>
          <table:table-cell office:value-type="float" office:value="45.644" calcext:value-type="float">
            <text:p>45.644</text:p>
          </table:table-cell>
          <table:table-cell office:value-type="float" office:value="79.0298" calcext:value-type="float">
            <text:p>79.0298</text:p>
          </table:table-cell>
          <table:table-cell office:value-type="float" office:value="274.107" calcext:value-type="float">
            <text:p>274.107</text:p>
          </table:table-cell>
          <table:table-cell office:value-type="float" office:value="47.0998" calcext:value-type="float">
            <text:p>47.0998</text:p>
          </table:table-cell>
          <table:table-cell/>
          <table:table-cell table:formula="of:=([.D144]-[.A144])/0.0166667" office:value-type="float" office:value="17.9759640480718" calcext:value-type="float">
            <text:p>17.9759640480718</text:p>
          </table:table-cell>
          <table:table-cell table:formula="of:=ABS([.E144]-[.B144])/0.0166667" office:value-type="float" office:value="787.67842464315" calcext:value-type="float">
            <text:p>787.67842464315</text:p>
          </table:table-cell>
          <table:table-cell table:formula="of:=([.F144]-[.C144])/0.0166667" office:value-type="float" office:value="87.3478253043496" calcext:value-type="float">
            <text:p>87.3478253043496</text:p>
          </table:table-cell>
          <table:table-cell table:formula="of:=DEGREES(ATAN(ABS([.F144]-[.C144])/ABS([.E144]-[.B144])))" office:value-type="float" office:value="6.32783276022078" calcext:value-type="float">
            <text:p>6.32783276022078</text:p>
          </table:table-cell>
          <table:table-cell table:formula="of:=SQRT(POWER([.H144];2)+POWER([.I144];2)+POWER([.J144];2))" office:value-type="float" office:value="792.710589381252" calcext:value-type="float">
            <text:p>792.710589381252</text:p>
          </table:table-cell>
        </table:table-row>
        <table:table-row table:style-name="ro1">
          <table:table-cell office:value-type="float" office:value="78.0712" calcext:value-type="float">
            <text:p>78.0712</text:p>
          </table:table-cell>
          <table:table-cell office:value-type="float" office:value="295.347" calcext:value-type="float">
            <text:p>295.347</text:p>
          </table:table-cell>
          <table:table-cell office:value-type="float" office:value="45.2171" calcext:value-type="float">
            <text:p>45.2171</text:p>
          </table:table-cell>
          <table:table-cell office:value-type="float" office:value="78.6487" calcext:value-type="float">
            <text:p>78.6487</text:p>
          </table:table-cell>
          <table:table-cell office:value-type="float" office:value="281.842" calcext:value-type="float">
            <text:p>281.842</text:p>
          </table:table-cell>
          <table:table-cell office:value-type="float" office:value="46.4459" calcext:value-type="float">
            <text:p>46.4459</text:p>
          </table:table-cell>
          <table:table-cell/>
          <table:table-cell table:formula="of:=([.D145]-[.A145])/0.0166667" office:value-type="float" office:value="34.6499307001386" calcext:value-type="float">
            <text:p>34.6499307001386</text:p>
          </table:table-cell>
          <table:table-cell table:formula="of:=ABS([.E145]-[.B145])/0.0166667" office:value-type="float" office:value="810.298379403241" calcext:value-type="float">
            <text:p>810.298379403241</text:p>
          </table:table-cell>
          <table:table-cell table:formula="of:=([.F145]-[.C145])/0.0166667" office:value-type="float" office:value="73.7278525442949" calcext:value-type="float">
            <text:p>73.7278525442949</text:p>
          </table:table-cell>
          <table:table-cell table:formula="of:=DEGREES(ATAN(ABS([.F145]-[.C145])/ABS([.E145]-[.B145])))" office:value-type="float" office:value="5.19894268156653" calcext:value-type="float">
            <text:p>5.19894268156653</text:p>
          </table:table-cell>
          <table:table-cell table:formula="of:=SQRT(POWER([.H145];2)+POWER([.I145];2)+POWER([.J145];2))" office:value-type="float" office:value="814.383127036554" calcext:value-type="float">
            <text:p>814.383127036554</text:p>
          </table:table-cell>
        </table:table-row>
        <table:table-row table:style-name="ro1">
          <table:table-cell office:value-type="float" office:value="81.8317" calcext:value-type="float">
            <text:p>81.8317</text:p>
          </table:table-cell>
          <table:table-cell office:value-type="float" office:value="288.535" calcext:value-type="float">
            <text:p>288.535</text:p>
          </table:table-cell>
          <table:table-cell office:value-type="float" office:value="46.4375" calcext:value-type="float">
            <text:p>46.4375</text:p>
          </table:table-cell>
          <table:table-cell office:value-type="float" office:value="83.0774" calcext:value-type="float">
            <text:p>83.0774</text:p>
          </table:table-cell>
          <table:table-cell office:value-type="float" office:value="276.732" calcext:value-type="float">
            <text:p>276.732</text:p>
          </table:table-cell>
          <table:table-cell office:value-type="float" office:value="47.6598" calcext:value-type="float">
            <text:p>47.6598</text:p>
          </table:table-cell>
          <table:table-cell/>
          <table:table-cell table:formula="of:=([.D146]-[.A146])/0.0166667" office:value-type="float" office:value="74.7418505162989" calcext:value-type="float">
            <text:p>74.7418505162989</text:p>
          </table:table-cell>
          <table:table-cell table:formula="of:=ABS([.E146]-[.B146])/0.0166667" office:value-type="float" office:value="708.178583642833" calcext:value-type="float">
            <text:p>708.178583642833</text:p>
          </table:table-cell>
          <table:table-cell table:formula="of:=([.F146]-[.C146])/0.0166667" office:value-type="float" office:value="73.3378533242932" calcext:value-type="float">
            <text:p>73.3378533242932</text:p>
          </table:table-cell>
          <table:table-cell table:formula="of:=DEGREES(ATAN(ABS([.F146]-[.C146])/ABS([.E146]-[.B146])))" office:value-type="float" office:value="5.91238486728531" calcext:value-type="float">
            <text:p>5.91238486728531</text:p>
          </table:table-cell>
          <table:table-cell table:formula="of:=SQRT(POWER([.H146];2)+POWER([.I146];2)+POWER([.J146];2))" office:value-type="float" office:value="715.878265684316" calcext:value-type="float">
            <text:p>715.878265684316</text:p>
          </table:table-cell>
        </table:table-row>
        <table:table-row table:style-name="ro1">
          <table:table-cell office:value-type="float" office:value="80.9932" calcext:value-type="float">
            <text:p>80.9932</text:p>
          </table:table-cell>
          <table:table-cell office:value-type="float" office:value="298.193" calcext:value-type="float">
            <text:p>298.193</text:p>
          </table:table-cell>
          <table:table-cell office:value-type="float" office:value="45.29" calcext:value-type="float">
            <text:p>45.29</text:p>
          </table:table-cell>
          <table:table-cell office:value-type="float" office:value="82.3186" calcext:value-type="float">
            <text:p>82.3186</text:p>
          </table:table-cell>
          <table:table-cell office:value-type="float" office:value="287.316" calcext:value-type="float">
            <text:p>287.316</text:p>
          </table:table-cell>
          <table:table-cell office:value-type="float" office:value="46.1058" calcext:value-type="float">
            <text:p>46.1058</text:p>
          </table:table-cell>
          <table:table-cell/>
          <table:table-cell table:formula="of:=([.D147]-[.A147])/0.0166667" office:value-type="float" office:value="79.5238409523182" calcext:value-type="float">
            <text:p>79.5238409523182</text:p>
          </table:table-cell>
          <table:table-cell table:formula="of:=ABS([.E147]-[.B147])/0.0166667" office:value-type="float" office:value="652.618694762611" calcext:value-type="float">
            <text:p>652.618694762611</text:p>
          </table:table-cell>
          <table:table-cell table:formula="of:=([.F147]-[.C147])/0.0166667" office:value-type="float" office:value="48.947902104196" calcext:value-type="float">
            <text:p>48.947902104196</text:p>
          </table:table-cell>
          <table:table-cell table:formula="of:=DEGREES(ATAN(ABS([.F147]-[.C147])/ABS([.E147]-[.B147])))" office:value-type="float" office:value="4.28928428239934" calcext:value-type="float">
            <text:p>4.28928428239934</text:p>
          </table:table-cell>
          <table:table-cell table:formula="of:=SQRT(POWER([.H147];2)+POWER([.I147];2)+POWER([.J147];2))" office:value-type="float" office:value="659.265575586854" calcext:value-type="float">
            <text:p>659.265575586854</text:p>
          </table:table-cell>
        </table:table-row>
        <table:table-row table:style-name="ro1">
          <table:table-cell office:value-type="float" office:value="81.9522" calcext:value-type="float">
            <text:p>81.9522</text:p>
          </table:table-cell>
          <table:table-cell office:value-type="float" office:value="294.066" calcext:value-type="float">
            <text:p>294.066</text:p>
          </table:table-cell>
          <table:table-cell office:value-type="float" office:value="45.6268" calcext:value-type="float">
            <text:p>45.6268</text:p>
          </table:table-cell>
          <table:table-cell office:value-type="float" office:value="83.684" calcext:value-type="float">
            <text:p>83.684</text:p>
          </table:table-cell>
          <table:table-cell office:value-type="float" office:value="280.737" calcext:value-type="float">
            <text:p>280.737</text:p>
          </table:table-cell>
          <table:table-cell office:value-type="float" office:value="46.8145" calcext:value-type="float">
            <text:p>46.8145</text:p>
          </table:table-cell>
          <table:table-cell/>
          <table:table-cell table:formula="of:=([.D148]-[.A148])/0.0166667" office:value-type="float" office:value="103.907792184415" calcext:value-type="float">
            <text:p>103.907792184415</text:p>
          </table:table-cell>
          <table:table-cell table:formula="of:=ABS([.E148]-[.B148])/0.0166667" office:value-type="float" office:value="799.738400523196" calcext:value-type="float">
            <text:p>799.738400523196</text:p>
          </table:table-cell>
          <table:table-cell table:formula="of:=([.F148]-[.C148])/0.0166667" office:value-type="float" office:value="71.261857476285" calcext:value-type="float">
            <text:p>71.261857476285</text:p>
          </table:table-cell>
          <table:table-cell table:formula="of:=DEGREES(ATAN(ABS([.F148]-[.C148])/ABS([.E148]-[.B148])))" office:value-type="float" office:value="5.09197578223173" calcext:value-type="float">
            <text:p>5.09197578223173</text:p>
          </table:table-cell>
          <table:table-cell table:formula="of:=SQRT(POWER([.H148];2)+POWER([.I148];2)+POWER([.J148];2))" office:value-type="float" office:value="809.602736457214" calcext:value-type="float">
            <text:p>809.602736457214</text:p>
          </table:table-cell>
        </table:table-row>
        <table:table-row table:style-name="ro1">
          <table:table-cell office:value-type="float" office:value="81.8336" calcext:value-type="float">
            <text:p>81.8336</text:p>
          </table:table-cell>
          <table:table-cell office:value-type="float" office:value="288.599" calcext:value-type="float">
            <text:p>288.599</text:p>
          </table:table-cell>
          <table:table-cell office:value-type="float" office:value="46.1746" calcext:value-type="float">
            <text:p>46.1746</text:p>
          </table:table-cell>
          <table:table-cell office:value-type="float" office:value="83.5176" calcext:value-type="float">
            <text:p>83.5176</text:p>
          </table:table-cell>
          <table:table-cell office:value-type="float" office:value="274.324" calcext:value-type="float">
            <text:p>274.324</text:p>
          </table:table-cell>
          <table:table-cell office:value-type="float" office:value="47.2732" calcext:value-type="float">
            <text:p>47.2732</text:p>
          </table:table-cell>
          <table:table-cell/>
          <table:table-cell table:formula="of:=([.D149]-[.A149])/0.0166667" office:value-type="float" office:value="101.039797920404" calcext:value-type="float">
            <text:p>101.039797920404</text:p>
          </table:table-cell>
          <table:table-cell table:formula="of:=ABS([.E149]-[.B149])/0.0166667" office:value-type="float" office:value="856.498287003425" calcext:value-type="float">
            <text:p>856.498287003425</text:p>
          </table:table-cell>
          <table:table-cell table:formula="of:=([.F149]-[.C149])/0.0166667" office:value-type="float" office:value="65.9158681682639" calcext:value-type="float">
            <text:p>65.9158681682639</text:p>
          </table:table-cell>
          <table:table-cell table:formula="of:=DEGREES(ATAN(ABS([.F149]-[.C149])/ABS([.E149]-[.B149])))" office:value-type="float" office:value="4.40079248086936" calcext:value-type="float">
            <text:p>4.40079248086936</text:p>
          </table:table-cell>
          <table:table-cell table:formula="of:=SQRT(POWER([.H149];2)+POWER([.I149];2)+POWER([.J149];2))" office:value-type="float" office:value="864.952749044694" calcext:value-type="float">
            <text:p>864.952749044694</text:p>
          </table:table-cell>
        </table:table-row>
        <table:table-row table:style-name="ro1">
          <table:table-cell office:value-type="float" office:value="81.8953" calcext:value-type="float">
            <text:p>81.8953</text:p>
          </table:table-cell>
          <table:table-cell office:value-type="float" office:value="291.408" calcext:value-type="float">
            <text:p>291.408</text:p>
          </table:table-cell>
          <table:table-cell office:value-type="float" office:value="45.5062" calcext:value-type="float">
            <text:p>45.5062</text:p>
          </table:table-cell>
          <table:table-cell office:value-type="float" office:value="83.404" calcext:value-type="float">
            <text:p>83.404</text:p>
          </table:table-cell>
          <table:table-cell office:value-type="float" office:value="279.568" calcext:value-type="float">
            <text:p>279.568</text:p>
          </table:table-cell>
          <table:table-cell office:value-type="float" office:value="46.2431" calcext:value-type="float">
            <text:p>46.2431</text:p>
          </table:table-cell>
          <table:table-cell/>
          <table:table-cell table:formula="of:=([.D150]-[.A150])/0.0166667" office:value-type="float" office:value="90.5218189563615" calcext:value-type="float">
            <text:p>90.5218189563615</text:p>
          </table:table-cell>
          <table:table-cell table:formula="of:=ABS([.E150]-[.B150])/0.0166667" office:value-type="float" office:value="710.398579202844" calcext:value-type="float">
            <text:p>710.398579202844</text:p>
          </table:table-cell>
          <table:table-cell table:formula="of:=([.F150]-[.C150])/0.0166667" office:value-type="float" office:value="44.2139115721768" calcext:value-type="float">
            <text:p>44.2139115721768</text:p>
          </table:table-cell>
          <table:table-cell table:formula="of:=DEGREES(ATAN(ABS([.F150]-[.C150])/ABS([.E150]-[.B150])))" office:value-type="float" office:value="3.56139107431564" calcext:value-type="float">
            <text:p>3.56139107431564</text:p>
          </table:table-cell>
          <table:table-cell table:formula="of:=SQRT(POWER([.H150];2)+POWER([.I150];2)+POWER([.J150];2))" office:value-type="float" office:value="717.506244584045" calcext:value-type="float">
            <text:p>717.506244584045</text:p>
          </table:table-cell>
        </table:table-row>
        <table:table-row table:style-name="ro1">
          <table:table-cell office:value-type="float" office:value="82.3458" calcext:value-type="float">
            <text:p>82.3458</text:p>
          </table:table-cell>
          <table:table-cell office:value-type="float" office:value="288.561" calcext:value-type="float">
            <text:p>288.561</text:p>
          </table:table-cell>
          <table:table-cell office:value-type="float" office:value="46.429" calcext:value-type="float">
            <text:p>46.429</text:p>
          </table:table-cell>
          <table:table-cell office:value-type="float" office:value="84.0093" calcext:value-type="float">
            <text:p>84.0093</text:p>
          </table:table-cell>
          <table:table-cell office:value-type="float" office:value="274.195" calcext:value-type="float">
            <text:p>274.195</text:p>
          </table:table-cell>
          <table:table-cell office:value-type="float" office:value="48.0257" calcext:value-type="float">
            <text:p>48.0257</text:p>
          </table:table-cell>
          <table:table-cell/>
          <table:table-cell table:formula="of:=([.D151]-[.A151])/0.0166667" office:value-type="float" office:value="99.8098003803992" calcext:value-type="float">
            <text:p>99.8098003803992</text:p>
          </table:table-cell>
          <table:table-cell table:formula="of:=ABS([.E151]-[.B151])/0.0166667" office:value-type="float" office:value="861.958276083447" calcext:value-type="float">
            <text:p>861.958276083447</text:p>
          </table:table-cell>
          <table:table-cell table:formula="of:=([.F151]-[.C151])/0.0166667" office:value-type="float" office:value="95.8018083963831" calcext:value-type="float">
            <text:p>95.8018083963831</text:p>
          </table:table-cell>
          <table:table-cell table:formula="of:=DEGREES(ATAN(ABS([.F151]-[.C151])/ABS([.E151]-[.B151])))" office:value-type="float" office:value="6.34207401754432" calcext:value-type="float">
            <text:p>6.34207401754432</text:p>
          </table:table-cell>
          <table:table-cell table:formula="of:=SQRT(POWER([.H151];2)+POWER([.I151];2)+POWER([.J151];2))" office:value-type="float" office:value="872.990293447035" calcext:value-type="float">
            <text:p>872.990293447035</text:p>
          </table:table-cell>
        </table:table-row>
        <table:table-row table:style-name="ro1">
          <table:table-cell office:value-type="float" office:value="83.5126" calcext:value-type="float">
            <text:p>83.5126</text:p>
          </table:table-cell>
          <table:table-cell office:value-type="float" office:value="294.122" calcext:value-type="float">
            <text:p>294.122</text:p>
          </table:table-cell>
          <table:table-cell office:value-type="float" office:value="45.6047" calcext:value-type="float">
            <text:p>45.6047</text:p>
          </table:table-cell>
          <table:table-cell office:value-type="float" office:value="85.0253" calcext:value-type="float">
            <text:p>85.0253</text:p>
          </table:table-cell>
          <table:table-cell office:value-type="float" office:value="283.44" calcext:value-type="float">
            <text:p>283.44</text:p>
          </table:table-cell>
          <table:table-cell office:value-type="float" office:value="46.4025" calcext:value-type="float">
            <text:p>46.4025</text:p>
          </table:table-cell>
          <table:table-cell/>
          <table:table-cell table:formula="of:=([.D152]-[.A152])/0.0166667" office:value-type="float" office:value="90.7618184763628" calcext:value-type="float">
            <text:p>90.7618184763628</text:p>
          </table:table-cell>
          <table:table-cell table:formula="of:=ABS([.E152]-[.B152])/0.0166667" office:value-type="float" office:value="640.918718162565" calcext:value-type="float">
            <text:p>640.918718162565</text:p>
          </table:table-cell>
          <table:table-cell table:formula="of:=([.F152]-[.C152])/0.0166667" office:value-type="float" office:value="47.8679042641916" calcext:value-type="float">
            <text:p>47.8679042641916</text:p>
          </table:table-cell>
          <table:table-cell table:formula="of:=DEGREES(ATAN(ABS([.F152]-[.C152])/ABS([.E152]-[.B152])))" office:value-type="float" office:value="4.27128479377393" calcext:value-type="float">
            <text:p>4.27128479377393</text:p>
          </table:table-cell>
          <table:table-cell table:formula="of:=SQRT(POWER([.H152];2)+POWER([.I152];2)+POWER([.J152];2))" office:value-type="float" office:value="649.080770969936" calcext:value-type="float">
            <text:p>649.080770969936</text:p>
          </table:table-cell>
        </table:table-row>
        <table:table-row table:style-name="ro1">
          <table:table-cell office:value-type="float" office:value="103.23" calcext:value-type="float">
            <text:p>103.23</text:p>
          </table:table-cell>
          <table:table-cell office:value-type="float" office:value="297.657" calcext:value-type="float">
            <text:p>297.657</text:p>
          </table:table-cell>
          <table:table-cell office:value-type="float" office:value="45.1777" calcext:value-type="float">
            <text:p>45.1777</text:p>
          </table:table-cell>
          <table:table-cell office:value-type="float" office:value="104.747" calcext:value-type="float">
            <text:p>104.747</text:p>
          </table:table-cell>
          <table:table-cell office:value-type="float" office:value="285.62" calcext:value-type="float">
            <text:p>285.62</text:p>
          </table:table-cell>
          <table:table-cell office:value-type="float" office:value="45.6612" calcext:value-type="float">
            <text:p>45.6612</text:p>
          </table:table-cell>
          <table:table-cell/>
          <table:table-cell table:formula="of:=([.D153]-[.A153])/0.0166667" office:value-type="float" office:value="91.0198179603638" calcext:value-type="float">
            <text:p>91.0198179603638</text:p>
          </table:table-cell>
          <table:table-cell table:formula="of:=ABS([.E153]-[.B153])/0.0166667" office:value-type="float" office:value="722.218555562888" calcext:value-type="float">
            <text:p>722.218555562888</text:p>
          </table:table-cell>
          <table:table-cell table:formula="of:=([.F153]-[.C153])/0.0166667" office:value-type="float" office:value="29.009941980116" calcext:value-type="float">
            <text:p>29.009941980116</text:p>
          </table:table-cell>
          <table:table-cell table:formula="of:=DEGREES(ATAN(ABS([.F153]-[.C153])/ABS([.E153]-[.B153])))" office:value-type="float" office:value="2.30020976141997" calcext:value-type="float">
            <text:p>2.30020976141997</text:p>
          </table:table-cell>
          <table:table-cell table:formula="of:=SQRT(POWER([.H153];2)+POWER([.I153];2)+POWER([.J153];2))" office:value-type="float" office:value="728.509317712939" calcext:value-type="float">
            <text:p>728.509317712939</text:p>
          </table:table-cell>
        </table:table-row>
        <table:table-row table:style-name="ro1">
          <table:table-cell office:value-type="float" office:value="102.951" calcext:value-type="float">
            <text:p>102.951</text:p>
          </table:table-cell>
          <table:table-cell office:value-type="float" office:value="297.544" calcext:value-type="float">
            <text:p>297.544</text:p>
          </table:table-cell>
          <table:table-cell office:value-type="float" office:value="45.7128" calcext:value-type="float">
            <text:p>45.7128</text:p>
          </table:table-cell>
          <table:table-cell office:value-type="float" office:value="103.787" calcext:value-type="float">
            <text:p>103.787</text:p>
          </table:table-cell>
          <table:table-cell office:value-type="float" office:value="286.784" calcext:value-type="float">
            <text:p>286.784</text:p>
          </table:table-cell>
          <table:table-cell office:value-type="float" office:value="46.5066" calcext:value-type="float">
            <text:p>46.5066</text:p>
          </table:table-cell>
          <table:table-cell/>
          <table:table-cell table:formula="of:=([.D154]-[.A154])/0.0166667" office:value-type="float" office:value="50.1598996802014" calcext:value-type="float">
            <text:p>50.1598996802014</text:p>
          </table:table-cell>
          <table:table-cell table:formula="of:=ABS([.E154]-[.B154])/0.0166667" office:value-type="float" office:value="645.598708802582" calcext:value-type="float">
            <text:p>645.598708802582</text:p>
          </table:table-cell>
          <table:table-cell table:formula="of:=([.F154]-[.C154])/0.0166667" office:value-type="float" office:value="47.6279047441904" calcext:value-type="float">
            <text:p>47.6279047441904</text:p>
          </table:table-cell>
          <table:table-cell table:formula="of:=DEGREES(ATAN(ABS([.F154]-[.C154])/ABS([.E154]-[.B154])))" office:value-type="float" office:value="4.21925162654292" calcext:value-type="float">
            <text:p>4.21925162654292</text:p>
          </table:table-cell>
          <table:table-cell table:formula="of:=SQRT(POWER([.H154];2)+POWER([.I154];2)+POWER([.J154];2))" office:value-type="float" office:value="649.293558919084" calcext:value-type="float">
            <text:p>649.293558919084</text:p>
          </table:table-cell>
        </table:table-row>
        <table:table-row table:style-name="ro1">
          <table:table-cell office:value-type="float" office:value="103.462" calcext:value-type="float">
            <text:p>103.462</text:p>
          </table:table-cell>
          <table:table-cell office:value-type="float" office:value="301.502" calcext:value-type="float">
            <text:p>301.502</text:p>
          </table:table-cell>
          <table:table-cell office:value-type="float" office:value="45.916" calcext:value-type="float">
            <text:p>45.916</text:p>
          </table:table-cell>
          <table:table-cell office:value-type="float" office:value="104.112" calcext:value-type="float">
            <text:p>104.112</text:p>
          </table:table-cell>
          <table:table-cell office:value-type="float" office:value="291.825" calcext:value-type="float">
            <text:p>291.825</text:p>
          </table:table-cell>
          <table:table-cell office:value-type="float" office:value="47.041" calcext:value-type="float">
            <text:p>47.041</text:p>
          </table:table-cell>
          <table:table-cell/>
          <table:table-cell table:formula="of:=([.D155]-[.A155])/0.0166667" office:value-type="float" office:value="38.9999220001555" calcext:value-type="float">
            <text:p>38.9999220001555</text:p>
          </table:table-cell>
          <table:table-cell table:formula="of:=ABS([.E155]-[.B155])/0.0166667" office:value-type="float" office:value="580.618838762324" calcext:value-type="float">
            <text:p>580.618838762324</text:p>
          </table:table-cell>
          <table:table-cell table:formula="of:=([.F155]-[.C155])/0.0166667" office:value-type="float" office:value="67.49986500027" calcext:value-type="float">
            <text:p>67.49986500027</text:p>
          </table:table-cell>
          <table:table-cell table:formula="of:=DEGREES(ATAN(ABS([.F155]-[.C155])/ABS([.E155]-[.B155])))" office:value-type="float" office:value="6.63115604533406" calcext:value-type="float">
            <text:p>6.63115604533406</text:p>
          </table:table-cell>
          <table:table-cell table:formula="of:=SQRT(POWER([.H155];2)+POWER([.I155];2)+POWER([.J155];2))" office:value-type="float" office:value="585.828867176057" calcext:value-type="float">
            <text:p>585.828867176057</text:p>
          </table:table-cell>
        </table:table-row>
        <table:table-row table:style-name="ro1">
          <table:table-cell office:value-type="float" office:value="104.72" calcext:value-type="float">
            <text:p>104.72</text:p>
          </table:table-cell>
          <table:table-cell office:value-type="float" office:value="293.124" calcext:value-type="float">
            <text:p>293.124</text:p>
          </table:table-cell>
          <table:table-cell office:value-type="float" office:value="46.8495" calcext:value-type="float">
            <text:p>46.8495</text:p>
          </table:table-cell>
          <table:table-cell office:value-type="float" office:value="105.568" calcext:value-type="float">
            <text:p>105.568</text:p>
          </table:table-cell>
          <table:table-cell office:value-type="float" office:value="279.965" calcext:value-type="float">
            <text:p>279.965</text:p>
          </table:table-cell>
          <table:table-cell office:value-type="float" office:value="47.988" calcext:value-type="float">
            <text:p>47.988</text:p>
          </table:table-cell>
          <table:table-cell/>
          <table:table-cell table:formula="of:=([.D156]-[.A156])/0.0166667" office:value-type="float" office:value="50.8798982402035" calcext:value-type="float">
            <text:p>50.8798982402035</text:p>
          </table:table-cell>
          <table:table-cell table:formula="of:=ABS([.E156]-[.B156])/0.0166667" office:value-type="float" office:value="789.538420923161" calcext:value-type="float">
            <text:p>789.538420923161</text:p>
          </table:table-cell>
          <table:table-cell table:formula="of:=([.F156]-[.C156])/0.0166667" office:value-type="float" office:value="68.3098633802733" calcext:value-type="float">
            <text:p>68.3098633802733</text:p>
          </table:table-cell>
          <table:table-cell table:formula="of:=DEGREES(ATAN(ABS([.F156]-[.C156])/ABS([.E156]-[.B156])))" office:value-type="float" office:value="4.94484455284714" calcext:value-type="float">
            <text:p>4.94484455284714</text:p>
          </table:table-cell>
          <table:table-cell table:formula="of:=SQRT(POWER([.H156];2)+POWER([.I156];2)+POWER([.J156];2))" office:value-type="float" office:value="794.119587715732" calcext:value-type="float">
            <text:p>794.119587715732</text:p>
          </table:table-cell>
        </table:table-row>
        <table:table-row table:style-name="ro1">
          <table:table-cell office:value-type="float" office:value="103.958" calcext:value-type="float">
            <text:p>103.958</text:p>
          </table:table-cell>
          <table:table-cell office:value-type="float" office:value="293.257" calcext:value-type="float">
            <text:p>293.257</text:p>
          </table:table-cell>
          <table:table-cell office:value-type="float" office:value="46.5809" calcext:value-type="float">
            <text:p>46.5809</text:p>
          </table:table-cell>
          <table:table-cell office:value-type="float" office:value="104.067" calcext:value-type="float">
            <text:p>104.067</text:p>
          </table:table-cell>
          <table:table-cell office:value-type="float" office:value="280.093" calcext:value-type="float">
            <text:p>280.093</text:p>
          </table:table-cell>
          <table:table-cell office:value-type="float" office:value="47.9815" calcext:value-type="float">
            <text:p>47.9815</text:p>
          </table:table-cell>
          <table:table-cell/>
          <table:table-cell table:formula="of:=([.D157]-[.A157])/0.0166667" office:value-type="float" office:value="6.53998692002584" calcext:value-type="float">
            <text:p>6.53998692002584</text:p>
          </table:table-cell>
          <table:table-cell table:formula="of:=ABS([.E157]-[.B157])/0.0166667" office:value-type="float" office:value="789.838420323159" calcext:value-type="float">
            <text:p>789.838420323159</text:p>
          </table:table-cell>
          <table:table-cell table:formula="of:=([.F157]-[.C157])/0.0166667" office:value-type="float" office:value="84.035831928336" calcext:value-type="float">
            <text:p>84.035831928336</text:p>
          </table:table-cell>
          <table:table-cell table:formula="of:=DEGREES(ATAN(ABS([.F157]-[.C157])/ABS([.E157]-[.B157])))" office:value-type="float" office:value="6.0732072736492" calcext:value-type="float">
            <text:p>6.0732072736492</text:p>
          </table:table-cell>
          <table:table-cell table:formula="of:=SQRT(POWER([.H157];2)+POWER([.I157];2)+POWER([.J157];2))" office:value-type="float" office:value="794.323311187192" calcext:value-type="float">
            <text:p>794.323311187192</text:p>
          </table:table-cell>
        </table:table-row>
        <table:table-row table:style-name="ro1">
          <table:table-cell office:value-type="float" office:value="102.933" calcext:value-type="float">
            <text:p>102.933</text:p>
          </table:table-cell>
          <table:table-cell office:value-type="float" office:value="297.414" calcext:value-type="float">
            <text:p>297.414</text:p>
          </table:table-cell>
          <table:table-cell office:value-type="float" office:value="46.2475" calcext:value-type="float">
            <text:p>46.2475</text:p>
          </table:table-cell>
          <table:table-cell office:value-type="float" office:value="102.663" calcext:value-type="float">
            <text:p>102.663</text:p>
          </table:table-cell>
          <table:table-cell office:value-type="float" office:value="285.42" calcext:value-type="float">
            <text:p>285.42</text:p>
          </table:table-cell>
          <table:table-cell office:value-type="float" office:value="47.2188" calcext:value-type="float">
            <text:p>47.2188</text:p>
          </table:table-cell>
          <table:table-cell/>
          <table:table-cell table:formula="of:=([.D158]-[.A158])/0.0166667" office:value-type="float" office:value="-16.1999676000654" calcext:value-type="float">
            <text:p>-16.1999676000654</text:p>
          </table:table-cell>
          <table:table-cell table:formula="of:=ABS([.E158]-[.B158])/0.0166667" office:value-type="float" office:value="719.638560722877" calcext:value-type="float">
            <text:p>719.638560722877</text:p>
          </table:table-cell>
          <table:table-cell table:formula="of:=([.F158]-[.C158])/0.0166667" office:value-type="float" office:value="58.2778834442331" calcext:value-type="float">
            <text:p>58.2778834442331</text:p>
          </table:table-cell>
          <table:table-cell table:formula="of:=DEGREES(ATAN(ABS([.F158]-[.C158])/ABS([.E158]-[.B158])))" office:value-type="float" office:value="4.62983251057637" calcext:value-type="float">
            <text:p>4.62983251057637</text:p>
          </table:table-cell>
          <table:table-cell table:formula="of:=SQRT(POWER([.H158];2)+POWER([.I158];2)+POWER([.J158];2))" office:value-type="float" office:value="722.176161838839" calcext:value-type="float">
            <text:p>722.176161838839</text:p>
          </table:table-cell>
        </table:table-row>
        <table:table-row table:style-name="ro1">
          <table:table-cell office:value-type="float" office:value="101.834" calcext:value-type="float">
            <text:p>101.834</text:p>
          </table:table-cell>
          <table:table-cell office:value-type="float" office:value="292.253" calcext:value-type="float">
            <text:p>292.253</text:p>
          </table:table-cell>
          <table:table-cell office:value-type="float" office:value="45.9773" calcext:value-type="float">
            <text:p>45.9773</text:p>
          </table:table-cell>
          <table:table-cell office:value-type="float" office:value="103.351" calcext:value-type="float">
            <text:p>103.351</text:p>
          </table:table-cell>
          <table:table-cell office:value-type="float" office:value="280.371" calcext:value-type="float">
            <text:p>280.371</text:p>
          </table:table-cell>
          <table:table-cell office:value-type="float" office:value="46.951" calcext:value-type="float">
            <text:p>46.951</text:p>
          </table:table-cell>
          <table:table-cell/>
          <table:table-cell table:formula="of:=([.D159]-[.A159])/0.0166667" office:value-type="float" office:value="91.0198179603638" calcext:value-type="float">
            <text:p>91.0198179603638</text:p>
          </table:table-cell>
          <table:table-cell table:formula="of:=ABS([.E159]-[.B159])/0.0166667" office:value-type="float" office:value="712.918574162852" calcext:value-type="float">
            <text:p>712.918574162852</text:p>
          </table:table-cell>
          <table:table-cell table:formula="of:=([.F159]-[.C159])/0.0166667" office:value-type="float" office:value="58.4218831562337" calcext:value-type="float">
            <text:p>58.4218831562337</text:p>
          </table:table-cell>
          <table:table-cell table:formula="of:=DEGREES(ATAN(ABS([.F159]-[.C159])/ABS([.E159]-[.B159])))" office:value-type="float" office:value="4.68477696329086" calcext:value-type="float">
            <text:p>4.68477696329086</text:p>
          </table:table-cell>
          <table:table-cell table:formula="of:=SQRT(POWER([.H159];2)+POWER([.I159];2)+POWER([.J159];2))" office:value-type="float" office:value="721.076013385172" calcext:value-type="float">
            <text:p>721.076013385172</text:p>
          </table:table-cell>
        </table:table-row>
        <table:table-row table:style-name="ro1">
          <table:table-cell office:value-type="float" office:value="100.532" calcext:value-type="float">
            <text:p>100.532</text:p>
          </table:table-cell>
          <table:table-cell office:value-type="float" office:value="296.408" calcext:value-type="float">
            <text:p>296.408</text:p>
          </table:table-cell>
          <table:table-cell office:value-type="float" office:value="45.6396" calcext:value-type="float">
            <text:p>45.6396</text:p>
          </table:table-cell>
          <table:table-cell office:value-type="float" office:value="102.6" calcext:value-type="float">
            <text:p>102.6</text:p>
          </table:table-cell>
          <table:table-cell office:value-type="float" office:value="284.278" calcext:value-type="float">
            <text:p>284.278</text:p>
          </table:table-cell>
          <table:table-cell office:value-type="float" office:value="46.632" calcext:value-type="float">
            <text:p>46.632</text:p>
          </table:table-cell>
          <table:table-cell/>
          <table:table-cell table:formula="of:=([.D160]-[.A160])/0.0166667" office:value-type="float" office:value="124.079751840496" calcext:value-type="float">
            <text:p>124.079751840496</text:p>
          </table:table-cell>
          <table:table-cell table:formula="of:=ABS([.E160]-[.B160])/0.0166667" office:value-type="float" office:value="727.798544402911" calcext:value-type="float">
            <text:p>727.798544402911</text:p>
          </table:table-cell>
          <table:table-cell table:formula="of:=([.F160]-[.C160])/0.0166667" office:value-type="float" office:value="59.543880912238" calcext:value-type="float">
            <text:p>59.543880912238</text:p>
          </table:table-cell>
          <table:table-cell table:formula="of:=DEGREES(ATAN(ABS([.F160]-[.C160])/ABS([.E160]-[.B160])))" office:value-type="float" office:value="4.67716192782928" calcext:value-type="float">
            <text:p>4.67716192782928</text:p>
          </table:table-cell>
          <table:table-cell table:formula="of:=SQRT(POWER([.H160];2)+POWER([.I160];2)+POWER([.J160];2))" office:value-type="float" office:value="740.696955445266" calcext:value-type="float">
            <text:p>740.696955445266</text:p>
          </table:table-cell>
        </table:table-row>
        <table:table-row table:style-name="ro1">
          <table:table-cell office:value-type="float" office:value="101.586" calcext:value-type="float">
            <text:p>101.586</text:p>
          </table:table-cell>
          <table:table-cell office:value-type="float" office:value="292.335" calcext:value-type="float">
            <text:p>292.335</text:p>
          </table:table-cell>
          <table:table-cell office:value-type="float" office:value="45.712" calcext:value-type="float">
            <text:p>45.712</text:p>
          </table:table-cell>
          <table:table-cell office:value-type="float" office:value="103.611" calcext:value-type="float">
            <text:p>103.611</text:p>
          </table:table-cell>
          <table:table-cell office:value-type="float" office:value="280.409" calcext:value-type="float">
            <text:p>280.409</text:p>
          </table:table-cell>
          <table:table-cell office:value-type="float" office:value="46.694" calcext:value-type="float">
            <text:p>46.694</text:p>
          </table:table-cell>
          <table:table-cell/>
          <table:table-cell table:formula="of:=([.D161]-[.A161])/0.0166667" office:value-type="float" office:value="121.499757000486" calcext:value-type="float">
            <text:p>121.499757000486</text:p>
          </table:table-cell>
          <table:table-cell table:formula="of:=ABS([.E161]-[.B161])/0.0166667" office:value-type="float" office:value="715.558568882862" calcext:value-type="float">
            <text:p>715.558568882862</text:p>
          </table:table-cell>
          <table:table-cell table:formula="of:=([.F161]-[.C161])/0.0166667" office:value-type="float" office:value="58.9198821602356" calcext:value-type="float">
            <text:p>58.9198821602356</text:p>
          </table:table-cell>
          <table:table-cell table:formula="of:=DEGREES(ATAN(ABS([.F161]-[.C161])/ABS([.E161]-[.B161])))" office:value-type="float" office:value="4.70717856209411" calcext:value-type="float">
            <text:p>4.70717856209411</text:p>
          </table:table-cell>
          <table:table-cell table:formula="of:=SQRT(POWER([.H161];2)+POWER([.I161];2)+POWER([.J161];2))" office:value-type="float" office:value="728.188031326142" calcext:value-type="float">
            <text:p>728.188031326142</text:p>
          </table:table-cell>
        </table:table-row>
        <table:table-row table:style-name="ro1">
          <table:table-cell office:value-type="float" office:value="100.206" calcext:value-type="float">
            <text:p>100.206</text:p>
          </table:table-cell>
          <table:table-cell office:value-type="float" office:value="295.182" calcext:value-type="float">
            <text:p>295.182</text:p>
          </table:table-cell>
          <table:table-cell office:value-type="float" office:value="45.3065" calcext:value-type="float">
            <text:p>45.3065</text:p>
          </table:table-cell>
          <table:table-cell office:value-type="float" office:value="102.112" calcext:value-type="float">
            <text:p>102.112</text:p>
          </table:table-cell>
          <table:table-cell office:value-type="float" office:value="284.442" calcext:value-type="float">
            <text:p>284.442</text:p>
          </table:table-cell>
          <table:table-cell office:value-type="float" office:value="46.1092" calcext:value-type="float">
            <text:p>46.1092</text:p>
          </table:table-cell>
          <table:table-cell/>
          <table:table-cell table:formula="of:=([.D162]-[.A162])/0.0166667" office:value-type="float" office:value="114.359771280457" calcext:value-type="float">
            <text:p>114.359771280457</text:p>
          </table:table-cell>
          <table:table-cell table:formula="of:=ABS([.E162]-[.B162])/0.0166667" office:value-type="float" office:value="644.398711202578" calcext:value-type="float">
            <text:p>644.398711202578</text:p>
          </table:table-cell>
          <table:table-cell table:formula="of:=([.F162]-[.C162])/0.0166667" office:value-type="float" office:value="48.1619036761927" calcext:value-type="float">
            <text:p>48.1619036761927</text:p>
          </table:table-cell>
          <table:table-cell table:formula="of:=DEGREES(ATAN(ABS([.F162]-[.C162])/ABS([.E162]-[.B162])))" office:value-type="float" office:value="4.27429914631251" calcext:value-type="float">
            <text:p>4.27429914631251</text:p>
          </table:table-cell>
          <table:table-cell table:formula="of:=SQRT(POWER([.H162];2)+POWER([.I162];2)+POWER([.J162];2))" office:value-type="float" office:value="656.237323879538" calcext:value-type="float">
            <text:p>656.237323879538</text:p>
          </table:table-cell>
        </table:table-row>
        <table:table-row table:style-name="ro1">
          <table:table-cell office:value-type="float" office:value="100.524" calcext:value-type="float">
            <text:p>100.524</text:p>
          </table:table-cell>
          <table:table-cell office:value-type="float" office:value="296.349" calcext:value-type="float">
            <text:p>296.349</text:p>
          </table:table-cell>
          <table:table-cell office:value-type="float" office:value="45.9057" calcext:value-type="float">
            <text:p>45.9057</text:p>
          </table:table-cell>
          <table:table-cell office:value-type="float" office:value="102.747" calcext:value-type="float">
            <text:p>102.747</text:p>
          </table:table-cell>
          <table:table-cell office:value-type="float" office:value="282.843" calcext:value-type="float">
            <text:p>282.843</text:p>
          </table:table-cell>
          <table:table-cell office:value-type="float" office:value="47.3424" calcext:value-type="float">
            <text:p>47.3424</text:p>
          </table:table-cell>
          <table:table-cell/>
          <table:table-cell table:formula="of:=([.D163]-[.A163])/0.0166667" office:value-type="float" office:value="133.379733240533" calcext:value-type="float">
            <text:p>133.379733240533</text:p>
          </table:table-cell>
          <table:table-cell table:formula="of:=ABS([.E163]-[.B163])/0.0166667" office:value-type="float" office:value="810.35837928324" calcext:value-type="float">
            <text:p>810.35837928324</text:p>
          </table:table-cell>
          <table:table-cell table:formula="of:=([.F163]-[.C163])/0.0166667" office:value-type="float" office:value="86.2018275963445" calcext:value-type="float">
            <text:p>86.2018275963445</text:p>
          </table:table-cell>
          <table:table-cell table:formula="of:=DEGREES(ATAN(ABS([.F163]-[.C163])/ABS([.E163]-[.B163])))" office:value-type="float" office:value="6.07200122935855" calcext:value-type="float">
            <text:p>6.07200122935855</text:p>
          </table:table-cell>
          <table:table-cell table:formula="of:=SQRT(POWER([.H163];2)+POWER([.I163];2)+POWER([.J163];2))" office:value-type="float" office:value="825.773341295797" calcext:value-type="float">
            <text:p>825.773341295797</text:p>
          </table:table-cell>
        </table:table-row>
        <table:table-row table:style-name="ro1">
          <table:table-cell office:value-type="float" office:value="100.205" calcext:value-type="float">
            <text:p>100.205</text:p>
          </table:table-cell>
          <table:table-cell office:value-type="float" office:value="295.176" calcext:value-type="float">
            <text:p>295.176</text:p>
          </table:table-cell>
          <table:table-cell office:value-type="float" office:value="45.3073" calcext:value-type="float">
            <text:p>45.3073</text:p>
          </table:table-cell>
          <table:table-cell office:value-type="float" office:value="102.61" calcext:value-type="float">
            <text:p>102.61</text:p>
          </table:table-cell>
          <table:table-cell office:value-type="float" office:value="284.348" calcext:value-type="float">
            <text:p>284.348</text:p>
          </table:table-cell>
          <table:table-cell office:value-type="float" office:value="46.3705" calcext:value-type="float">
            <text:p>46.3705</text:p>
          </table:table-cell>
          <table:table-cell/>
          <table:table-cell table:formula="of:=([.D164]-[.A164])/0.0166667" office:value-type="float" office:value="144.299711400577" calcext:value-type="float">
            <text:p>144.299711400577</text:p>
          </table:table-cell>
          <table:table-cell table:formula="of:=ABS([.E164]-[.B164])/0.0166667" office:value-type="float" office:value="649.678700642597" calcext:value-type="float">
            <text:p>649.678700642597</text:p>
          </table:table-cell>
          <table:table-cell table:formula="of:=([.F164]-[.C164])/0.0166667" office:value-type="float" office:value="63.7918724162553" calcext:value-type="float">
            <text:p>63.7918724162553</text:p>
          </table:table-cell>
          <table:table-cell table:formula="of:=DEGREES(ATAN(ABS([.F164]-[.C164])/ABS([.E164]-[.B164])))" office:value-type="float" office:value="5.60788935018786" calcext:value-type="float">
            <text:p>5.60788935018786</text:p>
          </table:table-cell>
          <table:table-cell table:formula="of:=SQRT(POWER([.H164];2)+POWER([.I164];2)+POWER([.J164];2))" office:value-type="float" office:value="668.56130890541" calcext:value-type="float">
            <text:p>668.56130890541</text:p>
          </table:table-cell>
        </table:table-row>
        <table:table-row table:style-name="ro1">
          <table:table-cell office:value-type="float" office:value="102.453" calcext:value-type="float">
            <text:p>102.453</text:p>
          </table:table-cell>
          <table:table-cell office:value-type="float" office:value="285.74" calcext:value-type="float">
            <text:p>285.74</text:p>
          </table:table-cell>
          <table:table-cell office:value-type="float" office:value="45.9142" calcext:value-type="float">
            <text:p>45.9142</text:p>
          </table:table-cell>
          <table:table-cell office:value-type="float" office:value="105.019" calcext:value-type="float">
            <text:p>105.019</text:p>
          </table:table-cell>
          <table:table-cell office:value-type="float" office:value="275.36" calcext:value-type="float">
            <text:p>275.36</text:p>
          </table:table-cell>
          <table:table-cell office:value-type="float" office:value="46.6903" calcext:value-type="float">
            <text:p>46.6903</text:p>
          </table:table-cell>
          <table:table-cell/>
          <table:table-cell table:formula="of:=([.D165]-[.A165])/0.0166667" office:value-type="float" office:value="153.959692080616" calcext:value-type="float">
            <text:p>153.959692080616</text:p>
          </table:table-cell>
          <table:table-cell table:formula="of:=ABS([.E165]-[.B165])/0.0166667" office:value-type="float" office:value="622.798754402491" calcext:value-type="float">
            <text:p>622.798754402491</text:p>
          </table:table-cell>
          <table:table-cell table:formula="of:=([.F165]-[.C165])/0.0166667" office:value-type="float" office:value="46.5659068681862" calcext:value-type="float">
            <text:p>46.5659068681862</text:p>
          </table:table-cell>
          <table:table-cell table:formula="of:=DEGREES(ATAN(ABS([.F165]-[.C165])/ABS([.E165]-[.B165])))" office:value-type="float" office:value="4.27597962362028" calcext:value-type="float">
            <text:p>4.27597962362028</text:p>
          </table:table-cell>
          <table:table-cell table:formula="of:=SQRT(POWER([.H165];2)+POWER([.I165];2)+POWER([.J165];2))" office:value-type="float" office:value="643.234217803522" calcext:value-type="float">
            <text:p>643.234217803522</text:p>
          </table:table-cell>
        </table:table-row>
        <table:table-row table:style-name="ro1">
          <table:table-cell office:value-type="float" office:value="101.905" calcext:value-type="float">
            <text:p>101.905</text:p>
          </table:table-cell>
          <table:table-cell office:value-type="float" office:value="293.492" calcext:value-type="float">
            <text:p>293.492</text:p>
          </table:table-cell>
          <table:table-cell office:value-type="float" office:value="46.308" calcext:value-type="float">
            <text:p>46.308</text:p>
          </table:table-cell>
          <table:table-cell office:value-type="float" office:value="103.423" calcext:value-type="float">
            <text:p>103.423</text:p>
          </table:table-cell>
          <table:table-cell office:value-type="float" office:value="281.548" calcext:value-type="float">
            <text:p>281.548</text:p>
          </table:table-cell>
          <table:table-cell office:value-type="float" office:value="47.2763" calcext:value-type="float">
            <text:p>47.2763</text:p>
          </table:table-cell>
          <table:table-cell/>
          <table:table-cell table:formula="of:=([.D166]-[.A166])/0.0166667" office:value-type="float" office:value="91.0798178403644" calcext:value-type="float">
            <text:p>91.0798178403644</text:p>
          </table:table-cell>
          <table:table-cell table:formula="of:=ABS([.E166]-[.B166])/0.0166667" office:value-type="float" office:value="716.638566722868" calcext:value-type="float">
            <text:p>716.638566722868</text:p>
          </table:table-cell>
          <table:table-cell table:formula="of:=([.F166]-[.C166])/0.0166667" office:value-type="float" office:value="58.0978838042323" calcext:value-type="float">
            <text:p>58.0978838042323</text:p>
          </table:table-cell>
          <table:table-cell table:formula="of:=DEGREES(ATAN(ABS([.F166]-[.C166])/ABS([.E166]-[.B166])))" office:value-type="float" office:value="4.63483229256072" calcext:value-type="float">
            <text:p>4.63483229256072</text:p>
          </table:table-cell>
          <table:table-cell table:formula="of:=SQRT(POWER([.H166];2)+POWER([.I166];2)+POWER([.J166];2))" office:value-type="float" office:value="724.735629478067" calcext:value-type="float">
            <text:p>724.735629478067</text:p>
          </table:table-cell>
        </table:table-row>
        <table:table-row table:style-name="ro1">
          <table:table-cell office:value-type="float" office:value="101.813" calcext:value-type="float">
            <text:p>101.813</text:p>
          </table:table-cell>
          <table:table-cell office:value-type="float" office:value="296.181" calcext:value-type="float">
            <text:p>296.181</text:p>
          </table:table-cell>
          <table:table-cell office:value-type="float" office:value="46.1767" calcext:value-type="float">
            <text:p>46.1767</text:p>
          </table:table-cell>
          <table:table-cell office:value-type="float" office:value="103.414" calcext:value-type="float">
            <text:p>103.414</text:p>
          </table:table-cell>
          <table:table-cell office:value-type="float" office:value="285.309" calcext:value-type="float">
            <text:p>285.309</text:p>
          </table:table-cell>
          <table:table-cell office:value-type="float" office:value="47.4803" calcext:value-type="float">
            <text:p>47.4803</text:p>
          </table:table-cell>
          <table:table-cell/>
          <table:table-cell table:formula="of:=([.D167]-[.A167])/0.0166667" office:value-type="float" office:value="96.0598078803842" calcext:value-type="float">
            <text:p>96.0598078803842</text:p>
          </table:table-cell>
          <table:table-cell table:formula="of:=ABS([.E167]-[.B167])/0.0166667" office:value-type="float" office:value="652.318695362607" calcext:value-type="float">
            <text:p>652.318695362607</text:p>
          </table:table-cell>
          <table:table-cell table:formula="of:=([.F167]-[.C167])/0.0166667" office:value-type="float" office:value="78.215843568313" calcext:value-type="float">
            <text:p>78.215843568313</text:p>
          </table:table-cell>
          <table:table-cell table:formula="of:=DEGREES(ATAN(ABS([.F167]-[.C167])/ABS([.E167]-[.B167])))" office:value-type="float" office:value="6.83737032264349" calcext:value-type="float">
            <text:p>6.83737032264349</text:p>
          </table:table-cell>
          <table:table-cell table:formula="of:=SQRT(POWER([.H167];2)+POWER([.I167];2)+POWER([.J167];2))" office:value-type="float" office:value="663.976569763341" calcext:value-type="float">
            <text:p>663.976569763341</text:p>
          </table:table-cell>
        </table:table-row>
        <table:table-row table:style-name="ro1">
          <table:table-cell office:value-type="float" office:value="101.993" calcext:value-type="float">
            <text:p>101.993</text:p>
          </table:table-cell>
          <table:table-cell office:value-type="float" office:value="294.852" calcext:value-type="float">
            <text:p>294.852</text:p>
          </table:table-cell>
          <table:table-cell office:value-type="float" office:value="46.1104" calcext:value-type="float">
            <text:p>46.1104</text:p>
          </table:table-cell>
          <table:table-cell office:value-type="float" office:value="102.663" calcext:value-type="float">
            <text:p>102.663</text:p>
          </table:table-cell>
          <table:table-cell office:value-type="float" office:value="285.426" calcext:value-type="float">
            <text:p>285.426</text:p>
          </table:table-cell>
          <table:table-cell office:value-type="float" office:value="47.218" calcext:value-type="float">
            <text:p>47.218</text:p>
          </table:table-cell>
          <table:table-cell/>
          <table:table-cell table:formula="of:=([.D168]-[.A168])/0.0166667" office:value-type="float" office:value="40.1999196001609" calcext:value-type="float">
            <text:p>40.1999196001609</text:p>
          </table:table-cell>
          <table:table-cell table:formula="of:=ABS([.E168]-[.B168])/0.0166667" office:value-type="float" office:value="565.558868882262" calcext:value-type="float">
            <text:p>565.558868882262</text:p>
          </table:table-cell>
          <table:table-cell table:formula="of:=([.F168]-[.C168])/0.0166667" office:value-type="float" office:value="66.4558670882661" calcext:value-type="float">
            <text:p>66.4558670882661</text:p>
          </table:table-cell>
          <table:table-cell table:formula="of:=DEGREES(ATAN(ABS([.F168]-[.C168])/ABS([.E168]-[.B168])))" office:value-type="float" office:value="6.7017956512904" calcext:value-type="float">
            <text:p>6.7017956512904</text:p>
          </table:table-cell>
          <table:table-cell table:formula="of:=SQRT(POWER([.H168];2)+POWER([.I168];2)+POWER([.J168];2))" office:value-type="float" office:value="570.867103604417" calcext:value-type="float">
            <text:p>570.867103604417</text:p>
          </table:table-cell>
        </table:table-row>
        <table:table-row table:style-name="ro1">
          <table:table-cell office:value-type="float" office:value="109.916" calcext:value-type="float">
            <text:p>109.916</text:p>
          </table:table-cell>
          <table:table-cell office:value-type="float" office:value="296.605" calcext:value-type="float">
            <text:p>296.605</text:p>
          </table:table-cell>
          <table:table-cell office:value-type="float" office:value="46.5652" calcext:value-type="float">
            <text:p>46.5652</text:p>
          </table:table-cell>
          <table:table-cell office:value-type="float" office:value="110.979" calcext:value-type="float">
            <text:p>110.979</text:p>
          </table:table-cell>
          <table:table-cell office:value-type="float" office:value="284.497" calcext:value-type="float">
            <text:p>284.497</text:p>
          </table:table-cell>
          <table:table-cell office:value-type="float" office:value="47.7884" calcext:value-type="float">
            <text:p>47.7884</text:p>
          </table:table-cell>
          <table:table-cell/>
          <table:table-cell table:formula="of:=([.D169]-[.A169])/0.0166667" office:value-type="float" office:value="63.7798724402553" calcext:value-type="float">
            <text:p>63.7798724402553</text:p>
          </table:table-cell>
          <table:table-cell table:formula="of:=ABS([.E169]-[.B169])/0.0166667" office:value-type="float" office:value="726.478547042906" calcext:value-type="float">
            <text:p>726.478547042906</text:p>
          </table:table-cell>
          <table:table-cell table:formula="of:=([.F169]-[.C169])/0.0166667" office:value-type="float" office:value="73.3918532162939" calcext:value-type="float">
            <text:p>73.3918532162939</text:p>
          </table:table-cell>
          <table:table-cell table:formula="of:=DEGREES(ATAN(ABS([.F169]-[.C169])/ABS([.E169]-[.B169])))" office:value-type="float" office:value="5.76868380254547" calcext:value-type="float">
            <text:p>5.76868380254547</text:p>
          </table:table-cell>
          <table:table-cell table:formula="of:=SQRT(POWER([.H169];2)+POWER([.I169];2)+POWER([.J169];2))" office:value-type="float" office:value="732.956557758091" calcext:value-type="float">
            <text:p>732.956557758091</text:p>
          </table:table-cell>
        </table:table-row>
        <table:table-row table:style-name="ro1">
          <table:table-cell office:value-type="float" office:value="123.94" calcext:value-type="float">
            <text:p>123.94</text:p>
          </table:table-cell>
          <table:table-cell office:value-type="float" office:value="295.853" calcext:value-type="float">
            <text:p>295.853</text:p>
          </table:table-cell>
          <table:table-cell office:value-type="float" office:value="45.795" calcext:value-type="float">
            <text:p>45.795</text:p>
          </table:table-cell>
          <table:table-cell office:value-type="float" office:value="124.898" calcext:value-type="float">
            <text:p>124.898</text:p>
          </table:table-cell>
          <table:table-cell office:value-type="float" office:value="283.758" calcext:value-type="float">
            <text:p>283.758</text:p>
          </table:table-cell>
          <table:table-cell office:value-type="float" office:value="47.0385" calcext:value-type="float">
            <text:p>47.0385</text:p>
          </table:table-cell>
          <table:table-cell/>
          <table:table-cell table:formula="of:=([.D170]-[.A170])/0.0166667" office:value-type="float" office:value="57.4798850402298" calcext:value-type="float">
            <text:p>57.4798850402298</text:p>
          </table:table-cell>
          <table:table-cell table:formula="of:=ABS([.E170]-[.B170])/0.0166667" office:value-type="float" office:value="725.698548602905" calcext:value-type="float">
            <text:p>725.698548602905</text:p>
          </table:table-cell>
          <table:table-cell table:formula="of:=([.F170]-[.C170])/0.0166667" office:value-type="float" office:value="74.6098507802983" calcext:value-type="float">
            <text:p>74.6098507802983</text:p>
          </table:table-cell>
          <table:table-cell table:formula="of:=DEGREES(ATAN(ABS([.F170]-[.C170])/ABS([.E170]-[.B170])))" office:value-type="float" office:value="5.87001663188236" calcext:value-type="float">
            <text:p>5.87001663188236</text:p>
          </table:table-cell>
          <table:table-cell table:formula="of:=SQRT(POWER([.H170];2)+POWER([.I170];2)+POWER([.J170];2))" office:value-type="float" office:value="731.78477058631" calcext:value-type="float">
            <text:p>731.78477058631</text:p>
          </table:table-cell>
        </table:table-row>
        <table:table-row table:style-name="ro1">
          <table:table-cell office:value-type="float" office:value="124.87" calcext:value-type="float">
            <text:p>124.87</text:p>
          </table:table-cell>
          <table:table-cell office:value-type="float" office:value="299.661" calcext:value-type="float">
            <text:p>299.661</text:p>
          </table:table-cell>
          <table:table-cell office:value-type="float" office:value="45.755" calcext:value-type="float">
            <text:p>45.755</text:p>
          </table:table-cell>
          <table:table-cell office:value-type="float" office:value="125.98" calcext:value-type="float">
            <text:p>125.98</text:p>
          </table:table-cell>
          <table:table-cell office:value-type="float" office:value="288.736" calcext:value-type="float">
            <text:p>288.736</text:p>
          </table:table-cell>
          <table:table-cell office:value-type="float" office:value="46.5576" calcext:value-type="float">
            <text:p>46.5576</text:p>
          </table:table-cell>
          <table:table-cell/>
          <table:table-cell table:formula="of:=([.D171]-[.A171])/0.0166667" office:value-type="float" office:value="66.5998668002664" calcext:value-type="float">
            <text:p>66.5998668002664</text:p>
          </table:table-cell>
          <table:table-cell table:formula="of:=ABS([.E171]-[.B171])/0.0166667" office:value-type="float" office:value="655.498689002623" calcext:value-type="float">
            <text:p>655.498689002623</text:p>
          </table:table-cell>
          <table:table-cell table:formula="of:=([.F171]-[.C171])/0.0166667" office:value-type="float" office:value="48.1559036881925" calcext:value-type="float">
            <text:p>48.1559036881925</text:p>
          </table:table-cell>
          <table:table-cell table:formula="of:=DEGREES(ATAN(ABS([.F171]-[.C171])/ABS([.E171]-[.B171])))" office:value-type="float" office:value="4.20165957433926" calcext:value-type="float">
            <text:p>4.20165957433926</text:p>
          </table:table-cell>
          <table:table-cell table:formula="of:=SQRT(POWER([.H171];2)+POWER([.I171];2)+POWER([.J171];2))" office:value-type="float" office:value="660.630808093293" calcext:value-type="float">
            <text:p>660.630808093293</text:p>
          </table:table-cell>
        </table:table-row>
        <table:table-row table:style-name="ro1">
          <table:table-cell office:value-type="float" office:value="125.431" calcext:value-type="float">
            <text:p>125.431</text:p>
          </table:table-cell>
          <table:table-cell office:value-type="float" office:value="292.882" calcext:value-type="float">
            <text:p>292.882</text:p>
          </table:table-cell>
          <table:table-cell office:value-type="float" office:value="45.9589" calcext:value-type="float">
            <text:p>45.9589</text:p>
          </table:table-cell>
          <table:table-cell office:value-type="float" office:value="126.513" calcext:value-type="float">
            <text:p>126.513</text:p>
          </table:table-cell>
          <table:table-cell office:value-type="float" office:value="282.254" calcext:value-type="float">
            <text:p>282.254</text:p>
          </table:table-cell>
          <table:table-cell office:value-type="float" office:value="46.7462" calcext:value-type="float">
            <text:p>46.7462</text:p>
          </table:table-cell>
          <table:table-cell/>
          <table:table-cell table:formula="of:=([.D172]-[.A172])/0.0166667" office:value-type="float" office:value="64.9198701602601" calcext:value-type="float">
            <text:p>64.9198701602601</text:p>
          </table:table-cell>
          <table:table-cell table:formula="of:=ABS([.E172]-[.B172])/0.0166667" office:value-type="float" office:value="637.67872464255" calcext:value-type="float">
            <text:p>637.67872464255</text:p>
          </table:table-cell>
          <table:table-cell table:formula="of:=([.F172]-[.C172])/0.0166667" office:value-type="float" office:value="47.2379055241891" calcext:value-type="float">
            <text:p>47.2379055241891</text:p>
          </table:table-cell>
          <table:table-cell table:formula="of:=DEGREES(ATAN(ABS([.F172]-[.C172])/ABS([.E172]-[.B172])))" office:value-type="float" office:value="4.23661323466833" calcext:value-type="float">
            <text:p>4.23661323466833</text:p>
          </table:table-cell>
          <table:table-cell table:formula="of:=SQRT(POWER([.H172];2)+POWER([.I172];2)+POWER([.J172];2))" office:value-type="float" office:value="642.713128169704" calcext:value-type="float">
            <text:p>642.713128169704</text:p>
          </table:table-cell>
        </table:table-row>
        <table:table-row table:style-name="ro1">
          <table:table-cell office:value-type="float" office:value="125.041" calcext:value-type="float">
            <text:p>125.041</text:p>
          </table:table-cell>
          <table:table-cell office:value-type="float" office:value="301.099" calcext:value-type="float">
            <text:p>301.099</text:p>
          </table:table-cell>
          <table:table-cell office:value-type="float" office:value="45.2871" calcext:value-type="float">
            <text:p>45.2871</text:p>
          </table:table-cell>
          <table:table-cell office:value-type="float" office:value="126.264" calcext:value-type="float">
            <text:p>126.264</text:p>
          </table:table-cell>
          <table:table-cell office:value-type="float" office:value="288.803" calcext:value-type="float">
            <text:p>288.803</text:p>
          </table:table-cell>
          <table:table-cell office:value-type="float" office:value="46.0387" calcext:value-type="float">
            <text:p>46.0387</text:p>
          </table:table-cell>
          <table:table-cell/>
          <table:table-cell table:formula="of:=([.D173]-[.A173])/0.0166667" office:value-type="float" office:value="73.3798532402935" calcext:value-type="float">
            <text:p>73.3798532402935</text:p>
          </table:table-cell>
          <table:table-cell table:formula="of:=ABS([.E173]-[.B173])/0.0166667" office:value-type="float" office:value="737.758524482951" calcext:value-type="float">
            <text:p>737.758524482951</text:p>
          </table:table-cell>
          <table:table-cell table:formula="of:=([.F173]-[.C173])/0.0166667" office:value-type="float" office:value="45.0959098081802" calcext:value-type="float">
            <text:p>45.0959098081802</text:p>
          </table:table-cell>
          <table:table-cell table:formula="of:=DEGREES(ATAN(ABS([.F173]-[.C173])/ABS([.E173]-[.B173])))" office:value-type="float" office:value="3.49788504907071" calcext:value-type="float">
            <text:p>3.49788504907071</text:p>
          </table:table-cell>
          <table:table-cell table:formula="of:=SQRT(POWER([.H173];2)+POWER([.I173];2)+POWER([.J173];2))" office:value-type="float" office:value="742.7690653159" calcext:value-type="float">
            <text:p>742.7690653159</text:p>
          </table:table-cell>
        </table:table-row>
        <table:table-row table:style-name="ro1">
          <table:table-cell office:value-type="float" office:value="125.848" calcext:value-type="float">
            <text:p>125.848</text:p>
          </table:table-cell>
          <table:table-cell office:value-type="float" office:value="289.97" calcext:value-type="float">
            <text:p>289.97</text:p>
          </table:table-cell>
          <table:table-cell office:value-type="float" office:value="46.887" calcext:value-type="float">
            <text:p>46.887</text:p>
          </table:table-cell>
          <table:table-cell office:value-type="float" office:value="126.855" calcext:value-type="float">
            <text:p>126.855</text:p>
          </table:table-cell>
          <table:table-cell office:value-type="float" office:value="276.94" calcext:value-type="float">
            <text:p>276.94</text:p>
          </table:table-cell>
          <table:table-cell office:value-type="float" office:value="48.0194" calcext:value-type="float">
            <text:p>48.0194</text:p>
          </table:table-cell>
          <table:table-cell/>
          <table:table-cell table:formula="of:=([.D174]-[.A174])/0.0166667" office:value-type="float" office:value="60.419879160242" calcext:value-type="float">
            <text:p>60.419879160242</text:p>
          </table:table-cell>
          <table:table-cell table:formula="of:=ABS([.E174]-[.B174])/0.0166667" office:value-type="float" office:value="781.798436403129" calcext:value-type="float">
            <text:p>781.798436403129</text:p>
          </table:table-cell>
          <table:table-cell table:formula="of:=([.F174]-[.C174])/0.0166667" office:value-type="float" office:value="67.9438641122716" calcext:value-type="float">
            <text:p>67.9438641122716</text:p>
          </table:table-cell>
          <table:table-cell table:formula="of:=DEGREES(ATAN(ABS([.F174]-[.C174])/ABS([.E174]-[.B174])))" office:value-type="float" office:value="4.96693243516009" calcext:value-type="float">
            <text:p>4.96693243516009</text:p>
          </table:table-cell>
          <table:table-cell table:formula="of:=SQRT(POWER([.H174];2)+POWER([.I174];2)+POWER([.J174];2))" office:value-type="float" office:value="787.067802435484" calcext:value-type="float">
            <text:p>787.067802435484</text:p>
          </table:table-cell>
        </table:table-row>
        <table:table-row table:style-name="ro1">
          <table:table-cell office:value-type="float" office:value="124.68" calcext:value-type="float">
            <text:p>124.68</text:p>
          </table:table-cell>
          <table:table-cell office:value-type="float" office:value="302.584" calcext:value-type="float">
            <text:p>302.584</text:p>
          </table:table-cell>
          <table:table-cell office:value-type="float" office:value="45.0755" calcext:value-type="float">
            <text:p>45.0755</text:p>
          </table:table-cell>
          <table:table-cell office:value-type="float" office:value="125.899" calcext:value-type="float">
            <text:p>125.899</text:p>
          </table:table-cell>
          <table:table-cell office:value-type="float" office:value="290.161" calcext:value-type="float">
            <text:p>290.161</text:p>
          </table:table-cell>
          <table:table-cell office:value-type="float" office:value="46.0969" calcext:value-type="float">
            <text:p>46.0969</text:p>
          </table:table-cell>
          <table:table-cell/>
          <table:table-cell table:formula="of:=([.D175]-[.A175])/0.0166667" office:value-type="float" office:value="73.1398537202922" calcext:value-type="float">
            <text:p>73.1398537202922</text:p>
          </table:table-cell>
          <table:table-cell table:formula="of:=ABS([.E175]-[.B175])/0.0166667" office:value-type="float" office:value="745.378509242982" calcext:value-type="float">
            <text:p>745.378509242982</text:p>
          </table:table-cell>
          <table:table-cell table:formula="of:=([.F175]-[.C175])/0.0166667" office:value-type="float" office:value="61.2838774322451" calcext:value-type="float">
            <text:p>61.2838774322451</text:p>
          </table:table-cell>
          <table:table-cell table:formula="of:=DEGREES(ATAN(ABS([.F175]-[.C175])/ABS([.E175]-[.B175])))" office:value-type="float" office:value="4.70019918830242" calcext:value-type="float">
            <text:p>4.70019918830242</text:p>
          </table:table-cell>
          <table:table-cell table:formula="of:=SQRT(POWER([.H175];2)+POWER([.I175];2)+POWER([.J175];2))" office:value-type="float" office:value="751.461425408281" calcext:value-type="float">
            <text:p>751.461425408281</text:p>
          </table:table-cell>
        </table:table-row>
        <table:table-row table:style-name="ro1">
          <table:table-cell office:value-type="float" office:value="126.988" calcext:value-type="float">
            <text:p>126.988</text:p>
          </table:table-cell>
          <table:table-cell office:value-type="float" office:value="295.198" calcext:value-type="float">
            <text:p>295.198</text:p>
          </table:table-cell>
          <table:table-cell office:value-type="float" office:value="45.8677" calcext:value-type="float">
            <text:p>45.8677</text:p>
          </table:table-cell>
          <table:table-cell office:value-type="float" office:value="128.625" calcext:value-type="float">
            <text:p>128.625</text:p>
          </table:table-cell>
          <table:table-cell office:value-type="float" office:value="283.036" calcext:value-type="float">
            <text:p>283.036</text:p>
          </table:table-cell>
          <table:table-cell office:value-type="float" office:value="46.8667" calcext:value-type="float">
            <text:p>46.8667</text:p>
          </table:table-cell>
          <table:table-cell/>
          <table:table-cell table:formula="of:=([.D176]-[.A176])/0.0166667" office:value-type="float" office:value="98.2198035603929" calcext:value-type="float">
            <text:p>98.2198035603929</text:p>
          </table:table-cell>
          <table:table-cell table:formula="of:=ABS([.E176]-[.B176])/0.0166667" office:value-type="float" office:value="729.718540562918" calcext:value-type="float">
            <text:p>729.718540562918</text:p>
          </table:table-cell>
          <table:table-cell table:formula="of:=([.F176]-[.C176])/0.0166667" office:value-type="float" office:value="59.9398801202399" calcext:value-type="float">
            <text:p>59.9398801202399</text:p>
          </table:table-cell>
          <table:table-cell table:formula="of:=DEGREES(ATAN(ABS([.F176]-[.C176])/ABS([.E176]-[.B176])))" office:value-type="float" office:value="4.69579592076334" calcext:value-type="float">
            <text:p>4.69579592076334</text:p>
          </table:table-cell>
          <table:table-cell table:formula="of:=SQRT(POWER([.H176];2)+POWER([.I176];2)+POWER([.J176];2))" office:value-type="float" office:value="738.734774788317" calcext:value-type="float">
            <text:p>738.734774788317</text:p>
          </table:table-cell>
        </table:table-row>
        <table:table-row table:style-name="ro1">
          <table:table-cell office:value-type="float" office:value="127.812" calcext:value-type="float">
            <text:p>127.812</text:p>
          </table:table-cell>
          <table:table-cell office:value-type="float" office:value="291.082" calcext:value-type="float">
            <text:p>291.082</text:p>
          </table:table-cell>
          <table:table-cell office:value-type="float" office:value="45.9486" calcext:value-type="float">
            <text:p>45.9486</text:p>
          </table:table-cell>
          <table:table-cell office:value-type="float" office:value="129.518" calcext:value-type="float">
            <text:p>129.518</text:p>
          </table:table-cell>
          <table:table-cell office:value-type="float" office:value="277.882" calcext:value-type="float">
            <text:p>277.882</text:p>
          </table:table-cell>
          <table:table-cell office:value-type="float" office:value="46.8722" calcext:value-type="float">
            <text:p>46.8722</text:p>
          </table:table-cell>
          <table:table-cell/>
          <table:table-cell table:formula="of:=([.D177]-[.A177])/0.0166667" office:value-type="float" office:value="102.35979528041" calcext:value-type="float">
            <text:p>102.35979528041</text:p>
          </table:table-cell>
          <table:table-cell table:formula="of:=ABS([.E177]-[.B177])/0.0166667" office:value-type="float" office:value="791.998416003167" calcext:value-type="float">
            <text:p>791.998416003167</text:p>
          </table:table-cell>
          <table:table-cell table:formula="of:=([.F177]-[.C177])/0.0166667" office:value-type="float" office:value="55.4158891682217" calcext:value-type="float">
            <text:p>55.4158891682217</text:p>
          </table:table-cell>
          <table:table-cell table:formula="of:=DEGREES(ATAN(ABS([.F177]-[.C177])/ABS([.E177]-[.B177])))" office:value-type="float" office:value="4.00244516739138" calcext:value-type="float">
            <text:p>4.00244516739138</text:p>
          </table:table-cell>
          <table:table-cell table:formula="of:=SQRT(POWER([.H177];2)+POWER([.I177];2)+POWER([.J177];2))" office:value-type="float" office:value="800.506052078108" calcext:value-type="float">
            <text:p>800.506052078108</text:p>
          </table:table-cell>
        </table:table-row>
        <table:table-row table:style-name="ro1">
          <table:table-cell office:value-type="float" office:value="125.997" calcext:value-type="float">
            <text:p>125.997</text:p>
          </table:table-cell>
          <table:table-cell office:value-type="float" office:value="288.799" calcext:value-type="float">
            <text:p>288.799</text:p>
          </table:table-cell>
          <table:table-cell office:value-type="float" office:value="46.2948" calcext:value-type="float">
            <text:p>46.2948</text:p>
          </table:table-cell>
          <table:table-cell office:value-type="float" office:value="127.058" calcext:value-type="float">
            <text:p>127.058</text:p>
          </table:table-cell>
          <table:table-cell office:value-type="float" office:value="278.351" calcext:value-type="float">
            <text:p>278.351</text:p>
          </table:table-cell>
          <table:table-cell office:value-type="float" office:value="47.0683" calcext:value-type="float">
            <text:p>47.0683</text:p>
          </table:table-cell>
          <table:table-cell/>
          <table:table-cell table:formula="of:=([.D178]-[.A178])/0.0166667" office:value-type="float" office:value="63.6598726802551" calcext:value-type="float">
            <text:p>63.6598726802551</text:p>
          </table:table-cell>
          <table:table-cell table:formula="of:=ABS([.E178]-[.B178])/0.0166667" office:value-type="float" office:value="626.878746242506" calcext:value-type="float">
            <text:p>626.878746242506</text:p>
          </table:table-cell>
          <table:table-cell table:formula="of:=([.F178]-[.C178])/0.0166667" office:value-type="float" office:value="46.4099071801856" calcext:value-type="float">
            <text:p>46.4099071801856</text:p>
          </table:table-cell>
          <table:table-cell table:formula="of:=DEGREES(ATAN(ABS([.F178]-[.C178])/ABS([.E178]-[.B178])))" office:value-type="float" office:value="4.23407180337751" calcext:value-type="float">
            <text:p>4.23407180337751</text:p>
          </table:table-cell>
          <table:table-cell table:formula="of:=SQRT(POWER([.H178];2)+POWER([.I178];2)+POWER([.J178];2))" office:value-type="float" office:value="631.809640132783" calcext:value-type="float">
            <text:p>631.809640132783</text:p>
          </table:table-cell>
        </table:table-row>
        <table:table-row table:style-name="ro1">
          <table:table-cell office:value-type="float" office:value="122.839" calcext:value-type="float">
            <text:p>122.839</text:p>
          </table:table-cell>
          <table:table-cell office:value-type="float" office:value="302.826" calcext:value-type="float">
            <text:p>302.826</text:p>
          </table:table-cell>
          <table:table-cell office:value-type="float" office:value="45.5757" calcext:value-type="float">
            <text:p>45.5757</text:p>
          </table:table-cell>
          <table:table-cell office:value-type="float" office:value="123.925" calcext:value-type="float">
            <text:p>123.925</text:p>
          </table:table-cell>
          <table:table-cell office:value-type="float" office:value="288.958" calcext:value-type="float">
            <text:p>288.958</text:p>
          </table:table-cell>
          <table:table-cell office:value-type="float" office:value="47.3003" calcext:value-type="float">
            <text:p>47.3003</text:p>
          </table:table-cell>
          <table:table-cell/>
          <table:table-cell table:formula="of:=([.D179]-[.A179])/0.0166667" office:value-type="float" office:value="65.1598696802606" calcext:value-type="float">
            <text:p>65.1598696802606</text:p>
          </table:table-cell>
          <table:table-cell table:formula="of:=ABS([.E179]-[.B179])/0.0166667" office:value-type="float" office:value="832.078335843328" calcext:value-type="float">
            <text:p>832.078335843328</text:p>
          </table:table-cell>
          <table:table-cell table:formula="of:=([.F179]-[.C179])/0.0166667" office:value-type="float" office:value="103.475793048414" calcext:value-type="float">
            <text:p>103.475793048414</text:p>
          </table:table-cell>
          <table:table-cell table:formula="of:=DEGREES(ATAN(ABS([.F179]-[.C179])/ABS([.E179]-[.B179])))" office:value-type="float" office:value="7.08880875460946" calcext:value-type="float">
            <text:p>7.08880875460946</text:p>
          </table:table-cell>
          <table:table-cell table:formula="of:=SQRT(POWER([.H179];2)+POWER([.I179];2)+POWER([.J179];2))" office:value-type="float" office:value="841.015698630857" calcext:value-type="float">
            <text:p>841.015698630857</text:p>
          </table:table-cell>
        </table:table-row>
        <table:table-row table:style-name="ro1">
          <table:table-cell office:value-type="float" office:value="123.333" calcext:value-type="float">
            <text:p>123.333</text:p>
          </table:table-cell>
          <table:table-cell office:value-type="float" office:value="290.474" calcext:value-type="float">
            <text:p>290.474</text:p>
          </table:table-cell>
          <table:table-cell office:value-type="float" office:value="46.8327" calcext:value-type="float">
            <text:p>46.8327</text:p>
          </table:table-cell>
          <table:table-cell office:value-type="float" office:value="124.022" calcext:value-type="float">
            <text:p>124.022</text:p>
          </table:table-cell>
          <table:table-cell office:value-type="float" office:value="276.224" calcext:value-type="float">
            <text:p>276.224</text:p>
          </table:table-cell>
          <table:table-cell office:value-type="float" office:value="48.1444" calcext:value-type="float">
            <text:p>48.1444</text:p>
          </table:table-cell>
          <table:table-cell/>
          <table:table-cell table:formula="of:=([.D180]-[.A180])/0.0166667" office:value-type="float" office:value="41.3399173201658" calcext:value-type="float">
            <text:p>41.3399173201658</text:p>
          </table:table-cell>
          <table:table-cell table:formula="of:=ABS([.E180]-[.B180])/0.0166667" office:value-type="float" office:value="854.99829000342" calcext:value-type="float">
            <text:p>854.99829000342</text:p>
          </table:table-cell>
          <table:table-cell table:formula="of:=([.F180]-[.C180])/0.0166667" office:value-type="float" office:value="78.7018425963145" calcext:value-type="float">
            <text:p>78.7018425963145</text:p>
          </table:table-cell>
          <table:table-cell table:formula="of:=DEGREES(ATAN(ABS([.F180]-[.C180])/ABS([.E180]-[.B180])))" office:value-type="float" office:value="5.25920583621669" calcext:value-type="float">
            <text:p>5.25920583621669</text:p>
          </table:table-cell>
          <table:table-cell table:formula="of:=SQRT(POWER([.H180];2)+POWER([.I180];2)+POWER([.J180];2))" office:value-type="float" office:value="859.607494558339" calcext:value-type="float">
            <text:p>859.607494558339</text:p>
          </table:table-cell>
        </table:table-row>
        <table:table-row table:style-name="ro1">
          <table:table-cell office:value-type="float" office:value="124.187" calcext:value-type="float">
            <text:p>124.187</text:p>
          </table:table-cell>
          <table:table-cell office:value-type="float" office:value="291.448" calcext:value-type="float">
            <text:p>291.448</text:p>
          </table:table-cell>
          <table:table-cell office:value-type="float" office:value="47.4494" calcext:value-type="float">
            <text:p>47.4494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279.535" calcext:value-type="float">
            <text:p>279.535</text:p>
          </table:table-cell>
          <table:table-cell office:value-type="float" office:value="48.6443" calcext:value-type="float">
            <text:p>48.6443</text:p>
          </table:table-cell>
          <table:table-cell/>
          <table:table-cell table:formula="of:=([.D181]-[.A181])/0.0166667" office:value-type="float" office:value="71.2198575602847" calcext:value-type="float">
            <text:p>71.2198575602847</text:p>
          </table:table-cell>
          <table:table-cell table:formula="of:=ABS([.E181]-[.B181])/0.0166667" office:value-type="float" office:value="714.778570442856" calcext:value-type="float">
            <text:p>714.778570442856</text:p>
          </table:table-cell>
          <table:table-cell table:formula="of:=([.F181]-[.C181])/0.0166667" office:value-type="float" office:value="71.693856612287" calcext:value-type="float">
            <text:p>71.693856612287</text:p>
          </table:table-cell>
          <table:table-cell table:formula="of:=DEGREES(ATAN(ABS([.F181]-[.C181])/ABS([.E181]-[.B181])))" office:value-type="float" office:value="5.72773545800795" calcext:value-type="float">
            <text:p>5.72773545800795</text:p>
          </table:table-cell>
          <table:table-cell table:formula="of:=SQRT(POWER([.H181];2)+POWER([.I181];2)+POWER([.J181];2))" office:value-type="float" office:value="721.886889998138" calcext:value-type="float">
            <text:p>721.886889998138</text:p>
          </table:table-cell>
        </table:table-row>
        <table:table-row table:style-name="ro1">
          <table:table-cell office:value-type="float" office:value="121.788" calcext:value-type="float">
            <text:p>121.788</text:p>
          </table:table-cell>
          <table:table-cell office:value-type="float" office:value="300.299" calcext:value-type="float">
            <text:p>300.299</text:p>
          </table:table-cell>
          <table:table-cell office:value-type="float" office:value="45.6861" calcext:value-type="float">
            <text:p>45.6861</text:p>
          </table:table-cell>
          <table:table-cell office:value-type="float" office:value="122.342" calcext:value-type="float">
            <text:p>122.342</text:p>
          </table:table-cell>
          <table:table-cell office:value-type="float" office:value="290.746" calcext:value-type="float">
            <text:p>290.746</text:p>
          </table:table-cell>
          <table:table-cell office:value-type="float" office:value="46.5464" calcext:value-type="float">
            <text:p>46.5464</text:p>
          </table:table-cell>
          <table:table-cell/>
          <table:table-cell table:formula="of:=([.D182]-[.A182])/0.0166667" office:value-type="float" office:value="33.2399335201331" calcext:value-type="float">
            <text:p>33.2399335201331</text:p>
          </table:table-cell>
          <table:table-cell table:formula="of:=ABS([.E182]-[.B182])/0.0166667" office:value-type="float" office:value="573.178853642293" calcext:value-type="float">
            <text:p>573.178853642293</text:p>
          </table:table-cell>
          <table:table-cell table:formula="of:=([.F182]-[.C182])/0.0166667" office:value-type="float" office:value="51.6178967642062" calcext:value-type="float">
            <text:p>51.6178967642062</text:p>
          </table:table-cell>
          <table:table-cell table:formula="of:=DEGREES(ATAN(ABS([.F182]-[.C182])/ABS([.E182]-[.B182])))" office:value-type="float" office:value="5.14591776834013" calcext:value-type="float">
            <text:p>5.14591776834013</text:p>
          </table:table-cell>
          <table:table-cell table:formula="of:=SQRT(POWER([.H182];2)+POWER([.I182];2)+POWER([.J182];2))" office:value-type="float" office:value="576.457542850708" calcext:value-type="float">
            <text:p>576.457542850708</text:p>
          </table:table-cell>
        </table:table-row>
        <table:table-row table:style-name="ro1">
          <table:table-cell office:value-type="float" office:value="122.395" calcext:value-type="float">
            <text:p>122.395</text:p>
          </table:table-cell>
          <table:table-cell office:value-type="float" office:value="296.093" calcext:value-type="float">
            <text:p>296.093</text:p>
          </table:table-cell>
          <table:table-cell office:value-type="float" office:value="46.0289" calcext:value-type="float">
            <text:p>46.0289</text:p>
          </table:table-cell>
          <table:table-cell office:value-type="float" office:value="122.661" calcext:value-type="float">
            <text:p>122.661</text:p>
          </table:table-cell>
          <table:table-cell office:value-type="float" office:value="284.19" calcext:value-type="float">
            <text:p>284.19</text:p>
          </table:table-cell>
          <table:table-cell office:value-type="float" office:value="46.9918" calcext:value-type="float">
            <text:p>46.9918</text:p>
          </table:table-cell>
          <table:table-cell/>
          <table:table-cell table:formula="of:=([.D183]-[.A183])/0.0166667" office:value-type="float" office:value="15.9599680800642" calcext:value-type="float">
            <text:p>15.9599680800642</text:p>
          </table:table-cell>
          <table:table-cell table:formula="of:=ABS([.E183]-[.B183])/0.0166667" office:value-type="float" office:value="714.178571642858" calcext:value-type="float">
            <text:p>714.178571642858</text:p>
          </table:table-cell>
          <table:table-cell table:formula="of:=([.F183]-[.C183])/0.0166667" office:value-type="float" office:value="57.773884452231" calcext:value-type="float">
            <text:p>57.773884452231</text:p>
          </table:table-cell>
          <table:table-cell table:formula="of:=DEGREES(ATAN(ABS([.F183]-[.C183])/ABS([.E183]-[.B183])))" office:value-type="float" office:value="4.62490383226897" calcext:value-type="float">
            <text:p>4.62490383226897</text:p>
          </table:table-cell>
          <table:table-cell table:formula="of:=SQRT(POWER([.H183];2)+POWER([.I183];2)+POWER([.J183];2))" office:value-type="float" office:value="716.689315184515" calcext:value-type="float">
            <text:p>716.689315184515</text:p>
          </table:table-cell>
        </table:table-row>
        <table:table-row table:style-name="ro1">
          <table:table-cell office:value-type="float" office:value="122.25" calcext:value-type="float">
            <text:p>122.25</text:p>
          </table:table-cell>
          <table:table-cell office:value-type="float" office:value="294.752" calcext:value-type="float">
            <text:p>294.752</text:p>
          </table:table-cell>
          <table:table-cell office:value-type="float" office:value="46.2234" calcext:value-type="float">
            <text:p>46.2234</text:p>
          </table:table-cell>
          <table:table-cell office:value-type="float" office:value="122.641" calcext:value-type="float">
            <text:p>122.641</text:p>
          </table:table-cell>
          <table:table-cell office:value-type="float" office:value="281.654" calcext:value-type="float">
            <text:p>281.654</text:p>
          </table:table-cell>
          <table:table-cell office:value-type="float" office:value="47.1124" calcext:value-type="float">
            <text:p>47.1124</text:p>
          </table:table-cell>
          <table:table-cell/>
          <table:table-cell table:formula="of:=([.D184]-[.A184])/0.0166667" office:value-type="float" office:value="23.4599530800942" calcext:value-type="float">
            <text:p>23.4599530800942</text:p>
          </table:table-cell>
          <table:table-cell table:formula="of:=ABS([.E184]-[.B184])/0.0166667" office:value-type="float" office:value="785.878428243144" calcext:value-type="float">
            <text:p>785.878428243144</text:p>
          </table:table-cell>
          <table:table-cell table:formula="of:=([.F184]-[.C184])/0.0166667" office:value-type="float" office:value="53.3398933202135" calcext:value-type="float">
            <text:p>53.3398933202135</text:p>
          </table:table-cell>
          <table:table-cell table:formula="of:=DEGREES(ATAN(ABS([.F184]-[.C184])/ABS([.E184]-[.B184])))" office:value-type="float" office:value="3.8828788575035" calcext:value-type="float">
            <text:p>3.8828788575035</text:p>
          </table:table-cell>
          <table:table-cell table:formula="of:=SQRT(POWER([.H184];2)+POWER([.I184];2)+POWER([.J184];2))" office:value-type="float" office:value="788.035797153814" calcext:value-type="float">
            <text:p>788.035797153814</text:p>
          </table:table-cell>
        </table:table-row>
        <table:table-row table:style-name="ro1">
          <table:table-cell office:value-type="float" office:value="123.67" calcext:value-type="float">
            <text:p>123.67</text:p>
          </table:table-cell>
          <table:table-cell office:value-type="float" office:value="301.022" calcext:value-type="float">
            <text:p>301.022</text:p>
          </table:table-cell>
          <table:table-cell office:value-type="float" office:value="46.6065" calcext:value-type="float">
            <text:p>46.6065</text:p>
          </table:table-cell>
          <table:table-cell office:value-type="float" office:value="124.378" calcext:value-type="float">
            <text:p>124.378</text:p>
          </table:table-cell>
          <table:table-cell office:value-type="float" office:value="288.674" calcext:value-type="float">
            <text:p>288.674</text:p>
          </table:table-cell>
          <table:table-cell office:value-type="float" office:value="48.0965" calcext:value-type="float">
            <text:p>48.0965</text:p>
          </table:table-cell>
          <table:table-cell/>
          <table:table-cell table:formula="of:=([.D185]-[.A185])/0.0166667" office:value-type="float" office:value="42.4799150401698" calcext:value-type="float">
            <text:p>42.4799150401698</text:p>
          </table:table-cell>
          <table:table-cell table:formula="of:=ABS([.E185]-[.B185])/0.0166667" office:value-type="float" office:value="740.878518242964" calcext:value-type="float">
            <text:p>740.878518242964</text:p>
          </table:table-cell>
          <table:table-cell table:formula="of:=([.F185]-[.C185])/0.0166667" office:value-type="float" office:value="89.3998212003577" calcext:value-type="float">
            <text:p>89.3998212003577</text:p>
          </table:table-cell>
          <table:table-cell table:formula="of:=DEGREES(ATAN(ABS([.F185]-[.C185])/ABS([.E185]-[.B185])))" office:value-type="float" office:value="6.88046198074848" calcext:value-type="float">
            <text:p>6.88046198074848</text:p>
          </table:table-cell>
          <table:table-cell table:formula="of:=SQRT(POWER([.H185];2)+POWER([.I185];2)+POWER([.J185];2))" office:value-type="float" office:value="747.460935438346" calcext:value-type="float">
            <text:p>747.460935438346</text:p>
          </table:table-cell>
        </table:table-row>
        <table:table-row table:style-name="ro1">
          <table:table-cell office:value-type="float" office:value="122.675" calcext:value-type="float">
            <text:p>122.675</text:p>
          </table:table-cell>
          <table:table-cell office:value-type="float" office:value="301.381" calcext:value-type="float">
            <text:p>301.381</text:p>
          </table:table-cell>
          <table:table-cell office:value-type="float" office:value="46.0438" calcext:value-type="float">
            <text:p>46.0438</text:p>
          </table:table-cell>
          <table:table-cell office:value-type="float" office:value="122.921" calcext:value-type="float">
            <text:p>122.921</text:p>
          </table:table-cell>
          <table:table-cell office:value-type="float" office:value="289.158" calcext:value-type="float">
            <text:p>289.158</text:p>
          </table:table-cell>
          <table:table-cell office:value-type="float" office:value="47.2789" calcext:value-type="float">
            <text:p>47.2789</text:p>
          </table:table-cell>
          <table:table-cell/>
          <table:table-cell table:formula="of:=([.D186]-[.A186])/0.0166667" office:value-type="float" office:value="14.7599704800596" calcext:value-type="float">
            <text:p>14.7599704800596</text:p>
          </table:table-cell>
          <table:table-cell table:formula="of:=ABS([.E186]-[.B186])/0.0166667" office:value-type="float" office:value="733.378533242931" calcext:value-type="float">
            <text:p>733.378533242931</text:p>
          </table:table-cell>
          <table:table-cell table:formula="of:=([.F186]-[.C186])/0.0166667" office:value-type="float" office:value="74.1058517882966" calcext:value-type="float">
            <text:p>74.1058517882966</text:p>
          </table:table-cell>
          <table:table-cell table:formula="of:=DEGREES(ATAN(ABS([.F186]-[.C186])/ABS([.E186]-[.B186])))" office:value-type="float" office:value="5.76999338218563" calcext:value-type="float">
            <text:p>5.76999338218563</text:p>
          </table:table-cell>
          <table:table-cell table:formula="of:=SQRT(POWER([.H186];2)+POWER([.I186];2)+POWER([.J186];2))" office:value-type="float" office:value="737.260881248554" calcext:value-type="float">
            <text:p>737.260881248554</text:p>
          </table:table-cell>
        </table:table-row>
        <table:table-row table:style-name="ro1">
          <table:table-cell office:value-type="float" office:value="122.347" calcext:value-type="float">
            <text:p>122.347</text:p>
          </table:table-cell>
          <table:table-cell office:value-type="float" office:value="295.895" calcext:value-type="float">
            <text:p>295.895</text:p>
          </table:table-cell>
          <table:table-cell office:value-type="float" office:value="46.8287" calcext:value-type="float">
            <text:p>46.8287</text:p>
          </table:table-cell>
          <table:table-cell office:value-type="float" office:value="122.257" calcext:value-type="float">
            <text:p>122.257</text:p>
          </table:table-cell>
          <table:table-cell office:value-type="float" office:value="285.379" calcext:value-type="float">
            <text:p>285.379</text:p>
          </table:table-cell>
          <table:table-cell office:value-type="float" office:value="47.5757" calcext:value-type="float">
            <text:p>47.5757</text:p>
          </table:table-cell>
          <table:table-cell/>
          <table:table-cell table:formula="of:=([.D187]-[.A187])/0.0166667" office:value-type="float" office:value="-5.39998920002095" calcext:value-type="float">
            <text:p>-5.39998920002095</text:p>
          </table:table-cell>
          <table:table-cell table:formula="of:=ABS([.E187]-[.B187])/0.0166667" office:value-type="float" office:value="630.958738082522" calcext:value-type="float">
            <text:p>630.958738082522</text:p>
          </table:table-cell>
          <table:table-cell table:formula="of:=([.F187]-[.C187])/0.0166667" office:value-type="float" office:value="44.8199103601793" calcext:value-type="float">
            <text:p>44.8199103601793</text:p>
          </table:table-cell>
          <table:table-cell table:formula="of:=DEGREES(ATAN(ABS([.F187]-[.C187])/ABS([.E187]-[.B187])))" office:value-type="float" office:value="4.0631586291104" calcext:value-type="float">
            <text:p>4.0631586291104</text:p>
          </table:table-cell>
          <table:table-cell table:formula="of:=SQRT(POWER([.H187];2)+POWER([.I187];2)+POWER([.J187];2))" office:value-type="float" office:value="632.571666620268" calcext:value-type="float">
            <text:p>632.571666620268</text:p>
          </table:table-cell>
        </table:table-row>
        <table:table-row table:style-name="ro1">
          <table:table-cell office:value-type="float" office:value="121.741" calcext:value-type="float">
            <text:p>121.741</text:p>
          </table:table-cell>
          <table:table-cell office:value-type="float" office:value="292.27" calcext:value-type="float">
            <text:p>292.27</text:p>
          </table:table-cell>
          <table:table-cell office:value-type="float" office:value="46.0749" calcext:value-type="float">
            <text:p>46.0749</text:p>
          </table:table-cell>
          <table:table-cell office:value-type="float" office:value="121.143" calcext:value-type="float">
            <text:p>121.143</text:p>
          </table:table-cell>
          <table:table-cell office:value-type="float" office:value="279.424" calcext:value-type="float">
            <text:p>279.424</text:p>
          </table:table-cell>
          <table:table-cell office:value-type="float" office:value="47.2015" calcext:value-type="float">
            <text:p>47.2015</text:p>
          </table:table-cell>
          <table:table-cell/>
          <table:table-cell table:formula="of:=([.D188]-[.A188])/0.0166667" office:value-type="float" office:value="-35.8799282401435" calcext:value-type="float">
            <text:p>-35.8799282401435</text:p>
          </table:table-cell>
          <table:table-cell table:formula="of:=ABS([.E188]-[.B188])/0.0166667" office:value-type="float" office:value="770.758458483083" calcext:value-type="float">
            <text:p>770.758458483083</text:p>
          </table:table-cell>
          <table:table-cell table:formula="of:=([.F188]-[.C188])/0.0166667" office:value-type="float" office:value="67.5958648082706" calcext:value-type="float">
            <text:p>67.5958648082706</text:p>
          </table:table-cell>
          <table:table-cell table:formula="of:=DEGREES(ATAN(ABS([.F188]-[.C188])/ABS([.E188]-[.B188])))" office:value-type="float" office:value="5.01204215999725" calcext:value-type="float">
            <text:p>5.01204215999725</text:p>
          </table:table-cell>
          <table:table-cell table:formula="of:=SQRT(POWER([.H188];2)+POWER([.I188];2)+POWER([.J188];2))" office:value-type="float" office:value="774.5483661547" calcext:value-type="float">
            <text:p>774.5483661547</text:p>
          </table:table-cell>
        </table:table-row>
        <table:table-row table:style-name="ro1">
          <table:table-cell office:value-type="float" office:value="121.522" calcext:value-type="float">
            <text:p>121.522</text:p>
          </table:table-cell>
          <table:table-cell office:value-type="float" office:value="290.632" calcext:value-type="float">
            <text:p>290.632</text:p>
          </table:table-cell>
          <table:table-cell office:value-type="float" office:value="47.5854" calcext:value-type="float">
            <text:p>47.5854</text:p>
          </table:table-cell>
          <table:table-cell office:value-type="float" office:value="121.298" calcext:value-type="float">
            <text:p>121.298</text:p>
          </table:table-cell>
          <table:table-cell office:value-type="float" office:value="279.029" calcext:value-type="float">
            <text:p>279.029</text:p>
          </table:table-cell>
          <table:table-cell office:value-type="float" office:value="48.7468" calcext:value-type="float">
            <text:p>48.7468</text:p>
          </table:table-cell>
          <table:table-cell/>
          <table:table-cell table:formula="of:=([.D189]-[.A189])/0.0166667" office:value-type="float" office:value="-13.439973120054" calcext:value-type="float">
            <text:p>-13.439973120054</text:p>
          </table:table-cell>
          <table:table-cell table:formula="of:=ABS([.E189]-[.B189])/0.0166667" office:value-type="float" office:value="696.178607642785" calcext:value-type="float">
            <text:p>696.178607642785</text:p>
          </table:table-cell>
          <table:table-cell table:formula="of:=([.F189]-[.C189])/0.0166667" office:value-type="float" office:value="69.6838606322788" calcext:value-type="float">
            <text:p>69.6838606322788</text:p>
          </table:table-cell>
          <table:table-cell table:formula="of:=DEGREES(ATAN(ABS([.F189]-[.C189])/ABS([.E189]-[.B189])))" office:value-type="float" office:value="5.71597112234147" calcext:value-type="float">
            <text:p>5.71597112234147</text:p>
          </table:table-cell>
          <table:table-cell table:formula="of:=SQRT(POWER([.H189];2)+POWER([.I189];2)+POWER([.J189];2))" office:value-type="float" office:value="699.786486758307" calcext:value-type="float">
            <text:p>699.786486758307</text:p>
          </table:table-cell>
        </table:table-row>
        <table:table-row table:style-name="ro1">
          <table:table-cell office:value-type="float" office:value="122.303" calcext:value-type="float">
            <text:p>122.303</text:p>
          </table:table-cell>
          <table:table-cell office:value-type="float" office:value="300.195" calcext:value-type="float">
            <text:p>300.195</text:p>
          </table:table-cell>
          <table:table-cell office:value-type="float" office:value="45.6971" calcext:value-type="float">
            <text:p>45.6971</text:p>
          </table:table-cell>
          <table:table-cell office:value-type="float" office:value="122.308" calcext:value-type="float">
            <text:p>122.308</text:p>
          </table:table-cell>
          <table:table-cell office:value-type="float" office:value="288.083" calcext:value-type="float">
            <text:p>288.083</text:p>
          </table:table-cell>
          <table:table-cell office:value-type="float" office:value="46.9323" calcext:value-type="float">
            <text:p>46.9323</text:p>
          </table:table-cell>
          <table:table-cell/>
          <table:table-cell table:formula="of:=([.D190]-[.A190])/0.0166667" office:value-type="float" office:value="0.29999940000178" calcext:value-type="float">
            <text:p>0.29999940000178</text:p>
          </table:table-cell>
          <table:table-cell table:formula="of:=ABS([.E190]-[.B190])/0.0166667" office:value-type="float" office:value="726.718546562905" calcext:value-type="float">
            <text:p>726.718546562905</text:p>
          </table:table-cell>
          <table:table-cell table:formula="of:=([.F190]-[.C190])/0.0166667" office:value-type="float" office:value="74.1118517762964" calcext:value-type="float">
            <text:p>74.1118517762964</text:p>
          </table:table-cell>
          <table:table-cell table:formula="of:=DEGREES(ATAN(ABS([.F190]-[.C190])/ABS([.E190]-[.B190])))" office:value-type="float" office:value="5.82297879374949" calcext:value-type="float">
            <text:p>5.82297879374949</text:p>
          </table:table-cell>
          <table:table-cell table:formula="of:=SQRT(POWER([.H190];2)+POWER([.I190];2)+POWER([.J190];2))" office:value-type="float" office:value="730.48785239171" calcext:value-type="float">
            <text:p>730.48785239171</text:p>
          </table:table-cell>
        </table:table-row>
        <table:table-row table:style-name="ro1">
          <table:table-cell office:value-type="float" office:value="121.788" calcext:value-type="float">
            <text:p>121.788</text:p>
          </table:table-cell>
          <table:table-cell office:value-type="float" office:value="302.969" calcext:value-type="float">
            <text:p>302.969</text:p>
          </table:table-cell>
          <table:table-cell office:value-type="float" office:value="45.8237" calcext:value-type="float">
            <text:p>45.8237</text:p>
          </table:table-cell>
          <table:table-cell office:value-type="float" office:value="122.058" calcext:value-type="float">
            <text:p>122.058</text:p>
          </table:table-cell>
          <table:table-cell office:value-type="float" office:value="290.663" calcext:value-type="float">
            <text:p>290.663</text:p>
          </table:table-cell>
          <table:table-cell office:value-type="float" office:value="47.069" calcext:value-type="float">
            <text:p>47.069</text:p>
          </table:table-cell>
          <table:table-cell/>
          <table:table-cell table:formula="of:=([.D191]-[.A191])/0.0166667" office:value-type="float" office:value="16.1999676000654" calcext:value-type="float">
            <text:p>16.1999676000654</text:p>
          </table:table-cell>
          <table:table-cell table:formula="of:=ABS([.E191]-[.B191])/0.0166667" office:value-type="float" office:value="738.358523282952" calcext:value-type="float">
            <text:p>738.358523282952</text:p>
          </table:table-cell>
          <table:table-cell table:formula="of:=([.F191]-[.C191])/0.0166667" office:value-type="float" office:value="74.7178505642989" calcext:value-type="float">
            <text:p>74.7178505642989</text:p>
          </table:table-cell>
          <table:table-cell table:formula="of:=DEGREES(ATAN(ABS([.F191]-[.C191])/ABS([.E191]-[.B191])))" office:value-type="float" office:value="5.77834950558863" calcext:value-type="float">
            <text:p>5.77834950558863</text:p>
          </table:table-cell>
          <table:table-cell table:formula="of:=SQRT(POWER([.H191];2)+POWER([.I191];2)+POWER([.J191];2))" office:value-type="float" office:value="742.306207065369" calcext:value-type="float">
            <text:p>742.306207065369</text:p>
          </table:table-cell>
        </table:table-row>
        <table:table-row table:style-name="ro1">
          <table:table-cell office:value-type="float" office:value="122.331" calcext:value-type="float">
            <text:p>122.331</text:p>
          </table:table-cell>
          <table:table-cell office:value-type="float" office:value="295.829" calcext:value-type="float">
            <text:p>295.829</text:p>
          </table:table-cell>
          <table:table-cell office:value-type="float" office:value="47.0949" calcext:value-type="float">
            <text:p>47.0949</text:p>
          </table:table-cell>
          <table:table-cell office:value-type="float" office:value="122.598" calcext:value-type="float">
            <text:p>122.598</text:p>
          </table:table-cell>
          <table:table-cell office:value-type="float" office:value="283.949" calcext:value-type="float">
            <text:p>283.949</text:p>
          </table:table-cell>
          <table:table-cell office:value-type="float" office:value="48.0301" calcext:value-type="float">
            <text:p>48.0301</text:p>
          </table:table-cell>
          <table:table-cell/>
          <table:table-cell table:formula="of:=([.D192]-[.A192])/0.0166667" office:value-type="float" office:value="16.0199679600638" calcext:value-type="float">
            <text:p>16.0199679600638</text:p>
          </table:table-cell>
          <table:table-cell table:formula="of:=ABS([.E192]-[.B192])/0.0166667" office:value-type="float" office:value="712.798574402851" calcext:value-type="float">
            <text:p>712.798574402851</text:p>
          </table:table-cell>
          <table:table-cell table:formula="of:=([.F192]-[.C192])/0.0166667" office:value-type="float" office:value="56.1118877762241" calcext:value-type="float">
            <text:p>56.1118877762241</text:p>
          </table:table-cell>
          <table:table-cell table:formula="of:=DEGREES(ATAN(ABS([.F192]-[.C192])/ABS([.E192]-[.B192])))" office:value-type="float" office:value="4.50107234450943" calcext:value-type="float">
            <text:p>4.50107234450943</text:p>
          </table:table-cell>
          <table:table-cell table:formula="of:=SQRT(POWER([.H192];2)+POWER([.I192];2)+POWER([.J192];2))" office:value-type="float" office:value="715.183187018536" calcext:value-type="float">
            <text:p>715.183187018536</text:p>
          </table:table-cell>
        </table:table-row>
        <table:table-row table:style-name="ro1">
          <table:table-cell office:value-type="float" office:value="122.283" calcext:value-type="float">
            <text:p>122.283</text:p>
          </table:table-cell>
          <table:table-cell office:value-type="float" office:value="295.637" calcext:value-type="float">
            <text:p>295.637</text:p>
          </table:table-cell>
          <table:table-cell office:value-type="float" office:value="47.8917" calcext:value-type="float">
            <text:p>47.8917</text:p>
          </table:table-cell>
          <table:table-cell office:value-type="float" office:value="121.946" calcext:value-type="float">
            <text:p>121.946</text:p>
          </table:table-cell>
          <table:table-cell office:value-type="float" office:value="285.182" calcext:value-type="float">
            <text:p>285.182</text:p>
          </table:table-cell>
          <table:table-cell office:value-type="float" office:value="48.6104" calcext:value-type="float">
            <text:p>48.6104</text:p>
          </table:table-cell>
          <table:table-cell/>
          <table:table-cell table:formula="of:=([.D193]-[.A193])/0.0166667" office:value-type="float" office:value="-20.2199595600811" calcext:value-type="float">
            <text:p>-20.2199595600811</text:p>
          </table:table-cell>
          <table:table-cell table:formula="of:=ABS([.E193]-[.B193])/0.0166667" office:value-type="float" office:value="627.298745402508" calcext:value-type="float">
            <text:p>627.298745402508</text:p>
          </table:table-cell>
          <table:table-cell table:formula="of:=([.F193]-[.C193])/0.0166667" office:value-type="float" office:value="43.1219137561724" calcext:value-type="float">
            <text:p>43.1219137561724</text:p>
          </table:table-cell>
          <table:table-cell table:formula="of:=DEGREES(ATAN(ABS([.F193]-[.C193])/ABS([.E193]-[.B193])))" office:value-type="float" office:value="3.93245309819141" calcext:value-type="float">
            <text:p>3.93245309819141</text:p>
          </table:table-cell>
          <table:table-cell table:formula="of:=SQRT(POWER([.H193];2)+POWER([.I193];2)+POWER([.J193];2))" office:value-type="float" office:value="629.104174357608" calcext:value-type="float">
            <text:p>629.104174357608</text:p>
          </table:table-cell>
        </table:table-row>
        <table:table-row table:style-name="ro1">
          <table:table-cell office:value-type="float" office:value="122.605" calcext:value-type="float">
            <text:p>122.605</text:p>
          </table:table-cell>
          <table:table-cell office:value-type="float" office:value="298.459" calcext:value-type="float">
            <text:p>298.459</text:p>
          </table:table-cell>
          <table:table-cell office:value-type="float" office:value="46.9772" calcext:value-type="float">
            <text:p>46.9772</text:p>
          </table:table-cell>
          <table:table-cell office:value-type="float" office:value="122.319" calcext:value-type="float">
            <text:p>122.319</text:p>
          </table:table-cell>
          <table:table-cell office:value-type="float" office:value="283.875" calcext:value-type="float">
            <text:p>283.875</text:p>
          </table:table-cell>
          <table:table-cell office:value-type="float" office:value="48.5433" calcext:value-type="float">
            <text:p>48.5433</text:p>
          </table:table-cell>
          <table:table-cell/>
          <table:table-cell table:formula="of:=([.D194]-[.A194])/0.0166667" office:value-type="float" office:value="-17.1599656800687" calcext:value-type="float">
            <text:p>-17.1599656800687</text:p>
          </table:table-cell>
          <table:table-cell table:formula="of:=ABS([.E194]-[.B194])/0.0166667" office:value-type="float" office:value="875.0382499235" calcext:value-type="float">
            <text:p>875.0382499235</text:p>
          </table:table-cell>
          <table:table-cell table:formula="of:=([.F194]-[.C194])/0.0166667" office:value-type="float" office:value="93.9658120683758" calcext:value-type="float">
            <text:p>93.9658120683758</text:p>
          </table:table-cell>
          <table:table-cell table:formula="of:=DEGREES(ATAN(ABS([.F194]-[.C194])/ABS([.E194]-[.B194])))" office:value-type="float" office:value="6.12920849013591" calcext:value-type="float">
            <text:p>6.12920849013591</text:p>
          </table:table-cell>
          <table:table-cell table:formula="of:=SQRT(POWER([.H194];2)+POWER([.I194];2)+POWER([.J194];2))" office:value-type="float" office:value="880.236318887714" calcext:value-type="float">
            <text:p>880.236318887714</text:p>
          </table:table-cell>
        </table:table-row>
        <table:table-row table:style-name="ro1">
          <table:table-cell office:value-type="float" office:value="122.84" calcext:value-type="float">
            <text:p>122.84</text:p>
          </table:table-cell>
          <table:table-cell office:value-type="float" office:value="295.732" calcext:value-type="float">
            <text:p>295.732</text:p>
          </table:table-cell>
          <table:table-cell office:value-type="float" office:value="47.1049" calcext:value-type="float">
            <text:p>47.1049</text:p>
          </table:table-cell>
          <table:table-cell office:value-type="float" office:value="122.952" calcext:value-type="float">
            <text:p>122.952</text:p>
          </table:table-cell>
          <table:table-cell office:value-type="float" office:value="282.582" calcext:value-type="float">
            <text:p>282.582</text:p>
          </table:table-cell>
          <table:table-cell office:value-type="float" office:value="48.2239" calcext:value-type="float">
            <text:p>48.2239</text:p>
          </table:table-cell>
          <table:table-cell/>
          <table:table-cell table:formula="of:=([.D195]-[.A195])/0.0166667" office:value-type="float" office:value="6.71998656002657" calcext:value-type="float">
            <text:p>6.71998656002657</text:p>
          </table:table-cell>
          <table:table-cell table:formula="of:=ABS([.E195]-[.B195])/0.0166667" office:value-type="float" office:value="788.998422003158" calcext:value-type="float">
            <text:p>788.998422003158</text:p>
          </table:table-cell>
          <table:table-cell table:formula="of:=([.F195]-[.C195])/0.0166667" office:value-type="float" office:value="67.1398657202685" calcext:value-type="float">
            <text:p>67.1398657202685</text:p>
          </table:table-cell>
          <table:table-cell table:formula="of:=DEGREES(ATAN(ABS([.F195]-[.C195])/ABS([.E195]-[.B195])))" office:value-type="float" office:value="4.86387017477941" calcext:value-type="float">
            <text:p>4.86387017477941</text:p>
          </table:table-cell>
          <table:table-cell table:formula="of:=SQRT(POWER([.H195];2)+POWER([.I195];2)+POWER([.J195];2))" office:value-type="float" office:value="791.878418516237" calcext:value-type="float">
            <text:p>791.878418516237</text:p>
          </table:table-cell>
        </table:table-row>
        <table:table-row table:style-name="ro1">
          <table:table-cell office:value-type="float" office:value="123.631" calcext:value-type="float">
            <text:p>123.631</text:p>
          </table:table-cell>
          <table:table-cell office:value-type="float" office:value="308.058" calcext:value-type="float">
            <text:p>308.058</text:p>
          </table:table-cell>
          <table:table-cell office:value-type="float" office:value="45.8741" calcext:value-type="float">
            <text:p>45.8741</text:p>
          </table:table-cell>
          <table:table-cell office:value-type="float" office:value="124.873" calcext:value-type="float">
            <text:p>124.873</text:p>
          </table:table-cell>
          <table:table-cell office:value-type="float" office:value="295.309" calcext:value-type="float">
            <text:p>295.309</text:p>
          </table:table-cell>
          <table:table-cell office:value-type="float" office:value="47.1501" calcext:value-type="float">
            <text:p>47.1501</text:p>
          </table:table-cell>
          <table:table-cell/>
          <table:table-cell table:formula="of:=([.D196]-[.A196])/0.0166667" office:value-type="float" office:value="74.5198509602983" calcext:value-type="float">
            <text:p>74.5198509602983</text:p>
          </table:table-cell>
          <table:table-cell table:formula="of:=ABS([.E196]-[.B196])/0.0166667" office:value-type="float" office:value="764.938470123058" calcext:value-type="float">
            <text:p>764.938470123058</text:p>
          </table:table-cell>
          <table:table-cell table:formula="of:=([.F196]-[.C196])/0.0166667" office:value-type="float" office:value="76.5598468803064" calcext:value-type="float">
            <text:p>76.5598468803064</text:p>
          </table:table-cell>
          <table:table-cell table:formula="of:=DEGREES(ATAN(ABS([.F196]-[.C196])/ABS([.E196]-[.B196])))" office:value-type="float" office:value="5.71548770262642" calcext:value-type="float">
            <text:p>5.71548770262642</text:p>
          </table:table-cell>
          <table:table-cell table:formula="of:=SQRT(POWER([.H196];2)+POWER([.I196];2)+POWER([.J196];2))" office:value-type="float" office:value="772.363568156658" calcext:value-type="float">
            <text:p>772.363568156658</text:p>
          </table:table-cell>
        </table:table-row>
        <table:table-row table:style-name="ro1">
          <table:table-cell office:value-type="float" office:value="123.589" calcext:value-type="float">
            <text:p>123.589</text:p>
          </table:table-cell>
          <table:table-cell office:value-type="float" office:value="305.208" calcext:value-type="float">
            <text:p>305.208</text:p>
          </table:table-cell>
          <table:table-cell office:value-type="float" office:value="46.2763" calcext:value-type="float">
            <text:p>46.2763</text:p>
          </table:table-cell>
          <table:table-cell office:value-type="float" office:value="124.572" calcext:value-type="float">
            <text:p>124.572</text:p>
          </table:table-cell>
          <table:table-cell office:value-type="float" office:value="292.654" calcext:value-type="float">
            <text:p>292.654</text:p>
          </table:table-cell>
          <table:table-cell office:value-type="float" office:value="47.5295" calcext:value-type="float">
            <text:p>47.5295</text:p>
          </table:table-cell>
          <table:table-cell/>
          <table:table-cell table:formula="of:=([.D197]-[.A197])/0.0166667" office:value-type="float" office:value="58.9798820402362" calcext:value-type="float">
            <text:p>58.9798820402362</text:p>
          </table:table-cell>
          <table:table-cell table:formula="of:=ABS([.E197]-[.B197])/0.0166667" office:value-type="float" office:value="753.238493523015" calcext:value-type="float">
            <text:p>753.238493523015</text:p>
          </table:table-cell>
          <table:table-cell table:formula="of:=([.F197]-[.C197])/0.0166667" office:value-type="float" office:value="75.1918496163007" calcext:value-type="float">
            <text:p>75.1918496163007</text:p>
          </table:table-cell>
          <table:table-cell table:formula="of:=DEGREES(ATAN(ABS([.F197]-[.C197])/ABS([.E197]-[.B197])))" office:value-type="float" office:value="5.70065169634475" calcext:value-type="float">
            <text:p>5.70065169634475</text:p>
          </table:table-cell>
          <table:table-cell table:formula="of:=SQRT(POWER([.H197];2)+POWER([.I197];2)+POWER([.J197];2))" office:value-type="float" office:value="759.276411367442" calcext:value-type="float">
            <text:p>759.276411367442</text:p>
          </table:table-cell>
        </table:table-row>
        <table:table-row table:style-name="ro1">
          <table:table-cell office:value-type="float" office:value="124.349" calcext:value-type="float">
            <text:p>124.349</text:p>
          </table:table-cell>
          <table:table-cell office:value-type="float" office:value="304.967" calcext:value-type="float">
            <text:p>304.967</text:p>
          </table:table-cell>
          <table:table-cell office:value-type="float" office:value="46.566" calcext:value-type="float">
            <text:p>46.566</text:p>
          </table:table-cell>
          <table:table-cell office:value-type="float" office:value="125.734" calcext:value-type="float">
            <text:p>125.734</text:p>
          </table:table-cell>
          <table:table-cell office:value-type="float" office:value="293.76" calcext:value-type="float">
            <text:p>293.76</text:p>
          </table:table-cell>
          <table:table-cell office:value-type="float" office:value="47.3639" calcext:value-type="float">
            <text:p>47.3639</text:p>
          </table:table-cell>
          <table:table-cell/>
          <table:table-cell table:formula="of:=([.D198]-[.A198])/0.0166667" office:value-type="float" office:value="83.0998338003318" calcext:value-type="float">
            <text:p>83.0998338003318</text:p>
          </table:table-cell>
          <table:table-cell table:formula="of:=ABS([.E198]-[.B198])/0.0166667" office:value-type="float" office:value="672.418655162689" calcext:value-type="float">
            <text:p>672.418655162689</text:p>
          </table:table-cell>
          <table:table-cell table:formula="of:=([.F198]-[.C198])/0.0166667" office:value-type="float" office:value="47.8739042521914" calcext:value-type="float">
            <text:p>47.8739042521914</text:p>
          </table:table-cell>
          <table:table-cell table:formula="of:=DEGREES(ATAN(ABS([.F198]-[.C198])/ABS([.E198]-[.B198])))" office:value-type="float" office:value="4.07239153862594" calcext:value-type="float">
            <text:p>4.07239153862594</text:p>
          </table:table-cell>
          <table:table-cell table:formula="of:=SQRT(POWER([.H198];2)+POWER([.I198];2)+POWER([.J198];2))" office:value-type="float" office:value="679.223336537247" calcext:value-type="float">
            <text:p>679.223336537247</text:p>
          </table:table-cell>
        </table:table-row>
        <table:table-row table:style-name="ro1">
          <table:table-cell office:value-type="float" office:value="124.883" calcext:value-type="float">
            <text:p>124.883</text:p>
          </table:table-cell>
          <table:table-cell office:value-type="float" office:value="304.923" calcext:value-type="float">
            <text:p>304.923</text:p>
          </table:table-cell>
          <table:table-cell office:value-type="float" office:value="46.3069" calcext:value-type="float">
            <text:p>46.3069</text:p>
          </table:table-cell>
          <table:table-cell office:value-type="float" office:value="126.354" calcext:value-type="float">
            <text:p>126.354</text:p>
          </table:table-cell>
          <table:table-cell office:value-type="float" office:value="292.339" calcext:value-type="float">
            <text:p>292.339</text:p>
          </table:table-cell>
          <table:table-cell office:value-type="float" office:value="47.3065" calcext:value-type="float">
            <text:p>47.3065</text:p>
          </table:table-cell>
          <table:table-cell/>
          <table:table-cell table:formula="of:=([.D199]-[.A199])/0.0166667" office:value-type="float" office:value="88.2598234803533" calcext:value-type="float">
            <text:p>88.2598234803533</text:p>
          </table:table-cell>
          <table:table-cell table:formula="of:=ABS([.E199]-[.B199])/0.0166667" office:value-type="float" office:value="755.03848992302" calcext:value-type="float">
            <text:p>755.03848992302</text:p>
          </table:table-cell>
          <table:table-cell table:formula="of:=([.F199]-[.C199])/0.0166667" office:value-type="float" office:value="59.97588004824" calcext:value-type="float">
            <text:p>59.97588004824</text:p>
          </table:table-cell>
          <table:table-cell table:formula="of:=DEGREES(ATAN(ABS([.F199]-[.C199])/ABS([.E199]-[.B199])))" office:value-type="float" office:value="4.5417081409835" calcext:value-type="float">
            <text:p>4.5417081409835</text:p>
          </table:table-cell>
          <table:table-cell table:formula="of:=SQRT(POWER([.H199];2)+POWER([.I199];2)+POWER([.J199];2))" office:value-type="float" office:value="762.541817799902" calcext:value-type="float">
            <text:p>762.541817799902</text:p>
          </table:table-cell>
        </table:table-row>
        <table:table-row table:style-name="ro1">
          <table:table-cell office:value-type="float" office:value="122.514" calcext:value-type="float">
            <text:p>122.514</text:p>
          </table:table-cell>
          <table:table-cell office:value-type="float" office:value="302.597" calcext:value-type="float">
            <text:p>302.597</text:p>
          </table:table-cell>
          <table:table-cell office:value-type="float" office:value="46.6524" calcext:value-type="float">
            <text:p>46.6524</text:p>
          </table:table-cell>
          <table:table-cell office:value-type="float" office:value="122.857" calcext:value-type="float">
            <text:p>122.857</text:p>
          </table:table-cell>
          <table:table-cell office:value-type="float" office:value="288.907" calcext:value-type="float">
            <text:p>288.907</text:p>
          </table:table-cell>
          <table:table-cell office:value-type="float" office:value="48.3273" calcext:value-type="float">
            <text:p>48.3273</text:p>
          </table:table-cell>
          <table:table-cell/>
          <table:table-cell table:formula="of:=([.D200]-[.A200])/0.0166667" office:value-type="float" office:value="20.5799588400825" calcext:value-type="float">
            <text:p>20.5799588400825</text:p>
          </table:table-cell>
          <table:table-cell table:formula="of:=ABS([.E200]-[.B200])/0.0166667" office:value-type="float" office:value="821.398357203286" calcext:value-type="float">
            <text:p>821.398357203286</text:p>
          </table:table-cell>
          <table:table-cell table:formula="of:=([.F200]-[.C200])/0.0166667" office:value-type="float" office:value="100.493799012402" calcext:value-type="float">
            <text:p>100.493799012402</text:p>
          </table:table-cell>
          <table:table-cell table:formula="of:=DEGREES(ATAN(ABS([.F200]-[.C200])/ABS([.E200]-[.B200])))" office:value-type="float" office:value="6.97517517185751" calcext:value-type="float">
            <text:p>6.97517517185751</text:p>
          </table:table-cell>
          <table:table-cell table:formula="of:=SQRT(POWER([.H200];2)+POWER([.I200];2)+POWER([.J200];2))" office:value-type="float" office:value="827.778834932412" calcext:value-type="float">
            <text:p>827.778834932412</text:p>
          </table:table-cell>
        </table:table-row>
        <table:table-row table:style-name="ro1">
          <table:table-cell office:value-type="float" office:value="123.421" calcext:value-type="float">
            <text:p>123.421</text:p>
          </table:table-cell>
          <table:table-cell office:value-type="float" office:value="298.497" calcext:value-type="float">
            <text:p>298.497</text:p>
          </table:table-cell>
          <table:table-cell office:value-type="float" office:value="46.1913" calcext:value-type="float">
            <text:p>46.1913</text:p>
          </table:table-cell>
          <table:table-cell office:value-type="float" office:value="124.163" calcext:value-type="float">
            <text:p>124.163</text:p>
          </table:table-cell>
          <table:table-cell office:value-type="float" office:value="286.382" calcext:value-type="float">
            <text:p>286.382</text:p>
          </table:table-cell>
          <table:table-cell office:value-type="float" office:value="47.1651" calcext:value-type="float">
            <text:p>47.1651</text:p>
          </table:table-cell>
          <table:table-cell/>
          <table:table-cell table:formula="of:=([.D201]-[.A201])/0.0166667" office:value-type="float" office:value="44.5199109601775" calcext:value-type="float">
            <text:p>44.5199109601775</text:p>
          </table:table-cell>
          <table:table-cell table:formula="of:=ABS([.E201]-[.B201])/0.0166667" office:value-type="float" office:value="726.898546202908" calcext:value-type="float">
            <text:p>726.898546202908</text:p>
          </table:table-cell>
          <table:table-cell table:formula="of:=([.F201]-[.C201])/0.0166667" office:value-type="float" office:value="58.427883144234" calcext:value-type="float">
            <text:p>58.427883144234</text:p>
          </table:table-cell>
          <table:table-cell table:formula="of:=DEGREES(ATAN(ABS([.F201]-[.C201])/ABS([.E201]-[.B201])))" office:value-type="float" office:value="4.59553715823452" calcext:value-type="float">
            <text:p>4.59553715823452</text:p>
          </table:table-cell>
          <table:table-cell table:formula="of:=SQRT(POWER([.H201];2)+POWER([.I201];2)+POWER([.J201];2))" office:value-type="float" office:value="730.600668267228" calcext:value-type="float">
            <text:p>730.600668267228</text:p>
          </table:table-cell>
        </table:table-row>
        <table:table-row table:style-name="ro1">
          <table:table-cell office:value-type="float" office:value="115.358" calcext:value-type="float">
            <text:p>115.358</text:p>
          </table:table-cell>
          <table:table-cell office:value-type="float" office:value="308.148" calcext:value-type="float">
            <text:p>308.148</text:p>
          </table:table-cell>
          <table:table-cell office:value-type="float" office:value="46.1869" calcext:value-type="float">
            <text:p>46.1869</text:p>
          </table:table-cell>
          <table:table-cell office:value-type="float" office:value="116.817" calcext:value-type="float">
            <text:p>116.817</text:p>
          </table:table-cell>
          <table:table-cell office:value-type="float" office:value="295.39" calcext:value-type="float">
            <text:p>295.39</text:p>
          </table:table-cell>
          <table:table-cell office:value-type="float" office:value="47.455" calcext:value-type="float">
            <text:p>47.455</text:p>
          </table:table-cell>
          <table:table-cell/>
          <table:table-cell table:formula="of:=([.D202]-[.A202])/0.0166667" office:value-type="float" office:value="87.5398249203495" calcext:value-type="float">
            <text:p>87.5398249203495</text:p>
          </table:table-cell>
          <table:table-cell table:formula="of:=ABS([.E202]-[.B202])/0.0166667" office:value-type="float" office:value="765.478469043064" calcext:value-type="float">
            <text:p>765.478469043064</text:p>
          </table:table-cell>
          <table:table-cell table:formula="of:=([.F202]-[.C202])/0.0166667" office:value-type="float" office:value="76.0858478283042" calcext:value-type="float">
            <text:p>76.0858478283042</text:p>
          </table:table-cell>
          <table:table-cell table:formula="of:=DEGREES(ATAN(ABS([.F202]-[.C202])/ABS([.E202]-[.B202])))" office:value-type="float" office:value="5.67635301678913" calcext:value-type="float">
            <text:p>5.67635301678913</text:p>
          </table:table-cell>
          <table:table-cell table:formula="of:=SQRT(POWER([.H202];2)+POWER([.I202];2)+POWER([.J202];2))" office:value-type="float" office:value="774.215450475739" calcext:value-type="float">
            <text:p>774.215450475739</text:p>
          </table:table-cell>
        </table:table-row>
        <table:table-row table:style-name="ro1">
          <table:table-cell office:value-type="float" office:value="108.372" calcext:value-type="float">
            <text:p>108.372</text:p>
          </table:table-cell>
          <table:table-cell office:value-type="float" office:value="300.634" calcext:value-type="float">
            <text:p>300.634</text:p>
          </table:table-cell>
          <table:table-cell office:value-type="float" office:value="47.2967" calcext:value-type="float">
            <text:p>47.2967</text:p>
          </table:table-cell>
          <table:table-cell office:value-type="float" office:value="109.758" calcext:value-type="float">
            <text:p>109.758</text:p>
          </table:table-cell>
          <table:table-cell office:value-type="float" office:value="288.419" calcext:value-type="float">
            <text:p>288.419</text:p>
          </table:table-cell>
          <table:table-cell office:value-type="float" office:value="47.9909" calcext:value-type="float">
            <text:p>47.9909</text:p>
          </table:table-cell>
          <table:table-cell/>
          <table:table-cell table:formula="of:=([.D203]-[.A203])/0.0166667" office:value-type="float" office:value="83.1598336803324" calcext:value-type="float">
            <text:p>83.1598336803324</text:p>
          </table:table-cell>
          <table:table-cell table:formula="of:=ABS([.E203]-[.B203])/0.0166667" office:value-type="float" office:value="732.898534202934" calcext:value-type="float">
            <text:p>732.898534202934</text:p>
          </table:table-cell>
          <table:table-cell table:formula="of:=([.F203]-[.C203])/0.0166667" office:value-type="float" office:value="41.6519166961667" calcext:value-type="float">
            <text:p>41.6519166961667</text:p>
          </table:table-cell>
          <table:table-cell table:formula="of:=DEGREES(ATAN(ABS([.F203]-[.C203])/ABS([.E203]-[.B203])))" office:value-type="float" office:value="3.25272131008405" calcext:value-type="float">
            <text:p>3.25272131008405</text:p>
          </table:table-cell>
          <table:table-cell table:formula="of:=SQRT(POWER([.H203];2)+POWER([.I203];2)+POWER([.J203];2))" office:value-type="float" office:value="738.776489568404" calcext:value-type="float">
            <text:p>738.776489568404</text:p>
          </table:table-cell>
        </table:table-row>
        <table:table-row table:style-name="ro1">
          <table:table-cell office:value-type="float" office:value="106.273" calcext:value-type="float">
            <text:p>106.273</text:p>
          </table:table-cell>
          <table:table-cell office:value-type="float" office:value="308.002" calcext:value-type="float">
            <text:p>308.002</text:p>
          </table:table-cell>
          <table:table-cell office:value-type="float" office:value="46.279" calcext:value-type="float">
            <text:p>46.279</text:p>
          </table:table-cell>
          <table:table-cell office:value-type="float" office:value="107.712" calcext:value-type="float">
            <text:p>107.712</text:p>
          </table:table-cell>
          <table:table-cell office:value-type="float" office:value="295.296" calcext:value-type="float">
            <text:p>295.296</text:p>
          </table:table-cell>
          <table:table-cell office:value-type="float" office:value="47.5391" calcext:value-type="float">
            <text:p>47.5391</text:p>
          </table:table-cell>
          <table:table-cell/>
          <table:table-cell table:formula="of:=([.D204]-[.A204])/0.0166667" office:value-type="float" office:value="86.3398273203458" calcext:value-type="float">
            <text:p>86.3398273203458</text:p>
          </table:table-cell>
          <table:table-cell table:formula="of:=ABS([.E204]-[.B204])/0.0166667" office:value-type="float" office:value="762.358475283051" calcext:value-type="float">
            <text:p>762.358475283051</text:p>
          </table:table-cell>
          <table:table-cell table:formula="of:=([.F204]-[.C204])/0.0166667" office:value-type="float" office:value="75.6058487883021" calcext:value-type="float">
            <text:p>75.6058487883021</text:p>
          </table:table-cell>
          <table:table-cell table:formula="of:=DEGREES(ATAN(ABS([.F204]-[.C204])/ABS([.E204]-[.B204])))" office:value-type="float" office:value="5.66370994845774" calcext:value-type="float">
            <text:p>5.66370994845774</text:p>
          </table:table-cell>
          <table:table-cell table:formula="of:=SQRT(POWER([.H204];2)+POWER([.I204];2)+POWER([.J204];2))" office:value-type="float" office:value="770.948282953276" calcext:value-type="float">
            <text:p>770.948282953276</text:p>
          </table:table-cell>
        </table:table-row>
        <table:table-row table:style-name="ro1">
          <table:table-cell office:value-type="float" office:value="105.783" calcext:value-type="float">
            <text:p>105.783</text:p>
          </table:table-cell>
          <table:table-cell office:value-type="float" office:value="312.44" calcext:value-type="float">
            <text:p>312.44</text:p>
          </table:table-cell>
          <table:table-cell office:value-type="float" office:value="45.6599" calcext:value-type="float">
            <text:p>45.6599</text:p>
          </table:table-cell>
          <table:table-cell office:value-type="float" office:value="107.507" calcext:value-type="float">
            <text:p>107.507</text:p>
          </table:table-cell>
          <table:table-cell office:value-type="float" office:value="299.468" calcext:value-type="float">
            <text:p>299.468</text:p>
          </table:table-cell>
          <table:table-cell office:value-type="float" office:value="46.9505" calcext:value-type="float">
            <text:p>46.9505</text:p>
          </table:table-cell>
          <table:table-cell/>
          <table:table-cell table:formula="of:=([.D205]-[.A205])/0.0166667" office:value-type="float" office:value="103.439793120414" calcext:value-type="float">
            <text:p>103.439793120414</text:p>
          </table:table-cell>
          <table:table-cell table:formula="of:=ABS([.E205]-[.B205])/0.0166667" office:value-type="float" office:value="778.318443363112" calcext:value-type="float">
            <text:p>778.318443363112</text:p>
          </table:table-cell>
          <table:table-cell table:formula="of:=([.F205]-[.C205])/0.0166667" office:value-type="float" office:value="77.4358451283096" calcext:value-type="float">
            <text:p>77.4358451283096</text:p>
          </table:table-cell>
          <table:table-cell table:formula="of:=DEGREES(ATAN(ABS([.F205]-[.C205])/ABS([.E205]-[.B205])))" office:value-type="float" office:value="5.68172889958333" calcext:value-type="float">
            <text:p>5.68172889958333</text:p>
          </table:table-cell>
          <table:table-cell table:formula="of:=SQRT(POWER([.H205];2)+POWER([.I205];2)+POWER([.J205];2))" office:value-type="float" office:value="788.971292374258" calcext:value-type="float">
            <text:p>788.971292374258</text:p>
          </table:table-cell>
        </table:table-row>
        <table:table-row table:style-name="ro1">
          <table:table-cell office:value-type="float" office:value="105.36" calcext:value-type="float">
            <text:p>105.36</text:p>
          </table:table-cell>
          <table:table-cell office:value-type="float" office:value="314.043" calcext:value-type="float">
            <text:p>314.043</text:p>
          </table:table-cell>
          <table:table-cell office:value-type="float" office:value="45.172" calcext:value-type="float">
            <text:p>45.172</text:p>
          </table:table-cell>
          <table:table-cell office:value-type="float" office:value="106.84" calcext:value-type="float">
            <text:p>106.84</text:p>
          </table:table-cell>
          <table:table-cell office:value-type="float" office:value="301.008" calcext:value-type="float">
            <text:p>301.008</text:p>
          </table:table-cell>
          <table:table-cell office:value-type="float" office:value="46.4785" calcext:value-type="float">
            <text:p>46.4785</text:p>
          </table:table-cell>
          <table:table-cell/>
          <table:table-cell table:formula="of:=([.D206]-[.A206])/0.0166667" office:value-type="float" office:value="88.7998224003554" calcext:value-type="float">
            <text:p>88.7998224003554</text:p>
          </table:table-cell>
          <table:table-cell table:formula="of:=ABS([.E206]-[.B206])/0.0166667" office:value-type="float" office:value="782.09843580313" calcext:value-type="float">
            <text:p>782.09843580313</text:p>
          </table:table-cell>
          <table:table-cell table:formula="of:=([.F206]-[.C206])/0.0166667" office:value-type="float" office:value="78.3898432203136" calcext:value-type="float">
            <text:p>78.3898432203136</text:p>
          </table:table-cell>
          <table:table-cell table:formula="of:=DEGREES(ATAN(ABS([.F206]-[.C206])/ABS([.E206]-[.B206])))" office:value-type="float" office:value="5.72364887994792" calcext:value-type="float">
            <text:p>5.72364887994792</text:p>
          </table:table-cell>
          <table:table-cell table:formula="of:=SQRT(POWER([.H206];2)+POWER([.I206];2)+POWER([.J206];2))" office:value-type="float" office:value="791.017281267699" calcext:value-type="float">
            <text:p>791.017281267699</text:p>
          </table:table-cell>
        </table:table-row>
        <table:table-row table:style-name="ro1">
          <table:table-cell office:value-type="float" office:value="97.8615" calcext:value-type="float">
            <text:p>97.8615</text:p>
          </table:table-cell>
          <table:table-cell office:value-type="float" office:value="305.68" calcext:value-type="float">
            <text:p>305.68</text:p>
          </table:table-cell>
          <table:table-cell office:value-type="float" office:value="47.4585" calcext:value-type="float">
            <text:p>47.4585</text:p>
          </table:table-cell>
          <table:table-cell office:value-type="float" office:value="99.0667" calcext:value-type="float">
            <text:p>99.0667</text:p>
          </table:table-cell>
          <table:table-cell office:value-type="float" office:value="294.422" calcext:value-type="float">
            <text:p>294.422</text:p>
          </table:table-cell>
          <table:table-cell office:value-type="float" office:value="48.7551" calcext:value-type="float">
            <text:p>48.7551</text:p>
          </table:table-cell>
          <table:table-cell/>
          <table:table-cell table:formula="of:=([.D207]-[.A207])/0.0166667" office:value-type="float" office:value="72.3118553762887" calcext:value-type="float">
            <text:p>72.3118553762887</text:p>
          </table:table-cell>
          <table:table-cell table:formula="of:=ABS([.E207]-[.B207])/0.0166667" office:value-type="float" office:value="675.478649042701" calcext:value-type="float">
            <text:p>675.478649042701</text:p>
          </table:table-cell>
          <table:table-cell table:formula="of:=([.F207]-[.C207])/0.0166667" office:value-type="float" office:value="77.7958444083111" calcext:value-type="float">
            <text:p>77.7958444083111</text:p>
          </table:table-cell>
          <table:table-cell table:formula="of:=DEGREES(ATAN(ABS([.F207]-[.C207])/ABS([.E207]-[.B207])))" office:value-type="float" office:value="6.5698904302685" calcext:value-type="float">
            <text:p>6.5698904302685</text:p>
          </table:table-cell>
          <table:table-cell table:formula="of:=SQRT(POWER([.H207];2)+POWER([.I207];2)+POWER([.J207];2))" office:value-type="float" office:value="683.778182708191" calcext:value-type="float">
            <text:p>683.778182708191</text:p>
          </table:table-cell>
        </table:table-row>
        <table:table-row table:style-name="ro1">
          <table:table-cell office:value-type="float" office:value="92.4125" calcext:value-type="float">
            <text:p>92.4125</text:p>
          </table:table-cell>
          <table:table-cell office:value-type="float" office:value="314.871" calcext:value-type="float">
            <text:p>314.871</text:p>
          </table:table-cell>
          <table:table-cell office:value-type="float" office:value="45.9631" calcext:value-type="float">
            <text:p>45.9631</text:p>
          </table:table-cell>
          <table:table-cell office:value-type="float" office:value="94.1686" calcext:value-type="float">
            <text:p>94.1686</text:p>
          </table:table-cell>
          <table:table-cell office:value-type="float" office:value="300.368" calcext:value-type="float">
            <text:p>300.368</text:p>
          </table:table-cell>
          <table:table-cell office:value-type="float" office:value="47.4506" calcext:value-type="float">
            <text:p>47.4506</text:p>
          </table:table-cell>
          <table:table-cell/>
          <table:table-cell table:formula="of:=([.D208]-[.A208])/0.0166667" office:value-type="float" office:value="105.365789268422" calcext:value-type="float">
            <text:p>105.365789268422</text:p>
          </table:table-cell>
          <table:table-cell table:formula="of:=ABS([.E208]-[.B208])/0.0166667" office:value-type="float" office:value="870.17825964348" calcext:value-type="float">
            <text:p>870.17825964348</text:p>
          </table:table-cell>
          <table:table-cell table:formula="of:=([.F208]-[.C208])/0.0166667" office:value-type="float" office:value="89.2498215003573" calcext:value-type="float">
            <text:p>89.2498215003573</text:p>
          </table:table-cell>
          <table:table-cell table:formula="of:=DEGREES(ATAN(ABS([.F208]-[.C208])/ABS([.E208]-[.B208])))" office:value-type="float" office:value="5.85606370709408" calcext:value-type="float">
            <text:p>5.85606370709408</text:p>
          </table:table-cell>
          <table:table-cell table:formula="of:=SQRT(POWER([.H208];2)+POWER([.I208];2)+POWER([.J208];2))" office:value-type="float" office:value="881.066219839439" calcext:value-type="float">
            <text:p>881.066219839439</text:p>
          </table:table-cell>
        </table:table-row>
        <table:table-row table:style-name="ro1">
          <table:table-cell office:value-type="float" office:value="89.8184" calcext:value-type="float">
            <text:p>89.8184</text:p>
          </table:table-cell>
          <table:table-cell office:value-type="float" office:value="310.57" calcext:value-type="float">
            <text:p>310.57</text:p>
          </table:table-cell>
          <table:table-cell office:value-type="float" office:value="46.3203" calcext:value-type="float">
            <text:p>46.3203</text:p>
          </table:table-cell>
          <table:table-cell office:value-type="float" office:value="91.3799" calcext:value-type="float">
            <text:p>91.3799</text:p>
          </table:table-cell>
          <table:table-cell office:value-type="float" office:value="296.374" calcext:value-type="float">
            <text:p>296.374</text:p>
          </table:table-cell>
          <table:table-cell office:value-type="float" office:value="47.5216" calcext:value-type="float">
            <text:p>47.5216</text:p>
          </table:table-cell>
          <table:table-cell/>
          <table:table-cell table:formula="of:=([.D209]-[.A209])/0.0166667" office:value-type="float" office:value="93.6898126203753" calcext:value-type="float">
            <text:p>93.6898126203753</text:p>
          </table:table-cell>
          <table:table-cell table:formula="of:=ABS([.E209]-[.B209])/0.0166667" office:value-type="float" office:value="851.758296483405" calcext:value-type="float">
            <text:p>851.758296483405</text:p>
          </table:table-cell>
          <table:table-cell table:formula="of:=([.F209]-[.C209])/0.0166667" office:value-type="float" office:value="72.0778558442881" calcext:value-type="float">
            <text:p>72.0778558442881</text:p>
          </table:table-cell>
          <table:table-cell table:formula="of:=DEGREES(ATAN(ABS([.F209]-[.C209])/ABS([.E209]-[.B209])))" office:value-type="float" office:value="4.83698418142037" calcext:value-type="float">
            <text:p>4.83698418142037</text:p>
          </table:table-cell>
          <table:table-cell table:formula="of:=SQRT(POWER([.H209];2)+POWER([.I209];2)+POWER([.J209];2))" office:value-type="float" office:value="859.921620800561" calcext:value-type="float">
            <text:p>859.921620800561</text:p>
          </table:table-cell>
        </table:table-row>
        <table:table-row table:style-name="ro1">
          <table:table-cell office:value-type="float" office:value="89.3306" calcext:value-type="float">
            <text:p>89.3306</text:p>
          </table:table-cell>
          <table:table-cell office:value-type="float" office:value="311.975" calcext:value-type="float">
            <text:p>311.975</text:p>
          </table:table-cell>
          <table:table-cell office:value-type="float" office:value="46.393" calcext:value-type="float">
            <text:p>46.393</text:p>
          </table:table-cell>
          <table:table-cell office:value-type="float" office:value="90.6916" calcext:value-type="float">
            <text:p>90.6916</text:p>
          </table:table-cell>
          <table:table-cell office:value-type="float" office:value="298.94" calcext:value-type="float">
            <text:p>298.94</text:p>
          </table:table-cell>
          <table:table-cell office:value-type="float" office:value="48.1966" calcext:value-type="float">
            <text:p>48.1966</text:p>
          </table:table-cell>
          <table:table-cell/>
          <table:table-cell table:formula="of:=([.D210]-[.A210])/0.0166667" office:value-type="float" office:value="81.659836680326" calcext:value-type="float">
            <text:p>81.659836680326</text:p>
          </table:table-cell>
          <table:table-cell table:formula="of:=ABS([.E210]-[.B210])/0.0166667" office:value-type="float" office:value="782.09843580313" calcext:value-type="float">
            <text:p>782.09843580313</text:p>
          </table:table-cell>
          <table:table-cell table:formula="of:=([.F210]-[.C210])/0.0166667" office:value-type="float" office:value="108.215783568433" calcext:value-type="float">
            <text:p>108.215783568433</text:p>
          </table:table-cell>
          <table:table-cell table:formula="of:=DEGREES(ATAN(ABS([.F210]-[.C210])/ABS([.E210]-[.B210])))" office:value-type="float" office:value="7.87776477317981" calcext:value-type="float">
            <text:p>7.87776477317981</text:p>
          </table:table-cell>
          <table:table-cell table:formula="of:=SQRT(POWER([.H210];2)+POWER([.I210];2)+POWER([.J210];2))" office:value-type="float" office:value="793.761266392919" calcext:value-type="float">
            <text:p>793.761266392919</text:p>
          </table:table-cell>
        </table:table-row>
        <table:table-row table:style-name="ro1">
          <table:table-cell office:value-type="float" office:value="83.4778" calcext:value-type="float">
            <text:p>83.4778</text:p>
          </table:table-cell>
          <table:table-cell office:value-type="float" office:value="303.55" calcext:value-type="float">
            <text:p>303.55</text:p>
          </table:table-cell>
          <table:table-cell office:value-type="float" office:value="46.315" calcext:value-type="float">
            <text:p>46.315</text:p>
          </table:table-cell>
          <table:table-cell office:value-type="float" office:value="85.2405" calcext:value-type="float">
            <text:p>85.2405</text:p>
          </table:table-cell>
          <table:table-cell office:value-type="float" office:value="291.147" calcext:value-type="float">
            <text:p>291.147</text:p>
          </table:table-cell>
          <table:table-cell office:value-type="float" office:value="47.0434" calcext:value-type="float">
            <text:p>47.0434</text:p>
          </table:table-cell>
          <table:table-cell/>
          <table:table-cell table:formula="of:=([.D211]-[.A211])/0.0166667" office:value-type="float" office:value="105.761788476423" calcext:value-type="float">
            <text:p>105.761788476423</text:p>
          </table:table-cell>
          <table:table-cell table:formula="of:=ABS([.E211]-[.B211])/0.0166667" office:value-type="float" office:value="744.178511642978" calcext:value-type="float">
            <text:p>744.178511642978</text:p>
          </table:table-cell>
          <table:table-cell table:formula="of:=([.F211]-[.C211])/0.0166667" office:value-type="float" office:value="43.7039125921749" calcext:value-type="float">
            <text:p>43.7039125921749</text:p>
          </table:table-cell>
          <table:table-cell table:formula="of:=DEGREES(ATAN(ABS([.F211]-[.C211])/ABS([.E211]-[.B211])))" office:value-type="float" office:value="3.36099049600023" calcext:value-type="float">
            <text:p>3.36099049600023</text:p>
          </table:table-cell>
          <table:table-cell table:formula="of:=SQRT(POWER([.H211];2)+POWER([.I211];2)+POWER([.J211];2))" office:value-type="float" office:value="752.925789881549" calcext:value-type="float">
            <text:p>752.925789881549</text:p>
          </table:table-cell>
        </table:table-row>
        <table:table-row table:style-name="ro1">
          <table:table-cell office:value-type="float" office:value="78.5481" calcext:value-type="float">
            <text:p>78.5481</text:p>
          </table:table-cell>
          <table:table-cell office:value-type="float" office:value="310.618" calcext:value-type="float">
            <text:p>310.618</text:p>
          </table:table-cell>
          <table:table-cell office:value-type="float" office:value="45.8847" calcext:value-type="float">
            <text:p>45.8847</text:p>
          </table:table-cell>
          <table:table-cell office:value-type="float" office:value="79.9615" calcext:value-type="float">
            <text:p>79.9615</text:p>
          </table:table-cell>
          <table:table-cell office:value-type="float" office:value="299.189" calcext:value-type="float">
            <text:p>299.189</text:p>
          </table:table-cell>
          <table:table-cell office:value-type="float" office:value="46.707" calcext:value-type="float">
            <text:p>46.707</text:p>
          </table:table-cell>
          <table:table-cell/>
          <table:table-cell table:formula="of:=([.D212]-[.A212])/0.0166667" office:value-type="float" office:value="84.803830392339" calcext:value-type="float">
            <text:p>84.803830392339</text:p>
          </table:table-cell>
          <table:table-cell table:formula="of:=ABS([.E212]-[.B212])/0.0166667" office:value-type="float" office:value="685.738628522741" calcext:value-type="float">
            <text:p>685.738628522741</text:p>
          </table:table-cell>
          <table:table-cell table:formula="of:=([.F212]-[.C212])/0.0166667" office:value-type="float" office:value="49.3379013241973" calcext:value-type="float">
            <text:p>49.3379013241973</text:p>
          </table:table-cell>
          <table:table-cell table:formula="of:=DEGREES(ATAN(ABS([.F212]-[.C212])/ABS([.E212]-[.B212])))" office:value-type="float" office:value="4.11525713823419" calcext:value-type="float">
            <text:p>4.11525713823419</text:p>
          </table:table-cell>
          <table:table-cell table:formula="of:=SQRT(POWER([.H212];2)+POWER([.I212];2)+POWER([.J212];2))" office:value-type="float" office:value="692.72172248641" calcext:value-type="float">
            <text:p>692.72172248641</text:p>
          </table:table-cell>
        </table:table-row>
        <table:table-row table:style-name="ro1">
          <table:table-cell office:value-type="float" office:value="75.2927" calcext:value-type="float">
            <text:p>75.2927</text:p>
          </table:table-cell>
          <table:table-cell office:value-type="float" office:value="305.864" calcext:value-type="float">
            <text:p>305.864</text:p>
          </table:table-cell>
          <table:table-cell office:value-type="float" office:value="47.1077" calcext:value-type="float">
            <text:p>47.1077</text:p>
          </table:table-cell>
          <table:table-cell office:value-type="float" office:value="76.9946" calcext:value-type="float">
            <text:p>76.9946</text:p>
          </table:table-cell>
          <table:table-cell office:value-type="float" office:value="291.864" calcext:value-type="float">
            <text:p>291.864</text:p>
          </table:table-cell>
          <table:table-cell office:value-type="float" office:value="48.2868" calcext:value-type="float">
            <text:p>48.2868</text:p>
          </table:table-cell>
          <table:table-cell/>
          <table:table-cell table:formula="of:=([.D213]-[.A213])/0.0166667" office:value-type="float" office:value="102.113795772409" calcext:value-type="float">
            <text:p>102.113795772409</text:p>
          </table:table-cell>
          <table:table-cell table:formula="of:=ABS([.E213]-[.B213])/0.0166667" office:value-type="float" office:value="839.99832000336" calcext:value-type="float">
            <text:p>839.99832000336</text:p>
          </table:table-cell>
          <table:table-cell table:formula="of:=([.F213]-[.C213])/0.0166667" office:value-type="float" office:value="70.7458585082829" calcext:value-type="float">
            <text:p>70.7458585082829</text:p>
          </table:table-cell>
          <table:table-cell table:formula="of:=DEGREES(ATAN(ABS([.F213]-[.C213])/ABS([.E213]-[.B213])))" office:value-type="float" office:value="4.8141711478939" calcext:value-type="float">
            <text:p>4.8141711478939</text:p>
          </table:table-cell>
          <table:table-cell table:formula="of:=SQRT(POWER([.H213];2)+POWER([.I213];2)+POWER([.J213];2))" office:value-type="float" office:value="849.134489578412" calcext:value-type="float">
            <text:p>849.134489578412</text:p>
          </table:table-cell>
        </table:table-row>
        <table:table-row table:style-name="ro1">
          <table:table-cell office:value-type="float" office:value="69.9739" calcext:value-type="float">
            <text:p>69.9739</text:p>
          </table:table-cell>
          <table:table-cell office:value-type="float" office:value="305.584" calcext:value-type="float">
            <text:p>305.584</text:p>
          </table:table-cell>
          <table:table-cell office:value-type="float" office:value="46.6729" calcext:value-type="float">
            <text:p>46.6729</text:p>
          </table:table-cell>
          <table:table-cell office:value-type="float" office:value="72.6062" calcext:value-type="float">
            <text:p>72.6062</text:p>
          </table:table-cell>
          <table:table-cell office:value-type="float" office:value="292.983" calcext:value-type="float">
            <text:p>292.983</text:p>
          </table:table-cell>
          <table:table-cell office:value-type="float" office:value="47.9139" calcext:value-type="float">
            <text:p>47.9139</text:p>
          </table:table-cell>
          <table:table-cell/>
          <table:table-cell table:formula="of:=([.D214]-[.A214])/0.0166667" office:value-type="float" office:value="157.937684124632" calcext:value-type="float">
            <text:p>157.937684124632</text:p>
          </table:table-cell>
          <table:table-cell table:formula="of:=ABS([.E214]-[.B214])/0.0166667" office:value-type="float" office:value="756.058487883024" calcext:value-type="float">
            <text:p>756.058487883024</text:p>
          </table:table-cell>
          <table:table-cell table:formula="of:=([.F214]-[.C214])/0.0166667" office:value-type="float" office:value="74.4598510802978" calcext:value-type="float">
            <text:p>74.4598510802978</text:p>
          </table:table-cell>
          <table:table-cell table:formula="of:=DEGREES(ATAN(ABS([.F214]-[.C214])/ABS([.E214]-[.B214])))" office:value-type="float" office:value="5.62459392595109" calcext:value-type="float">
            <text:p>5.62459392595109</text:p>
          </table:table-cell>
          <table:table-cell table:formula="of:=SQRT(POWER([.H214];2)+POWER([.I214];2)+POWER([.J214];2))" office:value-type="float" office:value="775.959418133138" calcext:value-type="float">
            <text:p>775.959418133138</text:p>
          </table:table-cell>
        </table:table-row>
        <table:table-row table:style-name="ro1">
          <table:table-cell office:value-type="float" office:value="67.3219" calcext:value-type="float">
            <text:p>67.3219</text:p>
          </table:table-cell>
          <table:table-cell office:value-type="float" office:value="305.244" calcext:value-type="float">
            <text:p>305.244</text:p>
          </table:table-cell>
          <table:table-cell office:value-type="float" office:value="47.0073" calcext:value-type="float">
            <text:p>47.0073</text:p>
          </table:table-cell>
          <table:table-cell office:value-type="float" office:value="69.4898" calcext:value-type="float">
            <text:p>69.4898</text:p>
          </table:table-cell>
          <table:table-cell office:value-type="float" office:value="295.431" calcext:value-type="float">
            <text:p>295.431</text:p>
          </table:table-cell>
          <table:table-cell office:value-type="float" office:value="47.8518" calcext:value-type="float">
            <text:p>47.8518</text:p>
          </table:table-cell>
          <table:table-cell/>
          <table:table-cell table:formula="of:=([.D215]-[.A215])/0.0166667" office:value-type="float" office:value="130.07373985252" calcext:value-type="float">
            <text:p>130.07373985252</text:p>
          </table:table-cell>
          <table:table-cell table:formula="of:=ABS([.E215]-[.B215])/0.0166667" office:value-type="float" office:value="588.778822442358" calcext:value-type="float">
            <text:p>588.778822442358</text:p>
          </table:table-cell>
          <table:table-cell table:formula="of:=([.F215]-[.C215])/0.0166667" office:value-type="float" office:value="50.6698986602025" calcext:value-type="float">
            <text:p>50.6698986602025</text:p>
          </table:table-cell>
          <table:table-cell table:formula="of:=DEGREES(ATAN(ABS([.F215]-[.C215])/ABS([.E215]-[.B215])))" office:value-type="float" office:value="4.91871608176038" calcext:value-type="float">
            <text:p>4.91871608176038</text:p>
          </table:table-cell>
          <table:table-cell table:formula="of:=SQRT(POWER([.H215];2)+POWER([.I215];2)+POWER([.J215];2))" office:value-type="float" office:value="605.100915704204" calcext:value-type="float">
            <text:p>605.100915704204</text:p>
          </table:table-cell>
        </table:table-row>
        <table:table-row table:style-name="ro1">
          <table:table-cell office:value-type="float" office:value="68.3722" calcext:value-type="float">
            <text:p>68.3722</text:p>
          </table:table-cell>
          <table:table-cell office:value-type="float" office:value="305.613" calcext:value-type="float">
            <text:p>305.613</text:p>
          </table:table-cell>
          <table:table-cell office:value-type="float" office:value="45.8984" calcext:value-type="float">
            <text:p>45.8984</text:p>
          </table:table-cell>
          <table:table-cell office:value-type="float" office:value="70.7839" calcext:value-type="float">
            <text:p>70.7839</text:p>
          </table:table-cell>
          <table:table-cell office:value-type="float" office:value="294.449" calcext:value-type="float">
            <text:p>294.449</text:p>
          </table:table-cell>
          <table:table-cell office:value-type="float" office:value="46.6987" calcext:value-type="float">
            <text:p>46.6987</text:p>
          </table:table-cell>
          <table:table-cell/>
          <table:table-cell table:formula="of:=([.D216]-[.A216])/0.0166667" office:value-type="float" office:value="144.701710596579" calcext:value-type="float">
            <text:p>144.701710596579</text:p>
          </table:table-cell>
          <table:table-cell table:formula="of:=ABS([.E216]-[.B216])/0.0166667" office:value-type="float" office:value="669.838660322679" calcext:value-type="float">
            <text:p>669.838660322679</text:p>
          </table:table-cell>
          <table:table-cell table:formula="of:=([.F216]-[.C216])/0.0166667" office:value-type="float" office:value="48.0179039641921" calcext:value-type="float">
            <text:p>48.0179039641921</text:p>
          </table:table-cell>
          <table:table-cell table:formula="of:=DEGREES(ATAN(ABS([.F216]-[.C216])/ABS([.E216]-[.B216])))" office:value-type="float" office:value="4.10027842564159" calcext:value-type="float">
            <text:p>4.10027842564159</text:p>
          </table:table-cell>
          <table:table-cell table:formula="of:=SQRT(POWER([.H216];2)+POWER([.I216];2)+POWER([.J216];2))" office:value-type="float" office:value="686.970257735785" calcext:value-type="float">
            <text:p>686.970257735785</text:p>
          </table:table-cell>
        </table:table-row>
        <table:table-row table:style-name="ro1">
          <table:table-cell office:value-type="float" office:value="74.2209" calcext:value-type="float">
            <text:p>74.2209</text:p>
          </table:table-cell>
          <table:table-cell office:value-type="float" office:value="304.386" calcext:value-type="float">
            <text:p>304.386</text:p>
          </table:table-cell>
          <table:table-cell office:value-type="float" office:value="47.0633" calcext:value-type="float">
            <text:p>47.0633</text:p>
          </table:table-cell>
          <table:table-cell office:value-type="float" office:value="76.7214" calcext:value-type="float">
            <text:p>76.7214</text:p>
          </table:table-cell>
          <table:table-cell office:value-type="float" office:value="290.461" calcext:value-type="float">
            <text:p>290.461</text:p>
          </table:table-cell>
          <table:table-cell office:value-type="float" office:value="48.4877" calcext:value-type="float">
            <text:p>48.4877</text:p>
          </table:table-cell>
          <table:table-cell/>
          <table:table-cell table:formula="of:=([.D217]-[.A217])/0.0166667" office:value-type="float" office:value="150.0296999406" calcext:value-type="float">
            <text:p>150.0296999406</text:p>
          </table:table-cell>
          <table:table-cell table:formula="of:=ABS([.E217]-[.B217])/0.0166667" office:value-type="float" office:value="835.498329003343" calcext:value-type="float">
            <text:p>835.498329003343</text:p>
          </table:table-cell>
          <table:table-cell table:formula="of:=([.F217]-[.C217])/0.0166667" office:value-type="float" office:value="85.4638290723418" calcext:value-type="float">
            <text:p>85.4638290723418</text:p>
          </table:table-cell>
          <table:table-cell table:formula="of:=DEGREES(ATAN(ABS([.F217]-[.C217])/ABS([.E217]-[.B217])))" office:value-type="float" office:value="5.84051956573394" calcext:value-type="float">
            <text:p>5.84051956573394</text:p>
          </table:table-cell>
          <table:table-cell table:formula="of:=SQRT(POWER([.H217];2)+POWER([.I217];2)+POWER([.J217];2))" office:value-type="float" office:value="853.153230499276" calcext:value-type="float">
            <text:p>853.153230499276</text:p>
          </table:table-cell>
        </table:table-row>
        <table:table-row table:style-name="ro1">
          <table:table-cell office:value-type="float" office:value="67.2597" calcext:value-type="float">
            <text:p>67.2597</text:p>
          </table:table-cell>
          <table:table-cell office:value-type="float" office:value="311.378" calcext:value-type="float">
            <text:p>311.378</text:p>
          </table:table-cell>
          <table:table-cell office:value-type="float" office:value="45.6174" calcext:value-type="float">
            <text:p>45.6174</text:p>
          </table:table-cell>
          <table:table-cell office:value-type="float" office:value="69.2044" calcext:value-type="float">
            <text:p>69.2044</text:p>
          </table:table-cell>
          <table:table-cell office:value-type="float" office:value="298.506" calcext:value-type="float">
            <text:p>298.506</text:p>
          </table:table-cell>
          <table:table-cell office:value-type="float" office:value="46.387" calcext:value-type="float">
            <text:p>46.387</text:p>
          </table:table-cell>
          <table:table-cell/>
          <table:table-cell table:formula="of:=([.D218]-[.A218])/0.0166667" office:value-type="float" office:value="116.681766636467" calcext:value-type="float">
            <text:p>116.681766636467</text:p>
          </table:table-cell>
          <table:table-cell table:formula="of:=ABS([.E218]-[.B218])/0.0166667" office:value-type="float" office:value="772.31845536309" calcext:value-type="float">
            <text:p>772.31845536309</text:p>
          </table:table-cell>
          <table:table-cell table:formula="of:=([.F218]-[.C218])/0.0166667" office:value-type="float" office:value="46.1759076481845" calcext:value-type="float">
            <text:p>46.1759076481845</text:p>
          </table:table-cell>
          <table:table-cell table:formula="of:=DEGREES(ATAN(ABS([.F218]-[.C218])/ABS([.E218]-[.B218])))" office:value-type="float" office:value="3.42156639010855" calcext:value-type="float">
            <text:p>3.42156639010855</text:p>
          </table:table-cell>
          <table:table-cell table:formula="of:=SQRT(POWER([.H218];2)+POWER([.I218];2)+POWER([.J218];2))" office:value-type="float" office:value="782.446576838937" calcext:value-type="float">
            <text:p>782.446576838937</text:p>
          </table:table-cell>
        </table:table-row>
        <table:table-row table:style-name="ro1">
          <table:table-cell office:value-type="float" office:value="55.922" calcext:value-type="float">
            <text:p>55.922</text:p>
          </table:table-cell>
          <table:table-cell office:value-type="float" office:value="303.925" calcext:value-type="float">
            <text:p>303.925</text:p>
          </table:table-cell>
          <table:table-cell office:value-type="float" office:value="45.9981" calcext:value-type="float">
            <text:p>45.9981</text:p>
          </table:table-cell>
          <table:table-cell office:value-type="float" office:value="57.5771" calcext:value-type="float">
            <text:p>57.5771</text:p>
          </table:table-cell>
          <table:table-cell office:value-type="float" office:value="292.66" calcext:value-type="float">
            <text:p>292.66</text:p>
          </table:table-cell>
          <table:table-cell office:value-type="float" office:value="46.8281" calcext:value-type="float">
            <text:p>46.8281</text:p>
          </table:table-cell>
          <table:table-cell/>
          <table:table-cell table:formula="of:=([.D219]-[.A219])/0.0166667" office:value-type="float" office:value="99.3058013883975" calcext:value-type="float">
            <text:p>99.3058013883975</text:p>
          </table:table-cell>
          <table:table-cell table:formula="of:=ABS([.E219]-[.B219])/0.0166667" office:value-type="float" office:value="675.898648202703" calcext:value-type="float">
            <text:p>675.898648202703</text:p>
          </table:table-cell>
          <table:table-cell table:formula="of:=([.F219]-[.C219])/0.0166667" office:value-type="float" office:value="49.7999004001991" calcext:value-type="float">
            <text:p>49.7999004001991</text:p>
          </table:table-cell>
          <table:table-cell table:formula="of:=DEGREES(ATAN(ABS([.F219]-[.C219])/ABS([.E219]-[.B219])))" office:value-type="float" office:value="4.21391227469381" calcext:value-type="float">
            <text:p>4.21391227469381</text:p>
          </table:table-cell>
          <table:table-cell table:formula="of:=SQRT(POWER([.H219];2)+POWER([.I219];2)+POWER([.J219];2))" office:value-type="float" office:value="684.967630557461" calcext:value-type="float">
            <text:p>684.967630557461</text:p>
          </table:table-cell>
        </table:table-row>
        <table:table-row table:style-name="ro1">
          <table:table-cell office:value-type="float" office:value="49.4859" calcext:value-type="float">
            <text:p>49.4859</text:p>
          </table:table-cell>
          <table:table-cell office:value-type="float" office:value="305.616" calcext:value-type="float">
            <text:p>305.616</text:p>
          </table:table-cell>
          <table:table-cell office:value-type="float" office:value="46.0827" calcext:value-type="float">
            <text:p>46.0827</text:p>
          </table:table-cell>
          <table:table-cell office:value-type="float" office:value="51.0558" calcext:value-type="float">
            <text:p>51.0558</text:p>
          </table:table-cell>
          <table:table-cell office:value-type="float" office:value="294.076" calcext:value-type="float">
            <text:p>294.076</text:p>
          </table:table-cell>
          <table:table-cell office:value-type="float" office:value="47.4561" calcext:value-type="float">
            <text:p>47.4561</text:p>
          </table:table-cell>
          <table:table-cell/>
          <table:table-cell table:formula="of:=([.D220]-[.A220])/0.0166667" office:value-type="float" office:value="94.1938116123766" calcext:value-type="float">
            <text:p>94.1938116123766</text:p>
          </table:table-cell>
          <table:table-cell table:formula="of:=ABS([.E220]-[.B220])/0.0166667" office:value-type="float" office:value="692.398615202768" calcext:value-type="float">
            <text:p>692.398615202768</text:p>
          </table:table-cell>
          <table:table-cell table:formula="of:=([.F220]-[.C220])/0.0166667" office:value-type="float" office:value="82.4038351923294" calcext:value-type="float">
            <text:p>82.4038351923294</text:p>
          </table:table-cell>
          <table:table-cell table:formula="of:=DEGREES(ATAN(ABS([.F220]-[.C220])/ABS([.E220]-[.B220])))" office:value-type="float" office:value="6.7869697053068" calcext:value-type="float">
            <text:p>6.7869697053068</text:p>
          </table:table-cell>
          <table:table-cell table:formula="of:=SQRT(POWER([.H220];2)+POWER([.I220];2)+POWER([.J220];2))" office:value-type="float" office:value="703.618297470427" calcext:value-type="float">
            <text:p>703.618297470427</text:p>
          </table:table-cell>
        </table:table-row>
        <table:table-row table:style-name="ro1">
          <table:table-cell office:value-type="float" office:value="47.1289" calcext:value-type="float">
            <text:p>47.1289</text:p>
          </table:table-cell>
          <table:table-cell office:value-type="float" office:value="299.275" calcext:value-type="float">
            <text:p>299.275</text:p>
          </table:table-cell>
          <table:table-cell office:value-type="float" office:value="45.9754" calcext:value-type="float">
            <text:p>45.9754</text:p>
          </table:table-cell>
          <table:table-cell office:value-type="float" office:value="48.2209" calcext:value-type="float">
            <text:p>48.2209</text:p>
          </table:table-cell>
          <table:table-cell office:value-type="float" office:value="287.927" calcext:value-type="float">
            <text:p>287.927</text:p>
          </table:table-cell>
          <table:table-cell office:value-type="float" office:value="47.1012" calcext:value-type="float">
            <text:p>47.1012</text:p>
          </table:table-cell>
          <table:table-cell/>
          <table:table-cell table:formula="of:=([.D221]-[.A221])/0.0166667" office:value-type="float" office:value="65.519868960262" calcext:value-type="float">
            <text:p>65.519868960262</text:p>
          </table:table-cell>
          <table:table-cell table:formula="of:=ABS([.E221]-[.B221])/0.0166667" office:value-type="float" office:value="680.878638242721" calcext:value-type="float">
            <text:p>680.878638242721</text:p>
          </table:table-cell>
          <table:table-cell table:formula="of:=([.F221]-[.C221])/0.0166667" office:value-type="float" office:value="67.5478649042701" calcext:value-type="float">
            <text:p>67.5478649042701</text:p>
          </table:table-cell>
          <table:table-cell table:formula="of:=DEGREES(ATAN(ABS([.F221]-[.C221])/ABS([.E221]-[.B221])))" office:value-type="float" office:value="5.66559873847139" calcext:value-type="float">
            <text:p>5.66559873847139</text:p>
          </table:table-cell>
          <table:table-cell table:formula="of:=SQRT(POWER([.H221];2)+POWER([.I221];2)+POWER([.J221];2))" office:value-type="float" office:value="687.350920052456" calcext:value-type="float">
            <text:p>687.350920052456</text:p>
          </table:table-cell>
        </table:table-row>
        <table:table-row table:style-name="ro1">
          <table:table-cell office:value-type="float" office:value="40.7193" calcext:value-type="float">
            <text:p>40.7193</text:p>
          </table:table-cell>
          <table:table-cell office:value-type="float" office:value="305.154" calcext:value-type="float">
            <text:p>305.154</text:p>
          </table:table-cell>
          <table:table-cell office:value-type="float" office:value="45.7149" calcext:value-type="float">
            <text:p>45.7149</text:p>
          </table:table-cell>
          <table:table-cell office:value-type="float" office:value="43.0017" calcext:value-type="float">
            <text:p>43.0017</text:p>
          </table:table-cell>
          <table:table-cell office:value-type="float" office:value="293.76" calcext:value-type="float">
            <text:p>293.76</text:p>
          </table:table-cell>
          <table:table-cell office:value-type="float" office:value="46.8164" calcext:value-type="float">
            <text:p>46.8164</text:p>
          </table:table-cell>
          <table:table-cell/>
          <table:table-cell table:formula="of:=([.D222]-[.A222])/0.0166667" office:value-type="float" office:value="136.943726112548" calcext:value-type="float">
            <text:p>136.943726112548</text:p>
          </table:table-cell>
          <table:table-cell table:formula="of:=ABS([.E222]-[.B222])/0.0166667" office:value-type="float" office:value="683.638632722735" calcext:value-type="float">
            <text:p>683.638632722735</text:p>
          </table:table-cell>
          <table:table-cell table:formula="of:=([.F222]-[.C222])/0.0166667" office:value-type="float" office:value="66.0898678202644" calcext:value-type="float">
            <text:p>66.0898678202644</text:p>
          </table:table-cell>
          <table:table-cell table:formula="of:=DEGREES(ATAN(ABS([.F222]-[.C222])/ABS([.E222]-[.B222])))" office:value-type="float" office:value="5.52183497740578" calcext:value-type="float">
            <text:p>5.52183497740578</text:p>
          </table:table-cell>
          <table:table-cell table:formula="of:=SQRT(POWER([.H222];2)+POWER([.I222];2)+POWER([.J222];2))" office:value-type="float" office:value="700.345082727864" calcext:value-type="float">
            <text:p>700.345082727864</text:p>
          </table:table-cell>
        </table:table-row>
        <table:table-row table:style-name="ro1">
          <table:table-cell office:value-type="float" office:value="39.1161" calcext:value-type="float">
            <text:p>39.1161</text:p>
          </table:table-cell>
          <table:table-cell office:value-type="float" office:value="297.233" calcext:value-type="float">
            <text:p>297.233</text:p>
          </table:table-cell>
          <table:table-cell office:value-type="float" office:value="46.0963" calcext:value-type="float">
            <text:p>46.0963</text:p>
          </table:table-cell>
          <table:table-cell office:value-type="float" office:value="41.3673" calcext:value-type="float">
            <text:p>41.3673</text:p>
          </table:table-cell>
          <table:table-cell office:value-type="float" office:value="286.335" calcext:value-type="float">
            <text:p>286.335</text:p>
          </table:table-cell>
          <table:table-cell office:value-type="float" office:value="46.3952" calcext:value-type="float">
            <text:p>46.3952</text:p>
          </table:table-cell>
          <table:table-cell/>
          <table:table-cell table:formula="of:=([.D223]-[.A223])/0.0166667" office:value-type="float" office:value="135.07172985654" calcext:value-type="float">
            <text:p>135.07172985654</text:p>
          </table:table-cell>
          <table:table-cell table:formula="of:=ABS([.E223]-[.B223])/0.0166667" office:value-type="float" office:value="653.878692242617" calcext:value-type="float">
            <text:p>653.878692242617</text:p>
          </table:table-cell>
          <table:table-cell table:formula="of:=([.F223]-[.C223])/0.0166667" office:value-type="float" office:value="17.9339641320719" calcext:value-type="float">
            <text:p>17.9339641320719</text:p>
          </table:table-cell>
          <table:table-cell table:formula="of:=DEGREES(ATAN(ABS([.F223]-[.C223])/ABS([.E223]-[.B223])))" office:value-type="float" office:value="1.57106039653948" calcext:value-type="float">
            <text:p>1.57106039653948</text:p>
          </table:table-cell>
          <table:table-cell table:formula="of:=SQRT(POWER([.H223];2)+POWER([.I223];2)+POWER([.J223];2))" office:value-type="float" office:value="667.924654017834" calcext:value-type="float">
            <text:p>667.924654017834</text:p>
          </table:table-cell>
        </table:table-row>
        <table:table-row table:style-name="ro1">
          <table:table-cell office:value-type="float" office:value="39.3213" calcext:value-type="float">
            <text:p>39.3213</text:p>
          </table:table-cell>
          <table:table-cell office:value-type="float" office:value="294.278" calcext:value-type="float">
            <text:p>294.278</text:p>
          </table:table-cell>
          <table:table-cell office:value-type="float" office:value="46.5236" calcext:value-type="float">
            <text:p>46.5236</text:p>
          </table:table-cell>
          <table:table-cell office:value-type="float" office:value="42.0752" calcext:value-type="float">
            <text:p>42.0752</text:p>
          </table:table-cell>
          <table:table-cell office:value-type="float" office:value="283.558" calcext:value-type="float">
            <text:p>283.558</text:p>
          </table:table-cell>
          <table:table-cell office:value-type="float" office:value="47.3006" calcext:value-type="float">
            <text:p>47.3006</text:p>
          </table:table-cell>
          <table:table-cell/>
          <table:table-cell table:formula="of:=([.D224]-[.A224])/0.0166667" office:value-type="float" office:value="165.233669532661" calcext:value-type="float">
            <text:p>165.233669532661</text:p>
          </table:table-cell>
          <table:table-cell table:formula="of:=ABS([.E224]-[.B224])/0.0166667" office:value-type="float" office:value="643.198713602575" calcext:value-type="float">
            <text:p>643.198713602575</text:p>
          </table:table-cell>
          <table:table-cell table:formula="of:=([.F224]-[.C224])/0.0166667" office:value-type="float" office:value="46.6199067601866" calcext:value-type="float">
            <text:p>46.6199067601866</text:p>
          </table:table-cell>
          <table:table-cell table:formula="of:=DEGREES(ATAN(ABS([.F224]-[.C224])/ABS([.E224]-[.B224])))" office:value-type="float" office:value="4.14562546272055" calcext:value-type="float">
            <text:p>4.14562546272055</text:p>
          </table:table-cell>
          <table:table-cell table:formula="of:=SQRT(POWER([.H224];2)+POWER([.I224];2)+POWER([.J224];2))" office:value-type="float" office:value="665.717782873166" calcext:value-type="float">
            <text:p>665.717782873166</text:p>
          </table:table-cell>
        </table:table-row>
        <table:table-row table:style-name="ro1">
          <table:table-cell office:value-type="float" office:value="33.9745" calcext:value-type="float">
            <text:p>33.9745</text:p>
          </table:table-cell>
          <table:table-cell office:value-type="float" office:value="303.128" calcext:value-type="float">
            <text:p>303.128</text:p>
          </table:table-cell>
          <table:table-cell office:value-type="float" office:value="46.3382" calcext:value-type="float">
            <text:p>46.3382</text:p>
          </table:table-cell>
          <table:table-cell office:value-type="float" office:value="37.1298" calcext:value-type="float">
            <text:p>37.1298</text:p>
          </table:table-cell>
          <table:table-cell office:value-type="float" office:value="289.052" calcext:value-type="float">
            <text:p>289.052</text:p>
          </table:table-cell>
          <table:table-cell office:value-type="float" office:value="47.8129" calcext:value-type="float">
            <text:p>47.8129</text:p>
          </table:table-cell>
          <table:table-cell/>
          <table:table-cell table:formula="of:=([.D225]-[.A225])/0.0166667" office:value-type="float" office:value="189.317621364758" calcext:value-type="float">
            <text:p>189.317621364758</text:p>
          </table:table-cell>
          <table:table-cell table:formula="of:=ABS([.E225]-[.B225])/0.0166667" office:value-type="float" office:value="844.558310883376" calcext:value-type="float">
            <text:p>844.558310883376</text:p>
          </table:table-cell>
          <table:table-cell table:formula="of:=([.F225]-[.C225])/0.0166667" office:value-type="float" office:value="88.4818230363539" calcext:value-type="float">
            <text:p>88.4818230363539</text:p>
          </table:table-cell>
          <table:table-cell table:formula="of:=DEGREES(ATAN(ABS([.F225]-[.C225])/ABS([.E225]-[.B225])))" office:value-type="float" office:value="5.98088711535203" calcext:value-type="float">
            <text:p>5.98088711535203</text:p>
          </table:table-cell>
          <table:table-cell table:formula="of:=SQRT(POWER([.H225];2)+POWER([.I225];2)+POWER([.J225];2))" office:value-type="float" office:value="870.028123251903" calcext:value-type="float">
            <text:p>870.028123251903</text:p>
          </table:table-cell>
        </table:table-row>
        <table:table-row table:style-name="ro1">
          <table:table-cell office:value-type="float" office:value="33.0062" calcext:value-type="float">
            <text:p>33.0062</text:p>
          </table:table-cell>
          <table:table-cell office:value-type="float" office:value="295.275" calcext:value-type="float">
            <text:p>295.275</text:p>
          </table:table-cell>
          <table:table-cell office:value-type="float" office:value="46.7028" calcext:value-type="float">
            <text:p>46.7028</text:p>
          </table:table-cell>
          <table:table-cell office:value-type="float" office:value="35.7955" calcext:value-type="float">
            <text:p>35.7955</text:p>
          </table:table-cell>
          <table:table-cell office:value-type="float" office:value="282.923" calcext:value-type="float">
            <text:p>282.923</text:p>
          </table:table-cell>
          <table:table-cell office:value-type="float" office:value="48.2111" calcext:value-type="float">
            <text:p>48.2111</text:p>
          </table:table-cell>
          <table:table-cell/>
          <table:table-cell table:formula="of:=([.D226]-[.A226])/0.0166667" office:value-type="float" office:value="167.357665284669" calcext:value-type="float">
            <text:p>167.357665284669</text:p>
          </table:table-cell>
          <table:table-cell table:formula="of:=ABS([.E226]-[.B226])/0.0166667" office:value-type="float" office:value="741.118517762963" calcext:value-type="float">
            <text:p>741.118517762963</text:p>
          </table:table-cell>
          <table:table-cell table:formula="of:=([.F226]-[.C226])/0.0166667" office:value-type="float" office:value="90.4978190043619" calcext:value-type="float">
            <text:p>90.4978190043619</text:p>
          </table:table-cell>
          <table:table-cell table:formula="of:=DEGREES(ATAN(ABS([.F226]-[.C226])/ABS([.E226]-[.B226])))" office:value-type="float" office:value="6.96190900177919" calcext:value-type="float">
            <text:p>6.96190900177919</text:p>
          </table:table-cell>
          <table:table-cell table:formula="of:=SQRT(POWER([.H226];2)+POWER([.I226];2)+POWER([.J226];2))" office:value-type="float" office:value="765.15037786389" calcext:value-type="float">
            <text:p>765.15037786389</text:p>
          </table:table-cell>
        </table:table-row>
        <table:table-row table:style-name="ro1">
          <table:table-cell office:value-type="float" office:value="27.4251" calcext:value-type="float">
            <text:p>27.4251</text:p>
          </table:table-cell>
          <table:table-cell office:value-type="float" office:value="296.419" calcext:value-type="float">
            <text:p>296.419</text:p>
          </table:table-cell>
          <table:table-cell office:value-type="float" office:value="46.5978" calcext:value-type="float">
            <text:p>46.5978</text:p>
          </table:table-cell>
          <table:table-cell office:value-type="float" office:value="29.848" calcext:value-type="float">
            <text:p>29.848</text:p>
          </table:table-cell>
          <table:table-cell office:value-type="float" office:value="283.901" calcext:value-type="float">
            <text:p>283.901</text:p>
          </table:table-cell>
          <table:table-cell office:value-type="float" office:value="47.6317" calcext:value-type="float">
            <text:p>47.6317</text:p>
          </table:table-cell>
          <table:table-cell/>
          <table:table-cell table:formula="of:=([.D227]-[.A227])/0.0166667" office:value-type="float" office:value="145.373709252581" calcext:value-type="float">
            <text:p>145.373709252581</text:p>
          </table:table-cell>
          <table:table-cell table:formula="of:=ABS([.E227]-[.B227])/0.0166667" office:value-type="float" office:value="751.078497843003" calcext:value-type="float">
            <text:p>751.078497843003</text:p>
          </table:table-cell>
          <table:table-cell table:formula="of:=([.F227]-[.C227])/0.0166667" office:value-type="float" office:value="62.0338759322483" calcext:value-type="float">
            <text:p>62.0338759322483</text:p>
          </table:table-cell>
          <table:table-cell table:formula="of:=DEGREES(ATAN(ABS([.F227]-[.C227])/ABS([.E227]-[.B227])))" office:value-type="float" office:value="4.72151743455216" calcext:value-type="float">
            <text:p>4.72151743455216</text:p>
          </table:table-cell>
          <table:table-cell table:formula="of:=SQRT(POWER([.H227];2)+POWER([.I227];2)+POWER([.J227];2))" office:value-type="float" office:value="767.528909570925" calcext:value-type="float">
            <text:p>767.528909570925</text:p>
          </table:table-cell>
        </table:table-row>
        <table:table-row table:style-name="ro1">
          <table:table-cell office:value-type="float" office:value="24.4225" calcext:value-type="float">
            <text:p>24.4225</text:p>
          </table:table-cell>
          <table:table-cell office:value-type="float" office:value="292.32" calcext:value-type="float">
            <text:p>292.32</text:p>
          </table:table-cell>
          <table:table-cell office:value-type="float" office:value="46.714" calcext:value-type="float">
            <text:p>46.714</text:p>
          </table:table-cell>
          <table:table-cell office:value-type="float" office:value="26.5395" calcext:value-type="float">
            <text:p>26.5395</text:p>
          </table:table-cell>
          <table:table-cell office:value-type="float" office:value="281.239" calcext:value-type="float">
            <text:p>281.239</text:p>
          </table:table-cell>
          <table:table-cell office:value-type="float" office:value="47.8085" calcext:value-type="float">
            <text:p>47.8085</text:p>
          </table:table-cell>
          <table:table-cell/>
          <table:table-cell table:formula="of:=([.D228]-[.A228])/0.0166667" office:value-type="float" office:value="127.019745960508" calcext:value-type="float">
            <text:p>127.019745960508</text:p>
          </table:table-cell>
          <table:table-cell table:formula="of:=ABS([.E228]-[.B228])/0.0166667" office:value-type="float" office:value="664.858670282661" calcext:value-type="float">
            <text:p>664.858670282661</text:p>
          </table:table-cell>
          <table:table-cell table:formula="of:=([.F228]-[.C228])/0.0166667" office:value-type="float" office:value="65.6698686602629" calcext:value-type="float">
            <text:p>65.6698686602629</text:p>
          </table:table-cell>
          <table:table-cell table:formula="of:=DEGREES(ATAN(ABS([.F228]-[.C228])/ABS([.E228]-[.B228])))" office:value-type="float" office:value="5.64096035081645" calcext:value-type="float">
            <text:p>5.64096035081645</text:p>
          </table:table-cell>
          <table:table-cell table:formula="of:=SQRT(POWER([.H228];2)+POWER([.I228];2)+POWER([.J228];2))" office:value-type="float" office:value="680.061467048204" calcext:value-type="float">
            <text:p>680.061467048204</text:p>
          </table:table-cell>
        </table:table-row>
        <table:table-row table:style-name="ro1">
          <table:table-cell office:value-type="float" office:value="21.4024" calcext:value-type="float">
            <text:p>21.4024</text:p>
          </table:table-cell>
          <table:table-cell office:value-type="float" office:value="303.741" calcext:value-type="float">
            <text:p>303.741</text:p>
          </table:table-cell>
          <table:table-cell office:value-type="float" office:value="45.0811" calcext:value-type="float">
            <text:p>45.0811</text:p>
          </table:table-cell>
          <table:table-cell office:value-type="float" office:value="23.9465" calcext:value-type="float">
            <text:p>23.9465</text:p>
          </table:table-cell>
          <table:table-cell office:value-type="float" office:value="289.182" calcext:value-type="float">
            <text:p>289.182</text:p>
          </table:table-cell>
          <table:table-cell office:value-type="float" office:value="46.6696" calcext:value-type="float">
            <text:p>46.6696</text:p>
          </table:table-cell>
          <table:table-cell/>
          <table:table-cell table:formula="of:=([.D229]-[.A229])/0.0166667" office:value-type="float" office:value="152.645694708611" calcext:value-type="float">
            <text:p>152.645694708611</text:p>
          </table:table-cell>
          <table:table-cell table:formula="of:=ABS([.E229]-[.B229])/0.0166667" office:value-type="float" office:value="873.538252923492" calcext:value-type="float">
            <text:p>873.538252923492</text:p>
          </table:table-cell>
          <table:table-cell table:formula="of:=([.F229]-[.C229])/0.0166667" office:value-type="float" office:value="95.3098093803814" calcext:value-type="float">
            <text:p>95.3098093803814</text:p>
          </table:table-cell>
          <table:table-cell table:formula="of:=DEGREES(ATAN(ABS([.F229]-[.C229])/ABS([.E229]-[.B229])))" office:value-type="float" office:value="6.22678366881165" calcext:value-type="float">
            <text:p>6.22678366881165</text:p>
          </table:table-cell>
          <table:table-cell table:formula="of:=SQRT(POWER([.H229];2)+POWER([.I229];2)+POWER([.J229];2))" office:value-type="float" office:value="891.882137503508" calcext:value-type="float">
            <text:p>891.882137503508</text:p>
          </table:table-cell>
        </table:table-row>
        <table:table-row table:style-name="ro1">
          <table:table-cell office:value-type="float" office:value="24.6724" calcext:value-type="float">
            <text:p>24.6724</text:p>
          </table:table-cell>
          <table:table-cell office:value-type="float" office:value="292.41" calcext:value-type="float">
            <text:p>292.41</text:p>
          </table:table-cell>
          <table:table-cell office:value-type="float" office:value="46.698" calcext:value-type="float">
            <text:p>46.698</text:p>
          </table:table-cell>
          <table:table-cell office:value-type="float" office:value="26.659" calcext:value-type="float">
            <text:p>26.659</text:p>
          </table:table-cell>
          <table:table-cell office:value-type="float" office:value="282.699" calcext:value-type="float">
            <text:p>282.699</text:p>
          </table:table-cell>
          <table:table-cell office:value-type="float" office:value="47.8428" calcext:value-type="float">
            <text:p>47.8428</text:p>
          </table:table-cell>
          <table:table-cell/>
          <table:table-cell table:formula="of:=([.D230]-[.A230])/0.0166667" office:value-type="float" office:value="119.195761608477" calcext:value-type="float">
            <text:p>119.195761608477</text:p>
          </table:table-cell>
          <table:table-cell table:formula="of:=ABS([.E230]-[.B230])/0.0166667" office:value-type="float" office:value="582.658834682331" calcext:value-type="float">
            <text:p>582.658834682331</text:p>
          </table:table-cell>
          <table:table-cell table:formula="of:=([.F230]-[.C230])/0.0166667" office:value-type="float" office:value="68.6878626242745" calcext:value-type="float">
            <text:p>68.6878626242745</text:p>
          </table:table-cell>
          <table:table-cell table:formula="of:=DEGREES(ATAN(ABS([.F230]-[.C230])/ABS([.E230]-[.B230])))" office:value-type="float" office:value="6.72339254270661" calcext:value-type="float">
            <text:p>6.72339254270661</text:p>
          </table:table-cell>
          <table:table-cell table:formula="of:=SQRT(POWER([.H230];2)+POWER([.I230];2)+POWER([.J230];2))" office:value-type="float" office:value="598.679354655469" calcext:value-type="float">
            <text:p>598.679354655469</text:p>
          </table:table-cell>
        </table:table-row>
        <table:table-row table:style-name="ro1">
          <table:table-cell office:value-type="float" office:value="24.0765" calcext:value-type="float">
            <text:p>24.0765</text:p>
          </table:table-cell>
          <table:table-cell office:value-type="float" office:value="290.644" calcext:value-type="float">
            <text:p>290.644</text:p>
          </table:table-cell>
          <table:table-cell office:value-type="float" office:value="46.9623" calcext:value-type="float">
            <text:p>46.9623</text:p>
          </table:table-cell>
          <table:table-cell office:value-type="float" office:value="26.9575" calcext:value-type="float">
            <text:p>26.9575</text:p>
          </table:table-cell>
          <table:table-cell office:value-type="float" office:value="277.04" calcext:value-type="float">
            <text:p>277.04</text:p>
          </table:table-cell>
          <table:table-cell office:value-type="float" office:value="48.4211" calcext:value-type="float">
            <text:p>48.4211</text:p>
          </table:table-cell>
          <table:table-cell/>
          <table:table-cell table:formula="of:=([.D231]-[.A231])/0.0166667" office:value-type="float" office:value="172.859654280691" calcext:value-type="float">
            <text:p>172.859654280691</text:p>
          </table:table-cell>
          <table:table-cell table:formula="of:=ABS([.E231]-[.B231])/0.0166667" office:value-type="float" office:value="816.238367523264" calcext:value-type="float">
            <text:p>816.238367523264</text:p>
          </table:table-cell>
          <table:table-cell table:formula="of:=([.F231]-[.C231])/0.0166667" office:value-type="float" office:value="87.5278249443503" calcext:value-type="float">
            <text:p>87.5278249443503</text:p>
          </table:table-cell>
          <table:table-cell table:formula="of:=DEGREES(ATAN(ABS([.F231]-[.C231])/ABS([.E231]-[.B231])))" office:value-type="float" office:value="6.12061914933961" calcext:value-type="float">
            <text:p>6.12061914933961</text:p>
          </table:table-cell>
          <table:table-cell table:formula="of:=SQRT(POWER([.H231];2)+POWER([.I231];2)+POWER([.J231];2))" office:value-type="float" office:value="838.919932314504" calcext:value-type="float">
            <text:p>838.919932314504</text:p>
          </table:table-cell>
        </table:table-row>
        <table:table-row table:style-name="ro1">
          <table:table-cell office:value-type="float" office:value="23.0218" calcext:value-type="float">
            <text:p>23.0218</text:p>
          </table:table-cell>
          <table:table-cell office:value-type="float" office:value="298.123" calcext:value-type="float">
            <text:p>298.123</text:p>
          </table:table-cell>
          <table:table-cell office:value-type="float" office:value="45.3655" calcext:value-type="float">
            <text:p>45.3655</text:p>
          </table:table-cell>
          <table:table-cell office:value-type="float" office:value="25.2982" calcext:value-type="float">
            <text:p>25.2982</text:p>
          </table:table-cell>
          <table:table-cell office:value-type="float" office:value="288.321" calcext:value-type="float">
            <text:p>288.321</text:p>
          </table:table-cell>
          <table:table-cell office:value-type="float" office:value="46.2743" calcext:value-type="float">
            <text:p>46.2743</text:p>
          </table:table-cell>
          <table:table-cell/>
          <table:table-cell table:formula="of:=([.D232]-[.A232])/0.0166667" office:value-type="float" office:value="136.583726832547" calcext:value-type="float">
            <text:p>136.583726832547</text:p>
          </table:table-cell>
          <table:table-cell table:formula="of:=ABS([.E232]-[.B232])/0.0166667" office:value-type="float" office:value="588.11882376235" calcext:value-type="float">
            <text:p>588.11882376235</text:p>
          </table:table-cell>
          <table:table-cell table:formula="of:=([.F232]-[.C232])/0.0166667" office:value-type="float" office:value="54.5278909442181" calcext:value-type="float">
            <text:p>54.5278909442181</text:p>
          </table:table-cell>
          <table:table-cell table:formula="of:=DEGREES(ATAN(ABS([.F232]-[.C232])/ABS([.E232]-[.B232])))" office:value-type="float" office:value="5.2970788092122" calcext:value-type="float">
            <text:p>5.2970788092122</text:p>
          </table:table-cell>
          <table:table-cell table:formula="of:=SQRT(POWER([.H232];2)+POWER([.I232];2)+POWER([.J232];2))" office:value-type="float" office:value="606.227808822643" calcext:value-type="float">
            <text:p>606.227808822643</text:p>
          </table:table-cell>
        </table:table-row>
        <table:table-row table:style-name="ro1">
          <table:table-cell office:value-type="float" office:value="24.89" calcext:value-type="float">
            <text:p>24.89</text:p>
          </table:table-cell>
          <table:table-cell office:value-type="float" office:value="295.529" calcext:value-type="float">
            <text:p>295.529</text:p>
          </table:table-cell>
          <table:table-cell office:value-type="float" office:value="46.4976" calcext:value-type="float">
            <text:p>46.4976</text:p>
          </table:table-cell>
          <table:table-cell office:value-type="float" office:value="27.4082" calcext:value-type="float">
            <text:p>27.4082</text:p>
          </table:table-cell>
          <table:table-cell office:value-type="float" office:value="282.934" calcext:value-type="float">
            <text:p>282.934</text:p>
          </table:table-cell>
          <table:table-cell office:value-type="float" office:value="48.0503" calcext:value-type="float">
            <text:p>48.0503</text:p>
          </table:table-cell>
          <table:table-cell/>
          <table:table-cell table:formula="of:=([.D233]-[.A233])/0.0166667" office:value-type="float" office:value="151.091697816604" calcext:value-type="float">
            <text:p>151.091697816604</text:p>
          </table:table-cell>
          <table:table-cell table:formula="of:=ABS([.E233]-[.B233])/0.0166667" office:value-type="float" office:value="755.698488603021" calcext:value-type="float">
            <text:p>755.698488603021</text:p>
          </table:table-cell>
          <table:table-cell table:formula="of:=([.F233]-[.C233])/0.0166667" office:value-type="float" office:value="93.1618136763727" calcext:value-type="float">
            <text:p>93.1618136763727</text:p>
          </table:table-cell>
          <table:table-cell table:formula="of:=DEGREES(ATAN(ABS([.F233]-[.C233])/ABS([.E233]-[.B233])))" office:value-type="float" office:value="7.02791131057132" calcext:value-type="float">
            <text:p>7.02791131057132</text:p>
          </table:table-cell>
          <table:table-cell table:formula="of:=SQRT(POWER([.H233];2)+POWER([.I233];2)+POWER([.J233];2))" office:value-type="float" office:value="776.265438077379" calcext:value-type="float">
            <text:p>776.265438077379</text:p>
          </table:table-cell>
        </table:table-row>
        <table:table-row table:style-name="ro1">
          <table:table-cell office:value-type="float" office:value="24.1398" calcext:value-type="float">
            <text:p>24.1398</text:p>
          </table:table-cell>
          <table:table-cell office:value-type="float" office:value="292.326" calcext:value-type="float">
            <text:p>292.326</text:p>
          </table:table-cell>
          <table:table-cell office:value-type="float" office:value="46.2052" calcext:value-type="float">
            <text:p>46.2052</text:p>
          </table:table-cell>
          <table:table-cell office:value-type="float" office:value="26.1782" calcext:value-type="float">
            <text:p>26.1782</text:p>
          </table:table-cell>
          <table:table-cell office:value-type="float" office:value="279.692" calcext:value-type="float">
            <text:p>279.692</text:p>
          </table:table-cell>
          <table:table-cell office:value-type="float" office:value="47.7913" calcext:value-type="float">
            <text:p>47.7913</text:p>
          </table:table-cell>
          <table:table-cell/>
          <table:table-cell table:formula="of:=([.D234]-[.A234])/0.0166667" office:value-type="float" office:value="122.303755392489" calcext:value-type="float">
            <text:p>122.303755392489</text:p>
          </table:table-cell>
          <table:table-cell table:formula="of:=ABS([.E234]-[.B234])/0.0166667" office:value-type="float" office:value="758.038483923033" calcext:value-type="float">
            <text:p>758.038483923033</text:p>
          </table:table-cell>
          <table:table-cell table:formula="of:=([.F234]-[.C234])/0.0166667" office:value-type="float" office:value="95.1658096683808" calcext:value-type="float">
            <text:p>95.1658096683808</text:p>
          </table:table-cell>
          <table:table-cell table:formula="of:=DEGREES(ATAN(ABS([.F234]-[.C234])/ABS([.E234]-[.B234])))" office:value-type="float" office:value="7.15560145050687" calcext:value-type="float">
            <text:p>7.15560145050687</text:p>
          </table:table-cell>
          <table:table-cell table:formula="of:=SQRT(POWER([.H234];2)+POWER([.I234];2)+POWER([.J234];2))" office:value-type="float" office:value="773.716409947" calcext:value-type="float">
            <text:p>773.716409947</text:p>
          </table:table-cell>
        </table:table-row>
        <table:table-row table:style-name="ro1">
          <table:table-cell office:value-type="float" office:value="23.0564" calcext:value-type="float">
            <text:p>23.0564</text:p>
          </table:table-cell>
          <table:table-cell office:value-type="float" office:value="298.014" calcext:value-type="float">
            <text:p>298.014</text:p>
          </table:table-cell>
          <table:table-cell office:value-type="float" office:value="45.8983" calcext:value-type="float">
            <text:p>45.8983</text:p>
          </table:table-cell>
          <table:table-cell office:value-type="float" office:value="24.8371" calcext:value-type="float">
            <text:p>24.8371</text:p>
          </table:table-cell>
          <table:table-cell office:value-type="float" office:value="288.022" calcext:value-type="float">
            <text:p>288.022</text:p>
          </table:table-cell>
          <table:table-cell office:value-type="float" office:value="46.8303" calcext:value-type="float">
            <text:p>46.8303</text:p>
          </table:table-cell>
          <table:table-cell/>
          <table:table-cell table:formula="of:=([.D235]-[.A235])/0.0166667" office:value-type="float" office:value="106.841786316427" calcext:value-type="float">
            <text:p>106.841786316427</text:p>
          </table:table-cell>
          <table:table-cell table:formula="of:=ABS([.E235]-[.B235])/0.0166667" office:value-type="float" office:value="599.518800962399" calcext:value-type="float">
            <text:p>599.518800962399</text:p>
          </table:table-cell>
          <table:table-cell table:formula="of:=([.F235]-[.C235])/0.0166667" office:value-type="float" office:value="55.9198881602238" calcext:value-type="float">
            <text:p>55.9198881602238</text:p>
          </table:table-cell>
          <table:table-cell table:formula="of:=DEGREES(ATAN(ABS([.F235]-[.C235])/ABS([.E235]-[.B235])))" office:value-type="float" office:value="5.32882387139963" calcext:value-type="float">
            <text:p>5.32882387139963</text:p>
          </table:table-cell>
          <table:table-cell table:formula="of:=SQRT(POWER([.H235];2)+POWER([.I235];2)+POWER([.J235];2))" office:value-type="float" office:value="611.526772841983" calcext:value-type="float">
            <text:p>611.526772841983</text:p>
          </table:table-cell>
        </table:table-row>
        <table:table-row table:style-name="ro1">
          <table:table-cell office:value-type="float" office:value="24.1569" calcext:value-type="float">
            <text:p>24.1569</text:p>
          </table:table-cell>
          <table:table-cell office:value-type="float" office:value="292.271" calcext:value-type="float">
            <text:p>292.271</text:p>
          </table:table-cell>
          <table:table-cell office:value-type="float" office:value="46.4686" calcext:value-type="float">
            <text:p>46.4686</text:p>
          </table:table-cell>
          <table:table-cell office:value-type="float" office:value="26.1782" calcext:value-type="float">
            <text:p>26.1782</text:p>
          </table:table-cell>
          <table:table-cell office:value-type="float" office:value="279.692" calcext:value-type="float">
            <text:p>279.692</text:p>
          </table:table-cell>
          <table:table-cell office:value-type="float" office:value="47.7913" calcext:value-type="float">
            <text:p>47.7913</text:p>
          </table:table-cell>
          <table:table-cell/>
          <table:table-cell table:formula="of:=([.D236]-[.A236])/0.0166667" office:value-type="float" office:value="121.277757444485" calcext:value-type="float">
            <text:p>121.277757444485</text:p>
          </table:table-cell>
          <table:table-cell table:formula="of:=ABS([.E236]-[.B236])/0.0166667" office:value-type="float" office:value="754.738490523019" calcext:value-type="float">
            <text:p>754.738490523019</text:p>
          </table:table-cell>
          <table:table-cell table:formula="of:=([.F236]-[.C236])/0.0166667" office:value-type="float" office:value="79.3618412763173" calcext:value-type="float">
            <text:p>79.3618412763173</text:p>
          </table:table-cell>
          <table:table-cell table:formula="of:=DEGREES(ATAN(ABS([.F236]-[.C236])/ABS([.E236]-[.B236])))" office:value-type="float" office:value="6.00267523083451" calcext:value-type="float">
            <text:p>6.00267523083451</text:p>
          </table:table-cell>
          <table:table-cell table:formula="of:=SQRT(POWER([.H236];2)+POWER([.I236];2)+POWER([.J236];2))" office:value-type="float" office:value="768.528974976543" calcext:value-type="float">
            <text:p>768.528974976543</text:p>
          </table:table-cell>
        </table:table-row>
        <table:table-row table:style-name="ro1">
          <table:table-cell office:value-type="float" office:value="21.7093" calcext:value-type="float">
            <text:p>21.7093</text:p>
          </table:table-cell>
          <table:table-cell office:value-type="float" office:value="300.721" calcext:value-type="float">
            <text:p>300.721</text:p>
          </table:table-cell>
          <table:table-cell office:value-type="float" office:value="45.2582" calcext:value-type="float">
            <text:p>45.2582</text:p>
          </table:table-cell>
          <table:table-cell office:value-type="float" office:value="23.5691" calcext:value-type="float">
            <text:p>23.5691</text:p>
          </table:table-cell>
          <table:table-cell office:value-type="float" office:value="287.646" calcext:value-type="float">
            <text:p>287.646</text:p>
          </table:table-cell>
          <table:table-cell office:value-type="float" office:value="46.3935" calcext:value-type="float">
            <text:p>46.3935</text:p>
          </table:table-cell>
          <table:table-cell/>
          <table:table-cell table:formula="of:=([.D237]-[.A237])/0.0166667" office:value-type="float" office:value="111.587776824446" calcext:value-type="float">
            <text:p>111.587776824446</text:p>
          </table:table-cell>
          <table:table-cell table:formula="of:=ABS([.E237]-[.B237])/0.0166667" office:value-type="float" office:value="784.498431003137" calcext:value-type="float">
            <text:p>784.498431003137</text:p>
          </table:table-cell>
          <table:table-cell table:formula="of:=([.F237]-[.C237])/0.0166667" office:value-type="float" office:value="68.1178637642725" calcext:value-type="float">
            <text:p>68.1178637642725</text:p>
          </table:table-cell>
          <table:table-cell table:formula="of:=DEGREES(ATAN(ABS([.F237]-[.C237])/ABS([.E237]-[.B237])))" office:value-type="float" office:value="4.96253610471663" calcext:value-type="float">
            <text:p>4.96253610471663</text:p>
          </table:table-cell>
          <table:table-cell table:formula="of:=SQRT(POWER([.H237];2)+POWER([.I237];2)+POWER([.J237];2))" office:value-type="float" office:value="795.317335122789" calcext:value-type="float">
            <text:p>795.317335122789</text:p>
          </table:table-cell>
        </table:table-row>
        <table:table-row table:style-name="ro1">
          <table:table-cell office:value-type="float" office:value="24.1884" calcext:value-type="float">
            <text:p>24.1884</text:p>
          </table:table-cell>
          <table:table-cell office:value-type="float" office:value="295.071" calcext:value-type="float">
            <text:p>295.071</text:p>
          </table:table-cell>
          <table:table-cell office:value-type="float" office:value="47.3418" calcext:value-type="float">
            <text:p>47.3418</text:p>
          </table:table-cell>
          <table:table-cell office:value-type="float" office:value="26.5808" calcext:value-type="float">
            <text:p>26.5808</text:p>
          </table:table-cell>
          <table:table-cell office:value-type="float" office:value="283.93" calcext:value-type="float">
            <text:p>283.93</text:p>
          </table:table-cell>
          <table:table-cell office:value-type="float" office:value="48.666" calcext:value-type="float">
            <text:p>48.666</text:p>
          </table:table-cell>
          <table:table-cell/>
          <table:table-cell table:formula="of:=([.D238]-[.A238])/0.0166667" office:value-type="float" office:value="143.543712912574" calcext:value-type="float">
            <text:p>143.543712912574</text:p>
          </table:table-cell>
          <table:table-cell table:formula="of:=ABS([.E238]-[.B238])/0.0166667" office:value-type="float" office:value="668.458663082675" calcext:value-type="float">
            <text:p>668.458663082675</text:p>
          </table:table-cell>
          <table:table-cell table:formula="of:=([.F238]-[.C238])/0.0166667" office:value-type="float" office:value="79.4518410963177" calcext:value-type="float">
            <text:p>79.4518410963177</text:p>
          </table:table-cell>
          <table:table-cell table:formula="of:=DEGREES(ATAN(ABS([.F238]-[.C238])/ABS([.E238]-[.B238])))" office:value-type="float" office:value="6.77827711181499" calcext:value-type="float">
            <text:p>6.77827711181499</text:p>
          </table:table-cell>
          <table:table-cell table:formula="of:=SQRT(POWER([.H238];2)+POWER([.I238];2)+POWER([.J238];2))" office:value-type="float" office:value="688.298174355126" calcext:value-type="float">
            <text:p>688.298174355126</text:p>
          </table:table-cell>
        </table:table-row>
        <table:table-row table:style-name="ro1">
          <table:table-cell office:value-type="float" office:value="22.2031" calcext:value-type="float">
            <text:p>22.2031</text:p>
          </table:table-cell>
          <table:table-cell office:value-type="float" office:value="303.928" calcext:value-type="float">
            <text:p>303.928</text:p>
          </table:table-cell>
          <table:table-cell office:value-type="float" office:value="45.568" calcext:value-type="float">
            <text:p>45.568</text:p>
          </table:table-cell>
          <table:table-cell office:value-type="float" office:value="24.772" calcext:value-type="float">
            <text:p>24.772</text:p>
          </table:table-cell>
          <table:table-cell office:value-type="float" office:value="293.997" calcext:value-type="float">
            <text:p>293.997</text:p>
          </table:table-cell>
          <table:table-cell office:value-type="float" office:value="46.4654" calcext:value-type="float">
            <text:p>46.4654</text:p>
          </table:table-cell>
          <table:table-cell/>
          <table:table-cell table:formula="of:=([.D239]-[.A239])/0.0166667" office:value-type="float" office:value="154.133691732616" calcext:value-type="float">
            <text:p>154.133691732616</text:p>
          </table:table-cell>
          <table:table-cell table:formula="of:=ABS([.E239]-[.B239])/0.0166667" office:value-type="float" office:value="595.858808282383" calcext:value-type="float">
            <text:p>595.858808282383</text:p>
          </table:table-cell>
          <table:table-cell table:formula="of:=([.F239]-[.C239])/0.0166667" office:value-type="float" office:value="53.8438923122157" calcext:value-type="float">
            <text:p>53.8438923122157</text:p>
          </table:table-cell>
          <table:table-cell table:formula="of:=DEGREES(ATAN(ABS([.F239]-[.C239])/ABS([.E239]-[.B239])))" office:value-type="float" office:value="5.16342402546255" calcext:value-type="float">
            <text:p>5.16342402546255</text:p>
          </table:table-cell>
          <table:table-cell table:formula="of:=SQRT(POWER([.H239];2)+POWER([.I239];2)+POWER([.J239];2))" office:value-type="float" office:value="617.822044826952" calcext:value-type="float">
            <text:p>617.822044826952</text:p>
          </table:table-cell>
        </table:table-row>
        <table:table-row table:style-name="ro1">
          <table:table-cell office:value-type="float" office:value="21.9845" calcext:value-type="float">
            <text:p>21.9845</text:p>
          </table:table-cell>
          <table:table-cell office:value-type="float" office:value="303.708" calcext:value-type="float">
            <text:p>303.708</text:p>
          </table:table-cell>
          <table:table-cell office:value-type="float" office:value="46.125" calcext:value-type="float">
            <text:p>46.125</text:p>
          </table:table-cell>
          <table:table-cell office:value-type="float" office:value="24.7394" calcext:value-type="float">
            <text:p>24.7394</text:p>
          </table:table-cell>
          <table:table-cell office:value-type="float" office:value="292.196" calcext:value-type="float">
            <text:p>292.196</text:p>
          </table:table-cell>
          <table:table-cell office:value-type="float" office:value="47.7488" calcext:value-type="float">
            <text:p>47.7488</text:p>
          </table:table-cell>
          <table:table-cell/>
          <table:table-cell table:formula="of:=([.D240]-[.A240])/0.0166667" office:value-type="float" office:value="165.293669412661" calcext:value-type="float">
            <text:p>165.293669412661</text:p>
          </table:table-cell>
          <table:table-cell table:formula="of:=ABS([.E240]-[.B240])/0.0166667" office:value-type="float" office:value="690.718618562763" calcext:value-type="float">
            <text:p>690.718618562763</text:p>
          </table:table-cell>
          <table:table-cell table:formula="of:=([.F240]-[.C240])/0.0166667" office:value-type="float" office:value="97.4278051443899" calcext:value-type="float">
            <text:p>97.4278051443899</text:p>
          </table:table-cell>
          <table:table-cell table:formula="of:=DEGREES(ATAN(ABS([.F240]-[.C240])/ABS([.E240]-[.B240])))" office:value-type="float" office:value="8.02876406686155" calcext:value-type="float">
            <text:p>8.02876406686155</text:p>
          </table:table-cell>
          <table:table-cell table:formula="of:=SQRT(POWER([.H240];2)+POWER([.I240];2)+POWER([.J240];2))" office:value-type="float" office:value="716.872641682194" calcext:value-type="float">
            <text:p>716.872641682194</text:p>
          </table:table-cell>
        </table:table-row>
        <table:table-row table:style-name="ro1">
          <table:table-cell office:value-type="float" office:value="21.0924" calcext:value-type="float">
            <text:p>21.0924</text:p>
          </table:table-cell>
          <table:table-cell office:value-type="float" office:value="304.845" calcext:value-type="float">
            <text:p>304.845</text:p>
          </table:table-cell>
          <table:table-cell office:value-type="float" office:value="46.4949" calcext:value-type="float">
            <text:p>46.4949</text:p>
          </table:table-cell>
          <table:table-cell office:value-type="float" office:value="24.8397" calcext:value-type="float">
            <text:p>24.8397</text:p>
          </table:table-cell>
          <table:table-cell office:value-type="float" office:value="293.774" calcext:value-type="float">
            <text:p>293.774</text:p>
          </table:table-cell>
          <table:table-cell office:value-type="float" office:value="47.521" calcext:value-type="float">
            <text:p>47.521</text:p>
          </table:table-cell>
          <table:table-cell/>
          <table:table-cell table:formula="of:=([.D241]-[.A241])/0.0166667" office:value-type="float" office:value="224.837550324899" calcext:value-type="float">
            <text:p>224.837550324899</text:p>
          </table:table-cell>
          <table:table-cell table:formula="of:=ABS([.E241]-[.B241])/0.0166667" office:value-type="float" office:value="664.258671482659" calcext:value-type="float">
            <text:p>664.258671482659</text:p>
          </table:table-cell>
          <table:table-cell table:formula="of:=([.F241]-[.C241])/0.0166667" office:value-type="float" office:value="61.5658768682462" calcext:value-type="float">
            <text:p>61.5658768682462</text:p>
          </table:table-cell>
          <table:table-cell table:formula="of:=DEGREES(ATAN(ABS([.F241]-[.C241])/ABS([.E241]-[.B241])))" office:value-type="float" office:value="5.29525048216459" calcext:value-type="float">
            <text:p>5.29525048216459</text:p>
          </table:table-cell>
          <table:table-cell table:formula="of:=SQRT(POWER([.H241];2)+POWER([.I241];2)+POWER([.J241];2))" office:value-type="float" office:value="703.97575517241" calcext:value-type="float">
            <text:p>703.97575517241</text:p>
          </table:table-cell>
        </table:table-row>
        <table:table-row table:style-name="ro1">
          <table:table-cell office:value-type="float" office:value="21.6729" calcext:value-type="float">
            <text:p>21.6729</text:p>
          </table:table-cell>
          <table:table-cell office:value-type="float" office:value="298.918" calcext:value-type="float">
            <text:p>298.918</text:p>
          </table:table-cell>
          <table:table-cell office:value-type="float" office:value="46.2996" calcext:value-type="float">
            <text:p>46.2996</text:p>
          </table:table-cell>
          <table:table-cell office:value-type="float" office:value="24.8531" calcext:value-type="float">
            <text:p>24.8531</text:p>
          </table:table-cell>
          <table:table-cell office:value-type="float" office:value="287.975" calcext:value-type="float">
            <text:p>287.975</text:p>
          </table:table-cell>
          <table:table-cell office:value-type="float" office:value="47.0901" calcext:value-type="float">
            <text:p>47.0901</text:p>
          </table:table-cell>
          <table:table-cell/>
          <table:table-cell table:formula="of:=([.D242]-[.A242])/0.0166667" office:value-type="float" office:value="190.811618376763" calcext:value-type="float">
            <text:p>190.811618376763</text:p>
          </table:table-cell>
          <table:table-cell table:formula="of:=ABS([.E242]-[.B242])/0.0166667" office:value-type="float" office:value="656.578686842625" calcext:value-type="float">
            <text:p>656.578686842625</text:p>
          </table:table-cell>
          <table:table-cell table:formula="of:=([.F242]-[.C242])/0.0166667" office:value-type="float" office:value="47.4299051401898" calcext:value-type="float">
            <text:p>47.4299051401898</text:p>
          </table:table-cell>
          <table:table-cell table:formula="of:=DEGREES(ATAN(ABS([.F242]-[.C242])/ABS([.E242]-[.B242])))" office:value-type="float" office:value="4.13175328093475" calcext:value-type="float">
            <text:p>4.13175328093475</text:p>
          </table:table-cell>
          <table:table-cell table:formula="of:=SQRT(POWER([.H242];2)+POWER([.I242];2)+POWER([.J242];2))" office:value-type="float" office:value="685.386198887279" calcext:value-type="float">
            <text:p>685.386198887279</text:p>
          </table:table-cell>
        </table:table-row>
        <table:table-row table:style-name="ro1">
          <table:table-cell office:value-type="float" office:value="21.4029" calcext:value-type="float">
            <text:p>21.4029</text:p>
          </table:table-cell>
          <table:table-cell office:value-type="float" office:value="301.803" calcext:value-type="float">
            <text:p>301.803</text:p>
          </table:table-cell>
          <table:table-cell office:value-type="float" office:value="46.6653" calcext:value-type="float">
            <text:p>46.6653</text:p>
          </table:table-cell>
          <table:table-cell office:value-type="float" office:value="24.8708" calcext:value-type="float">
            <text:p>24.8708</text:p>
          </table:table-cell>
          <table:table-cell office:value-type="float" office:value="290.785" calcext:value-type="float">
            <text:p>290.785</text:p>
          </table:table-cell>
          <table:table-cell office:value-type="float" office:value="47.6961" calcext:value-type="float">
            <text:p>47.6961</text:p>
          </table:table-cell>
          <table:table-cell/>
          <table:table-cell table:formula="of:=([.D243]-[.A243])/0.0166667" office:value-type="float" office:value="208.073583852832" calcext:value-type="float">
            <text:p>208.073583852832</text:p>
          </table:table-cell>
          <table:table-cell table:formula="of:=ABS([.E243]-[.B243])/0.0166667" office:value-type="float" office:value="661.078677842643" calcext:value-type="float">
            <text:p>661.078677842643</text:p>
          </table:table-cell>
          <table:table-cell table:formula="of:=([.F243]-[.C243])/0.0166667" office:value-type="float" office:value="61.8478763042474" calcext:value-type="float">
            <text:p>61.8478763042474</text:p>
          </table:table-cell>
          <table:table-cell table:formula="of:=DEGREES(ATAN(ABS([.F243]-[.C243])/ABS([.E243]-[.B243])))" office:value-type="float" office:value="5.34480626449204" calcext:value-type="float">
            <text:p>5.34480626449204</text:p>
          </table:table-cell>
          <table:table-cell table:formula="of:=SQRT(POWER([.H243];2)+POWER([.I243];2)+POWER([.J243];2))" office:value-type="float" office:value="695.805141112714" calcext:value-type="float">
            <text:p>695.805141112714</text:p>
          </table:table-cell>
        </table:table-row>
        <table:table-row table:style-name="ro1">
          <table:table-cell office:value-type="float" office:value="20.9857" calcext:value-type="float">
            <text:p>20.9857</text:p>
          </table:table-cell>
          <table:table-cell office:value-type="float" office:value="303.239" calcext:value-type="float">
            <text:p>303.239</text:p>
          </table:table-cell>
          <table:table-cell office:value-type="float" office:value="46.4645" calcext:value-type="float">
            <text:p>46.4645</text:p>
          </table:table-cell>
          <table:table-cell office:value-type="float" office:value="24.9724" calcext:value-type="float">
            <text:p>24.9724</text:p>
          </table:table-cell>
          <table:table-cell office:value-type="float" office:value="292.341" calcext:value-type="float">
            <text:p>292.341</text:p>
          </table:table-cell>
          <table:table-cell office:value-type="float" office:value="47.4704" calcext:value-type="float">
            <text:p>47.4704</text:p>
          </table:table-cell>
          <table:table-cell/>
          <table:table-cell table:formula="of:=([.D244]-[.A244])/0.0166667" office:value-type="float" office:value="239.201521596957" calcext:value-type="float">
            <text:p>239.201521596957</text:p>
          </table:table-cell>
          <table:table-cell table:formula="of:=ABS([.E244]-[.B244])/0.0166667" office:value-type="float" office:value="653.878692242614" calcext:value-type="float">
            <text:p>653.878692242614</text:p>
          </table:table-cell>
          <table:table-cell table:formula="of:=([.F244]-[.C244])/0.0166667" office:value-type="float" office:value="60.3538792922412" calcext:value-type="float">
            <text:p>60.3538792922412</text:p>
          </table:table-cell>
          <table:table-cell table:formula="of:=DEGREES(ATAN(ABS([.F244]-[.C244])/ABS([.E244]-[.B244])))" office:value-type="float" office:value="5.27353505441373" calcext:value-type="float">
            <text:p>5.27353505441373</text:p>
          </table:table-cell>
          <table:table-cell table:formula="of:=SQRT(POWER([.H244];2)+POWER([.I244];2)+POWER([.J244];2))" office:value-type="float" office:value="698.868587682142" calcext:value-type="float">
            <text:p>698.868587682142</text:p>
          </table:table-cell>
        </table:table-row>
        <table:table-row table:style-name="ro1">
          <table:table-cell office:value-type="float" office:value="24.4732" calcext:value-type="float">
            <text:p>24.4732</text:p>
          </table:table-cell>
          <table:table-cell office:value-type="float" office:value="295.055" calcext:value-type="float">
            <text:p>295.055</text:p>
          </table:table-cell>
          <table:table-cell office:value-type="float" office:value="47.8536" calcext:value-type="float">
            <text:p>47.8536</text:p>
          </table:table-cell>
          <table:table-cell office:value-type="float" office:value="28.6807" calcext:value-type="float">
            <text:p>28.6807</text:p>
          </table:table-cell>
          <table:table-cell office:value-type="float" office:value="283.234" calcext:value-type="float">
            <text:p>283.234</text:p>
          </table:table-cell>
          <table:table-cell office:value-type="float" office:value="48.7432" calcext:value-type="float">
            <text:p>48.7432</text:p>
          </table:table-cell>
          <table:table-cell/>
          <table:table-cell table:formula="of:=([.D245]-[.A245])/0.0166667" office:value-type="float" office:value="252.44949510101" calcext:value-type="float">
            <text:p>252.44949510101</text:p>
          </table:table-cell>
          <table:table-cell table:formula="of:=ABS([.E245]-[.B245])/0.0166667" office:value-type="float" office:value="709.258581482839" calcext:value-type="float">
            <text:p>709.258581482839</text:p>
          </table:table-cell>
          <table:table-cell table:formula="of:=([.F245]-[.C245])/0.0166667" office:value-type="float" office:value="53.3758932482136" calcext:value-type="float">
            <text:p>53.3758932482136</text:p>
          </table:table-cell>
          <table:table-cell table:formula="of:=DEGREES(ATAN(ABS([.F245]-[.C245])/ABS([.E245]-[.B245])))" office:value-type="float" office:value="4.3037330572519" calcext:value-type="float">
            <text:p>4.3037330572519</text:p>
          </table:table-cell>
          <table:table-cell table:formula="of:=SQRT(POWER([.H245];2)+POWER([.I245];2)+POWER([.J245];2))" office:value-type="float" office:value="754.736688497285" calcext:value-type="float">
            <text:p>754.736688497285</text:p>
          </table:table-cell>
        </table:table-row>
        <table:table-row table:style-name="ro1">
          <table:table-cell office:value-type="float" office:value="23.3787" calcext:value-type="float">
            <text:p>23.3787</text:p>
          </table:table-cell>
          <table:table-cell office:value-type="float" office:value="297.882" calcext:value-type="float">
            <text:p>297.882</text:p>
          </table:table-cell>
          <table:table-cell office:value-type="float" office:value="46.9467" calcext:value-type="float">
            <text:p>46.9467</text:p>
          </table:table-cell>
          <table:table-cell office:value-type="float" office:value="27.0228" calcext:value-type="float">
            <text:p>27.0228</text:p>
          </table:table-cell>
          <table:table-cell office:value-type="float" office:value="287.12" calcext:value-type="float">
            <text:p>287.12</text:p>
          </table:table-cell>
          <table:table-cell office:value-type="float" office:value="47.9487" calcext:value-type="float">
            <text:p>47.9487</text:p>
          </table:table-cell>
          <table:table-cell/>
          <table:table-cell table:formula="of:=([.D246]-[.A246])/0.0166667" office:value-type="float" office:value="218.645562708875" calcext:value-type="float">
            <text:p>218.645562708875</text:p>
          </table:table-cell>
          <table:table-cell table:formula="of:=ABS([.E246]-[.B246])/0.0166667" office:value-type="float" office:value="645.718708562583" calcext:value-type="float">
            <text:p>645.718708562583</text:p>
          </table:table-cell>
          <table:table-cell table:formula="of:=([.F246]-[.C246])/0.0166667" office:value-type="float" office:value="60.1198797602406" calcext:value-type="float">
            <text:p>60.1198797602406</text:p>
          </table:table-cell>
          <table:table-cell table:formula="of:=DEGREES(ATAN(ABS([.F246]-[.C246])/ABS([.E246]-[.B246])))" office:value-type="float" office:value="5.31921011058775" calcext:value-type="float">
            <text:p>5.31921011058775</text:p>
          </table:table-cell>
          <table:table-cell table:formula="of:=SQRT(POWER([.H246];2)+POWER([.I246];2)+POWER([.J246];2))" office:value-type="float" office:value="684.377770403449" calcext:value-type="float">
            <text:p>684.377770403449</text:p>
          </table:table-cell>
        </table:table-row>
        <table:table-row table:style-name="ro1">
          <table:table-cell office:value-type="float" office:value="25.3066" calcext:value-type="float">
            <text:p>25.3066</text:p>
          </table:table-cell>
          <table:table-cell office:value-type="float" office:value="294.077" calcext:value-type="float">
            <text:p>294.077</text:p>
          </table:table-cell>
          <table:table-cell office:value-type="float" office:value="46.9603" calcext:value-type="float">
            <text:p>46.9603</text:p>
          </table:table-cell>
          <table:table-cell office:value-type="float" office:value="26.8498" calcext:value-type="float">
            <text:p>26.8498</text:p>
          </table:table-cell>
          <table:table-cell office:value-type="float" office:value="288.675" calcext:value-type="float">
            <text:p>288.675</text:p>
          </table:table-cell>
          <table:table-cell office:value-type="float" office:value="47.2189" calcext:value-type="float">
            <text:p>47.2189</text:p>
          </table:table-cell>
          <table:table-cell/>
          <table:table-cell table:formula="of:=([.D247]-[.A247])/0.0166667" office:value-type="float" office:value="92.5918148163703" calcext:value-type="float">
            <text:p>92.5918148163703</text:p>
          </table:table-cell>
          <table:table-cell table:formula="of:=ABS([.E247]-[.B247])/0.0166667" office:value-type="float" office:value="324.119351761296" calcext:value-type="float">
            <text:p>324.119351761296</text:p>
          </table:table-cell>
          <table:table-cell table:formula="of:=([.F247]-[.C247])/0.0166667" office:value-type="float" office:value="15.5159689680621" calcext:value-type="float">
            <text:p>15.5159689680621</text:p>
          </table:table-cell>
          <table:table-cell table:formula="of:=DEGREES(ATAN(ABS([.F247]-[.C247])/ABS([.E247]-[.B247])))" office:value-type="float" office:value="2.74072304854376" calcext:value-type="float">
            <text:p>2.74072304854376</text:p>
          </table:table-cell>
          <table:table-cell table:formula="of:=SQRT(POWER([.H247];2)+POWER([.I247];2)+POWER([.J247];2))" office:value-type="float" office:value="337.442356040509" calcext:value-type="float">
            <text:p>337.442356040509</text:p>
          </table:table-cell>
        </table:table-row>
        <table:table-row table:style-name="ro1">
          <table:table-cell office:value-type="float" office:value="28.534" calcext:value-type="float">
            <text:p>28.534</text:p>
          </table:table-cell>
          <table:table-cell office:value-type="float" office:value="292.461" calcext:value-type="float">
            <text:p>292.461</text:p>
          </table:table-cell>
          <table:table-cell office:value-type="float" office:value="46.137" calcext:value-type="float">
            <text:p>46.137</text:p>
          </table:table-cell>
          <table:table-cell office:value-type="float" office:value="32.5189" calcext:value-type="float">
            <text:p>32.5189</text:p>
          </table:table-cell>
          <table:table-cell office:value-type="float" office:value="282.098" calcext:value-type="float">
            <text:p>282.098</text:p>
          </table:table-cell>
          <table:table-cell office:value-type="float" office:value="47.1167" calcext:value-type="float">
            <text:p>47.1167</text:p>
          </table:table-cell>
          <table:table-cell/>
          <table:table-cell table:formula="of:=([.D248]-[.A248])/0.0166667" office:value-type="float" office:value="239.093521812957" calcext:value-type="float">
            <text:p>239.093521812957</text:p>
          </table:table-cell>
          <table:table-cell table:formula="of:=ABS([.E248]-[.B248])/0.0166667" office:value-type="float" office:value="621.778756442487" calcext:value-type="float">
            <text:p>621.778756442487</text:p>
          </table:table-cell>
          <table:table-cell table:formula="of:=([.F248]-[.C248])/0.0166667" office:value-type="float" office:value="58.7818824362352" calcext:value-type="float">
            <text:p>58.7818824362352</text:p>
          </table:table-cell>
          <table:table-cell table:formula="of:=DEGREES(ATAN(ABS([.F248]-[.C248])/ABS([.E248]-[.B248])))" office:value-type="float" office:value="5.40059229858361" calcext:value-type="float">
            <text:p>5.40059229858361</text:p>
          </table:table-cell>
          <table:table-cell table:formula="of:=SQRT(POWER([.H248];2)+POWER([.I248];2)+POWER([.J248];2))" office:value-type="float" office:value="668.752453332947" calcext:value-type="float">
            <text:p>668.752453332947</text:p>
          </table:table-cell>
        </table:table-row>
        <table:table-row table:style-name="ro1">
          <table:table-cell office:value-type="float" office:value="29.464" calcext:value-type="float">
            <text:p>29.464</text:p>
          </table:table-cell>
          <table:table-cell office:value-type="float" office:value="287.186" calcext:value-type="float">
            <text:p>287.186</text:p>
          </table:table-cell>
          <table:table-cell office:value-type="float" office:value="45.1305" calcext:value-type="float">
            <text:p>45.1305</text:p>
          </table:table-cell>
          <table:table-cell office:value-type="float" office:value="32.3736" calcext:value-type="float">
            <text:p>32.3736</text:p>
          </table:table-cell>
          <table:table-cell office:value-type="float" office:value="276.84" calcext:value-type="float">
            <text:p>276.84</text:p>
          </table:table-cell>
          <table:table-cell office:value-type="float" office:value="45.4192" calcext:value-type="float">
            <text:p>45.4192</text:p>
          </table:table-cell>
          <table:table-cell/>
          <table:table-cell table:formula="of:=([.D249]-[.A249])/0.0166667" office:value-type="float" office:value="174.575650848699" calcext:value-type="float">
            <text:p>174.575650848699</text:p>
          </table:table-cell>
          <table:table-cell table:formula="of:=ABS([.E249]-[.B249])/0.0166667" office:value-type="float" office:value="620.758758482483" calcext:value-type="float">
            <text:p>620.758758482483</text:p>
          </table:table-cell>
          <table:table-cell table:formula="of:=([.F249]-[.C249])/0.0166667" office:value-type="float" office:value="17.3219653560696" calcext:value-type="float">
            <text:p>17.3219653560696</text:p>
          </table:table-cell>
          <table:table-cell table:formula="of:=DEGREES(ATAN(ABS([.F249]-[.C249])/ABS([.E249]-[.B249])))" office:value-type="float" office:value="1.59839553405567" calcext:value-type="float">
            <text:p>1.59839553405567</text:p>
          </table:table-cell>
          <table:table-cell table:formula="of:=SQRT(POWER([.H249];2)+POWER([.I249];2)+POWER([.J249];2))" office:value-type="float" office:value="645.072201064158" calcext:value-type="float">
            <text:p>645.072201064158</text:p>
          </table:table-cell>
        </table:table-row>
        <table:table-row table:style-name="ro1">
          <table:table-cell office:value-type="float" office:value="30.6275" calcext:value-type="float">
            <text:p>30.6275</text:p>
          </table:table-cell>
          <table:table-cell office:value-type="float" office:value="283.051" calcext:value-type="float">
            <text:p>283.051</text:p>
          </table:table-cell>
          <table:table-cell office:value-type="float" office:value="46.2437" calcext:value-type="float">
            <text:p>46.2437</text:p>
          </table:table-cell>
          <table:table-cell office:value-type="float" office:value="33.856" calcext:value-type="float">
            <text:p>33.856</text:p>
          </table:table-cell>
          <table:table-cell office:value-type="float" office:value="271.574" calcext:value-type="float">
            <text:p>271.574</text:p>
          </table:table-cell>
          <table:table-cell office:value-type="float" office:value="46.9476" calcext:value-type="float">
            <text:p>46.9476</text:p>
          </table:table-cell>
          <table:table-cell/>
          <table:table-cell table:formula="of:=([.D250]-[.A250])/0.0166667" office:value-type="float" office:value="193.709612580775" calcext:value-type="float">
            <text:p>193.709612580775</text:p>
          </table:table-cell>
          <table:table-cell table:formula="of:=ABS([.E250]-[.B250])/0.0166667" office:value-type="float" office:value="688.618622762753" calcext:value-type="float">
            <text:p>688.618622762753</text:p>
          </table:table-cell>
          <table:table-cell table:formula="of:=([.F250]-[.C250])/0.0166667" office:value-type="float" office:value="42.2339155321692" calcext:value-type="float">
            <text:p>42.2339155321692</text:p>
          </table:table-cell>
          <table:table-cell table:formula="of:=DEGREES(ATAN(ABS([.F250]-[.C250])/ABS([.E250]-[.B250])))" office:value-type="float" office:value="3.50963185677557" calcext:value-type="float">
            <text:p>3.50963185677557</text:p>
          </table:table-cell>
          <table:table-cell table:formula="of:=SQRT(POWER([.H250];2)+POWER([.I250];2)+POWER([.J250];2))" office:value-type="float" office:value="716.591044629392" calcext:value-type="float">
            <text:p>716.591044629392</text:p>
          </table:table-cell>
        </table:table-row>
        <table:table-row table:style-name="ro1">
          <table:table-cell office:value-type="float" office:value="31.6259" calcext:value-type="float">
            <text:p>31.6259</text:p>
          </table:table-cell>
          <table:table-cell office:value-type="float" office:value="279.496" calcext:value-type="float">
            <text:p>279.496</text:p>
          </table:table-cell>
          <table:table-cell office:value-type="float" office:value="44.7697" calcext:value-type="float">
            <text:p>44.7697</text:p>
          </table:table-cell>
          <table:table-cell office:value-type="float" office:value="34.1917" calcext:value-type="float">
            <text:p>34.1917</text:p>
          </table:table-cell>
          <table:table-cell office:value-type="float" office:value="269.437" calcext:value-type="float">
            <text:p>269.437</text:p>
          </table:table-cell>
          <table:table-cell office:value-type="float" office:value="44.8249" calcext:value-type="float">
            <text:p>44.8249</text:p>
          </table:table-cell>
          <table:table-cell/>
          <table:table-cell table:formula="of:=([.D251]-[.A251])/0.0166667" office:value-type="float" office:value="153.947692104616" calcext:value-type="float">
            <text:p>153.947692104616</text:p>
          </table:table-cell>
          <table:table-cell table:formula="of:=ABS([.E251]-[.B251])/0.0166667" office:value-type="float" office:value="603.538792922412" calcext:value-type="float">
            <text:p>603.538792922412</text:p>
          </table:table-cell>
          <table:table-cell table:formula="of:=([.F251]-[.C251])/0.0166667" office:value-type="float" office:value="3.3119933760132" calcext:value-type="float">
            <text:p>3.3119933760132</text:p>
          </table:table-cell>
          <table:table-cell table:formula="of:=DEGREES(ATAN(ABS([.F251]-[.C251])/ABS([.E251]-[.B251])))" office:value-type="float" office:value="0.314414482775127" calcext:value-type="float">
            <text:p>0.314414482775127</text:p>
          </table:table-cell>
          <table:table-cell table:formula="of:=SQRT(POWER([.H251];2)+POWER([.I251];2)+POWER([.J251];2))" office:value-type="float" office:value="622.872327019513" calcext:value-type="float">
            <text:p>622.872327019513</text:p>
          </table:table-cell>
        </table:table-row>
        <table:table-row table:style-name="ro1">
          <table:table-cell office:value-type="float" office:value="30.7563" calcext:value-type="float">
            <text:p>30.7563</text:p>
          </table:table-cell>
          <table:table-cell office:value-type="float" office:value="283.551" calcext:value-type="float">
            <text:p>283.551</text:p>
          </table:table-cell>
          <table:table-cell office:value-type="float" office:value="44.1541" calcext:value-type="float">
            <text:p>44.1541</text:p>
          </table:table-cell>
          <table:table-cell office:value-type="float" office:value="33.7478" calcext:value-type="float">
            <text:p>33.7478</text:p>
          </table:table-cell>
          <table:table-cell office:value-type="float" office:value="271.957" calcext:value-type="float">
            <text:p>271.957</text:p>
          </table:table-cell>
          <table:table-cell office:value-type="float" office:value="44.9251" calcext:value-type="float">
            <text:p>44.9251</text:p>
          </table:table-cell>
          <table:table-cell/>
          <table:table-cell table:formula="of:=([.D252]-[.A252])/0.0166667" office:value-type="float" office:value="179.489641020718" calcext:value-type="float">
            <text:p>179.489641020718</text:p>
          </table:table-cell>
          <table:table-cell table:formula="of:=ABS([.E252]-[.B252])/0.0166667" office:value-type="float" office:value="695.638608722782" calcext:value-type="float">
            <text:p>695.638608722782</text:p>
          </table:table-cell>
          <table:table-cell table:formula="of:=([.F252]-[.C252])/0.0166667" office:value-type="float" office:value="46.2599074801851" calcext:value-type="float">
            <text:p>46.2599074801851</text:p>
          </table:table-cell>
          <table:table-cell table:formula="of:=DEGREES(ATAN(ABS([.F252]-[.C252])/ABS([.E252]-[.B252])))" office:value-type="float" office:value="3.80456276605962" calcext:value-type="float">
            <text:p>3.80456276605962</text:p>
          </table:table-cell>
          <table:table-cell table:formula="of:=SQRT(POWER([.H252];2)+POWER([.I252];2)+POWER([.J252];2))" office:value-type="float" office:value="719.909427789072" calcext:value-type="float">
            <text:p>719.909427789072</text:p>
          </table:table-cell>
        </table:table-row>
        <table:table-row table:style-name="ro1">
          <table:table-cell office:value-type="float" office:value="29.2387" calcext:value-type="float">
            <text:p>29.2387</text:p>
          </table:table-cell>
          <table:table-cell office:value-type="float" office:value="288.958" calcext:value-type="float">
            <text:p>288.958</text:p>
          </table:table-cell>
          <table:table-cell office:value-type="float" office:value="43.3372" calcext:value-type="float">
            <text:p>43.3372</text:p>
          </table:table-cell>
          <table:table-cell office:value-type="float" office:value="32.503" calcext:value-type="float">
            <text:p>32.503</text:p>
          </table:table-cell>
          <table:table-cell office:value-type="float" office:value="274.475" calcext:value-type="float">
            <text:p>274.475</text:p>
          </table:table-cell>
          <table:table-cell office:value-type="float" office:value="43.8022" calcext:value-type="float">
            <text:p>43.8022</text:p>
          </table:table-cell>
          <table:table-cell/>
          <table:table-cell table:formula="of:=([.D253]-[.A253])/0.0166667" office:value-type="float" office:value="195.857608284783" calcext:value-type="float">
            <text:p>195.857608284783</text:p>
          </table:table-cell>
          <table:table-cell table:formula="of:=ABS([.E253]-[.B253])/0.0166667" office:value-type="float" office:value="868.978262043476" calcext:value-type="float">
            <text:p>868.978262043476</text:p>
          </table:table-cell>
          <table:table-cell table:formula="of:=([.F253]-[.C253])/0.0166667" office:value-type="float" office:value="27.8999442001114" calcext:value-type="float">
            <text:p>27.8999442001114</text:p>
          </table:table-cell>
          <table:table-cell table:formula="of:=DEGREES(ATAN(ABS([.F253]-[.C253])/ABS([.E253]-[.B253])))" office:value-type="float" office:value="1.83894141071941" calcext:value-type="float">
            <text:p>1.83894141071941</text:p>
          </table:table-cell>
          <table:table-cell table:formula="of:=SQRT(POWER([.H253];2)+POWER([.I253];2)+POWER([.J253];2))" office:value-type="float" office:value="891.213683419137" calcext:value-type="float">
            <text:p>891.213683419137</text:p>
          </table:table-cell>
        </table:table-row>
        <table:table-row table:style-name="ro1">
          <table:table-cell office:value-type="float" office:value="29.4747" calcext:value-type="float">
            <text:p>29.4747</text:p>
          </table:table-cell>
          <table:table-cell office:value-type="float" office:value="286.167" calcext:value-type="float">
            <text:p>286.167</text:p>
          </table:table-cell>
          <table:table-cell office:value-type="float" office:value="43.2576" calcext:value-type="float">
            <text:p>43.2576</text:p>
          </table:table-cell>
          <table:table-cell office:value-type="float" office:value="32.3531" calcext:value-type="float">
            <text:p>32.3531</text:p>
          </table:table-cell>
          <table:table-cell office:value-type="float" office:value="273.116" calcext:value-type="float">
            <text:p>273.116</text:p>
          </table:table-cell>
          <table:table-cell office:value-type="float" office:value="43.5243" calcext:value-type="float">
            <text:p>43.5243</text:p>
          </table:table-cell>
          <table:table-cell/>
          <table:table-cell table:formula="of:=([.D254]-[.A254])/0.0166667" office:value-type="float" office:value="172.703654592691" calcext:value-type="float">
            <text:p>172.703654592691</text:p>
          </table:table-cell>
          <table:table-cell table:formula="of:=ABS([.E254]-[.B254])/0.0166667" office:value-type="float" office:value="783.058433883132" calcext:value-type="float">
            <text:p>783.058433883132</text:p>
          </table:table-cell>
          <table:table-cell table:formula="of:=([.F254]-[.C254])/0.0166667" office:value-type="float" office:value="16.001967996064" calcext:value-type="float">
            <text:p>16.001967996064</text:p>
          </table:table-cell>
          <table:table-cell table:formula="of:=DEGREES(ATAN(ABS([.F254]-[.C254])/ABS([.E254]-[.B254])))" office:value-type="float" office:value="1.17068867165207" calcext:value-type="float">
            <text:p>1.17068867165207</text:p>
          </table:table-cell>
          <table:table-cell table:formula="of:=SQRT(POWER([.H254];2)+POWER([.I254];2)+POWER([.J254];2))" office:value-type="float" office:value="802.036860851745" calcext:value-type="float">
            <text:p>802.036860851745</text:p>
          </table:table-cell>
        </table:table-row>
        <table:table-row table:style-name="ro1">
          <table:table-cell office:value-type="float" office:value="30.3908" calcext:value-type="float">
            <text:p>30.3908</text:p>
          </table:table-cell>
          <table:table-cell office:value-type="float" office:value="281.961" calcext:value-type="float">
            <text:p>281.961</text:p>
          </table:table-cell>
          <table:table-cell office:value-type="float" office:value="44.4032" calcext:value-type="float">
            <text:p>44.4032</text:p>
          </table:table-cell>
          <table:table-cell office:value-type="float" office:value="33.101" calcext:value-type="float">
            <text:p>33.101</text:p>
          </table:table-cell>
          <table:table-cell office:value-type="float" office:value="270.485" calcext:value-type="float">
            <text:p>270.485</text:p>
          </table:table-cell>
          <table:table-cell office:value-type="float" office:value="44.4261" calcext:value-type="float">
            <text:p>44.4261</text:p>
          </table:table-cell>
          <table:table-cell/>
          <table:table-cell table:formula="of:=([.D255]-[.A255])/0.0166667" office:value-type="float" office:value="162.61167477665" calcext:value-type="float">
            <text:p>162.61167477665</text:p>
          </table:table-cell>
          <table:table-cell table:formula="of:=ABS([.E255]-[.B255])/0.0166667" office:value-type="float" office:value="688.558622882754" calcext:value-type="float">
            <text:p>688.558622882754</text:p>
          </table:table-cell>
          <table:table-cell table:formula="of:=([.F255]-[.C255])/0.0166667" office:value-type="float" office:value="1.37399725200549" calcext:value-type="float">
            <text:p>1.37399725200549</text:p>
          </table:table-cell>
          <table:table-cell table:formula="of:=DEGREES(ATAN(ABS([.F255]-[.C255])/ABS([.E255]-[.B255])))" office:value-type="float" office:value="0.114331788893399" calcext:value-type="float">
            <text:p>0.114331788893399</text:p>
          </table:table-cell>
          <table:table-cell table:formula="of:=SQRT(POWER([.H255];2)+POWER([.I255];2)+POWER([.J255];2))" office:value-type="float" office:value="707.500828118463" calcext:value-type="float">
            <text:p>707.500828118463</text:p>
          </table:table-cell>
        </table:table-row>
        <table:table-row table:style-name="ro1">
          <table:table-cell office:value-type="float" office:value="29.3787" calcext:value-type="float">
            <text:p>29.3787</text:p>
          </table:table-cell>
          <table:table-cell office:value-type="float" office:value="281.692" calcext:value-type="float">
            <text:p>281.692</text:p>
          </table:table-cell>
          <table:table-cell office:value-type="float" office:value="43.9535" calcext:value-type="float">
            <text:p>43.9535</text:p>
          </table:table-cell>
          <table:table-cell office:value-type="float" office:value="30.9416" calcext:value-type="float">
            <text:p>30.9416</text:p>
          </table:table-cell>
          <table:table-cell office:value-type="float" office:value="269.692" calcext:value-type="float">
            <text:p>269.692</text:p>
          </table:table-cell>
          <table:table-cell office:value-type="float" office:value="44.5749" calcext:value-type="float">
            <text:p>44.5749</text:p>
          </table:table-cell>
          <table:table-cell/>
          <table:table-cell table:formula="of:=([.D256]-[.A256])/0.0166667" office:value-type="float" office:value="93.7738124523753" calcext:value-type="float">
            <text:p>93.7738124523753</text:p>
          </table:table-cell>
          <table:table-cell table:formula="of:=ABS([.E256]-[.B256])/0.0166667" office:value-type="float" office:value="719.99856000288" calcext:value-type="float">
            <text:p>719.99856000288</text:p>
          </table:table-cell>
          <table:table-cell table:formula="of:=([.F256]-[.C256])/0.0166667" office:value-type="float" office:value="37.2839254321492" calcext:value-type="float">
            <text:p>37.2839254321492</text:p>
          </table:table-cell>
          <table:table-cell table:formula="of:=DEGREES(ATAN(ABS([.F256]-[.C256])/ABS([.E256]-[.B256])))" office:value-type="float" office:value="2.96431872079479" calcext:value-type="float">
            <text:p>2.96431872079479</text:p>
          </table:table-cell>
          <table:table-cell table:formula="of:=SQRT(POWER([.H256];2)+POWER([.I256];2)+POWER([.J256];2))" office:value-type="float" office:value="727.036137618829" calcext:value-type="float">
            <text:p>727.036137618829</text:p>
          </table:table-cell>
        </table:table-row>
        <table:table-row table:style-name="ro1">
          <table:table-cell office:value-type="float" office:value="30.4076" calcext:value-type="float">
            <text:p>30.4076</text:p>
          </table:table-cell>
          <table:table-cell office:value-type="float" office:value="272.45" calcext:value-type="float">
            <text:p>272.45</text:p>
          </table:table-cell>
          <table:table-cell office:value-type="float" office:value="43.4046" calcext:value-type="float">
            <text:p>43.4046</text:p>
          </table:table-cell>
          <table:table-cell office:value-type="float" office:value="32.0097" calcext:value-type="float">
            <text:p>32.0097</text:p>
          </table:table-cell>
          <table:table-cell office:value-type="float" office:value="259.668" calcext:value-type="float">
            <text:p>259.668</text:p>
          </table:table-cell>
          <table:table-cell office:value-type="float" office:value="43.7466" calcext:value-type="float">
            <text:p>43.7466</text:p>
          </table:table-cell>
          <table:table-cell/>
          <table:table-cell table:formula="of:=([.D257]-[.A257])/0.0166667" office:value-type="float" office:value="96.1258077483847" calcext:value-type="float">
            <text:p>96.1258077483847</text:p>
          </table:table-cell>
          <table:table-cell table:formula="of:=ABS([.E257]-[.B257])/0.0166667" office:value-type="float" office:value="766.918466163067" calcext:value-type="float">
            <text:p>766.918466163067</text:p>
          </table:table-cell>
          <table:table-cell table:formula="of:=([.F257]-[.C257])/0.0166667" office:value-type="float" office:value="20.519958960082" calcext:value-type="float">
            <text:p>20.519958960082</text:p>
          </table:table-cell>
          <table:table-cell table:formula="of:=DEGREES(ATAN(ABS([.F257]-[.C257])/ABS([.E257]-[.B257])))" office:value-type="float" office:value="1.5326617524291" calcext:value-type="float">
            <text:p>1.5326617524291</text:p>
          </table:table-cell>
          <table:table-cell table:formula="of:=SQRT(POWER([.H257];2)+POWER([.I257];2)+POWER([.J257];2))" office:value-type="float" office:value="773.191550246712" calcext:value-type="float">
            <text:p>773.191550246712</text:p>
          </table:table-cell>
        </table:table-row>
        <table:table-row table:style-name="ro1">
          <table:table-cell office:value-type="float" office:value="29.5937" calcext:value-type="float">
            <text:p>29.5937</text:p>
          </table:table-cell>
          <table:table-cell office:value-type="float" office:value="281.889" calcext:value-type="float">
            <text:p>281.889</text:p>
          </table:table-cell>
          <table:table-cell office:value-type="float" office:value="43.4175" calcext:value-type="float">
            <text:p>43.4175</text:p>
          </table:table-cell>
          <table:table-cell office:value-type="float" office:value="32.2178" calcext:value-type="float">
            <text:p>32.2178</text:p>
          </table:table-cell>
          <table:table-cell office:value-type="float" office:value="268.937" calcext:value-type="float">
            <text:p>268.937</text:p>
          </table:table-cell>
          <table:table-cell office:value-type="float" office:value="43.9458" calcext:value-type="float">
            <text:p>43.9458</text:p>
          </table:table-cell>
          <table:table-cell/>
          <table:table-cell table:formula="of:=([.D258]-[.A258])/0.0166667" office:value-type="float" office:value="157.44568510863" calcext:value-type="float">
            <text:p>157.44568510863</text:p>
          </table:table-cell>
          <table:table-cell table:formula="of:=ABS([.E258]-[.B258])/0.0166667" office:value-type="float" office:value="777.118445763108" calcext:value-type="float">
            <text:p>777.118445763108</text:p>
          </table:table-cell>
          <table:table-cell table:formula="of:=([.F258]-[.C258])/0.0166667" office:value-type="float" office:value="31.6979366041269" calcext:value-type="float">
            <text:p>31.6979366041269</text:p>
          </table:table-cell>
          <table:table-cell table:formula="of:=DEGREES(ATAN(ABS([.F258]-[.C258])/ABS([.E258]-[.B258])))" office:value-type="float" office:value="2.33574661763756" calcext:value-type="float">
            <text:p>2.33574661763756</text:p>
          </table:table-cell>
          <table:table-cell table:formula="of:=SQRT(POWER([.H258];2)+POWER([.I258];2)+POWER([.J258];2))" office:value-type="float" office:value="793.540787665986" calcext:value-type="float">
            <text:p>793.540787665986</text:p>
          </table:table-cell>
        </table:table-row>
        <table:table-row table:style-name="ro1">
          <table:table-cell office:value-type="float" office:value="28.958" calcext:value-type="float">
            <text:p>28.958</text:p>
          </table:table-cell>
          <table:table-cell office:value-type="float" office:value="288.975" calcext:value-type="float">
            <text:p>288.975</text:p>
          </table:table-cell>
          <table:table-cell office:value-type="float" office:value="42.8273" calcext:value-type="float">
            <text:p>42.8273</text:p>
          </table:table-cell>
          <table:table-cell office:value-type="float" office:value="32.1104" calcext:value-type="float">
            <text:p>32.1104</text:p>
          </table:table-cell>
          <table:table-cell office:value-type="float" office:value="275.864" calcext:value-type="float">
            <text:p>275.864</text:p>
          </table:table-cell>
          <table:table-cell office:value-type="float" office:value="43.0897" calcext:value-type="float">
            <text:p>43.0897</text:p>
          </table:table-cell>
          <table:table-cell/>
          <table:table-cell table:formula="of:=([.D259]-[.A259])/0.0166667" office:value-type="float" office:value="189.143621712757" calcext:value-type="float">
            <text:p>189.143621712757</text:p>
          </table:table-cell>
          <table:table-cell table:formula="of:=ABS([.E259]-[.B259])/0.0166667" office:value-type="float" office:value="786.65842668315" calcext:value-type="float">
            <text:p>786.65842668315</text:p>
          </table:table-cell>
          <table:table-cell table:formula="of:=([.F259]-[.C259])/0.0166667" office:value-type="float" office:value="15.7439685120629" calcext:value-type="float">
            <text:p>15.7439685120629</text:p>
          </table:table-cell>
          <table:table-cell table:formula="of:=DEGREES(ATAN(ABS([.F259]-[.C259])/ABS([.E259]-[.B259])))" office:value-type="float" office:value="1.146549133182" calcext:value-type="float">
            <text:p>1.146549133182</text:p>
          </table:table-cell>
          <table:table-cell table:formula="of:=SQRT(POWER([.H259];2)+POWER([.I259];2)+POWER([.J259];2))" office:value-type="float" office:value="809.230907992728" calcext:value-type="float">
            <text:p>809.230907992728</text:p>
          </table:table-cell>
        </table:table-row>
        <table:table-row table:style-name="ro1">
          <table:table-cell office:value-type="float" office:value="31.3228" calcext:value-type="float">
            <text:p>31.3228</text:p>
          </table:table-cell>
          <table:table-cell office:value-type="float" office:value="279.613" calcext:value-type="float">
            <text:p>279.613</text:p>
          </table:table-cell>
          <table:table-cell office:value-type="float" office:value="43.7545" calcext:value-type="float">
            <text:p>43.7545</text:p>
          </table:table-cell>
          <table:table-cell office:value-type="float" office:value="34.4658" calcext:value-type="float">
            <text:p>34.4658</text:p>
          </table:table-cell>
          <table:table-cell office:value-type="float" office:value="268.457" calcext:value-type="float">
            <text:p>268.457</text:p>
          </table:table-cell>
          <table:table-cell office:value-type="float" office:value="43.5084" calcext:value-type="float">
            <text:p>43.5084</text:p>
          </table:table-cell>
          <table:table-cell/>
          <table:table-cell table:formula="of:=([.D260]-[.A260])/0.0166667" office:value-type="float" office:value="188.579622840754" calcext:value-type="float">
            <text:p>188.579622840754</text:p>
          </table:table-cell>
          <table:table-cell table:formula="of:=ABS([.E260]-[.B260])/0.0166667" office:value-type="float" office:value="669.358661282678" calcext:value-type="float">
            <text:p>669.358661282678</text:p>
          </table:table-cell>
          <table:table-cell table:formula="of:=([.F260]-[.C260])/0.0166667" office:value-type="float" office:value="-14.765970468059" calcext:value-type="float">
            <text:p>-14.765970468059</text:p>
          </table:table-cell>
          <table:table-cell table:formula="of:=DEGREES(ATAN(ABS([.F260]-[.C260])/ABS([.E260]-[.B260])))" office:value-type="float" office:value="1.26373294428485" calcext:value-type="float">
            <text:p>1.26373294428485</text:p>
          </table:table-cell>
          <table:table-cell table:formula="of:=SQRT(POWER([.H260];2)+POWER([.I260];2)+POWER([.J260];2))" office:value-type="float" office:value="695.572660092936" calcext:value-type="float">
            <text:p>695.572660092936</text:p>
          </table:table-cell>
        </table:table-row>
        <table:table-row table:style-name="ro1">
          <table:table-cell office:value-type="float" office:value="42.3875" calcext:value-type="float">
            <text:p>42.3875</text:p>
          </table:table-cell>
          <table:table-cell office:value-type="float" office:value="295.147" calcext:value-type="float">
            <text:p>295.147</text:p>
          </table:table-cell>
          <table:table-cell office:value-type="float" office:value="46.3651" calcext:value-type="float">
            <text:p>46.3651</text:p>
          </table:table-cell>
          <table:table-cell office:value-type="float" office:value="46.141" calcext:value-type="float">
            <text:p>46.141</text:p>
          </table:table-cell>
          <table:table-cell office:value-type="float" office:value="283.351" calcext:value-type="float">
            <text:p>283.351</text:p>
          </table:table-cell>
          <table:table-cell office:value-type="float" office:value="46.7873" calcext:value-type="float">
            <text:p>46.7873</text:p>
          </table:table-cell>
          <table:table-cell/>
          <table:table-cell table:formula="of:=([.D261]-[.A261])/0.0166667" office:value-type="float" office:value="225.209549580901" calcext:value-type="float">
            <text:p>225.209549580901</text:p>
          </table:table-cell>
          <table:table-cell table:formula="of:=ABS([.E261]-[.B261])/0.0166667" office:value-type="float" office:value="707.758584482831" calcext:value-type="float">
            <text:p>707.758584482831</text:p>
          </table:table-cell>
          <table:table-cell table:formula="of:=([.F261]-[.C261])/0.0166667" office:value-type="float" office:value="25.3319493361015" calcext:value-type="float">
            <text:p>25.3319493361015</text:p>
          </table:table-cell>
          <table:table-cell table:formula="of:=DEGREES(ATAN(ABS([.F261]-[.C261])/ABS([.E261]-[.B261])))" office:value-type="float" office:value="2.04984370725247" calcext:value-type="float">
            <text:p>2.04984370725247</text:p>
          </table:table-cell>
          <table:table-cell table:formula="of:=SQRT(POWER([.H261];2)+POWER([.I261];2)+POWER([.J261];2))" office:value-type="float" office:value="743.157629839551" calcext:value-type="float">
            <text:p>743.157629839551</text:p>
          </table:table-cell>
        </table:table-row>
        <table:table-row table:style-name="ro1">
          <table:table-cell office:value-type="float" office:value="41.4644" calcext:value-type="float">
            <text:p>41.4644</text:p>
          </table:table-cell>
          <table:table-cell office:value-type="float" office:value="297.71" calcext:value-type="float">
            <text:p>297.71</text:p>
          </table:table-cell>
          <table:table-cell office:value-type="float" office:value="46.7765" calcext:value-type="float">
            <text:p>46.7765</text:p>
          </table:table-cell>
          <table:table-cell office:value-type="float" office:value="44.6084" calcext:value-type="float">
            <text:p>44.6084</text:p>
          </table:table-cell>
          <table:table-cell office:value-type="float" office:value="288.399" calcext:value-type="float">
            <text:p>288.399</text:p>
          </table:table-cell>
          <table:table-cell office:value-type="float" office:value="47.3227" calcext:value-type="float">
            <text:p>47.3227</text:p>
          </table:table-cell>
          <table:table-cell/>
          <table:table-cell table:formula="of:=([.D262]-[.A262])/0.0166667" office:value-type="float" office:value="188.639622720755" calcext:value-type="float">
            <text:p>188.639622720755</text:p>
          </table:table-cell>
          <table:table-cell table:formula="of:=ABS([.E262]-[.B262])/0.0166667" office:value-type="float" office:value="558.658882682233" calcext:value-type="float">
            <text:p>558.658882682233</text:p>
          </table:table-cell>
          <table:table-cell table:formula="of:=([.F262]-[.C262])/0.0166667" office:value-type="float" office:value="32.771934456131" calcext:value-type="float">
            <text:p>32.771934456131</text:p>
          </table:table-cell>
          <table:table-cell table:formula="of:=DEGREES(ATAN(ABS([.F262]-[.C262])/ABS([.E262]-[.B262])))" office:value-type="float" office:value="3.35722599496733" calcext:value-type="float">
            <text:p>3.35722599496733</text:p>
          </table:table-cell>
          <table:table-cell table:formula="of:=SQRT(POWER([.H262];2)+POWER([.I262];2)+POWER([.J262];2))" office:value-type="float" office:value="590.557917691387" calcext:value-type="float">
            <text:p>590.557917691387</text:p>
          </table:table-cell>
        </table:table-row>
        <table:table-row table:style-name="ro1">
          <table:table-cell office:value-type="float" office:value="41.8275" calcext:value-type="float">
            <text:p>41.8275</text:p>
          </table:table-cell>
          <table:table-cell office:value-type="float" office:value="296.245" calcext:value-type="float">
            <text:p>296.245</text:p>
          </table:table-cell>
          <table:table-cell office:value-type="float" office:value="47.2403" calcext:value-type="float">
            <text:p>47.2403</text:p>
          </table:table-cell>
          <table:table-cell office:value-type="float" office:value="44.9547" calcext:value-type="float">
            <text:p>44.9547</text:p>
          </table:table-cell>
          <table:table-cell office:value-type="float" office:value="286.985" calcext:value-type="float">
            <text:p>286.985</text:p>
          </table:table-cell>
          <table:table-cell office:value-type="float" office:value="47.7767" calcext:value-type="float">
            <text:p>47.7767</text:p>
          </table:table-cell>
          <table:table-cell/>
          <table:table-cell table:formula="of:=([.D263]-[.A263])/0.0166667" office:value-type="float" office:value="187.631624736751" calcext:value-type="float">
            <text:p>187.631624736751</text:p>
          </table:table-cell>
          <table:table-cell table:formula="of:=ABS([.E263]-[.B263])/0.0166667" office:value-type="float" office:value="555.598888802222" calcext:value-type="float">
            <text:p>555.598888802222</text:p>
          </table:table-cell>
          <table:table-cell table:formula="of:=([.F263]-[.C263])/0.0166667" office:value-type="float" office:value="32.1839356321288" calcext:value-type="float">
            <text:p>32.1839356321288</text:p>
          </table:table-cell>
          <table:table-cell table:formula="of:=DEGREES(ATAN(ABS([.F263]-[.C263])/ABS([.E263]-[.B263])))" office:value-type="float" office:value="3.31524297353355" calcext:value-type="float">
            <text:p>3.31524297353355</text:p>
          </table:table-cell>
          <table:table-cell table:formula="of:=SQRT(POWER([.H263];2)+POWER([.I263];2)+POWER([.J263];2))" office:value-type="float" office:value="587.308741253176" calcext:value-type="float">
            <text:p>587.308741253176</text:p>
          </table:table-cell>
        </table:table-row>
        <table:table-row table:style-name="ro1">
          <table:table-cell office:value-type="float" office:value="39.5039" calcext:value-type="float">
            <text:p>39.5039</text:p>
          </table:table-cell>
          <table:table-cell office:value-type="float" office:value="303.343" calcext:value-type="float">
            <text:p>303.343</text:p>
          </table:table-cell>
          <table:table-cell office:value-type="float" office:value="45.7269" calcext:value-type="float">
            <text:p>45.7269</text:p>
          </table:table-cell>
          <table:table-cell office:value-type="float" office:value="42.3648" calcext:value-type="float">
            <text:p>42.3648</text:p>
          </table:table-cell>
          <table:table-cell office:value-type="float" office:value="295.264" calcext:value-type="float">
            <text:p>295.264</text:p>
          </table:table-cell>
          <table:table-cell office:value-type="float" office:value="45.8345" calcext:value-type="float">
            <text:p>45.8345</text:p>
          </table:table-cell>
          <table:table-cell/>
          <table:table-cell table:formula="of:=([.D264]-[.A264])/0.0166667" office:value-type="float" office:value="171.653656692687" calcext:value-type="float">
            <text:p>171.653656692687</text:p>
          </table:table-cell>
          <table:table-cell table:formula="of:=ABS([.E264]-[.B264])/0.0166667" office:value-type="float" office:value="484.739030521939" calcext:value-type="float">
            <text:p>484.739030521939</text:p>
          </table:table-cell>
          <table:table-cell table:formula="of:=([.F264]-[.C264])/0.0166667" office:value-type="float" office:value="6.4559870880257" calcext:value-type="float">
            <text:p>6.4559870880257</text:p>
          </table:table-cell>
          <table:table-cell table:formula="of:=DEGREES(ATAN(ABS([.F264]-[.C264])/ABS([.E264]-[.B264])))" office:value-type="float" office:value="0.763047579285032" calcext:value-type="float">
            <text:p>0.763047579285032</text:p>
          </table:table-cell>
          <table:table-cell table:formula="of:=SQRT(POWER([.H264];2)+POWER([.I264];2)+POWER([.J264];2))" office:value-type="float" office:value="514.274814993502" calcext:value-type="float">
            <text:p>514.274814993502</text:p>
          </table:table-cell>
        </table:table-row>
        <table:table-row table:style-name="ro1">
          <table:table-cell office:value-type="float" office:value="40.4036" calcext:value-type="float">
            <text:p>40.4036</text:p>
          </table:table-cell>
          <table:table-cell office:value-type="float" office:value="293.291" calcext:value-type="float">
            <text:p>293.291</text:p>
          </table:table-cell>
          <table:table-cell office:value-type="float" office:value="45.8878" calcext:value-type="float">
            <text:p>45.8878</text:p>
          </table:table-cell>
          <table:table-cell office:value-type="float" office:value="43.0976" calcext:value-type="float">
            <text:p>43.0976</text:p>
          </table:table-cell>
          <table:table-cell office:value-type="float" office:value="282.755" calcext:value-type="float">
            <text:p>282.755</text:p>
          </table:table-cell>
          <table:table-cell office:value-type="float" office:value="45.9042" calcext:value-type="float">
            <text:p>45.9042</text:p>
          </table:table-cell>
          <table:table-cell/>
          <table:table-cell table:formula="of:=([.D265]-[.A265])/0.0166667" office:value-type="float" office:value="161.639676720647" calcext:value-type="float">
            <text:p>161.639676720647</text:p>
          </table:table-cell>
          <table:table-cell table:formula="of:=ABS([.E265]-[.B265])/0.0166667" office:value-type="float" office:value="632.158735682529" calcext:value-type="float">
            <text:p>632.158735682529</text:p>
          </table:table-cell>
          <table:table-cell table:formula="of:=([.F265]-[.C265])/0.0166667" office:value-type="float" office:value="0.983998032004201" calcext:value-type="float">
            <text:p>0.983998032004201</text:p>
          </table:table-cell>
          <table:table-cell table:formula="of:=DEGREES(ATAN(ABS([.F265]-[.C265])/ABS([.E265]-[.B265])))" office:value-type="float" office:value="0.0891847024602713" calcext:value-type="float">
            <text:p>0.089184702460271</text:p>
          </table:table-cell>
          <table:table-cell table:formula="of:=SQRT(POWER([.H265];2)+POWER([.I265];2)+POWER([.J265];2))" office:value-type="float" office:value="652.497525238384" calcext:value-type="float">
            <text:p>652.497525238384</text:p>
          </table:table-cell>
        </table:table-row>
        <table:table-row table:style-name="ro1">
          <table:table-cell office:value-type="float" office:value="37.7953" calcext:value-type="float">
            <text:p>37.7953</text:p>
          </table:table-cell>
          <table:table-cell office:value-type="float" office:value="301.298" calcext:value-type="float">
            <text:p>301.298</text:p>
          </table:table-cell>
          <table:table-cell office:value-type="float" office:value="46.0397" calcext:value-type="float">
            <text:p>46.0397</text:p>
          </table:table-cell>
          <table:table-cell office:value-type="float" office:value="40.6458" calcext:value-type="float">
            <text:p>40.6458</text:p>
          </table:table-cell>
          <table:table-cell office:value-type="float" office:value="290.167" calcext:value-type="float">
            <text:p>290.167</text:p>
          </table:table-cell>
          <table:table-cell office:value-type="float" office:value="47.361" calcext:value-type="float">
            <text:p>47.361</text:p>
          </table:table-cell>
          <table:table-cell/>
          <table:table-cell table:formula="of:=([.D266]-[.A266])/0.0166667" office:value-type="float" office:value="171.029657940684" calcext:value-type="float">
            <text:p>171.029657940684</text:p>
          </table:table-cell>
          <table:table-cell table:formula="of:=ABS([.E266]-[.B266])/0.0166667" office:value-type="float" office:value="667.858664282673" calcext:value-type="float">
            <text:p>667.858664282673</text:p>
          </table:table-cell>
          <table:table-cell table:formula="of:=([.F266]-[.C266])/0.0166667" office:value-type="float" office:value="79.2778414443167" calcext:value-type="float">
            <text:p>79.2778414443167</text:p>
          </table:table-cell>
          <table:table-cell table:formula="of:=DEGREES(ATAN(ABS([.F266]-[.C266])/ABS([.E266]-[.B266])))" office:value-type="float" office:value="6.76959031390922" calcext:value-type="float">
            <text:p>6.76959031390922</text:p>
          </table:table-cell>
          <table:table-cell table:formula="of:=SQRT(POWER([.H266];2)+POWER([.I266];2)+POWER([.J266];2))" office:value-type="float" office:value="693.95339576719" calcext:value-type="float">
            <text:p>693.95339576719</text:p>
          </table:table-cell>
        </table:table-row>
        <table:table-row table:style-name="ro1">
          <table:table-cell office:value-type="float" office:value="38.8236" calcext:value-type="float">
            <text:p>38.8236</text:p>
          </table:table-cell>
          <table:table-cell office:value-type="float" office:value="294.078" calcext:value-type="float">
            <text:p>294.078</text:p>
          </table:table-cell>
          <table:table-cell office:value-type="float" office:value="46.8141" calcext:value-type="float">
            <text:p>46.8141</text:p>
          </table:table-cell>
          <table:table-cell office:value-type="float" office:value="41.1827" calcext:value-type="float">
            <text:p>41.1827</text:p>
          </table:table-cell>
          <table:table-cell office:value-type="float" office:value="281.823" calcext:value-type="float">
            <text:p>281.823</text:p>
          </table:table-cell>
          <table:table-cell office:value-type="float" office:value="47.8146" calcext:value-type="float">
            <text:p>47.8146</text:p>
          </table:table-cell>
          <table:table-cell/>
          <table:table-cell table:formula="of:=([.D267]-[.A267])/0.0166667" office:value-type="float" office:value="141.545716908566" calcext:value-type="float">
            <text:p>141.545716908566</text:p>
          </table:table-cell>
          <table:table-cell table:formula="of:=ABS([.E267]-[.B267])/0.0166667" office:value-type="float" office:value="735.298529402941" calcext:value-type="float">
            <text:p>735.298529402941</text:p>
          </table:table-cell>
          <table:table-cell table:formula="of:=([.F267]-[.C267])/0.0166667" office:value-type="float" office:value="60.0298799402398" calcext:value-type="float">
            <text:p>60.0298799402398</text:p>
          </table:table-cell>
          <table:table-cell table:formula="of:=DEGREES(ATAN(ABS([.F267]-[.C267])/ABS([.E267]-[.B267])))" office:value-type="float" office:value="4.66728489300617" calcext:value-type="float">
            <text:p>4.66728489300617</text:p>
          </table:table-cell>
          <table:table-cell table:formula="of:=SQRT(POWER([.H267];2)+POWER([.I267];2)+POWER([.J267];2))" office:value-type="float" office:value="751.200841188911" calcext:value-type="float">
            <text:p>751.200841188911</text:p>
          </table:table-cell>
        </table:table-row>
        <table:table-row table:style-name="ro1">
          <table:table-cell office:value-type="float" office:value="38.2473" calcext:value-type="float">
            <text:p>38.2473</text:p>
          </table:table-cell>
          <table:table-cell office:value-type="float" office:value="295.224" calcext:value-type="float">
            <text:p>295.224</text:p>
          </table:table-cell>
          <table:table-cell office:value-type="float" office:value="47.4239" calcext:value-type="float">
            <text:p>47.4239</text:p>
          </table:table-cell>
          <table:table-cell office:value-type="float" office:value="40.5525" calcext:value-type="float">
            <text:p>40.5525</text:p>
          </table:table-cell>
          <table:table-cell office:value-type="float" office:value="284.219" calcext:value-type="float">
            <text:p>284.219</text:p>
          </table:table-cell>
          <table:table-cell office:value-type="float" office:value="48.7242" calcext:value-type="float">
            <text:p>48.7242</text:p>
          </table:table-cell>
          <table:table-cell/>
          <table:table-cell table:formula="of:=([.D268]-[.A268])/0.0166667" office:value-type="float" office:value="138.311723376553" calcext:value-type="float">
            <text:p>138.311723376553</text:p>
          </table:table-cell>
          <table:table-cell table:formula="of:=ABS([.E268]-[.B268])/0.0166667" office:value-type="float" office:value="660.298679402641" calcext:value-type="float">
            <text:p>660.298679402641</text:p>
          </table:table-cell>
          <table:table-cell table:formula="of:=([.F268]-[.C268])/0.0166667" office:value-type="float" office:value="78.0178439643121" calcext:value-type="float">
            <text:p>78.0178439643121</text:p>
          </table:table-cell>
          <table:table-cell table:formula="of:=DEGREES(ATAN(ABS([.F268]-[.C268])/ABS([.E268]-[.B268])))" office:value-type="float" office:value="6.7385623840535" calcext:value-type="float">
            <text:p>6.7385623840535</text:p>
          </table:table-cell>
          <table:table-cell table:formula="of:=SQRT(POWER([.H268];2)+POWER([.I268];2)+POWER([.J268];2))" office:value-type="float" office:value="679.1253660563" calcext:value-type="float">
            <text:p>679.1253660563</text:p>
          </table:table-cell>
        </table:table-row>
        <table:table-row table:style-name="ro1">
          <table:table-cell office:value-type="float" office:value="36.3989" calcext:value-type="float">
            <text:p>36.3989</text:p>
          </table:table-cell>
          <table:table-cell office:value-type="float" office:value="299.162" calcext:value-type="float">
            <text:p>299.162</text:p>
          </table:table-cell>
          <table:table-cell office:value-type="float" office:value="47.1385" calcext:value-type="float">
            <text:p>47.1385</text:p>
          </table:table-cell>
          <table:table-cell office:value-type="float" office:value="38.8565" calcext:value-type="float">
            <text:p>38.8565</text:p>
          </table:table-cell>
          <table:table-cell office:value-type="float" office:value="286.596" calcext:value-type="float">
            <text:p>286.596</text:p>
          </table:table-cell>
          <table:table-cell office:value-type="float" office:value="48.4007" calcext:value-type="float">
            <text:p>48.4007</text:p>
          </table:table-cell>
          <table:table-cell/>
          <table:table-cell table:formula="of:=([.D269]-[.A269])/0.0166667" office:value-type="float" office:value="147.45570508859" calcext:value-type="float">
            <text:p>147.45570508859</text:p>
          </table:table-cell>
          <table:table-cell table:formula="of:=ABS([.E269]-[.B269])/0.0166667" office:value-type="float" office:value="753.958492083014" calcext:value-type="float">
            <text:p>753.958492083014</text:p>
          </table:table-cell>
          <table:table-cell table:formula="of:=([.F269]-[.C269])/0.0166667" office:value-type="float" office:value="75.7318485363029" calcext:value-type="float">
            <text:p>75.7318485363029</text:p>
          </table:table-cell>
          <table:table-cell table:formula="of:=DEGREES(ATAN(ABS([.F269]-[.C269])/ABS([.E269]-[.B269])))" office:value-type="float" office:value="5.73587290293492" calcext:value-type="float">
            <text:p>5.73587290293492</text:p>
          </table:table-cell>
          <table:table-cell table:formula="of:=SQRT(POWER([.H269];2)+POWER([.I269];2)+POWER([.J269];2))" office:value-type="float" office:value="771.966259385727" calcext:value-type="float">
            <text:p>771.966259385727</text:p>
          </table:table-cell>
        </table:table-row>
        <table:table-row table:style-name="ro1">
          <table:table-cell office:value-type="float" office:value="35.436" calcext:value-type="float">
            <text:p>35.436</text:p>
          </table:table-cell>
          <table:table-cell office:value-type="float" office:value="294.424" calcext:value-type="float">
            <text:p>294.424</text:p>
          </table:table-cell>
          <table:table-cell office:value-type="float" office:value="47.3124" calcext:value-type="float">
            <text:p>47.3124</text:p>
          </table:table-cell>
          <table:table-cell office:value-type="float" office:value="36.799" calcext:value-type="float">
            <text:p>36.799</text:p>
          </table:table-cell>
          <table:table-cell office:value-type="float" office:value="283.189" calcext:value-type="float">
            <text:p>283.189</text:p>
          </table:table-cell>
          <table:table-cell office:value-type="float" office:value="48.4119" calcext:value-type="float">
            <text:p>48.4119</text:p>
          </table:table-cell>
          <table:table-cell/>
          <table:table-cell table:formula="of:=([.D270]-[.A270])/0.0166667" office:value-type="float" office:value="81.7798364403271" calcext:value-type="float">
            <text:p>81.7798364403271</text:p>
          </table:table-cell>
          <table:table-cell table:formula="of:=ABS([.E270]-[.B270])/0.0166667" office:value-type="float" office:value="674.098651802694" calcext:value-type="float">
            <text:p>674.098651802694</text:p>
          </table:table-cell>
          <table:table-cell table:formula="of:=([.F270]-[.C270])/0.0166667" office:value-type="float" office:value="65.9698680602642" calcext:value-type="float">
            <text:p>65.9698680602642</text:p>
          </table:table-cell>
          <table:table-cell table:formula="of:=DEGREES(ATAN(ABS([.F270]-[.C270])/ABS([.E270]-[.B270])))" office:value-type="float" office:value="5.58938531754316" calcext:value-type="float">
            <text:p>5.58938531754316</text:p>
          </table:table-cell>
          <table:table-cell table:formula="of:=SQRT(POWER([.H270];2)+POWER([.I270];2)+POWER([.J270];2))" office:value-type="float" office:value="682.238197041403" calcext:value-type="float">
            <text:p>682.238197041403</text:p>
          </table:table-cell>
        </table:table-row>
        <table:table-row table:style-name="ro1">
          <table:table-cell office:value-type="float" office:value="37.0091" calcext:value-type="float">
            <text:p>37.0091</text:p>
          </table:table-cell>
          <table:table-cell office:value-type="float" office:value="297.888" calcext:value-type="float">
            <text:p>297.888</text:p>
          </table:table-cell>
          <table:table-cell office:value-type="float" office:value="47.0558" calcext:value-type="float">
            <text:p>47.0558</text:p>
          </table:table-cell>
          <table:table-cell office:value-type="float" office:value="39.3568" calcext:value-type="float">
            <text:p>39.3568</text:p>
          </table:table-cell>
          <table:table-cell office:value-type="float" office:value="286.751" calcext:value-type="float">
            <text:p>286.751</text:p>
          </table:table-cell>
          <table:table-cell office:value-type="float" office:value="48.3731" calcext:value-type="float">
            <text:p>48.3731</text:p>
          </table:table-cell>
          <table:table-cell/>
          <table:table-cell table:formula="of:=([.D271]-[.A271])/0.0166667" office:value-type="float" office:value="140.861718276564" calcext:value-type="float">
            <text:p>140.861718276564</text:p>
          </table:table-cell>
          <table:table-cell table:formula="of:=ABS([.E271]-[.B271])/0.0166667" office:value-type="float" office:value="668.218663562673" calcext:value-type="float">
            <text:p>668.218663562673</text:p>
          </table:table-cell>
          <table:table-cell table:formula="of:=([.F271]-[.C271])/0.0166667" office:value-type="float" office:value="79.0378419243163" calcext:value-type="float">
            <text:p>79.0378419243163</text:p>
          </table:table-cell>
          <table:table-cell table:formula="of:=DEGREES(ATAN(ABS([.F271]-[.C271])/ABS([.E271]-[.B271])))" office:value-type="float" office:value="6.74568330272628" calcext:value-type="float">
            <text:p>6.74568330272628</text:p>
          </table:table-cell>
          <table:table-cell table:formula="of:=SQRT(POWER([.H271];2)+POWER([.I271];2)+POWER([.J271];2))" office:value-type="float" office:value="687.462861880817" calcext:value-type="float">
            <text:p>687.462861880817</text:p>
          </table:table-cell>
        </table:table-row>
        <table:table-row table:style-name="ro1">
          <table:table-cell office:value-type="float" office:value="38.3244" calcext:value-type="float">
            <text:p>38.3244</text:p>
          </table:table-cell>
          <table:table-cell office:value-type="float" office:value="301.4" calcext:value-type="float">
            <text:p>301.4</text:p>
          </table:table-cell>
          <table:table-cell office:value-type="float" office:value="46.2794" calcext:value-type="float">
            <text:p>46.2794</text:p>
          </table:table-cell>
          <table:table-cell office:value-type="float" office:value="41.0451" calcext:value-type="float">
            <text:p>41.0451</text:p>
          </table:table-cell>
          <table:table-cell office:value-type="float" office:value="291.805" calcext:value-type="float">
            <text:p>291.805</text:p>
          </table:table-cell>
          <table:table-cell office:value-type="float" office:value="46.8648" calcext:value-type="float">
            <text:p>46.8648</text:p>
          </table:table-cell>
          <table:table-cell/>
          <table:table-cell table:formula="of:=([.D272]-[.A272])/0.0166667" office:value-type="float" office:value="163.241673516653" calcext:value-type="float">
            <text:p>163.241673516653</text:p>
          </table:table-cell>
          <table:table-cell table:formula="of:=ABS([.E272]-[.B272])/0.0166667" office:value-type="float" office:value="575.698848602301" calcext:value-type="float">
            <text:p>575.698848602301</text:p>
          </table:table-cell>
          <table:table-cell table:formula="of:=([.F272]-[.C272])/0.0166667" office:value-type="float" office:value="35.1239297521405" calcext:value-type="float">
            <text:p>35.1239297521405</text:p>
          </table:table-cell>
          <table:table-cell table:formula="of:=DEGREES(ATAN(ABS([.F272]-[.C272])/ABS([.E272]-[.B272])))" office:value-type="float" office:value="3.49134185955301" calcext:value-type="float">
            <text:p>3.49134185955301</text:p>
          </table:table-cell>
          <table:table-cell table:formula="of:=SQRT(POWER([.H272];2)+POWER([.I272];2)+POWER([.J272];2))" office:value-type="float" office:value="599.425307019787" calcext:value-type="float">
            <text:p>599.425307019787</text:p>
          </table:table-cell>
        </table:table-row>
        <table:table-row table:style-name="ro1">
          <table:table-cell office:value-type="float" office:value="36.9489" calcext:value-type="float">
            <text:p>36.9489</text:p>
          </table:table-cell>
          <table:table-cell office:value-type="float" office:value="302.407" calcext:value-type="float">
            <text:p>302.407</text:p>
          </table:table-cell>
          <table:table-cell office:value-type="float" office:value="46.67" calcext:value-type="float">
            <text:p>46.67</text:p>
          </table:table-cell>
          <table:table-cell office:value-type="float" office:value="39.5596" calcext:value-type="float">
            <text:p>39.5596</text:p>
          </table:table-cell>
          <table:table-cell office:value-type="float" office:value="291.201" calcext:value-type="float">
            <text:p>291.201</text:p>
          </table:table-cell>
          <table:table-cell office:value-type="float" office:value="47.7316" calcext:value-type="float">
            <text:p>47.7316</text:p>
          </table:table-cell>
          <table:table-cell/>
          <table:table-cell table:formula="of:=([.D273]-[.A273])/0.0166667" office:value-type="float" office:value="156.641686716627" calcext:value-type="float">
            <text:p>156.641686716627</text:p>
          </table:table-cell>
          <table:table-cell table:formula="of:=ABS([.E273]-[.B273])/0.0166667" office:value-type="float" office:value="672.358655282687" calcext:value-type="float">
            <text:p>672.358655282687</text:p>
          </table:table-cell>
          <table:table-cell table:formula="of:=([.F273]-[.C273])/0.0166667" office:value-type="float" office:value="63.6958726082547" calcext:value-type="float">
            <text:p>63.6958726082547</text:p>
          </table:table-cell>
          <table:table-cell table:formula="of:=DEGREES(ATAN(ABS([.F273]-[.C273])/ABS([.E273]-[.B273])))" office:value-type="float" office:value="5.41176246862284" calcext:value-type="float">
            <text:p>5.41176246862284</text:p>
          </table:table-cell>
          <table:table-cell table:formula="of:=SQRT(POWER([.H273];2)+POWER([.I273];2)+POWER([.J273];2))" office:value-type="float" office:value="693.296432659436" calcext:value-type="float">
            <text:p>693.296432659436</text:p>
          </table:table-cell>
        </table:table-row>
        <table:table-row table:style-name="ro1">
          <table:table-cell office:value-type="float" office:value="35.6434" calcext:value-type="float">
            <text:p>35.6434</text:p>
          </table:table-cell>
          <table:table-cell office:value-type="float" office:value="302.073" calcext:value-type="float">
            <text:p>302.073</text:p>
          </table:table-cell>
          <table:table-cell office:value-type="float" office:value="46.4713" calcext:value-type="float">
            <text:p>46.4713</text:p>
          </table:table-cell>
          <table:table-cell office:value-type="float" office:value="37.526" calcext:value-type="float">
            <text:p>37.526</text:p>
          </table:table-cell>
          <table:table-cell office:value-type="float" office:value="290.649" calcext:value-type="float">
            <text:p>290.649</text:p>
          </table:table-cell>
          <table:table-cell office:value-type="float" office:value="47.5784" calcext:value-type="float">
            <text:p>47.5784</text:p>
          </table:table-cell>
          <table:table-cell/>
          <table:table-cell table:formula="of:=([.D274]-[.A274])/0.0166667" office:value-type="float" office:value="112.955774088452" calcext:value-type="float">
            <text:p>112.955774088452</text:p>
          </table:table-cell>
          <table:table-cell table:formula="of:=ABS([.E274]-[.B274])/0.0166667" office:value-type="float" office:value="685.438629122741" calcext:value-type="float">
            <text:p>685.438629122741</text:p>
          </table:table-cell>
          <table:table-cell table:formula="of:=([.F274]-[.C274])/0.0166667" office:value-type="float" office:value="66.4258671482659" calcext:value-type="float">
            <text:p>66.4258671482659</text:p>
          </table:table-cell>
          <table:table-cell table:formula="of:=DEGREES(ATAN(ABS([.F274]-[.C274])/ABS([.E274]-[.B274])))" office:value-type="float" office:value="5.53524978662761" calcext:value-type="float">
            <text:p>5.53524978662761</text:p>
          </table:table-cell>
          <table:table-cell table:formula="of:=SQRT(POWER([.H274];2)+POWER([.I274];2)+POWER([.J274];2))" office:value-type="float" office:value="697.852073880978" calcext:value-type="float">
            <text:p>697.852073880978</text:p>
          </table:table-cell>
        </table:table-row>
        <table:table-row table:style-name="ro1">
          <table:table-cell office:value-type="float" office:value="39.4093" calcext:value-type="float">
            <text:p>39.4093</text:p>
          </table:table-cell>
          <table:table-cell office:value-type="float" office:value="297.137" calcext:value-type="float">
            <text:p>297.137</text:p>
          </table:table-cell>
          <table:table-cell office:value-type="float" office:value="46.8804" calcext:value-type="float">
            <text:p>46.8804</text:p>
          </table:table-cell>
          <table:table-cell office:value-type="float" office:value="42.2784" calcext:value-type="float">
            <text:p>42.2784</text:p>
          </table:table-cell>
          <table:table-cell office:value-type="float" office:value="284.826" calcext:value-type="float">
            <text:p>284.826</text:p>
          </table:table-cell>
          <table:table-cell office:value-type="float" office:value="48.1171" calcext:value-type="float">
            <text:p>48.1171</text:p>
          </table:table-cell>
          <table:table-cell/>
          <table:table-cell table:formula="of:=([.D275]-[.A275])/0.0166667" office:value-type="float" office:value="172.145655708688" calcext:value-type="float">
            <text:p>172.145655708688</text:p>
          </table:table-cell>
          <table:table-cell table:formula="of:=ABS([.E275]-[.B275])/0.0166667" office:value-type="float" office:value="738.658522682953" calcext:value-type="float">
            <text:p>738.658522682953</text:p>
          </table:table-cell>
          <table:table-cell table:formula="of:=([.F275]-[.C275])/0.0166667" office:value-type="float" office:value="74.2018515962968" calcext:value-type="float">
            <text:p>74.2018515962968</text:p>
          </table:table-cell>
          <table:table-cell table:formula="of:=DEGREES(ATAN(ABS([.F275]-[.C275])/ABS([.E275]-[.B275])))" office:value-type="float" office:value="5.73639650369927" calcext:value-type="float">
            <text:p>5.73639650369927</text:p>
          </table:table-cell>
          <table:table-cell table:formula="of:=SQRT(POWER([.H275];2)+POWER([.I275];2)+POWER([.J275];2))" office:value-type="float" office:value="762.0737855955" calcext:value-type="float">
            <text:p>762.0737855955</text:p>
          </table:table-cell>
        </table:table-row>
        <table:table-row table:style-name="ro1">
          <table:table-cell office:value-type="float" office:value="39.8096" calcext:value-type="float">
            <text:p>39.8096</text:p>
          </table:table-cell>
          <table:table-cell office:value-type="float" office:value="298.828" calcext:value-type="float">
            <text:p>298.828</text:p>
          </table:table-cell>
          <table:table-cell office:value-type="float" office:value="46.3747" calcext:value-type="float">
            <text:p>46.3747</text:p>
          </table:table-cell>
          <table:table-cell office:value-type="float" office:value="42.909" calcext:value-type="float">
            <text:p>42.909</text:p>
          </table:table-cell>
          <table:table-cell office:value-type="float" office:value="286.596" calcext:value-type="float">
            <text:p>286.596</text:p>
          </table:table-cell>
          <table:table-cell office:value-type="float" office:value="47.0979" calcext:value-type="float">
            <text:p>47.0979</text:p>
          </table:table-cell>
          <table:table-cell/>
          <table:table-cell table:formula="of:=([.D276]-[.A276])/0.0166667" office:value-type="float" office:value="185.963628072744" calcext:value-type="float">
            <text:p>185.963628072744</text:p>
          </table:table-cell>
          <table:table-cell table:formula="of:=ABS([.E276]-[.B276])/0.0166667" office:value-type="float" office:value="733.918532162934" calcext:value-type="float">
            <text:p>733.918532162934</text:p>
          </table:table-cell>
          <table:table-cell table:formula="of:=([.F276]-[.C276])/0.0166667" office:value-type="float" office:value="43.3919132161739" calcext:value-type="float">
            <text:p>43.3919132161739</text:p>
          </table:table-cell>
          <table:table-cell table:formula="of:=DEGREES(ATAN(ABS([.F276]-[.C276])/ABS([.E276]-[.B276])))" office:value-type="float" office:value="3.38359443689803" calcext:value-type="float">
            <text:p>3.38359443689803</text:p>
          </table:table-cell>
          <table:table-cell table:formula="of:=SQRT(POWER([.H276];2)+POWER([.I276];2)+POWER([.J276];2))" office:value-type="float" office:value="758.354627434114" calcext:value-type="float">
            <text:p>758.354627434114</text:p>
          </table:table-cell>
        </table:table-row>
        <table:table-row table:style-name="ro1">
          <table:table-cell office:value-type="float" office:value="42.5488" calcext:value-type="float">
            <text:p>42.5488</text:p>
          </table:table-cell>
          <table:table-cell office:value-type="float" office:value="292.334" calcext:value-type="float">
            <text:p>292.334</text:p>
          </table:table-cell>
          <table:table-cell office:value-type="float" office:value="46.2615" calcext:value-type="float">
            <text:p>46.2615</text:p>
          </table:table-cell>
          <table:table-cell office:value-type="float" office:value="45.7" calcext:value-type="float">
            <text:p>45.7</text:p>
          </table:table-cell>
          <table:table-cell office:value-type="float" office:value="281.93" calcext:value-type="float">
            <text:p>281.93</text:p>
          </table:table-cell>
          <table:table-cell office:value-type="float" office:value="46.5019" calcext:value-type="float">
            <text:p>46.5019</text:p>
          </table:table-cell>
          <table:table-cell/>
          <table:table-cell table:formula="of:=([.D277]-[.A277])/0.0166667" office:value-type="float" office:value="189.071621856756" calcext:value-type="float">
            <text:p>189.071621856756</text:p>
          </table:table-cell>
          <table:table-cell table:formula="of:=ABS([.E277]-[.B277])/0.0166667" office:value-type="float" office:value="624.238751522497" calcext:value-type="float">
            <text:p>624.238751522497</text:p>
          </table:table-cell>
          <table:table-cell table:formula="of:=([.F277]-[.C277])/0.0166667" office:value-type="float" office:value="14.4239711520578" calcext:value-type="float">
            <text:p>14.4239711520578</text:p>
          </table:table-cell>
          <table:table-cell table:formula="of:=DEGREES(ATAN(ABS([.F277]-[.C277])/ABS([.E277]-[.B277])))" office:value-type="float" office:value="1.32366924614953" calcext:value-type="float">
            <text:p>1.32366924614953</text:p>
          </table:table-cell>
          <table:table-cell table:formula="of:=SQRT(POWER([.H277];2)+POWER([.I277];2)+POWER([.J277];2))" office:value-type="float" office:value="652.403362987734" calcext:value-type="float">
            <text:p>652.403362987734</text:p>
          </table:table-cell>
        </table:table-row>
        <table:table-row table:style-name="ro1">
          <table:table-cell office:value-type="float" office:value="40.9386" calcext:value-type="float">
            <text:p>40.9386</text:p>
          </table:table-cell>
          <table:table-cell office:value-type="float" office:value="297.622" calcext:value-type="float">
            <text:p>297.622</text:p>
          </table:table-cell>
          <table:table-cell office:value-type="float" office:value="46.5367" calcext:value-type="float">
            <text:p>46.5367</text:p>
          </table:table-cell>
          <table:table-cell office:value-type="float" office:value="44.1782" calcext:value-type="float">
            <text:p>44.1782</text:p>
          </table:table-cell>
          <table:table-cell office:value-type="float" office:value="286.888" calcext:value-type="float">
            <text:p>286.888</text:p>
          </table:table-cell>
          <table:table-cell office:value-type="float" office:value="47.2942" calcext:value-type="float">
            <text:p>47.2942</text:p>
          </table:table-cell>
          <table:table-cell/>
          <table:table-cell table:formula="of:=([.D278]-[.A278])/0.0166667" office:value-type="float" office:value="194.375611248777" calcext:value-type="float">
            <text:p>194.375611248777</text:p>
          </table:table-cell>
          <table:table-cell table:formula="of:=ABS([.E278]-[.B278])/0.0166667" office:value-type="float" office:value="644.038711922578" calcext:value-type="float">
            <text:p>644.038711922578</text:p>
          </table:table-cell>
          <table:table-cell table:formula="of:=([.F278]-[.C278])/0.0166667" office:value-type="float" office:value="45.4499091001818" calcext:value-type="float">
            <text:p>45.4499091001818</text:p>
          </table:table-cell>
          <table:table-cell table:formula="of:=DEGREES(ATAN(ABS([.F278]-[.C278])/ABS([.E278]-[.B278])))" office:value-type="float" office:value="4.03667959875431" calcext:value-type="float">
            <text:p>4.03667959875431</text:p>
          </table:table-cell>
          <table:table-cell table:formula="of:=SQRT(POWER([.H278];2)+POWER([.I278];2)+POWER([.J278];2))" office:value-type="float" office:value="674.265107313469" calcext:value-type="float">
            <text:p>674.265107313469</text:p>
          </table:table-cell>
        </table:table-row>
        <table:table-row table:style-name="ro1">
          <table:table-cell office:value-type="float" office:value="40.3842" calcext:value-type="float">
            <text:p>40.3842</text:p>
          </table:table-cell>
          <table:table-cell office:value-type="float" office:value="302.051" calcext:value-type="float">
            <text:p>302.051</text:p>
          </table:table-cell>
          <table:table-cell office:value-type="float" office:value="45.9039" calcext:value-type="float">
            <text:p>45.9039</text:p>
          </table:table-cell>
          <table:table-cell office:value-type="float" office:value="43.9101" calcext:value-type="float">
            <text:p>43.9101</text:p>
          </table:table-cell>
          <table:table-cell office:value-type="float" office:value="291.235" calcext:value-type="float">
            <text:p>291.235</text:p>
          </table:table-cell>
          <table:table-cell office:value-type="float" office:value="46.4082" calcext:value-type="float">
            <text:p>46.4082</text:p>
          </table:table-cell>
          <table:table-cell/>
          <table:table-cell table:formula="of:=([.D279]-[.A279])/0.0166667" office:value-type="float" office:value="211.553576892846" calcext:value-type="float">
            <text:p>211.553576892846</text:p>
          </table:table-cell>
          <table:table-cell table:formula="of:=ABS([.E279]-[.B279])/0.0166667" office:value-type="float" office:value="648.958702082594" calcext:value-type="float">
            <text:p>648.958702082594</text:p>
          </table:table-cell>
          <table:table-cell table:formula="of:=([.F279]-[.C279])/0.0166667" office:value-type="float" office:value="30.2579394841211" calcext:value-type="float">
            <text:p>30.2579394841211</text:p>
          </table:table-cell>
          <table:table-cell table:formula="of:=DEGREES(ATAN(ABS([.F279]-[.C279])/ABS([.E279]-[.B279])))" office:value-type="float" office:value="2.66950359557337" calcext:value-type="float">
            <text:p>2.66950359557337</text:p>
          </table:table-cell>
          <table:table-cell table:formula="of:=SQRT(POWER([.H279];2)+POWER([.I279];2)+POWER([.J279];2))" office:value-type="float" office:value="683.240701222276" calcext:value-type="float">
            <text:p>683.240701222276</text:p>
          </table:table-cell>
        </table:table-row>
        <table:table-row table:style-name="ro1">
          <table:table-cell office:value-type="float" office:value="38.8292" calcext:value-type="float">
            <text:p>38.8292</text:p>
          </table:table-cell>
          <table:table-cell office:value-type="float" office:value="301.609" calcext:value-type="float">
            <text:p>301.609</text:p>
          </table:table-cell>
          <table:table-cell office:value-type="float" office:value="45.9839" calcext:value-type="float">
            <text:p>45.9839</text:p>
          </table:table-cell>
          <table:table-cell office:value-type="float" office:value="41.8778" calcext:value-type="float">
            <text:p>41.8778</text:p>
          </table:table-cell>
          <table:table-cell office:value-type="float" office:value="290.685" calcext:value-type="float">
            <text:p>290.685</text:p>
          </table:table-cell>
          <table:table-cell office:value-type="float" office:value="46.51" calcext:value-type="float">
            <text:p>46.51</text:p>
          </table:table-cell>
          <table:table-cell/>
          <table:table-cell table:formula="of:=([.D280]-[.A280])/0.0166667" office:value-type="float" office:value="182.915634168732" calcext:value-type="float">
            <text:p>182.915634168732</text:p>
          </table:table-cell>
          <table:table-cell table:formula="of:=ABS([.E280]-[.B280])/0.0166667" office:value-type="float" office:value="655.43868912262" calcext:value-type="float">
            <text:p>655.43868912262</text:p>
          </table:table-cell>
          <table:table-cell table:formula="of:=([.F280]-[.C280])/0.0166667" office:value-type="float" office:value="31.5659368681262" calcext:value-type="float">
            <text:p>31.5659368681262</text:p>
          </table:table-cell>
          <table:table-cell table:formula="of:=DEGREES(ATAN(ABS([.F280]-[.C280])/ABS([.E280]-[.B280])))" office:value-type="float" office:value="2.7572351989022" calcext:value-type="float">
            <text:p>2.7572351989022</text:p>
          </table:table-cell>
          <table:table-cell table:formula="of:=SQRT(POWER([.H280];2)+POWER([.I280];2)+POWER([.J280];2))" office:value-type="float" office:value="681.215393831122" calcext:value-type="float">
            <text:p>681.215393831122</text:p>
          </table:table-cell>
        </table:table-row>
        <table:table-row table:style-name="ro1">
          <table:table-cell office:value-type="float" office:value="37.7247" calcext:value-type="float">
            <text:p>37.7247</text:p>
          </table:table-cell>
          <table:table-cell office:value-type="float" office:value="302.647" calcext:value-type="float">
            <text:p>302.647</text:p>
          </table:table-cell>
          <table:table-cell office:value-type="float" office:value="46.6276" calcext:value-type="float">
            <text:p>46.6276</text:p>
          </table:table-cell>
          <table:table-cell office:value-type="float" office:value="41.0287" calcext:value-type="float">
            <text:p>41.0287</text:p>
          </table:table-cell>
          <table:table-cell office:value-type="float" office:value="288.645" calcext:value-type="float">
            <text:p>288.645</text:p>
          </table:table-cell>
          <table:table-cell office:value-type="float" office:value="48.3363" calcext:value-type="float">
            <text:p>48.3363</text:p>
          </table:table-cell>
          <table:table-cell/>
          <table:table-cell table:formula="of:=([.D281]-[.A281])/0.0166667" office:value-type="float" office:value="198.239603520793" calcext:value-type="float">
            <text:p>198.239603520793</text:p>
          </table:table-cell>
          <table:table-cell table:formula="of:=ABS([.E281]-[.B281])/0.0166667" office:value-type="float" office:value="840.118319763361" calcext:value-type="float">
            <text:p>840.118319763361</text:p>
          </table:table-cell>
          <table:table-cell table:formula="of:=([.F281]-[.C281])/0.0166667" office:value-type="float" office:value="102.52179495641" calcext:value-type="float">
            <text:p>102.52179495641</text:p>
          </table:table-cell>
          <table:table-cell table:formula="of:=DEGREES(ATAN(ABS([.F281]-[.C281])/ABS([.E281]-[.B281])))" office:value-type="float" office:value="6.95754997725141" calcext:value-type="float">
            <text:p>6.95754997725141</text:p>
          </table:table-cell>
          <table:table-cell table:formula="of:=SQRT(POWER([.H281];2)+POWER([.I281];2)+POWER([.J281];2))" office:value-type="float" office:value="869.257412995241" calcext:value-type="float">
            <text:p>869.257412995241</text:p>
          </table:table-cell>
        </table:table-row>
        <table:table-row table:style-name="ro1">
          <table:table-cell office:value-type="float" office:value="38.8545" calcext:value-type="float">
            <text:p>38.8545</text:p>
          </table:table-cell>
          <table:table-cell office:value-type="float" office:value="301.488" calcext:value-type="float">
            <text:p>301.488</text:p>
          </table:table-cell>
          <table:table-cell office:value-type="float" office:value="46.5211" calcext:value-type="float">
            <text:p>46.5211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290.481" calcext:value-type="float">
            <text:p>290.481</text:p>
          </table:table-cell>
          <table:table-cell office:value-type="float" office:value="47.8075" calcext:value-type="float">
            <text:p>47.8075</text:p>
          </table:table-cell>
          <table:table-cell/>
          <table:table-cell table:formula="of:=([.D282]-[.A282])/0.0166667" office:value-type="float" office:value="199.9796000408" calcext:value-type="float">
            <text:p>199.9796000408</text:p>
          </table:table-cell>
          <table:table-cell table:formula="of:=ABS([.E282]-[.B282])/0.0166667" office:value-type="float" office:value="660.418679162642" calcext:value-type="float">
            <text:p>660.418679162642</text:p>
          </table:table-cell>
          <table:table-cell table:formula="of:=([.F282]-[.C282])/0.0166667" office:value-type="float" office:value="77.1838456323088" calcext:value-type="float">
            <text:p>77.1838456323088</text:p>
          </table:table-cell>
          <table:table-cell table:formula="of:=DEGREES(ATAN(ABS([.F282]-[.C282])/ABS([.E282]-[.B282])))" office:value-type="float" office:value="6.6659796375446" calcext:value-type="float">
            <text:p>6.6659796375446</text:p>
          </table:table-cell>
          <table:table-cell table:formula="of:=SQRT(POWER([.H282];2)+POWER([.I282];2)+POWER([.J282];2))" office:value-type="float" office:value="694.335666839893" calcext:value-type="float">
            <text:p>694.335666839893</text:p>
          </table:table-cell>
        </table:table-row>
        <table:table-row table:style-name="ro1">
          <table:table-cell office:value-type="float" office:value="38.0975" calcext:value-type="float">
            <text:p>38.0975</text:p>
          </table:table-cell>
          <table:table-cell office:value-type="float" office:value="304.497" calcext:value-type="float">
            <text:p>304.497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41.5529" calcext:value-type="float">
            <text:p>41.5529</text:p>
          </table:table-cell>
          <table:table-cell office:value-type="float" office:value="291.953" calcext:value-type="float">
            <text:p>291.953</text:p>
          </table:table-cell>
          <table:table-cell office:value-type="float" office:value="46.838" calcext:value-type="float">
            <text:p>46.838</text:p>
          </table:table-cell>
          <table:table-cell/>
          <table:table-cell table:formula="of:=([.D283]-[.A283])/0.0166667" office:value-type="float" office:value="207.32358535283" calcext:value-type="float">
            <text:p>207.32358535283</text:p>
          </table:table-cell>
          <table:table-cell table:formula="of:=ABS([.E283]-[.B283])/0.0166667" office:value-type="float" office:value="752.638494723013" calcext:value-type="float">
            <text:p>752.638494723013</text:p>
          </table:table-cell>
          <table:table-cell table:formula="of:=([.F283]-[.C283])/0.0166667" office:value-type="float" office:value="75.7738484523032" calcext:value-type="float">
            <text:p>75.7738484523032</text:p>
          </table:table-cell>
          <table:table-cell table:formula="of:=DEGREES(ATAN(ABS([.F283]-[.C283])/ABS([.E283]-[.B283])))" office:value-type="float" office:value="5.74903062020921" calcext:value-type="float">
            <text:p>5.74903062020921</text:p>
          </table:table-cell>
          <table:table-cell table:formula="of:=SQRT(POWER([.H283];2)+POWER([.I283];2)+POWER([.J283];2))" office:value-type="float" office:value="784.340135968922" calcext:value-type="float">
            <text:p>784.340135968922</text:p>
          </table:table-cell>
        </table:table-row>
        <table:table-row table:style-name="ro1">
          <table:table-cell office:value-type="float" office:value="37.4932" calcext:value-type="float">
            <text:p>37.4932</text:p>
          </table:table-cell>
          <table:table-cell office:value-type="float" office:value="305.76" calcext:value-type="float">
            <text:p>305.76</text:p>
          </table:table-cell>
          <table:table-cell office:value-type="float" office:value="45.9239" calcext:value-type="float">
            <text:p>45.9239</text:p>
          </table:table-cell>
          <table:table-cell office:value-type="float" office:value="40.7176" calcext:value-type="float">
            <text:p>40.7176</text:p>
          </table:table-cell>
          <table:table-cell office:value-type="float" office:value="293.078" calcext:value-type="float">
            <text:p>293.078</text:p>
          </table:table-cell>
          <table:table-cell office:value-type="float" office:value="47.1943" calcext:value-type="float">
            <text:p>47.1943</text:p>
          </table:table-cell>
          <table:table-cell/>
          <table:table-cell table:formula="of:=([.D284]-[.A284])/0.0166667" office:value-type="float" office:value="193.463613072774" calcext:value-type="float">
            <text:p>193.463613072774</text:p>
          </table:table-cell>
          <table:table-cell table:formula="of:=ABS([.E284]-[.B284])/0.0166667" office:value-type="float" office:value="760.918478163045" calcext:value-type="float">
            <text:p>760.918478163045</text:p>
          </table:table-cell>
          <table:table-cell table:formula="of:=([.F284]-[.C284])/0.0166667" office:value-type="float" office:value="76.2238475523046" calcext:value-type="float">
            <text:p>76.2238475523046</text:p>
          </table:table-cell>
          <table:table-cell table:formula="of:=DEGREES(ATAN(ABS([.F284]-[.C284])/ABS([.E284]-[.B284])))" office:value-type="float" office:value="5.72043389946845" calcext:value-type="float">
            <text:p>5.72043389946845</text:p>
          </table:table-cell>
          <table:table-cell table:formula="of:=SQRT(POWER([.H284];2)+POWER([.I284];2)+POWER([.J284];2))" office:value-type="float" office:value="788.818847980202" calcext:value-type="float">
            <text:p>788.818847980202</text:p>
          </table:table-cell>
        </table:table-row>
        <table:table-row table:style-name="ro1">
          <table:table-cell office:value-type="float" office:value="38.1368" calcext:value-type="float">
            <text:p>38.1368</text:p>
          </table:table-cell>
          <table:table-cell office:value-type="float" office:value="304.305" calcext:value-type="float">
            <text:p>304.305</text:p>
          </table:table-cell>
          <table:table-cell office:value-type="float" office:value="46.3868" calcext:value-type="float">
            <text:p>46.3868</text:p>
          </table:table-cell>
          <table:table-cell office:value-type="float" office:value="41.345" calcext:value-type="float">
            <text:p>41.345</text:p>
          </table:table-cell>
          <table:table-cell office:value-type="float" office:value="291.657" calcext:value-type="float">
            <text:p>291.657</text:p>
          </table:table-cell>
          <table:table-cell office:value-type="float" office:value="47.902" calcext:value-type="float">
            <text:p>47.902</text:p>
          </table:table-cell>
          <table:table-cell/>
          <table:table-cell table:formula="of:=([.D285]-[.A285])/0.0166667" office:value-type="float" office:value="192.49161501677" calcext:value-type="float">
            <text:p>192.49161501677</text:p>
          </table:table-cell>
          <table:table-cell table:formula="of:=ABS([.E285]-[.B285])/0.0166667" office:value-type="float" office:value="758.878482243037" calcext:value-type="float">
            <text:p>758.878482243037</text:p>
          </table:table-cell>
          <table:table-cell table:formula="of:=([.F285]-[.C285])/0.0166667" office:value-type="float" office:value="90.9118181763636" calcext:value-type="float">
            <text:p>90.9118181763636</text:p>
          </table:table-cell>
          <table:table-cell table:formula="of:=DEGREES(ATAN(ABS([.F285]-[.C285])/ABS([.E285]-[.B285])))" office:value-type="float" office:value="6.83134089464729" calcext:value-type="float">
            <text:p>6.83134089464729</text:p>
          </table:table-cell>
          <table:table-cell table:formula="of:=SQRT(POWER([.H285];2)+POWER([.I285];2)+POWER([.J285];2))" office:value-type="float" office:value="788.171638253618" calcext:value-type="float">
            <text:p>788.171638253618</text:p>
          </table:table-cell>
        </table:table-row>
        <table:table-row table:style-name="ro1">
          <table:table-cell office:value-type="float" office:value="40.8521" calcext:value-type="float">
            <text:p>40.8521</text:p>
          </table:table-cell>
          <table:table-cell office:value-type="float" office:value="294.726" calcext:value-type="float">
            <text:p>294.726</text:p>
          </table:table-cell>
          <table:table-cell office:value-type="float" office:value="46.4424" calcext:value-type="float">
            <text:p>46.4424</text:p>
          </table:table-cell>
          <table:table-cell office:value-type="float" office:value="43.4879" calcext:value-type="float">
            <text:p>43.4879</text:p>
          </table:table-cell>
          <table:table-cell office:value-type="float" office:value="285.386" calcext:value-type="float">
            <text:p>285.386</text:p>
          </table:table-cell>
          <table:table-cell office:value-type="float" office:value="47.0172" calcext:value-type="float">
            <text:p>47.0172</text:p>
          </table:table-cell>
          <table:table-cell/>
          <table:table-cell table:formula="of:=([.D286]-[.A286])/0.0166667" office:value-type="float" office:value="158.147683704633" calcext:value-type="float">
            <text:p>158.147683704633</text:p>
          </table:table-cell>
          <table:table-cell table:formula="of:=ABS([.E286]-[.B286])/0.0166667" office:value-type="float" office:value="560.39887920224" calcext:value-type="float">
            <text:p>560.39887920224</text:p>
          </table:table-cell>
          <table:table-cell table:formula="of:=([.F286]-[.C286])/0.0166667" office:value-type="float" office:value="34.4879310241381" calcext:value-type="float">
            <text:p>34.4879310241381</text:p>
          </table:table-cell>
          <table:table-cell table:formula="of:=DEGREES(ATAN(ABS([.F286]-[.C286])/ABS([.E286]-[.B286])))" office:value-type="float" office:value="3.52164141714127" calcext:value-type="float">
            <text:p>3.52164141714127</text:p>
          </table:table-cell>
          <table:table-cell table:formula="of:=SQRT(POWER([.H286];2)+POWER([.I286];2)+POWER([.J286];2))" office:value-type="float" office:value="583.306961263616" calcext:value-type="float">
            <text:p>583.306961263616</text:p>
          </table:table-cell>
        </table:table-row>
        <table:table-row table:style-name="ro1">
          <table:table-cell office:value-type="float" office:value="38.49" calcext:value-type="float">
            <text:p>38.49</text:p>
          </table:table-cell>
          <table:table-cell office:value-type="float" office:value="302.926" calcext:value-type="float">
            <text:p>302.926</text:p>
          </table:table-cell>
          <table:table-cell office:value-type="float" office:value="46.3191" calcext:value-type="float">
            <text:p>46.3191</text:p>
          </table:table-cell>
          <table:table-cell office:value-type="float" office:value="41.6696" calcext:value-type="float">
            <text:p>41.6696</text:p>
          </table:table-cell>
          <table:table-cell office:value-type="float" office:value="290.397" calcext:value-type="float">
            <text:p>290.397</text:p>
          </table:table-cell>
          <table:table-cell office:value-type="float" office:value="47.5711" calcext:value-type="float">
            <text:p>47.5711</text:p>
          </table:table-cell>
          <table:table-cell/>
          <table:table-cell table:formula="of:=([.D287]-[.A287])/0.0166667" office:value-type="float" office:value="190.775618448763" calcext:value-type="float">
            <text:p>190.775618448763</text:p>
          </table:table-cell>
          <table:table-cell table:formula="of:=ABS([.E287]-[.B287])/0.0166667" office:value-type="float" office:value="751.738496523007" calcext:value-type="float">
            <text:p>751.738496523007</text:p>
          </table:table-cell>
          <table:table-cell table:formula="of:=([.F287]-[.C287])/0.0166667" office:value-type="float" office:value="75.1198497603006" calcext:value-type="float">
            <text:p>75.1198497603006</text:p>
          </table:table-cell>
          <table:table-cell table:formula="of:=DEGREES(ATAN(ABS([.F287]-[.C287])/ABS([.E287]-[.B287])))" office:value-type="float" office:value="5.70651811090968" calcext:value-type="float">
            <text:p>5.70651811090968</text:p>
          </table:table-cell>
          <table:table-cell table:formula="of:=SQRT(POWER([.H287];2)+POWER([.I287];2)+POWER([.J287];2))" office:value-type="float" office:value="779.19772559806" calcext:value-type="float">
            <text:p>779.19772559806</text:p>
          </table:table-cell>
        </table:table-row>
        <table:table-row table:style-name="ro1">
          <table:table-cell office:value-type="float" office:value="45.4943" calcext:value-type="float">
            <text:p>45.4943</text:p>
          </table:table-cell>
          <table:table-cell office:value-type="float" office:value="310.786" calcext:value-type="float">
            <text:p>310.786</text:p>
          </table:table-cell>
          <table:table-cell office:value-type="float" office:value="45.9158" calcext:value-type="float">
            <text:p>45.9158</text:p>
          </table:table-cell>
          <table:table-cell office:value-type="float" office:value="47.9559" calcext:value-type="float">
            <text:p>47.9559</text:p>
          </table:table-cell>
          <table:table-cell office:value-type="float" office:value="299.155" calcext:value-type="float">
            <text:p>299.155</text:p>
          </table:table-cell>
          <table:table-cell office:value-type="float" office:value="47.2777" calcext:value-type="float">
            <text:p>47.2777</text:p>
          </table:table-cell>
          <table:table-cell/>
          <table:table-cell table:formula="of:=([.D288]-[.A288])/0.0166667" office:value-type="float" office:value="147.695704608591" calcext:value-type="float">
            <text:p>147.695704608591</text:p>
          </table:table-cell>
          <table:table-cell table:formula="of:=ABS([.E288]-[.B288])/0.0166667" office:value-type="float" office:value="697.858604282793" calcext:value-type="float">
            <text:p>697.858604282793</text:p>
          </table:table-cell>
          <table:table-cell table:formula="of:=([.F288]-[.C288])/0.0166667" office:value-type="float" office:value="81.7138365723272" calcext:value-type="float">
            <text:p>81.7138365723272</text:p>
          </table:table-cell>
          <table:table-cell table:formula="of:=DEGREES(ATAN(ABS([.F288]-[.C288])/ABS([.E288]-[.B288])))" office:value-type="float" office:value="6.67848075238028" calcext:value-type="float">
            <text:p>6.67848075238028</text:p>
          </table:table-cell>
          <table:table-cell table:formula="of:=SQRT(POWER([.H288];2)+POWER([.I288];2)+POWER([.J288];2))" office:value-type="float" office:value="717.981757302179" calcext:value-type="float">
            <text:p>717.981757302179</text:p>
          </table:table-cell>
        </table:table-row>
        <table:table-row table:style-name="ro1">
          <table:table-cell office:value-type="float" office:value="63.5565" calcext:value-type="float">
            <text:p>63.5565</text:p>
          </table:table-cell>
          <table:table-cell office:value-type="float" office:value="307.847" calcext:value-type="float">
            <text:p>307.847</text:p>
          </table:table-cell>
          <table:table-cell office:value-type="float" office:value="46.415" calcext:value-type="float">
            <text:p>46.415</text:p>
          </table:table-cell>
          <table:table-cell office:value-type="float" office:value="65.8489" calcext:value-type="float">
            <text:p>65.8489</text:p>
          </table:table-cell>
          <table:table-cell office:value-type="float" office:value="295.067" calcext:value-type="float">
            <text:p>295.067</text:p>
          </table:table-cell>
          <table:table-cell office:value-type="float" office:value="47.6817" calcext:value-type="float">
            <text:p>47.6817</text:p>
          </table:table-cell>
          <table:table-cell/>
          <table:table-cell table:formula="of:=([.D289]-[.A289])/0.0166667" office:value-type="float" office:value="137.54372491255" calcext:value-type="float">
            <text:p>137.54372491255</text:p>
          </table:table-cell>
          <table:table-cell table:formula="of:=ABS([.E289]-[.B289])/0.0166667" office:value-type="float" office:value="766.798466403066" calcext:value-type="float">
            <text:p>766.798466403066</text:p>
          </table:table-cell>
          <table:table-cell table:formula="of:=([.F289]-[.C289])/0.0166667" office:value-type="float" office:value="76.001847996304" calcext:value-type="float">
            <text:p>76.001847996304</text:p>
          </table:table-cell>
          <table:table-cell table:formula="of:=DEGREES(ATAN(ABS([.F289]-[.C289])/ABS([.E289]-[.B289])))" office:value-type="float" office:value="5.66042976127092" calcext:value-type="float">
            <text:p>5.66042976127092</text:p>
          </table:table-cell>
          <table:table-cell table:formula="of:=SQRT(POWER([.H289];2)+POWER([.I289];2)+POWER([.J289];2))" office:value-type="float" office:value="782.735233166213" calcext:value-type="float">
            <text:p>782.735233166213</text:p>
          </table:table-cell>
        </table:table-row>
        <table:table-row table:style-name="ro1">
          <table:table-cell office:value-type="float" office:value="63.0008" calcext:value-type="float">
            <text:p>63.0008</text:p>
          </table:table-cell>
          <table:table-cell office:value-type="float" office:value="309.226" calcext:value-type="float">
            <text:p>309.226</text:p>
          </table:table-cell>
          <table:table-cell office:value-type="float" office:value="46.4898" calcext:value-type="float">
            <text:p>46.4898</text:p>
          </table:table-cell>
          <table:table-cell office:value-type="float" office:value="65.0293" calcext:value-type="float">
            <text:p>65.0293</text:p>
          </table:table-cell>
          <table:table-cell office:value-type="float" office:value="297.823" calcext:value-type="float">
            <text:p>297.823</text:p>
          </table:table-cell>
          <table:table-cell office:value-type="float" office:value="47.2982" calcext:value-type="float">
            <text:p>47.2982</text:p>
          </table:table-cell>
          <table:table-cell/>
          <table:table-cell table:formula="of:=([.D290]-[.A290])/0.0166667" office:value-type="float" office:value="121.709756580487" calcext:value-type="float">
            <text:p>121.709756580487</text:p>
          </table:table-cell>
          <table:table-cell table:formula="of:=ABS([.E290]-[.B290])/0.0166667" office:value-type="float" office:value="684.178631642738" calcext:value-type="float">
            <text:p>684.178631642738</text:p>
          </table:table-cell>
          <table:table-cell table:formula="of:=([.F290]-[.C290])/0.0166667" office:value-type="float" office:value="48.503902992194" calcext:value-type="float">
            <text:p>48.503902992194</text:p>
          </table:table-cell>
          <table:table-cell table:formula="of:=DEGREES(ATAN(ABS([.F290]-[.C290])/ABS([.E290]-[.B290])))" office:value-type="float" office:value="4.05512100615091" calcext:value-type="float">
            <text:p>4.05512100615091</text:p>
          </table:table-cell>
          <table:table-cell table:formula="of:=SQRT(POWER([.H290];2)+POWER([.I290];2)+POWER([.J290];2))" office:value-type="float" office:value="696.610575177328" calcext:value-type="float">
            <text:p>696.610575177328</text:p>
          </table:table-cell>
        </table:table-row>
        <table:table-row table:style-name="ro1">
          <table:table-cell office:value-type="float" office:value="63.5778" calcext:value-type="float">
            <text:p>63.5778</text:p>
          </table:table-cell>
          <table:table-cell office:value-type="float" office:value="306.408" calcext:value-type="float">
            <text:p>306.408</text:p>
          </table:table-cell>
          <table:table-cell office:value-type="float" office:value="46.3555" calcext:value-type="float">
            <text:p>46.3555</text:p>
          </table:table-cell>
          <table:table-cell office:value-type="float" office:value="65.5668" calcext:value-type="float">
            <text:p>65.5668</text:p>
          </table:table-cell>
          <table:table-cell office:value-type="float" office:value="296.518" calcext:value-type="float">
            <text:p>296.518</text:p>
          </table:table-cell>
          <table:table-cell office:value-type="float" office:value="47.2213" calcext:value-type="float">
            <text:p>47.2213</text:p>
          </table:table-cell>
          <table:table-cell/>
          <table:table-cell table:formula="of:=([.D291]-[.A291])/0.0166667" office:value-type="float" office:value="119.339761320477" calcext:value-type="float">
            <text:p>119.339761320477</text:p>
          </table:table-cell>
          <table:table-cell table:formula="of:=ABS([.E291]-[.B291])/0.0166667" office:value-type="float" office:value="593.398813202376" calcext:value-type="float">
            <text:p>593.398813202376</text:p>
          </table:table-cell>
          <table:table-cell table:formula="of:=([.F291]-[.C291])/0.0166667" office:value-type="float" office:value="51.9478961042078" calcext:value-type="float">
            <text:p>51.9478961042078</text:p>
          </table:table-cell>
          <table:table-cell table:formula="of:=DEGREES(ATAN(ABS([.F291]-[.C291])/ABS([.E291]-[.B291])))" office:value-type="float" office:value="5.00308803512734" calcext:value-type="float">
            <text:p>5.00308803512734</text:p>
          </table:table-cell>
          <table:table-cell table:formula="of:=SQRT(POWER([.H291];2)+POWER([.I291];2)+POWER([.J291];2))" office:value-type="float" office:value="607.505320183841" calcext:value-type="float">
            <text:p>607.505320183841</text:p>
          </table:table-cell>
        </table:table-row>
        <table:table-row table:style-name="ro1">
          <table:table-cell office:value-type="float" office:value="64.8024" calcext:value-type="float">
            <text:p>64.8024</text:p>
          </table:table-cell>
          <table:table-cell office:value-type="float" office:value="314.094" calcext:value-type="float">
            <text:p>314.094</text:p>
          </table:table-cell>
          <table:table-cell office:value-type="float" office:value="45.523" calcext:value-type="float">
            <text:p>45.523</text:p>
          </table:table-cell>
          <table:table-cell office:value-type="float" office:value="67.0875" calcext:value-type="float">
            <text:p>67.0875</text:p>
          </table:table-cell>
          <table:table-cell office:value-type="float" office:value="301.049" calcext:value-type="float">
            <text:p>301.049</text:p>
          </table:table-cell>
          <table:table-cell office:value-type="float" office:value="46.561" calcext:value-type="float">
            <text:p>46.561</text:p>
          </table:table-cell>
          <table:table-cell/>
          <table:table-cell table:formula="of:=([.D292]-[.A292])/0.0166667" office:value-type="float" office:value="137.105725788548" calcext:value-type="float">
            <text:p>137.105725788548</text:p>
          </table:table-cell>
          <table:table-cell table:formula="of:=ABS([.E292]-[.B292])/0.0166667" office:value-type="float" office:value="782.698434603132" calcext:value-type="float">
            <text:p>782.698434603132</text:p>
          </table:table-cell>
          <table:table-cell table:formula="of:=([.F292]-[.C292])/0.0166667" office:value-type="float" office:value="62.2798754402489" calcext:value-type="float">
            <text:p>62.2798754402489</text:p>
          </table:table-cell>
          <table:table-cell table:formula="of:=DEGREES(ATAN(ABS([.F292]-[.C292])/ABS([.E292]-[.B292])))" office:value-type="float" office:value="4.54948072301855" calcext:value-type="float">
            <text:p>4.54948072301855</text:p>
          </table:table-cell>
          <table:table-cell table:formula="of:=SQRT(POWER([.H292];2)+POWER([.I292];2)+POWER([.J292];2))" office:value-type="float" office:value="797.05307380315" calcext:value-type="float">
            <text:p>797.05307380315</text:p>
          </table:table-cell>
        </table:table-row>
        <table:table-row table:style-name="ro1">
          <table:table-cell office:value-type="float" office:value="70.2349" calcext:value-type="float">
            <text:p>70.2349</text:p>
          </table:table-cell>
          <table:table-cell office:value-type="float" office:value="307.086" calcext:value-type="float">
            <text:p>307.086</text:p>
          </table:table-cell>
          <table:table-cell office:value-type="float" office:value="46.4589" calcext:value-type="float">
            <text:p>46.4589</text:p>
          </table:table-cell>
          <table:table-cell office:value-type="float" office:value="71.047" calcext:value-type="float">
            <text:p>71.047</text:p>
          </table:table-cell>
          <table:table-cell office:value-type="float" office:value="295.717" calcext:value-type="float">
            <text:p>295.717</text:p>
          </table:table-cell>
          <table:table-cell office:value-type="float" office:value="47.2838" calcext:value-type="float">
            <text:p>47.2838</text:p>
          </table:table-cell>
          <table:table-cell/>
          <table:table-cell table:formula="of:=([.D293]-[.A293])/0.0166667" office:value-type="float" office:value="48.725902548195" calcext:value-type="float">
            <text:p>48.725902548195</text:p>
          </table:table-cell>
          <table:table-cell table:formula="of:=ABS([.E293]-[.B293])/0.0166667" office:value-type="float" office:value="682.13863572273" calcext:value-type="float">
            <text:p>682.13863572273</text:p>
          </table:table-cell>
          <table:table-cell table:formula="of:=([.F293]-[.C293])/0.0166667" office:value-type="float" office:value="49.4939010121979" calcext:value-type="float">
            <text:p>49.4939010121979</text:p>
          </table:table-cell>
          <table:table-cell table:formula="of:=DEGREES(ATAN(ABS([.F293]-[.C293])/ABS([.E293]-[.B293])))" office:value-type="float" office:value="4.14993492355743" calcext:value-type="float">
            <text:p>4.14993492355743</text:p>
          </table:table-cell>
          <table:table-cell table:formula="of:=SQRT(POWER([.H293];2)+POWER([.I293];2)+POWER([.J293];2))" office:value-type="float" office:value="685.665354354593" calcext:value-type="float">
            <text:p>685.665354354593</text:p>
          </table:table-cell>
        </table:table-row>
        <table:table-row table:style-name="ro1">
          <table:table-cell office:value-type="float" office:value="69.1634" calcext:value-type="float">
            <text:p>69.1634</text:p>
          </table:table-cell>
          <table:table-cell office:value-type="float" office:value="308.413" calcext:value-type="float">
            <text:p>308.413</text:p>
          </table:table-cell>
          <table:table-cell office:value-type="float" office:value="46.5452" calcext:value-type="float">
            <text:p>46.5452</text:p>
          </table:table-cell>
          <table:table-cell office:value-type="float" office:value="70.2655" calcext:value-type="float">
            <text:p>70.2655</text:p>
          </table:table-cell>
          <table:table-cell office:value-type="float" office:value="296.942" calcext:value-type="float">
            <text:p>296.942</text:p>
          </table:table-cell>
          <table:table-cell office:value-type="float" office:value="47.6307" calcext:value-type="float">
            <text:p>47.6307</text:p>
          </table:table-cell>
          <table:table-cell/>
          <table:table-cell table:formula="of:=([.D294]-[.A294])/0.0166667" office:value-type="float" office:value="66.1258677482649" calcext:value-type="float">
            <text:p>66.1258677482649</text:p>
          </table:table-cell>
          <table:table-cell table:formula="of:=ABS([.E294]-[.B294])/0.0166667" office:value-type="float" office:value="688.258623482753" calcext:value-type="float">
            <text:p>688.258623482753</text:p>
          </table:table-cell>
          <table:table-cell table:formula="of:=([.F294]-[.C294])/0.0166667" office:value-type="float" office:value="65.1298697402603" calcext:value-type="float">
            <text:p>65.1298697402603</text:p>
          </table:table-cell>
          <table:table-cell table:formula="of:=DEGREES(ATAN(ABS([.F294]-[.C294])/ABS([.E294]-[.B294])))" office:value-type="float" office:value="5.40579832897789" calcext:value-type="float">
            <text:p>5.40579832897789</text:p>
          </table:table-cell>
          <table:table-cell table:formula="of:=SQRT(POWER([.H294];2)+POWER([.I294];2)+POWER([.J294];2))" office:value-type="float" office:value="694.488634259927" calcext:value-type="float">
            <text:p>694.488634259927</text:p>
          </table:table-cell>
        </table:table-row>
        <table:table-row table:style-name="ro1">
          <table:table-cell office:value-type="float" office:value="68.3357" calcext:value-type="float">
            <text:p>68.3357</text:p>
          </table:table-cell>
          <table:table-cell office:value-type="float" office:value="312.731" calcext:value-type="float">
            <text:p>312.731</text:p>
          </table:table-cell>
          <table:table-cell office:value-type="float" office:value="46.4778" calcext:value-type="float">
            <text:p>46.4778</text:p>
          </table:table-cell>
          <table:table-cell office:value-type="float" office:value="69.742" calcext:value-type="float">
            <text:p>69.742</text:p>
          </table:table-cell>
          <table:table-cell office:value-type="float" office:value="298.199" calcext:value-type="float">
            <text:p>298.199</text:p>
          </table:table-cell>
          <table:table-cell office:value-type="float" office:value="47.9732" calcext:value-type="float">
            <text:p>47.9732</text:p>
          </table:table-cell>
          <table:table-cell/>
          <table:table-cell table:formula="of:=([.D295]-[.A295])/0.0166667" office:value-type="float" office:value="84.3778312443376" calcext:value-type="float">
            <text:p>84.3778312443376</text:p>
          </table:table-cell>
          <table:table-cell table:formula="of:=ABS([.E295]-[.B295])/0.0166667" office:value-type="float" office:value="871.918256163487" calcext:value-type="float">
            <text:p>871.918256163487</text:p>
          </table:table-cell>
          <table:table-cell table:formula="of:=([.F295]-[.C295])/0.0166667" office:value-type="float" office:value="89.7238205523587" calcext:value-type="float">
            <text:p>89.7238205523587</text:p>
          </table:table-cell>
          <table:table-cell table:formula="of:=DEGREES(ATAN(ABS([.F295]-[.C295])/ABS([.E295]-[.B295])))" office:value-type="float" office:value="5.87528125854772" calcext:value-type="float">
            <text:p>5.87528125854772</text:p>
          </table:table-cell>
          <table:table-cell table:formula="of:=SQRT(POWER([.H295];2)+POWER([.I295];2)+POWER([.J295];2))" office:value-type="float" office:value="880.574487372411" calcext:value-type="float">
            <text:p>880.574487372411</text:p>
          </table:table-cell>
        </table:table-row>
        <table:table-row table:style-name="ro1">
          <table:table-cell office:value-type="float" office:value="71.0436" calcext:value-type="float">
            <text:p>71.0436</text:p>
          </table:table-cell>
          <table:table-cell office:value-type="float" office:value="301.272" calcext:value-type="float">
            <text:p>301.272</text:p>
          </table:table-cell>
          <table:table-cell office:value-type="float" office:value="47.2706" calcext:value-type="float">
            <text:p>47.2706</text:p>
          </table:table-cell>
          <table:table-cell office:value-type="float" office:value="72.3408" calcext:value-type="float">
            <text:p>72.3408</text:p>
          </table:table-cell>
          <table:table-cell office:value-type="float" office:value="288.826" calcext:value-type="float">
            <text:p>288.826</text:p>
          </table:table-cell>
          <table:table-cell office:value-type="float" office:value="48.2538" calcext:value-type="float">
            <text:p>48.2538</text:p>
          </table:table-cell>
          <table:table-cell/>
          <table:table-cell table:formula="of:=([.D296]-[.A296])/0.0166667" office:value-type="float" office:value="77.8318443363115" calcext:value-type="float">
            <text:p>77.8318443363115</text:p>
          </table:table-cell>
          <table:table-cell table:formula="of:=ABS([.E296]-[.B296])/0.0166667" office:value-type="float" office:value="746.758506482985" calcext:value-type="float">
            <text:p>746.758506482985</text:p>
          </table:table-cell>
          <table:table-cell table:formula="of:=([.F296]-[.C296])/0.0166667" office:value-type="float" office:value="58.9918820162358" calcext:value-type="float">
            <text:p>58.9918820162358</text:p>
          </table:table-cell>
          <table:table-cell table:formula="of:=DEGREES(ATAN(ABS([.F296]-[.C296])/ABS([.E296]-[.B296])))" office:value-type="float" office:value="4.51682978436096" calcext:value-type="float">
            <text:p>4.51682978436096</text:p>
          </table:table-cell>
          <table:table-cell table:formula="of:=SQRT(POWER([.H296];2)+POWER([.I296];2)+POWER([.J296];2))" office:value-type="float" office:value="753.117590513798" calcext:value-type="float">
            <text:p>753.117590513798</text:p>
          </table:table-cell>
        </table:table-row>
        <table:table-row table:style-name="ro1">
          <table:table-cell office:value-type="float" office:value="76.4278" calcext:value-type="float">
            <text:p>76.4278</text:p>
          </table:table-cell>
          <table:table-cell office:value-type="float" office:value="313.522" calcext:value-type="float">
            <text:p>313.522</text:p>
          </table:table-cell>
          <table:table-cell office:value-type="float" office:value="45.4948" calcext:value-type="float">
            <text:p>45.4948</text:p>
          </table:table-cell>
          <table:table-cell office:value-type="float" office:value="77.1063" calcext:value-type="float">
            <text:p>77.1063</text:p>
          </table:table-cell>
          <table:table-cell office:value-type="float" office:value="301.91" calcext:value-type="float">
            <text:p>301.91</text:p>
          </table:table-cell>
          <table:table-cell office:value-type="float" office:value="46.3451" calcext:value-type="float">
            <text:p>46.3451</text:p>
          </table:table-cell>
          <table:table-cell/>
          <table:table-cell table:formula="of:=([.D297]-[.A297])/0.0166667" office:value-type="float" office:value="40.7099185801628" calcext:value-type="float">
            <text:p>40.7099185801628</text:p>
          </table:table-cell>
          <table:table-cell table:formula="of:=ABS([.E297]-[.B297])/0.0166667" office:value-type="float" office:value="696.718606562785" calcext:value-type="float">
            <text:p>696.718606562785</text:p>
          </table:table-cell>
          <table:table-cell table:formula="of:=([.F297]-[.C297])/0.0166667" office:value-type="float" office:value="51.0178979642043" calcext:value-type="float">
            <text:p>51.0178979642043</text:p>
          </table:table-cell>
          <table:table-cell table:formula="of:=DEGREES(ATAN(ABS([.F297]-[.C297])/ABS([.E297]-[.B297])))" office:value-type="float" office:value="4.1880643573385" calcext:value-type="float">
            <text:p>4.1880643573385</text:p>
          </table:table-cell>
          <table:table-cell table:formula="of:=SQRT(POWER([.H297];2)+POWER([.I297];2)+POWER([.J297];2))" office:value-type="float" office:value="699.769204891354" calcext:value-type="float">
            <text:p>699.769204891354</text:p>
          </table:table-cell>
        </table:table-row>
        <table:table-row table:style-name="ro1">
          <table:table-cell office:value-type="float" office:value="76.4133" calcext:value-type="float">
            <text:p>76.4133</text:p>
          </table:table-cell>
          <table:table-cell office:value-type="float" office:value="311.941" calcext:value-type="float">
            <text:p>311.941</text:p>
          </table:table-cell>
          <table:table-cell office:value-type="float" office:value="45.9828" calcext:value-type="float">
            <text:p>45.9828</text:p>
          </table:table-cell>
          <table:table-cell office:value-type="float" office:value="77.0734" calcext:value-type="float">
            <text:p>77.0734</text:p>
          </table:table-cell>
          <table:table-cell office:value-type="float" office:value="298.848" calcext:value-type="float">
            <text:p>298.848</text:p>
          </table:table-cell>
          <table:table-cell office:value-type="float" office:value="47.5564" calcext:value-type="float">
            <text:p>47.5564</text:p>
          </table:table-cell>
          <table:table-cell/>
          <table:table-cell table:formula="of:=([.D298]-[.A298])/0.0166667" office:value-type="float" office:value="39.6059207881584" calcext:value-type="float">
            <text:p>39.6059207881584</text:p>
          </table:table-cell>
          <table:table-cell table:formula="of:=ABS([.E298]-[.B298])/0.0166667" office:value-type="float" office:value="785.57842884314" calcext:value-type="float">
            <text:p>785.57842884314</text:p>
          </table:table-cell>
          <table:table-cell table:formula="of:=([.F298]-[.C298])/0.0166667" office:value-type="float" office:value="94.4158111683776" calcext:value-type="float">
            <text:p>94.4158111683776</text:p>
          </table:table-cell>
          <table:table-cell table:formula="of:=DEGREES(ATAN(ABS([.F298]-[.C298])/ABS([.E298]-[.B298])))" office:value-type="float" office:value="6.85329919705883" calcext:value-type="float">
            <text:p>6.85329919705883</text:p>
          </table:table-cell>
          <table:table-cell table:formula="of:=SQRT(POWER([.H298];2)+POWER([.I298];2)+POWER([.J298];2))" office:value-type="float" office:value="792.222470158299" calcext:value-type="float">
            <text:p>792.222470158299</text:p>
          </table:table-cell>
        </table:table-row>
        <table:table-row table:style-name="ro1">
          <table:table-cell office:value-type="float" office:value="74.5455" calcext:value-type="float">
            <text:p>74.5455</text:p>
          </table:table-cell>
          <table:table-cell office:value-type="float" office:value="314.872" calcext:value-type="float">
            <text:p>314.872</text:p>
          </table:table-cell>
          <table:table-cell office:value-type="float" office:value="45.5886" calcext:value-type="float">
            <text:p>45.5886</text:p>
          </table:table-cell>
          <table:table-cell office:value-type="float" office:value="75.5228" calcext:value-type="float">
            <text:p>75.5228</text:p>
          </table:table-cell>
          <table:table-cell office:value-type="float" office:value="301.75" calcext:value-type="float">
            <text:p>301.75</text:p>
          </table:table-cell>
          <table:table-cell office:value-type="float" office:value="46.6423" calcext:value-type="float">
            <text:p>46.6423</text:p>
          </table:table-cell>
          <table:table-cell/>
          <table:table-cell table:formula="of:=([.D299]-[.A299])/0.0166667" office:value-type="float" office:value="58.6378827242345" calcext:value-type="float">
            <text:p>58.6378827242345</text:p>
          </table:table-cell>
          <table:table-cell table:formula="of:=ABS([.E299]-[.B299])/0.0166667" office:value-type="float" office:value="787.31842536315" calcext:value-type="float">
            <text:p>787.31842536315</text:p>
          </table:table-cell>
          <table:table-cell table:formula="of:=([.F299]-[.C299])/0.0166667" office:value-type="float" office:value="63.2218735562528" calcext:value-type="float">
            <text:p>63.2218735562528</text:p>
          </table:table-cell>
          <table:table-cell table:formula="of:=DEGREES(ATAN(ABS([.F299]-[.C299])/ABS([.E299]-[.B299])))" office:value-type="float" office:value="4.59101502825072" calcext:value-type="float">
            <text:p>4.59101502825072</text:p>
          </table:table-cell>
          <table:table-cell table:formula="of:=SQRT(POWER([.H299];2)+POWER([.I299];2)+POWER([.J299];2))" office:value-type="float" office:value="792.026331319013" calcext:value-type="float">
            <text:p>792.026331319013</text:p>
          </table:table-cell>
        </table:table-row>
        <table:table-row table:style-name="ro1">
          <table:table-cell office:value-type="float" office:value="72.3701" calcext:value-type="float">
            <text:p>72.3701</text:p>
          </table:table-cell>
          <table:table-cell office:value-type="float" office:value="310.322" calcext:value-type="float">
            <text:p>310.322</text:p>
          </table:table-cell>
          <table:table-cell office:value-type="float" office:value="45.7187" calcext:value-type="float">
            <text:p>45.7187</text:p>
          </table:table-cell>
          <table:table-cell office:value-type="float" office:value="73.6705" calcext:value-type="float">
            <text:p>73.6705</text:p>
          </table:table-cell>
          <table:table-cell office:value-type="float" office:value="300.196" calcext:value-type="float">
            <text:p>300.196</text:p>
          </table:table-cell>
          <table:table-cell office:value-type="float" office:value="46.8799" calcext:value-type="float">
            <text:p>46.8799</text:p>
          </table:table-cell>
          <table:table-cell/>
          <table:table-cell table:formula="of:=([.D300]-[.A300])/0.0166667" office:value-type="float" office:value="78.0238439523127" calcext:value-type="float">
            <text:p>78.0238439523127</text:p>
          </table:table-cell>
          <table:table-cell table:formula="of:=ABS([.E300]-[.B300])/0.0166667" office:value-type="float" office:value="607.558784882429" calcext:value-type="float">
            <text:p>607.558784882429</text:p>
          </table:table-cell>
          <table:table-cell table:formula="of:=([.F300]-[.C300])/0.0166667" office:value-type="float" office:value="69.6718606562787" calcext:value-type="float">
            <text:p>69.6718606562787</text:p>
          </table:table-cell>
          <table:table-cell table:formula="of:=DEGREES(ATAN(ABS([.F300]-[.C300])/ABS([.E300]-[.B300])))" office:value-type="float" office:value="6.54182295060345" calcext:value-type="float">
            <text:p>6.54182295060345</text:p>
          </table:table-cell>
          <table:table-cell table:formula="of:=SQRT(POWER([.H300];2)+POWER([.I300];2)+POWER([.J300];2))" office:value-type="float" office:value="616.497822770053" calcext:value-type="float">
            <text:p>616.497822770053</text:p>
          </table:table-cell>
        </table:table-row>
        <table:table-row table:style-name="ro1">
          <table:table-cell office:value-type="float" office:value="73.4185" calcext:value-type="float">
            <text:p>73.4185</text:p>
          </table:table-cell>
          <table:table-cell office:value-type="float" office:value="302.996" calcext:value-type="float">
            <text:p>302.996</text:p>
          </table:table-cell>
          <table:table-cell office:value-type="float" office:value="46.7452" calcext:value-type="float">
            <text:p>46.7452</text:p>
          </table:table-cell>
          <table:table-cell office:value-type="float" office:value="74.6688" calcext:value-type="float">
            <text:p>74.6688</text:p>
          </table:table-cell>
          <table:table-cell office:value-type="float" office:value="291.814" calcext:value-type="float">
            <text:p>291.814</text:p>
          </table:table-cell>
          <table:table-cell office:value-type="float" office:value="47.8064" calcext:value-type="float">
            <text:p>47.8064</text:p>
          </table:table-cell>
          <table:table-cell/>
          <table:table-cell table:formula="of:=([.D301]-[.A301])/0.0166667" office:value-type="float" office:value="75.0178499643007" calcext:value-type="float">
            <text:p>75.0178499643007</text:p>
          </table:table-cell>
          <table:table-cell table:formula="of:=ABS([.E301]-[.B301])/0.0166667" office:value-type="float" office:value="670.918658162681" calcext:value-type="float">
            <text:p>670.918658162681</text:p>
          </table:table-cell>
          <table:table-cell table:formula="of:=([.F301]-[.C301])/0.0166667" office:value-type="float" office:value="63.6718726562547" calcext:value-type="float">
            <text:p>63.6718726562547</text:p>
          </table:table-cell>
          <table:table-cell table:formula="of:=DEGREES(ATAN(ABS([.F301]-[.C301])/ABS([.E301]-[.B301])))" office:value-type="float" office:value="5.4212773191863" calcext:value-type="float">
            <text:p>5.4212773191863</text:p>
          </table:table-cell>
          <table:table-cell table:formula="of:=SQRT(POWER([.H301];2)+POWER([.I301];2)+POWER([.J301];2))" office:value-type="float" office:value="678.095591381948" calcext:value-type="float">
            <text:p>678.095591381948</text:p>
          </table:table-cell>
        </table:table-row>
        <table:table-row table:style-name="ro1">
          <table:table-cell office:value-type="float" office:value="73.9967" calcext:value-type="float">
            <text:p>73.9967</text:p>
          </table:table-cell>
          <table:table-cell office:value-type="float" office:value="313.324" calcext:value-type="float">
            <text:p>313.324</text:p>
          </table:table-cell>
          <table:table-cell office:value-type="float" office:value="45.811" calcext:value-type="float">
            <text:p>45.811</text:p>
          </table:table-cell>
          <table:table-cell office:value-type="float" office:value="74.9859" calcext:value-type="float">
            <text:p>74.9859</text:p>
          </table:table-cell>
          <table:table-cell office:value-type="float" office:value="300.218" calcext:value-type="float">
            <text:p>300.218</text:p>
          </table:table-cell>
          <table:table-cell office:value-type="float" office:value="47.1237" calcext:value-type="float">
            <text:p>47.1237</text:p>
          </table:table-cell>
          <table:table-cell/>
          <table:table-cell table:formula="of:=([.D302]-[.A302])/0.0166667" office:value-type="float" office:value="59.3518812962372" calcext:value-type="float">
            <text:p>59.3518812962372</text:p>
          </table:table-cell>
          <table:table-cell table:formula="of:=ABS([.E302]-[.B302])/0.0166667" office:value-type="float" office:value="786.358427283145" calcext:value-type="float">
            <text:p>786.358427283145</text:p>
          </table:table-cell>
          <table:table-cell table:formula="of:=([.F302]-[.C302])/0.0166667" office:value-type="float" office:value="78.761842476315" calcext:value-type="float">
            <text:p>78.761842476315</text:p>
          </table:table-cell>
          <table:table-cell table:formula="of:=DEGREES(ATAN(ABS([.F302]-[.C302])/ABS([.E302]-[.B302])))" office:value-type="float" office:value="5.71968271080049" calcext:value-type="float">
            <text:p>5.71968271080049</text:p>
          </table:table-cell>
          <table:table-cell table:formula="of:=SQRT(POWER([.H302];2)+POWER([.I302];2)+POWER([.J302];2))" office:value-type="float" office:value="792.518548554473" calcext:value-type="float">
            <text:p>792.518548554473</text:p>
          </table:table-cell>
        </table:table-row>
        <table:table-row table:style-name="ro1">
          <table:table-cell office:value-type="float" office:value="73.9693" calcext:value-type="float">
            <text:p>73.9693</text:p>
          </table:table-cell>
          <table:table-cell office:value-type="float" office:value="307.316" calcext:value-type="float">
            <text:p>307.316</text:p>
          </table:table-cell>
          <table:table-cell office:value-type="float" office:value="46.6545" calcext:value-type="float">
            <text:p>46.6545</text:p>
          </table:table-cell>
          <table:table-cell office:value-type="float" office:value="74.6962" calcext:value-type="float">
            <text:p>74.6962</text:p>
          </table:table-cell>
          <table:table-cell office:value-type="float" office:value="295.914" calcext:value-type="float">
            <text:p>295.914</text:p>
          </table:table-cell>
          <table:table-cell office:value-type="float" office:value="47.7351" calcext:value-type="float">
            <text:p>47.7351</text:p>
          </table:table-cell>
          <table:table-cell/>
          <table:table-cell table:formula="of:=([.D303]-[.A303])/0.0166667" office:value-type="float" office:value="43.6139127721745" calcext:value-type="float">
            <text:p>43.6139127721745</text:p>
          </table:table-cell>
          <table:table-cell table:formula="of:=ABS([.E303]-[.B303])/0.0166667" office:value-type="float" office:value="684.118631762736" calcext:value-type="float">
            <text:p>684.118631762736</text:p>
          </table:table-cell>
          <table:table-cell table:formula="of:=([.F303]-[.C303])/0.0166667" office:value-type="float" office:value="64.8358703282596" calcext:value-type="float">
            <text:p>64.8358703282596</text:p>
          </table:table-cell>
          <table:table-cell table:formula="of:=DEGREES(ATAN(ABS([.F303]-[.C303])/ABS([.E303]-[.B303])))" office:value-type="float" office:value="5.41391371624219" calcext:value-type="float">
            <text:p>5.41391371624219</text:p>
          </table:table-cell>
          <table:table-cell table:formula="of:=SQRT(POWER([.H303];2)+POWER([.I303];2)+POWER([.J303];2))" office:value-type="float" office:value="688.5667475223" calcext:value-type="float">
            <text:p>688.5667475223</text:p>
          </table:table-cell>
        </table:table-row>
        <table:table-row table:style-name="ro1">
          <table:table-cell office:value-type="float" office:value="72.3786" calcext:value-type="float">
            <text:p>72.3786</text:p>
          </table:table-cell>
          <table:table-cell office:value-type="float" office:value="314.74" calcext:value-type="float">
            <text:p>314.74</text:p>
          </table:table-cell>
          <table:table-cell office:value-type="float" office:value="45.6273" calcext:value-type="float">
            <text:p>45.6273</text:p>
          </table:table-cell>
          <table:table-cell office:value-type="float" office:value="73.1488" calcext:value-type="float">
            <text:p>73.1488</text:p>
          </table:table-cell>
          <table:table-cell office:value-type="float" office:value="301.579" calcext:value-type="float">
            <text:p>301.579</text:p>
          </table:table-cell>
          <table:table-cell office:value-type="float" office:value="46.6885" calcext:value-type="float">
            <text:p>46.6885</text:p>
          </table:table-cell>
          <table:table-cell/>
          <table:table-cell table:formula="of:=([.D304]-[.A304])/0.0166667" office:value-type="float" office:value="46.2119075761842" calcext:value-type="float">
            <text:p>46.2119075761842</text:p>
          </table:table-cell>
          <table:table-cell table:formula="of:=ABS([.E304]-[.B304])/0.0166667" office:value-type="float" office:value="789.658420683159" calcext:value-type="float">
            <text:p>789.658420683159</text:p>
          </table:table-cell>
          <table:table-cell table:formula="of:=([.F304]-[.C304])/0.0166667" office:value-type="float" office:value="63.6718726562547" calcext:value-type="float">
            <text:p>63.6718726562547</text:p>
          </table:table-cell>
          <table:table-cell table:formula="of:=DEGREES(ATAN(ABS([.F304]-[.C304])/ABS([.E304]-[.B304])))" office:value-type="float" office:value="4.60990982744339" calcext:value-type="float">
            <text:p>4.60990982744339</text:p>
          </table:table-cell>
          <table:table-cell table:formula="of:=SQRT(POWER([.H304];2)+POWER([.I304];2)+POWER([.J304];2))" office:value-type="float" office:value="793.567936049085" calcext:value-type="float">
            <text:p>793.567936049085</text:p>
          </table:table-cell>
        </table:table-row>
        <table:table-row table:style-name="ro1">
          <table:table-cell office:value-type="float" office:value="70.7699" calcext:value-type="float">
            <text:p>70.7699</text:p>
          </table:table-cell>
          <table:table-cell office:value-type="float" office:value="307.073" calcext:value-type="float">
            <text:p>307.073</text:p>
          </table:table-cell>
          <table:table-cell office:value-type="float" office:value="46.7182" calcext:value-type="float">
            <text:p>46.7182</text:p>
          </table:table-cell>
          <table:table-cell office:value-type="float" office:value="73.3868" calcext:value-type="float">
            <text:p>73.3868</text:p>
          </table:table-cell>
          <table:table-cell office:value-type="float" office:value="294.507" calcext:value-type="float">
            <text:p>294.507</text:p>
          </table:table-cell>
          <table:table-cell office:value-type="float" office:value="47.4345" calcext:value-type="float">
            <text:p>47.4345</text:p>
          </table:table-cell>
          <table:table-cell/>
          <table:table-cell table:formula="of:=([.D305]-[.A305])/0.0166667" office:value-type="float" office:value="157.013685972627" calcext:value-type="float">
            <text:p>157.013685972627</text:p>
          </table:table-cell>
          <table:table-cell table:formula="of:=ABS([.E305]-[.B305])/0.0166667" office:value-type="float" office:value="753.958492083014" calcext:value-type="float">
            <text:p>753.958492083014</text:p>
          </table:table-cell>
          <table:table-cell table:formula="of:=([.F305]-[.C305])/0.0166667" office:value-type="float" office:value="42.9779140441717" calcext:value-type="float">
            <text:p>42.9779140441717</text:p>
          </table:table-cell>
          <table:table-cell table:formula="of:=DEGREES(ATAN(ABS([.F305]-[.C305])/ABS([.E305]-[.B305])))" office:value-type="float" office:value="3.26250208859452" calcext:value-type="float">
            <text:p>3.26250208859452</text:p>
          </table:table-cell>
          <table:table-cell table:formula="of:=SQRT(POWER([.H305];2)+POWER([.I305];2)+POWER([.J305];2))" office:value-type="float" office:value="771.33248762281" calcext:value-type="float">
            <text:p>771.33248762281</text:p>
          </table:table-cell>
        </table:table-row>
        <table:table-row table:style-name="ro1">
          <table:table-cell office:value-type="float" office:value="69.1691" calcext:value-type="float">
            <text:p>69.1691</text:p>
          </table:table-cell>
          <table:table-cell office:value-type="float" office:value="306.981" calcext:value-type="float">
            <text:p>306.981</text:p>
          </table:table-cell>
          <table:table-cell office:value-type="float" office:value="46.4838" calcext:value-type="float">
            <text:p>46.4838</text:p>
          </table:table-cell>
          <table:table-cell office:value-type="float" office:value="71.5707" calcext:value-type="float">
            <text:p>71.5707</text:p>
          </table:table-cell>
          <table:table-cell office:value-type="float" office:value="292.875" calcext:value-type="float">
            <text:p>292.875</text:p>
          </table:table-cell>
          <table:table-cell office:value-type="float" office:value="47.9389" calcext:value-type="float">
            <text:p>47.9389</text:p>
          </table:table-cell>
          <table:table-cell/>
          <table:table-cell table:formula="of:=([.D306]-[.A306])/0.0166667" office:value-type="float" office:value="144.095711808577" calcext:value-type="float">
            <text:p>144.095711808577</text:p>
          </table:table-cell>
          <table:table-cell table:formula="of:=ABS([.E306]-[.B306])/0.0166667" office:value-type="float" office:value="846.358307283385" calcext:value-type="float">
            <text:p>846.358307283385</text:p>
          </table:table-cell>
          <table:table-cell table:formula="of:=([.F306]-[.C306])/0.0166667" office:value-type="float" office:value="87.3058253883489" calcext:value-type="float">
            <text:p>87.3058253883489</text:p>
          </table:table-cell>
          <table:table-cell table:formula="of:=DEGREES(ATAN(ABS([.F306]-[.C306])/ABS([.E306]-[.B306])))" office:value-type="float" office:value="5.889497260789" calcext:value-type="float">
            <text:p>5.889497260789</text:p>
          </table:table-cell>
          <table:table-cell table:formula="of:=SQRT(POWER([.H306];2)+POWER([.I306];2)+POWER([.J306];2))" office:value-type="float" office:value="862.964811342825" calcext:value-type="float">
            <text:p>862.964811342825</text:p>
          </table:table-cell>
        </table:table-row>
        <table:table-row table:style-name="ro1">
          <table:table-cell office:value-type="float" office:value="67.5142" calcext:value-type="float">
            <text:p>67.5142</text:p>
          </table:table-cell>
          <table:table-cell office:value-type="float" office:value="314.187" calcext:value-type="float">
            <text:p>314.187</text:p>
          </table:table-cell>
          <table:table-cell office:value-type="float" office:value="46.2828" calcext:value-type="float">
            <text:p>46.2828</text:p>
          </table:table-cell>
          <table:table-cell office:value-type="float" office:value="69.198" calcext:value-type="float">
            <text:p>69.198</text:p>
          </table:table-cell>
          <table:table-cell office:value-type="float" office:value="302.43" calcext:value-type="float">
            <text:p>302.43</text:p>
          </table:table-cell>
          <table:table-cell office:value-type="float" office:value="47.6443" calcext:value-type="float">
            <text:p>47.6443</text:p>
          </table:table-cell>
          <table:table-cell/>
          <table:table-cell table:formula="of:=([.D307]-[.A307])/0.0166667" office:value-type="float" office:value="101.027797944404" calcext:value-type="float">
            <text:p>101.027797944404</text:p>
          </table:table-cell>
          <table:table-cell table:formula="of:=ABS([.E307]-[.B307])/0.0166667" office:value-type="float" office:value="705.418589162822" calcext:value-type="float">
            <text:p>705.418589162822</text:p>
          </table:table-cell>
          <table:table-cell table:formula="of:=([.F307]-[.C307])/0.0166667" office:value-type="float" office:value="81.6898366203267" calcext:value-type="float">
            <text:p>81.6898366203267</text:p>
          </table:table-cell>
          <table:table-cell table:formula="of:=DEGREES(ATAN(ABS([.F307]-[.C307])/ABS([.E307]-[.B307])))" office:value-type="float" office:value="6.60562009897282" calcext:value-type="float">
            <text:p>6.60562009897282</text:p>
          </table:table-cell>
          <table:table-cell table:formula="of:=SQRT(POWER([.H307];2)+POWER([.I307];2)+POWER([.J307];2))" office:value-type="float" office:value="717.283229485408" calcext:value-type="float">
            <text:p>717.283229485408</text:p>
          </table:table-cell>
        </table:table-row>
        <table:table-row table:style-name="ro1">
          <table:table-cell office:value-type="float" office:value="68.1066" calcext:value-type="float">
            <text:p>68.1066</text:p>
          </table:table-cell>
          <table:table-cell office:value-type="float" office:value="306.808" calcext:value-type="float">
            <text:p>306.808</text:p>
          </table:table-cell>
          <table:table-cell office:value-type="float" office:value="46.7804" calcext:value-type="float">
            <text:p>46.7804</text:p>
          </table:table-cell>
          <table:table-cell office:value-type="float" office:value="69.4805" calcext:value-type="float">
            <text:p>69.4805</text:p>
          </table:table-cell>
          <table:table-cell office:value-type="float" office:value="296.912" calcext:value-type="float">
            <text:p>296.912</text:p>
          </table:table-cell>
          <table:table-cell office:value-type="float" office:value="47.3853" calcext:value-type="float">
            <text:p>47.3853</text:p>
          </table:table-cell>
          <table:table-cell/>
          <table:table-cell table:formula="of:=([.D308]-[.A308])/0.0166667" office:value-type="float" office:value="82.4338351323301" calcext:value-type="float">
            <text:p>82.4338351323301</text:p>
          </table:table-cell>
          <table:table-cell table:formula="of:=ABS([.E308]-[.B308])/0.0166667" office:value-type="float" office:value="593.758812482376" calcext:value-type="float">
            <text:p>593.758812482376</text:p>
          </table:table-cell>
          <table:table-cell table:formula="of:=([.F308]-[.C308])/0.0166667" office:value-type="float" office:value="36.2939274121452" calcext:value-type="float">
            <text:p>36.2939274121452</text:p>
          </table:table-cell>
          <table:table-cell table:formula="of:=DEGREES(ATAN(ABS([.F308]-[.C308])/ABS([.E308]-[.B308])))" office:value-type="float" office:value="3.49789293020493" calcext:value-type="float">
            <text:p>3.49789293020493</text:p>
          </table:table-cell>
          <table:table-cell table:formula="of:=SQRT(POWER([.H308];2)+POWER([.I308];2)+POWER([.J308];2))" office:value-type="float" office:value="600.551507984206" calcext:value-type="float">
            <text:p>600.551507984206</text:p>
          </table:table-cell>
        </table:table-row>
        <table:table-row table:style-name="ro1">
          <table:table-cell office:value-type="float" office:value="68.3243" calcext:value-type="float">
            <text:p>68.3243</text:p>
          </table:table-cell>
          <table:table-cell office:value-type="float" office:value="313.008" calcext:value-type="float">
            <text:p>313.008</text:p>
          </table:table-cell>
          <table:table-cell office:value-type="float" office:value="45.3767" calcext:value-type="float">
            <text:p>45.3767</text:p>
          </table:table-cell>
          <table:table-cell office:value-type="float" office:value="71.0385" calcext:value-type="float">
            <text:p>71.0385</text:p>
          </table:table-cell>
          <table:table-cell office:value-type="float" office:value="300.069" calcext:value-type="float">
            <text:p>300.069</text:p>
          </table:table-cell>
          <table:table-cell office:value-type="float" office:value="46.4044" calcext:value-type="float">
            <text:p>46.4044</text:p>
          </table:table-cell>
          <table:table-cell/>
          <table:table-cell table:formula="of:=([.D309]-[.A309])/0.0166667" office:value-type="float" office:value="162.851674296652" calcext:value-type="float">
            <text:p>162.851674296652</text:p>
          </table:table-cell>
          <table:table-cell table:formula="of:=ABS([.E309]-[.B309])/0.0166667" office:value-type="float" office:value="776.338447323103" calcext:value-type="float">
            <text:p>776.338447323103</text:p>
          </table:table-cell>
          <table:table-cell table:formula="of:=([.F309]-[.C309])/0.0166667" office:value-type="float" office:value="61.6618766762468" calcext:value-type="float">
            <text:p>61.6618766762468</text:p>
          </table:table-cell>
          <table:table-cell table:formula="of:=DEGREES(ATAN(ABS([.F309]-[.C309])/ABS([.E309]-[.B309])))" office:value-type="float" office:value="4.54127187923084" calcext:value-type="float">
            <text:p>4.54127187923084</text:p>
          </table:table-cell>
          <table:table-cell table:formula="of:=SQRT(POWER([.H309];2)+POWER([.I309];2)+POWER([.J309];2))" office:value-type="float" office:value="795.628204407376" calcext:value-type="float">
            <text:p>795.628204407376</text:p>
          </table:table-cell>
        </table:table-row>
        <table:table-row table:style-name="ro1">
          <table:table-cell office:value-type="float" office:value="70.2279" calcext:value-type="float">
            <text:p>70.2279</text:p>
          </table:table-cell>
          <table:table-cell office:value-type="float" office:value="308.646" calcext:value-type="float">
            <text:p>308.646</text:p>
          </table:table-cell>
          <table:table-cell office:value-type="float" office:value="45.9758" calcext:value-type="float">
            <text:p>45.9758</text:p>
          </table:table-cell>
          <table:table-cell office:value-type="float" office:value="72.8705" calcext:value-type="float">
            <text:p>72.8705</text:p>
          </table:table-cell>
          <table:table-cell office:value-type="float" office:value="295.883" calcext:value-type="float">
            <text:p>295.883</text:p>
          </table:table-cell>
          <table:table-cell office:value-type="float" office:value="47.243" calcext:value-type="float">
            <text:p>47.243</text:p>
          </table:table-cell>
          <table:table-cell/>
          <table:table-cell table:formula="of:=([.D310]-[.A310])/0.0166667" office:value-type="float" office:value="158.555682888634" calcext:value-type="float">
            <text:p>158.555682888634</text:p>
          </table:table-cell>
          <table:table-cell table:formula="of:=ABS([.E310]-[.B310])/0.0166667" office:value-type="float" office:value="765.778468443065" calcext:value-type="float">
            <text:p>765.778468443065</text:p>
          </table:table-cell>
          <table:table-cell table:formula="of:=([.F310]-[.C310])/0.0166667" office:value-type="float" office:value="76.0318479363043" calcext:value-type="float">
            <text:p>76.0318479363043</text:p>
          </table:table-cell>
          <table:table-cell table:formula="of:=DEGREES(ATAN(ABS([.F310]-[.C310])/ABS([.E310]-[.B310])))" office:value-type="float" office:value="5.67014295650696" calcext:value-type="float">
            <text:p>5.67014295650696</text:p>
          </table:table-cell>
          <table:table-cell table:formula="of:=SQRT(POWER([.H310];2)+POWER([.I310];2)+POWER([.J310];2))" office:value-type="float" office:value="785.708221420584" calcext:value-type="float">
            <text:p>785.708221420584</text:p>
          </table:table-cell>
        </table:table-row>
        <table:table-row table:style-name="ro1">
          <table:table-cell office:value-type="float" office:value="71.8341" calcext:value-type="float">
            <text:p>71.8341</text:p>
          </table:table-cell>
          <table:table-cell office:value-type="float" office:value="304.274" calcext:value-type="float">
            <text:p>304.274</text:p>
          </table:table-cell>
          <table:table-cell office:value-type="float" office:value="46.8401" calcext:value-type="float">
            <text:p>46.8401</text:p>
          </table:table-cell>
          <table:table-cell office:value-type="float" office:value="74.4256" calcext:value-type="float">
            <text:p>74.4256</text:p>
          </table:table-cell>
          <table:table-cell office:value-type="float" office:value="294.652" calcext:value-type="float">
            <text:p>294.652</text:p>
          </table:table-cell>
          <table:table-cell office:value-type="float" office:value="47.1481" calcext:value-type="float">
            <text:p>47.1481</text:p>
          </table:table-cell>
          <table:table-cell/>
          <table:table-cell table:formula="of:=([.D311]-[.A311])/0.0166667" office:value-type="float" office:value="155.489689020622" calcext:value-type="float">
            <text:p>155.489689020622</text:p>
          </table:table-cell>
          <table:table-cell table:formula="of:=ABS([.E311]-[.B311])/0.0166667" office:value-type="float" office:value="577.31884536231" calcext:value-type="float">
            <text:p>577.31884536231</text:p>
          </table:table-cell>
          <table:table-cell table:formula="of:=([.F311]-[.C311])/0.0166667" office:value-type="float" office:value="18.4799630400739" calcext:value-type="float">
            <text:p>18.4799630400739</text:p>
          </table:table-cell>
          <table:table-cell table:formula="of:=DEGREES(ATAN(ABS([.F311]-[.C311])/ABS([.E311]-[.B311])))" office:value-type="float" office:value="1.83341056876038" calcext:value-type="float">
            <text:p>1.83341056876038</text:p>
          </table:table-cell>
          <table:table-cell table:formula="of:=SQRT(POWER([.H311];2)+POWER([.I311];2)+POWER([.J311];2))" office:value-type="float" office:value="598.176898280236" calcext:value-type="float">
            <text:p>598.176898280236</text:p>
          </table:table-cell>
        </table:table-row>
        <table:table-row table:style-name="ro1">
          <table:table-cell office:value-type="float" office:value="75.3236" calcext:value-type="float">
            <text:p>75.3236</text:p>
          </table:table-cell>
          <table:table-cell office:value-type="float" office:value="310.669" calcext:value-type="float">
            <text:p>310.669</text:p>
          </table:table-cell>
          <table:table-cell office:value-type="float" office:value="45.113" calcext:value-type="float">
            <text:p>45.113</text:p>
          </table:table-cell>
          <table:table-cell office:value-type="float" office:value="78.3891" calcext:value-type="float">
            <text:p>78.3891</text:p>
          </table:table-cell>
          <table:table-cell office:value-type="float" office:value="299.37" calcext:value-type="float">
            <text:p>299.37</text:p>
          </table:table-cell>
          <table:table-cell office:value-type="float" office:value="45.6602" calcext:value-type="float">
            <text:p>45.6602</text:p>
          </table:table-cell>
          <table:table-cell/>
          <table:table-cell table:formula="of:=([.D312]-[.A312])/0.0166667" office:value-type="float" office:value="183.929632140736" calcext:value-type="float">
            <text:p>183.929632140736</text:p>
          </table:table-cell>
          <table:table-cell table:formula="of:=ABS([.E312]-[.B312])/0.0166667" office:value-type="float" office:value="677.93864412271" calcext:value-type="float">
            <text:p>677.93864412271</text:p>
          </table:table-cell>
          <table:table-cell table:formula="of:=([.F312]-[.C312])/0.0166667" office:value-type="float" office:value="32.8319343361315" calcext:value-type="float">
            <text:p>32.8319343361315</text:p>
          </table:table-cell>
          <table:table-cell table:formula="of:=DEGREES(ATAN(ABS([.F312]-[.C312])/ABS([.E312]-[.B312])))" office:value-type="float" office:value="2.77261475028387" calcext:value-type="float">
            <text:p>2.77261475028387</text:p>
          </table:table-cell>
          <table:table-cell table:formula="of:=SQRT(POWER([.H312];2)+POWER([.I312];2)+POWER([.J312];2))" office:value-type="float" office:value="703.213232730029" calcext:value-type="float">
            <text:p>703.213232730029</text:p>
          </table:table-cell>
        </table:table-row>
        <table:table-row table:style-name="ro1">
          <table:table-cell office:value-type="float" office:value="86.4092" calcext:value-type="float">
            <text:p>86.4092</text:p>
          </table:table-cell>
          <table:table-cell office:value-type="float" office:value="295.436" calcext:value-type="float">
            <text:p>295.436</text:p>
          </table:table-cell>
          <table:table-cell office:value-type="float" office:value="45.901" calcext:value-type="float">
            <text:p>45.901</text:p>
          </table:table-cell>
          <table:table-cell office:value-type="float" office:value="87.3447" calcext:value-type="float">
            <text:p>87.3447</text:p>
          </table:table-cell>
          <table:table-cell office:value-type="float" office:value="284.597" calcext:value-type="float">
            <text:p>284.597</text:p>
          </table:table-cell>
          <table:table-cell office:value-type="float" office:value="47.2164" calcext:value-type="float">
            <text:p>47.2164</text:p>
          </table:table-cell>
          <table:table-cell/>
          <table:table-cell table:formula="of:=([.D313]-[.A313])/0.0166667" office:value-type="float" office:value="56.1298877402248" calcext:value-type="float">
            <text:p>56.1298877402248</text:p>
          </table:table-cell>
          <table:table-cell table:formula="of:=ABS([.E313]-[.B313])/0.0166667" office:value-type="float" office:value="650.338699322601" calcext:value-type="float">
            <text:p>650.338699322601</text:p>
          </table:table-cell>
          <table:table-cell table:formula="of:=([.F313]-[.C313])/0.0166667" office:value-type="float" office:value="78.9238421523155" calcext:value-type="float">
            <text:p>78.9238421523155</text:p>
          </table:table-cell>
          <table:table-cell table:formula="of:=DEGREES(ATAN(ABS([.F313]-[.C313])/ABS([.E313]-[.B313])))" office:value-type="float" office:value="6.91946751358732" calcext:value-type="float">
            <text:p>6.91946751358732</text:p>
          </table:table-cell>
          <table:table-cell table:formula="of:=SQRT(POWER([.H313];2)+POWER([.I313];2)+POWER([.J313];2))" office:value-type="float" office:value="657.51042652906" calcext:value-type="float">
            <text:p>657.51042652906</text:p>
          </table:table-cell>
        </table:table-row>
        <table:table-row table:style-name="ro1">
          <table:table-cell office:value-type="float" office:value="85.4928" calcext:value-type="float">
            <text:p>85.4928</text:p>
          </table:table-cell>
          <table:table-cell office:value-type="float" office:value="299.72" calcext:value-type="float">
            <text:p>299.72</text:p>
          </table:table-cell>
          <table:table-cell office:value-type="float" office:value="45.0273" calcext:value-type="float">
            <text:p>45.0273</text:p>
          </table:table-cell>
          <table:table-cell office:value-type="float" office:value="86.1617" calcext:value-type="float">
            <text:p>86.1617</text:p>
          </table:table-cell>
          <table:table-cell office:value-type="float" office:value="287.374" calcext:value-type="float">
            <text:p>287.374</text:p>
          </table:table-cell>
          <table:table-cell office:value-type="float" office:value="46.3163" calcext:value-type="float">
            <text:p>46.3163</text:p>
          </table:table-cell>
          <table:table-cell/>
          <table:table-cell table:formula="of:=([.D314]-[.A314])/0.0166667" office:value-type="float" office:value="40.1339197321602" calcext:value-type="float">
            <text:p>40.1339197321602</text:p>
          </table:table-cell>
          <table:table-cell table:formula="of:=ABS([.E314]-[.B314])/0.0166667" office:value-type="float" office:value="740.758518482963" calcext:value-type="float">
            <text:p>740.758518482963</text:p>
          </table:table-cell>
          <table:table-cell table:formula="of:=([.F314]-[.C314])/0.0166667" office:value-type="float" office:value="77.3398453203095" calcext:value-type="float">
            <text:p>77.3398453203095</text:p>
          </table:table-cell>
          <table:table-cell table:formula="of:=DEGREES(ATAN(ABS([.F314]-[.C314])/ABS([.E314]-[.B314])))" office:value-type="float" office:value="5.96044449090559" calcext:value-type="float">
            <text:p>5.96044449090559</text:p>
          </table:table-cell>
          <table:table-cell table:formula="of:=SQRT(POWER([.H314];2)+POWER([.I314];2)+POWER([.J314];2))" office:value-type="float" office:value="745.865514615277" calcext:value-type="float">
            <text:p>745.865514615277</text:p>
          </table:table-cell>
        </table:table-row>
        <table:table-row table:style-name="ro1">
          <table:table-cell office:value-type="float" office:value="85.7917" calcext:value-type="float">
            <text:p>85.7917</text:p>
          </table:table-cell>
          <table:table-cell office:value-type="float" office:value="301.025" calcext:value-type="float">
            <text:p>301.025</text:p>
          </table:table-cell>
          <table:table-cell office:value-type="float" office:value="45.3544" calcext:value-type="float">
            <text:p>45.3544</text:p>
          </table:table-cell>
          <table:table-cell office:value-type="float" office:value="86.7115" calcext:value-type="float">
            <text:p>86.7115</text:p>
          </table:table-cell>
          <table:table-cell office:value-type="float" office:value="288.626" calcext:value-type="float">
            <text:p>288.626</text:p>
          </table:table-cell>
          <table:table-cell office:value-type="float" office:value="46.6344" calcext:value-type="float">
            <text:p>46.6344</text:p>
          </table:table-cell>
          <table:table-cell/>
          <table:table-cell table:formula="of:=([.D315]-[.A315])/0.0166667" office:value-type="float" office:value="55.1878896242205" calcext:value-type="float">
            <text:p>55.1878896242205</text:p>
          </table:table-cell>
          <table:table-cell table:formula="of:=ABS([.E315]-[.B315])/0.0166667" office:value-type="float" office:value="743.938512122976" calcext:value-type="float">
            <text:p>743.938512122976</text:p>
          </table:table-cell>
          <table:table-cell table:formula="of:=([.F315]-[.C315])/0.0166667" office:value-type="float" office:value="76.7998464003073" calcext:value-type="float">
            <text:p>76.7998464003073</text:p>
          </table:table-cell>
          <table:table-cell table:formula="of:=DEGREES(ATAN(ABS([.F315]-[.C315])/ABS([.E315]-[.B315])))" office:value-type="float" office:value="5.89400120893414" calcext:value-type="float">
            <text:p>5.89400120893414</text:p>
          </table:table-cell>
          <table:table-cell table:formula="of:=SQRT(POWER([.H315];2)+POWER([.I315];2)+POWER([.J315];2))" office:value-type="float" office:value="749.925615903359" calcext:value-type="float">
            <text:p>749.925615903359</text:p>
          </table:table-cell>
        </table:table-row>
        <table:table-row table:style-name="ro1">
          <table:table-cell office:value-type="float" office:value="86.941" calcext:value-type="float">
            <text:p>86.941</text:p>
          </table:table-cell>
          <table:table-cell office:value-type="float" office:value="295.628" calcext:value-type="float">
            <text:p>295.628</text:p>
          </table:table-cell>
          <table:table-cell office:value-type="float" office:value="45.0967" calcext:value-type="float">
            <text:p>45.0967</text:p>
          </table:table-cell>
          <table:table-cell office:value-type="float" office:value="87.0183" calcext:value-type="float">
            <text:p>87.0183</text:p>
          </table:table-cell>
          <table:table-cell office:value-type="float" office:value="282.207" calcext:value-type="float">
            <text:p>282.207</text:p>
          </table:table-cell>
          <table:table-cell office:value-type="float" office:value="46.3173" calcext:value-type="float">
            <text:p>46.3173</text:p>
          </table:table-cell>
          <table:table-cell/>
          <table:table-cell table:formula="of:=([.D316]-[.A316])/0.0166667" office:value-type="float" office:value="4.63799072401819" calcext:value-type="float">
            <text:p>4.63799072401819</text:p>
          </table:table-cell>
          <table:table-cell table:formula="of:=ABS([.E316]-[.B316])/0.0166667" office:value-type="float" office:value="805.258389483221" calcext:value-type="float">
            <text:p>805.258389483221</text:p>
          </table:table-cell>
          <table:table-cell table:formula="of:=([.F316]-[.C316])/0.0166667" office:value-type="float" office:value="73.2358535282932" calcext:value-type="float">
            <text:p>73.2358535282932</text:p>
          </table:table-cell>
          <table:table-cell table:formula="of:=DEGREES(ATAN(ABS([.F316]-[.C316])/ABS([.E316]-[.B316])))" office:value-type="float" office:value="5.19658445302371" calcext:value-type="float">
            <text:p>5.19658445302371</text:p>
          </table:table-cell>
          <table:table-cell table:formula="of:=SQRT(POWER([.H316];2)+POWER([.I316];2)+POWER([.J316];2))" office:value-type="float" office:value="808.595124294652" calcext:value-type="float">
            <text:p>808.595124294652</text:p>
          </table:table-cell>
        </table:table-row>
        <table:table-row table:style-name="ro1">
          <table:table-cell office:value-type="float" office:value="100.685" calcext:value-type="float">
            <text:p>100.685</text:p>
          </table:table-cell>
          <table:table-cell office:value-type="float" office:value="299.048" calcext:value-type="float">
            <text:p>299.048</text:p>
          </table:table-cell>
          <table:table-cell office:value-type="float" office:value="45.7726" calcext:value-type="float">
            <text:p>45.7726</text:p>
          </table:table-cell>
          <table:table-cell office:value-type="float" office:value="102.077" calcext:value-type="float">
            <text:p>102.077</text:p>
          </table:table-cell>
          <table:table-cell office:value-type="float" office:value="284.197" calcext:value-type="float">
            <text:p>284.197</text:p>
          </table:table-cell>
          <table:table-cell office:value-type="float" office:value="47.1504" calcext:value-type="float">
            <text:p>47.1504</text:p>
          </table:table-cell>
          <table:table-cell/>
          <table:table-cell table:formula="of:=([.D317]-[.A317])/0.0166667" office:value-type="float" office:value="83.5198329603338" calcext:value-type="float">
            <text:p>83.5198329603338</text:p>
          </table:table-cell>
          <table:table-cell table:formula="of:=ABS([.E317]-[.B317])/0.0166667" office:value-type="float" office:value="891.058217883564" calcext:value-type="float">
            <text:p>891.058217883564</text:p>
          </table:table-cell>
          <table:table-cell table:formula="of:=([.F317]-[.C317])/0.0166667" office:value-type="float" office:value="82.6678346643307" calcext:value-type="float">
            <text:p>82.6678346643307</text:p>
          </table:table-cell>
          <table:table-cell table:formula="of:=DEGREES(ATAN(ABS([.F317]-[.C317])/ABS([.E317]-[.B317])))" office:value-type="float" office:value="5.30043753270994" calcext:value-type="float">
            <text:p>5.30043753270994</text:p>
          </table:table-cell>
          <table:table-cell table:formula="of:=SQRT(POWER([.H317];2)+POWER([.I317];2)+POWER([.J317];2))" office:value-type="float" office:value="898.773765217724" calcext:value-type="float">
            <text:p>898.773765217724</text:p>
          </table:table-cell>
        </table:table-row>
        <table:table-row table:style-name="ro1">
          <table:table-cell office:value-type="float" office:value="107.864" calcext:value-type="float">
            <text:p>107.864</text:p>
          </table:table-cell>
          <table:table-cell office:value-type="float" office:value="293.905" calcext:value-type="float">
            <text:p>293.905</text:p>
          </table:table-cell>
          <table:table-cell office:value-type="float" office:value="47.7348" calcext:value-type="float">
            <text:p>47.7348</text:p>
          </table:table-cell>
          <table:table-cell office:value-type="float" office:value="109.472" calcext:value-type="float">
            <text:p>109.472</text:p>
          </table:table-cell>
          <table:table-cell office:value-type="float" office:value="281.88" calcext:value-type="float">
            <text:p>281.88</text:p>
          </table:table-cell>
          <table:table-cell office:value-type="float" office:value="48.9254" calcext:value-type="float">
            <text:p>48.9254</text:p>
          </table:table-cell>
          <table:table-cell/>
          <table:table-cell table:formula="of:=([.D318]-[.A318])/0.0166667" office:value-type="float" office:value="96.4798070403853" calcext:value-type="float">
            <text:p>96.4798070403853</text:p>
          </table:table-cell>
          <table:table-cell table:formula="of:=ABS([.E318]-[.B318])/0.0166667" office:value-type="float" office:value="721.498557002885" calcext:value-type="float">
            <text:p>721.498557002885</text:p>
          </table:table-cell>
          <table:table-cell table:formula="of:=([.F318]-[.C318])/0.0166667" office:value-type="float" office:value="71.4358571282859" calcext:value-type="float">
            <text:p>71.4358571282859</text:p>
          </table:table-cell>
          <table:table-cell table:formula="of:=DEGREES(ATAN(ABS([.F318]-[.C318])/ABS([.E318]-[.B318])))" office:value-type="float" office:value="5.65444885313548" calcext:value-type="float">
            <text:p>5.65444885313548</text:p>
          </table:table-cell>
          <table:table-cell table:formula="of:=SQRT(POWER([.H318];2)+POWER([.I318];2)+POWER([.J318];2))" office:value-type="float" office:value="731.417529600876" calcext:value-type="float">
            <text:p>731.417529600876</text:p>
          </table:table-cell>
        </table:table-row>
        <table:table-row table:style-name="ro1">
          <table:table-cell office:value-type="float" office:value="110.175" calcext:value-type="float">
            <text:p>110.175</text:p>
          </table:table-cell>
          <table:table-cell office:value-type="float" office:value="310.258" calcext:value-type="float">
            <text:p>310.258</text:p>
          </table:table-cell>
          <table:table-cell office:value-type="float" office:value="46.4594" calcext:value-type="float">
            <text:p>46.4594</text:p>
          </table:table-cell>
          <table:table-cell office:value-type="float" office:value="111.893" calcext:value-type="float">
            <text:p>111.893</text:p>
          </table:table-cell>
          <table:table-cell office:value-type="float" office:value="298.777" calcext:value-type="float">
            <text:p>298.777</text:p>
          </table:table-cell>
          <table:table-cell office:value-type="float" office:value="47.5296" calcext:value-type="float">
            <text:p>47.5296</text:p>
          </table:table-cell>
          <table:table-cell/>
          <table:table-cell table:formula="of:=([.D319]-[.A319])/0.0166667" office:value-type="float" office:value="103.079793840413" calcext:value-type="float">
            <text:p>103.079793840413</text:p>
          </table:table-cell>
          <table:table-cell table:formula="of:=ABS([.E319]-[.B319])/0.0166667" office:value-type="float" office:value="688.858622282755" calcext:value-type="float">
            <text:p>688.858622282755</text:p>
          </table:table-cell>
          <table:table-cell table:formula="of:=([.F319]-[.C319])/0.0166667" office:value-type="float" office:value="64.2118715762568" calcext:value-type="float">
            <text:p>64.2118715762568</text:p>
          </table:table-cell>
          <table:table-cell table:formula="of:=DEGREES(ATAN(ABS([.F319]-[.C319])/ABS([.E319]-[.B319])))" office:value-type="float" office:value="5.32543035810227" calcext:value-type="float">
            <text:p>5.32543035810227</text:p>
          </table:table-cell>
          <table:table-cell table:formula="of:=SQRT(POWER([.H319];2)+POWER([.I319];2)+POWER([.J319];2))" office:value-type="float" office:value="699.481815233822" calcext:value-type="float">
            <text:p>699.481815233822</text:p>
          </table:table-cell>
        </table:table-row>
        <table:table-row table:style-name="ro1">
          <table:table-cell office:value-type="float" office:value="110.358" calcext:value-type="float">
            <text:p>110.358</text:p>
          </table:table-cell>
          <table:table-cell office:value-type="float" office:value="316.052" calcext:value-type="float">
            <text:p>316.052</text:p>
          </table:table-cell>
          <table:table-cell office:value-type="float" office:value="45.9178" calcext:value-type="float">
            <text:p>45.9178</text:p>
          </table:table-cell>
          <table:table-cell office:value-type="float" office:value="111.322" calcext:value-type="float">
            <text:p>111.322</text:p>
          </table:table-cell>
          <table:table-cell office:value-type="float" office:value="301.504" calcext:value-type="float">
            <text:p>301.504</text:p>
          </table:table-cell>
          <table:table-cell office:value-type="float" office:value="47.6699" calcext:value-type="float">
            <text:p>47.6699</text:p>
          </table:table-cell>
          <table:table-cell/>
          <table:table-cell table:formula="of:=([.D320]-[.A320])/0.0166667" office:value-type="float" office:value="57.8398843202313" calcext:value-type="float">
            <text:p>57.8398843202313</text:p>
          </table:table-cell>
          <table:table-cell table:formula="of:=ABS([.E320]-[.B320])/0.0166667" office:value-type="float" office:value="872.878254243492" calcext:value-type="float">
            <text:p>872.878254243492</text:p>
          </table:table-cell>
          <table:table-cell table:formula="of:=([.F320]-[.C320])/0.0166667" office:value-type="float" office:value="105.12578974842" calcext:value-type="float">
            <text:p>105.12578974842</text:p>
          </table:table-cell>
          <table:table-cell table:formula="of:=DEGREES(ATAN(ABS([.F320]-[.C320])/ABS([.E320]-[.B320])))" office:value-type="float" office:value="6.86738711483408" calcext:value-type="float">
            <text:p>6.86738711483408</text:p>
          </table:table-cell>
          <table:table-cell table:formula="of:=SQRT(POWER([.H320];2)+POWER([.I320];2)+POWER([.J320];2))" office:value-type="float" office:value="881.086449004621" calcext:value-type="float">
            <text:p>881.086449004621</text:p>
          </table:table-cell>
        </table:table-row>
        <table:table-row table:style-name="ro1">
          <table:table-cell office:value-type="float" office:value="109.782" calcext:value-type="float">
            <text:p>109.782</text:p>
          </table:table-cell>
          <table:table-cell office:value-type="float" office:value="311.919" calcext:value-type="float">
            <text:p>311.919</text:p>
          </table:table-cell>
          <table:table-cell office:value-type="float" office:value="45.7012" calcext:value-type="float">
            <text:p>45.7012</text:p>
          </table:table-cell>
          <table:table-cell office:value-type="float" office:value="111.399" calcext:value-type="float">
            <text:p>111.399</text:p>
          </table:table-cell>
          <table:table-cell office:value-type="float" office:value="298.977" calcext:value-type="float">
            <text:p>298.977</text:p>
          </table:table-cell>
          <table:table-cell office:value-type="float" office:value="46.9892" calcext:value-type="float">
            <text:p>46.9892</text:p>
          </table:table-cell>
          <table:table-cell/>
          <table:table-cell table:formula="of:=([.D321]-[.A321])/0.0166667" office:value-type="float" office:value="97.0198059603884" calcext:value-type="float">
            <text:p>97.0198059603884</text:p>
          </table:table-cell>
          <table:table-cell table:formula="of:=ABS([.E321]-[.B321])/0.0166667" office:value-type="float" office:value="776.518446963107" calcext:value-type="float">
            <text:p>776.518446963107</text:p>
          </table:table-cell>
          <table:table-cell table:formula="of:=([.F321]-[.C321])/0.0166667" office:value-type="float" office:value="77.2798454403089" calcext:value-type="float">
            <text:p>77.2798454403089</text:p>
          </table:table-cell>
          <table:table-cell table:formula="of:=DEGREES(ATAN(ABS([.F321]-[.C321])/ABS([.E321]-[.B321])))" office:value-type="float" office:value="5.68341547382649" calcext:value-type="float">
            <text:p>5.68341547382649</text:p>
          </table:table-cell>
          <table:table-cell table:formula="of:=SQRT(POWER([.H321];2)+POWER([.I321];2)+POWER([.J321];2))" office:value-type="float" office:value="786.36245824293" calcext:value-type="float">
            <text:p>786.36245824293</text:p>
          </table:table-cell>
        </table:table-row>
        <table:table-row table:style-name="ro1">
          <table:table-cell office:value-type="float" office:value="111.883" calcext:value-type="float">
            <text:p>111.883</text:p>
          </table:table-cell>
          <table:table-cell office:value-type="float" office:value="308.409" calcext:value-type="float">
            <text:p>308.409</text:p>
          </table:table-cell>
          <table:table-cell office:value-type="float" office:value="47.2293" calcext:value-type="float">
            <text:p>47.2293</text:p>
          </table:table-cell>
          <table:table-cell office:value-type="float" office:value="114.325" calcext:value-type="float">
            <text:p>114.325</text:p>
          </table:table-cell>
          <table:table-cell office:value-type="float" office:value="296.893" calcext:value-type="float">
            <text:p>296.893</text:p>
          </table:table-cell>
          <table:table-cell office:value-type="float" office:value="48.289" calcext:value-type="float">
            <text:p>48.289</text:p>
          </table:table-cell>
          <table:table-cell/>
          <table:table-cell table:formula="of:=([.D322]-[.A322])/0.0166667" office:value-type="float" office:value="146.519706960587" calcext:value-type="float">
            <text:p>146.519706960587</text:p>
          </table:table-cell>
          <table:table-cell table:formula="of:=ABS([.E322]-[.B322])/0.0166667" office:value-type="float" office:value="690.958618082765" calcext:value-type="float">
            <text:p>690.958618082765</text:p>
          </table:table-cell>
          <table:table-cell table:formula="of:=([.F322]-[.C322])/0.0166667" office:value-type="float" office:value="63.5818728362543" calcext:value-type="float">
            <text:p>63.5818728362543</text:p>
          </table:table-cell>
          <table:table-cell table:formula="of:=DEGREES(ATAN(ABS([.F322]-[.C322])/ABS([.E322]-[.B322])))" office:value-type="float" office:value="5.25753979151421" calcext:value-type="float">
            <text:p>5.25753979151421</text:p>
          </table:table-cell>
          <table:table-cell table:formula="of:=SQRT(POWER([.H322];2)+POWER([.I322];2)+POWER([.J322];2))" office:value-type="float" office:value="709.178744030041" calcext:value-type="float">
            <text:p>709.178744030041</text:p>
          </table:table-cell>
        </table:table-row>
        <table:table-row table:style-name="ro1">
          <table:table-cell office:value-type="float" office:value="111.487" calcext:value-type="float">
            <text:p>111.487</text:p>
          </table:table-cell>
          <table:table-cell office:value-type="float" office:value="303.176" calcext:value-type="float">
            <text:p>303.176</text:p>
          </table:table-cell>
          <table:table-cell office:value-type="float" office:value="46.3943" calcext:value-type="float">
            <text:p>46.3943</text:p>
          </table:table-cell>
          <table:table-cell office:value-type="float" office:value="113.554" calcext:value-type="float">
            <text:p>113.554</text:p>
          </table:table-cell>
          <table:table-cell office:value-type="float" office:value="290.673" calcext:value-type="float">
            <text:p>290.673</text:p>
          </table:table-cell>
          <table:table-cell office:value-type="float" office:value="47.3859" calcext:value-type="float">
            <text:p>47.3859</text:p>
          </table:table-cell>
          <table:table-cell/>
          <table:table-cell table:formula="of:=([.D323]-[.A323])/0.0166667" office:value-type="float" office:value="124.019751960497" calcext:value-type="float">
            <text:p>124.019751960497</text:p>
          </table:table-cell>
          <table:table-cell table:formula="of:=ABS([.E323]-[.B323])/0.0166667" office:value-type="float" office:value="750.178499643" calcext:value-type="float">
            <text:p>750.178499643</text:p>
          </table:table-cell>
          <table:table-cell table:formula="of:=([.F323]-[.C323])/0.0166667" office:value-type="float" office:value="59.4958810082379" calcext:value-type="float">
            <text:p>59.4958810082379</text:p>
          </table:table-cell>
          <table:table-cell table:formula="of:=DEGREES(ATAN(ABS([.F323]-[.C323])/ABS([.E323]-[.B323])))" office:value-type="float" office:value="4.53457755043901" calcext:value-type="float">
            <text:p>4.53457755043901</text:p>
          </table:table-cell>
          <table:table-cell table:formula="of:=SQRT(POWER([.H323];2)+POWER([.I323];2)+POWER([.J323];2))" office:value-type="float" office:value="762.685020214709" calcext:value-type="float">
            <text:p>762.685020214709</text:p>
          </table:table-cell>
        </table:table-row>
        <table:table-row table:style-name="ro1">
          <table:table-cell office:value-type="float" office:value="112.421" calcext:value-type="float">
            <text:p>112.421</text:p>
          </table:table-cell>
          <table:table-cell office:value-type="float" office:value="305.39" calcext:value-type="float">
            <text:p>305.39</text:p>
          </table:table-cell>
          <table:table-cell office:value-type="float" office:value="47.9034" calcext:value-type="float">
            <text:p>47.9034</text:p>
          </table:table-cell>
          <table:table-cell office:value-type="float" office:value="114.456" calcext:value-type="float">
            <text:p>114.456</text:p>
          </table:table-cell>
          <table:table-cell office:value-type="float" office:value="292.717" calcext:value-type="float">
            <text:p>292.717</text:p>
          </table:table-cell>
          <table:table-cell office:value-type="float" office:value="49.1241" calcext:value-type="float">
            <text:p>49.1241</text:p>
          </table:table-cell>
          <table:table-cell/>
          <table:table-cell table:formula="of:=([.D324]-[.A324])/0.0166667" office:value-type="float" office:value="122.099755800488" calcext:value-type="float">
            <text:p>122.099755800488</text:p>
          </table:table-cell>
          <table:table-cell table:formula="of:=ABS([.E324]-[.B324])/0.0166667" office:value-type="float" office:value="760.378479243042" calcext:value-type="float">
            <text:p>760.378479243042</text:p>
          </table:table-cell>
          <table:table-cell table:formula="of:=([.F324]-[.C324])/0.0166667" office:value-type="float" office:value="73.241853516293" calcext:value-type="float">
            <text:p>73.241853516293</text:p>
          </table:table-cell>
          <table:table-cell table:formula="of:=DEGREES(ATAN(ABS([.F324]-[.C324])/ABS([.E324]-[.B324])))" office:value-type="float" office:value="5.50192124119963" calcext:value-type="float">
            <text:p>5.50192124119963</text:p>
          </table:table-cell>
          <table:table-cell table:formula="of:=SQRT(POWER([.H324];2)+POWER([.I324];2)+POWER([.J324];2))" office:value-type="float" office:value="773.594306577422" calcext:value-type="float">
            <text:p>773.594306577422</text:p>
          </table:table-cell>
        </table:table-row>
        <table:table-row table:style-name="ro1">
          <table:table-cell office:value-type="float" office:value="110.577" calcext:value-type="float">
            <text:p>110.577</text:p>
          </table:table-cell>
          <table:table-cell office:value-type="float" office:value="308.675" calcext:value-type="float">
            <text:p>308.675</text:p>
          </table:table-cell>
          <table:table-cell office:value-type="float" office:value="46.9398" calcext:value-type="float">
            <text:p>46.9398</text:p>
          </table:table-cell>
          <table:table-cell office:value-type="float" office:value="112.021" calcext:value-type="float">
            <text:p>112.021</text:p>
          </table:table-cell>
          <table:table-cell office:value-type="float" office:value="297.301" calcext:value-type="float">
            <text:p>297.301</text:p>
          </table:table-cell>
          <table:table-cell office:value-type="float" office:value="47.993" calcext:value-type="float">
            <text:p>47.993</text:p>
          </table:table-cell>
          <table:table-cell/>
          <table:table-cell table:formula="of:=([.D325]-[.A325])/0.0166667" office:value-type="float" office:value="86.6398267203467" calcext:value-type="float">
            <text:p>86.6398267203467</text:p>
          </table:table-cell>
          <table:table-cell table:formula="of:=ABS([.E325]-[.B325])/0.0166667" office:value-type="float" office:value="682.438635122731" calcext:value-type="float">
            <text:p>682.438635122731</text:p>
          </table:table-cell>
          <table:table-cell table:formula="of:=([.F325]-[.C325])/0.0166667" office:value-type="float" office:value="63.191873616253" calcext:value-type="float">
            <text:p>63.191873616253</text:p>
          </table:table-cell>
          <table:table-cell table:formula="of:=DEGREES(ATAN(ABS([.F325]-[.C325])/ABS([.E325]-[.B325])))" office:value-type="float" office:value="5.29034018523225" calcext:value-type="float">
            <text:p>5.29034018523225</text:p>
          </table:table-cell>
          <table:table-cell table:formula="of:=SQRT(POWER([.H325];2)+POWER([.I325];2)+POWER([.J325];2))" office:value-type="float" office:value="690.812683130124" calcext:value-type="float">
            <text:p>690.812683130124</text:p>
          </table:table-cell>
        </table:table-row>
        <table:table-row table:style-name="ro1">
          <table:table-cell office:value-type="float" office:value="109.988" calcext:value-type="float">
            <text:p>109.988</text:p>
          </table:table-cell>
          <table:table-cell office:value-type="float" office:value="311.517" calcext:value-type="float">
            <text:p>311.517</text:p>
          </table:table-cell>
          <table:table-cell office:value-type="float" office:value="47.079" calcext:value-type="float">
            <text:p>47.079</text:p>
          </table:table-cell>
          <table:table-cell office:value-type="float" office:value="111.068" calcext:value-type="float">
            <text:p>111.068</text:p>
          </table:table-cell>
          <table:table-cell office:value-type="float" office:value="298.621" calcext:value-type="float">
            <text:p>298.621</text:p>
          </table:table-cell>
          <table:table-cell office:value-type="float" office:value="48.5886" calcext:value-type="float">
            <text:p>48.5886</text:p>
          </table:table-cell>
          <table:table-cell/>
          <table:table-cell table:formula="of:=([.D326]-[.A326])/0.0166667" office:value-type="float" office:value="64.7998704002591" calcext:value-type="float">
            <text:p>64.7998704002591</text:p>
          </table:table-cell>
          <table:table-cell table:formula="of:=ABS([.E326]-[.B326])/0.0166667" office:value-type="float" office:value="773.758452483096" calcext:value-type="float">
            <text:p>773.758452483096</text:p>
          </table:table-cell>
          <table:table-cell table:formula="of:=([.F326]-[.C326])/0.0166667" office:value-type="float" office:value="90.5758188483622" calcext:value-type="float">
            <text:p>90.5758188483622</text:p>
          </table:table-cell>
          <table:table-cell table:formula="of:=DEGREES(ATAN(ABS([.F326]-[.C326])/ABS([.E326]-[.B326])))" office:value-type="float" office:value="6.67663250750958" calcext:value-type="float">
            <text:p>6.67663250750958</text:p>
          </table:table-cell>
          <table:table-cell table:formula="of:=SQRT(POWER([.H326];2)+POWER([.I326];2)+POWER([.J326];2))" office:value-type="float" office:value="781.732143993694" calcext:value-type="float">
            <text:p>781.732143993694</text:p>
          </table:table-cell>
        </table:table-row>
        <table:table-row table:style-name="ro1">
          <table:table-cell office:value-type="float" office:value="109.773" calcext:value-type="float">
            <text:p>109.773</text:p>
          </table:table-cell>
          <table:table-cell office:value-type="float" office:value="315.826" calcext:value-type="float">
            <text:p>315.826</text:p>
          </table:table-cell>
          <table:table-cell office:value-type="float" office:value="47.0207" calcext:value-type="float">
            <text:p>47.0207</text:p>
          </table:table-cell>
          <table:table-cell office:value-type="float" office:value="110.971" calcext:value-type="float">
            <text:p>110.971</text:p>
          </table:table-cell>
          <table:table-cell office:value-type="float" office:value="304.033" calcext:value-type="float">
            <text:p>304.033</text:p>
          </table:table-cell>
          <table:table-cell office:value-type="float" office:value="48.6219" calcext:value-type="float">
            <text:p>48.6219</text:p>
          </table:table-cell>
          <table:table-cell/>
          <table:table-cell table:formula="of:=([.D327]-[.A327])/0.0166667" office:value-type="float" office:value="71.879856240288" calcext:value-type="float">
            <text:p>71.879856240288</text:p>
          </table:table-cell>
          <table:table-cell table:formula="of:=ABS([.E327]-[.B327])/0.0166667" office:value-type="float" office:value="707.578584842831" calcext:value-type="float">
            <text:p>707.578584842831</text:p>
          </table:table-cell>
          <table:table-cell table:formula="of:=([.F327]-[.C327])/0.0166667" office:value-type="float" office:value="96.0718078563842" calcext:value-type="float">
            <text:p>96.0718078563842</text:p>
          </table:table-cell>
          <table:table-cell table:formula="of:=DEGREES(ATAN(ABS([.F327]-[.C327])/ABS([.E327]-[.B327])))" office:value-type="float" office:value="7.73207860795521" calcext:value-type="float">
            <text:p>7.73207860795521</text:p>
          </table:table-cell>
          <table:table-cell table:formula="of:=SQRT(POWER([.H327];2)+POWER([.I327];2)+POWER([.J327];2))" office:value-type="float" office:value="717.679566189606" calcext:value-type="float">
            <text:p>717.679566189606</text:p>
          </table:table-cell>
        </table:table-row>
        <table:table-row table:style-name="ro1">
          <table:table-cell office:value-type="float" office:value="109.453" calcext:value-type="float">
            <text:p>109.453</text:p>
          </table:table-cell>
          <table:table-cell office:value-type="float" office:value="318.798" calcext:value-type="float">
            <text:p>318.798</text:p>
          </table:table-cell>
          <table:table-cell office:value-type="float" office:value="46.8854" calcext:value-type="float">
            <text:p>46.8854</text:p>
          </table:table-cell>
          <table:table-cell office:value-type="float" office:value="110.414" calcext:value-type="float">
            <text:p>110.414</text:p>
          </table:table-cell>
          <table:table-cell office:value-type="float" office:value="306.961" calcext:value-type="float">
            <text:p>306.961</text:p>
          </table:table-cell>
          <table:table-cell office:value-type="float" office:value="48.2264" calcext:value-type="float">
            <text:p>48.2264</text:p>
          </table:table-cell>
          <table:table-cell/>
          <table:table-cell table:formula="of:=([.D328]-[.A328])/0.0166667" office:value-type="float" office:value="57.6598846802306" calcext:value-type="float">
            <text:p>57.6598846802306</text:p>
          </table:table-cell>
          <table:table-cell table:formula="of:=ABS([.E328]-[.B328])/0.0166667" office:value-type="float" office:value="710.21857956284" calcext:value-type="float">
            <text:p>710.21857956284</text:p>
          </table:table-cell>
          <table:table-cell table:formula="of:=([.F328]-[.C328])/0.0166667" office:value-type="float" office:value="80.4598390803219" calcext:value-type="float">
            <text:p>80.4598390803219</text:p>
          </table:table-cell>
          <table:table-cell table:formula="of:=DEGREES(ATAN(ABS([.F328]-[.C328])/ABS([.E328]-[.B328])))" office:value-type="float" office:value="6.4634151394325" calcext:value-type="float">
            <text:p>6.4634151394325</text:p>
          </table:table-cell>
          <table:table-cell table:formula="of:=SQRT(POWER([.H328];2)+POWER([.I328];2)+POWER([.J328];2))" office:value-type="float" office:value="717.083592590451" calcext:value-type="float">
            <text:p>717.083592590451</text:p>
          </table:table-cell>
        </table:table-row>
        <table:table-row table:style-name="ro1">
          <table:table-cell office:value-type="float" office:value="108.938" calcext:value-type="float">
            <text:p>108.938</text:p>
          </table:table-cell>
          <table:table-cell office:value-type="float" office:value="319.035" calcext:value-type="float">
            <text:p>319.035</text:p>
          </table:table-cell>
          <table:table-cell office:value-type="float" office:value="46.3207" calcext:value-type="float">
            <text:p>46.3207</text:p>
          </table:table-cell>
          <table:table-cell office:value-type="float" office:value="109.256" calcext:value-type="float">
            <text:p>109.256</text:p>
          </table:table-cell>
          <table:table-cell office:value-type="float" office:value="308.86" calcext:value-type="float">
            <text:p>308.86</text:p>
          </table:table-cell>
          <table:table-cell office:value-type="float" office:value="46.9246" calcext:value-type="float">
            <text:p>46.9246</text:p>
          </table:table-cell>
          <table:table-cell/>
          <table:table-cell table:formula="of:=([.D329]-[.A329])/0.0166667" office:value-type="float" office:value="19.0799618400762" calcext:value-type="float">
            <text:p>19.0799618400762</text:p>
          </table:table-cell>
          <table:table-cell table:formula="of:=ABS([.E329]-[.B329])/0.0166667" office:value-type="float" office:value="610.498779002443" calcext:value-type="float">
            <text:p>610.498779002443</text:p>
          </table:table-cell>
          <table:table-cell table:formula="of:=([.F329]-[.C329])/0.0166667" office:value-type="float" office:value="36.2339275321447" calcext:value-type="float">
            <text:p>36.2339275321447</text:p>
          </table:table-cell>
          <table:table-cell table:formula="of:=DEGREES(ATAN(ABS([.F329]-[.C329])/ABS([.E329]-[.B329])))" office:value-type="float" office:value="3.39659741499999" calcext:value-type="float">
            <text:p>3.39659741499999</text:p>
          </table:table-cell>
          <table:table-cell table:formula="of:=SQRT(POWER([.H329];2)+POWER([.I329];2)+POWER([.J329];2))" office:value-type="float" office:value="611.870657583526" calcext:value-type="float">
            <text:p>611.870657583526</text:p>
          </table:table-cell>
        </table:table-row>
        <table:table-row table:style-name="ro1">
          <table:table-cell office:value-type="float" office:value="108.492" calcext:value-type="float">
            <text:p>108.492</text:p>
          </table:table-cell>
          <table:table-cell office:value-type="float" office:value="313.127" calcext:value-type="float">
            <text:p>313.127</text:p>
          </table:table-cell>
          <table:table-cell office:value-type="float" office:value="47.1344" calcext:value-type="float">
            <text:p>47.1344</text:p>
          </table:table-cell>
          <table:table-cell office:value-type="float" office:value="108.479" calcext:value-type="float">
            <text:p>108.479</text:p>
          </table:table-cell>
          <table:table-cell office:value-type="float" office:value="298.946" calcext:value-type="float">
            <text:p>298.946</text:p>
          </table:table-cell>
          <table:table-cell office:value-type="float" office:value="48.564" calcext:value-type="float">
            <text:p>48.564</text:p>
          </table:table-cell>
          <table:table-cell/>
          <table:table-cell table:formula="of:=([.D330]-[.A330])/0.0166667" office:value-type="float" office:value="-0.779998440003434" calcext:value-type="float">
            <text:p>-0.779998440003434</text:p>
          </table:table-cell>
          <table:table-cell table:formula="of:=ABS([.E330]-[.B330])/0.0166667" office:value-type="float" office:value="850.858298283402" calcext:value-type="float">
            <text:p>850.858298283402</text:p>
          </table:table-cell>
          <table:table-cell table:formula="of:=([.F330]-[.C330])/0.0166667" office:value-type="float" office:value="85.7758284483431" calcext:value-type="float">
            <text:p>85.7758284483431</text:p>
          </table:table-cell>
          <table:table-cell table:formula="of:=DEGREES(ATAN(ABS([.F330]-[.C330])/ABS([.E330]-[.B330])))" office:value-type="float" office:value="5.75659307905432" calcext:value-type="float">
            <text:p>5.75659307905432</text:p>
          </table:table-cell>
          <table:table-cell table:formula="of:=SQRT(POWER([.H330];2)+POWER([.I330];2)+POWER([.J330];2))" office:value-type="float" office:value="855.171295648593" calcext:value-type="float">
            <text:p>855.171295648593</text:p>
          </table:table-cell>
        </table:table-row>
        <table:table-row table:style-name="ro1">
          <table:table-cell office:value-type="float" office:value="108.364" calcext:value-type="float">
            <text:p>108.364</text:p>
          </table:table-cell>
          <table:table-cell office:value-type="float" office:value="310.796" calcext:value-type="float">
            <text:p>310.796</text:p>
          </table:table-cell>
          <table:table-cell office:value-type="float" office:value="45.3409" calcext:value-type="float">
            <text:p>45.3409</text:p>
          </table:table-cell>
          <table:table-cell office:value-type="float" office:value="108.732" calcext:value-type="float">
            <text:p>108.732</text:p>
          </table:table-cell>
          <table:table-cell office:value-type="float" office:value="298.131" calcext:value-type="float">
            <text:p>298.131</text:p>
          </table:table-cell>
          <table:table-cell office:value-type="float" office:value="46.3561" calcext:value-type="float">
            <text:p>46.3561</text:p>
          </table:table-cell>
          <table:table-cell/>
          <table:table-cell table:formula="of:=([.D331]-[.A331])/0.0166667" office:value-type="float" office:value="22.079955840088" calcext:value-type="float">
            <text:p>22.079955840088</text:p>
          </table:table-cell>
          <table:table-cell table:formula="of:=ABS([.E331]-[.B331])/0.0166667" office:value-type="float" office:value="759.898480203041" calcext:value-type="float">
            <text:p>759.898480203041</text:p>
          </table:table-cell>
          <table:table-cell table:formula="of:=([.F331]-[.C331])/0.0166667" office:value-type="float" office:value="60.9118781762437" calcext:value-type="float">
            <text:p>60.9118781762437</text:p>
          </table:table-cell>
          <table:table-cell table:formula="of:=DEGREES(ATAN(ABS([.F331]-[.C331])/ABS([.E331]-[.B331])))" office:value-type="float" office:value="4.58291150124666" calcext:value-type="float">
            <text:p>4.58291150124666</text:p>
          </table:table-cell>
          <table:table-cell table:formula="of:=SQRT(POWER([.H331];2)+POWER([.I331];2)+POWER([.J331];2))" office:value-type="float" office:value="762.655545818523" calcext:value-type="float">
            <text:p>762.655545818523</text:p>
          </table:table-cell>
        </table:table-row>
        <table:table-row table:style-name="ro1">
          <table:table-cell office:value-type="float" office:value="110.634" calcext:value-type="float">
            <text:p>110.634</text:p>
          </table:table-cell>
          <table:table-cell office:value-type="float" office:value="292.546" calcext:value-type="float">
            <text:p>292.546</text:p>
          </table:table-cell>
          <table:table-cell office:value-type="float" office:value="46.6302" calcext:value-type="float">
            <text:p>46.6302</text:p>
          </table:table-cell>
          <table:table-cell office:value-type="float" office:value="112.315" calcext:value-type="float">
            <text:p>112.315</text:p>
          </table:table-cell>
          <table:table-cell office:value-type="float" office:value="279.327" calcext:value-type="float">
            <text:p>279.327</text:p>
          </table:table-cell>
          <table:table-cell office:value-type="float" office:value="47.7793" calcext:value-type="float">
            <text:p>47.7793</text:p>
          </table:table-cell>
          <table:table-cell/>
          <table:table-cell table:formula="of:=([.D332]-[.A332])/0.0166667" office:value-type="float" office:value="100.859798280403" calcext:value-type="float">
            <text:p>100.859798280403</text:p>
          </table:table-cell>
          <table:table-cell table:formula="of:=ABS([.E332]-[.B332])/0.0166667" office:value-type="float" office:value="793.138413723172" calcext:value-type="float">
            <text:p>793.138413723172</text:p>
          </table:table-cell>
          <table:table-cell table:formula="of:=([.F332]-[.C332])/0.0166667" office:value-type="float" office:value="68.9458621082756" calcext:value-type="float">
            <text:p>68.9458621082756</text:p>
          </table:table-cell>
          <table:table-cell table:formula="of:=DEGREES(ATAN(ABS([.F332]-[.C332])/ABS([.E332]-[.B332])))" office:value-type="float" office:value="4.96811351294981" calcext:value-type="float">
            <text:p>4.96811351294981</text:p>
          </table:table-cell>
          <table:table-cell table:formula="of:=SQRT(POWER([.H332];2)+POWER([.I332];2)+POWER([.J332];2))" office:value-type="float" office:value="802.492849896077" calcext:value-type="float">
            <text:p>802.492849896077</text:p>
          </table:table-cell>
        </table:table-row>
        <table:table-row table:style-name="ro1">
          <table:table-cell office:value-type="float" office:value="110.367" calcext:value-type="float">
            <text:p>110.367</text:p>
          </table:table-cell>
          <table:table-cell office:value-type="float" office:value="295.436" calcext:value-type="float">
            <text:p>295.436</text:p>
          </table:table-cell>
          <table:table-cell office:value-type="float" office:value="45.7016" calcext:value-type="float">
            <text:p>45.7016</text:p>
          </table:table-cell>
          <table:table-cell office:value-type="float" office:value="112.672" calcext:value-type="float">
            <text:p>112.672</text:p>
          </table:table-cell>
          <table:table-cell office:value-type="float" office:value="283.226" calcext:value-type="float">
            <text:p>283.226</text:p>
          </table:table-cell>
          <table:table-cell office:value-type="float" office:value="46.9574" calcext:value-type="float">
            <text:p>46.9574</text:p>
          </table:table-cell>
          <table:table-cell/>
          <table:table-cell table:formula="of:=([.D333]-[.A333])/0.0166667" office:value-type="float" office:value="138.299723400553" calcext:value-type="float">
            <text:p>138.299723400553</text:p>
          </table:table-cell>
          <table:table-cell table:formula="of:=ABS([.E333]-[.B333])/0.0166667" office:value-type="float" office:value="732.598534802929" calcext:value-type="float">
            <text:p>732.598534802929</text:p>
          </table:table-cell>
          <table:table-cell table:formula="of:=([.F333]-[.C333])/0.0166667" office:value-type="float" office:value="75.3478493043014" calcext:value-type="float">
            <text:p>75.3478493043014</text:p>
          </table:table-cell>
          <table:table-cell table:formula="of:=DEGREES(ATAN(ABS([.F333]-[.C333])/ABS([.E333]-[.B333])))" office:value-type="float" office:value="5.87223027474942" calcext:value-type="float">
            <text:p>5.87223027474942</text:p>
          </table:table-cell>
          <table:table-cell table:formula="of:=SQRT(POWER([.H333];2)+POWER([.I333];2)+POWER([.J333];2))" office:value-type="float" office:value="749.336189625759" calcext:value-type="float">
            <text:p>749.336189625759</text:p>
          </table:table-cell>
        </table:table-row>
        <table:table-row table:style-name="ro1">
          <table:table-cell office:value-type="float" office:value="107.984" calcext:value-type="float">
            <text:p>107.984</text:p>
          </table:table-cell>
          <table:table-cell office:value-type="float" office:value="287.907" calcext:value-type="float">
            <text:p>287.907</text:p>
          </table:table-cell>
          <table:table-cell office:value-type="float" office:value="45.5489" calcext:value-type="float">
            <text:p>45.5489</text:p>
          </table:table-cell>
          <table:table-cell office:value-type="float" office:value="108.736" calcext:value-type="float">
            <text:p>108.736</text:p>
          </table:table-cell>
          <table:table-cell office:value-type="float" office:value="275.031" calcext:value-type="float">
            <text:p>275.031</text:p>
          </table:table-cell>
          <table:table-cell office:value-type="float" office:value="46.71" calcext:value-type="float">
            <text:p>46.71</text:p>
          </table:table-cell>
          <table:table-cell/>
          <table:table-cell table:formula="of:=([.D334]-[.A334])/0.0166667" office:value-type="float" office:value="45.1199097601811" calcext:value-type="float">
            <text:p>45.1199097601811</text:p>
          </table:table-cell>
          <table:table-cell table:formula="of:=ABS([.E334]-[.B334])/0.0166667" office:value-type="float" office:value="772.558454883089" calcext:value-type="float">
            <text:p>772.558454883089</text:p>
          </table:table-cell>
          <table:table-cell table:formula="of:=([.F334]-[.C334])/0.0166667" office:value-type="float" office:value="69.6658606682785" calcext:value-type="float">
            <text:p>69.6658606682785</text:p>
          </table:table-cell>
          <table:table-cell table:formula="of:=DEGREES(ATAN(ABS([.F334]-[.C334])/ABS([.E334]-[.B334])))" office:value-type="float" office:value="5.1527401728734" calcext:value-type="float">
            <text:p>5.1527401728734</text:p>
          </table:table-cell>
          <table:table-cell table:formula="of:=SQRT(POWER([.H334];2)+POWER([.I334];2)+POWER([.J334];2))" office:value-type="float" office:value="777.004314409363" calcext:value-type="float">
            <text:p>777.004314409363</text:p>
          </table:table-cell>
        </table:table-row>
        <table:table-row table:style-name="ro1">
          <table:table-cell office:value-type="float" office:value="106.712" calcext:value-type="float">
            <text:p>106.712</text:p>
          </table:table-cell>
          <table:table-cell office:value-type="float" office:value="288.042" calcext:value-type="float">
            <text:p>288.042</text:p>
          </table:table-cell>
          <table:table-cell office:value-type="float" office:value="45.539" calcext:value-type="float">
            <text:p>45.539</text:p>
          </table:table-cell>
          <table:table-cell office:value-type="float" office:value="107.112" calcext:value-type="float">
            <text:p>107.112</text:p>
          </table:table-cell>
          <table:table-cell office:value-type="float" office:value="276.511" calcext:value-type="float">
            <text:p>276.511</text:p>
          </table:table-cell>
          <table:table-cell office:value-type="float" office:value="46.2537" calcext:value-type="float">
            <text:p>46.2537</text:p>
          </table:table-cell>
          <table:table-cell/>
          <table:table-cell table:formula="of:=([.D335]-[.A335])/0.0166667" office:value-type="float" office:value="23.9999520000955" calcext:value-type="float">
            <text:p>23.9999520000955</text:p>
          </table:table-cell>
          <table:table-cell table:formula="of:=ABS([.E335]-[.B335])/0.0166667" office:value-type="float" office:value="691.858616282764" calcext:value-type="float">
            <text:p>691.858616282764</text:p>
          </table:table-cell>
          <table:table-cell table:formula="of:=([.F335]-[.C335])/0.0166667" office:value-type="float" office:value="42.8819142361716" calcext:value-type="float">
            <text:p>42.8819142361716</text:p>
          </table:table-cell>
          <table:table-cell table:formula="of:=DEGREES(ATAN(ABS([.F335]-[.C335])/ABS([.E335]-[.B335])))" office:value-type="float" office:value="3.54669820825409" calcext:value-type="float">
            <text:p>3.54669820825409</text:p>
          </table:table-cell>
          <table:table-cell table:formula="of:=SQRT(POWER([.H335];2)+POWER([.I335];2)+POWER([.J335];2))" office:value-type="float" office:value="693.601615618985" calcext:value-type="float">
            <text:p>693.601615618985</text:p>
          </table:table-cell>
        </table:table-row>
        <table:table-row table:style-name="ro1">
          <table:table-cell office:value-type="float" office:value="105.889" calcext:value-type="float">
            <text:p>105.889</text:p>
          </table:table-cell>
          <table:table-cell office:value-type="float" office:value="290.81" calcext:value-type="float">
            <text:p>290.81</text:p>
          </table:table-cell>
          <table:table-cell office:value-type="float" office:value="45.1358" calcext:value-type="float">
            <text:p>45.1358</text:p>
          </table:table-cell>
          <table:table-cell office:value-type="float" office:value="105.811" calcext:value-type="float">
            <text:p>105.811</text:p>
          </table:table-cell>
          <table:table-cell office:value-type="float" office:value="279.179" calcext:value-type="float">
            <text:p>279.179</text:p>
          </table:table-cell>
          <table:table-cell office:value-type="float" office:value="45.8633" calcext:value-type="float">
            <text:p>45.8633</text:p>
          </table:table-cell>
          <table:table-cell/>
          <table:table-cell table:formula="of:=([.D336]-[.A336])/0.0166667" office:value-type="float" office:value="-4.67999064001805" calcext:value-type="float">
            <text:p>-4.67999064001805</text:p>
          </table:table-cell>
          <table:table-cell table:formula="of:=ABS([.E336]-[.B336])/0.0166667" office:value-type="float" office:value="697.858604282793" calcext:value-type="float">
            <text:p>697.858604282793</text:p>
          </table:table-cell>
          <table:table-cell table:formula="of:=([.F336]-[.C336])/0.0166667" office:value-type="float" office:value="43.6499127001745" calcext:value-type="float">
            <text:p>43.6499127001745</text:p>
          </table:table-cell>
          <table:table-cell table:formula="of:=DEGREES(ATAN(ABS([.F336]-[.C336])/ABS([.E336]-[.B336])))" office:value-type="float" office:value="3.57909453105489" calcext:value-type="float">
            <text:p>3.57909453105489</text:p>
          </table:table-cell>
          <table:table-cell table:formula="of:=SQRT(POWER([.H336];2)+POWER([.I336];2)+POWER([.J336];2))" office:value-type="float" office:value="699.238048709202" calcext:value-type="float">
            <text:p>699.238048709202</text:p>
          </table:table-cell>
        </table:table-row>
        <table:table-row table:style-name="ro1">
          <table:table-cell office:value-type="float" office:value="107.038" calcext:value-type="float">
            <text:p>107.038</text:p>
          </table:table-cell>
          <table:table-cell office:value-type="float" office:value="285.465" calcext:value-type="float">
            <text:p>285.465</text:p>
          </table:table-cell>
          <table:table-cell office:value-type="float" office:value="45.4136" calcext:value-type="float">
            <text:p>45.4136</text:p>
          </table:table-cell>
          <table:table-cell office:value-type="float" office:value="107.034" calcext:value-type="float">
            <text:p>107.034</text:p>
          </table:table-cell>
          <table:table-cell office:value-type="float" office:value="269.108" calcext:value-type="float">
            <text:p>269.108</text:p>
          </table:table-cell>
          <table:table-cell office:value-type="float" office:value="46.8797" calcext:value-type="float">
            <text:p>46.8797</text:p>
          </table:table-cell>
          <table:table-cell/>
          <table:table-cell table:formula="of:=([.D337]-[.A337])/0.0166667" office:value-type="float" office:value="-0.239999520000401" calcext:value-type="float">
            <text:p>-0.239999520000401</text:p>
          </table:table-cell>
          <table:table-cell table:formula="of:=ABS([.E337]-[.B337])/0.0166667" office:value-type="float" office:value="981.418037163924" calcext:value-type="float">
            <text:p>981.418037163924</text:p>
          </table:table-cell>
          <table:table-cell table:formula="of:=([.F337]-[.C337])/0.0166667" office:value-type="float" office:value="87.9658240683517" calcext:value-type="float">
            <text:p>87.9658240683517</text:p>
          </table:table-cell>
          <table:table-cell table:formula="of:=DEGREES(ATAN(ABS([.F337]-[.C337])/ABS([.E337]-[.B337])))" office:value-type="float" office:value="5.12181152230494" calcext:value-type="float">
            <text:p>5.12181152230494</text:p>
          </table:table-cell>
          <table:table-cell table:formula="of:=SQRT(POWER([.H337];2)+POWER([.I337];2)+POWER([.J337];2))" office:value-type="float" office:value="985.352428055304" calcext:value-type="float">
            <text:p>985.352428055304</text:p>
          </table:table-cell>
        </table:table-row>
        <table:table-row table:style-name="ro1">
          <table:table-cell office:value-type="float" office:value="106.955" calcext:value-type="float">
            <text:p>106.955</text:p>
          </table:table-cell>
          <table:table-cell office:value-type="float" office:value="287.951" calcext:value-type="float">
            <text:p>287.951</text:p>
          </table:table-cell>
          <table:table-cell office:value-type="float" office:value="45.8039" calcext:value-type="float">
            <text:p>45.8039</text:p>
          </table:table-cell>
          <table:table-cell office:value-type="float" office:value="107.091" calcext:value-type="float">
            <text:p>107.091</text:p>
          </table:table-cell>
          <table:table-cell office:value-type="float" office:value="276.391" calcext:value-type="float">
            <text:p>276.391</text:p>
          </table:table-cell>
          <table:table-cell office:value-type="float" office:value="46.7668" calcext:value-type="float">
            <text:p>46.7668</text:p>
          </table:table-cell>
          <table:table-cell/>
          <table:table-cell table:formula="of:=([.D338]-[.A338])/0.0166667" office:value-type="float" office:value="8.15998368003238" calcext:value-type="float">
            <text:p>8.15998368003238</text:p>
          </table:table-cell>
          <table:table-cell table:formula="of:=ABS([.E338]-[.B338])/0.0166667" office:value-type="float" office:value="693.598612802775" calcext:value-type="float">
            <text:p>693.598612802775</text:p>
          </table:table-cell>
          <table:table-cell table:formula="of:=([.F338]-[.C338])/0.0166667" office:value-type="float" office:value="57.7738844522314" calcext:value-type="float">
            <text:p>57.7738844522314</text:p>
          </table:table-cell>
          <table:table-cell table:formula="of:=DEGREES(ATAN(ABS([.F338]-[.C338])/ABS([.E338]-[.B338])))" office:value-type="float" office:value="4.7615087306192" calcext:value-type="float">
            <text:p>4.7615087306192</text:p>
          </table:table-cell>
          <table:table-cell table:formula="of:=SQRT(POWER([.H338];2)+POWER([.I338];2)+POWER([.J338];2))" office:value-type="float" office:value="696.04844855821" calcext:value-type="float">
            <text:p>696.04844855821</text:p>
          </table:table-cell>
        </table:table-row>
        <table:table-row table:style-name="ro1">
          <table:table-cell office:value-type="float" office:value="105.385" calcext:value-type="float">
            <text:p>105.385</text:p>
          </table:table-cell>
          <table:table-cell office:value-type="float" office:value="290.905" calcext:value-type="float">
            <text:p>290.905</text:p>
          </table:table-cell>
          <table:table-cell office:value-type="float" office:value="44.8707" calcext:value-type="float">
            <text:p>44.8707</text:p>
          </table:table-cell>
          <table:table-cell office:value-type="float" office:value="105.55" calcext:value-type="float">
            <text:p>105.55</text:p>
          </table:table-cell>
          <table:table-cell office:value-type="float" office:value="279.133" calcext:value-type="float">
            <text:p>279.133</text:p>
          </table:table-cell>
          <table:table-cell office:value-type="float" office:value="46.1212" calcext:value-type="float">
            <text:p>46.1212</text:p>
          </table:table-cell>
          <table:table-cell/>
          <table:table-cell table:formula="of:=([.D339]-[.A339])/0.0166667" office:value-type="float" office:value="9.89998020003912" calcext:value-type="float">
            <text:p>9.89998020003912</text:p>
          </table:table-cell>
          <table:table-cell table:formula="of:=ABS([.E339]-[.B339])/0.0166667" office:value-type="float" office:value="706.318587362825" calcext:value-type="float">
            <text:p>706.318587362825</text:p>
          </table:table-cell>
          <table:table-cell table:formula="of:=([.F339]-[.C339])/0.0166667" office:value-type="float" office:value="75.0298499403003" calcext:value-type="float">
            <text:p>75.0298499403003</text:p>
          </table:table-cell>
          <table:table-cell table:formula="of:=DEGREES(ATAN(ABS([.F339]-[.C339])/ABS([.E339]-[.B339])))" office:value-type="float" office:value="6.06359892447263" calcext:value-type="float">
            <text:p>6.06359892447263</text:p>
          </table:table-cell>
          <table:table-cell table:formula="of:=SQRT(POWER([.H339];2)+POWER([.I339];2)+POWER([.J339];2))" office:value-type="float" office:value="710.361481813479" calcext:value-type="float">
            <text:p>710.361481813479</text:p>
          </table:table-cell>
        </table:table-row>
        <table:table-row table:style-name="ro1">
          <table:table-cell office:value-type="float" office:value="92.2645" calcext:value-type="float">
            <text:p>92.2645</text:p>
          </table:table-cell>
          <table:table-cell office:value-type="float" office:value="280.057" calcext:value-type="float">
            <text:p>280.057</text:p>
          </table:table-cell>
          <table:table-cell office:value-type="float" office:value="44.5947" calcext:value-type="float">
            <text:p>44.5947</text:p>
          </table:table-cell>
          <table:table-cell office:value-type="float" office:value="92.988" calcext:value-type="float">
            <text:p>92.988</text:p>
          </table:table-cell>
          <table:table-cell office:value-type="float" office:value="268.692" calcext:value-type="float">
            <text:p>268.692</text:p>
          </table:table-cell>
          <table:table-cell office:value-type="float" office:value="45.8397" calcext:value-type="float">
            <text:p>45.8397</text:p>
          </table:table-cell>
          <table:table-cell/>
          <table:table-cell table:formula="of:=([.D340]-[.A340])/0.0166667" office:value-type="float" office:value="43.4099131801737" calcext:value-type="float">
            <text:p>43.4099131801737</text:p>
          </table:table-cell>
          <table:table-cell table:formula="of:=ABS([.E340]-[.B340])/0.0166667" office:value-type="float" office:value="681.898636202728" calcext:value-type="float">
            <text:p>681.898636202728</text:p>
          </table:table-cell>
          <table:table-cell table:formula="of:=([.F340]-[.C340])/0.0166667" office:value-type="float" office:value="74.6998506002987" calcext:value-type="float">
            <text:p>74.6998506002987</text:p>
          </table:table-cell>
          <table:table-cell table:formula="of:=DEGREES(ATAN(ABS([.F340]-[.C340])/ABS([.E340]-[.B340])))" office:value-type="float" office:value="6.25164429663255" calcext:value-type="float">
            <text:p>6.25164429663255</text:p>
          </table:table-cell>
          <table:table-cell table:formula="of:=SQRT(POWER([.H340];2)+POWER([.I340];2)+POWER([.J340];2))" office:value-type="float" office:value="687.350156977619" calcext:value-type="float">
            <text:p>687.350156977619</text:p>
          </table:table-cell>
        </table:table-row>
        <table:table-row table:style-name="ro1">
          <table:table-cell office:value-type="float" office:value="89.9959" calcext:value-type="float">
            <text:p>89.9959</text:p>
          </table:table-cell>
          <table:table-cell office:value-type="float" office:value="267.618" calcext:value-type="float">
            <text:p>267.618</text:p>
          </table:table-cell>
          <table:table-cell office:value-type="float" office:value="45.0567" calcext:value-type="float">
            <text:p>45.0567</text:p>
          </table:table-cell>
          <table:table-cell office:value-type="float" office:value="90.2903" calcext:value-type="float">
            <text:p>90.2903</text:p>
          </table:table-cell>
          <table:table-cell office:value-type="float" office:value="256.975" calcext:value-type="float">
            <text:p>256.975</text:p>
          </table:table-cell>
          <table:table-cell office:value-type="float" office:value="45.2889" calcext:value-type="float">
            <text:p>45.2889</text:p>
          </table:table-cell>
          <table:table-cell/>
          <table:table-cell table:formula="of:=([.D341]-[.A341])/0.0166667" office:value-type="float" office:value="17.6639646720704" calcext:value-type="float">
            <text:p>17.6639646720704</text:p>
          </table:table-cell>
          <table:table-cell table:formula="of:=ABS([.E341]-[.B341])/0.0166667" office:value-type="float" office:value="638.578722842553" calcext:value-type="float">
            <text:p>638.578722842553</text:p>
          </table:table-cell>
          <table:table-cell table:formula="of:=([.F341]-[.C341])/0.0166667" office:value-type="float" office:value="13.9319721360557" calcext:value-type="float">
            <text:p>13.9319721360557</text:p>
          </table:table-cell>
          <table:table-cell table:formula="of:=DEGREES(ATAN(ABS([.F341]-[.C341])/ABS([.E341]-[.B341])))" office:value-type="float" office:value="1.24983272980354" calcext:value-type="float">
            <text:p>1.24983272980354</text:p>
          </table:table-cell>
          <table:table-cell table:formula="of:=SQRT(POWER([.H341];2)+POWER([.I341];2)+POWER([.J341];2))" office:value-type="float" office:value="638.974882732304" calcext:value-type="float">
            <text:p>638.974882732304</text:p>
          </table:table-cell>
        </table:table-row>
        <table:table-row table:style-name="ro1">
          <table:table-cell office:value-type="float" office:value="93.1846" calcext:value-type="float">
            <text:p>93.1846</text:p>
          </table:table-cell>
          <table:table-cell office:value-type="float" office:value="267.547" calcext:value-type="float">
            <text:p>267.547</text:p>
          </table:table-cell>
          <table:table-cell office:value-type="float" office:value="45.5277" calcext:value-type="float">
            <text:p>45.5277</text:p>
          </table:table-cell>
          <table:table-cell office:value-type="float" office:value="93.5774" calcext:value-type="float">
            <text:p>93.5774</text:p>
          </table:table-cell>
          <table:table-cell office:value-type="float" office:value="255.684" calcext:value-type="float">
            <text:p>255.684</text:p>
          </table:table-cell>
          <table:table-cell office:value-type="float" office:value="46.4171" calcext:value-type="float">
            <text:p>46.4171</text:p>
          </table:table-cell>
          <table:table-cell/>
          <table:table-cell table:formula="of:=([.D342]-[.A342])/0.0166667" office:value-type="float" office:value="23.5679528640939" calcext:value-type="float">
            <text:p>23.5679528640939</text:p>
          </table:table-cell>
          <table:table-cell table:formula="of:=ABS([.E342]-[.B342])/0.0166667" office:value-type="float" office:value="711.778576442849" calcext:value-type="float">
            <text:p>711.778576442849</text:p>
          </table:table-cell>
          <table:table-cell table:formula="of:=([.F342]-[.C342])/0.0166667" office:value-type="float" office:value="53.3638932722131" calcext:value-type="float">
            <text:p>53.3638932722131</text:p>
          </table:table-cell>
          <table:table-cell table:formula="of:=DEGREES(ATAN(ABS([.F342]-[.C342])/ABS([.E342]-[.B342])))" office:value-type="float" office:value="4.28759242447666" calcext:value-type="float">
            <text:p>4.28759242447666</text:p>
          </table:table-cell>
          <table:table-cell table:formula="of:=SQRT(POWER([.H342];2)+POWER([.I342];2)+POWER([.J342];2))" office:value-type="float" office:value="714.165173745108" calcext:value-type="float">
            <text:p>714.165173745108</text:p>
          </table:table-cell>
        </table:table-row>
        <table:table-row table:style-name="ro1">
          <table:table-cell office:value-type="float" office:value="84.8934" calcext:value-type="float">
            <text:p>84.8934</text:p>
          </table:table-cell>
          <table:table-cell office:value-type="float" office:value="269.86" calcext:value-type="float">
            <text:p>269.86</text:p>
          </table:table-cell>
          <table:table-cell office:value-type="float" office:value="45.2405" calcext:value-type="float">
            <text:p>45.2405</text:p>
          </table:table-cell>
          <table:table-cell office:value-type="float" office:value="85.9882" calcext:value-type="float">
            <text:p>85.9882</text:p>
          </table:table-cell>
          <table:table-cell office:value-type="float" office:value="257.859" calcext:value-type="float">
            <text:p>257.859</text:p>
          </table:table-cell>
          <table:table-cell office:value-type="float" office:value="45.9015" calcext:value-type="float">
            <text:p>45.9015</text:p>
          </table:table-cell>
          <table:table-cell/>
          <table:table-cell table:formula="of:=([.D343]-[.A343])/0.0166667" office:value-type="float" office:value="65.6878686242631" calcext:value-type="float">
            <text:p>65.6878686242631</text:p>
          </table:table-cell>
          <table:table-cell table:formula="of:=ABS([.E343]-[.B343])/0.0166667" office:value-type="float" office:value="720.058559882882" calcext:value-type="float">
            <text:p>720.058559882882</text:p>
          </table:table-cell>
          <table:table-cell table:formula="of:=([.F343]-[.C343])/0.0166667" office:value-type="float" office:value="39.6599206801587" calcext:value-type="float">
            <text:p>39.6599206801587</text:p>
          </table:table-cell>
          <table:table-cell table:formula="of:=DEGREES(ATAN(ABS([.F343]-[.C343])/ABS([.E343]-[.B343])))" office:value-type="float" office:value="3.15259414016459" calcext:value-type="float">
            <text:p>3.15259414016459</text:p>
          </table:table-cell>
          <table:table-cell table:formula="of:=SQRT(POWER([.H343];2)+POWER([.I343];2)+POWER([.J343];2))" office:value-type="float" office:value="724.13543971647" calcext:value-type="float">
            <text:p>724.13543971647</text:p>
          </table:table-cell>
        </table:table-row>
        <table:table-row table:style-name="ro1">
          <table:table-cell office:value-type="float" office:value="78.4791" calcext:value-type="float">
            <text:p>78.4791</text:p>
          </table:table-cell>
          <table:table-cell office:value-type="float" office:value="270.72" calcext:value-type="float">
            <text:p>270.72</text:p>
          </table:table-cell>
          <table:table-cell office:value-type="float" office:value="45.1645" calcext:value-type="float">
            <text:p>45.1645</text:p>
          </table:table-cell>
          <table:table-cell office:value-type="float" office:value="79.017" calcext:value-type="float">
            <text:p>79.017</text:p>
          </table:table-cell>
          <table:table-cell office:value-type="float" office:value="258.492" calcext:value-type="float">
            <text:p>258.492</text:p>
          </table:table-cell>
          <table:table-cell office:value-type="float" office:value="46.3412" calcext:value-type="float">
            <text:p>46.3412</text:p>
          </table:table-cell>
          <table:table-cell/>
          <table:table-cell table:formula="of:=([.D344]-[.A344])/0.0166667" office:value-type="float" office:value="32.2739354521287" calcext:value-type="float">
            <text:p>32.2739354521287</text:p>
          </table:table-cell>
          <table:table-cell table:formula="of:=ABS([.E344]-[.B344])/0.0166667" office:value-type="float" office:value="733.678532642935" calcext:value-type="float">
            <text:p>733.678532642935</text:p>
          </table:table-cell>
          <table:table-cell table:formula="of:=([.F344]-[.C344])/0.0166667" office:value-type="float" office:value="70.6018587962826" calcext:value-type="float">
            <text:p>70.6018587962826</text:p>
          </table:table-cell>
          <table:table-cell table:formula="of:=DEGREES(ATAN(ABS([.F344]-[.C344])/ABS([.E344]-[.B344])))" office:value-type="float" office:value="5.49664580542708" calcext:value-type="float">
            <text:p>5.49664580542708</text:p>
          </table:table-cell>
          <table:table-cell table:formula="of:=SQRT(POWER([.H344];2)+POWER([.I344];2)+POWER([.J344];2))" office:value-type="float" office:value="737.773961749904" calcext:value-type="float">
            <text:p>737.773961749904</text:p>
          </table:table-cell>
        </table:table-row>
        <table:table-row table:style-name="ro1">
          <table:table-cell office:value-type="float" office:value="76.772" calcext:value-type="float">
            <text:p>76.772</text:p>
          </table:table-cell>
          <table:table-cell office:value-type="float" office:value="272.938" calcext:value-type="float">
            <text:p>272.938</text:p>
          </table:table-cell>
          <table:table-cell office:value-type="float" office:value="45.8208" calcext:value-type="float">
            <text:p>45.8208</text:p>
          </table:table-cell>
          <table:table-cell office:value-type="float" office:value="76.8591" calcext:value-type="float">
            <text:p>76.8591</text:p>
          </table:table-cell>
          <table:table-cell office:value-type="float" office:value="259.27" calcext:value-type="float">
            <text:p>259.27</text:p>
          </table:table-cell>
          <table:table-cell office:value-type="float" office:value="47.4335" calcext:value-type="float">
            <text:p>47.4335</text:p>
          </table:table-cell>
          <table:table-cell/>
          <table:table-cell table:formula="of:=([.D345]-[.A345])/0.0166667" office:value-type="float" office:value="5.22598954802045" calcext:value-type="float">
            <text:p>5.22598954802045</text:p>
          </table:table-cell>
          <table:table-cell table:formula="of:=ABS([.E345]-[.B345])/0.0166667" office:value-type="float" office:value="820.078359843281" calcext:value-type="float">
            <text:p>820.078359843281</text:p>
          </table:table-cell>
          <table:table-cell table:formula="of:=([.F345]-[.C345])/0.0166667" office:value-type="float" office:value="96.7618064763873" calcext:value-type="float">
            <text:p>96.7618064763873</text:p>
          </table:table-cell>
          <table:table-cell table:formula="of:=DEGREES(ATAN(ABS([.F345]-[.C345])/ABS([.E345]-[.B345])))" office:value-type="float" office:value="6.72926929524349" calcext:value-type="float">
            <text:p>6.72926929524349</text:p>
          </table:table-cell>
          <table:table-cell table:formula="of:=SQRT(POWER([.H345];2)+POWER([.I345];2)+POWER([.J345];2))" office:value-type="float" office:value="825.783672908695" calcext:value-type="float">
            <text:p>825.783672908695</text:p>
          </table:table-cell>
        </table:table-row>
        <table:table-row table:style-name="ro1">
          <table:table-cell office:value-type="float" office:value="76.9911" calcext:value-type="float">
            <text:p>76.9911</text:p>
          </table:table-cell>
          <table:table-cell office:value-type="float" office:value="270.493" calcext:value-type="float">
            <text:p>270.493</text:p>
          </table:table-cell>
          <table:table-cell office:value-type="float" office:value="45.7032" calcext:value-type="float">
            <text:p>45.7032</text:p>
          </table:table-cell>
          <table:table-cell office:value-type="float" office:value="77.3272" calcext:value-type="float">
            <text:p>77.3272</text:p>
          </table:table-cell>
          <table:table-cell office:value-type="float" office:value="258.233" calcext:value-type="float">
            <text:p>258.233</text:p>
          </table:table-cell>
          <table:table-cell office:value-type="float" office:value="46.8742" calcext:value-type="float">
            <text:p>46.8742</text:p>
          </table:table-cell>
          <table:table-cell/>
          <table:table-cell table:formula="of:=([.D346]-[.A346])/0.0166667" office:value-type="float" office:value="20.1659596680808" calcext:value-type="float">
            <text:p>20.1659596680808</text:p>
          </table:table-cell>
          <table:table-cell table:formula="of:=ABS([.E346]-[.B346])/0.0166667" office:value-type="float" office:value="735.598528802942" calcext:value-type="float">
            <text:p>735.598528802942</text:p>
          </table:table-cell>
          <table:table-cell table:formula="of:=([.F346]-[.C346])/0.0166667" office:value-type="float" office:value="70.259859480281" calcext:value-type="float">
            <text:p>70.259859480281</text:p>
          </table:table-cell>
          <table:table-cell table:formula="of:=DEGREES(ATAN(ABS([.F346]-[.C346])/ABS([.E346]-[.B346])))" office:value-type="float" office:value="5.45599011002013" calcext:value-type="float">
            <text:p>5.45599011002013</text:p>
          </table:table-cell>
          <table:table-cell table:formula="of:=SQRT(POWER([.H346];2)+POWER([.I346];2)+POWER([.J346];2))" office:value-type="float" office:value="739.221421064471" calcext:value-type="float">
            <text:p>739.221421064471</text:p>
          </table:table-cell>
        </table:table-row>
        <table:table-row table:style-name="ro1">
          <table:table-cell office:value-type="float" office:value="76.5367" calcext:value-type="float">
            <text:p>76.5367</text:p>
          </table:table-cell>
          <table:table-cell office:value-type="float" office:value="274.257" calcext:value-type="float">
            <text:p>274.257</text:p>
          </table:table-cell>
          <table:table-cell office:value-type="float" office:value="45.3744" calcext:value-type="float">
            <text:p>45.3744</text:p>
          </table:table-cell>
          <table:table-cell office:value-type="float" office:value="77.3426" calcext:value-type="float">
            <text:p>77.3426</text:p>
          </table:table-cell>
          <table:table-cell office:value-type="float" office:value="259.403" calcext:value-type="float">
            <text:p>259.403</text:p>
          </table:table-cell>
          <table:table-cell office:value-type="float" office:value="46.9308" calcext:value-type="float">
            <text:p>46.9308</text:p>
          </table:table-cell>
          <table:table-cell/>
          <table:table-cell table:formula="of:=([.D347]-[.A347])/0.0166667" office:value-type="float" office:value="48.3539032921939" calcext:value-type="float">
            <text:p>48.3539032921939</text:p>
          </table:table-cell>
          <table:table-cell table:formula="of:=ABS([.E347]-[.B347])/0.0166667" office:value-type="float" office:value="891.238217523564" calcext:value-type="float">
            <text:p>891.238217523564</text:p>
          </table:table-cell>
          <table:table-cell table:formula="of:=([.F347]-[.C347])/0.0166667" office:value-type="float" office:value="93.3838132323733" calcext:value-type="float">
            <text:p>93.3838132323733</text:p>
          </table:table-cell>
          <table:table-cell table:formula="of:=DEGREES(ATAN(ABS([.F347]-[.C347])/ABS([.E347]-[.B347])))" office:value-type="float" office:value="5.98161695981771" calcext:value-type="float">
            <text:p>5.98161695981771</text:p>
          </table:table-cell>
          <table:table-cell table:formula="of:=SQRT(POWER([.H347];2)+POWER([.I347];2)+POWER([.J347];2))" office:value-type="float" office:value="897.420858300045" calcext:value-type="float">
            <text:p>897.420858300045</text:p>
          </table:table-cell>
        </table:table-row>
        <table:table-row table:style-name="ro1">
          <table:table-cell office:value-type="float" office:value="75.1072" calcext:value-type="float">
            <text:p>75.1072</text:p>
          </table:table-cell>
          <table:table-cell office:value-type="float" office:value="283.291" calcext:value-type="float">
            <text:p>283.291</text:p>
          </table:table-cell>
          <table:table-cell office:value-type="float" office:value="44.504" calcext:value-type="float">
            <text:p>44.504</text:p>
          </table:table-cell>
          <table:table-cell office:value-type="float" office:value="75.7526" calcext:value-type="float">
            <text:p>75.7526</text:p>
          </table:table-cell>
          <table:table-cell office:value-type="float" office:value="270.377" calcext:value-type="float">
            <text:p>270.377</text:p>
          </table:table-cell>
          <table:table-cell office:value-type="float" office:value="45.7323" calcext:value-type="float">
            <text:p>45.7323</text:p>
          </table:table-cell>
          <table:table-cell/>
          <table:table-cell table:formula="of:=([.D348]-[.A348])/0.0166667" office:value-type="float" office:value="38.7239225521546" calcext:value-type="float">
            <text:p>38.7239225521546</text:p>
          </table:table-cell>
          <table:table-cell table:formula="of:=ABS([.E348]-[.B348])/0.0166667" office:value-type="float" office:value="774.838450323099" calcext:value-type="float">
            <text:p>774.838450323099</text:p>
          </table:table-cell>
          <table:table-cell table:formula="of:=([.F348]-[.C348])/0.0166667" office:value-type="float" office:value="73.6978526042951" calcext:value-type="float">
            <text:p>73.6978526042951</text:p>
          </table:table-cell>
          <table:table-cell table:formula="of:=DEGREES(ATAN(ABS([.F348]-[.C348])/ABS([.E348]-[.B348])))" office:value-type="float" office:value="5.43327607074149" calcext:value-type="float">
            <text:p>5.43327607074149</text:p>
          </table:table-cell>
          <table:table-cell table:formula="of:=SQRT(POWER([.H348];2)+POWER([.I348];2)+POWER([.J348];2))" office:value-type="float" office:value="779.298107116533" calcext:value-type="float">
            <text:p>779.298107116533</text:p>
          </table:table-cell>
        </table:table-row>
        <table:table-row table:style-name="ro1">
          <table:table-cell office:value-type="float" office:value="76.3267" calcext:value-type="float">
            <text:p>76.3267</text:p>
          </table:table-cell>
          <table:table-cell office:value-type="float" office:value="278.115" calcext:value-type="float">
            <text:p>278.115</text:p>
          </table:table-cell>
          <table:table-cell office:value-type="float" office:value="45.0329" calcext:value-type="float">
            <text:p>45.0329</text:p>
          </table:table-cell>
          <table:table-cell office:value-type="float" office:value="77.1767" calcext:value-type="float">
            <text:p>77.1767</text:p>
          </table:table-cell>
          <table:table-cell office:value-type="float" office:value="265.503" calcext:value-type="float">
            <text:p>265.503</text:p>
          </table:table-cell>
          <table:table-cell office:value-type="float" office:value="46.228" calcext:value-type="float">
            <text:p>46.228</text:p>
          </table:table-cell>
          <table:table-cell/>
          <table:table-cell table:formula="of:=([.D349]-[.A349])/0.0166667" office:value-type="float" office:value="50.9998980002037" calcext:value-type="float">
            <text:p>50.9998980002037</text:p>
          </table:table-cell>
          <table:table-cell table:formula="of:=ABS([.E349]-[.B349])/0.0166667" office:value-type="float" office:value="756.718486563028" calcext:value-type="float">
            <text:p>756.718486563028</text:p>
          </table:table-cell>
          <table:table-cell table:formula="of:=([.F349]-[.C349])/0.0166667" office:value-type="float" office:value="71.705856588287" calcext:value-type="float">
            <text:p>71.705856588287</text:p>
          </table:table-cell>
          <table:table-cell table:formula="of:=DEGREES(ATAN(ABS([.F349]-[.C349])/ABS([.E349]-[.B349])))" office:value-type="float" office:value="5.41312512328762" calcext:value-type="float">
            <text:p>5.41312512328762</text:p>
          </table:table-cell>
          <table:table-cell table:formula="of:=SQRT(POWER([.H349];2)+POWER([.I349];2)+POWER([.J349];2))" office:value-type="float" office:value="761.817292643933" calcext:value-type="float">
            <text:p>761.817292643933</text:p>
          </table:table-cell>
        </table:table-row>
        <table:table-row table:style-name="ro1">
          <table:table-cell office:value-type="float" office:value="75.8229" calcext:value-type="float">
            <text:p>75.8229</text:p>
          </table:table-cell>
          <table:table-cell office:value-type="float" office:value="278.13" calcext:value-type="float">
            <text:p>278.13</text:p>
          </table:table-cell>
          <table:table-cell office:value-type="float" office:value="44.7863" calcext:value-type="float">
            <text:p>44.7863</text:p>
          </table:table-cell>
          <table:table-cell office:value-type="float" office:value="76.7008" calcext:value-type="float">
            <text:p>76.7008</text:p>
          </table:table-cell>
          <table:table-cell office:value-type="float" office:value="266.808" calcext:value-type="float">
            <text:p>266.808</text:p>
          </table:table-cell>
          <table:table-cell office:value-type="float" office:value="45.5446" calcext:value-type="float">
            <text:p>45.5446</text:p>
          </table:table-cell>
          <table:table-cell/>
          <table:table-cell table:formula="of:=([.D350]-[.A350])/0.0166667" office:value-type="float" office:value="52.6738946522105" calcext:value-type="float">
            <text:p>52.6738946522105</text:p>
          </table:table-cell>
          <table:table-cell table:formula="of:=ABS([.E350]-[.B350])/0.0166667" office:value-type="float" office:value="679.318641362718" calcext:value-type="float">
            <text:p>679.318641362718</text:p>
          </table:table-cell>
          <table:table-cell table:formula="of:=([.F350]-[.C350])/0.0166667" office:value-type="float" office:value="45.4979090041823" calcext:value-type="float">
            <text:p>45.4979090041823</text:p>
          </table:table-cell>
          <table:table-cell table:formula="of:=DEGREES(ATAN(ABS([.F350]-[.C350])/ABS([.E350]-[.B350])))" office:value-type="float" office:value="3.83170809711947" calcext:value-type="float">
            <text:p>3.83170809711947</text:p>
          </table:table-cell>
          <table:table-cell table:formula="of:=SQRT(POWER([.H350];2)+POWER([.I350];2)+POWER([.J350];2))" office:value-type="float" office:value="682.875109668286" calcext:value-type="float">
            <text:p>682.875109668286</text:p>
          </table:table-cell>
        </table:table-row>
        <table:table-row table:style-name="ro1">
          <table:table-cell office:value-type="float" office:value="75.527" calcext:value-type="float">
            <text:p>75.527</text:p>
          </table:table-cell>
          <table:table-cell office:value-type="float" office:value="272.874" calcext:value-type="float">
            <text:p>272.874</text:p>
          </table:table-cell>
          <table:table-cell office:value-type="float" office:value="45.5958" calcext:value-type="float">
            <text:p>45.5958</text:p>
          </table:table-cell>
          <table:table-cell office:value-type="float" office:value="76.1592" calcext:value-type="float">
            <text:p>76.1592</text:p>
          </table:table-cell>
          <table:table-cell office:value-type="float" office:value="261.736" calcext:value-type="float">
            <text:p>261.736</text:p>
          </table:table-cell>
          <table:table-cell office:value-type="float" office:value="46.5796" calcext:value-type="float">
            <text:p>46.5796</text:p>
          </table:table-cell>
          <table:table-cell/>
          <table:table-cell table:formula="of:=([.D351]-[.A351])/0.0166667" office:value-type="float" office:value="37.9319241361516" calcext:value-type="float">
            <text:p>37.9319241361516</text:p>
          </table:table-cell>
          <table:table-cell table:formula="of:=ABS([.E351]-[.B351])/0.0166667" office:value-type="float" office:value="668.278663442675" calcext:value-type="float">
            <text:p>668.278663442675</text:p>
          </table:table-cell>
          <table:table-cell table:formula="of:=([.F351]-[.C351])/0.0166667" office:value-type="float" office:value="59.0278819442363" calcext:value-type="float">
            <text:p>59.0278819442363</text:p>
          </table:table-cell>
          <table:table-cell table:formula="of:=DEGREES(ATAN(ABS([.F351]-[.C351])/ABS([.E351]-[.B351])))" office:value-type="float" office:value="5.04773561341599" calcext:value-type="float">
            <text:p>5.04773561341599</text:p>
          </table:table-cell>
          <table:table-cell table:formula="of:=SQRT(POWER([.H351];2)+POWER([.I351];2)+POWER([.J351];2))" office:value-type="float" office:value="671.952002547966" calcext:value-type="float">
            <text:p>671.952002547966</text:p>
          </table:table-cell>
        </table:table-row>
        <table:table-row table:style-name="ro1">
          <table:table-cell office:value-type="float" office:value="76.037" calcext:value-type="float">
            <text:p>76.037</text:p>
          </table:table-cell>
          <table:table-cell office:value-type="float" office:value="274.325" calcext:value-type="float">
            <text:p>274.325</text:p>
          </table:table-cell>
          <table:table-cell office:value-type="float" office:value="44.8744" calcext:value-type="float">
            <text:p>44.8744</text:p>
          </table:table-cell>
          <table:table-cell office:value-type="float" office:value="76.8885" calcext:value-type="float">
            <text:p>76.8885</text:p>
          </table:table-cell>
          <table:table-cell office:value-type="float" office:value="261.994" calcext:value-type="float">
            <text:p>261.994</text:p>
          </table:table-cell>
          <table:table-cell office:value-type="float" office:value="45.5706" calcext:value-type="float">
            <text:p>45.5706</text:p>
          </table:table-cell>
          <table:table-cell/>
          <table:table-cell table:formula="of:=([.D352]-[.A352])/0.0166667" office:value-type="float" office:value="51.0898978202036" calcext:value-type="float">
            <text:p>51.0898978202036</text:p>
          </table:table-cell>
          <table:table-cell table:formula="of:=ABS([.E352]-[.B352])/0.0166667" office:value-type="float" office:value="739.858520282957" calcext:value-type="float">
            <text:p>739.858520282957</text:p>
          </table:table-cell>
          <table:table-cell table:formula="of:=([.F352]-[.C352])/0.0166667" office:value-type="float" office:value="41.7719164561669" calcext:value-type="float">
            <text:p>41.7719164561669</text:p>
          </table:table-cell>
          <table:table-cell table:formula="of:=DEGREES(ATAN(ABS([.F352]-[.C352])/ABS([.E352]-[.B352])))" office:value-type="float" office:value="3.23145066086695" calcext:value-type="float">
            <text:p>3.23145066086695</text:p>
          </table:table-cell>
          <table:table-cell table:formula="of:=SQRT(POWER([.H352];2)+POWER([.I352];2)+POWER([.J352];2))" office:value-type="float" office:value="742.795867448781" calcext:value-type="float">
            <text:p>742.795867448781</text:p>
          </table:table-cell>
        </table:table-row>
        <table:table-row table:style-name="ro1">
          <table:table-cell office:value-type="float" office:value="75.0663" calcext:value-type="float">
            <text:p>75.0663</text:p>
          </table:table-cell>
          <table:table-cell office:value-type="float" office:value="278.162" calcext:value-type="float">
            <text:p>278.162</text:p>
          </table:table-cell>
          <table:table-cell office:value-type="float" office:value="44.29" calcext:value-type="float">
            <text:p>44.29</text:p>
          </table:table-cell>
          <table:table-cell office:value-type="float" office:value="75.7062" calcext:value-type="float">
            <text:p>75.7062</text:p>
          </table:table-cell>
          <table:table-cell office:value-type="float" office:value="265.513" calcext:value-type="float">
            <text:p>265.513</text:p>
          </table:table-cell>
          <table:table-cell office:value-type="float" office:value="45.5129" calcext:value-type="float">
            <text:p>45.5129</text:p>
          </table:table-cell>
          <table:table-cell/>
          <table:table-cell table:formula="of:=([.D353]-[.A353])/0.0166667" office:value-type="float" office:value="38.3939232121534" calcext:value-type="float">
            <text:p>38.3939232121534</text:p>
          </table:table-cell>
          <table:table-cell table:formula="of:=ABS([.E353]-[.B353])/0.0166667" office:value-type="float" office:value="758.938482123036" calcext:value-type="float">
            <text:p>758.938482123036</text:p>
          </table:table-cell>
          <table:table-cell table:formula="of:=([.F353]-[.C353])/0.0166667" office:value-type="float" office:value="73.3738532522937" calcext:value-type="float">
            <text:p>73.3738532522937</text:p>
          </table:table-cell>
          <table:table-cell table:formula="of:=DEGREES(ATAN(ABS([.F353]-[.C353])/ABS([.E353]-[.B353])))" office:value-type="float" office:value="5.52216941018618" calcext:value-type="float">
            <text:p>5.52216941018618</text:p>
          </table:table-cell>
          <table:table-cell table:formula="of:=SQRT(POWER([.H353];2)+POWER([.I353];2)+POWER([.J353];2))" office:value-type="float" office:value="763.443144790709" calcext:value-type="float">
            <text:p>763.443144790709</text:p>
          </table:table-cell>
        </table:table-row>
        <table:table-row table:style-name="ro1">
          <table:table-cell office:value-type="float" office:value="75.3196" calcext:value-type="float">
            <text:p>75.3196</text:p>
          </table:table-cell>
          <table:table-cell office:value-type="float" office:value="278.031" calcext:value-type="float">
            <text:p>278.031</text:p>
          </table:table-cell>
          <table:table-cell office:value-type="float" office:value="45.055" calcext:value-type="float">
            <text:p>45.055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265.437" calcext:value-type="float">
            <text:p>265.437</text:p>
          </table:table-cell>
          <table:table-cell office:value-type="float" office:value="46.0072" calcext:value-type="float">
            <text:p>46.0072</text:p>
          </table:table-cell>
          <table:table-cell/>
          <table:table-cell table:formula="of:=([.D354]-[.A354])/0.0166667" office:value-type="float" office:value="37.9259241481522" calcext:value-type="float">
            <text:p>37.9259241481522</text:p>
          </table:table-cell>
          <table:table-cell table:formula="of:=ABS([.E354]-[.B354])/0.0166667" office:value-type="float" office:value="755.638488723022" calcext:value-type="float">
            <text:p>755.638488723022</text:p>
          </table:table-cell>
          <table:table-cell table:formula="of:=([.F354]-[.C354])/0.0166667" office:value-type="float" office:value="57.1318857362284" calcext:value-type="float">
            <text:p>57.1318857362284</text:p>
          </table:table-cell>
          <table:table-cell table:formula="of:=DEGREES(ATAN(ABS([.F354]-[.C354])/ABS([.E354]-[.B354])))" office:value-type="float" office:value="4.32376037959253" calcext:value-type="float">
            <text:p>4.32376037959253</text:p>
          </table:table-cell>
          <table:table-cell table:formula="of:=SQRT(POWER([.H354];2)+POWER([.I354];2)+POWER([.J354];2))" office:value-type="float" office:value="758.74366799986" calcext:value-type="float">
            <text:p>758.74366799986</text:p>
          </table:table-cell>
        </table:table-row>
        <table:table-row table:style-name="ro1">
          <table:table-cell office:value-type="float" office:value="75.5047" calcext:value-type="float">
            <text:p>75.5047</text:p>
          </table:table-cell>
          <table:table-cell office:value-type="float" office:value="270.403" calcext:value-type="float">
            <text:p>270.403</text:p>
          </table:table-cell>
          <table:table-cell office:value-type="float" office:value="45.4857" calcext:value-type="float">
            <text:p>45.4857</text:p>
          </table:table-cell>
          <table:table-cell office:value-type="float" office:value="76.1218" calcext:value-type="float">
            <text:p>76.1218</text:p>
          </table:table-cell>
          <table:table-cell office:value-type="float" office:value="258.208" calcext:value-type="float">
            <text:p>258.208</text:p>
          </table:table-cell>
          <table:table-cell office:value-type="float" office:value="46.4121" calcext:value-type="float">
            <text:p>46.4121</text:p>
          </table:table-cell>
          <table:table-cell/>
          <table:table-cell table:formula="of:=([.D355]-[.A355])/0.0166667" office:value-type="float" office:value="37.0259259481477" calcext:value-type="float">
            <text:p>37.0259259481477</text:p>
          </table:table-cell>
          <table:table-cell table:formula="of:=ABS([.E355]-[.B355])/0.0166667" office:value-type="float" office:value="731.698536602926" calcext:value-type="float">
            <text:p>731.698536602926</text:p>
          </table:table-cell>
          <table:table-cell table:formula="of:=([.F355]-[.C355])/0.0166667" office:value-type="float" office:value="55.5838888322224" calcext:value-type="float">
            <text:p>55.5838888322224</text:p>
          </table:table-cell>
          <table:table-cell table:formula="of:=DEGREES(ATAN(ABS([.F355]-[.C355])/ABS([.E355]-[.B355])))" office:value-type="float" office:value="4.34416239536511" calcext:value-type="float">
            <text:p>4.34416239536511</text:p>
          </table:table-cell>
          <table:table-cell table:formula="of:=SQRT(POWER([.H355];2)+POWER([.I355];2)+POWER([.J355];2))" office:value-type="float" office:value="734.740250943757" calcext:value-type="float">
            <text:p>734.740250943757</text:p>
          </table:table-cell>
        </table:table-row>
        <table:table-row table:style-name="ro1">
          <table:table-cell office:value-type="float" office:value="74.5878" calcext:value-type="float">
            <text:p>74.5878</text:p>
          </table:table-cell>
          <table:table-cell office:value-type="float" office:value="282.069" calcext:value-type="float">
            <text:p>282.069</text:p>
          </table:table-cell>
          <table:table-cell office:value-type="float" office:value="43.9417" calcext:value-type="float">
            <text:p>43.9417</text:p>
          </table:table-cell>
          <table:table-cell office:value-type="float" office:value="75.2558" calcext:value-type="float">
            <text:p>75.2558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44.7316" calcext:value-type="float">
            <text:p>44.7316</text:p>
          </table:table-cell>
          <table:table-cell/>
          <table:table-cell table:formula="of:=([.D356]-[.A356])/0.0166667" office:value-type="float" office:value="40.0799198401599" calcext:value-type="float">
            <text:p>40.0799198401599</text:p>
          </table:table-cell>
          <table:table-cell table:formula="of:=ABS([.E356]-[.B356])/0.0166667" office:value-type="float" office:value="691.858616282768" calcext:value-type="float">
            <text:p>691.858616282768</text:p>
          </table:table-cell>
          <table:table-cell table:formula="of:=([.F356]-[.C356])/0.0166667" office:value-type="float" office:value="47.3939052121898" calcext:value-type="float">
            <text:p>47.3939052121898</text:p>
          </table:table-cell>
          <table:table-cell table:formula="of:=DEGREES(ATAN(ABS([.F356]-[.C356])/ABS([.E356]-[.B356])))" office:value-type="float" office:value="3.91877052775598" calcext:value-type="float">
            <text:p>3.91877052775598</text:p>
          </table:table-cell>
          <table:table-cell table:formula="of:=SQRT(POWER([.H356];2)+POWER([.I356];2)+POWER([.J356];2))" office:value-type="float" office:value="694.637263001606" calcext:value-type="float">
            <text:p>694.637263001606</text:p>
          </table:table-cell>
        </table:table-row>
        <table:table-row table:style-name="ro1">
          <table:table-cell office:value-type="float" office:value="77.0677" calcext:value-type="float">
            <text:p>77.0677</text:p>
          </table:table-cell>
          <table:table-cell office:value-type="float" office:value="277.122" calcext:value-type="float">
            <text:p>277.122</text:p>
          </table:table-cell>
          <table:table-cell office:value-type="float" office:value="43.9349" calcext:value-type="float">
            <text:p>43.9349</text:p>
          </table:table-cell>
          <table:table-cell office:value-type="float" office:value="77.4069" calcext:value-type="float">
            <text:p>77.4069</text:p>
          </table:table-cell>
          <table:table-cell office:value-type="float" office:value="264.478" calcext:value-type="float">
            <text:p>264.478</text:p>
          </table:table-cell>
          <table:table-cell office:value-type="float" office:value="45.417" calcext:value-type="float">
            <text:p>45.417</text:p>
          </table:table-cell>
          <table:table-cell/>
          <table:table-cell table:formula="of:=([.D357]-[.A357])/0.0166667" office:value-type="float" office:value="20.3519592960809" calcext:value-type="float">
            <text:p>20.3519592960809</text:p>
          </table:table-cell>
          <table:table-cell table:formula="of:=ABS([.E357]-[.B357])/0.0166667" office:value-type="float" office:value="758.638482723035" calcext:value-type="float">
            <text:p>758.638482723035</text:p>
          </table:table-cell>
          <table:table-cell table:formula="of:=([.F357]-[.C357])/0.0166667" office:value-type="float" office:value="88.9258221483559" calcext:value-type="float">
            <text:p>88.9258221483559</text:p>
          </table:table-cell>
          <table:table-cell table:formula="of:=DEGREES(ATAN(ABS([.F357]-[.C357])/ABS([.E357]-[.B357])))" office:value-type="float" office:value="6.68556831736128" calcext:value-type="float">
            <text:p>6.68556831736128</text:p>
          </table:table-cell>
          <table:table-cell table:formula="of:=SQRT(POWER([.H357];2)+POWER([.I357];2)+POWER([.J357];2))" office:value-type="float" office:value="764.103626192324" calcext:value-type="float">
            <text:p>764.103626192324</text:p>
          </table:table-cell>
        </table:table-row>
        <table:table-row table:style-name="ro1">
          <table:table-cell office:value-type="float" office:value="75.0668" calcext:value-type="float">
            <text:p>75.0668</text:p>
          </table:table-cell>
          <table:table-cell office:value-type="float" office:value="278.109" calcext:value-type="float">
            <text:p>278.109</text:p>
          </table:table-cell>
          <table:table-cell office:value-type="float" office:value="44.5474" calcext:value-type="float">
            <text:p>44.5474</text:p>
          </table:table-cell>
          <table:table-cell office:value-type="float" office:value="75.4611" calcext:value-type="float">
            <text:p>75.4611</text:p>
          </table:table-cell>
          <table:table-cell office:value-type="float" office:value="265.488" calcext:value-type="float">
            <text:p>265.488</text:p>
          </table:table-cell>
          <table:table-cell office:value-type="float" office:value="45.519" calcext:value-type="float">
            <text:p>45.519</text:p>
          </table:table-cell>
          <table:table-cell/>
          <table:table-cell table:formula="of:=([.D358]-[.A358])/0.0166667" office:value-type="float" office:value="23.6579526840947" calcext:value-type="float">
            <text:p>23.6579526840947</text:p>
          </table:table-cell>
          <table:table-cell table:formula="of:=ABS([.E358]-[.B358])/0.0166667" office:value-type="float" office:value="757.258485483028" calcext:value-type="float">
            <text:p>757.258485483028</text:p>
          </table:table-cell>
          <table:table-cell table:formula="of:=([.F358]-[.C358])/0.0166667" office:value-type="float" office:value="58.2958834082329" calcext:value-type="float">
            <text:p>58.2958834082329</text:p>
          </table:table-cell>
          <table:table-cell table:formula="of:=DEGREES(ATAN(ABS([.F358]-[.C358])/ABS([.E358]-[.B358])))" office:value-type="float" office:value="4.40210745744884" calcext:value-type="float">
            <text:p>4.40210745744884</text:p>
          </table:table-cell>
          <table:table-cell table:formula="of:=SQRT(POWER([.H358];2)+POWER([.I358];2)+POWER([.J358];2))" office:value-type="float" office:value="759.867437507095" calcext:value-type="float">
            <text:p>759.867437507095</text:p>
          </table:table-cell>
        </table:table-row>
        <table:table-row table:style-name="ro1">
          <table:table-cell office:value-type="float" office:value="75.5361" calcext:value-type="float">
            <text:p>75.5361</text:p>
          </table:table-cell>
          <table:table-cell office:value-type="float" office:value="274.418" calcext:value-type="float">
            <text:p>274.418</text:p>
          </table:table-cell>
          <table:table-cell office:value-type="float" office:value="44.1227" calcext:value-type="float">
            <text:p>44.1227</text:p>
          </table:table-cell>
          <table:table-cell office:value-type="float" office:value="75.6271" calcext:value-type="float">
            <text:p>75.6271</text:p>
          </table:table-cell>
          <table:table-cell office:value-type="float" office:value="257.16" calcext:value-type="float">
            <text:p>257.16</text:p>
          </table:table-cell>
          <table:table-cell office:value-type="float" office:value="45.3898" calcext:value-type="float">
            <text:p>45.3898</text:p>
          </table:table-cell>
          <table:table-cell/>
          <table:table-cell table:formula="of:=([.D359]-[.A359])/0.0166667" office:value-type="float" office:value="5.45998908002148" calcext:value-type="float">
            <text:p>5.45998908002148</text:p>
          </table:table-cell>
          <table:table-cell table:formula="of:=ABS([.E359]-[.B359])/0.0166667" office:value-type="float" office:value="1035.47792904414" calcext:value-type="float">
            <text:p>1035.47792904414</text:p>
          </table:table-cell>
          <table:table-cell table:formula="of:=([.F359]-[.C359])/0.0166667" office:value-type="float" office:value="76.0258479483041" calcext:value-type="float">
            <text:p>76.0258479483041</text:p>
          </table:table-cell>
          <table:table-cell table:formula="of:=DEGREES(ATAN(ABS([.F359]-[.C359])/ABS([.E359]-[.B359])))" office:value-type="float" office:value="4.19918008014513" calcext:value-type="float">
            <text:p>4.19918008014513</text:p>
          </table:table-cell>
          <table:table-cell table:formula="of:=SQRT(POWER([.H359];2)+POWER([.I359];2)+POWER([.J359];2))" office:value-type="float" office:value="1038.27948191927" calcext:value-type="float">
            <text:p>1038.27948191927</text:p>
          </table:table-cell>
        </table:table-row>
        <table:table-row table:style-name="ro1">
          <table:table-cell office:value-type="float" office:value="76.3532" calcext:value-type="float">
            <text:p>76.3532</text:p>
          </table:table-cell>
          <table:table-cell office:value-type="float" office:value="280.983" calcext:value-type="float">
            <text:p>280.983</text:p>
          </table:table-cell>
          <table:table-cell office:value-type="float" office:value="43.5912" calcext:value-type="float">
            <text:p>43.5912</text:p>
          </table:table-cell>
          <table:table-cell office:value-type="float" office:value="76.4817" calcext:value-type="float">
            <text:p>76.4817</text:p>
          </table:table-cell>
          <table:table-cell office:value-type="float" office:value="269.509" calcext:value-type="float">
            <text:p>269.509</text:p>
          </table:table-cell>
          <table:table-cell office:value-type="float" office:value="44.1465" calcext:value-type="float">
            <text:p>44.1465</text:p>
          </table:table-cell>
          <table:table-cell/>
          <table:table-cell table:formula="of:=([.D360]-[.A360])/0.0166667" office:value-type="float" office:value="7.70998458003099" calcext:value-type="float">
            <text:p>7.70998458003099</text:p>
          </table:table-cell>
          <table:table-cell table:formula="of:=ABS([.E360]-[.B360])/0.0166667" office:value-type="float" office:value="688.438623122753" calcext:value-type="float">
            <text:p>688.438623122753</text:p>
          </table:table-cell>
          <table:table-cell table:formula="of:=([.F360]-[.C360])/0.0166667" office:value-type="float" office:value="33.3179333641334" calcext:value-type="float">
            <text:p>33.3179333641334</text:p>
          </table:table-cell>
          <table:table-cell table:formula="of:=DEGREES(ATAN(ABS([.F360]-[.C360])/ABS([.E360]-[.B360])))" office:value-type="float" office:value="2.77074612477401" calcext:value-type="float">
            <text:p>2.77074612477401</text:p>
          </table:table-cell>
          <table:table-cell table:formula="of:=SQRT(POWER([.H360];2)+POWER([.I360];2)+POWER([.J360];2))" office:value-type="float" office:value="689.287506308531" calcext:value-type="float">
            <text:p>689.287506308531</text:p>
          </table:table-cell>
        </table:table-row>
        <table:table-row table:style-name="ro1">
          <table:table-cell office:value-type="float" office:value="77.6889" calcext:value-type="float">
            <text:p>77.6889</text:p>
          </table:table-cell>
          <table:table-cell office:value-type="float" office:value="286.144" calcext:value-type="float">
            <text:p>286.144</text:p>
          </table:table-cell>
          <table:table-cell office:value-type="float" office:value="44.2988" calcext:value-type="float">
            <text:p>44.2988</text:p>
          </table:table-cell>
          <table:table-cell office:value-type="float" office:value="78.0361" calcext:value-type="float">
            <text:p>78.0361</text:p>
          </table:table-cell>
          <table:table-cell office:value-type="float" office:value="274.429" calcext:value-type="float">
            <text:p>274.429</text:p>
          </table:table-cell>
          <table:table-cell office:value-type="float" office:value="45.0872" calcext:value-type="float">
            <text:p>45.0872</text:p>
          </table:table-cell>
          <table:table-cell/>
          <table:table-cell table:formula="of:=([.D361]-[.A361])/0.0166667" office:value-type="float" office:value="20.8319583360834" calcext:value-type="float">
            <text:p>20.8319583360834</text:p>
          </table:table-cell>
          <table:table-cell table:formula="of:=ABS([.E361]-[.B361])/0.0166667" office:value-type="float" office:value="702.898594202814" calcext:value-type="float">
            <text:p>702.898594202814</text:p>
          </table:table-cell>
          <table:table-cell table:formula="of:=([.F361]-[.C361])/0.0166667" office:value-type="float" office:value="47.3039053921894" calcext:value-type="float">
            <text:p>47.3039053921894</text:p>
          </table:table-cell>
          <table:table-cell table:formula="of:=DEGREES(ATAN(ABS([.F361]-[.C361])/ABS([.E361]-[.B361])))" office:value-type="float" office:value="3.85010513390287" calcext:value-type="float">
            <text:p>3.85010513390287</text:p>
          </table:table-cell>
          <table:table-cell table:formula="of:=SQRT(POWER([.H361];2)+POWER([.I361];2)+POWER([.J361];2))" office:value-type="float" office:value="704.796469688776" calcext:value-type="float">
            <text:p>704.796469688776</text:p>
          </table:table-cell>
        </table:table-row>
        <table:table-row table:style-name="ro1">
          <table:table-cell office:value-type="float" office:value="78.4374" calcext:value-type="float">
            <text:p>78.4374</text:p>
          </table:table-cell>
          <table:table-cell office:value-type="float" office:value="284.787" calcext:value-type="float">
            <text:p>284.787</text:p>
          </table:table-cell>
          <table:table-cell office:value-type="float" office:value="44.7503" calcext:value-type="float">
            <text:p>44.7503</text:p>
          </table:table-cell>
          <table:table-cell office:value-type="float" office:value="78.9934" calcext:value-type="float">
            <text:p>78.9934</text:p>
          </table:table-cell>
          <table:table-cell office:value-type="float" office:value="271.881" calcext:value-type="float">
            <text:p>271.881</text:p>
          </table:table-cell>
          <table:table-cell office:value-type="float" office:value="45.7166" calcext:value-type="float">
            <text:p>45.7166</text:p>
          </table:table-cell>
          <table:table-cell/>
          <table:table-cell table:formula="of:=([.D362]-[.A362])/0.0166667" office:value-type="float" office:value="33.3599332801333" calcext:value-type="float">
            <text:p>33.3599332801333</text:p>
          </table:table-cell>
          <table:table-cell table:formula="of:=ABS([.E362]-[.B362])/0.0166667" office:value-type="float" office:value="774.358451283098" calcext:value-type="float">
            <text:p>774.358451283098</text:p>
          </table:table-cell>
          <table:table-cell table:formula="of:=([.F362]-[.C362])/0.0166667" office:value-type="float" office:value="57.9778840442317" calcext:value-type="float">
            <text:p>57.9778840442317</text:p>
          </table:table-cell>
          <table:table-cell table:formula="of:=DEGREES(ATAN(ABS([.F362]-[.C362])/ABS([.E362]-[.B362])))" office:value-type="float" office:value="4.28186910984121" calcext:value-type="float">
            <text:p>4.28186910984121</text:p>
          </table:table-cell>
          <table:table-cell table:formula="of:=SQRT(POWER([.H362];2)+POWER([.I362];2)+POWER([.J362];2))" office:value-type="float" office:value="777.242131681151" calcext:value-type="float">
            <text:p>777.242131681151</text:p>
          </table:table-cell>
        </table:table-row>
        <table:table-row table:style-name="ro1">
          <table:table-cell office:value-type="float" office:value="79.014" calcext:value-type="float">
            <text:p>79.014</text:p>
          </table:table-cell>
          <table:table-cell office:value-type="float" office:value="289.03" calcext:value-type="float">
            <text:p>289.03</text:p>
          </table:table-cell>
          <table:table-cell office:value-type="float" office:value="43.5937" calcext:value-type="float">
            <text:p>43.5937</text:p>
          </table:table-cell>
          <table:table-cell office:value-type="float" office:value="79.5833" calcext:value-type="float">
            <text:p>79.5833</text:p>
          </table:table-cell>
          <table:table-cell office:value-type="float" office:value="277.265" calcext:value-type="float">
            <text:p>277.265</text:p>
          </table:table-cell>
          <table:table-cell office:value-type="float" office:value="44.1387" calcext:value-type="float">
            <text:p>44.1387</text:p>
          </table:table-cell>
          <table:table-cell/>
          <table:table-cell table:formula="of:=([.D363]-[.A363])/0.0166667" office:value-type="float" office:value="34.1579316841365" calcext:value-type="float">
            <text:p>34.1579316841365</text:p>
          </table:table-cell>
          <table:table-cell table:formula="of:=ABS([.E363]-[.B363])/0.0166667" office:value-type="float" office:value="705.898588202823" calcext:value-type="float">
            <text:p>705.898588202823</text:p>
          </table:table-cell>
          <table:table-cell table:formula="of:=([.F363]-[.C363])/0.0166667" office:value-type="float" office:value="32.6999346001309" calcext:value-type="float">
            <text:p>32.6999346001309</text:p>
          </table:table-cell>
          <table:table-cell table:formula="of:=DEGREES(ATAN(ABS([.F363]-[.C363])/ABS([.E363]-[.B363])))" office:value-type="float" office:value="2.65226455298385" calcext:value-type="float">
            <text:p>2.65226455298385</text:p>
          </table:table-cell>
          <table:table-cell table:formula="of:=SQRT(POWER([.H363];2)+POWER([.I363];2)+POWER([.J363];2))" office:value-type="float" office:value="707.480647683404" calcext:value-type="float">
            <text:p>707.480647683404</text:p>
          </table:table-cell>
        </table:table-row>
        <table:table-row table:style-name="ro1">
          <table:table-cell office:value-type="float" office:value="78.7139" calcext:value-type="float">
            <text:p>78.7139</text:p>
          </table:table-cell>
          <table:table-cell office:value-type="float" office:value="286.212" calcext:value-type="float">
            <text:p>286.212</text:p>
          </table:table-cell>
          <table:table-cell office:value-type="float" office:value="44.279" calcext:value-type="float">
            <text:p>44.279</text:p>
          </table:table-cell>
          <table:table-cell office:value-type="float" office:value="78.8065" calcext:value-type="float">
            <text:p>78.8065</text:p>
          </table:table-cell>
          <table:table-cell office:value-type="float" office:value="275.798" calcext:value-type="float">
            <text:p>275.798</text:p>
          </table:table-cell>
          <table:table-cell office:value-type="float" office:value="44.8693" calcext:value-type="float">
            <text:p>44.8693</text:p>
          </table:table-cell>
          <table:table-cell/>
          <table:table-cell table:formula="of:=([.D364]-[.A364])/0.0166667" office:value-type="float" office:value="5.55598888802249" calcext:value-type="float">
            <text:p>5.55598888802249</text:p>
          </table:table-cell>
          <table:table-cell table:formula="of:=ABS([.E364]-[.B364])/0.0166667" office:value-type="float" office:value="624.838750322499" calcext:value-type="float">
            <text:p>624.838750322499</text:p>
          </table:table-cell>
          <table:table-cell table:formula="of:=([.F364]-[.C364])/0.0166667" office:value-type="float" office:value="35.4179291641416" calcext:value-type="float">
            <text:p>35.4179291641416</text:p>
          </table:table-cell>
          <table:table-cell table:formula="of:=DEGREES(ATAN(ABS([.F364]-[.C364])/ABS([.E364]-[.B364])))" office:value-type="float" office:value="3.24424287532568" calcext:value-type="float">
            <text:p>3.24424287532568</text:p>
          </table:table-cell>
          <table:table-cell table:formula="of:=SQRT(POWER([.H364];2)+POWER([.I364];2)+POWER([.J364];2))" office:value-type="float" office:value="625.866409566276" calcext:value-type="float">
            <text:p>625.866409566276</text:p>
          </table:table-cell>
        </table:table-row>
        <table:table-row table:style-name="ro1">
          <table:table-cell office:value-type="float" office:value="79.7392" calcext:value-type="float">
            <text:p>79.7392</text:p>
          </table:table-cell>
          <table:table-cell office:value-type="float" office:value="286.281" calcext:value-type="float">
            <text:p>286.281</text:p>
          </table:table-cell>
          <table:table-cell office:value-type="float" office:value="44.2593" calcext:value-type="float">
            <text:p>44.2593</text:p>
          </table:table-cell>
          <table:table-cell office:value-type="float" office:value="80.3134" calcext:value-type="float">
            <text:p>80.3134</text:p>
          </table:table-cell>
          <table:table-cell office:value-type="float" office:value="276.003" calcext:value-type="float">
            <text:p>276.003</text:p>
          </table:table-cell>
          <table:table-cell office:value-type="float" office:value="44.328" calcext:value-type="float">
            <text:p>44.328</text:p>
          </table:table-cell>
          <table:table-cell/>
          <table:table-cell table:formula="of:=([.D365]-[.A365])/0.0166667" office:value-type="float" office:value="34.4519310961381" calcext:value-type="float">
            <text:p>34.4519310961381</text:p>
          </table:table-cell>
          <table:table-cell table:formula="of:=ABS([.E365]-[.B365])/0.0166667" office:value-type="float" office:value="616.678766642468" calcext:value-type="float">
            <text:p>616.678766642468</text:p>
          </table:table-cell>
          <table:table-cell table:formula="of:=([.F365]-[.C365])/0.0166667" office:value-type="float" office:value="4.12199175601647" calcext:value-type="float">
            <text:p>4.12199175601647</text:p>
          </table:table-cell>
          <table:table-cell table:formula="of:=DEGREES(ATAN(ABS([.F365]-[.C365])/ABS([.E365]-[.B365])))" office:value-type="float" office:value="0.382969588729941" calcext:value-type="float">
            <text:p>0.382969588729941</text:p>
          </table:table-cell>
          <table:table-cell table:formula="of:=SQRT(POWER([.H365];2)+POWER([.I365];2)+POWER([.J365];2))" office:value-type="float" office:value="617.654132666467" calcext:value-type="float">
            <text:p>617.654132666467</text:p>
          </table:table-cell>
        </table:table-row>
        <table:table-row table:style-name="ro1">
          <table:table-cell office:value-type="float" office:value="78.9094" calcext:value-type="float">
            <text:p>78.9094</text:p>
          </table:table-cell>
          <table:table-cell office:value-type="float" office:value="282.364" calcext:value-type="float">
            <text:p>282.364</text:p>
          </table:table-cell>
          <table:table-cell office:value-type="float" office:value="44.1081" calcext:value-type="float">
            <text:p>44.1081</text:p>
          </table:table-cell>
          <table:table-cell office:value-type="float" office:value="79.43" calcext:value-type="float">
            <text:p>79.43</text:p>
          </table:table-cell>
          <table:table-cell office:value-type="float" office:value="268.412" calcext:value-type="float">
            <text:p>268.412</text:p>
          </table:table-cell>
          <table:table-cell office:value-type="float" office:value="44.7817" calcext:value-type="float">
            <text:p>44.7817</text:p>
          </table:table-cell>
          <table:table-cell/>
          <table:table-cell table:formula="of:=([.D366]-[.A366])/0.0166667" office:value-type="float" office:value="31.235937528125" calcext:value-type="float">
            <text:p>31.235937528125</text:p>
          </table:table-cell>
          <table:table-cell table:formula="of:=ABS([.E366]-[.B366])/0.0166667" office:value-type="float" office:value="837.118325763348" calcext:value-type="float">
            <text:p>837.118325763348</text:p>
          </table:table-cell>
          <table:table-cell table:formula="of:=([.F366]-[.C366])/0.0166667" office:value-type="float" office:value="40.4159191681617" calcext:value-type="float">
            <text:p>40.4159191681617</text:p>
          </table:table-cell>
          <table:table-cell table:formula="of:=DEGREES(ATAN(ABS([.F366]-[.C366])/ABS([.E366]-[.B366])))" office:value-type="float" office:value="2.7640834170527" calcext:value-type="float">
            <text:p>2.7640834170527</text:p>
          </table:table-cell>
          <table:table-cell table:formula="of:=SQRT(POWER([.H366];2)+POWER([.I366];2)+POWER([.J366];2))" office:value-type="float" office:value="838.675277830639" calcext:value-type="float">
            <text:p>838.675277830639</text:p>
          </table:table-cell>
        </table:table-row>
        <table:table-row table:style-name="ro1">
          <table:table-cell office:value-type="float" office:value="79.3531" calcext:value-type="float">
            <text:p>79.3531</text:p>
          </table:table-cell>
          <table:table-cell office:value-type="float" office:value="278.525" calcext:value-type="float">
            <text:p>278.525</text:p>
          </table:table-cell>
          <table:table-cell office:value-type="float" office:value="44.1948" calcext:value-type="float">
            <text:p>44.1948</text:p>
          </table:table-cell>
          <table:table-cell office:value-type="float" office:value="80.1026" calcext:value-type="float">
            <text:p>80.1026</text:p>
          </table:table-cell>
          <table:table-cell office:value-type="float" office:value="264.852" calcext:value-type="float">
            <text:p>264.852</text:p>
          </table:table-cell>
          <table:table-cell office:value-type="float" office:value="44.6067" calcext:value-type="float">
            <text:p>44.6067</text:p>
          </table:table-cell>
          <table:table-cell/>
          <table:table-cell table:formula="of:=([.D367]-[.A367])/0.0166667" office:value-type="float" office:value="44.9699100601797" calcext:value-type="float">
            <text:p>44.9699100601797</text:p>
          </table:table-cell>
          <table:table-cell table:formula="of:=ABS([.E367]-[.B367])/0.0166667" office:value-type="float" office:value="820.378359243282" calcext:value-type="float">
            <text:p>820.378359243282</text:p>
          </table:table-cell>
          <table:table-cell table:formula="of:=([.F367]-[.C367])/0.0166667" office:value-type="float" office:value="24.713950572099" calcext:value-type="float">
            <text:p>24.713950572099</text:p>
          </table:table-cell>
          <table:table-cell table:formula="of:=DEGREES(ATAN(ABS([.F367]-[.C367])/ABS([.E367]-[.B367])))" office:value-type="float" office:value="1.72551717057284" calcext:value-type="float">
            <text:p>1.72551717057284</text:p>
          </table:table-cell>
          <table:table-cell table:formula="of:=SQRT(POWER([.H367];2)+POWER([.I367];2)+POWER([.J367];2))" office:value-type="float" office:value="821.981584026309" calcext:value-type="float">
            <text:p>821.981584026309</text:p>
          </table:table-cell>
        </table:table-row>
        <table:table-row table:style-name="ro1">
          <table:table-cell office:value-type="float" office:value="79.5835" calcext:value-type="float">
            <text:p>79.5835</text:p>
          </table:table-cell>
          <table:table-cell office:value-type="float" office:value="277.276" calcext:value-type="float">
            <text:p>277.276</text:p>
          </table:table-cell>
          <table:table-cell office:value-type="float" office:value="44.1371" calcext:value-type="float">
            <text:p>44.1371</text:p>
          </table:table-cell>
          <table:table-cell office:value-type="float" office:value="80.0802" calcext:value-type="float">
            <text:p>80.0802</text:p>
          </table:table-cell>
          <table:table-cell office:value-type="float" office:value="263.663" calcext:value-type="float">
            <text:p>263.663</text:p>
          </table:table-cell>
          <table:table-cell office:value-type="float" office:value="44.5534" calcext:value-type="float">
            <text:p>44.5534</text:p>
          </table:table-cell>
          <table:table-cell/>
          <table:table-cell table:formula="of:=([.D368]-[.A368])/0.0166667" office:value-type="float" office:value="29.8019403961195" calcext:value-type="float">
            <text:p>29.8019403961195</text:p>
          </table:table-cell>
          <table:table-cell table:formula="of:=ABS([.E368]-[.B368])/0.0166667" office:value-type="float" office:value="816.778366443267" calcext:value-type="float">
            <text:p>816.778366443267</text:p>
          </table:table-cell>
          <table:table-cell table:formula="of:=([.F368]-[.C368])/0.0166667" office:value-type="float" office:value="24.9779500441003" calcext:value-type="float">
            <text:p>24.9779500441003</text:p>
          </table:table-cell>
          <table:table-cell table:formula="of:=DEGREES(ATAN(ABS([.F368]-[.C368])/ABS([.E368]-[.B368])))" office:value-type="float" office:value="1.75161989523125" calcext:value-type="float">
            <text:p>1.75161989523125</text:p>
          </table:table-cell>
          <table:table-cell table:formula="of:=SQRT(POWER([.H368];2)+POWER([.I368];2)+POWER([.J368];2))" office:value-type="float" office:value="817.703463077852" calcext:value-type="float">
            <text:p>817.703463077852</text:p>
          </table:table-cell>
        </table:table-row>
        <table:table-row table:style-name="ro1">
          <table:table-cell office:value-type="float" office:value="78.2038" calcext:value-type="float">
            <text:p>78.2038</text:p>
          </table:table-cell>
          <table:table-cell office:value-type="float" office:value="286.419" calcext:value-type="float">
            <text:p>286.419</text:p>
          </table:table-cell>
          <table:table-cell office:value-type="float" office:value="43.2383" calcext:value-type="float">
            <text:p>43.2383</text:p>
          </table:table-cell>
          <table:table-cell office:value-type="float" office:value="78.5011" calcext:value-type="float">
            <text:p>78.5011</text:p>
          </table:table-cell>
          <table:table-cell office:value-type="float" office:value="272.219" calcext:value-type="float">
            <text:p>272.219</text:p>
          </table:table-cell>
          <table:table-cell office:value-type="float" office:value="43.9466" calcext:value-type="float">
            <text:p>43.9466</text:p>
          </table:table-cell>
          <table:table-cell/>
          <table:table-cell table:formula="of:=([.D369]-[.A369])/0.0166667" office:value-type="float" office:value="17.8379643240709" calcext:value-type="float">
            <text:p>17.8379643240709</text:p>
          </table:table-cell>
          <table:table-cell table:formula="of:=ABS([.E369]-[.B369])/0.0166667" office:value-type="float" office:value="851.998296003407" calcext:value-type="float">
            <text:p>851.998296003407</text:p>
          </table:table-cell>
          <table:table-cell table:formula="of:=([.F369]-[.C369])/0.0166667" office:value-type="float" office:value="42.4979150041696" calcext:value-type="float">
            <text:p>42.4979150041696</text:p>
          </table:table-cell>
          <table:table-cell table:formula="of:=DEGREES(ATAN(ABS([.F369]-[.C369])/ABS([.E369]-[.B369])))" office:value-type="float" office:value="2.85556293702432" calcext:value-type="float">
            <text:p>2.85556293702432</text:p>
          </table:table-cell>
          <table:table-cell table:formula="of:=SQRT(POWER([.H369];2)+POWER([.I369];2)+POWER([.J369];2))" office:value-type="float" office:value="853.244022624031" calcext:value-type="float">
            <text:p>853.244022624031</text:p>
          </table:table-cell>
        </table:table-row>
        <table:table-row table:style-name="ro1">
          <table:table-cell office:value-type="float" office:value="79.3108" calcext:value-type="float">
            <text:p>79.3108</text:p>
          </table:table-cell>
          <table:table-cell office:value-type="float" office:value="276.003" calcext:value-type="float">
            <text:p>276.003</text:p>
          </table:table-cell>
          <table:table-cell office:value-type="float" office:value="44.0889" calcext:value-type="float">
            <text:p>44.0889</text:p>
          </table:table-cell>
          <table:table-cell office:value-type="float" office:value="79.814" calcext:value-type="float">
            <text:p>79.814</text:p>
          </table:table-cell>
          <table:table-cell office:value-type="float" office:value="262.454" calcext:value-type="float">
            <text:p>262.454</text:p>
          </table:table-cell>
          <table:table-cell office:value-type="float" office:value="44.5066" calcext:value-type="float">
            <text:p>44.5066</text:p>
          </table:table-cell>
          <table:table-cell/>
          <table:table-cell table:formula="of:=([.D370]-[.A370])/0.0166667" office:value-type="float" office:value="30.1919396161203" calcext:value-type="float">
            <text:p>30.1919396161203</text:p>
          </table:table-cell>
          <table:table-cell table:formula="of:=ABS([.E370]-[.B370])/0.0166667" office:value-type="float" office:value="812.938374123251" calcext:value-type="float">
            <text:p>812.938374123251</text:p>
          </table:table-cell>
          <table:table-cell table:formula="of:=([.F370]-[.C370])/0.0166667" office:value-type="float" office:value="25.0619498761" calcext:value-type="float">
            <text:p>25.0619498761</text:p>
          </table:table-cell>
          <table:table-cell table:formula="of:=DEGREES(ATAN(ABS([.F370]-[.C370])/ABS([.E370]-[.B370])))" office:value-type="float" office:value="1.7658033422193" calcext:value-type="float">
            <text:p>1.7658033422193</text:p>
          </table:table-cell>
          <table:table-cell table:formula="of:=SQRT(POWER([.H370];2)+POWER([.I370];2)+POWER([.J370];2))" office:value-type="float" office:value="813.884792013912" calcext:value-type="float">
            <text:p>813.884792013912</text:p>
          </table:table-cell>
        </table:table-row>
        <table:table-row table:style-name="ro1">
          <table:table-cell office:value-type="float" office:value="79.4032" calcext:value-type="float">
            <text:p>79.4032</text:p>
          </table:table-cell>
          <table:table-cell office:value-type="float" office:value="281.508" calcext:value-type="float">
            <text:p>281.508</text:p>
          </table:table-cell>
          <table:table-cell office:value-type="float" office:value="42.2248" calcext:value-type="float">
            <text:p>42.2248</text:p>
          </table:table-cell>
          <table:table-cell office:value-type="float" office:value="80.1594" calcext:value-type="float">
            <text:p>80.1594</text:p>
          </table:table-cell>
          <table:table-cell office:value-type="float" office:value="267.752" calcext:value-type="float">
            <text:p>267.752</text:p>
          </table:table-cell>
          <table:table-cell office:value-type="float" office:value="42.19" calcext:value-type="float">
            <text:p>42.19</text:p>
          </table:table-cell>
          <table:table-cell/>
          <table:table-cell table:formula="of:=([.D371]-[.A371])/0.0166667" office:value-type="float" office:value="45.3719092561819" calcext:value-type="float">
            <text:p>45.3719092561819</text:p>
          </table:table-cell>
          <table:table-cell table:formula="of:=ABS([.E371]-[.B371])/0.0166667" office:value-type="float" office:value="825.3583492833" calcext:value-type="float">
            <text:p>825.3583492833</text:p>
          </table:table-cell>
          <table:table-cell table:formula="of:=([.F371]-[.C371])/0.0166667" office:value-type="float" office:value="-2.0879958240086" calcext:value-type="float">
            <text:p>-2.0879958240086</text:p>
          </table:table-cell>
          <table:table-cell table:formula="of:=DEGREES(ATAN(ABS([.F371]-[.C371])/ABS([.E371]-[.B371])))" office:value-type="float" office:value="0.144946850355494" calcext:value-type="float">
            <text:p>0.144946850355494</text:p>
          </table:table-cell>
          <table:table-cell table:formula="of:=SQRT(POWER([.H371];2)+POWER([.I371];2)+POWER([.J371];2))" office:value-type="float" office:value="826.607146477555" calcext:value-type="float">
            <text:p>826.607146477555</text:p>
          </table:table-cell>
        </table:table-row>
        <table:table-row table:style-name="ro1">
          <table:table-cell office:value-type="float" office:value="78.996" calcext:value-type="float">
            <text:p>78.996</text:p>
          </table:table-cell>
          <table:table-cell office:value-type="float" office:value="287.906" calcext:value-type="float">
            <text:p>287.906</text:p>
          </table:table-cell>
          <table:table-cell office:value-type="float" office:value="42.7475" calcext:value-type="float">
            <text:p>42.7475</text:p>
          </table:table-cell>
          <table:table-cell office:value-type="float" office:value="79.7726" calcext:value-type="float">
            <text:p>79.7726</text:p>
          </table:table-cell>
          <table:table-cell office:value-type="float" office:value="273.753" calcext:value-type="float">
            <text:p>273.753</text:p>
          </table:table-cell>
          <table:table-cell office:value-type="float" office:value="42.9513" calcext:value-type="float">
            <text:p>42.9513</text:p>
          </table:table-cell>
          <table:table-cell/>
          <table:table-cell table:formula="of:=([.D372]-[.A372])/0.0166667" office:value-type="float" office:value="46.5959068081865" calcext:value-type="float">
            <text:p>46.5959068081865</text:p>
          </table:table-cell>
          <table:table-cell table:formula="of:=ABS([.E372]-[.B372])/0.0166667" office:value-type="float" office:value="849.178301643398" calcext:value-type="float">
            <text:p>849.178301643398</text:p>
          </table:table-cell>
          <table:table-cell table:formula="of:=([.F372]-[.C372])/0.0166667" office:value-type="float" office:value="12.227975544049" calcext:value-type="float">
            <text:p>12.227975544049</text:p>
          </table:table-cell>
          <table:table-cell table:formula="of:=DEGREES(ATAN(ABS([.F372]-[.C372])/ABS([.E372]-[.B372])))" office:value-type="float" office:value="0.82498925207171" calcext:value-type="float">
            <text:p>0.82498925207171</text:p>
          </table:table-cell>
          <table:table-cell table:formula="of:=SQRT(POWER([.H372];2)+POWER([.I372];2)+POWER([.J372];2))" office:value-type="float" office:value="850.543643735669" calcext:value-type="float">
            <text:p>850.543643735669</text:p>
          </table:table-cell>
        </table:table-row>
        <table:table-row table:style-name="ro1">
          <table:table-cell office:value-type="float" office:value="78.8529" calcext:value-type="float">
            <text:p>78.8529</text:p>
          </table:table-cell>
          <table:table-cell office:value-type="float" office:value="278.803" calcext:value-type="float">
            <text:p>278.803</text:p>
          </table:table-cell>
          <table:table-cell office:value-type="float" office:value="42.6571" calcext:value-type="float">
            <text:p>42.6571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265.09" calcext:value-type="float">
            <text:p>265.09</text:p>
          </table:table-cell>
          <table:table-cell office:value-type="float" office:value="43.1177" calcext:value-type="float">
            <text:p>43.1177</text:p>
          </table:table-cell>
          <table:table-cell/>
          <table:table-cell table:formula="of:=([.D373]-[.A373])/0.0166667" office:value-type="float" office:value="31.1999376001246" calcext:value-type="float">
            <text:p>31.1999376001246</text:p>
          </table:table-cell>
          <table:table-cell table:formula="of:=ABS([.E373]-[.B373])/0.0166667" office:value-type="float" office:value="822.778354443293" calcext:value-type="float">
            <text:p>822.778354443293</text:p>
          </table:table-cell>
          <table:table-cell table:formula="of:=([.F373]-[.C373])/0.0166667" office:value-type="float" office:value="27.6359447281105" calcext:value-type="float">
            <text:p>27.6359447281105</text:p>
          </table:table-cell>
          <table:table-cell table:formula="of:=DEGREES(ATAN(ABS([.F373]-[.C373])/ABS([.E373]-[.B373])))" office:value-type="float" office:value="1.92375980935695" calcext:value-type="float">
            <text:p>1.92375980935695</text:p>
          </table:table-cell>
          <table:table-cell table:formula="of:=SQRT(POWER([.H373];2)+POWER([.I373];2)+POWER([.J373];2))" office:value-type="float" office:value="823.833358202786" calcext:value-type="float">
            <text:p>823.833358202786</text:p>
          </table:table-cell>
        </table:table-row>
        <table:table-row table:style-name="ro1">
          <table:table-cell office:value-type="float" office:value="78.4631" calcext:value-type="float">
            <text:p>78.4631</text:p>
          </table:table-cell>
          <table:table-cell office:value-type="float" office:value="286.677" calcext:value-type="float">
            <text:p>286.677</text:p>
          </table:table-cell>
          <table:table-cell office:value-type="float" office:value="42.18" calcext:value-type="float">
            <text:p>42.18</text:p>
          </table:table-cell>
          <table:table-cell office:value-type="float" office:value="79.0038" calcext:value-type="float">
            <text:p>79.0038</text:p>
          </table:table-cell>
          <table:table-cell office:value-type="float" office:value="272.56" calcext:value-type="float">
            <text:p>272.56</text:p>
          </table:table-cell>
          <table:table-cell office:value-type="float" office:value="42.4068" calcext:value-type="float">
            <text:p>42.4068</text:p>
          </table:table-cell>
          <table:table-cell/>
          <table:table-cell table:formula="of:=([.D374]-[.A374])/0.0166667" office:value-type="float" office:value="32.4419351161298" calcext:value-type="float">
            <text:p>32.4419351161298</text:p>
          </table:table-cell>
          <table:table-cell table:formula="of:=ABS([.E374]-[.B374])/0.0166667" office:value-type="float" office:value="847.018305963389" calcext:value-type="float">
            <text:p>847.018305963389</text:p>
          </table:table-cell>
          <table:table-cell table:formula="of:=([.F374]-[.C374])/0.0166667" office:value-type="float" office:value="13.6079727840543" calcext:value-type="float">
            <text:p>13.6079727840543</text:p>
          </table:table-cell>
          <table:table-cell table:formula="of:=DEGREES(ATAN(ABS([.F374]-[.C374])/ABS([.E374]-[.B374])))" office:value-type="float" office:value="0.920419703665611" calcext:value-type="float">
            <text:p>0.920419703665611</text:p>
          </table:table-cell>
          <table:table-cell table:formula="of:=SQRT(POWER([.H374];2)+POWER([.I374];2)+POWER([.J374];2))" office:value-type="float" office:value="847.748586972848" calcext:value-type="float">
            <text:p>847.748586972848</text:p>
          </table:table-cell>
        </table:table-row>
        <table:table-row table:style-name="ro1">
          <table:table-cell office:value-type="float" office:value="78.8954" calcext:value-type="float">
            <text:p>78.8954</text:p>
          </table:table-cell>
          <table:table-cell office:value-type="float" office:value="281.524" calcext:value-type="float">
            <text:p>281.524</text:p>
          </table:table-cell>
          <table:table-cell office:value-type="float" office:value="41.9752" calcext:value-type="float">
            <text:p>41.9752</text:p>
          </table:table-cell>
          <table:table-cell office:value-type="float" office:value="79.1933" calcext:value-type="float">
            <text:p>79.1933</text:p>
          </table:table-cell>
          <table:table-cell office:value-type="float" office:value="269" calcext:value-type="float">
            <text:p>269</text:p>
          </table:table-cell>
          <table:table-cell office:value-type="float" office:value="41.7496" calcext:value-type="float">
            <text:p>41.7496</text:p>
          </table:table-cell>
          <table:table-cell/>
          <table:table-cell table:formula="of:=([.D375]-[.A375])/0.0166667" office:value-type="float" office:value="17.8739642520714" calcext:value-type="float">
            <text:p>17.8739642520714</text:p>
          </table:table-cell>
          <table:table-cell table:formula="of:=ABS([.E375]-[.B375])/0.0166667" office:value-type="float" office:value="751.438497123006" calcext:value-type="float">
            <text:p>751.438497123006</text:p>
          </table:table-cell>
          <table:table-cell table:formula="of:=([.F375]-[.C375])/0.0166667" office:value-type="float" office:value="-13.5359729280541" calcext:value-type="float">
            <text:p>-13.5359729280541</text:p>
          </table:table-cell>
          <table:table-cell table:formula="of:=DEGREES(ATAN(ABS([.F375]-[.C375])/ABS([.E375]-[.B375])))" office:value-type="float" office:value="1.03198100036713" calcext:value-type="float">
            <text:p>1.03198100036713</text:p>
          </table:table-cell>
          <table:table-cell table:formula="of:=SQRT(POWER([.H375];2)+POWER([.I375];2)+POWER([.J375];2))" office:value-type="float" office:value="751.772915260769" calcext:value-type="float">
            <text:p>751.772915260769</text:p>
          </table:table-cell>
        </table:table-row>
        <table:table-row table:style-name="ro1">
          <table:table-cell office:value-type="float" office:value="78.72" calcext:value-type="float">
            <text:p>78.72</text:p>
          </table:table-cell>
          <table:table-cell office:value-type="float" office:value="286.689" calcext:value-type="float">
            <text:p>286.689</text:p>
          </table:table-cell>
          <table:table-cell office:value-type="float" office:value="42.1759" calcext:value-type="float">
            <text:p>42.1759</text:p>
          </table:table-cell>
          <table:table-cell office:value-type="float" office:value="79.2743" calcext:value-type="float">
            <text:p>79.2743</text:p>
          </table:table-cell>
          <table:table-cell office:value-type="float" office:value="273.825" calcext:value-type="float">
            <text:p>273.825</text:p>
          </table:table-cell>
          <table:table-cell office:value-type="float" office:value="42.4489" calcext:value-type="float">
            <text:p>42.4489</text:p>
          </table:table-cell>
          <table:table-cell/>
          <table:table-cell table:formula="of:=([.D376]-[.A376])/0.0166667" office:value-type="float" office:value="33.2579334841329" calcext:value-type="float">
            <text:p>33.2579334841329</text:p>
          </table:table-cell>
          <table:table-cell table:formula="of:=ABS([.E376]-[.B376])/0.0166667" office:value-type="float" office:value="771.838456323089" calcext:value-type="float">
            <text:p>771.838456323089</text:p>
          </table:table-cell>
          <table:table-cell table:formula="of:=([.F376]-[.C376])/0.0166667" office:value-type="float" office:value="16.3799672400657" calcext:value-type="float">
            <text:p>16.3799672400657</text:p>
          </table:table-cell>
          <table:table-cell table:formula="of:=DEGREES(ATAN(ABS([.F376]-[.C376])/ABS([.E376]-[.B376])))" office:value-type="float" office:value="1.21574939596285" calcext:value-type="float">
            <text:p>1.21574939596285</text:p>
          </table:table-cell>
          <table:table-cell table:formula="of:=SQRT(POWER([.H376];2)+POWER([.I376];2)+POWER([.J376];2))" office:value-type="float" office:value="772.728280914857" calcext:value-type="float">
            <text:p>772.728280914857</text:p>
          </table:table-cell>
        </table:table-row>
        <table:table-row table:style-name="ro1">
          <table:table-cell office:value-type="float" office:value="78.9141" calcext:value-type="float">
            <text:p>78.9141</text:p>
          </table:table-cell>
          <table:table-cell office:value-type="float" office:value="282.698" calcext:value-type="float">
            <text:p>282.698</text:p>
          </table:table-cell>
          <table:table-cell office:value-type="float" office:value="42.5458" calcext:value-type="float">
            <text:p>42.5458</text:p>
          </table:table-cell>
          <table:table-cell office:value-type="float" office:value="79.4373" calcext:value-type="float">
            <text:p>79.4373</text:p>
          </table:table-cell>
          <table:table-cell office:value-type="float" office:value="268.812" calcext:value-type="float">
            <text:p>268.812</text:p>
          </table:table-cell>
          <table:table-cell office:value-type="float" office:value="42.76" calcext:value-type="float">
            <text:p>42.76</text:p>
          </table:table-cell>
          <table:table-cell/>
          <table:table-cell table:formula="of:=([.D377]-[.A377])/0.0166667" office:value-type="float" office:value="31.3919372161249" calcext:value-type="float">
            <text:p>31.3919372161249</text:p>
          </table:table-cell>
          <table:table-cell table:formula="of:=ABS([.E377]-[.B377])/0.0166667" office:value-type="float" office:value="833.158333683331" calcext:value-type="float">
            <text:p>833.158333683331</text:p>
          </table:table-cell>
          <table:table-cell table:formula="of:=([.F377]-[.C377])/0.0166667" office:value-type="float" office:value="12.8519742960513" calcext:value-type="float">
            <text:p>12.8519742960513</text:p>
          </table:table-cell>
          <table:table-cell table:formula="of:=DEGREES(ATAN(ABS([.F377]-[.C377])/ABS([.E377]-[.B377])))" office:value-type="float" office:value="0.883752173341608" calcext:value-type="float">
            <text:p>0.883752173341608</text:p>
          </table:table-cell>
          <table:table-cell table:formula="of:=SQRT(POWER([.H377];2)+POWER([.I377];2)+POWER([.J377];2))" office:value-type="float" office:value="833.848568956901" calcext:value-type="float">
            <text:p>833.848568956901</text:p>
          </table:table-cell>
        </table:table-row>
        <table:table-row table:style-name="ro1">
          <table:table-cell office:value-type="float" office:value="78.4823" calcext:value-type="float">
            <text:p>78.4823</text:p>
          </table:table-cell>
          <table:table-cell office:value-type="float" office:value="287.984" calcext:value-type="float">
            <text:p>287.984</text:p>
          </table:table-cell>
          <table:table-cell office:value-type="float" office:value="42.2305" calcext:value-type="float">
            <text:p>42.2305</text:p>
          </table:table-cell>
          <table:table-cell office:value-type="float" office:value="79.0241" calcext:value-type="float">
            <text:p>79.0241</text:p>
          </table:table-cell>
          <table:table-cell office:value-type="float" office:value="273.806" calcext:value-type="float">
            <text:p>273.806</text:p>
          </table:table-cell>
          <table:table-cell office:value-type="float" office:value="42.4542" calcext:value-type="float">
            <text:p>42.4542</text:p>
          </table:table-cell>
          <table:table-cell/>
          <table:table-cell table:formula="of:=([.D378]-[.A378])/0.0166667" office:value-type="float" office:value="32.5079349841306" calcext:value-type="float">
            <text:p>32.5079349841306</text:p>
          </table:table-cell>
          <table:table-cell table:formula="of:=ABS([.E378]-[.B378])/0.0166667" office:value-type="float" office:value="850.678298643403" calcext:value-type="float">
            <text:p>850.678298643403</text:p>
          </table:table-cell>
          <table:table-cell table:formula="of:=([.F378]-[.C378])/0.0166667" office:value-type="float" office:value="13.4219731560537" calcext:value-type="float">
            <text:p>13.4219731560537</text:p>
          </table:table-cell>
          <table:table-cell table:formula="of:=DEGREES(ATAN(ABS([.F378]-[.C378])/ABS([.E378]-[.B378])))" office:value-type="float" office:value="0.903935848343351" calcext:value-type="float">
            <text:p>0.903935848343351</text:p>
          </table:table-cell>
          <table:table-cell table:formula="of:=SQRT(POWER([.H378];2)+POWER([.I378];2)+POWER([.J378];2))" office:value-type="float" office:value="851.405005260815" calcext:value-type="float">
            <text:p>851.405005260815</text:p>
          </table:table-cell>
        </table:table-row>
        <table:table-row table:style-name="ro1">
          <table:table-cell office:value-type="float" office:value="79.0852" calcext:value-type="float">
            <text:p>79.0852</text:p>
          </table:table-cell>
          <table:table-cell office:value-type="float" office:value="277.566" calcext:value-type="float">
            <text:p>277.566</text:p>
          </table:table-cell>
          <table:table-cell office:value-type="float" office:value="42.6008" calcext:value-type="float">
            <text:p>42.6008</text:p>
          </table:table-cell>
          <table:table-cell office:value-type="float" office:value="79.5998" calcext:value-type="float">
            <text:p>79.5998</text:p>
          </table:table-cell>
          <table:table-cell office:value-type="float" office:value="264.054" calcext:value-type="float">
            <text:p>264.054</text:p>
          </table:table-cell>
          <table:table-cell office:value-type="float" office:value="42.3115" calcext:value-type="float">
            <text:p>42.3115</text:p>
          </table:table-cell>
          <table:table-cell/>
          <table:table-cell table:formula="of:=([.D379]-[.A379])/0.0166667" office:value-type="float" office:value="30.8759382481236" calcext:value-type="float">
            <text:p>30.8759382481236</text:p>
          </table:table-cell>
          <table:table-cell table:formula="of:=ABS([.E379]-[.B379])/0.0166667" office:value-type="float" office:value="810.718378563243" calcext:value-type="float">
            <text:p>810.718378563243</text:p>
          </table:table-cell>
          <table:table-cell table:formula="of:=([.F379]-[.C379])/0.0166667" office:value-type="float" office:value="-17.3579652840693" calcext:value-type="float">
            <text:p>-17.3579652840693</text:p>
          </table:table-cell>
          <table:table-cell table:formula="of:=DEGREES(ATAN(ABS([.F379]-[.C379])/ABS([.E379]-[.B379])))" office:value-type="float" office:value="1.22654950204295" calcext:value-type="float">
            <text:p>1.22654950204295</text:p>
          </table:table-cell>
          <table:table-cell table:formula="of:=SQRT(POWER([.H379];2)+POWER([.I379];2)+POWER([.J379];2))" office:value-type="float" office:value="811.491781758582" calcext:value-type="float">
            <text:p>811.491781758582</text:p>
          </table:table-cell>
        </table:table-row>
        <table:table-row table:style-name="ro1">
          <table:table-cell office:value-type="float" office:value="79.2725" calcext:value-type="float">
            <text:p>79.2725</text:p>
          </table:table-cell>
          <table:table-cell office:value-type="float" office:value="273.721" calcext:value-type="float">
            <text:p>273.721</text:p>
          </table:table-cell>
          <table:table-cell office:value-type="float" office:value="42.9609" calcext:value-type="float">
            <text:p>42.9609</text:p>
          </table:table-cell>
          <table:table-cell office:value-type="float" office:value="79.5775" calcext:value-type="float">
            <text:p>79.5775</text:p>
          </table:table-cell>
          <table:table-cell office:value-type="float" office:value="262.809" calcext:value-type="float">
            <text:p>262.809</text:p>
          </table:table-cell>
          <table:table-cell office:value-type="float" office:value="42.516" calcext:value-type="float">
            <text:p>42.516</text:p>
          </table:table-cell>
          <table:table-cell/>
          <table:table-cell table:formula="of:=([.D380]-[.A380])/0.0166667" office:value-type="float" office:value="18.2999634000736" calcext:value-type="float">
            <text:p>18.2999634000736</text:p>
          </table:table-cell>
          <table:table-cell table:formula="of:=ABS([.E380]-[.B380])/0.0166667" office:value-type="float" office:value="654.718690562618" calcext:value-type="float">
            <text:p>654.718690562618</text:p>
          </table:table-cell>
          <table:table-cell table:formula="of:=([.F380]-[.C380])/0.0166667" office:value-type="float" office:value="-26.693946612107" calcext:value-type="float">
            <text:p>-26.693946612107</text:p>
          </table:table-cell>
          <table:table-cell table:formula="of:=DEGREES(ATAN(ABS([.F380]-[.C380])/ABS([.E380]-[.B380])))" office:value-type="float" office:value="2.33474905200926" calcext:value-type="float">
            <text:p>2.33474905200926</text:p>
          </table:table-cell>
          <table:table-cell table:formula="of:=SQRT(POWER([.H380];2)+POWER([.I380];2)+POWER([.J380];2))" office:value-type="float" office:value="655.51813035049" calcext:value-type="float">
            <text:p>655.51813035049</text:p>
          </table:table-cell>
        </table:table-row>
        <table:table-row table:style-name="ro1">
          <table:table-cell office:value-type="float" office:value="78.7397" calcext:value-type="float">
            <text:p>78.7397</text:p>
          </table:table-cell>
          <table:table-cell office:value-type="float" office:value="287.984" calcext:value-type="float">
            <text:p>287.984</text:p>
          </table:table-cell>
          <table:table-cell office:value-type="float" office:value="42.2282" calcext:value-type="float">
            <text:p>42.2282</text:p>
          </table:table-cell>
          <table:table-cell office:value-type="float" office:value="79.2956" calcext:value-type="float">
            <text:p>79.2956</text:p>
          </table:table-cell>
          <table:table-cell office:value-type="float" office:value="275.099" calcext:value-type="float">
            <text:p>275.099</text:p>
          </table:table-cell>
          <table:table-cell office:value-type="float" office:value="42.2447" calcext:value-type="float">
            <text:p>42.2447</text:p>
          </table:table-cell>
          <table:table-cell/>
          <table:table-cell table:formula="of:=([.D381]-[.A381])/0.0166667" office:value-type="float" office:value="33.3539332921331" calcext:value-type="float">
            <text:p>33.3539332921331</text:p>
          </table:table-cell>
          <table:table-cell table:formula="of:=ABS([.E381]-[.B381])/0.0166667" office:value-type="float" office:value="773.098453803092" calcext:value-type="float">
            <text:p>773.098453803092</text:p>
          </table:table-cell>
          <table:table-cell table:formula="of:=([.F381]-[.C381])/0.0166667" office:value-type="float" office:value="0.989998020003998" calcext:value-type="float">
            <text:p>0.989998020003998</text:p>
          </table:table-cell>
          <table:table-cell table:formula="of:=DEGREES(ATAN(ABS([.F381]-[.C381])/ABS([.E381]-[.B381])))" office:value-type="float" office:value="0.0733705739396032" calcext:value-type="float">
            <text:p>0.073370573939603</text:p>
          </table:table-cell>
          <table:table-cell table:formula="of:=SQRT(POWER([.H381];2)+POWER([.I381];2)+POWER([.J381];2))" office:value-type="float" office:value="773.818250130395" calcext:value-type="float">
            <text:p>773.818250130395</text:p>
          </table:table-cell>
        </table:table-row>
        <table:table-row table:style-name="ro1">
          <table:table-cell office:value-type="float" office:value="78.9766" calcext:value-type="float">
            <text:p>78.9766</text:p>
          </table:table-cell>
          <table:table-cell office:value-type="float" office:value="286.684" calcext:value-type="float">
            <text:p>286.684</text:p>
          </table:table-cell>
          <table:table-cell office:value-type="float" office:value="42.1744" calcext:value-type="float">
            <text:p>42.1744</text:p>
          </table:table-cell>
          <table:table-cell office:value-type="float" office:value="79.3184" calcext:value-type="float">
            <text:p>79.3184</text:p>
          </table:table-cell>
          <table:table-cell office:value-type="float" office:value="276.458" calcext:value-type="float">
            <text:p>276.458</text:p>
          </table:table-cell>
          <table:table-cell office:value-type="float" office:value="41.7774" calcext:value-type="float">
            <text:p>41.7774</text:p>
          </table:table-cell>
          <table:table-cell/>
          <table:table-cell table:formula="of:=([.D382]-[.A382])/0.0166667" office:value-type="float" office:value="20.5079589840816" calcext:value-type="float">
            <text:p>20.5079589840816</text:p>
          </table:table-cell>
          <table:table-cell table:formula="of:=ABS([.E382]-[.B382])/0.0166667" office:value-type="float" office:value="613.558772882454" calcext:value-type="float">
            <text:p>613.558772882454</text:p>
          </table:table-cell>
          <table:table-cell table:formula="of:=([.F382]-[.C382])/0.0166667" office:value-type="float" office:value="-23.8199523600952" calcext:value-type="float">
            <text:p>-23.8199523600952</text:p>
          </table:table-cell>
          <table:table-cell table:formula="of:=DEGREES(ATAN(ABS([.F382]-[.C382])/ABS([.E382]-[.B382])))" office:value-type="float" office:value="2.22325513635554" calcext:value-type="float">
            <text:p>2.22325513635554</text:p>
          </table:table-cell>
          <table:table-cell table:formula="of:=SQRT(POWER([.H382];2)+POWER([.I382];2)+POWER([.J382];2))" office:value-type="float" office:value="614.363356893258" calcext:value-type="float">
            <text:p>614.363356893258</text:p>
          </table:table-cell>
        </table:table-row>
        <table:table-row table:style-name="ro1">
          <table:table-cell office:value-type="float" office:value="79.2961" calcext:value-type="float">
            <text:p>79.2961</text:p>
          </table:table-cell>
          <table:table-cell office:value-type="float" office:value="290.544" calcext:value-type="float">
            <text:p>290.544</text:p>
          </table:table-cell>
          <table:table-cell office:value-type="float" office:value="42.8488" calcext:value-type="float">
            <text:p>42.8488</text:p>
          </table:table-cell>
          <table:table-cell office:value-type="float" office:value="80.3419" calcext:value-type="float">
            <text:p>80.3419</text:p>
          </table:table-cell>
          <table:table-cell office:value-type="float" office:value="277.471" calcext:value-type="float">
            <text:p>277.471</text:p>
          </table:table-cell>
          <table:table-cell office:value-type="float" office:value="43.3527" calcext:value-type="float">
            <text:p>43.3527</text:p>
          </table:table-cell>
          <table:table-cell/>
          <table:table-cell table:formula="of:=([.D383]-[.A383])/0.0166667" office:value-type="float" office:value="62.747874504251" calcext:value-type="float">
            <text:p>62.747874504251</text:p>
          </table:table-cell>
          <table:table-cell table:formula="of:=ABS([.E383]-[.B383])/0.0166667" office:value-type="float" office:value="784.378431243136" calcext:value-type="float">
            <text:p>784.378431243136</text:p>
          </table:table-cell>
          <table:table-cell table:formula="of:=([.F383]-[.C383])/0.0166667" office:value-type="float" office:value="30.233939532121" calcext:value-type="float">
            <text:p>30.233939532121</text:p>
          </table:table-cell>
          <table:table-cell table:formula="of:=DEGREES(ATAN(ABS([.F383]-[.C383])/ABS([.E383]-[.B383])))" office:value-type="float" office:value="2.20737839399835" calcext:value-type="float">
            <text:p>2.20737839399835</text:p>
          </table:table-cell>
          <table:table-cell table:formula="of:=SQRT(POWER([.H383];2)+POWER([.I383];2)+POWER([.J383];2))" office:value-type="float" office:value="787.464862869371" calcext:value-type="float">
            <text:p>787.464862869371</text:p>
          </table:table-cell>
        </table:table-row>
        <table:table-row table:style-name="ro1">
          <table:table-cell office:value-type="float" office:value="79.555" calcext:value-type="float">
            <text:p>79.555</text:p>
          </table:table-cell>
          <table:table-cell office:value-type="float" office:value="290.559" calcext:value-type="float">
            <text:p>290.559</text:p>
          </table:table-cell>
          <table:table-cell office:value-type="float" office:value="42.8442" calcext:value-type="float">
            <text:p>42.8442</text:p>
          </table:table-cell>
          <table:table-cell office:value-type="float" office:value="80.3681" calcext:value-type="float">
            <text:p>80.3681</text:p>
          </table:table-cell>
          <table:table-cell office:value-type="float" office:value="278.836" calcext:value-type="float">
            <text:p>278.836</text:p>
          </table:table-cell>
          <table:table-cell office:value-type="float" office:value="42.8883" calcext:value-type="float">
            <text:p>42.8883</text:p>
          </table:table-cell>
          <table:table-cell/>
          <table:table-cell table:formula="of:=([.D384]-[.A384])/0.0166667" office:value-type="float" office:value="48.7859024281946" calcext:value-type="float">
            <text:p>48.7859024281946</text:p>
          </table:table-cell>
          <table:table-cell table:formula="of:=ABS([.E384]-[.B384])/0.0166667" office:value-type="float" office:value="703.378593242814" calcext:value-type="float">
            <text:p>703.378593242814</text:p>
          </table:table-cell>
          <table:table-cell table:formula="of:=([.F384]-[.C384])/0.0166667" office:value-type="float" office:value="2.6459947080106" calcext:value-type="float">
            <text:p>2.6459947080106</text:p>
          </table:table-cell>
          <table:table-cell table:formula="of:=DEGREES(ATAN(ABS([.F384]-[.C384])/ABS([.E384]-[.B384])))" office:value-type="float" office:value="0.215536292555978" calcext:value-type="float">
            <text:p>0.215536292555978</text:p>
          </table:table-cell>
          <table:table-cell table:formula="of:=SQRT(POWER([.H384];2)+POWER([.I384];2)+POWER([.J384];2))" office:value-type="float" office:value="705.073408232057" calcext:value-type="float">
            <text:p>705.073408232057</text:p>
          </table:table-cell>
        </table:table-row>
        <table:table-row table:style-name="ro1">
          <table:table-cell office:value-type="float" office:value="78.4416" calcext:value-type="float">
            <text:p>78.4416</text:p>
          </table:table-cell>
          <table:table-cell office:value-type="float" office:value="285.174" calcext:value-type="float">
            <text:p>285.174</text:p>
          </table:table-cell>
          <table:table-cell office:value-type="float" office:value="42.9218" calcext:value-type="float">
            <text:p>42.9218</text:p>
          </table:table-cell>
          <table:table-cell office:value-type="float" office:value="78.7714" calcext:value-type="float">
            <text:p>78.7714</text:p>
          </table:table-cell>
          <table:table-cell office:value-type="float" office:value="273.606" calcext:value-type="float">
            <text:p>273.606</text:p>
          </table:table-cell>
          <table:table-cell office:value-type="float" office:value="43.2312" calcext:value-type="float">
            <text:p>43.2312</text:p>
          </table:table-cell>
          <table:table-cell/>
          <table:table-cell table:formula="of:=([.D385]-[.A385])/0.0166667" office:value-type="float" office:value="19.7879604240795" calcext:value-type="float">
            <text:p>19.7879604240795</text:p>
          </table:table-cell>
          <table:table-cell table:formula="of:=ABS([.E385]-[.B385])/0.0166667" office:value-type="float" office:value="694.078611842775" calcext:value-type="float">
            <text:p>694.078611842775</text:p>
          </table:table-cell>
          <table:table-cell table:formula="of:=([.F385]-[.C385])/0.0166667" office:value-type="float" office:value="18.5639628720745" calcext:value-type="float">
            <text:p>18.5639628720745</text:p>
          </table:table-cell>
          <table:table-cell table:formula="of:=DEGREES(ATAN(ABS([.F385]-[.C385])/ABS([.E385]-[.B385])))" office:value-type="float" office:value="1.53207891281054" calcext:value-type="float">
            <text:p>1.53207891281054</text:p>
          </table:table-cell>
          <table:table-cell table:formula="of:=SQRT(POWER([.H385];2)+POWER([.I385];2)+POWER([.J385];2))" office:value-type="float" office:value="694.608741316185" calcext:value-type="float">
            <text:p>694.608741316185</text:p>
          </table:table-cell>
        </table:table-row>
        <table:table-row table:style-name="ro1">
          <table:table-cell office:value-type="float" office:value="78.8912" calcext:value-type="float">
            <text:p>78.8912</text:p>
          </table:table-cell>
          <table:table-cell office:value-type="float" office:value="281.226" calcext:value-type="float">
            <text:p>281.226</text:p>
          </table:table-cell>
          <table:table-cell office:value-type="float" office:value="43.2792" calcext:value-type="float">
            <text:p>43.2792</text:p>
          </table:table-cell>
          <table:table-cell office:value-type="float" office:value="79.4563" calcext:value-type="float">
            <text:p>79.4563</text:p>
          </table:table-cell>
          <table:table-cell office:value-type="float" office:value="269.914" calcext:value-type="float">
            <text:p>269.914</text:p>
          </table:table-cell>
          <table:table-cell office:value-type="float" office:value="43.3193" calcext:value-type="float">
            <text:p>43.3193</text:p>
          </table:table-cell>
          <table:table-cell/>
          <table:table-cell table:formula="of:=([.D386]-[.A386])/0.0166667" office:value-type="float" office:value="33.9059321881357" calcext:value-type="float">
            <text:p>33.9059321881357</text:p>
          </table:table-cell>
          <table:table-cell table:formula="of:=ABS([.E386]-[.B386])/0.0166667" office:value-type="float" office:value="678.718642562716" calcext:value-type="float">
            <text:p>678.718642562716</text:p>
          </table:table-cell>
          <table:table-cell table:formula="of:=([.F386]-[.C386])/0.0166667" office:value-type="float" office:value="2.40599518800935" calcext:value-type="float">
            <text:p>2.40599518800935</text:p>
          </table:table-cell>
          <table:table-cell table:formula="of:=DEGREES(ATAN(ABS([.F386]-[.C386])/ABS([.E386]-[.B386])))" office:value-type="float" office:value="0.203107419956236" calcext:value-type="float">
            <text:p>0.203107419956236</text:p>
          </table:table-cell>
          <table:table-cell table:formula="of:=SQRT(POWER([.H386];2)+POWER([.I386];2)+POWER([.J386];2))" office:value-type="float" office:value="679.569273005016" calcext:value-type="float">
            <text:p>679.569273005016</text:p>
          </table:table-cell>
        </table:table-row>
        <table:table-row table:style-name="ro1">
          <table:table-cell office:value-type="float" office:value="78.4012" calcext:value-type="float">
            <text:p>78.4012</text:p>
          </table:table-cell>
          <table:table-cell office:value-type="float" office:value="282.368" calcext:value-type="float">
            <text:p>282.368</text:p>
          </table:table-cell>
          <table:table-cell office:value-type="float" office:value="43.8607" calcext:value-type="float">
            <text:p>43.8607</text:p>
          </table:table-cell>
          <table:table-cell office:value-type="float" office:value="78.5002" calcext:value-type="float">
            <text:p>78.5002</text:p>
          </table:table-cell>
          <table:table-cell office:value-type="float" office:value="272.148" calcext:value-type="float">
            <text:p>272.148</text:p>
          </table:table-cell>
          <table:table-cell office:value-type="float" office:value="44.2042" calcext:value-type="float">
            <text:p>44.2042</text:p>
          </table:table-cell>
          <table:table-cell/>
          <table:table-cell table:formula="of:=([.D387]-[.A387])/0.0166667" office:value-type="float" office:value="5.93998812002399" calcext:value-type="float">
            <text:p>5.93998812002399</text:p>
          </table:table-cell>
          <table:table-cell table:formula="of:=ABS([.E387]-[.B387])/0.0166667" office:value-type="float" office:value="613.198773602451" calcext:value-type="float">
            <text:p>613.198773602451</text:p>
          </table:table-cell>
          <table:table-cell table:formula="of:=([.F387]-[.C387])/0.0166667" office:value-type="float" office:value="20.6099587800824" calcext:value-type="float">
            <text:p>20.6099587800824</text:p>
          </table:table-cell>
          <table:table-cell table:formula="of:=DEGREES(ATAN(ABS([.F387]-[.C387])/ABS([.E387]-[.B387])))" office:value-type="float" office:value="1.92501900496848" calcext:value-type="float">
            <text:p>1.92501900496848</text:p>
          </table:table-cell>
          <table:table-cell table:formula="of:=SQRT(POWER([.H387];2)+POWER([.I387];2)+POWER([.J387];2))" office:value-type="float" office:value="613.57378513699" calcext:value-type="float">
            <text:p>613.57378513699</text:p>
          </table:table-cell>
        </table:table-row>
        <table:table-row table:style-name="ro1">
          <table:table-cell office:value-type="float" office:value="80.0888" calcext:value-type="float">
            <text:p>80.0888</text:p>
          </table:table-cell>
          <table:table-cell office:value-type="float" office:value="277.396" calcext:value-type="float">
            <text:p>277.396</text:p>
          </table:table-cell>
          <table:table-cell office:value-type="float" office:value="43.6159" calcext:value-type="float">
            <text:p>43.6159</text:p>
          </table:table-cell>
          <table:table-cell office:value-type="float" office:value="80.8403" calcext:value-type="float">
            <text:p>80.8403</text:p>
          </table:table-cell>
          <table:table-cell office:value-type="float" office:value="264.989" calcext:value-type="float">
            <text:p>264.989</text:p>
          </table:table-cell>
          <table:table-cell office:value-type="float" office:value="44.0929" calcext:value-type="float">
            <text:p>44.0929</text:p>
          </table:table-cell>
          <table:table-cell/>
          <table:table-cell table:formula="of:=([.D388]-[.A388])/0.0166667" office:value-type="float" office:value="45.0899098201799" calcext:value-type="float">
            <text:p>45.0899098201799</text:p>
          </table:table-cell>
          <table:table-cell table:formula="of:=ABS([.E388]-[.B388])/0.0166667" office:value-type="float" office:value="744.41851116298" calcext:value-type="float">
            <text:p>744.41851116298</text:p>
          </table:table-cell>
          <table:table-cell table:formula="of:=([.F388]-[.C388])/0.0166667" office:value-type="float" office:value="28.6199427601143" calcext:value-type="float">
            <text:p>28.6199427601143</text:p>
          </table:table-cell>
          <table:table-cell table:formula="of:=DEGREES(ATAN(ABS([.F388]-[.C388])/ABS([.E388]-[.B388])))" office:value-type="float" office:value="2.20171139217403" calcext:value-type="float">
            <text:p>2.20171139217403</text:p>
          </table:table-cell>
          <table:table-cell table:formula="of:=SQRT(POWER([.H388];2)+POWER([.I388];2)+POWER([.J388];2))" office:value-type="float" office:value="746.331776660549" calcext:value-type="float">
            <text:p>746.331776660549</text:p>
          </table:table-cell>
        </table:table-row>
        <table:table-row table:style-name="ro1">
          <table:table-cell office:value-type="float" office:value="78.2587" calcext:value-type="float">
            <text:p>78.2587</text:p>
          </table:table-cell>
          <table:table-cell office:value-type="float" office:value="290.256" calcext:value-type="float">
            <text:p>290.256</text:p>
          </table:table-cell>
          <table:table-cell office:value-type="float" office:value="43.9244" calcext:value-type="float">
            <text:p>43.9244</text:p>
          </table:table-cell>
          <table:table-cell office:value-type="float" office:value="78.8264" calcext:value-type="float">
            <text:p>78.8264</text:p>
          </table:table-cell>
          <table:table-cell office:value-type="float" office:value="277.063" calcext:value-type="float">
            <text:p>277.063</text:p>
          </table:table-cell>
          <table:table-cell office:value-type="float" office:value="44.9227" calcext:value-type="float">
            <text:p>44.9227</text:p>
          </table:table-cell>
          <table:table-cell/>
          <table:table-cell table:formula="of:=([.D389]-[.A389])/0.0166667" office:value-type="float" office:value="34.0619318761364" calcext:value-type="float">
            <text:p>34.0619318761364</text:p>
          </table:table-cell>
          <table:table-cell table:formula="of:=ABS([.E389]-[.B389])/0.0166667" office:value-type="float" office:value="791.578416843165" calcext:value-type="float">
            <text:p>791.578416843165</text:p>
          </table:table-cell>
          <table:table-cell table:formula="of:=([.F389]-[.C389])/0.0166667" office:value-type="float" office:value="59.8978802042396" calcext:value-type="float">
            <text:p>59.8978802042396</text:p>
          </table:table-cell>
          <table:table-cell table:formula="of:=DEGREES(ATAN(ABS([.F389]-[.C389])/ABS([.E389]-[.B389])))" office:value-type="float" office:value="4.32726306944524" calcext:value-type="float">
            <text:p>4.32726306944524</text:p>
          </table:table-cell>
          <table:table-cell table:formula="of:=SQRT(POWER([.H389];2)+POWER([.I389];2)+POWER([.J389];2))" office:value-type="float" office:value="794.571810013436" calcext:value-type="float">
            <text:p>794.571810013436</text:p>
          </table:table-cell>
        </table:table-row>
        <table:table-row table:style-name="ro1">
          <table:table-cell office:value-type="float" office:value="78.653" calcext:value-type="float">
            <text:p>78.653</text:p>
          </table:table-cell>
          <table:table-cell office:value-type="float" office:value="282.175" calcext:value-type="float">
            <text:p>282.175</text:p>
          </table:table-cell>
          <table:table-cell office:value-type="float" office:value="44.8928" calcext:value-type="float">
            <text:p>44.8928</text:p>
          </table:table-cell>
          <table:table-cell office:value-type="float" office:value="78.973" calcext:value-type="float">
            <text:p>78.973</text:p>
          </table:table-cell>
          <table:table-cell office:value-type="float" office:value="270.624" calcext:value-type="float">
            <text:p>270.624</text:p>
          </table:table-cell>
          <table:table-cell office:value-type="float" office:value="45.9099" calcext:value-type="float">
            <text:p>45.9099</text:p>
          </table:table-cell>
          <table:table-cell/>
          <table:table-cell table:formula="of:=([.D390]-[.A390])/0.0166667" office:value-type="float" office:value="19.1999616000764" calcext:value-type="float">
            <text:p>19.1999616000764</text:p>
          </table:table-cell>
          <table:table-cell table:formula="of:=ABS([.E390]-[.B390])/0.0166667" office:value-type="float" office:value="693.058613882772" calcext:value-type="float">
            <text:p>693.058613882772</text:p>
          </table:table-cell>
          <table:table-cell table:formula="of:=([.F390]-[.C390])/0.0166667" office:value-type="float" office:value="61.0258779482441" calcext:value-type="float">
            <text:p>61.0258779482441</text:p>
          </table:table-cell>
          <table:table-cell table:formula="of:=DEGREES(ATAN(ABS([.F390]-[.C390])/ABS([.E390]-[.B390])))" office:value-type="float" office:value="5.03208590965543" calcext:value-type="float">
            <text:p>5.03208590965543</text:p>
          </table:table-cell>
          <table:table-cell table:formula="of:=SQRT(POWER([.H390];2)+POWER([.I390];2)+POWER([.J390];2))" office:value-type="float" office:value="696.005056434152" calcext:value-type="float">
            <text:p>696.005056434152</text:p>
          </table:table-cell>
        </table:table-row>
        <table:table-row table:style-name="ro1">
          <table:table-cell office:value-type="float" office:value="78.6732" calcext:value-type="float">
            <text:p>78.6732</text:p>
          </table:table-cell>
          <table:table-cell office:value-type="float" office:value="283.517" calcext:value-type="float">
            <text:p>283.517</text:p>
          </table:table-cell>
          <table:table-cell office:value-type="float" office:value="44.6888" calcext:value-type="float">
            <text:p>44.6888</text:p>
          </table:table-cell>
          <table:table-cell office:value-type="float" office:value="79.2438" calcext:value-type="float">
            <text:p>79.2438</text:p>
          </table:table-cell>
          <table:table-cell office:value-type="float" office:value="272.012" calcext:value-type="float">
            <text:p>272.012</text:p>
          </table:table-cell>
          <table:table-cell office:value-type="float" office:value="45.2028" calcext:value-type="float">
            <text:p>45.2028</text:p>
          </table:table-cell>
          <table:table-cell/>
          <table:table-cell table:formula="of:=([.D391]-[.A391])/0.0166667" office:value-type="float" office:value="34.2359315281369" calcext:value-type="float">
            <text:p>34.2359315281369</text:p>
          </table:table-cell>
          <table:table-cell table:formula="of:=ABS([.E391]-[.B391])/0.0166667" office:value-type="float" office:value="690.298619402761" calcext:value-type="float">
            <text:p>690.298619402761</text:p>
          </table:table-cell>
          <table:table-cell table:formula="of:=([.F391]-[.C391])/0.0166667" office:value-type="float" office:value="30.8399383201235" calcext:value-type="float">
            <text:p>30.8399383201235</text:p>
          </table:table-cell>
          <table:table-cell table:formula="of:=DEGREES(ATAN(ABS([.F391]-[.C391])/ABS([.E391]-[.B391])))" office:value-type="float" office:value="2.55805826638135" calcext:value-type="float">
            <text:p>2.55805826638135</text:p>
          </table:table-cell>
          <table:table-cell table:formula="of:=SQRT(POWER([.H391];2)+POWER([.I391];2)+POWER([.J391];2))" office:value-type="float" office:value="691.834795852699" calcext:value-type="float">
            <text:p>691.834795852699</text:p>
          </table:table-cell>
        </table:table-row>
        <table:table-row table:style-name="ro1">
          <table:table-cell office:value-type="float" office:value="81.6732" calcext:value-type="float">
            <text:p>81.6732</text:p>
          </table:table-cell>
          <table:table-cell office:value-type="float" office:value="281.03" calcext:value-type="float">
            <text:p>281.03</text:p>
          </table:table-cell>
          <table:table-cell office:value-type="float" office:value="45.0393" calcext:value-type="float">
            <text:p>45.0393</text:p>
          </table:table-cell>
          <table:table-cell office:value-type="float" office:value="82.8482" calcext:value-type="float">
            <text:p>82.8482</text:p>
          </table:table-cell>
          <table:table-cell office:value-type="float" office:value="267.199" calcext:value-type="float">
            <text:p>267.199</text:p>
          </table:table-cell>
          <table:table-cell office:value-type="float" office:value="45.9148" calcext:value-type="float">
            <text:p>45.9148</text:p>
          </table:table-cell>
          <table:table-cell/>
          <table:table-cell table:formula="of:=([.D392]-[.A392])/0.0166667" office:value-type="float" office:value="70.4998590002827" calcext:value-type="float">
            <text:p>70.4998590002827</text:p>
          </table:table-cell>
          <table:table-cell table:formula="of:=ABS([.E392]-[.B392])/0.0166667" office:value-type="float" office:value="829.858340283317" calcext:value-type="float">
            <text:p>829.858340283317</text:p>
          </table:table-cell>
          <table:table-cell table:formula="of:=([.F392]-[.C392])/0.0166667" office:value-type="float" office:value="52.5298949402103" calcext:value-type="float">
            <text:p>52.5298949402103</text:p>
          </table:table-cell>
          <table:table-cell table:formula="of:=DEGREES(ATAN(ABS([.F392]-[.C392])/ABS([.E392]-[.B392])))" office:value-type="float" office:value="3.6219808725375" calcext:value-type="float">
            <text:p>3.6219808725375</text:p>
          </table:table-cell>
          <table:table-cell table:formula="of:=SQRT(POWER([.H392];2)+POWER([.I392];2)+POWER([.J392];2))" office:value-type="float" office:value="834.502537395346" calcext:value-type="float">
            <text:p>834.502537395346</text:p>
          </table:table-cell>
        </table:table-row>
        <table:table-row table:style-name="ro1">
          <table:table-cell office:value-type="float" office:value="80.6704" calcext:value-type="float">
            <text:p>80.6704</text:p>
          </table:table-cell>
          <table:table-cell office:value-type="float" office:value="281.691" calcext:value-type="float">
            <text:p>281.691</text:p>
          </table:table-cell>
          <table:table-cell office:value-type="float" office:value="47.6992" calcext:value-type="float">
            <text:p>47.6992</text:p>
          </table:table-cell>
          <table:table-cell office:value-type="float" office:value="81.6511" calcext:value-type="float">
            <text:p>81.6511</text:p>
          </table:table-cell>
          <table:table-cell office:value-type="float" office:value="268.933" calcext:value-type="float">
            <text:p>268.933</text:p>
          </table:table-cell>
          <table:table-cell office:value-type="float" office:value="49.0655" calcext:value-type="float">
            <text:p>49.0655</text:p>
          </table:table-cell>
          <table:table-cell/>
          <table:table-cell table:formula="of:=([.D393]-[.A393])/0.0166667" office:value-type="float" office:value="58.8418823162353" calcext:value-type="float">
            <text:p>58.8418823162353</text:p>
          </table:table-cell>
          <table:table-cell table:formula="of:=ABS([.E393]-[.B393])/0.0166667" office:value-type="float" office:value="765.478469043061" calcext:value-type="float">
            <text:p>765.478469043061</text:p>
          </table:table-cell>
          <table:table-cell table:formula="of:=([.F393]-[.C393])/0.0166667" office:value-type="float" office:value="81.9778360443281" calcext:value-type="float">
            <text:p>81.9778360443281</text:p>
          </table:table-cell>
          <table:table-cell table:formula="of:=DEGREES(ATAN(ABS([.F393]-[.C393])/ABS([.E393]-[.B393])))" office:value-type="float" office:value="6.11271269496608" calcext:value-type="float">
            <text:p>6.11271269496608</text:p>
          </table:table-cell>
          <table:table-cell table:formula="of:=SQRT(POWER([.H393];2)+POWER([.I393];2)+POWER([.J393];2))" office:value-type="float" office:value="772.101042147682" calcext:value-type="float">
            <text:p>772.101042147682</text:p>
          </table:table-cell>
        </table:table-row>
        <table:table-row table:style-name="ro1">
          <table:table-cell office:value-type="float" office:value="80.8541" calcext:value-type="float">
            <text:p>80.8541</text:p>
          </table:table-cell>
          <table:table-cell office:value-type="float" office:value="278.127" calcext:value-type="float">
            <text:p>278.127</text:p>
          </table:table-cell>
          <table:table-cell office:value-type="float" office:value="46.4817" calcext:value-type="float">
            <text:p>46.4817</text:p>
          </table:table-cell>
          <table:table-cell office:value-type="float" office:value="81.827" calcext:value-type="float">
            <text:p>81.827</text:p>
          </table:table-cell>
          <table:table-cell office:value-type="float" office:value="265.643" calcext:value-type="float">
            <text:p>265.643</text:p>
          </table:table-cell>
          <table:table-cell office:value-type="float" office:value="47.3749" calcext:value-type="float">
            <text:p>47.3749</text:p>
          </table:table-cell>
          <table:table-cell/>
          <table:table-cell table:formula="of:=([.D394]-[.A394])/0.0166667" office:value-type="float" office:value="58.3738832522332" calcext:value-type="float">
            <text:p>58.3738832522332</text:p>
          </table:table-cell>
          <table:table-cell table:formula="of:=ABS([.E394]-[.B394])/0.0166667" office:value-type="float" office:value="749.038501922998" calcext:value-type="float">
            <text:p>749.038501922998</text:p>
          </table:table-cell>
          <table:table-cell table:formula="of:=([.F394]-[.C394])/0.0166667" office:value-type="float" office:value="53.591892816214" calcext:value-type="float">
            <text:p>53.591892816214</text:p>
          </table:table-cell>
          <table:table-cell table:formula="of:=DEGREES(ATAN(ABS([.F394]-[.C394])/ABS([.E394]-[.B394])))" office:value-type="float" office:value="4.09240085030875" calcext:value-type="float">
            <text:p>4.09240085030875</text:p>
          </table:table-cell>
          <table:table-cell table:formula="of:=SQRT(POWER([.H394];2)+POWER([.I394];2)+POWER([.J394];2))" office:value-type="float" office:value="753.218612744414" calcext:value-type="float">
            <text:p>753.218612744414</text:p>
          </table:table-cell>
        </table:table-row>
        <table:table-row table:style-name="ro1">
          <table:table-cell office:value-type="float" office:value="80.0363" calcext:value-type="float">
            <text:p>80.0363</text:p>
          </table:table-cell>
          <table:table-cell office:value-type="float" office:value="288.624" calcext:value-type="float">
            <text:p>288.624</text:p>
          </table:table-cell>
          <table:table-cell office:value-type="float" office:value="45.6796" calcext:value-type="float">
            <text:p>45.6796</text:p>
          </table:table-cell>
          <table:table-cell office:value-type="float" office:value="81.1043" calcext:value-type="float">
            <text:p>81.1043</text:p>
          </table:table-cell>
          <table:table-cell office:value-type="float" office:value="278.093" calcext:value-type="float">
            <text:p>278.093</text:p>
          </table:table-cell>
          <table:table-cell office:value-type="float" office:value="46.7327" calcext:value-type="float">
            <text:p>46.7327</text:p>
          </table:table-cell>
          <table:table-cell/>
          <table:table-cell table:formula="of:=([.D395]-[.A395])/0.0166667" office:value-type="float" office:value="64.0798718402562" calcext:value-type="float">
            <text:p>64.0798718402562</text:p>
          </table:table-cell>
          <table:table-cell table:formula="of:=ABS([.E395]-[.B395])/0.0166667" office:value-type="float" office:value="631.858736282528" calcext:value-type="float">
            <text:p>631.858736282528</text:p>
          </table:table-cell>
          <table:table-cell table:formula="of:=([.F395]-[.C395])/0.0166667" office:value-type="float" office:value="63.1858736282528" calcext:value-type="float">
            <text:p>63.1858736282528</text:p>
          </table:table-cell>
          <table:table-cell table:formula="of:=DEGREES(ATAN(ABS([.F395]-[.C395])/ABS([.E395]-[.B395])))" office:value-type="float" office:value="5.71059313749964" calcext:value-type="float">
            <text:p>5.71059313749964</text:p>
          </table:table-cell>
          <table:table-cell table:formula="of:=SQRT(POWER([.H395];2)+POWER([.I395];2)+POWER([.J395];2))" office:value-type="float" office:value="638.235181745556" calcext:value-type="float">
            <text:p>638.235181745556</text:p>
          </table:table-cell>
        </table:table-row>
        <table:table-row table:style-name="ro1">
          <table:table-cell office:value-type="float" office:value="80.472" calcext:value-type="float">
            <text:p>80.472</text:p>
          </table:table-cell>
          <table:table-cell office:value-type="float" office:value="284.52" calcext:value-type="float">
            <text:p>284.52</text:p>
          </table:table-cell>
          <table:table-cell office:value-type="float" office:value="46.5347" calcext:value-type="float">
            <text:p>46.5347</text:p>
          </table:table-cell>
          <table:table-cell office:value-type="float" office:value="81.2713" calcext:value-type="float">
            <text:p>81.2713</text:p>
          </table:table-cell>
          <table:table-cell office:value-type="float" office:value="274.147" calcext:value-type="float">
            <text:p>274.147</text:p>
          </table:table-cell>
          <table:table-cell office:value-type="float" office:value="47.5656" calcext:value-type="float">
            <text:p>47.5656</text:p>
          </table:table-cell>
          <table:table-cell/>
          <table:table-cell table:formula="of:=([.D396]-[.A396])/0.0166667" office:value-type="float" office:value="47.957904084192" calcext:value-type="float">
            <text:p>47.957904084192</text:p>
          </table:table-cell>
          <table:table-cell table:formula="of:=ABS([.E396]-[.B396])/0.0166667" office:value-type="float" office:value="622.378755242489" calcext:value-type="float">
            <text:p>622.378755242489</text:p>
          </table:table-cell>
          <table:table-cell table:formula="of:=([.F396]-[.C396])/0.0166667" office:value-type="float" office:value="61.8538762922476" calcext:value-type="float">
            <text:p>61.8538762922476</text:p>
          </table:table-cell>
          <table:table-cell table:formula="of:=DEGREES(ATAN(ABS([.F396]-[.C396])/ABS([.E396]-[.B396])))" office:value-type="float" office:value="5.67559029356981" calcext:value-type="float">
            <text:p>5.67559029356981</text:p>
          </table:table-cell>
          <table:table-cell table:formula="of:=SQRT(POWER([.H396];2)+POWER([.I396];2)+POWER([.J396];2))" office:value-type="float" office:value="627.280780475311" calcext:value-type="float">
            <text:p>627.280780475311</text:p>
          </table:table-cell>
        </table:table-row>
        <table:table-row table:style-name="ro1">
          <table:table-cell office:value-type="float" office:value="80.1947" calcext:value-type="float">
            <text:p>80.1947</text:p>
          </table:table-cell>
          <table:table-cell office:value-type="float" office:value="283.27" calcext:value-type="float">
            <text:p>283.27</text:p>
          </table:table-cell>
          <table:table-cell office:value-type="float" office:value="46.2199" calcext:value-type="float">
            <text:p>46.2199</text:p>
          </table:table-cell>
          <table:table-cell office:value-type="float" office:value="80.9719" calcext:value-type="float">
            <text:p>80.9719</text:p>
          </table:table-cell>
          <table:table-cell office:value-type="float" office:value="271.671" calcext:value-type="float">
            <text:p>271.671</text:p>
          </table:table-cell>
          <table:table-cell office:value-type="float" office:value="47.4469" calcext:value-type="float">
            <text:p>47.4469</text:p>
          </table:table-cell>
          <table:table-cell/>
          <table:table-cell table:formula="of:=([.D397]-[.A397])/0.0166667" office:value-type="float" office:value="46.631906736187" calcext:value-type="float">
            <text:p>46.631906736187</text:p>
          </table:table-cell>
          <table:table-cell table:formula="of:=ABS([.E397]-[.B397])/0.0166667" office:value-type="float" office:value="695.938608122783" calcext:value-type="float">
            <text:p>695.938608122783</text:p>
          </table:table-cell>
          <table:table-cell table:formula="of:=([.F397]-[.C397])/0.0166667" office:value-type="float" office:value="73.6198527602943" calcext:value-type="float">
            <text:p>73.6198527602943</text:p>
          </table:table-cell>
          <table:table-cell table:formula="of:=DEGREES(ATAN(ABS([.F397]-[.C397])/ABS([.E397]-[.B397])))" office:value-type="float" office:value="6.03857498416915" calcext:value-type="float">
            <text:p>6.03857498416915</text:p>
          </table:table-cell>
          <table:table-cell table:formula="of:=SQRT(POWER([.H397];2)+POWER([.I397];2)+POWER([.J397];2))" office:value-type="float" office:value="701.373626337758" calcext:value-type="float">
            <text:p>701.373626337758</text:p>
          </table:table-cell>
        </table:table-row>
        <table:table-row table:style-name="ro1">
          <table:table-cell office:value-type="float" office:value="81.1585" calcext:value-type="float">
            <text:p>81.1585</text:p>
          </table:table-cell>
          <table:table-cell office:value-type="float" office:value="280.717" calcext:value-type="float">
            <text:p>280.717</text:p>
          </table:table-cell>
          <table:table-cell office:value-type="float" office:value="46.3409" calcext:value-type="float">
            <text:p>46.3409</text:p>
          </table:table-cell>
          <table:table-cell office:value-type="float" office:value="81.9385" calcext:value-type="float">
            <text:p>81.9385</text:p>
          </table:table-cell>
          <table:table-cell office:value-type="float" office:value="270.561" calcext:value-type="float">
            <text:p>270.561</text:p>
          </table:table-cell>
          <table:table-cell office:value-type="float" office:value="47.1158" calcext:value-type="float">
            <text:p>47.1158</text:p>
          </table:table-cell>
          <table:table-cell/>
          <table:table-cell table:formula="of:=([.D398]-[.A398])/0.0166667" office:value-type="float" office:value="46.7999064001873" calcext:value-type="float">
            <text:p>46.7999064001873</text:p>
          </table:table-cell>
          <table:table-cell table:formula="of:=ABS([.E398]-[.B398])/0.0166667" office:value-type="float" office:value="609.358781282438" calcext:value-type="float">
            <text:p>609.358781282438</text:p>
          </table:table-cell>
          <table:table-cell table:formula="of:=([.F398]-[.C398])/0.0166667" office:value-type="float" office:value="46.4939070121861" calcext:value-type="float">
            <text:p>46.4939070121861</text:p>
          </table:table-cell>
          <table:table-cell table:formula="of:=DEGREES(ATAN(ABS([.F398]-[.C398])/ABS([.E398]-[.B398])))" office:value-type="float" office:value="4.36319828361174" calcext:value-type="float">
            <text:p>4.36319828361174</text:p>
          </table:table-cell>
          <table:table-cell table:formula="of:=SQRT(POWER([.H398];2)+POWER([.I398];2)+POWER([.J398];2))" office:value-type="float" office:value="612.919276050559" calcext:value-type="float">
            <text:p>612.919276050559</text:p>
          </table:table-cell>
        </table:table-row>
        <table:table-row table:style-name="ro1">
          <table:table-cell office:value-type="float" office:value="80.1935" calcext:value-type="float">
            <text:p>80.1935</text:p>
          </table:table-cell>
          <table:table-cell office:value-type="float" office:value="283.214" calcext:value-type="float">
            <text:p>283.214</text:p>
          </table:table-cell>
          <table:table-cell office:value-type="float" office:value="46.4791" calcext:value-type="float">
            <text:p>46.4791</text:p>
          </table:table-cell>
          <table:table-cell office:value-type="float" office:value="80.9718" calcext:value-type="float">
            <text:p>80.9718</text:p>
          </table:table-cell>
          <table:table-cell office:value-type="float" office:value="271.666" calcext:value-type="float">
            <text:p>271.666</text:p>
          </table:table-cell>
          <table:table-cell office:value-type="float" office:value="47.4476" calcext:value-type="float">
            <text:p>47.4476</text:p>
          </table:table-cell>
          <table:table-cell/>
          <table:table-cell table:formula="of:=([.D399]-[.A399])/0.0166667" office:value-type="float" office:value="46.6979066041869" calcext:value-type="float">
            <text:p>46.6979066041869</text:p>
          </table:table-cell>
          <table:table-cell table:formula="of:=ABS([.E399]-[.B399])/0.0166667" office:value-type="float" office:value="692.878614242772" calcext:value-type="float">
            <text:p>692.878614242772</text:p>
          </table:table-cell>
          <table:table-cell table:formula="of:=([.F399]-[.C399])/0.0166667" office:value-type="float" office:value="58.1098837802324" calcext:value-type="float">
            <text:p>58.1098837802324</text:p>
          </table:table-cell>
          <table:table-cell table:formula="of:=DEGREES(ATAN(ABS([.F399]-[.C399])/ABS([.E399]-[.B399])))" office:value-type="float" office:value="4.79402545566516" calcext:value-type="float">
            <text:p>4.79402545566516</text:p>
          </table:table-cell>
          <table:table-cell table:formula="of:=SQRT(POWER([.H399];2)+POWER([.I399];2)+POWER([.J399];2))" office:value-type="float" office:value="696.877483600345" calcext:value-type="float">
            <text:p>696.877483600345</text:p>
          </table:table-cell>
        </table:table-row>
        <table:table-row table:style-name="ro1">
          <table:table-cell office:value-type="float" office:value="80.6254" calcext:value-type="float">
            <text:p>80.6254</text:p>
          </table:table-cell>
          <table:table-cell office:value-type="float" office:value="279.313" calcext:value-type="float">
            <text:p>279.313</text:p>
          </table:table-cell>
          <table:table-cell office:value-type="float" office:value="46.8039" calcext:value-type="float">
            <text:p>46.8039</text:p>
          </table:table-cell>
          <table:table-cell office:value-type="float" office:value="80.9195" calcext:value-type="float">
            <text:p>80.9195</text:p>
          </table:table-cell>
          <table:table-cell office:value-type="float" office:value="269.133" calcext:value-type="float">
            <text:p>269.133</text:p>
          </table:table-cell>
          <table:table-cell office:value-type="float" office:value="47.8271" calcext:value-type="float">
            <text:p>47.8271</text:p>
          </table:table-cell>
          <table:table-cell/>
          <table:table-cell table:formula="of:=([.D400]-[.A400])/0.0166667" office:value-type="float" office:value="17.6459647080706" calcext:value-type="float">
            <text:p>17.6459647080706</text:p>
          </table:table-cell>
          <table:table-cell table:formula="of:=ABS([.E400]-[.B400])/0.0166667" office:value-type="float" office:value="610.798778402444" calcext:value-type="float">
            <text:p>610.798778402444</text:p>
          </table:table-cell>
          <table:table-cell table:formula="of:=([.F400]-[.C400])/0.0166667" office:value-type="float" office:value="61.3918772162457" calcext:value-type="float">
            <text:p>61.3918772162457</text:p>
          </table:table-cell>
          <table:table-cell table:formula="of:=DEGREES(ATAN(ABS([.F400]-[.C400])/ABS([.E400]-[.B400])))" office:value-type="float" office:value="5.73956889667349" calcext:value-type="float">
            <text:p>5.73956889667349</text:p>
          </table:table-cell>
          <table:table-cell table:formula="of:=SQRT(POWER([.H400];2)+POWER([.I400];2)+POWER([.J400];2))" office:value-type="float" office:value="614.129864406976" calcext:value-type="float">
            <text:p>614.129864406976</text:p>
          </table:table-cell>
        </table:table-row>
        <table:table-row table:style-name="ro1">
          <table:table-cell office:value-type="float" office:value="80.3417" calcext:value-type="float">
            <text:p>80.3417</text:p>
          </table:table-cell>
          <table:table-cell office:value-type="float" office:value="291.273" calcext:value-type="float">
            <text:p>291.273</text:p>
          </table:table-cell>
          <table:table-cell office:value-type="float" office:value="45.795" calcext:value-type="float">
            <text:p>45.795</text:p>
          </table:table-cell>
          <table:table-cell office:value-type="float" office:value="81.6308" calcext:value-type="float">
            <text:p>81.6308</text:p>
          </table:table-cell>
          <table:table-cell office:value-type="float" office:value="279.266" calcext:value-type="float">
            <text:p>279.266</text:p>
          </table:table-cell>
          <table:table-cell office:value-type="float" office:value="47.2991" calcext:value-type="float">
            <text:p>47.2991</text:p>
          </table:table-cell>
          <table:table-cell/>
          <table:table-cell table:formula="of:=([.D401]-[.A401])/0.0166667" office:value-type="float" office:value="77.3458453083088" calcext:value-type="float">
            <text:p>77.3458453083088</text:p>
          </table:table-cell>
          <table:table-cell table:formula="of:=ABS([.E401]-[.B401])/0.0166667" office:value-type="float" office:value="720.418559162882" calcext:value-type="float">
            <text:p>720.418559162882</text:p>
          </table:table-cell>
          <table:table-cell table:formula="of:=([.F401]-[.C401])/0.0166667" office:value-type="float" office:value="90.245819508361" calcext:value-type="float">
            <text:p>90.245819508361</text:p>
          </table:table-cell>
          <table:table-cell table:formula="of:=DEGREES(ATAN(ABS([.F401]-[.C401])/ABS([.E401]-[.B401])))" office:value-type="float" office:value="7.14016835343006" calcext:value-type="float">
            <text:p>7.14016835343006</text:p>
          </table:table-cell>
          <table:table-cell table:formula="of:=SQRT(POWER([.H401];2)+POWER([.I401];2)+POWER([.J401];2))" office:value-type="float" office:value="730.157235197677" calcext:value-type="float">
            <text:p>730.157235197677</text:p>
          </table:table-cell>
        </table:table-row>
        <table:table-row table:style-name="ro1">
          <table:table-cell office:value-type="float" office:value="82.2604" calcext:value-type="float">
            <text:p>82.2604</text:p>
          </table:table-cell>
          <table:table-cell office:value-type="float" office:value="284.722" calcext:value-type="float">
            <text:p>284.722</text:p>
          </table:table-cell>
          <table:table-cell office:value-type="float" office:value="45.9857" calcext:value-type="float">
            <text:p>45.9857</text:p>
          </table:table-cell>
          <table:table-cell office:value-type="float" office:value="83.9165" calcext:value-type="float">
            <text:p>83.9165</text:p>
          </table:table-cell>
          <table:table-cell office:value-type="float" office:value="270.618" calcext:value-type="float">
            <text:p>270.618</text:p>
          </table:table-cell>
          <table:table-cell office:value-type="float" office:value="47.3339" calcext:value-type="float">
            <text:p>47.3339</text:p>
          </table:table-cell>
          <table:table-cell/>
          <table:table-cell table:formula="of:=([.D402]-[.A402])/0.0166667" office:value-type="float" office:value="99.3658012683972" calcext:value-type="float">
            <text:p>99.3658012683972</text:p>
          </table:table-cell>
          <table:table-cell table:formula="of:=ABS([.E402]-[.B402])/0.0166667" office:value-type="float" office:value="846.238307523384" calcext:value-type="float">
            <text:p>846.238307523384</text:p>
          </table:table-cell>
          <table:table-cell table:formula="of:=([.F402]-[.C402])/0.0166667" office:value-type="float" office:value="80.8918382163235" calcext:value-type="float">
            <text:p>80.8918382163235</text:p>
          </table:table-cell>
          <table:table-cell table:formula="of:=DEGREES(ATAN(ABS([.F402]-[.C402])/ABS([.E402]-[.B402])))" office:value-type="float" office:value="5.46030731203222" calcext:value-type="float">
            <text:p>5.46030731203222</text:p>
          </table:table-cell>
          <table:table-cell table:formula="of:=SQRT(POWER([.H402];2)+POWER([.I402];2)+POWER([.J402];2))" office:value-type="float" office:value="855.883359501613" calcext:value-type="float">
            <text:p>855.883359501613</text:p>
          </table:table-cell>
        </table:table-row>
        <table:table-row table:style-name="ro1">
          <table:table-cell office:value-type="float" office:value="82.0786" calcext:value-type="float">
            <text:p>82.0786</text:p>
          </table:table-cell>
          <table:table-cell office:value-type="float" office:value="276.784" calcext:value-type="float">
            <text:p>276.784</text:p>
          </table:table-cell>
          <table:table-cell office:value-type="float" office:value="47.1666" calcext:value-type="float">
            <text:p>47.1666</text:p>
          </table:table-cell>
          <table:table-cell office:value-type="float" office:value="83.2253" calcext:value-type="float">
            <text:p>83.2253</text:p>
          </table:table-cell>
          <table:table-cell office:value-type="float" office:value="263.117" calcext:value-type="float">
            <text:p>263.117</text:p>
          </table:table-cell>
          <table:table-cell office:value-type="float" office:value="48.4669" calcext:value-type="float">
            <text:p>48.4669</text:p>
          </table:table-cell>
          <table:table-cell/>
          <table:table-cell table:formula="of:=([.D403]-[.A403])/0.0166667" office:value-type="float" office:value="68.8018623962758" calcext:value-type="float">
            <text:p>68.8018623962758</text:p>
          </table:table-cell>
          <table:table-cell table:formula="of:=ABS([.E403]-[.B403])/0.0166667" office:value-type="float" office:value="820.018359963279" calcext:value-type="float">
            <text:p>820.018359963279</text:p>
          </table:table-cell>
          <table:table-cell table:formula="of:=([.F403]-[.C403])/0.0166667" office:value-type="float" office:value="78.0178439643121" calcext:value-type="float">
            <text:p>78.0178439643121</text:p>
          </table:table-cell>
          <table:table-cell table:formula="of:=DEGREES(ATAN(ABS([.F403]-[.C403])/ABS([.E403]-[.B403])))" office:value-type="float" office:value="5.43485188101058" calcext:value-type="float">
            <text:p>5.43485188101058</text:p>
          </table:table-cell>
          <table:table-cell table:formula="of:=SQRT(POWER([.H403];2)+POWER([.I403];2)+POWER([.J403];2))" office:value-type="float" office:value="826.5897355538" calcext:value-type="float">
            <text:p>826.5897355538</text:p>
          </table:table-cell>
        </table:table-row>
        <table:table-row table:style-name="ro1">
          <table:table-cell office:value-type="float" office:value="81.6349" calcext:value-type="float">
            <text:p>81.6349</text:p>
          </table:table-cell>
          <table:table-cell office:value-type="float" office:value="291.337" calcext:value-type="float">
            <text:p>291.337</text:p>
          </table:table-cell>
          <table:table-cell office:value-type="float" office:value="45.7741" calcext:value-type="float">
            <text:p>45.7741</text:p>
          </table:table-cell>
          <table:table-cell office:value-type="float" office:value="83.581" calcext:value-type="float">
            <text:p>83.581</text:p>
          </table:table-cell>
          <table:table-cell office:value-type="float" office:value="276.808" calcext:value-type="float">
            <text:p>276.808</text:p>
          </table:table-cell>
          <table:table-cell office:value-type="float" office:value="47.3969" calcext:value-type="float">
            <text:p>47.3969</text:p>
          </table:table-cell>
          <table:table-cell/>
          <table:table-cell table:formula="of:=([.D404]-[.A404])/0.0166667" office:value-type="float" office:value="116.765766468467" calcext:value-type="float">
            <text:p>116.765766468467</text:p>
          </table:table-cell>
          <table:table-cell table:formula="of:=ABS([.E404]-[.B404])/0.0166667" office:value-type="float" office:value="871.738256523487" calcext:value-type="float">
            <text:p>871.738256523487</text:p>
          </table:table-cell>
          <table:table-cell table:formula="of:=([.F404]-[.C404])/0.0166667" office:value-type="float" office:value="97.3678052643898" calcext:value-type="float">
            <text:p>97.3678052643898</text:p>
          </table:table-cell>
          <table:table-cell table:formula="of:=DEGREES(ATAN(ABS([.F404]-[.C404])/ABS([.E404]-[.B404])))" office:value-type="float" office:value="6.37317114306223" calcext:value-type="float">
            <text:p>6.37317114306223</text:p>
          </table:table-cell>
          <table:table-cell table:formula="of:=SQRT(POWER([.H404];2)+POWER([.I404];2)+POWER([.J404];2))" office:value-type="float" office:value="884.896785849955" calcext:value-type="float">
            <text:p>884.896785849955</text:p>
          </table:table-cell>
        </table:table-row>
        <table:table-row table:style-name="ro1">
          <table:table-cell office:value-type="float" office:value="82.7667" calcext:value-type="float">
            <text:p>82.7667</text:p>
          </table:table-cell>
          <table:table-cell office:value-type="float" office:value="284.641" calcext:value-type="float">
            <text:p>284.641</text:p>
          </table:table-cell>
          <table:table-cell office:value-type="float" office:value="46.4964" calcext:value-type="float">
            <text:p>46.4964</text:p>
          </table:table-cell>
          <table:table-cell office:value-type="float" office:value="84.6907" calcext:value-type="float">
            <text:p>84.6907</text:p>
          </table:table-cell>
          <table:table-cell office:value-type="float" office:value="271.829" calcext:value-type="float">
            <text:p>271.829</text:p>
          </table:table-cell>
          <table:table-cell office:value-type="float" office:value="47.6349" calcext:value-type="float">
            <text:p>47.6349</text:p>
          </table:table-cell>
          <table:table-cell/>
          <table:table-cell table:formula="of:=([.D405]-[.A405])/0.0166667" office:value-type="float" office:value="115.439769120462" calcext:value-type="float">
            <text:p>115.439769120462</text:p>
          </table:table-cell>
          <table:table-cell table:formula="of:=ABS([.E405]-[.B405])/0.0166667" office:value-type="float" office:value="768.718462563076" calcext:value-type="float">
            <text:p>768.718462563076</text:p>
          </table:table-cell>
          <table:table-cell table:formula="of:=([.F405]-[.C405])/0.0166667" office:value-type="float" office:value="68.3098633802733" calcext:value-type="float">
            <text:p>68.3098633802733</text:p>
          </table:table-cell>
          <table:table-cell table:formula="of:=DEGREES(ATAN(ABS([.F405]-[.C405])/ABS([.E405]-[.B405])))" office:value-type="float" office:value="5.07807956238588" calcext:value-type="float">
            <text:p>5.07807956238588</text:p>
          </table:table-cell>
          <table:table-cell table:formula="of:=SQRT(POWER([.H405];2)+POWER([.I405];2)+POWER([.J405];2))" office:value-type="float" office:value="780.333680174677" calcext:value-type="float">
            <text:p>780.333680174677</text:p>
          </table:table-cell>
        </table:table-row>
        <table:table-row table:style-name="ro1">
          <table:table-cell office:value-type="float" office:value="81.0653" calcext:value-type="float">
            <text:p>81.0653</text:p>
          </table:table-cell>
          <table:table-cell office:value-type="float" office:value="288.676" calcext:value-type="float">
            <text:p>288.676</text:p>
          </table:table-cell>
          <table:table-cell office:value-type="float" office:value="45.6627" calcext:value-type="float">
            <text:p>45.6627</text:p>
          </table:table-cell>
          <table:table-cell office:value-type="float" office:value="82.5802" calcext:value-type="float">
            <text:p>82.5802</text:p>
          </table:table-cell>
          <table:table-cell office:value-type="float" office:value="276.815" calcext:value-type="float">
            <text:p>276.815</text:p>
          </table:table-cell>
          <table:table-cell office:value-type="float" office:value="47.1576" calcext:value-type="float">
            <text:p>47.1576</text:p>
          </table:table-cell>
          <table:table-cell/>
          <table:table-cell table:formula="of:=([.D406]-[.A406])/0.0166667" office:value-type="float" office:value="90.8938182123643" calcext:value-type="float">
            <text:p>90.8938182123643</text:p>
          </table:table-cell>
          <table:table-cell table:formula="of:=ABS([.E406]-[.B406])/0.0166667" office:value-type="float" office:value="711.658576682846" calcext:value-type="float">
            <text:p>711.658576682846</text:p>
          </table:table-cell>
          <table:table-cell table:formula="of:=([.F406]-[.C406])/0.0166667" office:value-type="float" office:value="89.6938206123589" calcext:value-type="float">
            <text:p>89.6938206123589</text:p>
          </table:table-cell>
          <table:table-cell table:formula="of:=DEGREES(ATAN(ABS([.F406]-[.C406])/ABS([.E406]-[.B406])))" office:value-type="float" office:value="7.18339230149631" calcext:value-type="float">
            <text:p>7.18339230149631</text:p>
          </table:table-cell>
          <table:table-cell table:formula="of:=SQRT(POWER([.H406];2)+POWER([.I406];2)+POWER([.J406];2))" office:value-type="float" office:value="723.02461743119" calcext:value-type="float">
            <text:p>723.02461743119</text:p>
          </table:table-cell>
        </table:table-row>
        <table:table-row table:style-name="ro1">
          <table:table-cell office:value-type="float" office:value="79.803" calcext:value-type="float">
            <text:p>79.803</text:p>
          </table:table-cell>
          <table:table-cell office:value-type="float" office:value="289.99" calcext:value-type="float">
            <text:p>289.99</text:p>
          </table:table-cell>
          <table:table-cell office:value-type="float" office:value="45.4795" calcext:value-type="float">
            <text:p>45.4795</text:p>
          </table:table-cell>
          <table:table-cell office:value-type="float" office:value="80.8002" calcext:value-type="float">
            <text:p>80.8002</text:p>
          </table:table-cell>
          <table:table-cell office:value-type="float" office:value="275.466" calcext:value-type="float">
            <text:p>275.466</text:p>
          </table:table-cell>
          <table:table-cell office:value-type="float" office:value="47.1271" calcext:value-type="float">
            <text:p>47.1271</text:p>
          </table:table-cell>
          <table:table-cell/>
          <table:table-cell table:formula="of:=([.D407]-[.A407])/0.0166667" office:value-type="float" office:value="59.8318803362397" calcext:value-type="float">
            <text:p>59.8318803362397</text:p>
          </table:table-cell>
          <table:table-cell table:formula="of:=ABS([.E407]-[.B407])/0.0166667" office:value-type="float" office:value="871.438257123486" calcext:value-type="float">
            <text:p>871.438257123486</text:p>
          </table:table-cell>
          <table:table-cell table:formula="of:=([.F407]-[.C407])/0.0166667" office:value-type="float" office:value="98.8558022883953" calcext:value-type="float">
            <text:p>98.8558022883953</text:p>
          </table:table-cell>
          <table:table-cell table:formula="of:=DEGREES(ATAN(ABS([.F407]-[.C407])/ABS([.E407]-[.B407])))" office:value-type="float" office:value="6.4719561021015" calcext:value-type="float">
            <text:p>6.4719561021015</text:p>
          </table:table-cell>
          <table:table-cell table:formula="of:=SQRT(POWER([.H407];2)+POWER([.I407];2)+POWER([.J407];2))" office:value-type="float" office:value="879.065958577097" calcext:value-type="float">
            <text:p>879.065958577097</text:p>
          </table:table-cell>
        </table:table-row>
        <table:table-row table:style-name="ro1">
          <table:table-cell office:value-type="float" office:value="78.1209" calcext:value-type="float">
            <text:p>78.1209</text:p>
          </table:table-cell>
          <table:table-cell office:value-type="float" office:value="280.253" calcext:value-type="float">
            <text:p>280.253</text:p>
          </table:table-cell>
          <table:table-cell office:value-type="float" office:value="47.6832" calcext:value-type="float">
            <text:p>47.6832</text:p>
          </table:table-cell>
          <table:table-cell office:value-type="float" office:value="77.9584" calcext:value-type="float">
            <text:p>77.9584</text:p>
          </table:table-cell>
          <table:table-cell office:value-type="float" office:value="268.664" calcext:value-type="float">
            <text:p>268.664</text:p>
          </table:table-cell>
          <table:table-cell office:value-type="float" office:value="49.1383" calcext:value-type="float">
            <text:p>49.1383</text:p>
          </table:table-cell>
          <table:table-cell/>
          <table:table-cell table:formula="of:=([.D408]-[.A408])/0.0166667" office:value-type="float" office:value="-9.74998050003951" calcext:value-type="float">
            <text:p>-9.74998050003951</text:p>
          </table:table-cell>
          <table:table-cell table:formula="of:=ABS([.E408]-[.B408])/0.0166667" office:value-type="float" office:value="695.338609322781" calcext:value-type="float">
            <text:p>695.338609322781</text:p>
          </table:table-cell>
          <table:table-cell table:formula="of:=([.F408]-[.C408])/0.0166667" office:value-type="float" office:value="87.3058253883493" calcext:value-type="float">
            <text:p>87.3058253883493</text:p>
          </table:table-cell>
          <table:table-cell table:formula="of:=DEGREES(ATAN(ABS([.F408]-[.C408])/ABS([.E408]-[.B408])))" office:value-type="float" office:value="7.15653394984119" calcext:value-type="float">
            <text:p>7.15653394984119</text:p>
          </table:table-cell>
          <table:table-cell table:formula="of:=SQRT(POWER([.H408];2)+POWER([.I408];2)+POWER([.J408];2))" office:value-type="float" office:value="700.866000660206" calcext:value-type="float">
            <text:p>700.866000660206</text:p>
          </table:table-cell>
        </table:table-row>
        <table:table-row table:style-name="ro1">
          <table:table-cell office:value-type="float" office:value="79.1093" calcext:value-type="float">
            <text:p>79.1093</text:p>
          </table:table-cell>
          <table:table-cell office:value-type="float" office:value="279.001" calcext:value-type="float">
            <text:p>279.001</text:p>
          </table:table-cell>
          <table:table-cell office:value-type="float" office:value="47.8573" calcext:value-type="float">
            <text:p>47.8573</text:p>
          </table:table-cell>
          <table:table-cell office:value-type="float" office:value="79.6356" calcext:value-type="float">
            <text:p>79.6356</text:p>
          </table:table-cell>
          <table:table-cell office:value-type="float" office:value="266.249" calcext:value-type="float">
            <text:p>266.249</text:p>
          </table:table-cell>
          <table:table-cell office:value-type="float" office:value="49.7192" calcext:value-type="float">
            <text:p>49.7192</text:p>
          </table:table-cell>
          <table:table-cell/>
          <table:table-cell table:formula="of:=([.D409]-[.A409])/0.0166667" office:value-type="float" office:value="31.5779368441258" calcext:value-type="float">
            <text:p>31.5779368441258</text:p>
          </table:table-cell>
          <table:table-cell table:formula="of:=ABS([.E409]-[.B409])/0.0166667" office:value-type="float" office:value="765.118469763058" calcext:value-type="float">
            <text:p>765.118469763058</text:p>
          </table:table-cell>
          <table:table-cell table:formula="of:=([.F409]-[.C409])/0.0166667" office:value-type="float" office:value="111.713776572447" calcext:value-type="float">
            <text:p>111.713776572447</text:p>
          </table:table-cell>
          <table:table-cell table:formula="of:=DEGREES(ATAN(ABS([.F409]-[.C409])/ABS([.E409]-[.B409])))" office:value-type="float" office:value="8.30697030917645" calcext:value-type="float">
            <text:p>8.30697030917645</text:p>
          </table:table-cell>
          <table:table-cell table:formula="of:=SQRT(POWER([.H409];2)+POWER([.I409];2)+POWER([.J409];2))" office:value-type="float" office:value="773.87557575102" calcext:value-type="float">
            <text:p>773.87557575102</text:p>
          </table:table-cell>
        </table:table-row>
        <table:table-row table:style-name="ro1">
          <table:table-cell office:value-type="float" office:value="80.6268" calcext:value-type="float">
            <text:p>80.6268</text:p>
          </table:table-cell>
          <table:table-cell office:value-type="float" office:value="292.679" calcext:value-type="float">
            <text:p>292.679</text:p>
          </table:table-cell>
          <table:table-cell office:value-type="float" office:value="45.586" calcext:value-type="float">
            <text:p>45.586</text:p>
          </table:table-cell>
          <table:table-cell office:value-type="float" office:value="81.9419" calcext:value-type="float">
            <text:p>81.9419</text:p>
          </table:table-cell>
          <table:table-cell office:value-type="float" office:value="281.923" calcext:value-type="float">
            <text:p>281.923</text:p>
          </table:table-cell>
          <table:table-cell office:value-type="float" office:value="46.9045" calcext:value-type="float">
            <text:p>46.9045</text:p>
          </table:table-cell>
          <table:table-cell/>
          <table:table-cell table:formula="of:=([.D410]-[.A410])/0.0166667" office:value-type="float" office:value="78.9058421883157" calcext:value-type="float">
            <text:p>78.9058421883157</text:p>
          </table:table-cell>
          <table:table-cell table:formula="of:=ABS([.E410]-[.B410])/0.0166667" office:value-type="float" office:value="645.35870928258" calcext:value-type="float">
            <text:p>645.35870928258</text:p>
          </table:table-cell>
          <table:table-cell table:formula="of:=([.F410]-[.C410])/0.0166667" office:value-type="float" office:value="79.1098417803165" calcext:value-type="float">
            <text:p>79.1098417803165</text:p>
          </table:table-cell>
          <table:table-cell table:formula="of:=DEGREES(ATAN(ABS([.F410]-[.C410])/ABS([.E410]-[.B410])))" office:value-type="float" office:value="6.98860823340829" calcext:value-type="float">
            <text:p>6.98860823340829</text:p>
          </table:table-cell>
          <table:table-cell table:formula="of:=SQRT(POWER([.H410];2)+POWER([.I410];2)+POWER([.J410];2))" office:value-type="float" office:value="654.959817580309" calcext:value-type="float">
            <text:p>654.959817580309</text:p>
          </table:table-cell>
        </table:table-row>
        <table:table-row table:style-name="ro1">
          <table:table-cell office:value-type="float" office:value="84.3331" calcext:value-type="float">
            <text:p>84.3331</text:p>
          </table:table-cell>
          <table:table-cell office:value-type="float" office:value="286.036" calcext:value-type="float">
            <text:p>286.036</text:p>
          </table:table-cell>
          <table:table-cell office:value-type="float" office:value="46.2767" calcext:value-type="float">
            <text:p>46.2767</text:p>
          </table:table-cell>
          <table:table-cell office:value-type="float" office:value="86.7569" calcext:value-type="float">
            <text:p>86.7569</text:p>
          </table:table-cell>
          <table:table-cell office:value-type="float" office:value="274.399" calcext:value-type="float">
            <text:p>274.399</text:p>
          </table:table-cell>
          <table:table-cell office:value-type="float" office:value="47.4796" calcext:value-type="float">
            <text:p>47.4796</text:p>
          </table:table-cell>
          <table:table-cell/>
          <table:table-cell table:formula="of:=([.D411]-[.A411])/0.0166667" office:value-type="float" office:value="145.427709144582" calcext:value-type="float">
            <text:p>145.427709144582</text:p>
          </table:table-cell>
          <table:table-cell table:formula="of:=ABS([.E411]-[.B411])/0.0166667" office:value-type="float" office:value="698.218603562793" calcext:value-type="float">
            <text:p>698.218603562793</text:p>
          </table:table-cell>
          <table:table-cell table:formula="of:=([.F411]-[.C411])/0.0166667" office:value-type="float" office:value="72.1738556522887" calcext:value-type="float">
            <text:p>72.1738556522887</text:p>
          </table:table-cell>
          <table:table-cell table:formula="of:=DEGREES(ATAN(ABS([.F411]-[.C411])/ABS([.E411]-[.B411])))" office:value-type="float" office:value="5.90162238272833" calcext:value-type="float">
            <text:p>5.90162238272833</text:p>
          </table:table-cell>
          <table:table-cell table:formula="of:=SQRT(POWER([.H411];2)+POWER([.I411];2)+POWER([.J411];2))" office:value-type="float" office:value="716.845521983597" calcext:value-type="float">
            <text:p>716.845521983597</text:p>
          </table:table-cell>
        </table:table-row>
        <table:table-row table:style-name="ro1">
          <table:table-cell office:value-type="float" office:value="82.5064" calcext:value-type="float">
            <text:p>82.5064</text:p>
          </table:table-cell>
          <table:table-cell office:value-type="float" office:value="295.547" calcext:value-type="float">
            <text:p>295.547</text:p>
          </table:table-cell>
          <table:table-cell office:value-type="float" office:value="45.1478" calcext:value-type="float">
            <text:p>45.1478</text:p>
          </table:table-cell>
          <table:table-cell office:value-type="float" office:value="84.9428" calcext:value-type="float">
            <text:p>84.9428</text:p>
          </table:table-cell>
          <table:table-cell office:value-type="float" office:value="280.678" calcext:value-type="float">
            <text:p>280.678</text:p>
          </table:table-cell>
          <table:table-cell office:value-type="float" office:value="47.3108" calcext:value-type="float">
            <text:p>47.3108</text:p>
          </table:table-cell>
          <table:table-cell/>
          <table:table-cell table:formula="of:=([.D412]-[.A412])/0.0166667" office:value-type="float" office:value="146.183707632585" calcext:value-type="float">
            <text:p>146.183707632585</text:p>
          </table:table-cell>
          <table:table-cell table:formula="of:=ABS([.E412]-[.B412])/0.0166667" office:value-type="float" office:value="892.13821572357" calcext:value-type="float">
            <text:p>892.13821572357</text:p>
          </table:table-cell>
          <table:table-cell table:formula="of:=([.F412]-[.C412])/0.0166667" office:value-type="float" office:value="129.779740440519" calcext:value-type="float">
            <text:p>129.779740440519</text:p>
          </table:table-cell>
          <table:table-cell table:formula="of:=DEGREES(ATAN(ABS([.F412]-[.C412])/ABS([.E412]-[.B412])))" office:value-type="float" office:value="8.27678475142622" calcext:value-type="float">
            <text:p>8.27678475142622</text:p>
          </table:table-cell>
          <table:table-cell table:formula="of:=SQRT(POWER([.H412];2)+POWER([.I412];2)+POWER([.J412];2))" office:value-type="float" office:value="913.303374219352" calcext:value-type="float">
            <text:p>913.303374219352</text:p>
          </table:table-cell>
        </table:table-row>
        <table:table-row table:style-name="ro1">
          <table:table-cell office:value-type="float" office:value="81.6677" calcext:value-type="float">
            <text:p>81.6677</text:p>
          </table:table-cell>
          <table:table-cell office:value-type="float" office:value="292.839" calcext:value-type="float">
            <text:p>292.839</text:p>
          </table:table-cell>
          <table:table-cell office:value-type="float" office:value="45.0411" calcext:value-type="float">
            <text:p>45.0411</text:p>
          </table:table-cell>
          <table:table-cell office:value-type="float" office:value="83.654" calcext:value-type="float">
            <text:p>83.654</text:p>
          </table:table-cell>
          <table:table-cell office:value-type="float" office:value="279.524" calcext:value-type="float">
            <text:p>279.524</text:p>
          </table:table-cell>
          <table:table-cell office:value-type="float" office:value="46.4965" calcext:value-type="float">
            <text:p>46.4965</text:p>
          </table:table-cell>
          <table:table-cell/>
          <table:table-cell table:formula="of:=([.D413]-[.A413])/0.0166667" office:value-type="float" office:value="119.177761644477" calcext:value-type="float">
            <text:p>119.177761644477</text:p>
          </table:table-cell>
          <table:table-cell table:formula="of:=ABS([.E413]-[.B413])/0.0166667" office:value-type="float" office:value="798.898402203195" calcext:value-type="float">
            <text:p>798.898402203195</text:p>
          </table:table-cell>
          <table:table-cell table:formula="of:=([.F413]-[.C413])/0.0166667" office:value-type="float" office:value="87.3238253523491" calcext:value-type="float">
            <text:p>87.3238253523491</text:p>
          </table:table-cell>
          <table:table-cell table:formula="of:=DEGREES(ATAN(ABS([.F413]-[.C413])/ABS([.E413]-[.B413])))" office:value-type="float" office:value="6.23796771555989" calcext:value-type="float">
            <text:p>6.23796771555989</text:p>
          </table:table-cell>
          <table:table-cell table:formula="of:=SQRT(POWER([.H413];2)+POWER([.I413];2)+POWER([.J413];2))" office:value-type="float" office:value="812.445349785187" calcext:value-type="float">
            <text:p>812.445349785187</text:p>
          </table:table-cell>
        </table:table-row>
        <table:table-row table:style-name="ro1">
          <table:table-cell office:value-type="float" office:value="83.1871" calcext:value-type="float">
            <text:p>83.1871</text:p>
          </table:table-cell>
          <table:table-cell office:value-type="float" office:value="280.937" calcext:value-type="float">
            <text:p>280.937</text:p>
          </table:table-cell>
          <table:table-cell office:value-type="float" office:value="45.7903" calcext:value-type="float">
            <text:p>45.7903</text:p>
          </table:table-cell>
          <table:table-cell office:value-type="float" office:value="84.8774" calcext:value-type="float">
            <text:p>84.8774</text:p>
          </table:table-cell>
          <table:table-cell office:value-type="float" office:value="269.563" calcext:value-type="float">
            <text:p>269.563</text:p>
          </table:table-cell>
          <table:table-cell office:value-type="float" office:value="46.7524" calcext:value-type="float">
            <text:p>46.7524</text:p>
          </table:table-cell>
          <table:table-cell/>
          <table:table-cell table:formula="of:=([.D414]-[.A414])/0.0166667" office:value-type="float" office:value="101.417797164405" calcext:value-type="float">
            <text:p>101.417797164405</text:p>
          </table:table-cell>
          <table:table-cell table:formula="of:=ABS([.E414]-[.B414])/0.0166667" office:value-type="float" office:value="682.438635122731" calcext:value-type="float">
            <text:p>682.438635122731</text:p>
          </table:table-cell>
          <table:table-cell table:formula="of:=([.F414]-[.C414])/0.0166667" office:value-type="float" office:value="57.7258845482309" calcext:value-type="float">
            <text:p>57.7258845482309</text:p>
          </table:table-cell>
          <table:table-cell table:formula="of:=DEGREES(ATAN(ABS([.F414]-[.C414])/ABS([.E414]-[.B414])))" office:value-type="float" office:value="4.83500600679533" calcext:value-type="float">
            <text:p>4.83500600679533</text:p>
          </table:table-cell>
          <table:table-cell table:formula="of:=SQRT(POWER([.H414];2)+POWER([.I414];2)+POWER([.J414];2))" office:value-type="float" office:value="692.344089334727" calcext:value-type="float">
            <text:p>692.344089334727</text:p>
          </table:table-cell>
        </table:table-row>
        <table:table-row table:style-name="ro1">
          <table:table-cell office:value-type="float" office:value="82.7749" calcext:value-type="float">
            <text:p>82.7749</text:p>
          </table:table-cell>
          <table:table-cell office:value-type="float" office:value="284.863" calcext:value-type="float">
            <text:p>284.863</text:p>
          </table:table-cell>
          <table:table-cell office:value-type="float" office:value="45.4563" calcext:value-type="float">
            <text:p>45.4563</text:p>
          </table:table-cell>
          <table:table-cell office:value-type="float" office:value="84.4555" calcext:value-type="float">
            <text:p>84.4555</text:p>
          </table:table-cell>
          <table:table-cell office:value-type="float" office:value="272.074" calcext:value-type="float">
            <text:p>272.074</text:p>
          </table:table-cell>
          <table:table-cell office:value-type="float" office:value="46.3748" calcext:value-type="float">
            <text:p>46.3748</text:p>
          </table:table-cell>
          <table:table-cell/>
          <table:table-cell table:formula="of:=([.D415]-[.A415])/0.0166667" office:value-type="float" office:value="100.835798328403" calcext:value-type="float">
            <text:p>100.835798328403</text:p>
          </table:table-cell>
          <table:table-cell table:formula="of:=ABS([.E415]-[.B415])/0.0166667" office:value-type="float" office:value="767.338465323069" calcext:value-type="float">
            <text:p>767.338465323069</text:p>
          </table:table-cell>
          <table:table-cell table:formula="of:=([.F415]-[.C415])/0.0166667" office:value-type="float" office:value="55.1098897802205" calcext:value-type="float">
            <text:p>55.1098897802205</text:p>
          </table:table-cell>
          <table:table-cell table:formula="of:=DEGREES(ATAN(ABS([.F415]-[.C415])/ABS([.E415]-[.B415])))" office:value-type="float" office:value="4.10790286619551" calcext:value-type="float">
            <text:p>4.10790286619551</text:p>
          </table:table-cell>
          <table:table-cell table:formula="of:=SQRT(POWER([.H415];2)+POWER([.I415];2)+POWER([.J415];2))" office:value-type="float" office:value="775.895146614848" calcext:value-type="float">
            <text:p>775.895146614848</text:p>
          </table:table-cell>
        </table:table-row>
        <table:table-row table:style-name="ro1">
          <table:table-cell office:value-type="float" office:value="82.7024" calcext:value-type="float">
            <text:p>82.7024</text:p>
          </table:table-cell>
          <table:table-cell office:value-type="float" office:value="281.964" calcext:value-type="float">
            <text:p>281.964</text:p>
          </table:table-cell>
          <table:table-cell office:value-type="float" office:value="46.8917" calcext:value-type="float">
            <text:p>46.8917</text:p>
          </table:table-cell>
          <table:table-cell office:value-type="float" office:value="84.3682" calcext:value-type="float">
            <text:p>84.3682</text:p>
          </table:table-cell>
          <table:table-cell office:value-type="float" office:value="269.24" calcext:value-type="float">
            <text:p>269.24</text:p>
          </table:table-cell>
          <table:table-cell office:value-type="float" office:value="48.2671" calcext:value-type="float">
            <text:p>48.2671</text:p>
          </table:table-cell>
          <table:table-cell/>
          <table:table-cell table:formula="of:=([.D416]-[.A416])/0.0166667" office:value-type="float" office:value="99.9478001044001" calcext:value-type="float">
            <text:p>99.9478001044001</text:p>
          </table:table-cell>
          <table:table-cell table:formula="of:=ABS([.E416]-[.B416])/0.0166667" office:value-type="float" office:value="763.438473123053" calcext:value-type="float">
            <text:p>763.438473123053</text:p>
          </table:table-cell>
          <table:table-cell table:formula="of:=([.F416]-[.C416])/0.0166667" office:value-type="float" office:value="82.5238349523301" calcext:value-type="float">
            <text:p>82.5238349523301</text:p>
          </table:table-cell>
          <table:table-cell table:formula="of:=DEGREES(ATAN(ABS([.F416]-[.C416])/ABS([.E416]-[.B416])))" office:value-type="float" office:value="6.16942925923357" calcext:value-type="float">
            <text:p>6.16942925923357</text:p>
          </table:table-cell>
          <table:table-cell table:formula="of:=SQRT(POWER([.H416];2)+POWER([.I416];2)+POWER([.J416];2))" office:value-type="float" office:value="774.362995193732" calcext:value-type="float">
            <text:p>774.362995193732</text:p>
          </table:table-cell>
        </table:table-row>
        <table:table-row table:style-name="ro1">
          <table:table-cell office:value-type="float" office:value="91.4109" calcext:value-type="float">
            <text:p>91.4109</text:p>
          </table:table-cell>
          <table:table-cell office:value-type="float" office:value="296.76" calcext:value-type="float">
            <text:p>296.76</text:p>
          </table:table-cell>
          <table:table-cell office:value-type="float" office:value="45.9229" calcext:value-type="float">
            <text:p>45.9229</text:p>
          </table:table-cell>
          <table:table-cell office:value-type="float" office:value="92.9371" calcext:value-type="float">
            <text:p>92.9371</text:p>
          </table:table-cell>
          <table:table-cell office:value-type="float" office:value="284.525" calcext:value-type="float">
            <text:p>284.525</text:p>
          </table:table-cell>
          <table:table-cell office:value-type="float" office:value="47.4297" calcext:value-type="float">
            <text:p>47.4297</text:p>
          </table:table-cell>
          <table:table-cell/>
          <table:table-cell table:formula="of:=([.D417]-[.A417])/0.0166667" office:value-type="float" office:value="91.5718168563665" calcext:value-type="float">
            <text:p>91.5718168563665</text:p>
          </table:table-cell>
          <table:table-cell table:formula="of:=ABS([.E417]-[.B417])/0.0166667" office:value-type="float" office:value="734.098531802937" calcext:value-type="float">
            <text:p>734.098531802937</text:p>
          </table:table-cell>
          <table:table-cell table:formula="of:=([.F417]-[.C417])/0.0166667" office:value-type="float" office:value="90.4078191843615" calcext:value-type="float">
            <text:p>90.4078191843615</text:p>
          </table:table-cell>
          <table:table-cell table:formula="of:=DEGREES(ATAN(ABS([.F417]-[.C417])/ABS([.E417]-[.B417])))" office:value-type="float" office:value="7.02090185491686" calcext:value-type="float">
            <text:p>7.02090185491686</text:p>
          </table:table-cell>
          <table:table-cell table:formula="of:=SQRT(POWER([.H417];2)+POWER([.I417];2)+POWER([.J417];2))" office:value-type="float" office:value="745.291638090269" calcext:value-type="float">
            <text:p>745.291638090269</text:p>
          </table:table-cell>
        </table:table-row>
        <table:table-row table:style-name="ro1">
          <table:table-cell office:value-type="float" office:value="103.681" calcext:value-type="float">
            <text:p>103.681</text:p>
          </table:table-cell>
          <table:table-cell office:value-type="float" office:value="293.149" calcext:value-type="float">
            <text:p>293.149</text:p>
          </table:table-cell>
          <table:table-cell office:value-type="float" office:value="47.1097" calcext:value-type="float">
            <text:p>47.1097</text:p>
          </table:table-cell>
          <table:table-cell office:value-type="float" office:value="104.66" calcext:value-type="float">
            <text:p>104.66</text:p>
          </table:table-cell>
          <table:table-cell office:value-type="float" office:value="281.33" calcext:value-type="float">
            <text:p>281.33</text:p>
          </table:table-cell>
          <table:table-cell office:value-type="float" office:value="47.797" calcext:value-type="float">
            <text:p>47.797</text:p>
          </table:table-cell>
          <table:table-cell/>
          <table:table-cell table:formula="of:=([.D418]-[.A418])/0.0166667" office:value-type="float" office:value="58.7398825202349" calcext:value-type="float">
            <text:p>58.7398825202349</text:p>
          </table:table-cell>
          <table:table-cell table:formula="of:=ABS([.E418]-[.B418])/0.0166667" office:value-type="float" office:value="709.138581722838" calcext:value-type="float">
            <text:p>709.138581722838</text:p>
          </table:table-cell>
          <table:table-cell table:formula="of:=([.F418]-[.C418])/0.0166667" office:value-type="float" office:value="41.237917524165" calcext:value-type="float">
            <text:p>41.237917524165</text:p>
          </table:table-cell>
          <table:table-cell table:formula="of:=DEGREES(ATAN(ABS([.F418]-[.C418])/ABS([.E418]-[.B418])))" office:value-type="float" office:value="3.32812333888422" calcext:value-type="float">
            <text:p>3.32812333888422</text:p>
          </table:table-cell>
          <table:table-cell table:formula="of:=SQRT(POWER([.H418];2)+POWER([.I418];2)+POWER([.J418];2))" office:value-type="float" office:value="712.761157561282" calcext:value-type="float">
            <text:p>712.761157561282</text:p>
          </table:table-cell>
        </table:table-row>
        <table:table-row table:style-name="ro1">
          <table:table-cell office:value-type="float" office:value="112.545" calcext:value-type="float">
            <text:p>112.545</text:p>
          </table:table-cell>
          <table:table-cell office:value-type="float" office:value="294.416" calcext:value-type="float">
            <text:p>294.416</text:p>
          </table:table-cell>
          <table:table-cell office:value-type="float" office:value="48.6479" calcext:value-type="float">
            <text:p>48.6479</text:p>
          </table:table-cell>
          <table:table-cell office:value-type="float" office:value="113.903" calcext:value-type="float">
            <text:p>113.903</text:p>
          </table:table-cell>
          <table:table-cell office:value-type="float" office:value="283.685" calcext:value-type="float">
            <text:p>283.685</text:p>
          </table:table-cell>
          <table:table-cell office:value-type="float" office:value="49.6333" calcext:value-type="float">
            <text:p>49.6333</text:p>
          </table:table-cell>
          <table:table-cell/>
          <table:table-cell table:formula="of:=([.D419]-[.A419])/0.0166667" office:value-type="float" office:value="81.4798370403262" calcext:value-type="float">
            <text:p>81.4798370403262</text:p>
          </table:table-cell>
          <table:table-cell table:formula="of:=ABS([.E419]-[.B419])/0.0166667" office:value-type="float" office:value="643.858712282575" calcext:value-type="float">
            <text:p>643.858712282575</text:p>
          </table:table-cell>
          <table:table-cell table:formula="of:=([.F419]-[.C419])/0.0166667" office:value-type="float" office:value="59.1238817522364" calcext:value-type="float">
            <text:p>59.1238817522364</text:p>
          </table:table-cell>
          <table:table-cell table:formula="of:=DEGREES(ATAN(ABS([.F419]-[.C419])/ABS([.E419]-[.B419])))" office:value-type="float" office:value="5.24660943896225" calcext:value-type="float">
            <text:p>5.24660943896225</text:p>
          </table:table-cell>
          <table:table-cell table:formula="of:=SQRT(POWER([.H419];2)+POWER([.I419];2)+POWER([.J419];2))" office:value-type="float" office:value="651.681393488986" calcext:value-type="float">
            <text:p>651.681393488986</text:p>
          </table:table-cell>
        </table:table-row>
        <table:table-row table:style-name="ro1">
          <table:table-cell office:value-type="float" office:value="111.917" calcext:value-type="float">
            <text:p>111.917</text:p>
          </table:table-cell>
          <table:table-cell office:value-type="float" office:value="296" calcext:value-type="float">
            <text:p>296</text:p>
          </table:table-cell>
          <table:table-cell office:value-type="float" office:value="47.9195" calcext:value-type="float">
            <text:p>47.9195</text:p>
          </table:table-cell>
          <table:table-cell office:value-type="float" office:value="112.927" calcext:value-type="float">
            <text:p>112.927</text:p>
          </table:table-cell>
          <table:table-cell office:value-type="float" office:value="283.94" calcext:value-type="float">
            <text:p>283.94</text:p>
          </table:table-cell>
          <table:table-cell office:value-type="float" office:value="49.1051" calcext:value-type="float">
            <text:p>49.1051</text:p>
          </table:table-cell>
          <table:table-cell/>
          <table:table-cell table:formula="of:=([.D420]-[.A420])/0.0166667" office:value-type="float" office:value="60.5998788002427" calcext:value-type="float">
            <text:p>60.5998788002427</text:p>
          </table:table-cell>
          <table:table-cell table:formula="of:=ABS([.E420]-[.B420])/0.0166667" office:value-type="float" office:value="723.598552802895" calcext:value-type="float">
            <text:p>723.598552802895</text:p>
          </table:table-cell>
          <table:table-cell table:formula="of:=([.F420]-[.C420])/0.0166667" office:value-type="float" office:value="71.1358577282846" calcext:value-type="float">
            <text:p>71.1358577282846</text:p>
          </table:table-cell>
          <table:table-cell table:formula="of:=DEGREES(ATAN(ABS([.F420]-[.C420])/ABS([.E420]-[.B420])))" office:value-type="float" office:value="5.61461850594487" calcext:value-type="float">
            <text:p>5.61461850594487</text:p>
          </table:table-cell>
          <table:table-cell table:formula="of:=SQRT(POWER([.H420];2)+POWER([.I420];2)+POWER([.J420];2))" office:value-type="float" office:value="729.607785857433" calcext:value-type="float">
            <text:p>729.607785857433</text:p>
          </table:table-cell>
        </table:table-row>
        <table:table-row table:style-name="ro1">
          <table:table-cell office:value-type="float" office:value="114.687" calcext:value-type="float">
            <text:p>114.687</text:p>
          </table:table-cell>
          <table:table-cell office:value-type="float" office:value="303.82" calcext:value-type="float">
            <text:p>303.82</text:p>
          </table:table-cell>
          <table:table-cell office:value-type="float" office:value="47.3211" calcext:value-type="float">
            <text:p>47.3211</text:p>
          </table:table-cell>
          <table:table-cell office:value-type="float" office:value="116.01" calcext:value-type="float">
            <text:p>116.01</text:p>
          </table:table-cell>
          <table:table-cell office:value-type="float" office:value="289.912" calcext:value-type="float">
            <text:p>289.912</text:p>
          </table:table-cell>
          <table:table-cell office:value-type="float" office:value="48.9957" calcext:value-type="float">
            <text:p>48.9957</text:p>
          </table:table-cell>
          <table:table-cell/>
          <table:table-cell table:formula="of:=([.D421]-[.A421])/0.0166667" office:value-type="float" office:value="79.379841240318" calcext:value-type="float">
            <text:p>79.379841240318</text:p>
          </table:table-cell>
          <table:table-cell table:formula="of:=ABS([.E421]-[.B421])/0.0166667" office:value-type="float" office:value="834.478331043339" calcext:value-type="float">
            <text:p>834.478331043339</text:p>
          </table:table-cell>
          <table:table-cell table:formula="of:=([.F421]-[.C421])/0.0166667" office:value-type="float" office:value="100.475799048402" calcext:value-type="float">
            <text:p>100.475799048402</text:p>
          </table:table-cell>
          <table:table-cell table:formula="of:=DEGREES(ATAN(ABS([.F421]-[.C421])/ABS([.E421]-[.B421])))" office:value-type="float" office:value="6.86567718175857" calcext:value-type="float">
            <text:p>6.86567718175857</text:p>
          </table:table-cell>
          <table:table-cell table:formula="of:=SQRT(POWER([.H421];2)+POWER([.I421];2)+POWER([.J421];2))" office:value-type="float" office:value="844.245598372079" calcext:value-type="float">
            <text:p>844.245598372079</text:p>
          </table:table-cell>
        </table:table-row>
        <table:table-row table:style-name="ro1">
          <table:table-cell office:value-type="float" office:value="133.296" calcext:value-type="float">
            <text:p>133.296</text:p>
          </table:table-cell>
          <table:table-cell office:value-type="float" office:value="306.794" calcext:value-type="float">
            <text:p>306.794</text:p>
          </table:table-cell>
          <table:table-cell office:value-type="float" office:value="47.0317" calcext:value-type="float">
            <text:p>47.0317</text:p>
          </table:table-cell>
          <table:table-cell office:value-type="float" office:value="134.336" calcext:value-type="float">
            <text:p>134.336</text:p>
          </table:table-cell>
          <table:table-cell office:value-type="float" office:value="292.669" calcext:value-type="float">
            <text:p>292.669</text:p>
          </table:table-cell>
          <table:table-cell office:value-type="float" office:value="48.7315" calcext:value-type="float">
            <text:p>48.7315</text:p>
          </table:table-cell>
          <table:table-cell/>
          <table:table-cell table:formula="of:=([.D422]-[.A422])/0.0166667" office:value-type="float" office:value="62.3998752002508" calcext:value-type="float">
            <text:p>62.3998752002508</text:p>
          </table:table-cell>
          <table:table-cell table:formula="of:=ABS([.E422]-[.B422])/0.0166667" office:value-type="float" office:value="847.49830500339" calcext:value-type="float">
            <text:p>847.49830500339</text:p>
          </table:table-cell>
          <table:table-cell table:formula="of:=([.F422]-[.C422])/0.0166667" office:value-type="float" office:value="101.987796024408" calcext:value-type="float">
            <text:p>101.987796024408</text:p>
          </table:table-cell>
          <table:table-cell table:formula="of:=DEGREES(ATAN(ABS([.F422]-[.C422])/ABS([.E422]-[.B422])))" office:value-type="float" office:value="6.86196667050055" calcext:value-type="float">
            <text:p>6.86196667050055</text:p>
          </table:table-cell>
          <table:table-cell table:formula="of:=SQRT(POWER([.H422];2)+POWER([.I422];2)+POWER([.J422];2))" office:value-type="float" office:value="855.890549046163" calcext:value-type="float">
            <text:p>855.890549046163</text:p>
          </table:table-cell>
        </table:table-row>
        <table:table-row table:style-name="ro1">
          <table:table-cell office:value-type="float" office:value="137.457" calcext:value-type="float">
            <text:p>137.457</text:p>
          </table:table-cell>
          <table:table-cell office:value-type="float" office:value="302.531" calcext:value-type="float">
            <text:p>302.531</text:p>
          </table:table-cell>
          <table:table-cell office:value-type="float" office:value="48.3735" calcext:value-type="float">
            <text:p>48.3735</text:p>
          </table:table-cell>
          <table:table-cell office:value-type="float" office:value="138.263" calcext:value-type="float">
            <text:p>138.263</text:p>
          </table:table-cell>
          <table:table-cell office:value-type="float" office:value="291.426" calcext:value-type="float">
            <text:p>291.426</text:p>
          </table:table-cell>
          <table:table-cell office:value-type="float" office:value="49.3853" calcext:value-type="float">
            <text:p>49.3853</text:p>
          </table:table-cell>
          <table:table-cell/>
          <table:table-cell table:formula="of:=([.D423]-[.A423])/0.0166667" office:value-type="float" office:value="48.3599032801941" calcext:value-type="float">
            <text:p>48.3599032801941</text:p>
          </table:table-cell>
          <table:table-cell table:formula="of:=ABS([.E423]-[.B423])/0.0166667" office:value-type="float" office:value="666.298667402666" calcext:value-type="float">
            <text:p>666.298667402666</text:p>
          </table:table-cell>
          <table:table-cell table:formula="of:=([.F423]-[.C423])/0.0166667" office:value-type="float" office:value="60.7078785842429" calcext:value-type="float">
            <text:p>60.7078785842429</text:p>
          </table:table-cell>
          <table:table-cell table:formula="of:=DEGREES(ATAN(ABS([.F423]-[.C423])/ABS([.E423]-[.B423])))" office:value-type="float" office:value="5.20596558249392" calcext:value-type="float">
            <text:p>5.20596558249392</text:p>
          </table:table-cell>
          <table:table-cell table:formula="of:=SQRT(POWER([.H423];2)+POWER([.I423];2)+POWER([.J423];2))" office:value-type="float" office:value="670.804025740781" calcext:value-type="float">
            <text:p>670.804025740781</text:p>
          </table:table-cell>
        </table:table-row>
        <table:table-row table:style-name="ro1">
          <table:table-cell office:value-type="float" office:value="137.587" calcext:value-type="float">
            <text:p>137.587</text:p>
          </table:table-cell>
          <table:table-cell office:value-type="float" office:value="301.311" calcext:value-type="float">
            <text:p>301.311</text:p>
          </table:table-cell>
          <table:table-cell office:value-type="float" office:value="47.7633" calcext:value-type="float">
            <text:p>47.7633</text:p>
          </table:table-cell>
          <table:table-cell office:value-type="float" office:value="138.452" calcext:value-type="float">
            <text:p>138.452</text:p>
          </table:table-cell>
          <table:table-cell office:value-type="float" office:value="288.913" calcext:value-type="float">
            <text:p>288.913</text:p>
          </table:table-cell>
          <table:table-cell office:value-type="float" office:value="48.9747" calcext:value-type="float">
            <text:p>48.9747</text:p>
          </table:table-cell>
          <table:table-cell/>
          <table:table-cell table:formula="of:=([.D424]-[.A424])/0.0166667" office:value-type="float" office:value="51.8998962002082" calcext:value-type="float">
            <text:p>51.8998962002082</text:p>
          </table:table-cell>
          <table:table-cell table:formula="of:=ABS([.E424]-[.B424])/0.0166667" office:value-type="float" office:value="743.878512242974" calcext:value-type="float">
            <text:p>743.878512242974</text:p>
          </table:table-cell>
          <table:table-cell table:formula="of:=([.F424]-[.C424])/0.0166667" office:value-type="float" office:value="72.6838546322906" calcext:value-type="float">
            <text:p>72.6838546322906</text:p>
          </table:table-cell>
          <table:table-cell table:formula="of:=DEGREES(ATAN(ABS([.F424]-[.C424])/ABS([.E424]-[.B424])))" office:value-type="float" office:value="5.58061637017582" calcext:value-type="float">
            <text:p>5.58061637017582</text:p>
          </table:table-cell>
          <table:table-cell table:formula="of:=SQRT(POWER([.H424];2)+POWER([.I424];2)+POWER([.J424];2))" office:value-type="float" office:value="749.220783832523" calcext:value-type="float">
            <text:p>749.220783832523</text:p>
          </table:table-cell>
        </table:table-row>
        <table:table-row table:style-name="ro1">
          <table:table-cell office:value-type="float" office:value="137.412" calcext:value-type="float">
            <text:p>137.412</text:p>
          </table:table-cell>
          <table:table-cell office:value-type="float" office:value="304.034" calcext:value-type="float">
            <text:p>304.034</text:p>
          </table:table-cell>
          <table:table-cell office:value-type="float" office:value="47.9072" calcext:value-type="float">
            <text:p>47.9072</text:p>
          </table:table-cell>
          <table:table-cell office:value-type="float" office:value="138.201" calcext:value-type="float">
            <text:p>138.201</text:p>
          </table:table-cell>
          <table:table-cell office:value-type="float" office:value="292.798" calcext:value-type="float">
            <text:p>292.798</text:p>
          </table:table-cell>
          <table:table-cell office:value-type="float" office:value="49.1959" calcext:value-type="float">
            <text:p>49.1959</text:p>
          </table:table-cell>
          <table:table-cell/>
          <table:table-cell table:formula="of:=([.D425]-[.A425])/0.0166667" office:value-type="float" office:value="47.3399053201886" calcext:value-type="float">
            <text:p>47.3399053201886</text:p>
          </table:table-cell>
          <table:table-cell table:formula="of:=ABS([.E425]-[.B425])/0.0166667" office:value-type="float" office:value="674.158651682696" calcext:value-type="float">
            <text:p>674.158651682696</text:p>
          </table:table-cell>
          <table:table-cell table:formula="of:=([.F425]-[.C425])/0.0166667" office:value-type="float" office:value="77.3218453563092" calcext:value-type="float">
            <text:p>77.3218453563092</text:p>
          </table:table-cell>
          <table:table-cell table:formula="of:=DEGREES(ATAN(ABS([.F425]-[.C425])/ABS([.E425]-[.B425])))" office:value-type="float" office:value="6.54288315353862" calcext:value-type="float">
            <text:p>6.54288315353862</text:p>
          </table:table-cell>
          <table:table-cell table:formula="of:=SQRT(POWER([.H425];2)+POWER([.I425];2)+POWER([.J425];2))" office:value-type="float" office:value="680.227625169443" calcext:value-type="float">
            <text:p>680.227625169443</text:p>
          </table:table-cell>
        </table:table-row>
        <table:table-row table:style-name="ro1">
          <table:table-cell office:value-type="float" office:value="138.848" calcext:value-type="float">
            <text:p>138.848</text:p>
          </table:table-cell>
          <table:table-cell office:value-type="float" office:value="304.938" calcext:value-type="float">
            <text:p>304.938</text:p>
          </table:table-cell>
          <table:table-cell office:value-type="float" office:value="48.0337" calcext:value-type="float">
            <text:p>48.0337</text:p>
          </table:table-cell>
          <table:table-cell office:value-type="float" office:value="139.931" calcext:value-type="float">
            <text:p>139.931</text:p>
          </table:table-cell>
          <table:table-cell office:value-type="float" office:value="292.28" calcext:value-type="float">
            <text:p>292.28</text:p>
          </table:table-cell>
          <table:table-cell office:value-type="float" office:value="49.256" calcext:value-type="float">
            <text:p>49.256</text:p>
          </table:table-cell>
          <table:table-cell/>
          <table:table-cell table:formula="of:=([.D426]-[.A426])/0.0166667" office:value-type="float" office:value="64.9798700402598" calcext:value-type="float">
            <text:p>64.9798700402598</text:p>
          </table:table-cell>
          <table:table-cell table:formula="of:=ABS([.E426]-[.B426])/0.0166667" office:value-type="float" office:value="759.478481043039" calcext:value-type="float">
            <text:p>759.478481043039</text:p>
          </table:table-cell>
          <table:table-cell table:formula="of:=([.F426]-[.C426])/0.0166667" office:value-type="float" office:value="73.3378533242932" calcext:value-type="float">
            <text:p>73.3378533242932</text:p>
          </table:table-cell>
          <table:table-cell table:formula="of:=DEGREES(ATAN(ABS([.F426]-[.C426])/ABS([.E426]-[.B426])))" office:value-type="float" office:value="5.51557655453642" calcext:value-type="float">
            <text:p>5.51557655453642</text:p>
          </table:table-cell>
          <table:table-cell table:formula="of:=SQRT(POWER([.H426];2)+POWER([.I426];2)+POWER([.J426];2))" office:value-type="float" office:value="765.773065214562" calcext:value-type="float">
            <text:p>765.773065214562</text:p>
          </table:table-cell>
        </table:table-row>
        <table:table-row table:style-name="ro1">
          <table:table-cell office:value-type="float" office:value="138.597" calcext:value-type="float">
            <text:p>138.597</text:p>
          </table:table-cell>
          <table:table-cell office:value-type="float" office:value="310.784" calcext:value-type="float">
            <text:p>310.784</text:p>
          </table:table-cell>
          <table:table-cell office:value-type="float" office:value="47.233" calcext:value-type="float">
            <text:p>47.233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297.738" calcext:value-type="float">
            <text:p>297.738</text:p>
          </table:table-cell>
          <table:table-cell office:value-type="float" office:value="48.5007" calcext:value-type="float">
            <text:p>48.5007</text:p>
          </table:table-cell>
          <table:table-cell/>
          <table:table-cell table:formula="of:=([.D427]-[.A427])/0.0166667" office:value-type="float" office:value="81.0598378803242" calcext:value-type="float">
            <text:p>81.0598378803242</text:p>
          </table:table-cell>
          <table:table-cell table:formula="of:=ABS([.E427]-[.B427])/0.0166667" office:value-type="float" office:value="782.758434483131" calcext:value-type="float">
            <text:p>782.758434483131</text:p>
          </table:table-cell>
          <table:table-cell table:formula="of:=([.F427]-[.C427])/0.0166667" office:value-type="float" office:value="76.0618478763045" calcext:value-type="float">
            <text:p>76.0618478763045</text:p>
          </table:table-cell>
          <table:table-cell table:formula="of:=DEGREES(ATAN(ABS([.F427]-[.C427])/ABS([.E427]-[.B427])))" office:value-type="float" office:value="5.55009472038281" calcext:value-type="float">
            <text:p>5.55009472038281</text:p>
          </table:table-cell>
          <table:table-cell table:formula="of:=SQRT(POWER([.H427];2)+POWER([.I427];2)+POWER([.J427];2))" office:value-type="float" office:value="790.611705437014" calcext:value-type="float">
            <text:p>790.611705437014</text:p>
          </table:table-cell>
        </table:table-row>
        <table:table-row table:style-name="ro1">
          <table:table-cell office:value-type="float" office:value="138.683" calcext:value-type="float">
            <text:p>138.683</text:p>
          </table:table-cell>
          <table:table-cell office:value-type="float" office:value="309.385" calcext:value-type="float">
            <text:p>309.385</text:p>
          </table:table-cell>
          <table:table-cell office:value-type="float" office:value="47.1613" calcext:value-type="float">
            <text:p>47.1613</text:p>
          </table:table-cell>
          <table:table-cell office:value-type="float" office:value="140.029" calcext:value-type="float">
            <text:p>140.029</text:p>
          </table:table-cell>
          <table:table-cell office:value-type="float" office:value="296.41" calcext:value-type="float">
            <text:p>296.41</text:p>
          </table:table-cell>
          <table:table-cell office:value-type="float" office:value="48.4275" calcext:value-type="float">
            <text:p>48.4275</text:p>
          </table:table-cell>
          <table:table-cell/>
          <table:table-cell table:formula="of:=([.D428]-[.A428])/0.0166667" office:value-type="float" office:value="80.7598384803233" calcext:value-type="float">
            <text:p>80.7598384803233</text:p>
          </table:table-cell>
          <table:table-cell table:formula="of:=ABS([.E428]-[.B428])/0.0166667" office:value-type="float" office:value="778.498443003112" calcext:value-type="float">
            <text:p>778.498443003112</text:p>
          </table:table-cell>
          <table:table-cell table:formula="of:=([.F428]-[.C428])/0.0166667" office:value-type="float" office:value="75.9718480563042" calcext:value-type="float">
            <text:p>75.9718480563042</text:p>
          </table:table-cell>
          <table:table-cell table:formula="of:=DEGREES(ATAN(ABS([.F428]-[.C428])/ABS([.E428]-[.B428])))" office:value-type="float" office:value="5.5737127756082" calcext:value-type="float">
            <text:p>5.5737127756082</text:p>
          </table:table-cell>
          <table:table-cell table:formula="of:=SQRT(POWER([.H428];2)+POWER([.I428];2)+POWER([.J428];2))" office:value-type="float" office:value="786.354690306307" calcext:value-type="float">
            <text:p>786.354690306307</text:p>
          </table:table-cell>
        </table:table-row>
        <table:table-row table:style-name="ro1">
          <table:table-cell office:value-type="float" office:value="138.487" calcext:value-type="float">
            <text:p>138.487</text:p>
          </table:table-cell>
          <table:table-cell office:value-type="float" office:value="312.11" calcext:value-type="float">
            <text:p>312.11</text:p>
          </table:table-cell>
          <table:table-cell office:value-type="float" office:value="47.5809" calcext:value-type="float">
            <text:p>47.5809</text:p>
          </table:table-cell>
          <table:table-cell office:value-type="float" office:value="139.801" calcext:value-type="float">
            <text:p>139.801</text:p>
          </table:table-cell>
          <table:table-cell office:value-type="float" office:value="298.872" calcext:value-type="float">
            <text:p>298.872</text:p>
          </table:table-cell>
          <table:table-cell office:value-type="float" office:value="49.3745" calcext:value-type="float">
            <text:p>49.3745</text:p>
          </table:table-cell>
          <table:table-cell/>
          <table:table-cell table:formula="of:=([.D429]-[.A429])/0.0166667" office:value-type="float" office:value="78.8398423203149" calcext:value-type="float">
            <text:p>78.8398423203149</text:p>
          </table:table-cell>
          <table:table-cell table:formula="of:=ABS([.E429]-[.B429])/0.0166667" office:value-type="float" office:value="794.278411443177" calcext:value-type="float">
            <text:p>794.278411443177</text:p>
          </table:table-cell>
          <table:table-cell table:formula="of:=([.F429]-[.C429])/0.0166667" office:value-type="float" office:value="107.61578476843" calcext:value-type="float">
            <text:p>107.61578476843</text:p>
          </table:table-cell>
          <table:table-cell table:formula="of:=DEGREES(ATAN(ABS([.F429]-[.C429])/ABS([.E429]-[.B429])))" office:value-type="float" office:value="7.71594776433791" calcext:value-type="float">
            <text:p>7.71594776433791</text:p>
          </table:table-cell>
          <table:table-cell table:formula="of:=SQRT(POWER([.H429];2)+POWER([.I429];2)+POWER([.J429];2))" office:value-type="float" office:value="805.40367068515" calcext:value-type="float">
            <text:p>805.40367068515</text:p>
          </table:table-cell>
        </table:table-row>
        <table:table-row table:style-name="ro1">
          <table:table-cell office:value-type="float" office:value="137.723" calcext:value-type="float">
            <text:p>137.723</text:p>
          </table:table-cell>
          <table:table-cell office:value-type="float" office:value="308.23" calcext:value-type="float">
            <text:p>308.23</text:p>
          </table:table-cell>
          <table:table-cell office:value-type="float" office:value="47.3269" calcext:value-type="float">
            <text:p>47.3269</text:p>
          </table:table-cell>
          <table:table-cell office:value-type="float" office:value="138.324" calcext:value-type="float">
            <text:p>138.324</text:p>
          </table:table-cell>
          <table:table-cell office:value-type="float" office:value="295.482" calcext:value-type="float">
            <text:p>295.482</text:p>
          </table:table-cell>
          <table:table-cell office:value-type="float" office:value="48.8238" calcext:value-type="float">
            <text:p>48.8238</text:p>
          </table:table-cell>
          <table:table-cell/>
          <table:table-cell table:formula="of:=([.D430]-[.A430])/0.0166667" office:value-type="float" office:value="36.0599278801442" calcext:value-type="float">
            <text:p>36.0599278801442</text:p>
          </table:table-cell>
          <table:table-cell table:formula="of:=ABS([.E430]-[.B430])/0.0166667" office:value-type="float" office:value="764.878470243059" calcext:value-type="float">
            <text:p>764.878470243059</text:p>
          </table:table-cell>
          <table:table-cell table:formula="of:=([.F430]-[.C430])/0.0166667" office:value-type="float" office:value="89.8138203723591" calcext:value-type="float">
            <text:p>89.8138203723591</text:p>
          </table:table-cell>
          <table:table-cell table:formula="of:=DEGREES(ATAN(ABS([.F430]-[.C430])/ABS([.E430]-[.B430])))" office:value-type="float" office:value="6.69713685346909" calcext:value-type="float">
            <text:p>6.69713685346909</text:p>
          </table:table-cell>
          <table:table-cell table:formula="of:=SQRT(POWER([.H430];2)+POWER([.I430];2)+POWER([.J430];2))" office:value-type="float" office:value="770.977246726492" calcext:value-type="float">
            <text:p>770.977246726492</text:p>
          </table:table-cell>
        </table:table-row>
        <table:table-row table:style-name="ro1">
          <table:table-cell office:value-type="float" office:value="139.392" calcext:value-type="float">
            <text:p>139.392</text:p>
          </table:table-cell>
          <table:table-cell office:value-type="float" office:value="314.767" calcext:value-type="float">
            <text:p>314.767</text:p>
          </table:table-cell>
          <table:table-cell office:value-type="float" office:value="47.2129" calcext:value-type="float">
            <text:p>47.2129</text:p>
          </table:table-cell>
          <table:table-cell office:value-type="float" office:value="140.186" calcext:value-type="float">
            <text:p>140.186</text:p>
          </table:table-cell>
          <table:table-cell office:value-type="float" office:value="301.541" calcext:value-type="float">
            <text:p>301.541</text:p>
          </table:table-cell>
          <table:table-cell office:value-type="float" office:value="49.0084" calcext:value-type="float">
            <text:p>49.0084</text:p>
          </table:table-cell>
          <table:table-cell/>
          <table:table-cell table:formula="of:=([.D431]-[.A431])/0.0166667" office:value-type="float" office:value="47.6399047201912" calcext:value-type="float">
            <text:p>47.6399047201912</text:p>
          </table:table-cell>
          <table:table-cell table:formula="of:=ABS([.E431]-[.B431])/0.0166667" office:value-type="float" office:value="793.558412883174" calcext:value-type="float">
            <text:p>793.558412883174</text:p>
          </table:table-cell>
          <table:table-cell table:formula="of:=([.F431]-[.C431])/0.0166667" office:value-type="float" office:value="107.729784540431" calcext:value-type="float">
            <text:p>107.729784540431</text:p>
          </table:table-cell>
          <table:table-cell table:formula="of:=DEGREES(ATAN(ABS([.F431]-[.C431])/ABS([.E431]-[.B431])))" office:value-type="float" office:value="7.73094614024408" calcext:value-type="float">
            <text:p>7.73094614024408</text:p>
          </table:table-cell>
          <table:table-cell table:formula="of:=SQRT(POWER([.H431];2)+POWER([.I431];2)+POWER([.J431];2))" office:value-type="float" office:value="802.253215422998" calcext:value-type="float">
            <text:p>802.253215422998</text:p>
          </table:table-cell>
        </table:table-row>
        <table:table-row table:style-name="ro1">
          <table:table-cell office:value-type="float" office:value="139.464" calcext:value-type="float">
            <text:p>139.464</text:p>
          </table:table-cell>
          <table:table-cell office:value-type="float" office:value="319.223" calcext:value-type="float">
            <text:p>319.223</text:p>
          </table:table-cell>
          <table:table-cell office:value-type="float" office:value="46.6057" calcext:value-type="float">
            <text:p>46.6057</text:p>
          </table:table-cell>
          <table:table-cell office:value-type="float" office:value="140.459" calcext:value-type="float">
            <text:p>140.459</text:p>
          </table:table-cell>
          <table:table-cell office:value-type="float" office:value="307.127" calcext:value-type="float">
            <text:p>307.127</text:p>
          </table:table-cell>
          <table:table-cell office:value-type="float" office:value="48.2459" calcext:value-type="float">
            <text:p>48.2459</text:p>
          </table:table-cell>
          <table:table-cell/>
          <table:table-cell table:formula="of:=([.D432]-[.A432])/0.0166667" office:value-type="float" office:value="59.6998806002391" calcext:value-type="float">
            <text:p>59.6998806002391</text:p>
          </table:table-cell>
          <table:table-cell table:formula="of:=ABS([.E432]-[.B432])/0.0166667" office:value-type="float" office:value="725.758548482903" calcext:value-type="float">
            <text:p>725.758548482903</text:p>
          </table:table-cell>
          <table:table-cell table:formula="of:=([.F432]-[.C432])/0.0166667" office:value-type="float" office:value="98.4118031763937" calcext:value-type="float">
            <text:p>98.4118031763937</text:p>
          </table:table-cell>
          <table:table-cell table:formula="of:=DEGREES(ATAN(ABS([.F432]-[.C432])/ABS([.E432]-[.B432])))" office:value-type="float" office:value="7.72212537123165" calcext:value-type="float">
            <text:p>7.72212537123165</text:p>
          </table:table-cell>
          <table:table-cell table:formula="of:=SQRT(POWER([.H432];2)+POWER([.I432];2)+POWER([.J432];2))" office:value-type="float" office:value="734.829524069442" calcext:value-type="float">
            <text:p>734.829524069442</text:p>
          </table:table-cell>
        </table:table-row>
        <table:table-row table:style-name="ro1">
          <table:table-cell office:value-type="float" office:value="138.765" calcext:value-type="float">
            <text:p>138.765</text:p>
          </table:table-cell>
          <table:table-cell office:value-type="float" office:value="316.28" calcext:value-type="float">
            <text:p>316.28</text:p>
          </table:table-cell>
          <table:table-cell office:value-type="float" office:value="47.5443" calcext:value-type="float">
            <text:p>47.5443</text:p>
          </table:table-cell>
          <table:table-cell office:value-type="float" office:value="139.302" calcext:value-type="float">
            <text:p>139.302</text:p>
          </table:table-cell>
          <table:table-cell office:value-type="float" office:value="302.981" calcext:value-type="float">
            <text:p>302.981</text:p>
          </table:table-cell>
          <table:table-cell office:value-type="float" office:value="49.5961" calcext:value-type="float">
            <text:p>49.5961</text:p>
          </table:table-cell>
          <table:table-cell/>
          <table:table-cell table:formula="of:=([.D433]-[.A433])/0.0166667" office:value-type="float" office:value="32.2199355601292" calcext:value-type="float">
            <text:p>32.2199355601292</text:p>
          </table:table-cell>
          <table:table-cell table:formula="of:=ABS([.E433]-[.B433])/0.0166667" office:value-type="float" office:value="797.93840412319" calcext:value-type="float">
            <text:p>797.93840412319</text:p>
          </table:table-cell>
          <table:table-cell table:formula="of:=([.F433]-[.C433])/0.0166667" office:value-type="float" office:value="123.107753784492" calcext:value-type="float">
            <text:p>123.107753784492</text:p>
          </table:table-cell>
          <table:table-cell table:formula="of:=DEGREES(ATAN(ABS([.F433]-[.C433])/ABS([.E433]-[.B433])))" office:value-type="float" office:value="8.77057091201989" calcext:value-type="float">
            <text:p>8.77057091201989</text:p>
          </table:table-cell>
          <table:table-cell table:formula="of:=SQRT(POWER([.H433];2)+POWER([.I433];2)+POWER([.J433];2))" office:value-type="float" office:value="808.021868555565" calcext:value-type="float">
            <text:p>808.021868555565</text:p>
          </table:table-cell>
        </table:table-row>
        <table:table-row table:style-name="ro1">
          <table:table-cell office:value-type="float" office:value="138.636" calcext:value-type="float">
            <text:p>138.636</text:p>
          </table:table-cell>
          <table:table-cell office:value-type="float" office:value="309.225" calcext:value-type="float">
            <text:p>309.225</text:p>
          </table:table-cell>
          <table:table-cell office:value-type="float" office:value="47.7097" calcext:value-type="float">
            <text:p>47.7097</text:p>
          </table:table-cell>
          <table:table-cell office:value-type="float" office:value="138.467" calcext:value-type="float">
            <text:p>138.467</text:p>
          </table:table-cell>
          <table:table-cell office:value-type="float" office:value="296.662" calcext:value-type="float">
            <text:p>296.662</text:p>
          </table:table-cell>
          <table:table-cell office:value-type="float" office:value="49.1721" calcext:value-type="float">
            <text:p>49.1721</text:p>
          </table:table-cell>
          <table:table-cell/>
          <table:table-cell table:formula="of:=([.D434]-[.A434])/0.0166667" office:value-type="float" office:value="-10.1399797200395" calcext:value-type="float">
            <text:p>-10.1399797200395</text:p>
          </table:table-cell>
          <table:table-cell table:formula="of:=ABS([.E434]-[.B434])/0.0166667" office:value-type="float" office:value="753.778492443018" calcext:value-type="float">
            <text:p>753.778492443018</text:p>
          </table:table-cell>
          <table:table-cell table:formula="of:=([.F434]-[.C434])/0.0166667" office:value-type="float" office:value="87.7438245123511" calcext:value-type="float">
            <text:p>87.7438245123511</text:p>
          </table:table-cell>
          <table:table-cell table:formula="of:=DEGREES(ATAN(ABS([.F434]-[.C434])/ABS([.E434]-[.B434])))" office:value-type="float" office:value="6.63965145946512" calcext:value-type="float">
            <text:p>6.63965145946512</text:p>
          </table:table-cell>
          <table:table-cell table:formula="of:=SQRT(POWER([.H434];2)+POWER([.I434];2)+POWER([.J434];2))" office:value-type="float" office:value="758.935974637153" calcext:value-type="float">
            <text:p>758.935974637153</text:p>
          </table:table-cell>
        </table:table-row>
        <table:table-row table:style-name="ro1">
          <table:table-cell office:value-type="float" office:value="138.248" calcext:value-type="float">
            <text:p>138.248</text:p>
          </table:table-cell>
          <table:table-cell office:value-type="float" office:value="310.549" calcext:value-type="float">
            <text:p>310.549</text:p>
          </table:table-cell>
          <table:table-cell office:value-type="float" office:value="48.322" calcext:value-type="float">
            <text:p>48.322</text:p>
          </table:table-cell>
          <table:table-cell office:value-type="float" office:value="137.274" calcext:value-type="float">
            <text:p>137.274</text:p>
          </table:table-cell>
          <table:table-cell office:value-type="float" office:value="297.948" calcext:value-type="float">
            <text:p>297.948</text:p>
          </table:table-cell>
          <table:table-cell office:value-type="float" office:value="50.5432" calcext:value-type="float">
            <text:p>50.5432</text:p>
          </table:table-cell>
          <table:table-cell/>
          <table:table-cell table:formula="of:=([.D435]-[.A435])/0.0166667" office:value-type="float" office:value="-58.4398831202331" calcext:value-type="float">
            <text:p>-58.4398831202331</text:p>
          </table:table-cell>
          <table:table-cell table:formula="of:=ABS([.E435]-[.B435])/0.0166667" office:value-type="float" office:value="756.058487883024" calcext:value-type="float">
            <text:p>756.058487883024</text:p>
          </table:table-cell>
          <table:table-cell table:formula="of:=([.F435]-[.C435])/0.0166667" office:value-type="float" office:value="133.271733456533" calcext:value-type="float">
            <text:p>133.271733456533</text:p>
          </table:table-cell>
          <table:table-cell table:formula="of:=DEGREES(ATAN(ABS([.F435]-[.C435])/ABS([.E435]-[.B435])))" office:value-type="float" office:value="9.99692948657893" calcext:value-type="float">
            <text:p>9.99692948657893</text:p>
          </table:table-cell>
          <table:table-cell table:formula="of:=SQRT(POWER([.H435];2)+POWER([.I435];2)+POWER([.J435];2))" office:value-type="float" office:value="769.935719380248" calcext:value-type="float">
            <text:p>769.935719380248</text:p>
          </table:table-cell>
        </table:table-row>
        <table:table-row table:style-name="ro1">
          <table:table-cell office:value-type="float" office:value="138.467" calcext:value-type="float">
            <text:p>138.467</text:p>
          </table:table-cell>
          <table:table-cell office:value-type="float" office:value="313.753" calcext:value-type="float">
            <text:p>313.753</text:p>
          </table:table-cell>
          <table:table-cell office:value-type="float" office:value="46.8265" calcext:value-type="float">
            <text:p>46.8265</text:p>
          </table:table-cell>
          <table:table-cell office:value-type="float" office:value="138.386" calcext:value-type="float">
            <text:p>138.386</text:p>
          </table:table-cell>
          <table:table-cell office:value-type="float" office:value="299.604" calcext:value-type="float">
            <text:p>299.604</text:p>
          </table:table-cell>
          <table:table-cell office:value-type="float" office:value="48.2531" calcext:value-type="float">
            <text:p>48.2531</text:p>
          </table:table-cell>
          <table:table-cell/>
          <table:table-cell table:formula="of:=([.D436]-[.A436])/0.0166667" office:value-type="float" office:value="-4.85999028002048" calcext:value-type="float">
            <text:p>-4.85999028002048</text:p>
          </table:table-cell>
          <table:table-cell table:formula="of:=ABS([.E436]-[.B436])/0.0166667" office:value-type="float" office:value="848.938302123396" calcext:value-type="float">
            <text:p>848.938302123396</text:p>
          </table:table-cell>
          <table:table-cell table:formula="of:=([.F436]-[.C436])/0.0166667" office:value-type="float" office:value="85.5958288083424" calcext:value-type="float">
            <text:p>85.5958288083424</text:p>
          </table:table-cell>
          <table:table-cell table:formula="of:=DEGREES(ATAN(ABS([.F436]-[.C436])/ABS([.E436]-[.B436])))" office:value-type="float" office:value="5.75749884828089" calcext:value-type="float">
            <text:p>5.75749884828089</text:p>
          </table:table-cell>
          <table:table-cell table:formula="of:=SQRT(POWER([.H436];2)+POWER([.I436];2)+POWER([.J436];2))" office:value-type="float" office:value="853.256412942243" calcext:value-type="float">
            <text:p>853.256412942243</text:p>
          </table:table-cell>
        </table:table-row>
        <table:table-row table:style-name="ro1">
          <table:table-cell office:value-type="float" office:value="138.898" calcext:value-type="float">
            <text:p>138.898</text:p>
          </table:table-cell>
          <table:table-cell office:value-type="float" office:value="315.011" calcext:value-type="float">
            <text:p>315.011</text:p>
          </table:table-cell>
          <table:table-cell office:value-type="float" office:value="46.917" calcext:value-type="float">
            <text:p>46.917</text:p>
          </table:table-cell>
          <table:table-cell office:value-type="float" office:value="139.608" calcext:value-type="float">
            <text:p>139.608</text:p>
          </table:table-cell>
          <table:table-cell office:value-type="float" office:value="304.7" calcext:value-type="float">
            <text:p>304.7</text:p>
          </table:table-cell>
          <table:table-cell office:value-type="float" office:value="48.0612" calcext:value-type="float">
            <text:p>48.0612</text:p>
          </table:table-cell>
          <table:table-cell/>
          <table:table-cell table:formula="of:=([.D437]-[.A437])/0.0166667" office:value-type="float" office:value="42.5999148001709" calcext:value-type="float">
            <text:p>42.5999148001709</text:p>
          </table:table-cell>
          <table:table-cell table:formula="of:=ABS([.E437]-[.B437])/0.0166667" office:value-type="float" office:value="618.658762682477" calcext:value-type="float">
            <text:p>618.658762682477</text:p>
          </table:table-cell>
          <table:table-cell table:formula="of:=([.F437]-[.C437])/0.0166667" office:value-type="float" office:value="68.6518626962745" calcext:value-type="float">
            <text:p>68.6518626962745</text:p>
          </table:table-cell>
          <table:table-cell table:formula="of:=DEGREES(ATAN(ABS([.F437]-[.C437])/ABS([.E437]-[.B437])))" office:value-type="float" office:value="6.33214109099717" calcext:value-type="float">
            <text:p>6.33214109099717</text:p>
          </table:table-cell>
          <table:table-cell table:formula="of:=SQRT(POWER([.H437];2)+POWER([.I437];2)+POWER([.J437];2))" office:value-type="float" office:value="623.912249949032" calcext:value-type="float">
            <text:p>623.912249949032</text:p>
          </table:table-cell>
        </table:table-row>
        <table:table-row table:style-name="ro1">
          <table:table-cell office:value-type="float" office:value="137.993" calcext:value-type="float">
            <text:p>137.993</text:p>
          </table:table-cell>
          <table:table-cell office:value-type="float" office:value="312.342" calcext:value-type="float">
            <text:p>312.342</text:p>
          </table:table-cell>
          <table:table-cell office:value-type="float" office:value="47.2881" calcext:value-type="float">
            <text:p>47.2881</text:p>
          </table:table-cell>
          <table:table-cell office:value-type="float" office:value="138.72" calcext:value-type="float">
            <text:p>138.72</text:p>
          </table:table-cell>
          <table:table-cell office:value-type="float" office:value="302.147" calcext:value-type="float">
            <text:p>302.147</text:p>
          </table:table-cell>
          <table:table-cell office:value-type="float" office:value="48.4175" calcext:value-type="float">
            <text:p>48.4175</text:p>
          </table:table-cell>
          <table:table-cell/>
          <table:table-cell table:formula="of:=([.D438]-[.A438])/0.0166667" office:value-type="float" office:value="43.6199127601747" calcext:value-type="float">
            <text:p>43.6199127601747</text:p>
          </table:table-cell>
          <table:table-cell table:formula="of:=ABS([.E438]-[.B438])/0.0166667" office:value-type="float" office:value="611.698776602446" calcext:value-type="float">
            <text:p>611.698776602446</text:p>
          </table:table-cell>
          <table:table-cell table:formula="of:=([.F438]-[.C438])/0.0166667" office:value-type="float" office:value="67.7638644722709" calcext:value-type="float">
            <text:p>67.7638644722709</text:p>
          </table:table-cell>
          <table:table-cell table:formula="of:=DEGREES(ATAN(ABS([.F438]-[.C438])/ABS([.E438]-[.B438])))" office:value-type="float" office:value="6.32143949434768" calcext:value-type="float">
            <text:p>6.32143949434768</text:p>
          </table:table-cell>
          <table:table-cell table:formula="of:=SQRT(POWER([.H438];2)+POWER([.I438];2)+POWER([.J438];2))" office:value-type="float" office:value="616.984628183192" calcext:value-type="float">
            <text:p>616.984628183192</text:p>
          </table:table-cell>
        </table:table-row>
        <table:table-row table:style-name="ro1">
          <table:table-cell office:value-type="float" office:value="138.467" calcext:value-type="float">
            <text:p>138.467</text:p>
          </table:table-cell>
          <table:table-cell office:value-type="float" office:value="302.225" calcext:value-type="float">
            <text:p>302.225</text:p>
          </table:table-cell>
          <table:table-cell office:value-type="float" office:value="48.4086" calcext:value-type="float">
            <text:p>48.4086</text:p>
          </table:table-cell>
          <table:table-cell office:value-type="float" office:value="138.346" calcext:value-type="float">
            <text:p>138.346</text:p>
          </table:table-cell>
          <table:table-cell office:value-type="float" office:value="290.126" calcext:value-type="float">
            <text:p>290.126</text:p>
          </table:table-cell>
          <table:table-cell office:value-type="float" office:value="49.3116" calcext:value-type="float">
            <text:p>49.3116</text:p>
          </table:table-cell>
          <table:table-cell/>
          <table:table-cell table:formula="of:=([.D439]-[.A439])/0.0166667" office:value-type="float" office:value="-7.2599854800296" calcext:value-type="float">
            <text:p>-7.2599854800296</text:p>
          </table:table-cell>
          <table:table-cell table:formula="of:=ABS([.E439]-[.B439])/0.0166667" office:value-type="float" office:value="725.938548122907" calcext:value-type="float">
            <text:p>725.938548122907</text:p>
          </table:table-cell>
          <table:table-cell table:formula="of:=([.F439]-[.C439])/0.0166667" office:value-type="float" office:value="54.1798916402166" calcext:value-type="float">
            <text:p>54.1798916402166</text:p>
          </table:table-cell>
          <table:table-cell table:formula="of:=DEGREES(ATAN(ABS([.F439]-[.C439])/ABS([.E439]-[.B439])))" office:value-type="float" office:value="4.2683150331259" calcext:value-type="float">
            <text:p>4.2683150331259</text:p>
          </table:table-cell>
          <table:table-cell table:formula="of:=SQRT(POWER([.H439];2)+POWER([.I439];2)+POWER([.J439];2))" office:value-type="float" office:value="727.993779985866" calcext:value-type="float">
            <text:p>727.993779985866</text:p>
          </table:table-cell>
        </table:table-row>
        <table:table-row table:style-name="ro1">
          <table:table-cell office:value-type="float" office:value="138.852" calcext:value-type="float">
            <text:p>138.852</text:p>
          </table:table-cell>
          <table:table-cell office:value-type="float" office:value="310.692" calcext:value-type="float">
            <text:p>310.692</text:p>
          </table:table-cell>
          <table:table-cell office:value-type="float" office:value="47.2439" calcext:value-type="float">
            <text:p>47.2439</text:p>
          </table:table-cell>
          <table:table-cell office:value-type="float" office:value="138.948" calcext:value-type="float">
            <text:p>138.948</text:p>
          </table:table-cell>
          <table:table-cell office:value-type="float" office:value="298.04" calcext:value-type="float">
            <text:p>298.04</text:p>
          </table:table-cell>
          <table:table-cell office:value-type="float" office:value="48.4657" calcext:value-type="float">
            <text:p>48.4657</text:p>
          </table:table-cell>
          <table:table-cell/>
          <table:table-cell table:formula="of:=([.D440]-[.A440])/0.0166667" office:value-type="float" office:value="5.75998848002326" calcext:value-type="float">
            <text:p>5.75998848002326</text:p>
          </table:table-cell>
          <table:table-cell table:formula="of:=ABS([.E440]-[.B440])/0.0166667" office:value-type="float" office:value="759.118481763036" calcext:value-type="float">
            <text:p>759.118481763036</text:p>
          </table:table-cell>
          <table:table-cell table:formula="of:=([.F440]-[.C440])/0.0166667" office:value-type="float" office:value="73.3078533842933" calcext:value-type="float">
            <text:p>73.3078533842933</text:p>
          </table:table-cell>
          <table:table-cell table:formula="of:=DEGREES(ATAN(ABS([.F440]-[.C440])/ABS([.E440]-[.B440])))" office:value-type="float" office:value="5.51593271598523" calcext:value-type="float">
            <text:p>5.51593271598523</text:p>
          </table:table-cell>
          <table:table-cell table:formula="of:=SQRT(POWER([.H440];2)+POWER([.I440];2)+POWER([.J440];2))" office:value-type="float" office:value="762.671677846581" calcext:value-type="float">
            <text:p>762.671677846581</text:p>
          </table:table-cell>
        </table:table-row>
        <table:table-row table:style-name="ro1">
          <table:table-cell office:value-type="float" office:value="138.616" calcext:value-type="float">
            <text:p>138.616</text:p>
          </table:table-cell>
          <table:table-cell office:value-type="float" office:value="305.083" calcext:value-type="float">
            <text:p>305.083</text:p>
          </table:table-cell>
          <table:table-cell office:value-type="float" office:value="47.7545" calcext:value-type="float">
            <text:p>47.7545</text:p>
          </table:table-cell>
          <table:table-cell office:value-type="float" office:value="138.656" calcext:value-type="float">
            <text:p>138.656</text:p>
          </table:table-cell>
          <table:table-cell office:value-type="float" office:value="294.087" calcext:value-type="float">
            <text:p>294.087</text:p>
          </table:table-cell>
          <table:table-cell office:value-type="float" office:value="48.7595" calcext:value-type="float">
            <text:p>48.7595</text:p>
          </table:table-cell>
          <table:table-cell/>
          <table:table-cell table:formula="of:=([.D441]-[.A441])/0.0166667" office:value-type="float" office:value="2.39999520000912" calcext:value-type="float">
            <text:p>2.39999520000912</text:p>
          </table:table-cell>
          <table:table-cell table:formula="of:=ABS([.E441]-[.B441])/0.0166667" office:value-type="float" office:value="659.758680482641" calcext:value-type="float">
            <text:p>659.758680482641</text:p>
          </table:table-cell>
          <table:table-cell table:formula="of:=([.F441]-[.C441])/0.0166667" office:value-type="float" office:value="60.2998794002414" calcext:value-type="float">
            <text:p>60.2998794002414</text:p>
          </table:table-cell>
          <table:table-cell table:formula="of:=DEGREES(ATAN(ABS([.F441]-[.C441])/ABS([.E441]-[.B441])))" office:value-type="float" office:value="5.22214638075953" calcext:value-type="float">
            <text:p>5.22214638075953</text:p>
          </table:table-cell>
          <table:table-cell table:formula="of:=SQRT(POWER([.H441];2)+POWER([.I441];2)+POWER([.J441];2))" office:value-type="float" office:value="662.512906972264" calcext:value-type="float">
            <text:p>662.512906972264</text:p>
          </table:table-cell>
        </table:table-row>
        <table:table-row table:style-name="ro1">
          <table:table-cell office:value-type="float" office:value="137.323" calcext:value-type="float">
            <text:p>137.323</text:p>
          </table:table-cell>
          <table:table-cell office:value-type="float" office:value="305.399" calcext:value-type="float">
            <text:p>305.399</text:p>
          </table:table-cell>
          <table:table-cell office:value-type="float" office:value="47.9808" calcext:value-type="float">
            <text:p>47.9808</text:p>
          </table:table-cell>
          <table:table-cell office:value-type="float" office:value="136.981" calcext:value-type="float">
            <text:p>136.981</text:p>
          </table:table-cell>
          <table:table-cell office:value-type="float" office:value="293.214" calcext:value-type="float">
            <text:p>293.214</text:p>
          </table:table-cell>
          <table:table-cell office:value-type="float" office:value="48.892" calcext:value-type="float">
            <text:p>48.892</text:p>
          </table:table-cell>
          <table:table-cell/>
          <table:table-cell table:formula="of:=([.D442]-[.A442])/0.0166667" office:value-type="float" office:value="-20.5199589600829" calcext:value-type="float">
            <text:p>-20.5199589600829</text:p>
          </table:table-cell>
          <table:table-cell table:formula="of:=ABS([.E442]-[.B442])/0.0166667" office:value-type="float" office:value="731.098537802925" calcext:value-type="float">
            <text:p>731.098537802925</text:p>
          </table:table-cell>
          <table:table-cell table:formula="of:=([.F442]-[.C442])/0.0166667" office:value-type="float" office:value="54.6718906562187" calcext:value-type="float">
            <text:p>54.6718906562187</text:p>
          </table:table-cell>
          <table:table-cell table:formula="of:=DEGREES(ATAN(ABS([.F442]-[.C442])/ABS([.E442]-[.B442])))" office:value-type="float" office:value="4.27664521203105" calcext:value-type="float">
            <text:p>4.27664521203105</text:p>
          </table:table-cell>
          <table:table-cell table:formula="of:=SQRT(POWER([.H442];2)+POWER([.I442];2)+POWER([.J442];2))" office:value-type="float" office:value="733.426994540849" calcext:value-type="float">
            <text:p>733.426994540849</text:p>
          </table:table-cell>
        </table:table-row>
        <table:table-row table:style-name="ro1">
          <table:table-cell office:value-type="float" office:value="133.075" calcext:value-type="float">
            <text:p>133.075</text:p>
          </table:table-cell>
          <table:table-cell office:value-type="float" office:value="307.748" calcext:value-type="float">
            <text:p>307.748</text:p>
          </table:table-cell>
          <table:table-cell office:value-type="float" office:value="48.7359" calcext:value-type="float">
            <text:p>48.7359</text:p>
          </table:table-cell>
          <table:table-cell office:value-type="float" office:value="133.776" calcext:value-type="float">
            <text:p>133.776</text:p>
          </table:table-cell>
          <table:table-cell office:value-type="float" office:value="294.967" calcext:value-type="float">
            <text:p>294.967</text:p>
          </table:table-cell>
          <table:table-cell office:value-type="float" office:value="50.457" calcext:value-type="float">
            <text:p>50.457</text:p>
          </table:table-cell>
          <table:table-cell/>
          <table:table-cell table:formula="of:=([.D443]-[.A443])/0.0166667" office:value-type="float" office:value="42.0599158801696" calcext:value-type="float">
            <text:p>42.0599158801696</text:p>
          </table:table-cell>
          <table:table-cell table:formula="of:=ABS([.E443]-[.B443])/0.0166667" office:value-type="float" office:value="766.858466283068" calcext:value-type="float">
            <text:p>766.858466283068</text:p>
          </table:table-cell>
          <table:table-cell table:formula="of:=([.F443]-[.C443])/0.0166667" office:value-type="float" office:value="103.265793468413" calcext:value-type="float">
            <text:p>103.265793468413</text:p>
          </table:table-cell>
          <table:table-cell table:formula="of:=DEGREES(ATAN(ABS([.F443]-[.C443])/ABS([.E443]-[.B443])))" office:value-type="float" office:value="7.66936142982661" calcext:value-type="float">
            <text:p>7.66936142982661</text:p>
          </table:table-cell>
          <table:table-cell table:formula="of:=SQRT(POWER([.H443];2)+POWER([.I443];2)+POWER([.J443];2))" office:value-type="float" office:value="774.922427043202" calcext:value-type="float">
            <text:p>774.922427043202</text:p>
          </table:table-cell>
        </table:table-row>
        <table:table-row table:style-name="ro1">
          <table:table-cell office:value-type="float" office:value="115.67" calcext:value-type="float">
            <text:p>115.67</text:p>
          </table:table-cell>
          <table:table-cell office:value-type="float" office:value="306.219" calcext:value-type="float">
            <text:p>306.219</text:p>
          </table:table-cell>
          <table:table-cell office:value-type="float" office:value="48.0256" calcext:value-type="float">
            <text:p>48.0256</text:p>
          </table:table-cell>
          <table:table-cell office:value-type="float" office:value="116.732" calcext:value-type="float">
            <text:p>116.732</text:p>
          </table:table-cell>
          <table:table-cell office:value-type="float" office:value="294.994" calcext:value-type="float">
            <text:p>294.994</text:p>
          </table:table-cell>
          <table:table-cell office:value-type="float" office:value="49.0462" calcext:value-type="float">
            <text:p>49.0462</text:p>
          </table:table-cell>
          <table:table-cell/>
          <table:table-cell table:formula="of:=([.D444]-[.A444])/0.0166667" office:value-type="float" office:value="63.7198725602547" calcext:value-type="float">
            <text:p>63.7198725602547</text:p>
          </table:table-cell>
          <table:table-cell table:formula="of:=ABS([.E444]-[.B444])/0.0166667" office:value-type="float" office:value="673.498653002692" calcext:value-type="float">
            <text:p>673.498653002692</text:p>
          </table:table-cell>
          <table:table-cell table:formula="of:=([.F444]-[.C444])/0.0166667" office:value-type="float" office:value="61.235877528245" calcext:value-type="float">
            <text:p>61.235877528245</text:p>
          </table:table-cell>
          <table:table-cell table:formula="of:=DEGREES(ATAN(ABS([.F444]-[.C444])/ABS([.E444]-[.B444])))" office:value-type="float" office:value="5.19516526506164" calcext:value-type="float">
            <text:p>5.19516526506164</text:p>
          </table:table-cell>
          <table:table-cell table:formula="of:=SQRT(POWER([.H444];2)+POWER([.I444];2)+POWER([.J444];2))" office:value-type="float" office:value="679.272029787912" calcext:value-type="float">
            <text:p>679.272029787912</text:p>
          </table:table-cell>
        </table:table-row>
        <table:table-row table:style-name="ro1">
          <table:table-cell office:value-type="float" office:value="108.394" calcext:value-type="float">
            <text:p>108.394</text:p>
          </table:table-cell>
          <table:table-cell office:value-type="float" office:value="311.745" calcext:value-type="float">
            <text:p>311.745</text:p>
          </table:table-cell>
          <table:table-cell office:value-type="float" office:value="47.0603" calcext:value-type="float">
            <text:p>47.0603</text:p>
          </table:table-cell>
          <table:table-cell office:value-type="float" office:value="109.774" calcext:value-type="float">
            <text:p>109.774</text:p>
          </table:table-cell>
          <table:table-cell office:value-type="float" office:value="298.783" calcext:value-type="float">
            <text:p>298.783</text:p>
          </table:table-cell>
          <table:table-cell office:value-type="float" office:value="48.5764" calcext:value-type="float">
            <text:p>48.5764</text:p>
          </table:table-cell>
          <table:table-cell/>
          <table:table-cell table:formula="of:=([.D445]-[.A445])/0.0166667" office:value-type="float" office:value="82.7998344003309" calcext:value-type="float">
            <text:p>82.7998344003309</text:p>
          </table:table-cell>
          <table:table-cell table:formula="of:=ABS([.E445]-[.B445])/0.0166667" office:value-type="float" office:value="777.71844456311" calcext:value-type="float">
            <text:p>777.71844456311</text:p>
          </table:table-cell>
          <table:table-cell table:formula="of:=([.F445]-[.C445])/0.0166667" office:value-type="float" office:value="90.965818068364" calcext:value-type="float">
            <text:p>90.965818068364</text:p>
          </table:table-cell>
          <table:table-cell table:formula="of:=DEGREES(ATAN(ABS([.F445]-[.C445])/ABS([.E445]-[.B445])))" office:value-type="float" office:value="6.67128673455928" calcext:value-type="float">
            <text:p>6.67128673455928</text:p>
          </table:table-cell>
          <table:table-cell table:formula="of:=SQRT(POWER([.H445];2)+POWER([.I445];2)+POWER([.J445];2))" office:value-type="float" office:value="787.385910241752" calcext:value-type="float">
            <text:p>787.385910241752</text:p>
          </table:table-cell>
        </table:table-row>
        <table:table-row table:style-name="ro1">
          <table:table-cell office:value-type="float" office:value="107.543" calcext:value-type="float">
            <text:p>107.543</text:p>
          </table:table-cell>
          <table:table-cell office:value-type="float" office:value="314.803" calcext:value-type="float">
            <text:p>314.803</text:p>
          </table:table-cell>
          <table:table-cell office:value-type="float" office:value="46.6461" calcext:value-type="float">
            <text:p>46.6461</text:p>
          </table:table-cell>
          <table:table-cell office:value-type="float" office:value="108.955" calcext:value-type="float">
            <text:p>108.955</text:p>
          </table:table-cell>
          <table:table-cell office:value-type="float" office:value="301.685" calcext:value-type="float">
            <text:p>301.685</text:p>
          </table:table-cell>
          <table:table-cell office:value-type="float" office:value="48.1818" calcext:value-type="float">
            <text:p>48.1818</text:p>
          </table:table-cell>
          <table:table-cell/>
          <table:table-cell table:formula="of:=([.D446]-[.A446])/0.0166667" office:value-type="float" office:value="84.7198305603384" calcext:value-type="float">
            <text:p>84.7198305603384</text:p>
          </table:table-cell>
          <table:table-cell table:formula="of:=ABS([.E446]-[.B446])/0.0166667" office:value-type="float" office:value="787.078425843148" calcext:value-type="float">
            <text:p>787.078425843148</text:p>
          </table:table-cell>
          <table:table-cell table:formula="of:=([.F446]-[.C446])/0.0166667" office:value-type="float" office:value="92.1418157163689" calcext:value-type="float">
            <text:p>92.1418157163689</text:p>
          </table:table-cell>
          <table:table-cell table:formula="of:=DEGREES(ATAN(ABS([.F446]-[.C446])/ABS([.E446]-[.B446])))" office:value-type="float" office:value="6.67711843638892" calcext:value-type="float">
            <text:p>6.67711843638892</text:p>
          </table:table-cell>
          <table:table-cell table:formula="of:=SQRT(POWER([.H446];2)+POWER([.I446];2)+POWER([.J446];2))" office:value-type="float" office:value="796.969266861282" calcext:value-type="float">
            <text:p>796.969266861282</text:p>
          </table:table-cell>
        </table:table-row>
        <table:table-row table:style-name="ro1">
          <table:table-cell office:value-type="float" office:value="108.116" calcext:value-type="float">
            <text:p>108.116</text:p>
          </table:table-cell>
          <table:table-cell office:value-type="float" office:value="311.702" calcext:value-type="float">
            <text:p>311.702</text:p>
          </table:table-cell>
          <table:table-cell office:value-type="float" office:value="47.3328" calcext:value-type="float">
            <text:p>47.3328</text:p>
          </table:table-cell>
          <table:table-cell office:value-type="float" office:value="109.504" calcext:value-type="float">
            <text:p>109.504</text:p>
          </table:table-cell>
          <table:table-cell office:value-type="float" office:value="298.75" calcext:value-type="float">
            <text:p>298.75</text:p>
          </table:table-cell>
          <table:table-cell office:value-type="float" office:value="48.8405" calcext:value-type="float">
            <text:p>48.8405</text:p>
          </table:table-cell>
          <table:table-cell/>
          <table:table-cell table:formula="of:=([.D447]-[.A447])/0.0166667" office:value-type="float" office:value="83.2798334403334" calcext:value-type="float">
            <text:p>83.2798334403334</text:p>
          </table:table-cell>
          <table:table-cell table:formula="of:=ABS([.E447]-[.B447])/0.0166667" office:value-type="float" office:value="777.118445763108" calcext:value-type="float">
            <text:p>777.118445763108</text:p>
          </table:table-cell>
          <table:table-cell table:formula="of:=([.F447]-[.C447])/0.0166667" office:value-type="float" office:value="90.4618190763618" calcext:value-type="float">
            <text:p>90.4618190763618</text:p>
          </table:table-cell>
          <table:table-cell table:formula="of:=DEGREES(ATAN(ABS([.F447]-[.C447])/ABS([.E447]-[.B447])))" office:value-type="float" office:value="6.63973146887027" calcext:value-type="float">
            <text:p>6.63973146887027</text:p>
          </table:table-cell>
          <table:table-cell table:formula="of:=SQRT(POWER([.H447];2)+POWER([.I447];2)+POWER([.J447];2))" office:value-type="float" office:value="786.785834972722" calcext:value-type="float">
            <text:p>786.785834972722</text:p>
          </table:table-cell>
        </table:table-row>
        <table:table-row table:style-name="ro1">
          <table:table-cell office:value-type="float" office:value="110.436" calcext:value-type="float">
            <text:p>110.436</text:p>
          </table:table-cell>
          <table:table-cell office:value-type="float" office:value="314.099" calcext:value-type="float">
            <text:p>314.099</text:p>
          </table:table-cell>
          <table:table-cell office:value-type="float" office:value="47.7822" calcext:value-type="float">
            <text:p>47.7822</text:p>
          </table:table-cell>
          <table:table-cell office:value-type="float" office:value="112.931" calcext:value-type="float">
            <text:p>112.931</text:p>
          </table:table-cell>
          <table:table-cell office:value-type="float" office:value="299.395" calcext:value-type="float">
            <text:p>299.395</text:p>
          </table:table-cell>
          <table:table-cell office:value-type="float" office:value="49.755" calcext:value-type="float">
            <text:p>49.755</text:p>
          </table:table-cell>
          <table:table-cell/>
          <table:table-cell table:formula="of:=([.D448]-[.A448])/0.0166667" office:value-type="float" office:value="149.699700600598" calcext:value-type="float">
            <text:p>149.699700600598</text:p>
          </table:table-cell>
          <table:table-cell table:formula="of:=ABS([.E448]-[.B448])/0.0166667" office:value-type="float" office:value="882.23823552353" calcext:value-type="float">
            <text:p>882.23823552353</text:p>
          </table:table-cell>
          <table:table-cell table:formula="of:=([.F448]-[.C448])/0.0166667" office:value-type="float" office:value="118.367763264473" calcext:value-type="float">
            <text:p>118.367763264473</text:p>
          </table:table-cell>
          <table:table-cell table:formula="of:=DEGREES(ATAN(ABS([.F448]-[.C448])/ABS([.E448]-[.B448])))" office:value-type="float" office:value="7.64160175657787" calcext:value-type="float">
            <text:p>7.64160175657787</text:p>
          </table:table-cell>
          <table:table-cell table:formula="of:=SQRT(POWER([.H448];2)+POWER([.I448];2)+POWER([.J448];2))" office:value-type="float" office:value="902.643468906641" calcext:value-type="float">
            <text:p>902.643468906641</text:p>
          </table:table-cell>
        </table:table-row>
        <table:table-row table:style-name="ro1">
          <table:table-cell office:value-type="float" office:value="108.79" calcext:value-type="float">
            <text:p>108.79</text:p>
          </table:table-cell>
          <table:table-cell office:value-type="float" office:value="317.315" calcext:value-type="float">
            <text:p>317.315</text:p>
          </table:table-cell>
          <table:table-cell office:value-type="float" office:value="47.3596" calcext:value-type="float">
            <text:p>47.3596</text:p>
          </table:table-cell>
          <table:table-cell office:value-type="float" office:value="110.958" calcext:value-type="float">
            <text:p>110.958</text:p>
          </table:table-cell>
          <table:table-cell office:value-type="float" office:value="303.959" calcext:value-type="float">
            <text:p>303.959</text:p>
          </table:table-cell>
          <table:table-cell office:value-type="float" office:value="48.8922" calcext:value-type="float">
            <text:p>48.8922</text:p>
          </table:table-cell>
          <table:table-cell/>
          <table:table-cell table:formula="of:=([.D449]-[.A449])/0.0166667" office:value-type="float" office:value="130.07973984052" calcext:value-type="float">
            <text:p>130.07973984052</text:p>
          </table:table-cell>
          <table:table-cell table:formula="of:=ABS([.E449]-[.B449])/0.0166667" office:value-type="float" office:value="801.358397283205" calcext:value-type="float">
            <text:p>801.358397283205</text:p>
          </table:table-cell>
          <table:table-cell table:formula="of:=([.F449]-[.C449])/0.0166667" office:value-type="float" office:value="91.955816088368" calcext:value-type="float">
            <text:p>91.955816088368</text:p>
          </table:table-cell>
          <table:table-cell table:formula="of:=DEGREES(ATAN(ABS([.F449]-[.C449])/ABS([.E449]-[.B449])))" office:value-type="float" office:value="6.54605478230168" calcext:value-type="float">
            <text:p>6.54605478230168</text:p>
          </table:table-cell>
          <table:table-cell table:formula="of:=SQRT(POWER([.H449];2)+POWER([.I449];2)+POWER([.J449];2))" office:value-type="float" office:value="817.038488521662" calcext:value-type="float">
            <text:p>817.038488521662</text:p>
          </table:table-cell>
        </table:table-row>
        <table:table-row table:style-name="ro1">
          <table:table-cell office:value-type="float" office:value="108.312" calcext:value-type="float">
            <text:p>108.312</text:p>
          </table:table-cell>
          <table:table-cell office:value-type="float" office:value="314.473" calcext:value-type="float">
            <text:p>314.473</text:p>
          </table:table-cell>
          <table:table-cell office:value-type="float" office:value="47.4828" calcext:value-type="float">
            <text:p>47.4828</text:p>
          </table:table-cell>
          <table:table-cell office:value-type="float" office:value="110.323" calcext:value-type="float">
            <text:p>110.323</text:p>
          </table:table-cell>
          <table:table-cell office:value-type="float" office:value="302.646" calcext:value-type="float">
            <text:p>302.646</text:p>
          </table:table-cell>
          <table:table-cell office:value-type="float" office:value="49.0758" calcext:value-type="float">
            <text:p>49.0758</text:p>
          </table:table-cell>
          <table:table-cell/>
          <table:table-cell table:formula="of:=([.D450]-[.A450])/0.0166667" office:value-type="float" office:value="120.659758680482" calcext:value-type="float">
            <text:p>120.659758680482</text:p>
          </table:table-cell>
          <table:table-cell table:formula="of:=ABS([.E450]-[.B450])/0.0166667" office:value-type="float" office:value="709.618580762838" calcext:value-type="float">
            <text:p>709.618580762838</text:p>
          </table:table-cell>
          <table:table-cell table:formula="of:=([.F450]-[.C450])/0.0166667" office:value-type="float" office:value="95.5798088403825" calcext:value-type="float">
            <text:p>95.5798088403825</text:p>
          </table:table-cell>
          <table:table-cell table:formula="of:=DEGREES(ATAN(ABS([.F450]-[.C450])/ABS([.E450]-[.B450])))" office:value-type="float" office:value="7.67110495674126" calcext:value-type="float">
            <text:p>7.67110495674126</text:p>
          </table:table-cell>
          <table:table-cell table:formula="of:=SQRT(POWER([.H450];2)+POWER([.I450];2)+POWER([.J450];2))" office:value-type="float" office:value="726.121757962576" calcext:value-type="float">
            <text:p>726.121757962576</text:p>
          </table:table-cell>
        </table:table-row>
        <table:table-row table:style-name="ro1">
          <table:table-cell office:value-type="float" office:value="106.931" calcext:value-type="float">
            <text:p>106.931</text:p>
          </table:table-cell>
          <table:table-cell office:value-type="float" office:value="314.357" calcext:value-type="float">
            <text:p>314.357</text:p>
          </table:table-cell>
          <table:table-cell office:value-type="float" office:value="48.5711" calcext:value-type="float">
            <text:p>48.5711</text:p>
          </table:table-cell>
          <table:table-cell office:value-type="float" office:value="108.356" calcext:value-type="float">
            <text:p>108.356</text:p>
          </table:table-cell>
          <table:table-cell office:value-type="float" office:value="301.274" calcext:value-type="float">
            <text:p>301.274</text:p>
          </table:table-cell>
          <table:table-cell office:value-type="float" office:value="50.0528" calcext:value-type="float">
            <text:p>50.0528</text:p>
          </table:table-cell>
          <table:table-cell/>
          <table:table-cell table:formula="of:=([.D451]-[.A451])/0.0166667" office:value-type="float" office:value="85.4998290003418" calcext:value-type="float">
            <text:p>85.4998290003418</text:p>
          </table:table-cell>
          <table:table-cell table:formula="of:=ABS([.E451]-[.B451])/0.0166667" office:value-type="float" office:value="784.978430043142" calcext:value-type="float">
            <text:p>784.978430043142</text:p>
          </table:table-cell>
          <table:table-cell table:formula="of:=([.F451]-[.C451])/0.0166667" office:value-type="float" office:value="88.9018221963554" calcext:value-type="float">
            <text:p>88.9018221963554</text:p>
          </table:table-cell>
          <table:table-cell table:formula="of:=DEGREES(ATAN(ABS([.F451]-[.C451])/ABS([.E451]-[.B451])))" office:value-type="float" office:value="6.46143523505458" calcext:value-type="float">
            <text:p>6.46143523505458</text:p>
          </table:table-cell>
          <table:table-cell table:formula="of:=SQRT(POWER([.H451];2)+POWER([.I451];2)+POWER([.J451];2))" office:value-type="float" office:value="794.609898240587" calcext:value-type="float">
            <text:p>794.609898240587</text:p>
          </table:table-cell>
        </table:table-row>
        <table:table-row table:style-name="ro1">
          <table:table-cell office:value-type="float" office:value="107.111" calcext:value-type="float">
            <text:p>107.111</text:p>
          </table:table-cell>
          <table:table-cell office:value-type="float" office:value="320.48" calcext:value-type="float">
            <text:p>320.48</text:p>
          </table:table-cell>
          <table:table-cell office:value-type="float" office:value="47.2129" calcext:value-type="float">
            <text:p>47.2129</text:p>
          </table:table-cell>
          <table:table-cell office:value-type="float" office:value="108.911" calcext:value-type="float">
            <text:p>108.911</text:p>
          </table:table-cell>
          <table:table-cell office:value-type="float" office:value="308.393" calcext:value-type="float">
            <text:p>308.393</text:p>
          </table:table-cell>
          <table:table-cell office:value-type="float" office:value="48.8295" calcext:value-type="float">
            <text:p>48.8295</text:p>
          </table:table-cell>
          <table:table-cell/>
          <table:table-cell table:formula="of:=([.D452]-[.A452])/0.0166667" office:value-type="float" office:value="107.999784000432" calcext:value-type="float">
            <text:p>107.999784000432</text:p>
          </table:table-cell>
          <table:table-cell table:formula="of:=ABS([.E452]-[.B452])/0.0166667" office:value-type="float" office:value="725.218549562904" calcext:value-type="float">
            <text:p>725.218549562904</text:p>
          </table:table-cell>
          <table:table-cell table:formula="of:=([.F452]-[.C452])/0.0166667" office:value-type="float" office:value="96.9958060083883" calcext:value-type="float">
            <text:p>96.9958060083883</text:p>
          </table:table-cell>
          <table:table-cell table:formula="of:=DEGREES(ATAN(ABS([.F452]-[.C452])/ABS([.E452]-[.B452])))" office:value-type="float" office:value="7.61792951328605" calcext:value-type="float">
            <text:p>7.61792951328605</text:p>
          </table:table-cell>
          <table:table-cell table:formula="of:=SQRT(POWER([.H452];2)+POWER([.I452];2)+POWER([.J452];2))" office:value-type="float" office:value="739.604005098322" calcext:value-type="float">
            <text:p>739.604005098322</text:p>
          </table:table-cell>
        </table:table-row>
        <table:table-row table:style-name="ro1">
          <table:table-cell office:value-type="float" office:value="106.813" calcext:value-type="float">
            <text:p>106.813</text:p>
          </table:table-cell>
          <table:table-cell office:value-type="float" office:value="316.173" calcext:value-type="float">
            <text:p>316.173</text:p>
          </table:table-cell>
          <table:table-cell office:value-type="float" office:value="47.2636" calcext:value-type="float">
            <text:p>47.2636</text:p>
          </table:table-cell>
          <table:table-cell office:value-type="float" office:value="108.151" calcext:value-type="float">
            <text:p>108.151</text:p>
          </table:table-cell>
          <table:table-cell office:value-type="float" office:value="301.648" calcext:value-type="float">
            <text:p>301.648</text:p>
          </table:table-cell>
          <table:table-cell office:value-type="float" office:value="48.7111" calcext:value-type="float">
            <text:p>48.7111</text:p>
          </table:table-cell>
          <table:table-cell/>
          <table:table-cell table:formula="of:=([.D453]-[.A453])/0.0166667" office:value-type="float" office:value="80.2798394403208" calcext:value-type="float">
            <text:p>80.2798394403208</text:p>
          </table:table-cell>
          <table:table-cell table:formula="of:=ABS([.E453]-[.B453])/0.0166667" office:value-type="float" office:value="871.498257003485" calcext:value-type="float">
            <text:p>871.498257003485</text:p>
          </table:table-cell>
          <table:table-cell table:formula="of:=([.F453]-[.C453])/0.0166667" office:value-type="float" office:value="86.8498263003477" calcext:value-type="float">
            <text:p>86.8498263003477</text:p>
          </table:table-cell>
          <table:table-cell table:formula="of:=DEGREES(ATAN(ABS([.F453]-[.C453])/ABS([.E453]-[.B453])))" office:value-type="float" office:value="5.69106459158226" calcext:value-type="float">
            <text:p>5.69106459158226</text:p>
          </table:table-cell>
          <table:table-cell table:formula="of:=SQRT(POWER([.H453];2)+POWER([.I453];2)+POWER([.J453];2))" office:value-type="float" office:value="879.486757665558" calcext:value-type="float">
            <text:p>879.486757665558</text:p>
          </table:table-cell>
        </table:table-row>
        <table:table-row table:style-name="ro1">
          <table:table-cell office:value-type="float" office:value="107.243" calcext:value-type="float">
            <text:p>107.243</text:p>
          </table:table-cell>
          <table:table-cell office:value-type="float" office:value="314.623" calcext:value-type="float">
            <text:p>314.623</text:p>
          </table:table-cell>
          <table:table-cell office:value-type="float" office:value="47.471" calcext:value-type="float">
            <text:p>47.471</text:p>
          </table:table-cell>
          <table:table-cell office:value-type="float" office:value="108.922" calcext:value-type="float">
            <text:p>108.922</text:p>
          </table:table-cell>
          <table:table-cell office:value-type="float" office:value="301.488" calcext:value-type="float">
            <text:p>301.488</text:p>
          </table:table-cell>
          <table:table-cell office:value-type="float" office:value="48.9857" calcext:value-type="float">
            <text:p>48.9857</text:p>
          </table:table-cell>
          <table:table-cell/>
          <table:table-cell table:formula="of:=([.D454]-[.A454])/0.0166667" office:value-type="float" office:value="100.739798520403" calcext:value-type="float">
            <text:p>100.739798520403</text:p>
          </table:table-cell>
          <table:table-cell table:formula="of:=ABS([.E454]-[.B454])/0.0166667" office:value-type="float" office:value="788.098423803152" calcext:value-type="float">
            <text:p>788.098423803152</text:p>
          </table:table-cell>
          <table:table-cell table:formula="of:=([.F454]-[.C454])/0.0166667" office:value-type="float" office:value="90.8818182363638" calcext:value-type="float">
            <text:p>90.8818182363638</text:p>
          </table:table-cell>
          <table:table-cell table:formula="of:=DEGREES(ATAN(ABS([.F454]-[.C454])/ABS([.E454]-[.B454])))" office:value-type="float" office:value="6.57816968539439" calcext:value-type="float">
            <text:p>6.57816968539439</text:p>
          </table:table-cell>
          <table:table-cell table:formula="of:=SQRT(POWER([.H454];2)+POWER([.I454];2)+POWER([.J454];2))" office:value-type="float" office:value="799.691901605169" calcext:value-type="float">
            <text:p>799.691901605169</text:p>
          </table:table-cell>
        </table:table-row>
        <table:table-row table:style-name="ro1">
          <table:table-cell office:value-type="float" office:value="98.3069" calcext:value-type="float">
            <text:p>98.3069</text:p>
          </table:table-cell>
          <table:table-cell office:value-type="float" office:value="314.14" calcext:value-type="float">
            <text:p>314.14</text:p>
          </table:table-cell>
          <table:table-cell office:value-type="float" office:value="47.3442" calcext:value-type="float">
            <text:p>47.3442</text:p>
          </table:table-cell>
          <table:table-cell office:value-type="float" office:value="100.309" calcext:value-type="float">
            <text:p>100.309</text:p>
          </table:table-cell>
          <table:table-cell office:value-type="float" office:value="302.445" calcext:value-type="float">
            <text:p>302.445</text:p>
          </table:table-cell>
          <table:table-cell office:value-type="float" office:value="48.6653" calcext:value-type="float">
            <text:p>48.6653</text:p>
          </table:table-cell>
          <table:table-cell/>
          <table:table-cell table:formula="of:=([.D455]-[.A455])/0.0166667" office:value-type="float" office:value="120.12575974848" calcext:value-type="float">
            <text:p>120.12575974848</text:p>
          </table:table-cell>
          <table:table-cell table:formula="of:=ABS([.E455]-[.B455])/0.0166667" office:value-type="float" office:value="701.698596602807" calcext:value-type="float">
            <text:p>701.698596602807</text:p>
          </table:table-cell>
          <table:table-cell table:formula="of:=([.F455]-[.C455])/0.0166667" office:value-type="float" office:value="79.2658414683172" calcext:value-type="float">
            <text:p>79.2658414683172</text:p>
          </table:table-cell>
          <table:table-cell table:formula="of:=DEGREES(ATAN(ABS([.F455]-[.C455])/ABS([.E455]-[.B455])))" office:value-type="float" office:value="6.4449707252366" calcext:value-type="float">
            <text:p>6.4449707252366</text:p>
          </table:table-cell>
          <table:table-cell table:formula="of:=SQRT(POWER([.H455];2)+POWER([.I455];2)+POWER([.J455];2))" office:value-type="float" office:value="716.305934816387" calcext:value-type="float">
            <text:p>716.305934816387</text:p>
          </table:table-cell>
        </table:table-row>
        <table:table-row table:style-name="ro1">
          <table:table-cell office:value-type="float" office:value="90.877" calcext:value-type="float">
            <text:p>90.877</text:p>
          </table:table-cell>
          <table:table-cell office:value-type="float" office:value="317.497" calcext:value-type="float">
            <text:p>317.497</text:p>
          </table:table-cell>
          <table:table-cell office:value-type="float" office:value="47.2161" calcext:value-type="float">
            <text:p>47.2161</text:p>
          </table:table-cell>
          <table:table-cell office:value-type="float" office:value="92.7372" calcext:value-type="float">
            <text:p>92.7372</text:p>
          </table:table-cell>
          <table:table-cell office:value-type="float" office:value="304.162" calcext:value-type="float">
            <text:p>304.162</text:p>
          </table:table-cell>
          <table:table-cell office:value-type="float" office:value="49.0137" calcext:value-type="float">
            <text:p>49.0137</text:p>
          </table:table-cell>
          <table:table-cell/>
          <table:table-cell table:formula="of:=([.D456]-[.A456])/0.0166667" office:value-type="float" office:value="111.611776776447" calcext:value-type="float">
            <text:p>111.611776776447</text:p>
          </table:table-cell>
          <table:table-cell table:formula="of:=ABS([.E456]-[.B456])/0.0166667" office:value-type="float" office:value="800.098399803203" calcext:value-type="float">
            <text:p>800.098399803203</text:p>
          </table:table-cell>
          <table:table-cell table:formula="of:=([.F456]-[.C456])/0.0166667" office:value-type="float" office:value="107.855784288432" calcext:value-type="float">
            <text:p>107.855784288432</text:p>
          </table:table-cell>
          <table:table-cell table:formula="of:=DEGREES(ATAN(ABS([.F456]-[.C456])/ABS([.E456]-[.B456])))" office:value-type="float" office:value="7.67737065925831" calcext:value-type="float">
            <text:p>7.67737065925831</text:p>
          </table:table-cell>
          <table:table-cell table:formula="of:=SQRT(POWER([.H456];2)+POWER([.I456];2)+POWER([.J456];2))" office:value-type="float" office:value="815.013808648242" calcext:value-type="float">
            <text:p>815.013808648242</text:p>
          </table:table-cell>
        </table:table-row>
        <table:table-row table:style-name="ro1">
          <table:table-cell office:value-type="float" office:value="83.1385" calcext:value-type="float">
            <text:p>83.1385</text:p>
          </table:table-cell>
          <table:table-cell office:value-type="float" office:value="311.878" calcext:value-type="float">
            <text:p>311.878</text:p>
          </table:table-cell>
          <table:table-cell office:value-type="float" office:value="46.9904" calcext:value-type="float">
            <text:p>46.9904</text:p>
          </table:table-cell>
          <table:table-cell office:value-type="float" office:value="84.9657" calcext:value-type="float">
            <text:p>84.9657</text:p>
          </table:table-cell>
          <table:table-cell office:value-type="float" office:value="300.246" calcext:value-type="float">
            <text:p>300.246</text:p>
          </table:table-cell>
          <table:table-cell office:value-type="float" office:value="48.5813" calcext:value-type="float">
            <text:p>48.5813</text:p>
          </table:table-cell>
          <table:table-cell/>
          <table:table-cell table:formula="of:=([.D457]-[.A457])/0.0166667" office:value-type="float" office:value="109.631780736439" calcext:value-type="float">
            <text:p>109.631780736439</text:p>
          </table:table-cell>
          <table:table-cell table:formula="of:=ABS([.E457]-[.B457])/0.0166667" office:value-type="float" office:value="697.918604162792" calcext:value-type="float">
            <text:p>697.918604162792</text:p>
          </table:table-cell>
          <table:table-cell table:formula="of:=([.F457]-[.C457])/0.0166667" office:value-type="float" office:value="95.4538090923817" calcext:value-type="float">
            <text:p>95.4538090923817</text:p>
          </table:table-cell>
          <table:table-cell table:formula="of:=DEGREES(ATAN(ABS([.F457]-[.C457])/ABS([.E457]-[.B457])))" office:value-type="float" office:value="7.78798087529257" calcext:value-type="float">
            <text:p>7.78798087529257</text:p>
          </table:table-cell>
          <table:table-cell table:formula="of:=SQRT(POWER([.H457];2)+POWER([.I457];2)+POWER([.J457];2))" office:value-type="float" office:value="712.896160078189" calcext:value-type="float">
            <text:p>712.896160078189</text:p>
          </table:table-cell>
        </table:table-row>
        <table:table-row table:style-name="ro1">
          <table:table-cell office:value-type="float" office:value="77.7946" calcext:value-type="float">
            <text:p>77.7946</text:p>
          </table:table-cell>
          <table:table-cell office:value-type="float" office:value="314.615" calcext:value-type="float">
            <text:p>314.615</text:p>
          </table:table-cell>
          <table:table-cell office:value-type="float" office:value="47.1922" calcext:value-type="float">
            <text:p>47.1922</text:p>
          </table:table-cell>
          <table:table-cell office:value-type="float" office:value="79.9989" calcext:value-type="float">
            <text:p>79.9989</text:p>
          </table:table-cell>
          <table:table-cell office:value-type="float" office:value="301.419" calcext:value-type="float">
            <text:p>301.419</text:p>
          </table:table-cell>
          <table:table-cell office:value-type="float" office:value="48.9812" calcext:value-type="float">
            <text:p>48.9812</text:p>
          </table:table-cell>
          <table:table-cell/>
          <table:table-cell table:formula="of:=([.D458]-[.A458])/0.0166667" office:value-type="float" office:value="132.257735484529" calcext:value-type="float">
            <text:p>132.257735484529</text:p>
          </table:table-cell>
          <table:table-cell table:formula="of:=ABS([.E458]-[.B458])/0.0166667" office:value-type="float" office:value="791.758416483169" calcext:value-type="float">
            <text:p>791.758416483169</text:p>
          </table:table-cell>
          <table:table-cell table:formula="of:=([.F458]-[.C458])/0.0166667" office:value-type="float" office:value="107.339785320429" calcext:value-type="float">
            <text:p>107.339785320429</text:p>
          </table:table-cell>
          <table:table-cell table:formula="of:=DEGREES(ATAN(ABS([.F458]-[.C458])/ABS([.E458]-[.B458])))" office:value-type="float" office:value="7.72059732524766" calcext:value-type="float">
            <text:p>7.72059732524766</text:p>
          </table:table-cell>
          <table:table-cell table:formula="of:=SQRT(POWER([.H458];2)+POWER([.I458];2)+POWER([.J458];2))" office:value-type="float" office:value="809.873649515816" calcext:value-type="float">
            <text:p>809.873649515816</text:p>
          </table:table-cell>
        </table:table-row>
        <table:table-row table:style-name="ro1">
          <table:table-cell office:value-type="float" office:value="73.4431" calcext:value-type="float">
            <text:p>73.4431</text:p>
          </table:table-cell>
          <table:table-cell office:value-type="float" office:value="308.631" calcext:value-type="float">
            <text:p>308.631</text:p>
          </table:table-cell>
          <table:table-cell office:value-type="float" office:value="47.001" calcext:value-type="float">
            <text:p>47.001</text:p>
          </table:table-cell>
          <table:table-cell office:value-type="float" office:value="75.739" calcext:value-type="float">
            <text:p>75.739</text:p>
          </table:table-cell>
          <table:table-cell office:value-type="float" office:value="295.86" calcext:value-type="float">
            <text:p>295.86</text:p>
          </table:table-cell>
          <table:table-cell office:value-type="float" office:value="48.2459" calcext:value-type="float">
            <text:p>48.2459</text:p>
          </table:table-cell>
          <table:table-cell/>
          <table:table-cell table:formula="of:=([.D459]-[.A459])/0.0166667" office:value-type="float" office:value="137.753724492551" calcext:value-type="float">
            <text:p>137.753724492551</text:p>
          </table:table-cell>
          <table:table-cell table:formula="of:=ABS([.E459]-[.B459])/0.0166667" office:value-type="float" office:value="766.258467483063" calcext:value-type="float">
            <text:p>766.258467483063</text:p>
          </table:table-cell>
          <table:table-cell table:formula="of:=([.F459]-[.C459])/0.0166667" office:value-type="float" office:value="74.6938506122988" calcext:value-type="float">
            <text:p>74.6938506122988</text:p>
          </table:table-cell>
          <table:table-cell table:formula="of:=DEGREES(ATAN(ABS([.F459]-[.C459])/ABS([.E459]-[.B459])))" office:value-type="float" office:value="5.56752604458796" calcext:value-type="float">
            <text:p>5.56752604458796</text:p>
          </table:table-cell>
          <table:table-cell table:formula="of:=SQRT(POWER([.H459];2)+POWER([.I459];2)+POWER([.J459];2))" office:value-type="float" office:value="782.11719001717" calcext:value-type="float">
            <text:p>782.11719001717</text:p>
          </table:table-cell>
        </table:table-row>
        <table:table-row table:style-name="ro1">
          <table:table-cell office:value-type="float" office:value="71.8475" calcext:value-type="float">
            <text:p>71.8475</text:p>
          </table:table-cell>
          <table:table-cell office:value-type="float" office:value="320.446" calcext:value-type="float">
            <text:p>320.446</text:p>
          </table:table-cell>
          <table:table-cell office:value-type="float" office:value="46.4477" calcext:value-type="float">
            <text:p>46.4477</text:p>
          </table:table-cell>
          <table:table-cell office:value-type="float" office:value="73.9743" calcext:value-type="float">
            <text:p>73.9743</text:p>
          </table:table-cell>
          <table:table-cell office:value-type="float" office:value="306.914" calcext:value-type="float">
            <text:p>306.914</text:p>
          </table:table-cell>
          <table:table-cell office:value-type="float" office:value="48.2828" calcext:value-type="float">
            <text:p>48.2828</text:p>
          </table:table-cell>
          <table:table-cell/>
          <table:table-cell table:formula="of:=([.D460]-[.A460])/0.0166667" office:value-type="float" office:value="127.607744784511" calcext:value-type="float">
            <text:p>127.607744784511</text:p>
          </table:table-cell>
          <table:table-cell table:formula="of:=ABS([.E460]-[.B460])/0.0166667" office:value-type="float" office:value="811.91837616325" calcext:value-type="float">
            <text:p>811.91837616325</text:p>
          </table:table-cell>
          <table:table-cell table:formula="of:=([.F460]-[.C460])/0.0166667" office:value-type="float" office:value="110.105779788441" calcext:value-type="float">
            <text:p>110.105779788441</text:p>
          </table:table-cell>
          <table:table-cell table:formula="of:=DEGREES(ATAN(ABS([.F460]-[.C460])/ABS([.E460]-[.B460])))" office:value-type="float" office:value="7.72287578152818" calcext:value-type="float">
            <text:p>7.72287578152818</text:p>
          </table:table-cell>
          <table:table-cell table:formula="of:=SQRT(POWER([.H460];2)+POWER([.I460];2)+POWER([.J460];2))" office:value-type="float" office:value="829.227633899992" calcext:value-type="float">
            <text:p>829.227633899992</text:p>
          </table:table-cell>
        </table:table-row>
        <table:table-row table:style-name="ro1">
          <table:table-cell office:value-type="float" office:value="72.6398" calcext:value-type="float">
            <text:p>72.6398</text:p>
          </table:table-cell>
          <table:table-cell office:value-type="float" office:value="307.019" calcext:value-type="float">
            <text:p>307.019</text:p>
          </table:table-cell>
          <table:table-cell office:value-type="float" office:value="47.4951" calcext:value-type="float">
            <text:p>47.4951</text:p>
          </table:table-cell>
          <table:table-cell office:value-type="float" office:value="73.9172" calcext:value-type="float">
            <text:p>73.9172</text:p>
          </table:table-cell>
          <table:table-cell office:value-type="float" office:value="295.658" calcext:value-type="float">
            <text:p>295.658</text:p>
          </table:table-cell>
          <table:table-cell office:value-type="float" office:value="48.5472" calcext:value-type="float">
            <text:p>48.5472</text:p>
          </table:table-cell>
          <table:table-cell/>
          <table:table-cell table:formula="of:=([.D461]-[.A461])/0.0166667" office:value-type="float" office:value="76.6438467123066" calcext:value-type="float">
            <text:p>76.6438467123066</text:p>
          </table:table-cell>
          <table:table-cell table:formula="of:=ABS([.E461]-[.B461])/0.0166667" office:value-type="float" office:value="681.658636682726" calcext:value-type="float">
            <text:p>681.658636682726</text:p>
          </table:table-cell>
          <table:table-cell table:formula="of:=([.F461]-[.C461])/0.0166667" office:value-type="float" office:value="63.1258737482523" calcext:value-type="float">
            <text:p>63.1258737482523</text:p>
          </table:table-cell>
          <table:table-cell table:formula="of:=DEGREES(ATAN(ABS([.F461]-[.C461])/ABS([.E461]-[.B461])))" office:value-type="float" office:value="5.29085903332706" calcext:value-type="float">
            <text:p>5.29085903332706</text:p>
          </table:table-cell>
          <table:table-cell table:formula="of:=SQRT(POWER([.H461];2)+POWER([.I461];2)+POWER([.J461];2))" office:value-type="float" office:value="688.852416806019" calcext:value-type="float">
            <text:p>688.852416806019</text:p>
          </table:table-cell>
        </table:table-row>
        <table:table-row table:style-name="ro1">
          <table:table-cell office:value-type="float" office:value="72.9144" calcext:value-type="float">
            <text:p>72.9144</text:p>
          </table:table-cell>
          <table:table-cell office:value-type="float" office:value="309.946" calcext:value-type="float">
            <text:p>309.946</text:p>
          </table:table-cell>
          <table:table-cell office:value-type="float" office:value="47.3502" calcext:value-type="float">
            <text:p>47.3502</text:p>
          </table:table-cell>
          <table:table-cell office:value-type="float" office:value="74.4633" calcext:value-type="float">
            <text:p>74.4633</text:p>
          </table:table-cell>
          <table:table-cell office:value-type="float" office:value="299.857" calcext:value-type="float">
            <text:p>299.857</text:p>
          </table:table-cell>
          <table:table-cell office:value-type="float" office:value="48.4716" calcext:value-type="float">
            <text:p>48.4716</text:p>
          </table:table-cell>
          <table:table-cell/>
          <table:table-cell table:formula="of:=([.D462]-[.A462])/0.0166667" office:value-type="float" office:value="92.9338141323719" calcext:value-type="float">
            <text:p>92.9338141323719</text:p>
          </table:table-cell>
          <table:table-cell table:formula="of:=ABS([.E462]-[.B462])/0.0166667" office:value-type="float" office:value="605.338789322421" calcext:value-type="float">
            <text:p>605.338789322421</text:p>
          </table:table-cell>
          <table:table-cell table:formula="of:=([.F462]-[.C462])/0.0166667" office:value-type="float" office:value="67.2838654322692" calcext:value-type="float">
            <text:p>67.2838654322692</text:p>
          </table:table-cell>
          <table:table-cell table:formula="of:=DEGREES(ATAN(ABS([.F462]-[.C462])/ABS([.E462]-[.B462])))" office:value-type="float" office:value="6.34243564735441" calcext:value-type="float">
            <text:p>6.34243564735441</text:p>
          </table:table-cell>
          <table:table-cell table:formula="of:=SQRT(POWER([.H462];2)+POWER([.I462];2)+POWER([.J462];2))" office:value-type="float" office:value="616.115948677709" calcext:value-type="float">
            <text:p>616.115948677709</text:p>
          </table:table-cell>
        </table:table-row>
        <table:table-row table:style-name="ro1">
          <table:table-cell office:value-type="float" office:value="72.1111" calcext:value-type="float">
            <text:p>72.1111</text:p>
          </table:table-cell>
          <table:table-cell office:value-type="float" office:value="308.33" calcext:value-type="float">
            <text:p>308.33</text:p>
          </table:table-cell>
          <table:table-cell office:value-type="float" office:value="47.8434" calcext:value-type="float">
            <text:p>47.8434</text:p>
          </table:table-cell>
          <table:table-cell office:value-type="float" office:value="73.3988" calcext:value-type="float">
            <text:p>73.3988</text:p>
          </table:table-cell>
          <table:table-cell office:value-type="float" office:value="295.499" calcext:value-type="float">
            <text:p>295.499</text:p>
          </table:table-cell>
          <table:table-cell office:value-type="float" office:value="49.0859" calcext:value-type="float">
            <text:p>49.0859</text:p>
          </table:table-cell>
          <table:table-cell/>
          <table:table-cell table:formula="of:=([.D463]-[.A463])/0.0166667" office:value-type="float" office:value="77.2618454763091" calcext:value-type="float">
            <text:p>77.2618454763091</text:p>
          </table:table-cell>
          <table:table-cell table:formula="of:=ABS([.E463]-[.B463])/0.0166667" office:value-type="float" office:value="769.858460283077" calcext:value-type="float">
            <text:p>769.858460283077</text:p>
          </table:table-cell>
          <table:table-cell table:formula="of:=([.F463]-[.C463])/0.0166667" office:value-type="float" office:value="74.5498509002982" calcext:value-type="float">
            <text:p>74.5498509002982</text:p>
          </table:table-cell>
          <table:table-cell table:formula="of:=DEGREES(ATAN(ABS([.F463]-[.C463])/ABS([.E463]-[.B463])))" office:value-type="float" office:value="5.53103650733344" calcext:value-type="float">
            <text:p>5.53103650733344</text:p>
          </table:table-cell>
          <table:table-cell table:formula="of:=SQRT(POWER([.H463];2)+POWER([.I463];2)+POWER([.J463];2))" office:value-type="float" office:value="777.308897353614" calcext:value-type="float">
            <text:p>777.308897353614</text:p>
          </table:table-cell>
        </table:table-row>
        <table:table-row table:style-name="ro1">
          <table:table-cell office:value-type="float" office:value="71.5712" calcext:value-type="float">
            <text:p>71.5712</text:p>
          </table:table-cell>
          <table:table-cell office:value-type="float" office:value="319.015" calcext:value-type="float">
            <text:p>319.015</text:p>
          </table:table-cell>
          <table:table-cell office:value-type="float" office:value="46.1096" calcext:value-type="float">
            <text:p>46.1096</text:p>
          </table:table-cell>
          <table:table-cell office:value-type="float" office:value="73.1725" calcext:value-type="float">
            <text:p>73.1725</text:p>
          </table:table-cell>
          <table:table-cell office:value-type="float" office:value="307.059" calcext:value-type="float">
            <text:p>307.059</text:p>
          </table:table-cell>
          <table:table-cell office:value-type="float" office:value="47.4846" calcext:value-type="float">
            <text:p>47.4846</text:p>
          </table:table-cell>
          <table:table-cell/>
          <table:table-cell table:formula="of:=([.D464]-[.A464])/0.0166667" office:value-type="float" office:value="96.077807844384" calcext:value-type="float">
            <text:p>96.077807844384</text:p>
          </table:table-cell>
          <table:table-cell table:formula="of:=ABS([.E464]-[.B464])/0.0166667" office:value-type="float" office:value="717.358565282867" calcext:value-type="float">
            <text:p>717.358565282867</text:p>
          </table:table-cell>
          <table:table-cell table:formula="of:=([.F464]-[.C464])/0.0166667" office:value-type="float" office:value="82.49983500033" calcext:value-type="float">
            <text:p>82.49983500033</text:p>
          </table:table-cell>
          <table:table-cell table:formula="of:=DEGREES(ATAN(ABS([.F464]-[.C464])/ABS([.E464]-[.B464])))" office:value-type="float" office:value="6.56048018060255" calcext:value-type="float">
            <text:p>6.56048018060255</text:p>
          </table:table-cell>
          <table:table-cell table:formula="of:=SQRT(POWER([.H464];2)+POWER([.I464];2)+POWER([.J464];2))" office:value-type="float" office:value="728.450738979622" calcext:value-type="float">
            <text:p>728.450738979622</text:p>
          </table:table-cell>
        </table:table-row>
        <table:table-row table:style-name="ro1">
          <table:table-cell office:value-type="float" office:value="71.0249" calcext:value-type="float">
            <text:p>71.0249</text:p>
          </table:table-cell>
          <table:table-cell office:value-type="float" office:value="320.469" calcext:value-type="float">
            <text:p>320.469</text:p>
          </table:table-cell>
          <table:table-cell office:value-type="float" office:value="46.183" calcext:value-type="float">
            <text:p>46.183</text:p>
          </table:table-cell>
          <table:table-cell office:value-type="float" office:value="72.9132" calcext:value-type="float">
            <text:p>72.9132</text:p>
          </table:table-cell>
          <table:table-cell office:value-type="float" office:value="310.02" calcext:value-type="float">
            <text:p>310.02</text:p>
          </table:table-cell>
          <table:table-cell office:value-type="float" office:value="47.0762" calcext:value-type="float">
            <text:p>47.0762</text:p>
          </table:table-cell>
          <table:table-cell/>
          <table:table-cell table:formula="of:=([.D465]-[.A465])/0.0166667" office:value-type="float" office:value="113.297773404453" calcext:value-type="float">
            <text:p>113.297773404453</text:p>
          </table:table-cell>
          <table:table-cell table:formula="of:=ABS([.E465]-[.B465])/0.0166667" office:value-type="float" office:value="626.938746122509" calcext:value-type="float">
            <text:p>626.938746122509</text:p>
          </table:table-cell>
          <table:table-cell table:formula="of:=([.F465]-[.C465])/0.0166667" office:value-type="float" office:value="53.5918928162144" calcext:value-type="float">
            <text:p>53.5918928162144</text:p>
          </table:table-cell>
          <table:table-cell table:formula="of:=DEGREES(ATAN(ABS([.F465]-[.C465])/ABS([.E465]-[.B465])))" office:value-type="float" office:value="4.88587254998844" calcext:value-type="float">
            <text:p>4.88587254998844</text:p>
          </table:table-cell>
          <table:table-cell table:formula="of:=SQRT(POWER([.H465];2)+POWER([.I465];2)+POWER([.J465];2))" office:value-type="float" office:value="639.343935471116" calcext:value-type="float">
            <text:p>639.343935471116</text:p>
          </table:table-cell>
        </table:table-row>
        <table:table-row table:style-name="ro1">
          <table:table-cell office:value-type="float" office:value="68.5861" calcext:value-type="float">
            <text:p>68.5861</text:p>
          </table:table-cell>
          <table:table-cell office:value-type="float" office:value="317.075" calcext:value-type="float">
            <text:p>317.075</text:p>
          </table:table-cell>
          <table:table-cell office:value-type="float" office:value="46.9404" calcext:value-type="float">
            <text:p>46.9404</text:p>
          </table:table-cell>
          <table:table-cell office:value-type="float" office:value="71.3163" calcext:value-type="float">
            <text:p>71.3163</text:p>
          </table:table-cell>
          <table:table-cell office:value-type="float" office:value="303.762" calcext:value-type="float">
            <text:p>303.762</text:p>
          </table:table-cell>
          <table:table-cell office:value-type="float" office:value="48.7396" calcext:value-type="float">
            <text:p>48.7396</text:p>
          </table:table-cell>
          <table:table-cell/>
          <table:table-cell table:formula="of:=([.D466]-[.A466])/0.0166667" office:value-type="float" office:value="163.811672376655" calcext:value-type="float">
            <text:p>163.811672376655</text:p>
          </table:table-cell>
          <table:table-cell table:formula="of:=ABS([.E466]-[.B466])/0.0166667" office:value-type="float" office:value="798.778402443194" calcext:value-type="float">
            <text:p>798.778402443194</text:p>
          </table:table-cell>
          <table:table-cell table:formula="of:=([.F466]-[.C466])/0.0166667" office:value-type="float" office:value="107.951784096432" calcext:value-type="float">
            <text:p>107.951784096432</text:p>
          </table:table-cell>
          <table:table-cell table:formula="of:=DEGREES(ATAN(ABS([.F466]-[.C466])/ABS([.E466]-[.B466])))" office:value-type="float" office:value="7.69666857089396" calcext:value-type="float">
            <text:p>7.69666857089396</text:p>
          </table:table-cell>
          <table:table-cell table:formula="of:=SQRT(POWER([.H466];2)+POWER([.I466];2)+POWER([.J466];2))" office:value-type="float" office:value="822.517348088258" calcext:value-type="float">
            <text:p>822.517348088258</text:p>
          </table:table-cell>
        </table:table-row>
        <table:table-row table:style-name="ro1">
          <table:table-cell office:value-type="float" office:value="62.467" calcext:value-type="float">
            <text:p>62.467</text:p>
          </table:table-cell>
          <table:table-cell office:value-type="float" office:value="309.136" calcext:value-type="float">
            <text:p>309.136</text:p>
          </table:table-cell>
          <table:table-cell office:value-type="float" office:value="46.5075" calcext:value-type="float">
            <text:p>46.5075</text:p>
          </table:table-cell>
          <table:table-cell office:value-type="float" office:value="63.4422" calcext:value-type="float">
            <text:p>63.4422</text:p>
          </table:table-cell>
          <table:table-cell office:value-type="float" office:value="298.999" calcext:value-type="float">
            <text:p>298.999</text:p>
          </table:table-cell>
          <table:table-cell office:value-type="float" office:value="47.4047" calcext:value-type="float">
            <text:p>47.4047</text:p>
          </table:table-cell>
          <table:table-cell/>
          <table:table-cell table:formula="of:=([.D467]-[.A467])/0.0166667" office:value-type="float" office:value="58.5118829762341" calcext:value-type="float">
            <text:p>58.5118829762341</text:p>
          </table:table-cell>
          <table:table-cell table:formula="of:=ABS([.E467]-[.B467])/0.0166667" office:value-type="float" office:value="608.218783562433" calcext:value-type="float">
            <text:p>608.218783562433</text:p>
          </table:table-cell>
          <table:table-cell table:formula="of:=([.F467]-[.C467])/0.0166667" office:value-type="float" office:value="53.8318923362152" calcext:value-type="float">
            <text:p>53.8318923362152</text:p>
          </table:table-cell>
          <table:table-cell table:formula="of:=DEGREES(ATAN(ABS([.F467]-[.C467])/ABS([.E467]-[.B467])))" office:value-type="float" office:value="5.05792350382373" calcext:value-type="float">
            <text:p>5.05792350382373</text:p>
          </table:table-cell>
          <table:table-cell table:formula="of:=SQRT(POWER([.H467];2)+POWER([.I467];2)+POWER([.J467];2))" office:value-type="float" office:value="613.393512975225" calcext:value-type="float">
            <text:p>613.393512975225</text:p>
          </table:table-cell>
        </table:table-row>
        <table:table-row table:style-name="ro1">
          <table:table-cell office:value-type="float" office:value="56.6598" calcext:value-type="float">
            <text:p>56.6598</text:p>
          </table:table-cell>
          <table:table-cell office:value-type="float" office:value="315.721" calcext:value-type="float">
            <text:p>315.721</text:p>
          </table:table-cell>
          <table:table-cell office:value-type="float" office:value="46.7075" calcext:value-type="float">
            <text:p>46.7075</text:p>
          </table:table-cell>
          <table:table-cell office:value-type="float" office:value="58.0891" calcext:value-type="float">
            <text:p>58.0891</text:p>
          </table:table-cell>
          <table:table-cell office:value-type="float" office:value="303.713" calcext:value-type="float">
            <text:p>303.713</text:p>
          </table:table-cell>
          <table:table-cell office:value-type="float" office:value="48.3526" calcext:value-type="float">
            <text:p>48.3526</text:p>
          </table:table-cell>
          <table:table-cell/>
          <table:table-cell table:formula="of:=([.D468]-[.A468])/0.0166667" office:value-type="float" office:value="85.7578284843433" calcext:value-type="float">
            <text:p>85.7578284843433</text:p>
          </table:table-cell>
          <table:table-cell table:formula="of:=ABS([.E468]-[.B468])/0.0166667" office:value-type="float" office:value="720.478559042881" calcext:value-type="float">
            <text:p>720.478559042881</text:p>
          </table:table-cell>
          <table:table-cell table:formula="of:=([.F468]-[.C468])/0.0166667" office:value-type="float" office:value="98.7058025883948" calcext:value-type="float">
            <text:p>98.7058025883948</text:p>
          </table:table-cell>
          <table:table-cell table:formula="of:=DEGREES(ATAN(ABS([.F468]-[.C468])/ABS([.E468]-[.B468])))" office:value-type="float" office:value="7.80097703364166" calcext:value-type="float">
            <text:p>7.80097703364166</text:p>
          </table:table-cell>
          <table:table-cell table:formula="of:=SQRT(POWER([.H468];2)+POWER([.I468];2)+POWER([.J468];2))" office:value-type="float" office:value="732.247632055902" calcext:value-type="float">
            <text:p>732.247632055902</text:p>
          </table:table-cell>
        </table:table-row>
        <table:table-row table:style-name="ro1">
          <table:table-cell office:value-type="float" office:value="55.7641" calcext:value-type="float">
            <text:p>55.7641</text:p>
          </table:table-cell>
          <table:table-cell office:value-type="float" office:value="309.569" calcext:value-type="float">
            <text:p>309.569</text:p>
          </table:table-cell>
          <table:table-cell office:value-type="float" office:value="46.776" calcext:value-type="float">
            <text:p>46.776</text:p>
          </table:table-cell>
          <table:table-cell office:value-type="float" office:value="57.4462" calcext:value-type="float">
            <text:p>57.4462</text:p>
          </table:table-cell>
          <table:table-cell office:value-type="float" office:value="298.002" calcext:value-type="float">
            <text:p>298.002</text:p>
          </table:table-cell>
          <table:table-cell office:value-type="float" office:value="47.8616" calcext:value-type="float">
            <text:p>47.8616</text:p>
          </table:table-cell>
          <table:table-cell/>
          <table:table-cell table:formula="of:=([.D469]-[.A469])/0.0166667" office:value-type="float" office:value="100.925798148404" calcext:value-type="float">
            <text:p>100.925798148404</text:p>
          </table:table-cell>
          <table:table-cell table:formula="of:=ABS([.E469]-[.B469])/0.0166667" office:value-type="float" office:value="694.018611962777" calcext:value-type="float">
            <text:p>694.018611962777</text:p>
          </table:table-cell>
          <table:table-cell table:formula="of:=([.F469]-[.C469])/0.0166667" office:value-type="float" office:value="65.1358697282605" calcext:value-type="float">
            <text:p>65.1358697282605</text:p>
          </table:table-cell>
          <table:table-cell table:formula="of:=DEGREES(ATAN(ABS([.F469]-[.C469])/ABS([.E469]-[.B469])))" office:value-type="float" office:value="5.36168656958401" calcext:value-type="float">
            <text:p>5.36168656958401</text:p>
          </table:table-cell>
          <table:table-cell table:formula="of:=SQRT(POWER([.H469];2)+POWER([.I469];2)+POWER([.J469];2))" office:value-type="float" office:value="704.336944940338" calcext:value-type="float">
            <text:p>704.336944940338</text:p>
          </table:table-cell>
        </table:table-row>
        <table:table-row table:style-name="ro1">
          <table:table-cell office:value-type="float" office:value="52.3425" calcext:value-type="float">
            <text:p>52.3425</text:p>
          </table:table-cell>
          <table:table-cell office:value-type="float" office:value="315.034" calcext:value-type="float">
            <text:p>315.034</text:p>
          </table:table-cell>
          <table:table-cell office:value-type="float" office:value="46.579" calcext:value-type="float">
            <text:p>46.579</text:p>
          </table:table-cell>
          <table:table-cell office:value-type="float" office:value="53.8621" calcext:value-type="float">
            <text:p>53.8621</text:p>
          </table:table-cell>
          <table:table-cell office:value-type="float" office:value="303.146" calcext:value-type="float">
            <text:p>303.146</text:p>
          </table:table-cell>
          <table:table-cell office:value-type="float" office:value="47.6928" calcext:value-type="float">
            <text:p>47.6928</text:p>
          </table:table-cell>
          <table:table-cell/>
          <table:table-cell table:formula="of:=([.D470]-[.A470])/0.0166667" office:value-type="float" office:value="91.1758176483645" calcext:value-type="float">
            <text:p>91.1758176483645</text:p>
          </table:table-cell>
          <table:table-cell table:formula="of:=ABS([.E470]-[.B470])/0.0166667" office:value-type="float" office:value="713.278573442852" calcext:value-type="float">
            <text:p>713.278573442852</text:p>
          </table:table-cell>
          <table:table-cell table:formula="of:=([.F470]-[.C470])/0.0166667" office:value-type="float" office:value="66.8278663442672" calcext:value-type="float">
            <text:p>66.8278663442672</text:p>
          </table:table-cell>
          <table:table-cell table:formula="of:=DEGREES(ATAN(ABS([.F470]-[.C470])/ABS([.E470]-[.B470])))" office:value-type="float" office:value="5.35248067618073" calcext:value-type="float">
            <text:p>5.35248067618073</text:p>
          </table:table-cell>
          <table:table-cell table:formula="of:=SQRT(POWER([.H470];2)+POWER([.I470];2)+POWER([.J470];2))" office:value-type="float" office:value="722.180944623053" calcext:value-type="float">
            <text:p>722.180944623053</text:p>
          </table:table-cell>
        </table:table-row>
        <table:table-row table:style-name="ro1">
          <table:table-cell office:value-type="float" office:value="54.1666" calcext:value-type="float">
            <text:p>54.1666</text:p>
          </table:table-cell>
          <table:table-cell office:value-type="float" office:value="309.292" calcext:value-type="float">
            <text:p>309.292</text:p>
          </table:table-cell>
          <table:table-cell office:value-type="float" office:value="46.8306" calcext:value-type="float">
            <text:p>46.8306</text:p>
          </table:table-cell>
          <table:table-cell office:value-type="float" office:value="55.6261" calcext:value-type="float">
            <text:p>55.6261</text:p>
          </table:table-cell>
          <table:table-cell office:value-type="float" office:value="297.675" calcext:value-type="float">
            <text:p>297.675</text:p>
          </table:table-cell>
          <table:table-cell office:value-type="float" office:value="47.9257" calcext:value-type="float">
            <text:p>47.9257</text:p>
          </table:table-cell>
          <table:table-cell/>
          <table:table-cell table:formula="of:=([.D471]-[.A471])/0.0166667" office:value-type="float" office:value="87.5698248603502" calcext:value-type="float">
            <text:p>87.5698248603502</text:p>
          </table:table-cell>
          <table:table-cell table:formula="of:=ABS([.E471]-[.B471])/0.0166667" office:value-type="float" office:value="697.018605962786" calcext:value-type="float">
            <text:p>697.018605962786</text:p>
          </table:table-cell>
          <table:table-cell table:formula="of:=([.F471]-[.C471])/0.0166667" office:value-type="float" office:value="65.705868588263" calcext:value-type="float">
            <text:p>65.705868588263</text:p>
          </table:table-cell>
          <table:table-cell table:formula="of:=DEGREES(ATAN(ABS([.F471]-[.C471])/ABS([.E471]-[.B471])))" office:value-type="float" office:value="5.38518874286024" calcext:value-type="float">
            <text:p>5.38518874286024</text:p>
          </table:table-cell>
          <table:table-cell table:formula="of:=SQRT(POWER([.H471];2)+POWER([.I471];2)+POWER([.J471];2))" office:value-type="float" office:value="705.564081038226" calcext:value-type="float">
            <text:p>705.564081038226</text:p>
          </table:table-cell>
        </table:table-row>
        <table:table-row table:style-name="ro1">
          <table:table-cell office:value-type="float" office:value="54.2743" calcext:value-type="float">
            <text:p>54.2743</text:p>
          </table:table-cell>
          <table:table-cell office:value-type="float" office:value="313.893" calcext:value-type="float">
            <text:p>313.893</text:p>
          </table:table-cell>
          <table:table-cell office:value-type="float" office:value="46.4521" calcext:value-type="float">
            <text:p>46.4521</text:p>
          </table:table-cell>
          <table:table-cell office:value-type="float" office:value="56.3168" calcext:value-type="float">
            <text:p>56.3168</text:p>
          </table:table-cell>
          <table:table-cell office:value-type="float" office:value="300.691" calcext:value-type="float">
            <text:p>300.691</text:p>
          </table:table-cell>
          <table:table-cell office:value-type="float" office:value="47.7528" calcext:value-type="float">
            <text:p>47.7528</text:p>
          </table:table-cell>
          <table:table-cell/>
          <table:table-cell table:formula="of:=([.D472]-[.A472])/0.0166667" office:value-type="float" office:value="122.54975490049" calcext:value-type="float">
            <text:p>122.54975490049</text:p>
          </table:table-cell>
          <table:table-cell table:formula="of:=ABS([.E472]-[.B472])/0.0166667" office:value-type="float" office:value="792.118415763168" calcext:value-type="float">
            <text:p>792.118415763168</text:p>
          </table:table-cell>
          <table:table-cell table:formula="of:=([.F472]-[.C472])/0.0166667" office:value-type="float" office:value="78.0418439163121" calcext:value-type="float">
            <text:p>78.0418439163121</text:p>
          </table:table-cell>
          <table:table-cell table:formula="of:=DEGREES(ATAN(ABS([.F472]-[.C472])/ABS([.E472]-[.B472])))" office:value-type="float" office:value="5.62679017938599" calcext:value-type="float">
            <text:p>5.62679017938599</text:p>
          </table:table-cell>
          <table:table-cell table:formula="of:=SQRT(POWER([.H472];2)+POWER([.I472];2)+POWER([.J472];2))" office:value-type="float" office:value="805.332575039145" calcext:value-type="float">
            <text:p>805.332575039145</text:p>
          </table:table-cell>
        </table:table-row>
        <table:table-row table:style-name="ro1">
          <table:table-cell office:value-type="float" office:value="53.5194" calcext:value-type="float">
            <text:p>53.5194</text:p>
          </table:table-cell>
          <table:table-cell office:value-type="float" office:value="312.26" calcext:value-type="float">
            <text:p>312.26</text:p>
          </table:table-cell>
          <table:table-cell office:value-type="float" office:value="46.422" calcext:value-type="float">
            <text:p>46.422</text:p>
          </table:table-cell>
          <table:table-cell office:value-type="float" office:value="55.0101" calcext:value-type="float">
            <text:p>55.0101</text:p>
          </table:table-cell>
          <table:table-cell office:value-type="float" office:value="300.447" calcext:value-type="float">
            <text:p>300.447</text:p>
          </table:table-cell>
          <table:table-cell office:value-type="float" office:value="47.8" calcext:value-type="float">
            <text:p>47.8</text:p>
          </table:table-cell>
          <table:table-cell/>
          <table:table-cell table:formula="of:=([.D473]-[.A473])/0.0166667" office:value-type="float" office:value="89.441821116358" calcext:value-type="float">
            <text:p>89.441821116358</text:p>
          </table:table-cell>
          <table:table-cell table:formula="of:=ABS([.E473]-[.B473])/0.0166667" office:value-type="float" office:value="708.778582442834" calcext:value-type="float">
            <text:p>708.778582442834</text:p>
          </table:table-cell>
          <table:table-cell table:formula="of:=([.F473]-[.C473])/0.0166667" office:value-type="float" office:value="82.6798346403307" calcext:value-type="float">
            <text:p>82.6798346403307</text:p>
          </table:table-cell>
          <table:table-cell table:formula="of:=DEGREES(ATAN(ABS([.F473]-[.C473])/ABS([.E473]-[.B473])))" office:value-type="float" office:value="6.65354777600998" calcext:value-type="float">
            <text:p>6.65354777600998</text:p>
          </table:table-cell>
          <table:table-cell table:formula="of:=SQRT(POWER([.H473];2)+POWER([.I473];2)+POWER([.J473];2))" office:value-type="float" office:value="719.168181547569" calcext:value-type="float">
            <text:p>719.168181547569</text:p>
          </table:table-cell>
        </table:table-row>
        <table:table-row table:style-name="ro1">
          <table:table-cell office:value-type="float" office:value="54.98" calcext:value-type="float">
            <text:p>54.98</text:p>
          </table:table-cell>
          <table:table-cell office:value-type="float" office:value="309.297" calcext:value-type="float">
            <text:p>309.297</text:p>
          </table:table-cell>
          <table:table-cell office:value-type="float" office:value="47.3486" calcext:value-type="float">
            <text:p>47.3486</text:p>
          </table:table-cell>
          <table:table-cell office:value-type="float" office:value="56.6392" calcext:value-type="float">
            <text:p>56.6392</text:p>
          </table:table-cell>
          <table:table-cell office:value-type="float" office:value="299.134" calcext:value-type="float">
            <text:p>299.134</text:p>
          </table:table-cell>
          <table:table-cell office:value-type="float" office:value="48.484" calcext:value-type="float">
            <text:p>48.484</text:p>
          </table:table-cell>
          <table:table-cell/>
          <table:table-cell table:formula="of:=([.D474]-[.A474])/0.0166667" office:value-type="float" office:value="99.5518008963986" calcext:value-type="float">
            <text:p>99.5518008963986</text:p>
          </table:table-cell>
          <table:table-cell table:formula="of:=ABS([.E474]-[.B474])/0.0166667" office:value-type="float" office:value="609.77878044244" calcext:value-type="float">
            <text:p>609.77878044244</text:p>
          </table:table-cell>
          <table:table-cell table:formula="of:=([.F474]-[.C474])/0.0166667" office:value-type="float" office:value="68.1238637522728" calcext:value-type="float">
            <text:p>68.1238637522728</text:p>
          </table:table-cell>
          <table:table-cell table:formula="of:=DEGREES(ATAN(ABS([.F474]-[.C474])/ABS([.E474]-[.B474])))" office:value-type="float" office:value="6.37459306766961" calcext:value-type="float">
            <text:p>6.37459306766961</text:p>
          </table:table-cell>
          <table:table-cell table:formula="of:=SQRT(POWER([.H474];2)+POWER([.I474];2)+POWER([.J474];2))" office:value-type="float" office:value="621.595996570219" calcext:value-type="float">
            <text:p>621.595996570219</text:p>
          </table:table-cell>
        </table:table-row>
        <table:table-row table:style-name="ro1">
          <table:table-cell office:value-type="float" office:value="53.3165" calcext:value-type="float">
            <text:p>53.3165</text:p>
          </table:table-cell>
          <table:table-cell office:value-type="float" office:value="318.236" calcext:value-type="float">
            <text:p>318.236</text:p>
          </table:table-cell>
          <table:table-cell office:value-type="float" office:value="46.6613" calcext:value-type="float">
            <text:p>46.6613</text:p>
          </table:table-cell>
          <table:table-cell office:value-type="float" office:value="55.3573" calcext:value-type="float">
            <text:p>55.3573</text:p>
          </table:table-cell>
          <table:table-cell office:value-type="float" office:value="306.242" calcext:value-type="float">
            <text:p>306.242</text:p>
          </table:table-cell>
          <table:table-cell office:value-type="float" office:value="48.0302" calcext:value-type="float">
            <text:p>48.0302</text:p>
          </table:table-cell>
          <table:table-cell/>
          <table:table-cell table:formula="of:=([.D475]-[.A475])/0.0166667" office:value-type="float" office:value="122.44775510449" calcext:value-type="float">
            <text:p>122.44775510449</text:p>
          </table:table-cell>
          <table:table-cell table:formula="of:=ABS([.E475]-[.B475])/0.0166667" office:value-type="float" office:value="719.638560722877" calcext:value-type="float">
            <text:p>719.638560722877</text:p>
          </table:table-cell>
          <table:table-cell table:formula="of:=([.F475]-[.C475])/0.0166667" office:value-type="float" office:value="82.1338357323288" calcext:value-type="float">
            <text:p>82.1338357323288</text:p>
          </table:table-cell>
          <table:table-cell table:formula="of:=DEGREES(ATAN(ABS([.F475]-[.C475])/ABS([.E475]-[.B475])))" office:value-type="float" office:value="6.51111170536535" calcext:value-type="float">
            <text:p>6.51111170536535</text:p>
          </table:table-cell>
          <table:table-cell table:formula="of:=SQRT(POWER([.H475];2)+POWER([.I475];2)+POWER([.J475];2))" office:value-type="float" office:value="734.587692370032" calcext:value-type="float">
            <text:p>734.587692370032</text:p>
          </table:table-cell>
        </table:table-row>
        <table:table-row table:style-name="ro1">
          <table:table-cell office:value-type="float" office:value="54.8341" calcext:value-type="float">
            <text:p>54.8341</text:p>
          </table:table-cell>
          <table:table-cell office:value-type="float" office:value="313.782" calcext:value-type="float">
            <text:p>313.782</text:p>
          </table:table-cell>
          <table:table-cell office:value-type="float" office:value="47.2591" calcext:value-type="float">
            <text:p>47.2591</text:p>
          </table:table-cell>
          <table:table-cell office:value-type="float" office:value="57.6507" calcext:value-type="float">
            <text:p>57.6507</text:p>
          </table:table-cell>
          <table:table-cell office:value-type="float" office:value="300.67" calcext:value-type="float">
            <text:p>300.67</text:p>
          </table:table-cell>
          <table:table-cell office:value-type="float" office:value="48.7773" calcext:value-type="float">
            <text:p>48.7773</text:p>
          </table:table-cell>
          <table:table-cell/>
          <table:table-cell table:formula="of:=([.D476]-[.A476])/0.0166667" office:value-type="float" office:value="168.995662008676" calcext:value-type="float">
            <text:p>168.995662008676</text:p>
          </table:table-cell>
          <table:table-cell table:formula="of:=ABS([.E476]-[.B476])/0.0166667" office:value-type="float" office:value="786.718426563145" calcext:value-type="float">
            <text:p>786.718426563145</text:p>
          </table:table-cell>
          <table:table-cell table:formula="of:=([.F476]-[.C476])/0.0166667" office:value-type="float" office:value="91.0918178163644" calcext:value-type="float">
            <text:p>91.0918178163644</text:p>
          </table:table-cell>
          <table:table-cell table:formula="of:=DEGREES(ATAN(ABS([.F476]-[.C476])/ABS([.E476]-[.B476])))" office:value-type="float" office:value="6.60469933113196" calcext:value-type="float">
            <text:p>6.60469933113196</text:p>
          </table:table-cell>
          <table:table-cell table:formula="of:=SQRT(POWER([.H476];2)+POWER([.I476];2)+POWER([.J476];2))" office:value-type="float" office:value="809.804381159321" calcext:value-type="float">
            <text:p>809.804381159321</text:p>
          </table:table-cell>
        </table:table-row>
        <table:table-row table:style-name="ro1">
          <table:table-cell office:value-type="float" office:value="55.6911" calcext:value-type="float">
            <text:p>55.6911</text:p>
          </table:table-cell>
          <table:table-cell office:value-type="float" office:value="312.368" calcext:value-type="float">
            <text:p>312.368</text:p>
          </table:table-cell>
          <table:table-cell office:value-type="float" office:value="47.4453" calcext:value-type="float">
            <text:p>47.4453</text:p>
          </table:table-cell>
          <table:table-cell office:value-type="float" office:value="58.3941" calcext:value-type="float">
            <text:p>58.3941</text:p>
          </table:table-cell>
          <table:table-cell office:value-type="float" office:value="302.275" calcext:value-type="float">
            <text:p>302.275</text:p>
          </table:table-cell>
          <table:table-cell office:value-type="float" office:value="48.5484" calcext:value-type="float">
            <text:p>48.5484</text:p>
          </table:table-cell>
          <table:table-cell/>
          <table:table-cell table:formula="of:=([.D477]-[.A477])/0.0166667" office:value-type="float" office:value="162.179675640649" calcext:value-type="float">
            <text:p>162.179675640649</text:p>
          </table:table-cell>
          <table:table-cell table:formula="of:=ABS([.E477]-[.B477])/0.0166667" office:value-type="float" office:value="605.578788842423" calcext:value-type="float">
            <text:p>605.578788842423</text:p>
          </table:table-cell>
          <table:table-cell table:formula="of:=([.F477]-[.C477])/0.0166667" office:value-type="float" office:value="66.1858676282646" calcext:value-type="float">
            <text:p>66.1858676282646</text:p>
          </table:table-cell>
          <table:table-cell table:formula="of:=DEGREES(ATAN(ABS([.F477]-[.C477])/ABS([.E477]-[.B477])))" office:value-type="float" office:value="6.23730385444906" calcext:value-type="float">
            <text:p>6.23730385444906</text:p>
          </table:table-cell>
          <table:table-cell table:formula="of:=SQRT(POWER([.H477];2)+POWER([.I477];2)+POWER([.J477];2))" office:value-type="float" office:value="630.403430955502" calcext:value-type="float">
            <text:p>630.403430955502</text:p>
          </table:table-cell>
        </table:table-row>
        <table:table-row table:style-name="ro1">
          <table:table-cell office:value-type="float" office:value="55.6907" calcext:value-type="float">
            <text:p>55.6907</text:p>
          </table:table-cell>
          <table:table-cell office:value-type="float" office:value="312.381" calcext:value-type="float">
            <text:p>312.381</text:p>
          </table:table-cell>
          <table:table-cell office:value-type="float" office:value="47.4435" calcext:value-type="float">
            <text:p>47.4435</text:p>
          </table:table-cell>
          <table:table-cell office:value-type="float" office:value="58.6854" calcext:value-type="float">
            <text:p>58.6854</text:p>
          </table:table-cell>
          <table:table-cell office:value-type="float" office:value="300.963" calcext:value-type="float">
            <text:p>300.963</text:p>
          </table:table-cell>
          <table:table-cell office:value-type="float" office:value="48.2093" calcext:value-type="float">
            <text:p>48.2093</text:p>
          </table:table-cell>
          <table:table-cell/>
          <table:table-cell table:formula="of:=([.D478]-[.A478])/0.0166667" office:value-type="float" office:value="179.681640636719" calcext:value-type="float">
            <text:p>179.681640636719</text:p>
          </table:table-cell>
          <table:table-cell table:formula="of:=ABS([.E478]-[.B478])/0.0166667" office:value-type="float" office:value="685.078629842737" calcext:value-type="float">
            <text:p>685.078629842737</text:p>
          </table:table-cell>
          <table:table-cell table:formula="of:=([.F478]-[.C478])/0.0166667" office:value-type="float" office:value="45.9479081041837" calcext:value-type="float">
            <text:p>45.9479081041837</text:p>
          </table:table-cell>
          <table:table-cell table:formula="of:=DEGREES(ATAN(ABS([.F478]-[.C478])/ABS([.E478]-[.B478])))" office:value-type="float" office:value="3.83705498478471" calcext:value-type="float">
            <text:p>3.83705498478471</text:p>
          </table:table-cell>
          <table:table-cell table:formula="of:=SQRT(POWER([.H478];2)+POWER([.I478];2)+POWER([.J478];2))" office:value-type="float" office:value="709.738988155685" calcext:value-type="float">
            <text:p>709.738988155685</text:p>
          </table:table-cell>
        </table:table-row>
        <table:table-row table:style-name="ro1">
          <table:table-cell office:value-type="float" office:value="55.1704" calcext:value-type="float">
            <text:p>55.1704</text:p>
          </table:table-cell>
          <table:table-cell office:value-type="float" office:value="312.141" calcext:value-type="float">
            <text:p>312.141</text:p>
          </table:table-cell>
          <table:table-cell office:value-type="float" office:value="48.0107" calcext:value-type="float">
            <text:p>48.0107</text:p>
          </table:table-cell>
          <table:table-cell office:value-type="float" office:value="57.5756" calcext:value-type="float">
            <text:p>57.5756</text:p>
          </table:table-cell>
          <table:table-cell office:value-type="float" office:value="303.493" calcext:value-type="float">
            <text:p>303.493</text:p>
          </table:table-cell>
          <table:table-cell office:value-type="float" office:value="48.9079" calcext:value-type="float">
            <text:p>48.9079</text:p>
          </table:table-cell>
          <table:table-cell/>
          <table:table-cell table:formula="of:=([.D479]-[.A479])/0.0166667" office:value-type="float" office:value="144.311711376577" calcext:value-type="float">
            <text:p>144.311711376577</text:p>
          </table:table-cell>
          <table:table-cell table:formula="of:=ABS([.E479]-[.B479])/0.0166667" office:value-type="float" office:value="518.878962242077" calcext:value-type="float">
            <text:p>518.878962242077</text:p>
          </table:table-cell>
          <table:table-cell table:formula="of:=([.F479]-[.C479])/0.0166667" office:value-type="float" office:value="53.8318923362152" calcext:value-type="float">
            <text:p>53.8318923362152</text:p>
          </table:table-cell>
          <table:table-cell table:formula="of:=DEGREES(ATAN(ABS([.F479]-[.C479])/ABS([.E479]-[.B479])))" office:value-type="float" office:value="5.9230484173719" calcext:value-type="float">
            <text:p>5.9230484173719</text:p>
          </table:table-cell>
          <table:table-cell table:formula="of:=SQRT(POWER([.H479];2)+POWER([.I479];2)+POWER([.J479];2))" office:value-type="float" office:value="541.256981599636" calcext:value-type="float">
            <text:p>541.256981599636</text:p>
          </table:table-cell>
        </table:table-row>
        <table:table-row table:style-name="ro1">
          <table:table-cell office:value-type="float" office:value="54.4231" calcext:value-type="float">
            <text:p>54.4231</text:p>
          </table:table-cell>
          <table:table-cell office:value-type="float" office:value="318.213" calcext:value-type="float">
            <text:p>318.213</text:p>
          </table:table-cell>
          <table:table-cell office:value-type="float" office:value="47.4567" calcext:value-type="float">
            <text:p>47.4567</text:p>
          </table:table-cell>
          <table:table-cell office:value-type="float" office:value="58.2993" calcext:value-type="float">
            <text:p>58.2993</text:p>
          </table:table-cell>
          <table:table-cell office:value-type="float" office:value="306.421" calcext:value-type="float">
            <text:p>306.421</text:p>
          </table:table-cell>
          <table:table-cell office:value-type="float" office:value="49.2832" calcext:value-type="float">
            <text:p>49.2832</text:p>
          </table:table-cell>
          <table:table-cell/>
          <table:table-cell table:formula="of:=([.D480]-[.A480])/0.0166667" office:value-type="float" office:value="232.571534856931" calcext:value-type="float">
            <text:p>232.571534856931</text:p>
          </table:table-cell>
          <table:table-cell table:formula="of:=ABS([.E480]-[.B480])/0.0166667" office:value-type="float" office:value="707.518584962832" calcext:value-type="float">
            <text:p>707.518584962832</text:p>
          </table:table-cell>
          <table:table-cell table:formula="of:=([.F480]-[.C480])/0.0166667" office:value-type="float" office:value="109.589780820439" calcext:value-type="float">
            <text:p>109.589780820439</text:p>
          </table:table-cell>
          <table:table-cell table:formula="of:=DEGREES(ATAN(ABS([.F480]-[.C480])/ABS([.E480]-[.B480])))" office:value-type="float" office:value="8.80475434919641" calcext:value-type="float">
            <text:p>8.80475434919641</text:p>
          </table:table-cell>
          <table:table-cell table:formula="of:=SQRT(POWER([.H480];2)+POWER([.I480];2)+POWER([.J480];2))" office:value-type="float" office:value="752.782828546048" calcext:value-type="float">
            <text:p>752.782828546048</text:p>
          </table:table-cell>
        </table:table-row>
        <table:table-row table:style-name="ro1">
          <table:table-cell office:value-type="float" office:value="54.9342" calcext:value-type="float">
            <text:p>54.9342</text:p>
          </table:table-cell>
          <table:table-cell office:value-type="float" office:value="310.759" calcext:value-type="float">
            <text:p>310.759</text:p>
          </table:table-cell>
          <table:table-cell office:value-type="float" office:value="47.4102" calcext:value-type="float">
            <text:p>47.4102</text:p>
          </table:table-cell>
          <table:table-cell office:value-type="float" office:value="57.1731" calcext:value-type="float">
            <text:p>57.1731</text:p>
          </table:table-cell>
          <table:table-cell office:value-type="float" office:value="299.116" calcext:value-type="float">
            <text:p>299.116</text:p>
          </table:table-cell>
          <table:table-cell office:value-type="float" office:value="48.9968" calcext:value-type="float">
            <text:p>48.9968</text:p>
          </table:table-cell>
          <table:table-cell/>
          <table:table-cell table:formula="of:=([.D481]-[.A481])/0.0166667" office:value-type="float" office:value="134.333731332537" calcext:value-type="float">
            <text:p>134.333731332537</text:p>
          </table:table-cell>
          <table:table-cell table:formula="of:=ABS([.E481]-[.B481])/0.0166667" office:value-type="float" office:value="698.578602842796" calcext:value-type="float">
            <text:p>698.578602842796</text:p>
          </table:table-cell>
          <table:table-cell table:formula="of:=([.F481]-[.C481])/0.0166667" office:value-type="float" office:value="95.1958096083806" calcext:value-type="float">
            <text:p>95.1958096083806</text:p>
          </table:table-cell>
          <table:table-cell table:formula="of:=DEGREES(ATAN(ABS([.F481]-[.C481])/ABS([.E481]-[.B481])))" office:value-type="float" office:value="7.75993945945793" calcext:value-type="float">
            <text:p>7.75993945945793</text:p>
          </table:table-cell>
          <table:table-cell table:formula="of:=SQRT(POWER([.H481];2)+POWER([.I481];2)+POWER([.J481];2))" office:value-type="float" office:value="717.718508811435" calcext:value-type="float">
            <text:p>717.718508811435</text:p>
          </table:table-cell>
        </table:table-row>
        <table:table-row table:style-name="ro1">
          <table:table-cell office:value-type="float" office:value="53.3676" calcext:value-type="float">
            <text:p>53.3676</text:p>
          </table:table-cell>
          <table:table-cell office:value-type="float" office:value="316.73" calcext:value-type="float">
            <text:p>316.73</text:p>
          </table:table-cell>
          <table:table-cell office:value-type="float" office:value="46.6008" calcext:value-type="float">
            <text:p>46.6008</text:p>
          </table:table-cell>
          <table:table-cell office:value-type="float" office:value="55.3051" calcext:value-type="float">
            <text:p>55.3051</text:p>
          </table:table-cell>
          <table:table-cell office:value-type="float" office:value="307.765" calcext:value-type="float">
            <text:p>307.765</text:p>
          </table:table-cell>
          <table:table-cell office:value-type="float" office:value="47.8203" calcext:value-type="float">
            <text:p>47.8203</text:p>
          </table:table-cell>
          <table:table-cell/>
          <table:table-cell table:formula="of:=([.D482]-[.A482])/0.0166667" office:value-type="float" office:value="116.249767500465" calcext:value-type="float">
            <text:p>116.249767500465</text:p>
          </table:table-cell>
          <table:table-cell table:formula="of:=ABS([.E482]-[.B482])/0.0166667" office:value-type="float" office:value="537.898924202154" calcext:value-type="float">
            <text:p>537.898924202154</text:p>
          </table:table-cell>
          <table:table-cell table:formula="of:=([.F482]-[.C482])/0.0166667" office:value-type="float" office:value="73.1698536602929" calcext:value-type="float">
            <text:p>73.1698536602929</text:p>
          </table:table-cell>
          <table:table-cell table:formula="of:=DEGREES(ATAN(ABS([.F482]-[.C482])/ABS([.E482]-[.B482])))" office:value-type="float" office:value="7.746342037402" calcext:value-type="float">
            <text:p>7.746342037402</text:p>
          </table:table-cell>
          <table:table-cell table:formula="of:=SQRT(POWER([.H482];2)+POWER([.I482];2)+POWER([.J482];2))" office:value-type="float" office:value="555.16041698451" calcext:value-type="float">
            <text:p>555.16041698451</text:p>
          </table:table-cell>
        </table:table-row>
        <table:table-row table:style-name="ro1">
          <table:table-cell office:value-type="float" office:value="54.9191" calcext:value-type="float">
            <text:p>54.9191</text:p>
          </table:table-cell>
          <table:table-cell office:value-type="float" office:value="310.899" calcext:value-type="float">
            <text:p>310.899</text:p>
          </table:table-cell>
          <table:table-cell office:value-type="float" office:value="46.8627" calcext:value-type="float">
            <text:p>46.8627</text:p>
          </table:table-cell>
          <table:table-cell office:value-type="float" office:value="57.1862" calcext:value-type="float">
            <text:p>57.1862</text:p>
          </table:table-cell>
          <table:table-cell office:value-type="float" office:value="297.95" calcext:value-type="float">
            <text:p>297.95</text:p>
          </table:table-cell>
          <table:table-cell office:value-type="float" office:value="47.8714" calcext:value-type="float">
            <text:p>47.8714</text:p>
          </table:table-cell>
          <table:table-cell/>
          <table:table-cell table:formula="of:=([.D483]-[.A483])/0.0166667" office:value-type="float" office:value="136.025727948544" calcext:value-type="float">
            <text:p>136.025727948544</text:p>
          </table:table-cell>
          <table:table-cell table:formula="of:=ABS([.E483]-[.B483])/0.0166667" office:value-type="float" office:value="776.938446123109" calcext:value-type="float">
            <text:p>776.938446123109</text:p>
          </table:table-cell>
          <table:table-cell table:formula="of:=([.F483]-[.C483])/0.0166667" office:value-type="float" office:value="60.5218789562424" calcext:value-type="float">
            <text:p>60.5218789562424</text:p>
          </table:table-cell>
          <table:table-cell table:formula="of:=DEGREES(ATAN(ABS([.F483]-[.C483])/ABS([.E483]-[.B483])))" office:value-type="float" office:value="4.45422630696053" calcext:value-type="float">
            <text:p>4.45422630696053</text:p>
          </table:table-cell>
          <table:table-cell table:formula="of:=SQRT(POWER([.H483];2)+POWER([.I483];2)+POWER([.J483];2))" office:value-type="float" office:value="791.074740818158" calcext:value-type="float">
            <text:p>791.074740818158</text:p>
          </table:table-cell>
        </table:table-row>
        <table:table-row table:style-name="ro1">
          <table:table-cell office:value-type="float" office:value="55.2154" calcext:value-type="float">
            <text:p>55.2154</text:p>
          </table:table-cell>
          <table:table-cell office:value-type="float" office:value="310.679" calcext:value-type="float">
            <text:p>310.679</text:p>
          </table:table-cell>
          <table:table-cell office:value-type="float" office:value="47.9462" calcext:value-type="float">
            <text:p>47.9462</text:p>
          </table:table-cell>
          <table:table-cell office:value-type="float" office:value="57.7505" calcext:value-type="float">
            <text:p>57.7505</text:p>
          </table:table-cell>
          <table:table-cell office:value-type="float" office:value="297.622" calcext:value-type="float">
            <text:p>297.622</text:p>
          </table:table-cell>
          <table:table-cell office:value-type="float" office:value="49.711" calcext:value-type="float">
            <text:p>49.711</text:p>
          </table:table-cell>
          <table:table-cell/>
          <table:table-cell table:formula="of:=([.D484]-[.A484])/0.0166667" office:value-type="float" office:value="152.105695788608" calcext:value-type="float">
            <text:p>152.105695788608</text:p>
          </table:table-cell>
          <table:table-cell table:formula="of:=ABS([.E484]-[.B484])/0.0166667" office:value-type="float" office:value="783.418433163131" calcext:value-type="float">
            <text:p>783.418433163131</text:p>
          </table:table-cell>
          <table:table-cell table:formula="of:=([.F484]-[.C484])/0.0166667" office:value-type="float" office:value="105.887788224424" calcext:value-type="float">
            <text:p>105.887788224424</text:p>
          </table:table-cell>
          <table:table-cell table:formula="of:=DEGREES(ATAN(ABS([.F484]-[.C484])/ABS([.E484]-[.B484])))" office:value-type="float" office:value="7.6975192528017" calcext:value-type="float">
            <text:p>7.6975192528017</text:p>
          </table:table-cell>
          <table:table-cell table:formula="of:=SQRT(POWER([.H484];2)+POWER([.I484];2)+POWER([.J484];2))" office:value-type="float" office:value="805.042115548108" calcext:value-type="float">
            <text:p>805.042115548108</text:p>
          </table:table-cell>
        </table:table-row>
        <table:table-row table:style-name="ro1">
          <table:table-cell office:value-type="float" office:value="55.1405" calcext:value-type="float">
            <text:p>55.1405</text:p>
          </table:table-cell>
          <table:table-cell office:value-type="float" office:value="312.424" calcext:value-type="float">
            <text:p>312.424</text:p>
          </table:table-cell>
          <table:table-cell office:value-type="float" office:value="46.9132" calcext:value-type="float">
            <text:p>46.9132</text:p>
          </table:table-cell>
          <table:table-cell office:value-type="float" office:value="57.6695" calcext:value-type="float">
            <text:p>57.6695</text:p>
          </table:table-cell>
          <table:table-cell office:value-type="float" office:value="299.439" calcext:value-type="float">
            <text:p>299.439</text:p>
          </table:table-cell>
          <table:table-cell office:value-type="float" office:value="47.9152" calcext:value-type="float">
            <text:p>47.9152</text:p>
          </table:table-cell>
          <table:table-cell/>
          <table:table-cell table:formula="of:=([.D485]-[.A485])/0.0166667" office:value-type="float" office:value="151.739696520607" calcext:value-type="float">
            <text:p>151.739696520607</text:p>
          </table:table-cell>
          <table:table-cell table:formula="of:=ABS([.E485]-[.B485])/0.0166667" office:value-type="float" office:value="779.098441803114" calcext:value-type="float">
            <text:p>779.098441803114</text:p>
          </table:table-cell>
          <table:table-cell table:formula="of:=([.F485]-[.C485])/0.0166667" office:value-type="float" office:value="60.1198797602402" calcext:value-type="float">
            <text:p>60.1198797602402</text:p>
          </table:table-cell>
          <table:table-cell table:formula="of:=DEGREES(ATAN(ABS([.F485]-[.C485])/ABS([.E485]-[.B485])))" office:value-type="float" office:value="4.41253945438122" calcext:value-type="float">
            <text:p>4.41253945438122</text:p>
          </table:table-cell>
          <table:table-cell table:formula="of:=SQRT(POWER([.H485];2)+POWER([.I485];2)+POWER([.J485];2))" office:value-type="float" office:value="796.011128981619" calcext:value-type="float">
            <text:p>796.011128981619</text:p>
          </table:table-cell>
        </table:table-row>
        <table:table-row table:style-name="ro1">
          <table:table-cell office:value-type="float" office:value="49.1403" calcext:value-type="float">
            <text:p>49.1403</text:p>
          </table:table-cell>
          <table:table-cell office:value-type="float" office:value="314.262" calcext:value-type="float">
            <text:p>314.262</text:p>
          </table:table-cell>
          <table:table-cell office:value-type="float" office:value="47.2501" calcext:value-type="float">
            <text:p>47.2501</text:p>
          </table:table-cell>
          <table:table-cell office:value-type="float" office:value="52.8289" calcext:value-type="float">
            <text:p>52.8289</text:p>
          </table:table-cell>
          <table:table-cell office:value-type="float" office:value="302.811" calcext:value-type="float">
            <text:p>302.811</text:p>
          </table:table-cell>
          <table:table-cell office:value-type="float" office:value="48.2697" calcext:value-type="float">
            <text:p>48.2697</text:p>
          </table:table-cell>
          <table:table-cell/>
          <table:table-cell table:formula="of:=([.D486]-[.A486])/0.0166667" office:value-type="float" office:value="221.315557368885" calcext:value-type="float">
            <text:p>221.315557368885</text:p>
          </table:table-cell>
          <table:table-cell table:formula="of:=ABS([.E486]-[.B486])/0.0166667" office:value-type="float" office:value="687.05862588275" calcext:value-type="float">
            <text:p>687.05862588275</text:p>
          </table:table-cell>
          <table:table-cell table:formula="of:=([.F486]-[.C486])/0.0166667" office:value-type="float" office:value="61.1758776482445" calcext:value-type="float">
            <text:p>61.1758776482445</text:p>
          </table:table-cell>
          <table:table-cell table:formula="of:=DEGREES(ATAN(ABS([.F486]-[.C486])/ABS([.E486]-[.B486])))" office:value-type="float" office:value="5.08821259558325" calcext:value-type="float">
            <text:p>5.08821259558325</text:p>
          </table:table-cell>
          <table:table-cell table:formula="of:=SQRT(POWER([.H486];2)+POWER([.I486];2)+POWER([.J486];2))" office:value-type="float" office:value="724.411912753666" calcext:value-type="float">
            <text:p>724.411912753666</text:p>
          </table:table-cell>
        </table:table-row>
        <table:table-row table:style-name="ro1">
          <table:table-cell office:value-type="float" office:value="48.1753" calcext:value-type="float">
            <text:p>48.1753</text:p>
          </table:table-cell>
          <table:table-cell office:value-type="float" office:value="312.27" calcext:value-type="float">
            <text:p>312.27</text:p>
          </table:table-cell>
          <table:table-cell office:value-type="float" office:value="48.3277" calcext:value-type="float">
            <text:p>48.3277</text:p>
          </table:table-cell>
          <table:table-cell office:value-type="float" office:value="50.8921" calcext:value-type="float">
            <text:p>50.8921</text:p>
          </table:table-cell>
          <table:table-cell office:value-type="float" office:value="299.233" calcext:value-type="float">
            <text:p>299.233</text:p>
          </table:table-cell>
          <table:table-cell office:value-type="float" office:value="49.5583" calcext:value-type="float">
            <text:p>49.5583</text:p>
          </table:table-cell>
          <table:table-cell/>
          <table:table-cell table:formula="of:=([.D487]-[.A487])/0.0166667" office:value-type="float" office:value="163.007673984652" calcext:value-type="float">
            <text:p>163.007673984652</text:p>
          </table:table-cell>
          <table:table-cell table:formula="of:=ABS([.E487]-[.B487])/0.0166667" office:value-type="float" office:value="782.218435563128" calcext:value-type="float">
            <text:p>782.218435563128</text:p>
          </table:table-cell>
          <table:table-cell table:formula="of:=([.F487]-[.C487])/0.0166667" office:value-type="float" office:value="73.8358523282955" calcext:value-type="float">
            <text:p>73.8358523282955</text:p>
          </table:table-cell>
          <table:table-cell table:formula="of:=DEGREES(ATAN(ABS([.F487]-[.C487])/ABS([.E487]-[.B487])))" office:value-type="float" office:value="5.39233635090708" calcext:value-type="float">
            <text:p>5.39233635090708</text:p>
          </table:table-cell>
          <table:table-cell table:formula="of:=SQRT(POWER([.H487];2)+POWER([.I487];2)+POWER([.J487];2))" office:value-type="float" office:value="802.426891250386" calcext:value-type="float">
            <text:p>802.426891250386</text:p>
          </table:table-cell>
        </table:table-row>
        <table:table-row table:style-name="ro1">
          <table:table-cell office:value-type="float" office:value="45.4475" calcext:value-type="float">
            <text:p>45.4475</text:p>
          </table:table-cell>
          <table:table-cell office:value-type="float" office:value="322.977" calcext:value-type="float">
            <text:p>322.977</text:p>
          </table:table-cell>
          <table:table-cell office:value-type="float" office:value="46.629" calcext:value-type="float">
            <text:p>46.629</text:p>
          </table:table-cell>
          <table:table-cell office:value-type="float" office:value="47.7099" calcext:value-type="float">
            <text:p>47.7099</text:p>
          </table:table-cell>
          <table:table-cell office:value-type="float" office:value="310.673" calcext:value-type="float">
            <text:p>310.673</text:p>
          </table:table-cell>
          <table:table-cell office:value-type="float" office:value="48.286" calcext:value-type="float">
            <text:p>48.286</text:p>
          </table:table-cell>
          <table:table-cell/>
          <table:table-cell table:formula="of:=([.D488]-[.A488])/0.0166667" office:value-type="float" office:value="135.743728512543" calcext:value-type="float">
            <text:p>135.743728512543</text:p>
          </table:table-cell>
          <table:table-cell table:formula="of:=ABS([.E488]-[.B488])/0.0166667" office:value-type="float" office:value="738.238523522951" calcext:value-type="float">
            <text:p>738.238523522951</text:p>
          </table:table-cell>
          <table:table-cell table:formula="of:=([.F488]-[.C488])/0.0166667" office:value-type="float" office:value="99.4198011603979" calcext:value-type="float">
            <text:p>99.4198011603979</text:p>
          </table:table-cell>
          <table:table-cell table:formula="of:=DEGREES(ATAN(ABS([.F488]-[.C488])/ABS([.E488]-[.B488])))" office:value-type="float" office:value="7.66997071237488" calcext:value-type="float">
            <text:p>7.66997071237488</text:p>
          </table:table-cell>
          <table:table-cell table:formula="of:=SQRT(POWER([.H488];2)+POWER([.I488];2)+POWER([.J488];2))" office:value-type="float" office:value="757.170241297561" calcext:value-type="float">
            <text:p>757.170241297561</text:p>
          </table:table-cell>
        </table:table-row>
        <table:table-row table:style-name="ro1">
          <table:table-cell office:value-type="float" office:value="46.7808" calcext:value-type="float">
            <text:p>46.7808</text:p>
          </table:table-cell>
          <table:table-cell office:value-type="float" office:value="318.394" calcext:value-type="float">
            <text:p>318.394</text:p>
          </table:table-cell>
          <table:table-cell office:value-type="float" office:value="47.2412" calcext:value-type="float">
            <text:p>47.2412</text:p>
          </table:table-cell>
          <table:table-cell office:value-type="float" office:value="49.2535" calcext:value-type="float">
            <text:p>49.2535</text:p>
          </table:table-cell>
          <table:table-cell office:value-type="float" office:value="306.365" calcext:value-type="float">
            <text:p>306.365</text:p>
          </table:table-cell>
          <table:table-cell office:value-type="float" office:value="48.8586" calcext:value-type="float">
            <text:p>48.8586</text:p>
          </table:table-cell>
          <table:table-cell/>
          <table:table-cell table:formula="of:=([.D489]-[.A489])/0.0166667" office:value-type="float" office:value="148.361703276594" calcext:value-type="float">
            <text:p>148.361703276594</text:p>
          </table:table-cell>
          <table:table-cell table:formula="of:=ABS([.E489]-[.B489])/0.0166667" office:value-type="float" office:value="721.738556522887" calcext:value-type="float">
            <text:p>721.738556522887</text:p>
          </table:table-cell>
          <table:table-cell table:formula="of:=([.F489]-[.C489])/0.0166667" office:value-type="float" office:value="97.0438059123884" calcext:value-type="float">
            <text:p>97.0438059123884</text:p>
          </table:table-cell>
          <table:table-cell table:formula="of:=DEGREES(ATAN(ABS([.F489]-[.C489])/ABS([.E489]-[.B489])))" office:value-type="float" office:value="7.65796917667278" calcext:value-type="float">
            <text:p>7.65796917667278</text:p>
          </table:table-cell>
          <table:table-cell table:formula="of:=SQRT(POWER([.H489];2)+POWER([.I489];2)+POWER([.J489];2))" office:value-type="float" office:value="743.192599019146" calcext:value-type="float">
            <text:p>743.192599019146</text:p>
          </table:table-cell>
        </table:table-row>
        <table:table-row table:style-name="ro1">
          <table:table-cell office:value-type="float" office:value="48.7628" calcext:value-type="float">
            <text:p>48.7628</text:p>
          </table:table-cell>
          <table:table-cell office:value-type="float" office:value="310.962" calcext:value-type="float">
            <text:p>310.962</text:p>
          </table:table-cell>
          <table:table-cell office:value-type="float" office:value="47.972" calcext:value-type="float">
            <text:p>47.972</text:p>
          </table:table-cell>
          <table:table-cell office:value-type="float" office:value="52.1902" calcext:value-type="float">
            <text:p>52.1902</text:p>
          </table:table-cell>
          <table:table-cell office:value-type="float" office:value="299.515" calcext:value-type="float">
            <text:p>299.515</text:p>
          </table:table-cell>
          <table:table-cell office:value-type="float" office:value="49.5067" calcext:value-type="float">
            <text:p>49.5067</text:p>
          </table:table-cell>
          <table:table-cell/>
          <table:table-cell table:formula="of:=([.D490]-[.A490])/0.0166667" office:value-type="float" office:value="205.643588712823" calcext:value-type="float">
            <text:p>205.643588712823</text:p>
          </table:table-cell>
          <table:table-cell table:formula="of:=ABS([.E490]-[.B490])/0.0166667" office:value-type="float" office:value="686.818626362747" calcext:value-type="float">
            <text:p>686.818626362747</text:p>
          </table:table-cell>
          <table:table-cell table:formula="of:=([.F490]-[.C490])/0.0166667" office:value-type="float" office:value="92.0818158363684" calcext:value-type="float">
            <text:p>92.0818158363684</text:p>
          </table:table-cell>
          <table:table-cell table:formula="of:=DEGREES(ATAN(ABS([.F490]-[.C490])/ABS([.E490]-[.B490])))" office:value-type="float" office:value="7.63611348574101" calcext:value-type="float">
            <text:p>7.63611348574101</text:p>
          </table:table-cell>
          <table:table-cell table:formula="of:=SQRT(POWER([.H490];2)+POWER([.I490];2)+POWER([.J490];2))" office:value-type="float" office:value="722.833433029507" calcext:value-type="float">
            <text:p>722.833433029507</text:p>
          </table:table-cell>
        </table:table-row>
        <table:table-row table:style-name="ro1">
          <table:table-cell office:value-type="float" office:value="37.9043" calcext:value-type="float">
            <text:p>37.9043</text:p>
          </table:table-cell>
          <table:table-cell office:value-type="float" office:value="312.911" calcext:value-type="float">
            <text:p>312.911</text:p>
          </table:table-cell>
          <table:table-cell office:value-type="float" office:value="48.3467" calcext:value-type="float">
            <text:p>48.3467</text:p>
          </table:table-cell>
          <table:table-cell office:value-type="float" office:value="40.5662" calcext:value-type="float">
            <text:p>40.5662</text:p>
          </table:table-cell>
          <table:table-cell office:value-type="float" office:value="301.125" calcext:value-type="float">
            <text:p>301.125</text:p>
          </table:table-cell>
          <table:table-cell office:value-type="float" office:value="49.9219" calcext:value-type="float">
            <text:p>49.9219</text:p>
          </table:table-cell>
          <table:table-cell/>
          <table:table-cell table:formula="of:=([.D491]-[.A491])/0.0166667" office:value-type="float" office:value="159.713680572639" calcext:value-type="float">
            <text:p>159.713680572639</text:p>
          </table:table-cell>
          <table:table-cell table:formula="of:=ABS([.E491]-[.B491])/0.0166667" office:value-type="float" office:value="707.158585682829" calcext:value-type="float">
            <text:p>707.158585682829</text:p>
          </table:table-cell>
          <table:table-cell table:formula="of:=([.F491]-[.C491])/0.0166667" office:value-type="float" office:value="94.5118109763782" calcext:value-type="float">
            <text:p>94.5118109763782</text:p>
          </table:table-cell>
          <table:table-cell table:formula="of:=DEGREES(ATAN(ABS([.F491]-[.C491])/ABS([.E491]-[.B491])))" office:value-type="float" office:value="7.61247462576964" calcext:value-type="float">
            <text:p>7.61247462576964</text:p>
          </table:table-cell>
          <table:table-cell table:formula="of:=SQRT(POWER([.H491];2)+POWER([.I491];2)+POWER([.J491];2))" office:value-type="float" office:value="731.104785568411" calcext:value-type="float">
            <text:p>731.104785568411</text:p>
          </table:table-cell>
        </table:table-row>
        <table:table-row table:style-name="ro1">
          <table:table-cell office:value-type="float" office:value="28.6143" calcext:value-type="float">
            <text:p>28.6143</text:p>
          </table:table-cell>
          <table:table-cell office:value-type="float" office:value="320.162" calcext:value-type="float">
            <text:p>320.162</text:p>
          </table:table-cell>
          <table:table-cell office:value-type="float" office:value="46.6531" calcext:value-type="float">
            <text:p>46.6531</text:p>
          </table:table-cell>
          <table:table-cell office:value-type="float" office:value="31.9063" calcext:value-type="float">
            <text:p>31.9063</text:p>
          </table:table-cell>
          <table:table-cell office:value-type="float" office:value="306.653" calcext:value-type="float">
            <text:p>306.653</text:p>
          </table:table-cell>
          <table:table-cell office:value-type="float" office:value="47.9539" calcext:value-type="float">
            <text:p>47.9539</text:p>
          </table:table-cell>
          <table:table-cell/>
          <table:table-cell table:formula="of:=([.D492]-[.A492])/0.0166667" office:value-type="float" office:value="197.51960496079" calcext:value-type="float">
            <text:p>197.51960496079</text:p>
          </table:table-cell>
          <table:table-cell table:formula="of:=ABS([.E492]-[.B492])/0.0166667" office:value-type="float" office:value="810.53837892324" calcext:value-type="float">
            <text:p>810.53837892324</text:p>
          </table:table-cell>
          <table:table-cell table:formula="of:=([.F492]-[.C492])/0.0166667" office:value-type="float" office:value="78.0478439043119" calcext:value-type="float">
            <text:p>78.0478439043119</text:p>
          </table:table-cell>
          <table:table-cell table:formula="of:=DEGREES(ATAN(ABS([.F492]-[.C492])/ABS([.E492]-[.B492])))" office:value-type="float" office:value="5.50013131432901" calcext:value-type="float">
            <text:p>5.50013131432901</text:p>
          </table:table-cell>
          <table:table-cell table:formula="of:=SQRT(POWER([.H492];2)+POWER([.I492];2)+POWER([.J492];2))" office:value-type="float" office:value="837.900903442341" calcext:value-type="float">
            <text:p>837.900903442341</text:p>
          </table:table-cell>
        </table:table-row>
        <table:table-row table:style-name="ro1">
          <table:table-cell office:value-type="float" office:value="28.9684" calcext:value-type="float">
            <text:p>28.9684</text:p>
          </table:table-cell>
          <table:table-cell office:value-type="float" office:value="310.222" calcext:value-type="float">
            <text:p>310.222</text:p>
          </table:table-cell>
          <table:table-cell office:value-type="float" office:value="48.5447" calcext:value-type="float">
            <text:p>48.5447</text:p>
          </table:table-cell>
          <table:table-cell office:value-type="float" office:value="31.3099" calcext:value-type="float">
            <text:p>31.3099</text:p>
          </table:table-cell>
          <table:table-cell office:value-type="float" office:value="298.436" calcext:value-type="float">
            <text:p>298.436</text:p>
          </table:table-cell>
          <table:table-cell office:value-type="float" office:value="49.8722" calcext:value-type="float">
            <text:p>49.8722</text:p>
          </table:table-cell>
          <table:table-cell/>
          <table:table-cell table:formula="of:=([.D493]-[.A493])/0.0166667" office:value-type="float" office:value="140.489719020562" calcext:value-type="float">
            <text:p>140.489719020562</text:p>
          </table:table-cell>
          <table:table-cell table:formula="of:=ABS([.E493]-[.B493])/0.0166667" office:value-type="float" office:value="707.158585682829" calcext:value-type="float">
            <text:p>707.158585682829</text:p>
          </table:table-cell>
          <table:table-cell table:formula="of:=([.F493]-[.C493])/0.0166667" office:value-type="float" office:value="79.6498407003186" calcext:value-type="float">
            <text:p>79.6498407003186</text:p>
          </table:table-cell>
          <table:table-cell table:formula="of:=DEGREES(ATAN(ABS([.F493]-[.C493])/ABS([.E493]-[.B493])))" office:value-type="float" office:value="6.42634753905163" calcext:value-type="float">
            <text:p>6.42634753905163</text:p>
          </table:table-cell>
          <table:table-cell table:formula="of:=SQRT(POWER([.H493];2)+POWER([.I493];2)+POWER([.J493];2))" office:value-type="float" office:value="725.365234608746" calcext:value-type="float">
            <text:p>725.365234608746</text:p>
          </table:table-cell>
        </table:table-row>
        <table:table-row table:style-name="ro1">
          <table:table-cell office:value-type="float" office:value="27.7147" calcext:value-type="float">
            <text:p>27.7147</text:p>
          </table:table-cell>
          <table:table-cell office:value-type="float" office:value="318.104" calcext:value-type="float">
            <text:p>318.104</text:p>
          </table:table-cell>
          <table:table-cell office:value-type="float" office:value="47.2139" calcext:value-type="float">
            <text:p>47.2139</text:p>
          </table:table-cell>
          <table:table-cell office:value-type="float" office:value="30.6413" calcext:value-type="float">
            <text:p>30.6413</text:p>
          </table:table-cell>
          <table:table-cell office:value-type="float" office:value="306.112" calcext:value-type="float">
            <text:p>306.112</text:p>
          </table:table-cell>
          <table:table-cell office:value-type="float" office:value="48.5655" calcext:value-type="float">
            <text:p>48.5655</text:p>
          </table:table-cell>
          <table:table-cell/>
          <table:table-cell table:formula="of:=([.D494]-[.A494])/0.0166667" office:value-type="float" office:value="175.595648808702" calcext:value-type="float">
            <text:p>175.595648808702</text:p>
          </table:table-cell>
          <table:table-cell table:formula="of:=ABS([.E494]-[.B494])/0.0166667" office:value-type="float" office:value="719.518560962876" calcext:value-type="float">
            <text:p>719.518560962876</text:p>
          </table:table-cell>
          <table:table-cell table:formula="of:=([.F494]-[.C494])/0.0166667" office:value-type="float" office:value="81.0958378083243" calcext:value-type="float">
            <text:p>81.0958378083243</text:p>
          </table:table-cell>
          <table:table-cell table:formula="of:=DEGREES(ATAN(ABS([.F494]-[.C494])/ABS([.E494]-[.B494])))" office:value-type="float" office:value="6.43058175642727" calcext:value-type="float">
            <text:p>6.43058175642727</text:p>
          </table:table-cell>
          <table:table-cell table:formula="of:=SQRT(POWER([.H494];2)+POWER([.I494];2)+POWER([.J494];2))" office:value-type="float" office:value="745.06196142366" calcext:value-type="float">
            <text:p>745.06196142366</text:p>
          </table:table-cell>
        </table:table-row>
        <table:table-row table:style-name="ro1">
          <table:table-cell office:value-type="float" office:value="26.7225" calcext:value-type="float">
            <text:p>26.7225</text:p>
          </table:table-cell>
          <table:table-cell office:value-type="float" office:value="322.909" calcext:value-type="float">
            <text:p>322.909</text:p>
          </table:table-cell>
          <table:table-cell office:value-type="float" office:value="46.2954" calcext:value-type="float">
            <text:p>46.2954</text:p>
          </table:table-cell>
          <table:table-cell office:value-type="float" office:value="29.7017" calcext:value-type="float">
            <text:p>29.7017</text:p>
          </table:table-cell>
          <table:table-cell office:value-type="float" office:value="310.683" calcext:value-type="float">
            <text:p>310.683</text:p>
          </table:table-cell>
          <table:table-cell office:value-type="float" office:value="47.6825" calcext:value-type="float">
            <text:p>47.6825</text:p>
          </table:table-cell>
          <table:table-cell/>
          <table:table-cell table:formula="of:=([.D495]-[.A495])/0.0166667" office:value-type="float" office:value="178.751642496715" calcext:value-type="float">
            <text:p>178.751642496715</text:p>
          </table:table-cell>
          <table:table-cell table:formula="of:=ABS([.E495]-[.B495])/0.0166667" office:value-type="float" office:value="733.558532882934" calcext:value-type="float">
            <text:p>733.558532882934</text:p>
          </table:table-cell>
          <table:table-cell table:formula="of:=([.F495]-[.C495])/0.0166667" office:value-type="float" office:value="83.2258335483327" calcext:value-type="float">
            <text:p>83.2258335483327</text:p>
          </table:table-cell>
          <table:table-cell table:formula="of:=DEGREES(ATAN(ABS([.F495]-[.C495])/ABS([.E495]-[.B495])))" office:value-type="float" office:value="6.47281074848351" calcext:value-type="float">
            <text:p>6.47281074848351</text:p>
          </table:table-cell>
          <table:table-cell table:formula="of:=SQRT(POWER([.H495];2)+POWER([.I495];2)+POWER([.J495];2))" office:value-type="float" office:value="759.596478553219" calcext:value-type="float">
            <text:p>759.596478553219</text:p>
          </table:table-cell>
        </table:table-row>
        <table:table-row table:style-name="ro1">
          <table:table-cell office:value-type="float" office:value="30.3905" calcext:value-type="float">
            <text:p>30.3905</text:p>
          </table:table-cell>
          <table:table-cell office:value-type="float" office:value="309.152" calcext:value-type="float">
            <text:p>309.152</text:p>
          </table:table-cell>
          <table:table-cell office:value-type="float" office:value="48.4127" calcext:value-type="float">
            <text:p>48.4127</text:p>
          </table:table-cell>
          <table:table-cell office:value-type="float" office:value="33.2145" calcext:value-type="float">
            <text:p>33.2145</text:p>
          </table:table-cell>
          <table:table-cell office:value-type="float" office:value="297.541" calcext:value-type="float">
            <text:p>297.541</text:p>
          </table:table-cell>
          <table:table-cell office:value-type="float" office:value="49.9745" calcext:value-type="float">
            <text:p>49.9745</text:p>
          </table:table-cell>
          <table:table-cell/>
          <table:table-cell table:formula="of:=([.D496]-[.A496])/0.0166667" office:value-type="float" office:value="169.439661120678" calcext:value-type="float">
            <text:p>169.439661120678</text:p>
          </table:table-cell>
          <table:table-cell table:formula="of:=ABS([.E496]-[.B496])/0.0166667" office:value-type="float" office:value="696.658606682786" calcext:value-type="float">
            <text:p>696.658606682786</text:p>
          </table:table-cell>
          <table:table-cell table:formula="of:=([.F496]-[.C496])/0.0166667" office:value-type="float" office:value="93.7078125843747" calcext:value-type="float">
            <text:p>93.7078125843747</text:p>
          </table:table-cell>
          <table:table-cell table:formula="of:=DEGREES(ATAN(ABS([.F496]-[.C496])/ABS([.E496]-[.B496])))" office:value-type="float" office:value="7.66089483408539" calcext:value-type="float">
            <text:p>7.66089483408539</text:p>
          </table:table-cell>
          <table:table-cell table:formula="of:=SQRT(POWER([.H496];2)+POWER([.I496];2)+POWER([.J496];2))" office:value-type="float" office:value="723.065811088617" calcext:value-type="float">
            <text:p>723.065811088617</text:p>
          </table:table-cell>
        </table:table-row>
        <table:table-row table:style-name="ro1">
          <table:table-cell office:value-type="float" office:value="27.6985" calcext:value-type="float">
            <text:p>27.6985</text:p>
          </table:table-cell>
          <table:table-cell office:value-type="float" office:value="318.165" calcext:value-type="float">
            <text:p>318.165</text:p>
          </table:table-cell>
          <table:table-cell office:value-type="float" office:value="46.9379" calcext:value-type="float">
            <text:p>46.9379</text:p>
          </table:table-cell>
          <table:table-cell office:value-type="float" office:value="30.3672" calcext:value-type="float">
            <text:p>30.3672</text:p>
          </table:table-cell>
          <table:table-cell office:value-type="float" office:value="306.088" calcext:value-type="float">
            <text:p>306.088</text:p>
          </table:table-cell>
          <table:table-cell office:value-type="float" office:value="48.3104" calcext:value-type="float">
            <text:p>48.3104</text:p>
          </table:table-cell>
          <table:table-cell/>
          <table:table-cell table:formula="of:=([.D497]-[.A497])/0.0166667" office:value-type="float" office:value="160.121679756641" calcext:value-type="float">
            <text:p>160.121679756641</text:p>
          </table:table-cell>
          <table:table-cell table:formula="of:=ABS([.E497]-[.B497])/0.0166667" office:value-type="float" office:value="724.618550762898" calcext:value-type="float">
            <text:p>724.618550762898</text:p>
          </table:table-cell>
          <table:table-cell table:formula="of:=([.F497]-[.C497])/0.0166667" office:value-type="float" office:value="82.3498353003295" calcext:value-type="float">
            <text:p>82.3498353003295</text:p>
          </table:table-cell>
          <table:table-cell table:formula="of:=DEGREES(ATAN(ABS([.F497]-[.C497])/ABS([.E497]-[.B497])))" office:value-type="float" office:value="6.48360593373596" calcext:value-type="float">
            <text:p>6.48360593373596</text:p>
          </table:table-cell>
          <table:table-cell table:formula="of:=SQRT(POWER([.H497];2)+POWER([.I497];2)+POWER([.J497];2))" office:value-type="float" office:value="746.654198281777" calcext:value-type="float">
            <text:p>746.654198281777</text:p>
          </table:table-cell>
        </table:table-row>
        <table:table-row table:style-name="ro1">
          <table:table-cell office:value-type="float" office:value="25.6797" calcext:value-type="float">
            <text:p>25.6797</text:p>
          </table:table-cell>
          <table:table-cell office:value-type="float" office:value="319.226" calcext:value-type="float">
            <text:p>319.226</text:p>
          </table:table-cell>
          <table:table-cell office:value-type="float" office:value="46.5454" calcext:value-type="float">
            <text:p>46.5454</text:p>
          </table:table-cell>
          <table:table-cell office:value-type="float" office:value="28.4052" calcext:value-type="float">
            <text:p>28.4052</text:p>
          </table:table-cell>
          <table:table-cell office:value-type="float" office:value="307.081" calcext:value-type="float">
            <text:p>307.081</text:p>
          </table:table-cell>
          <table:table-cell office:value-type="float" office:value="47.9324" calcext:value-type="float">
            <text:p>47.9324</text:p>
          </table:table-cell>
          <table:table-cell/>
          <table:table-cell table:formula="of:=([.D498]-[.A498])/0.0166667" office:value-type="float" office:value="163.529672940654" calcext:value-type="float">
            <text:p>163.529672940654</text:p>
          </table:table-cell>
          <table:table-cell table:formula="of:=ABS([.E498]-[.B498])/0.0166667" office:value-type="float" office:value="728.698542602914" calcext:value-type="float">
            <text:p>728.698542602914</text:p>
          </table:table-cell>
          <table:table-cell table:formula="of:=([.F498]-[.C498])/0.0166667" office:value-type="float" office:value="83.2198335603329" calcext:value-type="float">
            <text:p>83.2198335603329</text:p>
          </table:table-cell>
          <table:table-cell table:formula="of:=DEGREES(ATAN(ABS([.F498]-[.C498])/ABS([.E498]-[.B498])))" office:value-type="float" office:value="6.51514488874317" calcext:value-type="float">
            <text:p>6.51514488874317</text:p>
          </table:table-cell>
          <table:table-cell table:formula="of:=SQRT(POWER([.H498];2)+POWER([.I498];2)+POWER([.J498];2))" office:value-type="float" office:value="751.444649073701" calcext:value-type="float">
            <text:p>751.444649073701</text:p>
          </table:table-cell>
        </table:table-row>
        <table:table-row table:style-name="ro1">
          <table:table-cell office:value-type="float" office:value="20.1314" calcext:value-type="float">
            <text:p>20.1314</text:p>
          </table:table-cell>
          <table:table-cell office:value-type="float" office:value="320.366" calcext:value-type="float">
            <text:p>320.366</text:p>
          </table:table-cell>
          <table:table-cell office:value-type="float" office:value="47.2562" calcext:value-type="float">
            <text:p>47.2562</text:p>
          </table:table-cell>
          <table:table-cell office:value-type="float" office:value="22.619" calcext:value-type="float">
            <text:p>22.619</text:p>
          </table:table-cell>
          <table:table-cell office:value-type="float" office:value="309.498" calcext:value-type="float">
            <text:p>309.498</text:p>
          </table:table-cell>
          <table:table-cell office:value-type="float" office:value="48.9763" calcext:value-type="float">
            <text:p>48.9763</text:p>
          </table:table-cell>
          <table:table-cell/>
          <table:table-cell table:formula="of:=([.D499]-[.A499])/0.0166667" office:value-type="float" office:value="149.255701488597" calcext:value-type="float">
            <text:p>149.255701488597</text:p>
          </table:table-cell>
          <table:table-cell table:formula="of:=ABS([.E499]-[.B499])/0.0166667" office:value-type="float" office:value="652.078695842608" calcext:value-type="float">
            <text:p>652.078695842608</text:p>
          </table:table-cell>
          <table:table-cell table:formula="of:=([.F499]-[.C499])/0.0166667" office:value-type="float" office:value="103.205793588413" calcext:value-type="float">
            <text:p>103.205793588413</text:p>
          </table:table-cell>
          <table:table-cell table:formula="of:=DEGREES(ATAN(ABS([.F499]-[.C499])/ABS([.E499]-[.B499])))" office:value-type="float" office:value="8.99371469672933" calcext:value-type="float">
            <text:p>8.99371469672933</text:p>
          </table:table-cell>
          <table:table-cell table:formula="of:=SQRT(POWER([.H499];2)+POWER([.I499];2)+POWER([.J499];2))" office:value-type="float" office:value="676.856946354888" calcext:value-type="float">
            <text:p>676.856946354888</text:p>
          </table:table-cell>
        </table:table-row>
        <table:table-row table:style-name="ro1">
          <table:table-cell office:value-type="float" office:value="19.3229" calcext:value-type="float">
            <text:p>19.3229</text:p>
          </table:table-cell>
          <table:table-cell office:value-type="float" office:value="320.128" calcext:value-type="float">
            <text:p>320.128</text:p>
          </table:table-cell>
          <table:table-cell office:value-type="float" office:value="47.0289" calcext:value-type="float">
            <text:p>47.0289</text:p>
          </table:table-cell>
          <table:table-cell office:value-type="float" office:value="21.5339" calcext:value-type="float">
            <text:p>21.5339</text:p>
          </table:table-cell>
          <table:table-cell office:value-type="float" office:value="309.291" calcext:value-type="float">
            <text:p>309.291</text:p>
          </table:table-cell>
          <table:table-cell office:value-type="float" office:value="48.2278" calcext:value-type="float">
            <text:p>48.2278</text:p>
          </table:table-cell>
          <table:table-cell/>
          <table:table-cell table:formula="of:=([.D500]-[.A500])/0.0166667" office:value-type="float" office:value="132.659734680531" calcext:value-type="float">
            <text:p>132.659734680531</text:p>
          </table:table-cell>
          <table:table-cell table:formula="of:=ABS([.E500]-[.B500])/0.0166667" office:value-type="float" office:value="650.2186995626" calcext:value-type="float">
            <text:p>650.2186995626</text:p>
          </table:table-cell>
          <table:table-cell table:formula="of:=([.F500]-[.C500])/0.0166667" office:value-type="float" office:value="71.9338561322878" calcext:value-type="float">
            <text:p>71.9338561322878</text:p>
          </table:table-cell>
          <table:table-cell table:formula="of:=DEGREES(ATAN(ABS([.F500]-[.C500])/ABS([.E500]-[.B500])))" office:value-type="float" office:value="6.31297489039468" calcext:value-type="float">
            <text:p>6.31297489039468</text:p>
          </table:table-cell>
          <table:table-cell table:formula="of:=SQRT(POWER([.H500];2)+POWER([.I500];2)+POWER([.J500];2))" office:value-type="float" office:value="667.500892976518" calcext:value-type="float">
            <text:p>667.500892976518</text:p>
          </table:table-cell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310.782" calcext:value-type="float">
            <text:p>310.782</text:p>
          </table:table-cell>
          <table:table-cell office:value-type="float" office:value="48.0271" calcext:value-type="float">
            <text:p>48.0271</text:p>
          </table:table-cell>
          <table:table-cell office:value-type="float" office:value="23.381" calcext:value-type="float">
            <text:p>23.381</text:p>
          </table:table-cell>
          <table:table-cell office:value-type="float" office:value="298.877" calcext:value-type="float">
            <text:p>298.877</text:p>
          </table:table-cell>
          <table:table-cell office:value-type="float" office:value="49.1263" calcext:value-type="float">
            <text:p>49.1263</text:p>
          </table:table-cell>
          <table:table-cell/>
          <table:table-cell table:formula="of:=([.D501]-[.A501])/0.0166667" office:value-type="float" office:value="136.259727480545" calcext:value-type="float">
            <text:p>136.259727480545</text:p>
          </table:table-cell>
          <table:table-cell table:formula="of:=ABS([.E501]-[.B501])/0.0166667" office:value-type="float" office:value="714.298571402856" calcext:value-type="float">
            <text:p>714.298571402856</text:p>
          </table:table-cell>
          <table:table-cell table:formula="of:=([.F501]-[.C501])/0.0166667" office:value-type="float" office:value="65.951868096264" calcext:value-type="float">
            <text:p>65.951868096264</text:p>
          </table:table-cell>
          <table:table-cell table:formula="of:=DEGREES(ATAN(ABS([.F501]-[.C501])/ABS([.E501]-[.B501])))" office:value-type="float" office:value="5.27521745573312" calcext:value-type="float">
            <text:p>5.27521745573312</text:p>
          </table:table-cell>
          <table:table-cell table:formula="of:=SQRT(POWER([.H501];2)+POWER([.I501];2)+POWER([.J501];2))" office:value-type="float" office:value="730.163551094287" calcext:value-type="float">
            <text:p>730.163551094287</text:p>
          </table:table-cell>
        </table:table-row>
        <table:table-row table:style-name="ro1">
          <table:table-cell office:value-type="float" office:value="20.8137" calcext:value-type="float">
            <text:p>20.8137</text:p>
          </table:table-cell>
          <table:table-cell office:value-type="float" office:value="313.845" calcext:value-type="float">
            <text:p>313.845</text:p>
          </table:table-cell>
          <table:table-cell office:value-type="float" office:value="48.1396" calcext:value-type="float">
            <text:p>48.1396</text:p>
          </table:table-cell>
          <table:table-cell office:value-type="float" office:value="23.5307" calcext:value-type="float">
            <text:p>23.5307</text:p>
          </table:table-cell>
          <table:table-cell office:value-type="float" office:value="300.319" calcext:value-type="float">
            <text:p>300.319</text:p>
          </table:table-cell>
          <table:table-cell office:value-type="float" office:value="49.6993" calcext:value-type="float">
            <text:p>49.6993</text:p>
          </table:table-cell>
          <table:table-cell/>
          <table:table-cell table:formula="of:=([.D502]-[.A502])/0.0166667" office:value-type="float" office:value="163.019673960652" calcext:value-type="float">
            <text:p>163.019673960652</text:p>
          </table:table-cell>
          <table:table-cell table:formula="of:=ABS([.E502]-[.B502])/0.0166667" office:value-type="float" office:value="811.558376883247" calcext:value-type="float">
            <text:p>811.558376883247</text:p>
          </table:table-cell>
          <table:table-cell table:formula="of:=([.F502]-[.C502])/0.0166667" office:value-type="float" office:value="93.5818128363743" calcext:value-type="float">
            <text:p>93.5818128363743</text:p>
          </table:table-cell>
          <table:table-cell table:formula="of:=DEGREES(ATAN(ABS([.F502]-[.C502])/ABS([.E502]-[.B502])))" office:value-type="float" office:value="6.57779645831242" calcext:value-type="float">
            <text:p>6.57779645831242</text:p>
          </table:table-cell>
          <table:table-cell table:formula="of:=SQRT(POWER([.H502];2)+POWER([.I502];2)+POWER([.J502];2))" office:value-type="float" office:value="833.042597279004" calcext:value-type="float">
            <text:p>833.042597279004</text:p>
          </table:table-cell>
        </table:table-row>
        <table:table-row table:style-name="ro1">
          <table:table-cell office:value-type="float" office:value="20.1861" calcext:value-type="float">
            <text:p>20.1861</text:p>
          </table:table-cell>
          <table:table-cell office:value-type="float" office:value="312.009" calcext:value-type="float">
            <text:p>312.009</text:p>
          </table:table-cell>
          <table:table-cell office:value-type="float" office:value="48.133" calcext:value-type="float">
            <text:p>48.133</text:p>
          </table:table-cell>
          <table:table-cell office:value-type="float" office:value="22.6439" calcext:value-type="float">
            <text:p>22.6439</text:p>
          </table:table-cell>
          <table:table-cell office:value-type="float" office:value="298.518" calcext:value-type="float">
            <text:p>298.518</text:p>
          </table:table-cell>
          <table:table-cell office:value-type="float" office:value="49.4417" calcext:value-type="float">
            <text:p>49.4417</text:p>
          </table:table-cell>
          <table:table-cell/>
          <table:table-cell table:formula="of:=([.D503]-[.A503])/0.0166667" office:value-type="float" office:value="147.46770506459" calcext:value-type="float">
            <text:p>147.46770506459</text:p>
          </table:table-cell>
          <table:table-cell table:formula="of:=ABS([.E503]-[.B503])/0.0166667" office:value-type="float" office:value="809.45838108324" calcext:value-type="float">
            <text:p>809.45838108324</text:p>
          </table:table-cell>
          <table:table-cell table:formula="of:=([.F503]-[.C503])/0.0166667" office:value-type="float" office:value="78.5218429563138" calcext:value-type="float">
            <text:p>78.5218429563138</text:p>
          </table:table-cell>
          <table:table-cell table:formula="of:=DEGREES(ATAN(ABS([.F503]-[.C503])/ABS([.E503]-[.B503])))" office:value-type="float" office:value="5.5406647278572" calcext:value-type="float">
            <text:p>5.5406647278572</text:p>
          </table:table-cell>
          <table:table-cell table:formula="of:=SQRT(POWER([.H503];2)+POWER([.I503];2)+POWER([.J503];2))" office:value-type="float" office:value="826.519978321258" calcext:value-type="float">
            <text:p>826.519978321258</text:p>
          </table:table-cell>
        </table:table-row>
        <table:table-row table:style-name="ro1">
          <table:table-cell office:value-type="float" office:value="16.7193" calcext:value-type="float">
            <text:p>16.7193</text:p>
          </table:table-cell>
          <table:table-cell office:value-type="float" office:value="321.037" calcext:value-type="float">
            <text:p>321.037</text:p>
          </table:table-cell>
          <table:table-cell office:value-type="float" office:value="46.1249" calcext:value-type="float">
            <text:p>46.1249</text:p>
          </table:table-cell>
          <table:table-cell office:value-type="float" office:value="19.1478" calcext:value-type="float">
            <text:p>19.1478</text:p>
          </table:table-cell>
          <table:table-cell office:value-type="float" office:value="308.617" calcext:value-type="float">
            <text:p>308.617</text:p>
          </table:table-cell>
          <table:table-cell office:value-type="float" office:value="47.2956" calcext:value-type="float">
            <text:p>47.2956</text:p>
          </table:table-cell>
          <table:table-cell/>
          <table:table-cell table:formula="of:=([.D504]-[.A504])/0.0166667" office:value-type="float" office:value="145.709708580583" calcext:value-type="float">
            <text:p>145.709708580583</text:p>
          </table:table-cell>
          <table:table-cell table:formula="of:=ABS([.E504]-[.B504])/0.0166667" office:value-type="float" office:value="745.198509602978" calcext:value-type="float">
            <text:p>745.198509602978</text:p>
          </table:table-cell>
          <table:table-cell table:formula="of:=([.F504]-[.C504])/0.0166667" office:value-type="float" office:value="70.2418595162812" calcext:value-type="float">
            <text:p>70.2418595162812</text:p>
          </table:table-cell>
          <table:table-cell table:formula="of:=DEGREES(ATAN(ABS([.F504]-[.C504])/ABS([.E504]-[.B504])))" office:value-type="float" office:value="5.3847478612877" calcext:value-type="float">
            <text:p>5.3847478612877</text:p>
          </table:table-cell>
          <table:table-cell table:formula="of:=SQRT(POWER([.H504];2)+POWER([.I504];2)+POWER([.J504];2))" office:value-type="float" office:value="762.55233047801" calcext:value-type="float">
            <text:p>762.55233047801</text:p>
          </table:table-cell>
        </table:table-row>
        <table:table-row table:style-name="ro1">
          <table:table-cell office:value-type="float" office:value="16.3141" calcext:value-type="float">
            <text:p>16.3141</text:p>
          </table:table-cell>
          <table:table-cell office:value-type="float" office:value="315.405" calcext:value-type="float">
            <text:p>315.405</text:p>
          </table:table-cell>
          <table:table-cell office:value-type="float" office:value="47.977" calcext:value-type="float">
            <text:p>47.977</text:p>
          </table:table-cell>
          <table:table-cell office:value-type="float" office:value="19.2865" calcext:value-type="float">
            <text:p>19.2865</text:p>
          </table:table-cell>
          <table:table-cell office:value-type="float" office:value="303.299" calcext:value-type="float">
            <text:p>303.299</text:p>
          </table:table-cell>
          <table:table-cell office:value-type="float" office:value="49.8571" calcext:value-type="float">
            <text:p>49.8571</text:p>
          </table:table-cell>
          <table:table-cell/>
          <table:table-cell table:formula="of:=([.D505]-[.A505])/0.0166667" office:value-type="float" office:value="178.343643312713" calcext:value-type="float">
            <text:p>178.343643312713</text:p>
          </table:table-cell>
          <table:table-cell table:formula="of:=ABS([.E505]-[.B505])/0.0166667" office:value-type="float" office:value="726.358547282905" calcext:value-type="float">
            <text:p>726.358547282905</text:p>
          </table:table-cell>
          <table:table-cell table:formula="of:=([.F505]-[.C505])/0.0166667" office:value-type="float" office:value="112.805774388452" calcext:value-type="float">
            <text:p>112.805774388452</text:p>
          </table:table-cell>
          <table:table-cell table:formula="of:=DEGREES(ATAN(ABS([.F505]-[.C505])/ABS([.E505]-[.B505])))" office:value-type="float" office:value="8.8276942231614" calcext:value-type="float">
            <text:p>8.8276942231614</text:p>
          </table:table-cell>
          <table:table-cell table:formula="of:=SQRT(POWER([.H505];2)+POWER([.I505];2)+POWER([.J505];2))" office:value-type="float" office:value="756.391655861144" calcext:value-type="float">
            <text:p>756.391655861144</text:p>
          </table:table-cell>
        </table:table-row>
        <table:table-row table:style-name="ro1">
          <table:table-cell office:value-type="float" office:value="14.7795" calcext:value-type="float">
            <text:p>14.7795</text:p>
          </table:table-cell>
          <table:table-cell office:value-type="float" office:value="321.669" calcext:value-type="float">
            <text:p>321.669</text:p>
          </table:table-cell>
          <table:table-cell office:value-type="float" office:value="47.1384" calcext:value-type="float">
            <text:p>47.1384</text:p>
          </table:table-cell>
          <table:table-cell office:value-type="float" office:value="17.6301" calcext:value-type="float">
            <text:p>17.6301</text:p>
          </table:table-cell>
          <table:table-cell office:value-type="float" office:value="310.907" calcext:value-type="float">
            <text:p>310.907</text:p>
          </table:table-cell>
          <table:table-cell office:value-type="float" office:value="48.5766" calcext:value-type="float">
            <text:p>48.5766</text:p>
          </table:table-cell>
          <table:table-cell/>
          <table:table-cell table:formula="of:=([.D506]-[.A506])/0.0166667" office:value-type="float" office:value="171.035657928684" calcext:value-type="float">
            <text:p>171.035657928684</text:p>
          </table:table-cell>
          <table:table-cell table:formula="of:=ABS([.E506]-[.B506])/0.0166667" office:value-type="float" office:value="645.718708562583" calcext:value-type="float">
            <text:p>645.718708562583</text:p>
          </table:table-cell>
          <table:table-cell table:formula="of:=([.F506]-[.C506])/0.0166667" office:value-type="float" office:value="86.2918274163453" calcext:value-type="float">
            <text:p>86.2918274163453</text:p>
          </table:table-cell>
          <table:table-cell table:formula="of:=DEGREES(ATAN(ABS([.F506]-[.C506])/ABS([.E506]-[.B506])))" office:value-type="float" office:value="7.61173030563658" calcext:value-type="float">
            <text:p>7.61173030563658</text:p>
          </table:table-cell>
          <table:table-cell table:formula="of:=SQRT(POWER([.H506];2)+POWER([.I506];2)+POWER([.J506];2))" office:value-type="float" office:value="673.537026710247" calcext:value-type="float">
            <text:p>673.537026710247</text:p>
          </table:table-cell>
        </table:table-row>
        <table:table-row table:style-name="ro1">
          <table:table-cell office:value-type="float" office:value="15.4301" calcext:value-type="float">
            <text:p>15.4301</text:p>
          </table:table-cell>
          <table:table-cell office:value-type="float" office:value="320.429" calcext:value-type="float">
            <text:p>320.429</text:p>
          </table:table-cell>
          <table:table-cell office:value-type="float" office:value="46.4932" calcext:value-type="float">
            <text:p>46.4932</text:p>
          </table:table-cell>
          <table:table-cell office:value-type="float" office:value="18.911" calcext:value-type="float">
            <text:p>18.911</text:p>
          </table:table-cell>
          <table:table-cell office:value-type="float" office:value="308.451" calcext:value-type="float">
            <text:p>308.451</text:p>
          </table:table-cell>
          <table:table-cell office:value-type="float" office:value="47.5845" calcext:value-type="float">
            <text:p>47.5845</text:p>
          </table:table-cell>
          <table:table-cell/>
          <table:table-cell table:formula="of:=([.D507]-[.A507])/0.0166667" office:value-type="float" office:value="208.853582292836" calcext:value-type="float">
            <text:p>208.853582292836</text:p>
          </table:table-cell>
          <table:table-cell table:formula="of:=ABS([.E507]-[.B507])/0.0166667" office:value-type="float" office:value="718.678562642872" calcext:value-type="float">
            <text:p>718.678562642872</text:p>
          </table:table-cell>
          <table:table-cell table:formula="of:=([.F507]-[.C507])/0.0166667" office:value-type="float" office:value="65.4778690442617" calcext:value-type="float">
            <text:p>65.4778690442617</text:p>
          </table:table-cell>
          <table:table-cell table:formula="of:=DEGREES(ATAN(ABS([.F507]-[.C507])/ABS([.E507]-[.B507])))" office:value-type="float" office:value="5.20577167718492" calcext:value-type="float">
            <text:p>5.20577167718492</text:p>
          </table:table-cell>
          <table:table-cell table:formula="of:=SQRT(POWER([.H507];2)+POWER([.I507];2)+POWER([.J507];2))" office:value-type="float" office:value="751.269623087179" calcext:value-type="float">
            <text:p>751.269623087179</text:p>
          </table:table-cell>
        </table:table-row>
        <table:table-row table:style-name="ro1">
          <table:table-cell office:value-type="float" office:value="16.0869" calcext:value-type="float">
            <text:p>16.0869</text:p>
          </table:table-cell>
          <table:table-cell office:value-type="float" office:value="317.174" calcext:value-type="float">
            <text:p>317.174</text:p>
          </table:table-cell>
          <table:table-cell office:value-type="float" office:value="47.2033" calcext:value-type="float">
            <text:p>47.2033</text:p>
          </table:table-cell>
          <table:table-cell office:value-type="float" office:value="19.2939" calcext:value-type="float">
            <text:p>19.2939</text:p>
          </table:table-cell>
          <table:table-cell office:value-type="float" office:value="305.189" calcext:value-type="float">
            <text:p>305.189</text:p>
          </table:table-cell>
          <table:table-cell office:value-type="float" office:value="48.5569" calcext:value-type="float">
            <text:p>48.5569</text:p>
          </table:table-cell>
          <table:table-cell/>
          <table:table-cell table:formula="of:=([.D508]-[.A508])/0.0166667" office:value-type="float" office:value="192.41961516077" calcext:value-type="float">
            <text:p>192.41961516077</text:p>
          </table:table-cell>
          <table:table-cell table:formula="of:=ABS([.E508]-[.B508])/0.0166667" office:value-type="float" office:value="719.098561802874" calcext:value-type="float">
            <text:p>719.098561802874</text:p>
          </table:table-cell>
          <table:table-cell table:formula="of:=([.F508]-[.C508])/0.0166667" office:value-type="float" office:value="81.2158375683249" calcext:value-type="float">
            <text:p>81.2158375683249</text:p>
          </table:table-cell>
          <table:table-cell table:formula="of:=DEGREES(ATAN(ABS([.F508]-[.C508])/ABS([.E508]-[.B508])))" office:value-type="float" office:value="6.44374713446532" calcext:value-type="float">
            <text:p>6.44374713446532</text:p>
          </table:table-cell>
          <table:table-cell table:formula="of:=SQRT(POWER([.H508];2)+POWER([.I508];2)+POWER([.J508];2))" office:value-type="float" office:value="748.815105454948" calcext:value-type="float">
            <text:p>748.815105454948</text:p>
          </table:table-cell>
        </table:table-row>
        <table:table-row table:style-name="ro1">
          <table:table-cell office:value-type="float" office:value="10.8955" calcext:value-type="float">
            <text:p>10.8955</text:p>
          </table:table-cell>
          <table:table-cell office:value-type="float" office:value="319.89" calcext:value-type="float">
            <text:p>319.89</text:p>
          </table:table-cell>
          <table:table-cell office:value-type="float" office:value="47.6945" calcext:value-type="float">
            <text:p>47.6945</text:p>
          </table:table-cell>
          <table:table-cell office:value-type="float" office:value="14.4542" calcext:value-type="float">
            <text:p>14.4542</text:p>
          </table:table-cell>
          <table:table-cell office:value-type="float" office:value="306.139" calcext:value-type="float">
            <text:p>306.139</text:p>
          </table:table-cell>
          <table:table-cell office:value-type="float" office:value="49.5254" calcext:value-type="float">
            <text:p>49.5254</text:p>
          </table:table-cell>
          <table:table-cell/>
          <table:table-cell table:formula="of:=([.D509]-[.A509])/0.0166667" office:value-type="float" office:value="213.521572956854" calcext:value-type="float">
            <text:p>213.521572956854</text:p>
          </table:table-cell>
          <table:table-cell table:formula="of:=ABS([.E509]-[.B509])/0.0166667" office:value-type="float" office:value="825.058349883299" calcext:value-type="float">
            <text:p>825.058349883299</text:p>
          </table:table-cell>
          <table:table-cell table:formula="of:=([.F509]-[.C509])/0.0166667" office:value-type="float" office:value="109.853780292439" calcext:value-type="float">
            <text:p>109.853780292439</text:p>
          </table:table-cell>
          <table:table-cell table:formula="of:=DEGREES(ATAN(ABS([.F509]-[.C509])/ABS([.E509]-[.B509])))" office:value-type="float" office:value="7.58413547971532" calcext:value-type="float">
            <text:p>7.58413547971532</text:p>
          </table:table-cell>
          <table:table-cell table:formula="of:=SQRT(POWER([.H509];2)+POWER([.I509];2)+POWER([.J509];2))" office:value-type="float" office:value="859.290751652001" calcext:value-type="float">
            <text:p>859.290751652001</text:p>
          </table:table-cell>
        </table:table-row>
        <table:table-row table:style-name="ro1">
          <table:table-cell office:value-type="float" office:value="7.97285" calcext:value-type="float">
            <text:p>7.97285</text:p>
          </table:table-cell>
          <table:table-cell office:value-type="float" office:value="315.046" calcext:value-type="float">
            <text:p>315.046</text:p>
          </table:table-cell>
          <table:table-cell office:value-type="float" office:value="48.3876" calcext:value-type="float">
            <text:p>48.3876</text:p>
          </table:table-cell>
          <table:table-cell office:value-type="float" office:value="11.8821" calcext:value-type="float">
            <text:p>11.8821</text:p>
          </table:table-cell>
          <table:table-cell office:value-type="float" office:value="303.335" calcext:value-type="float">
            <text:p>303.335</text:p>
          </table:table-cell>
          <table:table-cell office:value-type="float" office:value="49.9366" calcext:value-type="float">
            <text:p>49.9366</text:p>
          </table:table-cell>
          <table:table-cell/>
          <table:table-cell table:formula="of:=([.D510]-[.A510])/0.0166667" office:value-type="float" office:value="234.554530890938" calcext:value-type="float">
            <text:p>234.554530890938</text:p>
          </table:table-cell>
          <table:table-cell table:formula="of:=ABS([.E510]-[.B510])/0.0166667" office:value-type="float" office:value="702.658594682811" calcext:value-type="float">
            <text:p>702.658594682811</text:p>
          </table:table-cell>
          <table:table-cell table:formula="of:=([.F510]-[.C510])/0.0166667" office:value-type="float" office:value="92.9398141203717" calcext:value-type="float">
            <text:p>92.9398141203717</text:p>
          </table:table-cell>
          <table:table-cell table:formula="of:=DEGREES(ATAN(ABS([.F510]-[.C510])/ABS([.E510]-[.B510])))" office:value-type="float" office:value="7.53470754931786" calcext:value-type="float">
            <text:p>7.53470754931786</text:p>
          </table:table-cell>
          <table:table-cell table:formula="of:=SQRT(POWER([.H510];2)+POWER([.I510];2)+POWER([.J510];2))" office:value-type="float" office:value="746.58069737425" calcext:value-type="float">
            <text:p>746.58069737425</text:p>
          </table:table-cell>
        </table:table-row>
        <table:table-row table:style-name="ro1">
          <table:table-cell office:value-type="float" office:value="6.98184" calcext:value-type="float">
            <text:p>6.98184</text:p>
          </table:table-cell>
          <table:table-cell office:value-type="float" office:value="318.228" calcext:value-type="float">
            <text:p>318.228</text:p>
          </table:table-cell>
          <table:table-cell office:value-type="float" office:value="47.4305" calcext:value-type="float">
            <text:p>47.4305</text:p>
          </table:table-cell>
          <table:table-cell office:value-type="float" office:value="11.3711" calcext:value-type="float">
            <text:p>11.3711</text:p>
          </table:table-cell>
          <table:table-cell office:value-type="float" office:value="304.955" calcext:value-type="float">
            <text:p>304.955</text:p>
          </table:table-cell>
          <table:table-cell office:value-type="float" office:value="48.9403" calcext:value-type="float">
            <text:p>48.9403</text:p>
          </table:table-cell>
          <table:table-cell/>
          <table:table-cell table:formula="of:=([.D511]-[.A511])/0.0166667" office:value-type="float" office:value="263.355073289853" calcext:value-type="float">
            <text:p>263.355073289853</text:p>
          </table:table-cell>
          <table:table-cell table:formula="of:=ABS([.E511]-[.B511])/0.0166667" office:value-type="float" office:value="796.378407243187" calcext:value-type="float">
            <text:p>796.378407243187</text:p>
          </table:table-cell>
          <table:table-cell table:formula="of:=([.F511]-[.C511])/0.0166667" office:value-type="float" office:value="90.5878188243623" calcext:value-type="float">
            <text:p>90.5878188243623</text:p>
          </table:table-cell>
          <table:table-cell table:formula="of:=DEGREES(ATAN(ABS([.F511]-[.C511])/ABS([.E511]-[.B511])))" office:value-type="float" office:value="6.48948550940969" calcext:value-type="float">
            <text:p>6.48948550940969</text:p>
          </table:table-cell>
          <table:table-cell table:formula="of:=SQRT(POWER([.H511];2)+POWER([.I511];2)+POWER([.J511];2))" office:value-type="float" office:value="843.670916335306" calcext:value-type="float">
            <text:p>843.670916335306</text:p>
          </table:table-cell>
        </table:table-row>
        <table:table-row table:style-name="ro1">
          <table:table-cell office:value-type="float" office:value="7.26109" calcext:value-type="float">
            <text:p>7.26109</text:p>
          </table:table-cell>
          <table:table-cell office:value-type="float" office:value="318.292" calcext:value-type="float">
            <text:p>318.292</text:p>
          </table:table-cell>
          <table:table-cell office:value-type="float" office:value="47.6863" calcext:value-type="float">
            <text:p>47.6863</text:p>
          </table:table-cell>
          <table:table-cell office:value-type="float" office:value="11.8189" calcext:value-type="float">
            <text:p>11.8189</text:p>
          </table:table-cell>
          <table:table-cell office:value-type="float" office:value="303.505" calcext:value-type="float">
            <text:p>303.505</text:p>
          </table:table-cell>
          <table:table-cell office:value-type="float" office:value="49.1349" calcext:value-type="float">
            <text:p>49.1349</text:p>
          </table:table-cell>
          <table:table-cell/>
          <table:table-cell table:formula="of:=([.D512]-[.A512])/0.0166667" office:value-type="float" office:value="273.468053063894" calcext:value-type="float">
            <text:p>273.468053063894</text:p>
          </table:table-cell>
          <table:table-cell table:formula="of:=ABS([.E512]-[.B512])/0.0166667" office:value-type="float" office:value="887.218225563548" calcext:value-type="float">
            <text:p>887.218225563548</text:p>
          </table:table-cell>
          <table:table-cell table:formula="of:=([.F512]-[.C512])/0.0166667" office:value-type="float" office:value="86.9158261683476" calcext:value-type="float">
            <text:p>86.9158261683476</text:p>
          </table:table-cell>
          <table:table-cell table:formula="of:=DEGREES(ATAN(ABS([.F512]-[.C512])/ABS([.E512]-[.B512])))" office:value-type="float" office:value="5.59509509322731" calcext:value-type="float">
            <text:p>5.59509509322731</text:p>
          </table:table-cell>
          <table:table-cell table:formula="of:=SQRT(POWER([.H512];2)+POWER([.I512];2)+POWER([.J512];2))" office:value-type="float" office:value="932.467327393949" calcext:value-type="float">
            <text:p>932.467327393949</text:p>
          </table:table-cell>
        </table:table-row>
        <table:table-row table:style-name="ro1">
          <table:table-cell office:value-type="float" office:value="9.13508" calcext:value-type="float">
            <text:p>9.13508</text:p>
          </table:table-cell>
          <table:table-cell office:value-type="float" office:value="312.222" calcext:value-type="float">
            <text:p>312.222</text:p>
          </table:table-cell>
          <table:table-cell office:value-type="float" office:value="48.4941" calcext:value-type="float">
            <text:p>48.4941</text:p>
          </table:table-cell>
          <table:table-cell office:value-type="float" office:value="13.1842" calcext:value-type="float">
            <text:p>13.1842</text:p>
          </table:table-cell>
          <table:table-cell office:value-type="float" office:value="300.909" calcext:value-type="float">
            <text:p>300.909</text:p>
          </table:table-cell>
          <table:table-cell office:value-type="float" office:value="49.2182" calcext:value-type="float">
            <text:p>49.2182</text:p>
          </table:table-cell>
          <table:table-cell/>
          <table:table-cell table:formula="of:=([.D513]-[.A513])/0.0166667" office:value-type="float" office:value="242.946714106572" calcext:value-type="float">
            <text:p>242.946714106572</text:p>
          </table:table-cell>
          <table:table-cell table:formula="of:=ABS([.E513]-[.B513])/0.0166667" office:value-type="float" office:value="678.778642442714" calcext:value-type="float">
            <text:p>678.778642442714</text:p>
          </table:table-cell>
          <table:table-cell table:formula="of:=([.F513]-[.C513])/0.0166667" office:value-type="float" office:value="43.4459131081738" calcext:value-type="float">
            <text:p>43.4459131081738</text:p>
          </table:table-cell>
          <table:table-cell table:formula="of:=DEGREES(ATAN(ABS([.F513]-[.C513])/ABS([.E513]-[.B513])))" office:value-type="float" office:value="3.6622785630687" calcext:value-type="float">
            <text:p>3.6622785630687</text:p>
          </table:table-cell>
          <table:table-cell table:formula="of:=SQRT(POWER([.H513];2)+POWER([.I513];2)+POWER([.J513];2))" office:value-type="float" office:value="722.254178733054" calcext:value-type="float">
            <text:p>722.254178733054</text:p>
          </table:table-cell>
        </table:table-row>
        <table:table-row table:style-name="ro1">
          <table:table-cell office:value-type="float" office:value="5.33961" calcext:value-type="float">
            <text:p>5.33961</text:p>
          </table:table-cell>
          <table:table-cell office:value-type="float" office:value="324.515" calcext:value-type="float">
            <text:p>324.515</text:p>
          </table:table-cell>
          <table:table-cell office:value-type="float" office:value="46.8581" calcext:value-type="float">
            <text:p>46.8581</text:p>
          </table:table-cell>
          <table:table-cell office:value-type="float" office:value="9.84879" calcext:value-type="float">
            <text:p>9.84879</text:p>
          </table:table-cell>
          <table:table-cell office:value-type="float" office:value="310.853" calcext:value-type="float">
            <text:p>310.853</text:p>
          </table:table-cell>
          <table:table-cell office:value-type="float" office:value="48.6729" calcext:value-type="float">
            <text:p>48.6729</text:p>
          </table:table-cell>
          <table:table-cell/>
          <table:table-cell table:formula="of:=([.D514]-[.A514])/0.0166667" office:value-type="float" office:value="270.550258899482" calcext:value-type="float">
            <text:p>270.550258899482</text:p>
          </table:table-cell>
          <table:table-cell table:formula="of:=ABS([.E514]-[.B514])/0.0166667" office:value-type="float" office:value="819.718360563278" calcext:value-type="float">
            <text:p>819.718360563278</text:p>
          </table:table-cell>
          <table:table-cell table:formula="of:=([.F514]-[.C514])/0.0166667" office:value-type="float" office:value="108.887782224435" calcext:value-type="float">
            <text:p>108.887782224435</text:p>
          </table:table-cell>
          <table:table-cell table:formula="of:=DEGREES(ATAN(ABS([.F514]-[.C514])/ABS([.E514]-[.B514])))" office:value-type="float" office:value="7.56662179085357" calcext:value-type="float">
            <text:p>7.56662179085357</text:p>
          </table:table-cell>
          <table:table-cell table:formula="of:=SQRT(POWER([.H514];2)+POWER([.I514];2)+POWER([.J514];2))" office:value-type="float" office:value="870.052976750773" calcext:value-type="float">
            <text:p>870.052976750773</text:p>
          </table:table-cell>
        </table:table-row>
        <table:table-row table:style-name="ro1">
          <table:table-cell office:value-type="float" office:value="5.31604" calcext:value-type="float">
            <text:p>5.31604</text:p>
          </table:table-cell>
          <table:table-cell office:value-type="float" office:value="324.577" calcext:value-type="float">
            <text:p>324.577</text:p>
          </table:table-cell>
          <table:table-cell office:value-type="float" office:value="46.5787" calcext:value-type="float">
            <text:p>46.5787</text:p>
          </table:table-cell>
          <table:table-cell office:value-type="float" office:value="9.11242" calcext:value-type="float">
            <text:p>9.11242</text:p>
          </table:table-cell>
          <table:table-cell office:value-type="float" office:value="312.285" calcext:value-type="float">
            <text:p>312.285</text:p>
          </table:table-cell>
          <table:table-cell office:value-type="float" office:value="48.2213" calcext:value-type="float">
            <text:p>48.2213</text:p>
          </table:table-cell>
          <table:table-cell/>
          <table:table-cell table:formula="of:=([.D515]-[.A515])/0.0166667" office:value-type="float" office:value="227.782344435311" calcext:value-type="float">
            <text:p>227.782344435311</text:p>
          </table:table-cell>
          <table:table-cell table:formula="of:=ABS([.E515]-[.B515])/0.0166667" office:value-type="float" office:value="737.518524962949" calcext:value-type="float">
            <text:p>737.518524962949</text:p>
          </table:table-cell>
          <table:table-cell table:formula="of:=([.F515]-[.C515])/0.0166667" office:value-type="float" office:value="98.5558028883943" calcext:value-type="float">
            <text:p>98.5558028883943</text:p>
          </table:table-cell>
          <table:table-cell table:formula="of:=DEGREES(ATAN(ABS([.F515]-[.C515])/ABS([.E515]-[.B515])))" office:value-type="float" office:value="7.61143533525868" calcext:value-type="float">
            <text:p>7.61143533525868</text:p>
          </table:table-cell>
          <table:table-cell table:formula="of:=SQRT(POWER([.H515];2)+POWER([.I515];2)+POWER([.J515];2))" office:value-type="float" office:value="778.15912086343" calcext:value-type="float">
            <text:p>778.15912086343</text:p>
          </table:table-cell>
        </table:table-row>
        <table:table-row table:style-name="ro1">
          <table:table-cell office:value-type="float" office:value="4.44987" calcext:value-type="float">
            <text:p>4.44987</text:p>
          </table:table-cell>
          <table:table-cell office:value-type="float" office:value="316.92" calcext:value-type="float">
            <text:p>316.92</text:p>
          </table:table-cell>
          <table:table-cell office:value-type="float" office:value="47.9067" calcext:value-type="float">
            <text:p>47.9067</text:p>
          </table:table-cell>
          <table:table-cell office:value-type="float" office:value="7.45614" calcext:value-type="float">
            <text:p>7.45614</text:p>
          </table:table-cell>
          <table:table-cell office:value-type="float" office:value="306.442" calcext:value-type="float">
            <text:p>306.442</text:p>
          </table:table-cell>
          <table:table-cell office:value-type="float" office:value="48.7808" calcext:value-type="float">
            <text:p>48.7808</text:p>
          </table:table-cell>
          <table:table-cell/>
          <table:table-cell table:formula="of:=([.D516]-[.A516])/0.0166667" office:value-type="float" office:value="180.375839248322" calcext:value-type="float">
            <text:p>180.375839248322</text:p>
          </table:table-cell>
          <table:table-cell table:formula="of:=ABS([.E516]-[.B516])/0.0166667" office:value-type="float" office:value="628.678742642515" calcext:value-type="float">
            <text:p>628.678742642515</text:p>
          </table:table-cell>
          <table:table-cell table:formula="of:=([.F516]-[.C516])/0.0166667" office:value-type="float" office:value="52.4458951082097" calcext:value-type="float">
            <text:p>52.4458951082097</text:p>
          </table:table-cell>
          <table:table-cell table:formula="of:=DEGREES(ATAN(ABS([.F516]-[.C516])/ABS([.E516]-[.B516])))" office:value-type="float" office:value="4.76871010729698" calcext:value-type="float">
            <text:p>4.76871010729698</text:p>
          </table:table-cell>
          <table:table-cell table:formula="of:=SQRT(POWER([.H516];2)+POWER([.I516];2)+POWER([.J516];2))" office:value-type="float" office:value="656.142497289127" calcext:value-type="float">
            <text:p>656.142497289127</text:p>
          </table:table-cell>
        </table:table-row>
        <table:table-row table:style-name="ro1">
          <table:table-cell office:value-type="float" office:value="2.26143" calcext:value-type="float">
            <text:p>2.26143</text:p>
          </table:table-cell>
          <table:table-cell office:value-type="float" office:value="324.806" calcext:value-type="float">
            <text:p>324.806</text:p>
          </table:table-cell>
          <table:table-cell office:value-type="float" office:value="46.8545" calcext:value-type="float">
            <text:p>46.8545</text:p>
          </table:table-cell>
          <table:table-cell office:value-type="float" office:value="5.8811" calcext:value-type="float">
            <text:p>5.8811</text:p>
          </table:table-cell>
          <table:table-cell office:value-type="float" office:value="312.385" calcext:value-type="float">
            <text:p>312.385</text:p>
          </table:table-cell>
          <table:table-cell office:value-type="float" office:value="48.5098" calcext:value-type="float">
            <text:p>48.5098</text:p>
          </table:table-cell>
          <table:table-cell/>
          <table:table-cell table:formula="of:=([.D517]-[.A517])/0.0166667" office:value-type="float" office:value="217.179765640469" calcext:value-type="float">
            <text:p>217.179765640469</text:p>
          </table:table-cell>
          <table:table-cell table:formula="of:=ABS([.E517]-[.B517])/0.0166667" office:value-type="float" office:value="745.258509482981" calcext:value-type="float">
            <text:p>745.258509482981</text:p>
          </table:table-cell>
          <table:table-cell table:formula="of:=([.F517]-[.C517])/0.0166667" office:value-type="float" office:value="99.3178013643971" calcext:value-type="float">
            <text:p>99.3178013643971</text:p>
          </table:table-cell>
          <table:table-cell table:formula="of:=DEGREES(ATAN(ABS([.F517]-[.C517])/ABS([.E517]-[.B517])))" office:value-type="float" office:value="7.5908664669343" calcext:value-type="float">
            <text:p>7.5908664669343</text:p>
          </table:table-cell>
          <table:table-cell table:formula="of:=SQRT(POWER([.H517];2)+POWER([.I517];2)+POWER([.J517];2))" office:value-type="float" office:value="782.58630337382" calcext:value-type="float">
            <text:p>782.58630337382</text:p>
          </table:table-cell>
        </table:table-row>
        <table:table-row table:style-name="ro1">
          <table:table-cell office:value-type="float" office:value="3.24931" calcext:value-type="float">
            <text:p>3.24931</text:p>
          </table:table-cell>
          <table:table-cell office:value-type="float" office:value="319.801" calcext:value-type="float">
            <text:p>319.801</text:p>
          </table:table-cell>
          <table:table-cell office:value-type="float" office:value="47.7955" calcext:value-type="float">
            <text:p>47.7955</text:p>
          </table:table-cell>
          <table:table-cell office:value-type="float" office:value="6.76498" calcext:value-type="float">
            <text:p>6.76498</text:p>
          </table:table-cell>
          <table:table-cell office:value-type="float" office:value="307.727" calcext:value-type="float">
            <text:p>307.727</text:p>
          </table:table-cell>
          <table:table-cell office:value-type="float" office:value="48.874" calcext:value-type="float">
            <text:p>48.874</text:p>
          </table:table-cell>
          <table:table-cell/>
          <table:table-cell table:formula="of:=([.D518]-[.A518])/0.0166667" office:value-type="float" office:value="210.939778120444" calcext:value-type="float">
            <text:p>210.939778120444</text:p>
          </table:table-cell>
          <table:table-cell table:formula="of:=ABS([.E518]-[.B518])/0.0166667" office:value-type="float" office:value="724.438551122899" calcext:value-type="float">
            <text:p>724.438551122899</text:p>
          </table:table-cell>
          <table:table-cell table:formula="of:=([.F518]-[.C518])/0.0166667" office:value-type="float" office:value="64.7098705802592" calcext:value-type="float">
            <text:p>64.7098705802592</text:p>
          </table:table-cell>
          <table:table-cell table:formula="of:=DEGREES(ATAN(ABS([.F518]-[.C518])/ABS([.E518]-[.B518])))" office:value-type="float" office:value="5.10435103443535" calcext:value-type="float">
            <text:p>5.10435103443535</text:p>
          </table:table-cell>
          <table:table-cell table:formula="of:=SQRT(POWER([.H518];2)+POWER([.I518];2)+POWER([.J518];2))" office:value-type="float" office:value="757.293979704751" calcext:value-type="float">
            <text:p>757.293979704751</text:p>
          </table:table-cell>
        </table:table-row>
        <table:table-row table:style-name="ro1">
          <table:table-cell office:value-type="float" office:value="7.0055" calcext:value-type="float">
            <text:p>7.0055</text:p>
          </table:table-cell>
          <table:table-cell office:value-type="float" office:value="318.162" calcext:value-type="float">
            <text:p>318.162</text:p>
          </table:table-cell>
          <table:table-cell office:value-type="float" office:value="47.707" calcext:value-type="float">
            <text:p>47.707</text:p>
          </table:table-cell>
          <table:table-cell office:value-type="float" office:value="10.6912" calcext:value-type="float">
            <text:p>10.6912</text:p>
          </table:table-cell>
          <table:table-cell office:value-type="float" office:value="306.237" calcext:value-type="float">
            <text:p>306.237</text:p>
          </table:table-cell>
          <table:table-cell office:value-type="float" office:value="49.0329" calcext:value-type="float">
            <text:p>49.0329</text:p>
          </table:table-cell>
          <table:table-cell/>
          <table:table-cell table:formula="of:=([.D519]-[.A519])/0.0166667" office:value-type="float" office:value="221.141557716885" calcext:value-type="float">
            <text:p>221.141557716885</text:p>
          </table:table-cell>
          <table:table-cell table:formula="of:=ABS([.E519]-[.B519])/0.0166667" office:value-type="float" office:value="715.498569002859" calcext:value-type="float">
            <text:p>715.498569002859</text:p>
          </table:table-cell>
          <table:table-cell table:formula="of:=([.F519]-[.C519])/0.0166667" office:value-type="float" office:value="79.553840892318" calcext:value-type="float">
            <text:p>79.553840892318</text:p>
          </table:table-cell>
          <table:table-cell table:formula="of:=DEGREES(ATAN(ABS([.F519]-[.C519])/ABS([.E519]-[.B519])))" office:value-type="float" office:value="6.34446318602865" calcext:value-type="float">
            <text:p>6.34446318602865</text:p>
          </table:table-cell>
          <table:table-cell table:formula="of:=SQRT(POWER([.H519];2)+POWER([.I519];2)+POWER([.J519];2))" office:value-type="float" office:value="753.107299390538" calcext:value-type="float">
            <text:p>753.107299390538</text:p>
          </table:table-cell>
        </table:table-row>
        <table:table-row table:style-name="ro1">
          <table:table-cell office:value-type="float" office:value="4.3865" calcext:value-type="float">
            <text:p>4.3865</text:p>
          </table:table-cell>
          <table:table-cell office:value-type="float" office:value="327.609" calcext:value-type="float">
            <text:p>327.609</text:p>
          </table:table-cell>
          <table:table-cell office:value-type="float" office:value="46.7191" calcext:value-type="float">
            <text:p>46.7191</text:p>
          </table:table-cell>
          <table:table-cell office:value-type="float" office:value="8.48525" calcext:value-type="float">
            <text:p>8.48525</text:p>
          </table:table-cell>
          <table:table-cell office:value-type="float" office:value="313.415" calcext:value-type="float">
            <text:p>313.415</text:p>
          </table:table-cell>
          <table:table-cell office:value-type="float" office:value="49.1335" calcext:value-type="float">
            <text:p>49.1335</text:p>
          </table:table-cell>
          <table:table-cell/>
          <table:table-cell table:formula="of:=([.D520]-[.A520])/0.0166667" office:value-type="float" office:value="245.924508150984" calcext:value-type="float">
            <text:p>245.924508150984</text:p>
          </table:table-cell>
          <table:table-cell table:formula="of:=ABS([.E520]-[.B520])/0.0166667" office:value-type="float" office:value="851.638296723404" calcext:value-type="float">
            <text:p>851.638296723404</text:p>
          </table:table-cell>
          <table:table-cell table:formula="of:=([.F520]-[.C520])/0.0166667" office:value-type="float" office:value="144.863710272579" calcext:value-type="float">
            <text:p>144.863710272579</text:p>
          </table:table-cell>
          <table:table-cell table:formula="of:=DEGREES(ATAN(ABS([.F520]-[.C520])/ABS([.E520]-[.B520])))" office:value-type="float" office:value="9.65361622207506" calcext:value-type="float">
            <text:p>9.65361622207506</text:p>
          </table:table-cell>
          <table:table-cell table:formula="of:=SQRT(POWER([.H520];2)+POWER([.I520];2)+POWER([.J520];2))" office:value-type="float" office:value="898.193824688849" calcext:value-type="float">
            <text:p>898.193824688849</text:p>
          </table:table-cell>
        </table:table-row>
        <table:table-row table:style-name="ro1">
          <table:table-cell office:value-type="float" office:value="6.98091" calcext:value-type="float">
            <text:p>6.98091</text:p>
          </table:table-cell>
          <table:table-cell office:value-type="float" office:value="318.235" calcext:value-type="float">
            <text:p>318.235</text:p>
          </table:table-cell>
          <table:table-cell office:value-type="float" office:value="47.4296" calcext:value-type="float">
            <text:p>47.4296</text:p>
          </table:table-cell>
          <table:table-cell office:value-type="float" office:value="10.8692" calcext:value-type="float">
            <text:p>10.8692</text:p>
          </table:table-cell>
          <table:table-cell office:value-type="float" office:value="304.728" calcext:value-type="float">
            <text:p>304.728</text:p>
          </table:table-cell>
          <table:table-cell office:value-type="float" office:value="48.9773" calcext:value-type="float">
            <text:p>48.9773</text:p>
          </table:table-cell>
          <table:table-cell/>
          <table:table-cell table:formula="of:=([.D521]-[.A521])/0.0166667" office:value-type="float" office:value="233.296933406133" calcext:value-type="float">
            <text:p>233.296933406133</text:p>
          </table:table-cell>
          <table:table-cell table:formula="of:=ABS([.E521]-[.B521])/0.0166667" office:value-type="float" office:value="810.418379163242" calcext:value-type="float">
            <text:p>810.418379163242</text:p>
          </table:table-cell>
          <table:table-cell table:formula="of:=([.F521]-[.C521])/0.0166667" office:value-type="float" office:value="92.8618142763714" calcext:value-type="float">
            <text:p>92.8618142763714</text:p>
          </table:table-cell>
          <table:table-cell table:formula="of:=DEGREES(ATAN(ABS([.F521]-[.C521])/ABS([.E521]-[.B521])))" office:value-type="float" office:value="6.53672959995149" calcext:value-type="float">
            <text:p>6.53672959995149</text:p>
          </table:table-cell>
          <table:table-cell table:formula="of:=SQRT(POWER([.H521];2)+POWER([.I521];2)+POWER([.J521];2))" office:value-type="float" office:value="848.427206643552" calcext:value-type="float">
            <text:p>848.427206643552</text:p>
          </table:table-cell>
        </table:table-row>
        <table:table-row table:style-name="ro1">
          <table:table-cell office:value-type="float" office:value="6.84668" calcext:value-type="float">
            <text:p>6.84668</text:p>
          </table:table-cell>
          <table:table-cell office:value-type="float" office:value="321.564" calcext:value-type="float">
            <text:p>321.564</text:p>
          </table:table-cell>
          <table:table-cell office:value-type="float" office:value="47.5134" calcext:value-type="float">
            <text:p>47.5134</text:p>
          </table:table-cell>
          <table:table-cell office:value-type="float" office:value="11.0445" calcext:value-type="float">
            <text:p>11.0445</text:p>
          </table:table-cell>
          <table:table-cell office:value-type="float" office:value="309.774" calcext:value-type="float">
            <text:p>309.774</text:p>
          </table:table-cell>
          <table:table-cell office:value-type="float" office:value="48.5435" calcext:value-type="float">
            <text:p>48.5435</text:p>
          </table:table-cell>
          <table:table-cell/>
          <table:table-cell table:formula="of:=([.D522]-[.A522])/0.0166667" office:value-type="float" office:value="251.868696262607" calcext:value-type="float">
            <text:p>251.868696262607</text:p>
          </table:table-cell>
          <table:table-cell table:formula="of:=ABS([.E522]-[.B522])/0.0166667" office:value-type="float" office:value="707.398585202831" calcext:value-type="float">
            <text:p>707.398585202831</text:p>
          </table:table-cell>
          <table:table-cell table:formula="of:=([.F522]-[.C522])/0.0166667" office:value-type="float" office:value="61.8058763882475" calcext:value-type="float">
            <text:p>61.8058763882475</text:p>
          </table:table-cell>
          <table:table-cell table:formula="of:=DEGREES(ATAN(ABS([.F522]-[.C522])/ABS([.E522]-[.B522])))" office:value-type="float" office:value="4.99328979288063" calcext:value-type="float">
            <text:p>4.99328979288063</text:p>
          </table:table-cell>
          <table:table-cell table:formula="of:=SQRT(POWER([.H522];2)+POWER([.I522];2)+POWER([.J522];2))" office:value-type="float" office:value="753.439158034749" calcext:value-type="float">
            <text:p>753.439158034749</text:p>
          </table:table-cell>
        </table:table-row>
        <table:table-row table:style-name="ro1">
          <table:table-cell office:value-type="float" office:value="81.044" calcext:value-type="float">
            <text:p>81.044</text:p>
          </table:table-cell>
          <table:table-cell office:value-type="float" office:value="287.549" calcext:value-type="float">
            <text:p>287.549</text:p>
          </table:table-cell>
          <table:table-cell office:value-type="float" office:value="44.8162" calcext:value-type="float">
            <text:p>44.8162</text:p>
          </table:table-cell>
          <table:table-cell office:value-type="float" office:value="83.7792" calcext:value-type="float">
            <text:p>83.7792</text:p>
          </table:table-cell>
          <table:table-cell office:value-type="float" office:value="274.613" calcext:value-type="float">
            <text:p>274.613</text:p>
          </table:table-cell>
          <table:table-cell office:value-type="float" office:value="45.9952" calcext:value-type="float">
            <text:p>45.9952</text:p>
          </table:table-cell>
          <table:table-cell/>
          <table:table-cell table:formula="of:=([.D523]-[.A523])/0.0166667" office:value-type="float" office:value="164.111671776657" calcext:value-type="float">
            <text:p>164.111671776657</text:p>
          </table:table-cell>
          <table:table-cell table:formula="of:=ABS([.E523]-[.B523])/0.0166667" office:value-type="float" office:value="776.158447683103" calcext:value-type="float">
            <text:p>776.158447683103</text:p>
          </table:table-cell>
          <table:table-cell table:formula="of:=([.F523]-[.C523])/0.0166667" office:value-type="float" office:value="70.7398585202827" calcext:value-type="float">
            <text:p>70.7398585202827</text:p>
          </table:table-cell>
          <table:table-cell table:formula="of:=DEGREES(ATAN(ABS([.F523]-[.C523])/ABS([.E523]-[.B523])))" office:value-type="float" office:value="5.20760723629789" calcext:value-type="float">
            <text:p>5.20760723629789</text:p>
          </table:table-cell>
          <table:table-cell table:formula="of:=SQRT(POWER([.H523];2)+POWER([.I523];2)+POWER([.J523];2))" office:value-type="float" office:value="796.466386174987" calcext:value-type="float">
            <text:p>796.466386174987</text:p>
          </table:table-cell>
        </table:table-row>
        <table:table-row table:style-name="ro1">
          <table:table-cell office:value-type="float" office:value="80.3214" calcext:value-type="float">
            <text:p>80.3214</text:p>
          </table:table-cell>
          <table:table-cell office:value-type="float" office:value="290.13" calcext:value-type="float">
            <text:p>290.13</text:p>
          </table:table-cell>
          <table:table-cell office:value-type="float" office:value="44.9448" calcext:value-type="float">
            <text:p>44.9448</text:p>
          </table:table-cell>
          <table:table-cell office:value-type="float" office:value="83.121" calcext:value-type="float">
            <text:p>83.121</text:p>
          </table:table-cell>
          <table:table-cell office:value-type="float" office:value="278.305" calcext:value-type="float">
            <text:p>278.305</text:p>
          </table:table-cell>
          <table:table-cell office:value-type="float" office:value="46.1863" calcext:value-type="float">
            <text:p>46.1863</text:p>
          </table:table-cell>
          <table:table-cell/>
          <table:table-cell table:formula="of:=([.D524]-[.A524])/0.0166667" office:value-type="float" office:value="167.975664048672" calcext:value-type="float">
            <text:p>167.975664048672</text:p>
          </table:table-cell>
          <table:table-cell table:formula="of:=ABS([.E524]-[.B524])/0.0166667" office:value-type="float" office:value="709.498581002837" calcext:value-type="float">
            <text:p>709.498581002837</text:p>
          </table:table-cell>
          <table:table-cell table:formula="of:=([.F524]-[.C524])/0.0166667" office:value-type="float" office:value="74.4898510202981" calcext:value-type="float">
            <text:p>74.4898510202981</text:p>
          </table:table-cell>
          <table:table-cell table:formula="of:=DEGREES(ATAN(ABS([.F524]-[.C524])/ABS([.E524]-[.B524])))" office:value-type="float" office:value="5.99349388944516" calcext:value-type="float">
            <text:p>5.99349388944516</text:p>
          </table:table-cell>
          <table:table-cell table:formula="of:=SQRT(POWER([.H524];2)+POWER([.I524];2)+POWER([.J524];2))" office:value-type="float" office:value="732.907086923478" calcext:value-type="float">
            <text:p>732.907086923478</text:p>
          </table:table-cell>
        </table:table-row>
        <table:table-row table:style-name="ro1">
          <table:table-cell office:value-type="float" office:value="80.087" calcext:value-type="float">
            <text:p>80.087</text:p>
          </table:table-cell>
          <table:table-cell office:value-type="float" office:value="291.451" calcext:value-type="float">
            <text:p>291.451</text:p>
          </table:table-cell>
          <table:table-cell office:value-type="float" office:value="45.0054" calcext:value-type="float">
            <text:p>45.0054</text:p>
          </table:table-cell>
          <table:table-cell office:value-type="float" office:value="82.8733" calcext:value-type="float">
            <text:p>82.8733</text:p>
          </table:table-cell>
          <table:table-cell office:value-type="float" office:value="278.396" calcext:value-type="float">
            <text:p>278.396</text:p>
          </table:table-cell>
          <table:table-cell office:value-type="float" office:value="45.6776" calcext:value-type="float">
            <text:p>45.6776</text:p>
          </table:table-cell>
          <table:table-cell/>
          <table:table-cell table:formula="of:=([.D525]-[.A525])/0.0166667" office:value-type="float" office:value="167.177665644669" calcext:value-type="float">
            <text:p>167.177665644669</text:p>
          </table:table-cell>
          <table:table-cell table:formula="of:=ABS([.E525]-[.B525])/0.0166667" office:value-type="float" office:value="783.298433403134" calcext:value-type="float">
            <text:p>783.298433403134</text:p>
          </table:table-cell>
          <table:table-cell table:formula="of:=([.F525]-[.C525])/0.0166667" office:value-type="float" office:value="40.3319193361611" calcext:value-type="float">
            <text:p>40.3319193361611</text:p>
          </table:table-cell>
          <table:table-cell table:formula="of:=DEGREES(ATAN(ABS([.F525]-[.C525])/ABS([.E525]-[.B525])))" office:value-type="float" office:value="2.94754811685641" calcext:value-type="float">
            <text:p>2.94754811685641</text:p>
          </table:table-cell>
          <table:table-cell table:formula="of:=SQRT(POWER([.H525];2)+POWER([.I525];2)+POWER([.J525];2))" office:value-type="float" office:value="801.95478138081" calcext:value-type="float">
            <text:p>801.95478138081</text:p>
          </table:table-cell>
        </table:table-row>
        <table:table-row table:style-name="ro1">
          <table:table-cell office:value-type="float" office:value="79.735" calcext:value-type="float">
            <text:p>79.735</text:p>
          </table:table-cell>
          <table:table-cell office:value-type="float" office:value="286.057" calcext:value-type="float">
            <text:p>286.057</text:p>
          </table:table-cell>
          <table:table-cell office:value-type="float" office:value="45.3049" calcext:value-type="float">
            <text:p>45.3049</text:p>
          </table:table-cell>
          <table:table-cell office:value-type="float" office:value="82.0285" calcext:value-type="float">
            <text:p>82.0285</text:p>
          </table:table-cell>
          <table:table-cell office:value-type="float" office:value="274.466" calcext:value-type="float">
            <text:p>274.466</text:p>
          </table:table-cell>
          <table:table-cell office:value-type="float" office:value="46.2797" calcext:value-type="float">
            <text:p>46.2797</text:p>
          </table:table-cell>
          <table:table-cell/>
          <table:table-cell table:formula="of:=([.D526]-[.A526])/0.0166667" office:value-type="float" office:value="137.60972478055" calcext:value-type="float">
            <text:p>137.60972478055</text:p>
          </table:table-cell>
          <table:table-cell table:formula="of:=ABS([.E526]-[.B526])/0.0166667" office:value-type="float" office:value="695.458609082782" calcext:value-type="float">
            <text:p>695.458609082782</text:p>
          </table:table-cell>
          <table:table-cell table:formula="of:=([.F526]-[.C526])/0.0166667" office:value-type="float" office:value="58.4878830242336" calcext:value-type="float">
            <text:p>58.4878830242336</text:p>
          </table:table-cell>
          <table:table-cell table:formula="of:=DEGREES(ATAN(ABS([.F526]-[.C526])/ABS([.E526]-[.B526])))" office:value-type="float" office:value="4.80724751963674" calcext:value-type="float">
            <text:p>4.80724751963674</text:p>
          </table:table-cell>
          <table:table-cell table:formula="of:=SQRT(POWER([.H526];2)+POWER([.I526];2)+POWER([.J526];2))" office:value-type="float" office:value="711.350789528059" calcext:value-type="float">
            <text:p>711.350789528059</text:p>
          </table:table-cell>
        </table:table-row>
        <table:table-row table:style-name="ro1">
          <table:table-cell office:value-type="float" office:value="80.1017" calcext:value-type="float">
            <text:p>80.1017</text:p>
          </table:table-cell>
          <table:table-cell office:value-type="float" office:value="278.188" calcext:value-type="float">
            <text:p>278.188</text:p>
          </table:table-cell>
          <table:table-cell office:value-type="float" office:value="45.9824" calcext:value-type="float">
            <text:p>45.9824</text:p>
          </table:table-cell>
          <table:table-cell office:value-type="float" office:value="82.2908" calcext:value-type="float">
            <text:p>82.2908</text:p>
          </table:table-cell>
          <table:table-cell office:value-type="float" office:value="264.536" calcext:value-type="float">
            <text:p>264.536</text:p>
          </table:table-cell>
          <table:table-cell office:value-type="float" office:value="47.0563" calcext:value-type="float">
            <text:p>47.0563</text:p>
          </table:table-cell>
          <table:table-cell/>
          <table:table-cell table:formula="of:=([.D527]-[.A527])/0.0166667" office:value-type="float" office:value="131.345737308526" calcext:value-type="float">
            <text:p>131.345737308526</text:p>
          </table:table-cell>
          <table:table-cell table:formula="of:=ABS([.E527]-[.B527])/0.0166667" office:value-type="float" office:value="819.118361763276" calcext:value-type="float">
            <text:p>819.118361763276</text:p>
          </table:table-cell>
          <table:table-cell table:formula="of:=([.F527]-[.C527])/0.0166667" office:value-type="float" office:value="64.4338711322579" calcext:value-type="float">
            <text:p>64.4338711322579</text:p>
          </table:table-cell>
          <table:table-cell table:formula="of:=DEGREES(ATAN(ABS([.F527]-[.C527])/ABS([.E527]-[.B527])))" office:value-type="float" office:value="4.4977655589622" calcext:value-type="float">
            <text:p>4.4977655589622</text:p>
          </table:table-cell>
          <table:table-cell table:formula="of:=SQRT(POWER([.H527];2)+POWER([.I527];2)+POWER([.J527];2))" office:value-type="float" office:value="832.080715457318" calcext:value-type="float">
            <text:p>832.080715457318</text:p>
          </table:table-cell>
        </table:table-row>
        <table:table-row table:style-name="ro1">
          <table:table-cell office:value-type="float" office:value="78.2377" calcext:value-type="float">
            <text:p>78.2377</text:p>
          </table:table-cell>
          <table:table-cell office:value-type="float" office:value="288.7" calcext:value-type="float">
            <text:p>288.7</text:p>
          </table:table-cell>
          <table:table-cell office:value-type="float" office:value="44.9229" calcext:value-type="float">
            <text:p>44.9229</text:p>
          </table:table-cell>
          <table:table-cell office:value-type="float" office:value="80.5315" calcext:value-type="float">
            <text:p>80.5315</text:p>
          </table:table-cell>
          <table:table-cell office:value-type="float" office:value="274.423" calcext:value-type="float">
            <text:p>274.423</text:p>
          </table:table-cell>
          <table:table-cell office:value-type="float" office:value="46.0531" calcext:value-type="float">
            <text:p>46.0531</text:p>
          </table:table-cell>
          <table:table-cell/>
          <table:table-cell table:formula="of:=([.D528]-[.A528])/0.0166667" office:value-type="float" office:value="137.62772474455" calcext:value-type="float">
            <text:p>137.62772474455</text:p>
          </table:table-cell>
          <table:table-cell table:formula="of:=ABS([.E528]-[.B528])/0.0166667" office:value-type="float" office:value="856.618286763426" calcext:value-type="float">
            <text:p>856.618286763426</text:p>
          </table:table-cell>
          <table:table-cell table:formula="of:=([.F528]-[.C528])/0.0166667" office:value-type="float" office:value="67.8118643762714" calcext:value-type="float">
            <text:p>67.8118643762714</text:p>
          </table:table-cell>
          <table:table-cell table:formula="of:=DEGREES(ATAN(ABS([.F528]-[.C528])/ABS([.E528]-[.B528])))" office:value-type="float" office:value="4.52622601917754" calcext:value-type="float">
            <text:p>4.52622601917754</text:p>
          </table:table-cell>
          <table:table-cell table:formula="of:=SQRT(POWER([.H528];2)+POWER([.I528];2)+POWER([.J528];2))" office:value-type="float" office:value="870.249808265451" calcext:value-type="float">
            <text:p>870.249808265451</text:p>
          </table:table-cell>
        </table:table-row>
        <table:table-row table:style-name="ro1">
          <table:table-cell office:value-type="float" office:value="78.3965" calcext:value-type="float">
            <text:p>78.3965</text:p>
          </table:table-cell>
          <table:table-cell office:value-type="float" office:value="281.936" calcext:value-type="float">
            <text:p>281.936</text:p>
          </table:table-cell>
          <table:table-cell office:value-type="float" office:value="45.9338" calcext:value-type="float">
            <text:p>45.9338</text:p>
          </table:table-cell>
          <table:table-cell office:value-type="float" office:value="80.1844" calcext:value-type="float">
            <text:p>80.1844</text:p>
          </table:table-cell>
          <table:table-cell office:value-type="float" office:value="269.286" calcext:value-type="float">
            <text:p>269.286</text:p>
          </table:table-cell>
          <table:table-cell office:value-type="float" office:value="46.8363" calcext:value-type="float">
            <text:p>46.8363</text:p>
          </table:table-cell>
          <table:table-cell/>
          <table:table-cell table:formula="of:=([.D529]-[.A529])/0.0166667" office:value-type="float" office:value="107.273785452429" calcext:value-type="float">
            <text:p>107.273785452429</text:p>
          </table:table-cell>
          <table:table-cell table:formula="of:=ABS([.E529]-[.B529])/0.0166667" office:value-type="float" office:value="758.998482003035" calcext:value-type="float">
            <text:p>758.998482003035</text:p>
          </table:table-cell>
          <table:table-cell table:formula="of:=([.F529]-[.C529])/0.0166667" office:value-type="float" office:value="54.1498917002168" calcext:value-type="float">
            <text:p>54.1498917002168</text:p>
          </table:table-cell>
          <table:table-cell table:formula="of:=DEGREES(ATAN(ABS([.F529]-[.C529])/ABS([.E529]-[.B529])))" office:value-type="float" office:value="4.08078855177214" calcext:value-type="float">
            <text:p>4.08078855177214</text:p>
          </table:table-cell>
          <table:table-cell table:formula="of:=SQRT(POWER([.H529];2)+POWER([.I529];2)+POWER([.J529];2))" office:value-type="float" office:value="768.452061939683" calcext:value-type="float">
            <text:p>768.452061939683</text:p>
          </table:table-cell>
        </table:table-row>
        <table:table-row table:style-name="ro1">
          <table:table-cell office:value-type="float" office:value="78.8409" calcext:value-type="float">
            <text:p>78.8409</text:p>
          </table:table-cell>
          <table:table-cell office:value-type="float" office:value="277.943" calcext:value-type="float">
            <text:p>277.943</text:p>
          </table:table-cell>
          <table:table-cell office:value-type="float" office:value="46.7754" calcext:value-type="float">
            <text:p>46.7754</text:p>
          </table:table-cell>
          <table:table-cell office:value-type="float" office:value="80.3796" calcext:value-type="float">
            <text:p>80.3796</text:p>
          </table:table-cell>
          <table:table-cell office:value-type="float" office:value="266.691" calcext:value-type="float">
            <text:p>266.691</text:p>
          </table:table-cell>
          <table:table-cell office:value-type="float" office:value="47.7133" calcext:value-type="float">
            <text:p>47.7133</text:p>
          </table:table-cell>
          <table:table-cell/>
          <table:table-cell table:formula="of:=([.D530]-[.A530])/0.0166667" office:value-type="float" office:value="92.3218153563688" calcext:value-type="float">
            <text:p>92.3218153563688</text:p>
          </table:table-cell>
          <table:table-cell table:formula="of:=ABS([.E530]-[.B530])/0.0166667" office:value-type="float" office:value="675.118649762701" calcext:value-type="float">
            <text:p>675.118649762701</text:p>
          </table:table-cell>
          <table:table-cell table:formula="of:=([.F530]-[.C530])/0.0166667" office:value-type="float" office:value="56.273887452225" calcext:value-type="float">
            <text:p>56.273887452225</text:p>
          </table:table-cell>
          <table:table-cell table:formula="of:=DEGREES(ATAN(ABS([.F530]-[.C530])/ABS([.E530]-[.B530])))" office:value-type="float" office:value="4.76482164027537" calcext:value-type="float">
            <text:p>4.76482164027537</text:p>
          </table:table-cell>
          <table:table-cell table:formula="of:=SQRT(POWER([.H530];2)+POWER([.I530];2)+POWER([.J530];2))" office:value-type="float" office:value="683.721624096455" calcext:value-type="float">
            <text:p>683.721624096455</text:p>
          </table:table-cell>
        </table:table-row>
        <table:table-row table:style-name="ro1">
          <table:table-cell office:value-type="float" office:value="76.6068" calcext:value-type="float">
            <text:p>76.6068</text:p>
          </table:table-cell>
          <table:table-cell office:value-type="float" office:value="280.627" calcext:value-type="float">
            <text:p>280.627</text:p>
          </table:table-cell>
          <table:table-cell office:value-type="float" office:value="45.3965" calcext:value-type="float">
            <text:p>45.3965</text:p>
          </table:table-cell>
          <table:table-cell office:value-type="float" office:value="77.9289" calcext:value-type="float">
            <text:p>77.9289</text:p>
          </table:table-cell>
          <table:table-cell office:value-type="float" office:value="266.77" calcext:value-type="float">
            <text:p>266.77</text:p>
          </table:table-cell>
          <table:table-cell office:value-type="float" office:value="46.2683" calcext:value-type="float">
            <text:p>46.2683</text:p>
          </table:table-cell>
          <table:table-cell/>
          <table:table-cell table:formula="of:=([.D531]-[.A531])/0.0166667" office:value-type="float" office:value="79.3258413483168" calcext:value-type="float">
            <text:p>79.3258413483168</text:p>
          </table:table-cell>
          <table:table-cell table:formula="of:=ABS([.E531]-[.B531])/0.0166667" office:value-type="float" office:value="831.418337163327" calcext:value-type="float">
            <text:p>831.418337163327</text:p>
          </table:table-cell>
          <table:table-cell table:formula="of:=([.F531]-[.C531])/0.0166667" office:value-type="float" office:value="52.3078953842093" calcext:value-type="float">
            <text:p>52.3078953842093</text:p>
          </table:table-cell>
          <table:table-cell table:formula="of:=DEGREES(ATAN(ABS([.F531]-[.C531])/ABS([.E531]-[.B531])))" office:value-type="float" office:value="3.59996481108963" calcext:value-type="float">
            <text:p>3.59996481108963</text:p>
          </table:table-cell>
          <table:table-cell table:formula="of:=SQRT(POWER([.H531];2)+POWER([.I531];2)+POWER([.J531];2))" office:value-type="float" office:value="836.830422724088" calcext:value-type="float">
            <text:p>836.830422724088</text:p>
          </table:table-cell>
        </table:table-row>
        <table:table-row table:style-name="ro1">
          <table:table-cell office:value-type="float" office:value="76.8153" calcext:value-type="float">
            <text:p>76.8153</text:p>
          </table:table-cell>
          <table:table-cell office:value-type="float" office:value="276.578" calcext:value-type="float">
            <text:p>276.578</text:p>
          </table:table-cell>
          <table:table-cell office:value-type="float" office:value="46.5025" calcext:value-type="float">
            <text:p>46.5025</text:p>
          </table:table-cell>
          <table:table-cell office:value-type="float" office:value="77.8931" calcext:value-type="float">
            <text:p>77.8931</text:p>
          </table:table-cell>
          <table:table-cell office:value-type="float" office:value="264.177" calcext:value-type="float">
            <text:p>264.177</text:p>
          </table:table-cell>
          <table:table-cell office:value-type="float" office:value="47.1507" calcext:value-type="float">
            <text:p>47.1507</text:p>
          </table:table-cell>
          <table:table-cell/>
          <table:table-cell table:formula="of:=([.D532]-[.A532])/0.0166667" office:value-type="float" office:value="64.6678706642593" calcext:value-type="float">
            <text:p>64.6678706642593</text:p>
          </table:table-cell>
          <table:table-cell table:formula="of:=ABS([.E532]-[.B532])/0.0166667" office:value-type="float" office:value="744.058511882973" calcext:value-type="float">
            <text:p>744.058511882973</text:p>
          </table:table-cell>
          <table:table-cell table:formula="of:=([.F532]-[.C532])/0.0166667" office:value-type="float" office:value="38.8919222161557" calcext:value-type="float">
            <text:p>38.8919222161557</text:p>
          </table:table-cell>
          <table:table-cell table:formula="of:=DEGREES(ATAN(ABS([.F532]-[.C532])/ABS([.E532]-[.B532])))" office:value-type="float" office:value="2.99212615041561" calcext:value-type="float">
            <text:p>2.99212615041561</text:p>
          </table:table-cell>
          <table:table-cell table:formula="of:=SQRT(POWER([.H532];2)+POWER([.I532];2)+POWER([.J532];2))" office:value-type="float" office:value="747.87538013724" calcext:value-type="float">
            <text:p>747.87538013724</text:p>
          </table:table-cell>
        </table:table-row>
        <table:table-row table:style-name="ro1">
          <table:table-cell office:value-type="float" office:value="75.5842" calcext:value-type="float">
            <text:p>75.5842</text:p>
          </table:table-cell>
          <table:table-cell office:value-type="float" office:value="279.039" calcext:value-type="float">
            <text:p>279.039</text:p>
          </table:table-cell>
          <table:table-cell office:value-type="float" office:value="46.3929" calcext:value-type="float">
            <text:p>46.3929</text:p>
          </table:table-cell>
          <table:table-cell office:value-type="float" office:value="76.2226" calcext:value-type="float">
            <text:p>76.2226</text:p>
          </table:table-cell>
          <table:table-cell office:value-type="float" office:value="267.677" calcext:value-type="float">
            <text:p>267.677</text:p>
          </table:table-cell>
          <table:table-cell office:value-type="float" office:value="47.1166" calcext:value-type="float">
            <text:p>47.1166</text:p>
          </table:table-cell>
          <table:table-cell/>
          <table:table-cell table:formula="of:=([.D533]-[.A533])/0.0166667" office:value-type="float" office:value="38.3039233921535" calcext:value-type="float">
            <text:p>38.3039233921535</text:p>
          </table:table-cell>
          <table:table-cell table:formula="of:=ABS([.E533]-[.B533])/0.0166667" office:value-type="float" office:value="681.718636562725" calcext:value-type="float">
            <text:p>681.718636562725</text:p>
          </table:table-cell>
          <table:table-cell table:formula="of:=([.F533]-[.C533])/0.0166667" office:value-type="float" office:value="43.4219131561737" calcext:value-type="float">
            <text:p>43.4219131561737</text:p>
          </table:table-cell>
          <table:table-cell table:formula="of:=DEGREES(ATAN(ABS([.F533]-[.C533])/ABS([.E533]-[.B533])))" office:value-type="float" office:value="3.64451830347924" calcext:value-type="float">
            <text:p>3.64451830347924</text:p>
          </table:table-cell>
          <table:table-cell table:formula="of:=SQRT(POWER([.H533];2)+POWER([.I533];2)+POWER([.J533];2))" office:value-type="float" office:value="684.1731889853" calcext:value-type="float">
            <text:p>684.1731889853</text:p>
          </table:table-cell>
        </table:table-row>
        <table:table-row table:style-name="ro1">
          <table:table-cell office:value-type="float" office:value="79.4346" calcext:value-type="float">
            <text:p>79.4346</text:p>
          </table:table-cell>
          <table:table-cell office:value-type="float" office:value="283.392" calcext:value-type="float">
            <text:p>283.392</text:p>
          </table:table-cell>
          <table:table-cell office:value-type="float" office:value="45.4551" calcext:value-type="float">
            <text:p>45.4551</text:p>
          </table:table-cell>
          <table:table-cell office:value-type="float" office:value="81.4497" calcext:value-type="float">
            <text:p>81.4497</text:p>
          </table:table-cell>
          <table:table-cell office:value-type="float" office:value="270.728" calcext:value-type="float">
            <text:p>270.728</text:p>
          </table:table-cell>
          <table:table-cell office:value-type="float" office:value="46.1166" calcext:value-type="float">
            <text:p>46.1166</text:p>
          </table:table-cell>
          <table:table-cell/>
          <table:table-cell table:formula="of:=([.D534]-[.A534])/0.0166667" office:value-type="float" office:value="120.905758188484" calcext:value-type="float">
            <text:p>120.905758188484</text:p>
          </table:table-cell>
          <table:table-cell table:formula="of:=ABS([.E534]-[.B534])/0.0166667" office:value-type="float" office:value="759.838480323039" calcext:value-type="float">
            <text:p>759.838480323039</text:p>
          </table:table-cell>
          <table:table-cell table:formula="of:=([.F534]-[.C534])/0.0166667" office:value-type="float" office:value="39.6899206201586" calcext:value-type="float">
            <text:p>39.6899206201586</text:p>
          </table:table-cell>
          <table:table-cell table:formula="of:=DEGREES(ATAN(ABS([.F534]-[.C534])/ABS([.E534]-[.B534])))" office:value-type="float" office:value="2.99010927410487" calcext:value-type="float">
            <text:p>2.99010927410487</text:p>
          </table:table-cell>
          <table:table-cell table:formula="of:=SQRT(POWER([.H534];2)+POWER([.I534];2)+POWER([.J534];2))" office:value-type="float" office:value="770.420669726346" calcext:value-type="float">
            <text:p>770.420669726346</text:p>
          </table:table-cell>
        </table:table-row>
        <table:table-row table:style-name="ro1">
          <table:table-cell office:value-type="float" office:value="81.4649" calcext:value-type="float">
            <text:p>81.4649</text:p>
          </table:table-cell>
          <table:table-cell office:value-type="float" office:value="283.288" calcext:value-type="float">
            <text:p>283.288</text:p>
          </table:table-cell>
          <table:table-cell office:value-type="float" office:value="46.4567" calcext:value-type="float">
            <text:p>46.4567</text:p>
          </table:table-cell>
          <table:table-cell office:value-type="float" office:value="83.9814" calcext:value-type="float">
            <text:p>83.9814</text:p>
          </table:table-cell>
          <table:table-cell office:value-type="float" office:value="273.065" calcext:value-type="float">
            <text:p>273.065</text:p>
          </table:table-cell>
          <table:table-cell office:value-type="float" office:value="47.4568" calcext:value-type="float">
            <text:p>47.4568</text:p>
          </table:table-cell>
          <table:table-cell/>
          <table:table-cell table:formula="of:=([.D535]-[.A535])/0.0166667" office:value-type="float" office:value="150.989698020604" calcext:value-type="float">
            <text:p>150.989698020604</text:p>
          </table:table-cell>
          <table:table-cell table:formula="of:=ABS([.E535]-[.B535])/0.0166667" office:value-type="float" office:value="613.378773242454" calcext:value-type="float">
            <text:p>613.378773242454</text:p>
          </table:table-cell>
          <table:table-cell table:formula="of:=([.F535]-[.C535])/0.0166667" office:value-type="float" office:value="60.0058799882402" calcext:value-type="float">
            <text:p>60.0058799882402</text:p>
          </table:table-cell>
          <table:table-cell table:formula="of:=DEGREES(ATAN(ABS([.F535]-[.C535])/ABS([.E535]-[.B535])))" office:value-type="float" office:value="5.58737671667557" calcext:value-type="float">
            <text:p>5.58737671667557</text:p>
          </table:table-cell>
          <table:table-cell table:formula="of:=SQRT(POWER([.H535];2)+POWER([.I535];2)+POWER([.J535];2))" office:value-type="float" office:value="634.532988902811" calcext:value-type="float">
            <text:p>634.532988902811</text:p>
          </table:table-cell>
        </table:table-row>
        <table:table-row table:style-name="ro1">
          <table:table-cell office:value-type="float" office:value="82.2011" calcext:value-type="float">
            <text:p>82.2011</text:p>
          </table:table-cell>
          <table:table-cell office:value-type="float" office:value="282.108" calcext:value-type="float">
            <text:p>282.108</text:p>
          </table:table-cell>
          <table:table-cell office:value-type="float" office:value="46.1243" calcext:value-type="float">
            <text:p>46.1243</text:p>
          </table:table-cell>
          <table:table-cell office:value-type="float" office:value="84.8719" calcext:value-type="float">
            <text:p>84.8719</text:p>
          </table:table-cell>
          <table:table-cell office:value-type="float" office:value="269.458" calcext:value-type="float">
            <text:p>269.458</text:p>
          </table:table-cell>
          <table:table-cell office:value-type="float" office:value="47.2561" calcext:value-type="float">
            <text:p>47.2561</text:p>
          </table:table-cell>
          <table:table-cell/>
          <table:table-cell table:formula="of:=([.D536]-[.A536])/0.0166667" office:value-type="float" office:value="160.247679504641" calcext:value-type="float">
            <text:p>160.247679504641</text:p>
          </table:table-cell>
          <table:table-cell table:formula="of:=ABS([.E536]-[.B536])/0.0166667" office:value-type="float" office:value="758.998482003035" calcext:value-type="float">
            <text:p>758.998482003035</text:p>
          </table:table-cell>
          <table:table-cell table:formula="of:=([.F536]-[.C536])/0.0166667" office:value-type="float" office:value="67.907864184272" calcext:value-type="float">
            <text:p>67.907864184272</text:p>
          </table:table-cell>
          <table:table-cell table:formula="of:=DEGREES(ATAN(ABS([.F536]-[.C536])/ABS([.E536]-[.B536])))" office:value-type="float" office:value="5.1126605866044" calcext:value-type="float">
            <text:p>5.1126605866044</text:p>
          </table:table-cell>
          <table:table-cell table:formula="of:=SQRT(POWER([.H536];2)+POWER([.I536];2)+POWER([.J536];2))" office:value-type="float" office:value="778.697304790252" calcext:value-type="float">
            <text:p>778.697304790252</text:p>
          </table:table-cell>
        </table:table-row>
        <table:table-row table:style-name="ro1">
          <table:table-cell office:value-type="float" office:value="79.7812" calcext:value-type="float">
            <text:p>79.7812</text:p>
          </table:table-cell>
          <table:table-cell office:value-type="float" office:value="288.722" calcext:value-type="float">
            <text:p>288.722</text:p>
          </table:table-cell>
          <table:table-cell office:value-type="float" office:value="45.1596" calcext:value-type="float">
            <text:p>45.1596</text:p>
          </table:table-cell>
          <table:table-cell office:value-type="float" office:value="82.3081" calcext:value-type="float">
            <text:p>82.3081</text:p>
          </table:table-cell>
          <table:table-cell office:value-type="float" office:value="275.753" calcext:value-type="float">
            <text:p>275.753</text:p>
          </table:table-cell>
          <table:table-cell office:value-type="float" office:value="46.0825" calcext:value-type="float">
            <text:p>46.0825</text:p>
          </table:table-cell>
          <table:table-cell/>
          <table:table-cell table:formula="of:=([.D537]-[.A537])/0.0166667" office:value-type="float" office:value="151.613696772606" calcext:value-type="float">
            <text:p>151.613696772606</text:p>
          </table:table-cell>
          <table:table-cell table:formula="of:=ABS([.E537]-[.B537])/0.0166667" office:value-type="float" office:value="778.138443723112" calcext:value-type="float">
            <text:p>778.138443723112</text:p>
          </table:table-cell>
          <table:table-cell table:formula="of:=([.F537]-[.C537])/0.0166667" office:value-type="float" office:value="55.3738892522218" calcext:value-type="float">
            <text:p>55.3738892522218</text:p>
          </table:table-cell>
          <table:table-cell table:formula="of:=DEGREES(ATAN(ABS([.F537]-[.C537])/ABS([.E537]-[.B537])))" office:value-type="float" office:value="4.0704207014002" calcext:value-type="float">
            <text:p>4.0704207014002</text:p>
          </table:table-cell>
          <table:table-cell table:formula="of:=SQRT(POWER([.H537];2)+POWER([.I537];2)+POWER([.J537];2))" office:value-type="float" office:value="794.702723198933" calcext:value-type="float">
            <text:p>794.702723198933</text:p>
          </table:table-cell>
        </table:table-row>
        <table:table-row table:style-name="ro1">
          <table:table-cell office:value-type="float" office:value="81.888" calcext:value-type="float">
            <text:p>81.888</text:p>
          </table:table-cell>
          <table:table-cell office:value-type="float" office:value="279.437" calcext:value-type="float">
            <text:p>279.437</text:p>
          </table:table-cell>
          <table:table-cell office:value-type="float" office:value="46.5253" calcext:value-type="float">
            <text:p>46.5253</text:p>
          </table:table-cell>
          <table:table-cell office:value-type="float" office:value="84.3782" calcext:value-type="float">
            <text:p>84.3782</text:p>
          </table:table-cell>
          <table:table-cell office:value-type="float" office:value="269.435" calcext:value-type="float">
            <text:p>269.435</text:p>
          </table:table-cell>
          <table:table-cell office:value-type="float" office:value="47.2639" calcext:value-type="float">
            <text:p>47.2639</text:p>
          </table:table-cell>
          <table:table-cell/>
          <table:table-cell table:formula="of:=([.D538]-[.A538])/0.0166667" office:value-type="float" office:value="149.411701176598" calcext:value-type="float">
            <text:p>149.411701176598</text:p>
          </table:table-cell>
          <table:table-cell table:formula="of:=ABS([.E538]-[.B538])/0.0166667" office:value-type="float" office:value="600.118799762401" calcext:value-type="float">
            <text:p>600.118799762401</text:p>
          </table:table-cell>
          <table:table-cell table:formula="of:=([.F538]-[.C538])/0.0166667" office:value-type="float" office:value="44.3159113681772" calcext:value-type="float">
            <text:p>44.3159113681772</text:p>
          </table:table-cell>
          <table:table-cell table:formula="of:=DEGREES(ATAN(ABS([.F538]-[.C538])/ABS([.E538]-[.B538])))" office:value-type="float" office:value="4.22335438560811" calcext:value-type="float">
            <text:p>4.22335438560811</text:p>
          </table:table-cell>
          <table:table-cell table:formula="of:=SQRT(POWER([.H538];2)+POWER([.I538];2)+POWER([.J538];2))" office:value-type="float" office:value="620.024459418451" calcext:value-type="float">
            <text:p>620.024459418451</text:p>
          </table:table-cell>
        </table:table-row>
        <table:table-row table:style-name="ro1">
          <table:table-cell office:value-type="float" office:value="82.0804" calcext:value-type="float">
            <text:p>82.0804</text:p>
          </table:table-cell>
          <table:table-cell office:value-type="float" office:value="276.837" calcext:value-type="float">
            <text:p>276.837</text:p>
          </table:table-cell>
          <table:table-cell office:value-type="float" office:value="46.9113" calcext:value-type="float">
            <text:p>46.9113</text:p>
          </table:table-cell>
          <table:table-cell office:value-type="float" office:value="84.5187" calcext:value-type="float">
            <text:p>84.5187</text:p>
          </table:table-cell>
          <table:table-cell office:value-type="float" office:value="265.745" calcext:value-type="float">
            <text:p>265.745</text:p>
          </table:table-cell>
          <table:table-cell office:value-type="float" office:value="47.5773" calcext:value-type="float">
            <text:p>47.5773</text:p>
          </table:table-cell>
          <table:table-cell/>
          <table:table-cell table:formula="of:=([.D539]-[.A539])/0.0166667" office:value-type="float" office:value="146.297707404585" calcext:value-type="float">
            <text:p>146.297707404585</text:p>
          </table:table-cell>
          <table:table-cell table:formula="of:=ABS([.E539]-[.B539])/0.0166667" office:value-type="float" office:value="665.518668962661" calcext:value-type="float">
            <text:p>665.518668962661</text:p>
          </table:table-cell>
          <table:table-cell table:formula="of:=([.F539]-[.C539])/0.0166667" office:value-type="float" office:value="39.9599200801601" calcext:value-type="float">
            <text:p>39.9599200801601</text:p>
          </table:table-cell>
          <table:table-cell table:formula="of:=DEGREES(ATAN(ABS([.F539]-[.C539])/ABS([.E539]-[.B539])))" office:value-type="float" office:value="3.43610090439907" calcext:value-type="float">
            <text:p>3.43610090439907</text:p>
          </table:table-cell>
          <table:table-cell table:formula="of:=SQRT(POWER([.H539];2)+POWER([.I539];2)+POWER([.J539];2))" office:value-type="float" office:value="682.579602055674" calcext:value-type="float">
            <text:p>682.579602055674</text:p>
          </table:table-cell>
        </table:table-row>
        <table:table-row table:style-name="ro1">
          <table:table-cell office:value-type="float" office:value="81.2152" calcext:value-type="float">
            <text:p>81.2152</text:p>
          </table:table-cell>
          <table:table-cell office:value-type="float" office:value="283.438" calcext:value-type="float">
            <text:p>283.438</text:p>
          </table:table-cell>
          <table:table-cell office:value-type="float" office:value="45.6835" calcext:value-type="float">
            <text:p>45.6835</text:p>
          </table:table-cell>
          <table:table-cell office:value-type="float" office:value="83.8844" calcext:value-type="float">
            <text:p>83.8844</text:p>
          </table:table-cell>
          <table:table-cell office:value-type="float" office:value="269.411" calcext:value-type="float">
            <text:p>269.411</text:p>
          </table:table-cell>
          <table:table-cell office:value-type="float" office:value="47.2719" calcext:value-type="float">
            <text:p>47.2719</text:p>
          </table:table-cell>
          <table:table-cell/>
          <table:table-cell table:formula="of:=([.D540]-[.A540])/0.0166667" office:value-type="float" office:value="160.151679696641" calcext:value-type="float">
            <text:p>160.151679696641</text:p>
          </table:table-cell>
          <table:table-cell table:formula="of:=ABS([.E540]-[.B540])/0.0166667" office:value-type="float" office:value="841.618316763366" calcext:value-type="float">
            <text:p>841.618316763366</text:p>
          </table:table-cell>
          <table:table-cell table:formula="of:=([.F540]-[.C540])/0.0166667" office:value-type="float" office:value="95.3038093923812" calcext:value-type="float">
            <text:p>95.3038093923812</text:p>
          </table:table-cell>
          <table:table-cell table:formula="of:=DEGREES(ATAN(ABS([.F540]-[.C540])/ABS([.E540]-[.B540])))" office:value-type="float" office:value="6.46058175750738" calcext:value-type="float">
            <text:p>6.46058175750738</text:p>
          </table:table-cell>
          <table:table-cell table:formula="of:=SQRT(POWER([.H540];2)+POWER([.I540];2)+POWER([.J540];2))" office:value-type="float" office:value="862.005085661306" calcext:value-type="float">
            <text:p>862.005085661306</text:p>
          </table:table-cell>
        </table:table-row>
        <table:table-row table:style-name="ro1">
          <table:table-cell office:value-type="float" office:value="82.2354" calcext:value-type="float">
            <text:p>82.2354</text:p>
          </table:table-cell>
          <table:table-cell office:value-type="float" office:value="283.549" calcext:value-type="float">
            <text:p>283.549</text:p>
          </table:table-cell>
          <table:table-cell office:value-type="float" office:value="45.4064" calcext:value-type="float">
            <text:p>45.4064</text:p>
          </table:table-cell>
          <table:table-cell office:value-type="float" office:value="85.1652" calcext:value-type="float">
            <text:p>85.1652</text:p>
          </table:table-cell>
          <table:table-cell office:value-type="float" office:value="270.882" calcext:value-type="float">
            <text:p>270.882</text:p>
          </table:table-cell>
          <table:table-cell office:value-type="float" office:value="46.3048" calcext:value-type="float">
            <text:p>46.3048</text:p>
          </table:table-cell>
          <table:table-cell/>
          <table:table-cell table:formula="of:=([.D541]-[.A541])/0.0166667" office:value-type="float" office:value="175.787648424703" calcext:value-type="float">
            <text:p>175.787648424703</text:p>
          </table:table-cell>
          <table:table-cell table:formula="of:=ABS([.E541]-[.B541])/0.0166667" office:value-type="float" office:value="760.018479963038" calcext:value-type="float">
            <text:p>760.018479963038</text:p>
          </table:table-cell>
          <table:table-cell table:formula="of:=([.F541]-[.C541])/0.0166667" office:value-type="float" office:value="53.9038921922158" calcext:value-type="float">
            <text:p>53.9038921922158</text:p>
          </table:table-cell>
          <table:table-cell table:formula="of:=DEGREES(ATAN(ABS([.F541]-[.C541])/ABS([.E541]-[.B541])))" office:value-type="float" office:value="4.05687830534843" calcext:value-type="float">
            <text:p>4.05687830534843</text:p>
          </table:table-cell>
          <table:table-cell table:formula="of:=SQRT(POWER([.H541];2)+POWER([.I541];2)+POWER([.J541];2))" office:value-type="float" office:value="781.943103312181" calcext:value-type="float">
            <text:p>781.943103312181</text:p>
          </table:table-cell>
        </table:table-row>
        <table:table-row table:style-name="ro1">
          <table:table-cell office:value-type="float" office:value="82.6173" calcext:value-type="float">
            <text:p>82.6173</text:p>
          </table:table-cell>
          <table:table-cell office:value-type="float" office:value="278.27" calcext:value-type="float">
            <text:p>278.27</text:p>
          </table:table-cell>
          <table:table-cell office:value-type="float" office:value="46.196" calcext:value-type="float">
            <text:p>46.196</text:p>
          </table:table-cell>
          <table:table-cell office:value-type="float" office:value="85.2973" calcext:value-type="float">
            <text:p>85.2973</text:p>
          </table:table-cell>
          <table:table-cell office:value-type="float" office:value="267.125" calcext:value-type="float">
            <text:p>267.125</text:p>
          </table:table-cell>
          <table:table-cell office:value-type="float" office:value="46.8764" calcext:value-type="float">
            <text:p>46.8764</text:p>
          </table:table-cell>
          <table:table-cell/>
          <table:table-cell table:formula="of:=([.D542]-[.A542])/0.0166667" office:value-type="float" office:value="160.799678400644" calcext:value-type="float">
            <text:p>160.799678400644</text:p>
          </table:table-cell>
          <table:table-cell table:formula="of:=ABS([.E542]-[.B542])/0.0166667" office:value-type="float" office:value="668.698662602674" calcext:value-type="float">
            <text:p>668.698662602674</text:p>
          </table:table-cell>
          <table:table-cell table:formula="of:=([.F542]-[.C542])/0.0166667" office:value-type="float" office:value="40.8239183521632" calcext:value-type="float">
            <text:p>40.8239183521632</text:p>
          </table:table-cell>
          <table:table-cell table:formula="of:=DEGREES(ATAN(ABS([.F542]-[.C542])/ABS([.E542]-[.B542])))" office:value-type="float" office:value="3.49355982100759" calcext:value-type="float">
            <text:p>3.49355982100759</text:p>
          </table:table-cell>
          <table:table-cell table:formula="of:=SQRT(POWER([.H542];2)+POWER([.I542];2)+POWER([.J542];2))" office:value-type="float" office:value="688.970993765325" calcext:value-type="float">
            <text:p>688.970993765325</text:p>
          </table:table-cell>
        </table:table-row>
        <table:table-row table:style-name="ro1">
          <table:table-cell office:value-type="float" office:value="81.7297" calcext:value-type="float">
            <text:p>81.7297</text:p>
          </table:table-cell>
          <table:table-cell office:value-type="float" office:value="283.643" calcext:value-type="float">
            <text:p>283.643</text:p>
          </table:table-cell>
          <table:table-cell office:value-type="float" office:value="44.8937" calcext:value-type="float">
            <text:p>44.8937</text:p>
          </table:table-cell>
          <table:table-cell office:value-type="float" office:value="84.4659" calcext:value-type="float">
            <text:p>84.4659</text:p>
          </table:table-cell>
          <table:table-cell office:value-type="float" office:value="272.285" calcext:value-type="float">
            <text:p>272.285</text:p>
          </table:table-cell>
          <table:table-cell office:value-type="float" office:value="45.3599" calcext:value-type="float">
            <text:p>45.3599</text:p>
          </table:table-cell>
          <table:table-cell/>
          <table:table-cell table:formula="of:=([.D543]-[.A543])/0.0166667" office:value-type="float" office:value="164.171671656657" calcext:value-type="float">
            <text:p>164.171671656657</text:p>
          </table:table-cell>
          <table:table-cell table:formula="of:=ABS([.E543]-[.B543])/0.0166667" office:value-type="float" office:value="681.478637042723" calcext:value-type="float">
            <text:p>681.478637042723</text:p>
          </table:table-cell>
          <table:table-cell table:formula="of:=([.F543]-[.C543])/0.0166667" office:value-type="float" office:value="27.9719440561119" calcext:value-type="float">
            <text:p>27.9719440561119</text:p>
          </table:table-cell>
          <table:table-cell table:formula="of:=DEGREES(ATAN(ABS([.F543]-[.C543])/ABS([.E543]-[.B543])))" office:value-type="float" office:value="2.35044081293247" calcext:value-type="float">
            <text:p>2.35044081293247</text:p>
          </table:table-cell>
          <table:table-cell table:formula="of:=SQRT(POWER([.H543];2)+POWER([.I543];2)+POWER([.J543];2))" office:value-type="float" office:value="701.532536789582" calcext:value-type="float">
            <text:p>701.532536789582</text:p>
          </table:table-cell>
        </table:table-row>
        <table:table-row table:style-name="ro1">
          <table:table-cell office:value-type="float" office:value="80.5276" calcext:value-type="float">
            <text:p>80.5276</text:p>
          </table:table-cell>
          <table:table-cell office:value-type="float" office:value="287.407" calcext:value-type="float">
            <text:p>287.407</text:p>
          </table:table-cell>
          <table:table-cell office:value-type="float" office:value="45.349" calcext:value-type="float">
            <text:p>45.349</text:p>
          </table:table-cell>
          <table:table-cell office:value-type="float" office:value="83.0577" calcext:value-type="float">
            <text:p>83.0577</text:p>
          </table:table-cell>
          <table:table-cell office:value-type="float" office:value="275.754" calcext:value-type="float">
            <text:p>275.754</text:p>
          </table:table-cell>
          <table:table-cell office:value-type="float" office:value="46.323" calcext:value-type="float">
            <text:p>46.323</text:p>
          </table:table-cell>
          <table:table-cell/>
          <table:table-cell table:formula="of:=([.D544]-[.A544])/0.0166667" office:value-type="float" office:value="151.805696388607" calcext:value-type="float">
            <text:p>151.805696388607</text:p>
          </table:table-cell>
          <table:table-cell table:formula="of:=ABS([.E544]-[.B544])/0.0166667" office:value-type="float" office:value="699.178601642795" calcext:value-type="float">
            <text:p>699.178601642795</text:p>
          </table:table-cell>
          <table:table-cell table:formula="of:=([.F544]-[.C544])/0.0166667" office:value-type="float" office:value="58.439883120234" calcext:value-type="float">
            <text:p>58.439883120234</text:p>
          </table:table-cell>
          <table:table-cell table:formula="of:=DEGREES(ATAN(ABS([.F544]-[.C544])/ABS([.E544]-[.B544])))" office:value-type="float" office:value="4.77788323778721" calcext:value-type="float">
            <text:p>4.77788323778721</text:p>
          </table:table-cell>
          <table:table-cell table:formula="of:=SQRT(POWER([.H544];2)+POWER([.I544];2)+POWER([.J544];2))" office:value-type="float" office:value="717.851590783436" calcext:value-type="float">
            <text:p>717.851590783436</text:p>
          </table:table-cell>
        </table:table-row>
        <table:table-row table:style-name="ro1">
          <table:table-cell office:value-type="float" office:value="88.4591" calcext:value-type="float">
            <text:p>88.4591</text:p>
          </table:table-cell>
          <table:table-cell office:value-type="float" office:value="279.833" calcext:value-type="float">
            <text:p>279.833</text:p>
          </table:table-cell>
          <table:table-cell office:value-type="float" office:value="45.6605" calcext:value-type="float">
            <text:p>45.6605</text:p>
          </table:table-cell>
          <table:table-cell office:value-type="float" office:value="91.0618" calcext:value-type="float">
            <text:p>91.0618</text:p>
          </table:table-cell>
          <table:table-cell office:value-type="float" office:value="269.84" calcext:value-type="float">
            <text:p>269.84</text:p>
          </table:table-cell>
          <table:table-cell office:value-type="float" office:value="46.1681" calcext:value-type="float">
            <text:p>46.1681</text:p>
          </table:table-cell>
          <table:table-cell/>
          <table:table-cell table:formula="of:=([.D545]-[.A545])/0.0166667" office:value-type="float" office:value="156.161687676625" calcext:value-type="float">
            <text:p>156.161687676625</text:p>
          </table:table-cell>
          <table:table-cell table:formula="of:=ABS([.E545]-[.B545])/0.0166667" office:value-type="float" office:value="599.578800842401" calcext:value-type="float">
            <text:p>599.578800842401</text:p>
          </table:table-cell>
          <table:table-cell table:formula="of:=([.F545]-[.C545])/0.0166667" office:value-type="float" office:value="30.455939088122" calcext:value-type="float">
            <text:p>30.455939088122</text:p>
          </table:table-cell>
          <table:table-cell table:formula="of:=DEGREES(ATAN(ABS([.F545]-[.C545])/ABS([.E545]-[.B545])))" office:value-type="float" office:value="2.90787179371231" calcext:value-type="float">
            <text:p>2.90787179371231</text:p>
          </table:table-cell>
          <table:table-cell table:formula="of:=SQRT(POWER([.H545];2)+POWER([.I545];2)+POWER([.J545];2))" office:value-type="float" office:value="620.329569941143" calcext:value-type="float">
            <text:p>620.329569941143</text:p>
          </table:table-cell>
        </table:table-row>
        <table:table-row table:style-name="ro1">
          <table:table-cell office:value-type="float" office:value="89.4117" calcext:value-type="float">
            <text:p>89.4117</text:p>
          </table:table-cell>
          <table:table-cell office:value-type="float" office:value="285.023" calcext:value-type="float">
            <text:p>285.023</text:p>
          </table:table-cell>
          <table:table-cell office:value-type="float" office:value="45.374" calcext:value-type="float">
            <text:p>45.374</text:p>
          </table:table-cell>
          <table:table-cell office:value-type="float" office:value="90.4126" calcext:value-type="float">
            <text:p>90.4126</text:p>
          </table:table-cell>
          <table:table-cell office:value-type="float" office:value="272.196" calcext:value-type="float">
            <text:p>272.196</text:p>
          </table:table-cell>
          <table:table-cell office:value-type="float" office:value="46.5498" calcext:value-type="float">
            <text:p>46.5498</text:p>
          </table:table-cell>
          <table:table-cell/>
          <table:table-cell table:formula="of:=([.D546]-[.A546])/0.0166667" office:value-type="float" office:value="60.0538798922403" calcext:value-type="float">
            <text:p>60.0538798922403</text:p>
          </table:table-cell>
          <table:table-cell table:formula="of:=ABS([.E546]-[.B546])/0.0166667" office:value-type="float" office:value="769.618460763078" calcext:value-type="float">
            <text:p>769.618460763078</text:p>
          </table:table-cell>
          <table:table-cell table:formula="of:=([.F546]-[.C546])/0.0166667" office:value-type="float" office:value="70.5478589042819" calcext:value-type="float">
            <text:p>70.5478589042819</text:p>
          </table:table-cell>
          <table:table-cell table:formula="of:=DEGREES(ATAN(ABS([.F546]-[.C546])/ABS([.E546]-[.B546])))" office:value-type="float" office:value="5.2374391535625" calcext:value-type="float">
            <text:p>5.2374391535625</text:p>
          </table:table-cell>
          <table:table-cell table:formula="of:=SQRT(POWER([.H546];2)+POWER([.I546];2)+POWER([.J546];2))" office:value-type="float" office:value="775.174847394715" calcext:value-type="float">
            <text:p>775.174847394715</text:p>
          </table:table-cell>
        </table:table-row>
        <table:table-row table:style-name="ro1">
          <table:table-cell office:value-type="float" office:value="88.8692" calcext:value-type="float">
            <text:p>88.8692</text:p>
          </table:table-cell>
          <table:table-cell office:value-type="float" office:value="277.29" calcext:value-type="float">
            <text:p>277.29</text:p>
          </table:table-cell>
          <table:table-cell office:value-type="float" office:value="45.7923" calcext:value-type="float">
            <text:p>45.7923</text:p>
          </table:table-cell>
          <table:table-cell office:value-type="float" office:value="89.6285" calcext:value-type="float">
            <text:p>89.6285</text:p>
          </table:table-cell>
          <table:table-cell office:value-type="float" office:value="264.91" calcext:value-type="float">
            <text:p>264.91</text:p>
          </table:table-cell>
          <table:table-cell office:value-type="float" office:value="46.693" calcext:value-type="float">
            <text:p>46.693</text:p>
          </table:table-cell>
          <table:table-cell/>
          <table:table-cell table:formula="of:=([.D547]-[.A547])/0.0166667" office:value-type="float" office:value="45.557908884182" calcext:value-type="float">
            <text:p>45.557908884182</text:p>
          </table:table-cell>
          <table:table-cell table:formula="of:=ABS([.E547]-[.B547])/0.0166667" office:value-type="float" office:value="742.798514402971" calcext:value-type="float">
            <text:p>742.798514402971</text:p>
          </table:table-cell>
          <table:table-cell table:formula="of:=([.F547]-[.C547])/0.0166667" office:value-type="float" office:value="54.0418919162162" calcext:value-type="float">
            <text:p>54.0418919162162</text:p>
          </table:table-cell>
          <table:table-cell table:formula="of:=DEGREES(ATAN(ABS([.F547]-[.C547])/ABS([.E547]-[.B547])))" office:value-type="float" office:value="4.16119082195933" calcext:value-type="float">
            <text:p>4.16119082195933</text:p>
          </table:table-cell>
          <table:table-cell table:formula="of:=SQRT(POWER([.H547];2)+POWER([.I547];2)+POWER([.J547];2))" office:value-type="float" office:value="746.153926574835" calcext:value-type="float">
            <text:p>746.153926574835</text:p>
          </table:table-cell>
        </table:table-row>
        <table:table-row table:style-name="ro1">
          <table:table-cell office:value-type="float" office:value="88.6913" calcext:value-type="float">
            <text:p>88.6913</text:p>
          </table:table-cell>
          <table:table-cell office:value-type="float" office:value="286.297" calcext:value-type="float">
            <text:p>286.297</text:p>
          </table:table-cell>
          <table:table-cell office:value-type="float" office:value="45.4425" calcext:value-type="float">
            <text:p>45.4425</text:p>
          </table:table-cell>
          <table:table-cell office:value-type="float" office:value="89.4614" calcext:value-type="float">
            <text:p>89.4614</text:p>
          </table:table-cell>
          <table:table-cell office:value-type="float" office:value="273.343" calcext:value-type="float">
            <text:p>273.343</text:p>
          </table:table-cell>
          <table:table-cell office:value-type="float" office:value="46.8762" calcext:value-type="float">
            <text:p>46.8762</text:p>
          </table:table-cell>
          <table:table-cell/>
          <table:table-cell table:formula="of:=([.D548]-[.A548])/0.0166667" office:value-type="float" office:value="46.2059075881848" calcext:value-type="float">
            <text:p>46.2059075881848</text:p>
          </table:table-cell>
          <table:table-cell table:formula="of:=ABS([.E548]-[.B548])/0.0166667" office:value-type="float" office:value="777.238445523109" calcext:value-type="float">
            <text:p>777.238445523109</text:p>
          </table:table-cell>
          <table:table-cell table:formula="of:=([.F548]-[.C548])/0.0166667" office:value-type="float" office:value="86.0218279563438" calcext:value-type="float">
            <text:p>86.0218279563438</text:p>
          </table:table-cell>
          <table:table-cell table:formula="of:=DEGREES(ATAN(ABS([.F548]-[.C548])/ABS([.E548]-[.B548])))" office:value-type="float" office:value="6.31557809376014" calcext:value-type="float">
            <text:p>6.31557809376014</text:p>
          </table:table-cell>
          <table:table-cell table:formula="of:=SQRT(POWER([.H548];2)+POWER([.I548];2)+POWER([.J548];2))" office:value-type="float" office:value="783.348161407288" calcext:value-type="float">
            <text:p>783.348161407288</text:p>
          </table:table-cell>
        </table:table-row>
        <table:table-row table:style-name="ro1">
          <table:table-cell office:value-type="float" office:value="88.4028" calcext:value-type="float">
            <text:p>88.4028</text:p>
          </table:table-cell>
          <table:table-cell office:value-type="float" office:value="285.185" calcext:value-type="float">
            <text:p>285.185</text:p>
          </table:table-cell>
          <table:table-cell office:value-type="float" office:value="44.6016" calcext:value-type="float">
            <text:p>44.6016</text:p>
          </table:table-cell>
          <table:table-cell office:value-type="float" office:value="89.0335" calcext:value-type="float">
            <text:p>89.0335</text:p>
          </table:table-cell>
          <table:table-cell office:value-type="float" office:value="274.881" calcext:value-type="float">
            <text:p>274.881</text:p>
          </table:table-cell>
          <table:table-cell office:value-type="float" office:value="45.4144" calcext:value-type="float">
            <text:p>45.4144</text:p>
          </table:table-cell>
          <table:table-cell/>
          <table:table-cell table:formula="of:=([.D549]-[.A549])/0.0166667" office:value-type="float" office:value="37.8419243161516" calcext:value-type="float">
            <text:p>37.8419243161516</text:p>
          </table:table-cell>
          <table:table-cell table:formula="of:=ABS([.E549]-[.B549])/0.0166667" office:value-type="float" office:value="618.238763522475" calcext:value-type="float">
            <text:p>618.238763522475</text:p>
          </table:table-cell>
          <table:table-cell table:formula="of:=([.F549]-[.C549])/0.0166667" office:value-type="float" office:value="48.7679024641952" calcext:value-type="float">
            <text:p>48.7679024641952</text:p>
          </table:table-cell>
          <table:table-cell table:formula="of:=DEGREES(ATAN(ABS([.F549]-[.C549])/ABS([.E549]-[.B549])))" office:value-type="float" office:value="4.51026559583642" calcext:value-type="float">
            <text:p>4.51026559583642</text:p>
          </table:table-cell>
          <table:table-cell table:formula="of:=SQRT(POWER([.H549];2)+POWER([.I549];2)+POWER([.J549];2))" office:value-type="float" office:value="621.312713750898" calcext:value-type="float">
            <text:p>621.312713750898</text:p>
          </table:table-cell>
        </table:table-row>
        <table:table-row table:style-name="ro1">
          <table:table-cell office:value-type="float" office:value="97.0841" calcext:value-type="float">
            <text:p>97.0841</text:p>
          </table:table-cell>
          <table:table-cell office:value-type="float" office:value="295.305" calcext:value-type="float">
            <text:p>295.305</text:p>
          </table:table-cell>
          <table:table-cell office:value-type="float" office:value="45.5715" calcext:value-type="float">
            <text:p>45.5715</text:p>
          </table:table-cell>
          <table:table-cell office:value-type="float" office:value="98.9823" calcext:value-type="float">
            <text:p>98.9823</text:p>
          </table:table-cell>
          <table:table-cell office:value-type="float" office:value="283.253" calcext:value-type="float">
            <text:p>283.253</text:p>
          </table:table-cell>
          <table:table-cell office:value-type="float" office:value="46.5617" calcext:value-type="float">
            <text:p>46.5617</text:p>
          </table:table-cell>
          <table:table-cell/>
          <table:table-cell table:formula="of:=([.D550]-[.A550])/0.0166667" office:value-type="float" office:value="113.891772216455" calcext:value-type="float">
            <text:p>113.891772216455</text:p>
          </table:table-cell>
          <table:table-cell table:formula="of:=ABS([.E550]-[.B550])/0.0166667" office:value-type="float" office:value="723.118553762894" calcext:value-type="float">
            <text:p>723.118553762894</text:p>
          </table:table-cell>
          <table:table-cell table:formula="of:=([.F550]-[.C550])/0.0166667" office:value-type="float" office:value="59.4118811762377" calcext:value-type="float">
            <text:p>59.4118811762377</text:p>
          </table:table-cell>
          <table:table-cell table:formula="of:=DEGREES(ATAN(ABS([.F550]-[.C550])/ABS([.E550]-[.B550])))" office:value-type="float" office:value="4.6969080904914" calcext:value-type="float">
            <text:p>4.6969080904914</text:p>
          </table:table-cell>
          <table:table-cell table:formula="of:=SQRT(POWER([.H550];2)+POWER([.I550];2)+POWER([.J550];2))" office:value-type="float" office:value="734.439616442117" calcext:value-type="float">
            <text:p>734.439616442117</text:p>
          </table:table-cell>
        </table:table-row>
        <table:table-row table:style-name="ro1">
          <table:table-cell office:value-type="float" office:value="96.2122" calcext:value-type="float">
            <text:p>96.2122</text:p>
          </table:table-cell>
          <table:table-cell office:value-type="float" office:value="293.772" calcext:value-type="float">
            <text:p>293.772</text:p>
          </table:table-cell>
          <table:table-cell office:value-type="float" office:value="46.5705" calcext:value-type="float">
            <text:p>46.5705</text:p>
          </table:table-cell>
          <table:table-cell office:value-type="float" office:value="97.1159" calcext:value-type="float">
            <text:p>97.1159</text:p>
          </table:table-cell>
          <table:table-cell office:value-type="float" office:value="281.847" calcext:value-type="float">
            <text:p>281.847</text:p>
          </table:table-cell>
          <table:table-cell office:value-type="float" office:value="47.534" calcext:value-type="float">
            <text:p>47.534</text:p>
          </table:table-cell>
          <table:table-cell/>
          <table:table-cell table:formula="of:=([.D551]-[.A551])/0.0166667" office:value-type="float" office:value="54.2218915562169" calcext:value-type="float">
            <text:p>54.2218915562169</text:p>
          </table:table-cell>
          <table:table-cell table:formula="of:=ABS([.E551]-[.B551])/0.0166667" office:value-type="float" office:value="715.498569002863" calcext:value-type="float">
            <text:p>715.498569002863</text:p>
          </table:table-cell>
          <table:table-cell table:formula="of:=([.F551]-[.C551])/0.0166667" office:value-type="float" office:value="57.809884380231" calcext:value-type="float">
            <text:p>57.809884380231</text:p>
          </table:table-cell>
          <table:table-cell table:formula="of:=DEGREES(ATAN(ABS([.F551]-[.C551])/ABS([.E551]-[.B551])))" office:value-type="float" office:value="4.61927254831925" calcext:value-type="float">
            <text:p>4.61927254831925</text:p>
          </table:table-cell>
          <table:table-cell table:formula="of:=SQRT(POWER([.H551];2)+POWER([.I551];2)+POWER([.J551];2))" office:value-type="float" office:value="719.875127019356" calcext:value-type="float">
            <text:p>719.875127019356</text:p>
          </table:table-cell>
        </table:table-row>
        <table:table-row table:style-name="ro1">
          <table:table-cell office:value-type="float" office:value="96.2474" calcext:value-type="float">
            <text:p>96.2474</text:p>
          </table:table-cell>
          <table:table-cell office:value-type="float" office:value="299.394" calcext:value-type="float">
            <text:p>299.394</text:p>
          </table:table-cell>
          <table:table-cell office:value-type="float" office:value="45.5006" calcext:value-type="float">
            <text:p>45.5006</text:p>
          </table:table-cell>
          <table:table-cell office:value-type="float" office:value="97.8445" calcext:value-type="float">
            <text:p>97.8445</text:p>
          </table:table-cell>
          <table:table-cell office:value-type="float" office:value="285.77" calcext:value-type="float">
            <text:p>285.77</text:p>
          </table:table-cell>
          <table:table-cell office:value-type="float" office:value="46.9558" calcext:value-type="float">
            <text:p>46.9558</text:p>
          </table:table-cell>
          <table:table-cell/>
          <table:table-cell table:formula="of:=([.D552]-[.A552])/0.0166667" office:value-type="float" office:value="95.8258083483832" calcext:value-type="float">
            <text:p>95.8258083483832</text:p>
          </table:table-cell>
          <table:table-cell table:formula="of:=ABS([.E552]-[.B552])/0.0166667" office:value-type="float" office:value="817.438365123271" calcext:value-type="float">
            <text:p>817.438365123271</text:p>
          </table:table-cell>
          <table:table-cell table:formula="of:=([.F552]-[.C552])/0.0166667" office:value-type="float" office:value="87.3118253763495" calcext:value-type="float">
            <text:p>87.3118253763495</text:p>
          </table:table-cell>
          <table:table-cell table:formula="of:=DEGREES(ATAN(ABS([.F552]-[.C552])/ABS([.E552]-[.B552])))" office:value-type="float" office:value="6.09673352865463" calcext:value-type="float">
            <text:p>6.09673352865463</text:p>
          </table:table-cell>
          <table:table-cell table:formula="of:=SQRT(POWER([.H552];2)+POWER([.I552];2)+POWER([.J552];2))" office:value-type="float" office:value="827.654167615664" calcext:value-type="float">
            <text:p>827.654167615664</text:p>
          </table:table-cell>
        </table:table-row>
        <table:table-row table:style-name="ro1">
          <table:table-cell office:value-type="float" office:value="98.2479" calcext:value-type="float">
            <text:p>98.2479</text:p>
          </table:table-cell>
          <table:table-cell office:value-type="float" office:value="287.673" calcext:value-type="float">
            <text:p>287.673</text:p>
          </table:table-cell>
          <table:table-cell office:value-type="float" office:value="44.1413" calcext:value-type="float">
            <text:p>44.1413</text:p>
          </table:table-cell>
          <table:table-cell office:value-type="float" office:value="99.6906" calcext:value-type="float">
            <text:p>99.6906</text:p>
          </table:table-cell>
          <table:table-cell office:value-type="float" office:value="273.512" calcext:value-type="float">
            <text:p>273.512</text:p>
          </table:table-cell>
          <table:table-cell office:value-type="float" office:value="45.2874" calcext:value-type="float">
            <text:p>45.2874</text:p>
          </table:table-cell>
          <table:table-cell/>
          <table:table-cell table:formula="of:=([.D553]-[.A553])/0.0166667" office:value-type="float" office:value="86.5618268763464" calcext:value-type="float">
            <text:p>86.5618268763464</text:p>
          </table:table-cell>
          <table:table-cell table:formula="of:=ABS([.E553]-[.B553])/0.0166667" office:value-type="float" office:value="849.658300683399" calcext:value-type="float">
            <text:p>849.658300683399</text:p>
          </table:table-cell>
          <table:table-cell table:formula="of:=([.F553]-[.C553])/0.0166667" office:value-type="float" office:value="68.7658624682749" calcext:value-type="float">
            <text:p>68.7658624682749</text:p>
          </table:table-cell>
          <table:table-cell table:formula="of:=DEGREES(ATAN(ABS([.F553]-[.C553])/ABS([.E553]-[.B553])))" office:value-type="float" office:value="4.62706562031496" calcext:value-type="float">
            <text:p>4.62706562031496</text:p>
          </table:table-cell>
          <table:table-cell table:formula="of:=SQRT(POWER([.H553];2)+POWER([.I553];2)+POWER([.J553];2))" office:value-type="float" office:value="856.820238809388" calcext:value-type="float">
            <text:p>856.820238809388</text:p>
          </table:table-cell>
        </table:table-row>
        <table:table-row table:style-name="ro1">
          <table:table-cell office:value-type="float" office:value="104.311" calcext:value-type="float">
            <text:p>104.311</text:p>
          </table:table-cell>
          <table:table-cell office:value-type="float" office:value="272.008" calcext:value-type="float">
            <text:p>272.008</text:p>
          </table:table-cell>
          <table:table-cell office:value-type="float" office:value="45.4807" calcext:value-type="float">
            <text:p>45.4807</text:p>
          </table:table-cell>
          <table:table-cell office:value-type="float" office:value="106.061" calcext:value-type="float">
            <text:p>106.061</text:p>
          </table:table-cell>
          <table:table-cell office:value-type="float" office:value="262.348" calcext:value-type="float">
            <text:p>262.348</text:p>
          </table:table-cell>
          <table:table-cell office:value-type="float" office:value="45.7473" calcext:value-type="float">
            <text:p>45.7473</text:p>
          </table:table-cell>
          <table:table-cell/>
          <table:table-cell table:formula="of:=([.D554]-[.A554])/0.0166667" office:value-type="float" office:value="104.99979000042" calcext:value-type="float">
            <text:p>104.99979000042</text:p>
          </table:table-cell>
          <table:table-cell table:formula="of:=ABS([.E554]-[.B554])/0.0166667" office:value-type="float" office:value="579.598840802317" calcext:value-type="float">
            <text:p>579.598840802317</text:p>
          </table:table-cell>
          <table:table-cell table:formula="of:=([.F554]-[.C554])/0.0166667" office:value-type="float" office:value="15.9959680080642" calcext:value-type="float">
            <text:p>15.9959680080642</text:p>
          </table:table-cell>
          <table:table-cell table:formula="of:=DEGREES(ATAN(ABS([.F554]-[.C554])/ABS([.E554]-[.B554])))" office:value-type="float" office:value="1.58086733055357" calcext:value-type="float">
            <text:p>1.58086733055357</text:p>
          </table:table-cell>
          <table:table-cell table:formula="of:=SQRT(POWER([.H554];2)+POWER([.I554];2)+POWER([.J554];2))" office:value-type="float" office:value="589.250068436175" calcext:value-type="float">
            <text:p>589.250068436175</text:p>
          </table:table-cell>
        </table:table-row>
        <table:table-row table:style-name="ro1">
          <table:table-cell office:value-type="float" office:value="103.957" calcext:value-type="float">
            <text:p>103.957</text:p>
          </table:table-cell>
          <table:table-cell office:value-type="float" office:value="277.25" calcext:value-type="float">
            <text:p>277.25</text:p>
          </table:table-cell>
          <table:table-cell office:value-type="float" office:value="43.9324" calcext:value-type="float">
            <text:p>43.9324</text:p>
          </table:table-cell>
          <table:table-cell office:value-type="float" office:value="106.12" calcext:value-type="float">
            <text:p>106.12</text:p>
          </table:table-cell>
          <table:table-cell office:value-type="float" office:value="266.07" calcext:value-type="float">
            <text:p>266.07</text:p>
          </table:table-cell>
          <table:table-cell office:value-type="float" office:value="44.6789" calcext:value-type="float">
            <text:p>44.6789</text:p>
          </table:table-cell>
          <table:table-cell/>
          <table:table-cell table:formula="of:=([.D555]-[.A555])/0.0166667" office:value-type="float" office:value="129.77974044052" calcext:value-type="float">
            <text:p>129.77974044052</text:p>
          </table:table-cell>
          <table:table-cell table:formula="of:=ABS([.E555]-[.B555])/0.0166667" office:value-type="float" office:value="670.798658402684" calcext:value-type="float">
            <text:p>670.798658402684</text:p>
          </table:table-cell>
          <table:table-cell table:formula="of:=([.F555]-[.C555])/0.0166667" office:value-type="float" office:value="44.789910420179" calcext:value-type="float">
            <text:p>44.789910420179</text:p>
          </table:table-cell>
          <table:table-cell table:formula="of:=DEGREES(ATAN(ABS([.F555]-[.C555])/ABS([.E555]-[.B555])))" office:value-type="float" office:value="3.82002732447489" calcext:value-type="float">
            <text:p>3.82002732447489</text:p>
          </table:table-cell>
          <table:table-cell table:formula="of:=SQRT(POWER([.H555];2)+POWER([.I555];2)+POWER([.J555];2))" office:value-type="float" office:value="684.704138456236" calcext:value-type="float">
            <text:p>684.704138456236</text:p>
          </table:table-cell>
        </table:table-row>
        <table:table-row table:style-name="ro1">
          <table:table-cell office:value-type="float" office:value="102.847" calcext:value-type="float">
            <text:p>102.847</text:p>
          </table:table-cell>
          <table:table-cell office:value-type="float" office:value="278.956" calcext:value-type="float">
            <text:p>278.956</text:p>
          </table:table-cell>
          <table:table-cell office:value-type="float" office:value="42.176" calcext:value-type="float">
            <text:p>42.176</text:p>
          </table:table-cell>
          <table:table-cell office:value-type="float" office:value="104.748" calcext:value-type="float">
            <text:p>104.748</text:p>
          </table:table-cell>
          <table:table-cell office:value-type="float" office:value="266.677" calcext:value-type="float">
            <text:p>266.677</text:p>
          </table:table-cell>
          <table:table-cell office:value-type="float" office:value="42.1554" calcext:value-type="float">
            <text:p>42.1554</text:p>
          </table:table-cell>
          <table:table-cell/>
          <table:table-cell table:formula="of:=([.D556]-[.A556])/0.0166667" office:value-type="float" office:value="114.059771880457" calcext:value-type="float">
            <text:p>114.059771880457</text:p>
          </table:table-cell>
          <table:table-cell table:formula="of:=ABS([.E556]-[.B556])/0.0166667" office:value-type="float" office:value="736.738526522947" calcext:value-type="float">
            <text:p>736.738526522947</text:p>
          </table:table-cell>
          <table:table-cell table:formula="of:=([.F556]-[.C556])/0.0166667" office:value-type="float" office:value="-1.23599752800505" calcext:value-type="float">
            <text:p>-1.23599752800505</text:p>
          </table:table-cell>
          <table:table-cell table:formula="of:=DEGREES(ATAN(ABS([.F556]-[.C556])/ABS([.E556]-[.B556])))" office:value-type="float" office:value="0.0961228072841055" calcext:value-type="float">
            <text:p>0.096122807284106</text:p>
          </table:table-cell>
          <table:table-cell table:formula="of:=SQRT(POWER([.H556];2)+POWER([.I556];2)+POWER([.J556];2))" office:value-type="float" office:value="745.516475816943" calcext:value-type="float">
            <text:p>745.516475816943</text:p>
          </table:table-cell>
        </table:table-row>
        <table:table-row table:style-name="ro1">
          <table:table-cell office:value-type="float" office:value="107.313" calcext:value-type="float">
            <text:p>107.313</text:p>
          </table:table-cell>
          <table:table-cell office:value-type="float" office:value="271.287" calcext:value-type="float">
            <text:p>271.287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109.95" calcext:value-type="float">
            <text:p>109.95</text:p>
          </table:table-cell>
          <table:table-cell office:value-type="float" office:value="258.232" calcext:value-type="float">
            <text:p>258.232</text:p>
          </table:table-cell>
          <table:table-cell office:value-type="float" office:value="41.8102" calcext:value-type="float">
            <text:p>41.8102</text:p>
          </table:table-cell>
          <table:table-cell/>
          <table:table-cell table:formula="of:=([.D557]-[.A557])/0.0166667" office:value-type="float" office:value="158.219683560633" calcext:value-type="float">
            <text:p>158.219683560633</text:p>
          </table:table-cell>
          <table:table-cell table:formula="of:=ABS([.E557]-[.B557])/0.0166667" office:value-type="float" office:value="783.29843340313" calcext:value-type="float">
            <text:p>783.29843340313</text:p>
          </table:table-cell>
          <table:table-cell table:formula="of:=([.F557]-[.C557])/0.0166667" office:value-type="float" office:value="-18.8219623560751" calcext:value-type="float">
            <text:p>-18.8219623560751</text:p>
          </table:table-cell>
          <table:table-cell table:formula="of:=DEGREES(ATAN(ABS([.F557]-[.C557])/ABS([.E557]-[.B557])))" office:value-type="float" office:value="1.37650156320714" calcext:value-type="float">
            <text:p>1.37650156320714</text:p>
          </table:table-cell>
          <table:table-cell table:formula="of:=SQRT(POWER([.H557];2)+POWER([.I557];2)+POWER([.J557];2))" office:value-type="float" office:value="799.339834053551" calcext:value-type="float">
            <text:p>799.339834053551</text:p>
          </table:table-cell>
        </table:table-row>
        <table:table-row table:style-name="ro1">
          <table:table-cell office:value-type="float" office:value="106.432" calcext:value-type="float">
            <text:p>106.432</text:p>
          </table:table-cell>
          <table:table-cell office:value-type="float" office:value="259.632" calcext:value-type="float">
            <text:p>259.632</text:p>
          </table:table-cell>
          <table:table-cell office:value-type="float" office:value="41.8455" calcext:value-type="float">
            <text:p>41.8455</text:p>
          </table:table-cell>
          <table:table-cell office:value-type="float" office:value="106.591" calcext:value-type="float">
            <text:p>106.591</text:p>
          </table:table-cell>
          <table:table-cell office:value-type="float" office:value="246.226" calcext:value-type="float">
            <text:p>246.226</text:p>
          </table:table-cell>
          <table:table-cell office:value-type="float" office:value="41.733" calcext:value-type="float">
            <text:p>41.733</text:p>
          </table:table-cell>
          <table:table-cell/>
          <table:table-cell table:formula="of:=([.D558]-[.A558])/0.0166667" office:value-type="float" office:value="9.53998092003767" calcext:value-type="float">
            <text:p>9.53998092003767</text:p>
          </table:table-cell>
          <table:table-cell table:formula="of:=ABS([.E558]-[.B558])/0.0166667" office:value-type="float" office:value="804.358391283218" calcext:value-type="float">
            <text:p>804.358391283218</text:p>
          </table:table-cell>
          <table:table-cell table:formula="of:=([.F558]-[.C558])/0.0166667" office:value-type="float" office:value="-6.74998650002726" calcext:value-type="float">
            <text:p>-6.74998650002726</text:p>
          </table:table-cell>
          <table:table-cell table:formula="of:=DEGREES(ATAN(ABS([.F558]-[.C558])/ABS([.E558]-[.B558])))" office:value-type="float" office:value="0.480801424294661" calcext:value-type="float">
            <text:p>0.480801424294661</text:p>
          </table:table-cell>
          <table:table-cell table:formula="of:=SQRT(POWER([.H558];2)+POWER([.I558];2)+POWER([.J558];2))" office:value-type="float" office:value="804.443282762328" calcext:value-type="float">
            <text:p>804.443282762328</text:p>
          </table:table-cell>
        </table:table-row>
        <table:table-row table:style-name="ro1">
          <table:table-cell office:value-type="float" office:value="105.764" calcext:value-type="float">
            <text:p>105.764</text:p>
          </table:table-cell>
          <table:table-cell office:value-type="float" office:value="266.812" calcext:value-type="float">
            <text:p>266.812</text:p>
          </table:table-cell>
          <table:table-cell office:value-type="float" office:value="41.1465" calcext:value-type="float">
            <text:p>41.1465</text:p>
          </table:table-cell>
          <table:table-cell office:value-type="float" office:value="105.791" calcext:value-type="float">
            <text:p>105.791</text:p>
          </table:table-cell>
          <table:table-cell office:value-type="float" office:value="254.119" calcext:value-type="float">
            <text:p>254.119</text:p>
          </table:table-cell>
          <table:table-cell office:value-type="float" office:value="41.0991" calcext:value-type="float">
            <text:p>41.0991</text:p>
          </table:table-cell>
          <table:table-cell/>
          <table:table-cell table:formula="of:=([.D559]-[.A559])/0.0166667" office:value-type="float" office:value="1.61999676000654" calcext:value-type="float">
            <text:p>1.61999676000654</text:p>
          </table:table-cell>
          <table:table-cell table:formula="of:=ABS([.E559]-[.B559])/0.0166667" office:value-type="float" office:value="761.578476843047" calcext:value-type="float">
            <text:p>761.578476843047</text:p>
          </table:table-cell>
          <table:table-cell table:formula="of:=([.F559]-[.C559])/0.0166667" office:value-type="float" office:value="-2.84399431201157" calcext:value-type="float">
            <text:p>-2.84399431201157</text:p>
          </table:table-cell>
          <table:table-cell table:formula="of:=DEGREES(ATAN(ABS([.F559]-[.C559])/ABS([.E559]-[.B559])))" office:value-type="float" office:value="0.213961027708999" calcext:value-type="float">
            <text:p>0.213961027708999</text:p>
          </table:table-cell>
          <table:table-cell table:formula="of:=SQRT(POWER([.H559];2)+POWER([.I559];2)+POWER([.J559];2))" office:value-type="float" office:value="761.58551002742" calcext:value-type="float">
            <text:p>761.58551002742</text:p>
          </table:table-cell>
        </table:table-row>
        <table:table-row table:style-name="ro1">
          <table:table-cell office:value-type="float" office:value="107.401" calcext:value-type="float">
            <text:p>107.401</text:p>
          </table:table-cell>
          <table:table-cell office:value-type="float" office:value="269.008" calcext:value-type="float">
            <text:p>269.008</text:p>
          </table:table-cell>
          <table:table-cell office:value-type="float" office:value="41.5085" calcext:value-type="float">
            <text:p>41.5085</text:p>
          </table:table-cell>
          <table:table-cell office:value-type="float" office:value="107.995" calcext:value-type="float">
            <text:p>107.995</text:p>
          </table:table-cell>
          <table:table-cell office:value-type="float" office:value="254.963" calcext:value-type="float">
            <text:p>254.963</text:p>
          </table:table-cell>
          <table:table-cell office:value-type="float" office:value="41.8937" calcext:value-type="float">
            <text:p>41.8937</text:p>
          </table:table-cell>
          <table:table-cell/>
          <table:table-cell table:formula="of:=([.D560]-[.A560])/0.0166667" office:value-type="float" office:value="35.6399287201431" calcext:value-type="float">
            <text:p>35.6399287201431</text:p>
          </table:table-cell>
          <table:table-cell table:formula="of:=ABS([.E560]-[.B560])/0.0166667" office:value-type="float" office:value="842.69831460337" calcext:value-type="float">
            <text:p>842.69831460337</text:p>
          </table:table-cell>
          <table:table-cell table:formula="of:=([.F560]-[.C560])/0.0166667" office:value-type="float" office:value="23.1119537760927" calcext:value-type="float">
            <text:p>23.1119537760927</text:p>
          </table:table-cell>
          <table:table-cell table:formula="of:=DEGREES(ATAN(ABS([.F560]-[.C560])/ABS([.E560]-[.B560])))" office:value-type="float" office:value="1.57100769315359" calcext:value-type="float">
            <text:p>1.57100769315359</text:p>
          </table:table-cell>
          <table:table-cell table:formula="of:=SQRT(POWER([.H560];2)+POWER([.I560];2)+POWER([.J560];2))" office:value-type="float" office:value="843.768224313932" calcext:value-type="float">
            <text:p>843.768224313932</text:p>
          </table:table-cell>
        </table:table-row>
        <table:table-row table:style-name="ro1">
          <table:table-cell office:value-type="float" office:value="107.526" calcext:value-type="float">
            <text:p>107.526</text:p>
          </table:table-cell>
          <table:table-cell office:value-type="float" office:value="264.256" calcext:value-type="float">
            <text:p>264.256</text:p>
          </table:table-cell>
          <table:table-cell office:value-type="float" office:value="41.5547" calcext:value-type="float">
            <text:p>41.5547</text:p>
          </table:table-cell>
          <table:table-cell office:value-type="float" office:value="108.226" calcext:value-type="float">
            <text:p>108.226</text:p>
          </table:table-cell>
          <table:table-cell office:value-type="float" office:value="251.713" calcext:value-type="float">
            <text:p>251.713</text:p>
          </table:table-cell>
          <table:table-cell office:value-type="float" office:value="41.252" calcext:value-type="float">
            <text:p>41.252</text:p>
          </table:table-cell>
          <table:table-cell/>
          <table:table-cell table:formula="of:=([.D561]-[.A561])/0.0166667" office:value-type="float" office:value="41.9999160001682" calcext:value-type="float">
            <text:p>41.9999160001682</text:p>
          </table:table-cell>
          <table:table-cell table:formula="of:=ABS([.E561]-[.B561])/0.0166667" office:value-type="float" office:value="752.578494843009" calcext:value-type="float">
            <text:p>752.578494843009</text:p>
          </table:table-cell>
          <table:table-cell table:formula="of:=([.F561]-[.C561])/0.0166667" office:value-type="float" office:value="-18.1619636760723" calcext:value-type="float">
            <text:p>-18.1619636760723</text:p>
          </table:table-cell>
          <table:table-cell table:formula="of:=DEGREES(ATAN(ABS([.F561]-[.C561])/ABS([.E561]-[.B561])))" office:value-type="float" office:value="1.38244970831697" calcext:value-type="float">
            <text:p>1.38244970831697</text:p>
          </table:table-cell>
          <table:table-cell table:formula="of:=SQRT(POWER([.H561];2)+POWER([.I561];2)+POWER([.J561];2))" office:value-type="float" office:value="753.968328757091" calcext:value-type="float">
            <text:p>753.968328757091</text:p>
          </table:table-cell>
        </table:table-row>
        <table:table-row table:style-name="ro1">
          <table:table-cell office:value-type="float" office:value="110.367" calcext:value-type="float">
            <text:p>110.367</text:p>
          </table:table-cell>
          <table:table-cell office:value-type="float" office:value="254.741" calcext:value-type="float">
            <text:p>254.741</text:p>
          </table:table-cell>
          <table:table-cell office:value-type="float" office:value="42.151" calcext:value-type="float">
            <text:p>42.151</text:p>
          </table:table-cell>
          <table:table-cell office:value-type="float" office:value="110.83" calcext:value-type="float">
            <text:p>110.83</text:p>
          </table:table-cell>
          <table:table-cell office:value-type="float" office:value="243.745" calcext:value-type="float">
            <text:p>243.745</text:p>
          </table:table-cell>
          <table:table-cell office:value-type="float" office:value="42.1263" calcext:value-type="float">
            <text:p>42.1263</text:p>
          </table:table-cell>
          <table:table-cell/>
          <table:table-cell table:formula="of:=([.D562]-[.A562])/0.0166667" office:value-type="float" office:value="27.7799444401108" calcext:value-type="float">
            <text:p>27.7799444401108</text:p>
          </table:table-cell>
          <table:table-cell table:formula="of:=ABS([.E562]-[.B562])/0.0166667" office:value-type="float" office:value="659.75868048264" calcext:value-type="float">
            <text:p>659.75868048264</text:p>
          </table:table-cell>
          <table:table-cell table:formula="of:=([.F562]-[.C562])/0.0166667" office:value-type="float" office:value="-1.4819970360061" calcext:value-type="float">
            <text:p>-1.4819970360061</text:p>
          </table:table-cell>
          <table:table-cell table:formula="of:=DEGREES(ATAN(ABS([.F562]-[.C562])/ABS([.E562]-[.B562])))" office:value-type="float" office:value="0.128701652758221" calcext:value-type="float">
            <text:p>0.128701652758221</text:p>
          </table:table-cell>
          <table:table-cell table:formula="of:=SQRT(POWER([.H562];2)+POWER([.I562];2)+POWER([.J562];2))" office:value-type="float" office:value="660.344938725591" calcext:value-type="float">
            <text:p>660.344938725591</text:p>
          </table:table-cell>
        </table:table-row>
        <table:table-row table:style-name="ro1">
          <table:table-cell office:value-type="float" office:value="110.742" calcext:value-type="float">
            <text:p>110.742</text:p>
          </table:table-cell>
          <table:table-cell office:value-type="float" office:value="256.011" calcext:value-type="float">
            <text:p>256.011</text:p>
          </table:table-cell>
          <table:table-cell office:value-type="float" office:value="41.2172" calcext:value-type="float">
            <text:p>41.2172</text:p>
          </table:table-cell>
          <table:table-cell office:value-type="float" office:value="111.452" calcext:value-type="float">
            <text:p>111.452</text:p>
          </table:table-cell>
          <table:table-cell office:value-type="float" office:value="245.016" calcext:value-type="float">
            <text:p>245.016</text:p>
          </table:table-cell>
          <table:table-cell office:value-type="float" office:value="40.7324" calcext:value-type="float">
            <text:p>40.7324</text:p>
          </table:table-cell>
          <table:table-cell/>
          <table:table-cell table:formula="of:=([.D563]-[.A563])/0.0166667" office:value-type="float" office:value="42.59991480017" calcext:value-type="float">
            <text:p>42.59991480017</text:p>
          </table:table-cell>
          <table:table-cell table:formula="of:=ABS([.E563]-[.B563])/0.0166667" office:value-type="float" office:value="659.698680602641" calcext:value-type="float">
            <text:p>659.698680602641</text:p>
          </table:table-cell>
          <table:table-cell table:formula="of:=([.F563]-[.C563])/0.0166667" office:value-type="float" office:value="-29.0879418241163" calcext:value-type="float">
            <text:p>-29.0879418241163</text:p>
          </table:table-cell>
          <table:table-cell table:formula="of:=DEGREES(ATAN(ABS([.F563]-[.C563])/ABS([.E563]-[.B563])))" office:value-type="float" office:value="2.52469429646394" calcext:value-type="float">
            <text:p>2.52469429646394</text:p>
          </table:table-cell>
          <table:table-cell table:formula="of:=SQRT(POWER([.H563];2)+POWER([.I563];2)+POWER([.J563];2))" office:value-type="float" office:value="661.712331976222" calcext:value-type="float">
            <text:p>661.712331976222</text:p>
          </table:table-cell>
        </table:table-row>
        <table:table-row table:style-name="ro1">
          <table:table-cell office:value-type="float" office:value="109.62" calcext:value-type="float">
            <text:p>109.62</text:p>
          </table:table-cell>
          <table:table-cell office:value-type="float" office:value="257.153" calcext:value-type="float">
            <text:p>257.153</text:p>
          </table:table-cell>
          <table:table-cell office:value-type="float" office:value="41.753" calcext:value-type="float">
            <text:p>41.753</text:p>
          </table:table-cell>
          <table:table-cell office:value-type="float" office:value="110.246" calcext:value-type="float">
            <text:p>110.246</text:p>
          </table:table-cell>
          <table:table-cell office:value-type="float" office:value="244.954" calcext:value-type="float">
            <text:p>244.954</text:p>
          </table:table-cell>
          <table:table-cell office:value-type="float" office:value="41.6891" calcext:value-type="float">
            <text:p>41.6891</text:p>
          </table:table-cell>
          <table:table-cell/>
          <table:table-cell table:formula="of:=([.D564]-[.A564])/0.0166667" office:value-type="float" office:value="37.5599248801497" calcext:value-type="float">
            <text:p>37.5599248801497</text:p>
          </table:table-cell>
          <table:table-cell table:formula="of:=ABS([.E564]-[.B564])/0.0166667" office:value-type="float" office:value="731.938536122929" calcext:value-type="float">
            <text:p>731.938536122929</text:p>
          </table:table-cell>
          <table:table-cell table:formula="of:=([.F564]-[.C564])/0.0166667" office:value-type="float" office:value="-3.83399233201514" calcext:value-type="float">
            <text:p>-3.83399233201514</text:p>
          </table:table-cell>
          <table:table-cell table:formula="of:=DEGREES(ATAN(ABS([.F564]-[.C564])/ABS([.E564]-[.B564])))" office:value-type="float" office:value="0.30012024149825" calcext:value-type="float">
            <text:p>0.30012024149825</text:p>
          </table:table-cell>
          <table:table-cell table:formula="of:=SQRT(POWER([.H564];2)+POWER([.I564];2)+POWER([.J564];2))" office:value-type="float" office:value="732.911637317883" calcext:value-type="float">
            <text:p>732.911637317883</text:p>
          </table:table-cell>
        </table:table-row>
        <table:table-row table:style-name="ro1">
          <table:table-cell office:value-type="float" office:value="108.274" calcext:value-type="float">
            <text:p>108.274</text:p>
          </table:table-cell>
          <table:table-cell office:value-type="float" office:value="267.67" calcext:value-type="float">
            <text:p>267.67</text:p>
          </table:table-cell>
          <table:table-cell office:value-type="float" office:value="41.9654" calcext:value-type="float">
            <text:p>41.9654</text:p>
          </table:table-cell>
          <table:table-cell office:value-type="float" office:value="108.83" calcext:value-type="float">
            <text:p>108.83</text:p>
          </table:table-cell>
          <table:table-cell office:value-type="float" office:value="253.674" calcext:value-type="float">
            <text:p>253.674</text:p>
          </table:table-cell>
          <table:table-cell office:value-type="float" office:value="42.5797" calcext:value-type="float">
            <text:p>42.5797</text:p>
          </table:table-cell>
          <table:table-cell/>
          <table:table-cell table:formula="of:=([.D565]-[.A565])/0.0166667" office:value-type="float" office:value="33.3599332801333" calcext:value-type="float">
            <text:p>33.3599332801333</text:p>
          </table:table-cell>
          <table:table-cell table:formula="of:=ABS([.E565]-[.B565])/0.0166667" office:value-type="float" office:value="839.75832048336" calcext:value-type="float">
            <text:p>839.75832048336</text:p>
          </table:table-cell>
          <table:table-cell table:formula="of:=([.F565]-[.C565])/0.0166667" office:value-type="float" office:value="36.8579262841474" calcext:value-type="float">
            <text:p>36.8579262841474</text:p>
          </table:table-cell>
          <table:table-cell table:formula="of:=DEGREES(ATAN(ABS([.F565]-[.C565])/ABS([.E565]-[.B565])))" office:value-type="float" office:value="2.51316247912531" calcext:value-type="float">
            <text:p>2.51316247912531</text:p>
          </table:table-cell>
          <table:table-cell table:formula="of:=SQRT(POWER([.H565];2)+POWER([.I565];2)+POWER([.J565];2))" office:value-type="float" office:value="841.228523469964" calcext:value-type="float">
            <text:p>841.228523469964</text:p>
          </table:table-cell>
        </table:table-row>
        <table:table-row table:style-name="ro1">
          <table:table-cell office:value-type="float" office:value="109.601" calcext:value-type="float">
            <text:p>109.601</text:p>
          </table:table-cell>
          <table:table-cell office:value-type="float" office:value="262.848" calcext:value-type="float">
            <text:p>262.848</text:p>
          </table:table-cell>
          <table:table-cell office:value-type="float" office:value="42.0136" calcext:value-type="float">
            <text:p>42.0136</text:p>
          </table:table-cell>
          <table:table-cell office:value-type="float" office:value="110.471" calcext:value-type="float">
            <text:p>110.471</text:p>
          </table:table-cell>
          <table:table-cell office:value-type="float" office:value="250.339" calcext:value-type="float">
            <text:p>250.339</text:p>
          </table:table-cell>
          <table:table-cell office:value-type="float" office:value="41.9422" calcext:value-type="float">
            <text:p>41.9422</text:p>
          </table:table-cell>
          <table:table-cell/>
          <table:table-cell table:formula="of:=([.D566]-[.A566])/0.0166667" office:value-type="float" office:value="52.1998956002091" calcext:value-type="float">
            <text:p>52.1998956002091</text:p>
          </table:table-cell>
          <table:table-cell table:formula="of:=ABS([.E566]-[.B566])/0.0166667" office:value-type="float" office:value="750.538498923003" calcext:value-type="float">
            <text:p>750.538498923003</text:p>
          </table:table-cell>
          <table:table-cell table:formula="of:=([.F566]-[.C566])/0.0166667" office:value-type="float" office:value="-4.28399143201696" calcext:value-type="float">
            <text:p>-4.28399143201696</text:p>
          </table:table-cell>
          <table:table-cell table:formula="of:=DEGREES(ATAN(ABS([.F566]-[.C566])/ABS([.E566]-[.B566])))" office:value-type="float" office:value="0.327034473635743" calcext:value-type="float">
            <text:p>0.327034473635743</text:p>
          </table:table-cell>
          <table:table-cell table:formula="of:=SQRT(POWER([.H566];2)+POWER([.I566];2)+POWER([.J566];2))" office:value-type="float" office:value="752.363755140329" calcext:value-type="float">
            <text:p>752.363755140329</text:p>
          </table:table-cell>
        </table:table-row>
        <table:table-row table:style-name="ro1">
          <table:table-cell office:value-type="float" office:value="109.127" calcext:value-type="float">
            <text:p>109.127</text:p>
          </table:table-cell>
          <table:table-cell office:value-type="float" office:value="262.939" calcext:value-type="float">
            <text:p>262.939</text:p>
          </table:table-cell>
          <table:table-cell office:value-type="float" office:value="41.7597" calcext:value-type="float">
            <text:p>41.7597</text:p>
          </table:table-cell>
          <table:table-cell office:value-type="float" office:value="109.672" calcext:value-type="float">
            <text:p>109.672</text:p>
          </table:table-cell>
          <table:table-cell office:value-type="float" office:value="249.309" calcext:value-type="float">
            <text:p>249.309</text:p>
          </table:table-cell>
          <table:table-cell office:value-type="float" office:value="41.8873" calcext:value-type="float">
            <text:p>41.8873</text:p>
          </table:table-cell>
          <table:table-cell/>
          <table:table-cell table:formula="of:=([.D567]-[.A567])/0.0166667" office:value-type="float" office:value="32.6999346001309" calcext:value-type="float">
            <text:p>32.6999346001309</text:p>
          </table:table-cell>
          <table:table-cell table:formula="of:=ABS([.E567]-[.B567])/0.0166667" office:value-type="float" office:value="817.798364403273" calcext:value-type="float">
            <text:p>817.798364403273</text:p>
          </table:table-cell>
          <table:table-cell table:formula="of:=([.F567]-[.C567])/0.0166667" office:value-type="float" office:value="7.65598468803069" calcext:value-type="float">
            <text:p>7.65598468803069</text:p>
          </table:table-cell>
          <table:table-cell table:formula="of:=DEGREES(ATAN(ABS([.F567]-[.C567])/ABS([.E567]-[.B567])))" office:value-type="float" office:value="0.536370351911618" calcext:value-type="float">
            <text:p>0.536370351911618</text:p>
          </table:table-cell>
          <table:table-cell table:formula="of:=SQRT(POWER([.H567];2)+POWER([.I567];2)+POWER([.J567];2))" office:value-type="float" office:value="818.487669207707" calcext:value-type="float">
            <text:p>818.487669207707</text:p>
          </table:table-cell>
        </table:table-row>
        <table:table-row table:style-name="ro1">
          <table:table-cell office:value-type="float" office:value="108.642" calcext:value-type="float">
            <text:p>108.642</text:p>
          </table:table-cell>
          <table:table-cell office:value-type="float" office:value="262.974" calcext:value-type="float">
            <text:p>262.974</text:p>
          </table:table-cell>
          <table:table-cell office:value-type="float" office:value="41.7576" calcext:value-type="float">
            <text:p>41.7576</text:p>
          </table:table-cell>
          <table:table-cell office:value-type="float" office:value="109.102" calcext:value-type="float">
            <text:p>109.102</text:p>
          </table:table-cell>
          <table:table-cell office:value-type="float" office:value="248.218" calcext:value-type="float">
            <text:p>248.218</text:p>
          </table:table-cell>
          <table:table-cell office:value-type="float" office:value="42.0774" calcext:value-type="float">
            <text:p>42.0774</text:p>
          </table:table-cell>
          <table:table-cell/>
          <table:table-cell table:formula="of:=([.D568]-[.A568])/0.0166667" office:value-type="float" office:value="27.5999448001109" calcext:value-type="float">
            <text:p>27.5999448001109</text:p>
          </table:table-cell>
          <table:table-cell table:formula="of:=ABS([.E568]-[.B568])/0.0166667" office:value-type="float" office:value="885.358229283542" calcext:value-type="float">
            <text:p>885.358229283542</text:p>
          </table:table-cell>
          <table:table-cell table:formula="of:=([.F568]-[.C568])/0.0166667" office:value-type="float" office:value="19.1879616240768" calcext:value-type="float">
            <text:p>19.1879616240768</text:p>
          </table:table-cell>
          <table:table-cell table:formula="of:=DEGREES(ATAN(ABS([.F568]-[.C568])/ABS([.E568]-[.B568])))" office:value-type="float" office:value="1.24155071169973" calcext:value-type="float">
            <text:p>1.24155071169973</text:p>
          </table:table-cell>
          <table:table-cell table:formula="of:=SQRT(POWER([.H568];2)+POWER([.I568];2)+POWER([.J568];2))" office:value-type="float" office:value="885.996122443177" calcext:value-type="float">
            <text:p>885.996122443177</text:p>
          </table:table-cell>
        </table:table-row>
        <table:table-row table:style-name="ro1">
          <table:table-cell office:value-type="float" office:value="108.733" calcext:value-type="float">
            <text:p>108.733</text:p>
          </table:table-cell>
          <table:table-cell office:value-type="float" office:value="264.128" calcext:value-type="float">
            <text:p>264.128</text:p>
          </table:table-cell>
          <table:table-cell office:value-type="float" office:value="41.8097" calcext:value-type="float">
            <text:p>41.8097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51.562" calcext:value-type="float">
            <text:p>251.562</text:p>
          </table:table-cell>
          <table:table-cell office:value-type="float" office:value="41.7431" calcext:value-type="float">
            <text:p>41.7431</text:p>
          </table:table-cell>
          <table:table-cell/>
          <table:table-cell table:formula="of:=([.D569]-[.A569])/0.0166667" office:value-type="float" office:value="39.5399209201577" calcext:value-type="float">
            <text:p>39.5399209201577</text:p>
          </table:table-cell>
          <table:table-cell table:formula="of:=ABS([.E569]-[.B569])/0.0166667" office:value-type="float" office:value="753.958492083014" calcext:value-type="float">
            <text:p>753.958492083014</text:p>
          </table:table-cell>
          <table:table-cell table:formula="of:=([.F569]-[.C569])/0.0166667" office:value-type="float" office:value="-3.99599200801605" calcext:value-type="float">
            <text:p>-3.99599200801605</text:p>
          </table:table-cell>
          <table:table-cell table:formula="of:=DEGREES(ATAN(ABS([.F569]-[.C569])/ABS([.E569]-[.B569])))" office:value-type="float" office:value="0.30366570001794" calcext:value-type="float">
            <text:p>0.30366570001794</text:p>
          </table:table-cell>
          <table:table-cell table:formula="of:=SQRT(POWER([.H569];2)+POWER([.I569];2)+POWER([.J569];2))" office:value-type="float" office:value="755.005153017245" calcext:value-type="float">
            <text:p>755.005153017245</text:p>
          </table:table-cell>
        </table:table-row>
        <table:table-row table:style-name="ro1">
          <table:table-cell office:value-type="float" office:value="112.452" calcext:value-type="float">
            <text:p>112.452</text:p>
          </table:table-cell>
          <table:table-cell office:value-type="float" office:value="267.377" calcext:value-type="float">
            <text:p>267.377</text:p>
          </table:table-cell>
          <table:table-cell office:value-type="float" office:value="41.4907" calcext:value-type="float">
            <text:p>41.4907</text:p>
          </table:table-cell>
          <table:table-cell office:value-type="float" office:value="113.355" calcext:value-type="float">
            <text:p>113.355</text:p>
          </table:table-cell>
          <table:table-cell office:value-type="float" office:value="255.748" calcext:value-type="float">
            <text:p>255.748</text:p>
          </table:table-cell>
          <table:table-cell office:value-type="float" office:value="41.4809" calcext:value-type="float">
            <text:p>41.4809</text:p>
          </table:table-cell>
          <table:table-cell/>
          <table:table-cell table:formula="of:=([.D570]-[.A570])/0.0166667" office:value-type="float" office:value="54.1798916402171" calcext:value-type="float">
            <text:p>54.1798916402171</text:p>
          </table:table-cell>
          <table:table-cell table:formula="of:=ABS([.E570]-[.B570])/0.0166667" office:value-type="float" office:value="697.738604522792" calcext:value-type="float">
            <text:p>697.738604522792</text:p>
          </table:table-cell>
          <table:table-cell table:formula="of:=([.F570]-[.C570])/0.0166667" office:value-type="float" office:value="-0.587998824002261" calcext:value-type="float">
            <text:p>-0.587998824002261</text:p>
          </table:table-cell>
          <table:table-cell table:formula="of:=DEGREES(ATAN(ABS([.F570]-[.C570])/ABS([.E570]-[.B570])))" office:value-type="float" office:value="0.0482843328150992" calcext:value-type="float">
            <text:p>0.048284332815099</text:p>
          </table:table-cell>
          <table:table-cell table:formula="of:=SQRT(POWER([.H570];2)+POWER([.I570];2)+POWER([.J570];2))" office:value-type="float" office:value="699.839243428215" calcext:value-type="float">
            <text:p>699.839243428215</text:p>
          </table:table-cell>
        </table:table-row>
        <table:table-row table:style-name="ro1">
          <table:table-cell office:value-type="float" office:value="126.391" calcext:value-type="float">
            <text:p>126.391</text:p>
          </table:table-cell>
          <table:table-cell office:value-type="float" office:value="258.419" calcext:value-type="float">
            <text:p>258.419</text:p>
          </table:table-cell>
          <table:table-cell office:value-type="float" office:value="41.8964" calcext:value-type="float">
            <text:p>41.8964</text:p>
          </table:table-cell>
          <table:table-cell office:value-type="float" office:value="127.721" calcext:value-type="float">
            <text:p>127.721</text:p>
          </table:table-cell>
          <table:table-cell office:value-type="float" office:value="246.034" calcext:value-type="float">
            <text:p>246.034</text:p>
          </table:table-cell>
          <table:table-cell office:value-type="float" office:value="42.0767" calcext:value-type="float">
            <text:p>42.0767</text:p>
          </table:table-cell>
          <table:table-cell/>
          <table:table-cell table:formula="of:=([.D571]-[.A571])/0.0166667" office:value-type="float" office:value="79.7998404003191" calcext:value-type="float">
            <text:p>79.7998404003191</text:p>
          </table:table-cell>
          <table:table-cell table:formula="of:=ABS([.E571]-[.B571])/0.0166667" office:value-type="float" office:value="743.098513802972" calcext:value-type="float">
            <text:p>743.098513802972</text:p>
          </table:table-cell>
          <table:table-cell table:formula="of:=([.F571]-[.C571])/0.0166667" office:value-type="float" office:value="10.8179783640434" calcext:value-type="float">
            <text:p>10.8179783640434</text:p>
          </table:table-cell>
          <table:table-cell table:formula="of:=DEGREES(ATAN(ABS([.F571]-[.C571])/ABS([.E571]-[.B571])))" office:value-type="float" office:value="0.834049200750939" calcext:value-type="float">
            <text:p>0.834049200750939</text:p>
          </table:table-cell>
          <table:table-cell table:formula="of:=SQRT(POWER([.H571];2)+POWER([.I571];2)+POWER([.J571];2))" office:value-type="float" office:value="747.449292193114" calcext:value-type="float">
            <text:p>747.449292193114</text:p>
          </table:table-cell>
        </table:table-row>
        <table:table-row table:style-name="ro1">
          <table:table-cell office:value-type="float" office:value="127.76" calcext:value-type="float">
            <text:p>127.76</text:p>
          </table:table-cell>
          <table:table-cell office:value-type="float" office:value="255.872" calcext:value-type="float">
            <text:p>255.872</text:p>
          </table:table-cell>
          <table:table-cell office:value-type="float" office:value="42.0716" calcext:value-type="float">
            <text:p>42.0716</text:p>
          </table:table-cell>
          <table:table-cell office:value-type="float" office:value="129.193" calcext:value-type="float">
            <text:p>129.193</text:p>
          </table:table-cell>
          <table:table-cell office:value-type="float" office:value="244.694" calcext:value-type="float">
            <text:p>244.694</text:p>
          </table:table-cell>
          <table:table-cell office:value-type="float" office:value="42.0619" calcext:value-type="float">
            <text:p>42.0619</text:p>
          </table:table-cell>
          <table:table-cell/>
          <table:table-cell table:formula="of:=([.D572]-[.A572])/0.0166667" office:value-type="float" office:value="85.9798280403443" calcext:value-type="float">
            <text:p>85.9798280403443</text:p>
          </table:table-cell>
          <table:table-cell table:formula="of:=ABS([.E572]-[.B572])/0.0166667" office:value-type="float" office:value="670.678658642684" calcext:value-type="float">
            <text:p>670.678658642684</text:p>
          </table:table-cell>
          <table:table-cell table:formula="of:=([.F572]-[.C572])/0.0166667" office:value-type="float" office:value="-0.581998836002037" calcext:value-type="float">
            <text:p>-0.581998836002037</text:p>
          </table:table-cell>
          <table:table-cell table:formula="of:=DEGREES(ATAN(ABS([.F572]-[.C572])/ABS([.E572]-[.B572])))" office:value-type="float" office:value="0.0497198892263494" calcext:value-type="float">
            <text:p>0.049719889226349</text:p>
          </table:table-cell>
          <table:table-cell table:formula="of:=SQRT(POWER([.H572];2)+POWER([.I572];2)+POWER([.J572];2))" office:value-type="float" office:value="676.167680912984" calcext:value-type="float">
            <text:p>676.167680912984</text:p>
          </table:table-cell>
        </table:table-row>
        <table:table-row table:style-name="ro1">
          <table:table-cell office:value-type="float" office:value="128.018" calcext:value-type="float">
            <text:p>128.018</text:p>
          </table:table-cell>
          <table:table-cell office:value-type="float" office:value="252.374" calcext:value-type="float">
            <text:p>252.374</text:p>
          </table:table-cell>
          <table:table-cell office:value-type="float" office:value="42.6539" calcext:value-type="float">
            <text:p>42.6539</text:p>
          </table:table-cell>
          <table:table-cell office:value-type="float" office:value="129.303" calcext:value-type="float">
            <text:p>129.303</text:p>
          </table:table-cell>
          <table:table-cell office:value-type="float" office:value="240.355" calcext:value-type="float">
            <text:p>240.355</text:p>
          </table:table-cell>
          <table:table-cell office:value-type="float" office:value="42.5738" calcext:value-type="float">
            <text:p>42.5738</text:p>
          </table:table-cell>
          <table:table-cell/>
          <table:table-cell table:formula="of:=([.D573]-[.A573])/0.0166667" office:value-type="float" office:value="77.0998458003082" calcext:value-type="float">
            <text:p>77.0998458003082</text:p>
          </table:table-cell>
          <table:table-cell table:formula="of:=ABS([.E573]-[.B573])/0.0166667" office:value-type="float" office:value="721.138557722885" calcext:value-type="float">
            <text:p>721.138557722885</text:p>
          </table:table-cell>
          <table:table-cell table:formula="of:=([.F573]-[.C573])/0.0166667" office:value-type="float" office:value="-4.80599038801932" calcext:value-type="float">
            <text:p>-4.80599038801932</text:p>
          </table:table-cell>
          <table:table-cell table:formula="of:=DEGREES(ATAN(ABS([.F573]-[.C573])/ABS([.E573]-[.B573])))" office:value-type="float" office:value="0.381839087699897" calcext:value-type="float">
            <text:p>0.381839087699897</text:p>
          </table:table-cell>
          <table:table-cell table:formula="of:=SQRT(POWER([.H573];2)+POWER([.I573];2)+POWER([.J573];2))" office:value-type="float" office:value="725.264298859859" calcext:value-type="float">
            <text:p>725.264298859859</text:p>
          </table:table-cell>
        </table:table-row>
        <table:table-row table:style-name="ro1">
          <table:table-cell office:value-type="float" office:value="127.09" calcext:value-type="float">
            <text:p>127.09</text:p>
          </table:table-cell>
          <table:table-cell office:value-type="float" office:value="264.103" calcext:value-type="float">
            <text:p>264.103</text:p>
          </table:table-cell>
          <table:table-cell office:value-type="float" office:value="41.4326" calcext:value-type="float">
            <text:p>41.4326</text:p>
          </table:table-cell>
          <table:table-cell office:value-type="float" office:value="128.566" calcext:value-type="float">
            <text:p>128.566</text:p>
          </table:table-cell>
          <table:table-cell office:value-type="float" office:value="252.522" calcext:value-type="float">
            <text:p>252.522</text:p>
          </table:table-cell>
          <table:table-cell office:value-type="float" office:value="41.4378" calcext:value-type="float">
            <text:p>41.4378</text:p>
          </table:table-cell>
          <table:table-cell/>
          <table:table-cell table:formula="of:=([.D574]-[.A574])/0.0166667" office:value-type="float" office:value="88.5598228803542" calcext:value-type="float">
            <text:p>88.5598228803542</text:p>
          </table:table-cell>
          <table:table-cell table:formula="of:=ABS([.E574]-[.B574])/0.0166667" office:value-type="float" office:value="694.85861028278" calcext:value-type="float">
            <text:p>694.85861028278</text:p>
          </table:table-cell>
          <table:table-cell table:formula="of:=([.F574]-[.C574])/0.0166667" office:value-type="float" office:value="0.311999376001373" calcext:value-type="float">
            <text:p>0.311999376001373</text:p>
          </table:table-cell>
          <table:table-cell table:formula="of:=DEGREES(ATAN(ABS([.F574]-[.C574])/ABS([.E574]-[.B574])))" office:value-type="float" office:value="0.0257264513811937" calcext:value-type="float">
            <text:p>0.025726451381194</text:p>
          </table:table-cell>
          <table:table-cell table:formula="of:=SQRT(POWER([.H574];2)+POWER([.I574];2)+POWER([.J574];2))" office:value-type="float" office:value="700.479427147099" calcext:value-type="float">
            <text:p>700.479427147099</text:p>
          </table:table-cell>
        </table:table-row>
        <table:table-row table:style-name="ro1">
          <table:table-cell office:value-type="float" office:value="128.364" calcext:value-type="float">
            <text:p>128.364</text:p>
          </table:table-cell>
          <table:table-cell office:value-type="float" office:value="254.756" calcext:value-type="float">
            <text:p>254.756</text:p>
          </table:table-cell>
          <table:table-cell office:value-type="float" office:value="41.5377" calcext:value-type="float">
            <text:p>41.5377</text:p>
          </table:table-cell>
          <table:table-cell office:value-type="float" office:value="129.812" calcext:value-type="float">
            <text:p>129.812</text:p>
          </table:table-cell>
          <table:table-cell office:value-type="float" office:value="243.713" calcext:value-type="float">
            <text:p>243.713</text:p>
          </table:table-cell>
          <table:table-cell office:value-type="float" office:value="41.0591" calcext:value-type="float">
            <text:p>41.0591</text:p>
          </table:table-cell>
          <table:table-cell/>
          <table:table-cell table:formula="of:=([.D575]-[.A575])/0.0166667" office:value-type="float" office:value="86.879826240348" calcext:value-type="float">
            <text:p>86.879826240348</text:p>
          </table:table-cell>
          <table:table-cell table:formula="of:=ABS([.E575]-[.B575])/0.0166667" office:value-type="float" office:value="662.578674842651" calcext:value-type="float">
            <text:p>662.578674842651</text:p>
          </table:table-cell>
          <table:table-cell table:formula="of:=([.F575]-[.C575])/0.0166667" office:value-type="float" office:value="-28.7159425681149" calcext:value-type="float">
            <text:p>-28.7159425681149</text:p>
          </table:table-cell>
          <table:table-cell table:formula="of:=DEGREES(ATAN(ABS([.F575]-[.C575])/ABS([.E575]-[.B575])))" office:value-type="float" office:value="2.48162731014917" calcext:value-type="float">
            <text:p>2.48162731014917</text:p>
          </table:table-cell>
          <table:table-cell table:formula="of:=SQRT(POWER([.H575];2)+POWER([.I575];2)+POWER([.J575];2))" office:value-type="float" office:value="668.86710931348" calcext:value-type="float">
            <text:p>668.86710931348</text:p>
          </table:table-cell>
        </table:table-row>
        <table:table-row table:style-name="ro1">
          <table:table-cell office:value-type="float" office:value="126.917" calcext:value-type="float">
            <text:p>126.917</text:p>
          </table:table-cell>
          <table:table-cell office:value-type="float" office:value="260.66" calcext:value-type="float">
            <text:p>260.66</text:p>
          </table:table-cell>
          <table:table-cell office:value-type="float" office:value="41.5198" calcext:value-type="float">
            <text:p>41.5198</text:p>
          </table:table-cell>
          <table:table-cell office:value-type="float" office:value="128.11" calcext:value-type="float">
            <text:p>128.11</text:p>
          </table:table-cell>
          <table:table-cell office:value-type="float" office:value="247.105" calcext:value-type="float">
            <text:p>247.105</text:p>
          </table:table-cell>
          <table:table-cell office:value-type="float" office:value="41.6561" calcext:value-type="float">
            <text:p>41.6561</text:p>
          </table:table-cell>
          <table:table-cell/>
          <table:table-cell table:formula="of:=([.D576]-[.A576])/0.0166667" office:value-type="float" office:value="71.5798568402871" calcext:value-type="float">
            <text:p>71.5798568402871</text:p>
          </table:table-cell>
          <table:table-cell table:formula="of:=ABS([.E576]-[.B576])/0.0166667" office:value-type="float" office:value="813.298373403255" calcext:value-type="float">
            <text:p>813.298373403255</text:p>
          </table:table-cell>
          <table:table-cell table:formula="of:=([.F576]-[.C576])/0.0166667" office:value-type="float" office:value="8.17798364403262" calcext:value-type="float">
            <text:p>8.17798364403262</text:p>
          </table:table-cell>
          <table:table-cell table:formula="of:=DEGREES(ATAN(ABS([.F576]-[.C576])/ABS([.E576]-[.B576])))" office:value-type="float" office:value="0.576108562240142" calcext:value-type="float">
            <text:p>0.576108562240142</text:p>
          </table:table-cell>
          <table:table-cell table:formula="of:=SQRT(POWER([.H576];2)+POWER([.I576];2)+POWER([.J576];2))" office:value-type="float" office:value="816.483189969113" calcext:value-type="float">
            <text:p>816.483189969113</text:p>
          </table:table-cell>
        </table:table-row>
        <table:table-row table:style-name="ro1">
          <table:table-cell office:value-type="float" office:value="127.925" calcext:value-type="float">
            <text:p>127.925</text:p>
          </table:table-cell>
          <table:table-cell office:value-type="float" office:value="257.056" calcext:value-type="float">
            <text:p>257.056</text:p>
          </table:table-cell>
          <table:table-cell office:value-type="float" office:value="41.6329" calcext:value-type="float">
            <text:p>41.6329</text:p>
          </table:table-cell>
          <table:table-cell office:value-type="float" office:value="129.242" calcext:value-type="float">
            <text:p>129.242</text:p>
          </table:table-cell>
          <table:table-cell office:value-type="float" office:value="244.825" calcext:value-type="float">
            <text:p>244.825</text:p>
          </table:table-cell>
          <table:table-cell office:value-type="float" office:value="41.3375" calcext:value-type="float">
            <text:p>41.3375</text:p>
          </table:table-cell>
          <table:table-cell/>
          <table:table-cell table:formula="of:=([.D577]-[.A577])/0.0166667" office:value-type="float" office:value="79.0198419603157" calcext:value-type="float">
            <text:p>79.0198419603157</text:p>
          </table:table-cell>
          <table:table-cell table:formula="of:=ABS([.E577]-[.B577])/0.0166667" office:value-type="float" office:value="733.858532282935" calcext:value-type="float">
            <text:p>733.858532282935</text:p>
          </table:table-cell>
          <table:table-cell table:formula="of:=([.F577]-[.C577])/0.0166667" office:value-type="float" office:value="-17.7239645520709" calcext:value-type="float">
            <text:p>-17.7239645520709</text:p>
          </table:table-cell>
          <table:table-cell table:formula="of:=DEGREES(ATAN(ABS([.F577]-[.C577])/ABS([.E577]-[.B577])))" office:value-type="float" office:value="1.38352412420365" calcext:value-type="float">
            <text:p>1.38352412420365</text:p>
          </table:table-cell>
          <table:table-cell table:formula="of:=SQRT(POWER([.H577];2)+POWER([.I577];2)+POWER([.J577];2))" office:value-type="float" office:value="738.313361485041" calcext:value-type="float">
            <text:p>738.313361485041</text:p>
          </table:table-cell>
        </table:table-row>
        <table:table-row table:style-name="ro1">
          <table:table-cell office:value-type="float" office:value="127.098" calcext:value-type="float">
            <text:p>127.098</text:p>
          </table:table-cell>
          <table:table-cell office:value-type="float" office:value="258.278" calcext:value-type="float">
            <text:p>258.278</text:p>
          </table:table-cell>
          <table:table-cell office:value-type="float" office:value="41.9149" calcext:value-type="float">
            <text:p>41.9149</text:p>
          </table:table-cell>
          <table:table-cell office:value-type="float" office:value="127.835" calcext:value-type="float">
            <text:p>127.835</text:p>
          </table:table-cell>
          <table:table-cell office:value-type="float" office:value="244.981" calcext:value-type="float">
            <text:p>244.981</text:p>
          </table:table-cell>
          <table:table-cell office:value-type="float" office:value="41.7884" calcext:value-type="float">
            <text:p>41.7884</text:p>
          </table:table-cell>
          <table:table-cell/>
          <table:table-cell table:formula="of:=([.D578]-[.A578])/0.0166667" office:value-type="float" office:value="44.2199115601766" calcext:value-type="float">
            <text:p>44.2199115601766</text:p>
          </table:table-cell>
          <table:table-cell table:formula="of:=ABS([.E578]-[.B578])/0.0166667" office:value-type="float" office:value="797.818404363193" calcext:value-type="float">
            <text:p>797.818404363193</text:p>
          </table:table-cell>
          <table:table-cell table:formula="of:=([.F578]-[.C578])/0.0166667" office:value-type="float" office:value="-7.58998482003036" calcext:value-type="float">
            <text:p>-7.58998482003036</text:p>
          </table:table-cell>
          <table:table-cell table:formula="of:=DEGREES(ATAN(ABS([.F578]-[.C578])/ABS([.E578]-[.B578])))" office:value-type="float" office:value="0.545062605260921" calcext:value-type="float">
            <text:p>0.545062605260921</text:p>
          </table:table-cell>
          <table:table-cell table:formula="of:=SQRT(POWER([.H578];2)+POWER([.I578];2)+POWER([.J578];2))" office:value-type="float" office:value="799.078979068145" calcext:value-type="float">
            <text:p>799.078979068145</text:p>
          </table:table-cell>
        </table:table-row>
        <table:table-row table:style-name="ro1">
          <table:table-cell office:value-type="float" office:value="129.183" calcext:value-type="float">
            <text:p>129.183</text:p>
          </table:table-cell>
          <table:table-cell office:value-type="float" office:value="255.66" calcext:value-type="float">
            <text:p>255.66</text:p>
          </table:table-cell>
          <table:table-cell office:value-type="float" office:value="41.858" calcext:value-type="float">
            <text:p>41.858</text:p>
          </table:table-cell>
          <table:table-cell office:value-type="float" office:value="130.235" calcext:value-type="float">
            <text:p>130.235</text:p>
          </table:table-cell>
          <table:table-cell office:value-type="float" office:value="243.543" calcext:value-type="float">
            <text:p>243.543</text:p>
          </table:table-cell>
          <table:table-cell office:value-type="float" office:value="41.5526" calcext:value-type="float">
            <text:p>41.5526</text:p>
          </table:table-cell>
          <table:table-cell/>
          <table:table-cell table:formula="of:=([.D579]-[.A579])/0.0166667" office:value-type="float" office:value="63.1198737602537" calcext:value-type="float">
            <text:p>63.1198737602537</text:p>
          </table:table-cell>
          <table:table-cell table:formula="of:=ABS([.E579]-[.B579])/0.0166667" office:value-type="float" office:value="727.018545962908" calcext:value-type="float">
            <text:p>727.018545962908</text:p>
          </table:table-cell>
          <table:table-cell table:formula="of:=([.F579]-[.C579])/0.0166667" office:value-type="float" office:value="-18.3239633520732" calcext:value-type="float">
            <text:p>-18.3239633520732</text:p>
          </table:table-cell>
          <table:table-cell table:formula="of:=DEGREES(ATAN(ABS([.F579]-[.C579])/ABS([.E579]-[.B579])))" office:value-type="float" office:value="1.44379196323966" calcext:value-type="float">
            <text:p>1.44379196323966</text:p>
          </table:table-cell>
          <table:table-cell table:formula="of:=SQRT(POWER([.H579];2)+POWER([.I579];2)+POWER([.J579];2))" office:value-type="float" office:value="729.983460271847" calcext:value-type="float">
            <text:p>729.983460271847</text:p>
          </table:table-cell>
        </table:table-row>
        <table:table-row table:style-name="ro1">
          <table:table-cell office:value-type="float" office:value="128.948" calcext:value-type="float">
            <text:p>128.948</text:p>
          </table:table-cell>
          <table:table-cell office:value-type="float" office:value="261.411" calcext:value-type="float">
            <text:p>261.411</text:p>
          </table:table-cell>
          <table:table-cell office:value-type="float" office:value="41.6224" calcext:value-type="float">
            <text:p>41.6224</text:p>
          </table:table-cell>
          <table:table-cell office:value-type="float" office:value="130.251" calcext:value-type="float">
            <text:p>130.251</text:p>
          </table:table-cell>
          <table:table-cell office:value-type="float" office:value="248.951" calcext:value-type="float">
            <text:p>248.951</text:p>
          </table:table-cell>
          <table:table-cell office:value-type="float" office:value="41.3246" calcext:value-type="float">
            <text:p>41.3246</text:p>
          </table:table-cell>
          <table:table-cell/>
          <table:table-cell table:formula="of:=([.D580]-[.A580])/0.0166667" office:value-type="float" office:value="78.1798436403126" calcext:value-type="float">
            <text:p>78.1798436403126</text:p>
          </table:table-cell>
          <table:table-cell table:formula="of:=ABS([.E580]-[.B580])/0.0166667" office:value-type="float" office:value="747.598504802991" calcext:value-type="float">
            <text:p>747.598504802991</text:p>
          </table:table-cell>
          <table:table-cell table:formula="of:=([.F580]-[.C580])/0.0166667" office:value-type="float" office:value="-17.8679642640716" calcext:value-type="float">
            <text:p>-17.8679642640716</text:p>
          </table:table-cell>
          <table:table-cell table:formula="of:=DEGREES(ATAN(ABS([.F580]-[.C580])/ABS([.E580]-[.B580])))" office:value-type="float" office:value="1.36913606175089" calcext:value-type="float">
            <text:p>1.36913606175089</text:p>
          </table:table-cell>
          <table:table-cell table:formula="of:=SQRT(POWER([.H580];2)+POWER([.I580];2)+POWER([.J580];2))" office:value-type="float" office:value="751.887542443837" calcext:value-type="float">
            <text:p>751.887542443837</text:p>
          </table:table-cell>
        </table:table-row>
        <table:table-row table:style-name="ro1">
          <table:table-cell office:value-type="float" office:value="129.633" calcext:value-type="float">
            <text:p>129.633</text:p>
          </table:table-cell>
          <table:table-cell office:value-type="float" office:value="267.018" calcext:value-type="float">
            <text:p>267.018</text:p>
          </table:table-cell>
          <table:table-cell office:value-type="float" office:value="41.9121" calcext:value-type="float">
            <text:p>41.9121</text:p>
          </table:table-cell>
          <table:table-cell office:value-type="float" office:value="130.432" calcext:value-type="float">
            <text:p>130.432</text:p>
          </table:table-cell>
          <table:table-cell office:value-type="float" office:value="254.261" calcext:value-type="float">
            <text:p>254.261</text:p>
          </table:table-cell>
          <table:table-cell office:value-type="float" office:value="42.0837" calcext:value-type="float">
            <text:p>42.0837</text:p>
          </table:table-cell>
          <table:table-cell/>
          <table:table-cell table:formula="of:=([.D581]-[.A581])/0.0166667" office:value-type="float" office:value="47.9399041201904" calcext:value-type="float">
            <text:p>47.9399041201904</text:p>
          </table:table-cell>
          <table:table-cell table:formula="of:=ABS([.E581]-[.B581])/0.0166667" office:value-type="float" office:value="765.41846916306" calcext:value-type="float">
            <text:p>765.41846916306</text:p>
          </table:table-cell>
          <table:table-cell table:formula="of:=([.F581]-[.C581])/0.0166667" office:value-type="float" office:value="10.2959794080411" calcext:value-type="float">
            <text:p>10.2959794080411</text:p>
          </table:table-cell>
          <table:table-cell table:formula="of:=DEGREES(ATAN(ABS([.F581]-[.C581])/ABS([.E581]-[.B581])))" office:value-type="float" office:value="0.770664170798109" calcext:value-type="float">
            <text:p>0.770664170798109</text:p>
          </table:table-cell>
          <table:table-cell table:formula="of:=SQRT(POWER([.H581];2)+POWER([.I581];2)+POWER([.J581];2))" office:value-type="float" office:value="766.987401809799" calcext:value-type="float">
            <text:p>766.987401809799</text:p>
          </table:table-cell>
        </table:table-row>
        <table:table-row table:style-name="ro1">
          <table:table-cell office:value-type="float" office:value="129.899" calcext:value-type="float">
            <text:p>129.899</text:p>
          </table:table-cell>
          <table:table-cell office:value-type="float" office:value="263.389" calcext:value-type="float">
            <text:p>263.389</text:p>
          </table:table-cell>
          <table:table-cell office:value-type="float" office:value="42.2593" calcext:value-type="float">
            <text:p>42.2593</text:p>
          </table:table-cell>
          <table:table-cell office:value-type="float" office:value="130.222" calcext:value-type="float">
            <text:p>130.222</text:p>
          </table:table-cell>
          <table:table-cell office:value-type="float" office:value="250.921" calcext:value-type="float">
            <text:p>250.921</text:p>
          </table:table-cell>
          <table:table-cell office:value-type="float" office:value="42.4082" calcext:value-type="float">
            <text:p>42.4082</text:p>
          </table:table-cell>
          <table:table-cell/>
          <table:table-cell table:formula="of:=([.D582]-[.A582])/0.0166667" office:value-type="float" office:value="19.379961240078" calcext:value-type="float">
            <text:p>19.379961240078</text:p>
          </table:table-cell>
          <table:table-cell table:formula="of:=ABS([.E582]-[.B582])/0.0166667" office:value-type="float" office:value="748.078503842993" calcext:value-type="float">
            <text:p>748.078503842993</text:p>
          </table:table-cell>
          <table:table-cell table:formula="of:=([.F582]-[.C582])/0.0166667" office:value-type="float" office:value="8.93398213203559" calcext:value-type="float">
            <text:p>8.93398213203559</text:p>
          </table:table-cell>
          <table:table-cell table:formula="of:=DEGREES(ATAN(ABS([.F582]-[.C582])/ABS([.E582]-[.B582])))" office:value-type="float" office:value="0.684226500630815" calcext:value-type="float">
            <text:p>0.684226500630815</text:p>
          </table:table-cell>
          <table:table-cell table:formula="of:=SQRT(POWER([.H582];2)+POWER([.I582];2)+POWER([.J582];2))" office:value-type="float" office:value="748.382821052417" calcext:value-type="float">
            <text:p>748.382821052417</text:p>
          </table:table-cell>
        </table:table-row>
        <table:table-row table:style-name="ro1">
          <table:table-cell office:value-type="float" office:value="130.213" calcext:value-type="float">
            <text:p>130.213</text:p>
          </table:table-cell>
          <table:table-cell office:value-type="float" office:value="259.969" calcext:value-type="float">
            <text:p>259.969</text:p>
          </table:table-cell>
          <table:table-cell office:value-type="float" office:value="41.8528" calcext:value-type="float">
            <text:p>41.8528</text:p>
          </table:table-cell>
          <table:table-cell office:value-type="float" office:value="130.374" calcext:value-type="float">
            <text:p>130.374</text:p>
          </table:table-cell>
          <table:table-cell office:value-type="float" office:value="246.595" calcext:value-type="float">
            <text:p>246.595</text:p>
          </table:table-cell>
          <table:table-cell office:value-type="float" office:value="42.197" calcext:value-type="float">
            <text:p>42.197</text:p>
          </table:table-cell>
          <table:table-cell/>
          <table:table-cell table:formula="of:=([.D583]-[.A583])/0.0166667" office:value-type="float" office:value="9.65998068003872" calcext:value-type="float">
            <text:p>9.65998068003872</text:p>
          </table:table-cell>
          <table:table-cell table:formula="of:=ABS([.E583]-[.B583])/0.0166667" office:value-type="float" office:value="802.438395123209" calcext:value-type="float">
            <text:p>802.438395123209</text:p>
          </table:table-cell>
          <table:table-cell table:formula="of:=([.F583]-[.C583])/0.0166667" office:value-type="float" office:value="20.6519586960826" calcext:value-type="float">
            <text:p>20.6519586960826</text:p>
          </table:table-cell>
          <table:table-cell table:formula="of:=DEGREES(ATAN(ABS([.F583]-[.C583])/ABS([.E583]-[.B583])))" office:value-type="float" office:value="1.47426759446116" calcext:value-type="float">
            <text:p>1.47426759446116</text:p>
          </table:table-cell>
          <table:table-cell table:formula="of:=SQRT(POWER([.H583];2)+POWER([.I583];2)+POWER([.J583];2))" office:value-type="float" office:value="802.762229176632" calcext:value-type="float">
            <text:p>802.762229176632</text:p>
          </table:table-cell>
        </table:table-row>
        <table:table-row table:style-name="ro1">
          <table:table-cell office:value-type="float" office:value="130.982" calcext:value-type="float">
            <text:p>130.982</text:p>
          </table:table-cell>
          <table:table-cell office:value-type="float" office:value="262.138" calcext:value-type="float">
            <text:p>262.138</text:p>
          </table:table-cell>
          <table:table-cell office:value-type="float" office:value="41.73" calcext:value-type="float">
            <text:p>41.73</text:p>
          </table:table-cell>
          <table:table-cell office:value-type="float" office:value="131.523" calcext:value-type="float">
            <text:p>131.523</text:p>
          </table:table-cell>
          <table:table-cell office:value-type="float" office:value="249.736" calcext:value-type="float">
            <text:p>249.736</text:p>
          </table:table-cell>
          <table:table-cell office:value-type="float" office:value="41.6541" calcext:value-type="float">
            <text:p>41.6541</text:p>
          </table:table-cell>
          <table:table-cell/>
          <table:table-cell table:formula="of:=([.D584]-[.A584])/0.0166667" office:value-type="float" office:value="32.4599350801296" calcext:value-type="float">
            <text:p>32.4599350801296</text:p>
          </table:table-cell>
          <table:table-cell table:formula="of:=ABS([.E584]-[.B584])/0.0166667" office:value-type="float" office:value="744.118511762976" calcext:value-type="float">
            <text:p>744.118511762976</text:p>
          </table:table-cell>
          <table:table-cell table:formula="of:=([.F584]-[.C584])/0.0166667" office:value-type="float" office:value="-4.55399089201805" calcext:value-type="float">
            <text:p>-4.55399089201805</text:p>
          </table:table-cell>
          <table:table-cell table:formula="of:=DEGREES(ATAN(ABS([.F584]-[.C584])/ABS([.E584]-[.B584])))" office:value-type="float" office:value="0.350644684190969" calcext:value-type="float">
            <text:p>0.350644684190969</text:p>
          </table:table-cell>
          <table:table-cell table:formula="of:=SQRT(POWER([.H584];2)+POWER([.I584];2)+POWER([.J584];2))" office:value-type="float" office:value="744.840080666177" calcext:value-type="float">
            <text:p>744.840080666177</text:p>
          </table:table-cell>
        </table:table-row>
        <table:table-row table:style-name="ro1">
          <table:table-cell office:value-type="float" office:value="130.375" calcext:value-type="float">
            <text:p>130.375</text:p>
          </table:table-cell>
          <table:table-cell office:value-type="float" office:value="263.295" calcext:value-type="float">
            <text:p>263.295</text:p>
          </table:table-cell>
          <table:table-cell office:value-type="float" office:value="42.2714" calcext:value-type="float">
            <text:p>42.2714</text:p>
          </table:table-cell>
          <table:table-cell office:value-type="float" office:value="130.086" calcext:value-type="float">
            <text:p>130.086</text:p>
          </table:table-cell>
          <table:table-cell office:value-type="float" office:value="255.393" calcext:value-type="float">
            <text:p>255.393</text:p>
          </table:table-cell>
          <table:table-cell office:value-type="float" office:value="42.374" calcext:value-type="float">
            <text:p>42.374</text:p>
          </table:table-cell>
          <table:table-cell/>
          <table:table-cell table:formula="of:=([.D585]-[.A585])/0.0166667" office:value-type="float" office:value="-17.3399653200686" calcext:value-type="float">
            <text:p>-17.3399653200686</text:p>
          </table:table-cell>
          <table:table-cell table:formula="of:=ABS([.E585]-[.B585])/0.0166667" office:value-type="float" office:value="474.119051761897" calcext:value-type="float">
            <text:p>474.119051761897</text:p>
          </table:table-cell>
          <table:table-cell table:formula="of:=([.F585]-[.C585])/0.0166667" office:value-type="float" office:value="6.15598768802477" calcext:value-type="float">
            <text:p>6.15598768802477</text:p>
          </table:table-cell>
          <table:table-cell table:formula="of:=DEGREES(ATAN(ABS([.F585]-[.C585])/ABS([.E585]-[.B585])))" office:value-type="float" office:value="0.743889732369265" calcext:value-type="float">
            <text:p>0.743889732369265</text:p>
          </table:table-cell>
          <table:table-cell table:formula="of:=SQRT(POWER([.H585];2)+POWER([.I585];2)+POWER([.J585];2))" office:value-type="float" office:value="474.4759697027" calcext:value-type="float">
            <text:p>474.4759697027</text:p>
          </table:table-cell>
        </table:table-row>
        <table:table-row table:style-name="ro1">
          <table:table-cell office:value-type="float" office:value="131.53" calcext:value-type="float">
            <text:p>131.53</text:p>
          </table:table-cell>
          <table:table-cell office:value-type="float" office:value="266.571" calcext:value-type="float">
            <text:p>266.571</text:p>
          </table:table-cell>
          <table:table-cell office:value-type="float" office:value="42.2161" calcext:value-type="float">
            <text:p>42.2161</text:p>
          </table:table-cell>
          <table:table-cell office:value-type="float" office:value="131.33" calcext:value-type="float">
            <text:p>131.33</text:p>
          </table:table-cell>
          <table:table-cell office:value-type="float" office:value="253.995" calcext:value-type="float">
            <text:p>253.995</text:p>
          </table:table-cell>
          <table:table-cell office:value-type="float" office:value="42.5982" calcext:value-type="float">
            <text:p>42.5982</text:p>
          </table:table-cell>
          <table:table-cell/>
          <table:table-cell table:formula="of:=([.D586]-[.A586])/0.0166667" office:value-type="float" office:value="-11.9999760000473" calcext:value-type="float">
            <text:p>-11.9999760000473</text:p>
          </table:table-cell>
          <table:table-cell table:formula="of:=ABS([.E586]-[.B586])/0.0166667" office:value-type="float" office:value="754.55849088302" calcext:value-type="float">
            <text:p>754.55849088302</text:p>
          </table:table-cell>
          <table:table-cell table:formula="of:=([.F586]-[.C586])/0.0166667" office:value-type="float" office:value="22.9259541480918" calcext:value-type="float">
            <text:p>22.9259541480918</text:p>
          </table:table-cell>
          <table:table-cell table:formula="of:=DEGREES(ATAN(ABS([.F586]-[.C586])/ABS([.E586]-[.B586])))" office:value-type="float" office:value="1.74029773992958" calcext:value-type="float">
            <text:p>1.74029773992958</text:p>
          </table:table-cell>
          <table:table-cell table:formula="of:=SQRT(POWER([.H586];2)+POWER([.I586];2)+POWER([.J586];2))" office:value-type="float" office:value="755.002062885435" calcext:value-type="float">
            <text:p>755.002062885435</text:p>
          </table:table-cell>
        </table:table-row>
        <table:table-row table:style-name="ro1">
          <table:table-cell office:value-type="float" office:value="130.797" calcext:value-type="float">
            <text:p>130.797</text:p>
          </table:table-cell>
          <table:table-cell office:value-type="float" office:value="266.677" calcext:value-type="float">
            <text:p>266.677</text:p>
          </table:table-cell>
          <table:table-cell office:value-type="float" office:value="42.4482" calcext:value-type="float">
            <text:p>42.4482</text:p>
          </table:table-cell>
          <table:table-cell office:value-type="float" office:value="130.014" calcext:value-type="float">
            <text:p>130.014</text:p>
          </table:table-cell>
          <table:table-cell office:value-type="float" office:value="253.11" calcext:value-type="float">
            <text:p>253.11</text:p>
          </table:table-cell>
          <table:table-cell office:value-type="float" office:value="42.7544" calcext:value-type="float">
            <text:p>42.7544</text:p>
          </table:table-cell>
          <table:table-cell/>
          <table:table-cell table:formula="of:=([.D587]-[.A587])/0.0166667" office:value-type="float" office:value="-46.9799060401872" calcext:value-type="float">
            <text:p>-46.9799060401872</text:p>
          </table:table-cell>
          <table:table-cell table:formula="of:=ABS([.E587]-[.B587])/0.0166667" office:value-type="float" office:value="814.018371963257" calcext:value-type="float">
            <text:p>814.018371963257</text:p>
          </table:table-cell>
          <table:table-cell table:formula="of:=([.F587]-[.C587])/0.0166667" office:value-type="float" office:value="18.3719632560733" calcext:value-type="float">
            <text:p>18.3719632560733</text:p>
          </table:table-cell>
          <table:table-cell table:formula="of:=DEGREES(ATAN(ABS([.F587]-[.C587])/ABS([.E587]-[.B587])))" office:value-type="float" office:value="1.29291587989431" calcext:value-type="float">
            <text:p>1.29291587989431</text:p>
          </table:table-cell>
          <table:table-cell table:formula="of:=SQRT(POWER([.H587];2)+POWER([.I587];2)+POWER([.J587];2))" office:value-type="float" office:value="815.57988603149" calcext:value-type="float">
            <text:p>815.57988603149</text:p>
          </table:table-cell>
        </table:table-row>
        <table:table-row table:style-name="ro1">
          <table:table-cell office:value-type="float" office:value="129.727" calcext:value-type="float">
            <text:p>129.727</text:p>
          </table:table-cell>
          <table:table-cell office:value-type="float" office:value="260.04" calcext:value-type="float">
            <text:p>260.04</text:p>
          </table:table-cell>
          <table:table-cell office:value-type="float" office:value="42.0857" calcext:value-type="float">
            <text:p>42.0857</text:p>
          </table:table-cell>
          <table:table-cell office:value-type="float" office:value="128.786" calcext:value-type="float">
            <text:p>128.786</text:p>
          </table:table-cell>
          <table:table-cell office:value-type="float" office:value="246.953" calcext:value-type="float">
            <text:p>246.953</text:p>
          </table:table-cell>
          <table:table-cell office:value-type="float" office:value="41.9122" calcext:value-type="float">
            <text:p>41.9122</text:p>
          </table:table-cell>
          <table:table-cell/>
          <table:table-cell table:formula="of:=([.D588]-[.A588])/0.0166667" office:value-type="float" office:value="-56.459887080226" calcext:value-type="float">
            <text:p>-56.459887080226</text:p>
          </table:table-cell>
          <table:table-cell table:formula="of:=ABS([.E588]-[.B588])/0.0166667" office:value-type="float" office:value="785.218429563142" calcext:value-type="float">
            <text:p>785.218429563142</text:p>
          </table:table-cell>
          <table:table-cell table:formula="of:=([.F588]-[.C588])/0.0166667" office:value-type="float" office:value="-10.4099791800419" calcext:value-type="float">
            <text:p>-10.4099791800419</text:p>
          </table:table-cell>
          <table:table-cell table:formula="of:=DEGREES(ATAN(ABS([.F588]-[.C588])/ABS([.E588]-[.B588])))" office:value-type="float" office:value="0.759550348382698" calcext:value-type="float">
            <text:p>0.759550348382698</text:p>
          </table:table-cell>
          <table:table-cell table:formula="of:=SQRT(POWER([.H588];2)+POWER([.I588];2)+POWER([.J588];2))" office:value-type="float" office:value="787.314466170442" calcext:value-type="float">
            <text:p>787.314466170442</text:p>
          </table:table-cell>
        </table:table-row>
        <table:table-row table:style-name="ro1">
          <table:table-cell office:value-type="float" office:value="130.671" calcext:value-type="float">
            <text:p>130.671</text:p>
          </table:table-cell>
          <table:table-cell office:value-type="float" office:value="259.848" calcext:value-type="float">
            <text:p>259.848</text:p>
          </table:table-cell>
          <table:table-cell office:value-type="float" office:value="42.1108" calcext:value-type="float">
            <text:p>42.1108</text:p>
          </table:table-cell>
          <table:table-cell office:value-type="float" office:value="130.164" calcext:value-type="float">
            <text:p>130.164</text:p>
          </table:table-cell>
          <table:table-cell office:value-type="float" office:value="246.703" calcext:value-type="float">
            <text:p>246.703</text:p>
          </table:table-cell>
          <table:table-cell office:value-type="float" office:value="41.9455" calcext:value-type="float">
            <text:p>41.9455</text:p>
          </table:table-cell>
          <table:table-cell/>
          <table:table-cell table:formula="of:=([.D589]-[.A589])/0.0166667" office:value-type="float" office:value="-30.419939160122" calcext:value-type="float">
            <text:p>-30.419939160122</text:p>
          </table:table-cell>
          <table:table-cell table:formula="of:=ABS([.E589]-[.B589])/0.0166667" office:value-type="float" office:value="788.698422603155" calcext:value-type="float">
            <text:p>788.698422603155</text:p>
          </table:table-cell>
          <table:table-cell table:formula="of:=([.F589]-[.C589])/0.0166667" office:value-type="float" office:value="-9.91798016403937" calcext:value-type="float">
            <text:p>-9.91798016403937</text:p>
          </table:table-cell>
          <table:table-cell table:formula="of:=DEGREES(ATAN(ABS([.F589]-[.C589])/ABS([.E589]-[.B589])))" office:value-type="float" office:value="0.720463535418658" calcext:value-type="float">
            <text:p>0.720463535418658</text:p>
          </table:table-cell>
          <table:table-cell table:formula="of:=SQRT(POWER([.H589];2)+POWER([.I589];2)+POWER([.J589];2))" office:value-type="float" office:value="789.347161169118" calcext:value-type="float">
            <text:p>789.347161169118</text:p>
          </table:table-cell>
        </table:table-row>
        <table:table-row table:style-name="ro1">
          <table:table-cell office:value-type="float" office:value="130.575" calcext:value-type="float">
            <text:p>130.575</text:p>
          </table:table-cell>
          <table:table-cell office:value-type="float" office:value="266.781" calcext:value-type="float">
            <text:p>266.781</text:p>
          </table:table-cell>
          <table:table-cell office:value-type="float" office:value="42.1885" calcext:value-type="float">
            <text:p>42.1885</text:p>
          </table:table-cell>
          <table:table-cell office:value-type="float" office:value="130.032" calcext:value-type="float">
            <text:p>130.032</text:p>
          </table:table-cell>
          <table:table-cell office:value-type="float" office:value="253.162" calcext:value-type="float">
            <text:p>253.162</text:p>
          </table:table-cell>
          <table:table-cell office:value-type="float" office:value="42.5082" calcext:value-type="float">
            <text:p>42.5082</text:p>
          </table:table-cell>
          <table:table-cell/>
          <table:table-cell table:formula="of:=([.D590]-[.A590])/0.0166667" office:value-type="float" office:value="-32.579934840129" calcext:value-type="float">
            <text:p>-32.579934840129</text:p>
          </table:table-cell>
          <table:table-cell table:formula="of:=ABS([.E590]-[.B590])/0.0166667" office:value-type="float" office:value="817.138365723269" calcext:value-type="float">
            <text:p>817.138365723269</text:p>
          </table:table-cell>
          <table:table-cell table:formula="of:=([.F590]-[.C590])/0.0166667" office:value-type="float" office:value="19.181961636077" calcext:value-type="float">
            <text:p>19.181961636077</text:p>
          </table:table-cell>
          <table:table-cell table:formula="of:=DEGREES(ATAN(ABS([.F590]-[.C590])/ABS([.E590]-[.B590])))" office:value-type="float" office:value="1.34474610327286" calcext:value-type="float">
            <text:p>1.34474610327286</text:p>
          </table:table-cell>
          <table:table-cell table:formula="of:=SQRT(POWER([.H590];2)+POWER([.I590];2)+POWER([.J590];2))" office:value-type="float" office:value="818.012535688353" calcext:value-type="float">
            <text:p>818.012535688353</text:p>
          </table:table-cell>
        </table:table-row>
        <table:table-row table:style-name="ro1">
          <table:table-cell office:value-type="float" office:value="130.139" calcext:value-type="float">
            <text:p>130.139</text:p>
          </table:table-cell>
          <table:table-cell office:value-type="float" office:value="263.358" calcext:value-type="float">
            <text:p>263.358</text:p>
          </table:table-cell>
          <table:table-cell office:value-type="float" office:value="42.2628" calcext:value-type="float">
            <text:p>42.2628</text:p>
          </table:table-cell>
          <table:table-cell office:value-type="float" office:value="130.439" calcext:value-type="float">
            <text:p>130.439</text:p>
          </table:table-cell>
          <table:table-cell office:value-type="float" office:value="250.85" calcext:value-type="float">
            <text:p>250.85</text:p>
          </table:table-cell>
          <table:table-cell office:value-type="float" office:value="42.6551" calcext:value-type="float">
            <text:p>42.6551</text:p>
          </table:table-cell>
          <table:table-cell/>
          <table:table-cell table:formula="of:=([.D591]-[.A591])/0.0166667" office:value-type="float" office:value="17.999964000071" calcext:value-type="float">
            <text:p>17.999964000071</text:p>
          </table:table-cell>
          <table:table-cell table:formula="of:=ABS([.E591]-[.B591])/0.0166667" office:value-type="float" office:value="750.478499043003" calcext:value-type="float">
            <text:p>750.478499043003</text:p>
          </table:table-cell>
          <table:table-cell table:formula="of:=([.F591]-[.C591])/0.0166667" office:value-type="float" office:value="23.5379529240941" calcext:value-type="float">
            <text:p>23.5379529240941</text:p>
          </table:table-cell>
          <table:table-cell table:formula="of:=DEGREES(ATAN(ABS([.F591]-[.C591])/ABS([.E591]-[.B591])))" office:value-type="float" office:value="1.796431757929" calcext:value-type="float">
            <text:p>1.796431757929</text:p>
          </table:table-cell>
          <table:table-cell table:formula="of:=SQRT(POWER([.H591];2)+POWER([.I591];2)+POWER([.J591];2))" office:value-type="float" office:value="751.063253965802" calcext:value-type="float">
            <text:p>751.063253965802</text:p>
          </table:table-cell>
        </table:table-row>
        <table:table-row table:style-name="ro1">
          <table:table-cell office:value-type="float" office:value="129.701" calcext:value-type="float">
            <text:p>129.701</text:p>
          </table:table-cell>
          <table:table-cell office:value-type="float" office:value="265.746" calcext:value-type="float">
            <text:p>265.746</text:p>
          </table:table-cell>
          <table:table-cell office:value-type="float" office:value="42.3629" calcext:value-type="float">
            <text:p>42.3629</text:p>
          </table:table-cell>
          <table:table-cell office:value-type="float" office:value="129.63" calcext:value-type="float">
            <text:p>129.63</text:p>
          </table:table-cell>
          <table:table-cell office:value-type="float" office:value="252.043" calcext:value-type="float">
            <text:p>252.043</text:p>
          </table:table-cell>
          <table:table-cell office:value-type="float" office:value="42.9347" calcext:value-type="float">
            <text:p>42.9347</text:p>
          </table:table-cell>
          <table:table-cell/>
          <table:table-cell table:formula="of:=([.D592]-[.A592])/0.0166667" office:value-type="float" office:value="-4.25999148001692" calcext:value-type="float">
            <text:p>-4.25999148001692</text:p>
          </table:table-cell>
          <table:table-cell table:formula="of:=ABS([.E592]-[.B592])/0.0166667" office:value-type="float" office:value="822.178355643287" calcext:value-type="float">
            <text:p>822.178355643287</text:p>
          </table:table-cell>
          <table:table-cell table:formula="of:=([.F592]-[.C592])/0.0166667" office:value-type="float" office:value="34.307931384137" calcext:value-type="float">
            <text:p>34.307931384137</text:p>
          </table:table-cell>
          <table:table-cell table:formula="of:=DEGREES(ATAN(ABS([.F592]-[.C592])/ABS([.E592]-[.B592])))" office:value-type="float" office:value="2.38945714778459" calcext:value-type="float">
            <text:p>2.38945714778459</text:p>
          </table:table-cell>
          <table:table-cell table:formula="of:=SQRT(POWER([.H592];2)+POWER([.I592];2)+POWER([.J592];2))" office:value-type="float" office:value="822.904873099903" calcext:value-type="float">
            <text:p>822.904873099903</text:p>
          </table:table-cell>
        </table:table-row>
        <table:table-row table:style-name="ro1">
          <table:table-cell office:value-type="float" office:value="129.719" calcext:value-type="float">
            <text:p>129.719</text:p>
          </table:table-cell>
          <table:table-cell office:value-type="float" office:value="265.799" calcext:value-type="float">
            <text:p>265.799</text:p>
          </table:table-cell>
          <table:table-cell office:value-type="float" office:value="42.1103" calcext:value-type="float">
            <text:p>42.1103</text:p>
          </table:table-cell>
          <table:table-cell office:value-type="float" office:value="129.816" calcext:value-type="float">
            <text:p>129.816</text:p>
          </table:table-cell>
          <table:table-cell office:value-type="float" office:value="253.25" calcext:value-type="float">
            <text:p>253.25</text:p>
          </table:table-cell>
          <table:table-cell office:value-type="float" office:value="42.2573" calcext:value-type="float">
            <text:p>42.2573</text:p>
          </table:table-cell>
          <table:table-cell/>
          <table:table-cell table:formula="of:=([.D593]-[.A593])/0.0166667" office:value-type="float" office:value="5.81998836002378" calcext:value-type="float">
            <text:p>5.81998836002378</text:p>
          </table:table-cell>
          <table:table-cell table:formula="of:=ABS([.E593]-[.B593])/0.0166667" office:value-type="float" office:value="752.938494123011" calcext:value-type="float">
            <text:p>752.938494123011</text:p>
          </table:table-cell>
          <table:table-cell table:formula="of:=([.F593]-[.C593])/0.0166667" office:value-type="float" office:value="8.81998236003519" calcext:value-type="float">
            <text:p>8.81998236003519</text:p>
          </table:table-cell>
          <table:table-cell table:formula="of:=DEGREES(ATAN(ABS([.F593]-[.C593])/ABS([.E593]-[.B593])))" office:value-type="float" office:value="0.671136694301879" calcext:value-type="float">
            <text:p>0.671136694301879</text:p>
          </table:table-cell>
          <table:table-cell table:formula="of:=SQRT(POWER([.H593];2)+POWER([.I593];2)+POWER([.J593];2))" office:value-type="float" office:value="753.012642845768" calcext:value-type="float">
            <text:p>753.012642845768</text:p>
          </table:table-cell>
        </table:table-row>
        <table:table-row table:style-name="ro1">
          <table:table-cell office:value-type="float" office:value="129.22" calcext:value-type="float">
            <text:p>129.22</text:p>
          </table:table-cell>
          <table:table-cell office:value-type="float" office:value="260.029" calcext:value-type="float">
            <text:p>260.029</text:p>
          </table:table-cell>
          <table:table-cell office:value-type="float" office:value="42.573" calcext:value-type="float">
            <text:p>42.573</text:p>
          </table:table-cell>
          <table:table-cell office:value-type="float" office:value="129.625" calcext:value-type="float">
            <text:p>129.625</text:p>
          </table:table-cell>
          <table:table-cell office:value-type="float" office:value="249.953" calcext:value-type="float">
            <text:p>249.953</text:p>
          </table:table-cell>
          <table:table-cell office:value-type="float" office:value="42.339" calcext:value-type="float">
            <text:p>42.339</text:p>
          </table:table-cell>
          <table:table-cell/>
          <table:table-cell table:formula="of:=([.D594]-[.A594])/0.0166667" office:value-type="float" office:value="24.2999514000973" calcext:value-type="float">
            <text:p>24.2999514000973</text:p>
          </table:table-cell>
          <table:table-cell table:formula="of:=ABS([.E594]-[.B594])/0.0166667" office:value-type="float" office:value="604.558790882418" calcext:value-type="float">
            <text:p>604.558790882418</text:p>
          </table:table-cell>
          <table:table-cell table:formula="of:=([.F594]-[.C594])/0.0166667" office:value-type="float" office:value="-14.0399719200563" calcext:value-type="float">
            <text:p>-14.0399719200563</text:p>
          </table:table-cell>
          <table:table-cell table:formula="of:=DEGREES(ATAN(ABS([.F594]-[.C594])/ABS([.E594]-[.B594])))" office:value-type="float" office:value="1.33036947967783" calcext:value-type="float">
            <text:p>1.33036947967783</text:p>
          </table:table-cell>
          <table:table-cell table:formula="of:=SQRT(POWER([.H594];2)+POWER([.I594];2)+POWER([.J594];2))" office:value-type="float" office:value="605.209831449204" calcext:value-type="float">
            <text:p>605.209831449204</text:p>
          </table:table-cell>
        </table:table-row>
        <table:table-row table:style-name="ro1">
          <table:table-cell office:value-type="float" office:value="117.707" calcext:value-type="float">
            <text:p>117.707</text:p>
          </table:table-cell>
          <table:table-cell office:value-type="float" office:value="258.548" calcext:value-type="float">
            <text:p>258.548</text:p>
          </table:table-cell>
          <table:table-cell office:value-type="float" office:value="41.9386" calcext:value-type="float">
            <text:p>41.9386</text:p>
          </table:table-cell>
          <table:table-cell office:value-type="float" office:value="118.686" calcext:value-type="float">
            <text:p>118.686</text:p>
          </table:table-cell>
          <table:table-cell office:value-type="float" office:value="245.117" calcext:value-type="float">
            <text:p>245.117</text:p>
          </table:table-cell>
          <table:table-cell office:value-type="float" office:value="42.2988" calcext:value-type="float">
            <text:p>42.2988</text:p>
          </table:table-cell>
          <table:table-cell/>
          <table:table-cell table:formula="of:=([.D595]-[.A595])/0.0166667" office:value-type="float" office:value="58.7398825202358" calcext:value-type="float">
            <text:p>58.7398825202358</text:p>
          </table:table-cell>
          <table:table-cell table:formula="of:=ABS([.E595]-[.B595])/0.0166667" office:value-type="float" office:value="805.858388283224" calcext:value-type="float">
            <text:p>805.858388283224</text:p>
          </table:table-cell>
          <table:table-cell table:formula="of:=([.F595]-[.C595])/0.0166667" office:value-type="float" office:value="21.6119567760864" calcext:value-type="float">
            <text:p>21.6119567760864</text:p>
          </table:table-cell>
          <table:table-cell table:formula="of:=DEGREES(ATAN(ABS([.F595]-[.C595])/ABS([.E595]-[.B595])))" office:value-type="float" office:value="1.53622173128699" calcext:value-type="float">
            <text:p>1.53622173128699</text:p>
          </table:table-cell>
          <table:table-cell table:formula="of:=SQRT(POWER([.H595];2)+POWER([.I595];2)+POWER([.J595];2))" office:value-type="float" office:value="808.285340978431" calcext:value-type="float">
            <text:p>808.285340978431</text:p>
          </table:table-cell>
        </table:table-row>
        <table:table-row table:style-name="ro1">
          <table:table-cell office:value-type="float" office:value="112.009" calcext:value-type="float">
            <text:p>112.009</text:p>
          </table:table-cell>
          <table:table-cell office:value-type="float" office:value="256.923" calcext:value-type="float">
            <text:p>256.923</text:p>
          </table:table-cell>
          <table:table-cell office:value-type="float" office:value="41.7729" calcext:value-type="float">
            <text:p>41.7729</text:p>
          </table:table-cell>
          <table:table-cell office:value-type="float" office:value="113.394" calcext:value-type="float">
            <text:p>113.394</text:p>
          </table:table-cell>
          <table:table-cell office:value-type="float" office:value="243.581" calcext:value-type="float">
            <text:p>243.581</text:p>
          </table:table-cell>
          <table:table-cell office:value-type="float" office:value="41.9017" calcext:value-type="float">
            <text:p>41.9017</text:p>
          </table:table-cell>
          <table:table-cell/>
          <table:table-cell table:formula="of:=([.D596]-[.A596])/0.0166667" office:value-type="float" office:value="83.0998338003327" calcext:value-type="float">
            <text:p>83.0998338003327</text:p>
          </table:table-cell>
          <table:table-cell table:formula="of:=ABS([.E596]-[.B596])/0.0166667" office:value-type="float" office:value="800.518398963203" calcext:value-type="float">
            <text:p>800.518398963203</text:p>
          </table:table-cell>
          <table:table-cell table:formula="of:=([.F596]-[.C596])/0.0166667" office:value-type="float" office:value="7.72798454403081" calcext:value-type="float">
            <text:p>7.72798454403081</text:p>
          </table:table-cell>
          <table:table-cell table:formula="of:=DEGREES(ATAN(ABS([.F596]-[.C596])/ABS([.E596]-[.B596])))" office:value-type="float" office:value="0.553100522057464" calcext:value-type="float">
            <text:p>0.553100522057464</text:p>
          </table:table-cell>
          <table:table-cell table:formula="of:=SQRT(POWER([.H596];2)+POWER([.I596];2)+POWER([.J596];2))" office:value-type="float" office:value="804.85713713762" calcext:value-type="float">
            <text:p>804.85713713762</text:p>
          </table:table-cell>
        </table:table-row>
        <table:table-row table:style-name="ro1">
          <table:table-cell office:value-type="float" office:value="104.502" calcext:value-type="float">
            <text:p>104.502</text:p>
          </table:table-cell>
          <table:table-cell office:value-type="float" office:value="259.742" calcext:value-type="float">
            <text:p>259.742</text:p>
          </table:table-cell>
          <table:table-cell office:value-type="float" office:value="41.8426" calcext:value-type="float">
            <text:p>41.8426</text:p>
          </table:table-cell>
          <table:table-cell office:value-type="float" office:value="105.127" calcext:value-type="float">
            <text:p>105.127</text:p>
          </table:table-cell>
          <table:table-cell office:value-type="float" office:value="248.55" calcext:value-type="float">
            <text:p>248.55</text:p>
          </table:table-cell>
          <table:table-cell office:value-type="float" office:value="41.3451" calcext:value-type="float">
            <text:p>41.3451</text:p>
          </table:table-cell>
          <table:table-cell/>
          <table:table-cell table:formula="of:=([.D597]-[.A597])/0.0166667" office:value-type="float" office:value="37.49992500015" calcext:value-type="float">
            <text:p>37.49992500015</text:p>
          </table:table-cell>
          <table:table-cell table:formula="of:=ABS([.E597]-[.B597])/0.0166667" office:value-type="float" office:value="671.518656962687" calcext:value-type="float">
            <text:p>671.518656962687</text:p>
          </table:table-cell>
          <table:table-cell table:formula="of:=([.F597]-[.C597])/0.0166667" office:value-type="float" office:value="-29.8499403001191" calcext:value-type="float">
            <text:p>-29.8499403001191</text:p>
          </table:table-cell>
          <table:table-cell table:formula="of:=DEGREES(ATAN(ABS([.F597]-[.C597])/ABS([.E597]-[.B597])))" office:value-type="float" office:value="2.54520176649511" calcext:value-type="float">
            <text:p>2.54520176649511</text:p>
          </table:table-cell>
          <table:table-cell table:formula="of:=SQRT(POWER([.H597];2)+POWER([.I597];2)+POWER([.J597];2))" office:value-type="float" office:value="673.226982495434" calcext:value-type="float">
            <text:p>673.226982495434</text:p>
          </table:table-cell>
        </table:table-row>
        <table:table-row table:style-name="ro1">
          <table:table-cell office:value-type="float" office:value="104.723" calcext:value-type="float">
            <text:p>104.723</text:p>
          </table:table-cell>
          <table:table-cell office:value-type="float" office:value="256.234" calcext:value-type="float">
            <text:p>256.234</text:p>
          </table:table-cell>
          <table:table-cell office:value-type="float" office:value="42.1849" calcext:value-type="float">
            <text:p>42.1849</text:p>
          </table:table-cell>
          <table:table-cell office:value-type="float" office:value="105.474" calcext:value-type="float">
            <text:p>105.474</text:p>
          </table:table-cell>
          <table:table-cell office:value-type="float" office:value="244.05" calcext:value-type="float">
            <text:p>244.05</text:p>
          </table:table-cell>
          <table:table-cell office:value-type="float" office:value="42.116" calcext:value-type="float">
            <text:p>42.116</text:p>
          </table:table-cell>
          <table:table-cell/>
          <table:table-cell table:formula="of:=([.D598]-[.A598])/0.0166667" office:value-type="float" office:value="45.0599098801805" calcext:value-type="float">
            <text:p>45.0599098801805</text:p>
          </table:table-cell>
          <table:table-cell table:formula="of:=ABS([.E598]-[.B598])/0.0166667" office:value-type="float" office:value="731.038537922922" calcext:value-type="float">
            <text:p>731.038537922922</text:p>
          </table:table-cell>
          <table:table-cell table:formula="of:=([.F598]-[.C598])/0.0166667" office:value-type="float" office:value="-4.13399173201649" calcext:value-type="float">
            <text:p>-4.13399173201649</text:p>
          </table:table-cell>
          <table:table-cell table:formula="of:=DEGREES(ATAN(ABS([.F598]-[.C598])/ABS([.E598]-[.B598])))" office:value-type="float" office:value="0.324001734152703" calcext:value-type="float">
            <text:p>0.324001734152703</text:p>
          </table:table-cell>
          <table:table-cell table:formula="of:=SQRT(POWER([.H598];2)+POWER([.I598];2)+POWER([.J598];2))" office:value-type="float" office:value="732.437594129721" calcext:value-type="float">
            <text:p>732.437594129721</text:p>
          </table:table-cell>
        </table:table-row>
        <table:table-row table:style-name="ro1">
          <table:table-cell office:value-type="float" office:value="106.011" calcext:value-type="float">
            <text:p>106.011</text:p>
          </table:table-cell>
          <table:table-cell office:value-type="float" office:value="254.019" calcext:value-type="float">
            <text:p>254.019</text:p>
          </table:table-cell>
          <table:table-cell office:value-type="float" office:value="41.5914" calcext:value-type="float">
            <text:p>41.5914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240.877" calcext:value-type="float">
            <text:p>240.877</text:p>
          </table:table-cell>
          <table:table-cell office:value-type="float" office:value="41.4895" calcext:value-type="float">
            <text:p>41.4895</text:p>
          </table:table-cell>
          <table:table-cell/>
          <table:table-cell table:formula="of:=([.D599]-[.A599])/0.0166667" office:value-type="float" office:value="65.6998686002627" calcext:value-type="float">
            <text:p>65.6998686002627</text:p>
          </table:table-cell>
          <table:table-cell table:formula="of:=ABS([.E599]-[.B599])/0.0166667" office:value-type="float" office:value="788.518422963154" calcext:value-type="float">
            <text:p>788.518422963154</text:p>
          </table:table-cell>
          <table:table-cell table:formula="of:=([.F599]-[.C599])/0.0166667" office:value-type="float" office:value="-6.11398777202449" calcext:value-type="float">
            <text:p>-6.11398777202449</text:p>
          </table:table-cell>
          <table:table-cell table:formula="of:=DEGREES(ATAN(ABS([.F599]-[.C599])/ABS([.E599]-[.B599])))" office:value-type="float" office:value="0.444249195900483" calcext:value-type="float">
            <text:p>0.444249195900483</text:p>
          </table:table-cell>
          <table:table-cell table:formula="of:=SQRT(POWER([.H599];2)+POWER([.I599];2)+POWER([.J599];2))" office:value-type="float" office:value="791.274387891373" calcext:value-type="float">
            <text:p>791.274387891373</text:p>
          </table:table-cell>
        </table:table-row>
        <table:table-row table:style-name="ro1">
          <table:table-cell office:value-type="float" office:value="104.998" calcext:value-type="float">
            <text:p>104.998</text:p>
          </table:table-cell>
          <table:table-cell office:value-type="float" office:value="263.213" calcext:value-type="float">
            <text:p>263.213</text:p>
          </table:table-cell>
          <table:table-cell office:value-type="float" office:value="41.7472" calcext:value-type="float">
            <text:p>41.7472</text:p>
          </table:table-cell>
          <table:table-cell office:value-type="float" office:value="105.981" calcext:value-type="float">
            <text:p>105.981</text:p>
          </table:table-cell>
          <table:table-cell office:value-type="float" office:value="250.612" calcext:value-type="float">
            <text:p>250.612</text:p>
          </table:table-cell>
          <table:table-cell office:value-type="float" office:value="41.9312" calcext:value-type="float">
            <text:p>41.9312</text:p>
          </table:table-cell>
          <table:table-cell/>
          <table:table-cell table:formula="of:=([.D600]-[.A600])/0.0166667" office:value-type="float" office:value="58.9798820402353" calcext:value-type="float">
            <text:p>58.9798820402353</text:p>
          </table:table-cell>
          <table:table-cell table:formula="of:=ABS([.E600]-[.B600])/0.0166667" office:value-type="float" office:value="756.058487883026" calcext:value-type="float">
            <text:p>756.058487883026</text:p>
          </table:table-cell>
          <table:table-cell table:formula="of:=([.F600]-[.C600])/0.0166667" office:value-type="float" office:value="11.039977920044" calcext:value-type="float">
            <text:p>11.039977920044</text:p>
          </table:table-cell>
          <table:table-cell table:formula="of:=DEGREES(ATAN(ABS([.F600]-[.C600])/ABS([.E600]-[.B600])))" office:value-type="float" office:value="0.836574418305713" calcext:value-type="float">
            <text:p>0.836574418305713</text:p>
          </table:table-cell>
          <table:table-cell table:formula="of:=SQRT(POWER([.H600];2)+POWER([.I600];2)+POWER([.J600];2))" office:value-type="float" office:value="758.435854042992" calcext:value-type="float">
            <text:p>758.435854042992</text:p>
          </table:table-cell>
        </table:table-row>
        <table:table-row table:style-name="ro1">
          <table:table-cell office:value-type="float" office:value="103.939" calcext:value-type="float">
            <text:p>103.939</text:p>
          </table:table-cell>
          <table:table-cell office:value-type="float" office:value="258.631" calcext:value-type="float">
            <text:p>258.631</text:p>
          </table:table-cell>
          <table:table-cell office:value-type="float" office:value="41.7913" calcext:value-type="float">
            <text:p>41.7913</text:p>
          </table:table-cell>
          <table:table-cell office:value-type="float" office:value="105.104" calcext:value-type="float">
            <text:p>105.104</text:p>
          </table:table-cell>
          <table:table-cell office:value-type="float" office:value="245.221" calcext:value-type="float">
            <text:p>245.221</text:p>
          </table:table-cell>
          <table:table-cell office:value-type="float" office:value="41.6836" calcext:value-type="float">
            <text:p>41.6836</text:p>
          </table:table-cell>
          <table:table-cell/>
          <table:table-cell table:formula="of:=([.D601]-[.A601])/0.0166667" office:value-type="float" office:value="69.89986020028" calcext:value-type="float">
            <text:p>69.89986020028</text:p>
          </table:table-cell>
          <table:table-cell table:formula="of:=ABS([.E601]-[.B601])/0.0166667" office:value-type="float" office:value="804.598390803217" calcext:value-type="float">
            <text:p>804.598390803217</text:p>
          </table:table-cell>
          <table:table-cell table:formula="of:=([.F601]-[.C601])/0.0166667" office:value-type="float" office:value="-6.46198707602592" calcext:value-type="float">
            <text:p>-6.46198707602592</text:p>
          </table:table-cell>
          <table:table-cell table:formula="of:=DEGREES(ATAN(ABS([.F601]-[.C601])/ABS([.E601]-[.B601])))" office:value-type="float" office:value="0.460150841396925" calcext:value-type="float">
            <text:p>0.460150841396925</text:p>
          </table:table-cell>
          <table:table-cell table:formula="of:=SQRT(POWER([.H601];2)+POWER([.I601];2)+POWER([.J601];2))" office:value-type="float" office:value="807.65482615788" calcext:value-type="float">
            <text:p>807.65482615788</text:p>
          </table:table-cell>
        </table:table-row>
        <table:table-row table:style-name="ro1">
          <table:table-cell office:value-type="float" office:value="94.817" calcext:value-type="float">
            <text:p>94.817</text:p>
          </table:table-cell>
          <table:table-cell office:value-type="float" office:value="264.742" calcext:value-type="float">
            <text:p>264.742</text:p>
          </table:table-cell>
          <table:table-cell office:value-type="float" office:value="41.5784" calcext:value-type="float">
            <text:p>41.5784</text:p>
          </table:table-cell>
          <table:table-cell office:value-type="float" office:value="95.538" calcext:value-type="float">
            <text:p>95.538</text:p>
          </table:table-cell>
          <table:table-cell office:value-type="float" office:value="250.848" calcext:value-type="float">
            <text:p>250.848</text:p>
          </table:table-cell>
          <table:table-cell office:value-type="float" office:value="41.9765" calcext:value-type="float">
            <text:p>41.9765</text:p>
          </table:table-cell>
          <table:table-cell/>
          <table:table-cell table:formula="of:=([.D602]-[.A602])/0.0166667" office:value-type="float" office:value="43.2599134801733" calcext:value-type="float">
            <text:p>43.2599134801733</text:p>
          </table:table-cell>
          <table:table-cell table:formula="of:=ABS([.E602]-[.B602])/0.0166667" office:value-type="float" office:value="833.638332723335" calcext:value-type="float">
            <text:p>833.638332723335</text:p>
          </table:table-cell>
          <table:table-cell table:formula="of:=([.F602]-[.C602])/0.0166667" office:value-type="float" office:value="23.8859522280955" calcext:value-type="float">
            <text:p>23.8859522280955</text:p>
          </table:table-cell>
          <table:table-cell table:formula="of:=DEGREES(ATAN(ABS([.F602]-[.C602])/ABS([.E602]-[.B602])))" office:value-type="float" office:value="1.6412272134327" calcext:value-type="float">
            <text:p>1.6412272134327</text:p>
          </table:table-cell>
          <table:table-cell table:formula="of:=SQRT(POWER([.H602];2)+POWER([.I602];2)+POWER([.J602];2))" office:value-type="float" office:value="835.101687588941" calcext:value-type="float">
            <text:p>835.101687588941</text:p>
          </table:table-cell>
        </table:table-row>
        <table:table-row table:style-name="ro1">
          <table:table-cell office:value-type="float" office:value="93.3543" calcext:value-type="float">
            <text:p>93.3543</text:p>
          </table:table-cell>
          <table:table-cell office:value-type="float" office:value="259.931" calcext:value-type="float">
            <text:p>259.931</text:p>
          </table:table-cell>
          <table:table-cell office:value-type="float" office:value="42.1445" calcext:value-type="float">
            <text:p>42.1445</text:p>
          </table:table-cell>
          <table:table-cell office:value-type="float" office:value="94.2366" calcext:value-type="float">
            <text:p>94.2366</text:p>
          </table:table-cell>
          <table:table-cell office:value-type="float" office:value="248.619" calcext:value-type="float">
            <text:p>248.619</text:p>
          </table:table-cell>
          <table:table-cell office:value-type="float" office:value="41.8945" calcext:value-type="float">
            <text:p>41.8945</text:p>
          </table:table-cell>
          <table:table-cell/>
          <table:table-cell table:formula="of:=([.D603]-[.A603])/0.0166667" office:value-type="float" office:value="52.9378941242118" calcext:value-type="float">
            <text:p>52.9378941242118</text:p>
          </table:table-cell>
          <table:table-cell table:formula="of:=ABS([.E603]-[.B603])/0.0166667" office:value-type="float" office:value="678.718642562714" calcext:value-type="float">
            <text:p>678.718642562714</text:p>
          </table:table-cell>
          <table:table-cell table:formula="of:=([.F603]-[.C603])/0.0166667" office:value-type="float" office:value="-14.99997000006" calcext:value-type="float">
            <text:p>-14.99997000006</text:p>
          </table:table-cell>
          <table:table-cell table:formula="of:=DEGREES(ATAN(ABS([.F603]-[.C603])/ABS([.E603]-[.B603])))" office:value-type="float" office:value="1.26605494041199" calcext:value-type="float">
            <text:p>1.26605494041199</text:p>
          </table:table-cell>
          <table:table-cell table:formula="of:=SQRT(POWER([.H603];2)+POWER([.I603];2)+POWER([.J603];2))" office:value-type="float" office:value="680.945236782285" calcext:value-type="float">
            <text:p>680.945236782285</text:p>
          </table:table-cell>
        </table:table-row>
        <table:table-row table:style-name="ro1">
          <table:table-cell office:value-type="float" office:value="92.7069" calcext:value-type="float">
            <text:p>92.7069</text:p>
          </table:table-cell>
          <table:table-cell office:value-type="float" office:value="267.013" calcext:value-type="float">
            <text:p>267.013</text:p>
          </table:table-cell>
          <table:table-cell office:value-type="float" office:value="42.2004" calcext:value-type="float">
            <text:p>42.2004</text:p>
          </table:table-cell>
          <table:table-cell office:value-type="float" office:value="93.9719" calcext:value-type="float">
            <text:p>93.9719</text:p>
          </table:table-cell>
          <table:table-cell office:value-type="float" office:value="252.978" calcext:value-type="float">
            <text:p>252.978</text:p>
          </table:table-cell>
          <table:table-cell office:value-type="float" office:value="42.5794" calcext:value-type="float">
            <text:p>42.5794</text:p>
          </table:table-cell>
          <table:table-cell/>
          <table:table-cell table:formula="of:=([.D604]-[.A604])/0.0166667" office:value-type="float" office:value="75.8998482003036" calcext:value-type="float">
            <text:p>75.8998482003036</text:p>
          </table:table-cell>
          <table:table-cell table:formula="of:=ABS([.E604]-[.B604])/0.0166667" office:value-type="float" office:value="842.098315803367" calcext:value-type="float">
            <text:p>842.098315803367</text:p>
          </table:table-cell>
          <table:table-cell table:formula="of:=([.F604]-[.C604])/0.0166667" office:value-type="float" office:value="22.7399545200908" calcext:value-type="float">
            <text:p>22.7399545200908</text:p>
          </table:table-cell>
          <table:table-cell table:formula="of:=DEGREES(ATAN(ABS([.F604]-[.C604])/ABS([.E604]-[.B604])))" office:value-type="float" office:value="1.5468346592376" calcext:value-type="float">
            <text:p>1.5468346592376</text:p>
          </table:table-cell>
          <table:table-cell table:formula="of:=SQRT(POWER([.H604];2)+POWER([.I604];2)+POWER([.J604];2))" office:value-type="float" office:value="845.817631624732" calcext:value-type="float">
            <text:p>845.817631624732</text:p>
          </table:table-cell>
        </table:table-row>
        <table:table-row table:style-name="ro1">
          <table:table-cell office:value-type="float" office:value="91.9209" calcext:value-type="float">
            <text:p>91.9209</text:p>
          </table:table-cell>
          <table:table-cell office:value-type="float" office:value="265.868" calcext:value-type="float">
            <text:p>265.868</text:p>
          </table:table-cell>
          <table:table-cell office:value-type="float" office:value="41.9056" calcext:value-type="float">
            <text:p>41.9056</text:p>
          </table:table-cell>
          <table:table-cell office:value-type="float" office:value="93.2702" calcext:value-type="float">
            <text:p>93.2702</text:p>
          </table:table-cell>
          <table:table-cell office:value-type="float" office:value="253.095" calcext:value-type="float">
            <text:p>253.095</text:p>
          </table:table-cell>
          <table:table-cell office:value-type="float" office:value="41.8525" calcext:value-type="float">
            <text:p>41.8525</text:p>
          </table:table-cell>
          <table:table-cell/>
          <table:table-cell table:formula="of:=([.D605]-[.A605])/0.0166667" office:value-type="float" office:value="80.9578380843238" calcext:value-type="float">
            <text:p>80.9578380843238</text:p>
          </table:table-cell>
          <table:table-cell table:formula="of:=ABS([.E605]-[.B605])/0.0166667" office:value-type="float" office:value="766.378467243065" calcext:value-type="float">
            <text:p>766.378467243065</text:p>
          </table:table-cell>
          <table:table-cell table:formula="of:=([.F605]-[.C605])/0.0166667" office:value-type="float" office:value="-3.18599362801278" calcext:value-type="float">
            <text:p>-3.18599362801278</text:p>
          </table:table-cell>
          <table:table-cell table:formula="of:=DEGREES(ATAN(ABS([.F605]-[.C605])/ABS([.E605]-[.B605])))" office:value-type="float" office:value="0.238189021034078" calcext:value-type="float">
            <text:p>0.238189021034078</text:p>
          </table:table-cell>
          <table:table-cell table:formula="of:=SQRT(POWER([.H605];2)+POWER([.I605];2)+POWER([.J605];2))" office:value-type="float" office:value="770.6492568974" calcext:value-type="float">
            <text:p>770.6492568974</text:p>
          </table:table-cell>
        </table:table-row>
        <table:table-row table:style-name="ro1">
          <table:table-cell office:value-type="float" office:value="88.9291" calcext:value-type="float">
            <text:p>88.9291</text:p>
          </table:table-cell>
          <table:table-cell office:value-type="float" office:value="264.671" calcext:value-type="float">
            <text:p>264.671</text:p>
          </table:table-cell>
          <table:table-cell office:value-type="float" office:value="41.6406" calcext:value-type="float">
            <text:p>41.6406</text:p>
          </table:table-cell>
          <table:table-cell office:value-type="float" office:value="89.9282" calcext:value-type="float">
            <text:p>89.9282</text:p>
          </table:table-cell>
          <table:table-cell office:value-type="float" office:value="253.094" calcext:value-type="float">
            <text:p>253.094</text:p>
          </table:table-cell>
          <table:table-cell office:value-type="float" office:value="41.4051" calcext:value-type="float">
            <text:p>41.4051</text:p>
          </table:table-cell>
          <table:table-cell/>
          <table:table-cell table:formula="of:=([.D606]-[.A606])/0.0166667" office:value-type="float" office:value="59.9458801082397" calcext:value-type="float">
            <text:p>59.9458801082397</text:p>
          </table:table-cell>
          <table:table-cell table:formula="of:=ABS([.E606]-[.B606])/0.0166667" office:value-type="float" office:value="694.618610762778" calcext:value-type="float">
            <text:p>694.618610762778</text:p>
          </table:table-cell>
          <table:table-cell table:formula="of:=([.F606]-[.C606])/0.0166667" office:value-type="float" office:value="-14.1299717400566" calcext:value-type="float">
            <text:p>-14.1299717400566</text:p>
          </table:table-cell>
          <table:table-cell table:formula="of:=DEGREES(ATAN(ABS([.F606]-[.C606])/ABS([.E606]-[.B606])))" office:value-type="float" office:value="1.16535331989413" calcext:value-type="float">
            <text:p>1.16535331989413</text:p>
          </table:table-cell>
          <table:table-cell table:formula="of:=SQRT(POWER([.H606];2)+POWER([.I606];2)+POWER([.J606];2))" office:value-type="float" office:value="697.343659225018" calcext:value-type="float">
            <text:p>697.343659225018</text:p>
          </table:table-cell>
        </table:table-row>
        <table:table-row table:style-name="ro1">
          <table:table-cell office:value-type="float" office:value="84.6197" calcext:value-type="float">
            <text:p>84.6197</text:p>
          </table:table-cell>
          <table:table-cell office:value-type="float" office:value="259.763" calcext:value-type="float">
            <text:p>259.763</text:p>
          </table:table-cell>
          <table:table-cell office:value-type="float" office:value="41.5245" calcext:value-type="float">
            <text:p>41.5245</text:p>
          </table:table-cell>
          <table:table-cell office:value-type="float" office:value="85.6366" calcext:value-type="float">
            <text:p>85.6366</text:p>
          </table:table-cell>
          <table:table-cell office:value-type="float" office:value="246.091" calcext:value-type="float">
            <text:p>246.091</text:p>
          </table:table-cell>
          <table:table-cell office:value-type="float" office:value="41.6968" calcext:value-type="float">
            <text:p>41.6968</text:p>
          </table:table-cell>
          <table:table-cell/>
          <table:table-cell table:formula="of:=([.D607]-[.A607])/0.0166667" office:value-type="float" office:value="61.0138779722445" calcext:value-type="float">
            <text:p>61.0138779722445</text:p>
          </table:table-cell>
          <table:table-cell table:formula="of:=ABS([.E607]-[.B607])/0.0166667" office:value-type="float" office:value="820.318359363279" calcext:value-type="float">
            <text:p>820.318359363279</text:p>
          </table:table-cell>
          <table:table-cell table:formula="of:=([.F607]-[.C607])/0.0166667" office:value-type="float" office:value="10.3379793240413" calcext:value-type="float">
            <text:p>10.3379793240413</text:p>
          </table:table-cell>
          <table:table-cell table:formula="of:=DEGREES(ATAN(ABS([.F607]-[.C607])/ABS([.E607]-[.B607])))" office:value-type="float" office:value="0.722026055542343" calcext:value-type="float">
            <text:p>0.722026055542343</text:p>
          </table:table-cell>
          <table:table-cell table:formula="of:=SQRT(POWER([.H607];2)+POWER([.I607];2)+POWER([.J607];2))" office:value-type="float" office:value="822.649243499427" calcext:value-type="float">
            <text:p>822.649243499427</text:p>
          </table:table-cell>
        </table:table-row>
        <table:table-row table:style-name="ro1">
          <table:table-cell office:value-type="float" office:value="82.0504" calcext:value-type="float">
            <text:p>82.0504</text:p>
          </table:table-cell>
          <table:table-cell office:value-type="float" office:value="264.198" calcext:value-type="float">
            <text:p>264.198</text:p>
          </table:table-cell>
          <table:table-cell office:value-type="float" office:value="42.5091" calcext:value-type="float">
            <text:p>42.5091</text:p>
          </table:table-cell>
          <table:table-cell office:value-type="float" office:value="83.6286" calcext:value-type="float">
            <text:p>83.6286</text:p>
          </table:table-cell>
          <table:table-cell office:value-type="float" office:value="250.293" calcext:value-type="float">
            <text:p>250.293</text:p>
          </table:table-cell>
          <table:table-cell office:value-type="float" office:value="42.6462" calcext:value-type="float">
            <text:p>42.6462</text:p>
          </table:table-cell>
          <table:table-cell/>
          <table:table-cell table:formula="of:=([.D608]-[.A608])/0.0166667" office:value-type="float" office:value="94.6918106163793" calcext:value-type="float">
            <text:p>94.6918106163793</text:p>
          </table:table-cell>
          <table:table-cell table:formula="of:=ABS([.E608]-[.B608])/0.0166667" office:value-type="float" office:value="834.298331403336" calcext:value-type="float">
            <text:p>834.298331403336</text:p>
          </table:table-cell>
          <table:table-cell table:formula="of:=([.F608]-[.C608])/0.0166667" office:value-type="float" office:value="8.22598354803313" calcext:value-type="float">
            <text:p>8.22598354803313</text:p>
          </table:table-cell>
          <table:table-cell table:formula="of:=DEGREES(ATAN(ABS([.F608]-[.C608])/ABS([.E608]-[.B608])))" office:value-type="float" office:value="0.564904483054954" calcext:value-type="float">
            <text:p>0.564904483054954</text:p>
          </table:table-cell>
          <table:table-cell table:formula="of:=SQRT(POWER([.H608];2)+POWER([.I608];2)+POWER([.J608];2))" office:value-type="float" office:value="839.695130142798" calcext:value-type="float">
            <text:p>839.695130142798</text:p>
          </table:table-cell>
        </table:table-row>
        <table:table-row table:style-name="ro1">
          <table:table-cell office:value-type="float" office:value="80.9008" calcext:value-type="float">
            <text:p>80.9008</text:p>
          </table:table-cell>
          <table:table-cell office:value-type="float" office:value="267.812" calcext:value-type="float">
            <text:p>267.812</text:p>
          </table:table-cell>
          <table:table-cell office:value-type="float" office:value="42.1736" calcext:value-type="float">
            <text:p>42.1736</text:p>
          </table:table-cell>
          <table:table-cell office:value-type="float" office:value="81.8598" calcext:value-type="float">
            <text:p>81.8598</text:p>
          </table:table-cell>
          <table:table-cell office:value-type="float" office:value="255.936" calcext:value-type="float">
            <text:p>255.936</text:p>
          </table:table-cell>
          <table:table-cell office:value-type="float" office:value="42.4287" calcext:value-type="float">
            <text:p>42.4287</text:p>
          </table:table-cell>
          <table:table-cell/>
          <table:table-cell table:formula="of:=([.D609]-[.A609])/0.0166667" office:value-type="float" office:value="57.5398849202304" calcext:value-type="float">
            <text:p>57.5398849202304</text:p>
          </table:table-cell>
          <table:table-cell table:formula="of:=ABS([.E609]-[.B609])/0.0166667" office:value-type="float" office:value="712.558574882851" calcext:value-type="float">
            <text:p>712.558574882851</text:p>
          </table:table-cell>
          <table:table-cell table:formula="of:=([.F609]-[.C609])/0.0166667" office:value-type="float" office:value="15.3059693880612" calcext:value-type="float">
            <text:p>15.3059693880612</text:p>
          </table:table-cell>
          <table:table-cell table:formula="of:=DEGREES(ATAN(ABS([.F609]-[.C609])/ABS([.E609]-[.B609])))" office:value-type="float" office:value="1.2305410909621" calcext:value-type="float">
            <text:p>1.2305410909621</text:p>
          </table:table-cell>
          <table:table-cell table:formula="of:=SQRT(POWER([.H609];2)+POWER([.I609];2)+POWER([.J609];2))" office:value-type="float" office:value="715.041840520274" calcext:value-type="float">
            <text:p>715.041840520274</text:p>
          </table:table-cell>
        </table:table-row>
        <table:table-row table:style-name="ro1">
          <table:table-cell office:value-type="float" office:value="79.5354" calcext:value-type="float">
            <text:p>79.5354</text:p>
          </table:table-cell>
          <table:table-cell office:value-type="float" office:value="260.444" calcext:value-type="float">
            <text:p>260.444</text:p>
          </table:table-cell>
          <table:table-cell office:value-type="float" office:value="42.422" calcext:value-type="float">
            <text:p>42.422</text:p>
          </table:table-cell>
          <table:table-cell office:value-type="float" office:value="80.6779" calcext:value-type="float">
            <text:p>80.6779</text:p>
          </table:table-cell>
          <table:table-cell office:value-type="float" office:value="245.501" calcext:value-type="float">
            <text:p>245.501</text:p>
          </table:table-cell>
          <table:table-cell office:value-type="float" office:value="43.0126" calcext:value-type="float">
            <text:p>43.0126</text:p>
          </table:table-cell>
          <table:table-cell/>
          <table:table-cell table:formula="of:=([.D610]-[.A610])/0.0166667" office:value-type="float" office:value="68.5498629002741" calcext:value-type="float">
            <text:p>68.5498629002741</text:p>
          </table:table-cell>
          <table:table-cell table:formula="of:=ABS([.E610]-[.B610])/0.0166667" office:value-type="float" office:value="896.578206843587" calcext:value-type="float">
            <text:p>896.578206843587</text:p>
          </table:table-cell>
          <table:table-cell table:formula="of:=([.F610]-[.C610])/0.0166667" office:value-type="float" office:value="35.4359291281419" calcext:value-type="float">
            <text:p>35.4359291281419</text:p>
          </table:table-cell>
          <table:table-cell table:formula="of:=DEGREES(ATAN(ABS([.F610]-[.C610])/ABS([.E610]-[.B610])))" office:value-type="float" office:value="2.26335299927602" calcext:value-type="float">
            <text:p>2.26335299927602</text:p>
          </table:table-cell>
          <table:table-cell table:formula="of:=SQRT(POWER([.H610];2)+POWER([.I610];2)+POWER([.J610];2))" office:value-type="float" office:value="899.892921276572" calcext:value-type="float">
            <text:p>899.892921276572</text:p>
          </table:table-cell>
        </table:table-row>
        <table:table-row table:style-name="ro1">
          <table:table-cell office:value-type="float" office:value="79.2515" calcext:value-type="float">
            <text:p>79.2515</text:p>
          </table:table-cell>
          <table:table-cell office:value-type="float" office:value="258.074" calcext:value-type="float">
            <text:p>258.074</text:p>
          </table:table-cell>
          <table:table-cell office:value-type="float" office:value="42.3357" calcext:value-type="float">
            <text:p>42.3357</text:p>
          </table:table-cell>
          <table:table-cell office:value-type="float" office:value="80.4687" calcext:value-type="float">
            <text:p>80.4687</text:p>
          </table:table-cell>
          <table:table-cell office:value-type="float" office:value="246.713" calcext:value-type="float">
            <text:p>246.713</text:p>
          </table:table-cell>
          <table:table-cell office:value-type="float" office:value="42.3398" calcext:value-type="float">
            <text:p>42.3398</text:p>
          </table:table-cell>
          <table:table-cell/>
          <table:table-cell table:formula="of:=([.D611]-[.A611])/0.0166667" office:value-type="float" office:value="73.0318539362925" calcext:value-type="float">
            <text:p>73.0318539362925</text:p>
          </table:table-cell>
          <table:table-cell table:formula="of:=ABS([.E611]-[.B611])/0.0166667" office:value-type="float" office:value="681.658636682728" calcext:value-type="float">
            <text:p>681.658636682728</text:p>
          </table:table-cell>
          <table:table-cell table:formula="of:=([.F611]-[.C611])/0.0166667" office:value-type="float" office:value="0.245999508000624" calcext:value-type="float">
            <text:p>0.245999508000624</text:p>
          </table:table-cell>
          <table:table-cell table:formula="of:=DEGREES(ATAN(ABS([.F611]-[.C611])/ABS([.E611]-[.B611])))" office:value-type="float" office:value="0.0206771134411743" calcext:value-type="float">
            <text:p>0.020677113441174</text:p>
          </table:table-cell>
          <table:table-cell table:formula="of:=SQRT(POWER([.H611];2)+POWER([.I611];2)+POWER([.J611];2))" office:value-type="float" office:value="685.559777969278" calcext:value-type="float">
            <text:p>685.559777969278</text:p>
          </table:table-cell>
        </table:table-row>
        <table:table-row table:style-name="ro1">
          <table:table-cell office:value-type="float" office:value="77.4421" calcext:value-type="float">
            <text:p>77.4421</text:p>
          </table:table-cell>
          <table:table-cell office:value-type="float" office:value="267.528" calcext:value-type="float">
            <text:p>267.528</text:p>
          </table:table-cell>
          <table:table-cell office:value-type="float" office:value="42.2511" calcext:value-type="float">
            <text:p>42.2511</text:p>
          </table:table-cell>
          <table:table-cell office:value-type="float" office:value="78.71" calcext:value-type="float">
            <text:p>78.71</text:p>
          </table:table-cell>
          <table:table-cell office:value-type="float" office:value="254.498" calcext:value-type="float">
            <text:p>254.498</text:p>
          </table:table-cell>
          <table:table-cell office:value-type="float" office:value="42.4587" calcext:value-type="float">
            <text:p>42.4587</text:p>
          </table:table-cell>
          <table:table-cell/>
          <table:table-cell table:formula="of:=([.D612]-[.A612])/0.0166667" office:value-type="float" office:value="76.0738478523041" calcext:value-type="float">
            <text:p>76.0738478523041</text:p>
          </table:table-cell>
          <table:table-cell table:formula="of:=ABS([.E612]-[.B612])/0.0166667" office:value-type="float" office:value="781.798436403129" calcext:value-type="float">
            <text:p>781.798436403129</text:p>
          </table:table-cell>
          <table:table-cell table:formula="of:=([.F612]-[.C612])/0.0166667" office:value-type="float" office:value="12.4559750880498" calcext:value-type="float">
            <text:p>12.4559750880498</text:p>
          </table:table-cell>
          <table:table-cell table:formula="of:=DEGREES(ATAN(ABS([.F612]-[.C612])/ABS([.E612]-[.B612])))" office:value-type="float" office:value="0.912785688767425" calcext:value-type="float">
            <text:p>0.912785688767425</text:p>
          </table:table-cell>
          <table:table-cell table:formula="of:=SQRT(POWER([.H612];2)+POWER([.I612];2)+POWER([.J612];2))" office:value-type="float" office:value="785.589700037384" calcext:value-type="float">
            <text:p>785.589700037384</text:p>
          </table:table-cell>
        </table:table-row>
        <table:table-row table:style-name="ro1">
          <table:table-cell office:value-type="float" office:value="78.5065" calcext:value-type="float">
            <text:p>78.5065</text:p>
          </table:table-cell>
          <table:table-cell office:value-type="float" office:value="256.795" calcext:value-type="float">
            <text:p>256.795</text:p>
          </table:table-cell>
          <table:table-cell office:value-type="float" office:value="42.5551" calcext:value-type="float">
            <text:p>42.5551</text:p>
          </table:table-cell>
          <table:table-cell office:value-type="float" office:value="79.5038" calcext:value-type="float">
            <text:p>79.5038</text:p>
          </table:table-cell>
          <table:table-cell office:value-type="float" office:value="245.504" calcext:value-type="float">
            <text:p>245.504</text:p>
          </table:table-cell>
          <table:table-cell office:value-type="float" office:value="42.3211" calcext:value-type="float">
            <text:p>42.3211</text:p>
          </table:table-cell>
          <table:table-cell/>
          <table:table-cell table:formula="of:=([.D613]-[.A613])/0.0166667" office:value-type="float" office:value="59.8378803242391" calcext:value-type="float">
            <text:p>59.8378803242391</text:p>
          </table:table-cell>
          <table:table-cell table:formula="of:=ABS([.E613]-[.B613])/0.0166667" office:value-type="float" office:value="677.458645082711" calcext:value-type="float">
            <text:p>677.458645082711</text:p>
          </table:table-cell>
          <table:table-cell table:formula="of:=([.F613]-[.C613])/0.0166667" office:value-type="float" office:value="-14.0399719200563" calcext:value-type="float">
            <text:p>-14.0399719200563</text:p>
          </table:table-cell>
          <table:table-cell table:formula="of:=DEGREES(ATAN(ABS([.F613]-[.C613])/ABS([.E613]-[.B613])))" office:value-type="float" office:value="1.18725475318051" calcext:value-type="float">
            <text:p>1.18725475318051</text:p>
          </table:table-cell>
          <table:table-cell table:formula="of:=SQRT(POWER([.H613];2)+POWER([.I613];2)+POWER([.J613];2))" office:value-type="float" office:value="680.241066483432" calcext:value-type="float">
            <text:p>680.241066483432</text:p>
          </table:table-cell>
        </table:table-row>
        <table:table-row table:style-name="ro1">
          <table:table-cell office:value-type="float" office:value="77.6727" calcext:value-type="float">
            <text:p>77.6727</text:p>
          </table:table-cell>
          <table:table-cell office:value-type="float" office:value="266.381" calcext:value-type="float">
            <text:p>266.381</text:p>
          </table:table-cell>
          <table:table-cell office:value-type="float" office:value="41.9473" calcext:value-type="float">
            <text:p>41.9473</text:p>
          </table:table-cell>
          <table:table-cell office:value-type="float" office:value="78.6919" calcext:value-type="float">
            <text:p>78.6919</text:p>
          </table:table-cell>
          <table:table-cell office:value-type="float" office:value="253.391" calcext:value-type="float">
            <text:p>253.391</text:p>
          </table:table-cell>
          <table:table-cell office:value-type="float" office:value="42.1685" calcext:value-type="float">
            <text:p>42.1685</text:p>
          </table:table-cell>
          <table:table-cell/>
          <table:table-cell table:formula="of:=([.D614]-[.A614])/0.0166667" office:value-type="float" office:value="61.1518776962445" calcext:value-type="float">
            <text:p>61.1518776962445</text:p>
          </table:table-cell>
          <table:table-cell table:formula="of:=ABS([.E614]-[.B614])/0.0166667" office:value-type="float" office:value="779.398441203117" calcext:value-type="float">
            <text:p>779.398441203117</text:p>
          </table:table-cell>
          <table:table-cell table:formula="of:=([.F614]-[.C614])/0.0166667" office:value-type="float" office:value="13.2719734560533" calcext:value-type="float">
            <text:p>13.2719734560533</text:p>
          </table:table-cell>
          <table:table-cell table:formula="of:=DEGREES(ATAN(ABS([.F614]-[.C614])/ABS([.E614]-[.B614])))" office:value-type="float" office:value="0.975565945707196" calcext:value-type="float">
            <text:p>0.975565945707196</text:p>
          </table:table-cell>
          <table:table-cell table:formula="of:=SQRT(POWER([.H614];2)+POWER([.I614];2)+POWER([.J614];2))" office:value-type="float" office:value="781.906405892062" calcext:value-type="float">
            <text:p>781.906405892062</text:p>
          </table:table-cell>
        </table:table-row>
        <table:table-row table:style-name="ro1">
          <table:table-cell office:value-type="float" office:value="78.0959" calcext:value-type="float">
            <text:p>78.0959</text:p>
          </table:table-cell>
          <table:table-cell office:value-type="float" office:value="261.73" calcext:value-type="float">
            <text:p>261.73</text:p>
          </table:table-cell>
          <table:table-cell office:value-type="float" office:value="41.2537" calcext:value-type="float">
            <text:p>41.2537</text:p>
          </table:table-cell>
          <table:table-cell office:value-type="float" office:value="79.0954" calcext:value-type="float">
            <text:p>79.0954</text:p>
          </table:table-cell>
          <table:table-cell office:value-type="float" office:value="249.059" calcext:value-type="float">
            <text:p>249.059</text:p>
          </table:table-cell>
          <table:table-cell office:value-type="float" office:value="41.0073" calcext:value-type="float">
            <text:p>41.0073</text:p>
          </table:table-cell>
          <table:table-cell/>
          <table:table-cell table:formula="of:=([.D615]-[.A615])/0.0166667" office:value-type="float" office:value="59.9698800602397" calcext:value-type="float">
            <text:p>59.9698800602397</text:p>
          </table:table-cell>
          <table:table-cell table:formula="of:=ABS([.E615]-[.B615])/0.0166667" office:value-type="float" office:value="760.258479483042" calcext:value-type="float">
            <text:p>760.258479483042</text:p>
          </table:table-cell>
          <table:table-cell table:formula="of:=([.F615]-[.C615])/0.0166667" office:value-type="float" office:value="-14.7839704320592" calcext:value-type="float">
            <text:p>-14.7839704320592</text:p>
          </table:table-cell>
          <table:table-cell table:formula="of:=DEGREES(ATAN(ABS([.F615]-[.C615])/ABS([.E615]-[.B615])))" office:value-type="float" office:value="1.11403211746875" calcext:value-type="float">
            <text:p>1.11403211746875</text:p>
          </table:table-cell>
          <table:table-cell table:formula="of:=SQRT(POWER([.H615];2)+POWER([.I615];2)+POWER([.J615];2))" office:value-type="float" office:value="762.763336771009" calcext:value-type="float">
            <text:p>762.763336771009</text:p>
          </table:table-cell>
        </table:table-row>
        <table:table-row table:style-name="ro1">
          <table:table-cell office:value-type="float" office:value="77.6558" calcext:value-type="float">
            <text:p>77.6558</text:p>
          </table:table-cell>
          <table:table-cell office:value-type="float" office:value="265.125" calcext:value-type="float">
            <text:p>265.125</text:p>
          </table:table-cell>
          <table:table-cell office:value-type="float" office:value="42.1536" calcext:value-type="float">
            <text:p>42.1536</text:p>
          </table:table-cell>
          <table:table-cell office:value-type="float" office:value="78.6727" calcext:value-type="float">
            <text:p>78.6727</text:p>
          </table:table-cell>
          <table:table-cell office:value-type="float" office:value="252.203" calcext:value-type="float">
            <text:p>252.203</text:p>
          </table:table-cell>
          <table:table-cell office:value-type="float" office:value="42.3687" calcext:value-type="float">
            <text:p>42.3687</text:p>
          </table:table-cell>
          <table:table-cell/>
          <table:table-cell table:formula="of:=([.D616]-[.A616])/0.0166667" office:value-type="float" office:value="61.0138779722445" calcext:value-type="float">
            <text:p>61.0138779722445</text:p>
          </table:table-cell>
          <table:table-cell table:formula="of:=ABS([.E616]-[.B616])/0.0166667" office:value-type="float" office:value="775.318449363101" calcext:value-type="float">
            <text:p>775.318449363101</text:p>
          </table:table-cell>
          <table:table-cell table:formula="of:=([.F616]-[.C616])/0.0166667" office:value-type="float" office:value="12.9059741880516" calcext:value-type="float">
            <text:p>12.9059741880516</text:p>
          </table:table-cell>
          <table:table-cell table:formula="of:=DEGREES(ATAN(ABS([.F616]-[.C616])/ABS([.E616]-[.B616])))" office:value-type="float" office:value="0.953659189421359" calcext:value-type="float">
            <text:p>0.953659189421359</text:p>
          </table:table-cell>
          <table:table-cell table:formula="of:=SQRT(POWER([.H616];2)+POWER([.I616];2)+POWER([.J616];2))" office:value-type="float" office:value="777.822573211757" calcext:value-type="float">
            <text:p>777.822573211757</text:p>
          </table:table-cell>
        </table:table-row>
        <table:table-row table:style-name="ro1">
          <table:table-cell office:value-type="float" office:value="77.4582" calcext:value-type="float">
            <text:p>77.4582</text:p>
          </table:table-cell>
          <table:table-cell office:value-type="float" office:value="268.778" calcext:value-type="float">
            <text:p>268.778</text:p>
          </table:table-cell>
          <table:table-cell office:value-type="float" office:value="42.0474" calcext:value-type="float">
            <text:p>42.0474</text:p>
          </table:table-cell>
          <table:table-cell office:value-type="float" office:value="78.4884" calcext:value-type="float">
            <text:p>78.4884</text:p>
          </table:table-cell>
          <table:table-cell office:value-type="float" office:value="255.655" calcext:value-type="float">
            <text:p>255.655</text:p>
          </table:table-cell>
          <table:table-cell office:value-type="float" office:value="42.267" calcext:value-type="float">
            <text:p>42.267</text:p>
          </table:table-cell>
          <table:table-cell/>
          <table:table-cell table:formula="of:=([.D617]-[.A617])/0.0166667" office:value-type="float" office:value="61.8118763762469" calcext:value-type="float">
            <text:p>61.8118763762469</text:p>
          </table:table-cell>
          <table:table-cell table:formula="of:=ABS([.E617]-[.B617])/0.0166667" office:value-type="float" office:value="787.378425243151" calcext:value-type="float">
            <text:p>787.378425243151</text:p>
          </table:table-cell>
          <table:table-cell table:formula="of:=([.F617]-[.C617])/0.0166667" office:value-type="float" office:value="13.1759736480527" calcext:value-type="float">
            <text:p>13.1759736480527</text:p>
          </table:table-cell>
          <table:table-cell table:formula="of:=DEGREES(ATAN(ABS([.F617]-[.C617])/ABS([.E617]-[.B617])))" office:value-type="float" office:value="0.958696863130507" calcext:value-type="float">
            <text:p>0.958696863130507</text:p>
          </table:table-cell>
          <table:table-cell table:formula="of:=SQRT(POWER([.H617];2)+POWER([.I617];2)+POWER([.J617];2))" office:value-type="float" office:value="789.910817042728" calcext:value-type="float">
            <text:p>789.910817042728</text:p>
          </table:table-cell>
        </table:table-row>
        <table:table-row table:style-name="ro1">
          <table:table-cell office:value-type="float" office:value="78.2842" calcext:value-type="float">
            <text:p>78.2842</text:p>
          </table:table-cell>
          <table:table-cell office:value-type="float" office:value="258.049" calcext:value-type="float">
            <text:p>258.049</text:p>
          </table:table-cell>
          <table:table-cell office:value-type="float" office:value="41.8681" calcext:value-type="float">
            <text:p>41.8681</text:p>
          </table:table-cell>
          <table:table-cell office:value-type="float" office:value="79.2695" calcext:value-type="float">
            <text:p>79.2695</text:p>
          </table:table-cell>
          <table:table-cell office:value-type="float" office:value="245.541" calcext:value-type="float">
            <text:p>245.541</text:p>
          </table:table-cell>
          <table:table-cell office:value-type="float" office:value="41.8485" calcext:value-type="float">
            <text:p>41.8485</text:p>
          </table:table-cell>
          <table:table-cell/>
          <table:table-cell table:formula="of:=([.D618]-[.A618])/0.0166667" office:value-type="float" office:value="59.1178817642362" calcext:value-type="float">
            <text:p>59.1178817642362</text:p>
          </table:table-cell>
          <table:table-cell table:formula="of:=ABS([.E618]-[.B618])/0.0166667" office:value-type="float" office:value="750.478499043001" calcext:value-type="float">
            <text:p>750.478499043001</text:p>
          </table:table-cell>
          <table:table-cell table:formula="of:=([.F618]-[.C618])/0.0166667" office:value-type="float" office:value="-1.17599764800452" calcext:value-type="float">
            <text:p>-1.17599764800452</text:p>
          </table:table-cell>
          <table:table-cell table:formula="of:=DEGREES(ATAN(ABS([.F618]-[.C618])/ABS([.E618]-[.B618])))" office:value-type="float" office:value="0.0897822481045584" calcext:value-type="float">
            <text:p>0.089782248104558</text:p>
          </table:table-cell>
          <table:table-cell table:formula="of:=SQRT(POWER([.H618];2)+POWER([.I618];2)+POWER([.J618];2))" office:value-type="float" office:value="752.804280301722" calcext:value-type="float">
            <text:p>752.804280301722</text:p>
          </table:table-cell>
        </table:table-row>
        <table:table-row table:style-name="ro1">
          <table:table-cell office:value-type="float" office:value="78.2486" calcext:value-type="float">
            <text:p>78.2486</text:p>
          </table:table-cell>
          <table:table-cell office:value-type="float" office:value="255.719" calcext:value-type="float">
            <text:p>255.719</text:p>
          </table:table-cell>
          <table:table-cell office:value-type="float" office:value="41.7802" calcext:value-type="float">
            <text:p>41.7802</text:p>
          </table:table-cell>
          <table:table-cell office:value-type="float" office:value="78.9758" calcext:value-type="float">
            <text:p>78.9758</text:p>
          </table:table-cell>
          <table:table-cell office:value-type="float" office:value="242.163" calcext:value-type="float">
            <text:p>242.163</text:p>
          </table:table-cell>
          <table:table-cell office:value-type="float" office:value="41.9686" calcext:value-type="float">
            <text:p>41.9686</text:p>
          </table:table-cell>
          <table:table-cell/>
          <table:table-cell table:formula="of:=([.D619]-[.A619])/0.0166667" office:value-type="float" office:value="43.6319127361752" calcext:value-type="float">
            <text:p>43.6319127361752</text:p>
          </table:table-cell>
          <table:table-cell table:formula="of:=ABS([.E619]-[.B619])/0.0166667" office:value-type="float" office:value="813.358373283253" calcext:value-type="float">
            <text:p>813.358373283253</text:p>
          </table:table-cell>
          <table:table-cell table:formula="of:=([.F619]-[.C619])/0.0166667" office:value-type="float" office:value="11.3039773920453" calcext:value-type="float">
            <text:p>11.3039773920453</text:p>
          </table:table-cell>
          <table:table-cell table:formula="of:=DEGREES(ATAN(ABS([.F619]-[.C619])/ABS([.E619]-[.B619])))" office:value-type="float" office:value="0.796240037397563" calcext:value-type="float">
            <text:p>0.796240037397563</text:p>
          </table:table-cell>
          <table:table-cell table:formula="of:=SQRT(POWER([.H619];2)+POWER([.I619];2)+POWER([.J619];2))" office:value-type="float" office:value="814.606265077722" calcext:value-type="float">
            <text:p>814.606265077722</text:p>
          </table:table-cell>
        </table:table-row>
        <table:table-row table:style-name="ro1">
          <table:table-cell office:value-type="float" office:value="78.5062" calcext:value-type="float">
            <text:p>78.5062</text:p>
          </table:table-cell>
          <table:table-cell office:value-type="float" office:value="256.777" calcext:value-type="float">
            <text:p>256.777</text:p>
          </table:table-cell>
          <table:table-cell office:value-type="float" office:value="42.5582" calcext:value-type="float">
            <text:p>42.5582</text:p>
          </table:table-cell>
          <table:table-cell office:value-type="float" office:value="79.268" calcext:value-type="float">
            <text:p>79.268</text:p>
          </table:table-cell>
          <table:table-cell office:value-type="float" office:value="245.462" calcext:value-type="float">
            <text:p>245.462</text:p>
          </table:table-cell>
          <table:table-cell office:value-type="float" office:value="42.3304" calcext:value-type="float">
            <text:p>42.3304</text:p>
          </table:table-cell>
          <table:table-cell/>
          <table:table-cell table:formula="of:=([.D620]-[.A620])/0.0166667" office:value-type="float" office:value="45.7079085841825" calcext:value-type="float">
            <text:p>45.7079085841825</text:p>
          </table:table-cell>
          <table:table-cell table:formula="of:=ABS([.E620]-[.B620])/0.0166667" office:value-type="float" office:value="678.898642202715" calcext:value-type="float">
            <text:p>678.898642202715</text:p>
          </table:table-cell>
          <table:table-cell table:formula="of:=([.F620]-[.C620])/0.0166667" office:value-type="float" office:value="-13.6679726640548" calcext:value-type="float">
            <text:p>-13.6679726640548</text:p>
          </table:table-cell>
          <table:table-cell table:formula="of:=DEGREES(ATAN(ABS([.F620]-[.C620])/ABS([.E620]-[.B620])))" office:value-type="float" office:value="1.15335533286011" calcext:value-type="float">
            <text:p>1.15335533286011</text:p>
          </table:table-cell>
          <table:table-cell table:formula="of:=SQRT(POWER([.H620];2)+POWER([.I620];2)+POWER([.J620];2))" office:value-type="float" office:value="680.572841633117" calcext:value-type="float">
            <text:p>680.572841633117</text:p>
          </table:table-cell>
        </table:table-row>
        <table:table-row table:style-name="ro1">
          <table:table-cell office:value-type="float" office:value="75.9736" calcext:value-type="float">
            <text:p>75.9736</text:p>
          </table:table-cell>
          <table:table-cell office:value-type="float" office:value="268.44" calcext:value-type="float">
            <text:p>268.44</text:p>
          </table:table-cell>
          <table:table-cell office:value-type="float" office:value="43.0966" calcext:value-type="float">
            <text:p>43.0966</text:p>
          </table:table-cell>
          <table:table-cell office:value-type="float" office:value="76.5901" calcext:value-type="float">
            <text:p>76.5901</text:p>
          </table:table-cell>
          <table:table-cell office:value-type="float" office:value="257.694" calcext:value-type="float">
            <text:p>257.694</text:p>
          </table:table-cell>
          <table:table-cell office:value-type="float" office:value="42.903" calcext:value-type="float">
            <text:p>42.903</text:p>
          </table:table-cell>
          <table:table-cell/>
          <table:table-cell table:formula="of:=([.D621]-[.A621])/0.0166667" office:value-type="float" office:value="36.9899260201481" calcext:value-type="float">
            <text:p>36.9899260201481</text:p>
          </table:table-cell>
          <table:table-cell table:formula="of:=ABS([.E621]-[.B621])/0.0166667" office:value-type="float" office:value="644.758710482578" calcext:value-type="float">
            <text:p>644.758710482578</text:p>
          </table:table-cell>
          <table:table-cell table:formula="of:=([.F621]-[.C621])/0.0166667" office:value-type="float" office:value="-11.6159767680467" calcext:value-type="float">
            <text:p>-11.6159767680467</text:p>
          </table:table-cell>
          <table:table-cell table:formula="of:=DEGREES(ATAN(ABS([.F621]-[.C621])/ABS([.E621]-[.B621])))" office:value-type="float" office:value="1.03212944629715" calcext:value-type="float">
            <text:p>1.03212944629715</text:p>
          </table:table-cell>
          <table:table-cell table:formula="of:=SQRT(POWER([.H621];2)+POWER([.I621];2)+POWER([.J621];2))" office:value-type="float" office:value="645.92335480799" calcext:value-type="float">
            <text:p>645.92335480799</text:p>
          </table:table-cell>
        </table:table-row>
        <table:table-row table:style-name="ro1">
          <table:table-cell office:value-type="float" office:value="74.7907" calcext:value-type="float">
            <text:p>74.7907</text:p>
          </table:table-cell>
          <table:table-cell office:value-type="float" office:value="276.023" calcext:value-type="float">
            <text:p>276.023</text:p>
          </table:table-cell>
          <table:table-cell office:value-type="float" office:value="42.1378" calcext:value-type="float">
            <text:p>42.1378</text:p>
          </table:table-cell>
          <table:table-cell office:value-type="float" office:value="75.1894" calcext:value-type="float">
            <text:p>75.1894</text:p>
          </table:table-cell>
          <table:table-cell office:value-type="float" office:value="263.654" calcext:value-type="float">
            <text:p>263.654</text:p>
          </table:table-cell>
          <table:table-cell office:value-type="float" office:value="42.1745" calcext:value-type="float">
            <text:p>42.1745</text:p>
          </table:table-cell>
          <table:table-cell/>
          <table:table-cell table:formula="of:=([.D622]-[.A622])/0.0166667" office:value-type="float" office:value="23.921952156096" calcext:value-type="float">
            <text:p>23.921952156096</text:p>
          </table:table-cell>
          <table:table-cell table:formula="of:=ABS([.E622]-[.B622])/0.0166667" office:value-type="float" office:value="742.13851572297" calcext:value-type="float">
            <text:p>742.13851572297</text:p>
          </table:table-cell>
          <table:table-cell table:formula="of:=([.F622]-[.C622])/0.0166667" office:value-type="float" office:value="2.201995596009" calcext:value-type="float">
            <text:p>2.201995596009</text:p>
          </table:table-cell>
          <table:table-cell table:formula="of:=DEGREES(ATAN(ABS([.F622]-[.C622])/ABS([.E622]-[.B622])))" office:value-type="float" office:value="0.170001531046998" calcext:value-type="float">
            <text:p>0.170001531046998</text:p>
          </table:table-cell>
          <table:table-cell table:formula="of:=SQRT(POWER([.H622];2)+POWER([.I622];2)+POWER([.J622];2))" office:value-type="float" office:value="742.52722852368" calcext:value-type="float">
            <text:p>742.52722852368</text:p>
          </table:table-cell>
        </table:table-row>
        <table:table-row table:style-name="ro1">
          <table:table-cell office:value-type="float" office:value="76.5089" calcext:value-type="float">
            <text:p>76.5089</text:p>
          </table:table-cell>
          <table:table-cell office:value-type="float" office:value="272.282" calcext:value-type="float">
            <text:p>272.282</text:p>
          </table:table-cell>
          <table:table-cell office:value-type="float" office:value="42.7213" calcext:value-type="float">
            <text:p>42.7213</text:p>
          </table:table-cell>
          <table:table-cell office:value-type="float" office:value="77.3308" calcext:value-type="float">
            <text:p>77.3308</text:p>
          </table:table-cell>
          <table:table-cell office:value-type="float" office:value="258.987" calcext:value-type="float">
            <text:p>258.987</text:p>
          </table:table-cell>
          <table:table-cell office:value-type="float" office:value="42.6826" calcext:value-type="float">
            <text:p>42.6826</text:p>
          </table:table-cell>
          <table:table-cell/>
          <table:table-cell table:formula="of:=([.D623]-[.A623])/0.0166667" office:value-type="float" office:value="49.3139013721972" calcext:value-type="float">
            <text:p>49.3139013721972</text:p>
          </table:table-cell>
          <table:table-cell table:formula="of:=ABS([.E623]-[.B623])/0.0166667" office:value-type="float" office:value="797.698404603188" calcext:value-type="float">
            <text:p>797.698404603188</text:p>
          </table:table-cell>
          <table:table-cell table:formula="of:=([.F623]-[.C623])/0.0166667" office:value-type="float" office:value="-2.32199535600921" calcext:value-type="float">
            <text:p>-2.32199535600921</text:p>
          </table:table-cell>
          <table:table-cell table:formula="of:=DEGREES(ATAN(ABS([.F623]-[.C623])/ABS([.E623]-[.B623])))" office:value-type="float" office:value="0.166780022906808" calcext:value-type="float">
            <text:p>0.166780022906808</text:p>
          </table:table-cell>
          <table:table-cell table:formula="of:=SQRT(POWER([.H623];2)+POWER([.I623];2)+POWER([.J623];2))" office:value-type="float" office:value="799.224622517007" calcext:value-type="float">
            <text:p>799.224622517007</text:p>
          </table:table-cell>
        </table:table-row>
        <table:table-row table:style-name="ro1">
          <table:table-cell office:value-type="float" office:value="75.6013" calcext:value-type="float">
            <text:p>75.6013</text:p>
          </table:table-cell>
          <table:table-cell office:value-type="float" office:value="282.642" calcext:value-type="float">
            <text:p>282.642</text:p>
          </table:table-cell>
          <table:table-cell office:value-type="float" office:value="41.5756" calcext:value-type="float">
            <text:p>41.5756</text:p>
          </table:table-cell>
          <table:table-cell office:value-type="float" office:value="76.2202" calcext:value-type="float">
            <text:p>76.2202</text:p>
          </table:table-cell>
          <table:table-cell office:value-type="float" office:value="268.656" calcext:value-type="float">
            <text:p>268.656</text:p>
          </table:table-cell>
          <table:table-cell office:value-type="float" office:value="42.0785" calcext:value-type="float">
            <text:p>42.0785</text:p>
          </table:table-cell>
          <table:table-cell/>
          <table:table-cell table:formula="of:=([.D624]-[.A624])/0.0166667" office:value-type="float" office:value="37.1339257321492" calcext:value-type="float">
            <text:p>37.1339257321492</text:p>
          </table:table-cell>
          <table:table-cell table:formula="of:=ABS([.E624]-[.B624])/0.0166667" office:value-type="float" office:value="839.158321683356" calcext:value-type="float">
            <text:p>839.158321683356</text:p>
          </table:table-cell>
          <table:table-cell table:formula="of:=([.F624]-[.C624])/0.0166667" office:value-type="float" office:value="30.1739396521205" calcext:value-type="float">
            <text:p>30.1739396521205</text:p>
          </table:table-cell>
          <table:table-cell table:formula="of:=DEGREES(ATAN(ABS([.F624]-[.C624])/ABS([.E624]-[.B624])))" office:value-type="float" office:value="2.05931924245839" calcext:value-type="float">
            <text:p>2.05931924245839</text:p>
          </table:table-cell>
          <table:table-cell table:formula="of:=SQRT(POWER([.H624];2)+POWER([.I624];2)+POWER([.J624];2))" office:value-type="float" office:value="840.52131675814" calcext:value-type="float">
            <text:p>840.52131675814</text:p>
          </table:table-cell>
        </table:table-row>
        <table:table-row table:style-name="ro1">
          <table:table-cell office:value-type="float" office:value="77.2881" calcext:value-type="float">
            <text:p>77.2881</text:p>
          </table:table-cell>
          <table:table-cell office:value-type="float" office:value="274.783" calcext:value-type="float">
            <text:p>274.783</text:p>
          </table:table-cell>
          <table:table-cell office:value-type="float" office:value="43.0582" calcext:value-type="float">
            <text:p>43.0582</text:p>
          </table:table-cell>
          <table:table-cell office:value-type="float" office:value="78.5785" calcext:value-type="float">
            <text:p>78.5785</text:p>
          </table:table-cell>
          <table:table-cell office:value-type="float" office:value="261.335" calcext:value-type="float">
            <text:p>261.335</text:p>
          </table:table-cell>
          <table:table-cell office:value-type="float" office:value="43.4911" calcext:value-type="float">
            <text:p>43.4911</text:p>
          </table:table-cell>
          <table:table-cell/>
          <table:table-cell table:formula="of:=([.D625]-[.A625])/0.0166667" office:value-type="float" office:value="77.42384515231" calcext:value-type="float">
            <text:p>77.42384515231</text:p>
          </table:table-cell>
          <table:table-cell table:formula="of:=ABS([.E625]-[.B625])/0.0166667" office:value-type="float" office:value="806.87838624323" calcext:value-type="float">
            <text:p>806.87838624323</text:p>
          </table:table-cell>
          <table:table-cell table:formula="of:=([.F625]-[.C625])/0.0166667" office:value-type="float" office:value="25.9739480521041" calcext:value-type="float">
            <text:p>25.9739480521041</text:p>
          </table:table-cell>
          <table:table-cell table:formula="of:=DEGREES(ATAN(ABS([.F625]-[.C625])/ABS([.E625]-[.B625])))" office:value-type="float" office:value="1.84375229625984" calcext:value-type="float">
            <text:p>1.84375229625984</text:p>
          </table:table-cell>
          <table:table-cell table:formula="of:=SQRT(POWER([.H625];2)+POWER([.I625];2)+POWER([.J625];2))" office:value-type="float" office:value="811.000510457337" calcext:value-type="float">
            <text:p>811.000510457337</text:p>
          </table:table-cell>
        </table:table-row>
        <table:table-row table:style-name="ro1">
          <table:table-cell office:value-type="float" office:value="78.505" calcext:value-type="float">
            <text:p>78.505</text:p>
          </table:table-cell>
          <table:table-cell office:value-type="float" office:value="272.551" calcext:value-type="float">
            <text:p>272.551</text:p>
          </table:table-cell>
          <table:table-cell office:value-type="float" office:value="42.1655" calcext:value-type="float">
            <text:p>42.1655</text:p>
          </table:table-cell>
          <table:table-cell office:value-type="float" office:value="79.3139" calcext:value-type="float">
            <text:p>79.3139</text:p>
          </table:table-cell>
          <table:table-cell office:value-type="float" office:value="261.674" calcext:value-type="float">
            <text:p>261.674</text:p>
          </table:table-cell>
          <table:table-cell office:value-type="float" office:value="41.9788" calcext:value-type="float">
            <text:p>41.9788</text:p>
          </table:table-cell>
          <table:table-cell/>
          <table:table-cell table:formula="of:=([.D626]-[.A626])/0.0166667" office:value-type="float" office:value="48.5339029321946" calcext:value-type="float">
            <text:p>48.5339029321946</text:p>
          </table:table-cell>
          <table:table-cell table:formula="of:=ABS([.E626]-[.B626])/0.0166667" office:value-type="float" office:value="652.618694762611" calcext:value-type="float">
            <text:p>652.618694762611</text:p>
          </table:table-cell>
          <table:table-cell table:formula="of:=([.F626]-[.C626])/0.0166667" office:value-type="float" office:value="-11.2019775960449" calcext:value-type="float">
            <text:p>-11.2019775960449</text:p>
          </table:table-cell>
          <table:table-cell table:formula="of:=DEGREES(ATAN(ABS([.F626]-[.C626])/ABS([.E626]-[.B626])))" office:value-type="float" office:value="0.983365971531048" calcext:value-type="float">
            <text:p>0.983365971531048</text:p>
          </table:table-cell>
          <table:table-cell table:formula="of:=SQRT(POWER([.H626];2)+POWER([.I626];2)+POWER([.J626];2))" office:value-type="float" office:value="654.516756691185" calcext:value-type="float">
            <text:p>654.516756691185</text:p>
          </table:table-cell>
        </table:table-row>
        <table:table-row table:style-name="ro1">
          <table:table-cell office:value-type="float" office:value="77.4014" calcext:value-type="float">
            <text:p>77.4014</text:p>
          </table:table-cell>
          <table:table-cell office:value-type="float" office:value="283.814" calcext:value-type="float">
            <text:p>283.814</text:p>
          </table:table-cell>
          <table:table-cell office:value-type="float" office:value="42.8899" calcext:value-type="float">
            <text:p>42.8899</text:p>
          </table:table-cell>
          <table:table-cell office:value-type="float" office:value="78.4646" calcext:value-type="float">
            <text:p>78.4646</text:p>
          </table:table-cell>
          <table:table-cell office:value-type="float" office:value="269.839" calcext:value-type="float">
            <text:p>269.839</text:p>
          </table:table-cell>
          <table:table-cell office:value-type="float" office:value="43.3402" calcext:value-type="float">
            <text:p>43.3402</text:p>
          </table:table-cell>
          <table:table-cell/>
          <table:table-cell table:formula="of:=([.D627]-[.A627])/0.0166667" office:value-type="float" office:value="63.7918724162557" calcext:value-type="float">
            <text:p>63.7918724162557</text:p>
          </table:table-cell>
          <table:table-cell table:formula="of:=ABS([.E627]-[.B627])/0.0166667" office:value-type="float" office:value="838.498323003355" calcext:value-type="float">
            <text:p>838.498323003355</text:p>
          </table:table-cell>
          <table:table-cell table:formula="of:=([.F627]-[.C627])/0.0166667" office:value-type="float" office:value="27.0179459641084" calcext:value-type="float">
            <text:p>27.0179459641084</text:p>
          </table:table-cell>
          <table:table-cell table:formula="of:=DEGREES(ATAN(ABS([.F627]-[.C627])/ABS([.E627]-[.B627])))" office:value-type="float" office:value="1.84553603271925" calcext:value-type="float">
            <text:p>1.84553603271925</text:p>
          </table:table-cell>
          <table:table-cell table:formula="of:=SQRT(POWER([.H627];2)+POWER([.I627];2)+POWER([.J627];2))" office:value-type="float" office:value="841.355341143046" calcext:value-type="float">
            <text:p>841.355341143046</text:p>
          </table:table-cell>
        </table:table-row>
        <table:table-row table:style-name="ro1">
          <table:table-cell office:value-type="float" office:value="77.9129" calcext:value-type="float">
            <text:p>77.9129</text:p>
          </table:table-cell>
          <table:table-cell office:value-type="float" office:value="283.964" calcext:value-type="float">
            <text:p>283.964</text:p>
          </table:table-cell>
          <table:table-cell office:value-type="float" office:value="42.3564" calcext:value-type="float">
            <text:p>42.3564</text:p>
          </table:table-cell>
          <table:table-cell office:value-type="float" office:value="78.9627" calcext:value-type="float">
            <text:p>78.9627</text:p>
          </table:table-cell>
          <table:table-cell office:value-type="float" office:value="270.03" calcext:value-type="float">
            <text:p>270.03</text:p>
          </table:table-cell>
          <table:table-cell office:value-type="float" office:value="42.5679" calcext:value-type="float">
            <text:p>42.5679</text:p>
          </table:table-cell>
          <table:table-cell/>
          <table:table-cell table:formula="of:=([.D628]-[.A628])/0.0166667" office:value-type="float" office:value="62.9878740242522" calcext:value-type="float">
            <text:p>62.9878740242522</text:p>
          </table:table-cell>
          <table:table-cell table:formula="of:=ABS([.E628]-[.B628])/0.0166667" office:value-type="float" office:value="836.038327923346" calcext:value-type="float">
            <text:p>836.038327923346</text:p>
          </table:table-cell>
          <table:table-cell table:formula="of:=([.F628]-[.C628])/0.0166667" office:value-type="float" office:value="12.6899746200508" calcext:value-type="float">
            <text:p>12.6899746200508</text:p>
          </table:table-cell>
          <table:table-cell table:formula="of:=DEGREES(ATAN(ABS([.F628]-[.C628])/ABS([.E628]-[.B628])))" office:value-type="float" office:value="0.869608644856597" calcext:value-type="float">
            <text:p>0.869608644856597</text:p>
          </table:table-cell>
          <table:table-cell table:formula="of:=SQRT(POWER([.H628];2)+POWER([.I628];2)+POWER([.J628];2))" office:value-type="float" office:value="838.503782631191" calcext:value-type="float">
            <text:p>838.503782631191</text:p>
          </table:table-cell>
        </table:table-row>
        <table:table-row table:style-name="ro1">
          <table:table-cell office:value-type="float" office:value="77.9476" calcext:value-type="float">
            <text:p>77.9476</text:p>
          </table:table-cell>
          <table:table-cell office:value-type="float" office:value="286.454" calcext:value-type="float">
            <text:p>286.454</text:p>
          </table:table-cell>
          <table:table-cell office:value-type="float" office:value="42.9816" calcext:value-type="float">
            <text:p>42.9816</text:p>
          </table:table-cell>
          <table:table-cell office:value-type="float" office:value="78.7715" calcext:value-type="float">
            <text:p>78.7715</text:p>
          </table:table-cell>
          <table:table-cell office:value-type="float" office:value="273.616" calcext:value-type="float">
            <text:p>273.616</text:p>
          </table:table-cell>
          <table:table-cell office:value-type="float" office:value="43.2296" calcext:value-type="float">
            <text:p>43.2296</text:p>
          </table:table-cell>
          <table:table-cell/>
          <table:table-cell table:formula="of:=([.D629]-[.A629])/0.0166667" office:value-type="float" office:value="49.4339011321983" calcext:value-type="float">
            <text:p>49.4339011321983</text:p>
          </table:table-cell>
          <table:table-cell table:formula="of:=ABS([.E629]-[.B629])/0.0166667" office:value-type="float" office:value="770.278459443083" calcext:value-type="float">
            <text:p>770.278459443083</text:p>
          </table:table-cell>
          <table:table-cell table:formula="of:=([.F629]-[.C629])/0.0166667" office:value-type="float" office:value="14.8799702400594" calcext:value-type="float">
            <text:p>14.8799702400594</text:p>
          </table:table-cell>
          <table:table-cell table:formula="of:=DEGREES(ATAN(ABS([.F629]-[.C629])/ABS([.E629]-[.B629])))" office:value-type="float" office:value="1.10668220951175" calcext:value-type="float">
            <text:p>1.10668220951175</text:p>
          </table:table-cell>
          <table:table-cell table:formula="of:=SQRT(POWER([.H629];2)+POWER([.I629];2)+POWER([.J629];2))" office:value-type="float" office:value="772.006495553957" calcext:value-type="float">
            <text:p>772.006495553957</text:p>
          </table:table-cell>
        </table:table-row>
        <table:table-row table:style-name="ro1">
          <table:table-cell office:value-type="float" office:value="76.921" calcext:value-type="float">
            <text:p>76.921</text:p>
          </table:table-cell>
          <table:table-cell office:value-type="float" office:value="286.333" calcext:value-type="float">
            <text:p>286.333</text:p>
          </table:table-cell>
          <table:table-cell office:value-type="float" office:value="43.2633" calcext:value-type="float">
            <text:p>43.2633</text:p>
          </table:table-cell>
          <table:table-cell office:value-type="float" office:value="77.2728" calcext:value-type="float">
            <text:p>77.2728</text:p>
          </table:table-cell>
          <table:table-cell office:value-type="float" office:value="273.643" calcext:value-type="float">
            <text:p>273.643</text:p>
          </table:table-cell>
          <table:table-cell office:value-type="float" office:value="42.4962" calcext:value-type="float">
            <text:p>42.4962</text:p>
          </table:table-cell>
          <table:table-cell/>
          <table:table-cell table:formula="of:=([.D630]-[.A630])/0.0166667" office:value-type="float" office:value="21.1079577840843" calcext:value-type="float">
            <text:p>21.1079577840843</text:p>
          </table:table-cell>
          <table:table-cell table:formula="of:=ABS([.E630]-[.B630])/0.0166667" office:value-type="float" office:value="761.398477203049" calcext:value-type="float">
            <text:p>761.398477203049</text:p>
          </table:table-cell>
          <table:table-cell table:formula="of:=([.F630]-[.C630])/0.0166667" office:value-type="float" office:value="-46.0259079481841" calcext:value-type="float">
            <text:p>-46.0259079481841</text:p>
          </table:table-cell>
          <table:table-cell table:formula="of:=DEGREES(ATAN(ABS([.F630]-[.C630])/ABS([.E630]-[.B630])))" office:value-type="float" office:value="3.45927304890698" calcext:value-type="float">
            <text:p>3.45927304890698</text:p>
          </table:table-cell>
          <table:table-cell table:formula="of:=SQRT(POWER([.H630];2)+POWER([.I630];2)+POWER([.J630];2))" office:value-type="float" office:value="763.080317641198" calcext:value-type="float">
            <text:p>763.080317641198</text:p>
          </table:table-cell>
        </table:table-row>
        <table:table-row table:style-name="ro1">
          <table:table-cell office:value-type="float" office:value="77.1611" calcext:value-type="float">
            <text:p>77.1611</text:p>
          </table:table-cell>
          <table:table-cell office:value-type="float" office:value="284.877" calcext:value-type="float">
            <text:p>284.877</text:p>
          </table:table-cell>
          <table:table-cell office:value-type="float" office:value="43.9908" calcext:value-type="float">
            <text:p>43.9908</text:p>
          </table:table-cell>
          <table:table-cell office:value-type="float" office:value="77.5213" calcext:value-type="float">
            <text:p>77.5213</text:p>
          </table:table-cell>
          <table:table-cell office:value-type="float" office:value="273.371" calcext:value-type="float">
            <text:p>273.371</text:p>
          </table:table-cell>
          <table:table-cell office:value-type="float" office:value="44.0212" calcext:value-type="float">
            <text:p>44.0212</text:p>
          </table:table-cell>
          <table:table-cell/>
          <table:table-cell table:formula="of:=([.D631]-[.A631])/0.0166667" office:value-type="float" office:value="21.611956776086" calcext:value-type="float">
            <text:p>21.611956776086</text:p>
          </table:table-cell>
          <table:table-cell table:formula="of:=ABS([.E631]-[.B631])/0.0166667" office:value-type="float" office:value="690.358619282763" calcext:value-type="float">
            <text:p>690.358619282763</text:p>
          </table:table-cell>
          <table:table-cell table:formula="of:=([.F631]-[.C631])/0.0166667" office:value-type="float" office:value="1.82399635200731" calcext:value-type="float">
            <text:p>1.82399635200731</text:p>
          </table:table-cell>
          <table:table-cell table:formula="of:=DEGREES(ATAN(ABS([.F631]-[.C631])/ABS([.E631]-[.B631])))" office:value-type="float" office:value="0.151380813857525" calcext:value-type="float">
            <text:p>0.151380813857525</text:p>
          </table:table-cell>
          <table:table-cell table:formula="of:=SQRT(POWER([.H631];2)+POWER([.I631];2)+POWER([.J631];2))" office:value-type="float" office:value="690.699230386416" calcext:value-type="float">
            <text:p>690.699230386416</text:p>
          </table:table-cell>
        </table:table-row>
        <table:table-row table:style-name="ro1">
          <table:table-cell office:value-type="float" office:value="77.4341" calcext:value-type="float">
            <text:p>77.4341</text:p>
          </table:table-cell>
          <table:table-cell office:value-type="float" office:value="286.371" calcext:value-type="float">
            <text:p>286.371</text:p>
          </table:table-cell>
          <table:table-cell office:value-type="float" office:value="43.2528" calcext:value-type="float">
            <text:p>43.2528</text:p>
          </table:table-cell>
          <table:table-cell office:value-type="float" office:value="78.5212" calcext:value-type="float">
            <text:p>78.5212</text:p>
          </table:table-cell>
          <table:table-cell office:value-type="float" office:value="273.561" calcext:value-type="float">
            <text:p>273.561</text:p>
          </table:table-cell>
          <table:table-cell office:value-type="float" office:value="43.488" calcext:value-type="float">
            <text:p>43.488</text:p>
          </table:table-cell>
          <table:table-cell/>
          <table:table-cell table:formula="of:=([.D632]-[.A632])/0.0166667" office:value-type="float" office:value="65.2258695482604" calcext:value-type="float">
            <text:p>65.2258695482604</text:p>
          </table:table-cell>
          <table:table-cell table:formula="of:=ABS([.E632]-[.B632])/0.0166667" office:value-type="float" office:value="768.598462803075" calcext:value-type="float">
            <text:p>768.598462803075</text:p>
          </table:table-cell>
          <table:table-cell table:formula="of:=([.F632]-[.C632])/0.0166667" office:value-type="float" office:value="14.1119717760564" calcext:value-type="float">
            <text:p>14.1119717760564</text:p>
          </table:table-cell>
          <table:table-cell table:formula="of:=DEGREES(ATAN(ABS([.F632]-[.C632])/ABS([.E632]-[.B632])))" office:value-type="float" office:value="1.05186989357716" calcext:value-type="float">
            <text:p>1.05186989357716</text:p>
          </table:table-cell>
          <table:table-cell table:formula="of:=SQRT(POWER([.H632];2)+POWER([.I632];2)+POWER([.J632];2))" office:value-type="float" office:value="771.490219529052" calcext:value-type="float">
            <text:p>771.490219529052</text:p>
          </table:table-cell>
        </table:table-row>
        <table:table-row table:style-name="ro1">
          <table:table-cell office:value-type="float" office:value="77.8417" calcext:value-type="float">
            <text:p>77.8417</text:p>
          </table:table-cell>
          <table:table-cell office:value-type="float" office:value="278.684" calcext:value-type="float">
            <text:p>278.684</text:p>
          </table:table-cell>
          <table:table-cell office:value-type="float" office:value="42.9352" calcext:value-type="float">
            <text:p>42.9352</text:p>
          </table:table-cell>
          <table:table-cell office:value-type="float" office:value="78.9226" calcext:value-type="float">
            <text:p>78.9226</text:p>
          </table:table-cell>
          <table:table-cell office:value-type="float" office:value="267.56" calcext:value-type="float">
            <text:p>267.56</text:p>
          </table:table-cell>
          <table:table-cell office:value-type="float" office:value="42.7219" calcext:value-type="float">
            <text:p>42.7219</text:p>
          </table:table-cell>
          <table:table-cell/>
          <table:table-cell table:formula="of:=([.D633]-[.A633])/0.0166667" office:value-type="float" office:value="64.8538702922594" calcext:value-type="float">
            <text:p>64.8538702922594</text:p>
          </table:table-cell>
          <table:table-cell table:formula="of:=ABS([.E633]-[.B633])/0.0166667" office:value-type="float" office:value="667.438665122671" calcext:value-type="float">
            <text:p>667.438665122671</text:p>
          </table:table-cell>
          <table:table-cell table:formula="of:=([.F633]-[.C633])/0.0166667" office:value-type="float" office:value="-12.7979744040514" calcext:value-type="float">
            <text:p>-12.7979744040514</text:p>
          </table:table-cell>
          <table:table-cell table:formula="of:=DEGREES(ATAN(ABS([.F633]-[.C633])/ABS([.E633]-[.B633])))" office:value-type="float" office:value="1.09849804987649" calcext:value-type="float">
            <text:p>1.09849804987649</text:p>
          </table:table-cell>
          <table:table-cell table:formula="of:=SQRT(POWER([.H633];2)+POWER([.I633];2)+POWER([.J633];2))" office:value-type="float" office:value="670.704245059971" calcext:value-type="float">
            <text:p>670.704245059971</text:p>
          </table:table-cell>
        </table:table-row>
        <table:table-row table:style-name="ro1">
          <table:table-cell office:value-type="float" office:value="78.1642" calcext:value-type="float">
            <text:p>78.1642</text:p>
          </table:table-cell>
          <table:table-cell office:value-type="float" office:value="266.285" calcext:value-type="float">
            <text:p>266.285</text:p>
          </table:table-cell>
          <table:table-cell office:value-type="float" office:value="42.6911" calcext:value-type="float">
            <text:p>42.6911</text:p>
          </table:table-cell>
          <table:table-cell office:value-type="float" office:value="78.9503" calcext:value-type="float">
            <text:p>78.9503</text:p>
          </table:table-cell>
          <table:table-cell office:value-type="float" office:value="254.526" calcext:value-type="float">
            <text:p>254.526</text:p>
          </table:table-cell>
          <table:table-cell office:value-type="float" office:value="42.4519" calcext:value-type="float">
            <text:p>42.4519</text:p>
          </table:table-cell>
          <table:table-cell/>
          <table:table-cell table:formula="of:=([.D634]-[.A634])/0.0166667" office:value-type="float" office:value="47.165905668189" calcext:value-type="float">
            <text:p>47.165905668189</text:p>
          </table:table-cell>
          <table:table-cell table:formula="of:=ABS([.E634]-[.B634])/0.0166667" office:value-type="float" office:value="705.538588922823" calcext:value-type="float">
            <text:p>705.538588922823</text:p>
          </table:table-cell>
          <table:table-cell table:formula="of:=([.F634]-[.C634])/0.0166667" office:value-type="float" office:value="-14.3519712960572" calcext:value-type="float">
            <text:p>-14.3519712960572</text:p>
          </table:table-cell>
          <table:table-cell table:formula="of:=DEGREES(ATAN(ABS([.F634]-[.C634])/ABS([.E634]-[.B634])))" office:value-type="float" office:value="1.16534233952235" calcext:value-type="float">
            <text:p>1.16534233952235</text:p>
          </table:table-cell>
          <table:table-cell table:formula="of:=SQRT(POWER([.H634];2)+POWER([.I634];2)+POWER([.J634];2))" office:value-type="float" office:value="707.259006444451" calcext:value-type="float">
            <text:p>707.259006444451</text:p>
          </table:table-cell>
        </table:table-row>
        <table:table-row table:style-name="ro1">
          <table:table-cell office:value-type="float" office:value="79.2336" calcext:value-type="float">
            <text:p>79.2336</text:p>
          </table:table-cell>
          <table:table-cell office:value-type="float" office:value="271.404" calcext:value-type="float">
            <text:p>271.404</text:p>
          </table:table-cell>
          <table:table-cell office:value-type="float" office:value="42.097" calcext:value-type="float">
            <text:p>42.097</text:p>
          </table:table-cell>
          <table:table-cell office:value-type="float" office:value="81.4048" calcext:value-type="float">
            <text:p>81.4048</text:p>
          </table:table-cell>
          <table:table-cell office:value-type="float" office:value="257.095" calcext:value-type="float">
            <text:p>257.095</text:p>
          </table:table-cell>
          <table:table-cell office:value-type="float" office:value="42.2394" calcext:value-type="float">
            <text:p>42.2394</text:p>
          </table:table-cell>
          <table:table-cell/>
          <table:table-cell table:formula="of:=([.D635]-[.A635])/0.0166667" office:value-type="float" office:value="130.271739456521" calcext:value-type="float">
            <text:p>130.271739456521</text:p>
          </table:table-cell>
          <table:table-cell table:formula="of:=ABS([.E635]-[.B635])/0.0166667" office:value-type="float" office:value="858.538282923432" calcext:value-type="float">
            <text:p>858.538282923432</text:p>
          </table:table-cell>
          <table:table-cell table:formula="of:=([.F635]-[.C635])/0.0166667" office:value-type="float" office:value="8.5439829120343" calcext:value-type="float">
            <text:p>8.5439829120343</text:p>
          </table:table-cell>
          <table:table-cell table:formula="of:=DEGREES(ATAN(ABS([.F635]-[.C635])/ABS([.E635]-[.B635])))" office:value-type="float" office:value="0.570176089962481" calcext:value-type="float">
            <text:p>0.570176089962481</text:p>
          </table:table-cell>
          <table:table-cell table:formula="of:=SQRT(POWER([.H635];2)+POWER([.I635];2)+POWER([.J635];2))" office:value-type="float" office:value="868.407570781223" calcext:value-type="float">
            <text:p>868.407570781223</text:p>
          </table:table-cell>
        </table:table-row>
        <table:table-row table:style-name="ro1">
          <table:table-cell office:value-type="float" office:value="79.0305" calcext:value-type="float">
            <text:p>79.0305</text:p>
          </table:table-cell>
          <table:table-cell office:value-type="float" office:value="259.31" calcext:value-type="float">
            <text:p>259.31</text:p>
          </table:table-cell>
          <table:table-cell office:value-type="float" office:value="41.8914" calcext:value-type="float">
            <text:p>41.8914</text:p>
          </table:table-cell>
          <table:table-cell office:value-type="float" office:value="80.0201" calcext:value-type="float">
            <text:p>80.0201</text:p>
          </table:table-cell>
          <table:table-cell office:value-type="float" office:value="247.866" calcext:value-type="float">
            <text:p>247.866</text:p>
          </table:table-cell>
          <table:table-cell office:value-type="float" office:value="41.9118" calcext:value-type="float">
            <text:p>41.9118</text:p>
          </table:table-cell>
          <table:table-cell/>
          <table:table-cell table:formula="of:=([.D636]-[.A636])/0.0166667" office:value-type="float" office:value="59.3758812482373" calcext:value-type="float">
            <text:p>59.3758812482373</text:p>
          </table:table-cell>
          <table:table-cell table:formula="of:=ABS([.E636]-[.B636])/0.0166667" office:value-type="float" office:value="686.638626722746" calcext:value-type="float">
            <text:p>686.638626722746</text:p>
          </table:table-cell>
          <table:table-cell table:formula="of:=([.F636]-[.C636])/0.0166667" office:value-type="float" office:value="1.22399755200503" calcext:value-type="float">
            <text:p>1.22399755200503</text:p>
          </table:table-cell>
          <table:table-cell table:formula="of:=DEGREES(ATAN(ABS([.F636]-[.C636])/ABS([.E636]-[.B636])))" office:value-type="float" office:value="0.10213497588475" calcext:value-type="float">
            <text:p>0.10213497588475</text:p>
          </table:table-cell>
          <table:table-cell table:formula="of:=SQRT(POWER([.H636];2)+POWER([.I636];2)+POWER([.J636];2))" office:value-type="float" office:value="689.202145347583" calcext:value-type="float">
            <text:p>689.202145347583</text:p>
          </table:table-cell>
        </table:table-row>
        <table:table-row table:style-name="ro1">
          <table:table-cell office:value-type="float" office:value="77.8163" calcext:value-type="float">
            <text:p>77.8163</text:p>
          </table:table-cell>
          <table:table-cell office:value-type="float" office:value="259.108" calcext:value-type="float">
            <text:p>259.108</text:p>
          </table:table-cell>
          <table:table-cell office:value-type="float" office:value="42.4175" calcext:value-type="float">
            <text:p>42.4175</text:p>
          </table:table-cell>
          <table:table-cell office:value-type="float" office:value="78.3624" calcext:value-type="float">
            <text:p>78.3624</text:p>
          </table:table-cell>
          <table:table-cell office:value-type="float" office:value="247.656" calcext:value-type="float">
            <text:p>247.656</text:p>
          </table:table-cell>
          <table:table-cell office:value-type="float" office:value="42.198" calcext:value-type="float">
            <text:p>42.198</text:p>
          </table:table-cell>
          <table:table-cell/>
          <table:table-cell table:formula="of:=([.D637]-[.A637])/0.0166667" office:value-type="float" office:value="32.7659344681308" calcext:value-type="float">
            <text:p>32.7659344681308</text:p>
          </table:table-cell>
          <table:table-cell table:formula="of:=ABS([.E637]-[.B637])/0.0166667" office:value-type="float" office:value="687.118625762748" calcext:value-type="float">
            <text:p>687.118625762748</text:p>
          </table:table-cell>
          <table:table-cell table:formula="of:=([.F637]-[.C637])/0.0166667" office:value-type="float" office:value="-13.1699736600525" calcext:value-type="float">
            <text:p>-13.1699736600525</text:p>
          </table:table-cell>
          <table:table-cell table:formula="of:=DEGREES(ATAN(ABS([.F637]-[.C637])/ABS([.E637]-[.B637])))" office:value-type="float" office:value="1.09805133304896" calcext:value-type="float">
            <text:p>1.09805133304896</text:p>
          </table:table-cell>
          <table:table-cell table:formula="of:=SQRT(POWER([.H637];2)+POWER([.I637];2)+POWER([.J637];2))" office:value-type="float" office:value="688.025479570244" calcext:value-type="float">
            <text:p>688.025479570244</text:p>
          </table:table-cell>
        </table:table-row>
        <table:table-row table:style-name="ro1">
          <table:table-cell office:value-type="float" office:value="79.4727" calcext:value-type="float">
            <text:p>79.4727</text:p>
          </table:table-cell>
          <table:table-cell office:value-type="float" office:value="256.93" calcext:value-type="float">
            <text:p>256.93</text:p>
          </table:table-cell>
          <table:table-cell office:value-type="float" office:value="42.2843" calcext:value-type="float">
            <text:p>42.2843</text:p>
          </table:table-cell>
          <table:table-cell office:value-type="float" office:value="80.634" calcext:value-type="float">
            <text:p>80.634</text:p>
          </table:table-cell>
          <table:table-cell office:value-type="float" office:value="243.374" calcext:value-type="float">
            <text:p>243.374</text:p>
          </table:table-cell>
          <table:table-cell office:value-type="float" office:value="42.4428" calcext:value-type="float">
            <text:p>42.4428</text:p>
          </table:table-cell>
          <table:table-cell/>
          <table:table-cell table:formula="of:=([.D638]-[.A638])/0.0166667" office:value-type="float" office:value="69.6778606442785" calcext:value-type="float">
            <text:p>69.6778606442785</text:p>
          </table:table-cell>
          <table:table-cell table:formula="of:=ABS([.E638]-[.B638])/0.0166667" office:value-type="float" office:value="813.358373283254" calcext:value-type="float">
            <text:p>813.358373283254</text:p>
          </table:table-cell>
          <table:table-cell table:formula="of:=([.F638]-[.C638])/0.0166667" office:value-type="float" office:value="9.50998098003783" calcext:value-type="float">
            <text:p>9.50998098003783</text:p>
          </table:table-cell>
          <table:table-cell table:formula="of:=DEGREES(ATAN(ABS([.F638]-[.C638])/ABS([.E638]-[.B638])))" office:value-type="float" office:value="0.669885456836183" calcext:value-type="float">
            <text:p>0.669885456836183</text:p>
          </table:table-cell>
          <table:table-cell table:formula="of:=SQRT(POWER([.H638];2)+POWER([.I638];2)+POWER([.J638];2))" office:value-type="float" office:value="816.392851139809" calcext:value-type="float">
            <text:p>816.392851139809</text:p>
          </table:table-cell>
        </table:table-row>
        <table:table-row table:style-name="ro1">
          <table:table-cell office:value-type="float" office:value="78.9916" calcext:value-type="float">
            <text:p>78.9916</text:p>
          </table:table-cell>
          <table:table-cell office:value-type="float" office:value="256.996" calcext:value-type="float">
            <text:p>256.996</text:p>
          </table:table-cell>
          <table:table-cell office:value-type="float" office:value="41.5583" calcext:value-type="float">
            <text:p>41.5583</text:p>
          </table:table-cell>
          <table:table-cell office:value-type="float" office:value="79.9559" calcext:value-type="float">
            <text:p>79.9559</text:p>
          </table:table-cell>
          <table:table-cell office:value-type="float" office:value="244.545" calcext:value-type="float">
            <text:p>244.545</text:p>
          </table:table-cell>
          <table:table-cell office:value-type="float" office:value="41.5464" calcext:value-type="float">
            <text:p>41.5464</text:p>
          </table:table-cell>
          <table:table-cell/>
          <table:table-cell table:formula="of:=([.D639]-[.A639])/0.0166667" office:value-type="float" office:value="57.8578842842311" calcext:value-type="float">
            <text:p>57.8578842842311</text:p>
          </table:table-cell>
          <table:table-cell table:formula="of:=ABS([.E639]-[.B639])/0.0166667" office:value-type="float" office:value="747.058505882988" calcext:value-type="float">
            <text:p>747.058505882988</text:p>
          </table:table-cell>
          <table:table-cell table:formula="of:=([.F639]-[.C639])/0.0166667" office:value-type="float" office:value="-0.71399857200311" calcext:value-type="float">
            <text:p>-0.71399857200311</text:p>
          </table:table-cell>
          <table:table-cell table:formula="of:=DEGREES(ATAN(ABS([.F639]-[.C639])/ABS([.E639]-[.B639])))" office:value-type="float" office:value="0.0547602255724805" calcext:value-type="float">
            <text:p>0.054760225572481</text:p>
          </table:table-cell>
          <table:table-cell table:formula="of:=SQRT(POWER([.H639];2)+POWER([.I639];2)+POWER([.J639];2))" office:value-type="float" office:value="749.295973417668" calcext:value-type="float">
            <text:p>749.295973417668</text:p>
          </table:table-cell>
        </table:table-row>
        <table:table-row table:style-name="ro1">
          <table:table-cell office:value-type="float" office:value="80.3014" calcext:value-type="float">
            <text:p>80.3014</text:p>
          </table:table-cell>
          <table:table-cell office:value-type="float" office:value="250.121" calcext:value-type="float">
            <text:p>250.121</text:p>
          </table:table-cell>
          <table:table-cell office:value-type="float" office:value="41.996" calcext:value-type="float">
            <text:p>41.996</text:p>
          </table:table-cell>
          <table:table-cell office:value-type="float" office:value="81.6811" calcext:value-type="float">
            <text:p>81.6811</text:p>
          </table:table-cell>
          <table:table-cell office:value-type="float" office:value="238.123" calcext:value-type="float">
            <text:p>238.123</text:p>
          </table:table-cell>
          <table:table-cell office:value-type="float" office:value="41.7235" calcext:value-type="float">
            <text:p>41.7235</text:p>
          </table:table-cell>
          <table:table-cell/>
          <table:table-cell table:formula="of:=([.D640]-[.A640])/0.0166667" office:value-type="float" office:value="82.7818344363311" calcext:value-type="float">
            <text:p>82.7818344363311</text:p>
          </table:table-cell>
          <table:table-cell table:formula="of:=ABS([.E640]-[.B640])/0.0166667" office:value-type="float" office:value="719.878560242881" calcext:value-type="float">
            <text:p>719.878560242881</text:p>
          </table:table-cell>
          <table:table-cell table:formula="of:=([.F640]-[.C640])/0.0166667" office:value-type="float" office:value="-16.3499673000655" calcext:value-type="float">
            <text:p>-16.3499673000655</text:p>
          </table:table-cell>
          <table:table-cell table:formula="of:=DEGREES(ATAN(ABS([.F640]-[.C640])/ABS([.E640]-[.B640])))" office:value-type="float" office:value="1.30108485794958" calcext:value-type="float">
            <text:p>1.30108485794958</text:p>
          </table:table-cell>
          <table:table-cell table:formula="of:=SQRT(POWER([.H640];2)+POWER([.I640];2)+POWER([.J640];2))" office:value-type="float" office:value="724.807074358908" calcext:value-type="float">
            <text:p>724.807074358908</text:p>
          </table:table-cell>
        </table:table-row>
        <table:table-row table:style-name="ro1">
          <table:table-cell office:value-type="float" office:value="71.2703" calcext:value-type="float">
            <text:p>71.2703</text:p>
          </table:table-cell>
          <table:table-cell office:value-type="float" office:value="254.957" calcext:value-type="float">
            <text:p>254.957</text:p>
          </table:table-cell>
          <table:table-cell office:value-type="float" office:value="41.4951" calcext:value-type="float">
            <text:p>41.4951</text:p>
          </table:table-cell>
          <table:table-cell office:value-type="float" office:value="72.2027" calcext:value-type="float">
            <text:p>72.2027</text:p>
          </table:table-cell>
          <table:table-cell office:value-type="float" office:value="241.397" calcext:value-type="float">
            <text:p>241.397</text:p>
          </table:table-cell>
          <table:table-cell office:value-type="float" office:value="41.4672" calcext:value-type="float">
            <text:p>41.4672</text:p>
          </table:table-cell>
          <table:table-cell/>
          <table:table-cell table:formula="of:=([.D641]-[.A641])/0.0166667" office:value-type="float" office:value="55.943888112223" calcext:value-type="float">
            <text:p>55.943888112223</text:p>
          </table:table-cell>
          <table:table-cell table:formula="of:=ABS([.E641]-[.B641])/0.0166667" office:value-type="float" office:value="813.598372803255" calcext:value-type="float">
            <text:p>813.598372803255</text:p>
          </table:table-cell>
          <table:table-cell table:formula="of:=([.F641]-[.C641])/0.0166667" office:value-type="float" office:value="-1.67399665200684" calcext:value-type="float">
            <text:p>-1.67399665200684</text:p>
          </table:table-cell>
          <table:table-cell table:formula="of:=DEGREES(ATAN(ABS([.F641]-[.C641])/ABS([.E641]-[.B641])))" office:value-type="float" office:value="0.117887167599701" calcext:value-type="float">
            <text:p>0.117887167599701</text:p>
          </table:table-cell>
          <table:table-cell table:formula="of:=SQRT(POWER([.H641];2)+POWER([.I641];2)+POWER([.J641];2))" office:value-type="float" office:value="815.5212033479" calcext:value-type="float">
            <text:p>815.5212033479</text:p>
          </table:table-cell>
        </table:table-row>
        <table:table-row table:style-name="ro1">
          <table:table-cell office:value-type="float" office:value="65.4852" calcext:value-type="float">
            <text:p>65.4852</text:p>
          </table:table-cell>
          <table:table-cell office:value-type="float" office:value="256.446" calcext:value-type="float">
            <text:p>256.446</text:p>
          </table:table-cell>
          <table:table-cell office:value-type="float" office:value="41.5374" calcext:value-type="float">
            <text:p>41.5374</text:p>
          </table:table-cell>
          <table:table-cell office:value-type="float" office:value="66.0923" calcext:value-type="float">
            <text:p>66.0923</text:p>
          </table:table-cell>
          <table:table-cell office:value-type="float" office:value="244.999" calcext:value-type="float">
            <text:p>244.999</text:p>
          </table:table-cell>
          <table:table-cell office:value-type="float" office:value="40.894" calcext:value-type="float">
            <text:p>40.894</text:p>
          </table:table-cell>
          <table:table-cell/>
          <table:table-cell table:formula="of:=([.D642]-[.A642])/0.0166667" office:value-type="float" office:value="36.425927148145" calcext:value-type="float">
            <text:p>36.425927148145</text:p>
          </table:table-cell>
          <table:table-cell table:formula="of:=ABS([.E642]-[.B642])/0.0166667" office:value-type="float" office:value="686.818626362749" calcext:value-type="float">
            <text:p>686.818626362749</text:p>
          </table:table-cell>
          <table:table-cell table:formula="of:=([.F642]-[.C642])/0.0166667" office:value-type="float" office:value="-38.6039227921544" calcext:value-type="float">
            <text:p>-38.6039227921544</text:p>
          </table:table-cell>
          <table:table-cell table:formula="of:=DEGREES(ATAN(ABS([.F642]-[.C642])/ABS([.E642]-[.B642])))" office:value-type="float" office:value="3.21703131416912" calcext:value-type="float">
            <text:p>3.21703131416912</text:p>
          </table:table-cell>
          <table:table-cell table:formula="of:=SQRT(POWER([.H642];2)+POWER([.I642];2)+POWER([.J642];2))" office:value-type="float" office:value="688.866414148896" calcext:value-type="float">
            <text:p>688.866414148896</text:p>
          </table:table-cell>
        </table:table-row>
        <table:table-row table:style-name="ro1">
          <table:table-cell office:value-type="float" office:value="65.7361" calcext:value-type="float">
            <text:p>65.7361</text:p>
          </table:table-cell>
          <table:table-cell office:value-type="float" office:value="255.344" calcext:value-type="float">
            <text:p>255.344</text:p>
          </table:table-cell>
          <table:table-cell office:value-type="float" office:value="41.2427" calcext:value-type="float">
            <text:p>41.2427</text:p>
          </table:table-cell>
          <table:table-cell office:value-type="float" office:value="66.5905" calcext:value-type="float">
            <text:p>66.5905</text:p>
          </table:table-cell>
          <table:table-cell office:value-type="float" office:value="242.765" calcext:value-type="float">
            <text:p>242.765</text:p>
          </table:table-cell>
          <table:table-cell office:value-type="float" office:value="41.2807" calcext:value-type="float">
            <text:p>41.2807</text:p>
          </table:table-cell>
          <table:table-cell/>
          <table:table-cell table:formula="of:=([.D643]-[.A643])/0.0166667" office:value-type="float" office:value="51.2638974722058" calcext:value-type="float">
            <text:p>51.2638974722058</text:p>
          </table:table-cell>
          <table:table-cell table:formula="of:=ABS([.E643]-[.B643])/0.0166667" office:value-type="float" office:value="754.738490523019" calcext:value-type="float">
            <text:p>754.738490523019</text:p>
          </table:table-cell>
          <table:table-cell table:formula="of:=([.F643]-[.C643])/0.0166667" office:value-type="float" office:value="2.27999544000935" calcext:value-type="float">
            <text:p>2.27999544000935</text:p>
          </table:table-cell>
          <table:table-cell table:formula="of:=DEGREES(ATAN(ABS([.F643]-[.C643])/ABS([.E643]-[.B643])))" office:value-type="float" office:value="0.173084744292443" calcext:value-type="float">
            <text:p>0.173084744292443</text:p>
          </table:table-cell>
          <table:table-cell table:formula="of:=SQRT(POWER([.H643];2)+POWER([.I643];2)+POWER([.J643];2))" office:value-type="float" office:value="756.480914921331" calcext:value-type="float">
            <text:p>756.480914921331</text:p>
          </table:table-cell>
        </table:table-row>
        <table:table-row table:style-name="ro1">
          <table:table-cell office:value-type="float" office:value="62.4207" calcext:value-type="float">
            <text:p>62.4207</text:p>
          </table:table-cell>
          <table:table-cell office:value-type="float" office:value="265.635" calcext:value-type="float">
            <text:p>265.635</text:p>
          </table:table-cell>
          <table:table-cell office:value-type="float" office:value="41.7251" calcext:value-type="float">
            <text:p>41.7251</text:p>
          </table:table-cell>
          <table:table-cell office:value-type="float" office:value="62.6212" calcext:value-type="float">
            <text:p>62.6212</text:p>
          </table:table-cell>
          <table:table-cell office:value-type="float" office:value="254.776" calcext:value-type="float">
            <text:p>254.776</text:p>
          </table:table-cell>
          <table:table-cell office:value-type="float" office:value="41.3695" calcext:value-type="float">
            <text:p>41.3695</text:p>
          </table:table-cell>
          <table:table-cell/>
          <table:table-cell table:formula="of:=([.D644]-[.A644])/0.0166667" office:value-type="float" office:value="12.0299759400484" calcext:value-type="float">
            <text:p>12.0299759400484</text:p>
          </table:table-cell>
          <table:table-cell table:formula="of:=ABS([.E644]-[.B644])/0.0166667" office:value-type="float" office:value="651.538696922605" calcext:value-type="float">
            <text:p>651.538696922605</text:p>
          </table:table-cell>
          <table:table-cell table:formula="of:=([.F644]-[.C644])/0.0166667" office:value-type="float" office:value="-21.3359573280851" calcext:value-type="float">
            <text:p>-21.3359573280851</text:p>
          </table:table-cell>
          <table:table-cell table:formula="of:=DEGREES(ATAN(ABS([.F644]-[.C644])/ABS([.E644]-[.B644])))" office:value-type="float" office:value="1.87559636553098" calcext:value-type="float">
            <text:p>1.87559636553098</text:p>
          </table:table-cell>
          <table:table-cell table:formula="of:=SQRT(POWER([.H644];2)+POWER([.I644];2)+POWER([.J644];2))" office:value-type="float" office:value="651.998939403915" calcext:value-type="float">
            <text:p>651.998939403915</text:p>
          </table:table-cell>
        </table:table-row>
        <table:table-row table:style-name="ro1">
          <table:table-cell office:value-type="float" office:value="59.4011" calcext:value-type="float">
            <text:p>59.4011</text:p>
          </table:table-cell>
          <table:table-cell office:value-type="float" office:value="258.876" calcext:value-type="float">
            <text:p>258.876</text:p>
          </table:table-cell>
          <table:table-cell office:value-type="float" office:value="41.9086" calcext:value-type="float">
            <text:p>41.9086</text:p>
          </table:table-cell>
          <table:table-cell office:value-type="float" office:value="59.9091" calcext:value-type="float">
            <text:p>59.9091</text:p>
          </table:table-cell>
          <table:table-cell office:value-type="float" office:value="248.277" calcext:value-type="float">
            <text:p>248.277</text:p>
          </table:table-cell>
          <table:table-cell office:value-type="float" office:value="41.7954" calcext:value-type="float">
            <text:p>41.7954</text:p>
          </table:table-cell>
          <table:table-cell/>
          <table:table-cell table:formula="of:=([.D645]-[.A645])/0.0166667" office:value-type="float" office:value="30.4799390401221" calcext:value-type="float">
            <text:p>30.4799390401221</text:p>
          </table:table-cell>
          <table:table-cell table:formula="of:=ABS([.E645]-[.B645])/0.0166667" office:value-type="float" office:value="635.938728122543" calcext:value-type="float">
            <text:p>635.938728122543</text:p>
          </table:table-cell>
          <table:table-cell table:formula="of:=([.F645]-[.C645])/0.0166667" office:value-type="float" office:value="-6.79198641602711" calcext:value-type="float">
            <text:p>-6.79198641602711</text:p>
          </table:table-cell>
          <table:table-cell table:formula="of:=DEGREES(ATAN(ABS([.F645]-[.C645])/ABS([.E645]-[.B645])))" office:value-type="float" office:value="0.611910146961916" calcext:value-type="float">
            <text:p>0.611910146961916</text:p>
          </table:table-cell>
          <table:table-cell table:formula="of:=SQRT(POWER([.H645];2)+POWER([.I645];2)+POWER([.J645];2))" office:value-type="float" office:value="636.70497382185" calcext:value-type="float">
            <text:p>636.70497382185</text:p>
          </table:table-cell>
        </table:table-row>
        <table:table-row table:style-name="ro1">
          <table:table-cell office:value-type="float" office:value="58.9493" calcext:value-type="float">
            <text:p>58.9493</text:p>
          </table:table-cell>
          <table:table-cell office:value-type="float" office:value="266.345" calcext:value-type="float">
            <text:p>266.345</text:p>
          </table:table-cell>
          <table:table-cell office:value-type="float" office:value="41.1525" calcext:value-type="float">
            <text:p>41.1525</text:p>
          </table:table-cell>
          <table:table-cell office:value-type="float" office:value="60.2316" calcext:value-type="float">
            <text:p>60.2316</text:p>
          </table:table-cell>
          <table:table-cell office:value-type="float" office:value="254.3" calcext:value-type="float">
            <text:p>254.3</text:p>
          </table:table-cell>
          <table:table-cell office:value-type="float" office:value="41.4739" calcext:value-type="float">
            <text:p>41.4739</text:p>
          </table:table-cell>
          <table:table-cell/>
          <table:table-cell table:formula="of:=([.D646]-[.A646])/0.0166667" office:value-type="float" office:value="76.9378461243077" calcext:value-type="float">
            <text:p>76.9378461243077</text:p>
          </table:table-cell>
          <table:table-cell table:formula="of:=ABS([.E646]-[.B646])/0.0166667" office:value-type="float" office:value="722.698554602892" calcext:value-type="float">
            <text:p>722.698554602892</text:p>
          </table:table-cell>
          <table:table-cell table:formula="of:=([.F646]-[.C646])/0.0166667" office:value-type="float" office:value="19.283961432077" calcext:value-type="float">
            <text:p>19.283961432077</text:p>
          </table:table-cell>
          <table:table-cell table:formula="of:=DEGREES(ATAN(ABS([.F646]-[.C646])/ABS([.E646]-[.B646])))" office:value-type="float" office:value="1.52847612779965" calcext:value-type="float">
            <text:p>1.52847612779965</text:p>
          </table:table-cell>
          <table:table-cell table:formula="of:=SQRT(POWER([.H646];2)+POWER([.I646];2)+POWER([.J646];2))" office:value-type="float" office:value="727.03817242279" calcext:value-type="float">
            <text:p>727.03817242279</text:p>
          </table:table-cell>
        </table:table-row>
        <table:table-row table:style-name="ro1">
          <table:table-cell office:value-type="float" office:value="57.8362" calcext:value-type="float">
            <text:p>57.8362</text:p>
          </table:table-cell>
          <table:table-cell office:value-type="float" office:value="262.347" calcext:value-type="float">
            <text:p>262.347</text:p>
          </table:table-cell>
          <table:table-cell office:value-type="float" office:value="41.3429" calcext:value-type="float">
            <text:p>41.3429</text:p>
          </table:table-cell>
          <table:table-cell office:value-type="float" office:value="59.4334" calcext:value-type="float">
            <text:p>59.4334</text:p>
          </table:table-cell>
          <table:table-cell office:value-type="float" office:value="248.21" calcext:value-type="float">
            <text:p>248.21</text:p>
          </table:table-cell>
          <table:table-cell office:value-type="float" office:value="41.576" calcext:value-type="float">
            <text:p>41.576</text:p>
          </table:table-cell>
          <table:table-cell/>
          <table:table-cell table:formula="of:=([.D647]-[.A647])/0.0166667" office:value-type="float" office:value="95.8318083363834" calcext:value-type="float">
            <text:p>95.8318083363834</text:p>
          </table:table-cell>
          <table:table-cell table:formula="of:=ABS([.E647]-[.B647])/0.0166667" office:value-type="float" office:value="848.218303563391" calcext:value-type="float">
            <text:p>848.218303563391</text:p>
          </table:table-cell>
          <table:table-cell table:formula="of:=([.F647]-[.C647])/0.0166667" office:value-type="float" office:value="13.985972028056" calcext:value-type="float">
            <text:p>13.985972028056</text:p>
          </table:table-cell>
          <table:table-cell table:formula="of:=DEGREES(ATAN(ABS([.F647]-[.C647])/ABS([.E647]-[.B647])))" office:value-type="float" office:value="0.94464426995507" calcext:value-type="float">
            <text:p>0.94464426995507</text:p>
          </table:table-cell>
          <table:table-cell table:formula="of:=SQRT(POWER([.H647];2)+POWER([.I647];2)+POWER([.J647];2))" office:value-type="float" office:value="853.729250642467" calcext:value-type="float">
            <text:p>853.729250642467</text:p>
          </table:table-cell>
        </table:table-row>
        <table:table-row table:style-name="ro1">
          <table:table-cell office:value-type="float" office:value="53.0836" calcext:value-type="float">
            <text:p>53.0836</text:p>
          </table:table-cell>
          <table:table-cell office:value-type="float" office:value="265.091" calcext:value-type="float">
            <text:p>265.091</text:p>
          </table:table-cell>
          <table:table-cell office:value-type="float" office:value="41.1753" calcext:value-type="float">
            <text:p>41.1753</text:p>
          </table:table-cell>
          <table:table-cell office:value-type="float" office:value="54.3235" calcext:value-type="float">
            <text:p>54.3235</text:p>
          </table:table-cell>
          <table:table-cell office:value-type="float" office:value="251.811" calcext:value-type="float">
            <text:p>251.811</text:p>
          </table:table-cell>
          <table:table-cell office:value-type="float" office:value="41.4813" calcext:value-type="float">
            <text:p>41.4813</text:p>
          </table:table-cell>
          <table:table-cell/>
          <table:table-cell table:formula="of:=([.D648]-[.A648])/0.0166667" office:value-type="float" office:value="74.3938512122979" calcext:value-type="float">
            <text:p>74.3938512122979</text:p>
          </table:table-cell>
          <table:table-cell table:formula="of:=ABS([.E648]-[.B648])/0.0166667" office:value-type="float" office:value="796.798406403187" calcext:value-type="float">
            <text:p>796.798406403187</text:p>
          </table:table-cell>
          <table:table-cell table:formula="of:=([.F648]-[.C648])/0.0166667" office:value-type="float" office:value="18.3599632800733" calcext:value-type="float">
            <text:p>18.3599632800733</text:p>
          </table:table-cell>
          <table:table-cell table:formula="of:=DEGREES(ATAN(ABS([.F648]-[.C648])/ABS([.E648]-[.B648])))" office:value-type="float" office:value="1.3199854372563" calcext:value-type="float">
            <text:p>1.3199854372563</text:p>
          </table:table-cell>
          <table:table-cell table:formula="of:=SQRT(POWER([.H648];2)+POWER([.I648];2)+POWER([.J648];2))" office:value-type="float" office:value="800.474380474792" calcext:value-type="float">
            <text:p>800.474380474792</text:p>
          </table:table-cell>
        </table:table-row>
        <table:table-row table:style-name="ro1">
          <table:table-cell office:value-type="float" office:value="54.0713" calcext:value-type="float">
            <text:p>54.0713</text:p>
          </table:table-cell>
          <table:table-cell office:value-type="float" office:value="265.239" calcext:value-type="float">
            <text:p>265.239</text:p>
          </table:table-cell>
          <table:table-cell office:value-type="float" office:value="41.629" calcext:value-type="float">
            <text:p>41.629</text:p>
          </table:table-cell>
          <table:table-cell office:value-type="float" office:value="56.0375" calcext:value-type="float">
            <text:p>56.0375</text:p>
          </table:table-cell>
          <table:table-cell office:value-type="float" office:value="250.912" calcext:value-type="float">
            <text:p>250.912</text:p>
          </table:table-cell>
          <table:table-cell office:value-type="float" office:value="42.0919" calcext:value-type="float">
            <text:p>42.0919</text:p>
          </table:table-cell>
          <table:table-cell/>
          <table:table-cell table:formula="of:=([.D649]-[.A649])/0.0166667" office:value-type="float" office:value="117.971764056472" calcext:value-type="float">
            <text:p>117.971764056472</text:p>
          </table:table-cell>
          <table:table-cell table:formula="of:=ABS([.E649]-[.B649])/0.0166667" office:value-type="float" office:value="859.618280763437" calcext:value-type="float">
            <text:p>859.618280763437</text:p>
          </table:table-cell>
          <table:table-cell table:formula="of:=([.F649]-[.C649])/0.0166667" office:value-type="float" office:value="27.7739444521114" calcext:value-type="float">
            <text:p>27.7739444521114</text:p>
          </table:table-cell>
          <table:table-cell table:formula="of:=DEGREES(ATAN(ABS([.F649]-[.C649])/ABS([.E649]-[.B649])))" office:value-type="float" office:value="1.85056139879894" calcext:value-type="float">
            <text:p>1.85056139879894</text:p>
          </table:table-cell>
          <table:table-cell table:formula="of:=SQRT(POWER([.H649];2)+POWER([.I649];2)+POWER([.J649];2))" office:value-type="float" office:value="868.119990397475" calcext:value-type="float">
            <text:p>868.119990397475</text:p>
          </table:table-cell>
        </table:table-row>
        <table:table-row table:style-name="ro1">
          <table:table-cell office:value-type="float" office:value="54.0744" calcext:value-type="float">
            <text:p>54.0744</text:p>
          </table:table-cell>
          <table:table-cell office:value-type="float" office:value="258.903" calcext:value-type="float">
            <text:p>258.903</text:p>
          </table:table-cell>
          <table:table-cell office:value-type="float" office:value="42.1978" calcext:value-type="float">
            <text:p>42.1978</text:p>
          </table:table-cell>
          <table:table-cell office:value-type="float" office:value="55.223" calcext:value-type="float">
            <text:p>55.223</text:p>
          </table:table-cell>
          <table:table-cell office:value-type="float" office:value="247.154" calcext:value-type="float">
            <text:p>247.154</text:p>
          </table:table-cell>
          <table:table-cell office:value-type="float" office:value="42.27" calcext:value-type="float">
            <text:p>42.27</text:p>
          </table:table-cell>
          <table:table-cell/>
          <table:table-cell table:formula="of:=([.D650]-[.A650])/0.0166667" office:value-type="float" office:value="68.9158621682758" calcext:value-type="float">
            <text:p>68.9158621682758</text:p>
          </table:table-cell>
          <table:table-cell table:formula="of:=ABS([.E650]-[.B650])/0.0166667" office:value-type="float" office:value="704.938590122821" calcext:value-type="float">
            <text:p>704.938590122821</text:p>
          </table:table-cell>
          <table:table-cell table:formula="of:=([.F650]-[.C650])/0.0166667" office:value-type="float" office:value="4.33199133601746" calcext:value-type="float">
            <text:p>4.33199133601746</text:p>
          </table:table-cell>
          <table:table-cell table:formula="of:=DEGREES(ATAN(ABS([.F650]-[.C650])/ABS([.E650]-[.B650])))" office:value-type="float" office:value="0.352089812681647" calcext:value-type="float">
            <text:p>0.352089812681647</text:p>
          </table:table-cell>
          <table:table-cell table:formula="of:=SQRT(POWER([.H650];2)+POWER([.I650];2)+POWER([.J650];2))" office:value-type="float" office:value="708.312486161075" calcext:value-type="float">
            <text:p>708.312486161075</text:p>
          </table:table-cell>
        </table:table-row>
        <table:table-row table:style-name="ro1">
          <table:table-cell office:value-type="float" office:value="53.8733" calcext:value-type="float">
            <text:p>53.8733</text:p>
          </table:table-cell>
          <table:table-cell office:value-type="float" office:value="263.941" calcext:value-type="float">
            <text:p>263.941</text:p>
          </table:table-cell>
          <table:table-cell office:value-type="float" office:value="41.6027" calcext:value-type="float">
            <text:p>41.6027</text:p>
          </table:table-cell>
          <table:table-cell office:value-type="float" office:value="55.3232" calcext:value-type="float">
            <text:p>55.3232</text:p>
          </table:table-cell>
          <table:table-cell office:value-type="float" office:value="250.784" calcext:value-type="float">
            <text:p>250.784</text:p>
          </table:table-cell>
          <table:table-cell office:value-type="float" office:value="41.884" calcext:value-type="float">
            <text:p>41.884</text:p>
          </table:table-cell>
          <table:table-cell/>
          <table:table-cell table:formula="of:=([.D651]-[.A651])/0.0166667" office:value-type="float" office:value="86.993826012348" calcext:value-type="float">
            <text:p>86.993826012348</text:p>
          </table:table-cell>
          <table:table-cell table:formula="of:=ABS([.E651]-[.B651])/0.0166667" office:value-type="float" office:value="789.418421163157" calcext:value-type="float">
            <text:p>789.418421163157</text:p>
          </table:table-cell>
          <table:table-cell table:formula="of:=([.F651]-[.C651])/0.0166667" office:value-type="float" office:value="16.8779662440676" calcext:value-type="float">
            <text:p>16.8779662440676</text:p>
          </table:table-cell>
          <table:table-cell table:formula="of:=DEGREES(ATAN(ABS([.F651]-[.C651])/ABS([.E651]-[.B651])))" office:value-type="float" office:value="1.22481170697805" calcext:value-type="float">
            <text:p>1.22481170697805</text:p>
          </table:table-cell>
          <table:table-cell table:formula="of:=SQRT(POWER([.H651];2)+POWER([.I651];2)+POWER([.J651];2))" office:value-type="float" office:value="794.376633078122" calcext:value-type="float">
            <text:p>794.376633078122</text:p>
          </table:table-cell>
        </table:table-row>
        <table:table-row table:style-name="ro1">
          <table:table-cell office:value-type="float" office:value="54.1998" calcext:value-type="float">
            <text:p>54.1998</text:p>
          </table:table-cell>
          <table:table-cell office:value-type="float" office:value="255.333" calcext:value-type="float">
            <text:p>255.333</text:p>
          </table:table-cell>
          <table:table-cell office:value-type="float" office:value="41.8365" calcext:value-type="float">
            <text:p>41.8365</text:p>
          </table:table-cell>
          <table:table-cell office:value-type="float" office:value="55.3707" calcext:value-type="float">
            <text:p>55.3707</text:p>
          </table:table-cell>
          <table:table-cell office:value-type="float" office:value="242.651" calcext:value-type="float">
            <text:p>242.651</text:p>
          </table:table-cell>
          <table:table-cell office:value-type="float" office:value="41.6437" calcext:value-type="float">
            <text:p>41.6437</text:p>
          </table:table-cell>
          <table:table-cell/>
          <table:table-cell table:formula="of:=([.D652]-[.A652])/0.0166667" office:value-type="float" office:value="70.2538594922808" calcext:value-type="float">
            <text:p>70.2538594922808</text:p>
          </table:table-cell>
          <table:table-cell table:formula="of:=ABS([.E652]-[.B652])/0.0166667" office:value-type="float" office:value="760.918478163043" calcext:value-type="float">
            <text:p>760.918478163043</text:p>
          </table:table-cell>
          <table:table-cell table:formula="of:=([.F652]-[.C652])/0.0166667" office:value-type="float" office:value="-11.5679768640462" calcext:value-type="float">
            <text:p>-11.5679768640462</text:p>
          </table:table-cell>
          <table:table-cell table:formula="of:=DEGREES(ATAN(ABS([.F652]-[.C652])/ABS([.E652]-[.B652])))" office:value-type="float" office:value="0.870980553067714" calcext:value-type="float">
            <text:p>0.870980553067714</text:p>
          </table:table-cell>
          <table:table-cell table:formula="of:=SQRT(POWER([.H652];2)+POWER([.I652];2)+POWER([.J652];2))" office:value-type="float" office:value="764.24233936118" calcext:value-type="float">
            <text:p>764.24233936118</text:p>
          </table:table-cell>
        </table:table-row>
        <table:table-row table:style-name="ro1">
          <table:table-cell office:value-type="float" office:value="54.6402" calcext:value-type="float">
            <text:p>54.6402</text:p>
          </table:table-cell>
          <table:table-cell office:value-type="float" office:value="256.608" calcext:value-type="float">
            <text:p>256.608</text:p>
          </table:table-cell>
          <table:table-cell office:value-type="float" office:value="42.0959" calcext:value-type="float">
            <text:p>42.0959</text:p>
          </table:table-cell>
          <table:table-cell office:value-type="float" office:value="56.0338" calcext:value-type="float">
            <text:p>56.0338</text:p>
          </table:table-cell>
          <table:table-cell office:value-type="float" office:value="243.926" calcext:value-type="float">
            <text:p>243.926</text:p>
          </table:table-cell>
          <table:table-cell office:value-type="float" office:value="41.8816" calcext:value-type="float">
            <text:p>41.8816</text:p>
          </table:table-cell>
          <table:table-cell/>
          <table:table-cell table:formula="of:=([.D653]-[.A653])/0.0166667" office:value-type="float" office:value="83.6158327683344" calcext:value-type="float">
            <text:p>83.6158327683344</text:p>
          </table:table-cell>
          <table:table-cell table:formula="of:=ABS([.E653]-[.B653])/0.0166667" office:value-type="float" office:value="760.918478163045" calcext:value-type="float">
            <text:p>760.918478163045</text:p>
          </table:table-cell>
          <table:table-cell table:formula="of:=([.F653]-[.C653])/0.0166667" office:value-type="float" office:value="-12.8579742840515" calcext:value-type="float">
            <text:p>-12.8579742840515</text:p>
          </table:table-cell>
          <table:table-cell table:formula="of:=DEGREES(ATAN(ABS([.F653]-[.C653])/ABS([.E653]-[.B653])))" office:value-type="float" office:value="0.968089976225889" calcext:value-type="float">
            <text:p>0.968089976225889</text:p>
          </table:table-cell>
          <table:table-cell table:formula="of:=SQRT(POWER([.H653];2)+POWER([.I653];2)+POWER([.J653];2))" office:value-type="float" office:value="765.606860864109" calcext:value-type="float">
            <text:p>765.606860864109</text:p>
          </table:table-cell>
        </table:table-row>
        <table:table-row table:style-name="ro1">
          <table:table-cell office:value-type="float" office:value="57.8602" calcext:value-type="float">
            <text:p>57.8602</text:p>
          </table:table-cell>
          <table:table-cell office:value-type="float" office:value="253.703" calcext:value-type="float">
            <text:p>253.703</text:p>
          </table:table-cell>
          <table:table-cell office:value-type="float" office:value="42.0755" calcext:value-type="float">
            <text:p>42.0755</text:p>
          </table:table-cell>
          <table:table-cell office:value-type="float" office:value="59.8275" calcext:value-type="float">
            <text:p>59.8275</text:p>
          </table:table-cell>
          <table:table-cell office:value-type="float" office:value="242.452" calcext:value-type="float">
            <text:p>242.452</text:p>
          </table:table-cell>
          <table:table-cell office:value-type="float" office:value="42.0997" calcext:value-type="float">
            <text:p>42.0997</text:p>
          </table:table-cell>
          <table:table-cell/>
          <table:table-cell table:formula="of:=([.D654]-[.A654])/0.0166667" office:value-type="float" office:value="118.037763924472" calcext:value-type="float">
            <text:p>118.037763924472</text:p>
          </table:table-cell>
          <table:table-cell table:formula="of:=ABS([.E654]-[.B654])/0.0166667" office:value-type="float" office:value="675.058649882701" calcext:value-type="float">
            <text:p>675.058649882701</text:p>
          </table:table-cell>
          <table:table-cell table:formula="of:=([.F654]-[.C654])/0.0166667" office:value-type="float" office:value="1.45199709600583" calcext:value-type="float">
            <text:p>1.45199709600583</text:p>
          </table:table-cell>
          <table:table-cell table:formula="of:=DEGREES(ATAN(ABS([.F654]-[.C654])/ABS([.E654]-[.B654])))" office:value-type="float" office:value="0.123238443332978" calcext:value-type="float">
            <text:p>0.123238443332978</text:p>
          </table:table-cell>
          <table:table-cell table:formula="of:=SQRT(POWER([.H654];2)+POWER([.I654];2)+POWER([.J654];2))" office:value-type="float" office:value="685.302271110574" calcext:value-type="float">
            <text:p>685.302271110574</text:p>
          </table:table-cell>
        </table:table-row>
        <table:table-row table:style-name="ro1">
          <table:table-cell office:value-type="float" office:value="57.8717" calcext:value-type="float">
            <text:p>57.8717</text:p>
          </table:table-cell>
          <table:table-cell office:value-type="float" office:value="253.62" calcext:value-type="float">
            <text:p>253.62</text:p>
          </table:table-cell>
          <table:table-cell office:value-type="float" office:value="42.5654" calcext:value-type="float">
            <text:p>42.5654</text:p>
          </table:table-cell>
          <table:table-cell office:value-type="float" office:value="59.9042" calcext:value-type="float">
            <text:p>59.9042</text:p>
          </table:table-cell>
          <table:table-cell office:value-type="float" office:value="240.063" calcext:value-type="float">
            <text:p>240.063</text:p>
          </table:table-cell>
          <table:table-cell office:value-type="float" office:value="42.976" calcext:value-type="float">
            <text:p>42.976</text:p>
          </table:table-cell>
          <table:table-cell/>
          <table:table-cell table:formula="of:=([.D655]-[.A655])/0.0166667" office:value-type="float" office:value="121.949756100488" calcext:value-type="float">
            <text:p>121.949756100488</text:p>
          </table:table-cell>
          <table:table-cell table:formula="of:=ABS([.E655]-[.B655])/0.0166667" office:value-type="float" office:value="813.418373163255" calcext:value-type="float">
            <text:p>813.418373163255</text:p>
          </table:table-cell>
          <table:table-cell table:formula="of:=([.F655]-[.C655])/0.0166667" office:value-type="float" office:value="24.6359507280987" calcext:value-type="float">
            <text:p>24.6359507280987</text:p>
          </table:table-cell>
          <table:table-cell table:formula="of:=DEGREES(ATAN(ABS([.F655]-[.C655])/ABS([.E655]-[.B655])))" office:value-type="float" office:value="1.73478333535317" calcext:value-type="float">
            <text:p>1.73478333535317</text:p>
          </table:table-cell>
          <table:table-cell table:formula="of:=SQRT(POWER([.H655];2)+POWER([.I655];2)+POWER([.J655];2))" office:value-type="float" office:value="822.877951388176" calcext:value-type="float">
            <text:p>822.877951388176</text:p>
          </table:table-cell>
        </table:table-row>
        <table:table-row table:style-name="ro1">
          <table:table-cell office:value-type="float" office:value="55.8836" calcext:value-type="float">
            <text:p>55.8836</text:p>
          </table:table-cell>
          <table:table-cell office:value-type="float" office:value="262.976" calcext:value-type="float">
            <text:p>262.976</text:p>
          </table:table-cell>
          <table:table-cell office:value-type="float" office:value="42.4712" calcext:value-type="float">
            <text:p>42.4712</text:p>
          </table:table-cell>
          <table:table-cell office:value-type="float" office:value="57.7032" calcext:value-type="float">
            <text:p>57.7032</text:p>
          </table:table-cell>
          <table:table-cell office:value-type="float" office:value="251.212" calcext:value-type="float">
            <text:p>251.212</text:p>
          </table:table-cell>
          <table:table-cell office:value-type="float" office:value="42.4981" calcext:value-type="float">
            <text:p>42.4981</text:p>
          </table:table-cell>
          <table:table-cell/>
          <table:table-cell table:formula="of:=([.D656]-[.A656])/0.0166667" office:value-type="float" office:value="109.175781648437" calcext:value-type="float">
            <text:p>109.175781648437</text:p>
          </table:table-cell>
          <table:table-cell table:formula="of:=ABS([.E656]-[.B656])/0.0166667" office:value-type="float" office:value="705.838588322824" calcext:value-type="float">
            <text:p>705.838588322824</text:p>
          </table:table-cell>
          <table:table-cell table:formula="of:=([.F656]-[.C656])/0.0166667" office:value-type="float" office:value="1.61399677200632" calcext:value-type="float">
            <text:p>1.61399677200632</text:p>
          </table:table-cell>
          <table:table-cell table:formula="of:=DEGREES(ATAN(ABS([.F656]-[.C656])/ABS([.E656]-[.B656])))" office:value-type="float" office:value="0.131014432391137" calcext:value-type="float">
            <text:p>0.131014432391137</text:p>
          </table:table-cell>
          <table:table-cell table:formula="of:=SQRT(POWER([.H656];2)+POWER([.I656];2)+POWER([.J656];2))" office:value-type="float" office:value="714.233903598593" calcext:value-type="float">
            <text:p>714.233903598593</text:p>
          </table:table-cell>
        </table:table-row>
        <table:table-row table:style-name="ro1">
          <table:table-cell office:value-type="float" office:value="57.417" calcext:value-type="float">
            <text:p>57.417</text:p>
          </table:table-cell>
          <table:table-cell office:value-type="float" office:value="260.806" calcext:value-type="float">
            <text:p>260.806</text:p>
          </table:table-cell>
          <table:table-cell office:value-type="float" office:value="42.5719" calcext:value-type="float">
            <text:p>42.5719</text:p>
          </table:table-cell>
          <table:table-cell office:value-type="float" office:value="59.3896" calcext:value-type="float">
            <text:p>59.3896</text:p>
          </table:table-cell>
          <table:table-cell office:value-type="float" office:value="250.409" calcext:value-type="float">
            <text:p>250.409</text:p>
          </table:table-cell>
          <table:table-cell office:value-type="float" office:value="42.3808" calcext:value-type="float">
            <text:p>42.3808</text:p>
          </table:table-cell>
          <table:table-cell/>
          <table:table-cell table:formula="of:=([.D657]-[.A657])/0.0166667" office:value-type="float" office:value="118.355763288473" calcext:value-type="float">
            <text:p>118.355763288473</text:p>
          </table:table-cell>
          <table:table-cell table:formula="of:=ABS([.E657]-[.B657])/0.0166667" office:value-type="float" office:value="623.818752362495" calcext:value-type="float">
            <text:p>623.818752362495</text:p>
          </table:table-cell>
          <table:table-cell table:formula="of:=([.F657]-[.C657])/0.0166667" office:value-type="float" office:value="-11.4659770680458" calcext:value-type="float">
            <text:p>-11.4659770680458</text:p>
          </table:table-cell>
          <table:table-cell table:formula="of:=DEGREES(ATAN(ABS([.F657]-[.C657])/ABS([.E657]-[.B657])))" office:value-type="float" office:value="1.05299516232448" calcext:value-type="float">
            <text:p>1.05299516232448</text:p>
          </table:table-cell>
          <table:table-cell table:formula="of:=SQRT(POWER([.H657];2)+POWER([.I657];2)+POWER([.J657];2))" office:value-type="float" office:value="635.050699655407" calcext:value-type="float">
            <text:p>635.050699655407</text:p>
          </table:table-cell>
        </table:table-row>
        <table:table-row table:style-name="ro1">
          <table:table-cell office:value-type="float" office:value="55.8642" calcext:value-type="float">
            <text:p>55.8642</text:p>
          </table:table-cell>
          <table:table-cell office:value-type="float" office:value="263.106" calcext:value-type="float">
            <text:p>263.106</text:p>
          </table:table-cell>
          <table:table-cell office:value-type="float" office:value="41.7216" calcext:value-type="float">
            <text:p>41.7216</text:p>
          </table:table-cell>
          <table:table-cell office:value-type="float" office:value="58.0009" calcext:value-type="float">
            <text:p>58.0009</text:p>
          </table:table-cell>
          <table:table-cell office:value-type="float" office:value="248.98" calcext:value-type="float">
            <text:p>248.98</text:p>
          </table:table-cell>
          <table:table-cell office:value-type="float" office:value="42.1653" calcext:value-type="float">
            <text:p>42.1653</text:p>
          </table:table-cell>
          <table:table-cell/>
          <table:table-cell table:formula="of:=([.D658]-[.A658])/0.0166667" office:value-type="float" office:value="128.201743596513" calcext:value-type="float">
            <text:p>128.201743596513</text:p>
          </table:table-cell>
          <table:table-cell table:formula="of:=ABS([.E658]-[.B658])/0.0166667" office:value-type="float" office:value="847.55830488339" calcext:value-type="float">
            <text:p>847.55830488339</text:p>
          </table:table-cell>
          <table:table-cell table:formula="of:=([.F658]-[.C658])/0.0166667" office:value-type="float" office:value="26.6219467561065" calcext:value-type="float">
            <text:p>26.6219467561065</text:p>
          </table:table-cell>
          <table:table-cell table:formula="of:=DEGREES(ATAN(ABS([.F658]-[.C658])/ABS([.E658]-[.B658])))" office:value-type="float" office:value="1.79907842521689" calcext:value-type="float">
            <text:p>1.79907842521689</text:p>
          </table:table-cell>
          <table:table-cell table:formula="of:=SQRT(POWER([.H658];2)+POWER([.I658];2)+POWER([.J658];2))" office:value-type="float" office:value="857.612672065355" calcext:value-type="float">
            <text:p>857.612672065355</text:p>
          </table:table-cell>
        </table:table-row>
        <table:table-row table:style-name="ro1">
          <table:table-cell office:value-type="float" office:value="54.7811" calcext:value-type="float">
            <text:p>54.7811</text:p>
          </table:table-cell>
          <table:table-cell office:value-type="float" office:value="252.945" calcext:value-type="float">
            <text:p>252.945</text:p>
          </table:table-cell>
          <table:table-cell office:value-type="float" office:value="42.472" calcext:value-type="float">
            <text:p>42.472</text:p>
          </table:table-cell>
          <table:table-cell office:value-type="float" office:value="55.9417" calcext:value-type="float">
            <text:p>55.9417</text:p>
          </table:table-cell>
          <table:table-cell office:value-type="float" office:value="240.333" calcext:value-type="float">
            <text:p>240.333</text:p>
          </table:table-cell>
          <table:table-cell office:value-type="float" office:value="42.7374" calcext:value-type="float">
            <text:p>42.7374</text:p>
          </table:table-cell>
          <table:table-cell/>
          <table:table-cell table:formula="of:=([.D659]-[.A659])/0.0166667" office:value-type="float" office:value="69.6358607282783" calcext:value-type="float">
            <text:p>69.6358607282783</text:p>
          </table:table-cell>
          <table:table-cell table:formula="of:=ABS([.E659]-[.B659])/0.0166667" office:value-type="float" office:value="756.718486563027" calcext:value-type="float">
            <text:p>756.718486563027</text:p>
          </table:table-cell>
          <table:table-cell table:formula="of:=([.F659]-[.C659])/0.0166667" office:value-type="float" office:value="15.9239681520637" calcext:value-type="float">
            <text:p>15.9239681520637</text:p>
          </table:table-cell>
          <table:table-cell table:formula="of:=DEGREES(ATAN(ABS([.F659]-[.C659])/ABS([.E659]-[.B659])))" office:value-type="float" office:value="1.2055229855036" calcext:value-type="float">
            <text:p>1.2055229855036</text:p>
          </table:table-cell>
          <table:table-cell table:formula="of:=SQRT(POWER([.H659];2)+POWER([.I659];2)+POWER([.J659];2))" office:value-type="float" office:value="760.082622987339" calcext:value-type="float">
            <text:p>760.082622987339</text:p>
          </table:table-cell>
        </table:table-row>
        <table:table-row table:style-name="ro1">
          <table:table-cell office:value-type="float" office:value="56.1128" calcext:value-type="float">
            <text:p>56.1128</text:p>
          </table:table-cell>
          <table:table-cell office:value-type="float" office:value="255.764" calcext:value-type="float">
            <text:p>255.764</text:p>
          </table:table-cell>
          <table:table-cell office:value-type="float" office:value="41.9837" calcext:value-type="float">
            <text:p>41.9837</text:p>
          </table:table-cell>
          <table:table-cell office:value-type="float" office:value="57.9719" calcext:value-type="float">
            <text:p>57.9719</text:p>
          </table:table-cell>
          <table:table-cell office:value-type="float" office:value="242.049" calcext:value-type="float">
            <text:p>242.049</text:p>
          </table:table-cell>
          <table:table-cell office:value-type="float" office:value="42.188" calcext:value-type="float">
            <text:p>42.188</text:p>
          </table:table-cell>
          <table:table-cell/>
          <table:table-cell table:formula="of:=([.D660]-[.A660])/0.0166667" office:value-type="float" office:value="111.545776908446" calcext:value-type="float">
            <text:p>111.545776908446</text:p>
          </table:table-cell>
          <table:table-cell table:formula="of:=ABS([.E660]-[.B660])/0.0166667" office:value-type="float" office:value="822.898354203292" calcext:value-type="float">
            <text:p>822.898354203292</text:p>
          </table:table-cell>
          <table:table-cell table:formula="of:=([.F660]-[.C660])/0.0166667" office:value-type="float" office:value="12.2579754840492" calcext:value-type="float">
            <text:p>12.2579754840492</text:p>
          </table:table-cell>
          <table:table-cell table:formula="of:=DEGREES(ATAN(ABS([.F660]-[.C660])/ABS([.E660]-[.B660])))" office:value-type="float" office:value="0.853420494000095" calcext:value-type="float">
            <text:p>0.853420494000095</text:p>
          </table:table-cell>
          <table:table-cell table:formula="of:=SQRT(POWER([.H660];2)+POWER([.I660];2)+POWER([.J660];2))" office:value-type="float" office:value="830.514551142581" calcext:value-type="float">
            <text:p>830.514551142581</text:p>
          </table:table-cell>
        </table:table-row>
        <table:table-row table:style-name="ro1">
          <table:table-cell office:value-type="float" office:value="56.5597" calcext:value-type="float">
            <text:p>56.5597</text:p>
          </table:table-cell>
          <table:table-cell office:value-type="float" office:value="264.48" calcext:value-type="float">
            <text:p>264.48</text:p>
          </table:table-cell>
          <table:table-cell office:value-type="float" office:value="41.9735" calcext:value-type="float">
            <text:p>41.9735</text:p>
          </table:table-cell>
          <table:table-cell office:value-type="float" office:value="58.5242" calcext:value-type="float">
            <text:p>58.5242</text:p>
          </table:table-cell>
          <table:table-cell office:value-type="float" office:value="255.192" calcext:value-type="float">
            <text:p>255.192</text:p>
          </table:table-cell>
          <table:table-cell office:value-type="float" office:value="41.3388" calcext:value-type="float">
            <text:p>41.3388</text:p>
          </table:table-cell>
          <table:table-cell/>
          <table:table-cell table:formula="of:=([.D661]-[.A661])/0.0166667" office:value-type="float" office:value="117.869764260472" calcext:value-type="float">
            <text:p>117.869764260472</text:p>
          </table:table-cell>
          <table:table-cell table:formula="of:=ABS([.E661]-[.B661])/0.0166667" office:value-type="float" office:value="557.27888544223" calcext:value-type="float">
            <text:p>557.27888544223</text:p>
          </table:table-cell>
          <table:table-cell table:formula="of:=([.F661]-[.C661])/0.0166667" office:value-type="float" office:value="-38.0819238361525" calcext:value-type="float">
            <text:p>-38.0819238361525</text:p>
          </table:table-cell>
          <table:table-cell table:formula="of:=DEGREES(ATAN(ABS([.F661]-[.C661])/ABS([.E661]-[.B661])))" office:value-type="float" office:value="3.90925746468663" calcext:value-type="float">
            <text:p>3.90925746468663</text:p>
          </table:table-cell>
          <table:table-cell table:formula="of:=SQRT(POWER([.H661];2)+POWER([.I661];2)+POWER([.J661];2))" office:value-type="float" office:value="570.87938341616" calcext:value-type="float">
            <text:p>570.87938341616</text:p>
          </table:table-cell>
        </table:table-row>
        <table:table-row table:style-name="ro1">
          <table:table-cell office:value-type="float" office:value="58.5411" calcext:value-type="float">
            <text:p>58.5411</text:p>
          </table:table-cell>
          <table:table-cell office:value-type="float" office:value="255.062" calcext:value-type="float">
            <text:p>255.062</text:p>
          </table:table-cell>
          <table:table-cell office:value-type="float" office:value="42.0778" calcext:value-type="float">
            <text:p>42.0778</text:p>
          </table:table-cell>
          <table:table-cell office:value-type="float" office:value="60.7206" calcext:value-type="float">
            <text:p>60.7206</text:p>
          </table:table-cell>
          <table:table-cell office:value-type="float" office:value="243.871" calcext:value-type="float">
            <text:p>243.871</text:p>
          </table:table-cell>
          <table:table-cell office:value-type="float" office:value="41.6111" calcext:value-type="float">
            <text:p>41.6111</text:p>
          </table:table-cell>
          <table:table-cell/>
          <table:table-cell table:formula="of:=([.D662]-[.A662])/0.0166667" office:value-type="float" office:value="130.769738460523" calcext:value-type="float">
            <text:p>130.769738460523</text:p>
          </table:table-cell>
          <table:table-cell table:formula="of:=ABS([.E662]-[.B662])/0.0166667" office:value-type="float" office:value="671.458657082686" calcext:value-type="float">
            <text:p>671.458657082686</text:p>
          </table:table-cell>
          <table:table-cell table:formula="of:=([.F662]-[.C662])/0.0166667" office:value-type="float" office:value="-28.0019439961122" calcext:value-type="float">
            <text:p>-28.0019439961122</text:p>
          </table:table-cell>
          <table:table-cell table:formula="of:=DEGREES(ATAN(ABS([.F662]-[.C662])/ABS([.E662]-[.B662])))" office:value-type="float" office:value="2.38803099258212" calcext:value-type="float">
            <text:p>2.38803099258212</text:p>
          </table:table-cell>
          <table:table-cell table:formula="of:=SQRT(POWER([.H662];2)+POWER([.I662];2)+POWER([.J662];2))" office:value-type="float" office:value="684.647034270856" calcext:value-type="float">
            <text:p>684.647034270856</text:p>
          </table:table-cell>
        </table:table-row>
        <table:table-row table:style-name="ro1">
          <table:table-cell office:value-type="float" office:value="56.1769" calcext:value-type="float">
            <text:p>56.1769</text:p>
          </table:table-cell>
          <table:table-cell office:value-type="float" office:value="254.402" calcext:value-type="float">
            <text:p>254.402</text:p>
          </table:table-cell>
          <table:table-cell office:value-type="float" office:value="42.9276" calcext:value-type="float">
            <text:p>42.9276</text:p>
          </table:table-cell>
          <table:table-cell office:value-type="float" office:value="58.0273" calcext:value-type="float">
            <text:p>58.0273</text:p>
          </table:table-cell>
          <table:table-cell office:value-type="float" office:value="240.777" calcext:value-type="float">
            <text:p>240.777</text:p>
          </table:table-cell>
          <table:table-cell office:value-type="float" office:value="43.1031" calcext:value-type="float">
            <text:p>43.1031</text:p>
          </table:table-cell>
          <table:table-cell/>
          <table:table-cell table:formula="of:=([.D663]-[.A663])/0.0166667" office:value-type="float" office:value="111.023777952444" calcext:value-type="float">
            <text:p>111.023777952444</text:p>
          </table:table-cell>
          <table:table-cell table:formula="of:=ABS([.E663]-[.B663])/0.0166667" office:value-type="float" office:value="817.49836500327" calcext:value-type="float">
            <text:p>817.49836500327</text:p>
          </table:table-cell>
          <table:table-cell table:formula="of:=([.F663]-[.C663])/0.0166667" office:value-type="float" office:value="10.5299789400421" calcext:value-type="float">
            <text:p>10.5299789400421</text:p>
          </table:table-cell>
          <table:table-cell table:formula="of:=DEGREES(ATAN(ABS([.F663]-[.C663])/ABS([.E663]-[.B663])))" office:value-type="float" office:value="0.73797088081923" calcext:value-type="float">
            <text:p>0.73797088081923</text:p>
          </table:table-cell>
          <table:table-cell table:formula="of:=SQRT(POWER([.H663];2)+POWER([.I663];2)+POWER([.J663];2))" office:value-type="float" office:value="825.070140357976" calcext:value-type="float">
            <text:p>825.070140357976</text:p>
          </table:table-cell>
        </table:table-row>
        <table:table-row table:style-name="ro1">
          <table:table-cell office:value-type="float" office:value="57.8884" calcext:value-type="float">
            <text:p>57.8884</text:p>
          </table:table-cell>
          <table:table-cell office:value-type="float" office:value="253.516" calcext:value-type="float">
            <text:p>253.516</text:p>
          </table:table-cell>
          <table:table-cell office:value-type="float" office:value="43.2961" calcext:value-type="float">
            <text:p>43.2961</text:p>
          </table:table-cell>
          <table:table-cell office:value-type="float" office:value="60.1443" calcext:value-type="float">
            <text:p>60.1443</text:p>
          </table:table-cell>
          <table:table-cell office:value-type="float" office:value="240.06" calcext:value-type="float">
            <text:p>240.06</text:p>
          </table:table-cell>
          <table:table-cell office:value-type="float" office:value="43.4363" calcext:value-type="float">
            <text:p>43.4363</text:p>
          </table:table-cell>
          <table:table-cell/>
          <table:table-cell table:formula="of:=([.D664]-[.A664])/0.0166667" office:value-type="float" office:value="135.353729292542" calcext:value-type="float">
            <text:p>135.353729292542</text:p>
          </table:table-cell>
          <table:table-cell table:formula="of:=ABS([.E664]-[.B664])/0.0166667" office:value-type="float" office:value="807.358385283229" calcext:value-type="float">
            <text:p>807.358385283229</text:p>
          </table:table-cell>
          <table:table-cell table:formula="of:=([.F664]-[.C664])/0.0166667" office:value-type="float" office:value="8.41198317603365" calcext:value-type="float">
            <text:p>8.41198317603365</text:p>
          </table:table-cell>
          <table:table-cell table:formula="of:=DEGREES(ATAN(ABS([.F664]-[.C664])/ABS([.E664]-[.B664])))" office:value-type="float" office:value="0.596951369485518" calcext:value-type="float">
            <text:p>0.596951369485518</text:p>
          </table:table-cell>
          <table:table-cell table:formula="of:=SQRT(POWER([.H664];2)+POWER([.I664];2)+POWER([.J664];2))" office:value-type="float" office:value="818.669014792605" calcext:value-type="float">
            <text:p>818.669014792605</text:p>
          </table:table-cell>
        </table:table-row>
        <table:table-row table:style-name="ro1">
          <table:table-cell office:value-type="float" office:value="57.7683" calcext:value-type="float">
            <text:p>57.7683</text:p>
          </table:table-cell>
          <table:table-cell office:value-type="float" office:value="257.208" calcext:value-type="float">
            <text:p>257.208</text:p>
          </table:table-cell>
          <table:table-cell office:value-type="float" office:value="42.6834" calcext:value-type="float">
            <text:p>42.6834</text:p>
          </table:table-cell>
          <table:table-cell office:value-type="float" office:value="59.9753" calcext:value-type="float">
            <text:p>59.9753</text:p>
          </table:table-cell>
          <table:table-cell office:value-type="float" office:value="245.923" calcext:value-type="float">
            <text:p>245.923</text:p>
          </table:table-cell>
          <table:table-cell office:value-type="float" office:value="42.1994" calcext:value-type="float">
            <text:p>42.1994</text:p>
          </table:table-cell>
          <table:table-cell/>
          <table:table-cell table:formula="of:=([.D665]-[.A665])/0.0166667" office:value-type="float" office:value="132.41973516053" calcext:value-type="float">
            <text:p>132.41973516053</text:p>
          </table:table-cell>
          <table:table-cell table:formula="of:=ABS([.E665]-[.B665])/0.0166667" office:value-type="float" office:value="677.09864580271" calcext:value-type="float">
            <text:p>677.09864580271</text:p>
          </table:table-cell>
          <table:table-cell table:formula="of:=([.F665]-[.C665])/0.0166667" office:value-type="float" office:value="-29.0399419201163" calcext:value-type="float">
            <text:p>-29.0399419201163</text:p>
          </table:table-cell>
          <table:table-cell table:formula="of:=DEGREES(ATAN(ABS([.F665]-[.C665])/ABS([.E665]-[.B665])))" office:value-type="float" office:value="2.45584162002551" calcext:value-type="float">
            <text:p>2.45584162002551</text:p>
          </table:table-cell>
          <table:table-cell table:formula="of:=SQRT(POWER([.H665];2)+POWER([.I665];2)+POWER([.J665];2))" office:value-type="float" office:value="690.536661325503" calcext:value-type="float">
            <text:p>690.536661325503</text:p>
          </table:table-cell>
        </table:table-row>
        <table:table-row table:style-name="ro1">
          <table:table-cell office:value-type="float" office:value="57.5406" calcext:value-type="float">
            <text:p>57.5406</text:p>
          </table:table-cell>
          <table:table-cell office:value-type="float" office:value="264.623" calcext:value-type="float">
            <text:p>264.623</text:p>
          </table:table-cell>
          <table:table-cell office:value-type="float" office:value="42.1836" calcext:value-type="float">
            <text:p>42.1836</text:p>
          </table:table-cell>
          <table:table-cell office:value-type="float" office:value="60.042" calcext:value-type="float">
            <text:p>60.042</text:p>
          </table:table-cell>
          <table:table-cell office:value-type="float" office:value="252.907" calcext:value-type="float">
            <text:p>252.907</text:p>
          </table:table-cell>
          <table:table-cell office:value-type="float" office:value="42.4262" calcext:value-type="float">
            <text:p>42.4262</text:p>
          </table:table-cell>
          <table:table-cell/>
          <table:table-cell table:formula="of:=([.D666]-[.A666])/0.0166667" office:value-type="float" office:value="150.083699832601" calcext:value-type="float">
            <text:p>150.083699832601</text:p>
          </table:table-cell>
          <table:table-cell table:formula="of:=ABS([.E666]-[.B666])/0.0166667" office:value-type="float" office:value="702.958594082811" calcext:value-type="float">
            <text:p>702.958594082811</text:p>
          </table:table-cell>
          <table:table-cell table:formula="of:=([.F666]-[.C666])/0.0166667" office:value-type="float" office:value="14.5559708880584" calcext:value-type="float">
            <text:p>14.5559708880584</text:p>
          </table:table-cell>
          <table:table-cell table:formula="of:=DEGREES(ATAN(ABS([.F666]-[.C666])/ABS([.E666]-[.B666])))" office:value-type="float" office:value="1.18623847727121" calcext:value-type="float">
            <text:p>1.18623847727121</text:p>
          </table:table-cell>
          <table:table-cell table:formula="of:=SQRT(POWER([.H666];2)+POWER([.I666];2)+POWER([.J666];2))" office:value-type="float" office:value="718.94907903051" calcext:value-type="float">
            <text:p>718.94907903051</text:p>
          </table:table-cell>
        </table:table-row>
        <table:table-row table:style-name="ro1">
          <table:table-cell office:value-type="float" office:value="56.8536" calcext:value-type="float">
            <text:p>56.8536</text:p>
          </table:table-cell>
          <table:table-cell office:value-type="float" office:value="263.195" calcext:value-type="float">
            <text:p>263.195</text:p>
          </table:table-cell>
          <table:table-cell office:value-type="float" office:value="42.4256" calcext:value-type="float">
            <text:p>42.4256</text:p>
          </table:table-cell>
          <table:table-cell office:value-type="float" office:value="59.4348" calcext:value-type="float">
            <text:p>59.4348</text:p>
          </table:table-cell>
          <table:table-cell office:value-type="float" office:value="249.144" calcext:value-type="float">
            <text:p>249.144</text:p>
          </table:table-cell>
          <table:table-cell office:value-type="float" office:value="43.0663" calcext:value-type="float">
            <text:p>43.0663</text:p>
          </table:table-cell>
          <table:table-cell/>
          <table:table-cell table:formula="of:=([.D667]-[.A667])/0.0166667" office:value-type="float" office:value="154.87169025662" calcext:value-type="float">
            <text:p>154.87169025662</text:p>
          </table:table-cell>
          <table:table-cell table:formula="of:=ABS([.E667]-[.B667])/0.0166667" office:value-type="float" office:value="843.058313883372" calcext:value-type="float">
            <text:p>843.058313883372</text:p>
          </table:table-cell>
          <table:table-cell table:formula="of:=([.F667]-[.C667])/0.0166667" office:value-type="float" office:value="38.4419231161535" calcext:value-type="float">
            <text:p>38.4419231161535</text:p>
          </table:table-cell>
          <table:table-cell table:formula="of:=DEGREES(ATAN(ABS([.F667]-[.C667])/ABS([.E667]-[.B667])))" office:value-type="float" office:value="2.61077472322278" calcext:value-type="float">
            <text:p>2.61077472322278</text:p>
          </table:table-cell>
          <table:table-cell table:formula="of:=SQRT(POWER([.H667];2)+POWER([.I667];2)+POWER([.J667];2))" office:value-type="float" office:value="858.027005696023" calcext:value-type="float">
            <text:p>858.027005696023</text:p>
          </table:table-cell>
        </table:table-row>
        <table:table-row table:style-name="ro1">
          <table:table-cell office:value-type="float" office:value="57.1757" calcext:value-type="float">
            <text:p>57.1757</text:p>
          </table:table-cell>
          <table:table-cell office:value-type="float" office:value="260.748" calcext:value-type="float">
            <text:p>260.748</text:p>
          </table:table-cell>
          <table:table-cell office:value-type="float" office:value="42.5837" calcext:value-type="float">
            <text:p>42.5837</text:p>
          </table:table-cell>
          <table:table-cell office:value-type="float" office:value="59.4596" calcext:value-type="float">
            <text:p>59.4596</text:p>
          </table:table-cell>
          <table:table-cell office:value-type="float" office:value="248.015" calcext:value-type="float">
            <text:p>248.015</text:p>
          </table:table-cell>
          <table:table-cell office:value-type="float" office:value="42.7862" calcext:value-type="float">
            <text:p>42.7862</text:p>
          </table:table-cell>
          <table:table-cell/>
          <table:table-cell table:formula="of:=([.D668]-[.A668])/0.0166667" office:value-type="float" office:value="137.033725932548" calcext:value-type="float">
            <text:p>137.033725932548</text:p>
          </table:table-cell>
          <table:table-cell table:formula="of:=ABS([.E668]-[.B668])/0.0166667" office:value-type="float" office:value="763.978472043056" calcext:value-type="float">
            <text:p>763.978472043056</text:p>
          </table:table-cell>
          <table:table-cell table:formula="of:=([.F668]-[.C668])/0.0166667" office:value-type="float" office:value="12.1499757000486" calcext:value-type="float">
            <text:p>12.1499757000486</text:p>
          </table:table-cell>
          <table:table-cell table:formula="of:=DEGREES(ATAN(ABS([.F668]-[.C668])/ABS([.E668]-[.B668])))" office:value-type="float" office:value="0.911129924476969" calcext:value-type="float">
            <text:p>0.911129924476969</text:p>
          </table:table-cell>
          <table:table-cell table:formula="of:=SQRT(POWER([.H668];2)+POWER([.I668];2)+POWER([.J668];2))" office:value-type="float" office:value="776.266043117765" calcext:value-type="float">
            <text:p>776.266043117765</text:p>
          </table:table-cell>
        </table:table-row>
        <table:table-row table:style-name="ro1">
          <table:table-cell office:value-type="float" office:value="57.0321" calcext:value-type="float">
            <text:p>57.0321</text:p>
          </table:table-cell>
          <table:table-cell office:value-type="float" office:value="257.163" calcext:value-type="float">
            <text:p>257.163</text:p>
          </table:table-cell>
          <table:table-cell office:value-type="float" office:value="41.9788" calcext:value-type="float">
            <text:p>41.9788</text:p>
          </table:table-cell>
          <table:table-cell office:value-type="float" office:value="59.0245" calcext:value-type="float">
            <text:p>59.0245</text:p>
          </table:table-cell>
          <table:table-cell office:value-type="float" office:value="245.809" calcext:value-type="float">
            <text:p>245.809</text:p>
          </table:table-cell>
          <table:table-cell office:value-type="float" office:value="41.525" calcext:value-type="float">
            <text:p>41.525</text:p>
          </table:table-cell>
          <table:table-cell/>
          <table:table-cell table:formula="of:=([.D669]-[.A669])/0.0166667" office:value-type="float" office:value="119.543760912478" calcext:value-type="float">
            <text:p>119.543760912478</text:p>
          </table:table-cell>
          <table:table-cell table:formula="of:=ABS([.E669]-[.B669])/0.0166667" office:value-type="float" office:value="681.238637522726" calcext:value-type="float">
            <text:p>681.238637522726</text:p>
          </table:table-cell>
          <table:table-cell table:formula="of:=([.F669]-[.C669])/0.0166667" office:value-type="float" office:value="-27.227945544109" calcext:value-type="float">
            <text:p>-27.227945544109</text:p>
          </table:table-cell>
          <table:table-cell table:formula="of:=DEGREES(ATAN(ABS([.F669]-[.C669])/ABS([.E669]-[.B669])))" office:value-type="float" office:value="2.28879627154069" calcext:value-type="float">
            <text:p>2.28879627154069</text:p>
          </table:table-cell>
          <table:table-cell table:formula="of:=SQRT(POWER([.H669];2)+POWER([.I669];2)+POWER([.J669];2))" office:value-type="float" office:value="692.183612234119" calcext:value-type="float">
            <text:p>692.183612234119</text:p>
          </table:table-cell>
        </table:table-row>
        <table:table-row table:style-name="ro1">
          <table:table-cell office:value-type="float" office:value="56.7619" calcext:value-type="float">
            <text:p>56.7619</text:p>
          </table:table-cell>
          <table:table-cell office:value-type="float" office:value="257.318" calcext:value-type="float">
            <text:p>257.318</text:p>
          </table:table-cell>
          <table:table-cell office:value-type="float" office:value="40.7541" calcext:value-type="float">
            <text:p>40.7541</text:p>
          </table:table-cell>
          <table:table-cell office:value-type="float" office:value="58.7635" calcext:value-type="float">
            <text:p>58.7635</text:p>
          </table:table-cell>
          <table:table-cell office:value-type="float" office:value="245.947" calcext:value-type="float">
            <text:p>245.947</text:p>
          </table:table-cell>
          <table:table-cell office:value-type="float" office:value="40.3292" calcext:value-type="float">
            <text:p>40.3292</text:p>
          </table:table-cell>
          <table:table-cell/>
          <table:table-cell table:formula="of:=([.D670]-[.A670])/0.0166667" office:value-type="float" office:value="120.095759808481" calcext:value-type="float">
            <text:p>120.095759808481</text:p>
          </table:table-cell>
          <table:table-cell table:formula="of:=ABS([.E670]-[.B670])/0.0166667" office:value-type="float" office:value="682.258635482728" calcext:value-type="float">
            <text:p>682.258635482728</text:p>
          </table:table-cell>
          <table:table-cell table:formula="of:=([.F670]-[.C670])/0.0166667" office:value-type="float" office:value="-25.493949012102" calcext:value-type="float">
            <text:p>-25.493949012102</text:p>
          </table:table-cell>
          <table:table-cell table:formula="of:=DEGREES(ATAN(ABS([.F670]-[.C670])/ABS([.E670]-[.B670])))" office:value-type="float" office:value="2.13997496283814" calcext:value-type="float">
            <text:p>2.13997496283814</text:p>
          </table:table-cell>
          <table:table-cell table:formula="of:=SQRT(POWER([.H670];2)+POWER([.I670];2)+POWER([.J670];2))" office:value-type="float" office:value="693.216978045808" calcext:value-type="float">
            <text:p>693.216978045808</text:p>
          </table:table-cell>
        </table:table-row>
        <table:table-row table:style-name="ro1">
          <table:table-cell office:value-type="float" office:value="55.4969" calcext:value-type="float">
            <text:p>55.4969</text:p>
          </table:table-cell>
          <table:table-cell office:value-type="float" office:value="258.417" calcext:value-type="float">
            <text:p>258.417</text:p>
          </table:table-cell>
          <table:table-cell office:value-type="float" office:value="39.8552" calcext:value-type="float">
            <text:p>39.8552</text:p>
          </table:table-cell>
          <table:table-cell office:value-type="float" office:value="56.8198" calcext:value-type="float">
            <text:p>56.8198</text:p>
          </table:table-cell>
          <table:table-cell office:value-type="float" office:value="246.891" calcext:value-type="float">
            <text:p>246.891</text:p>
          </table:table-cell>
          <table:table-cell office:value-type="float" office:value="39.0026" calcext:value-type="float">
            <text:p>39.0026</text:p>
          </table:table-cell>
          <table:table-cell/>
          <table:table-cell table:formula="of:=([.D671]-[.A671])/0.0166667" office:value-type="float" office:value="79.3738412523178" calcext:value-type="float">
            <text:p>79.3738412523178</text:p>
          </table:table-cell>
          <table:table-cell table:formula="of:=ABS([.E671]-[.B671])/0.0166667" office:value-type="float" office:value="691.558616882765" calcext:value-type="float">
            <text:p>691.558616882765</text:p>
          </table:table-cell>
          <table:table-cell table:formula="of:=([.F671]-[.C671])/0.0166667" office:value-type="float" office:value="-51.1558976882048" calcext:value-type="float">
            <text:p>-51.1558976882048</text:p>
          </table:table-cell>
          <table:table-cell table:formula="of:=DEGREES(ATAN(ABS([.F671]-[.C671])/ABS([.E671]-[.B671])))" office:value-type="float" office:value="4.23057196793755" calcext:value-type="float">
            <text:p>4.23057196793755</text:p>
          </table:table-cell>
          <table:table-cell table:formula="of:=SQRT(POWER([.H671];2)+POWER([.I671];2)+POWER([.J671];2))" office:value-type="float" office:value="697.97596887589" calcext:value-type="float">
            <text:p>697.97596887589</text:p>
          </table:table-cell>
        </table:table-row>
        <table:table-row table:style-name="ro1">
          <table:table-cell office:value-type="float" office:value="56.666" calcext:value-type="float">
            <text:p>56.666</text:p>
          </table:table-cell>
          <table:table-cell office:value-type="float" office:value="252.54" calcext:value-type="float">
            <text:p>252.54</text:p>
          </table:table-cell>
          <table:table-cell office:value-type="float" office:value="40.3804" calcext:value-type="float">
            <text:p>40.3804</text:p>
          </table:table-cell>
          <table:table-cell office:value-type="float" office:value="58.2083" calcext:value-type="float">
            <text:p>58.2083</text:p>
          </table:table-cell>
          <table:table-cell office:value-type="float" office:value="240.226" calcext:value-type="float">
            <text:p>240.226</text:p>
          </table:table-cell>
          <table:table-cell office:value-type="float" office:value="39.4852" calcext:value-type="float">
            <text:p>39.4852</text:p>
          </table:table-cell>
          <table:table-cell/>
          <table:table-cell table:formula="of:=([.D672]-[.A672])/0.0166667" office:value-type="float" office:value="92.5378149243704" calcext:value-type="float">
            <text:p>92.5378149243704</text:p>
          </table:table-cell>
          <table:table-cell table:formula="of:=ABS([.E672]-[.B672])/0.0166667" office:value-type="float" office:value="738.838522322955" calcext:value-type="float">
            <text:p>738.838522322955</text:p>
          </table:table-cell>
          <table:table-cell table:formula="of:=([.F672]-[.C672])/0.0166667" office:value-type="float" office:value="-53.711892576215" calcext:value-type="float">
            <text:p>-53.711892576215</text:p>
          </table:table-cell>
          <table:table-cell table:formula="of:=DEGREES(ATAN(ABS([.F672]-[.C672])/ABS([.E672]-[.B672])))" office:value-type="float" office:value="4.15795922953776" calcext:value-type="float">
            <text:p>4.15795922953776</text:p>
          </table:table-cell>
          <table:table-cell table:formula="of:=SQRT(POWER([.H672];2)+POWER([.I672];2)+POWER([.J672];2))" office:value-type="float" office:value="746.54576327474" calcext:value-type="float">
            <text:p>746.54576327474</text:p>
          </table:table-cell>
        </table:table-row>
        <table:table-row table:style-name="ro1">
          <table:table-cell office:value-type="float" office:value="55.1447" calcext:value-type="float">
            <text:p>55.1447</text:p>
          </table:table-cell>
          <table:table-cell office:value-type="float" office:value="261.941" calcext:value-type="float">
            <text:p>261.941</text:p>
          </table:table-cell>
          <table:table-cell office:value-type="float" office:value="40.4669" calcext:value-type="float">
            <text:p>40.4669</text:p>
          </table:table-cell>
          <table:table-cell office:value-type="float" office:value="56.8134" calcext:value-type="float">
            <text:p>56.8134</text:p>
          </table:table-cell>
          <table:table-cell office:value-type="float" office:value="247.859" calcext:value-type="float">
            <text:p>247.859</text:p>
          </table:table-cell>
          <table:table-cell office:value-type="float" office:value="40.2476" calcext:value-type="float">
            <text:p>40.2476</text:p>
          </table:table-cell>
          <table:table-cell/>
          <table:table-cell table:formula="of:=([.D673]-[.A673])/0.0166667" office:value-type="float" office:value="100.121799756401" calcext:value-type="float">
            <text:p>100.121799756401</text:p>
          </table:table-cell>
          <table:table-cell table:formula="of:=ABS([.E673]-[.B673])/0.0166667" office:value-type="float" office:value="844.918310163378" calcext:value-type="float">
            <text:p>844.918310163378</text:p>
          </table:table-cell>
          <table:table-cell table:formula="of:=([.F673]-[.C673])/0.0166667" office:value-type="float" office:value="-13.1579736840529" calcext:value-type="float">
            <text:p>-13.1579736840529</text:p>
          </table:table-cell>
          <table:table-cell table:formula="of:=DEGREES(ATAN(ABS([.F673]-[.C673])/ABS([.E673]-[.B673])))" office:value-type="float" office:value="0.892199179156219" calcext:value-type="float">
            <text:p>0.892199179156219</text:p>
          </table:table-cell>
          <table:table-cell table:formula="of:=SQRT(POWER([.H673];2)+POWER([.I673];2)+POWER([.J673];2))" office:value-type="float" office:value="850.931523629997" calcext:value-type="float">
            <text:p>850.931523629997</text:p>
          </table:table-cell>
        </table:table-row>
        <table:table-row table:style-name="ro1">
          <table:table-cell office:value-type="float" office:value="54.5924" calcext:value-type="float">
            <text:p>54.5924</text:p>
          </table:table-cell>
          <table:table-cell office:value-type="float" office:value="256.904" calcext:value-type="float">
            <text:p>256.904</text:p>
          </table:table-cell>
          <table:table-cell office:value-type="float" office:value="40.3658" calcext:value-type="float">
            <text:p>40.3658</text:p>
          </table:table-cell>
          <table:table-cell office:value-type="float" office:value="55.9778" calcext:value-type="float">
            <text:p>55.9778</text:p>
          </table:table-cell>
          <table:table-cell office:value-type="float" office:value="244.255" calcext:value-type="float">
            <text:p>244.255</text:p>
          </table:table-cell>
          <table:table-cell office:value-type="float" office:value="39.7178" calcext:value-type="float">
            <text:p>39.7178</text:p>
          </table:table-cell>
          <table:table-cell/>
          <table:table-cell table:formula="of:=([.D674]-[.A674])/0.0166667" office:value-type="float" office:value="83.1238337523327" calcext:value-type="float">
            <text:p>83.1238337523327</text:p>
          </table:table-cell>
          <table:table-cell table:formula="of:=ABS([.E674]-[.B674])/0.0166667" office:value-type="float" office:value="758.938482123036" calcext:value-type="float">
            <text:p>758.938482123036</text:p>
          </table:table-cell>
          <table:table-cell table:formula="of:=([.F674]-[.C674])/0.0166667" office:value-type="float" office:value="-38.8799222401557" calcext:value-type="float">
            <text:p>-38.8799222401557</text:p>
          </table:table-cell>
          <table:table-cell table:formula="of:=DEGREES(ATAN(ABS([.F674]-[.C674])/ABS([.E674]-[.B674])))" office:value-type="float" office:value="2.93266157989692" calcext:value-type="float">
            <text:p>2.93266157989692</text:p>
          </table:table-cell>
          <table:table-cell table:formula="of:=SQRT(POWER([.H674];2)+POWER([.I674];2)+POWER([.J674];2))" office:value-type="float" office:value="764.466375806224" calcext:value-type="float">
            <text:p>764.466375806224</text:p>
          </table:table-cell>
        </table:table-row>
        <table:table-row table:style-name="ro1">
          <table:table-cell office:value-type="float" office:value="57.2302" calcext:value-type="float">
            <text:p>57.2302</text:p>
          </table:table-cell>
          <table:table-cell office:value-type="float" office:value="250.181" calcext:value-type="float">
            <text:p>250.181</text:p>
          </table:table-cell>
          <table:table-cell office:value-type="float" office:value="41.0212" calcext:value-type="float">
            <text:p>41.0212</text:p>
          </table:table-cell>
          <table:table-cell office:value-type="float" office:value="58.765" calcext:value-type="float">
            <text:p>58.765</text:p>
          </table:table-cell>
          <table:table-cell office:value-type="float" office:value="237.901" calcext:value-type="float">
            <text:p>237.901</text:p>
          </table:table-cell>
          <table:table-cell office:value-type="float" office:value="40.8248" calcext:value-type="float">
            <text:p>40.8248</text:p>
          </table:table-cell>
          <table:table-cell/>
          <table:table-cell table:formula="of:=([.D675]-[.A675])/0.0166667" office:value-type="float" office:value="92.0878158243682" calcext:value-type="float">
            <text:p>92.0878158243682</text:p>
          </table:table-cell>
          <table:table-cell table:formula="of:=ABS([.E675]-[.B675])/0.0166667" office:value-type="float" office:value="736.798526402947" calcext:value-type="float">
            <text:p>736.798526402947</text:p>
          </table:table-cell>
          <table:table-cell table:formula="of:=([.F675]-[.C675])/0.0166667" office:value-type="float" office:value="-11.783976432047" calcext:value-type="float">
            <text:p>-11.783976432047</text:p>
          </table:table-cell>
          <table:table-cell table:formula="of:=DEGREES(ATAN(ABS([.F675]-[.C675])/ABS([.E675]-[.B675])))" office:value-type="float" office:value="0.916281089469861" calcext:value-type="float">
            <text:p>0.916281089469861</text:p>
          </table:table-cell>
          <table:table-cell table:formula="of:=SQRT(POWER([.H675];2)+POWER([.I675];2)+POWER([.J675];2))" office:value-type="float" office:value="742.624465280675" calcext:value-type="float">
            <text:p>742.624465280675</text:p>
          </table:table-cell>
        </table:table-row>
        <table:table-row table:style-name="ro1">
          <table:table-cell office:value-type="float" office:value="56.6037" calcext:value-type="float">
            <text:p>56.6037</text:p>
          </table:table-cell>
          <table:table-cell office:value-type="float" office:value="254.829" calcext:value-type="float">
            <text:p>254.829</text:p>
          </table:table-cell>
          <table:table-cell office:value-type="float" office:value="40.9415" calcext:value-type="float">
            <text:p>40.9415</text:p>
          </table:table-cell>
          <table:table-cell office:value-type="float" office:value="58.1654" calcext:value-type="float">
            <text:p>58.1654</text:p>
          </table:table-cell>
          <table:table-cell office:value-type="float" office:value="242.337" calcext:value-type="float">
            <text:p>242.337</text:p>
          </table:table-cell>
          <table:table-cell office:value-type="float" office:value="40.5054" calcext:value-type="float">
            <text:p>40.5054</text:p>
          </table:table-cell>
          <table:table-cell/>
          <table:table-cell table:formula="of:=([.D676]-[.A676])/0.0166667" office:value-type="float" office:value="93.7018125963745" calcext:value-type="float">
            <text:p>93.7018125963745</text:p>
          </table:table-cell>
          <table:table-cell table:formula="of:=ABS([.E676]-[.B676])/0.0166667" office:value-type="float" office:value="749.518500962999" calcext:value-type="float">
            <text:p>749.518500962999</text:p>
          </table:table-cell>
          <table:table-cell table:formula="of:=([.F676]-[.C676])/0.0166667" office:value-type="float" office:value="-26.1659476681044" calcext:value-type="float">
            <text:p>-26.1659476681044</text:p>
          </table:table-cell>
          <table:table-cell table:formula="of:=DEGREES(ATAN(ABS([.F676]-[.C676])/ABS([.E676]-[.B676])))" office:value-type="float" office:value="1.99940331163429" calcext:value-type="float">
            <text:p>1.99940331163429</text:p>
          </table:table-cell>
          <table:table-cell table:formula="of:=SQRT(POWER([.H676];2)+POWER([.I676];2)+POWER([.J676];2))" office:value-type="float" office:value="755.805973638101" calcext:value-type="float">
            <text:p>755.805973638101</text:p>
          </table:table-cell>
        </table:table-row>
        <table:table-row table:style-name="ro1">
          <table:table-cell office:value-type="float" office:value="56.2374" calcext:value-type="float">
            <text:p>56.2374</text:p>
          </table:table-cell>
          <table:table-cell office:value-type="float" office:value="258.458" calcext:value-type="float">
            <text:p>258.458</text:p>
          </table:table-cell>
          <table:table-cell office:value-type="float" office:value="40.5647" calcext:value-type="float">
            <text:p>40.5647</text:p>
          </table:table-cell>
          <table:table-cell office:value-type="float" office:value="58.05" calcext:value-type="float">
            <text:p>58.05</text:p>
          </table:table-cell>
          <table:table-cell office:value-type="float" office:value="245.86" calcext:value-type="float">
            <text:p>245.86</text:p>
          </table:table-cell>
          <table:table-cell office:value-type="float" office:value="39.8814" calcext:value-type="float">
            <text:p>39.8814</text:p>
          </table:table-cell>
          <table:table-cell/>
          <table:table-cell table:formula="of:=([.D677]-[.A677])/0.0166667" office:value-type="float" office:value="108.755782488435" calcext:value-type="float">
            <text:p>108.755782488435</text:p>
          </table:table-cell>
          <table:table-cell table:formula="of:=ABS([.E677]-[.B677])/0.0166667" office:value-type="float" office:value="755.878488243024" calcext:value-type="float">
            <text:p>755.878488243024</text:p>
          </table:table-cell>
          <table:table-cell table:formula="of:=([.F677]-[.C677])/0.0166667" office:value-type="float" office:value="-40.9979180041642" calcext:value-type="float">
            <text:p>-40.9979180041642</text:p>
          </table:table-cell>
          <table:table-cell table:formula="of:=DEGREES(ATAN(ABS([.F677]-[.C677])/ABS([.E677]-[.B677])))" office:value-type="float" office:value="3.10461045388615" calcext:value-type="float">
            <text:p>3.10461045388615</text:p>
          </table:table-cell>
          <table:table-cell table:formula="of:=SQRT(POWER([.H677];2)+POWER([.I677];2)+POWER([.J677];2))" office:value-type="float" office:value="764.76201428543" calcext:value-type="float">
            <text:p>764.76201428543</text:p>
          </table:table-cell>
        </table:table-row>
        <table:table-row table:style-name="ro1">
          <table:table-cell office:value-type="float" office:value="55.7437" calcext:value-type="float">
            <text:p>55.7437</text:p>
          </table:table-cell>
          <table:table-cell office:value-type="float" office:value="258.434" calcext:value-type="float">
            <text:p>258.434</text:p>
          </table:table-cell>
          <table:table-cell office:value-type="float" office:value="40.0911" calcext:value-type="float">
            <text:p>40.0911</text:p>
          </table:table-cell>
          <table:table-cell office:value-type="float" office:value="57.3361" calcext:value-type="float">
            <text:p>57.3361</text:p>
          </table:table-cell>
          <table:table-cell office:value-type="float" office:value="245.773" calcext:value-type="float">
            <text:p>245.773</text:p>
          </table:table-cell>
          <table:table-cell office:value-type="float" office:value="39.4332" calcext:value-type="float">
            <text:p>39.4332</text:p>
          </table:table-cell>
          <table:table-cell/>
          <table:table-cell table:formula="of:=([.D678]-[.A678])/0.0166667" office:value-type="float" office:value="95.5438089123825" calcext:value-type="float">
            <text:p>95.5438089123825</text:p>
          </table:table-cell>
          <table:table-cell table:formula="of:=ABS([.E678]-[.B678])/0.0166667" office:value-type="float" office:value="759.65848068304" calcext:value-type="float">
            <text:p>759.65848068304</text:p>
          </table:table-cell>
          <table:table-cell table:formula="of:=([.F678]-[.C678])/0.0166667" office:value-type="float" office:value="-39.4739210521578" calcext:value-type="float">
            <text:p>-39.4739210521578</text:p>
          </table:table-cell>
          <table:table-cell table:formula="of:=DEGREES(ATAN(ABS([.F678]-[.C678])/ABS([.E678]-[.B678])))" office:value-type="float" office:value="2.97456924685398" calcext:value-type="float">
            <text:p>2.97456924685398</text:p>
          </table:table-cell>
          <table:table-cell table:formula="of:=SQRT(POWER([.H678];2)+POWER([.I678];2)+POWER([.J678];2))" office:value-type="float" office:value="766.660170569975" calcext:value-type="float">
            <text:p>766.660170569975</text:p>
          </table:table-cell>
        </table:table-row>
        <table:table-row table:style-name="ro1">
          <table:table-cell office:value-type="float" office:value="55.2973" calcext:value-type="float">
            <text:p>55.2973</text:p>
          </table:table-cell>
          <table:table-cell office:value-type="float" office:value="264.509" calcext:value-type="float">
            <text:p>264.509</text:p>
          </table:table-cell>
          <table:table-cell office:value-type="float" office:value="40.274" calcext:value-type="float">
            <text:p>40.274</text:p>
          </table:table-cell>
          <table:table-cell office:value-type="float" office:value="57.4428" calcext:value-type="float">
            <text:p>57.4428</text:p>
          </table:table-cell>
          <table:table-cell office:value-type="float" office:value="250.394" calcext:value-type="float">
            <text:p>250.394</text:p>
          </table:table-cell>
          <table:table-cell office:value-type="float" office:value="40.0333" calcext:value-type="float">
            <text:p>40.0333</text:p>
          </table:table-cell>
          <table:table-cell/>
          <table:table-cell table:formula="of:=([.D679]-[.A679])/0.0166667" office:value-type="float" office:value="128.729742540515" calcext:value-type="float">
            <text:p>128.729742540515</text:p>
          </table:table-cell>
          <table:table-cell table:formula="of:=ABS([.E679]-[.B679])/0.0166667" office:value-type="float" office:value="846.898306203388" calcext:value-type="float">
            <text:p>846.898306203388</text:p>
          </table:table-cell>
          <table:table-cell table:formula="of:=([.F679]-[.C679])/0.0166667" office:value-type="float" office:value="-14.441971116058" calcext:value-type="float">
            <text:p>-14.441971116058</text:p>
          </table:table-cell>
          <table:table-cell table:formula="of:=DEGREES(ATAN(ABS([.F679]-[.C679])/ABS([.E679]-[.B679])))" office:value-type="float" office:value="0.976957673222899" calcext:value-type="float">
            <text:p>0.976957673222899</text:p>
          </table:table-cell>
          <table:table-cell table:formula="of:=SQRT(POWER([.H679];2)+POWER([.I679];2)+POWER([.J679];2))" office:value-type="float" office:value="856.747721441051" calcext:value-type="float">
            <text:p>856.747721441051</text:p>
          </table:table-cell>
        </table:table-row>
        <table:table-row table:style-name="ro1">
          <table:table-cell office:value-type="float" office:value="52.8102" calcext:value-type="float">
            <text:p>52.8102</text:p>
          </table:table-cell>
          <table:table-cell office:value-type="float" office:value="265.221" calcext:value-type="float">
            <text:p>265.221</text:p>
          </table:table-cell>
          <table:table-cell office:value-type="float" office:value="40.1787" calcext:value-type="float">
            <text:p>40.1787</text:p>
          </table:table-cell>
          <table:table-cell office:value-type="float" office:value="53.8608" calcext:value-type="float">
            <text:p>53.8608</text:p>
          </table:table-cell>
          <table:table-cell office:value-type="float" office:value="250.712" calcext:value-type="float">
            <text:p>250.712</text:p>
          </table:table-cell>
          <table:table-cell office:value-type="float" office:value="40.251" calcext:value-type="float">
            <text:p>40.251</text:p>
          </table:table-cell>
          <table:table-cell/>
          <table:table-cell table:formula="of:=([.D680]-[.A680])/0.0166667" office:value-type="float" office:value="63.0358739282519" calcext:value-type="float">
            <text:p>63.0358739282519</text:p>
          </table:table-cell>
          <table:table-cell table:formula="of:=ABS([.E680]-[.B680])/0.0166667" office:value-type="float" office:value="870.538258923483" calcext:value-type="float">
            <text:p>870.538258923483</text:p>
          </table:table-cell>
          <table:table-cell table:formula="of:=([.F680]-[.C680])/0.0166667" office:value-type="float" office:value="4.33799132401726" calcext:value-type="float">
            <text:p>4.33799132401726</text:p>
          </table:table-cell>
          <table:table-cell table:formula="of:=DEGREES(ATAN(ABS([.F680]-[.C680])/ABS([.E680]-[.B680])))" office:value-type="float" office:value="0.285509033797874" calcext:value-type="float">
            <text:p>0.285509033797874</text:p>
          </table:table-cell>
          <table:table-cell table:formula="of:=SQRT(POWER([.H680];2)+POWER([.I680];2)+POWER([.J680];2))" office:value-type="float" office:value="872.828276249203" calcext:value-type="float">
            <text:p>872.828276249203</text:p>
          </table:table-cell>
        </table:table-row>
        <table:table-row table:style-name="ro1">
          <table:table-cell office:value-type="float" office:value="56.3562" calcext:value-type="float">
            <text:p>56.3562</text:p>
          </table:table-cell>
          <table:table-cell office:value-type="float" office:value="262.215" calcext:value-type="float">
            <text:p>262.215</text:p>
          </table:table-cell>
          <table:table-cell office:value-type="float" office:value="40.4083" calcext:value-type="float">
            <text:p>40.4083</text:p>
          </table:table-cell>
          <table:table-cell office:value-type="float" office:value="57.3895" calcext:value-type="float">
            <text:p>57.3895</text:p>
          </table:table-cell>
          <table:table-cell office:value-type="float" office:value="252.644" calcext:value-type="float">
            <text:p>252.644</text:p>
          </table:table-cell>
          <table:table-cell office:value-type="float" office:value="40.8317" calcext:value-type="float">
            <text:p>40.8317</text:p>
          </table:table-cell>
          <table:table-cell/>
          <table:table-cell table:formula="of:=([.D681]-[.A681])/0.0166667" office:value-type="float" office:value="61.9978760042478" calcext:value-type="float">
            <text:p>61.9978760042478</text:p>
          </table:table-cell>
          <table:table-cell table:formula="of:=ABS([.E681]-[.B681])/0.0166667" office:value-type="float" office:value="574.258851482295" calcext:value-type="float">
            <text:p>574.258851482295</text:p>
          </table:table-cell>
          <table:table-cell table:formula="of:=([.F681]-[.C681])/0.0166667" office:value-type="float" office:value="25.4039491921017" calcext:value-type="float">
            <text:p>25.4039491921017</text:p>
          </table:table-cell>
          <table:table-cell table:formula="of:=DEGREES(ATAN(ABS([.F681]-[.C681])/ABS([.E681]-[.B681])))" office:value-type="float" office:value="2.53298785519286" calcext:value-type="float">
            <text:p>2.53298785519286</text:p>
          </table:table-cell>
          <table:table-cell table:formula="of:=SQRT(POWER([.H681];2)+POWER([.I681];2)+POWER([.J681];2))" office:value-type="float" office:value="578.154240466467" calcext:value-type="float">
            <text:p>578.154240466467</text:p>
          </table:table-cell>
        </table:table-row>
        <table:table-row table:style-name="ro1">
          <table:table-cell office:value-type="float" office:value="55.9142" calcext:value-type="float">
            <text:p>55.9142</text:p>
          </table:table-cell>
          <table:table-cell office:value-type="float" office:value="253.581" calcext:value-type="float">
            <text:p>253.581</text:p>
          </table:table-cell>
          <table:table-cell office:value-type="float" office:value="40.4461" calcext:value-type="float">
            <text:p>40.4461</text:p>
          </table:table-cell>
          <table:table-cell office:value-type="float" office:value="57.2945" calcext:value-type="float">
            <text:p>57.2945</text:p>
          </table:table-cell>
          <table:table-cell office:value-type="float" office:value="239.965" calcext:value-type="float">
            <text:p>239.965</text:p>
          </table:table-cell>
          <table:table-cell office:value-type="float" office:value="40.0063" calcext:value-type="float">
            <text:p>40.0063</text:p>
          </table:table-cell>
          <table:table-cell/>
          <table:table-cell table:formula="of:=([.D682]-[.A682])/0.0166667" office:value-type="float" office:value="82.8178343643312" calcext:value-type="float">
            <text:p>82.8178343643312</text:p>
          </table:table-cell>
          <table:table-cell table:formula="of:=ABS([.E682]-[.B682])/0.0166667" office:value-type="float" office:value="816.958366083267" calcext:value-type="float">
            <text:p>816.958366083267</text:p>
          </table:table-cell>
          <table:table-cell table:formula="of:=([.F682]-[.C682])/0.0166667" office:value-type="float" office:value="-26.3879472241054" calcext:value-type="float">
            <text:p>-26.3879472241054</text:p>
          </table:table-cell>
          <table:table-cell table:formula="of:=DEGREES(ATAN(ABS([.F682]-[.C682])/ABS([.E682]-[.B682])))" office:value-type="float" office:value="1.85002394283506" calcext:value-type="float">
            <text:p>1.85002394283506</text:p>
          </table:table-cell>
          <table:table-cell table:formula="of:=SQRT(POWER([.H682];2)+POWER([.I682];2)+POWER([.J682];2))" office:value-type="float" office:value="821.569284577351" calcext:value-type="float">
            <text:p>821.569284577351</text:p>
          </table:table-cell>
        </table:table-row>
        <table:table-row table:style-name="ro1">
          <table:table-cell office:value-type="float" office:value="55.3995" calcext:value-type="float">
            <text:p>55.3995</text:p>
          </table:table-cell>
          <table:table-cell office:value-type="float" office:value="261.927" calcext:value-type="float">
            <text:p>261.927</text:p>
          </table:table-cell>
          <table:table-cell office:value-type="float" office:value="40.9523" calcext:value-type="float">
            <text:p>40.9523</text:p>
          </table:table-cell>
          <table:table-cell office:value-type="float" office:value="57.0235" calcext:value-type="float">
            <text:p>57.0235</text:p>
          </table:table-cell>
          <table:table-cell office:value-type="float" office:value="249.023" calcext:value-type="float">
            <text:p>249.023</text:p>
          </table:table-cell>
          <table:table-cell office:value-type="float" office:value="40.7507" calcext:value-type="float">
            <text:p>40.7507</text:p>
          </table:table-cell>
          <table:table-cell/>
          <table:table-cell table:formula="of:=([.D683]-[.A683])/0.0166667" office:value-type="float" office:value="97.4398051203895" calcext:value-type="float">
            <text:p>97.4398051203895</text:p>
          </table:table-cell>
          <table:table-cell table:formula="of:=ABS([.E683]-[.B683])/0.0166667" office:value-type="float" office:value="774.238451523098" calcext:value-type="float">
            <text:p>774.238451523098</text:p>
          </table:table-cell>
          <table:table-cell table:formula="of:=([.F683]-[.C683])/0.0166667" office:value-type="float" office:value="-12.0959758080483" calcext:value-type="float">
            <text:p>-12.0959758080483</text:p>
          </table:table-cell>
          <table:table-cell table:formula="of:=DEGREES(ATAN(ABS([.F683]-[.C683])/ABS([.E683]-[.B683])))" office:value-type="float" office:value="0.895062733389088" calcext:value-type="float">
            <text:p>0.895062733389088</text:p>
          </table:table-cell>
          <table:table-cell table:formula="of:=SQRT(POWER([.H683];2)+POWER([.I683];2)+POWER([.J683];2))" office:value-type="float" office:value="780.439624871478" calcext:value-type="float">
            <text:p>780.439624871478</text:p>
          </table:table-cell>
        </table:table-row>
        <table:table-row table:style-name="ro1">
          <table:table-cell office:value-type="float" office:value="55.4986" calcext:value-type="float">
            <text:p>55.4986</text:p>
          </table:table-cell>
          <table:table-cell office:value-type="float" office:value="252.164" calcext:value-type="float">
            <text:p>252.164</text:p>
          </table:table-cell>
          <table:table-cell office:value-type="float" office:value="41.1712" calcext:value-type="float">
            <text:p>41.1712</text:p>
          </table:table-cell>
          <table:table-cell office:value-type="float" office:value="56.8866" calcext:value-type="float">
            <text:p>56.8866</text:p>
          </table:table-cell>
          <table:table-cell office:value-type="float" office:value="238.626" calcext:value-type="float">
            <text:p>238.626</text:p>
          </table:table-cell>
          <table:table-cell office:value-type="float" office:value="40.714" calcext:value-type="float">
            <text:p>40.714</text:p>
          </table:table-cell>
          <table:table-cell/>
          <table:table-cell table:formula="of:=([.D684]-[.A684])/0.0166667" office:value-type="float" office:value="83.279833440333" calcext:value-type="float">
            <text:p>83.279833440333</text:p>
          </table:table-cell>
          <table:table-cell table:formula="of:=ABS([.E684]-[.B684])/0.0166667" office:value-type="float" office:value="812.278375443248" calcext:value-type="float">
            <text:p>812.278375443248</text:p>
          </table:table-cell>
          <table:table-cell table:formula="of:=([.F684]-[.C684])/0.0166667" office:value-type="float" office:value="-27.4319451361097" calcext:value-type="float">
            <text:p>-27.4319451361097</text:p>
          </table:table-cell>
          <table:table-cell table:formula="of:=DEGREES(ATAN(ABS([.F684]-[.C684])/ABS([.E684]-[.B684])))" office:value-type="float" office:value="1.93423536052712" calcext:value-type="float">
            <text:p>1.93423536052712</text:p>
          </table:table-cell>
          <table:table-cell table:formula="of:=SQRT(POWER([.H684];2)+POWER([.I684];2)+POWER([.J684];2))" office:value-type="float" office:value="816.997063326743" calcext:value-type="float">
            <text:p>816.997063326743</text:p>
          </table:table-cell>
        </table:table-row>
        <table:table-row table:style-name="ro1">
          <table:table-cell office:value-type="float" office:value="55.0945" calcext:value-type="float">
            <text:p>55.0945</text:p>
          </table:table-cell>
          <table:table-cell office:value-type="float" office:value="249.782" calcext:value-type="float">
            <text:p>249.782</text:p>
          </table:table-cell>
          <table:table-cell office:value-type="float" office:value="40.6379" calcext:value-type="float">
            <text:p>40.6379</text:p>
          </table:table-cell>
          <table:table-cell office:value-type="float" office:value="56.2534" calcext:value-type="float">
            <text:p>56.2534</text:p>
          </table:table-cell>
          <table:table-cell office:value-type="float" office:value="236.344" calcext:value-type="float">
            <text:p>236.344</text:p>
          </table:table-cell>
          <table:table-cell office:value-type="float" office:value="39.9761" calcext:value-type="float">
            <text:p>39.9761</text:p>
          </table:table-cell>
          <table:table-cell/>
          <table:table-cell table:formula="of:=([.D685]-[.A685])/0.0166667" office:value-type="float" office:value="69.5338609322783" calcext:value-type="float">
            <text:p>69.5338609322783</text:p>
          </table:table-cell>
          <table:table-cell table:formula="of:=ABS([.E685]-[.B685])/0.0166667" office:value-type="float" office:value="806.278387443226" calcext:value-type="float">
            <text:p>806.278387443226</text:p>
          </table:table-cell>
          <table:table-cell table:formula="of:=([.F685]-[.C685])/0.0166667" office:value-type="float" office:value="-39.7079205841588" calcext:value-type="float">
            <text:p>-39.7079205841588</text:p>
          </table:table-cell>
          <table:table-cell table:formula="of:=DEGREES(ATAN(ABS([.F685]-[.C685])/ABS([.E685]-[.B685])))" office:value-type="float" office:value="2.81944750965008" calcext:value-type="float">
            <text:p>2.81944750965008</text:p>
          </table:table-cell>
          <table:table-cell table:formula="of:=SQRT(POWER([.H685];2)+POWER([.I685];2)+POWER([.J685];2))" office:value-type="float" office:value="810.244725272134" calcext:value-type="float">
            <text:p>810.244725272134</text:p>
          </table:table-cell>
        </table:table-row>
        <table:table-row table:style-name="ro1">
          <table:table-cell office:value-type="float" office:value="54.4801" calcext:value-type="float">
            <text:p>54.4801</text:p>
          </table:table-cell>
          <table:table-cell office:value-type="float" office:value="254.221" calcext:value-type="float">
            <text:p>254.221</text:p>
          </table:table-cell>
          <table:table-cell office:value-type="float" office:value="41.7831" calcext:value-type="float">
            <text:p>41.7831</text:p>
          </table:table-cell>
          <table:table-cell office:value-type="float" office:value="55.4489" calcext:value-type="float">
            <text:p>55.4489</text:p>
          </table:table-cell>
          <table:table-cell office:value-type="float" office:value="240.418" calcext:value-type="float">
            <text:p>240.418</text:p>
          </table:table-cell>
          <table:table-cell office:value-type="float" office:value="41.5692" calcext:value-type="float">
            <text:p>41.5692</text:p>
          </table:table-cell>
          <table:table-cell/>
          <table:table-cell table:formula="of:=([.D686]-[.A686])/0.0166667" office:value-type="float" office:value="58.1278837442326" calcext:value-type="float">
            <text:p>58.1278837442326</text:p>
          </table:table-cell>
          <table:table-cell table:formula="of:=ABS([.E686]-[.B686])/0.0166667" office:value-type="float" office:value="828.178343643313" calcext:value-type="float">
            <text:p>828.178343643313</text:p>
          </table:table-cell>
          <table:table-cell table:formula="of:=([.F686]-[.C686])/0.0166667" office:value-type="float" office:value="-12.8339743320511" calcext:value-type="float">
            <text:p>-12.8339743320511</text:p>
          </table:table-cell>
          <table:table-cell table:formula="of:=DEGREES(ATAN(ABS([.F686]-[.C686])/ABS([.E686]-[.B686])))" office:value-type="float" office:value="0.887820498376331" calcext:value-type="float">
            <text:p>0.887820498376331</text:p>
          </table:table-cell>
          <table:table-cell table:formula="of:=SQRT(POWER([.H686];2)+POWER([.I686];2)+POWER([.J686];2))" office:value-type="float" office:value="830.314958702732" calcext:value-type="float">
            <text:p>830.314958702732</text:p>
          </table:table-cell>
        </table:table-row>
        <table:table-row table:style-name="ro1">
          <table:table-cell office:value-type="float" office:value="63.8828" calcext:value-type="float">
            <text:p>63.8828</text:p>
          </table:table-cell>
          <table:table-cell office:value-type="float" office:value="266.009" calcext:value-type="float">
            <text:p>266.009</text:p>
          </table:table-cell>
          <table:table-cell office:value-type="float" office:value="41.1602" calcext:value-type="float">
            <text:p>41.1602</text:p>
          </table:table-cell>
          <table:table-cell office:value-type="float" office:value="65.4531" calcext:value-type="float">
            <text:p>65.4531</text:p>
          </table:table-cell>
          <table:table-cell office:value-type="float" office:value="257.85" calcext:value-type="float">
            <text:p>257.85</text:p>
          </table:table-cell>
          <table:table-cell office:value-type="float" office:value="40.3374" calcext:value-type="float">
            <text:p>40.3374</text:p>
          </table:table-cell>
          <table:table-cell/>
          <table:table-cell table:formula="of:=([.D687]-[.A687])/0.0166667" office:value-type="float" office:value="94.2178115643771" calcext:value-type="float">
            <text:p>94.2178115643771</text:p>
          </table:table-cell>
          <table:table-cell table:formula="of:=ABS([.E687]-[.B687])/0.0166667" office:value-type="float" office:value="489.539020921958" calcext:value-type="float">
            <text:p>489.539020921958</text:p>
          </table:table-cell>
          <table:table-cell table:formula="of:=([.F687]-[.C687])/0.0166667" office:value-type="float" office:value="-49.3679012641975" calcext:value-type="float">
            <text:p>-49.3679012641975</text:p>
          </table:table-cell>
          <table:table-cell table:formula="of:=DEGREES(ATAN(ABS([.F687]-[.C687])/ABS([.E687]-[.B687])))" office:value-type="float" office:value="5.75856393648528" calcext:value-type="float">
            <text:p>5.75856393648528</text:p>
          </table:table-cell>
          <table:table-cell table:formula="of:=SQRT(POWER([.H687];2)+POWER([.I687];2)+POWER([.J687];2))" office:value-type="float" office:value="500.961713803002" calcext:value-type="float">
            <text:p>500.961713803002</text:p>
          </table:table-cell>
        </table:table-row>
        <table:table-row table:style-name="ro1">
          <table:table-cell office:value-type="float" office:value="72.2095" calcext:value-type="float">
            <text:p>72.2095</text:p>
          </table:table-cell>
          <table:table-cell office:value-type="float" office:value="250.796" calcext:value-type="float">
            <text:p>250.796</text:p>
          </table:table-cell>
          <table:table-cell office:value-type="float" office:value="39.3447" calcext:value-type="float">
            <text:p>39.3447</text:p>
          </table:table-cell>
          <table:table-cell office:value-type="float" office:value="73.1089" calcext:value-type="float">
            <text:p>73.1089</text:p>
          </table:table-cell>
          <table:table-cell office:value-type="float" office:value="238.649" calcext:value-type="float">
            <text:p>238.649</text:p>
          </table:table-cell>
          <table:table-cell office:value-type="float" office:value="38.6989" calcext:value-type="float">
            <text:p>38.6989</text:p>
          </table:table-cell>
          <table:table-cell/>
          <table:table-cell table:formula="of:=([.D688]-[.A688])/0.0166667" office:value-type="float" office:value="53.9638920722159" calcext:value-type="float">
            <text:p>53.9638920722159</text:p>
          </table:table-cell>
          <table:table-cell table:formula="of:=ABS([.E688]-[.B688])/0.0166667" office:value-type="float" office:value="728.818542362915" calcext:value-type="float">
            <text:p>728.818542362915</text:p>
          </table:table-cell>
          <table:table-cell table:formula="of:=([.F688]-[.C688])/0.0166667" office:value-type="float" office:value="-38.7479225041551" calcext:value-type="float">
            <text:p>-38.7479225041551</text:p>
          </table:table-cell>
          <table:table-cell table:formula="of:=DEGREES(ATAN(ABS([.F688]-[.C688])/ABS([.E688]-[.B688])))" office:value-type="float" office:value="3.04328731393549" calcext:value-type="float">
            <text:p>3.04328731393549</text:p>
          </table:table-cell>
          <table:table-cell table:formula="of:=SQRT(POWER([.H688];2)+POWER([.I688];2)+POWER([.J688];2))" office:value-type="float" office:value="731.840126556322" calcext:value-type="float">
            <text:p>731.840126556322</text:p>
          </table:table-cell>
        </table:table-row>
        <table:table-row table:style-name="ro1">
          <table:table-cell office:value-type="float" office:value="74.6225" calcext:value-type="float">
            <text:p>74.6225</text:p>
          </table:table-cell>
          <table:table-cell office:value-type="float" office:value="254.59" calcext:value-type="float">
            <text:p>254.59</text:p>
          </table:table-cell>
          <table:table-cell office:value-type="float" office:value="39.373" calcext:value-type="float">
            <text:p>39.373</text:p>
          </table:table-cell>
          <table:table-cell office:value-type="float" office:value="75.2214" calcext:value-type="float">
            <text:p>75.2214</text:p>
          </table:table-cell>
          <table:table-cell office:value-type="float" office:value="241.138" calcext:value-type="float">
            <text:p>241.138</text:p>
          </table:table-cell>
          <table:table-cell office:value-type="float" office:value="38.6907" calcext:value-type="float">
            <text:p>38.6907</text:p>
          </table:table-cell>
          <table:table-cell/>
          <table:table-cell table:formula="of:=([.D689]-[.A689])/0.0166667" office:value-type="float" office:value="35.9339281321438" calcext:value-type="float">
            <text:p>35.9339281321438</text:p>
          </table:table-cell>
          <table:table-cell table:formula="of:=ABS([.E689]-[.B689])/0.0166667" office:value-type="float" office:value="807.118385763229" calcext:value-type="float">
            <text:p>807.118385763229</text:p>
          </table:table-cell>
          <table:table-cell table:formula="of:=([.F689]-[.C689])/0.0166667" office:value-type="float" office:value="-40.9379181241636" calcext:value-type="float">
            <text:p>-40.9379181241636</text:p>
          </table:table-cell>
          <table:table-cell table:formula="of:=DEGREES(ATAN(ABS([.F689]-[.C689])/ABS([.E689]-[.B689])))" office:value-type="float" office:value="2.90361568334407" calcext:value-type="float">
            <text:p>2.90361568334407</text:p>
          </table:table-cell>
          <table:table-cell table:formula="of:=SQRT(POWER([.H689];2)+POWER([.I689];2)+POWER([.J689];2))" office:value-type="float" office:value="808.954417114083" calcext:value-type="float">
            <text:p>808.954417114083</text:p>
          </table:table-cell>
        </table:table-row>
        <table:table-row table:style-name="ro1">
          <table:table-cell office:value-type="float" office:value="75.356" calcext:value-type="float">
            <text:p>75.356</text:p>
          </table:table-cell>
          <table:table-cell office:value-type="float" office:value="255.75" calcext:value-type="float">
            <text:p>255.75</text:p>
          </table:table-cell>
          <table:table-cell office:value-type="float" office:value="39.8841" calcext:value-type="float">
            <text:p>39.8841</text:p>
          </table:table-cell>
          <table:table-cell office:value-type="float" office:value="76.4042" calcext:value-type="float">
            <text:p>76.4042</text:p>
          </table:table-cell>
          <table:table-cell office:value-type="float" office:value="242.248" calcext:value-type="float">
            <text:p>242.248</text:p>
          </table:table-cell>
          <table:table-cell office:value-type="float" office:value="39.6468" calcext:value-type="float">
            <text:p>39.6468</text:p>
          </table:table-cell>
          <table:table-cell/>
          <table:table-cell table:formula="of:=([.D690]-[.A690])/0.0166667" office:value-type="float" office:value="62.8918742162521" calcext:value-type="float">
            <text:p>62.8918742162521</text:p>
          </table:table-cell>
          <table:table-cell table:formula="of:=ABS([.E690]-[.B690])/0.0166667" office:value-type="float" office:value="810.118379763241" calcext:value-type="float">
            <text:p>810.118379763241</text:p>
          </table:table-cell>
          <table:table-cell table:formula="of:=([.F690]-[.C690])/0.0166667" office:value-type="float" office:value="-14.2379715240568" calcext:value-type="float">
            <text:p>-14.2379715240568</text:p>
          </table:table-cell>
          <table:table-cell table:formula="of:=DEGREES(ATAN(ABS([.F690]-[.C690])/ABS([.E690]-[.B690])))" office:value-type="float" office:value="1.00687963512245" calcext:value-type="float">
            <text:p>1.00687963512245</text:p>
          </table:table-cell>
          <table:table-cell table:formula="of:=SQRT(POWER([.H690];2)+POWER([.I690];2)+POWER([.J690];2))" office:value-type="float" office:value="812.680685697508" calcext:value-type="float">
            <text:p>812.680685697508</text:p>
          </table:table-cell>
        </table:table-row>
        <table:table-row table:style-name="ro1">
          <table:table-cell office:value-type="float" office:value="74.8563" calcext:value-type="float">
            <text:p>74.8563</text:p>
          </table:table-cell>
          <table:table-cell office:value-type="float" office:value="253.284" calcext:value-type="float">
            <text:p>253.284</text:p>
          </table:table-cell>
          <table:table-cell office:value-type="float" office:value="40.3153" calcext:value-type="float">
            <text:p>40.3153</text:p>
          </table:table-cell>
          <table:table-cell office:value-type="float" office:value="75.4674" calcext:value-type="float">
            <text:p>75.4674</text:p>
          </table:table-cell>
          <table:table-cell office:value-type="float" office:value="242.119" calcext:value-type="float">
            <text:p>242.119</text:p>
          </table:table-cell>
          <table:table-cell office:value-type="float" office:value="39.6784" calcext:value-type="float">
            <text:p>39.6784</text:p>
          </table:table-cell>
          <table:table-cell/>
          <table:table-cell table:formula="of:=([.D691]-[.A691])/0.0166667" office:value-type="float" office:value="36.6659266681463" calcext:value-type="float">
            <text:p>36.6659266681463</text:p>
          </table:table-cell>
          <table:table-cell table:formula="of:=ABS([.E691]-[.B691])/0.0166667" office:value-type="float" office:value="669.898660202679" calcext:value-type="float">
            <text:p>669.898660202679</text:p>
          </table:table-cell>
          <table:table-cell table:formula="of:=([.F691]-[.C691])/0.0166667" office:value-type="float" office:value="-38.2139235721527" calcext:value-type="float">
            <text:p>-38.2139235721527</text:p>
          </table:table-cell>
          <table:table-cell table:formula="of:=DEGREES(ATAN(ABS([.F691]-[.C691])/ABS([.E691]-[.B691])))" office:value-type="float" office:value="3.26486135959207" calcext:value-type="float">
            <text:p>3.26486135959207</text:p>
          </table:table-cell>
          <table:table-cell table:formula="of:=SQRT(POWER([.H691];2)+POWER([.I691];2)+POWER([.J691];2))" office:value-type="float" office:value="671.988771539046" calcext:value-type="float">
            <text:p>671.988771539046</text:p>
          </table:table-cell>
        </table:table-row>
        <table:table-row table:style-name="ro1">
          <table:table-cell office:value-type="float" office:value="75.0853" calcext:value-type="float">
            <text:p>75.0853</text:p>
          </table:table-cell>
          <table:table-cell office:value-type="float" office:value="252.25" calcext:value-type="float">
            <text:p>252.25</text:p>
          </table:table-cell>
          <table:table-cell office:value-type="float" office:value="39.7774" calcext:value-type="float">
            <text:p>39.7774</text:p>
          </table:table-cell>
          <table:table-cell office:value-type="float" office:value="75.9006" calcext:value-type="float">
            <text:p>75.9006</text:p>
          </table:table-cell>
          <table:table-cell office:value-type="float" office:value="238.934" calcext:value-type="float">
            <text:p>238.934</text:p>
          </table:table-cell>
          <table:table-cell office:value-type="float" office:value="39.3175" calcext:value-type="float">
            <text:p>39.3175</text:p>
          </table:table-cell>
          <table:table-cell/>
          <table:table-cell table:formula="of:=([.D692]-[.A692])/0.0166667" office:value-type="float" office:value="48.9179021641953" calcext:value-type="float">
            <text:p>48.9179021641953</text:p>
          </table:table-cell>
          <table:table-cell table:formula="of:=ABS([.E692]-[.B692])/0.0166667" office:value-type="float" office:value="798.958402083196" calcext:value-type="float">
            <text:p>798.958402083196</text:p>
          </table:table-cell>
          <table:table-cell table:formula="of:=([.F692]-[.C692])/0.0166667" office:value-type="float" office:value="-27.5939448121102" calcext:value-type="float">
            <text:p>-27.5939448121102</text:p>
          </table:table-cell>
          <table:table-cell table:formula="of:=DEGREES(ATAN(ABS([.F692]-[.C692])/ABS([.E692]-[.B692])))" office:value-type="float" office:value="1.97806092814323" calcext:value-type="float">
            <text:p>1.97806092814323</text:p>
          </table:table-cell>
          <table:table-cell table:formula="of:=SQRT(POWER([.H692];2)+POWER([.I692];2)+POWER([.J692];2))" office:value-type="float" office:value="800.930031402103" calcext:value-type="float">
            <text:p>800.930031402103</text:p>
          </table:table-cell>
        </table:table-row>
        <table:table-row table:style-name="ro1">
          <table:table-cell office:value-type="float" office:value="75.5869" calcext:value-type="float">
            <text:p>75.5869</text:p>
          </table:table-cell>
          <table:table-cell office:value-type="float" office:value="254.533" calcext:value-type="float">
            <text:p>254.533</text:p>
          </table:table-cell>
          <table:table-cell office:value-type="float" office:value="40.3319" calcext:value-type="float">
            <text:p>40.3319</text:p>
          </table:table-cell>
          <table:table-cell office:value-type="float" office:value="76.6251" calcext:value-type="float">
            <text:p>76.6251</text:p>
          </table:table-cell>
          <table:table-cell office:value-type="float" office:value="241.135" calcext:value-type="float">
            <text:p>241.135</text:p>
          </table:table-cell>
          <table:table-cell office:value-type="float" office:value="39.844" calcext:value-type="float">
            <text:p>39.844</text:p>
          </table:table-cell>
          <table:table-cell/>
          <table:table-cell table:formula="of:=([.D693]-[.A693])/0.0166667" office:value-type="float" office:value="62.2918754162494" calcext:value-type="float">
            <text:p>62.2918754162494</text:p>
          </table:table-cell>
          <table:table-cell table:formula="of:=ABS([.E693]-[.B693])/0.0166667" office:value-type="float" office:value="803.878392243215" calcext:value-type="float">
            <text:p>803.878392243215</text:p>
          </table:table-cell>
          <table:table-cell table:formula="of:=([.F693]-[.C693])/0.0166667" office:value-type="float" office:value="-29.2739414521169" calcext:value-type="float">
            <text:p>-29.2739414521169</text:p>
          </table:table-cell>
          <table:table-cell table:formula="of:=DEGREES(ATAN(ABS([.F693]-[.C693])/ABS([.E693]-[.B693])))" office:value-type="float" office:value="2.08555483082438" calcext:value-type="float">
            <text:p>2.08555483082438</text:p>
          </table:table-cell>
          <table:table-cell table:formula="of:=SQRT(POWER([.H693];2)+POWER([.I693];2)+POWER([.J693];2))" office:value-type="float" office:value="806.819503300802" calcext:value-type="float">
            <text:p>806.819503300802</text:p>
          </table:table-cell>
        </table:table-row>
        <table:table-row table:style-name="ro1">
          <table:table-cell office:value-type="float" office:value="74.8943" calcext:value-type="float">
            <text:p>74.8943</text:p>
          </table:table-cell>
          <table:table-cell office:value-type="float" office:value="257.914" calcext:value-type="float">
            <text:p>257.914</text:p>
          </table:table-cell>
          <table:table-cell office:value-type="float" office:value="40.7192" calcext:value-type="float">
            <text:p>40.7192</text:p>
          </table:table-cell>
          <table:table-cell office:value-type="float" office:value="75.7249" calcext:value-type="float">
            <text:p>75.7249</text:p>
          </table:table-cell>
          <table:table-cell office:value-type="float" office:value="244.254" calcext:value-type="float">
            <text:p>244.254</text:p>
          </table:table-cell>
          <table:table-cell office:value-type="float" office:value="40.4658" calcext:value-type="float">
            <text:p>40.4658</text:p>
          </table:table-cell>
          <table:table-cell/>
          <table:table-cell table:formula="of:=([.D694]-[.A694])/0.0166667" office:value-type="float" office:value="49.8359003281996" calcext:value-type="float">
            <text:p>49.8359003281996</text:p>
          </table:table-cell>
          <table:table-cell table:formula="of:=ABS([.E694]-[.B694])/0.0166667" office:value-type="float" office:value="819.598360803278" calcext:value-type="float">
            <text:p>819.598360803278</text:p>
          </table:table-cell>
          <table:table-cell table:formula="of:=([.F694]-[.C694])/0.0166667" office:value-type="float" office:value="-15.2039695920608" calcext:value-type="float">
            <text:p>-15.2039695920608</text:p>
          </table:table-cell>
          <table:table-cell table:formula="of:=DEGREES(ATAN(ABS([.F694]-[.C694])/ABS([.E694]-[.B694])))" office:value-type="float" office:value="1.06274417771573" calcext:value-type="float">
            <text:p>1.06274417771573</text:p>
          </table:table-cell>
          <table:table-cell table:formula="of:=SQRT(POWER([.H694];2)+POWER([.I694];2)+POWER([.J694];2))" office:value-type="float" office:value="821.252854292939" calcext:value-type="float">
            <text:p>821.252854292939</text:p>
          </table:table-cell>
        </table:table-row>
        <table:table-row table:style-name="ro1">
          <table:table-cell office:value-type="float" office:value="83.1977" calcext:value-type="float">
            <text:p>83.1977</text:p>
          </table:table-cell>
          <table:table-cell office:value-type="float" office:value="260.992" calcext:value-type="float">
            <text:p>260.992</text:p>
          </table:table-cell>
          <table:table-cell office:value-type="float" office:value="40.8471" calcext:value-type="float">
            <text:p>40.8471</text:p>
          </table:table-cell>
          <table:table-cell office:value-type="float" office:value="84.0276" calcext:value-type="float">
            <text:p>84.0276</text:p>
          </table:table-cell>
          <table:table-cell office:value-type="float" office:value="247.289" calcext:value-type="float">
            <text:p>247.289</text:p>
          </table:table-cell>
          <table:table-cell office:value-type="float" office:value="40.5629" calcext:value-type="float">
            <text:p>40.5629</text:p>
          </table:table-cell>
          <table:table-cell/>
          <table:table-cell table:formula="of:=([.D695]-[.A695])/0.0166667" office:value-type="float" office:value="49.7939004121997" calcext:value-type="float">
            <text:p>49.7939004121997</text:p>
          </table:table-cell>
          <table:table-cell table:formula="of:=ABS([.E695]-[.B695])/0.0166667" office:value-type="float" office:value="822.178355643291" calcext:value-type="float">
            <text:p>822.178355643291</text:p>
          </table:table-cell>
          <table:table-cell table:formula="of:=([.F695]-[.C695])/0.0166667" office:value-type="float" office:value="-17.0519658960681" calcext:value-type="float">
            <text:p>-17.0519658960681</text:p>
          </table:table-cell>
          <table:table-cell table:formula="of:=DEGREES(ATAN(ABS([.F695]-[.C695])/ABS([.E695]-[.B695])))" office:value-type="float" office:value="1.1881432080419" calcext:value-type="float">
            <text:p>1.1881432080419</text:p>
          </table:table-cell>
          <table:table-cell table:formula="of:=SQRT(POWER([.H695];2)+POWER([.I695];2)+POWER([.J695];2))" office:value-type="float" office:value="823.86130540734" calcext:value-type="float">
            <text:p>823.86130540734</text:p>
          </table:table-cell>
        </table:table-row>
        <table:table-row table:style-name="ro1">
          <table:table-cell office:value-type="float" office:value="74.3738" calcext:value-type="float">
            <text:p>74.3738</text:p>
          </table:table-cell>
          <table:table-cell office:value-type="float" office:value="253.395" calcext:value-type="float">
            <text:p>253.395</text:p>
          </table:table-cell>
          <table:table-cell office:value-type="float" office:value="39.3449" calcext:value-type="float">
            <text:p>39.3449</text:p>
          </table:table-cell>
          <table:table-cell office:value-type="float" office:value="74.7532" calcext:value-type="float">
            <text:p>74.7532</text:p>
          </table:table-cell>
          <table:table-cell office:value-type="float" office:value="241.112" calcext:value-type="float">
            <text:p>241.112</text:p>
          </table:table-cell>
          <table:table-cell office:value-type="float" office:value="38.4662" calcext:value-type="float">
            <text:p>38.4662</text:p>
          </table:table-cell>
          <table:table-cell/>
          <table:table-cell table:formula="of:=([.D696]-[.A696])/0.0166667" office:value-type="float" office:value="22.7639544720913" calcext:value-type="float">
            <text:p>22.7639544720913</text:p>
          </table:table-cell>
          <table:table-cell table:formula="of:=ABS([.E696]-[.B696])/0.0166667" office:value-type="float" office:value="736.978526042949" calcext:value-type="float">
            <text:p>736.978526042949</text:p>
          </table:table-cell>
          <table:table-cell table:formula="of:=([.F696]-[.C696])/0.0166667" office:value-type="float" office:value="-52.721894556211" calcext:value-type="float">
            <text:p>-52.721894556211</text:p>
          </table:table-cell>
          <table:table-cell table:formula="of:=DEGREES(ATAN(ABS([.F696]-[.C696])/ABS([.E696]-[.B696])))" office:value-type="float" office:value="4.09184888069305" calcext:value-type="float">
            <text:p>4.09184888069305</text:p>
          </table:table-cell>
          <table:table-cell table:formula="of:=SQRT(POWER([.H696];2)+POWER([.I696];2)+POWER([.J696];2))" office:value-type="float" office:value="739.212515882436" calcext:value-type="float">
            <text:p>739.212515882436</text:p>
          </table:table-cell>
        </table:table-row>
        <table:table-row table:style-name="ro1">
          <table:table-cell office:value-type="float" office:value="77.3327" calcext:value-type="float">
            <text:p>77.3327</text:p>
          </table:table-cell>
          <table:table-cell office:value-type="float" office:value="259.403" calcext:value-type="float">
            <text:p>259.403</text:p>
          </table:table-cell>
          <table:table-cell office:value-type="float" office:value="40.4434" calcext:value-type="float">
            <text:p>40.4434</text:p>
          </table:table-cell>
          <table:table-cell office:value-type="float" office:value="78.3301" calcext:value-type="float">
            <text:p>78.3301</text:p>
          </table:table-cell>
          <table:table-cell office:value-type="float" office:value="245.678" calcext:value-type="float">
            <text:p>245.678</text:p>
          </table:table-cell>
          <table:table-cell office:value-type="float" office:value="40.4257" calcext:value-type="float">
            <text:p>40.4257</text:p>
          </table:table-cell>
          <table:table-cell/>
          <table:table-cell table:formula="of:=([.D697]-[.A697])/0.0166667" office:value-type="float" office:value="59.8438803122393" calcext:value-type="float">
            <text:p>59.8438803122393</text:p>
          </table:table-cell>
          <table:table-cell table:formula="of:=ABS([.E697]-[.B697])/0.0166667" office:value-type="float" office:value="823.498353003295" calcext:value-type="float">
            <text:p>823.498353003295</text:p>
          </table:table-cell>
          <table:table-cell table:formula="of:=([.F697]-[.C697])/0.0166667" office:value-type="float" office:value="-1.06199787600412" calcext:value-type="float">
            <text:p>-1.06199787600412</text:p>
          </table:table-cell>
          <table:table-cell table:formula="of:=DEGREES(ATAN(ABS([.F697]-[.C697])/ABS([.E697]-[.B697])))" office:value-type="float" office:value="0.0738895981912353" calcext:value-type="float">
            <text:p>0.073889598191235</text:p>
          </table:table-cell>
          <table:table-cell table:formula="of:=SQRT(POWER([.H697];2)+POWER([.I697];2)+POWER([.J697];2))" office:value-type="float" office:value="825.670609413617" calcext:value-type="float">
            <text:p>825.670609413617</text:p>
          </table:table-cell>
        </table:table-row>
        <table:table-row table:style-name="ro1">
          <table:table-cell office:value-type="float" office:value="91.3502" calcext:value-type="float">
            <text:p>91.3502</text:p>
          </table:table-cell>
          <table:table-cell office:value-type="float" office:value="257.967" calcext:value-type="float">
            <text:p>257.967</text:p>
          </table:table-cell>
          <table:table-cell office:value-type="float" office:value="40.0817" calcext:value-type="float">
            <text:p>40.0817</text:p>
          </table:table-cell>
          <table:table-cell office:value-type="float" office:value="92.0556" calcext:value-type="float">
            <text:p>92.0556</text:p>
          </table:table-cell>
          <table:table-cell office:value-type="float" office:value="246.825" calcext:value-type="float">
            <text:p>246.825</text:p>
          </table:table-cell>
          <table:table-cell office:value-type="float" office:value="39.1601" calcext:value-type="float">
            <text:p>39.1601</text:p>
          </table:table-cell>
          <table:table-cell/>
          <table:table-cell table:formula="of:=([.D698]-[.A698])/0.0166667" office:value-type="float" office:value="42.3239153521691" calcext:value-type="float">
            <text:p>42.3239153521691</text:p>
          </table:table-cell>
          <table:table-cell table:formula="of:=ABS([.E698]-[.B698])/0.0166667" office:value-type="float" office:value="668.518662962674" calcext:value-type="float">
            <text:p>668.518662962674</text:p>
          </table:table-cell>
          <table:table-cell table:formula="of:=([.F698]-[.C698])/0.0166667" office:value-type="float" office:value="-55.2958894082211" calcext:value-type="float">
            <text:p>-55.2958894082211</text:p>
          </table:table-cell>
          <table:table-cell table:formula="of:=DEGREES(ATAN(ABS([.F698]-[.C698])/ABS([.E698]-[.B698])))" office:value-type="float" office:value="4.72840255384956" calcext:value-type="float">
            <text:p>4.72840255384956</text:p>
          </table:table-cell>
          <table:table-cell table:formula="of:=SQRT(POWER([.H698];2)+POWER([.I698];2)+POWER([.J698];2))" office:value-type="float" office:value="672.135516042401" calcext:value-type="float">
            <text:p>672.135516042401</text:p>
          </table:table-cell>
        </table:table-row>
        <table:table-row table:style-name="ro1">
          <table:table-cell office:value-type="float" office:value="96.4901" calcext:value-type="float">
            <text:p>96.4901</text:p>
          </table:table-cell>
          <table:table-cell office:value-type="float" office:value="254.605" calcext:value-type="float">
            <text:p>254.605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97.1656" calcext:value-type="float">
            <text:p>97.1656</text:p>
          </table:table-cell>
          <table:table-cell office:value-type="float" office:value="241.396" calcext:value-type="float">
            <text:p>241.396</text:p>
          </table:table-cell>
          <table:table-cell office:value-type="float" office:value="39.6177" calcext:value-type="float">
            <text:p>39.6177</text:p>
          </table:table-cell>
          <table:table-cell/>
          <table:table-cell table:formula="of:=([.D699]-[.A699])/0.0166667" office:value-type="float" office:value="40.5299189401621" calcext:value-type="float">
            <text:p>40.5299189401621</text:p>
          </table:table-cell>
          <table:table-cell table:formula="of:=ABS([.E699]-[.B699])/0.0166667" office:value-type="float" office:value="792.53841492317" calcext:value-type="float">
            <text:p>792.53841492317</text:p>
          </table:table-cell>
          <table:table-cell table:formula="of:=([.F699]-[.C699])/0.0166667" office:value-type="float" office:value="-16.7159665680667" calcext:value-type="float">
            <text:p>-16.7159665680667</text:p>
          </table:table-cell>
          <table:table-cell table:formula="of:=DEGREES(ATAN(ABS([.F699]-[.C699])/ABS([.E699]-[.B699])))" office:value-type="float" office:value="1.20828509108207" calcext:value-type="float">
            <text:p>1.20828509108207</text:p>
          </table:table-cell>
          <table:table-cell table:formula="of:=SQRT(POWER([.H699];2)+POWER([.I699];2)+POWER([.J699];2))" office:value-type="float" office:value="793.750109919068" calcext:value-type="float">
            <text:p>793.750109919068</text:p>
          </table:table-cell>
        </table:table-row>
        <table:table-row table:style-name="ro1">
          <table:table-cell office:value-type="float" office:value="96.502" calcext:value-type="float">
            <text:p>96.502</text:p>
          </table:table-cell>
          <table:table-cell office:value-type="float" office:value="263.805" calcext:value-type="float">
            <text:p>263.805</text:p>
          </table:table-cell>
          <table:table-cell office:value-type="float" office:value="40.2581" calcext:value-type="float">
            <text:p>40.2581</text:p>
          </table:table-cell>
          <table:table-cell office:value-type="float" office:value="97.4924" calcext:value-type="float">
            <text:p>97.4924</text:p>
          </table:table-cell>
          <table:table-cell office:value-type="float" office:value="251.198" calcext:value-type="float">
            <text:p>251.198</text:p>
          </table:table-cell>
          <table:table-cell office:value-type="float" office:value="40.0022" calcext:value-type="float">
            <text:p>40.0022</text:p>
          </table:table-cell>
          <table:table-cell/>
          <table:table-cell table:formula="of:=([.D700]-[.A700])/0.0166667" office:value-type="float" office:value="59.4238811522382" calcext:value-type="float">
            <text:p>59.4238811522382</text:p>
          </table:table-cell>
          <table:table-cell table:formula="of:=ABS([.E700]-[.B700])/0.0166667" office:value-type="float" office:value="756.418487163026" calcext:value-type="float">
            <text:p>756.418487163026</text:p>
          </table:table-cell>
          <table:table-cell table:formula="of:=([.F700]-[.C700])/0.0166667" office:value-type="float" office:value="-15.3539692920612" calcext:value-type="float">
            <text:p>-15.3539692920612</text:p>
          </table:table-cell>
          <table:table-cell table:formula="of:=DEGREES(ATAN(ABS([.F700]-[.C700])/ABS([.E700]-[.B700])))" office:value-type="float" office:value="1.16284419791076" calcext:value-type="float">
            <text:p>1.16284419791076</text:p>
          </table:table-cell>
          <table:table-cell table:formula="of:=SQRT(POWER([.H700];2)+POWER([.I700];2)+POWER([.J700];2))" office:value-type="float" office:value="758.90438775001" calcext:value-type="float">
            <text:p>758.90438775001</text:p>
          </table:table-cell>
        </table:table-row>
        <table:table-row table:style-name="ro1">
          <table:table-cell office:value-type="float" office:value="96.8456" calcext:value-type="float">
            <text:p>96.8456</text:p>
          </table:table-cell>
          <table:table-cell office:value-type="float" office:value="252.358" calcext:value-type="float">
            <text:p>252.358</text:p>
          </table:table-cell>
          <table:table-cell office:value-type="float" office:value="39.8056" calcext:value-type="float">
            <text:p>39.8056</text:p>
          </table:table-cell>
          <table:table-cell office:value-type="float" office:value="97.514" calcext:value-type="float">
            <text:p>97.514</text:p>
          </table:table-cell>
          <table:table-cell office:value-type="float" office:value="239.313" calcext:value-type="float">
            <text:p>239.313</text:p>
          </table:table-cell>
          <table:table-cell office:value-type="float" office:value="39.2917" calcext:value-type="float">
            <text:p>39.2917</text:p>
          </table:table-cell>
          <table:table-cell/>
          <table:table-cell table:formula="of:=([.D701]-[.A701])/0.0166667" office:value-type="float" office:value="40.1039197921599" calcext:value-type="float">
            <text:p>40.1039197921599</text:p>
          </table:table-cell>
          <table:table-cell table:formula="of:=ABS([.E701]-[.B701])/0.0166667" office:value-type="float" office:value="782.698434603132" calcext:value-type="float">
            <text:p>782.698434603132</text:p>
          </table:table-cell>
          <table:table-cell table:formula="of:=([.F701]-[.C701])/0.0166667" office:value-type="float" office:value="-30.8339383321233" calcext:value-type="float">
            <text:p>-30.8339383321233</text:p>
          </table:table-cell>
          <table:table-cell table:formula="of:=DEGREES(ATAN(ABS([.F701]-[.C701])/ABS([.E701]-[.B701])))" office:value-type="float" office:value="2.25596654158943" calcext:value-type="float">
            <text:p>2.25596654158943</text:p>
          </table:table-cell>
          <table:table-cell table:formula="of:=SQRT(POWER([.H701];2)+POWER([.I701];2)+POWER([.J701];2))" office:value-type="float" office:value="784.331496030829" calcext:value-type="float">
            <text:p>784.331496030829</text:p>
          </table:table-cell>
        </table:table-row>
        <table:table-row table:style-name="ro1">
          <table:table-cell office:value-type="float" office:value="111.19" calcext:value-type="float">
            <text:p>111.19</text:p>
          </table:table-cell>
          <table:table-cell office:value-type="float" office:value="260.8" calcext:value-type="float">
            <text:p>260.8</text:p>
          </table:table-cell>
          <table:table-cell office:value-type="float" office:value="39.9192" calcext:value-type="float">
            <text:p>39.9192</text:p>
          </table:table-cell>
          <table:table-cell office:value-type="float" office:value="112.176" calcext:value-type="float">
            <text:p>112.176</text:p>
          </table:table-cell>
          <table:table-cell office:value-type="float" office:value="247.372" calcext:value-type="float">
            <text:p>247.372</text:p>
          </table:table-cell>
          <table:table-cell office:value-type="float" office:value="39.3715" calcext:value-type="float">
            <text:p>39.3715</text:p>
          </table:table-cell>
          <table:table-cell/>
          <table:table-cell table:formula="of:=([.D702]-[.A702])/0.0166667" office:value-type="float" office:value="59.1598816802369" calcext:value-type="float">
            <text:p>59.1598816802369</text:p>
          </table:table-cell>
          <table:table-cell table:formula="of:=ABS([.E702]-[.B702])/0.0166667" office:value-type="float" office:value="805.678388643223" calcext:value-type="float">
            <text:p>805.678388643223</text:p>
          </table:table-cell>
          <table:table-cell table:formula="of:=([.F702]-[.C702])/0.0166667" office:value-type="float" office:value="-32.8619342761318" calcext:value-type="float">
            <text:p>-32.8619342761318</text:p>
          </table:table-cell>
          <table:table-cell table:formula="of:=DEGREES(ATAN(ABS([.F702]-[.C702])/ABS([.E702]-[.B702])))" office:value-type="float" office:value="2.3356801815731" calcext:value-type="float">
            <text:p>2.3356801815731</text:p>
          </table:table-cell>
          <table:table-cell table:formula="of:=SQRT(POWER([.H702];2)+POWER([.I702];2)+POWER([.J702];2))" office:value-type="float" office:value="808.515593078778" calcext:value-type="float">
            <text:p>808.515593078778</text:p>
          </table:table-cell>
        </table:table-row>
        <table:table-row table:style-name="ro1">
          <table:table-cell office:value-type="float" office:value="113.901" calcext:value-type="float">
            <text:p>113.901</text:p>
          </table:table-cell>
          <table:table-cell office:value-type="float" office:value="255.969" calcext:value-type="float">
            <text:p>255.969</text:p>
          </table:table-cell>
          <table:table-cell office:value-type="float" office:value="40.0011" calcext:value-type="float">
            <text:p>40.0011</text:p>
          </table:table-cell>
          <table:table-cell office:value-type="float" office:value="114.582" calcext:value-type="float">
            <text:p>114.582</text:p>
          </table:table-cell>
          <table:table-cell office:value-type="float" office:value="242.89" calcext:value-type="float">
            <text:p>242.89</text:p>
          </table:table-cell>
          <table:table-cell office:value-type="float" office:value="39.2114" calcext:value-type="float">
            <text:p>39.2114</text:p>
          </table:table-cell>
          <table:table-cell/>
          <table:table-cell table:formula="of:=([.D703]-[.A703])/0.0166667" office:value-type="float" office:value="40.8599182801633" calcext:value-type="float">
            <text:p>40.8599182801633</text:p>
          </table:table-cell>
          <table:table-cell table:formula="of:=ABS([.E703]-[.B703])/0.0166667" office:value-type="float" office:value="784.738430523139" calcext:value-type="float">
            <text:p>784.738430523139</text:p>
          </table:table-cell>
          <table:table-cell table:formula="of:=([.F703]-[.C703])/0.0166667" office:value-type="float" office:value="-47.3819052361897" calcext:value-type="float">
            <text:p>-47.3819052361897</text:p>
          </table:table-cell>
          <table:table-cell table:formula="of:=DEGREES(ATAN(ABS([.F703]-[.C703])/ABS([.E703]-[.B703])))" office:value-type="float" office:value="3.45528042968607" calcext:value-type="float">
            <text:p>3.45528042968607</text:p>
          </table:table-cell>
          <table:table-cell table:formula="of:=SQRT(POWER([.H703];2)+POWER([.I703];2)+POWER([.J703];2))" office:value-type="float" office:value="787.228672118587" calcext:value-type="float">
            <text:p>787.228672118587</text:p>
          </table:table-cell>
        </table:table-row>
        <table:table-row table:style-name="ro1">
          <table:table-cell office:value-type="float" office:value="113.679" calcext:value-type="float">
            <text:p>113.679</text:p>
          </table:table-cell>
          <table:table-cell office:value-type="float" office:value="261.6" calcext:value-type="float">
            <text:p>261.6</text:p>
          </table:table-cell>
          <table:table-cell office:value-type="float" office:value="40.4919" calcext:value-type="float">
            <text:p>40.4919</text:p>
          </table:table-cell>
          <table:table-cell office:value-type="float" office:value="114.35" calcext:value-type="float">
            <text:p>114.35</text:p>
          </table:table-cell>
          <table:table-cell office:value-type="float" office:value="248.124" calcext:value-type="float">
            <text:p>248.124</text:p>
          </table:table-cell>
          <table:table-cell office:value-type="float" office:value="40.1671" calcext:value-type="float">
            <text:p>40.1671</text:p>
          </table:table-cell>
          <table:table-cell/>
          <table:table-cell table:formula="of:=([.D704]-[.A704])/0.0166667" office:value-type="float" office:value="40.2599194801606" calcext:value-type="float">
            <text:p>40.2599194801606</text:p>
          </table:table-cell>
          <table:table-cell table:formula="of:=ABS([.E704]-[.B704])/0.0166667" office:value-type="float" office:value="808.558382883236" calcext:value-type="float">
            <text:p>808.558382883236</text:p>
          </table:table-cell>
          <table:table-cell table:formula="of:=([.F704]-[.C704])/0.0166667" office:value-type="float" office:value="-19.4879610240781" calcext:value-type="float">
            <text:p>-19.4879610240781</text:p>
          </table:table-cell>
          <table:table-cell table:formula="of:=DEGREES(ATAN(ABS([.F704]-[.C704])/ABS([.E704]-[.B704])))" office:value-type="float" office:value="1.3806817243391" calcext:value-type="float">
            <text:p>1.3806817243391</text:p>
          </table:table-cell>
          <table:table-cell table:formula="of:=SQRT(POWER([.H704];2)+POWER([.I704];2)+POWER([.J704];2))" office:value-type="float" office:value="809.794603755902" calcext:value-type="float">
            <text:p>809.794603755902</text:p>
          </table:table-cell>
        </table:table-row>
        <table:table-row table:style-name="ro1">
          <table:table-cell office:value-type="float" office:value="113.832" calcext:value-type="float">
            <text:p>113.832</text:p>
          </table:table-cell>
          <table:table-cell office:value-type="float" office:value="260.514" calcext:value-type="float">
            <text:p>260.514</text:p>
          </table:table-cell>
          <table:table-cell office:value-type="float" office:value="40.1896" calcext:value-type="float">
            <text:p>40.1896</text:p>
          </table:table-cell>
          <table:table-cell office:value-type="float" office:value="114.725" calcext:value-type="float">
            <text:p>114.725</text:p>
          </table:table-cell>
          <table:table-cell office:value-type="float" office:value="249.34" calcext:value-type="float">
            <text:p>249.34</text:p>
          </table:table-cell>
          <table:table-cell office:value-type="float" office:value="39.4779" calcext:value-type="float">
            <text:p>39.4779</text:p>
          </table:table-cell>
          <table:table-cell/>
          <table:table-cell table:formula="of:=([.D705]-[.A705])/0.0166667" office:value-type="float" office:value="53.5798928402144" calcext:value-type="float">
            <text:p>53.5798928402144</text:p>
          </table:table-cell>
          <table:table-cell table:formula="of:=ABS([.E705]-[.B705])/0.0166667" office:value-type="float" office:value="670.438659122682" calcext:value-type="float">
            <text:p>670.438659122682</text:p>
          </table:table-cell>
          <table:table-cell table:formula="of:=([.F705]-[.C705])/0.0166667" office:value-type="float" office:value="-42.7019145961708" calcext:value-type="float">
            <text:p>-42.7019145961708</text:p>
          </table:table-cell>
          <table:table-cell table:formula="of:=DEGREES(ATAN(ABS([.F705]-[.C705])/ABS([.E705]-[.B705])))" office:value-type="float" office:value="3.64438867628512" calcext:value-type="float">
            <text:p>3.64438867628512</text:p>
          </table:table-cell>
          <table:table-cell table:formula="of:=SQRT(POWER([.H705];2)+POWER([.I705];2)+POWER([.J705];2))" office:value-type="float" office:value="673.930451955665" calcext:value-type="float">
            <text:p>673.930451955665</text:p>
          </table:table-cell>
        </table:table-row>
        <table:table-row table:style-name="ro1">
          <table:table-cell office:value-type="float" office:value="117.776" calcext:value-type="float">
            <text:p>117.776</text:p>
          </table:table-cell>
          <table:table-cell office:value-type="float" office:value="258.821" calcext:value-type="float">
            <text:p>258.821</text:p>
          </table:table-cell>
          <table:table-cell office:value-type="float" office:value="40.6883" calcext:value-type="float">
            <text:p>40.6883</text:p>
          </table:table-cell>
          <table:table-cell office:value-type="float" office:value="119.37" calcext:value-type="float">
            <text:p>119.37</text:p>
          </table:table-cell>
          <table:table-cell office:value-type="float" office:value="246.49" calcext:value-type="float">
            <text:p>246.49</text:p>
          </table:table-cell>
          <table:table-cell office:value-type="float" office:value="40.4149" calcext:value-type="float">
            <text:p>40.4149</text:p>
          </table:table-cell>
          <table:table-cell/>
          <table:table-cell table:formula="of:=([.D706]-[.A706])/0.0166667" office:value-type="float" office:value="95.6398087203831" calcext:value-type="float">
            <text:p>95.6398087203831</text:p>
          </table:table-cell>
          <table:table-cell table:formula="of:=ABS([.E706]-[.B706])/0.0166667" office:value-type="float" office:value="739.858520282961" calcext:value-type="float">
            <text:p>739.858520282961</text:p>
          </table:table-cell>
          <table:table-cell table:formula="of:=([.F706]-[.C706])/0.0166667" office:value-type="float" office:value="-16.4039671920653" calcext:value-type="float">
            <text:p>-16.4039671920653</text:p>
          </table:table-cell>
          <table:table-cell table:formula="of:=DEGREES(ATAN(ABS([.F706]-[.C706])/ABS([.E706]-[.B706])))" office:value-type="float" office:value="1.27014029898285" calcext:value-type="float">
            <text:p>1.27014029898285</text:p>
          </table:table-cell>
          <table:table-cell table:formula="of:=SQRT(POWER([.H706];2)+POWER([.I706];2)+POWER([.J706];2))" office:value-type="float" office:value="746.194809139679" calcext:value-type="float">
            <text:p>746.194809139679</text:p>
          </table:table-cell>
        </table:table-row>
        <table:table-row table:style-name="ro1">
          <table:table-cell office:value-type="float" office:value="114.059" calcext:value-type="float">
            <text:p>114.059</text:p>
          </table:table-cell>
          <table:table-cell office:value-type="float" office:value="258.02" calcext:value-type="float">
            <text:p>258.02</text:p>
          </table:table-cell>
          <table:table-cell office:value-type="float" office:value="41.0925" calcext:value-type="float">
            <text:p>41.0925</text:p>
          </table:table-cell>
          <table:table-cell office:value-type="float" office:value="115.163" calcext:value-type="float">
            <text:p>115.163</text:p>
          </table:table-cell>
          <table:table-cell office:value-type="float" office:value="246.905" calcext:value-type="float">
            <text:p>246.905</text:p>
          </table:table-cell>
          <table:table-cell office:value-type="float" office:value="40.6092" calcext:value-type="float">
            <text:p>40.6092</text:p>
          </table:table-cell>
          <table:table-cell/>
          <table:table-cell table:formula="of:=([.D707]-[.A707])/0.0166667" office:value-type="float" office:value="66.2398675202649" calcext:value-type="float">
            <text:p>66.2398675202649</text:p>
          </table:table-cell>
          <table:table-cell table:formula="of:=ABS([.E707]-[.B707])/0.0166667" office:value-type="float" office:value="666.898666202667" calcext:value-type="float">
            <text:p>666.898666202667</text:p>
          </table:table-cell>
          <table:table-cell table:formula="of:=([.F707]-[.C707])/0.0166667" office:value-type="float" office:value="-28.997942004116" calcext:value-type="float">
            <text:p>-28.997942004116</text:p>
          </table:table-cell>
          <table:table-cell table:formula="of:=DEGREES(ATAN(ABS([.F707]-[.C707])/ABS([.E707]-[.B707])))" office:value-type="float" office:value="2.48975425157329" calcext:value-type="float">
            <text:p>2.48975425157329</text:p>
          </table:table-cell>
          <table:table-cell table:formula="of:=SQRT(POWER([.H707];2)+POWER([.I707];2)+POWER([.J707];2))" office:value-type="float" office:value="670.807298463927" calcext:value-type="float">
            <text:p>670.807298463927</text:p>
          </table:table-cell>
        </table:table-row>
        <table:table-row table:style-name="ro1">
          <table:table-cell office:value-type="float" office:value="104.296" calcext:value-type="float">
            <text:p>104.296</text:p>
          </table:table-cell>
          <table:table-cell office:value-type="float" office:value="263.426" calcext:value-type="float">
            <text:p>263.426</text:p>
          </table:table-cell>
          <table:table-cell office:value-type="float" office:value="40.9882" calcext:value-type="float">
            <text:p>40.9882</text:p>
          </table:table-cell>
          <table:table-cell office:value-type="float" office:value="105.309" calcext:value-type="float">
            <text:p>105.309</text:p>
          </table:table-cell>
          <table:table-cell office:value-type="float" office:value="250.85" calcext:value-type="float">
            <text:p>250.85</text:p>
          </table:table-cell>
          <table:table-cell office:value-type="float" office:value="40.9484" calcext:value-type="float">
            <text:p>40.9484</text:p>
          </table:table-cell>
          <table:table-cell/>
          <table:table-cell table:formula="of:=([.D708]-[.A708])/0.0166667" office:value-type="float" office:value="60.7798784402426" calcext:value-type="float">
            <text:p>60.7798784402426</text:p>
          </table:table-cell>
          <table:table-cell table:formula="of:=ABS([.E708]-[.B708])/0.0166667" office:value-type="float" office:value="754.558490883018" calcext:value-type="float">
            <text:p>754.558490883018</text:p>
          </table:table-cell>
          <table:table-cell table:formula="of:=([.F708]-[.C708])/0.0166667" office:value-type="float" office:value="-2.38799522400953" calcext:value-type="float">
            <text:p>-2.38799522400953</text:p>
          </table:table-cell>
          <table:table-cell table:formula="of:=DEGREES(ATAN(ABS([.F708]-[.C708])/ABS([.E708]-[.B708])))" office:value-type="float" office:value="0.181326686664778" calcext:value-type="float">
            <text:p>0.181326686664778</text:p>
          </table:table-cell>
          <table:table-cell table:formula="of:=SQRT(POWER([.H708];2)+POWER([.I708];2)+POWER([.J708];2))" office:value-type="float" office:value="757.006216822595" calcext:value-type="float">
            <text:p>757.006216822595</text:p>
          </table:table-cell>
        </table:table-row>
        <table:table-row table:style-name="ro1">
          <table:table-cell office:value-type="float" office:value="91.6027" calcext:value-type="float">
            <text:p>91.6027</text:p>
          </table:table-cell>
          <table:table-cell office:value-type="float" office:value="263.812" calcext:value-type="float">
            <text:p>263.812</text:p>
          </table:table-cell>
          <table:table-cell office:value-type="float" office:value="40.2985" calcext:value-type="float">
            <text:p>40.2985</text:p>
          </table:table-cell>
          <table:table-cell office:value-type="float" office:value="92.4279" calcext:value-type="float">
            <text:p>92.4279</text:p>
          </table:table-cell>
          <table:table-cell office:value-type="float" office:value="250.01" calcext:value-type="float">
            <text:p>250.01</text:p>
          </table:table-cell>
          <table:table-cell office:value-type="float" office:value="40.2517" calcext:value-type="float">
            <text:p>40.2517</text:p>
          </table:table-cell>
          <table:table-cell/>
          <table:table-cell table:formula="of:=([.D709]-[.A709])/0.0166667" office:value-type="float" office:value="49.5119009761978" calcext:value-type="float">
            <text:p>49.5119009761978</text:p>
          </table:table-cell>
          <table:table-cell table:formula="of:=ABS([.E709]-[.B709])/0.0166667" office:value-type="float" office:value="828.118343763314" calcext:value-type="float">
            <text:p>828.118343763314</text:p>
          </table:table-cell>
          <table:table-cell table:formula="of:=([.F709]-[.C709])/0.0166667" office:value-type="float" office:value="-2.80799438401108" calcext:value-type="float">
            <text:p>-2.80799438401108</text:p>
          </table:table-cell>
          <table:table-cell table:formula="of:=DEGREES(ATAN(ABS([.F709]-[.C709])/ABS([.E709]-[.B709])))" office:value-type="float" office:value="0.194278525181446" calcext:value-type="float">
            <text:p>0.194278525181446</text:p>
          </table:table-cell>
          <table:table-cell table:formula="of:=SQRT(POWER([.H709];2)+POWER([.I709];2)+POWER([.J709];2))" office:value-type="float" office:value="829.601895156967" calcext:value-type="float">
            <text:p>829.601895156967</text:p>
          </table:table-cell>
        </table:table-row>
        <table:table-row table:style-name="ro1">
          <table:table-cell office:value-type="float" office:value="84.4196" calcext:value-type="float">
            <text:p>84.4196</text:p>
          </table:table-cell>
          <table:table-cell office:value-type="float" office:value="261.111" calcext:value-type="float">
            <text:p>261.111</text:p>
          </table:table-cell>
          <table:table-cell office:value-type="float" office:value="40.5738" calcext:value-type="float">
            <text:p>40.5738</text:p>
          </table:table-cell>
          <table:table-cell office:value-type="float" office:value="84.8096" calcext:value-type="float">
            <text:p>84.8096</text:p>
          </table:table-cell>
          <table:table-cell office:value-type="float" office:value="249.66" calcext:value-type="float">
            <text:p>249.66</text:p>
          </table:table-cell>
          <table:table-cell office:value-type="float" office:value="40.1419" calcext:value-type="float">
            <text:p>40.1419</text:p>
          </table:table-cell>
          <table:table-cell/>
          <table:table-cell table:formula="of:=([.D710]-[.A710])/0.0166667" office:value-type="float" office:value="23.3999532000936" calcext:value-type="float">
            <text:p>23.3999532000936</text:p>
          </table:table-cell>
          <table:table-cell table:formula="of:=ABS([.E710]-[.B710])/0.0166667" office:value-type="float" office:value="687.058625882748" calcext:value-type="float">
            <text:p>687.058625882748</text:p>
          </table:table-cell>
          <table:table-cell table:formula="of:=([.F710]-[.C710])/0.0166667" office:value-type="float" office:value="-25.9139481721036" calcext:value-type="float">
            <text:p>-25.9139481721036</text:p>
          </table:table-cell>
          <table:table-cell table:formula="of:=DEGREES(ATAN(ABS([.F710]-[.C710])/ABS([.E710]-[.B710])))" office:value-type="float" office:value="2.16001420741731" calcext:value-type="float">
            <text:p>2.16001420741731</text:p>
          </table:table-cell>
          <table:table-cell table:formula="of:=SQRT(POWER([.H710];2)+POWER([.I710];2)+POWER([.J710];2))" office:value-type="float" office:value="687.945234680438" calcext:value-type="float">
            <text:p>687.945234680438</text:p>
          </table:table-cell>
        </table:table-row>
        <table:table-row table:style-name="ro1">
          <table:table-cell office:value-type="float" office:value="79.9182" calcext:value-type="float">
            <text:p>79.9182</text:p>
          </table:table-cell>
          <table:table-cell office:value-type="float" office:value="268.014" calcext:value-type="float">
            <text:p>268.014</text:p>
          </table:table-cell>
          <table:table-cell office:value-type="float" office:value="40.677" calcext:value-type="float">
            <text:p>40.677</text:p>
          </table:table-cell>
          <table:table-cell office:value-type="float" office:value="81.1216" calcext:value-type="float">
            <text:p>81.1216</text:p>
          </table:table-cell>
          <table:table-cell office:value-type="float" office:value="255.013" calcext:value-type="float">
            <text:p>255.013</text:p>
          </table:table-cell>
          <table:table-cell office:value-type="float" office:value="40.6776" calcext:value-type="float">
            <text:p>40.6776</text:p>
          </table:table-cell>
          <table:table-cell/>
          <table:table-cell table:formula="of:=([.D711]-[.A711])/0.0166667" office:value-type="float" office:value="72.2038555922889" calcext:value-type="float">
            <text:p>72.2038555922889</text:p>
          </table:table-cell>
          <table:table-cell table:formula="of:=ABS([.E711]-[.B711])/0.0166667" office:value-type="float" office:value="780.058439883121" calcext:value-type="float">
            <text:p>780.058439883121</text:p>
          </table:table-cell>
          <table:table-cell table:formula="of:=([.F711]-[.C711])/0.0166667" office:value-type="float" office:value="0.0359999280000601" calcext:value-type="float">
            <text:p>0.03599992800006</text:p>
          </table:table-cell>
          <table:table-cell table:formula="of:=DEGREES(ATAN(ABS([.F711]-[.C711])/ABS([.E711]-[.B711])))" office:value-type="float" office:value="0.00264421718970564" calcext:value-type="float">
            <text:p>0.002644217189706</text:p>
          </table:table-cell>
          <table:table-cell table:formula="of:=SQRT(POWER([.H711];2)+POWER([.I711];2)+POWER([.J711];2))" office:value-type="float" office:value="783.3929841984" calcext:value-type="float">
            <text:p>783.3929841984</text:p>
          </table:table-cell>
        </table:table-row>
        <table:table-row table:style-name="ro1">
          <table:table-cell office:value-type="float" office:value="80.0963" calcext:value-type="float">
            <text:p>80.0963</text:p>
          </table:table-cell>
          <table:table-cell office:value-type="float" office:value="264.361" calcext:value-type="float">
            <text:p>264.361</text:p>
          </table:table-cell>
          <table:table-cell office:value-type="float" office:value="40.7952" calcext:value-type="float">
            <text:p>40.7952</text:p>
          </table:table-cell>
          <table:table-cell office:value-type="float" office:value="81.0476" calcext:value-type="float">
            <text:p>81.0476</text:p>
          </table:table-cell>
          <table:table-cell office:value-type="float" office:value="251.568" calcext:value-type="float">
            <text:p>251.568</text:p>
          </table:table-cell>
          <table:table-cell office:value-type="float" office:value="40.5557" calcext:value-type="float">
            <text:p>40.5557</text:p>
          </table:table-cell>
          <table:table-cell/>
          <table:table-cell table:formula="of:=([.D712]-[.A712])/0.0166667" office:value-type="float" office:value="57.0778858442285" calcext:value-type="float">
            <text:p>57.0778858442285</text:p>
          </table:table-cell>
          <table:table-cell table:formula="of:=ABS([.E712]-[.B712])/0.0166667" office:value-type="float" office:value="767.578464843069" calcext:value-type="float">
            <text:p>767.578464843069</text:p>
          </table:table-cell>
          <table:table-cell table:formula="of:=([.F712]-[.C712])/0.0166667" office:value-type="float" office:value="-14.3699712600575" calcext:value-type="float">
            <text:p>-14.3699712600575</text:p>
          </table:table-cell>
          <table:table-cell table:formula="of:=DEGREES(ATAN(ABS([.F712]-[.C712])/ABS([.E712]-[.B712])))" office:value-type="float" office:value="1.07251906388017" calcext:value-type="float">
            <text:p>1.07251906388017</text:p>
          </table:table-cell>
          <table:table-cell table:formula="of:=SQRT(POWER([.H712];2)+POWER([.I712];2)+POWER([.J712];2))" office:value-type="float" office:value="769.831852301075" calcext:value-type="float">
            <text:p>769.831852301075</text:p>
          </table:table-cell>
        </table:table-row>
        <table:table-row table:style-name="ro1">
          <table:table-cell office:value-type="float" office:value="75.3455" calcext:value-type="float">
            <text:p>75.3455</text:p>
          </table:table-cell>
          <table:table-cell office:value-type="float" office:value="282.736" calcext:value-type="float">
            <text:p>282.736</text:p>
          </table:table-cell>
          <table:table-cell office:value-type="float" office:value="41.0576" calcext:value-type="float">
            <text:p>41.0576</text:p>
          </table:table-cell>
          <table:table-cell office:value-type="float" office:value="75.9718" calcext:value-type="float">
            <text:p>75.9718</text:p>
          </table:table-cell>
          <table:table-cell office:value-type="float" office:value="268.828" calcext:value-type="float">
            <text:p>268.828</text:p>
          </table:table-cell>
          <table:table-cell office:value-type="float" office:value="41.0696" calcext:value-type="float">
            <text:p>41.0696</text:p>
          </table:table-cell>
          <table:table-cell/>
          <table:table-cell table:formula="of:=([.D713]-[.A713])/0.0166667" office:value-type="float" office:value="37.5779248441503" calcext:value-type="float">
            <text:p>37.5779248441503</text:p>
          </table:table-cell>
          <table:table-cell table:formula="of:=ABS([.E713]-[.B713])/0.0166667" office:value-type="float" office:value="834.478331043339" calcext:value-type="float">
            <text:p>834.478331043339</text:p>
          </table:table-cell>
          <table:table-cell table:formula="of:=([.F713]-[.C713])/0.0166667" office:value-type="float" office:value="0.719998560002907" calcext:value-type="float">
            <text:p>0.719998560002907</text:p>
          </table:table-cell>
          <table:table-cell table:formula="of:=DEGREES(ATAN(ABS([.F713]-[.C713])/ABS([.E713]-[.B713])))" office:value-type="float" office:value="0.049435517942383" calcext:value-type="float">
            <text:p>0.049435517942383</text:p>
          </table:table-cell>
          <table:table-cell table:formula="of:=SQRT(POWER([.H713];2)+POWER([.I713];2)+POWER([.J713];2))" office:value-type="float" office:value="835.324310561111" calcext:value-type="float">
            <text:p>835.324310561111</text:p>
          </table:table-cell>
        </table:table-row>
        <table:table-row table:style-name="ro1">
          <table:table-cell office:value-type="float" office:value="76.0848" calcext:value-type="float">
            <text:p>76.0848</text:p>
          </table:table-cell>
          <table:table-cell office:value-type="float" office:value="280.285" calcext:value-type="float">
            <text:p>280.285</text:p>
          </table:table-cell>
          <table:table-cell office:value-type="float" office:value="40.6887" calcext:value-type="float">
            <text:p>40.6887</text:p>
          </table:table-cell>
          <table:table-cell office:value-type="float" office:value="76.6729" calcext:value-type="float">
            <text:p>76.6729</text:p>
          </table:table-cell>
          <table:table-cell office:value-type="float" office:value="265.345" calcext:value-type="float">
            <text:p>265.345</text:p>
          </table:table-cell>
          <table:table-cell office:value-type="float" office:value="40.4171" calcext:value-type="float">
            <text:p>40.4171</text:p>
          </table:table-cell>
          <table:table-cell/>
          <table:table-cell table:formula="of:=([.D714]-[.A714])/0.0166667" office:value-type="float" office:value="35.285929428141" calcext:value-type="float">
            <text:p>35.285929428141</text:p>
          </table:table-cell>
          <table:table-cell table:formula="of:=ABS([.E714]-[.B714])/0.0166667" office:value-type="float" office:value="896.398207203585" calcext:value-type="float">
            <text:p>896.398207203585</text:p>
          </table:table-cell>
          <table:table-cell table:formula="of:=([.F714]-[.C714])/0.0166667" office:value-type="float" office:value="-16.2959674080651" calcext:value-type="float">
            <text:p>-16.2959674080651</text:p>
          </table:table-cell>
          <table:table-cell table:formula="of:=DEGREES(ATAN(ABS([.F714]-[.C714])/ABS([.E714]-[.B714])))" office:value-type="float" office:value="1.04148726540378" calcext:value-type="float">
            <text:p>1.04148726540378</text:p>
          </table:table-cell>
          <table:table-cell table:formula="of:=SQRT(POWER([.H714];2)+POWER([.I714];2)+POWER([.J714];2))" office:value-type="float" office:value="897.240436698645" calcext:value-type="float">
            <text:p>897.240436698645</text:p>
          </table:table-cell>
        </table:table-row>
        <table:table-row table:style-name="ro1">
          <table:table-cell office:value-type="float" office:value="75.5672" calcext:value-type="float">
            <text:p>75.5672</text:p>
          </table:table-cell>
          <table:table-cell office:value-type="float" office:value="278.68" calcext:value-type="float">
            <text:p>278.68</text:p>
          </table:table-cell>
          <table:table-cell office:value-type="float" office:value="41.9557" calcext:value-type="float">
            <text:p>41.9557</text:p>
          </table:table-cell>
          <table:table-cell office:value-type="float" office:value="74.9634" calcext:value-type="float">
            <text:p>74.9634</text:p>
          </table:table-cell>
          <table:table-cell office:value-type="float" office:value="266.09" calcext:value-type="float">
            <text:p>266.09</text:p>
          </table:table-cell>
          <table:table-cell office:value-type="float" office:value="42.0198" calcext:value-type="float">
            <text:p>42.0198</text:p>
          </table:table-cell>
          <table:table-cell/>
          <table:table-cell table:formula="of:=([.D715]-[.A715])/0.0166667" office:value-type="float" office:value="-36.2279275441445" calcext:value-type="float">
            <text:p>-36.2279275441445</text:p>
          </table:table-cell>
          <table:table-cell table:formula="of:=ABS([.E715]-[.B715])/0.0166667" office:value-type="float" office:value="755.398489203023" calcext:value-type="float">
            <text:p>755.398489203023</text:p>
          </table:table-cell>
          <table:table-cell table:formula="of:=([.F715]-[.C715])/0.0166667" office:value-type="float" office:value="3.84599230801516" calcext:value-type="float">
            <text:p>3.84599230801516</text:p>
          </table:table-cell>
          <table:table-cell table:formula="of:=DEGREES(ATAN(ABS([.F715]-[.C715])/ABS([.E715]-[.B715])))" office:value-type="float" office:value="0.291709907334487" calcext:value-type="float">
            <text:p>0.291709907334487</text:p>
          </table:table-cell>
          <table:table-cell table:formula="of:=SQRT(POWER([.H715];2)+POWER([.I715];2)+POWER([.J715];2))" office:value-type="float" office:value="756.276491688845" calcext:value-type="float">
            <text:p>756.276491688845</text:p>
          </table:table-cell>
        </table:table-row>
        <table:table-row table:style-name="ro1">
          <table:table-cell office:value-type="float" office:value="78.9177" calcext:value-type="float">
            <text:p>78.9177</text:p>
          </table:table-cell>
          <table:table-cell office:value-type="float" office:value="282.967" calcext:value-type="float">
            <text:p>282.967</text:p>
          </table:table-cell>
          <table:table-cell office:value-type="float" office:value="41.2409" calcext:value-type="float">
            <text:p>41.2409</text:p>
          </table:table-cell>
          <table:table-cell office:value-type="float" office:value="80.1624" calcext:value-type="float">
            <text:p>80.1624</text:p>
          </table:table-cell>
          <table:table-cell office:value-type="float" office:value="267.885" calcext:value-type="float">
            <text:p>267.885</text:p>
          </table:table-cell>
          <table:table-cell office:value-type="float" office:value="41.4327" calcext:value-type="float">
            <text:p>41.4327</text:p>
          </table:table-cell>
          <table:table-cell/>
          <table:table-cell table:formula="of:=([.D716]-[.A716])/0.0166667" office:value-type="float" office:value="74.6818506362993" calcext:value-type="float">
            <text:p>74.6818506362993</text:p>
          </table:table-cell>
          <table:table-cell table:formula="of:=ABS([.E716]-[.B716])/0.0166667" office:value-type="float" office:value="904.918190163619" calcext:value-type="float">
            <text:p>904.918190163619</text:p>
          </table:table-cell>
          <table:table-cell table:formula="of:=([.F716]-[.C716])/0.0166667" office:value-type="float" office:value="11.5079769840456" calcext:value-type="float">
            <text:p>11.5079769840456</text:p>
          </table:table-cell>
          <table:table-cell table:formula="of:=DEGREES(ATAN(ABS([.F716]-[.C716])/ABS([.E716]-[.B716])))" office:value-type="float" office:value="0.728599532464627" calcext:value-type="float">
            <text:p>0.728599532464627</text:p>
          </table:table-cell>
          <table:table-cell table:formula="of:=SQRT(POWER([.H716];2)+POWER([.I716];2)+POWER([.J716];2))" office:value-type="float" office:value="908.067587373169" calcext:value-type="float">
            <text:p>908.067587373169</text:p>
          </table:table-cell>
        </table:table-row>
        <table:table-row table:style-name="ro1">
          <table:table-cell office:value-type="float" office:value="79.1313" calcext:value-type="float">
            <text:p>79.1313</text:p>
          </table:table-cell>
          <table:table-cell office:value-type="float" office:value="280.421" calcext:value-type="float">
            <text:p>280.421</text:p>
          </table:table-cell>
          <table:table-cell office:value-type="float" office:value="41.1423" calcext:value-type="float">
            <text:p>41.1423</text:p>
          </table:table-cell>
          <table:table-cell office:value-type="float" office:value="80.119" calcext:value-type="float">
            <text:p>80.119</text:p>
          </table:table-cell>
          <table:table-cell office:value-type="float" office:value="265.563" calcext:value-type="float">
            <text:p>265.563</text:p>
          </table:table-cell>
          <table:table-cell office:value-type="float" office:value="40.8383" calcext:value-type="float">
            <text:p>40.8383</text:p>
          </table:table-cell>
          <table:table-cell/>
          <table:table-cell table:formula="of:=([.D717]-[.A717])/0.0166667" office:value-type="float" office:value="59.2618814762373" calcext:value-type="float">
            <text:p>59.2618814762373</text:p>
          </table:table-cell>
          <table:table-cell table:formula="of:=ABS([.E717]-[.B717])/0.0166667" office:value-type="float" office:value="891.478217043566" calcext:value-type="float">
            <text:p>891.478217043566</text:p>
          </table:table-cell>
          <table:table-cell table:formula="of:=([.F717]-[.C717])/0.0166667" office:value-type="float" office:value="-18.2399635200731" calcext:value-type="float">
            <text:p>-18.2399635200731</text:p>
          </table:table-cell>
          <table:table-cell table:formula="of:=DEGREES(ATAN(ABS([.F717]-[.C717])/ABS([.E717]-[.B717])))" office:value-type="float" office:value="1.17212862093508" calcext:value-type="float">
            <text:p>1.17212862093508</text:p>
          </table:table-cell>
          <table:table-cell table:formula="of:=SQRT(POWER([.H717];2)+POWER([.I717];2)+POWER([.J717];2))" office:value-type="float" office:value="893.631959102008" calcext:value-type="float">
            <text:p>893.631959102008</text:p>
          </table:table-cell>
        </table:table-row>
        <table:table-row table:style-name="ro1">
          <table:table-cell office:value-type="float" office:value="78.3884" calcext:value-type="float">
            <text:p>78.3884</text:p>
          </table:table-cell>
          <table:table-cell office:value-type="float" office:value="281.643" calcext:value-type="float">
            <text:p>281.643</text:p>
          </table:table-cell>
          <table:table-cell office:value-type="float" office:value="41.2049" calcext:value-type="float">
            <text:p>41.2049</text:p>
          </table:table-cell>
          <table:table-cell office:value-type="float" office:value="79.1961" calcext:value-type="float">
            <text:p>79.1961</text:p>
          </table:table-cell>
          <table:table-cell office:value-type="float" office:value="269.175" calcext:value-type="float">
            <text:p>269.175</text:p>
          </table:table-cell>
          <table:table-cell office:value-type="float" office:value="40.7368" calcext:value-type="float">
            <text:p>40.7368</text:p>
          </table:table-cell>
          <table:table-cell/>
          <table:table-cell table:formula="of:=([.D718]-[.A718])/0.0166667" office:value-type="float" office:value="48.4619030761937" calcext:value-type="float">
            <text:p>48.4619030761937</text:p>
          </table:table-cell>
          <table:table-cell table:formula="of:=ABS([.E718]-[.B718])/0.0166667" office:value-type="float" office:value="748.07850384299" calcext:value-type="float">
            <text:p>748.07850384299</text:p>
          </table:table-cell>
          <table:table-cell table:formula="of:=([.F718]-[.C718])/0.0166667" office:value-type="float" office:value="-28.0859438281123" calcext:value-type="float">
            <text:p>-28.0859438281123</text:p>
          </table:table-cell>
          <table:table-cell table:formula="of:=DEGREES(ATAN(ABS([.F718]-[.C718])/ABS([.E718]-[.B718])))" office:value-type="float" office:value="2.15010935950275" calcext:value-type="float">
            <text:p>2.15010935950275</text:p>
          </table:table-cell>
          <table:table-cell table:formula="of:=SQRT(POWER([.H718];2)+POWER([.I718];2)+POWER([.J718];2))" office:value-type="float" office:value="750.172529623985" calcext:value-type="float">
            <text:p>750.172529623985</text:p>
          </table:table-cell>
        </table:table-row>
        <table:table-row table:style-name="ro1">
          <table:table-cell office:value-type="float" office:value="78.7763" calcext:value-type="float">
            <text:p>78.7763</text:p>
          </table:table-cell>
          <table:table-cell office:value-type="float" office:value="273.974" calcext:value-type="float">
            <text:p>273.974</text:p>
          </table:table-cell>
          <table:table-cell office:value-type="float" office:value="41.4371" calcext:value-type="float">
            <text:p>41.4371</text:p>
          </table:table-cell>
          <table:table-cell office:value-type="float" office:value="79.5616" calcext:value-type="float">
            <text:p>79.5616</text:p>
          </table:table-cell>
          <table:table-cell office:value-type="float" office:value="261.886" calcext:value-type="float">
            <text:p>261.886</text:p>
          </table:table-cell>
          <table:table-cell office:value-type="float" office:value="40.9718" calcext:value-type="float">
            <text:p>40.9718</text:p>
          </table:table-cell>
          <table:table-cell/>
          <table:table-cell table:formula="of:=([.D719]-[.A719])/0.0166667" office:value-type="float" office:value="47.117905764188" calcext:value-type="float">
            <text:p>47.117905764188</text:p>
          </table:table-cell>
          <table:table-cell table:formula="of:=ABS([.E719]-[.B719])/0.0166667" office:value-type="float" office:value="725.278549442899" calcext:value-type="float">
            <text:p>725.278549442899</text:p>
          </table:table-cell>
          <table:table-cell table:formula="of:=([.F719]-[.C719])/0.0166667" office:value-type="float" office:value="-27.9179441641116" calcext:value-type="float">
            <text:p>-27.9179441641116</text:p>
          </table:table-cell>
          <table:table-cell table:formula="of:=DEGREES(ATAN(ABS([.F719]-[.C719])/ABS([.E719]-[.B719])))" office:value-type="float" office:value="2.20438209425848" calcext:value-type="float">
            <text:p>2.20438209425848</text:p>
          </table:table-cell>
          <table:table-cell table:formula="of:=SQRT(POWER([.H719];2)+POWER([.I719];2)+POWER([.J719];2))" office:value-type="float" office:value="727.343442214164" calcext:value-type="float">
            <text:p>727.343442214164</text:p>
          </table:table-cell>
        </table:table-row>
        <table:table-row table:style-name="ro1">
          <table:table-cell office:value-type="float" office:value="78.5852" calcext:value-type="float">
            <text:p>78.5852</text:p>
          </table:table-cell>
          <table:table-cell office:value-type="float" office:value="277.883" calcext:value-type="float">
            <text:p>277.883</text:p>
          </table:table-cell>
          <table:table-cell office:value-type="float" office:value="40.8041" calcext:value-type="float">
            <text:p>40.8041</text:p>
          </table:table-cell>
          <table:table-cell office:value-type="float" office:value="79.1146" calcext:value-type="float">
            <text:p>79.1146</text:p>
          </table:table-cell>
          <table:table-cell office:value-type="float" office:value="264.326" calcext:value-type="float">
            <text:p>264.326</text:p>
          </table:table-cell>
          <table:table-cell office:value-type="float" office:value="40.566" calcext:value-type="float">
            <text:p>40.566</text:p>
          </table:table-cell>
          <table:table-cell/>
          <table:table-cell table:formula="of:=([.D720]-[.A720])/0.0166667" office:value-type="float" office:value="31.7639364721268" calcext:value-type="float">
            <text:p>31.7639364721268</text:p>
          </table:table-cell>
          <table:table-cell table:formula="of:=ABS([.E720]-[.B720])/0.0166667" office:value-type="float" office:value="813.418373163251" calcext:value-type="float">
            <text:p>813.418373163251</text:p>
          </table:table-cell>
          <table:table-cell table:formula="of:=([.F720]-[.C720])/0.0166667" office:value-type="float" office:value="-14.2859714280569" calcext:value-type="float">
            <text:p>-14.2859714280569</text:p>
          </table:table-cell>
          <table:table-cell table:formula="of:=DEGREES(ATAN(ABS([.F720]-[.C720])/ABS([.E720]-[.B720])))" office:value-type="float" office:value="1.00617560682545" calcext:value-type="float">
            <text:p>1.00617560682545</text:p>
          </table:table-cell>
          <table:table-cell table:formula="of:=SQRT(POWER([.H720];2)+POWER([.I720];2)+POWER([.J720];2))" office:value-type="float" office:value="814.163673004021" calcext:value-type="float">
            <text:p>814.163673004021</text:p>
          </table:table-cell>
        </table:table-row>
        <table:table-row table:style-name="ro1">
          <table:table-cell office:value-type="float" office:value="79.0519" calcext:value-type="float">
            <text:p>79.0519</text:p>
          </table:table-cell>
          <table:table-cell office:value-type="float" office:value="275.558" calcext:value-type="float">
            <text:p>275.558</text:p>
          </table:table-cell>
          <table:table-cell office:value-type="float" office:value="39.9301" calcext:value-type="float">
            <text:p>39.9301</text:p>
          </table:table-cell>
          <table:table-cell office:value-type="float" office:value="80.0576" calcext:value-type="float">
            <text:p>80.0576</text:p>
          </table:table-cell>
          <table:table-cell office:value-type="float" office:value="262.255" calcext:value-type="float">
            <text:p>262.255</text:p>
          </table:table-cell>
          <table:table-cell office:value-type="float" office:value="39.2033" calcext:value-type="float">
            <text:p>39.2033</text:p>
          </table:table-cell>
          <table:table-cell/>
          <table:table-cell table:formula="of:=([.D721]-[.A721])/0.0166667" office:value-type="float" office:value="60.3418793162408" calcext:value-type="float">
            <text:p>60.3418793162408</text:p>
          </table:table-cell>
          <table:table-cell table:formula="of:=ABS([.E721]-[.B721])/0.0166667" office:value-type="float" office:value="798.178403643193" calcext:value-type="float">
            <text:p>798.178403643193</text:p>
          </table:table-cell>
          <table:table-cell table:formula="of:=([.F721]-[.C721])/0.0166667" office:value-type="float" office:value="-43.6079127841747" calcext:value-type="float">
            <text:p>-43.6079127841747</text:p>
          </table:table-cell>
          <table:table-cell table:formula="of:=DEGREES(ATAN(ABS([.F721]-[.C721])/ABS([.E721]-[.B721])))" office:value-type="float" office:value="3.12720540795393" calcext:value-type="float">
            <text:p>3.12720540795393</text:p>
          </table:table-cell>
          <table:table-cell table:formula="of:=SQRT(POWER([.H721];2)+POWER([.I721];2)+POWER([.J721];2))" office:value-type="float" office:value="801.643035583297" calcext:value-type="float">
            <text:p>801.643035583297</text:p>
          </table:table-cell>
        </table:table-row>
        <table:table-row table:style-name="ro1">
          <table:table-cell office:value-type="float" office:value="78.8208" calcext:value-type="float">
            <text:p>78.8208</text:p>
          </table:table-cell>
          <table:table-cell office:value-type="float" office:value="276.851" calcext:value-type="float">
            <text:p>276.851</text:p>
          </table:table-cell>
          <table:table-cell office:value-type="float" office:value="39.7186" calcext:value-type="float">
            <text:p>39.7186</text:p>
          </table:table-cell>
          <table:table-cell office:value-type="float" office:value="79.5901" calcext:value-type="float">
            <text:p>79.5901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39.0013" calcext:value-type="float">
            <text:p>39.0013</text:p>
          </table:table-cell>
          <table:table-cell/>
          <table:table-cell table:formula="of:=([.D722]-[.A722])/0.0166667" office:value-type="float" office:value="46.1579076841847" calcext:value-type="float">
            <text:p>46.1579076841847</text:p>
          </table:table-cell>
          <table:table-cell table:formula="of:=ABS([.E722]-[.B722])/0.0166667" office:value-type="float" office:value="803.758392483216" calcext:value-type="float">
            <text:p>803.758392483216</text:p>
          </table:table-cell>
          <table:table-cell table:formula="of:=([.F722]-[.C722])/0.0166667" office:value-type="float" office:value="-43.0379139241723" calcext:value-type="float">
            <text:p>-43.0379139241723</text:p>
          </table:table-cell>
          <table:table-cell table:formula="of:=DEGREES(ATAN(ABS([.F722]-[.C722])/ABS([.E722]-[.B722])))" office:value-type="float" office:value="3.06502326774812" calcext:value-type="float">
            <text:p>3.06502326774812</text:p>
          </table:table-cell>
          <table:table-cell table:formula="of:=SQRT(POWER([.H722];2)+POWER([.I722];2)+POWER([.J722];2))" office:value-type="float" office:value="806.232204742486" calcext:value-type="float">
            <text:p>806.232204742486</text:p>
          </table:table-cell>
        </table:table-row>
        <table:table-row table:style-name="ro1">
          <table:table-cell office:value-type="float" office:value="79.1344" calcext:value-type="float">
            <text:p>79.1344</text:p>
          </table:table-cell>
          <table:table-cell office:value-type="float" office:value="280.63" calcext:value-type="float">
            <text:p>280.63</text:p>
          </table:table-cell>
          <table:table-cell office:value-type="float" office:value="40.101" calcext:value-type="float">
            <text:p>40.101</text:p>
          </table:table-cell>
          <table:table-cell office:value-type="float" office:value="80.1714" calcext:value-type="float">
            <text:p>80.1714</text:p>
          </table:table-cell>
          <table:table-cell office:value-type="float" office:value="268.28" calcext:value-type="float">
            <text:p>268.28</text:p>
          </table:table-cell>
          <table:table-cell office:value-type="float" office:value="39.3999" calcext:value-type="float">
            <text:p>39.3999</text:p>
          </table:table-cell>
          <table:table-cell/>
          <table:table-cell table:formula="of:=([.D723]-[.A723])/0.0166667" office:value-type="float" office:value="62.2198755602493" calcext:value-type="float">
            <text:p>62.2198755602493</text:p>
          </table:table-cell>
          <table:table-cell table:formula="of:=ABS([.E723]-[.B723])/0.0166667" office:value-type="float" office:value="740.998518002965" calcext:value-type="float">
            <text:p>740.998518002965</text:p>
          </table:table-cell>
          <table:table-cell table:formula="of:=([.F723]-[.C723])/0.0166667" office:value-type="float" office:value="-42.0659158681681" calcext:value-type="float">
            <text:p>-42.0659158681681</text:p>
          </table:table-cell>
          <table:table-cell table:formula="of:=DEGREES(ATAN(ABS([.F723]-[.C723])/ABS([.E723]-[.B723])))" office:value-type="float" office:value="3.24914992936369" calcext:value-type="float">
            <text:p>3.24914992936369</text:p>
          </table:table-cell>
          <table:table-cell table:formula="of:=SQRT(POWER([.H723];2)+POWER([.I723];2)+POWER([.J723];2))" office:value-type="float" office:value="744.795044206896" calcext:value-type="float">
            <text:p>744.795044206896</text:p>
          </table:table-cell>
        </table:table-row>
        <table:table-row table:style-name="ro1">
          <table:table-cell office:value-type="float" office:value="79.0504" calcext:value-type="float">
            <text:p>79.0504</text:p>
          </table:table-cell>
          <table:table-cell office:value-type="float" office:value="275.458" calcext:value-type="float">
            <text:p>275.458</text:p>
          </table:table-cell>
          <table:table-cell office:value-type="float" office:value="40.4458" calcext:value-type="float">
            <text:p>40.4458</text:p>
          </table:table-cell>
          <table:table-cell office:value-type="float" office:value="80.031" calcext:value-type="float">
            <text:p>80.031</text:p>
          </table:table-cell>
          <table:table-cell office:value-type="float" office:value="260.882" calcext:value-type="float">
            <text:p>260.882</text:p>
          </table:table-cell>
          <table:table-cell office:value-type="float" office:value="40.1673" calcext:value-type="float">
            <text:p>40.1673</text:p>
          </table:table-cell>
          <table:table-cell/>
          <table:table-cell table:formula="of:=([.D724]-[.A724])/0.0166667" office:value-type="float" office:value="58.8358823282359" calcext:value-type="float">
            <text:p>58.8358823282359</text:p>
          </table:table-cell>
          <table:table-cell table:formula="of:=ABS([.E724]-[.B724])/0.0166667" office:value-type="float" office:value="874.5582508835" calcext:value-type="float">
            <text:p>874.5582508835</text:p>
          </table:table-cell>
          <table:table-cell table:formula="of:=([.F724]-[.C724])/0.0166667" office:value-type="float" office:value="-16.7099665800669" calcext:value-type="float">
            <text:p>-16.7099665800669</text:p>
          </table:table-cell>
          <table:table-cell table:formula="of:=DEGREES(ATAN(ABS([.F724]-[.C724])/ABS([.E724]-[.B724])))" office:value-type="float" office:value="1.09460299386447" calcext:value-type="float">
            <text:p>1.09460299386447</text:p>
          </table:table-cell>
          <table:table-cell table:formula="of:=SQRT(POWER([.H724];2)+POWER([.I724];2)+POWER([.J724];2))" office:value-type="float" office:value="876.694369903706" calcext:value-type="float">
            <text:p>876.694369903706</text:p>
          </table:table-cell>
        </table:table-row>
        <table:table-row table:style-name="ro1">
          <table:table-cell office:value-type="float" office:value="79.4656" calcext:value-type="float">
            <text:p>79.4656</text:p>
          </table:table-cell>
          <table:table-cell office:value-type="float" office:value="270.426" calcext:value-type="float">
            <text:p>270.426</text:p>
          </table:table-cell>
          <table:table-cell office:value-type="float" office:value="40.774" calcext:value-type="float">
            <text:p>40.774</text:p>
          </table:table-cell>
          <table:table-cell office:value-type="float" office:value="80.4722" calcext:value-type="float">
            <text:p>80.4722</text:p>
          </table:table-cell>
          <table:table-cell office:value-type="float" office:value="258.573" calcext:value-type="float">
            <text:p>258.573</text:p>
          </table:table-cell>
          <table:table-cell office:value-type="float" office:value="40.0737" calcext:value-type="float">
            <text:p>40.0737</text:p>
          </table:table-cell>
          <table:table-cell/>
          <table:table-cell table:formula="of:=([.D725]-[.A725])/0.0166667" office:value-type="float" office:value="60.395879208242" calcext:value-type="float">
            <text:p>60.395879208242</text:p>
          </table:table-cell>
          <table:table-cell table:formula="of:=ABS([.E725]-[.B725])/0.0166667" office:value-type="float" office:value="711.178577642845" calcext:value-type="float">
            <text:p>711.178577642845</text:p>
          </table:table-cell>
          <table:table-cell table:formula="of:=([.F725]-[.C725])/0.0166667" office:value-type="float" office:value="-42.017915964168" calcext:value-type="float">
            <text:p>-42.017915964168</text:p>
          </table:table-cell>
          <table:table-cell table:formula="of:=DEGREES(ATAN(ABS([.F725]-[.C725])/ABS([.E725]-[.B725])))" office:value-type="float" office:value="3.38122372403608" calcext:value-type="float">
            <text:p>3.38122372403608</text:p>
          </table:table-cell>
          <table:table-cell table:formula="of:=SQRT(POWER([.H725];2)+POWER([.I725];2)+POWER([.J725];2))" office:value-type="float" office:value="714.974221063535" calcext:value-type="float">
            <text:p>714.974221063535</text:p>
          </table:table-cell>
        </table:table-row>
        <table:table-row table:style-name="ro1">
          <table:table-cell office:value-type="float" office:value="78.6612" calcext:value-type="float">
            <text:p>78.6612</text:p>
          </table:table-cell>
          <table:table-cell office:value-type="float" office:value="266.677" calcext:value-type="float">
            <text:p>266.677</text:p>
          </table:table-cell>
          <table:table-cell office:value-type="float" office:value="40.9106" calcext:value-type="float">
            <text:p>40.9106</text:p>
          </table:table-cell>
          <table:table-cell office:value-type="float" office:value="79.1782" calcext:value-type="float">
            <text:p>79.1782</text:p>
          </table:table-cell>
          <table:table-cell office:value-type="float" office:value="253.838" calcext:value-type="float">
            <text:p>253.838</text:p>
          </table:table-cell>
          <table:table-cell office:value-type="float" office:value="39.9409" calcext:value-type="float">
            <text:p>39.9409</text:p>
          </table:table-cell>
          <table:table-cell/>
          <table:table-cell table:formula="of:=([.D726]-[.A726])/0.0166667" office:value-type="float" office:value="31.0199379601247" calcext:value-type="float">
            <text:p>31.0199379601247</text:p>
          </table:table-cell>
          <table:table-cell table:formula="of:=ABS([.E726]-[.B726])/0.0166667" office:value-type="float" office:value="770.338459323083" calcext:value-type="float">
            <text:p>770.338459323083</text:p>
          </table:table-cell>
          <table:table-cell table:formula="of:=([.F726]-[.C726])/0.0166667" office:value-type="float" office:value="-58.1818836362329" calcext:value-type="float">
            <text:p>-58.1818836362329</text:p>
          </table:table-cell>
          <table:table-cell table:formula="of:=DEGREES(ATAN(ABS([.F726]-[.C726])/ABS([.E726]-[.B726])))" office:value-type="float" office:value="4.31921738264727" calcext:value-type="float">
            <text:p>4.31921738264727</text:p>
          </table:table-cell>
          <table:table-cell table:formula="of:=SQRT(POWER([.H726];2)+POWER([.I726];2)+POWER([.J726];2))" office:value-type="float" office:value="773.155036229327" calcext:value-type="float">
            <text:p>773.155036229327</text:p>
          </table:table-cell>
        </table:table-row>
        <table:table-row table:style-name="ro1">
          <table:table-cell office:value-type="float" office:value="78.6033" calcext:value-type="float">
            <text:p>78.6033</text:p>
          </table:table-cell>
          <table:table-cell office:value-type="float" office:value="279.05" calcext:value-type="float">
            <text:p>279.05</text:p>
          </table:table-cell>
          <table:table-cell office:value-type="float" office:value="41.3675" calcext:value-type="float">
            <text:p>41.3675</text:p>
          </table:table-cell>
          <table:table-cell office:value-type="float" office:value="79.4011" calcext:value-type="float">
            <text:p>79.4011</text:p>
          </table:table-cell>
          <table:table-cell office:value-type="float" office:value="266.706" calcext:value-type="float">
            <text:p>266.706</text:p>
          </table:table-cell>
          <table:table-cell office:value-type="float" office:value="40.8991" calcext:value-type="float">
            <text:p>40.8991</text:p>
          </table:table-cell>
          <table:table-cell/>
          <table:table-cell table:formula="of:=([.D727]-[.A727])/0.0166667" office:value-type="float" office:value="47.8679042641912" calcext:value-type="float">
            <text:p>47.8679042641912</text:p>
          </table:table-cell>
          <table:table-cell table:formula="of:=ABS([.E727]-[.B727])/0.0166667" office:value-type="float" office:value="740.638518722962" calcext:value-type="float">
            <text:p>740.638518722962</text:p>
          </table:table-cell>
          <table:table-cell table:formula="of:=([.F727]-[.C727])/0.0166667" office:value-type="float" office:value="-28.1039437921126" calcext:value-type="float">
            <text:p>-28.1039437921126</text:p>
          </table:table-cell>
          <table:table-cell table:formula="of:=DEGREES(ATAN(ABS([.F727]-[.C727])/ABS([.E727]-[.B727])))" office:value-type="float" office:value="2.17307789357518" calcext:value-type="float">
            <text:p>2.17307789357518</text:p>
          </table:table-cell>
          <table:table-cell table:formula="of:=SQRT(POWER([.H727];2)+POWER([.I727];2)+POWER([.J727];2))" office:value-type="float" office:value="742.715681355564" calcext:value-type="float">
            <text:p>742.715681355564</text:p>
          </table:table-cell>
        </table:table-row>
        <table:table-row table:style-name="ro1">
          <table:table-cell office:value-type="float" office:value="78.0979" calcext:value-type="float">
            <text:p>78.0979</text:p>
          </table:table-cell>
          <table:table-cell office:value-type="float" office:value="279.114" calcext:value-type="float">
            <text:p>279.114</text:p>
          </table:table-cell>
          <table:table-cell office:value-type="float" office:value="40.8597" calcext:value-type="float">
            <text:p>40.8597</text:p>
          </table:table-cell>
          <table:table-cell office:value-type="float" office:value="78.6621" calcext:value-type="float">
            <text:p>78.6621</text:p>
          </table:table-cell>
          <table:table-cell office:value-type="float" office:value="266.75" calcext:value-type="float">
            <text:p>266.75</text:p>
          </table:table-cell>
          <table:table-cell office:value-type="float" office:value="40.4082" calcext:value-type="float">
            <text:p>40.4082</text:p>
          </table:table-cell>
          <table:table-cell/>
          <table:table-cell table:formula="of:=([.D728]-[.A728])/0.0166667" office:value-type="float" office:value="33.8519322961354" calcext:value-type="float">
            <text:p>33.8519322961354</text:p>
          </table:table-cell>
          <table:table-cell table:formula="of:=ABS([.E728]-[.B728])/0.0166667" office:value-type="float" office:value="741.838516322966" calcext:value-type="float">
            <text:p>741.838516322966</text:p>
          </table:table-cell>
          <table:table-cell table:formula="of:=([.F728]-[.C728])/0.0166667" office:value-type="float" office:value="-27.0899458201081" calcext:value-type="float">
            <text:p>-27.0899458201081</text:p>
          </table:table-cell>
          <table:table-cell table:formula="of:=DEGREES(ATAN(ABS([.F728]-[.C728])/ABS([.E728]-[.B728])))" office:value-type="float" office:value="2.09135835752691" calcext:value-type="float">
            <text:p>2.09135835752691</text:p>
          </table:table-cell>
          <table:table-cell table:formula="of:=SQRT(POWER([.H728];2)+POWER([.I728];2)+POWER([.J728];2))" office:value-type="float" office:value="743.104435987956" calcext:value-type="float">
            <text:p>743.104435987956</text:p>
          </table:table-cell>
        </table:table-row>
        <table:table-row table:style-name="ro1">
          <table:table-cell office:value-type="float" office:value="77.6421" calcext:value-type="float">
            <text:p>77.6421</text:p>
          </table:table-cell>
          <table:table-cell office:value-type="float" office:value="282.931" calcext:value-type="float">
            <text:p>282.931</text:p>
          </table:table-cell>
          <table:table-cell office:value-type="float" office:value="41.0054" calcext:value-type="float">
            <text:p>41.0054</text:p>
          </table:table-cell>
          <table:table-cell office:value-type="float" office:value="78.2032" calcext:value-type="float">
            <text:p>78.2032</text:p>
          </table:table-cell>
          <table:table-cell office:value-type="float" office:value="269.047" calcext:value-type="float">
            <text:p>269.047</text:p>
          </table:table-cell>
          <table:table-cell office:value-type="float" office:value="41.0132" calcext:value-type="float">
            <text:p>41.0132</text:p>
          </table:table-cell>
          <table:table-cell/>
          <table:table-cell table:formula="of:=([.D729]-[.A729])/0.0166667" office:value-type="float" office:value="33.6659326681344" calcext:value-type="float">
            <text:p>33.6659326681344</text:p>
          </table:table-cell>
          <table:table-cell table:formula="of:=ABS([.E729]-[.B729])/0.0166667" office:value-type="float" office:value="833.03833392333" calcext:value-type="float">
            <text:p>833.03833392333</text:p>
          </table:table-cell>
          <table:table-cell table:formula="of:=([.F729]-[.C729])/0.0166667" office:value-type="float" office:value="0.467999064001634" calcext:value-type="float">
            <text:p>0.467999064001634</text:p>
          </table:table-cell>
          <table:table-cell table:formula="of:=DEGREES(ATAN(ABS([.F729]-[.C729])/ABS([.E729]-[.B729])))" office:value-type="float" office:value="0.032188636789449" calcext:value-type="float">
            <text:p>0.032188636789449</text:p>
          </table:table-cell>
          <table:table-cell table:formula="of:=SQRT(POWER([.H729];2)+POWER([.I729];2)+POWER([.J729];2))" office:value-type="float" office:value="833.718465569341" calcext:value-type="float">
            <text:p>833.718465569341</text:p>
          </table:table-cell>
        </table:table-row>
        <table:table-row table:style-name="ro1">
          <table:table-cell office:value-type="float" office:value="78.3495" calcext:value-type="float">
            <text:p>78.3495</text:p>
          </table:table-cell>
          <table:table-cell office:value-type="float" office:value="278.971" calcext:value-type="float">
            <text:p>278.971</text:p>
          </table:table-cell>
          <table:table-cell office:value-type="float" office:value="41.6331" calcext:value-type="float">
            <text:p>41.6331</text:p>
          </table:table-cell>
          <table:table-cell office:value-type="float" office:value="79.1521" calcext:value-type="float">
            <text:p>79.1521</text:p>
          </table:table-cell>
          <table:table-cell office:value-type="float" office:value="266.549" calcext:value-type="float">
            <text:p>266.549</text:p>
          </table:table-cell>
          <table:table-cell office:value-type="float" office:value="41.6617" calcext:value-type="float">
            <text:p>41.6617</text:p>
          </table:table-cell>
          <table:table-cell/>
          <table:table-cell table:formula="of:=([.D730]-[.A730])/0.0166667" office:value-type="float" office:value="48.1559036881925" calcext:value-type="float">
            <text:p>48.1559036881925</text:p>
          </table:table-cell>
          <table:table-cell table:formula="of:=ABS([.E730]-[.B730])/0.0166667" office:value-type="float" office:value="745.318509362983" calcext:value-type="float">
            <text:p>745.318509362983</text:p>
          </table:table-cell>
          <table:table-cell table:formula="of:=([.F730]-[.C730])/0.0166667" office:value-type="float" office:value="1.71599656800713" calcext:value-type="float">
            <text:p>1.71599656800713</text:p>
          </table:table-cell>
          <table:table-cell table:formula="of:=DEGREES(ATAN(ABS([.F730]-[.C730])/ABS([.E730]-[.B730])))" office:value-type="float" office:value="0.131915665644118" calcext:value-type="float">
            <text:p>0.131915665644118</text:p>
          </table:table-cell>
          <table:table-cell table:formula="of:=SQRT(POWER([.H730];2)+POWER([.I730];2)+POWER([.J730];2))" office:value-type="float" office:value="746.874565173635" calcext:value-type="float">
            <text:p>746.874565173635</text:p>
          </table:table-cell>
        </table:table-row>
        <table:table-row table:style-name="ro1">
          <table:table-cell office:value-type="float" office:value="78.1515" calcext:value-type="float">
            <text:p>78.1515</text:p>
          </table:table-cell>
          <table:table-cell office:value-type="float" office:value="282.852" calcext:value-type="float">
            <text:p>282.852</text:p>
          </table:table-cell>
          <table:table-cell office:value-type="float" office:value="41.5189" calcext:value-type="float">
            <text:p>41.5189</text:p>
          </table:table-cell>
          <table:table-cell office:value-type="float" office:value="78.7581" calcext:value-type="float">
            <text:p>78.7581</text:p>
          </table:table-cell>
          <table:table-cell office:value-type="float" office:value="272.833" calcext:value-type="float">
            <text:p>272.833</text:p>
          </table:table-cell>
          <table:table-cell office:value-type="float" office:value="40.8791" calcext:value-type="float">
            <text:p>40.8791</text:p>
          </table:table-cell>
          <table:table-cell/>
          <table:table-cell table:formula="of:=([.D731]-[.A731])/0.0166667" office:value-type="float" office:value="36.3959272081456" calcext:value-type="float">
            <text:p>36.3959272081456</text:p>
          </table:table-cell>
          <table:table-cell table:formula="of:=ABS([.E731]-[.B731])/0.0166667" office:value-type="float" office:value="601.138797722401" calcext:value-type="float">
            <text:p>601.138797722401</text:p>
          </table:table-cell>
          <table:table-cell table:formula="of:=([.F731]-[.C731])/0.0166667" office:value-type="float" office:value="-38.3879232241536" calcext:value-type="float">
            <text:p>-38.3879232241536</text:p>
          </table:table-cell>
          <table:table-cell table:formula="of:=DEGREES(ATAN(ABS([.F731]-[.C731])/ABS([.E731]-[.B731])))" office:value-type="float" office:value="3.65387083903148" calcext:value-type="float">
            <text:p>3.65387083903148</text:p>
          </table:table-cell>
          <table:table-cell table:formula="of:=SQRT(POWER([.H731];2)+POWER([.I731];2)+POWER([.J731];2))" office:value-type="float" office:value="603.461805165777" calcext:value-type="float">
            <text:p>603.461805165777</text:p>
          </table:table-cell>
        </table:table-row>
        <table:table-row table:style-name="ro1">
          <table:table-cell office:value-type="float" office:value="77.8434" calcext:value-type="float">
            <text:p>77.8434</text:p>
          </table:table-cell>
          <table:table-cell office:value-type="float" office:value="278.932" calcext:value-type="float">
            <text:p>278.932</text:p>
          </table:table-cell>
          <table:table-cell office:value-type="float" office:value="41.6439" calcext:value-type="float">
            <text:p>41.6439</text:p>
          </table:table-cell>
          <table:table-cell office:value-type="float" office:value="78.1658" calcext:value-type="float">
            <text:p>78.1658</text:p>
          </table:table-cell>
          <table:table-cell office:value-type="float" office:value="266.459" calcext:value-type="float">
            <text:p>266.459</text:p>
          </table:table-cell>
          <table:table-cell office:value-type="float" office:value="41.6855" calcext:value-type="float">
            <text:p>41.6855</text:p>
          </table:table-cell>
          <table:table-cell/>
          <table:table-cell table:formula="of:=([.D732]-[.A732])/0.0166667" office:value-type="float" office:value="19.3439613120775" calcext:value-type="float">
            <text:p>19.3439613120775</text:p>
          </table:table-cell>
          <table:table-cell table:formula="of:=ABS([.E732]-[.B732])/0.0166667" office:value-type="float" office:value="748.378503242994" calcext:value-type="float">
            <text:p>748.378503242994</text:p>
          </table:table-cell>
          <table:table-cell table:formula="of:=([.F732]-[.C732])/0.0166667" office:value-type="float" office:value="2.49599500800971" calcext:value-type="float">
            <text:p>2.49599500800971</text:p>
          </table:table-cell>
          <table:table-cell table:formula="of:=DEGREES(ATAN(ABS([.F732]-[.C732])/ABS([.E732]-[.B732])))" office:value-type="float" office:value="0.191092406806498" calcext:value-type="float">
            <text:p>0.191092406806498</text:p>
          </table:table-cell>
          <table:table-cell table:formula="of:=SQRT(POWER([.H732];2)+POWER([.I732];2)+POWER([.J732];2))" office:value-type="float" office:value="748.632622149574" calcext:value-type="float">
            <text:p>748.632622149574</text:p>
          </table:table-cell>
        </table:table-row>
        <table:table-row table:style-name="ro1">
          <table:table-cell office:value-type="float" office:value="78.3878" calcext:value-type="float">
            <text:p>78.3878</text:p>
          </table:table-cell>
          <table:table-cell office:value-type="float" office:value="281.587" calcext:value-type="float">
            <text:p>281.587</text:p>
          </table:table-cell>
          <table:table-cell office:value-type="float" office:value="41.4658" calcext:value-type="float">
            <text:p>41.4658</text:p>
          </table:table-cell>
          <table:table-cell office:value-type="float" office:value="79.1945" calcext:value-type="float">
            <text:p>79.1945</text:p>
          </table:table-cell>
          <table:table-cell office:value-type="float" office:value="269.075" calcext:value-type="float">
            <text:p>269.075</text:p>
          </table:table-cell>
          <table:table-cell office:value-type="float" office:value="41.2455" calcext:value-type="float">
            <text:p>41.2455</text:p>
          </table:table-cell>
          <table:table-cell/>
          <table:table-cell table:formula="of:=([.D733]-[.A733])/0.0166667" office:value-type="float" office:value="48.401903196194" calcext:value-type="float">
            <text:p>48.401903196194</text:p>
          </table:table-cell>
          <table:table-cell table:formula="of:=ABS([.E733]-[.B733])/0.0166667" office:value-type="float" office:value="750.718498563003" calcext:value-type="float">
            <text:p>750.718498563003</text:p>
          </table:table-cell>
          <table:table-cell table:formula="of:=([.F733]-[.C733])/0.0166667" office:value-type="float" office:value="-13.217973564053" calcext:value-type="float">
            <text:p>-13.217973564053</text:p>
          </table:table-cell>
          <table:table-cell table:formula="of:=DEGREES(ATAN(ABS([.F733]-[.C733])/ABS([.E733]-[.B733])))" office:value-type="float" office:value="1.00870813039781" calcext:value-type="float">
            <text:p>1.00870813039781</text:p>
          </table:table-cell>
          <table:table-cell table:formula="of:=SQRT(POWER([.H733];2)+POWER([.I733];2)+POWER([.J733];2))" office:value-type="float" office:value="752.393330075994" calcext:value-type="float">
            <text:p>752.393330075994</text:p>
          </table:table-cell>
        </table:table-row>
        <table:table-row table:style-name="ro1">
          <table:table-cell office:value-type="float" office:value="78.0055" calcext:value-type="float">
            <text:p>78.0055</text:p>
          </table:table-cell>
          <table:table-cell office:value-type="float" office:value="272.469" calcext:value-type="float">
            <text:p>272.469</text:p>
          </table:table-cell>
          <table:table-cell office:value-type="float" office:value="42.4305" calcext:value-type="float">
            <text:p>42.4305</text:p>
          </table:table-cell>
          <table:table-cell office:value-type="float" office:value="78.32" calcext:value-type="float">
            <text:p>78.32</text:p>
          </table:table-cell>
          <table:table-cell office:value-type="float" office:value="260.402" calcext:value-type="float">
            <text:p>260.402</text:p>
          </table:table-cell>
          <table:table-cell office:value-type="float" office:value="41.9572" calcext:value-type="float">
            <text:p>41.9572</text:p>
          </table:table-cell>
          <table:table-cell/>
          <table:table-cell table:formula="of:=([.D734]-[.A734])/0.0166667" office:value-type="float" office:value="18.8699622600752" calcext:value-type="float">
            <text:p>18.8699622600752</text:p>
          </table:table-cell>
          <table:table-cell table:formula="of:=ABS([.E734]-[.B734])/0.0166667" office:value-type="float" office:value="724.018551962897" calcext:value-type="float">
            <text:p>724.018551962897</text:p>
          </table:table-cell>
          <table:table-cell table:formula="of:=([.F734]-[.C734])/0.0166667" office:value-type="float" office:value="-28.3979432041137" calcext:value-type="float">
            <text:p>-28.3979432041137</text:p>
          </table:table-cell>
          <table:table-cell table:formula="of:=DEGREES(ATAN(ABS([.F734]-[.C734])/ABS([.E734]-[.B734])))" office:value-type="float" office:value="2.24614228426246" calcext:value-type="float">
            <text:p>2.24614228426246</text:p>
          </table:table-cell>
          <table:table-cell table:formula="of:=SQRT(POWER([.H734];2)+POWER([.I734];2)+POWER([.J734];2))" office:value-type="float" office:value="724.820931154979" calcext:value-type="float">
            <text:p>724.820931154979</text:p>
          </table:table-cell>
        </table:table-row>
        <table:table-row table:style-name="ro1">
          <table:table-cell office:value-type="float" office:value="78.022" calcext:value-type="float">
            <text:p>78.022</text:p>
          </table:table-cell>
          <table:table-cell office:value-type="float" office:value="273.572" calcext:value-type="float">
            <text:p>273.572</text:p>
          </table:table-cell>
          <table:table-cell office:value-type="float" office:value="43.2434" calcext:value-type="float">
            <text:p>43.2434</text:p>
          </table:table-cell>
          <table:table-cell office:value-type="float" office:value="78.5788" calcext:value-type="float">
            <text:p>78.5788</text:p>
          </table:table-cell>
          <table:table-cell office:value-type="float" office:value="261.359" calcext:value-type="float">
            <text:p>261.359</text:p>
          </table:table-cell>
          <table:table-cell office:value-type="float" office:value="43.4872" calcext:value-type="float">
            <text:p>43.4872</text:p>
          </table:table-cell>
          <table:table-cell/>
          <table:table-cell table:formula="of:=([.D735]-[.A735])/0.0166667" office:value-type="float" office:value="33.4079331841334" calcext:value-type="float">
            <text:p>33.4079331841334</text:p>
          </table:table-cell>
          <table:table-cell table:formula="of:=ABS([.E735]-[.B735])/0.0166667" office:value-type="float" office:value="732.778534442932" calcext:value-type="float">
            <text:p>732.778534442932</text:p>
          </table:table-cell>
          <table:table-cell table:formula="of:=([.F735]-[.C735])/0.0166667" office:value-type="float" office:value="14.6279707440585" calcext:value-type="float">
            <text:p>14.6279707440585</text:p>
          </table:table-cell>
          <table:table-cell table:formula="of:=DEGREES(ATAN(ABS([.F735]-[.C735])/ABS([.E735]-[.B735])))" office:value-type="float" office:value="1.14360566629322" calcext:value-type="float">
            <text:p>1.14360566629322</text:p>
          </table:table-cell>
          <table:table-cell table:formula="of:=SQRT(POWER([.H735];2)+POWER([.I735];2)+POWER([.J735];2))" office:value-type="float" office:value="733.685523959725" calcext:value-type="float">
            <text:p>733.685523959725</text:p>
          </table:table-cell>
        </table:table-row>
        <table:table-row table:style-name="ro1">
          <table:table-cell office:value-type="float" office:value="78.1493" calcext:value-type="float">
            <text:p>78.1493</text:p>
          </table:table-cell>
          <table:table-cell office:value-type="float" office:value="282.599" calcext:value-type="float">
            <text:p>282.599</text:p>
          </table:table-cell>
          <table:table-cell office:value-type="float" office:value="42.8202" calcext:value-type="float">
            <text:p>42.8202</text:p>
          </table:table-cell>
          <table:table-cell office:value-type="float" office:value="78.9624" calcext:value-type="float">
            <text:p>78.9624</text:p>
          </table:table-cell>
          <table:table-cell office:value-type="float" office:value="270.005" calcext:value-type="float">
            <text:p>270.005</text:p>
          </table:table-cell>
          <table:table-cell office:value-type="float" office:value="42.8178" calcext:value-type="float">
            <text:p>42.8178</text:p>
          </table:table-cell>
          <table:table-cell/>
          <table:table-cell table:formula="of:=([.D736]-[.A736])/0.0166667" office:value-type="float" office:value="48.7859024281955" calcext:value-type="float">
            <text:p>48.7859024281955</text:p>
          </table:table-cell>
          <table:table-cell table:formula="of:=ABS([.E736]-[.B736])/0.0166667" office:value-type="float" office:value="755.638488723022" calcext:value-type="float">
            <text:p>755.638488723022</text:p>
          </table:table-cell>
          <table:table-cell table:formula="of:=([.F736]-[.C736])/0.0166667" office:value-type="float" office:value="-0.143999712000667" calcext:value-type="float">
            <text:p>-0.143999712000667</text:p>
          </table:table-cell>
          <table:table-cell table:formula="of:=DEGREES(ATAN(ABS([.F736]-[.C736])/ABS([.E736]-[.B736])))" office:value-type="float" office:value="0.0109186810518416" calcext:value-type="float">
            <text:p>0.010918681051842</text:p>
          </table:table-cell>
          <table:table-cell table:formula="of:=SQRT(POWER([.H736];2)+POWER([.I736];2)+POWER([.J736];2))" office:value-type="float" office:value="757.211734359197" calcext:value-type="float">
            <text:p>757.211734359197</text:p>
          </table:table-cell>
        </table:table-row>
        <table:table-row table:style-name="ro1">
          <table:table-cell office:value-type="float" office:value="78.7704" calcext:value-type="float">
            <text:p>78.7704</text:p>
          </table:table-cell>
          <table:table-cell office:value-type="float" office:value="273.529" calcext:value-type="float">
            <text:p>273.529</text:p>
          </table:table-cell>
          <table:table-cell office:value-type="float" office:value="43.7381" calcext:value-type="float">
            <text:p>43.7381</text:p>
          </table:table-cell>
          <table:table-cell office:value-type="float" office:value="79.7718" calcext:value-type="float">
            <text:p>79.7718</text:p>
          </table:table-cell>
          <table:table-cell office:value-type="float" office:value="260.144" calcext:value-type="float">
            <text:p>260.144</text:p>
          </table:table-cell>
          <table:table-cell office:value-type="float" office:value="44.1549" calcext:value-type="float">
            <text:p>44.1549</text:p>
          </table:table-cell>
          <table:table-cell/>
          <table:table-cell table:formula="of:=([.D737]-[.A737])/0.0166667" office:value-type="float" office:value="60.0838798322406" calcext:value-type="float">
            <text:p>60.0838798322406</text:p>
          </table:table-cell>
          <table:table-cell table:formula="of:=ABS([.E737]-[.B737])/0.0166667" office:value-type="float" office:value="803.098393803212" calcext:value-type="float">
            <text:p>803.098393803212</text:p>
          </table:table-cell>
          <table:table-cell table:formula="of:=([.F737]-[.C737])/0.0166667" office:value-type="float" office:value="25.0079499840997" calcext:value-type="float">
            <text:p>25.0079499840997</text:p>
          </table:table-cell>
          <table:table-cell table:formula="of:=DEGREES(ATAN(ABS([.F737]-[.C737])/ABS([.E737]-[.B737])))" office:value-type="float" office:value="1.78357613931813" calcext:value-type="float">
            <text:p>1.78357613931813</text:p>
          </table:table-cell>
          <table:table-cell table:formula="of:=SQRT(POWER([.H737];2)+POWER([.I737];2)+POWER([.J737];2))" office:value-type="float" office:value="805.73103471779" calcext:value-type="float">
            <text:p>805.73103471779</text:p>
          </table:table-cell>
        </table:table-row>
        <table:table-row table:style-name="ro1">
          <table:table-cell office:value-type="float" office:value="79.2302" calcext:value-type="float">
            <text:p>79.2302</text:p>
          </table:table-cell>
          <table:table-cell office:value-type="float" office:value="271.197" calcext:value-type="float">
            <text:p>271.197</text:p>
          </table:table-cell>
          <table:table-cell office:value-type="float" office:value="43.1165" calcext:value-type="float">
            <text:p>43.1165</text:p>
          </table:table-cell>
          <table:table-cell office:value-type="float" office:value="79.9976" calcext:value-type="float">
            <text:p>79.9976</text:p>
          </table:table-cell>
          <table:table-cell office:value-type="float" office:value="259.219" calcext:value-type="float">
            <text:p>259.219</text:p>
          </table:table-cell>
          <table:table-cell office:value-type="float" office:value="42.8607" calcext:value-type="float">
            <text:p>42.8607</text:p>
          </table:table-cell>
          <table:table-cell/>
          <table:table-cell table:formula="of:=([.D738]-[.A738])/0.0166667" office:value-type="float" office:value="46.0439079121847" calcext:value-type="float">
            <text:p>46.0439079121847</text:p>
          </table:table-cell>
          <table:table-cell table:formula="of:=ABS([.E738]-[.B738])/0.0166667" office:value-type="float" office:value="718.678562642875" calcext:value-type="float">
            <text:p>718.678562642875</text:p>
          </table:table-cell>
          <table:table-cell table:formula="of:=([.F738]-[.C738])/0.0166667" office:value-type="float" office:value="-15.3479693040614" calcext:value-type="float">
            <text:p>-15.3479693040614</text:p>
          </table:table-cell>
          <table:table-cell table:formula="of:=DEGREES(ATAN(ABS([.F738]-[.C738])/ABS([.E738]-[.B738])))" office:value-type="float" office:value="1.22341233181496" calcext:value-type="float">
            <text:p>1.22341233181496</text:p>
          </table:table-cell>
          <table:table-cell table:formula="of:=SQRT(POWER([.H738];2)+POWER([.I738];2)+POWER([.J738];2))" office:value-type="float" office:value="720.315540593158" calcext:value-type="float">
            <text:p>720.315540593158</text:p>
          </table:table-cell>
        </table:table-row>
        <table:table-row table:style-name="ro1">
          <table:table-cell office:value-type="float" office:value="78.347" calcext:value-type="float">
            <text:p>78.347</text:p>
          </table:table-cell>
          <table:table-cell office:value-type="float" office:value="278.727" calcext:value-type="float">
            <text:p>278.727</text:p>
          </table:table-cell>
          <table:table-cell office:value-type="float" office:value="42.9237" calcext:value-type="float">
            <text:p>42.9237</text:p>
          </table:table-cell>
          <table:table-cell office:value-type="float" office:value="78.8819" calcext:value-type="float">
            <text:p>78.8819</text:p>
          </table:table-cell>
          <table:table-cell office:value-type="float" office:value="265.053" calcext:value-type="float">
            <text:p>265.053</text:p>
          </table:table-cell>
          <table:table-cell office:value-type="float" office:value="43.128" calcext:value-type="float">
            <text:p>43.128</text:p>
          </table:table-cell>
          <table:table-cell/>
          <table:table-cell table:formula="of:=([.D739]-[.A739])/0.0166667" office:value-type="float" office:value="32.0939358121288" calcext:value-type="float">
            <text:p>32.0939358121288</text:p>
          </table:table-cell>
          <table:table-cell table:formula="of:=ABS([.E739]-[.B739])/0.0166667" office:value-type="float" office:value="820.438359123281" calcext:value-type="float">
            <text:p>820.438359123281</text:p>
          </table:table-cell>
          <table:table-cell table:formula="of:=([.F739]-[.C739])/0.0166667" office:value-type="float" office:value="12.2579754840492" calcext:value-type="float">
            <text:p>12.2579754840492</text:p>
          </table:table-cell>
          <table:table-cell table:formula="of:=DEGREES(ATAN(ABS([.F739]-[.C739])/ABS([.E739]-[.B739])))" office:value-type="float" office:value="0.855979002254972" calcext:value-type="float">
            <text:p>0.855979002254972</text:p>
          </table:table-cell>
          <table:table-cell table:formula="of:=SQRT(POWER([.H739];2)+POWER([.I739];2)+POWER([.J739];2))" office:value-type="float" office:value="821.157341682933" calcext:value-type="float">
            <text:p>821.157341682933</text:p>
          </table:table-cell>
        </table:table-row>
        <table:table-row table:style-name="ro1">
          <table:table-cell office:value-type="float" office:value="79.1032" calcext:value-type="float">
            <text:p>79.1032</text:p>
          </table:table-cell>
          <table:table-cell office:value-type="float" office:value="278.659" calcext:value-type="float">
            <text:p>278.659</text:p>
          </table:table-cell>
          <table:table-cell office:value-type="float" office:value="43.4274" calcext:value-type="float">
            <text:p>43.4274</text:p>
          </table:table-cell>
          <table:table-cell office:value-type="float" office:value="80.0366" calcext:value-type="float">
            <text:p>80.0366</text:p>
          </table:table-cell>
          <table:table-cell office:value-type="float" office:value="261.338" calcext:value-type="float">
            <text:p>261.338</text:p>
          </table:table-cell>
          <table:table-cell office:value-type="float" office:value="44.201" calcext:value-type="float">
            <text:p>44.201</text:p>
          </table:table-cell>
          <table:table-cell/>
          <table:table-cell table:formula="of:=([.D740]-[.A740])/0.0166667" office:value-type="float" office:value="56.0038879922244" calcext:value-type="float">
            <text:p>56.0038879922244</text:p>
          </table:table-cell>
          <table:table-cell table:formula="of:=ABS([.E740]-[.B740])/0.0166667" office:value-type="float" office:value="1039.25792148416" calcext:value-type="float">
            <text:p>1039.25792148416</text:p>
          </table:table-cell>
          <table:table-cell table:formula="of:=([.F740]-[.C740])/0.0166667" office:value-type="float" office:value="46.4159071681858" calcext:value-type="float">
            <text:p>46.4159071681858</text:p>
          </table:table-cell>
          <table:table-cell table:formula="of:=DEGREES(ATAN(ABS([.F740]-[.C740])/ABS([.E740]-[.B740])))" office:value-type="float" office:value="2.55727605669207" calcext:value-type="float">
            <text:p>2.55727605669207</text:p>
          </table:table-cell>
          <table:table-cell table:formula="of:=SQRT(POWER([.H740];2)+POWER([.I740];2)+POWER([.J740];2))" office:value-type="float" office:value="1041.80031641196" calcext:value-type="float">
            <text:p>1041.80031641196</text:p>
          </table:table-cell>
        </table:table-row>
        <table:table-row table:style-name="ro1">
          <table:table-cell office:value-type="float" office:value="78.1495" calcext:value-type="float">
            <text:p>78.1495</text:p>
          </table:table-cell>
          <table:table-cell office:value-type="float" office:value="282.634" calcext:value-type="float">
            <text:p>282.634</text:p>
          </table:table-cell>
          <table:table-cell office:value-type="float" office:value="42.5628" calcext:value-type="float">
            <text:p>42.5628</text:p>
          </table:table-cell>
          <table:table-cell office:value-type="float" office:value="78.7139" calcext:value-type="float">
            <text:p>78.7139</text:p>
          </table:table-cell>
          <table:table-cell office:value-type="float" office:value="269.965" calcext:value-type="float">
            <text:p>269.965</text:p>
          </table:table-cell>
          <table:table-cell office:value-type="float" office:value="42.8265" calcext:value-type="float">
            <text:p>42.8265</text:p>
          </table:table-cell>
          <table:table-cell/>
          <table:table-cell table:formula="of:=([.D741]-[.A741])/0.0166667" office:value-type="float" office:value="33.863932272135" calcext:value-type="float">
            <text:p>33.863932272135</text:p>
          </table:table-cell>
          <table:table-cell table:formula="of:=ABS([.E741]-[.B741])/0.0166667" office:value-type="float" office:value="760.138479723043" calcext:value-type="float">
            <text:p>760.138479723043</text:p>
          </table:table-cell>
          <table:table-cell table:formula="of:=([.F741]-[.C741])/0.0166667" office:value-type="float" office:value="15.8219683560633" calcext:value-type="float">
            <text:p>15.8219683560633</text:p>
          </table:table-cell>
          <table:table-cell table:formula="of:=DEGREES(ATAN(ABS([.F741]-[.C741])/ABS([.E741]-[.B741])))" office:value-type="float" office:value="1.19241579154344" calcext:value-type="float">
            <text:p>1.19241579154344</text:p>
          </table:table-cell>
          <table:table-cell table:formula="of:=SQRT(POWER([.H741];2)+POWER([.I741];2)+POWER([.J741];2))" office:value-type="float" office:value="761.05690256856" calcext:value-type="float">
            <text:p>761.05690256856</text:p>
          </table:table-cell>
        </table:table-row>
        <table:table-row table:style-name="ro1">
          <table:table-cell office:value-type="float" office:value="79.0416" calcext:value-type="float">
            <text:p>79.0416</text:p>
          </table:table-cell>
          <table:table-cell office:value-type="float" office:value="274.876" calcext:value-type="float">
            <text:p>274.876</text:p>
          </table:table-cell>
          <table:table-cell office:value-type="float" office:value="43.2756" calcext:value-type="float">
            <text:p>43.2756</text:p>
          </table:table-cell>
          <table:table-cell office:value-type="float" office:value="79.7951" calcext:value-type="float">
            <text:p>79.7951</text:p>
          </table:table-cell>
          <table:table-cell office:value-type="float" office:value="261.4" calcext:value-type="float">
            <text:p>261.4</text:p>
          </table:table-cell>
          <table:table-cell office:value-type="float" office:value="43.7108" calcext:value-type="float">
            <text:p>43.7108</text:p>
          </table:table-cell>
          <table:table-cell/>
          <table:table-cell table:formula="of:=([.D742]-[.A742])/0.0166667" office:value-type="float" office:value="45.209909580181" calcext:value-type="float">
            <text:p>45.209909580181</text:p>
          </table:table-cell>
          <table:table-cell table:formula="of:=ABS([.E742]-[.B742])/0.0166667" office:value-type="float" office:value="808.558382883234" calcext:value-type="float">
            <text:p>808.558382883234</text:p>
          </table:table-cell>
          <table:table-cell table:formula="of:=([.F742]-[.C742])/0.0166667" office:value-type="float" office:value="26.1119477761046" calcext:value-type="float">
            <text:p>26.1119477761046</text:p>
          </table:table-cell>
          <table:table-cell table:formula="of:=DEGREES(ATAN(ABS([.F742]-[.C742])/ABS([.E742]-[.B742])))" office:value-type="float" office:value="1.84969279630183" calcext:value-type="float">
            <text:p>1.84969279630183</text:p>
          </table:table-cell>
          <table:table-cell table:formula="of:=SQRT(POWER([.H742];2)+POWER([.I742];2)+POWER([.J742];2))" office:value-type="float" office:value="810.242203462435" calcext:value-type="float">
            <text:p>810.242203462435</text:p>
          </table:table-cell>
        </table:table-row>
        <table:table-row table:style-name="ro1">
          <table:table-cell office:value-type="float" office:value="78.4406" calcext:value-type="float">
            <text:p>78.4406</text:p>
          </table:table-cell>
          <table:table-cell office:value-type="float" office:value="285.076" calcext:value-type="float">
            <text:p>285.076</text:p>
          </table:table-cell>
          <table:table-cell office:value-type="float" office:value="43.4431" calcext:value-type="float">
            <text:p>43.4431</text:p>
          </table:table-cell>
          <table:table-cell office:value-type="float" office:value="79.4981" calcext:value-type="float">
            <text:p>79.4981</text:p>
          </table:table-cell>
          <table:table-cell office:value-type="float" office:value="272.332" calcext:value-type="float">
            <text:p>272.332</text:p>
          </table:table-cell>
          <table:table-cell office:value-type="float" office:value="43.6733" calcext:value-type="float">
            <text:p>43.6733</text:p>
          </table:table-cell>
          <table:table-cell/>
          <table:table-cell table:formula="of:=([.D743]-[.A743])/0.0166667" office:value-type="float" office:value="63.4498731002532" calcext:value-type="float">
            <text:p>63.4498731002532</text:p>
          </table:table-cell>
          <table:table-cell table:formula="of:=ABS([.E743]-[.B743])/0.0166667" office:value-type="float" office:value="764.63847072306" calcext:value-type="float">
            <text:p>764.63847072306</text:p>
          </table:table-cell>
          <table:table-cell table:formula="of:=([.F743]-[.C743])/0.0166667" office:value-type="float" office:value="13.811972376055" calcext:value-type="float">
            <text:p>13.811972376055</text:p>
          </table:table-cell>
          <table:table-cell table:formula="of:=DEGREES(ATAN(ABS([.F743]-[.C743])/ABS([.E743]-[.B743])))" office:value-type="float" office:value="1.0348441782265" calcext:value-type="float">
            <text:p>1.0348441782265</text:p>
          </table:table-cell>
          <table:table-cell table:formula="of:=SQRT(POWER([.H743];2)+POWER([.I743];2)+POWER([.J743];2))" office:value-type="float" office:value="767.390805187979" calcext:value-type="float">
            <text:p>767.390805187979</text:p>
          </table:table-cell>
        </table:table-row>
        <table:table-row table:style-name="ro1">
          <table:table-cell office:value-type="float" office:value="79.2932" calcext:value-type="float">
            <text:p>79.2932</text:p>
          </table:table-cell>
          <table:table-cell office:value-type="float" office:value="274.952" calcext:value-type="float">
            <text:p>274.952</text:p>
          </table:table-cell>
          <table:table-cell office:value-type="float" office:value="43.0132" calcext:value-type="float">
            <text:p>43.0132</text:p>
          </table:table-cell>
          <table:table-cell office:value-type="float" office:value="79.8417" calcext:value-type="float">
            <text:p>79.8417</text:p>
          </table:table-cell>
          <table:table-cell office:value-type="float" office:value="263.918" calcext:value-type="float">
            <text:p>263.918</text:p>
          </table:table-cell>
          <table:table-cell office:value-type="float" office:value="43.0604" calcext:value-type="float">
            <text:p>43.0604</text:p>
          </table:table-cell>
          <table:table-cell/>
          <table:table-cell table:formula="of:=([.D744]-[.A744])/0.0166667" office:value-type="float" office:value="32.9099341801319" calcext:value-type="float">
            <text:p>32.9099341801319</text:p>
          </table:table-cell>
          <table:table-cell table:formula="of:=ABS([.E744]-[.B744])/0.0166667" office:value-type="float" office:value="662.038675922648" calcext:value-type="float">
            <text:p>662.038675922648</text:p>
          </table:table-cell>
          <table:table-cell table:formula="of:=([.F744]-[.C744])/0.0166667" office:value-type="float" office:value="2.83199433601155" calcext:value-type="float">
            <text:p>2.83199433601155</text:p>
          </table:table-cell>
          <table:table-cell table:formula="of:=DEGREES(ATAN(ABS([.F744]-[.C744])/ABS([.E744]-[.B744])))" office:value-type="float" office:value="0.245091924764671" calcext:value-type="float">
            <text:p>0.245091924764671</text:p>
          </table:table-cell>
          <table:table-cell table:formula="of:=SQRT(POWER([.H744];2)+POWER([.I744];2)+POWER([.J744];2))" office:value-type="float" office:value="662.862197124766" calcext:value-type="float">
            <text:p>662.862197124766</text:p>
          </table:table-cell>
        </table:table-row>
        <table:table-row table:style-name="ro1">
          <table:table-cell office:value-type="float" office:value="78.6369" calcext:value-type="float">
            <text:p>78.6369</text:p>
          </table:table-cell>
          <table:table-cell office:value-type="float" office:value="281.17" calcext:value-type="float">
            <text:p>281.17</text:p>
          </table:table-cell>
          <table:table-cell office:value-type="float" office:value="43.5414" calcext:value-type="float">
            <text:p>43.5414</text:p>
          </table:table-cell>
          <table:table-cell office:value-type="float" office:value="79.4116" calcext:value-type="float">
            <text:p>79.4116</text:p>
          </table:table-cell>
          <table:table-cell office:value-type="float" office:value="267.336" calcext:value-type="float">
            <text:p>267.336</text:p>
          </table:table-cell>
          <table:table-cell office:value-type="float" office:value="43.9752" calcext:value-type="float">
            <text:p>43.9752</text:p>
          </table:table-cell>
          <table:table-cell/>
          <table:table-cell table:formula="of:=([.D745]-[.A745])/0.0166667" office:value-type="float" office:value="46.4819070361865" calcext:value-type="float">
            <text:p>46.4819070361865</text:p>
          </table:table-cell>
          <table:table-cell table:formula="of:=ABS([.E745]-[.B745])/0.0166667" office:value-type="float" office:value="830.03833992332" calcext:value-type="float">
            <text:p>830.03833992332</text:p>
          </table:table-cell>
          <table:table-cell table:formula="of:=([.F745]-[.C745])/0.0166667" office:value-type="float" office:value="26.027947944104" calcext:value-type="float">
            <text:p>26.027947944104</text:p>
          </table:table-cell>
          <table:table-cell table:formula="of:=DEGREES(ATAN(ABS([.F745]-[.C745])/ABS([.E745]-[.B745])))" office:value-type="float" office:value="1.79606530226999" calcext:value-type="float">
            <text:p>1.79606530226999</text:p>
          </table:table-cell>
          <table:table-cell table:formula="of:=SQRT(POWER([.H745];2)+POWER([.I745];2)+POWER([.J745];2))" office:value-type="float" office:value="831.746155686074" calcext:value-type="float">
            <text:p>831.746155686074</text:p>
          </table:table-cell>
        </table:table-row>
        <table:table-row table:style-name="ro1">
          <table:table-cell office:value-type="float" office:value="79.3327" calcext:value-type="float">
            <text:p>79.3327</text:p>
          </table:table-cell>
          <table:table-cell office:value-type="float" office:value="277.306" calcext:value-type="float">
            <text:p>277.306</text:p>
          </table:table-cell>
          <table:table-cell office:value-type="float" office:value="43.8857" calcext:value-type="float">
            <text:p>43.8857</text:p>
          </table:table-cell>
          <table:table-cell office:value-type="float" office:value="80.3257" calcext:value-type="float">
            <text:p>80.3257</text:p>
          </table:table-cell>
          <table:table-cell office:value-type="float" office:value="263.72" calcext:value-type="float">
            <text:p>263.72</text:p>
          </table:table-cell>
          <table:table-cell office:value-type="float" office:value="44.3001" calcext:value-type="float">
            <text:p>44.3001</text:p>
          </table:table-cell>
          <table:table-cell/>
          <table:table-cell table:formula="of:=([.D746]-[.A746])/0.0166667" office:value-type="float" office:value="59.579880840238" calcext:value-type="float">
            <text:p>59.579880840238</text:p>
          </table:table-cell>
          <table:table-cell table:formula="of:=ABS([.E746]-[.B746])/0.0166667" office:value-type="float" office:value="815.158369683258" calcext:value-type="float">
            <text:p>815.158369683258</text:p>
          </table:table-cell>
          <table:table-cell table:formula="of:=([.F746]-[.C746])/0.0166667" office:value-type="float" office:value="24.8639502720995" calcext:value-type="float">
            <text:p>24.8639502720995</text:p>
          </table:table-cell>
          <table:table-cell table:formula="of:=DEGREES(ATAN(ABS([.F746]-[.C746])/ABS([.E746]-[.B746])))" office:value-type="float" office:value="1.74709346053166" calcext:value-type="float">
            <text:p>1.74709346053166</text:p>
          </table:table-cell>
          <table:table-cell table:formula="of:=SQRT(POWER([.H746];2)+POWER([.I746];2)+POWER([.J746];2))" office:value-type="float" office:value="817.710918288815" calcext:value-type="float">
            <text:p>817.710918288815</text:p>
          </table:table-cell>
        </table:table-row>
        <table:table-row table:style-name="ro1">
          <table:table-cell office:value-type="float" office:value="79.5204" calcext:value-type="float">
            <text:p>79.5204</text:p>
          </table:table-cell>
          <table:table-cell office:value-type="float" office:value="273.621" calcext:value-type="float">
            <text:p>273.621</text:p>
          </table:table-cell>
          <table:table-cell office:value-type="float" office:value="43.4694" calcext:value-type="float">
            <text:p>43.4694</text:p>
          </table:table-cell>
          <table:table-cell office:value-type="float" office:value="80.4763" calcext:value-type="float">
            <text:p>80.4763</text:p>
          </table:table-cell>
          <table:table-cell office:value-type="float" office:value="259.013" calcext:value-type="float">
            <text:p>259.013</text:p>
          </table:table-cell>
          <table:table-cell office:value-type="float" office:value="44.091" calcext:value-type="float">
            <text:p>44.091</text:p>
          </table:table-cell>
          <table:table-cell/>
          <table:table-cell table:formula="of:=([.D747]-[.A747])/0.0166667" office:value-type="float" office:value="57.3538852922294" calcext:value-type="float">
            <text:p>57.3538852922294</text:p>
          </table:table-cell>
          <table:table-cell table:formula="of:=ABS([.E747]-[.B747])/0.0166667" office:value-type="float" office:value="876.478247043506" calcext:value-type="float">
            <text:p>876.478247043506</text:p>
          </table:table-cell>
          <table:table-cell table:formula="of:=([.F747]-[.C747])/0.0166667" office:value-type="float" office:value="37.2959254081492" calcext:value-type="float">
            <text:p>37.2959254081492</text:p>
          </table:table-cell>
          <table:table-cell table:formula="of:=DEGREES(ATAN(ABS([.F747]-[.C747])/ABS([.E747]-[.B747])))" office:value-type="float" office:value="2.43658160629819" calcext:value-type="float">
            <text:p>2.43658160629819</text:p>
          </table:table-cell>
          <table:table-cell table:formula="of:=SQRT(POWER([.H747];2)+POWER([.I747];2)+POWER([.J747];2))" office:value-type="float" office:value="879.144226933569" calcext:value-type="float">
            <text:p>879.144226933569</text:p>
          </table:table-cell>
        </table:table-row>
        <table:table-row table:style-name="ro1">
          <table:table-cell office:value-type="float" office:value="78.8691" calcext:value-type="float">
            <text:p>78.8691</text:p>
          </table:table-cell>
          <table:table-cell office:value-type="float" office:value="279.802" calcext:value-type="float">
            <text:p>279.802</text:p>
          </table:table-cell>
          <table:table-cell office:value-type="float" office:value="44.0017" calcext:value-type="float">
            <text:p>44.0017</text:p>
          </table:table-cell>
          <table:table-cell office:value-type="float" office:value="79.8574" calcext:value-type="float">
            <text:p>79.8574</text:p>
          </table:table-cell>
          <table:table-cell office:value-type="float" office:value="264.823" calcext:value-type="float">
            <text:p>264.823</text:p>
          </table:table-cell>
          <table:table-cell office:value-type="float" office:value="44.6135" calcext:value-type="float">
            <text:p>44.6135</text:p>
          </table:table-cell>
          <table:table-cell/>
          <table:table-cell table:formula="of:=([.D748]-[.A748])/0.0166667" office:value-type="float" office:value="59.2978814042369" calcext:value-type="float">
            <text:p>59.2978814042369</text:p>
          </table:table-cell>
          <table:table-cell table:formula="of:=ABS([.E748]-[.B748])/0.0166667" office:value-type="float" office:value="898.738202523598" calcext:value-type="float">
            <text:p>898.738202523598</text:p>
          </table:table-cell>
          <table:table-cell table:formula="of:=([.F748]-[.C748])/0.0166667" office:value-type="float" office:value="36.707926584147" calcext:value-type="float">
            <text:p>36.707926584147</text:p>
          </table:table-cell>
          <table:table-cell table:formula="of:=DEGREES(ATAN(ABS([.F748]-[.C748])/ABS([.E748]-[.B748])))" office:value-type="float" office:value="2.33888010184252" calcext:value-type="float">
            <text:p>2.33888010184252</text:p>
          </table:table-cell>
          <table:table-cell table:formula="of:=SQRT(POWER([.H748];2)+POWER([.I748];2)+POWER([.J748];2))" office:value-type="float" office:value="901.439996499204" calcext:value-type="float">
            <text:p>901.439996499204</text:p>
          </table:table-cell>
        </table:table-row>
        <table:table-row table:style-name="ro1">
          <table:table-cell office:value-type="float" office:value="79.8543" calcext:value-type="float">
            <text:p>79.8543</text:p>
          </table:table-cell>
          <table:table-cell office:value-type="float" office:value="278.387" calcext:value-type="float">
            <text:p>278.387</text:p>
          </table:table-cell>
          <table:table-cell office:value-type="float" office:value="44.9592" calcext:value-type="float">
            <text:p>44.9592</text:p>
          </table:table-cell>
          <table:table-cell office:value-type="float" office:value="81.0745" calcext:value-type="float">
            <text:p>81.0745</text:p>
          </table:table-cell>
          <table:table-cell office:value-type="float" office:value="264.639" calcext:value-type="float">
            <text:p>264.639</text:p>
          </table:table-cell>
          <table:table-cell office:value-type="float" office:value="46.0847" calcext:value-type="float">
            <text:p>46.0847</text:p>
          </table:table-cell>
          <table:table-cell/>
          <table:table-cell table:formula="of:=([.D749]-[.A749])/0.0166667" office:value-type="float" office:value="73.2118535762932" calcext:value-type="float">
            <text:p>73.2118535762932</text:p>
          </table:table-cell>
          <table:table-cell table:formula="of:=ABS([.E749]-[.B749])/0.0166667" office:value-type="float" office:value="824.878350243299" calcext:value-type="float">
            <text:p>824.878350243299</text:p>
          </table:table-cell>
          <table:table-cell table:formula="of:=([.F749]-[.C749])/0.0166667" office:value-type="float" office:value="67.5298649402698" calcext:value-type="float">
            <text:p>67.5298649402698</text:p>
          </table:table-cell>
          <table:table-cell table:formula="of:=DEGREES(ATAN(ABS([.F749]-[.C749])/ABS([.E749]-[.B749])))" office:value-type="float" office:value="4.68016520898777" calcext:value-type="float">
            <text:p>4.68016520898777</text:p>
          </table:table-cell>
          <table:table-cell table:formula="of:=SQRT(POWER([.H749];2)+POWER([.I749];2)+POWER([.J749];2))" office:value-type="float" office:value="830.869755655503" calcext:value-type="float">
            <text:p>830.869755655503</text:p>
          </table:table-cell>
        </table:table-row>
        <table:table-row table:style-name="ro1">
          <table:table-cell office:value-type="float" office:value="80.0775" calcext:value-type="float">
            <text:p>80.0775</text:p>
          </table:table-cell>
          <table:table-cell office:value-type="float" office:value="276.878" calcext:value-type="float">
            <text:p>276.878</text:p>
          </table:table-cell>
          <table:table-cell office:value-type="float" office:value="46.18" calcext:value-type="float">
            <text:p>46.18</text:p>
          </table:table-cell>
          <table:table-cell office:value-type="float" office:value="81.0964" calcext:value-type="float">
            <text:p>81.0964</text:p>
          </table:table-cell>
          <table:table-cell office:value-type="float" office:value="265.727" calcext:value-type="float">
            <text:p>265.727</text:p>
          </table:table-cell>
          <table:table-cell office:value-type="float" office:value="46.6425" calcext:value-type="float">
            <text:p>46.6425</text:p>
          </table:table-cell>
          <table:table-cell/>
          <table:table-cell table:formula="of:=([.D750]-[.A750])/0.0166667" office:value-type="float" office:value="61.1338777322447" calcext:value-type="float">
            <text:p>61.1338777322447</text:p>
          </table:table-cell>
          <table:table-cell table:formula="of:=ABS([.E750]-[.B750])/0.0166667" office:value-type="float" office:value="669.058661882677" calcext:value-type="float">
            <text:p>669.058661882677</text:p>
          </table:table-cell>
          <table:table-cell table:formula="of:=([.F750]-[.C750])/0.0166667" office:value-type="float" office:value="27.7499445001109" calcext:value-type="float">
            <text:p>27.7499445001109</text:p>
          </table:table-cell>
          <table:table-cell table:formula="of:=DEGREES(ATAN(ABS([.F750]-[.C750])/ABS([.E750]-[.B750])))" office:value-type="float" office:value="2.37504424722211" calcext:value-type="float">
            <text:p>2.37504424722211</text:p>
          </table:table-cell>
          <table:table-cell table:formula="of:=SQRT(POWER([.H750];2)+POWER([.I750];2)+POWER([.J750];2))" office:value-type="float" office:value="672.418696547455" calcext:value-type="float">
            <text:p>672.418696547455</text:p>
          </table:table-cell>
        </table:table-row>
        <table:table-row table:style-name="ro1">
          <table:table-cell office:value-type="float" office:value="79.0759" calcext:value-type="float">
            <text:p>79.0759</text:p>
          </table:table-cell>
          <table:table-cell office:value-type="float" office:value="276.959" calcext:value-type="float">
            <text:p>276.959</text:p>
          </table:table-cell>
          <table:table-cell office:value-type="float" office:value="45.4329" calcext:value-type="float">
            <text:p>45.4329</text:p>
          </table:table-cell>
          <table:table-cell office:value-type="float" office:value="79.8491" calcext:value-type="float">
            <text:p>79.8491</text:p>
          </table:table-cell>
          <table:table-cell office:value-type="float" office:value="264.441" calcext:value-type="float">
            <text:p>264.441</text:p>
          </table:table-cell>
          <table:table-cell office:value-type="float" office:value="46.6096" calcext:value-type="float">
            <text:p>46.6096</text:p>
          </table:table-cell>
          <table:table-cell/>
          <table:table-cell table:formula="of:=([.D751]-[.A751])/0.0166667" office:value-type="float" office:value="46.3919072161857" calcext:value-type="float">
            <text:p>46.3919072161857</text:p>
          </table:table-cell>
          <table:table-cell table:formula="of:=ABS([.E751]-[.B751])/0.0166667" office:value-type="float" office:value="751.078497843006" calcext:value-type="float">
            <text:p>751.078497843006</text:p>
          </table:table-cell>
          <table:table-cell table:formula="of:=([.F751]-[.C751])/0.0166667" office:value-type="float" office:value="70.6018587962826" calcext:value-type="float">
            <text:p>70.6018587962826</text:p>
          </table:table-cell>
          <table:table-cell table:formula="of:=DEGREES(ATAN(ABS([.F751]-[.C751])/ABS([.E751]-[.B751])))" office:value-type="float" office:value="5.37006015621961" calcext:value-type="float">
            <text:p>5.37006015621961</text:p>
          </table:table-cell>
          <table:table-cell table:formula="of:=SQRT(POWER([.H751];2)+POWER([.I751];2)+POWER([.J751];2))" office:value-type="float" office:value="755.814621082942" calcext:value-type="float">
            <text:p>755.814621082942</text:p>
          </table:table-cell>
        </table:table-row>
        <table:table-row table:style-name="ro1">
          <table:table-cell office:value-type="float" office:value="78.201" calcext:value-type="float">
            <text:p>78.201</text:p>
          </table:table-cell>
          <table:table-cell office:value-type="float" office:value="286.132" calcext:value-type="float">
            <text:p>286.132</text:p>
          </table:table-cell>
          <table:table-cell office:value-type="float" office:value="44.5489" calcext:value-type="float">
            <text:p>44.5489</text:p>
          </table:table-cell>
          <table:table-cell office:value-type="float" office:value="79.0144" calcext:value-type="float">
            <text:p>79.0144</text:p>
          </table:table-cell>
          <table:table-cell office:value-type="float" office:value="273.172" calcext:value-type="float">
            <text:p>273.172</text:p>
          </table:table-cell>
          <table:table-cell office:value-type="float" office:value="45.5183" calcext:value-type="float">
            <text:p>45.5183</text:p>
          </table:table-cell>
          <table:table-cell/>
          <table:table-cell table:formula="of:=([.D752]-[.A752])/0.0166667" office:value-type="float" office:value="48.8039023921953" calcext:value-type="float">
            <text:p>48.8039023921953</text:p>
          </table:table-cell>
          <table:table-cell table:formula="of:=ABS([.E752]-[.B752])/0.0166667" office:value-type="float" office:value="777.598444803109" calcext:value-type="float">
            <text:p>777.598444803109</text:p>
          </table:table-cell>
          <table:table-cell table:formula="of:=([.F752]-[.C752])/0.0166667" office:value-type="float" office:value="58.1638836722322" calcext:value-type="float">
            <text:p>58.1638836722322</text:p>
          </table:table-cell>
          <table:table-cell table:formula="of:=DEGREES(ATAN(ABS([.F752]-[.C752])/ABS([.E752]-[.B752])))" office:value-type="float" office:value="4.27772292931577" calcext:value-type="float">
            <text:p>4.27772292931577</text:p>
          </table:table-cell>
          <table:table-cell table:formula="of:=SQRT(POWER([.H752];2)+POWER([.I752];2)+POWER([.J752];2))" office:value-type="float" office:value="781.296486369136" calcext:value-type="float">
            <text:p>781.296486369136</text:p>
          </table:table-cell>
        </table:table-row>
        <table:table-row table:style-name="ro1">
          <table:table-cell office:value-type="float" office:value="78.5748" calcext:value-type="float">
            <text:p>78.5748</text:p>
          </table:table-cell>
          <table:table-cell office:value-type="float" office:value="277.029" calcext:value-type="float">
            <text:p>277.029</text:p>
          </table:table-cell>
          <table:table-cell office:value-type="float" office:value="44.9302" calcext:value-type="float">
            <text:p>44.9302</text:p>
          </table:table-cell>
          <table:table-cell office:value-type="float" office:value="79.0967" calcext:value-type="float">
            <text:p>79.0967</text:p>
          </table:table-cell>
          <table:table-cell office:value-type="float" office:value="263.243" calcext:value-type="float">
            <text:p>263.243</text:p>
          </table:table-cell>
          <table:table-cell office:value-type="float" office:value="46.3191" calcext:value-type="float">
            <text:p>46.3191</text:p>
          </table:table-cell>
          <table:table-cell/>
          <table:table-cell table:formula="of:=([.D753]-[.A753])/0.0166667" office:value-type="float" office:value="31.3139373721254" calcext:value-type="float">
            <text:p>31.3139373721254</text:p>
          </table:table-cell>
          <table:table-cell table:formula="of:=ABS([.E753]-[.B753])/0.0166667" office:value-type="float" office:value="827.158345683309" calcext:value-type="float">
            <text:p>827.158345683309</text:p>
          </table:table-cell>
          <table:table-cell table:formula="of:=([.F753]-[.C753])/0.0166667" office:value-type="float" office:value="83.3338333323333" calcext:value-type="float">
            <text:p>83.3338333323333</text:p>
          </table:table-cell>
          <table:table-cell table:formula="of:=DEGREES(ATAN(ABS([.F753]-[.C753])/ABS([.E753]-[.B753])))" office:value-type="float" office:value="5.75297382570297" calcext:value-type="float">
            <text:p>5.75297382570297</text:p>
          </table:table-cell>
          <table:table-cell table:formula="of:=SQRT(POWER([.H753];2)+POWER([.I753];2)+POWER([.J753];2))" office:value-type="float" office:value="831.935105212633" calcext:value-type="float">
            <text:p>831.935105212633</text:p>
          </table:table-cell>
        </table:table-row>
        <table:table-row table:style-name="ro1">
          <table:table-cell office:value-type="float" office:value="78.8073" calcext:value-type="float">
            <text:p>78.8073</text:p>
          </table:table-cell>
          <table:table-cell office:value-type="float" office:value="275.856" calcext:value-type="float">
            <text:p>275.856</text:p>
          </table:table-cell>
          <table:table-cell office:value-type="float" office:value="44.6125" calcext:value-type="float">
            <text:p>44.6125</text:p>
          </table:table-cell>
          <table:table-cell office:value-type="float" office:value="79.3665" calcext:value-type="float">
            <text:p>79.3665</text:p>
          </table:table-cell>
          <table:table-cell office:value-type="float" office:value="264.74" calcext:value-type="float">
            <text:p>264.74</text:p>
          </table:table-cell>
          <table:table-cell office:value-type="float" office:value="44.8735" calcext:value-type="float">
            <text:p>44.8735</text:p>
          </table:table-cell>
          <table:table-cell/>
          <table:table-cell table:formula="of:=([.D754]-[.A754])/0.0166667" office:value-type="float" office:value="33.5519328961345" calcext:value-type="float">
            <text:p>33.5519328961345</text:p>
          </table:table-cell>
          <table:table-cell table:formula="of:=ABS([.E754]-[.B754])/0.0166667" office:value-type="float" office:value="666.958666082667" calcext:value-type="float">
            <text:p>666.958666082667</text:p>
          </table:table-cell>
          <table:table-cell table:formula="of:=([.F754]-[.C754])/0.0166667" office:value-type="float" office:value="15.6599686800628" calcext:value-type="float">
            <text:p>15.6599686800628</text:p>
          </table:table-cell>
          <table:table-cell table:formula="of:=DEGREES(ATAN(ABS([.F754]-[.C754])/ABS([.E754]-[.B754])))" office:value-type="float" office:value="1.34503880028796" calcext:value-type="float">
            <text:p>1.34503880028796</text:p>
          </table:table-cell>
          <table:table-cell table:formula="of:=SQRT(POWER([.H754];2)+POWER([.I754];2)+POWER([.J754];2))" office:value-type="float" office:value="667.985650357025" calcext:value-type="float">
            <text:p>667.985650357025</text:p>
          </table:table-cell>
        </table:table-row>
        <table:table-row table:style-name="ro1">
          <table:table-cell office:value-type="float" office:value="77.8926" calcext:value-type="float">
            <text:p>77.8926</text:p>
          </table:table-cell>
          <table:table-cell office:value-type="float" office:value="282.337" calcext:value-type="float">
            <text:p>282.337</text:p>
          </table:table-cell>
          <table:table-cell office:value-type="float" office:value="43.8701" calcext:value-type="float">
            <text:p>43.8701</text:p>
          </table:table-cell>
          <table:table-cell office:value-type="float" office:value="78.2332" calcext:value-type="float">
            <text:p>78.2332</text:p>
          </table:table-cell>
          <table:table-cell office:value-type="float" office:value="270.9" calcext:value-type="float">
            <text:p>270.9</text:p>
          </table:table-cell>
          <table:table-cell office:value-type="float" office:value="44.1566" calcext:value-type="float">
            <text:p>44.1566</text:p>
          </table:table-cell>
          <table:table-cell/>
          <table:table-cell table:formula="of:=([.D755]-[.A755])/0.0166667" office:value-type="float" office:value="20.4359591280814" calcext:value-type="float">
            <text:p>20.4359591280814</text:p>
          </table:table-cell>
          <table:table-cell table:formula="of:=ABS([.E755]-[.B755])/0.0166667" office:value-type="float" office:value="686.218627562746" calcext:value-type="float">
            <text:p>686.218627562746</text:p>
          </table:table-cell>
          <table:table-cell table:formula="of:=([.F755]-[.C755])/0.0166667" office:value-type="float" office:value="17.1899656200686" calcext:value-type="float">
            <text:p>17.1899656200686</text:p>
          </table:table-cell>
          <table:table-cell table:formula="of:=DEGREES(ATAN(ABS([.F755]-[.C755])/ABS([.E755]-[.B755])))" office:value-type="float" office:value="1.43497495080153" calcext:value-type="float">
            <text:p>1.43497495080153</text:p>
          </table:table-cell>
          <table:table-cell table:formula="of:=SQRT(POWER([.H755];2)+POWER([.I755];2)+POWER([.J755];2))" office:value-type="float" office:value="686.738034593688" calcext:value-type="float">
            <text:p>686.738034593688</text:p>
          </table:table-cell>
        </table:table-row>
        <table:table-row table:style-name="ro1">
          <table:table-cell office:value-type="float" office:value="78.4209" calcext:value-type="float">
            <text:p>78.4209</text:p>
          </table:table-cell>
          <table:table-cell office:value-type="float" office:value="283.718" calcext:value-type="float">
            <text:p>283.718</text:p>
          </table:table-cell>
          <table:table-cell office:value-type="float" office:value="43.6524" calcext:value-type="float">
            <text:p>43.6524</text:p>
          </table:table-cell>
          <table:table-cell office:value-type="float" office:value="79.2266" calcext:value-type="float">
            <text:p>79.2266</text:p>
          </table:table-cell>
          <table:table-cell office:value-type="float" office:value="270.98" calcext:value-type="float">
            <text:p>270.98</text:p>
          </table:table-cell>
          <table:table-cell office:value-type="float" office:value="44.1351" calcext:value-type="float">
            <text:p>44.1351</text:p>
          </table:table-cell>
          <table:table-cell/>
          <table:table-cell table:formula="of:=([.D756]-[.A756])/0.0166667" office:value-type="float" office:value="48.3419033161935" calcext:value-type="float">
            <text:p>48.3419033161935</text:p>
          </table:table-cell>
          <table:table-cell table:formula="of:=ABS([.E756]-[.B756])/0.0166667" office:value-type="float" office:value="764.278471443057" calcext:value-type="float">
            <text:p>764.278471443057</text:p>
          </table:table-cell>
          <table:table-cell table:formula="of:=([.F756]-[.C756])/0.0166667" office:value-type="float" office:value="28.9619420761159" calcext:value-type="float">
            <text:p>28.9619420761159</text:p>
          </table:table-cell>
          <table:table-cell table:formula="of:=DEGREES(ATAN(ABS([.F756]-[.C756])/ABS([.E756]-[.B756])))" office:value-type="float" office:value="2.17015590430195" calcext:value-type="float">
            <text:p>2.17015590430195</text:p>
          </table:table-cell>
          <table:table-cell table:formula="of:=SQRT(POWER([.H756];2)+POWER([.I756];2)+POWER([.J756];2))" office:value-type="float" office:value="766.353257718912" calcext:value-type="float">
            <text:p>766.353257718912</text:p>
          </table:table-cell>
        </table:table-row>
        <table:table-row table:style-name="ro1">
          <table:table-cell office:value-type="float" office:value="79.3538" calcext:value-type="float">
            <text:p>79.3538</text:p>
          </table:table-cell>
          <table:table-cell office:value-type="float" office:value="278.563" calcext:value-type="float">
            <text:p>278.563</text:p>
          </table:table-cell>
          <table:table-cell office:value-type="float" office:value="43.9394" calcext:value-type="float">
            <text:p>43.9394</text:p>
          </table:table-cell>
          <table:table-cell office:value-type="float" office:value="80.3955" calcext:value-type="float">
            <text:p>80.3955</text:p>
          </table:table-cell>
          <table:table-cell office:value-type="float" office:value="267.324" calcext:value-type="float">
            <text:p>267.324</text:p>
          </table:table-cell>
          <table:table-cell office:value-type="float" office:value="44.4561" calcext:value-type="float">
            <text:p>44.4561</text:p>
          </table:table-cell>
          <table:table-cell/>
          <table:table-cell table:formula="of:=([.D757]-[.A757])/0.0166667" office:value-type="float" office:value="62.5018749962495" calcext:value-type="float">
            <text:p>62.5018749962495</text:p>
          </table:table-cell>
          <table:table-cell table:formula="of:=ABS([.E757]-[.B757])/0.0166667" office:value-type="float" office:value="674.338651322696" calcext:value-type="float">
            <text:p>674.338651322696</text:p>
          </table:table-cell>
          <table:table-cell table:formula="of:=([.F757]-[.C757])/0.0166667" office:value-type="float" office:value="31.001937996124" calcext:value-type="float">
            <text:p>31.001937996124</text:p>
          </table:table-cell>
          <table:table-cell table:formula="of:=DEGREES(ATAN(ABS([.F757]-[.C757])/ABS([.E757]-[.B757])))" office:value-type="float" office:value="2.63225360130259" calcext:value-type="float">
            <text:p>2.63225360130259</text:p>
          </table:table-cell>
          <table:table-cell table:formula="of:=SQRT(POWER([.H757];2)+POWER([.I757];2)+POWER([.J757];2))" office:value-type="float" office:value="677.938213412753" calcext:value-type="float">
            <text:p>677.938213412753</text:p>
          </table:table-cell>
        </table:table-row>
        <table:table-row table:style-name="ro1">
          <table:table-cell office:value-type="float" office:value="80.1577" calcext:value-type="float">
            <text:p>80.1577</text:p>
          </table:table-cell>
          <table:table-cell office:value-type="float" office:value="281.17" calcext:value-type="float">
            <text:p>281.17</text:p>
          </table:table-cell>
          <table:table-cell office:value-type="float" office:value="44.0294" calcext:value-type="float">
            <text:p>44.0294</text:p>
          </table:table-cell>
          <table:table-cell office:value-type="float" office:value="81.871" calcext:value-type="float">
            <text:p>81.871</text:p>
          </table:table-cell>
          <table:table-cell office:value-type="float" office:value="267.339" calcext:value-type="float">
            <text:p>267.339</text:p>
          </table:table-cell>
          <table:table-cell office:value-type="float" office:value="44.9281" calcext:value-type="float">
            <text:p>44.9281</text:p>
          </table:table-cell>
          <table:table-cell/>
          <table:table-cell table:formula="of:=([.D758]-[.A758])/0.0166667" office:value-type="float" office:value="102.797794404411" calcext:value-type="float">
            <text:p>102.797794404411</text:p>
          </table:table-cell>
          <table:table-cell table:formula="of:=ABS([.E758]-[.B758])/0.0166667" office:value-type="float" office:value="829.85834028332" calcext:value-type="float">
            <text:p>829.85834028332</text:p>
          </table:table-cell>
          <table:table-cell table:formula="of:=([.F758]-[.C758])/0.0166667" office:value-type="float" office:value="53.9218921562156" calcext:value-type="float">
            <text:p>53.9218921562156</text:p>
          </table:table-cell>
          <table:table-cell table:formula="of:=DEGREES(ATAN(ABS([.F758]-[.C758])/ABS([.E758]-[.B758])))" office:value-type="float" office:value="3.71769455414767" calcext:value-type="float">
            <text:p>3.71769455414767</text:p>
          </table:table-cell>
          <table:table-cell table:formula="of:=SQRT(POWER([.H758];2)+POWER([.I758];2)+POWER([.J758];2))" office:value-type="float" office:value="837.937838939086" calcext:value-type="float">
            <text:p>837.937838939086</text:p>
          </table:table-cell>
        </table:table-row>
        <table:table-row table:style-name="ro1">
          <table:table-cell office:value-type="float" office:value="78.6357" calcext:value-type="float">
            <text:p>78.6357</text:p>
          </table:table-cell>
          <table:table-cell office:value-type="float" office:value="281.07" calcext:value-type="float">
            <text:p>281.07</text:p>
          </table:table-cell>
          <table:table-cell office:value-type="float" office:value="44.0585" calcext:value-type="float">
            <text:p>44.0585</text:p>
          </table:table-cell>
          <table:table-cell office:value-type="float" office:value="79.2053" calcext:value-type="float">
            <text:p>79.2053</text:p>
          </table:table-cell>
          <table:table-cell office:value-type="float" office:value="269.715" calcext:value-type="float">
            <text:p>269.715</text:p>
          </table:table-cell>
          <table:table-cell office:value-type="float" office:value="44.3344" calcext:value-type="float">
            <text:p>44.3344</text:p>
          </table:table-cell>
          <table:table-cell/>
          <table:table-cell table:formula="of:=([.D759]-[.A759])/0.0166667" office:value-type="float" office:value="34.1759316481363" calcext:value-type="float">
            <text:p>34.1759316481363</text:p>
          </table:table-cell>
          <table:table-cell table:formula="of:=ABS([.E759]-[.B759])/0.0166667" office:value-type="float" office:value="681.298637402726" calcext:value-type="float">
            <text:p>681.298637402726</text:p>
          </table:table-cell>
          <table:table-cell table:formula="of:=([.F759]-[.C759])/0.0166667" office:value-type="float" office:value="16.5539668920662" calcext:value-type="float">
            <text:p>16.5539668920662</text:p>
          </table:table-cell>
          <table:table-cell table:formula="of:=DEGREES(ATAN(ABS([.F759]-[.C759])/ABS([.E759]-[.B759])))" office:value-type="float" office:value="1.39187985880376" calcext:value-type="float">
            <text:p>1.39187985880376</text:p>
          </table:table-cell>
          <table:table-cell table:formula="of:=SQRT(POWER([.H759];2)+POWER([.I759];2)+POWER([.J759];2))" office:value-type="float" office:value="682.356110436987" calcext:value-type="float">
            <text:p>682.356110436987</text:p>
          </table:table-cell>
        </table:table-row>
        <table:table-row table:style-name="ro1">
          <table:table-cell office:value-type="float" office:value="79.2882" calcext:value-type="float">
            <text:p>79.2882</text:p>
          </table:table-cell>
          <table:table-cell office:value-type="float" office:value="274.654" calcext:value-type="float">
            <text:p>274.654</text:p>
          </table:table-cell>
          <table:table-cell office:value-type="float" office:value="44.5466" calcext:value-type="float">
            <text:p>44.5466</text:p>
          </table:table-cell>
          <table:table-cell office:value-type="float" office:value="79.8348" calcext:value-type="float">
            <text:p>79.8348</text:p>
          </table:table-cell>
          <table:table-cell office:value-type="float" office:value="263.601" calcext:value-type="float">
            <text:p>263.601</text:p>
          </table:table-cell>
          <table:table-cell office:value-type="float" office:value="44.8074" calcext:value-type="float">
            <text:p>44.8074</text:p>
          </table:table-cell>
          <table:table-cell/>
          <table:table-cell table:formula="of:=([.D760]-[.A760])/0.0166667" office:value-type="float" office:value="32.7959344081311" calcext:value-type="float">
            <text:p>32.7959344081311</text:p>
          </table:table-cell>
          <table:table-cell table:formula="of:=ABS([.E760]-[.B760])/0.0166667" office:value-type="float" office:value="663.178673642653" calcext:value-type="float">
            <text:p>663.178673642653</text:p>
          </table:table-cell>
          <table:table-cell table:formula="of:=([.F760]-[.C760])/0.0166667" office:value-type="float" office:value="15.6479687040628" calcext:value-type="float">
            <text:p>15.6479687040628</text:p>
          </table:table-cell>
          <table:table-cell table:formula="of:=DEGREES(ATAN(ABS([.F760]-[.C760])/ABS([.E760]-[.B760])))" office:value-type="float" office:value="1.35166625658573" calcext:value-type="float">
            <text:p>1.35166625658573</text:p>
          </table:table-cell>
          <table:table-cell table:formula="of:=SQRT(POWER([.H760];2)+POWER([.I760];2)+POWER([.J760];2))" office:value-type="float" office:value="664.173460334493" calcext:value-type="float">
            <text:p>664.173460334493</text:p>
          </table:table-cell>
        </table:table-row>
        <table:table-row table:style-name="ro1">
          <table:table-cell office:value-type="float" office:value="78.0924" calcext:value-type="float">
            <text:p>78.0924</text:p>
          </table:table-cell>
          <table:table-cell office:value-type="float" office:value="278.493" calcext:value-type="float">
            <text:p>278.493</text:p>
          </table:table-cell>
          <table:table-cell office:value-type="float" office:value="43.9617" calcext:value-type="float">
            <text:p>43.9617</text:p>
          </table:table-cell>
          <table:table-cell office:value-type="float" office:value="78.8783" calcext:value-type="float">
            <text:p>78.8783</text:p>
          </table:table-cell>
          <table:table-cell office:value-type="float" office:value="264.809" calcext:value-type="float">
            <text:p>264.809</text:p>
          </table:table-cell>
          <table:table-cell office:value-type="float" office:value="44.3819" calcext:value-type="float">
            <text:p>44.3819</text:p>
          </table:table-cell>
          <table:table-cell/>
          <table:table-cell table:formula="of:=([.D761]-[.A761])/0.0166667" office:value-type="float" office:value="47.1539056921885" calcext:value-type="float">
            <text:p>47.1539056921885</text:p>
          </table:table-cell>
          <table:table-cell table:formula="of:=ABS([.E761]-[.B761])/0.0166667" office:value-type="float" office:value="821.038357923282" calcext:value-type="float">
            <text:p>821.038357923282</text:p>
          </table:table-cell>
          <table:table-cell table:formula="of:=([.F761]-[.C761])/0.0166667" office:value-type="float" office:value="25.2119495761009" calcext:value-type="float">
            <text:p>25.2119495761009</text:p>
          </table:table-cell>
          <table:table-cell table:formula="of:=DEGREES(ATAN(ABS([.F761]-[.C761])/ABS([.E761]-[.B761])))" office:value-type="float" office:value="1.75885146794516" calcext:value-type="float">
            <text:p>1.75885146794516</text:p>
          </table:table-cell>
          <table:table-cell table:formula="of:=SQRT(POWER([.H761];2)+POWER([.I761];2)+POWER([.J761];2))" office:value-type="float" office:value="822.777684678441" calcext:value-type="float">
            <text:p>822.777684678441</text:p>
          </table:table-cell>
        </table:table-row>
        <table:table-row table:style-name="ro1">
          <table:table-cell office:value-type="float" office:value="78.3467" calcext:value-type="float">
            <text:p>78.3467</text:p>
          </table:table-cell>
          <table:table-cell office:value-type="float" office:value="278.706" calcext:value-type="float">
            <text:p>278.706</text:p>
          </table:table-cell>
          <table:table-cell office:value-type="float" office:value="42.927" calcext:value-type="float">
            <text:p>42.927</text:p>
          </table:table-cell>
          <table:table-cell office:value-type="float" office:value="78.8203" calcext:value-type="float">
            <text:p>78.8203</text:p>
          </table:table-cell>
          <table:table-cell office:value-type="float" office:value="261.243" calcext:value-type="float">
            <text:p>261.243</text:p>
          </table:table-cell>
          <table:table-cell office:value-type="float" office:value="44.2273" calcext:value-type="float">
            <text:p>44.2273</text:p>
          </table:table-cell>
          <table:table-cell/>
          <table:table-cell table:formula="of:=([.D762]-[.A762])/0.0166667" office:value-type="float" office:value="28.4159431681139" calcext:value-type="float">
            <text:p>28.4159431681139</text:p>
          </table:table-cell>
          <table:table-cell table:formula="of:=ABS([.E762]-[.B762])/0.0166667" office:value-type="float" office:value="1047.77790444419" calcext:value-type="float">
            <text:p>1047.77790444419</text:p>
          </table:table-cell>
          <table:table-cell table:formula="of:=([.F762]-[.C762])/0.0166667" office:value-type="float" office:value="78.0178439643121" calcext:value-type="float">
            <text:p>78.0178439643121</text:p>
          </table:table-cell>
          <table:table-cell table:formula="of:=DEGREES(ATAN(ABS([.F762]-[.C762])/ABS([.E762]-[.B762])))" office:value-type="float" office:value="4.25840181387644" calcext:value-type="float">
            <text:p>4.25840181387644</text:p>
          </table:table-cell>
          <table:table-cell table:formula="of:=SQRT(POWER([.H762];2)+POWER([.I762];2)+POWER([.J762];2))" office:value-type="float" office:value="1051.06269405989" calcext:value-type="float">
            <text:p>1051.06269405989</text:p>
          </table:table-cell>
        </table:table-row>
        <table:table-row table:style-name="ro1">
          <table:table-cell office:value-type="float" office:value="79.9104" calcext:value-type="float">
            <text:p>79.9104</text:p>
          </table:table-cell>
          <table:table-cell office:value-type="float" office:value="281.47" calcext:value-type="float">
            <text:p>281.47</text:p>
          </table:table-cell>
          <table:table-cell office:value-type="float" office:value="42.4779" calcext:value-type="float">
            <text:p>42.4779</text:p>
          </table:table-cell>
          <table:table-cell office:value-type="float" office:value="81.3918" calcext:value-type="float">
            <text:p>81.3918</text:p>
          </table:table-cell>
          <table:table-cell office:value-type="float" office:value="267.733" calcext:value-type="float">
            <text:p>267.733</text:p>
          </table:table-cell>
          <table:table-cell office:value-type="float" office:value="42.6717" calcext:value-type="float">
            <text:p>42.6717</text:p>
          </table:table-cell>
          <table:table-cell/>
          <table:table-cell table:formula="of:=([.D763]-[.A763])/0.0166667" office:value-type="float" office:value="88.883822232356" calcext:value-type="float">
            <text:p>88.883822232356</text:p>
          </table:table-cell>
          <table:table-cell table:formula="of:=ABS([.E763]-[.B763])/0.0166667" office:value-type="float" office:value="824.218351563298" calcext:value-type="float">
            <text:p>824.218351563298</text:p>
          </table:table-cell>
          <table:table-cell table:formula="of:=([.F763]-[.C763])/0.0166667" office:value-type="float" office:value="11.6279767440467" calcext:value-type="float">
            <text:p>11.6279767440467</text:p>
          </table:table-cell>
          <table:table-cell table:formula="of:=DEGREES(ATAN(ABS([.F763]-[.C763])/ABS([.E763]-[.B763])))" office:value-type="float" office:value="0.808268579570732" calcext:value-type="float">
            <text:p>0.808268579570732</text:p>
          </table:table-cell>
          <table:table-cell table:formula="of:=SQRT(POWER([.H763];2)+POWER([.I763];2)+POWER([.J763];2))" office:value-type="float" office:value="829.078666202137" calcext:value-type="float">
            <text:p>829.078666202137</text:p>
          </table:table-cell>
        </table:table-row>
        <table:table-row table:style-name="ro1">
          <table:table-cell office:value-type="float" office:value="80.5992" calcext:value-type="float">
            <text:p>80.5992</text:p>
          </table:table-cell>
          <table:table-cell office:value-type="float" office:value="277.706" calcext:value-type="float">
            <text:p>277.706</text:p>
          </table:table-cell>
          <table:table-cell office:value-type="float" office:value="42.3151" calcext:value-type="float">
            <text:p>42.3151</text:p>
          </table:table-cell>
          <table:table-cell office:value-type="float" office:value="82.0499" calcext:value-type="float">
            <text:p>82.0499</text:p>
          </table:table-cell>
          <table:table-cell office:value-type="float" office:value="264.174" calcext:value-type="float">
            <text:p>264.174</text:p>
          </table:table-cell>
          <table:table-cell office:value-type="float" office:value="42.513" calcext:value-type="float">
            <text:p>42.513</text:p>
          </table:table-cell>
          <table:table-cell/>
          <table:table-cell table:formula="of:=([.D764]-[.A764])/0.0166667" office:value-type="float" office:value="87.041825916348" calcext:value-type="float">
            <text:p>87.041825916348</text:p>
          </table:table-cell>
          <table:table-cell table:formula="of:=ABS([.E764]-[.B764])/0.0166667" office:value-type="float" office:value="811.91837616325" calcext:value-type="float">
            <text:p>811.91837616325</text:p>
          </table:table-cell>
          <table:table-cell table:formula="of:=([.F764]-[.C764])/0.0166667" office:value-type="float" office:value="11.8739762520473" calcext:value-type="float">
            <text:p>11.8739762520473</text:p>
          </table:table-cell>
          <table:table-cell table:formula="of:=DEGREES(ATAN(ABS([.F764]-[.C764])/ABS([.E764]-[.B764])))" office:value-type="float" office:value="0.837867757227922" calcext:value-type="float">
            <text:p>0.837867757227922</text:p>
          </table:table-cell>
          <table:table-cell table:formula="of:=SQRT(POWER([.H764];2)+POWER([.I764];2)+POWER([.J764];2))" office:value-type="float" office:value="816.657039596461" calcext:value-type="float">
            <text:p>816.657039596461</text:p>
          </table:table-cell>
        </table:table-row>
        <table:table-row table:style-name="ro1">
          <table:table-cell office:value-type="float" office:value="80.8822" calcext:value-type="float">
            <text:p>80.8822</text:p>
          </table:table-cell>
          <table:table-cell office:value-type="float" office:value="279.203" calcext:value-type="float">
            <text:p>279.203</text:p>
          </table:table-cell>
          <table:table-cell office:value-type="float" office:value="41.3221" calcext:value-type="float">
            <text:p>41.3221</text:p>
          </table:table-cell>
          <table:table-cell office:value-type="float" office:value="82.5787" calcext:value-type="float">
            <text:p>82.5787</text:p>
          </table:table-cell>
          <table:table-cell office:value-type="float" office:value="265.654" calcext:value-type="float">
            <text:p>265.654</text:p>
          </table:table-cell>
          <table:table-cell office:value-type="float" office:value="41.2899" calcext:value-type="float">
            <text:p>41.2899</text:p>
          </table:table-cell>
          <table:table-cell/>
          <table:table-cell table:formula="of:=([.D765]-[.A765])/0.0166667" office:value-type="float" office:value="101.789796420407" calcext:value-type="float">
            <text:p>101.789796420407</text:p>
          </table:table-cell>
          <table:table-cell table:formula="of:=ABS([.E765]-[.B765])/0.0166667" office:value-type="float" office:value="812.938374123251" calcext:value-type="float">
            <text:p>812.938374123251</text:p>
          </table:table-cell>
          <table:table-cell table:formula="of:=([.F765]-[.C765])/0.0166667" office:value-type="float" office:value="-1.93199613600749" calcext:value-type="float">
            <text:p>-1.93199613600749</text:p>
          </table:table-cell>
          <table:table-cell table:formula="of:=DEGREES(ATAN(ABS([.F765]-[.C765])/ABS([.E765]-[.B765])))" office:value-type="float" office:value="0.136166553024957" calcext:value-type="float">
            <text:p>0.136166553024957</text:p>
          </table:table-cell>
          <table:table-cell table:formula="of:=SQRT(POWER([.H765];2)+POWER([.I765];2)+POWER([.J765];2))" office:value-type="float" office:value="819.288529998151" calcext:value-type="float">
            <text:p>819.288529998151</text:p>
          </table:table-cell>
        </table:table-row>
        <table:table-row table:style-name="ro1">
          <table:table-cell office:value-type="float" office:value="80.4469" calcext:value-type="float">
            <text:p>80.4469</text:p>
          </table:table-cell>
          <table:table-cell office:value-type="float" office:value="282.958" calcext:value-type="float">
            <text:p>282.958</text:p>
          </table:table-cell>
          <table:table-cell office:value-type="float" office:value="41.7339" calcext:value-type="float">
            <text:p>41.7339</text:p>
          </table:table-cell>
          <table:table-cell office:value-type="float" office:value="81.7291" calcext:value-type="float">
            <text:p>81.7291</text:p>
          </table:table-cell>
          <table:table-cell office:value-type="float" office:value="271.719" calcext:value-type="float">
            <text:p>271.719</text:p>
          </table:table-cell>
          <table:table-cell office:value-type="float" office:value="41.2823" calcext:value-type="float">
            <text:p>41.2823</text:p>
          </table:table-cell>
          <table:table-cell/>
          <table:table-cell table:formula="of:=([.D766]-[.A766])/0.0166667" office:value-type="float" office:value="76.9318461363079" calcext:value-type="float">
            <text:p>76.9318461363079</text:p>
          </table:table-cell>
          <table:table-cell table:formula="of:=ABS([.E766]-[.B766])/0.0166667" office:value-type="float" office:value="674.338651322699" calcext:value-type="float">
            <text:p>674.338651322699</text:p>
          </table:table-cell>
          <table:table-cell table:formula="of:=([.F766]-[.C766])/0.0166667" office:value-type="float" office:value="-27.0959458081083" calcext:value-type="float">
            <text:p>-27.0959458081083</text:p>
          </table:table-cell>
          <table:table-cell table:formula="of:=DEGREES(ATAN(ABS([.F766]-[.C766])/ABS([.E766]-[.B766])))" office:value-type="float" office:value="2.30099315753661" calcext:value-type="float">
            <text:p>2.30099315753661</text:p>
          </table:table-cell>
          <table:table-cell table:formula="of:=SQRT(POWER([.H766];2)+POWER([.I766];2)+POWER([.J766];2))" office:value-type="float" office:value="679.253498994958" calcext:value-type="float">
            <text:p>679.253498994958</text:p>
          </table:table-cell>
        </table:table-row>
        <table:table-row table:style-name="ro1">
          <table:table-cell office:value-type="float" office:value="77.8956" calcext:value-type="float">
            <text:p>77.8956</text:p>
          </table:table-cell>
          <table:table-cell office:value-type="float" office:value="282.727" calcext:value-type="float">
            <text:p>282.727</text:p>
          </table:table-cell>
          <table:table-cell office:value-type="float" office:value="42.046" calcext:value-type="float">
            <text:p>42.046</text:p>
          </table:table-cell>
          <table:table-cell office:value-type="float" office:value="78.4675" calcext:value-type="float">
            <text:p>78.4675</text:p>
          </table:table-cell>
          <table:table-cell office:value-type="float" office:value="270.089" calcext:value-type="float">
            <text:p>270.089</text:p>
          </table:table-cell>
          <table:table-cell office:value-type="float" office:value="42.0707" calcext:value-type="float">
            <text:p>42.0707</text:p>
          </table:table-cell>
          <table:table-cell/>
          <table:table-cell table:formula="of:=([.D767]-[.A767])/0.0166667" office:value-type="float" office:value="34.3139313721372" calcext:value-type="float">
            <text:p>34.3139313721372</text:p>
          </table:table-cell>
          <table:table-cell table:formula="of:=ABS([.E767]-[.B767])/0.0166667" office:value-type="float" office:value="758.278483443032" calcext:value-type="float">
            <text:p>758.278483443032</text:p>
          </table:table-cell>
          <table:table-cell table:formula="of:=([.F767]-[.C767])/0.0166667" office:value-type="float" office:value="1.4819970360061" calcext:value-type="float">
            <text:p>1.4819970360061</text:p>
          </table:table-cell>
          <table:table-cell table:formula="of:=DEGREES(ATAN(ABS([.F767]-[.C767])/ABS([.E767]-[.B767])))" office:value-type="float" office:value="0.111980056342562" calcext:value-type="float">
            <text:p>0.111980056342562</text:p>
          </table:table-cell>
          <table:table-cell table:formula="of:=SQRT(POWER([.H767];2)+POWER([.I767];2)+POWER([.J767];2))" office:value-type="float" office:value="759.055927224135" calcext:value-type="float">
            <text:p>759.055927224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7:02:21.204837613</dc:date>
    <meta:editing-duration>PT35S</meta:editing-duration>
    <meta:editing-cycles>2</meta:editing-cycles>
    <meta:document-statistic meta:table-count="1" meta:cell-count="8437" meta:object-count="0"/>
  </office:meta>
</office:document-meta>
</file>